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Pictures/2000000A000000DD000000DD70DD954D.svm" manifest:media-type=""/>
  <manifest:file-entry manifest:full-path="Object 1/Pictures/2000000A000000DD000000DDF1F7E11A.svm" manifest:media-type=""/>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Pictures/2000000A000000DD000000DD70DD954D.svm" manifest:media-type=""/>
  <manifest:file-entry manifest:full-path="Object 2/Pictures/2000000A000000DD000000DDF1F7E11A.svm" manifest:media-type=""/>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Pictures/2000000A000000DD000000DD70DD954D.svm" manifest:media-type=""/>
  <manifest:file-entry manifest:full-path="Object 6/Pictures/2000000A000000DD000000DDF1F7E11A.svm" manifest:media-type=""/>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3/content.xml" manifest:media-type="text/xml"/>
  <manifest:file-entry manifest:full-path="Object 3/Pictures/2000000A000000DD000000DD70DD954D.svm" manifest:media-type=""/>
  <manifest:file-entry manifest:full-path="Object 3/Pictures/2000000A000000DD000000DDF1F7E11A.svm" manifest:media-type=""/>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Pictures/2000000A000000DD000000DD70DD954D.svm" manifest:media-type=""/>
  <manifest:file-entry manifest:full-path="Object 4/Pictures/2000000A000000DD000000DDF1F7E11A.svm" manifest:media-type=""/>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Pictures/2000000A000000DD000000DD70DD954D.svm" manifest:media-type=""/>
  <manifest:file-entry manifest:full-path="Object 5/Pictures/2000000A000000DD000000DDF1F7E11A.svm" manifest:media-type=""/>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3972in"/>
    </style:style>
    <style:style style:name="co3" style:family="table-column">
      <style:table-column-properties fo:break-before="auto" style:column-width="1.3827in"/>
    </style:style>
    <style:style style:name="co4" style:family="table-column">
      <style:table-column-properties fo:break-before="auto" style:column-width="1.5654in"/>
    </style:style>
    <style:style style:name="co5" style:family="table-column">
      <style:table-column-properties fo:break-before="auto" style:column-width="0.9429in"/>
    </style:style>
    <style:style style:name="co6" style:family="table-column">
      <style:table-column-properties fo:break-before="auto" style:column-width="1.1075in"/>
    </style:style>
    <style:style style:name="co7" style:family="table-column">
      <style:table-column-properties fo:break-before="auto" style:column-width="1.1827in"/>
    </style:style>
    <style:style style:name="co8" style:family="table-column">
      <style:table-column-properties fo:break-before="auto" style:column-width="1.3543in"/>
    </style:style>
    <style:style style:name="co9" style:family="table-column">
      <style:table-column-properties fo:break-before="auto" style:column-width="1.3862in"/>
    </style:style>
    <style:style style:name="co10" style:family="table-column">
      <style:table-column-properties fo:break-before="auto" style:column-width="1.461in"/>
    </style:style>
    <style:style style:name="co11" style:family="table-column">
      <style:table-column-properties fo:break-before="auto" style:column-width="1.4291in"/>
    </style:style>
    <style:style style:name="co12" style:family="table-column">
      <style:table-column-properties fo:break-before="auto" style:column-width="1.5043in"/>
    </style:style>
    <style:style style:name="co13" style:family="table-column">
      <style:table-column-properties fo:break-before="auto" style:column-width="1.5146in"/>
    </style:style>
    <style:style style:name="co14" style:family="table-column">
      <style:table-column-properties fo:break-before="auto" style:column-width="1.5472in"/>
    </style:style>
    <style:style style:name="co15" style:family="table-column">
      <style:table-column-properties fo:break-before="auto" style:column-width="1.622in"/>
    </style:style>
    <style:style style:name="co16" style:family="table-column">
      <style:table-column-properties fo:break-before="auto" style:column-width="1.0752in"/>
    </style:style>
    <style:style style:name="co17" style:family="table-column">
      <style:table-column-properties fo:break-before="auto" style:column-width="1.31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office:automatic-styles>
  <office:body>
    <office:spreadsheet>
      <table:table table:name="30 caballos" table:style-name="ta1">
        <table:shapes>
          <draw:frame draw:z-index="0" draw:style-name="gr1" draw:text-style-name="P1" svg:width="6.087in" svg:height="3.3362in" svg:x="19.9094in" svg:y="1.0563in">
            <draw:object draw:notify-on-update-of-ranges="'30 caballos'.A2:'30 caballos'.A201 '30 caballos'.G1:'30 caballos'.G1 '30 caballos'.G2:'30 caballos'.G201 '30 caballos'.A2:'30 caballos'.A201 '30 caballos'.H1:'30 caballos'.H1 '30 caballos'.H2:'30 caballos'.H201 '30 caballos'.A2:'30 caballos'.A201 '30 caballos'.I1:'30 caballos'.I1 '30 caballos'.I2:'30 caballos'.I201" xlink:href="./Object 1" xlink:type="simple" xlink:show="embed" xlink:actuate="onLoad"/>
            <draw:image xlink:href="./ObjectReplacements/Object 1" xlink:type="simple" xlink:show="embed" xlink:actuate="onLoad"/>
          </draw:frame>
          <draw:frame draw:z-index="1" draw:style-name="gr1" draw:text-style-name="P1" svg:width="6.3079in" svg:height="3.4425in" svg:x="18.7925in" svg:y="4.4421in">
            <draw:object draw:notify-on-update-of-ranges="'30 caballos'.A2:'30 caballos'.A201 '30 caballos'.J1:'30 caballos'.J1 '30 caballos'.J2:'30 caballos'.J201 '30 caballos'.A2:'30 caballos'.A201 '30 caballos'.K1:'30 caballos'.K1 '30 caballos'.K2:'30 caballos'.K201 '30 caballos'.A2:'30 caballos'.A201 '30 caballos'.L1:'30 caballos'.L1 '30 caballos'.L2:'30 caballos'.L201" xlink:href="./Object 4" xlink:type="simple" xlink:show="embed" xlink:actuate="onLoad"/>
            <draw:image xlink:href="./ObjectReplacements/Object 4" xlink:type="simple" xlink:show="embed" xlink:actuate="onLoad"/>
          </draw:frame>
          <draw:frame draw:z-index="2" draw:style-name="gr1" draw:text-style-name="P1" svg:width="6.6157in" svg:height="2.1232in" svg:x="19.1114in" svg:y="8.1567in">
            <draw:object draw:notify-on-update-of-ranges="'30 caballos'.A2:'30 caballos'.A201 '30 caballos'.M1:'30 caballos'.M1 '30 caballos'.M2:'30 caballos'.M201 '30 caballos'.A2:'30 caballos'.A201 '30 caballos'.N1:'30 caballos'.N1 '30 caballos'.N2:'30 caballos'.N201 '30 caballos'.A2:'30 caballos'.A201 '30 caballos'.O1:'30 caballos'.O1 '30 caballos'.O2:'30 caballos'.O201" xlink:href="./Object 5" xlink:type="simple" xlink:show="embed" xlink:actuate="onLoad"/>
            <draw:image xlink:href="./ObjectReplacements/Object 5"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2" table:default-cell-style-name="Default"/>
        <table:table-column table:style-name="co11" table:default-cell-style-name="Default"/>
        <table:table-column table:style-name="co12" table:default-cell-style-name="Default"/>
        <table:table-row table:style-name="ro1">
          <table:table-cell table:number-columns-repeated="6"/>
          <table:table-cell office:value-type="string" calcext:value-type="string">
            <text:p>Tiempo mínimo</text:p>
          </table:table-cell>
          <table:table-cell office:value-type="string" calcext:value-type="string">
            <text:p>Tiempo máximo</text:p>
          </table:table-cell>
          <table:table-cell office:value-type="string" calcext:value-type="string">
            <text:p>Tiempo promedio</text:p>
          </table:table-cell>
          <table:table-cell office:value-type="string" calcext:value-type="string">
            <text:p>Tiempo mínimo / n</text:p>
          </table:table-cell>
          <table:table-cell office:value-type="string" calcext:value-type="string">
            <text:p>Tiempo máximo / n</text:p>
          </table:table-cell>
          <table:table-cell office:value-type="string" calcext:value-type="string">
            <text:p>Tiempo promedio / n</text:p>
          </table:table-cell>
          <table:table-cell office:value-type="string" calcext:value-type="string">
            <text:p>Tiempo mínimo / n.n</text:p>
          </table:table-cell>
          <table:table-cell office:value-type="string" calcext:value-type="string">
            <text:p>Tiempo máximo / n.n</text:p>
          </table:table-cell>
          <table:table-cell office:value-type="string" calcext:value-type="string">
            <text:p>Tiempo promedio / n.n</text:p>
          </table:table-cell>
        </table:table-row>
        <table:table-row table:style-name="ro1">
          <table:table-cell office:value-type="float" office:value="1" calcext:value-type="float">
            <text:p>1</text:p>
          </table:table-cell>
          <table:table-cell office:value-type="float" office:value="0.273" calcext:value-type="float">
            <text:p>0.273</text:p>
          </table:table-cell>
          <table:table-cell office:value-type="float" office:value="0.274" calcext:value-type="float">
            <text:p>0.274</text:p>
          </table:table-cell>
          <table:table-cell office:value-type="float" office:value="0.265" calcext:value-type="float">
            <text:p>0.265</text:p>
          </table:table-cell>
          <table:table-cell table:number-columns-repeated="2" office:value-type="float" office:value="0.267" calcext:value-type="float">
            <text:p>0.267</text:p>
          </table:table-cell>
          <table:table-cell table:formula="of:=MIN([.B2:.F2])" office:value-type="float" office:value="0.265" calcext:value-type="float">
            <text:p/>
          </table:table-cell>
          <table:table-cell table:formula="of:=MAX([.B2:.F2])" office:value-type="float" office:value="0.274" calcext:value-type="float">
            <text:p/>
          </table:table-cell>
          <table:table-cell table:formula="of:=AVERAGE([.B2:.F2])" office:value-type="float" office:value="0.2692" calcext:value-type="float">
            <text:p/>
          </table:table-cell>
          <table:table-cell table:formula="of:=[.G2]/[.A2]" office:value-type="float" office:value="0.265" calcext:value-type="float">
            <text:p/>
          </table:table-cell>
          <table:table-cell table:formula="of:=[.H2]/[.A2]" office:value-type="float" office:value="0.274" calcext:value-type="float">
            <text:p/>
          </table:table-cell>
          <table:table-cell table:formula="of:=[.I2]/[.A2]" office:value-type="float" office:value="0.2692" calcext:value-type="float">
            <text:p/>
          </table:table-cell>
          <table:table-cell table:formula="of:=[.J2]/[.A2]" office:value-type="float" office:value="0.265" calcext:value-type="float">
            <text:p/>
          </table:table-cell>
          <table:table-cell table:formula="of:=[.K2]/[.A2]" office:value-type="float" office:value="0.274" calcext:value-type="float">
            <text:p/>
          </table:table-cell>
          <table:table-cell table:formula="of:=[.L2]/[.A2]" office:value-type="float" office:value="0.2692" calcext:value-type="float">
            <text:p/>
          </table:table-cell>
        </table:table-row>
        <table:table-row table:style-name="ro1">
          <table:table-cell office:value-type="float" office:value="2" calcext:value-type="float">
            <text:p>2</text:p>
          </table:table-cell>
          <table:table-cell office:value-type="float" office:value="0.28" calcext:value-type="float">
            <text:p>0.28</text:p>
          </table:table-cell>
          <table:table-cell office:value-type="float" office:value="0.281" calcext:value-type="float">
            <text:p>0.281</text:p>
          </table:table-cell>
          <table:table-cell office:value-type="float" office:value="0.266" calcext:value-type="float">
            <text:p>0.266</text:p>
          </table:table-cell>
          <table:table-cell office:value-type="float" office:value="0.278" calcext:value-type="float">
            <text:p>0.278</text:p>
          </table:table-cell>
          <table:table-cell office:value-type="float" office:value="0.268" calcext:value-type="float">
            <text:p>0.268</text:p>
          </table:table-cell>
          <table:table-cell table:formula="of:=MIN([.B3:.F3])" office:value-type="float" office:value="0.266" calcext:value-type="float">
            <text:p/>
          </table:table-cell>
          <table:table-cell table:formula="of:=MAX([.B3:.F3])" office:value-type="float" office:value="0.281" calcext:value-type="float">
            <text:p/>
          </table:table-cell>
          <table:table-cell table:formula="of:=AVERAGE([.B3:.F3])" office:value-type="float" office:value="0.2746" calcext:value-type="float">
            <text:p/>
          </table:table-cell>
          <table:table-cell table:formula="of:=[.G3]/[.A3]" office:value-type="float" office:value="0.133" calcext:value-type="float">
            <text:p/>
          </table:table-cell>
          <table:table-cell table:formula="of:=[.H3]/[.A3]" office:value-type="float" office:value="0.1405" calcext:value-type="float">
            <text:p/>
          </table:table-cell>
          <table:table-cell table:formula="of:=[.I3]/[.A3]" office:value-type="float" office:value="0.1373" calcext:value-type="float">
            <text:p/>
          </table:table-cell>
          <table:table-cell table:formula="of:=[.J3]/[.A3]" office:value-type="float" office:value="0.0665" calcext:value-type="float">
            <text:p/>
          </table:table-cell>
          <table:table-cell table:formula="of:=[.K3]/[.A3]" office:value-type="float" office:value="0.07025" calcext:value-type="float">
            <text:p/>
          </table:table-cell>
          <table:table-cell table:formula="of:=[.L3]/[.A3]" office:value-type="float" office:value="0.06865" calcext:value-type="float">
            <text:p/>
          </table:table-cell>
        </table:table-row>
        <table:table-row table:style-name="ro1">
          <table:table-cell office:value-type="float" office:value="3" calcext:value-type="float">
            <text:p>3</text:p>
          </table:table-cell>
          <table:table-cell office:value-type="float" office:value="0.679" calcext:value-type="float">
            <text:p>0.679</text:p>
          </table:table-cell>
          <table:table-cell office:value-type="float" office:value="0.704" calcext:value-type="float">
            <text:p>0.704</text:p>
          </table:table-cell>
          <table:table-cell office:value-type="float" office:value="0.887" calcext:value-type="float">
            <text:p>0.887</text:p>
          </table:table-cell>
          <table:table-cell office:value-type="float" office:value="0.723" calcext:value-type="float">
            <text:p>0.723</text:p>
          </table:table-cell>
          <table:table-cell office:value-type="float" office:value="0.69" calcext:value-type="float">
            <text:p>0.69</text:p>
          </table:table-cell>
          <table:table-cell table:formula="of:=MIN([.B4:.F4])" office:value-type="float" office:value="0.679" calcext:value-type="float">
            <text:p/>
          </table:table-cell>
          <table:table-cell table:formula="of:=MAX([.B4:.F4])" office:value-type="float" office:value="0.887" calcext:value-type="float">
            <text:p/>
          </table:table-cell>
          <table:table-cell table:formula="of:=AVERAGE([.B4:.F4])" office:value-type="float" office:value="0.7366" calcext:value-type="float">
            <text:p/>
          </table:table-cell>
          <table:table-cell table:formula="of:=[.G4]/[.A4]" office:value-type="float" office:value="0.226333333333333" calcext:value-type="float">
            <text:p/>
          </table:table-cell>
          <table:table-cell table:formula="of:=[.H4]/[.A4]" office:value-type="float" office:value="0.295666666666667" calcext:value-type="float">
            <text:p/>
          </table:table-cell>
          <table:table-cell table:formula="of:=[.I4]/[.A4]" office:value-type="float" office:value="0.245533333333333" calcext:value-type="float">
            <text:p/>
          </table:table-cell>
          <table:table-cell table:formula="of:=[.J4]/[.A4]" office:value-type="float" office:value="0.0754444444444445" calcext:value-type="float">
            <text:p/>
          </table:table-cell>
          <table:table-cell table:formula="of:=[.K4]/[.A4]" office:value-type="float" office:value="0.0985555555555556" calcext:value-type="float">
            <text:p/>
          </table:table-cell>
          <table:table-cell table:formula="of:=[.L4]/[.A4]" office:value-type="float" office:value="0.0818444444444444" calcext:value-type="float">
            <text:p/>
          </table:table-cell>
        </table:table-row>
        <table:table-row table:style-name="ro1">
          <table:table-cell office:value-type="float" office:value="4" calcext:value-type="float">
            <text:p>4</text:p>
          </table:table-cell>
          <table:table-cell office:value-type="float" office:value="0.748" calcext:value-type="float">
            <text:p>0.748</text:p>
          </table:table-cell>
          <table:table-cell office:value-type="float" office:value="0.781" calcext:value-type="float">
            <text:p>0.781</text:p>
          </table:table-cell>
          <table:table-cell office:value-type="float" office:value="1.324" calcext:value-type="float">
            <text:p>1.324</text:p>
          </table:table-cell>
          <table:table-cell office:value-type="float" office:value="1.34" calcext:value-type="float">
            <text:p>1.34</text:p>
          </table:table-cell>
          <table:table-cell office:value-type="float" office:value="1.32" calcext:value-type="float">
            <text:p>1.32</text:p>
          </table:table-cell>
          <table:table-cell table:formula="of:=MIN([.B5:.F5])" office:value-type="float" office:value="0.748" calcext:value-type="float">
            <text:p/>
          </table:table-cell>
          <table:table-cell table:formula="of:=MAX([.B5:.F5])" office:value-type="float" office:value="1.34" calcext:value-type="float">
            <text:p/>
          </table:table-cell>
          <table:table-cell table:formula="of:=AVERAGE([.B5:.F5])" office:value-type="float" office:value="1.1026" calcext:value-type="float">
            <text:p/>
          </table:table-cell>
          <table:table-cell table:formula="of:=[.G5]/[.A5]" office:value-type="float" office:value="0.187" calcext:value-type="float">
            <text:p/>
          </table:table-cell>
          <table:table-cell table:formula="of:=[.H5]/[.A5]" office:value-type="float" office:value="0.335" calcext:value-type="float">
            <text:p/>
          </table:table-cell>
          <table:table-cell table:formula="of:=[.I5]/[.A5]" office:value-type="float" office:value="0.27565" calcext:value-type="float">
            <text:p/>
          </table:table-cell>
          <table:table-cell table:formula="of:=[.J5]/[.A5]" office:value-type="float" office:value="0.04675" calcext:value-type="float">
            <text:p/>
          </table:table-cell>
          <table:table-cell table:formula="of:=[.K5]/[.A5]" office:value-type="float" office:value="0.08375" calcext:value-type="float">
            <text:p/>
          </table:table-cell>
          <table:table-cell table:formula="of:=[.L5]/[.A5]" office:value-type="float" office:value="0.0689125" calcext:value-type="float">
            <text:p/>
          </table:table-cell>
        </table:table-row>
        <table:table-row table:style-name="ro1">
          <table:table-cell office:value-type="float" office:value="5" calcext:value-type="float">
            <text:p>5</text:p>
          </table:table-cell>
          <table:table-cell office:value-type="float" office:value="0.747" calcext:value-type="float">
            <text:p>0.747</text:p>
          </table:table-cell>
          <table:table-cell office:value-type="float" office:value="1.123" calcext:value-type="float">
            <text:p>1.123</text:p>
          </table:table-cell>
          <table:table-cell office:value-type="float" office:value="1.946" calcext:value-type="float">
            <text:p>1.946</text:p>
          </table:table-cell>
          <table:table-cell office:value-type="float" office:value="1.967" calcext:value-type="float">
            <text:p>1.967</text:p>
          </table:table-cell>
          <table:table-cell office:value-type="float" office:value="1.909" calcext:value-type="float">
            <text:p>1.909</text:p>
          </table:table-cell>
          <table:table-cell table:formula="of:=MIN([.B6:.F6])" office:value-type="float" office:value="0.747" calcext:value-type="float">
            <text:p/>
          </table:table-cell>
          <table:table-cell table:formula="of:=MAX([.B6:.F6])" office:value-type="float" office:value="1.967" calcext:value-type="float">
            <text:p/>
          </table:table-cell>
          <table:table-cell table:formula="of:=AVERAGE([.B6:.F6])" office:value-type="float" office:value="1.5384" calcext:value-type="float">
            <text:p/>
          </table:table-cell>
          <table:table-cell table:formula="of:=[.G6]/[.A6]" office:value-type="float" office:value="0.1494" calcext:value-type="float">
            <text:p/>
          </table:table-cell>
          <table:table-cell table:formula="of:=[.H6]/[.A6]" office:value-type="float" office:value="0.3934" calcext:value-type="float">
            <text:p/>
          </table:table-cell>
          <table:table-cell table:formula="of:=[.I6]/[.A6]" office:value-type="float" office:value="0.30768" calcext:value-type="float">
            <text:p/>
          </table:table-cell>
          <table:table-cell table:formula="of:=[.J6]/[.A6]" office:value-type="float" office:value="0.02988" calcext:value-type="float">
            <text:p/>
          </table:table-cell>
          <table:table-cell table:formula="of:=[.K6]/[.A6]" office:value-type="float" office:value="0.07868" calcext:value-type="float">
            <text:p/>
          </table:table-cell>
          <table:table-cell table:formula="of:=[.L6]/[.A6]" office:value-type="float" office:value="0.061536" calcext:value-type="float">
            <text:p/>
          </table:table-cell>
        </table:table-row>
        <table:table-row table:style-name="ro1">
          <table:table-cell office:value-type="float" office:value="6" calcext:value-type="float">
            <text:p>6</text:p>
          </table:table-cell>
          <table:table-cell office:value-type="float" office:value="0.959" calcext:value-type="float">
            <text:p>0.959</text:p>
          </table:table-cell>
          <table:table-cell office:value-type="float" office:value="1.595" calcext:value-type="float">
            <text:p>1.595</text:p>
          </table:table-cell>
          <table:table-cell office:value-type="float" office:value="2.813" calcext:value-type="float">
            <text:p>2.813</text:p>
          </table:table-cell>
          <table:table-cell office:value-type="float" office:value="2.616" calcext:value-type="float">
            <text:p>2.616</text:p>
          </table:table-cell>
          <table:table-cell office:value-type="float" office:value="1.263" calcext:value-type="float">
            <text:p>1.263</text:p>
          </table:table-cell>
          <table:table-cell table:formula="of:=MIN([.B7:.F7])" office:value-type="float" office:value="0.959" calcext:value-type="float">
            <text:p/>
          </table:table-cell>
          <table:table-cell table:formula="of:=MAX([.B7:.F7])" office:value-type="float" office:value="2.813" calcext:value-type="float">
            <text:p/>
          </table:table-cell>
          <table:table-cell table:formula="of:=AVERAGE([.B7:.F7])" office:value-type="float" office:value="1.8492" calcext:value-type="float">
            <text:p/>
          </table:table-cell>
          <table:table-cell table:formula="of:=[.G7]/[.A7]" office:value-type="float" office:value="0.159833333333333" calcext:value-type="float">
            <text:p/>
          </table:table-cell>
          <table:table-cell table:formula="of:=[.H7]/[.A7]" office:value-type="float" office:value="0.468833333333333" calcext:value-type="float">
            <text:p/>
          </table:table-cell>
          <table:table-cell table:formula="of:=[.I7]/[.A7]" office:value-type="float" office:value="0.3082" calcext:value-type="float">
            <text:p/>
          </table:table-cell>
          <table:table-cell table:formula="of:=[.J7]/[.A7]" office:value-type="float" office:value="0.0266388888888889" calcext:value-type="float">
            <text:p/>
          </table:table-cell>
          <table:table-cell table:formula="of:=[.K7]/[.A7]" office:value-type="float" office:value="0.0781388888888889" calcext:value-type="float">
            <text:p/>
          </table:table-cell>
          <table:table-cell table:formula="of:=[.L7]/[.A7]" office:value-type="float" office:value="0.0513666666666667" calcext:value-type="float">
            <text:p/>
          </table:table-cell>
        </table:table-row>
        <table:table-row table:style-name="ro1">
          <table:table-cell office:value-type="float" office:value="7" calcext:value-type="float">
            <text:p>7</text:p>
          </table:table-cell>
          <table:table-cell office:value-type="float" office:value="1.249" calcext:value-type="float">
            <text:p>1.249</text:p>
          </table:table-cell>
          <table:table-cell office:value-type="float" office:value="2.005" calcext:value-type="float">
            <text:p>2.005</text:p>
          </table:table-cell>
          <table:table-cell office:value-type="float" office:value="3.502" calcext:value-type="float">
            <text:p>3.502</text:p>
          </table:table-cell>
          <table:table-cell office:value-type="float" office:value="3.635" calcext:value-type="float">
            <text:p>3.635</text:p>
          </table:table-cell>
          <table:table-cell office:value-type="float" office:value="1.69" calcext:value-type="float">
            <text:p>1.69</text:p>
          </table:table-cell>
          <table:table-cell table:formula="of:=MIN([.B8:.F8])" office:value-type="float" office:value="1.249" calcext:value-type="float">
            <text:p/>
          </table:table-cell>
          <table:table-cell table:formula="of:=MAX([.B8:.F8])" office:value-type="float" office:value="3.635" calcext:value-type="float">
            <text:p/>
          </table:table-cell>
          <table:table-cell table:formula="of:=AVERAGE([.B8:.F8])" office:value-type="float" office:value="2.4162" calcext:value-type="float">
            <text:p/>
          </table:table-cell>
          <table:table-cell table:formula="of:=[.G8]/[.A8]" office:value-type="float" office:value="0.178428571428571" calcext:value-type="float">
            <text:p/>
          </table:table-cell>
          <table:table-cell table:formula="of:=[.H8]/[.A8]" office:value-type="float" office:value="0.519285714285714" calcext:value-type="float">
            <text:p/>
          </table:table-cell>
          <table:table-cell table:formula="of:=[.I8]/[.A8]" office:value-type="float" office:value="0.345171428571429" calcext:value-type="float">
            <text:p/>
          </table:table-cell>
          <table:table-cell table:formula="of:=[.J8]/[.A8]" office:value-type="float" office:value="0.0254897959183673" calcext:value-type="float">
            <text:p/>
          </table:table-cell>
          <table:table-cell table:formula="of:=[.K8]/[.A8]" office:value-type="float" office:value="0.0741836734693877" calcext:value-type="float">
            <text:p/>
          </table:table-cell>
          <table:table-cell table:formula="of:=[.L8]/[.A8]" office:value-type="float" office:value="0.0493102040816327" calcext:value-type="float">
            <text:p/>
          </table:table-cell>
        </table:table-row>
        <table:table-row table:style-name="ro1">
          <table:table-cell office:value-type="float" office:value="8" calcext:value-type="float">
            <text:p>8</text:p>
          </table:table-cell>
          <table:table-cell office:value-type="float" office:value="1.592" calcext:value-type="float">
            <text:p>1.592</text:p>
          </table:table-cell>
          <table:table-cell office:value-type="float" office:value="2.764" calcext:value-type="float">
            <text:p>2.764</text:p>
          </table:table-cell>
          <table:table-cell office:value-type="float" office:value="2.236" calcext:value-type="float">
            <text:p>2.236</text:p>
          </table:table-cell>
          <table:table-cell office:value-type="float" office:value="2.342" calcext:value-type="float">
            <text:p>2.342</text:p>
          </table:table-cell>
          <table:table-cell office:value-type="float" office:value="3.705" calcext:value-type="float">
            <text:p>3.705</text:p>
          </table:table-cell>
          <table:table-cell table:formula="of:=MIN([.B9:.F9])" office:value-type="float" office:value="1.592" calcext:value-type="float">
            <text:p/>
          </table:table-cell>
          <table:table-cell table:formula="of:=MAX([.B9:.F9])" office:value-type="float" office:value="3.705" calcext:value-type="float">
            <text:p/>
          </table:table-cell>
          <table:table-cell table:formula="of:=AVERAGE([.B9:.F9])" office:value-type="float" office:value="2.5278" calcext:value-type="float">
            <text:p/>
          </table:table-cell>
          <table:table-cell table:formula="of:=[.G9]/[.A9]" office:value-type="float" office:value="0.199" calcext:value-type="float">
            <text:p/>
          </table:table-cell>
          <table:table-cell table:formula="of:=[.H9]/[.A9]" office:value-type="float" office:value="0.463125" calcext:value-type="float">
            <text:p/>
          </table:table-cell>
          <table:table-cell table:formula="of:=[.I9]/[.A9]" office:value-type="float" office:value="0.315975" calcext:value-type="float">
            <text:p/>
          </table:table-cell>
          <table:table-cell table:formula="of:=[.J9]/[.A9]" office:value-type="float" office:value="0.024875" calcext:value-type="float">
            <text:p/>
          </table:table-cell>
          <table:table-cell table:formula="of:=[.K9]/[.A9]" office:value-type="float" office:value="0.057890625" calcext:value-type="float">
            <text:p/>
          </table:table-cell>
          <table:table-cell table:formula="of:=[.L9]/[.A9]" office:value-type="float" office:value="0.039496875" calcext:value-type="float">
            <text:p/>
          </table:table-cell>
        </table:table-row>
        <table:table-row table:style-name="ro1">
          <table:table-cell office:value-type="float" office:value="9" calcext:value-type="float">
            <text:p>9</text:p>
          </table:table-cell>
          <table:table-cell office:value-type="float" office:value="2.198" calcext:value-type="float">
            <text:p>2.198</text:p>
          </table:table-cell>
          <table:table-cell office:value-type="float" office:value="3.08" calcext:value-type="float">
            <text:p>3.08</text:p>
          </table:table-cell>
          <table:table-cell office:value-type="float" office:value="1.934" calcext:value-type="float">
            <text:p>1.934</text:p>
          </table:table-cell>
          <table:table-cell office:value-type="float" office:value="1.939" calcext:value-type="float">
            <text:p>1.939</text:p>
          </table:table-cell>
          <table:table-cell office:value-type="float" office:value="4.398" calcext:value-type="float">
            <text:p>4.398</text:p>
          </table:table-cell>
          <table:table-cell table:formula="of:=MIN([.B10:.F10])" office:value-type="float" office:value="1.934" calcext:value-type="float">
            <text:p/>
          </table:table-cell>
          <table:table-cell table:formula="of:=MAX([.B10:.F10])" office:value-type="float" office:value="4.398" calcext:value-type="float">
            <text:p/>
          </table:table-cell>
          <table:table-cell table:formula="of:=AVERAGE([.B10:.F10])" office:value-type="float" office:value="2.7098" calcext:value-type="float">
            <text:p/>
          </table:table-cell>
          <table:table-cell table:formula="of:=[.G10]/[.A10]" office:value-type="float" office:value="0.214888888888889" calcext:value-type="float">
            <text:p/>
          </table:table-cell>
          <table:table-cell table:formula="of:=[.H10]/[.A10]" office:value-type="float" office:value="0.488666666666667" calcext:value-type="float">
            <text:p/>
          </table:table-cell>
          <table:table-cell table:formula="of:=[.I10]/[.A10]" office:value-type="float" office:value="0.301088888888889" calcext:value-type="float">
            <text:p/>
          </table:table-cell>
          <table:table-cell table:formula="of:=[.J10]/[.A10]" office:value-type="float" office:value="0.0238765432098765" calcext:value-type="float">
            <text:p/>
          </table:table-cell>
          <table:table-cell table:formula="of:=[.K10]/[.A10]" office:value-type="float" office:value="0.0542962962962963" calcext:value-type="float">
            <text:p/>
          </table:table-cell>
          <table:table-cell table:formula="of:=[.L10]/[.A10]" office:value-type="float" office:value="0.0334543209876543" calcext:value-type="float">
            <text:p/>
          </table:table-cell>
        </table:table-row>
        <table:table-row table:style-name="ro1">
          <table:table-cell office:value-type="float" office:value="10" calcext:value-type="float">
            <text:p>10</text:p>
          </table:table-cell>
          <table:table-cell office:value-type="float" office:value="2.934" calcext:value-type="float">
            <text:p>2.934</text:p>
          </table:table-cell>
          <table:table-cell office:value-type="float" office:value="2.444" calcext:value-type="float">
            <text:p>2.444</text:p>
          </table:table-cell>
          <table:table-cell office:value-type="float" office:value="2.35" calcext:value-type="float">
            <text:p>2.35</text:p>
          </table:table-cell>
          <table:table-cell office:value-type="float" office:value="2.361" calcext:value-type="float">
            <text:p>2.361</text:p>
          </table:table-cell>
          <table:table-cell office:value-type="float" office:value="4.71" calcext:value-type="float">
            <text:p>4.71</text:p>
          </table:table-cell>
          <table:table-cell table:formula="of:=MIN([.B11:.F11])" office:value-type="float" office:value="2.35" calcext:value-type="float">
            <text:p/>
          </table:table-cell>
          <table:table-cell table:formula="of:=MAX([.B11:.F11])" office:value-type="float" office:value="4.71" calcext:value-type="float">
            <text:p/>
          </table:table-cell>
          <table:table-cell table:formula="of:=AVERAGE([.B11:.F11])" office:value-type="float" office:value="2.9598" calcext:value-type="float">
            <text:p/>
          </table:table-cell>
          <table:table-cell table:formula="of:=[.G11]/[.A11]" office:value-type="float" office:value="0.235" calcext:value-type="float">
            <text:p/>
          </table:table-cell>
          <table:table-cell table:formula="of:=[.H11]/[.A11]" office:value-type="float" office:value="0.471" calcext:value-type="float">
            <text:p/>
          </table:table-cell>
          <table:table-cell table:formula="of:=[.I11]/[.A11]" office:value-type="float" office:value="0.29598" calcext:value-type="float">
            <text:p/>
          </table:table-cell>
          <table:table-cell table:formula="of:=[.J11]/[.A11]" office:value-type="float" office:value="0.0235" calcext:value-type="float">
            <text:p/>
          </table:table-cell>
          <table:table-cell table:formula="of:=[.K11]/[.A11]" office:value-type="float" office:value="0.0471" calcext:value-type="float">
            <text:p/>
          </table:table-cell>
          <table:table-cell table:formula="of:=[.L11]/[.A11]" office:value-type="float" office:value="0.029598" calcext:value-type="float">
            <text:p/>
          </table:table-cell>
        </table:table-row>
        <table:table-row table:style-name="ro1">
          <table:table-cell office:value-type="float" office:value="11" calcext:value-type="float">
            <text:p>11</text:p>
          </table:table-cell>
          <table:table-cell office:value-type="float" office:value="2.973" calcext:value-type="float">
            <text:p>2.973</text:p>
          </table:table-cell>
          <table:table-cell office:value-type="float" office:value="2.907" calcext:value-type="float">
            <text:p>2.907</text:p>
          </table:table-cell>
          <table:table-cell office:value-type="float" office:value="2.962" calcext:value-type="float">
            <text:p>2.962</text:p>
          </table:table-cell>
          <table:table-cell office:value-type="float" office:value="2.802" calcext:value-type="float">
            <text:p>2.802</text:p>
          </table:table-cell>
          <table:table-cell office:value-type="float" office:value="3.078" calcext:value-type="float">
            <text:p>3.078</text:p>
          </table:table-cell>
          <table:table-cell table:formula="of:=MIN([.B12:.F12])" office:value-type="float" office:value="2.802" calcext:value-type="float">
            <text:p/>
          </table:table-cell>
          <table:table-cell table:formula="of:=MAX([.B12:.F12])" office:value-type="float" office:value="3.078" calcext:value-type="float">
            <text:p/>
          </table:table-cell>
          <table:table-cell table:formula="of:=AVERAGE([.B12:.F12])" office:value-type="float" office:value="2.9444" calcext:value-type="float">
            <text:p/>
          </table:table-cell>
          <table:table-cell table:formula="of:=[.G12]/[.A12]" office:value-type="float" office:value="0.254727272727273" calcext:value-type="float">
            <text:p/>
          </table:table-cell>
          <table:table-cell table:formula="of:=[.H12]/[.A12]" office:value-type="float" office:value="0.279818181818182" calcext:value-type="float">
            <text:p/>
          </table:table-cell>
          <table:table-cell table:formula="of:=[.I12]/[.A12]" office:value-type="float" office:value="0.267672727272727" calcext:value-type="float">
            <text:p/>
          </table:table-cell>
          <table:table-cell table:formula="of:=[.J12]/[.A12]" office:value-type="float" office:value="0.0231570247933884" calcext:value-type="float">
            <text:p/>
          </table:table-cell>
          <table:table-cell table:formula="of:=[.K12]/[.A12]" office:value-type="float" office:value="0.0254380165289256" calcext:value-type="float">
            <text:p/>
          </table:table-cell>
          <table:table-cell table:formula="of:=[.L12]/[.A12]" office:value-type="float" office:value="0.0243338842975207" calcext:value-type="float">
            <text:p/>
          </table:table-cell>
        </table:table-row>
        <table:table-row table:style-name="ro1">
          <table:table-cell office:value-type="float" office:value="12" calcext:value-type="float">
            <text:p>12</text:p>
          </table:table-cell>
          <table:table-cell office:value-type="float" office:value="3.278" calcext:value-type="float">
            <text:p>3.278</text:p>
          </table:table-cell>
          <table:table-cell office:value-type="float" office:value="3.557" calcext:value-type="float">
            <text:p>3.557</text:p>
          </table:table-cell>
          <table:table-cell office:value-type="float" office:value="3.668" calcext:value-type="float">
            <text:p>3.668</text:p>
          </table:table-cell>
          <table:table-cell office:value-type="float" office:value="3.654" calcext:value-type="float">
            <text:p>3.654</text:p>
          </table:table-cell>
          <table:table-cell office:value-type="float" office:value="3.384" calcext:value-type="float">
            <text:p>3.384</text:p>
          </table:table-cell>
          <table:table-cell table:formula="of:=MIN([.B13:.F13])" office:value-type="float" office:value="3.278" calcext:value-type="float">
            <text:p/>
          </table:table-cell>
          <table:table-cell table:formula="of:=MAX([.B13:.F13])" office:value-type="float" office:value="3.668" calcext:value-type="float">
            <text:p/>
          </table:table-cell>
          <table:table-cell table:formula="of:=AVERAGE([.B13:.F13])" office:value-type="float" office:value="3.5082" calcext:value-type="float">
            <text:p/>
          </table:table-cell>
          <table:table-cell table:formula="of:=[.G13]/[.A13]" office:value-type="float" office:value="0.273166666666667" calcext:value-type="float">
            <text:p/>
          </table:table-cell>
          <table:table-cell table:formula="of:=[.H13]/[.A13]" office:value-type="float" office:value="0.305666666666667" calcext:value-type="float">
            <text:p/>
          </table:table-cell>
          <table:table-cell table:formula="of:=[.I13]/[.A13]" office:value-type="float" office:value="0.29235" calcext:value-type="float">
            <text:p/>
          </table:table-cell>
          <table:table-cell table:formula="of:=[.J13]/[.A13]" office:value-type="float" office:value="0.0227638888888889" calcext:value-type="float">
            <text:p/>
          </table:table-cell>
          <table:table-cell table:formula="of:=[.K13]/[.A13]" office:value-type="float" office:value="0.0254722222222222" calcext:value-type="float">
            <text:p/>
          </table:table-cell>
          <table:table-cell table:formula="of:=[.L13]/[.A13]" office:value-type="float" office:value="0.0243625" calcext:value-type="float">
            <text:p/>
          </table:table-cell>
        </table:table-row>
        <table:table-row table:style-name="ro1">
          <table:table-cell office:value-type="float" office:value="13" calcext:value-type="float">
            <text:p>13</text:p>
          </table:table-cell>
          <table:table-cell office:value-type="float" office:value="3.779" calcext:value-type="float">
            <text:p>3.779</text:p>
          </table:table-cell>
          <table:table-cell office:value-type="float" office:value="4.316" calcext:value-type="float">
            <text:p>4.316</text:p>
          </table:table-cell>
          <table:table-cell office:value-type="float" office:value="3.928" calcext:value-type="float">
            <text:p>3.928</text:p>
          </table:table-cell>
          <table:table-cell office:value-type="float" office:value="3.868" calcext:value-type="float">
            <text:p>3.868</text:p>
          </table:table-cell>
          <table:table-cell office:value-type="float" office:value="3.941" calcext:value-type="float">
            <text:p>3.941</text:p>
          </table:table-cell>
          <table:table-cell table:formula="of:=MIN([.B14:.F14])" office:value-type="float" office:value="3.779" calcext:value-type="float">
            <text:p/>
          </table:table-cell>
          <table:table-cell table:formula="of:=MAX([.B14:.F14])" office:value-type="float" office:value="4.316" calcext:value-type="float">
            <text:p/>
          </table:table-cell>
          <table:table-cell table:formula="of:=AVERAGE([.B14:.F14])" office:value-type="float" office:value="3.9664" calcext:value-type="float">
            <text:p/>
          </table:table-cell>
          <table:table-cell table:formula="of:=[.G14]/[.A14]" office:value-type="float" office:value="0.290692307692308" calcext:value-type="float">
            <text:p/>
          </table:table-cell>
          <table:table-cell table:formula="of:=[.H14]/[.A14]" office:value-type="float" office:value="0.332" calcext:value-type="float">
            <text:p/>
          </table:table-cell>
          <table:table-cell table:formula="of:=[.I14]/[.A14]" office:value-type="float" office:value="0.305107692307692" calcext:value-type="float">
            <text:p/>
          </table:table-cell>
          <table:table-cell table:formula="of:=[.J14]/[.A14]" office:value-type="float" office:value="0.0223609467455621" calcext:value-type="float">
            <text:p/>
          </table:table-cell>
          <table:table-cell table:formula="of:=[.K14]/[.A14]" office:value-type="float" office:value="0.0255384615384615" calcext:value-type="float">
            <text:p/>
          </table:table-cell>
          <table:table-cell table:formula="of:=[.L14]/[.A14]" office:value-type="float" office:value="0.0234698224852071" calcext:value-type="float">
            <text:p/>
          </table:table-cell>
        </table:table-row>
        <table:table-row table:style-name="ro1">
          <table:table-cell office:value-type="float" office:value="14" calcext:value-type="float">
            <text:p>14</text:p>
          </table:table-cell>
          <table:table-cell office:value-type="float" office:value="4.973" calcext:value-type="float">
            <text:p>4.973</text:p>
          </table:table-cell>
          <table:table-cell office:value-type="float" office:value="4.907" calcext:value-type="float">
            <text:p>4.907</text:p>
          </table:table-cell>
          <table:table-cell office:value-type="float" office:value="4.46" calcext:value-type="float">
            <text:p>4.46</text:p>
          </table:table-cell>
          <table:table-cell office:value-type="float" office:value="4.459" calcext:value-type="float">
            <text:p>4.459</text:p>
          </table:table-cell>
          <table:table-cell office:value-type="float" office:value="4.393" calcext:value-type="float">
            <text:p>4.393</text:p>
          </table:table-cell>
          <table:table-cell table:formula="of:=MIN([.B15:.F15])" office:value-type="float" office:value="4.393" calcext:value-type="float">
            <text:p/>
          </table:table-cell>
          <table:table-cell table:formula="of:=MAX([.B15:.F15])" office:value-type="float" office:value="4.973" calcext:value-type="float">
            <text:p/>
          </table:table-cell>
          <table:table-cell table:formula="of:=AVERAGE([.B15:.F15])" office:value-type="float" office:value="4.6384" calcext:value-type="float">
            <text:p/>
          </table:table-cell>
          <table:table-cell table:formula="of:=[.G15]/[.A15]" office:value-type="float" office:value="0.313785714285714" calcext:value-type="float">
            <text:p/>
          </table:table-cell>
          <table:table-cell table:formula="of:=[.H15]/[.A15]" office:value-type="float" office:value="0.355214285714286" calcext:value-type="float">
            <text:p/>
          </table:table-cell>
          <table:table-cell table:formula="of:=[.I15]/[.A15]" office:value-type="float" office:value="0.331314285714286" calcext:value-type="float">
            <text:p/>
          </table:table-cell>
          <table:table-cell table:formula="of:=[.J15]/[.A15]" office:value-type="float" office:value="0.0224132653061224" calcext:value-type="float">
            <text:p/>
          </table:table-cell>
          <table:table-cell table:formula="of:=[.K15]/[.A15]" office:value-type="float" office:value="0.0253724489795918" calcext:value-type="float">
            <text:p/>
          </table:table-cell>
          <table:table-cell table:formula="of:=[.L15]/[.A15]" office:value-type="float" office:value="0.023665306122449" calcext:value-type="float">
            <text:p/>
          </table:table-cell>
        </table:table-row>
        <table:table-row table:style-name="ro1">
          <table:table-cell office:value-type="float" office:value="15" calcext:value-type="float">
            <text:p>15</text:p>
          </table:table-cell>
          <table:table-cell office:value-type="float" office:value="5.025" calcext:value-type="float">
            <text:p>5.025</text:p>
          </table:table-cell>
          <table:table-cell office:value-type="float" office:value="5.1" calcext:value-type="float">
            <text:p>5.1</text:p>
          </table:table-cell>
          <table:table-cell office:value-type="float" office:value="4.983" calcext:value-type="float">
            <text:p>4.983</text:p>
          </table:table-cell>
          <table:table-cell office:value-type="float" office:value="4.95" calcext:value-type="float">
            <text:p>4.95</text:p>
          </table:table-cell>
          <table:table-cell office:value-type="float" office:value="4.945" calcext:value-type="float">
            <text:p>4.945</text:p>
          </table:table-cell>
          <table:table-cell table:formula="of:=MIN([.B16:.F16])" office:value-type="float" office:value="4.945" calcext:value-type="float">
            <text:p/>
          </table:table-cell>
          <table:table-cell table:formula="of:=MAX([.B16:.F16])" office:value-type="float" office:value="5.1" calcext:value-type="float">
            <text:p/>
          </table:table-cell>
          <table:table-cell table:formula="of:=AVERAGE([.B16:.F16])" office:value-type="float" office:value="5.0006" calcext:value-type="float">
            <text:p/>
          </table:table-cell>
          <table:table-cell table:formula="of:=[.G16]/[.A16]" office:value-type="float" office:value="0.329666666666667" calcext:value-type="float">
            <text:p/>
          </table:table-cell>
          <table:table-cell table:formula="of:=[.H16]/[.A16]" office:value-type="float" office:value="0.34" calcext:value-type="float">
            <text:p/>
          </table:table-cell>
          <table:table-cell table:formula="of:=[.I16]/[.A16]" office:value-type="float" office:value="0.333373333333333" calcext:value-type="float">
            <text:p/>
          </table:table-cell>
          <table:table-cell table:formula="of:=[.J16]/[.A16]" office:value-type="float" office:value="0.0219777777777778" calcext:value-type="float">
            <text:p/>
          </table:table-cell>
          <table:table-cell table:formula="of:=[.K16]/[.A16]" office:value-type="float" office:value="0.0226666666666667" calcext:value-type="float">
            <text:p/>
          </table:table-cell>
          <table:table-cell table:formula="of:=[.L16]/[.A16]" office:value-type="float" office:value="0.0222248888888889" calcext:value-type="float">
            <text:p/>
          </table:table-cell>
        </table:table-row>
        <table:table-row table:style-name="ro1">
          <table:table-cell office:value-type="float" office:value="16" calcext:value-type="float">
            <text:p>16</text:p>
          </table:table-cell>
          <table:table-cell office:value-type="float" office:value="5.692" calcext:value-type="float">
            <text:p>5.692</text:p>
          </table:table-cell>
          <table:table-cell office:value-type="float" office:value="5.779" calcext:value-type="float">
            <text:p>5.779</text:p>
          </table:table-cell>
          <table:table-cell office:value-type="float" office:value="5.596" calcext:value-type="float">
            <text:p>5.596</text:p>
          </table:table-cell>
          <table:table-cell office:value-type="float" office:value="5.569" calcext:value-type="float">
            <text:p>5.569</text:p>
          </table:table-cell>
          <table:table-cell office:value-type="float" office:value="5.657" calcext:value-type="float">
            <text:p>5.657</text:p>
          </table:table-cell>
          <table:table-cell table:formula="of:=MIN([.B17:.F17])" office:value-type="float" office:value="5.569" calcext:value-type="float">
            <text:p/>
          </table:table-cell>
          <table:table-cell table:formula="of:=MAX([.B17:.F17])" office:value-type="float" office:value="5.779" calcext:value-type="float">
            <text:p/>
          </table:table-cell>
          <table:table-cell table:formula="of:=AVERAGE([.B17:.F17])" office:value-type="float" office:value="5.6586" calcext:value-type="float">
            <text:p/>
          </table:table-cell>
          <table:table-cell table:formula="of:=[.G17]/[.A17]" office:value-type="float" office:value="0.3480625" calcext:value-type="float">
            <text:p/>
          </table:table-cell>
          <table:table-cell table:formula="of:=[.H17]/[.A17]" office:value-type="float" office:value="0.3611875" calcext:value-type="float">
            <text:p/>
          </table:table-cell>
          <table:table-cell table:formula="of:=[.I17]/[.A17]" office:value-type="float" office:value="0.3536625" calcext:value-type="float">
            <text:p/>
          </table:table-cell>
          <table:table-cell table:formula="of:=[.J17]/[.A17]" office:value-type="float" office:value="0.02175390625" calcext:value-type="float">
            <text:p/>
          </table:table-cell>
          <table:table-cell table:formula="of:=[.K17]/[.A17]" office:value-type="float" office:value="0.02257421875" calcext:value-type="float">
            <text:p/>
          </table:table-cell>
          <table:table-cell table:formula="of:=[.L17]/[.A17]" office:value-type="float" office:value="0.02210390625" calcext:value-type="float">
            <text:p/>
          </table:table-cell>
        </table:table-row>
        <table:table-row table:style-name="ro1">
          <table:table-cell office:value-type="float" office:value="17" calcext:value-type="float">
            <text:p>17</text:p>
          </table:table-cell>
          <table:table-cell office:value-type="float" office:value="6.253" calcext:value-type="float">
            <text:p>6.253</text:p>
          </table:table-cell>
          <table:table-cell office:value-type="float" office:value="6.581" calcext:value-type="float">
            <text:p>6.581</text:p>
          </table:table-cell>
          <table:table-cell office:value-type="float" office:value="6.369" calcext:value-type="float">
            <text:p>6.369</text:p>
          </table:table-cell>
          <table:table-cell office:value-type="float" office:value="6.25" calcext:value-type="float">
            <text:p>6.25</text:p>
          </table:table-cell>
          <table:table-cell office:value-type="float" office:value="6.385" calcext:value-type="float">
            <text:p>6.385</text:p>
          </table:table-cell>
          <table:table-cell table:formula="of:=MIN([.B18:.F18])" office:value-type="float" office:value="6.25" calcext:value-type="float">
            <text:p/>
          </table:table-cell>
          <table:table-cell table:formula="of:=MAX([.B18:.F18])" office:value-type="float" office:value="6.581" calcext:value-type="float">
            <text:p/>
          </table:table-cell>
          <table:table-cell table:formula="of:=AVERAGE([.B18:.F18])" office:value-type="float" office:value="6.3676" calcext:value-type="float">
            <text:p/>
          </table:table-cell>
          <table:table-cell table:formula="of:=[.G18]/[.A18]" office:value-type="float" office:value="0.367647058823529" calcext:value-type="float">
            <text:p/>
          </table:table-cell>
          <table:table-cell table:formula="of:=[.H18]/[.A18]" office:value-type="float" office:value="0.387117647058823" calcext:value-type="float">
            <text:p/>
          </table:table-cell>
          <table:table-cell table:formula="of:=[.I18]/[.A18]" office:value-type="float" office:value="0.374564705882353" calcext:value-type="float">
            <text:p/>
          </table:table-cell>
          <table:table-cell table:formula="of:=[.J18]/[.A18]" office:value-type="float" office:value="0.0216262975778547" calcext:value-type="float">
            <text:p/>
          </table:table-cell>
          <table:table-cell table:formula="of:=[.K18]/[.A18]" office:value-type="float" office:value="0.0227716262975779" calcext:value-type="float">
            <text:p/>
          </table:table-cell>
          <table:table-cell table:formula="of:=[.L18]/[.A18]" office:value-type="float" office:value="0.0220332179930796" calcext:value-type="float">
            <text:p/>
          </table:table-cell>
        </table:table-row>
        <table:table-row table:style-name="ro1">
          <table:table-cell office:value-type="float" office:value="18" calcext:value-type="float">
            <text:p>18</text:p>
          </table:table-cell>
          <table:table-cell office:value-type="float" office:value="7.081" calcext:value-type="float">
            <text:p>7.081</text:p>
          </table:table-cell>
          <table:table-cell office:value-type="float" office:value="7.638" calcext:value-type="float">
            <text:p>7.638</text:p>
          </table:table-cell>
          <table:table-cell office:value-type="float" office:value="7.34" calcext:value-type="float">
            <text:p>7.34</text:p>
          </table:table-cell>
          <table:table-cell office:value-type="float" office:value="7.165" calcext:value-type="float">
            <text:p>7.165</text:p>
          </table:table-cell>
          <table:table-cell office:value-type="float" office:value="7.535" calcext:value-type="float">
            <text:p>7.535</text:p>
          </table:table-cell>
          <table:table-cell table:formula="of:=MIN([.B19:.F19])" office:value-type="float" office:value="7.081" calcext:value-type="float">
            <text:p/>
          </table:table-cell>
          <table:table-cell table:formula="of:=MAX([.B19:.F19])" office:value-type="float" office:value="7.638" calcext:value-type="float">
            <text:p/>
          </table:table-cell>
          <table:table-cell table:formula="of:=AVERAGE([.B19:.F19])" office:value-type="float" office:value="7.3518" calcext:value-type="float">
            <text:p/>
          </table:table-cell>
          <table:table-cell table:formula="of:=[.G19]/[.A19]" office:value-type="float" office:value="0.393388888888889" calcext:value-type="float">
            <text:p/>
          </table:table-cell>
          <table:table-cell table:formula="of:=[.H19]/[.A19]" office:value-type="float" office:value="0.424333333333333" calcext:value-type="float">
            <text:p/>
          </table:table-cell>
          <table:table-cell table:formula="of:=[.I19]/[.A19]" office:value-type="float" office:value="0.408433333333333" calcext:value-type="float">
            <text:p/>
          </table:table-cell>
          <table:table-cell table:formula="of:=[.J19]/[.A19]" office:value-type="float" office:value="0.0218549382716049" calcext:value-type="float">
            <text:p/>
          </table:table-cell>
          <table:table-cell table:formula="of:=[.K19]/[.A19]" office:value-type="float" office:value="0.0235740740740741" calcext:value-type="float">
            <text:p/>
          </table:table-cell>
          <table:table-cell table:formula="of:=[.L19]/[.A19]" office:value-type="float" office:value="0.0226907407407407" calcext:value-type="float">
            <text:p/>
          </table:table-cell>
        </table:table-row>
        <table:table-row table:style-name="ro1">
          <table:table-cell office:value-type="float" office:value="19" calcext:value-type="float">
            <text:p>19</text:p>
          </table:table-cell>
          <table:table-cell office:value-type="float" office:value="8.478" calcext:value-type="float">
            <text:p>8.478</text:p>
          </table:table-cell>
          <table:table-cell office:value-type="float" office:value="8.827" calcext:value-type="float">
            <text:p>8.827</text:p>
          </table:table-cell>
          <table:table-cell office:value-type="float" office:value="7.873" calcext:value-type="float">
            <text:p>7.873</text:p>
          </table:table-cell>
          <table:table-cell office:value-type="float" office:value="7.764" calcext:value-type="float">
            <text:p>7.764</text:p>
          </table:table-cell>
          <table:table-cell office:value-type="float" office:value="8.278" calcext:value-type="float">
            <text:p>8.278</text:p>
          </table:table-cell>
          <table:table-cell table:formula="of:=MIN([.B20:.F20])" office:value-type="float" office:value="7.764" calcext:value-type="float">
            <text:p/>
          </table:table-cell>
          <table:table-cell table:formula="of:=MAX([.B20:.F20])" office:value-type="float" office:value="8.827" calcext:value-type="float">
            <text:p/>
          </table:table-cell>
          <table:table-cell table:formula="of:=AVERAGE([.B20:.F20])" office:value-type="float" office:value="8.244" calcext:value-type="float">
            <text:p/>
          </table:table-cell>
          <table:table-cell table:formula="of:=[.G20]/[.A20]" office:value-type="float" office:value="0.408631578947368" calcext:value-type="float">
            <text:p/>
          </table:table-cell>
          <table:table-cell table:formula="of:=[.H20]/[.A20]" office:value-type="float" office:value="0.464578947368421" calcext:value-type="float">
            <text:p/>
          </table:table-cell>
          <table:table-cell table:formula="of:=[.I20]/[.A20]" office:value-type="float" office:value="0.433894736842105" calcext:value-type="float">
            <text:p/>
          </table:table-cell>
          <table:table-cell table:formula="of:=[.J20]/[.A20]" office:value-type="float" office:value="0.0215069252077562" calcext:value-type="float">
            <text:p/>
          </table:table-cell>
          <table:table-cell table:formula="of:=[.K20]/[.A20]" office:value-type="float" office:value="0.0244515235457064" calcext:value-type="float">
            <text:p/>
          </table:table-cell>
          <table:table-cell table:formula="of:=[.L20]/[.A20]" office:value-type="float" office:value="0.0228365650969529" calcext:value-type="float">
            <text:p/>
          </table:table-cell>
        </table:table-row>
        <table:table-row table:style-name="ro1">
          <table:table-cell office:value-type="float" office:value="20" calcext:value-type="float">
            <text:p>20</text:p>
          </table:table-cell>
          <table:table-cell office:value-type="float" office:value="8.613" calcext:value-type="float">
            <text:p>8.613</text:p>
          </table:table-cell>
          <table:table-cell office:value-type="float" office:value="9.117" calcext:value-type="float">
            <text:p>9.117</text:p>
          </table:table-cell>
          <table:table-cell office:value-type="float" office:value="8.646" calcext:value-type="float">
            <text:p>8.646</text:p>
          </table:table-cell>
          <table:table-cell office:value-type="float" office:value="8.62" calcext:value-type="float">
            <text:p>8.62</text:p>
          </table:table-cell>
          <table:table-cell office:value-type="float" office:value="8.583" calcext:value-type="float">
            <text:p>8.583</text:p>
          </table:table-cell>
          <table:table-cell table:formula="of:=MIN([.B21:.F21])" office:value-type="float" office:value="8.583" calcext:value-type="float">
            <text:p/>
          </table:table-cell>
          <table:table-cell table:formula="of:=MAX([.B21:.F21])" office:value-type="float" office:value="9.117" calcext:value-type="float">
            <text:p/>
          </table:table-cell>
          <table:table-cell table:formula="of:=AVERAGE([.B21:.F21])" office:value-type="float" office:value="8.7158" calcext:value-type="float">
            <text:p/>
          </table:table-cell>
          <table:table-cell table:formula="of:=[.G21]/[.A21]" office:value-type="float" office:value="0.42915" calcext:value-type="float">
            <text:p/>
          </table:table-cell>
          <table:table-cell table:formula="of:=[.H21]/[.A21]" office:value-type="float" office:value="0.45585" calcext:value-type="float">
            <text:p/>
          </table:table-cell>
          <table:table-cell table:formula="of:=[.I21]/[.A21]" office:value-type="float" office:value="0.43579" calcext:value-type="float">
            <text:p/>
          </table:table-cell>
          <table:table-cell table:formula="of:=[.J21]/[.A21]" office:value-type="float" office:value="0.0214575" calcext:value-type="float">
            <text:p/>
          </table:table-cell>
          <table:table-cell table:formula="of:=[.K21]/[.A21]" office:value-type="float" office:value="0.0227925" calcext:value-type="float">
            <text:p/>
          </table:table-cell>
          <table:table-cell table:formula="of:=[.L21]/[.A21]" office:value-type="float" office:value="0.0217895" calcext:value-type="float">
            <text:p/>
          </table:table-cell>
        </table:table-row>
        <table:table-row table:style-name="ro1">
          <table:table-cell office:value-type="float" office:value="21" calcext:value-type="float">
            <text:p>21</text:p>
          </table:table-cell>
          <table:table-cell office:value-type="float" office:value="9.45" calcext:value-type="float">
            <text:p>9.45</text:p>
          </table:table-cell>
          <table:table-cell office:value-type="float" office:value="9.479" calcext:value-type="float">
            <text:p>9.479</text:p>
          </table:table-cell>
          <table:table-cell office:value-type="float" office:value="9.638" calcext:value-type="float">
            <text:p>9.638</text:p>
          </table:table-cell>
          <table:table-cell office:value-type="float" office:value="9.31" calcext:value-type="float">
            <text:p>9.31</text:p>
          </table:table-cell>
          <table:table-cell office:value-type="float" office:value="9.792" calcext:value-type="float">
            <text:p>9.792</text:p>
          </table:table-cell>
          <table:table-cell table:formula="of:=MIN([.B22:.F22])" office:value-type="float" office:value="9.31" calcext:value-type="float">
            <text:p/>
          </table:table-cell>
          <table:table-cell table:formula="of:=MAX([.B22:.F22])" office:value-type="float" office:value="9.792" calcext:value-type="float">
            <text:p/>
          </table:table-cell>
          <table:table-cell table:formula="of:=AVERAGE([.B22:.F22])" office:value-type="float" office:value="9.5338" calcext:value-type="float">
            <text:p/>
          </table:table-cell>
          <table:table-cell table:formula="of:=[.G22]/[.A22]" office:value-type="float" office:value="0.443333333333333" calcext:value-type="float">
            <text:p/>
          </table:table-cell>
          <table:table-cell table:formula="of:=[.H22]/[.A22]" office:value-type="float" office:value="0.466285714285714" calcext:value-type="float">
            <text:p/>
          </table:table-cell>
          <table:table-cell table:formula="of:=[.I22]/[.A22]" office:value-type="float" office:value="0.453990476190476" calcext:value-type="float">
            <text:p/>
          </table:table-cell>
          <table:table-cell table:formula="of:=[.J22]/[.A22]" office:value-type="float" office:value="0.0211111111111111" calcext:value-type="float">
            <text:p/>
          </table:table-cell>
          <table:table-cell table:formula="of:=[.K22]/[.A22]" office:value-type="float" office:value="0.0222040816326531" calcext:value-type="float">
            <text:p/>
          </table:table-cell>
          <table:table-cell table:formula="of:=[.L22]/[.A22]" office:value-type="float" office:value="0.0216185941043084" calcext:value-type="float">
            <text:p/>
          </table:table-cell>
        </table:table-row>
        <table:table-row table:style-name="ro1">
          <table:table-cell office:value-type="float" office:value="22" calcext:value-type="float">
            <text:p>22</text:p>
          </table:table-cell>
          <table:table-cell office:value-type="float" office:value="10.749" calcext:value-type="float">
            <text:p>10.749</text:p>
          </table:table-cell>
          <table:table-cell office:value-type="float" office:value="10.853" calcext:value-type="float">
            <text:p>10.853</text:p>
          </table:table-cell>
          <table:table-cell office:value-type="float" office:value="10.564" calcext:value-type="float">
            <text:p>10.564</text:p>
          </table:table-cell>
          <table:table-cell office:value-type="float" office:value="10.561" calcext:value-type="float">
            <text:p>10.561</text:p>
          </table:table-cell>
          <table:table-cell office:value-type="float" office:value="10.431" calcext:value-type="float">
            <text:p>10.431</text:p>
          </table:table-cell>
          <table:table-cell table:formula="of:=MIN([.B23:.F23])" office:value-type="float" office:value="10.431" calcext:value-type="float">
            <text:p/>
          </table:table-cell>
          <table:table-cell table:formula="of:=MAX([.B23:.F23])" office:value-type="float" office:value="10.853" calcext:value-type="float">
            <text:p/>
          </table:table-cell>
          <table:table-cell table:formula="of:=AVERAGE([.B23:.F23])" office:value-type="float" office:value="10.6316" calcext:value-type="float">
            <text:p/>
          </table:table-cell>
          <table:table-cell table:formula="of:=[.G23]/[.A23]" office:value-type="float" office:value="0.474136363636364" calcext:value-type="float">
            <text:p/>
          </table:table-cell>
          <table:table-cell table:formula="of:=[.H23]/[.A23]" office:value-type="float" office:value="0.493318181818182" calcext:value-type="float">
            <text:p/>
          </table:table-cell>
          <table:table-cell table:formula="of:=[.I23]/[.A23]" office:value-type="float" office:value="0.483254545454545" calcext:value-type="float">
            <text:p/>
          </table:table-cell>
          <table:table-cell table:formula="of:=[.J23]/[.A23]" office:value-type="float" office:value="0.021551652892562" calcext:value-type="float">
            <text:p/>
          </table:table-cell>
          <table:table-cell table:formula="of:=[.K23]/[.A23]" office:value-type="float" office:value="0.0224235537190083" calcext:value-type="float">
            <text:p/>
          </table:table-cell>
          <table:table-cell table:formula="of:=[.L23]/[.A23]" office:value-type="float" office:value="0.0219661157024793" calcext:value-type="float">
            <text:p/>
          </table:table-cell>
        </table:table-row>
        <table:table-row table:style-name="ro1">
          <table:table-cell office:value-type="float" office:value="23" calcext:value-type="float">
            <text:p>23</text:p>
          </table:table-cell>
          <table:table-cell office:value-type="float" office:value="11.273" calcext:value-type="float">
            <text:p>11.273</text:p>
          </table:table-cell>
          <table:table-cell office:value-type="float" office:value="11.308" calcext:value-type="float">
            <text:p>11.308</text:p>
          </table:table-cell>
          <table:table-cell office:value-type="float" office:value="11.333" calcext:value-type="float">
            <text:p>11.333</text:p>
          </table:table-cell>
          <table:table-cell office:value-type="float" office:value="11.244" calcext:value-type="float">
            <text:p>11.244</text:p>
          </table:table-cell>
          <table:table-cell office:value-type="float" office:value="11.589" calcext:value-type="float">
            <text:p>11.589</text:p>
          </table:table-cell>
          <table:table-cell table:formula="of:=MIN([.B24:.F24])" office:value-type="float" office:value="11.244" calcext:value-type="float">
            <text:p/>
          </table:table-cell>
          <table:table-cell table:formula="of:=MAX([.B24:.F24])" office:value-type="float" office:value="11.589" calcext:value-type="float">
            <text:p/>
          </table:table-cell>
          <table:table-cell table:formula="of:=AVERAGE([.B24:.F24])" office:value-type="float" office:value="11.3494" calcext:value-type="float">
            <text:p/>
          </table:table-cell>
          <table:table-cell table:formula="of:=[.G24]/[.A24]" office:value-type="float" office:value="0.488869565217391" calcext:value-type="float">
            <text:p/>
          </table:table-cell>
          <table:table-cell table:formula="of:=[.H24]/[.A24]" office:value-type="float" office:value="0.503869565217391" calcext:value-type="float">
            <text:p/>
          </table:table-cell>
          <table:table-cell table:formula="of:=[.I24]/[.A24]" office:value-type="float" office:value="0.493452173913043" calcext:value-type="float">
            <text:p/>
          </table:table-cell>
          <table:table-cell table:formula="of:=[.J24]/[.A24]" office:value-type="float" office:value="0.0212551984877127" calcext:value-type="float">
            <text:p/>
          </table:table-cell>
          <table:table-cell table:formula="of:=[.K24]/[.A24]" office:value-type="float" office:value="0.0219073724007561" calcext:value-type="float">
            <text:p/>
          </table:table-cell>
          <table:table-cell table:formula="of:=[.L24]/[.A24]" office:value-type="float" office:value="0.0214544423440454" calcext:value-type="float">
            <text:p/>
          </table:table-cell>
        </table:table-row>
        <table:table-row table:style-name="ro1">
          <table:table-cell office:value-type="float" office:value="24" calcext:value-type="float">
            <text:p>24</text:p>
          </table:table-cell>
          <table:table-cell office:value-type="float" office:value="12.207" calcext:value-type="float">
            <text:p>12.207</text:p>
          </table:table-cell>
          <table:table-cell office:value-type="float" office:value="12.437" calcext:value-type="float">
            <text:p>12.437</text:p>
          </table:table-cell>
          <table:table-cell office:value-type="float" office:value="12.367" calcext:value-type="float">
            <text:p>12.367</text:p>
          </table:table-cell>
          <table:table-cell office:value-type="float" office:value="12.347" calcext:value-type="float">
            <text:p>12.347</text:p>
          </table:table-cell>
          <table:table-cell office:value-type="float" office:value="12.434" calcext:value-type="float">
            <text:p>12.434</text:p>
          </table:table-cell>
          <table:table-cell table:formula="of:=MIN([.B25:.F25])" office:value-type="float" office:value="12.207" calcext:value-type="float">
            <text:p/>
          </table:table-cell>
          <table:table-cell table:formula="of:=MAX([.B25:.F25])" office:value-type="float" office:value="12.437" calcext:value-type="float">
            <text:p/>
          </table:table-cell>
          <table:table-cell table:formula="of:=AVERAGE([.B25:.F25])" office:value-type="float" office:value="12.3584" calcext:value-type="float">
            <text:p/>
          </table:table-cell>
          <table:table-cell table:formula="of:=[.G25]/[.A25]" office:value-type="float" office:value="0.508625" calcext:value-type="float">
            <text:p/>
          </table:table-cell>
          <table:table-cell table:formula="of:=[.H25]/[.A25]" office:value-type="float" office:value="0.518208333333333" calcext:value-type="float">
            <text:p/>
          </table:table-cell>
          <table:table-cell table:formula="of:=[.I25]/[.A25]" office:value-type="float" office:value="0.514933333333333" calcext:value-type="float">
            <text:p/>
          </table:table-cell>
          <table:table-cell table:formula="of:=[.J25]/[.A25]" office:value-type="float" office:value="0.0211927083333333" calcext:value-type="float">
            <text:p/>
          </table:table-cell>
          <table:table-cell table:formula="of:=[.K25]/[.A25]" office:value-type="float" office:value="0.0215920138888889" calcext:value-type="float">
            <text:p/>
          </table:table-cell>
          <table:table-cell table:formula="of:=[.L25]/[.A25]" office:value-type="float" office:value="0.0214555555555556" calcext:value-type="float">
            <text:p/>
          </table:table-cell>
        </table:table-row>
        <table:table-row table:style-name="ro1">
          <table:table-cell office:value-type="float" office:value="25" calcext:value-type="float">
            <text:p>25</text:p>
          </table:table-cell>
          <table:table-cell office:value-type="float" office:value="13.406" calcext:value-type="float">
            <text:p>13.406</text:p>
          </table:table-cell>
          <table:table-cell office:value-type="float" office:value="13.169" calcext:value-type="float">
            <text:p>13.169</text:p>
          </table:table-cell>
          <table:table-cell office:value-type="float" office:value="13.233" calcext:value-type="float">
            <text:p>13.233</text:p>
          </table:table-cell>
          <table:table-cell office:value-type="float" office:value="13.222" calcext:value-type="float">
            <text:p>13.222</text:p>
          </table:table-cell>
          <table:table-cell office:value-type="float" office:value="13.306" calcext:value-type="float">
            <text:p>13.306</text:p>
          </table:table-cell>
          <table:table-cell table:formula="of:=MIN([.B26:.F26])" office:value-type="float" office:value="13.169" calcext:value-type="float">
            <text:p/>
          </table:table-cell>
          <table:table-cell table:formula="of:=MAX([.B26:.F26])" office:value-type="float" office:value="13.406" calcext:value-type="float">
            <text:p/>
          </table:table-cell>
          <table:table-cell table:formula="of:=AVERAGE([.B26:.F26])" office:value-type="float" office:value="13.2672" calcext:value-type="float">
            <text:p/>
          </table:table-cell>
          <table:table-cell table:formula="of:=[.G26]/[.A26]" office:value-type="float" office:value="0.52676" calcext:value-type="float">
            <text:p/>
          </table:table-cell>
          <table:table-cell table:formula="of:=[.H26]/[.A26]" office:value-type="float" office:value="0.53624" calcext:value-type="float">
            <text:p/>
          </table:table-cell>
          <table:table-cell table:formula="of:=[.I26]/[.A26]" office:value-type="float" office:value="0.530688" calcext:value-type="float">
            <text:p/>
          </table:table-cell>
          <table:table-cell table:formula="of:=[.J26]/[.A26]" office:value-type="float" office:value="0.0210704" calcext:value-type="float">
            <text:p/>
          </table:table-cell>
          <table:table-cell table:formula="of:=[.K26]/[.A26]" office:value-type="float" office:value="0.0214496" calcext:value-type="float">
            <text:p/>
          </table:table-cell>
          <table:table-cell table:formula="of:=[.L26]/[.A26]" office:value-type="float" office:value="0.02122752" calcext:value-type="float">
            <text:p/>
          </table:table-cell>
        </table:table-row>
        <table:table-row table:style-name="ro1">
          <table:table-cell office:value-type="float" office:value="26" calcext:value-type="float">
            <text:p>26</text:p>
          </table:table-cell>
          <table:table-cell office:value-type="float" office:value="14.235" calcext:value-type="float">
            <text:p>14.235</text:p>
          </table:table-cell>
          <table:table-cell office:value-type="float" office:value="14.97" calcext:value-type="float">
            <text:p>14.97</text:p>
          </table:table-cell>
          <table:table-cell office:value-type="float" office:value="14.761" calcext:value-type="float">
            <text:p>14.761</text:p>
          </table:table-cell>
          <table:table-cell office:value-type="float" office:value="14.612" calcext:value-type="float">
            <text:p>14.612</text:p>
          </table:table-cell>
          <table:table-cell office:value-type="float" office:value="14.527" calcext:value-type="float">
            <text:p>14.527</text:p>
          </table:table-cell>
          <table:table-cell table:formula="of:=MIN([.B27:.F27])" office:value-type="float" office:value="14.235" calcext:value-type="float">
            <text:p/>
          </table:table-cell>
          <table:table-cell table:formula="of:=MAX([.B27:.F27])" office:value-type="float" office:value="14.97" calcext:value-type="float">
            <text:p/>
          </table:table-cell>
          <table:table-cell table:formula="of:=AVERAGE([.B27:.F27])" office:value-type="float" office:value="14.621" calcext:value-type="float">
            <text:p/>
          </table:table-cell>
          <table:table-cell table:formula="of:=[.G27]/[.A27]" office:value-type="float" office:value="0.5475" calcext:value-type="float">
            <text:p/>
          </table:table-cell>
          <table:table-cell table:formula="of:=[.H27]/[.A27]" office:value-type="float" office:value="0.575769230769231" calcext:value-type="float">
            <text:p/>
          </table:table-cell>
          <table:table-cell table:formula="of:=[.I27]/[.A27]" office:value-type="float" office:value="0.562346153846154" calcext:value-type="float">
            <text:p/>
          </table:table-cell>
          <table:table-cell table:formula="of:=[.J27]/[.A27]" office:value-type="float" office:value="0.0210576923076923" calcext:value-type="float">
            <text:p/>
          </table:table-cell>
          <table:table-cell table:formula="of:=[.K27]/[.A27]" office:value-type="float" office:value="0.0221449704142012" calcext:value-type="float">
            <text:p/>
          </table:table-cell>
          <table:table-cell table:formula="of:=[.L27]/[.A27]" office:value-type="float" office:value="0.0216286982248521" calcext:value-type="float">
            <text:p/>
          </table:table-cell>
        </table:table-row>
        <table:table-row table:style-name="ro1">
          <table:table-cell office:value-type="float" office:value="27" calcext:value-type="float">
            <text:p>27</text:p>
          </table:table-cell>
          <table:table-cell office:value-type="float" office:value="15.972" calcext:value-type="float">
            <text:p>15.972</text:p>
          </table:table-cell>
          <table:table-cell office:value-type="float" office:value="16.352" calcext:value-type="float">
            <text:p>16.352</text:p>
          </table:table-cell>
          <table:table-cell office:value-type="float" office:value="15.515" calcext:value-type="float">
            <text:p>15.515</text:p>
          </table:table-cell>
          <table:table-cell office:value-type="float" office:value="15.693" calcext:value-type="float">
            <text:p>15.693</text:p>
          </table:table-cell>
          <table:table-cell office:value-type="float" office:value="15.495" calcext:value-type="float">
            <text:p>15.495</text:p>
          </table:table-cell>
          <table:table-cell table:formula="of:=MIN([.B28:.F28])" office:value-type="float" office:value="15.495" calcext:value-type="float">
            <text:p/>
          </table:table-cell>
          <table:table-cell table:formula="of:=MAX([.B28:.F28])" office:value-type="float" office:value="16.352" calcext:value-type="float">
            <text:p/>
          </table:table-cell>
          <table:table-cell table:formula="of:=AVERAGE([.B28:.F28])" office:value-type="float" office:value="15.8054" calcext:value-type="float">
            <text:p/>
          </table:table-cell>
          <table:table-cell table:formula="of:=[.G28]/[.A28]" office:value-type="float" office:value="0.573888888888889" calcext:value-type="float">
            <text:p/>
          </table:table-cell>
          <table:table-cell table:formula="of:=[.H28]/[.A28]" office:value-type="float" office:value="0.60562962962963" calcext:value-type="float">
            <text:p/>
          </table:table-cell>
          <table:table-cell table:formula="of:=[.I28]/[.A28]" office:value-type="float" office:value="0.585385185185185" calcext:value-type="float">
            <text:p/>
          </table:table-cell>
          <table:table-cell table:formula="of:=[.J28]/[.A28]" office:value-type="float" office:value="0.0212551440329218" calcext:value-type="float">
            <text:p/>
          </table:table-cell>
          <table:table-cell table:formula="of:=[.K28]/[.A28]" office:value-type="float" office:value="0.0224307270233196" calcext:value-type="float">
            <text:p/>
          </table:table-cell>
          <table:table-cell table:formula="of:=[.L28]/[.A28]" office:value-type="float" office:value="0.0216809327846365" calcext:value-type="float">
            <text:p/>
          </table:table-cell>
        </table:table-row>
        <table:table-row table:style-name="ro1">
          <table:table-cell office:value-type="float" office:value="28" calcext:value-type="float">
            <text:p>28</text:p>
          </table:table-cell>
          <table:table-cell office:value-type="float" office:value="16.685" calcext:value-type="float">
            <text:p>16.685</text:p>
          </table:table-cell>
          <table:table-cell office:value-type="float" office:value="16.755" calcext:value-type="float">
            <text:p>16.755</text:p>
          </table:table-cell>
          <table:table-cell office:value-type="float" office:value="16.952" calcext:value-type="float">
            <text:p>16.952</text:p>
          </table:table-cell>
          <table:table-cell office:value-type="float" office:value="16.6" calcext:value-type="float">
            <text:p>16.6</text:p>
          </table:table-cell>
          <table:table-cell office:value-type="float" office:value="16.632" calcext:value-type="float">
            <text:p>16.632</text:p>
          </table:table-cell>
          <table:table-cell table:formula="of:=MIN([.B29:.F29])" office:value-type="float" office:value="16.6" calcext:value-type="float">
            <text:p/>
          </table:table-cell>
          <table:table-cell table:formula="of:=MAX([.B29:.F29])" office:value-type="float" office:value="16.952" calcext:value-type="float">
            <text:p/>
          </table:table-cell>
          <table:table-cell table:formula="of:=AVERAGE([.B29:.F29])" office:value-type="float" office:value="16.7248" calcext:value-type="float">
            <text:p/>
          </table:table-cell>
          <table:table-cell table:formula="of:=[.G29]/[.A29]" office:value-type="float" office:value="0.592857142857143" calcext:value-type="float">
            <text:p/>
          </table:table-cell>
          <table:table-cell table:formula="of:=[.H29]/[.A29]" office:value-type="float" office:value="0.605428571428572" calcext:value-type="float">
            <text:p/>
          </table:table-cell>
          <table:table-cell table:formula="of:=[.I29]/[.A29]" office:value-type="float" office:value="0.597314285714286" calcext:value-type="float">
            <text:p/>
          </table:table-cell>
          <table:table-cell table:formula="of:=[.J29]/[.A29]" office:value-type="float" office:value="0.0211734693877551" calcext:value-type="float">
            <text:p/>
          </table:table-cell>
          <table:table-cell table:formula="of:=[.K29]/[.A29]" office:value-type="float" office:value="0.0216224489795918" calcext:value-type="float">
            <text:p/>
          </table:table-cell>
          <table:table-cell table:formula="of:=[.L29]/[.A29]" office:value-type="float" office:value="0.0213326530612245" calcext:value-type="float">
            <text:p/>
          </table:table-cell>
        </table:table-row>
        <table:table-row table:style-name="ro1">
          <table:table-cell office:value-type="float" office:value="29" calcext:value-type="float">
            <text:p>29</text:p>
          </table:table-cell>
          <table:table-cell office:value-type="float" office:value="18.225" calcext:value-type="float">
            <text:p>18.225</text:p>
          </table:table-cell>
          <table:table-cell office:value-type="float" office:value="17.737" calcext:value-type="float">
            <text:p>17.737</text:p>
          </table:table-cell>
          <table:table-cell office:value-type="float" office:value="18.046" calcext:value-type="float">
            <text:p>18.046</text:p>
          </table:table-cell>
          <table:table-cell office:value-type="float" office:value="17.635" calcext:value-type="float">
            <text:p>17.635</text:p>
          </table:table-cell>
          <table:table-cell office:value-type="float" office:value="17.735" calcext:value-type="float">
            <text:p>17.735</text:p>
          </table:table-cell>
          <table:table-cell table:formula="of:=MIN([.B30:.F30])" office:value-type="float" office:value="17.635" calcext:value-type="float">
            <text:p/>
          </table:table-cell>
          <table:table-cell table:formula="of:=MAX([.B30:.F30])" office:value-type="float" office:value="18.225" calcext:value-type="float">
            <text:p/>
          </table:table-cell>
          <table:table-cell table:formula="of:=AVERAGE([.B30:.F30])" office:value-type="float" office:value="17.8756" calcext:value-type="float">
            <text:p/>
          </table:table-cell>
          <table:table-cell table:formula="of:=[.G30]/[.A30]" office:value-type="float" office:value="0.608103448275862" calcext:value-type="float">
            <text:p/>
          </table:table-cell>
          <table:table-cell table:formula="of:=[.H30]/[.A30]" office:value-type="float" office:value="0.628448275862069" calcext:value-type="float">
            <text:p/>
          </table:table-cell>
          <table:table-cell table:formula="of:=[.I30]/[.A30]" office:value-type="float" office:value="0.6164" calcext:value-type="float">
            <text:p/>
          </table:table-cell>
          <table:table-cell table:formula="of:=[.J30]/[.A30]" office:value-type="float" office:value="0.0209690844233056" calcext:value-type="float">
            <text:p/>
          </table:table-cell>
          <table:table-cell table:formula="of:=[.K30]/[.A30]" office:value-type="float" office:value="0.0216706302021403" calcext:value-type="float">
            <text:p/>
          </table:table-cell>
          <table:table-cell table:formula="of:=[.L30]/[.A30]" office:value-type="float" office:value="0.0212551724137931" calcext:value-type="float">
            <text:p/>
          </table:table-cell>
        </table:table-row>
        <table:table-row table:style-name="ro1">
          <table:table-cell office:value-type="float" office:value="30" calcext:value-type="float">
            <text:p>30</text:p>
          </table:table-cell>
          <table:table-cell office:value-type="float" office:value="19.319" calcext:value-type="float">
            <text:p>19.319</text:p>
          </table:table-cell>
          <table:table-cell office:value-type="float" office:value="19.023" calcext:value-type="float">
            <text:p>19.023</text:p>
          </table:table-cell>
          <table:table-cell office:value-type="float" office:value="19.252" calcext:value-type="float">
            <text:p>19.252</text:p>
          </table:table-cell>
          <table:table-cell office:value-type="float" office:value="18.966" calcext:value-type="float">
            <text:p>18.966</text:p>
          </table:table-cell>
          <table:table-cell office:value-type="float" office:value="18.978" calcext:value-type="float">
            <text:p>18.978</text:p>
          </table:table-cell>
          <table:table-cell table:formula="of:=MIN([.B31:.F31])" office:value-type="float" office:value="18.966" calcext:value-type="float">
            <text:p/>
          </table:table-cell>
          <table:table-cell table:formula="of:=MAX([.B31:.F31])" office:value-type="float" office:value="19.319" calcext:value-type="float">
            <text:p/>
          </table:table-cell>
          <table:table-cell table:formula="of:=AVERAGE([.B31:.F31])" office:value-type="float" office:value="19.1076" calcext:value-type="float">
            <text:p/>
          </table:table-cell>
          <table:table-cell table:formula="of:=[.G31]/[.A31]" office:value-type="float" office:value="0.6322" calcext:value-type="float">
            <text:p/>
          </table:table-cell>
          <table:table-cell table:formula="of:=[.H31]/[.A31]" office:value-type="float" office:value="0.643966666666667" calcext:value-type="float">
            <text:p/>
          </table:table-cell>
          <table:table-cell table:formula="of:=[.I31]/[.A31]" office:value-type="float" office:value="0.63692" calcext:value-type="float">
            <text:p/>
          </table:table-cell>
          <table:table-cell table:formula="of:=[.J31]/[.A31]" office:value-type="float" office:value="0.0210733333333333" calcext:value-type="float">
            <text:p/>
          </table:table-cell>
          <table:table-cell table:formula="of:=[.K31]/[.A31]" office:value-type="float" office:value="0.0214655555555556" calcext:value-type="float">
            <text:p/>
          </table:table-cell>
          <table:table-cell table:formula="of:=[.L31]/[.A31]" office:value-type="float" office:value="0.0212306666666667" calcext:value-type="float">
            <text:p/>
          </table:table-cell>
        </table:table-row>
        <table:table-row table:style-name="ro1">
          <table:table-cell office:value-type="float" office:value="31" calcext:value-type="float">
            <text:p>31</text:p>
          </table:table-cell>
          <table:table-cell office:value-type="float" office:value="20.45" calcext:value-type="float">
            <text:p>20.45</text:p>
          </table:table-cell>
          <table:table-cell office:value-type="float" office:value="20.707" calcext:value-type="float">
            <text:p>20.707</text:p>
          </table:table-cell>
          <table:table-cell office:value-type="float" office:value="20.964" calcext:value-type="float">
            <text:p>20.964</text:p>
          </table:table-cell>
          <table:table-cell office:value-type="float" office:value="20.317" calcext:value-type="float">
            <text:p>20.317</text:p>
          </table:table-cell>
          <table:table-cell office:value-type="float" office:value="20.724" calcext:value-type="float">
            <text:p>20.724</text:p>
          </table:table-cell>
          <table:table-cell table:formula="of:=MIN([.B32:.F32])" office:value-type="float" office:value="20.317" calcext:value-type="float">
            <text:p/>
          </table:table-cell>
          <table:table-cell table:formula="of:=MAX([.B32:.F32])" office:value-type="float" office:value="20.964" calcext:value-type="float">
            <text:p/>
          </table:table-cell>
          <table:table-cell table:formula="of:=AVERAGE([.B32:.F32])" office:value-type="float" office:value="20.6324" calcext:value-type="float">
            <text:p/>
          </table:table-cell>
          <table:table-cell table:formula="of:=[.G32]/[.A32]" office:value-type="float" office:value="0.655387096774194" calcext:value-type="float">
            <text:p/>
          </table:table-cell>
          <table:table-cell table:formula="of:=[.H32]/[.A32]" office:value-type="float" office:value="0.676258064516129" calcext:value-type="float">
            <text:p/>
          </table:table-cell>
          <table:table-cell table:formula="of:=[.I32]/[.A32]" office:value-type="float" office:value="0.665561290322581" calcext:value-type="float">
            <text:p/>
          </table:table-cell>
          <table:table-cell table:formula="of:=[.J32]/[.A32]" office:value-type="float" office:value="0.0211415192507804" calcext:value-type="float">
            <text:p/>
          </table:table-cell>
          <table:table-cell table:formula="of:=[.K32]/[.A32]" office:value-type="float" office:value="0.0218147762747138" calcext:value-type="float">
            <text:p/>
          </table:table-cell>
          <table:table-cell table:formula="of:=[.L32]/[.A32]" office:value-type="float" office:value="0.0214697190426639" calcext:value-type="float">
            <text:p/>
          </table:table-cell>
        </table:table-row>
        <table:table-row table:style-name="ro1">
          <table:table-cell office:value-type="float" office:value="32" calcext:value-type="float">
            <text:p>32</text:p>
          </table:table-cell>
          <table:table-cell office:value-type="float" office:value="21.958" calcext:value-type="float">
            <text:p>21.958</text:p>
          </table:table-cell>
          <table:table-cell office:value-type="float" office:value="21.557" calcext:value-type="float">
            <text:p>21.557</text:p>
          </table:table-cell>
          <table:table-cell office:value-type="float" office:value="21.627" calcext:value-type="float">
            <text:p>21.627</text:p>
          </table:table-cell>
          <table:table-cell office:value-type="float" office:value="21.589" calcext:value-type="float">
            <text:p>21.589</text:p>
          </table:table-cell>
          <table:table-cell office:value-type="float" office:value="21.521" calcext:value-type="float">
            <text:p>21.521</text:p>
          </table:table-cell>
          <table:table-cell table:formula="of:=MIN([.B33:.F33])" office:value-type="float" office:value="21.521" calcext:value-type="float">
            <text:p/>
          </table:table-cell>
          <table:table-cell table:formula="of:=MAX([.B33:.F33])" office:value-type="float" office:value="21.958" calcext:value-type="float">
            <text:p/>
          </table:table-cell>
          <table:table-cell table:formula="of:=AVERAGE([.B33:.F33])" office:value-type="float" office:value="21.6504" calcext:value-type="float">
            <text:p/>
          </table:table-cell>
          <table:table-cell table:formula="of:=[.G33]/[.A33]" office:value-type="float" office:value="0.67253125" calcext:value-type="float">
            <text:p/>
          </table:table-cell>
          <table:table-cell table:formula="of:=[.H33]/[.A33]" office:value-type="float" office:value="0.6861875" calcext:value-type="float">
            <text:p/>
          </table:table-cell>
          <table:table-cell table:formula="of:=[.I33]/[.A33]" office:value-type="float" office:value="0.676575" calcext:value-type="float">
            <text:p/>
          </table:table-cell>
          <table:table-cell table:formula="of:=[.J33]/[.A33]" office:value-type="float" office:value="0.0210166015625" calcext:value-type="float">
            <text:p/>
          </table:table-cell>
          <table:table-cell table:formula="of:=[.K33]/[.A33]" office:value-type="float" office:value="0.021443359375" calcext:value-type="float">
            <text:p/>
          </table:table-cell>
          <table:table-cell table:formula="of:=[.L33]/[.A33]" office:value-type="float" office:value="0.02114296875" calcext:value-type="float">
            <text:p/>
          </table:table-cell>
        </table:table-row>
        <table:table-row table:style-name="ro1">
          <table:table-cell office:value-type="float" office:value="33" calcext:value-type="float">
            <text:p>33</text:p>
          </table:table-cell>
          <table:table-cell office:value-type="float" office:value="23.068" calcext:value-type="float">
            <text:p>23.068</text:p>
          </table:table-cell>
          <table:table-cell office:value-type="float" office:value="23.76" calcext:value-type="float">
            <text:p>23.76</text:p>
          </table:table-cell>
          <table:table-cell office:value-type="float" office:value="22.96" calcext:value-type="float">
            <text:p>22.96</text:p>
          </table:table-cell>
          <table:table-cell office:value-type="float" office:value="23.038" calcext:value-type="float">
            <text:p>23.038</text:p>
          </table:table-cell>
          <table:table-cell office:value-type="float" office:value="23.108" calcext:value-type="float">
            <text:p>23.108</text:p>
          </table:table-cell>
          <table:table-cell table:formula="of:=MIN([.B34:.F34])" office:value-type="float" office:value="22.96" calcext:value-type="float">
            <text:p/>
          </table:table-cell>
          <table:table-cell table:formula="of:=MAX([.B34:.F34])" office:value-type="float" office:value="23.76" calcext:value-type="float">
            <text:p/>
          </table:table-cell>
          <table:table-cell table:formula="of:=AVERAGE([.B34:.F34])" office:value-type="float" office:value="23.1868" calcext:value-type="float">
            <text:p/>
          </table:table-cell>
          <table:table-cell table:formula="of:=[.G34]/[.A34]" office:value-type="float" office:value="0.695757575757576" calcext:value-type="float">
            <text:p/>
          </table:table-cell>
          <table:table-cell table:formula="of:=[.H34]/[.A34]" office:value-type="float" office:value="0.72" calcext:value-type="float">
            <text:p/>
          </table:table-cell>
          <table:table-cell table:formula="of:=[.I34]/[.A34]" office:value-type="float" office:value="0.702630303030303" calcext:value-type="float">
            <text:p/>
          </table:table-cell>
          <table:table-cell table:formula="of:=[.J34]/[.A34]" office:value-type="float" office:value="0.0210835629017447" calcext:value-type="float">
            <text:p/>
          </table:table-cell>
          <table:table-cell table:formula="of:=[.K34]/[.A34]" office:value-type="float" office:value="0.0218181818181818" calcext:value-type="float">
            <text:p/>
          </table:table-cell>
          <table:table-cell table:formula="of:=[.L34]/[.A34]" office:value-type="float" office:value="0.0212918273645546" calcext:value-type="float">
            <text:p/>
          </table:table-cell>
        </table:table-row>
        <table:table-row table:style-name="ro1">
          <table:table-cell office:value-type="float" office:value="34" calcext:value-type="float">
            <text:p>34</text:p>
          </table:table-cell>
          <table:table-cell office:value-type="float" office:value="24.176" calcext:value-type="float">
            <text:p>24.176</text:p>
          </table:table-cell>
          <table:table-cell office:value-type="float" office:value="25.292" calcext:value-type="float">
            <text:p>25.292</text:p>
          </table:table-cell>
          <table:table-cell office:value-type="float" office:value="24.59" calcext:value-type="float">
            <text:p>24.59</text:p>
          </table:table-cell>
          <table:table-cell office:value-type="float" office:value="24.17" calcext:value-type="float">
            <text:p>24.17</text:p>
          </table:table-cell>
          <table:table-cell office:value-type="float" office:value="24.376" calcext:value-type="float">
            <text:p>24.376</text:p>
          </table:table-cell>
          <table:table-cell table:formula="of:=MIN([.B35:.F35])" office:value-type="float" office:value="24.17" calcext:value-type="float">
            <text:p/>
          </table:table-cell>
          <table:table-cell table:formula="of:=MAX([.B35:.F35])" office:value-type="float" office:value="25.292" calcext:value-type="float">
            <text:p/>
          </table:table-cell>
          <table:table-cell table:formula="of:=AVERAGE([.B35:.F35])" office:value-type="float" office:value="24.5208" calcext:value-type="float">
            <text:p/>
          </table:table-cell>
          <table:table-cell table:formula="of:=[.G35]/[.A35]" office:value-type="float" office:value="0.710882352941177" calcext:value-type="float">
            <text:p/>
          </table:table-cell>
          <table:table-cell table:formula="of:=[.H35]/[.A35]" office:value-type="float" office:value="0.743882352941177" calcext:value-type="float">
            <text:p/>
          </table:table-cell>
          <table:table-cell table:formula="of:=[.I35]/[.A35]" office:value-type="float" office:value="0.7212" calcext:value-type="float">
            <text:p/>
          </table:table-cell>
          <table:table-cell table:formula="of:=[.J35]/[.A35]" office:value-type="float" office:value="0.0209083044982699" calcext:value-type="float">
            <text:p/>
          </table:table-cell>
          <table:table-cell table:formula="of:=[.K35]/[.A35]" office:value-type="float" office:value="0.021878892733564" calcext:value-type="float">
            <text:p/>
          </table:table-cell>
          <table:table-cell table:formula="of:=[.L35]/[.A35]" office:value-type="float" office:value="0.0212117647058824" calcext:value-type="float">
            <text:p/>
          </table:table-cell>
        </table:table-row>
        <table:table-row table:style-name="ro1">
          <table:table-cell office:value-type="float" office:value="35" calcext:value-type="float">
            <text:p>35</text:p>
          </table:table-cell>
          <table:table-cell office:value-type="float" office:value="25.57" calcext:value-type="float">
            <text:p>25.57</text:p>
          </table:table-cell>
          <table:table-cell office:value-type="float" office:value="25.611" calcext:value-type="float">
            <text:p>25.611</text:p>
          </table:table-cell>
          <table:table-cell office:value-type="float" office:value="25.793" calcext:value-type="float">
            <text:p>25.793</text:p>
          </table:table-cell>
          <table:table-cell office:value-type="float" office:value="25.619" calcext:value-type="float">
            <text:p>25.619</text:p>
          </table:table-cell>
          <table:table-cell office:value-type="float" office:value="25.634" calcext:value-type="float">
            <text:p>25.634</text:p>
          </table:table-cell>
          <table:table-cell table:formula="of:=MIN([.B36:.F36])" office:value-type="float" office:value="25.57" calcext:value-type="float">
            <text:p/>
          </table:table-cell>
          <table:table-cell table:formula="of:=MAX([.B36:.F36])" office:value-type="float" office:value="25.793" calcext:value-type="float">
            <text:p/>
          </table:table-cell>
          <table:table-cell table:formula="of:=AVERAGE([.B36:.F36])" office:value-type="float" office:value="25.6454" calcext:value-type="float">
            <text:p/>
          </table:table-cell>
          <table:table-cell table:formula="of:=[.G36]/[.A36]" office:value-type="float" office:value="0.730571428571429" calcext:value-type="float">
            <text:p/>
          </table:table-cell>
          <table:table-cell table:formula="of:=[.H36]/[.A36]" office:value-type="float" office:value="0.736942857142857" calcext:value-type="float">
            <text:p/>
          </table:table-cell>
          <table:table-cell table:formula="of:=[.I36]/[.A36]" office:value-type="float" office:value="0.732725714285714" calcext:value-type="float">
            <text:p/>
          </table:table-cell>
          <table:table-cell table:formula="of:=[.J36]/[.A36]" office:value-type="float" office:value="0.0208734693877551" calcext:value-type="float">
            <text:p/>
          </table:table-cell>
          <table:table-cell table:formula="of:=[.K36]/[.A36]" office:value-type="float" office:value="0.0210555102040816" calcext:value-type="float">
            <text:p/>
          </table:table-cell>
          <table:table-cell table:formula="of:=[.L36]/[.A36]" office:value-type="float" office:value="0.0209350204081633" calcext:value-type="float">
            <text:p/>
          </table:table-cell>
        </table:table-row>
        <table:table-row table:style-name="ro1">
          <table:table-cell office:value-type="float" office:value="36" calcext:value-type="float">
            <text:p>36</text:p>
          </table:table-cell>
          <table:table-cell office:value-type="float" office:value="27.286" calcext:value-type="float">
            <text:p>27.286</text:p>
          </table:table-cell>
          <table:table-cell office:value-type="float" office:value="27.075" calcext:value-type="float">
            <text:p>27.075</text:p>
          </table:table-cell>
          <table:table-cell office:value-type="float" office:value="27.256" calcext:value-type="float">
            <text:p>27.256</text:p>
          </table:table-cell>
          <table:table-cell office:value-type="float" office:value="26.925" calcext:value-type="float">
            <text:p>26.925</text:p>
          </table:table-cell>
          <table:table-cell office:value-type="float" office:value="27.077" calcext:value-type="float">
            <text:p>27.077</text:p>
          </table:table-cell>
          <table:table-cell table:formula="of:=MIN([.B37:.F37])" office:value-type="float" office:value="26.925" calcext:value-type="float">
            <text:p/>
          </table:table-cell>
          <table:table-cell table:formula="of:=MAX([.B37:.F37])" office:value-type="float" office:value="27.286" calcext:value-type="float">
            <text:p/>
          </table:table-cell>
          <table:table-cell table:formula="of:=AVERAGE([.B37:.F37])" office:value-type="float" office:value="27.1238" calcext:value-type="float">
            <text:p/>
          </table:table-cell>
          <table:table-cell table:formula="of:=[.G37]/[.A37]" office:value-type="float" office:value="0.747916666666667" calcext:value-type="float">
            <text:p/>
          </table:table-cell>
          <table:table-cell table:formula="of:=[.H37]/[.A37]" office:value-type="float" office:value="0.757944444444445" calcext:value-type="float">
            <text:p/>
          </table:table-cell>
          <table:table-cell table:formula="of:=[.I37]/[.A37]" office:value-type="float" office:value="0.753438888888889" calcext:value-type="float">
            <text:p/>
          </table:table-cell>
          <table:table-cell table:formula="of:=[.J37]/[.A37]" office:value-type="float" office:value="0.020775462962963" calcext:value-type="float">
            <text:p/>
          </table:table-cell>
          <table:table-cell table:formula="of:=[.K37]/[.A37]" office:value-type="float" office:value="0.021054012345679" calcext:value-type="float">
            <text:p/>
          </table:table-cell>
          <table:table-cell table:formula="of:=[.L37]/[.A37]" office:value-type="float" office:value="0.0209288580246914" calcext:value-type="float">
            <text:p/>
          </table:table-cell>
        </table:table-row>
        <table:table-row table:style-name="ro1">
          <table:table-cell office:value-type="float" office:value="37" calcext:value-type="float">
            <text:p>37</text:p>
          </table:table-cell>
          <table:table-cell office:value-type="float" office:value="28.716" calcext:value-type="float">
            <text:p>28.716</text:p>
          </table:table-cell>
          <table:table-cell office:value-type="float" office:value="28.472" calcext:value-type="float">
            <text:p>28.472</text:p>
          </table:table-cell>
          <table:table-cell office:value-type="float" office:value="28.959" calcext:value-type="float">
            <text:p>28.959</text:p>
          </table:table-cell>
          <table:table-cell office:value-type="float" office:value="28.62" calcext:value-type="float">
            <text:p>28.62</text:p>
          </table:table-cell>
          <table:table-cell office:value-type="float" office:value="28.58" calcext:value-type="float">
            <text:p>28.58</text:p>
          </table:table-cell>
          <table:table-cell table:formula="of:=MIN([.B38:.F38])" office:value-type="float" office:value="28.472" calcext:value-type="float">
            <text:p/>
          </table:table-cell>
          <table:table-cell table:formula="of:=MAX([.B38:.F38])" office:value-type="float" office:value="28.959" calcext:value-type="float">
            <text:p/>
          </table:table-cell>
          <table:table-cell table:formula="of:=AVERAGE([.B38:.F38])" office:value-type="float" office:value="28.6694" calcext:value-type="float">
            <text:p/>
          </table:table-cell>
          <table:table-cell table:formula="of:=[.G38]/[.A38]" office:value-type="float" office:value="0.769513513513514" calcext:value-type="float">
            <text:p/>
          </table:table-cell>
          <table:table-cell table:formula="of:=[.H38]/[.A38]" office:value-type="float" office:value="0.782675675675676" calcext:value-type="float">
            <text:p/>
          </table:table-cell>
          <table:table-cell table:formula="of:=[.I38]/[.A38]" office:value-type="float" office:value="0.774848648648649" calcext:value-type="float">
            <text:p/>
          </table:table-cell>
          <table:table-cell table:formula="of:=[.J38]/[.A38]" office:value-type="float" office:value="0.0207976625273923" calcext:value-type="float">
            <text:p/>
          </table:table-cell>
          <table:table-cell table:formula="of:=[.K38]/[.A38]" office:value-type="float" office:value="0.0211533966398831" calcext:value-type="float">
            <text:p/>
          </table:table-cell>
          <table:table-cell table:formula="of:=[.L38]/[.A38]" office:value-type="float" office:value="0.0209418553688824" calcext:value-type="float">
            <text:p/>
          </table:table-cell>
        </table:table-row>
        <table:table-row table:style-name="ro1">
          <table:table-cell office:value-type="float" office:value="38" calcext:value-type="float">
            <text:p>38</text:p>
          </table:table-cell>
          <table:table-cell office:value-type="float" office:value="29.893" calcext:value-type="float">
            <text:p>29.893</text:p>
          </table:table-cell>
          <table:table-cell office:value-type="float" office:value="29.952" calcext:value-type="float">
            <text:p>29.952</text:p>
          </table:table-cell>
          <table:table-cell office:value-type="float" office:value="30.314" calcext:value-type="float">
            <text:p>30.314</text:p>
          </table:table-cell>
          <table:table-cell office:value-type="float" office:value="30.441" calcext:value-type="float">
            <text:p>30.441</text:p>
          </table:table-cell>
          <table:table-cell office:value-type="float" office:value="29.961" calcext:value-type="float">
            <text:p>29.961</text:p>
          </table:table-cell>
          <table:table-cell table:formula="of:=MIN([.B39:.F39])" office:value-type="float" office:value="29.893" calcext:value-type="float">
            <text:p/>
          </table:table-cell>
          <table:table-cell table:formula="of:=MAX([.B39:.F39])" office:value-type="float" office:value="30.441" calcext:value-type="float">
            <text:p/>
          </table:table-cell>
          <table:table-cell table:formula="of:=AVERAGE([.B39:.F39])" office:value-type="float" office:value="30.1122" calcext:value-type="float">
            <text:p/>
          </table:table-cell>
          <table:table-cell table:formula="of:=[.G39]/[.A39]" office:value-type="float" office:value="0.786657894736842" calcext:value-type="float">
            <text:p/>
          </table:table-cell>
          <table:table-cell table:formula="of:=[.H39]/[.A39]" office:value-type="float" office:value="0.801078947368421" calcext:value-type="float">
            <text:p/>
          </table:table-cell>
          <table:table-cell table:formula="of:=[.I39]/[.A39]" office:value-type="float" office:value="0.792426315789474" calcext:value-type="float">
            <text:p/>
          </table:table-cell>
          <table:table-cell table:formula="of:=[.J39]/[.A39]" office:value-type="float" office:value="0.0207015235457064" calcext:value-type="float">
            <text:p/>
          </table:table-cell>
          <table:table-cell table:formula="of:=[.K39]/[.A39]" office:value-type="float" office:value="0.0210810249307479" calcext:value-type="float">
            <text:p/>
          </table:table-cell>
          <table:table-cell table:formula="of:=[.L39]/[.A39]" office:value-type="float" office:value="0.020853324099723" calcext:value-type="float">
            <text:p/>
          </table:table-cell>
        </table:table-row>
        <table:table-row table:style-name="ro1">
          <table:table-cell office:value-type="float" office:value="39" calcext:value-type="float">
            <text:p>39</text:p>
          </table:table-cell>
          <table:table-cell office:value-type="float" office:value="31.771" calcext:value-type="float">
            <text:p>31.771</text:p>
          </table:table-cell>
          <table:table-cell office:value-type="float" office:value="31.567" calcext:value-type="float">
            <text:p>31.567</text:p>
          </table:table-cell>
          <table:table-cell office:value-type="float" office:value="32.047" calcext:value-type="float">
            <text:p>32.047</text:p>
          </table:table-cell>
          <table:table-cell office:value-type="float" office:value="31.473" calcext:value-type="float">
            <text:p>31.473</text:p>
          </table:table-cell>
          <table:table-cell office:value-type="float" office:value="31.517" calcext:value-type="float">
            <text:p>31.517</text:p>
          </table:table-cell>
          <table:table-cell table:formula="of:=MIN([.B40:.F40])" office:value-type="float" office:value="31.473" calcext:value-type="float">
            <text:p/>
          </table:table-cell>
          <table:table-cell table:formula="of:=MAX([.B40:.F40])" office:value-type="float" office:value="32.047" calcext:value-type="float">
            <text:p/>
          </table:table-cell>
          <table:table-cell table:formula="of:=AVERAGE([.B40:.F40])" office:value-type="float" office:value="31.675" calcext:value-type="float">
            <text:p/>
          </table:table-cell>
          <table:table-cell table:formula="of:=[.G40]/[.A40]" office:value-type="float" office:value="0.807" calcext:value-type="float">
            <text:p/>
          </table:table-cell>
          <table:table-cell table:formula="of:=[.H40]/[.A40]" office:value-type="float" office:value="0.821717948717949" calcext:value-type="float">
            <text:p/>
          </table:table-cell>
          <table:table-cell table:formula="of:=[.I40]/[.A40]" office:value-type="float" office:value="0.812179487179487" calcext:value-type="float">
            <text:p/>
          </table:table-cell>
          <table:table-cell table:formula="of:=[.J40]/[.A40]" office:value-type="float" office:value="0.0206923076923077" calcext:value-type="float">
            <text:p/>
          </table:table-cell>
          <table:table-cell table:formula="of:=[.K40]/[.A40]" office:value-type="float" office:value="0.0210696909927679" calcext:value-type="float">
            <text:p/>
          </table:table-cell>
          <table:table-cell table:formula="of:=[.L40]/[.A40]" office:value-type="float" office:value="0.0208251150558843" calcext:value-type="float">
            <text:p/>
          </table:table-cell>
        </table:table-row>
        <table:table-row table:style-name="ro1">
          <table:table-cell office:value-type="float" office:value="40" calcext:value-type="float">
            <text:p>40</text:p>
          </table:table-cell>
          <table:table-cell office:value-type="float" office:value="33.191" calcext:value-type="float">
            <text:p>33.191</text:p>
          </table:table-cell>
          <table:table-cell office:value-type="float" office:value="33.463" calcext:value-type="float">
            <text:p>33.463</text:p>
          </table:table-cell>
          <table:table-cell office:value-type="float" office:value="33.6" calcext:value-type="float">
            <text:p>33.6</text:p>
          </table:table-cell>
          <table:table-cell office:value-type="float" office:value="33.112" calcext:value-type="float">
            <text:p>33.112</text:p>
          </table:table-cell>
          <table:table-cell office:value-type="float" office:value="33.195" calcext:value-type="float">
            <text:p>33.195</text:p>
          </table:table-cell>
          <table:table-cell table:formula="of:=MIN([.B41:.F41])" office:value-type="float" office:value="33.112" calcext:value-type="float">
            <text:p/>
          </table:table-cell>
          <table:table-cell table:formula="of:=MAX([.B41:.F41])" office:value-type="float" office:value="33.6" calcext:value-type="float">
            <text:p/>
          </table:table-cell>
          <table:table-cell table:formula="of:=AVERAGE([.B41:.F41])" office:value-type="float" office:value="33.3122" calcext:value-type="float">
            <text:p/>
          </table:table-cell>
          <table:table-cell table:formula="of:=[.G41]/[.A41]" office:value-type="float" office:value="0.8278" calcext:value-type="float">
            <text:p/>
          </table:table-cell>
          <table:table-cell table:formula="of:=[.H41]/[.A41]" office:value-type="float" office:value="0.84" calcext:value-type="float">
            <text:p/>
          </table:table-cell>
          <table:table-cell table:formula="of:=[.I41]/[.A41]" office:value-type="float" office:value="0.832805" calcext:value-type="float">
            <text:p/>
          </table:table-cell>
          <table:table-cell table:formula="of:=[.J41]/[.A41]" office:value-type="float" office:value="0.020695" calcext:value-type="float">
            <text:p/>
          </table:table-cell>
          <table:table-cell table:formula="of:=[.K41]/[.A41]" office:value-type="float" office:value="0.021" calcext:value-type="float">
            <text:p/>
          </table:table-cell>
          <table:table-cell table:formula="of:=[.L41]/[.A41]" office:value-type="float" office:value="0.020820125" calcext:value-type="float">
            <text:p/>
          </table:table-cell>
        </table:table-row>
        <table:table-row table:style-name="ro1">
          <table:table-cell office:value-type="float" office:value="41" calcext:value-type="float">
            <text:p>41</text:p>
          </table:table-cell>
          <table:table-cell office:value-type="float" office:value="35.092" calcext:value-type="float">
            <text:p>35.092</text:p>
          </table:table-cell>
          <table:table-cell office:value-type="float" office:value="35.04" calcext:value-type="float">
            <text:p>35.04</text:p>
          </table:table-cell>
          <table:table-cell office:value-type="float" office:value="35.636" calcext:value-type="float">
            <text:p>35.636</text:p>
          </table:table-cell>
          <table:table-cell office:value-type="float" office:value="34.979" calcext:value-type="float">
            <text:p>34.979</text:p>
          </table:table-cell>
          <table:table-cell office:value-type="float" office:value="35.011" calcext:value-type="float">
            <text:p>35.011</text:p>
          </table:table-cell>
          <table:table-cell table:formula="of:=MIN([.B42:.F42])" office:value-type="float" office:value="34.979" calcext:value-type="float">
            <text:p/>
          </table:table-cell>
          <table:table-cell table:formula="of:=MAX([.B42:.F42])" office:value-type="float" office:value="35.636" calcext:value-type="float">
            <text:p/>
          </table:table-cell>
          <table:table-cell table:formula="of:=AVERAGE([.B42:.F42])" office:value-type="float" office:value="35.1516" calcext:value-type="float">
            <text:p/>
          </table:table-cell>
          <table:table-cell table:formula="of:=[.G42]/[.A42]" office:value-type="float" office:value="0.853146341463415" calcext:value-type="float">
            <text:p/>
          </table:table-cell>
          <table:table-cell table:formula="of:=[.H42]/[.A42]" office:value-type="float" office:value="0.869170731707317" calcext:value-type="float">
            <text:p/>
          </table:table-cell>
          <table:table-cell table:formula="of:=[.I42]/[.A42]" office:value-type="float" office:value="0.857356097560976" calcext:value-type="float">
            <text:p/>
          </table:table-cell>
          <table:table-cell table:formula="of:=[.J42]/[.A42]" office:value-type="float" office:value="0.0208084473527662" calcext:value-type="float">
            <text:p/>
          </table:table-cell>
          <table:table-cell table:formula="of:=[.K42]/[.A42]" office:value-type="float" office:value="0.0211992861392029" calcext:value-type="float">
            <text:p/>
          </table:table-cell>
          <table:table-cell table:formula="of:=[.L42]/[.A42]" office:value-type="float" office:value="0.0209111243307555" calcext:value-type="float">
            <text:p/>
          </table:table-cell>
        </table:table-row>
        <table:table-row table:style-name="ro1">
          <table:table-cell office:value-type="float" office:value="42" calcext:value-type="float">
            <text:p>42</text:p>
          </table:table-cell>
          <table:table-cell office:value-type="float" office:value="36.755" calcext:value-type="float">
            <text:p>36.755</text:p>
          </table:table-cell>
          <table:table-cell office:value-type="float" office:value="36.992" calcext:value-type="float">
            <text:p>36.992</text:p>
          </table:table-cell>
          <table:table-cell office:value-type="float" office:value="37.347" calcext:value-type="float">
            <text:p>37.347</text:p>
          </table:table-cell>
          <table:table-cell office:value-type="float" office:value="36.577" calcext:value-type="float">
            <text:p>36.577</text:p>
          </table:table-cell>
          <table:table-cell office:value-type="float" office:value="36.635" calcext:value-type="float">
            <text:p>36.635</text:p>
          </table:table-cell>
          <table:table-cell table:formula="of:=MIN([.B43:.F43])" office:value-type="float" office:value="36.577" calcext:value-type="float">
            <text:p/>
          </table:table-cell>
          <table:table-cell table:formula="of:=MAX([.B43:.F43])" office:value-type="float" office:value="37.347" calcext:value-type="float">
            <text:p/>
          </table:table-cell>
          <table:table-cell table:formula="of:=AVERAGE([.B43:.F43])" office:value-type="float" office:value="36.8612" calcext:value-type="float">
            <text:p/>
          </table:table-cell>
          <table:table-cell table:formula="of:=[.G43]/[.A43]" office:value-type="float" office:value="0.870880952380952" calcext:value-type="float">
            <text:p/>
          </table:table-cell>
          <table:table-cell table:formula="of:=[.H43]/[.A43]" office:value-type="float" office:value="0.889214285714286" calcext:value-type="float">
            <text:p/>
          </table:table-cell>
          <table:table-cell table:formula="of:=[.I43]/[.A43]" office:value-type="float" office:value="0.877647619047619" calcext:value-type="float">
            <text:p/>
          </table:table-cell>
          <table:table-cell table:formula="of:=[.J43]/[.A43]" office:value-type="float" office:value="0.0207352607709751" calcext:value-type="float">
            <text:p/>
          </table:table-cell>
          <table:table-cell table:formula="of:=[.K43]/[.A43]" office:value-type="float" office:value="0.021171768707483" calcext:value-type="float">
            <text:p/>
          </table:table-cell>
          <table:table-cell table:formula="of:=[.L43]/[.A43]" office:value-type="float" office:value="0.0208963718820862" calcext:value-type="float">
            <text:p/>
          </table:table-cell>
        </table:table-row>
        <table:table-row table:style-name="ro1">
          <table:table-cell office:value-type="float" office:value="43" calcext:value-type="float">
            <text:p>43</text:p>
          </table:table-cell>
          <table:table-cell office:value-type="float" office:value="38.378" calcext:value-type="float">
            <text:p>38.378</text:p>
          </table:table-cell>
          <table:table-cell office:value-type="float" office:value="39.619" calcext:value-type="float">
            <text:p>39.619</text:p>
          </table:table-cell>
          <table:table-cell office:value-type="float" office:value="38.902" calcext:value-type="float">
            <text:p>38.902</text:p>
          </table:table-cell>
          <table:table-cell office:value-type="float" office:value="38.157" calcext:value-type="float">
            <text:p>38.157</text:p>
          </table:table-cell>
          <table:table-cell office:value-type="float" office:value="38.362" calcext:value-type="float">
            <text:p>38.362</text:p>
          </table:table-cell>
          <table:table-cell table:formula="of:=MIN([.B44:.F44])" office:value-type="float" office:value="38.157" calcext:value-type="float">
            <text:p/>
          </table:table-cell>
          <table:table-cell table:formula="of:=MAX([.B44:.F44])" office:value-type="float" office:value="39.619" calcext:value-type="float">
            <text:p/>
          </table:table-cell>
          <table:table-cell table:formula="of:=AVERAGE([.B44:.F44])" office:value-type="float" office:value="38.6836" calcext:value-type="float">
            <text:p/>
          </table:table-cell>
          <table:table-cell table:formula="of:=[.G44]/[.A44]" office:value-type="float" office:value="0.887372093023256" calcext:value-type="float">
            <text:p/>
          </table:table-cell>
          <table:table-cell table:formula="of:=[.H44]/[.A44]" office:value-type="float" office:value="0.921372093023256" calcext:value-type="float">
            <text:p/>
          </table:table-cell>
          <table:table-cell table:formula="of:=[.I44]/[.A44]" office:value-type="float" office:value="0.899618604651163" calcext:value-type="float">
            <text:p/>
          </table:table-cell>
          <table:table-cell table:formula="of:=[.J44]/[.A44]" office:value-type="float" office:value="0.0206365603028664" calcext:value-type="float">
            <text:p/>
          </table:table-cell>
          <table:table-cell table:formula="of:=[.K44]/[.A44]" office:value-type="float" office:value="0.021427257977285" calcext:value-type="float">
            <text:p/>
          </table:table-cell>
          <table:table-cell table:formula="of:=[.L44]/[.A44]" office:value-type="float" office:value="0.0209213628988642" calcext:value-type="float">
            <text:p/>
          </table:table-cell>
        </table:table-row>
        <table:table-row table:style-name="ro1">
          <table:table-cell office:value-type="float" office:value="44" calcext:value-type="float">
            <text:p>44</text:p>
          </table:table-cell>
          <table:table-cell office:value-type="float" office:value="40.053" calcext:value-type="float">
            <text:p>40.053</text:p>
          </table:table-cell>
          <table:table-cell office:value-type="float" office:value="40.575" calcext:value-type="float">
            <text:p>40.575</text:p>
          </table:table-cell>
          <table:table-cell office:value-type="float" office:value="40.473" calcext:value-type="float">
            <text:p>40.473</text:p>
          </table:table-cell>
          <table:table-cell office:value-type="float" office:value="40.055" calcext:value-type="float">
            <text:p>40.055</text:p>
          </table:table-cell>
          <table:table-cell office:value-type="float" office:value="40.124" calcext:value-type="float">
            <text:p>40.124</text:p>
          </table:table-cell>
          <table:table-cell table:formula="of:=MIN([.B45:.F45])" office:value-type="float" office:value="40.053" calcext:value-type="float">
            <text:p/>
          </table:table-cell>
          <table:table-cell table:formula="of:=MAX([.B45:.F45])" office:value-type="float" office:value="40.575" calcext:value-type="float">
            <text:p/>
          </table:table-cell>
          <table:table-cell table:formula="of:=AVERAGE([.B45:.F45])" office:value-type="float" office:value="40.256" calcext:value-type="float">
            <text:p/>
          </table:table-cell>
          <table:table-cell table:formula="of:=[.G45]/[.A45]" office:value-type="float" office:value="0.910295454545454" calcext:value-type="float">
            <text:p/>
          </table:table-cell>
          <table:table-cell table:formula="of:=[.H45]/[.A45]" office:value-type="float" office:value="0.922159090909091" calcext:value-type="float">
            <text:p/>
          </table:table-cell>
          <table:table-cell table:formula="of:=[.I45]/[.A45]" office:value-type="float" office:value="0.914909090909091" calcext:value-type="float">
            <text:p/>
          </table:table-cell>
          <table:table-cell table:formula="of:=[.J45]/[.A45]" office:value-type="float" office:value="0.0206885330578512" calcext:value-type="float">
            <text:p/>
          </table:table-cell>
          <table:table-cell table:formula="of:=[.K45]/[.A45]" office:value-type="float" office:value="0.0209581611570248" calcext:value-type="float">
            <text:p/>
          </table:table-cell>
          <table:table-cell table:formula="of:=[.L45]/[.A45]" office:value-type="float" office:value="0.0207933884297521" calcext:value-type="float">
            <text:p/>
          </table:table-cell>
        </table:table-row>
        <table:table-row table:style-name="ro1">
          <table:table-cell office:value-type="float" office:value="45" calcext:value-type="float">
            <text:p>45</text:p>
          </table:table-cell>
          <table:table-cell office:value-type="float" office:value="42.18" calcext:value-type="float">
            <text:p>42.18</text:p>
          </table:table-cell>
          <table:table-cell office:value-type="float" office:value="42.628" calcext:value-type="float">
            <text:p>42.628</text:p>
          </table:table-cell>
          <table:table-cell office:value-type="float" office:value="42.629" calcext:value-type="float">
            <text:p>42.629</text:p>
          </table:table-cell>
          <table:table-cell office:value-type="float" office:value="42.158" calcext:value-type="float">
            <text:p>42.158</text:p>
          </table:table-cell>
          <table:table-cell office:value-type="float" office:value="42.928" calcext:value-type="float">
            <text:p>42.928</text:p>
          </table:table-cell>
          <table:table-cell table:formula="of:=MIN([.B46:.F46])" office:value-type="float" office:value="42.158" calcext:value-type="float">
            <text:p/>
          </table:table-cell>
          <table:table-cell table:formula="of:=MAX([.B46:.F46])" office:value-type="float" office:value="42.928" calcext:value-type="float">
            <text:p/>
          </table:table-cell>
          <table:table-cell table:formula="of:=AVERAGE([.B46:.F46])" office:value-type="float" office:value="42.5046" calcext:value-type="float">
            <text:p/>
          </table:table-cell>
          <table:table-cell table:formula="of:=[.G46]/[.A46]" office:value-type="float" office:value="0.936844444444444" calcext:value-type="float">
            <text:p/>
          </table:table-cell>
          <table:table-cell table:formula="of:=[.H46]/[.A46]" office:value-type="float" office:value="0.953955555555555" calcext:value-type="float">
            <text:p/>
          </table:table-cell>
          <table:table-cell table:formula="of:=[.I46]/[.A46]" office:value-type="float" office:value="0.944546666666667" calcext:value-type="float">
            <text:p/>
          </table:table-cell>
          <table:table-cell table:formula="of:=[.J46]/[.A46]" office:value-type="float" office:value="0.0208187654320988" calcext:value-type="float">
            <text:p/>
          </table:table-cell>
          <table:table-cell table:formula="of:=[.K46]/[.A46]" office:value-type="float" office:value="0.021199012345679" calcext:value-type="float">
            <text:p/>
          </table:table-cell>
          <table:table-cell table:formula="of:=[.L46]/[.A46]" office:value-type="float" office:value="0.0209899259259259" calcext:value-type="float">
            <text:p/>
          </table:table-cell>
        </table:table-row>
        <table:table-row table:style-name="ro1">
          <table:table-cell office:value-type="float" office:value="46" calcext:value-type="float">
            <text:p>46</text:p>
          </table:table-cell>
          <table:table-cell office:value-type="float" office:value="44.081" calcext:value-type="float">
            <text:p>44.081</text:p>
          </table:table-cell>
          <table:table-cell office:value-type="float" office:value="44.257" calcext:value-type="float">
            <text:p>44.257</text:p>
          </table:table-cell>
          <table:table-cell office:value-type="float" office:value="44.469" calcext:value-type="float">
            <text:p>44.469</text:p>
          </table:table-cell>
          <table:table-cell office:value-type="float" office:value="43.462" calcext:value-type="float">
            <text:p>43.462</text:p>
          </table:table-cell>
          <table:table-cell office:value-type="float" office:value="43.656" calcext:value-type="float">
            <text:p>43.656</text:p>
          </table:table-cell>
          <table:table-cell table:formula="of:=MIN([.B47:.F47])" office:value-type="float" office:value="43.462" calcext:value-type="float">
            <text:p/>
          </table:table-cell>
          <table:table-cell table:formula="of:=MAX([.B47:.F47])" office:value-type="float" office:value="44.469" calcext:value-type="float">
            <text:p/>
          </table:table-cell>
          <table:table-cell table:formula="of:=AVERAGE([.B47:.F47])" office:value-type="float" office:value="43.985" calcext:value-type="float">
            <text:p/>
          </table:table-cell>
          <table:table-cell table:formula="of:=[.G47]/[.A47]" office:value-type="float" office:value="0.944826086956522" calcext:value-type="float">
            <text:p/>
          </table:table-cell>
          <table:table-cell table:formula="of:=[.H47]/[.A47]" office:value-type="float" office:value="0.966717391304348" calcext:value-type="float">
            <text:p/>
          </table:table-cell>
          <table:table-cell table:formula="of:=[.I47]/[.A47]" office:value-type="float" office:value="0.956195652173913" calcext:value-type="float">
            <text:p/>
          </table:table-cell>
          <table:table-cell table:formula="of:=[.J47]/[.A47]" office:value-type="float" office:value="0.0205396975425331" calcext:value-type="float">
            <text:p/>
          </table:table-cell>
          <table:table-cell table:formula="of:=[.K47]/[.A47]" office:value-type="float" office:value="0.021015595463138" calcext:value-type="float">
            <text:p/>
          </table:table-cell>
          <table:table-cell table:formula="of:=[.L47]/[.A47]" office:value-type="float" office:value="0.0207868620037807" calcext:value-type="float">
            <text:p/>
          </table:table-cell>
        </table:table-row>
        <table:table-row table:style-name="ro1">
          <table:table-cell office:value-type="float" office:value="47" calcext:value-type="float">
            <text:p>47</text:p>
          </table:table-cell>
          <table:table-cell office:value-type="float" office:value="45.657" calcext:value-type="float">
            <text:p>45.657</text:p>
          </table:table-cell>
          <table:table-cell office:value-type="float" office:value="45.931" calcext:value-type="float">
            <text:p>45.931</text:p>
          </table:table-cell>
          <table:table-cell office:value-type="float" office:value="47.37" calcext:value-type="float">
            <text:p>47.37</text:p>
          </table:table-cell>
          <table:table-cell office:value-type="float" office:value="45.403" calcext:value-type="float">
            <text:p>45.403</text:p>
          </table:table-cell>
          <table:table-cell office:value-type="float" office:value="45.557" calcext:value-type="float">
            <text:p>45.557</text:p>
          </table:table-cell>
          <table:table-cell table:formula="of:=MIN([.B48:.F48])" office:value-type="float" office:value="45.403" calcext:value-type="float">
            <text:p/>
          </table:table-cell>
          <table:table-cell table:formula="of:=MAX([.B48:.F48])" office:value-type="float" office:value="47.37" calcext:value-type="float">
            <text:p/>
          </table:table-cell>
          <table:table-cell table:formula="of:=AVERAGE([.B48:.F48])" office:value-type="float" office:value="45.9836" calcext:value-type="float">
            <text:p/>
          </table:table-cell>
          <table:table-cell table:formula="of:=[.G48]/[.A48]" office:value-type="float" office:value="0.966021276595745" calcext:value-type="float">
            <text:p/>
          </table:table-cell>
          <table:table-cell table:formula="of:=[.H48]/[.A48]" office:value-type="float" office:value="1.00787234042553" calcext:value-type="float">
            <text:p/>
          </table:table-cell>
          <table:table-cell table:formula="of:=[.I48]/[.A48]" office:value-type="float" office:value="0.978374468085106" calcext:value-type="float">
            <text:p/>
          </table:table-cell>
          <table:table-cell table:formula="of:=[.J48]/[.A48]" office:value-type="float" office:value="0.0205536441828882" calcext:value-type="float">
            <text:p/>
          </table:table-cell>
          <table:table-cell table:formula="of:=[.K48]/[.A48]" office:value-type="float" office:value="0.0214440923494794" calcext:value-type="float">
            <text:p/>
          </table:table-cell>
          <table:table-cell table:formula="of:=[.L48]/[.A48]" office:value-type="float" office:value="0.020816478044364" calcext:value-type="float">
            <text:p/>
          </table:table-cell>
        </table:table-row>
        <table:table-row table:style-name="ro1">
          <table:table-cell office:value-type="float" office:value="48" calcext:value-type="float">
            <text:p>48</text:p>
          </table:table-cell>
          <table:table-cell office:value-type="float" office:value="47.725" calcext:value-type="float">
            <text:p>47.725</text:p>
          </table:table-cell>
          <table:table-cell office:value-type="float" office:value="48.073" calcext:value-type="float">
            <text:p>48.073</text:p>
          </table:table-cell>
          <table:table-cell office:value-type="float" office:value="47.847" calcext:value-type="float">
            <text:p>47.847</text:p>
          </table:table-cell>
          <table:table-cell office:value-type="float" office:value="47.579" calcext:value-type="float">
            <text:p>47.579</text:p>
          </table:table-cell>
          <table:table-cell office:value-type="float" office:value="47.573" calcext:value-type="float">
            <text:p>47.573</text:p>
          </table:table-cell>
          <table:table-cell table:formula="of:=MIN([.B49:.F49])" office:value-type="float" office:value="47.573" calcext:value-type="float">
            <text:p/>
          </table:table-cell>
          <table:table-cell table:formula="of:=MAX([.B49:.F49])" office:value-type="float" office:value="48.073" calcext:value-type="float">
            <text:p/>
          </table:table-cell>
          <table:table-cell table:formula="of:=AVERAGE([.B49:.F49])" office:value-type="float" office:value="47.7594" calcext:value-type="float">
            <text:p/>
          </table:table-cell>
          <table:table-cell table:formula="of:=[.G49]/[.A49]" office:value-type="float" office:value="0.991104166666667" calcext:value-type="float">
            <text:p/>
          </table:table-cell>
          <table:table-cell table:formula="of:=[.H49]/[.A49]" office:value-type="float" office:value="1.00152083333333" calcext:value-type="float">
            <text:p/>
          </table:table-cell>
          <table:table-cell table:formula="of:=[.I49]/[.A49]" office:value-type="float" office:value="0.9949875" calcext:value-type="float">
            <text:p/>
          </table:table-cell>
          <table:table-cell table:formula="of:=[.J49]/[.A49]" office:value-type="float" office:value="0.0206480034722222" calcext:value-type="float">
            <text:p/>
          </table:table-cell>
          <table:table-cell table:formula="of:=[.K49]/[.A49]" office:value-type="float" office:value="0.0208650173611111" calcext:value-type="float">
            <text:p/>
          </table:table-cell>
          <table:table-cell table:formula="of:=[.L49]/[.A49]" office:value-type="float" office:value="0.02072890625" calcext:value-type="float">
            <text:p/>
          </table:table-cell>
        </table:table-row>
        <table:table-row table:style-name="ro1">
          <table:table-cell office:value-type="float" office:value="49" calcext:value-type="float">
            <text:p>49</text:p>
          </table:table-cell>
          <table:table-cell office:value-type="float" office:value="49.653" calcext:value-type="float">
            <text:p>49.653</text:p>
          </table:table-cell>
          <table:table-cell office:value-type="float" office:value="49.855" calcext:value-type="float">
            <text:p>49.855</text:p>
          </table:table-cell>
          <table:table-cell office:value-type="float" office:value="50.353" calcext:value-type="float">
            <text:p>50.353</text:p>
          </table:table-cell>
          <table:table-cell office:value-type="float" office:value="49.534" calcext:value-type="float">
            <text:p>49.534</text:p>
          </table:table-cell>
          <table:table-cell office:value-type="float" office:value="49.547" calcext:value-type="float">
            <text:p>49.547</text:p>
          </table:table-cell>
          <table:table-cell table:formula="of:=MIN([.B50:.F50])" office:value-type="float" office:value="49.534" calcext:value-type="float">
            <text:p/>
          </table:table-cell>
          <table:table-cell table:formula="of:=MAX([.B50:.F50])" office:value-type="float" office:value="50.353" calcext:value-type="float">
            <text:p/>
          </table:table-cell>
          <table:table-cell table:formula="of:=AVERAGE([.B50:.F50])" office:value-type="float" office:value="49.7884" calcext:value-type="float">
            <text:p/>
          </table:table-cell>
          <table:table-cell table:formula="of:=[.G50]/[.A50]" office:value-type="float" office:value="1.01089795918367" calcext:value-type="float">
            <text:p/>
          </table:table-cell>
          <table:table-cell table:formula="of:=[.H50]/[.A50]" office:value-type="float" office:value="1.02761224489796" calcext:value-type="float">
            <text:p/>
          </table:table-cell>
          <table:table-cell table:formula="of:=[.I50]/[.A50]" office:value-type="float" office:value="1.01608979591837" calcext:value-type="float">
            <text:p/>
          </table:table-cell>
          <table:table-cell table:formula="of:=[.J50]/[.A50]" office:value-type="float" office:value="0.0206305705955852" calcext:value-type="float">
            <text:p/>
          </table:table-cell>
          <table:table-cell table:formula="of:=[.K50]/[.A50]" office:value-type="float" office:value="0.0209716784673053" calcext:value-type="float">
            <text:p/>
          </table:table-cell>
          <table:table-cell table:formula="of:=[.L50]/[.A50]" office:value-type="float" office:value="0.0207365264473136" calcext:value-type="float">
            <text:p/>
          </table:table-cell>
        </table:table-row>
        <table:table-row table:style-name="ro1">
          <table:table-cell office:value-type="float" office:value="50" calcext:value-type="float">
            <text:p>50</text:p>
          </table:table-cell>
          <table:table-cell office:value-type="float" office:value="52.062" calcext:value-type="float">
            <text:p>52.062</text:p>
          </table:table-cell>
          <table:table-cell office:value-type="float" office:value="52.683" calcext:value-type="float">
            <text:p>52.683</text:p>
          </table:table-cell>
          <table:table-cell office:value-type="float" office:value="52.325" calcext:value-type="float">
            <text:p>52.325</text:p>
          </table:table-cell>
          <table:table-cell office:value-type="float" office:value="51.552" calcext:value-type="float">
            <text:p>51.552</text:p>
          </table:table-cell>
          <table:table-cell office:value-type="float" office:value="52.076" calcext:value-type="float">
            <text:p>52.076</text:p>
          </table:table-cell>
          <table:table-cell table:formula="of:=MIN([.B51:.F51])" office:value-type="float" office:value="51.552" calcext:value-type="float">
            <text:p/>
          </table:table-cell>
          <table:table-cell table:formula="of:=MAX([.B51:.F51])" office:value-type="float" office:value="52.683" calcext:value-type="float">
            <text:p/>
          </table:table-cell>
          <table:table-cell table:formula="of:=AVERAGE([.B51:.F51])" office:value-type="float" office:value="52.1396" calcext:value-type="float">
            <text:p/>
          </table:table-cell>
          <table:table-cell table:formula="of:=[.G51]/[.A51]" office:value-type="float" office:value="1.03104" calcext:value-type="float">
            <text:p/>
          </table:table-cell>
          <table:table-cell table:formula="of:=[.H51]/[.A51]" office:value-type="float" office:value="1.05366" calcext:value-type="float">
            <text:p/>
          </table:table-cell>
          <table:table-cell table:formula="of:=[.I51]/[.A51]" office:value-type="float" office:value="1.042792" calcext:value-type="float">
            <text:p/>
          </table:table-cell>
          <table:table-cell table:formula="of:=[.J51]/[.A51]" office:value-type="float" office:value="0.0206208" calcext:value-type="float">
            <text:p/>
          </table:table-cell>
          <table:table-cell table:formula="of:=[.K51]/[.A51]" office:value-type="float" office:value="0.0210732" calcext:value-type="float">
            <text:p/>
          </table:table-cell>
          <table:table-cell table:formula="of:=[.L51]/[.A51]" office:value-type="float" office:value="0.02085584" calcext:value-type="float">
            <text:p/>
          </table:table-cell>
        </table:table-row>
        <table:table-row table:style-name="ro1">
          <table:table-cell office:value-type="float" office:value="51" calcext:value-type="float">
            <text:p>51</text:p>
          </table:table-cell>
          <table:table-cell office:value-type="float" office:value="53.981" calcext:value-type="float">
            <text:p>53.981</text:p>
          </table:table-cell>
          <table:table-cell office:value-type="float" office:value="53.737" calcext:value-type="float">
            <text:p>53.737</text:p>
          </table:table-cell>
          <table:table-cell office:value-type="float" office:value="54.191" calcext:value-type="float">
            <text:p>54.191</text:p>
          </table:table-cell>
          <table:table-cell office:value-type="float" office:value="53.433" calcext:value-type="float">
            <text:p>53.433</text:p>
          </table:table-cell>
          <table:table-cell office:value-type="float" office:value="54.052" calcext:value-type="float">
            <text:p>54.052</text:p>
          </table:table-cell>
          <table:table-cell table:formula="of:=MIN([.B52:.F52])" office:value-type="float" office:value="53.433" calcext:value-type="float">
            <text:p/>
          </table:table-cell>
          <table:table-cell table:formula="of:=MAX([.B52:.F52])" office:value-type="float" office:value="54.191" calcext:value-type="float">
            <text:p/>
          </table:table-cell>
          <table:table-cell table:formula="of:=AVERAGE([.B52:.F52])" office:value-type="float" office:value="53.8788" calcext:value-type="float">
            <text:p/>
          </table:table-cell>
          <table:table-cell table:formula="of:=[.G52]/[.A52]" office:value-type="float" office:value="1.04770588235294" calcext:value-type="float">
            <text:p/>
          </table:table-cell>
          <table:table-cell table:formula="of:=[.H52]/[.A52]" office:value-type="float" office:value="1.06256862745098" calcext:value-type="float">
            <text:p/>
          </table:table-cell>
          <table:table-cell table:formula="of:=[.I52]/[.A52]" office:value-type="float" office:value="1.05644705882353" calcext:value-type="float">
            <text:p/>
          </table:table-cell>
          <table:table-cell table:formula="of:=[.J52]/[.A52]" office:value-type="float" office:value="0.0205432525951557" calcext:value-type="float">
            <text:p/>
          </table:table-cell>
          <table:table-cell table:formula="of:=[.K52]/[.A52]" office:value-type="float" office:value="0.0208346789696271" calcext:value-type="float">
            <text:p/>
          </table:table-cell>
          <table:table-cell table:formula="of:=[.L52]/[.A52]" office:value-type="float" office:value="0.0207146482122261" calcext:value-type="float">
            <text:p/>
          </table:table-cell>
        </table:table-row>
        <table:table-row table:style-name="ro1">
          <table:table-cell office:value-type="float" office:value="52" calcext:value-type="float">
            <text:p>52</text:p>
          </table:table-cell>
          <table:table-cell office:value-type="float" office:value="55.977" calcext:value-type="float">
            <text:p>55.977</text:p>
          </table:table-cell>
          <table:table-cell office:value-type="float" office:value="56.728" calcext:value-type="float">
            <text:p>56.728</text:p>
          </table:table-cell>
          <table:table-cell office:value-type="float" office:value="56.049" calcext:value-type="float">
            <text:p>56.049</text:p>
          </table:table-cell>
          <table:table-cell office:value-type="float" office:value="56.092" calcext:value-type="float">
            <text:p>56.092</text:p>
          </table:table-cell>
          <table:table-cell office:value-type="float" office:value="61.235" calcext:value-type="float">
            <text:p>61.235</text:p>
          </table:table-cell>
          <table:table-cell table:formula="of:=MIN([.B53:.F53])" office:value-type="float" office:value="55.977" calcext:value-type="float">
            <text:p/>
          </table:table-cell>
          <table:table-cell table:formula="of:=MAX([.B53:.F53])" office:value-type="float" office:value="61.235" calcext:value-type="float">
            <text:p/>
          </table:table-cell>
          <table:table-cell table:formula="of:=AVERAGE([.B53:.F53])" office:value-type="float" office:value="57.2162" calcext:value-type="float">
            <text:p/>
          </table:table-cell>
          <table:table-cell table:formula="of:=[.G53]/[.A53]" office:value-type="float" office:value="1.07648076923077" calcext:value-type="float">
            <text:p/>
          </table:table-cell>
          <table:table-cell table:formula="of:=[.H53]/[.A53]" office:value-type="float" office:value="1.17759615384615" calcext:value-type="float">
            <text:p/>
          </table:table-cell>
          <table:table-cell table:formula="of:=[.I53]/[.A53]" office:value-type="float" office:value="1.10031153846154" calcext:value-type="float">
            <text:p/>
          </table:table-cell>
          <table:table-cell table:formula="of:=[.J53]/[.A53]" office:value-type="float" office:value="0.0207015532544379" calcext:value-type="float">
            <text:p/>
          </table:table-cell>
          <table:table-cell table:formula="of:=[.K53]/[.A53]" office:value-type="float" office:value="0.0226460798816568" calcext:value-type="float">
            <text:p/>
          </table:table-cell>
          <table:table-cell table:formula="of:=[.L53]/[.A53]" office:value-type="float" office:value="0.0211598372781065" calcext:value-type="float">
            <text:p/>
          </table:table-cell>
        </table:table-row>
        <table:table-row table:style-name="ro1">
          <table:table-cell office:value-type="float" office:value="53" calcext:value-type="float">
            <text:p>53</text:p>
          </table:table-cell>
          <table:table-cell office:value-type="float" office:value="58.831" calcext:value-type="float">
            <text:p>58.831</text:p>
          </table:table-cell>
          <table:table-cell office:value-type="float" office:value="58.038" calcext:value-type="float">
            <text:p>58.038</text:p>
          </table:table-cell>
          <table:table-cell office:value-type="float" office:value="58.439" calcext:value-type="float">
            <text:p>58.439</text:p>
          </table:table-cell>
          <table:table-cell office:value-type="float" office:value="57.491" calcext:value-type="float">
            <text:p>57.491</text:p>
          </table:table-cell>
          <table:table-cell office:value-type="float" office:value="59.75" calcext:value-type="float">
            <text:p>59.75</text:p>
          </table:table-cell>
          <table:table-cell table:formula="of:=MIN([.B54:.F54])" office:value-type="float" office:value="57.491" calcext:value-type="float">
            <text:p/>
          </table:table-cell>
          <table:table-cell table:formula="of:=MAX([.B54:.F54])" office:value-type="float" office:value="59.75" calcext:value-type="float">
            <text:p/>
          </table:table-cell>
          <table:table-cell table:formula="of:=AVERAGE([.B54:.F54])" office:value-type="float" office:value="58.5098" calcext:value-type="float">
            <text:p/>
          </table:table-cell>
          <table:table-cell table:formula="of:=[.G54]/[.A54]" office:value-type="float" office:value="1.0847358490566" calcext:value-type="float">
            <text:p/>
          </table:table-cell>
          <table:table-cell table:formula="of:=[.H54]/[.A54]" office:value-type="float" office:value="1.12735849056604" calcext:value-type="float">
            <text:p/>
          </table:table-cell>
          <table:table-cell table:formula="of:=[.I54]/[.A54]" office:value-type="float" office:value="1.10395849056604" calcext:value-type="float">
            <text:p/>
          </table:table-cell>
          <table:table-cell table:formula="of:=[.J54]/[.A54]" office:value-type="float" office:value="0.0204667141331435" calcext:value-type="float">
            <text:p/>
          </table:table-cell>
          <table:table-cell table:formula="of:=[.K54]/[.A54]" office:value-type="float" office:value="0.0212709149163403" calcext:value-type="float">
            <text:p/>
          </table:table-cell>
          <table:table-cell table:formula="of:=[.L54]/[.A54]" office:value-type="float" office:value="0.0208294054823781" calcext:value-type="float">
            <text:p/>
          </table:table-cell>
        </table:table-row>
        <table:table-row table:style-name="ro1">
          <table:table-cell office:value-type="float" office:value="54" calcext:value-type="float">
            <text:p>54</text:p>
          </table:table-cell>
          <table:table-cell office:value-type="float" office:value="62.095" calcext:value-type="float">
            <text:p>62.095</text:p>
          </table:table-cell>
          <table:table-cell office:value-type="float" office:value="63.632" calcext:value-type="float">
            <text:p>63.632</text:p>
          </table:table-cell>
          <table:table-cell office:value-type="float" office:value="64.397" calcext:value-type="float">
            <text:p>64.397</text:p>
          </table:table-cell>
          <table:table-cell office:value-type="float" office:value="61.418" calcext:value-type="float">
            <text:p>61.418</text:p>
          </table:table-cell>
          <table:table-cell office:value-type="float" office:value="64.528" calcext:value-type="float">
            <text:p>64.528</text:p>
          </table:table-cell>
          <table:table-cell table:formula="of:=MIN([.B55:.F55])" office:value-type="float" office:value="61.418" calcext:value-type="float">
            <text:p/>
          </table:table-cell>
          <table:table-cell table:formula="of:=MAX([.B55:.F55])" office:value-type="float" office:value="64.528" calcext:value-type="float">
            <text:p/>
          </table:table-cell>
          <table:table-cell table:formula="of:=AVERAGE([.B55:.F55])" office:value-type="float" office:value="63.214" calcext:value-type="float">
            <text:p/>
          </table:table-cell>
          <table:table-cell table:formula="of:=[.G55]/[.A55]" office:value-type="float" office:value="1.13737037037037" calcext:value-type="float">
            <text:p/>
          </table:table-cell>
          <table:table-cell table:formula="of:=[.H55]/[.A55]" office:value-type="float" office:value="1.19496296296296" calcext:value-type="float">
            <text:p/>
          </table:table-cell>
          <table:table-cell table:formula="of:=[.I55]/[.A55]" office:value-type="float" office:value="1.17062962962963" calcext:value-type="float">
            <text:p/>
          </table:table-cell>
          <table:table-cell table:formula="of:=[.J55]/[.A55]" office:value-type="float" office:value="0.021062414266118" calcext:value-type="float">
            <text:p/>
          </table:table-cell>
          <table:table-cell table:formula="of:=[.K55]/[.A55]" office:value-type="float" office:value="0.0221289437585734" calcext:value-type="float">
            <text:p/>
          </table:table-cell>
          <table:table-cell table:formula="of:=[.L55]/[.A55]" office:value-type="float" office:value="0.0216783264746228" calcext:value-type="float">
            <text:p/>
          </table:table-cell>
        </table:table-row>
        <table:table-row table:style-name="ro1">
          <table:table-cell office:value-type="float" office:value="55" calcext:value-type="float">
            <text:p>55</text:p>
          </table:table-cell>
          <table:table-cell office:value-type="float" office:value="64.703" calcext:value-type="float">
            <text:p>64.703</text:p>
          </table:table-cell>
          <table:table-cell office:value-type="float" office:value="62.757" calcext:value-type="float">
            <text:p>62.757</text:p>
          </table:table-cell>
          <table:table-cell office:value-type="float" office:value="64.312" calcext:value-type="float">
            <text:p>64.312</text:p>
          </table:table-cell>
          <table:table-cell office:value-type="float" office:value="65.177" calcext:value-type="float">
            <text:p>65.177</text:p>
          </table:table-cell>
          <table:table-cell office:value-type="float" office:value="64.946" calcext:value-type="float">
            <text:p>64.946</text:p>
          </table:table-cell>
          <table:table-cell table:formula="of:=MIN([.B56:.F56])" office:value-type="float" office:value="62.757" calcext:value-type="float">
            <text:p/>
          </table:table-cell>
          <table:table-cell table:formula="of:=MAX([.B56:.F56])" office:value-type="float" office:value="65.177" calcext:value-type="float">
            <text:p/>
          </table:table-cell>
          <table:table-cell table:formula="of:=AVERAGE([.B56:.F56])" office:value-type="float" office:value="64.379" calcext:value-type="float">
            <text:p/>
          </table:table-cell>
          <table:table-cell table:formula="of:=[.G56]/[.A56]" office:value-type="float" office:value="1.14103636363636" calcext:value-type="float">
            <text:p/>
          </table:table-cell>
          <table:table-cell table:formula="of:=[.H56]/[.A56]" office:value-type="float" office:value="1.18503636363636" calcext:value-type="float">
            <text:p/>
          </table:table-cell>
          <table:table-cell table:formula="of:=[.I56]/[.A56]" office:value-type="float" office:value="1.17052727272727" calcext:value-type="float">
            <text:p/>
          </table:table-cell>
          <table:table-cell table:formula="of:=[.J56]/[.A56]" office:value-type="float" office:value="0.0207461157024793" calcext:value-type="float">
            <text:p/>
          </table:table-cell>
          <table:table-cell table:formula="of:=[.K56]/[.A56]" office:value-type="float" office:value="0.0215461157024793" calcext:value-type="float">
            <text:p/>
          </table:table-cell>
          <table:table-cell table:formula="of:=[.L56]/[.A56]" office:value-type="float" office:value="0.0212823140495868" calcext:value-type="float">
            <text:p/>
          </table:table-cell>
        </table:table-row>
        <table:table-row table:style-name="ro1">
          <table:table-cell office:value-type="float" office:value="56" calcext:value-type="float">
            <text:p>56</text:p>
          </table:table-cell>
          <table:table-cell office:value-type="float" office:value="66.458" calcext:value-type="float">
            <text:p>66.458</text:p>
          </table:table-cell>
          <table:table-cell office:value-type="float" office:value="66.06" calcext:value-type="float">
            <text:p>66.06</text:p>
          </table:table-cell>
          <table:table-cell office:value-type="float" office:value="66.331" calcext:value-type="float">
            <text:p>66.331</text:p>
          </table:table-cell>
          <table:table-cell office:value-type="float" office:value="65.69" calcext:value-type="float">
            <text:p>65.69</text:p>
          </table:table-cell>
          <table:table-cell office:value-type="float" office:value="67.478" calcext:value-type="float">
            <text:p>67.478</text:p>
          </table:table-cell>
          <table:table-cell table:formula="of:=MIN([.B57:.F57])" office:value-type="float" office:value="65.69" calcext:value-type="float">
            <text:p/>
          </table:table-cell>
          <table:table-cell table:formula="of:=MAX([.B57:.F57])" office:value-type="float" office:value="67.478" calcext:value-type="float">
            <text:p/>
          </table:table-cell>
          <table:table-cell table:formula="of:=AVERAGE([.B57:.F57])" office:value-type="float" office:value="66.4034" calcext:value-type="float">
            <text:p/>
          </table:table-cell>
          <table:table-cell table:formula="of:=[.G57]/[.A57]" office:value-type="float" office:value="1.17303571428571" calcext:value-type="float">
            <text:p/>
          </table:table-cell>
          <table:table-cell table:formula="of:=[.H57]/[.A57]" office:value-type="float" office:value="1.20496428571429" calcext:value-type="float">
            <text:p/>
          </table:table-cell>
          <table:table-cell table:formula="of:=[.I57]/[.A57]" office:value-type="float" office:value="1.185775" calcext:value-type="float">
            <text:p/>
          </table:table-cell>
          <table:table-cell table:formula="of:=[.J57]/[.A57]" office:value-type="float" office:value="0.0209470663265306" calcext:value-type="float">
            <text:p/>
          </table:table-cell>
          <table:table-cell table:formula="of:=[.K57]/[.A57]" office:value-type="float" office:value="0.0215172193877551" calcext:value-type="float">
            <text:p/>
          </table:table-cell>
          <table:table-cell table:formula="of:=[.L57]/[.A57]" office:value-type="float" office:value="0.0211745535714286" calcext:value-type="float">
            <text:p/>
          </table:table-cell>
        </table:table-row>
        <table:table-row table:style-name="ro1">
          <table:table-cell office:value-type="float" office:value="57" calcext:value-type="float">
            <text:p>57</text:p>
          </table:table-cell>
          <table:table-cell office:value-type="float" office:value="67.027" calcext:value-type="float">
            <text:p>67.027</text:p>
          </table:table-cell>
          <table:table-cell office:value-type="float" office:value="68.255" calcext:value-type="float">
            <text:p>68.255</text:p>
          </table:table-cell>
          <table:table-cell office:value-type="float" office:value="66.778" calcext:value-type="float">
            <text:p>66.778</text:p>
          </table:table-cell>
          <table:table-cell office:value-type="float" office:value="66.57" calcext:value-type="float">
            <text:p>66.57</text:p>
          </table:table-cell>
          <table:table-cell office:value-type="float" office:value="70.249" calcext:value-type="float">
            <text:p>70.249</text:p>
          </table:table-cell>
          <table:table-cell table:formula="of:=MIN([.B58:.F58])" office:value-type="float" office:value="66.57" calcext:value-type="float">
            <text:p/>
          </table:table-cell>
          <table:table-cell table:formula="of:=MAX([.B58:.F58])" office:value-type="float" office:value="70.249" calcext:value-type="float">
            <text:p/>
          </table:table-cell>
          <table:table-cell table:formula="of:=AVERAGE([.B58:.F58])" office:value-type="float" office:value="67.7758" calcext:value-type="float">
            <text:p/>
          </table:table-cell>
          <table:table-cell table:formula="of:=[.G58]/[.A58]" office:value-type="float" office:value="1.16789473684211" calcext:value-type="float">
            <text:p/>
          </table:table-cell>
          <table:table-cell table:formula="of:=[.H58]/[.A58]" office:value-type="float" office:value="1.23243859649123" calcext:value-type="float">
            <text:p/>
          </table:table-cell>
          <table:table-cell table:formula="of:=[.I58]/[.A58]" office:value-type="float" office:value="1.18904912280702" calcext:value-type="float">
            <text:p/>
          </table:table-cell>
          <table:table-cell table:formula="of:=[.J58]/[.A58]" office:value-type="float" office:value="0.0204893813481071" calcext:value-type="float">
            <text:p/>
          </table:table-cell>
          <table:table-cell table:formula="of:=[.K58]/[.A58]" office:value-type="float" office:value="0.021621729763004" calcext:value-type="float">
            <text:p/>
          </table:table-cell>
          <table:table-cell table:formula="of:=[.L58]/[.A58]" office:value-type="float" office:value="0.0208605109264389" calcext:value-type="float">
            <text:p/>
          </table:table-cell>
        </table:table-row>
        <table:table-row table:style-name="ro1">
          <table:table-cell office:value-type="float" office:value="58" calcext:value-type="float">
            <text:p>58</text:p>
          </table:table-cell>
          <table:table-cell office:value-type="float" office:value="69.281" calcext:value-type="float">
            <text:p>69.281</text:p>
          </table:table-cell>
          <table:table-cell office:value-type="float" office:value="69.346" calcext:value-type="float">
            <text:p>69.346</text:p>
          </table:table-cell>
          <table:table-cell office:value-type="float" office:value="69.396" calcext:value-type="float">
            <text:p>69.396</text:p>
          </table:table-cell>
          <table:table-cell office:value-type="float" office:value="69.282" calcext:value-type="float">
            <text:p>69.282</text:p>
          </table:table-cell>
          <table:table-cell office:value-type="float" office:value="70.563" calcext:value-type="float">
            <text:p>70.563</text:p>
          </table:table-cell>
          <table:table-cell table:formula="of:=MIN([.B59:.F59])" office:value-type="float" office:value="69.281" calcext:value-type="float">
            <text:p/>
          </table:table-cell>
          <table:table-cell table:formula="of:=MAX([.B59:.F59])" office:value-type="float" office:value="70.563" calcext:value-type="float">
            <text:p/>
          </table:table-cell>
          <table:table-cell table:formula="of:=AVERAGE([.B59:.F59])" office:value-type="float" office:value="69.5736" calcext:value-type="float">
            <text:p/>
          </table:table-cell>
          <table:table-cell table:formula="of:=[.G59]/[.A59]" office:value-type="float" office:value="1.1945" calcext:value-type="float">
            <text:p/>
          </table:table-cell>
          <table:table-cell table:formula="of:=[.H59]/[.A59]" office:value-type="float" office:value="1.21660344827586" calcext:value-type="float">
            <text:p/>
          </table:table-cell>
          <table:table-cell table:formula="of:=[.I59]/[.A59]" office:value-type="float" office:value="1.19954482758621" calcext:value-type="float">
            <text:p/>
          </table:table-cell>
          <table:table-cell table:formula="of:=[.J59]/[.A59]" office:value-type="float" office:value="0.0205948275862069" calcext:value-type="float">
            <text:p/>
          </table:table-cell>
          <table:table-cell table:formula="of:=[.K59]/[.A59]" office:value-type="float" office:value="0.0209759215219976" calcext:value-type="float">
            <text:p/>
          </table:table-cell>
          <table:table-cell table:formula="of:=[.L59]/[.A59]" office:value-type="float" office:value="0.020681807372176" calcext:value-type="float">
            <text:p/>
          </table:table-cell>
        </table:table-row>
        <table:table-row table:style-name="ro1">
          <table:table-cell office:value-type="float" office:value="59" calcext:value-type="float">
            <text:p>59</text:p>
          </table:table-cell>
          <table:table-cell office:value-type="float" office:value="71.703" calcext:value-type="float">
            <text:p>71.703</text:p>
          </table:table-cell>
          <table:table-cell office:value-type="float" office:value="71.74" calcext:value-type="float">
            <text:p>71.74</text:p>
          </table:table-cell>
          <table:table-cell office:value-type="float" office:value="71.59" calcext:value-type="float">
            <text:p>71.59</text:p>
          </table:table-cell>
          <table:table-cell office:value-type="float" office:value="71.33" calcext:value-type="float">
            <text:p>71.33</text:p>
          </table:table-cell>
          <table:table-cell office:value-type="float" office:value="73.148" calcext:value-type="float">
            <text:p>73.148</text:p>
          </table:table-cell>
          <table:table-cell table:formula="of:=MIN([.B60:.F60])" office:value-type="float" office:value="71.33" calcext:value-type="float">
            <text:p/>
          </table:table-cell>
          <table:table-cell table:formula="of:=MAX([.B60:.F60])" office:value-type="float" office:value="73.148" calcext:value-type="float">
            <text:p/>
          </table:table-cell>
          <table:table-cell table:formula="of:=AVERAGE([.B60:.F60])" office:value-type="float" office:value="71.9022" calcext:value-type="float">
            <text:p/>
          </table:table-cell>
          <table:table-cell table:formula="of:=[.G60]/[.A60]" office:value-type="float" office:value="1.20898305084746" calcext:value-type="float">
            <text:p/>
          </table:table-cell>
          <table:table-cell table:formula="of:=[.H60]/[.A60]" office:value-type="float" office:value="1.23979661016949" calcext:value-type="float">
            <text:p/>
          </table:table-cell>
          <table:table-cell table:formula="of:=[.I60]/a60b2100.0206305706 0.0206208 0.0205432526 0.0207015533 0.0204667141 0.0210624143 0.0207461157 0.0209470663 0.0204893813 0.0205948276 0.0204912381 0.0204555556 0.020467885 0.0204633195 0.0204452003 0.0204145508 0.0204144379 0.0204577594 0.0205633771 0.0203724048 0.0203845831 0.0203567347 0.0203279111 0.0203364198 0.0202949897 0.0203840394 0.0203210667 0.0203050554 0.0204646652 0.02025 0.020382631 0.0203129688 0.0202653559 0.0202232302 0.0203322688 0.0203265306 0.0204179931 0.0201882098 0.0202238076 0.0203110795 0.0201997223 0.0202796296 0.0202753291 0.0202457467 0.020205226 0.0201490493 0.0201776177 0.0201148003 0.0201479435 0.0203088297 0.0201635547 0.0201721 0.0201129301 0.0201499423 0.0202780658 0.0201417345 0.0201345125 0.0201050196 0.0202602847 0.020158179 0.0201507449 0.0201007438 0.0201089197 0.0203250957 0.0201133996 0.0200640197 0.0200752363 0.0201354786 0.0202494704 0.0200869721 0.0200453358 0.0202825694 0.0201070282 0.0201066917 0.0200458722 0.0202366675 0.020038592 0.0200994583 0.0200461281 0.0201537476 0.0200752359 0.020035858 0.0201052969 0.0201590909 0.0200630335 0.0200360325 0.0203223594 0.0200100022 0.020095743 0.0200820731 0.0200724083 0.0201347959 0.0200546753 0.0200515771 0.0201175608 0.0200663098 0.0200813793 0.0201423344 0.0200223981 0.0200928598 0.0201002658 0.0200557778 0.0200595588 0.0201259089 0.0200513051 0.0200197757 0.0201019771 0.0200688692 0.0200518074 0.0200920926 0.019993948 0.0200316406 0.0201004591 0.0200329599 0.0200793406 0.0200106336 0.0201231956 0.0200050806 0.0200265696 0.020038407 0.0199838241 0.0200851211 0.0199668616 0.0200446525 0.0201999064 0.0201071806 0.0200182857 0.0200758006 0.0200591465 0.0200385052 0.0200032771 0.0200386728 0.0199997863 0.0200710361 0.019983517 0.0200409972 0.0199727392 0.0200054631 0.0200131545 0.0200564169 0.0200194843 0.0200594737 0.0199950385 0.0200811361 0.0200103358 0.0200441067 0.0200518869 0.0200210069 0.0199662449 0.020093817 0.0200202268 0.020021925" office:value-type="string" office:string-value="" calcext:value-type="error">
            <text:p/>
          </table:table-cell>
          <table:table-cell table:formula="of:=[.J60]/[.A60]" office:value-type="float" office:value="0.0204912381499569" calcext:value-type="float">
            <text:p/>
          </table:table-cell>
          <table:table-cell table:formula="of:=[.K60]/[.A60]" office:value-type="float" office:value="0.0210135018672795" calcext:value-type="float">
            <text:p/>
          </table:table-cell>
          <table:table-cell table:formula="of:=[.L60]/[.A60]" office:value-type="string" office:string-value="" calcext:value-type="error">
            <text:p/>
          </table:table-cell>
        </table:table-row>
        <table:table-row table:style-name="ro1">
          <table:table-cell office:value-type="float" office:value="60" calcext:value-type="float">
            <text:p>60</text:p>
          </table:table-cell>
          <table:table-cell office:value-type="float" office:value="74.115" calcext:value-type="float">
            <text:p>74.115</text:p>
          </table:table-cell>
          <table:table-cell office:value-type="float" office:value="74.126" calcext:value-type="float">
            <text:p>74.126</text:p>
          </table:table-cell>
          <table:table-cell office:value-type="float" office:value="76.968" calcext:value-type="float">
            <text:p>76.968</text:p>
          </table:table-cell>
          <table:table-cell office:value-type="float" office:value="73.64" calcext:value-type="float">
            <text:p>73.64</text:p>
          </table:table-cell>
          <table:table-cell office:value-type="float" office:value="75.994" calcext:value-type="float">
            <text:p>75.994</text:p>
          </table:table-cell>
          <table:table-cell table:formula="of:=MIN([.B61:.F61])" office:value-type="float" office:value="73.64" calcext:value-type="float">
            <text:p/>
          </table:table-cell>
          <table:table-cell table:formula="of:=MAX([.B61:.F61])" office:value-type="float" office:value="76.968" calcext:value-type="float">
            <text:p/>
          </table:table-cell>
          <table:table-cell table:formula="of:=AVERAGE([.B61:.F61])" office:value-type="float" office:value="74.9686" calcext:value-type="float">
            <text:p/>
          </table:table-cell>
          <table:table-cell table:formula="of:=[.G61]/[.A61]" office:value-type="float" office:value="1.22733333333333" calcext:value-type="float">
            <text:p/>
          </table:table-cell>
          <table:table-cell table:formula="of:=[.H61]/[.A61]" office:value-type="float" office:value="1.2828" calcext:value-type="float">
            <text:p/>
          </table:table-cell>
          <table:table-cell table:formula="of:=[.I61]/[.A61]" office:value-type="float" office:value="1.24947666666667" calcext:value-type="float">
            <text:p/>
          </table:table-cell>
          <table:table-cell table:formula="of:=[.J61]/[.A61]" office:value-type="float" office:value="0.0204555555555556" calcext:value-type="float">
            <text:p/>
          </table:table-cell>
          <table:table-cell table:formula="of:=[.K61]/[.A61]" office:value-type="float" office:value="0.02138" calcext:value-type="float">
            <text:p/>
          </table:table-cell>
          <table:table-cell table:formula="of:=[.L61]/[.A61]" office:value-type="float" office:value="0.0208246111111111" calcext:value-type="float">
            <text:p/>
          </table:table-cell>
        </table:table-row>
        <table:table-row table:style-name="ro1">
          <table:table-cell office:value-type="float" office:value="61" calcext:value-type="float">
            <text:p>61</text:p>
          </table:table-cell>
          <table:table-cell office:value-type="float" office:value="76.472" calcext:value-type="float">
            <text:p>76.472</text:p>
          </table:table-cell>
          <table:table-cell office:value-type="float" office:value="76.338" calcext:value-type="float">
            <text:p>76.338</text:p>
          </table:table-cell>
          <table:table-cell office:value-type="float" office:value="76.876" calcext:value-type="float">
            <text:p>76.876</text:p>
          </table:table-cell>
          <table:table-cell office:value-type="float" office:value="76.161" calcext:value-type="float">
            <text:p>76.161</text:p>
          </table:table-cell>
          <table:table-cell office:value-type="float" office:value="76.527" calcext:value-type="float">
            <text:p>76.527</text:p>
          </table:table-cell>
          <table:table-cell table:formula="of:=MIN([.B62:.F62])" office:value-type="float" office:value="76.161" calcext:value-type="float">
            <text:p/>
          </table:table-cell>
          <table:table-cell table:formula="of:=MAX([.B62:.F62])" office:value-type="float" office:value="76.876" calcext:value-type="float">
            <text:p/>
          </table:table-cell>
          <table:table-cell table:formula="of:=AVERAGE([.B62:.F62])" office:value-type="float" office:value="76.4748" calcext:value-type="float">
            <text:p/>
          </table:table-cell>
          <table:table-cell table:formula="of:=[.G62]/[.A62]" office:value-type="float" office:value="1.24854098360656" calcext:value-type="float">
            <text:p/>
          </table:table-cell>
          <table:table-cell table:formula="of:=[.H62]/[.A62]" office:value-type="float" office:value="1.26026229508197" calcext:value-type="float">
            <text:p/>
          </table:table-cell>
          <table:table-cell table:formula="of:=[.I62]/[.A62]" office:value-type="float" office:value="1.25368524590164" calcext:value-type="float">
            <text:p/>
          </table:table-cell>
          <table:table-cell table:formula="of:=[.J62]/[.A62]" office:value-type="float" office:value="0.0204678849771567" calcext:value-type="float">
            <text:p/>
          </table:table-cell>
          <table:table-cell table:formula="of:=[.K62]/[.A62]" office:value-type="float" office:value="0.0206600376242945" calcext:value-type="float">
            <text:p/>
          </table:table-cell>
          <table:table-cell table:formula="of:=[.L62]/[.A62]" office:value-type="float" office:value="0.0205522171459285" calcext:value-type="float">
            <text:p/>
          </table:table-cell>
        </table:table-row>
        <table:table-row table:style-name="ro1">
          <table:table-cell office:value-type="float" office:value="62" calcext:value-type="float">
            <text:p>62</text:p>
          </table:table-cell>
          <table:table-cell office:value-type="float" office:value="79.094" calcext:value-type="float">
            <text:p>79.094</text:p>
          </table:table-cell>
          <table:table-cell office:value-type="float" office:value="78.991" calcext:value-type="float">
            <text:p>78.991</text:p>
          </table:table-cell>
          <table:table-cell office:value-type="float" office:value="79.304" calcext:value-type="float">
            <text:p>79.304</text:p>
          </table:table-cell>
          <table:table-cell office:value-type="float" office:value="78.661" calcext:value-type="float">
            <text:p>78.661</text:p>
          </table:table-cell>
          <table:table-cell office:value-type="float" office:value="78.994" calcext:value-type="float">
            <text:p>78.994</text:p>
          </table:table-cell>
          <table:table-cell table:formula="of:=MIN([.B63:.F63])" office:value-type="float" office:value="78.661" calcext:value-type="float">
            <text:p/>
          </table:table-cell>
          <table:table-cell table:formula="of:=MAX([.B63:.F63])" office:value-type="float" office:value="79.304" calcext:value-type="float">
            <text:p/>
          </table:table-cell>
          <table:table-cell table:formula="of:=AVERAGE([.B63:.F63])" office:value-type="float" office:value="79.0088" calcext:value-type="float">
            <text:p/>
          </table:table-cell>
          <table:table-cell table:formula="of:=[.G63]/[.A63]" office:value-type="float" office:value="1.26872580645161" calcext:value-type="float">
            <text:p/>
          </table:table-cell>
          <table:table-cell table:formula="of:=[.H63]/[.A63]" office:value-type="float" office:value="1.27909677419355" calcext:value-type="float">
            <text:p/>
          </table:table-cell>
          <table:table-cell table:formula="of:=[.I63]/[.A63]" office:value-type="float" office:value="1.27433548387097" calcext:value-type="float">
            <text:p/>
          </table:table-cell>
          <table:table-cell table:formula="of:=[.J63]/[.A63]" office:value-type="float" office:value="0.020463319458897" calcext:value-type="float">
            <text:p/>
          </table:table-cell>
          <table:table-cell table:formula="of:=[.K63]/[.A63]" office:value-type="float" office:value="0.020630593132154" calcext:value-type="float">
            <text:p/>
          </table:table-cell>
          <table:table-cell table:formula="of:=[.L63]/[.A63]" office:value-type="float" office:value="0.0205537981269511" calcext:value-type="float">
            <text:p/>
          </table:table-cell>
        </table:table-row>
        <table:table-row table:style-name="ro1">
          <table:table-cell office:value-type="float" office:value="63" calcext:value-type="float">
            <text:p>63</text:p>
          </table:table-cell>
          <table:table-cell office:value-type="float" office:value="81.863" calcext:value-type="float">
            <text:p>81.863</text:p>
          </table:table-cell>
          <table:table-cell office:value-type="float" office:value="81.655" calcext:value-type="float">
            <text:p>81.655</text:p>
          </table:table-cell>
          <table:table-cell office:value-type="float" office:value="83.822" calcext:value-type="float">
            <text:p>83.822</text:p>
          </table:table-cell>
          <table:table-cell office:value-type="float" office:value="81.147" calcext:value-type="float">
            <text:p>81.147</text:p>
          </table:table-cell>
          <table:table-cell office:value-type="float" office:value="82.132" calcext:value-type="float">
            <text:p>82.132</text:p>
          </table:table-cell>
          <table:table-cell table:formula="of:=MIN([.B64:.F64])" office:value-type="float" office:value="81.147" calcext:value-type="float">
            <text:p/>
          </table:table-cell>
          <table:table-cell table:formula="of:=MAX([.B64:.F64])" office:value-type="float" office:value="83.822" calcext:value-type="float">
            <text:p/>
          </table:table-cell>
          <table:table-cell table:formula="of:=AVERAGE([.B64:.F64])" office:value-type="float" office:value="82.1238" calcext:value-type="float">
            <text:p/>
          </table:table-cell>
          <table:table-cell table:formula="of:=[.G64]/[.A64]" office:value-type="float" office:value="1.28804761904762" calcext:value-type="float">
            <text:p/>
          </table:table-cell>
          <table:table-cell table:formula="of:=[.H64]/[.A64]" office:value-type="float" office:value="1.33050793650794" calcext:value-type="float">
            <text:p/>
          </table:table-cell>
          <table:table-cell table:formula="of:=[.I64]/[.A64]" office:value-type="float" office:value="1.30355238095238" calcext:value-type="float">
            <text:p/>
          </table:table-cell>
          <table:table-cell table:formula="of:=[.J64]/[.A64]" office:value-type="float" office:value="0.0204452003023432" calcext:value-type="float">
            <text:p/>
          </table:table-cell>
          <table:table-cell table:formula="of:=[.K64]/[.A64]" office:value-type="float" office:value="0.0211191735953641" calcext:value-type="float">
            <text:p/>
          </table:table-cell>
          <table:table-cell table:formula="of:=[.L64]/[.A64]" office:value-type="float" office:value="0.0206913076341648" calcext:value-type="float">
            <text:p/>
          </table:table-cell>
        </table:table-row>
        <table:table-row table:style-name="ro1">
          <table:table-cell office:value-type="float" office:value="64" calcext:value-type="float">
            <text:p>64</text:p>
          </table:table-cell>
          <table:table-cell office:value-type="float" office:value="84.039" calcext:value-type="float">
            <text:p>84.039</text:p>
          </table:table-cell>
          <table:table-cell office:value-type="float" office:value="84.417" calcext:value-type="float">
            <text:p>84.417</text:p>
          </table:table-cell>
          <table:table-cell office:value-type="float" office:value="83.914" calcext:value-type="float">
            <text:p>83.914</text:p>
          </table:table-cell>
          <table:table-cell office:value-type="float" office:value="83.618" calcext:value-type="float">
            <text:p>83.618</text:p>
          </table:table-cell>
          <table:table-cell office:value-type="float" office:value="84.923" calcext:value-type="float">
            <text:p>84.923</text:p>
          </table:table-cell>
          <table:table-cell table:formula="of:=MIN([.B65:.F65])" office:value-type="float" office:value="83.618" calcext:value-type="float">
            <text:p/>
          </table:table-cell>
          <table:table-cell table:formula="of:=MAX([.B65:.F65])" office:value-type="float" office:value="84.923" calcext:value-type="float">
            <text:p/>
          </table:table-cell>
          <table:table-cell table:formula="of:=AVERAGE([.B65:.F65])" office:value-type="float" office:value="84.1822" calcext:value-type="float">
            <text:p/>
          </table:table-cell>
          <table:table-cell table:formula="of:=[.G65]/[.A65]" office:value-type="float" office:value="1.30653125" calcext:value-type="float">
            <text:p/>
          </table:table-cell>
          <table:table-cell table:formula="of:=[.H65]/[.A65]" office:value-type="float" office:value="1.326921875" calcext:value-type="float">
            <text:p/>
          </table:table-cell>
          <table:table-cell table:formula="of:=[.I65]/[.A65]" office:value-type="float" office:value="1.315346875" calcext:value-type="float">
            <text:p/>
          </table:table-cell>
          <table:table-cell table:formula="of:=[.J65]/[.A65]" office:value-type="float" office:value="0.02041455078125" calcext:value-type="float">
            <text:p/>
          </table:table-cell>
          <table:table-cell table:formula="of:=[.K65]/[.A65]" office:value-type="float" office:value="0.020733154296875" calcext:value-type="float">
            <text:p/>
          </table:table-cell>
          <table:table-cell table:formula="of:=[.L65]/[.A65]" office:value-type="float" office:value="0.020552294921875" calcext:value-type="float">
            <text:p/>
          </table:table-cell>
        </table:table-row>
        <table:table-row table:style-name="ro1">
          <table:table-cell office:value-type="float" office:value="65" calcext:value-type="float">
            <text:p>65</text:p>
          </table:table-cell>
          <table:table-cell office:value-type="float" office:value="86.582" calcext:value-type="float">
            <text:p>86.582</text:p>
          </table:table-cell>
          <table:table-cell office:value-type="float" office:value="86.605" calcext:value-type="float">
            <text:p>86.605</text:p>
          </table:table-cell>
          <table:table-cell office:value-type="float" office:value="87.289" calcext:value-type="float">
            <text:p>87.289</text:p>
          </table:table-cell>
          <table:table-cell office:value-type="float" office:value="86.251" calcext:value-type="float">
            <text:p>86.251</text:p>
          </table:table-cell>
          <table:table-cell office:value-type="float" office:value="97.794" calcext:value-type="float">
            <text:p>97.794</text:p>
          </table:table-cell>
          <table:table-cell table:formula="of:=MIN([.B66:.F66])" office:value-type="float" office:value="86.251" calcext:value-type="float">
            <text:p/>
          </table:table-cell>
          <table:table-cell table:formula="of:=MAX([.B66:.F66])" office:value-type="float" office:value="97.794" calcext:value-type="float">
            <text:p/>
          </table:table-cell>
          <table:table-cell table:formula="of:=AVERAGE([.B66:.F66])" office:value-type="float" office:value="88.9042" calcext:value-type="float">
            <text:p/>
          </table:table-cell>
          <table:table-cell table:formula="of:=[.G66]/[.A66]" office:value-type="float" office:value="1.32693846153846" calcext:value-type="float">
            <text:p/>
          </table:table-cell>
          <table:table-cell table:formula="of:=[.H66]/[.A66]" office:value-type="float" office:value="1.50452307692308" calcext:value-type="float">
            <text:p/>
          </table:table-cell>
          <table:table-cell table:formula="of:=[.I66]/[.A66]" office:value-type="float" office:value="1.36775692307692" calcext:value-type="float">
            <text:p/>
          </table:table-cell>
          <table:table-cell table:formula="of:=[.J66]/[.A66]" office:value-type="float" office:value="0.0204144378698225" calcext:value-type="float">
            <text:p/>
          </table:table-cell>
          <table:table-cell table:formula="of:=[.K66]/[.A66]" office:value-type="float" office:value="0.0231465088757396" calcext:value-type="float">
            <text:p/>
          </table:table-cell>
          <table:table-cell table:formula="of:=[.L66]/[.A66]" office:value-type="float" office:value="0.0210424142011834" calcext:value-type="float">
            <text:p/>
          </table:table-cell>
        </table:table-row>
        <table:table-row table:style-name="ro1">
          <table:table-cell office:value-type="float" office:value="66" calcext:value-type="float">
            <text:p>66</text:p>
          </table:table-cell>
          <table:table-cell office:value-type="float" office:value="89.57" calcext:value-type="float">
            <text:p>89.57</text:p>
          </table:table-cell>
          <table:table-cell office:value-type="float" office:value="89.576" calcext:value-type="float">
            <text:p>89.576</text:p>
          </table:table-cell>
          <table:table-cell office:value-type="float" office:value="91.851" calcext:value-type="float">
            <text:p>91.851</text:p>
          </table:table-cell>
          <table:table-cell office:value-type="float" office:value="89.114" calcext:value-type="float">
            <text:p>89.114</text:p>
          </table:table-cell>
          <table:table-cell office:value-type="float" office:value="92.727" calcext:value-type="float">
            <text:p>92.727</text:p>
          </table:table-cell>
          <table:table-cell table:formula="of:=MIN([.B67:.F67])" office:value-type="float" office:value="89.114" calcext:value-type="float">
            <text:p/>
          </table:table-cell>
          <table:table-cell table:formula="of:=MAX([.B67:.F67])" office:value-type="float" office:value="92.727" calcext:value-type="float">
            <text:p/>
          </table:table-cell>
          <table:table-cell table:formula="of:=AVERAGE([.B67:.F67])" office:value-type="float" office:value="90.5676" calcext:value-type="float">
            <text:p/>
          </table:table-cell>
          <table:table-cell table:formula="of:=[.G67]/[.A67]" office:value-type="float" office:value="1.35021212121212" calcext:value-type="float">
            <text:p/>
          </table:table-cell>
          <table:table-cell table:formula="of:=[.H67]/[.A67]" office:value-type="float" office:value="1.40495454545455" calcext:value-type="float">
            <text:p/>
          </table:table-cell>
          <table:table-cell table:formula="of:=[.I67]/[.A67]" office:value-type="float" office:value="1.37223636363636" calcext:value-type="float">
            <text:p/>
          </table:table-cell>
          <table:table-cell table:formula="of:=[.J67]/[.A67]" office:value-type="float" office:value="0.0204577594123049" calcext:value-type="float">
            <text:p/>
          </table:table-cell>
          <table:table-cell table:formula="of:=[.K67]/[.A67]" office:value-type="float" office:value="0.0212871900826446" calcext:value-type="float">
            <text:p/>
          </table:table-cell>
          <table:table-cell table:formula="of:=[.L67]/[.A67]" office:value-type="float" office:value="0.0207914600550964" calcext:value-type="float">
            <text:p/>
          </table:table-cell>
        </table:table-row>
        <table:table-row table:style-name="ro1">
          <table:table-cell office:value-type="float" office:value="67" calcext:value-type="float">
            <text:p>67</text:p>
          </table:table-cell>
          <table:table-cell office:value-type="float" office:value="93.357" calcext:value-type="float">
            <text:p>93.357</text:p>
          </table:table-cell>
          <table:table-cell office:value-type="float" office:value="93.123" calcext:value-type="float">
            <text:p>93.123</text:p>
          </table:table-cell>
          <table:table-cell office:value-type="float" office:value="100.229" calcext:value-type="float">
            <text:p>100.229</text:p>
          </table:table-cell>
          <table:table-cell office:value-type="float" office:value="92.309" calcext:value-type="float">
            <text:p>92.309</text:p>
          </table:table-cell>
          <table:table-cell office:value-type="float" office:value="95.084" calcext:value-type="float">
            <text:p>95.084</text:p>
          </table:table-cell>
          <table:table-cell table:formula="of:=MIN([.B68:.F68])" office:value-type="float" office:value="92.309" calcext:value-type="float">
            <text:p/>
          </table:table-cell>
          <table:table-cell table:formula="of:=MAX([.B68:.F68])" office:value-type="float" office:value="100.229" calcext:value-type="float">
            <text:p/>
          </table:table-cell>
          <table:table-cell table:formula="of:=AVERAGE([.B68:.F68])" office:value-type="float" office:value="94.8204" calcext:value-type="float">
            <text:p/>
          </table:table-cell>
          <table:table-cell table:formula="of:=[.G68]/[.A68]" office:value-type="float" office:value="1.37774626865672" calcext:value-type="float">
            <text:p/>
          </table:table-cell>
          <table:table-cell table:formula="of:=[.H68]/[.A68]" office:value-type="float" office:value="1.4959552238806" calcext:value-type="float">
            <text:p/>
          </table:table-cell>
          <table:table-cell table:formula="of:=[.I68]/[.A68]" office:value-type="float" office:value="1.41522985074627" calcext:value-type="float">
            <text:p/>
          </table:table-cell>
          <table:table-cell table:formula="of:=[.J68]/[.A68]" office:value-type="float" office:value="0.0205633771441301" calcext:value-type="float">
            <text:p/>
          </table:table-cell>
          <table:table-cell table:formula="of:=[.K68]/[.A68]" office:value-type="float" office:value="0.0223276899086656" calcext:value-type="float">
            <text:p/>
          </table:table-cell>
          <table:table-cell table:formula="of:=[.L68]/[.A68]" office:value-type="float" office:value="0.0211228335932279" calcext:value-type="float">
            <text:p/>
          </table:table-cell>
        </table:table-row>
        <table:table-row table:style-name="ro1">
          <table:table-cell office:value-type="float" office:value="68" calcext:value-type="float">
            <text:p>68</text:p>
          </table:table-cell>
          <table:table-cell office:value-type="float" office:value="94.72" calcext:value-type="float">
            <text:p>94.72</text:p>
          </table:table-cell>
          <table:table-cell office:value-type="float" office:value="94.202" calcext:value-type="float">
            <text:p>94.202</text:p>
          </table:table-cell>
          <table:table-cell office:value-type="float" office:value="95.569" calcext:value-type="float">
            <text:p>95.569</text:p>
          </table:table-cell>
          <table:table-cell office:value-type="float" office:value="95.546" calcext:value-type="float">
            <text:p>95.546</text:p>
          </table:table-cell>
          <table:table-cell office:value-type="float" office:value="96.02" calcext:value-type="float">
            <text:p>96.02</text:p>
          </table:table-cell>
          <table:table-cell table:formula="of:=MIN([.B69:.F69])" office:value-type="float" office:value="94.202" calcext:value-type="float">
            <text:p/>
          </table:table-cell>
          <table:table-cell table:formula="of:=MAX([.B69:.F69])" office:value-type="float" office:value="96.02" calcext:value-type="float">
            <text:p/>
          </table:table-cell>
          <table:table-cell table:formula="of:=AVERAGE([.B69:.F69])" office:value-type="float" office:value="95.2114" calcext:value-type="float">
            <text:p/>
          </table:table-cell>
          <table:table-cell table:formula="of:=[.G69]/[.A69]" office:value-type="float" office:value="1.38532352941176" calcext:value-type="float">
            <text:p/>
          </table:table-cell>
          <table:table-cell table:formula="of:=[.H69]/[.A69]" office:value-type="float" office:value="1.41205882352941" calcext:value-type="float">
            <text:p/>
          </table:table-cell>
          <table:table-cell table:formula="of:=[.I69]/[.A69]" office:value-type="float" office:value="1.40016764705882" calcext:value-type="float">
            <text:p/>
          </table:table-cell>
          <table:table-cell table:formula="of:=[.J69]/[.A69]" office:value-type="float" office:value="0.0203724048442907" calcext:value-type="float">
            <text:p/>
          </table:table-cell>
          <table:table-cell table:formula="of:=[.K69]/[.A69]" office:value-type="float" office:value="0.0207655709342561" calcext:value-type="float">
            <text:p/>
          </table:table-cell>
          <table:table-cell table:formula="of:=[.L69]/[.A69]" office:value-type="float" office:value="0.0205907006920415" calcext:value-type="float">
            <text:p/>
          </table:table-cell>
        </table:table-row>
        <table:table-row table:style-name="ro1">
          <table:table-cell office:value-type="float" office:value="69" calcext:value-type="float">
            <text:p>69</text:p>
          </table:table-cell>
          <table:table-cell office:value-type="float" office:value="97.3" calcext:value-type="float">
            <text:p>97.3</text:p>
          </table:table-cell>
          <table:table-cell office:value-type="float" office:value="97.058" calcext:value-type="float">
            <text:p>97.058</text:p>
          </table:table-cell>
          <table:table-cell office:value-type="float" office:value="100.188" calcext:value-type="float">
            <text:p>100.188</text:p>
          </table:table-cell>
          <table:table-cell office:value-type="float" office:value="97.051" calcext:value-type="float">
            <text:p>97.051</text:p>
          </table:table-cell>
          <table:table-cell office:value-type="float" office:value="97.505" calcext:value-type="float">
            <text:p>97.505</text:p>
          </table:table-cell>
          <table:table-cell table:formula="of:=MIN([.B70:.F70])" office:value-type="float" office:value="97.051" calcext:value-type="float">
            <text:p/>
          </table:table-cell>
          <table:table-cell table:formula="of:=MAX([.B70:.F70])" office:value-type="float" office:value="100.188" calcext:value-type="float">
            <text:p/>
          </table:table-cell>
          <table:table-cell table:formula="of:=AVERAGE([.B70:.F70])" office:value-type="float" office:value="97.8204" calcext:value-type="float">
            <text:p/>
          </table:table-cell>
          <table:table-cell table:formula="of:=[.G70]/[.A70]" office:value-type="float" office:value="1.40653623188406" calcext:value-type="float">
            <text:p/>
          </table:table-cell>
          <table:table-cell table:formula="of:=[.H70]/[.A70]" office:value-type="float" office:value="1.452" calcext:value-type="float">
            <text:p/>
          </table:table-cell>
          <table:table-cell table:formula="of:=[.I70]/[.A70]" office:value-type="float" office:value="1.41768695652174" calcext:value-type="float">
            <text:p/>
          </table:table-cell>
          <table:table-cell table:formula="of:=[.J70]/[.A70]" office:value-type="float" office:value="0.0203845830707834" calcext:value-type="float">
            <text:p/>
          </table:table-cell>
          <table:table-cell table:formula="of:=[.K70]/[.A70]" office:value-type="float" office:value="0.0210434782608696" calcext:value-type="float">
            <text:p/>
          </table:table-cell>
          <table:table-cell table:formula="of:=[.L70]/[.A70]" office:value-type="float" office:value="0.0205461877756774" calcext:value-type="float">
            <text:p/>
          </table:table-cell>
        </table:table-row>
        <table:table-row table:style-name="ro1">
          <table:table-cell office:value-type="float" office:value="70" calcext:value-type="float">
            <text:p>70</text:p>
          </table:table-cell>
          <table:table-cell office:value-type="float" office:value="100.566" calcext:value-type="float">
            <text:p>100.566</text:p>
          </table:table-cell>
          <table:table-cell office:value-type="float" office:value="101.608" calcext:value-type="float">
            <text:p>101.608</text:p>
          </table:table-cell>
          <table:table-cell office:value-type="float" office:value="101.506" calcext:value-type="float">
            <text:p>101.506</text:p>
          </table:table-cell>
          <table:table-cell office:value-type="float" office:value="100.13" calcext:value-type="float">
            <text:p>100.13</text:p>
          </table:table-cell>
          <table:table-cell office:value-type="float" office:value="99.748" calcext:value-type="float">
            <text:p>99.748</text:p>
          </table:table-cell>
          <table:table-cell table:formula="of:=MIN([.B71:.F71])" office:value-type="float" office:value="99.748" calcext:value-type="float">
            <text:p/>
          </table:table-cell>
          <table:table-cell table:formula="of:=MAX([.B71:.F71])" office:value-type="float" office:value="101.608" calcext:value-type="float">
            <text:p/>
          </table:table-cell>
          <table:table-cell table:formula="of:=AVERAGE([.B71:.F71])" office:value-type="float" office:value="100.7116" calcext:value-type="float">
            <text:p/>
          </table:table-cell>
          <table:table-cell table:formula="of:=[.G71]/[.A71]" office:value-type="float" office:value="1.42497142857143" calcext:value-type="float">
            <text:p/>
          </table:table-cell>
          <table:table-cell table:formula="of:=[.H71]/[.A71]" office:value-type="float" office:value="1.45154285714286" calcext:value-type="float">
            <text:p/>
          </table:table-cell>
          <table:table-cell table:formula="of:=[.I71]/[.A71]" office:value-type="float" office:value="1.43873714285714" calcext:value-type="float">
            <text:p/>
          </table:table-cell>
          <table:table-cell table:formula="of:=[.J71]/[.A71]" office:value-type="float" office:value="0.0203567346938775" calcext:value-type="float">
            <text:p/>
          </table:table-cell>
          <table:table-cell table:formula="of:=[.K71]/[.A71]" office:value-type="float" office:value="0.0207363265306122" calcext:value-type="float">
            <text:p/>
          </table:table-cell>
          <table:table-cell table:formula="of:=[.L71]/[.A71]" office:value-type="float" office:value="0.020553387755102" calcext:value-type="float">
            <text:p/>
          </table:table-cell>
        </table:table-row>
        <table:table-row table:style-name="ro1">
          <table:table-cell office:value-type="float" office:value="71" calcext:value-type="float">
            <text:p>71</text:p>
          </table:table-cell>
          <table:table-cell office:value-type="float" office:value="103.169" calcext:value-type="float">
            <text:p>103.169</text:p>
          </table:table-cell>
          <table:table-cell office:value-type="float" office:value="103.066" calcext:value-type="float">
            <text:p>103.066</text:p>
          </table:table-cell>
          <table:table-cell office:value-type="float" office:value="105.211" calcext:value-type="float">
            <text:p>105.211</text:p>
          </table:table-cell>
          <table:table-cell office:value-type="float" office:value="102.473" calcext:value-type="float">
            <text:p>102.473</text:p>
          </table:table-cell>
          <table:table-cell office:value-type="float" office:value="108.543" calcext:value-type="float">
            <text:p>108.543</text:p>
          </table:table-cell>
          <table:table-cell table:formula="of:=MIN([.B72:.F72])" office:value-type="float" office:value="102.473" calcext:value-type="float">
            <text:p/>
          </table:table-cell>
          <table:table-cell table:formula="of:=MAX([.B72:.F72])" office:value-type="float" office:value="108.543" calcext:value-type="float">
            <text:p/>
          </table:table-cell>
          <table:table-cell table:formula="of:=AVERAGE([.B72:.F72])" office:value-type="float" office:value="104.4924" calcext:value-type="float">
            <text:p/>
          </table:table-cell>
          <table:table-cell table:formula="of:=[.G72]/[.A72]" office:value-type="float" office:value="1.44328169014085" calcext:value-type="float">
            <text:p/>
          </table:table-cell>
          <table:table-cell table:formula="of:=[.H72]/[.A72]" office:value-type="float" office:value="1.52877464788732" calcext:value-type="float">
            <text:p/>
          </table:table-cell>
          <table:table-cell table:formula="of:=[.I72]/[.A72]" office:value-type="float" office:value="1.47172394366197" calcext:value-type="float">
            <text:p/>
          </table:table-cell>
          <table:table-cell table:formula="of:=[.J72]/[.A72]" office:value-type="float" office:value="0.0203279111287443" calcext:value-type="float">
            <text:p/>
          </table:table-cell>
          <table:table-cell table:formula="of:=[.K72]/[.A72]" office:value-type="float" office:value="0.0215320372941877" calcext:value-type="float">
            <text:p/>
          </table:table-cell>
          <table:table-cell table:formula="of:=[.L72]/[.A72]" office:value-type="float" office:value="0.0207285062487602" calcext:value-type="float">
            <text:p/>
          </table:table-cell>
        </table:table-row>
        <table:table-row table:style-name="ro1">
          <table:table-cell office:value-type="float" office:value="72" calcext:value-type="float">
            <text:p>72</text:p>
          </table:table-cell>
          <table:table-cell office:value-type="float" office:value="105.821" calcext:value-type="float">
            <text:p>105.821</text:p>
          </table:table-cell>
          <table:table-cell office:value-type="float" office:value="106.131" calcext:value-type="float">
            <text:p>106.131</text:p>
          </table:table-cell>
          <table:table-cell office:value-type="float" office:value="110.056" calcext:value-type="float">
            <text:p>110.056</text:p>
          </table:table-cell>
          <table:table-cell office:value-type="float" office:value="105.424" calcext:value-type="float">
            <text:p>105.424</text:p>
          </table:table-cell>
          <table:table-cell office:value-type="float" office:value="110.96" calcext:value-type="float">
            <text:p>110.96</text:p>
          </table:table-cell>
          <table:table-cell table:formula="of:=MIN([.B73:.F73])" office:value-type="float" office:value="105.424" calcext:value-type="float">
            <text:p/>
          </table:table-cell>
          <table:table-cell table:formula="of:=MAX([.B73:.F73])" office:value-type="float" office:value="110.96" calcext:value-type="float">
            <text:p/>
          </table:table-cell>
          <table:table-cell table:formula="of:=AVERAGE([.B73:.F73])" office:value-type="float" office:value="107.6784" calcext:value-type="float">
            <text:p/>
          </table:table-cell>
          <table:table-cell table:formula="of:=[.G73]/[.A73]" office:value-type="float" office:value="1.46422222222222" calcext:value-type="float">
            <text:p/>
          </table:table-cell>
          <table:table-cell table:formula="of:=[.H73]/[.A73]" office:value-type="float" office:value="1.54111111111111" calcext:value-type="float">
            <text:p/>
          </table:table-cell>
          <table:table-cell table:formula="of:=[.I73]/[.A73]" office:value-type="float" office:value="1.49553333333333" calcext:value-type="float">
            <text:p/>
          </table:table-cell>
          <table:table-cell table:formula="of:=[.J73]/[.A73]" office:value-type="float" office:value="0.0203364197530864" calcext:value-type="float">
            <text:p/>
          </table:table-cell>
          <table:table-cell table:formula="of:=[.K73]/[.A73]" office:value-type="float" office:value="0.0214043209876543" calcext:value-type="float">
            <text:p/>
          </table:table-cell>
          <table:table-cell table:formula="of:=[.L73]/[.A73]" office:value-type="float" office:value="0.0207712962962963" calcext:value-type="float">
            <text:p/>
          </table:table-cell>
        </table:table-row>
        <table:table-row table:style-name="ro1">
          <table:table-cell office:value-type="float" office:value="73" calcext:value-type="float">
            <text:p>73</text:p>
          </table:table-cell>
          <table:table-cell office:value-type="float" office:value="108.969" calcext:value-type="float">
            <text:p>108.969</text:p>
          </table:table-cell>
          <table:table-cell office:value-type="float" office:value="108.923" calcext:value-type="float">
            <text:p>108.923</text:p>
          </table:table-cell>
          <table:table-cell office:value-type="float" office:value="113.092" calcext:value-type="float">
            <text:p>113.092</text:p>
          </table:table-cell>
          <table:table-cell office:value-type="float" office:value="108.152" calcext:value-type="float">
            <text:p>108.152</text:p>
          </table:table-cell>
          <table:table-cell office:value-type="float" office:value="111.928" calcext:value-type="float">
            <text:p>111.928</text:p>
          </table:table-cell>
          <table:table-cell table:formula="of:=MIN([.B74:.F74])" office:value-type="float" office:value="108.152" calcext:value-type="float">
            <text:p/>
          </table:table-cell>
          <table:table-cell table:formula="of:=MAX([.B74:.F74])" office:value-type="float" office:value="113.092" calcext:value-type="float">
            <text:p/>
          </table:table-cell>
          <table:table-cell table:formula="of:=AVERAGE([.B74:.F74])" office:value-type="float" office:value="110.2128" calcext:value-type="float">
            <text:p/>
          </table:table-cell>
          <table:table-cell table:formula="of:=[.G74]/[.A74]" office:value-type="float" office:value="1.48153424657534" calcext:value-type="float">
            <text:p/>
          </table:table-cell>
          <table:table-cell table:formula="of:=[.H74]/[.A74]" office:value-type="float" office:value="1.54920547945205" calcext:value-type="float">
            <text:p/>
          </table:table-cell>
          <table:table-cell table:formula="of:=[.I74]/[.A74]" office:value-type="float" office:value="1.50976438356164" calcext:value-type="float">
            <text:p/>
          </table:table-cell>
          <table:table-cell table:formula="of:=[.J74]/[.A74]" office:value-type="float" office:value="0.0202949896791143" calcext:value-type="float">
            <text:p/>
          </table:table-cell>
          <table:table-cell table:formula="of:=[.K74]/[.A74]" office:value-type="float" office:value="0.0212219928692062" calcext:value-type="float">
            <text:p/>
          </table:table-cell>
          <table:table-cell table:formula="of:=[.L74]/[.A74]" office:value-type="float" office:value="0.0206817038844061" calcext:value-type="float">
            <text:p/>
          </table:table-cell>
        </table:table-row>
        <table:table-row table:style-name="ro1">
          <table:table-cell office:value-type="float" office:value="74" calcext:value-type="float">
            <text:p>74</text:p>
          </table:table-cell>
          <table:table-cell office:value-type="float" office:value="112.158" calcext:value-type="float">
            <text:p>112.158</text:p>
          </table:table-cell>
          <table:table-cell office:value-type="float" office:value="111.623" calcext:value-type="float">
            <text:p>111.623</text:p>
          </table:table-cell>
          <table:table-cell office:value-type="float" office:value="114.374" calcext:value-type="float">
            <text:p>114.374</text:p>
          </table:table-cell>
          <table:table-cell office:value-type="float" office:value="111.712" calcext:value-type="float">
            <text:p>111.712</text:p>
          </table:table-cell>
          <table:table-cell office:value-type="float" office:value="116.058" calcext:value-type="float">
            <text:p>116.058</text:p>
          </table:table-cell>
          <table:table-cell table:formula="of:=MIN([.B75:.F75])" office:value-type="float" office:value="111.623" calcext:value-type="float">
            <text:p/>
          </table:table-cell>
          <table:table-cell table:formula="of:=MAX([.B75:.F75])" office:value-type="float" office:value="116.058" calcext:value-type="float">
            <text:p/>
          </table:table-cell>
          <table:table-cell table:formula="of:=AVERAGE([.B75:.F75])" office:value-type="float" office:value="113.185" calcext:value-type="float">
            <text:p/>
          </table:table-cell>
          <table:table-cell table:formula="of:=[.G75]/[.A75]" office:value-type="float" office:value="1.50841891891892" calcext:value-type="float">
            <text:p/>
          </table:table-cell>
          <table:table-cell table:formula="of:=[.H75]/[.A75]" office:value-type="float" office:value="1.56835135135135" calcext:value-type="float">
            <text:p/>
          </table:table-cell>
          <table:table-cell table:formula="of:=[.I75]/[.A75]" office:value-type="float" office:value="1.52952702702703" calcext:value-type="float">
            <text:p/>
          </table:table-cell>
          <table:table-cell table:formula="of:=[.J75]/[.A75]" office:value-type="float" office:value="0.0203840394448503" calcext:value-type="float">
            <text:p/>
          </table:table-cell>
          <table:table-cell table:formula="of:=[.K75]/[.A75]" office:value-type="float" office:value="0.0211939371804237" calcext:value-type="float">
            <text:p/>
          </table:table-cell>
          <table:table-cell table:formula="of:=[.L75]/[.A75]" office:value-type="float" office:value="0.0206692841490139" calcext:value-type="float">
            <text:p/>
          </table:table-cell>
        </table:table-row>
        <table:table-row table:style-name="ro1">
          <table:table-cell office:value-type="float" office:value="75" calcext:value-type="float">
            <text:p>75</text:p>
          </table:table-cell>
          <table:table-cell office:value-type="float" office:value="114.836" calcext:value-type="float">
            <text:p>114.836</text:p>
          </table:table-cell>
          <table:table-cell office:value-type="float" office:value="115.102" calcext:value-type="float">
            <text:p>115.102</text:p>
          </table:table-cell>
          <table:table-cell office:value-type="float" office:value="116.983" calcext:value-type="float">
            <text:p>116.983</text:p>
          </table:table-cell>
          <table:table-cell office:value-type="float" office:value="114.306" calcext:value-type="float">
            <text:p>114.306</text:p>
          </table:table-cell>
          <table:table-cell office:value-type="float" office:value="117.792" calcext:value-type="float">
            <text:p>117.792</text:p>
          </table:table-cell>
          <table:table-cell table:formula="of:=MIN([.B76:.F76])" office:value-type="float" office:value="114.306" calcext:value-type="float">
            <text:p/>
          </table:table-cell>
          <table:table-cell table:formula="of:=MAX([.B76:.F76])" office:value-type="float" office:value="117.792" calcext:value-type="float">
            <text:p/>
          </table:table-cell>
          <table:table-cell table:formula="of:=AVERAGE([.B76:.F76])" office:value-type="float" office:value="115.8038" calcext:value-type="float">
            <text:p/>
          </table:table-cell>
          <table:table-cell table:formula="of:=[.G76]/[.A76]" office:value-type="float" office:value="1.52408" calcext:value-type="float">
            <text:p/>
          </table:table-cell>
          <table:table-cell table:formula="of:=[.H76]/[.A76]" office:value-type="float" office:value="1.57056" calcext:value-type="float">
            <text:p/>
          </table:table-cell>
          <table:table-cell table:formula="of:=[.I76]/[.A76]" office:value-type="float" office:value="1.54405066666667" calcext:value-type="float">
            <text:p/>
          </table:table-cell>
          <table:table-cell table:formula="of:=[.J76]/[.A76]" office:value-type="float" office:value="0.0203210666666667" calcext:value-type="float">
            <text:p/>
          </table:table-cell>
          <table:table-cell table:formula="of:=[.K76]/[.A76]" office:value-type="float" office:value="0.0209408" calcext:value-type="float">
            <text:p/>
          </table:table-cell>
          <table:table-cell table:formula="of:=[.L76]/[.A76]" office:value-type="float" office:value="0.0205873422222222" calcext:value-type="float">
            <text:p/>
          </table:table-cell>
        </table:table-row>
        <table:table-row table:style-name="ro1">
          <table:table-cell office:value-type="float" office:value="76" calcext:value-type="float">
            <text:p>76</text:p>
          </table:table-cell>
          <table:table-cell office:value-type="float" office:value="117.282" calcext:value-type="float">
            <text:p>117.282</text:p>
          </table:table-cell>
          <table:table-cell office:value-type="float" office:value="117.692" calcext:value-type="float">
            <text:p>117.692</text:p>
          </table:table-cell>
          <table:table-cell office:value-type="float" office:value="122.509" calcext:value-type="float">
            <text:p>122.509</text:p>
          </table:table-cell>
          <table:table-cell office:value-type="float" office:value="117.443" calcext:value-type="float">
            <text:p>117.443</text:p>
          </table:table-cell>
          <table:table-cell office:value-type="float" office:value="118.651" calcext:value-type="float">
            <text:p>118.651</text:p>
          </table:table-cell>
          <table:table-cell table:formula="of:=MIN([.B77:.F77])" office:value-type="float" office:value="117.282" calcext:value-type="float">
            <text:p/>
          </table:table-cell>
          <table:table-cell table:formula="of:=MAX([.B77:.F77])" office:value-type="float" office:value="122.509" calcext:value-type="float">
            <text:p/>
          </table:table-cell>
          <table:table-cell table:formula="of:=AVERAGE([.B77:.F77])" office:value-type="float" office:value="118.7154" calcext:value-type="float">
            <text:p/>
          </table:table-cell>
          <table:table-cell table:formula="of:=[.G77]/[.A77]" office:value-type="float" office:value="1.54318421052632" calcext:value-type="float">
            <text:p/>
          </table:table-cell>
          <table:table-cell table:formula="of:=[.H77]/[.A77]" office:value-type="float" office:value="1.61196052631579" calcext:value-type="float">
            <text:p/>
          </table:table-cell>
          <table:table-cell table:formula="of:=[.I77]/[.A77]" office:value-type="float" office:value="1.56204473684211" calcext:value-type="float">
            <text:p/>
          </table:table-cell>
          <table:table-cell table:formula="of:=[.J77]/[.A77]" office:value-type="float" office:value="0.020305055401662" calcext:value-type="float">
            <text:p/>
          </table:table-cell>
          <table:table-cell table:formula="of:=[.K77]/[.A77]" office:value-type="float" office:value="0.0212100069252078" calcext:value-type="float">
            <text:p/>
          </table:table-cell>
          <table:table-cell table:formula="of:=[.L77]/[.A77]" office:value-type="float" office:value="0.0205532202216067" calcext:value-type="float">
            <text:p/>
          </table:table-cell>
        </table:table-row>
        <table:table-row table:style-name="ro1">
          <table:table-cell office:value-type="float" office:value="77" calcext:value-type="float">
            <text:p>77</text:p>
          </table:table-cell>
          <table:table-cell office:value-type="float" office:value="122.147" calcext:value-type="float">
            <text:p>122.147</text:p>
          </table:table-cell>
          <table:table-cell office:value-type="float" office:value="122.537" calcext:value-type="float">
            <text:p>122.537</text:p>
          </table:table-cell>
          <table:table-cell office:value-type="float" office:value="127.963" calcext:value-type="float">
            <text:p>127.963</text:p>
          </table:table-cell>
          <table:table-cell office:value-type="float" office:value="121.821" calcext:value-type="float">
            <text:p>121.821</text:p>
          </table:table-cell>
          <table:table-cell office:value-type="float" office:value="121.335" calcext:value-type="float">
            <text:p>121.335</text:p>
          </table:table-cell>
          <table:table-cell table:formula="of:=MIN([.B78:.F78])" office:value-type="float" office:value="121.335" calcext:value-type="float">
            <text:p/>
          </table:table-cell>
          <table:table-cell table:formula="of:=MAX([.B78:.F78])" office:value-type="float" office:value="127.963" calcext:value-type="float">
            <text:p/>
          </table:table-cell>
          <table:table-cell table:formula="of:=AVERAGE([.B78:.F78])" office:value-type="float" office:value="123.1606" calcext:value-type="float">
            <text:p/>
          </table:table-cell>
          <table:table-cell table:formula="of:=[.G78]/[.A78]" office:value-type="float" office:value="1.57577922077922" calcext:value-type="float">
            <text:p/>
          </table:table-cell>
          <table:table-cell table:formula="of:=[.H78]/[.A78]" office:value-type="float" office:value="1.66185714285714" calcext:value-type="float">
            <text:p/>
          </table:table-cell>
          <table:table-cell table:formula="of:=[.I78]/[.A78]" office:value-type="float" office:value="1.59948831168831" calcext:value-type="float">
            <text:p/>
          </table:table-cell>
          <table:table-cell table:formula="of:=[.J78]/[.A78]" office:value-type="float" office:value="0.0204646652049249" calcext:value-type="float">
            <text:p/>
          </table:table-cell>
          <table:table-cell table:formula="of:=[.K78]/[.A78]" office:value-type="float" office:value="0.021582560296846" calcext:value-type="float">
            <text:p/>
          </table:table-cell>
          <table:table-cell table:formula="of:=[.L78]/[.A78]" office:value-type="float" office:value="0.0207725754764716" calcext:value-type="float">
            <text:p/>
          </table:table-cell>
        </table:table-row>
        <table:table-row table:style-name="ro1">
          <table:table-cell office:value-type="float" office:value="78" calcext:value-type="float">
            <text:p>78</text:p>
          </table:table-cell>
          <table:table-cell office:value-type="float" office:value="123.742" calcext:value-type="float">
            <text:p>123.742</text:p>
          </table:table-cell>
          <table:table-cell office:value-type="float" office:value="123.356" calcext:value-type="float">
            <text:p>123.356</text:p>
          </table:table-cell>
          <table:table-cell office:value-type="float" office:value="130.718" calcext:value-type="float">
            <text:p>130.718</text:p>
          </table:table-cell>
          <table:table-cell office:value-type="float" office:value="123.201" calcext:value-type="float">
            <text:p>123.201</text:p>
          </table:table-cell>
          <table:table-cell office:value-type="float" office:value="129.886" calcext:value-type="float">
            <text:p>129.886</text:p>
          </table:table-cell>
          <table:table-cell table:formula="of:=MIN([.B79:.F79])" office:value-type="float" office:value="123.201" calcext:value-type="float">
            <text:p/>
          </table:table-cell>
          <table:table-cell table:formula="of:=MAX([.B79:.F79])" office:value-type="float" office:value="130.718" calcext:value-type="float">
            <text:p/>
          </table:table-cell>
          <table:table-cell table:formula="of:=AVERAGE([.B79:.F79])" office:value-type="float" office:value="126.1806" calcext:value-type="float">
            <text:p/>
          </table:table-cell>
          <table:table-cell table:formula="of:=[.G79]/[.A79]" office:value-type="float" office:value="1.5795" calcext:value-type="float">
            <text:p/>
          </table:table-cell>
          <table:table-cell table:formula="of:=[.H79]/[.A79]" office:value-type="float" office:value="1.67587179487179" calcext:value-type="float">
            <text:p/>
          </table:table-cell>
          <table:table-cell table:formula="of:=[.I79]/[.A79]" office:value-type="float" office:value="1.6177" calcext:value-type="float">
            <text:p/>
          </table:table-cell>
          <table:table-cell table:formula="of:=[.J79]/[.A79]" office:value-type="float" office:value="0.02025" calcext:value-type="float">
            <text:p/>
          </table:table-cell>
          <table:table-cell table:formula="of:=[.K79]/[.A79]" office:value-type="float" office:value="0.0214855358316897" calcext:value-type="float">
            <text:p/>
          </table:table-cell>
          <table:table-cell table:formula="of:=[.L79]/[.A79]" office:value-type="float" office:value="0.0207397435897436" calcext:value-type="float">
            <text:p/>
          </table:table-cell>
        </table:table-row>
        <table:table-row table:style-name="ro1">
          <table:table-cell office:value-type="float" office:value="79" calcext:value-type="float">
            <text:p>79</text:p>
          </table:table-cell>
          <table:table-cell office:value-type="float" office:value="127.208" calcext:value-type="float">
            <text:p>127.208</text:p>
          </table:table-cell>
          <table:table-cell office:value-type="float" office:value="129.462" calcext:value-type="float">
            <text:p>129.462</text:p>
          </table:table-cell>
          <table:table-cell office:value-type="float" office:value="133.126" calcext:value-type="float">
            <text:p>133.126</text:p>
          </table:table-cell>
          <table:table-cell office:value-type="float" office:value="129.728" calcext:value-type="float">
            <text:p>129.728</text:p>
          </table:table-cell>
          <table:table-cell office:value-type="float" office:value="129.342" calcext:value-type="float">
            <text:p>129.342</text:p>
          </table:table-cell>
          <table:table-cell table:formula="of:=MIN([.B80:.F80])" office:value-type="float" office:value="127.208" calcext:value-type="float">
            <text:p/>
          </table:table-cell>
          <table:table-cell table:formula="of:=MAX([.B80:.F80])" office:value-type="float" office:value="133.126" calcext:value-type="float">
            <text:p/>
          </table:table-cell>
          <table:table-cell table:formula="of:=AVERAGE([.B80:.F80])" office:value-type="float" office:value="129.7732" calcext:value-type="float">
            <text:p/>
          </table:table-cell>
          <table:table-cell table:formula="of:=[.G80]/[.A80]" office:value-type="float" office:value="1.61022784810127" calcext:value-type="float">
            <text:p/>
          </table:table-cell>
          <table:table-cell table:formula="of:=[.H80]/[.A80]" office:value-type="float" office:value="1.68513924050633" calcext:value-type="float">
            <text:p/>
          </table:table-cell>
          <table:table-cell table:formula="of:=[.I80]/[.A80]" office:value-type="float" office:value="1.64269873417722" calcext:value-type="float">
            <text:p/>
          </table:table-cell>
          <table:table-cell table:formula="of:=[.J80]/[.A80]" office:value-type="float" office:value="0.0203826309886236" calcext:value-type="float">
            <text:p/>
          </table:table-cell>
          <table:table-cell table:formula="of:=[.K80]/[.A80]" office:value-type="float" office:value="0.0213308764621054" calcext:value-type="float">
            <text:p/>
          </table:table-cell>
          <table:table-cell table:formula="of:=[.L80]/[.A80]" office:value-type="float" office:value="0.0207936548630027" calcext:value-type="float">
            <text:p/>
          </table:table-cell>
        </table:table-row>
        <table:table-row table:style-name="ro1">
          <table:table-cell office:value-type="float" office:value="80" calcext:value-type="float">
            <text:p>80</text:p>
          </table:table-cell>
          <table:table-cell office:value-type="float" office:value="130.149" calcext:value-type="float">
            <text:p>130.149</text:p>
          </table:table-cell>
          <table:table-cell office:value-type="float" office:value="130.003" calcext:value-type="float">
            <text:p>130.003</text:p>
          </table:table-cell>
          <table:table-cell office:value-type="float" office:value="134.199" calcext:value-type="float">
            <text:p>134.199</text:p>
          </table:table-cell>
          <table:table-cell office:value-type="float" office:value="130.269" calcext:value-type="float">
            <text:p>130.269</text:p>
          </table:table-cell>
          <table:table-cell office:value-type="float" office:value="131.792" calcext:value-type="float">
            <text:p>131.792</text:p>
          </table:table-cell>
          <table:table-cell table:formula="of:=MIN([.B81:.F81])" office:value-type="float" office:value="130.003" calcext:value-type="float">
            <text:p/>
          </table:table-cell>
          <table:table-cell table:formula="of:=MAX([.B81:.F81])" office:value-type="float" office:value="134.199" calcext:value-type="float">
            <text:p/>
          </table:table-cell>
          <table:table-cell table:formula="of:=AVERAGE([.B81:.F81])" office:value-type="float" office:value="131.2824" calcext:value-type="float">
            <text:p/>
          </table:table-cell>
          <table:table-cell table:formula="of:=[.G81]/[.A81]" office:value-type="float" office:value="1.6250375" calcext:value-type="float">
            <text:p/>
          </table:table-cell>
          <table:table-cell table:formula="of:=[.H81]/[.A81]" office:value-type="float" office:value="1.6774875" calcext:value-type="float">
            <text:p/>
          </table:table-cell>
          <table:table-cell table:formula="of:=[.I81]/[.A81]" office:value-type="float" office:value="1.64103" calcext:value-type="float">
            <text:p/>
          </table:table-cell>
          <table:table-cell table:formula="of:=[.J81]/[.A81]" office:value-type="float" office:value="0.02031296875" calcext:value-type="float">
            <text:p/>
          </table:table-cell>
          <table:table-cell table:formula="of:=[.K81]/[.A81]" office:value-type="float" office:value="0.02096859375" calcext:value-type="float">
            <text:p/>
          </table:table-cell>
          <table:table-cell table:formula="of:=[.L81]/[.A81]" office:value-type="float" office:value="0.020512875" calcext:value-type="float">
            <text:p/>
          </table:table-cell>
        </table:table-row>
        <table:table-row table:style-name="ro1">
          <table:table-cell office:value-type="float" office:value="81" calcext:value-type="float">
            <text:p>81</text:p>
          </table:table-cell>
          <table:table-cell office:value-type="float" office:value="133.156" calcext:value-type="float">
            <text:p>133.156</text:p>
          </table:table-cell>
          <table:table-cell office:value-type="float" office:value="132.961" calcext:value-type="float">
            <text:p>132.961</text:p>
          </table:table-cell>
          <table:table-cell office:value-type="float" office:value="136.316" calcext:value-type="float">
            <text:p>136.316</text:p>
          </table:table-cell>
          <table:table-cell office:value-type="float" office:value="133.686" calcext:value-type="float">
            <text:p>133.686</text:p>
          </table:table-cell>
          <table:table-cell office:value-type="float" office:value="134.574" calcext:value-type="float">
            <text:p>134.574</text:p>
          </table:table-cell>
          <table:table-cell table:formula="of:=MIN([.B82:.F82])" office:value-type="float" office:value="132.961" calcext:value-type="float">
            <text:p/>
          </table:table-cell>
          <table:table-cell table:formula="of:=MAX([.B82:.F82])" office:value-type="float" office:value="136.316" calcext:value-type="float">
            <text:p/>
          </table:table-cell>
          <table:table-cell table:formula="of:=AVERAGE([.B82:.F82])" office:value-type="float" office:value="134.1386" calcext:value-type="float">
            <text:p/>
          </table:table-cell>
          <table:table-cell table:formula="of:=[.G82]/[.A82]" office:value-type="float" office:value="1.64149382716049" calcext:value-type="float">
            <text:p/>
          </table:table-cell>
          <table:table-cell table:formula="of:=[.H82]/[.A82]" office:value-type="float" office:value="1.68291358024691" calcext:value-type="float">
            <text:p/>
          </table:table-cell>
          <table:table-cell table:formula="of:=[.I82]/[.A82]" office:value-type="float" office:value="1.65603209876543" calcext:value-type="float">
            <text:p/>
          </table:table-cell>
          <table:table-cell table:formula="of:=[.J82]/[.A82]" office:value-type="float" office:value="0.0202653558908703" calcext:value-type="float">
            <text:p/>
          </table:table-cell>
          <table:table-cell table:formula="of:=[.K82]/[.A82]" office:value-type="float" office:value="0.0207767108672458" calcext:value-type="float">
            <text:p/>
          </table:table-cell>
          <table:table-cell table:formula="of:=[.L82]/[.A82]" office:value-type="float" office:value="0.0204448407254992" calcext:value-type="float">
            <text:p/>
          </table:table-cell>
        </table:table-row>
        <table:table-row table:style-name="ro1">
          <table:table-cell office:value-type="float" office:value="82" calcext:value-type="float">
            <text:p>82</text:p>
          </table:table-cell>
          <table:table-cell office:value-type="float" office:value="136.558" calcext:value-type="float">
            <text:p>136.558</text:p>
          </table:table-cell>
          <table:table-cell office:value-type="float" office:value="139.06" calcext:value-type="float">
            <text:p>139.06</text:p>
          </table:table-cell>
          <table:table-cell office:value-type="float" office:value="141.091" calcext:value-type="float">
            <text:p>141.091</text:p>
          </table:table-cell>
          <table:table-cell office:value-type="float" office:value="135.981" calcext:value-type="float">
            <text:p>135.981</text:p>
          </table:table-cell>
          <table:table-cell office:value-type="float" office:value="136.962" calcext:value-type="float">
            <text:p>136.962</text:p>
          </table:table-cell>
          <table:table-cell table:formula="of:=MIN([.B83:.F83])" office:value-type="float" office:value="135.981" calcext:value-type="float">
            <text:p/>
          </table:table-cell>
          <table:table-cell table:formula="of:=MAX([.B83:.F83])" office:value-type="float" office:value="141.091" calcext:value-type="float">
            <text:p/>
          </table:table-cell>
          <table:table-cell table:formula="of:=AVERAGE([.B83:.F83])" office:value-type="float" office:value="137.9304" calcext:value-type="float">
            <text:p/>
          </table:table-cell>
          <table:table-cell table:formula="of:=[.G83]/[.A83]" office:value-type="float" office:value="1.65830487804878" calcext:value-type="float">
            <text:p/>
          </table:table-cell>
          <table:table-cell table:formula="of:=[.H83]/[.A83]" office:value-type="float" office:value="1.72062195121951" calcext:value-type="float">
            <text:p/>
          </table:table-cell>
          <table:table-cell table:formula="of:=[.I83]/[.A83]" office:value-type="float" office:value="1.68207804878049" calcext:value-type="float">
            <text:p/>
          </table:table-cell>
          <table:table-cell table:formula="of:=[.J83]/[.A83]" office:value-type="float" office:value="0.0202232302201071" calcext:value-type="float">
            <text:p/>
          </table:table-cell>
          <table:table-cell table:formula="of:=[.K83]/[.A83]" office:value-type="float" office:value="0.0209831945270672" calcext:value-type="float">
            <text:p/>
          </table:table-cell>
          <table:table-cell table:formula="of:=[.L83]/[.A83]" office:value-type="float" office:value="0.0205131469363474" calcext:value-type="float">
            <text:p/>
          </table:table-cell>
        </table:table-row>
        <table:table-row table:style-name="ro1">
          <table:table-cell office:value-type="float" office:value="83" calcext:value-type="float">
            <text:p>83</text:p>
          </table:table-cell>
          <table:table-cell office:value-type="float" office:value="140.069" calcext:value-type="float">
            <text:p>140.069</text:p>
          </table:table-cell>
          <table:table-cell office:value-type="float" office:value="140.312" calcext:value-type="float">
            <text:p>140.312</text:p>
          </table:table-cell>
          <table:table-cell office:value-type="float" office:value="143.148" calcext:value-type="float">
            <text:p>143.148</text:p>
          </table:table-cell>
          <table:table-cell office:value-type="float" office:value="141.291" calcext:value-type="float">
            <text:p>141.291</text:p>
          </table:table-cell>
          <table:table-cell office:value-type="float" office:value="140.15" calcext:value-type="float">
            <text:p>140.15</text:p>
          </table:table-cell>
          <table:table-cell table:formula="of:=MIN([.B84:.F84])" office:value-type="float" office:value="140.069" calcext:value-type="float">
            <text:p/>
          </table:table-cell>
          <table:table-cell table:formula="of:=MAX([.B84:.F84])" office:value-type="float" office:value="143.148" calcext:value-type="float">
            <text:p/>
          </table:table-cell>
          <table:table-cell table:formula="of:=AVERAGE([.B84:.F84])" office:value-type="float" office:value="140.994" calcext:value-type="float">
            <text:p/>
          </table:table-cell>
          <table:table-cell table:formula="of:=[.G84]/[.A84]" office:value-type="float" office:value="1.68757831325301" calcext:value-type="float">
            <text:p/>
          </table:table-cell>
          <table:table-cell table:formula="of:=[.H84]/[.A84]" office:value-type="float" office:value="1.72467469879518" calcext:value-type="float">
            <text:p/>
          </table:table-cell>
          <table:table-cell table:formula="of:=[.I84]/[.A84]" office:value-type="float" office:value="1.69872289156627" calcext:value-type="float">
            <text:p/>
          </table:table-cell>
          <table:table-cell table:formula="of:=[.J84]/[.A84]" office:value-type="float" office:value="0.0203322688343736" calcext:value-type="float">
            <text:p/>
          </table:table-cell>
          <table:table-cell table:formula="of:=[.K84]/[.A84]" office:value-type="float" office:value="0.0207792132384961" calcext:value-type="float">
            <text:p/>
          </table:table-cell>
          <table:table-cell table:formula="of:=[.L84]/[.A84]" office:value-type="float" office:value="0.0204665408622442" calcext:value-type="float">
            <text:p/>
          </table:table-cell>
        </table:table-row>
        <table:table-row table:style-name="ro1">
          <table:table-cell office:value-type="float" office:value="84" calcext:value-type="float">
            <text:p>84</text:p>
          </table:table-cell>
          <table:table-cell office:value-type="float" office:value="143.968" calcext:value-type="float">
            <text:p>143.968</text:p>
          </table:table-cell>
          <table:table-cell office:value-type="float" office:value="143.424" calcext:value-type="float">
            <text:p>143.424</text:p>
          </table:table-cell>
          <table:table-cell office:value-type="float" office:value="146.328" calcext:value-type="float">
            <text:p>146.328</text:p>
          </table:table-cell>
          <table:table-cell office:value-type="float" office:value="145.41" calcext:value-type="float">
            <text:p>145.41</text:p>
          </table:table-cell>
          <table:table-cell office:value-type="float" office:value="143.909" calcext:value-type="float">
            <text:p>143.909</text:p>
          </table:table-cell>
          <table:table-cell table:formula="of:=MIN([.B85:.F85])" office:value-type="float" office:value="143.424" calcext:value-type="float">
            <text:p/>
          </table:table-cell>
          <table:table-cell table:formula="of:=MAX([.B85:.F85])" office:value-type="float" office:value="146.328" calcext:value-type="float">
            <text:p/>
          </table:table-cell>
          <table:table-cell table:formula="of:=AVERAGE([.B85:.F85])" office:value-type="float" office:value="144.6078" calcext:value-type="float">
            <text:p/>
          </table:table-cell>
          <table:table-cell table:formula="of:=[.G85]/[.A85]" office:value-type="float" office:value="1.70742857142857" calcext:value-type="float">
            <text:p/>
          </table:table-cell>
          <table:table-cell table:formula="of:=[.H85]/[.A85]" office:value-type="float" office:value="1.742" calcext:value-type="float">
            <text:p/>
          </table:table-cell>
          <table:table-cell table:formula="of:=[.I85]/[.A85]" office:value-type="float" office:value="1.72152142857143" calcext:value-type="float">
            <text:p/>
          </table:table-cell>
          <table:table-cell table:formula="of:=[.J85]/[.A85]" office:value-type="float" office:value="0.0203265306122449" calcext:value-type="float">
            <text:p/>
          </table:table-cell>
          <table:table-cell table:formula="of:=[.K85]/[.A85]" office:value-type="float" office:value="0.0207380952380952" calcext:value-type="float">
            <text:p/>
          </table:table-cell>
          <table:table-cell table:formula="of:=[.L85]/[.A85]" office:value-type="float" office:value="0.0204943027210884" calcext:value-type="float">
            <text:p/>
          </table:table-cell>
        </table:table-row>
        <table:table-row table:style-name="ro1">
          <table:table-cell office:value-type="float" office:value="85" calcext:value-type="float">
            <text:p>85</text:p>
          </table:table-cell>
          <table:table-cell office:value-type="float" office:value="151.76" calcext:value-type="float">
            <text:p>151.76</text:p>
          </table:table-cell>
          <table:table-cell office:value-type="float" office:value="147.52" calcext:value-type="float">
            <text:p>147.52</text:p>
          </table:table-cell>
          <table:table-cell office:value-type="float" office:value="151.164" calcext:value-type="float">
            <text:p>151.164</text:p>
          </table:table-cell>
          <table:table-cell office:value-type="float" office:value="148.653" calcext:value-type="float">
            <text:p>148.653</text:p>
          </table:table-cell>
          <table:table-cell office:value-type="float" office:value="151.761" calcext:value-type="float">
            <text:p>151.761</text:p>
          </table:table-cell>
          <table:table-cell table:formula="of:=MIN([.B86:.F86])" office:value-type="float" office:value="147.52" calcext:value-type="float">
            <text:p/>
          </table:table-cell>
          <table:table-cell table:formula="of:=MAX([.B86:.F86])" office:value-type="float" office:value="151.761" calcext:value-type="float">
            <text:p/>
          </table:table-cell>
          <table:table-cell table:formula="of:=AVERAGE([.B86:.F86])" office:value-type="float" office:value="150.1716" calcext:value-type="float">
            <text:p/>
          </table:table-cell>
          <table:table-cell table:formula="of:=[.G86]/[.A86]" office:value-type="float" office:value="1.73552941176471" calcext:value-type="float">
            <text:p/>
          </table:table-cell>
          <table:table-cell table:formula="of:=[.H86]/[.A86]" office:value-type="float" office:value="1.78542352941176" calcext:value-type="float">
            <text:p/>
          </table:table-cell>
          <table:table-cell table:formula="of:=[.I86]/[.A86]" office:value-type="float" office:value="1.76672470588235" calcext:value-type="float">
            <text:p/>
          </table:table-cell>
          <table:table-cell table:formula="of:=[.J86]/[.A86]" office:value-type="float" office:value="0.0204179930795848" calcext:value-type="float">
            <text:p/>
          </table:table-cell>
          <table:table-cell table:formula="of:=[.K86]/[.A86]" office:value-type="float" office:value="0.0210049826989619" calcext:value-type="float">
            <text:p/>
          </table:table-cell>
          <table:table-cell table:formula="of:=[.L86]/[.A86]" office:value-type="float" office:value="0.0207849965397924" calcext:value-type="float">
            <text:p/>
          </table:table-cell>
        </table:table-row>
        <table:table-row table:style-name="ro1">
          <table:table-cell office:value-type="float" office:value="86" calcext:value-type="float">
            <text:p>86</text:p>
          </table:table-cell>
          <table:table-cell office:value-type="float" office:value="150.01" calcext:value-type="float">
            <text:p>150.01</text:p>
          </table:table-cell>
          <table:table-cell office:value-type="float" office:value="150.347" calcext:value-type="float">
            <text:p>150.347</text:p>
          </table:table-cell>
          <table:table-cell office:value-type="float" office:value="152.442" calcext:value-type="float">
            <text:p>152.442</text:p>
          </table:table-cell>
          <table:table-cell office:value-type="float" office:value="149.312" calcext:value-type="float">
            <text:p>149.312</text:p>
          </table:table-cell>
          <table:table-cell office:value-type="float" office:value="156.046" calcext:value-type="float">
            <text:p>156.046</text:p>
          </table:table-cell>
          <table:table-cell table:formula="of:=MIN([.B87:.F87])" office:value-type="float" office:value="149.312" calcext:value-type="float">
            <text:p/>
          </table:table-cell>
          <table:table-cell table:formula="of:=MAX([.B87:.F87])" office:value-type="float" office:value="156.046" calcext:value-type="float">
            <text:p/>
          </table:table-cell>
          <table:table-cell table:formula="of:=AVERAGE([.B87:.F87])" office:value-type="float" office:value="151.6314" calcext:value-type="float">
            <text:p/>
          </table:table-cell>
          <table:table-cell table:formula="of:=[.G87]/[.A87]" office:value-type="float" office:value="1.73618604651163" calcext:value-type="float">
            <text:p/>
          </table:table-cell>
          <table:table-cell table:formula="of:=[.H87]/[.A87]" office:value-type="float" office:value="1.81448837209302" calcext:value-type="float">
            <text:p/>
          </table:table-cell>
          <table:table-cell table:formula="of:=[.I87]/[.A87]" office:value-type="float" office:value="1.76315581395349" calcext:value-type="float">
            <text:p/>
          </table:table-cell>
          <table:table-cell table:formula="of:=[.J87]/[.A87]" office:value-type="float" office:value="0.0201882098431585" calcext:value-type="float">
            <text:p/>
          </table:table-cell>
          <table:table-cell table:formula="of:=[.K87]/[.A87]" office:value-type="float" office:value="0.0210987020010817" calcext:value-type="float">
            <text:p/>
          </table:table-cell>
          <table:table-cell table:formula="of:=[.L87]/[.A87]" office:value-type="float" office:value="0.0205018117901568" calcext:value-type="float">
            <text:p/>
          </table:table-cell>
        </table:table-row>
        <table:table-row table:style-name="ro1">
          <table:table-cell office:value-type="float" office:value="87" calcext:value-type="float">
            <text:p>87</text:p>
          </table:table-cell>
          <table:table-cell office:value-type="float" office:value="153.405" calcext:value-type="float">
            <text:p>153.405</text:p>
          </table:table-cell>
          <table:table-cell office:value-type="float" office:value="153.481" calcext:value-type="float">
            <text:p>153.481</text:p>
          </table:table-cell>
          <table:table-cell office:value-type="float" office:value="157.047" calcext:value-type="float">
            <text:p>157.047</text:p>
          </table:table-cell>
          <table:table-cell office:value-type="float" office:value="153.074" calcext:value-type="float">
            <text:p>153.074</text:p>
          </table:table-cell>
          <table:table-cell office:value-type="float" office:value="154.298" calcext:value-type="float">
            <text:p>154.298</text:p>
          </table:table-cell>
          <table:table-cell table:formula="of:=MIN([.B88:.F88])" office:value-type="float" office:value="153.074" calcext:value-type="float">
            <text:p/>
          </table:table-cell>
          <table:table-cell table:formula="of:=MAX([.B88:.F88])" office:value-type="float" office:value="157.047" calcext:value-type="float">
            <text:p/>
          </table:table-cell>
          <table:table-cell table:formula="of:=AVERAGE([.B88:.F88])" office:value-type="float" office:value="154.261" calcext:value-type="float">
            <text:p/>
          </table:table-cell>
          <table:table-cell table:formula="of:=[.G88]/[.A88]" office:value-type="float" office:value="1.75947126436782" calcext:value-type="float">
            <text:p/>
          </table:table-cell>
          <table:table-cell table:formula="of:=[.H88]/[.A88]" office:value-type="float" office:value="1.80513793103448" calcext:value-type="float">
            <text:p/>
          </table:table-cell>
          <table:table-cell table:formula="of:=[.I88]/[.A88]" office:value-type="float" office:value="1.77311494252874" calcext:value-type="float">
            <text:p/>
          </table:table-cell>
          <table:table-cell table:formula="of:=[.J88]/[.A88]" office:value-type="float" office:value="0.0202238076364117" calcext:value-type="float">
            <text:p/>
          </table:table-cell>
          <table:table-cell table:formula="of:=[.K88]/[.A88]" office:value-type="float" office:value="0.0207487118509711" calcext:value-type="float">
            <text:p/>
          </table:table-cell>
          <table:table-cell table:formula="of:=[.L88]/[.A88]" office:value-type="float" office:value="0.0203806315233188" calcext:value-type="float">
            <text:p/>
          </table:table-cell>
        </table:table-row>
        <table:table-row table:style-name="ro1">
          <table:table-cell office:value-type="float" office:value="88" calcext:value-type="float">
            <text:p>88</text:p>
          </table:table-cell>
          <table:table-cell office:value-type="float" office:value="157.952" calcext:value-type="float">
            <text:p>157.952</text:p>
          </table:table-cell>
          <table:table-cell office:value-type="float" office:value="157.289" calcext:value-type="float">
            <text:p>157.289</text:p>
          </table:table-cell>
          <table:table-cell office:value-type="float" office:value="161.314" calcext:value-type="float">
            <text:p>161.314</text:p>
          </table:table-cell>
          <table:table-cell office:value-type="float" office:value="157.305" calcext:value-type="float">
            <text:p>157.305</text:p>
          </table:table-cell>
          <table:table-cell office:value-type="float" office:value="157.97" calcext:value-type="float">
            <text:p>157.97</text:p>
          </table:table-cell>
          <table:table-cell table:formula="of:=MIN([.B89:.F89])" office:value-type="float" office:value="157.289" calcext:value-type="float">
            <text:p/>
          </table:table-cell>
          <table:table-cell table:formula="of:=MAX([.B89:.F89])" office:value-type="float" office:value="161.314" calcext:value-type="float">
            <text:p/>
          </table:table-cell>
          <table:table-cell table:formula="of:=AVERAGE([.B89:.F89])" office:value-type="float" office:value="158.366" calcext:value-type="float">
            <text:p/>
          </table:table-cell>
          <table:table-cell table:formula="of:=[.G89]/[.A89]" office:value-type="float" office:value="1.787375" calcext:value-type="float">
            <text:p/>
          </table:table-cell>
          <table:table-cell table:formula="of:=[.H89]/[.A89]" office:value-type="float" office:value="1.83311363636364" calcext:value-type="float">
            <text:p/>
          </table:table-cell>
          <table:table-cell table:formula="of:=[.I89]/[.A89]" office:value-type="float" office:value="1.79961363636364" calcext:value-type="float">
            <text:p/>
          </table:table-cell>
          <table:table-cell table:formula="of:=[.J89]/[.A89]" office:value-type="float" office:value="0.0203110795454545" calcext:value-type="float">
            <text:p/>
          </table:table-cell>
          <table:table-cell table:formula="of:=[.K89]/[.A89]" office:value-type="float" office:value="0.0208308367768595" calcext:value-type="float">
            <text:p/>
          </table:table-cell>
          <table:table-cell table:formula="of:=[.L89]/[.A89]" office:value-type="float" office:value="0.0204501549586777" calcext:value-type="float">
            <text:p/>
          </table:table-cell>
        </table:table-row>
        <table:table-row table:style-name="ro1">
          <table:table-cell office:value-type="float" office:value="89" calcext:value-type="float">
            <text:p>89</text:p>
          </table:table-cell>
          <table:table-cell office:value-type="float" office:value="160.002" calcext:value-type="float">
            <text:p>160.002</text:p>
          </table:table-cell>
          <table:table-cell office:value-type="float" office:value="160.588" calcext:value-type="float">
            <text:p>160.588</text:p>
          </table:table-cell>
          <table:table-cell office:value-type="float" office:value="163.329" calcext:value-type="float">
            <text:p>163.329</text:p>
          </table:table-cell>
          <table:table-cell office:value-type="float" office:value="162.053" calcext:value-type="float">
            <text:p>162.053</text:p>
          </table:table-cell>
          <table:table-cell office:value-type="float" office:value="165.246" calcext:value-type="float">
            <text:p>165.246</text:p>
          </table:table-cell>
          <table:table-cell table:formula="of:=MIN([.B90:.F90])" office:value-type="float" office:value="160.002" calcext:value-type="float">
            <text:p/>
          </table:table-cell>
          <table:table-cell table:formula="of:=MAX([.B90:.F90])" office:value-type="float" office:value="165.246" calcext:value-type="float">
            <text:p/>
          </table:table-cell>
          <table:table-cell table:formula="of:=AVERAGE([.B90:.F90])" office:value-type="float" office:value="162.2436" calcext:value-type="float">
            <text:p/>
          </table:table-cell>
          <table:table-cell table:formula="of:=[.G90]/[.A90]" office:value-type="float" office:value="1.79777528089888" calcext:value-type="float">
            <text:p/>
          </table:table-cell>
          <table:table-cell table:formula="of:=[.H90]/[.A90]" office:value-type="float" office:value="1.85669662921348" calcext:value-type="float">
            <text:p/>
          </table:table-cell>
          <table:table-cell table:formula="of:=[.I90]/[.A90]" office:value-type="float" office:value="1.82296179775281" calcext:value-type="float">
            <text:p/>
          </table:table-cell>
          <table:table-cell table:formula="of:=[.J90]/[.A90]" office:value-type="float" office:value="0.0201997222572907" calcext:value-type="float">
            <text:p/>
          </table:table-cell>
          <table:table-cell table:formula="of:=[.K90]/[.A90]" office:value-type="float" office:value="0.0208617598788032" calcext:value-type="float">
            <text:p/>
          </table:table-cell>
          <table:table-cell table:formula="of:=[.L90]/[.A90]" office:value-type="float" office:value="0.0204827168286832" calcext:value-type="float">
            <text:p/>
          </table:table-cell>
        </table:table-row>
        <table:table-row table:style-name="ro1">
          <table:table-cell office:value-type="float" office:value="90" calcext:value-type="float">
            <text:p>90</text:p>
          </table:table-cell>
          <table:table-cell office:value-type="float" office:value="164.798" calcext:value-type="float">
            <text:p>164.798</text:p>
          </table:table-cell>
          <table:table-cell office:value-type="float" office:value="164.265" calcext:value-type="float">
            <text:p>164.265</text:p>
          </table:table-cell>
          <table:table-cell office:value-type="float" office:value="168.117" calcext:value-type="float">
            <text:p>168.117</text:p>
          </table:table-cell>
          <table:table-cell office:value-type="float" office:value="164.475" calcext:value-type="float">
            <text:p>164.475</text:p>
          </table:table-cell>
          <table:table-cell office:value-type="float" office:value="165.719" calcext:value-type="float">
            <text:p>165.719</text:p>
          </table:table-cell>
          <table:table-cell table:formula="of:=MIN([.B91:.F91])" office:value-type="float" office:value="164.265" calcext:value-type="float">
            <text:p/>
          </table:table-cell>
          <table:table-cell table:formula="of:=MAX([.B91:.F91])" office:value-type="float" office:value="168.117" calcext:value-type="float">
            <text:p/>
          </table:table-cell>
          <table:table-cell table:formula="of:=AVERAGE([.B91:.F91])" office:value-type="float" office:value="165.4748" calcext:value-type="float">
            <text:p/>
          </table:table-cell>
          <table:table-cell table:formula="of:=[.G91]/[.A91]" office:value-type="float" office:value="1.82516666666667" calcext:value-type="float">
            <text:p/>
          </table:table-cell>
          <table:table-cell table:formula="of:=[.H91]/[.A91]" office:value-type="float" office:value="1.86796666666667" calcext:value-type="float">
            <text:p/>
          </table:table-cell>
          <table:table-cell table:formula="of:=[.I91]/[.A91]" office:value-type="float" office:value="1.83860888888889" calcext:value-type="float">
            <text:p/>
          </table:table-cell>
          <table:table-cell table:formula="of:=[.J91]/[.A91]" office:value-type="float" office:value="0.0202796296296296" calcext:value-type="float">
            <text:p/>
          </table:table-cell>
          <table:table-cell table:formula="of:=[.K91]/[.A91]" office:value-type="float" office:value="0.0207551851851852" calcext:value-type="float">
            <text:p/>
          </table:table-cell>
          <table:table-cell table:formula="of:=[.L91]/[.A91]" office:value-type="float" office:value="0.020428987654321" calcext:value-type="float">
            <text:p/>
          </table:table-cell>
        </table:table-row>
        <table:table-row table:style-name="ro1">
          <table:table-cell office:value-type="float" office:value="91" calcext:value-type="float">
            <text:p>91</text:p>
          </table:table-cell>
          <table:table-cell office:value-type="float" office:value="167.9" calcext:value-type="float">
            <text:p>167.9</text:p>
          </table:table-cell>
          <table:table-cell office:value-type="float" office:value="167.969" calcext:value-type="float">
            <text:p>167.969</text:p>
          </table:table-cell>
          <table:table-cell office:value-type="float" office:value="172.513" calcext:value-type="float">
            <text:p>172.513</text:p>
          </table:table-cell>
          <table:table-cell office:value-type="float" office:value="168.352" calcext:value-type="float">
            <text:p>168.352</text:p>
          </table:table-cell>
          <table:table-cell office:value-type="float" office:value="168.885" calcext:value-type="float">
            <text:p>168.885</text:p>
          </table:table-cell>
          <table:table-cell table:formula="of:=MIN([.B92:.F92])" office:value-type="float" office:value="167.9" calcext:value-type="float">
            <text:p/>
          </table:table-cell>
          <table:table-cell table:formula="of:=MAX([.B92:.F92])" office:value-type="float" office:value="172.513" calcext:value-type="float">
            <text:p/>
          </table:table-cell>
          <table:table-cell table:formula="of:=AVERAGE([.B92:.F92])" office:value-type="float" office:value="169.1238" calcext:value-type="float">
            <text:p/>
          </table:table-cell>
          <table:table-cell table:formula="of:=[.G92]/[.A92]" office:value-type="float" office:value="1.84505494505495" calcext:value-type="float">
            <text:p/>
          </table:table-cell>
          <table:table-cell table:formula="of:=[.H92]/[.A92]" office:value-type="float" office:value="1.89574725274725" calcext:value-type="float">
            <text:p/>
          </table:table-cell>
          <table:table-cell table:formula="of:=[.I92]/[.A92]" office:value-type="float" office:value="1.8585032967033" calcext:value-type="float">
            <text:p/>
          </table:table-cell>
          <table:table-cell table:formula="of:=[.J92]/[.A92]" office:value-type="float" office:value="0.0202753290665379" calcext:value-type="float">
            <text:p/>
          </table:table-cell>
          <table:table-cell table:formula="of:=[.K92]/[.A92]" office:value-type="float" office:value="0.020832387392827" calcext:value-type="float">
            <text:p/>
          </table:table-cell>
          <table:table-cell table:formula="of:=[.L92]/[.A92]" office:value-type="float" office:value="0.0204231131505857" calcext:value-type="float">
            <text:p/>
          </table:table-cell>
        </table:table-row>
        <table:table-row table:style-name="ro1">
          <table:table-cell office:value-type="float" office:value="92" calcext:value-type="float">
            <text:p>92</text:p>
          </table:table-cell>
          <table:table-cell office:value-type="float" office:value="172.582" calcext:value-type="float">
            <text:p>172.582</text:p>
          </table:table-cell>
          <table:table-cell office:value-type="float" office:value="173.167" calcext:value-type="float">
            <text:p>173.167</text:p>
          </table:table-cell>
          <table:table-cell office:value-type="float" office:value="174.368" calcext:value-type="float">
            <text:p>174.368</text:p>
          </table:table-cell>
          <table:table-cell office:value-type="float" office:value="172.156" calcext:value-type="float">
            <text:p>172.156</text:p>
          </table:table-cell>
          <table:table-cell office:value-type="float" office:value="171.36" calcext:value-type="float">
            <text:p>171.36</text:p>
          </table:table-cell>
          <table:table-cell table:formula="of:=MIN([.B93:.F93])" office:value-type="float" office:value="171.36" calcext:value-type="float">
            <text:p/>
          </table:table-cell>
          <table:table-cell table:formula="of:=MAX([.B93:.F93])" office:value-type="float" office:value="174.368" calcext:value-type="float">
            <text:p/>
          </table:table-cell>
          <table:table-cell table:formula="of:=AVERAGE([.B93:.F93])" office:value-type="float" office:value="172.7266" calcext:value-type="float">
            <text:p/>
          </table:table-cell>
          <table:table-cell table:formula="of:=[.G93]/[.A93]" office:value-type="float" office:value="1.86260869565217" calcext:value-type="float">
            <text:p/>
          </table:table-cell>
          <table:table-cell table:formula="of:=[.H93]/[.A93]" office:value-type="float" office:value="1.89530434782609" calcext:value-type="float">
            <text:p/>
          </table:table-cell>
          <table:table-cell table:formula="of:=[.I93]/[.A93]" office:value-type="float" office:value="1.87746304347826" calcext:value-type="float">
            <text:p/>
          </table:table-cell>
          <table:table-cell table:formula="of:=[.J93]/[.A93]" office:value-type="float" office:value="0.0202457466918715" calcext:value-type="float">
            <text:p/>
          </table:table-cell>
          <table:table-cell table:formula="of:=[.K93]/[.A93]" office:value-type="float" office:value="0.0206011342155009" calcext:value-type="float">
            <text:p/>
          </table:table-cell>
          <table:table-cell table:formula="of:=[.L93]/[.A93]" office:value-type="float" office:value="0.0204072069943289" calcext:value-type="float">
            <text:p/>
          </table:table-cell>
        </table:table-row>
        <table:table-row table:style-name="ro1">
          <table:table-cell office:value-type="float" office:value="93" calcext:value-type="float">
            <text:p>93</text:p>
          </table:table-cell>
          <table:table-cell office:value-type="float" office:value="175.328" calcext:value-type="float">
            <text:p>175.328</text:p>
          </table:table-cell>
          <table:table-cell office:value-type="float" office:value="174.755" calcext:value-type="float">
            <text:p>174.755</text:p>
          </table:table-cell>
          <table:table-cell office:value-type="float" office:value="180.091" calcext:value-type="float">
            <text:p>180.091</text:p>
          </table:table-cell>
          <table:table-cell office:value-type="float" office:value="175.015" calcext:value-type="float">
            <text:p>175.015</text:p>
          </table:table-cell>
          <table:table-cell office:value-type="float" office:value="174.971" calcext:value-type="float">
            <text:p>174.971</text:p>
          </table:table-cell>
          <table:table-cell table:formula="of:=MIN([.B94:.F94])" office:value-type="float" office:value="174.755" calcext:value-type="float">
            <text:p/>
          </table:table-cell>
          <table:table-cell table:formula="of:=MAX([.B94:.F94])" office:value-type="float" office:value="180.091" calcext:value-type="float">
            <text:p/>
          </table:table-cell>
          <table:table-cell table:formula="of:=AVERAGE([.B94:.F94])" office:value-type="float" office:value="176.032" calcext:value-type="float">
            <text:p/>
          </table:table-cell>
          <table:table-cell table:formula="of:=[.G94]/[.A94]" office:value-type="float" office:value="1.87908602150538" calcext:value-type="float">
            <text:p/>
          </table:table-cell>
          <table:table-cell table:formula="of:=[.H94]/[.A94]" office:value-type="float" office:value="1.9364623655914" calcext:value-type="float">
            <text:p/>
          </table:table-cell>
          <table:table-cell table:formula="of:=[.I94]/[.A94]" office:value-type="float" office:value="1.89281720430108" calcext:value-type="float">
            <text:p/>
          </table:table-cell>
          <table:table-cell table:formula="of:=[.J94]/[.A94]" office:value-type="float" office:value="0.0202052260376922" calcext:value-type="float">
            <text:p/>
          </table:table-cell>
          <table:table-cell table:formula="of:=[.K94]/[.A94]" office:value-type="float" office:value="0.020822175974101" calcext:value-type="float">
            <text:p/>
          </table:table-cell>
          <table:table-cell table:formula="of:=[.L94]/[.A94]" office:value-type="float" office:value="0.0203528731645277" calcext:value-type="float">
            <text:p/>
          </table:table-cell>
        </table:table-row>
        <table:table-row table:style-name="ro1">
          <table:table-cell office:value-type="float" office:value="94" calcext:value-type="float">
            <text:p>94</text:p>
          </table:table-cell>
          <table:table-cell office:value-type="float" office:value="179.653" calcext:value-type="float">
            <text:p>179.653</text:p>
          </table:table-cell>
          <table:table-cell office:value-type="float" office:value="179.097" calcext:value-type="float">
            <text:p>179.097</text:p>
          </table:table-cell>
          <table:table-cell office:value-type="float" office:value="183.498" calcext:value-type="float">
            <text:p>183.498</text:p>
          </table:table-cell>
          <table:table-cell office:value-type="float" office:value="178.324" calcext:value-type="float">
            <text:p>178.324</text:p>
          </table:table-cell>
          <table:table-cell office:value-type="float" office:value="178.037" calcext:value-type="float">
            <text:p>178.037</text:p>
          </table:table-cell>
          <table:table-cell table:formula="of:=MIN([.B95:.F95])" office:value-type="float" office:value="178.037" calcext:value-type="float">
            <text:p/>
          </table:table-cell>
          <table:table-cell table:formula="of:=MAX([.B95:.F95])" office:value-type="float" office:value="183.498" calcext:value-type="float">
            <text:p/>
          </table:table-cell>
          <table:table-cell table:formula="of:=AVERAGE([.B95:.F95])" office:value-type="float" office:value="179.7218" calcext:value-type="float">
            <text:p/>
          </table:table-cell>
          <table:table-cell table:formula="of:=[.G95]/[.A95]" office:value-type="float" office:value="1.89401063829787" calcext:value-type="float">
            <text:p/>
          </table:table-cell>
          <table:table-cell table:formula="of:=[.H95]/[.A95]" office:value-type="float" office:value="1.95210638297872" calcext:value-type="float">
            <text:p/>
          </table:table-cell>
          <table:table-cell table:formula="of:=[.I95]/[.A95]" office:value-type="float" office:value="1.91193404255319" calcext:value-type="float">
            <text:p/>
          </table:table-cell>
          <table:table-cell table:formula="of:=[.J95]/[.A95]" office:value-type="float" office:value="0.0201490493435944" calcext:value-type="float">
            <text:p/>
          </table:table-cell>
          <table:table-cell table:formula="of:=[.K95]/[.A95]" office:value-type="float" office:value="0.0207670891806247" calcext:value-type="float">
            <text:p/>
          </table:table-cell>
          <table:table-cell table:formula="of:=[.L95]/[.A95]" office:value-type="float" office:value="0.0203397238569488" calcext:value-type="float">
            <text:p/>
          </table:table-cell>
        </table:table-row>
        <table:table-row table:style-name="ro1">
          <table:table-cell office:value-type="float" office:value="95" calcext:value-type="float">
            <text:p>95</text:p>
          </table:table-cell>
          <table:table-cell office:value-type="float" office:value="184.254" calcext:value-type="float">
            <text:p>184.254</text:p>
          </table:table-cell>
          <table:table-cell office:value-type="float" office:value="183.029" calcext:value-type="float">
            <text:p>183.029</text:p>
          </table:table-cell>
          <table:table-cell office:value-type="float" office:value="187.104" calcext:value-type="float">
            <text:p>187.104</text:p>
          </table:table-cell>
          <table:table-cell office:value-type="float" office:value="182.103" calcext:value-type="float">
            <text:p>182.103</text:p>
          </table:table-cell>
          <table:table-cell office:value-type="float" office:value="182.197" calcext:value-type="float">
            <text:p>182.197</text:p>
          </table:table-cell>
          <table:table-cell table:formula="of:=MIN([.B96:.F96])" office:value-type="float" office:value="182.103" calcext:value-type="float">
            <text:p/>
          </table:table-cell>
          <table:table-cell table:formula="of:=MAX([.B96:.F96])" office:value-type="float" office:value="187.104" calcext:value-type="float">
            <text:p/>
          </table:table-cell>
          <table:table-cell table:formula="of:=AVERAGE([.B96:.F96])" office:value-type="float" office:value="183.7374" calcext:value-type="float">
            <text:p/>
          </table:table-cell>
          <table:table-cell table:formula="of:=[.G96]/[.A96]" office:value-type="float" office:value="1.91687368421053" calcext:value-type="float">
            <text:p/>
          </table:table-cell>
          <table:table-cell table:formula="of:=[.H96]/[.A96]" office:value-type="float" office:value="1.96951578947368" calcext:value-type="float">
            <text:p/>
          </table:table-cell>
          <table:table-cell table:formula="of:=[.I96]/[.A96]" office:value-type="float" office:value="1.93407789473684" calcext:value-type="float">
            <text:p/>
          </table:table-cell>
          <table:table-cell table:formula="of:=[.J96]/[.A96]" office:value-type="float" office:value="0.0201776177285319" calcext:value-type="float">
            <text:p/>
          </table:table-cell>
          <table:table-cell table:formula="of:=[.K96]/[.A96]" office:value-type="float" office:value="0.0207317451523546" calcext:value-type="float">
            <text:p/>
          </table:table-cell>
          <table:table-cell table:formula="of:=[.L96]/[.A96]" office:value-type="float" office:value="0.0203587146814404" calcext:value-type="float">
            <text:p/>
          </table:table-cell>
        </table:table-row>
        <table:table-row table:style-name="ro1">
          <table:table-cell office:value-type="float" office:value="96" calcext:value-type="float">
            <text:p>96</text:p>
          </table:table-cell>
          <table:table-cell office:value-type="float" office:value="189.249" calcext:value-type="float">
            <text:p>189.249</text:p>
          </table:table-cell>
          <table:table-cell office:value-type="float" office:value="186.08" calcext:value-type="float">
            <text:p>186.08</text:p>
          </table:table-cell>
          <table:table-cell office:value-type="float" office:value="188.946" calcext:value-type="float">
            <text:p>188.946</text:p>
          </table:table-cell>
          <table:table-cell office:value-type="float" office:value="185.378" calcext:value-type="float">
            <text:p>185.378</text:p>
          </table:table-cell>
          <table:table-cell office:value-type="float" office:value="185.418" calcext:value-type="float">
            <text:p>185.418</text:p>
          </table:table-cell>
          <table:table-cell table:formula="of:=MIN([.B97:.F97])" office:value-type="float" office:value="185.378" calcext:value-type="float">
            <text:p/>
          </table:table-cell>
          <table:table-cell table:formula="of:=MAX([.B97:.F97])" office:value-type="float" office:value="189.249" calcext:value-type="float">
            <text:p/>
          </table:table-cell>
          <table:table-cell table:formula="of:=AVERAGE([.B97:.F97])" office:value-type="float" office:value="187.0142" calcext:value-type="float">
            <text:p/>
          </table:table-cell>
          <table:table-cell table:formula="of:=[.G97]/[.A97]" office:value-type="float" office:value="1.93102083333333" calcext:value-type="float">
            <text:p/>
          </table:table-cell>
          <table:table-cell table:formula="of:=[.H97]/[.A97]" office:value-type="float" office:value="1.97134375" calcext:value-type="float">
            <text:p/>
          </table:table-cell>
          <table:table-cell table:formula="of:=[.I97]/[.A97]" office:value-type="float" office:value="1.94806458333333" calcext:value-type="float">
            <text:p/>
          </table:table-cell>
          <table:table-cell table:formula="of:=[.J97]/[.A97]" office:value-type="float" office:value="0.0201148003472222" calcext:value-type="float">
            <text:p/>
          </table:table-cell>
          <table:table-cell table:formula="of:=[.K97]/[.A97]" office:value-type="float" office:value="0.0205348307291667" calcext:value-type="float">
            <text:p/>
          </table:table-cell>
          <table:table-cell table:formula="of:=[.L97]/[.A97]" office:value-type="float" office:value="0.0202923394097222" calcext:value-type="float">
            <text:p/>
          </table:table-cell>
        </table:table-row>
        <table:table-row table:style-name="ro1">
          <table:table-cell office:value-type="float" office:value="97" calcext:value-type="float">
            <text:p>97</text:p>
          </table:table-cell>
          <table:table-cell office:value-type="float" office:value="192.708" calcext:value-type="float">
            <text:p>192.708</text:p>
          </table:table-cell>
          <table:table-cell office:value-type="float" office:value="191.021" calcext:value-type="float">
            <text:p>191.021</text:p>
          </table:table-cell>
          <table:table-cell office:value-type="float" office:value="193.609" calcext:value-type="float">
            <text:p>193.609</text:p>
          </table:table-cell>
          <table:table-cell office:value-type="float" office:value="189.851" calcext:value-type="float">
            <text:p>189.851</text:p>
          </table:table-cell>
          <table:table-cell office:value-type="float" office:value="189.572" calcext:value-type="float">
            <text:p>189.572</text:p>
          </table:table-cell>
          <table:table-cell table:formula="of:=MIN([.B98:.F98])" office:value-type="float" office:value="189.572" calcext:value-type="float">
            <text:p/>
          </table:table-cell>
          <table:table-cell table:formula="of:=MAX([.B98:.F98])" office:value-type="float" office:value="193.609" calcext:value-type="float">
            <text:p/>
          </table:table-cell>
          <table:table-cell table:formula="of:=AVERAGE([.B98:.F98])" office:value-type="float" office:value="191.3522" calcext:value-type="float">
            <text:p/>
          </table:table-cell>
          <table:table-cell table:formula="of:=[.G98]/[.A98]" office:value-type="float" office:value="1.95435051546392" calcext:value-type="float">
            <text:p/>
          </table:table-cell>
          <table:table-cell table:formula="of:=[.H98]/[.A98]" office:value-type="float" office:value="1.99596907216495" calcext:value-type="float">
            <text:p/>
          </table:table-cell>
          <table:table-cell table:formula="of:=[.I98]/[.A98]" office:value-type="float" office:value="1.97270309278351" calcext:value-type="float">
            <text:p/>
          </table:table-cell>
          <table:table-cell table:formula="of:=[.J98]/[.A98]" office:value-type="float" office:value="0.0201479434583909" calcext:value-type="float">
            <text:p/>
          </table:table-cell>
          <table:table-cell table:formula="of:=[.K98]/[.A98]" office:value-type="float" office:value="0.0205770007439685" calcext:value-type="float">
            <text:p/>
          </table:table-cell>
          <table:table-cell table:formula="of:=[.L98]/[.A98]" office:value-type="float" office:value="0.0203371452864279" calcext:value-type="float">
            <text:p/>
          </table:table-cell>
        </table:table-row>
        <table:table-row table:style-name="ro1">
          <table:table-cell office:value-type="float" office:value="98" calcext:value-type="float">
            <text:p>98</text:p>
          </table:table-cell>
          <table:table-cell office:value-type="float" office:value="195.13" calcext:value-type="float">
            <text:p>195.13</text:p>
          </table:table-cell>
          <table:table-cell office:value-type="float" office:value="195.653" calcext:value-type="float">
            <text:p>195.653</text:p>
          </table:table-cell>
          <table:table-cell office:value-type="float" office:value="200.436" calcext:value-type="float">
            <text:p>200.436</text:p>
          </table:table-cell>
          <table:table-cell office:value-type="float" office:value="195.046" calcext:value-type="float">
            <text:p>195.046</text:p>
          </table:table-cell>
          <table:table-cell office:value-type="float" office:value="195.845" calcext:value-type="float">
            <text:p>195.845</text:p>
          </table:table-cell>
          <table:table-cell table:formula="of:=MIN([.B99:.F99])" office:value-type="float" office:value="195.046" calcext:value-type="float">
            <text:p/>
          </table:table-cell>
          <table:table-cell table:formula="of:=MAX([.B99:.F99])" office:value-type="float" office:value="200.436" calcext:value-type="float">
            <text:p/>
          </table:table-cell>
          <table:table-cell table:formula="of:=AVERAGE([.B99:.F99])" office:value-type="float" office:value="196.422" calcext:value-type="float">
            <text:p/>
          </table:table-cell>
          <table:table-cell table:formula="of:=[.G99]/[.A99]" office:value-type="float" office:value="1.99026530612245" calcext:value-type="float">
            <text:p/>
          </table:table-cell>
          <table:table-cell table:formula="of:=[.H99]/[.A99]" office:value-type="float" office:value="2.04526530612245" calcext:value-type="float">
            <text:p/>
          </table:table-cell>
          <table:table-cell table:formula="of:=[.I99]/[.A99]" office:value-type="float" office:value="2.00430612244898" calcext:value-type="float">
            <text:p/>
          </table:table-cell>
          <table:table-cell table:formula="of:=[.J99]/[.A99]" office:value-type="float" office:value="0.0203088296543107" calcext:value-type="float">
            <text:p/>
          </table:table-cell>
          <table:table-cell table:formula="of:=[.K99]/[.A99]" office:value-type="float" office:value="0.0208700541441066" calcext:value-type="float">
            <text:p/>
          </table:table-cell>
          <table:table-cell table:formula="of:=[.L99]/[.A99]" office:value-type="float" office:value="0.0204521032902957" calcext:value-type="float">
            <text:p/>
          </table:table-cell>
        </table:table-row>
        <table:table-row table:style-name="ro1">
          <table:table-cell office:value-type="float" office:value="99" calcext:value-type="float">
            <text:p>99</text:p>
          </table:table-cell>
          <table:table-cell office:value-type="float" office:value="197.623" calcext:value-type="float">
            <text:p>197.623</text:p>
          </table:table-cell>
          <table:table-cell office:value-type="float" office:value="201.046" calcext:value-type="float">
            <text:p>201.046</text:p>
          </table:table-cell>
          <table:table-cell office:value-type="float" office:value="203.2" calcext:value-type="float">
            <text:p>203.2</text:p>
          </table:table-cell>
          <table:table-cell office:value-type="float" office:value="198.544" calcext:value-type="float">
            <text:p>198.544</text:p>
          </table:table-cell>
          <table:table-cell office:value-type="float" office:value="197.884" calcext:value-type="float">
            <text:p>197.884</text:p>
          </table:table-cell>
          <table:table-cell table:formula="of:=MIN([.B100:.F100])" office:value-type="float" office:value="197.623" calcext:value-type="float">
            <text:p/>
          </table:table-cell>
          <table:table-cell table:formula="of:=MAX([.B100:.F100])" office:value-type="float" office:value="203.2" calcext:value-type="float">
            <text:p/>
          </table:table-cell>
          <table:table-cell table:formula="of:=AVERAGE([.B100:.F100])" office:value-type="float" office:value="199.6594" calcext:value-type="float">
            <text:p/>
          </table:table-cell>
          <table:table-cell table:formula="of:=[.G100]/[.A100]" office:value-type="float" office:value="1.99619191919192" calcext:value-type="float">
            <text:p/>
          </table:table-cell>
          <table:table-cell table:formula="of:=[.H100]/[.A100]" office:value-type="float" office:value="2.05252525252525" calcext:value-type="float">
            <text:p/>
          </table:table-cell>
          <table:table-cell table:formula="of:=[.I100]/[.A100]" office:value-type="float" office:value="2.01676161616162" calcext:value-type="float">
            <text:p/>
          </table:table-cell>
          <table:table-cell table:formula="of:=[.J100]/[.A100]" office:value-type="float" office:value="0.0201635547393123" calcext:value-type="float">
            <text:p/>
          </table:table-cell>
          <table:table-cell table:formula="of:=[.K100]/[.A100]" office:value-type="float" office:value="0.0207325783083359" calcext:value-type="float">
            <text:p/>
          </table:table-cell>
          <table:table-cell table:formula="of:=[.L100]/[.A100]" office:value-type="float" office:value="0.0203713294561779" calcext:value-type="float">
            <text:p/>
          </table:table-cell>
        </table:table-row>
        <table:table-row table:style-name="ro1">
          <table:table-cell office:value-type="float" office:value="100" calcext:value-type="float">
            <text:p>100</text:p>
          </table:table-cell>
          <table:table-cell office:value-type="float" office:value="201.982" calcext:value-type="float">
            <text:p>201.982</text:p>
          </table:table-cell>
          <table:table-cell office:value-type="float" office:value="202.667" calcext:value-type="float">
            <text:p>202.667</text:p>
          </table:table-cell>
          <table:table-cell office:value-type="float" office:value="206.931" calcext:value-type="float">
            <text:p>206.931</text:p>
          </table:table-cell>
          <table:table-cell office:value-type="float" office:value="202.495" calcext:value-type="float">
            <text:p>202.495</text:p>
          </table:table-cell>
          <table:table-cell office:value-type="float" office:value="201.721" calcext:value-type="float">
            <text:p>201.721</text:p>
          </table:table-cell>
          <table:table-cell table:formula="of:=MIN([.B101:.F101])" office:value-type="float" office:value="201.721" calcext:value-type="float">
            <text:p/>
          </table:table-cell>
          <table:table-cell table:formula="of:=MAX([.B101:.F101])" office:value-type="float" office:value="206.931" calcext:value-type="float">
            <text:p/>
          </table:table-cell>
          <table:table-cell table:formula="of:=AVERAGE([.B101:.F101])" office:value-type="float" office:value="203.1592" calcext:value-type="float">
            <text:p/>
          </table:table-cell>
          <table:table-cell table:formula="of:=[.G101]/[.A101]" office:value-type="float" office:value="2.01721" calcext:value-type="float">
            <text:p/>
          </table:table-cell>
          <table:table-cell table:formula="of:=[.H101]/[.A101]" office:value-type="float" office:value="2.06931" calcext:value-type="float">
            <text:p/>
          </table:table-cell>
          <table:table-cell table:formula="of:=[.I101]/[.A101]" office:value-type="float" office:value="2.031592" calcext:value-type="float">
            <text:p/>
          </table:table-cell>
          <table:table-cell table:formula="of:=[.J101]/[.A101]" office:value-type="float" office:value="0.0201721" calcext:value-type="float">
            <text:p/>
          </table:table-cell>
          <table:table-cell table:formula="of:=[.K101]/[.A101]" office:value-type="float" office:value="0.0206931" calcext:value-type="float">
            <text:p/>
          </table:table-cell>
          <table:table-cell table:formula="of:=[.L101]/[.A101]" office:value-type="float" office:value="0.02031592" calcext:value-type="float">
            <text:p/>
          </table:table-cell>
        </table:table-row>
        <table:table-row table:style-name="ro1">
          <table:table-cell office:value-type="float" office:value="101" calcext:value-type="float">
            <text:p>101</text:p>
          </table:table-cell>
          <table:table-cell office:value-type="float" office:value="206.309" calcext:value-type="float">
            <text:p>206.309</text:p>
          </table:table-cell>
          <table:table-cell office:value-type="float" office:value="205.54" calcext:value-type="float">
            <text:p>205.54</text:p>
          </table:table-cell>
          <table:table-cell office:value-type="float" office:value="209.006" calcext:value-type="float">
            <text:p>209.006</text:p>
          </table:table-cell>
          <table:table-cell office:value-type="float" office:value="205.767" calcext:value-type="float">
            <text:p>205.767</text:p>
          </table:table-cell>
          <table:table-cell office:value-type="float" office:value="205.172" calcext:value-type="float">
            <text:p>205.172</text:p>
          </table:table-cell>
          <table:table-cell table:formula="of:=MIN([.B102:.F102])" office:value-type="float" office:value="205.172" calcext:value-type="float">
            <text:p/>
          </table:table-cell>
          <table:table-cell table:formula="of:=MAX([.B102:.F102])" office:value-type="float" office:value="209.006" calcext:value-type="float">
            <text:p/>
          </table:table-cell>
          <table:table-cell table:formula="of:=AVERAGE([.B102:.F102])" office:value-type="float" office:value="206.3588" calcext:value-type="float">
            <text:p/>
          </table:table-cell>
          <table:table-cell table:formula="of:=[.G102]/[.A102]" office:value-type="float" office:value="2.03140594059406" calcext:value-type="float">
            <text:p/>
          </table:table-cell>
          <table:table-cell table:formula="of:=[.H102]/[.A102]" office:value-type="float" office:value="2.06936633663366" calcext:value-type="float">
            <text:p/>
          </table:table-cell>
          <table:table-cell table:formula="of:=[.I102]/[.A102]" office:value-type="float" office:value="2.04315643564356" calcext:value-type="float">
            <text:p/>
          </table:table-cell>
          <table:table-cell table:formula="of:=[.J102]/[.A102]" office:value-type="float" office:value="0.0201129301048917" calcext:value-type="float">
            <text:p/>
          </table:table-cell>
          <table:table-cell table:formula="of:=[.K102]/[.A102]" office:value-type="float" office:value="0.0204887756102343" calcext:value-type="float">
            <text:p/>
          </table:table-cell>
          <table:table-cell table:formula="of:=[.L102]/[.A102]" office:value-type="float" office:value="0.0202292716400353" calcext:value-type="float">
            <text:p/>
          </table:table-cell>
        </table:table-row>
        <table:table-row table:style-name="ro1">
          <table:table-cell office:value-type="float" office:value="102" calcext:value-type="float">
            <text:p>102</text:p>
          </table:table-cell>
          <table:table-cell office:value-type="float" office:value="210.368" calcext:value-type="float">
            <text:p>210.368</text:p>
          </table:table-cell>
          <table:table-cell office:value-type="float" office:value="209.64" calcext:value-type="float">
            <text:p>209.64</text:p>
          </table:table-cell>
          <table:table-cell office:value-type="float" office:value="214.808" calcext:value-type="float">
            <text:p>214.808</text:p>
          </table:table-cell>
          <table:table-cell office:value-type="float" office:value="209.756" calcext:value-type="float">
            <text:p>209.756</text:p>
          </table:table-cell>
          <table:table-cell office:value-type="float" office:value="212.354" calcext:value-type="float">
            <text:p>212.354</text:p>
          </table:table-cell>
          <table:table-cell table:formula="of:=MIN([.B103:.F103])" office:value-type="float" office:value="209.64" calcext:value-type="float">
            <text:p/>
          </table:table-cell>
          <table:table-cell table:formula="of:=MAX([.B103:.F103])" office:value-type="float" office:value="214.808" calcext:value-type="float">
            <text:p/>
          </table:table-cell>
          <table:table-cell table:formula="of:=AVERAGE([.B103:.F103])" office:value-type="float" office:value="211.3852" calcext:value-type="float">
            <text:p/>
          </table:table-cell>
          <table:table-cell table:formula="of:=[.G103]/[.A103]" office:value-type="float" office:value="2.05529411764706" calcext:value-type="float">
            <text:p/>
          </table:table-cell>
          <table:table-cell table:formula="of:=[.H103]/[.A103]" office:value-type="float" office:value="2.10596078431373" calcext:value-type="float">
            <text:p/>
          </table:table-cell>
          <table:table-cell table:formula="of:=[.I103]/[.A103]" office:value-type="float" office:value="2.07240392156863" calcext:value-type="float">
            <text:p/>
          </table:table-cell>
          <table:table-cell table:formula="of:=[.J103]/[.A103]" office:value-type="float" office:value="0.0201499423298731" calcext:value-type="float">
            <text:p/>
          </table:table-cell>
          <table:table-cell table:formula="of:=[.K103]/[.A103]" office:value-type="float" office:value="0.0206466743560169" calcext:value-type="float">
            <text:p/>
          </table:table-cell>
          <table:table-cell table:formula="of:=[.L103]/[.A103]" office:value-type="float" office:value="0.0203176855055748" calcext:value-type="float">
            <text:p/>
          </table:table-cell>
        </table:table-row>
        <table:table-row table:style-name="ro1">
          <table:table-cell office:value-type="float" office:value="103" calcext:value-type="float">
            <text:p>103</text:p>
          </table:table-cell>
          <table:table-cell office:value-type="float" office:value="218.733" calcext:value-type="float">
            <text:p>218.733</text:p>
          </table:table-cell>
          <table:table-cell office:value-type="float" office:value="218.222" calcext:value-type="float">
            <text:p>218.222</text:p>
          </table:table-cell>
          <table:table-cell office:value-type="float" office:value="221.782" calcext:value-type="float">
            <text:p>221.782</text:p>
          </table:table-cell>
          <table:table-cell office:value-type="float" office:value="215.13" calcext:value-type="float">
            <text:p>215.13</text:p>
          </table:table-cell>
          <table:table-cell office:value-type="float" office:value="219.343" calcext:value-type="float">
            <text:p>219.343</text:p>
          </table:table-cell>
          <table:table-cell table:formula="of:=MIN([.B104:.F104])" office:value-type="float" office:value="215.13" calcext:value-type="float">
            <text:p/>
          </table:table-cell>
          <table:table-cell table:formula="of:=MAX([.B104:.F104])" office:value-type="float" office:value="221.782" calcext:value-type="float">
            <text:p/>
          </table:table-cell>
          <table:table-cell table:formula="of:=AVERAGE([.B104:.F104])" office:value-type="float" office:value="218.642" calcext:value-type="float">
            <text:p/>
          </table:table-cell>
          <table:table-cell table:formula="of:=[.G104]/[.A104]" office:value-type="float" office:value="2.08864077669903" calcext:value-type="float">
            <text:p/>
          </table:table-cell>
          <table:table-cell table:formula="of:=[.H104]/[.A104]" office:value-type="float" office:value="2.15322330097087" calcext:value-type="float">
            <text:p/>
          </table:table-cell>
          <table:table-cell table:formula="of:=[.I104]/[.A104]" office:value-type="float" office:value="2.12273786407767" calcext:value-type="float">
            <text:p/>
          </table:table-cell>
          <table:table-cell table:formula="of:=[.J104]/[.A104]" office:value-type="float" office:value="0.0202780657931945" calcext:value-type="float">
            <text:p/>
          </table:table-cell>
          <table:table-cell table:formula="of:=[.K104]/[.A104]" office:value-type="float" office:value="0.0209050805919502" calcext:value-type="float">
            <text:p/>
          </table:table-cell>
          <table:table-cell table:formula="of:=[.L104]/[.A104]" office:value-type="float" office:value="0.0206091054764822" calcext:value-type="float">
            <text:p/>
          </table:table-cell>
        </table:table-row>
        <table:table-row table:style-name="ro1">
          <table:table-cell office:value-type="float" office:value="104" calcext:value-type="float">
            <text:p>104</text:p>
          </table:table-cell>
          <table:table-cell office:value-type="float" office:value="219.783" calcext:value-type="float">
            <text:p>219.783</text:p>
          </table:table-cell>
          <table:table-cell office:value-type="float" office:value="218.97" calcext:value-type="float">
            <text:p>218.97</text:p>
          </table:table-cell>
          <table:table-cell office:value-type="float" office:value="225.165" calcext:value-type="float">
            <text:p>225.165</text:p>
          </table:table-cell>
          <table:table-cell office:value-type="float" office:value="217.853" calcext:value-type="float">
            <text:p>217.853</text:p>
          </table:table-cell>
          <table:table-cell office:value-type="float" office:value="218.426" calcext:value-type="float">
            <text:p>218.426</text:p>
          </table:table-cell>
          <table:table-cell table:formula="of:=MIN([.B105:.F105])" office:value-type="float" office:value="217.853" calcext:value-type="float">
            <text:p/>
          </table:table-cell>
          <table:table-cell table:formula="of:=MAX([.B105:.F105])" office:value-type="float" office:value="225.165" calcext:value-type="float">
            <text:p/>
          </table:table-cell>
          <table:table-cell table:formula="of:=AVERAGE([.B105:.F105])" office:value-type="float" office:value="220.0394" calcext:value-type="float">
            <text:p/>
          </table:table-cell>
          <table:table-cell table:formula="of:=[.G105]/[.A105]" office:value-type="float" office:value="2.09474038461538" calcext:value-type="float">
            <text:p/>
          </table:table-cell>
          <table:table-cell table:formula="of:=[.H105]/[.A105]" office:value-type="float" office:value="2.16504807692308" calcext:value-type="float">
            <text:p/>
          </table:table-cell>
          <table:table-cell table:formula="of:=[.I105]/[.A105]" office:value-type="float" office:value="2.11576346153846" calcext:value-type="float">
            <text:p/>
          </table:table-cell>
          <table:table-cell table:formula="of:=[.J105]/[.A105]" office:value-type="float" office:value="0.0201417344674556" calcext:value-type="float">
            <text:p/>
          </table:table-cell>
          <table:table-cell table:formula="of:=[.K105]/[.A105]" office:value-type="float" office:value="0.0208177699704142" calcext:value-type="float">
            <text:p/>
          </table:table-cell>
          <table:table-cell table:formula="of:=[.L105]/[.A105]" office:value-type="float" office:value="0.0203438794378698" calcext:value-type="float">
            <text:p/>
          </table:table-cell>
        </table:table-row>
        <table:table-row table:style-name="ro1">
          <table:table-cell office:value-type="float" office:value="105" calcext:value-type="float">
            <text:p>105</text:p>
          </table:table-cell>
          <table:table-cell office:value-type="float" office:value="222.474" calcext:value-type="float">
            <text:p>222.474</text:p>
          </table:table-cell>
          <table:table-cell office:value-type="float" office:value="221.983" calcext:value-type="float">
            <text:p>221.983</text:p>
          </table:table-cell>
          <table:table-cell office:value-type="float" office:value="228.486" calcext:value-type="float">
            <text:p>228.486</text:p>
          </table:table-cell>
          <table:table-cell office:value-type="float" office:value="222.196" calcext:value-type="float">
            <text:p>222.196</text:p>
          </table:table-cell>
          <table:table-cell office:value-type="float" office:value="223.065" calcext:value-type="float">
            <text:p>223.065</text:p>
          </table:table-cell>
          <table:table-cell table:formula="of:=MIN([.B106:.F106])" office:value-type="float" office:value="221.983" calcext:value-type="float">
            <text:p/>
          </table:table-cell>
          <table:table-cell table:formula="of:=MAX([.B106:.F106])" office:value-type="float" office:value="228.486" calcext:value-type="float">
            <text:p/>
          </table:table-cell>
          <table:table-cell table:formula="of:=AVERAGE([.B106:.F106])" office:value-type="float" office:value="223.6408" calcext:value-type="float">
            <text:p/>
          </table:table-cell>
          <table:table-cell table:formula="of:=[.G106]/[.A106]" office:value-type="float" office:value="2.11412380952381" calcext:value-type="float">
            <text:p/>
          </table:table-cell>
          <table:table-cell table:formula="of:=[.H106]/[.A106]" office:value-type="float" office:value="2.17605714285714" calcext:value-type="float">
            <text:p/>
          </table:table-cell>
          <table:table-cell table:formula="of:=[.I106]/[.A106]" office:value-type="float" office:value="2.12991238095238" calcext:value-type="float">
            <text:p/>
          </table:table-cell>
          <table:table-cell table:formula="of:=[.J106]/[.A106]" office:value-type="float" office:value="0.0201345124716553" calcext:value-type="float">
            <text:p/>
          </table:table-cell>
          <table:table-cell table:formula="of:=[.K106]/[.A106]" office:value-type="float" office:value="0.0207243537414966" calcext:value-type="float">
            <text:p/>
          </table:table-cell>
          <table:table-cell table:formula="of:=[.L106]/[.A106]" office:value-type="float" office:value="0.0202848798185941" calcext:value-type="float">
            <text:p/>
          </table:table-cell>
        </table:table-row>
        <table:table-row table:style-name="ro1">
          <table:table-cell office:value-type="float" office:value="106" calcext:value-type="float">
            <text:p>106</text:p>
          </table:table-cell>
          <table:table-cell office:value-type="float" office:value="226.425" calcext:value-type="float">
            <text:p>226.425</text:p>
          </table:table-cell>
          <table:table-cell office:value-type="float" office:value="226.34" calcext:value-type="float">
            <text:p>226.34</text:p>
          </table:table-cell>
          <table:table-cell office:value-type="float" office:value="231.663" calcext:value-type="float">
            <text:p>231.663</text:p>
          </table:table-cell>
          <table:table-cell office:value-type="float" office:value="225.9" calcext:value-type="float">
            <text:p>225.9</text:p>
          </table:table-cell>
          <table:table-cell office:value-type="float" office:value="227.879" calcext:value-type="float">
            <text:p>227.879</text:p>
          </table:table-cell>
          <table:table-cell table:formula="of:=MIN([.B107:.F107])" office:value-type="float" office:value="225.9" calcext:value-type="float">
            <text:p/>
          </table:table-cell>
          <table:table-cell table:formula="of:=MAX([.B107:.F107])" office:value-type="float" office:value="231.663" calcext:value-type="float">
            <text:p/>
          </table:table-cell>
          <table:table-cell table:formula="of:=AVERAGE([.B107:.F107])" office:value-type="float" office:value="227.6414" calcext:value-type="float">
            <text:p/>
          </table:table-cell>
          <table:table-cell table:formula="of:=[.G107]/[.A107]" office:value-type="float" office:value="2.1311320754717" calcext:value-type="float">
            <text:p/>
          </table:table-cell>
          <table:table-cell table:formula="of:=[.H107]/[.A107]" office:value-type="float" office:value="2.1855" calcext:value-type="float">
            <text:p/>
          </table:table-cell>
          <table:table-cell table:formula="of:=[.I107]/[.A107]" office:value-type="float" office:value="2.14756037735849" calcext:value-type="float">
            <text:p/>
          </table:table-cell>
          <table:table-cell table:formula="of:=[.J107]/[.A107]" office:value-type="float" office:value="0.0201050195799217" calcext:value-type="float">
            <text:p/>
          </table:table-cell>
          <table:table-cell table:formula="of:=[.K107]/[.A107]" office:value-type="float" office:value="0.0206179245283019" calcext:value-type="float">
            <text:p/>
          </table:table-cell>
          <table:table-cell table:formula="of:=[.L107]/[.A107]" office:value-type="float" office:value="0.0202600035599858" calcext:value-type="float">
            <text:p/>
          </table:table-cell>
        </table:table-row>
        <table:table-row table:style-name="ro1">
          <table:table-cell office:value-type="float" office:value="107" calcext:value-type="float">
            <text:p>107</text:p>
          </table:table-cell>
          <table:table-cell office:value-type="float" office:value="234.267" calcext:value-type="float">
            <text:p>234.267</text:p>
          </table:table-cell>
          <table:table-cell office:value-type="float" office:value="236.142" calcext:value-type="float">
            <text:p>236.142</text:p>
          </table:table-cell>
          <table:table-cell office:value-type="float" office:value="238.036" calcext:value-type="float">
            <text:p>238.036</text:p>
          </table:table-cell>
          <table:table-cell office:value-type="float" office:value="231.96" calcext:value-type="float">
            <text:p>231.96</text:p>
          </table:table-cell>
          <table:table-cell office:value-type="float" office:value="235.39" calcext:value-type="float">
            <text:p>235.39</text:p>
          </table:table-cell>
          <table:table-cell table:formula="of:=MIN([.B108:.F108])" office:value-type="float" office:value="231.96" calcext:value-type="float">
            <text:p/>
          </table:table-cell>
          <table:table-cell table:formula="of:=MAX([.B108:.F108])" office:value-type="float" office:value="238.036" calcext:value-type="float">
            <text:p/>
          </table:table-cell>
          <table:table-cell table:formula="of:=AVERAGE([.B108:.F108])" office:value-type="float" office:value="235.159" calcext:value-type="float">
            <text:p/>
          </table:table-cell>
          <table:table-cell table:formula="of:=[.G108]/[.A108]" office:value-type="float" office:value="2.16785046728972" calcext:value-type="float">
            <text:p/>
          </table:table-cell>
          <table:table-cell table:formula="of:=[.H108]/[.A108]" office:value-type="float" office:value="2.22463551401869" calcext:value-type="float">
            <text:p/>
          </table:table-cell>
          <table:table-cell table:formula="of:=[.I108]/[.A108]" office:value-type="float" office:value="2.1977476635514" calcext:value-type="float">
            <text:p/>
          </table:table-cell>
          <table:table-cell table:formula="of:=[.J108]/[.A108]" office:value-type="float" office:value="0.0202602847410254" calcext:value-type="float">
            <text:p/>
          </table:table-cell>
          <table:table-cell table:formula="of:=[.K108]/[.A108]" office:value-type="float" office:value="0.0207909861123242" calcext:value-type="float">
            <text:p/>
          </table:table-cell>
          <table:table-cell table:formula="of:=[.L108]/[.A108]" office:value-type="float" office:value="0.0205396977902" calcext:value-type="float">
            <text:p/>
          </table:table-cell>
        </table:table-row>
        <table:table-row table:style-name="ro1">
          <table:table-cell office:value-type="float" office:value="108" calcext:value-type="float">
            <text:p>108</text:p>
          </table:table-cell>
          <table:table-cell office:value-type="float" office:value="235.437" calcext:value-type="float">
            <text:p>235.437</text:p>
          </table:table-cell>
          <table:table-cell office:value-type="float" office:value="235.125" calcext:value-type="float">
            <text:p>235.125</text:p>
          </table:table-cell>
          <table:table-cell office:value-type="float" office:value="240.218" calcext:value-type="float">
            <text:p>240.218</text:p>
          </table:table-cell>
          <table:table-cell office:value-type="float" office:value="236.367" calcext:value-type="float">
            <text:p>236.367</text:p>
          </table:table-cell>
          <table:table-cell office:value-type="float" office:value="236.468" calcext:value-type="float">
            <text:p>236.468</text:p>
          </table:table-cell>
          <table:table-cell table:formula="of:=MIN([.B109:.F109])" office:value-type="float" office:value="235.125" calcext:value-type="float">
            <text:p/>
          </table:table-cell>
          <table:table-cell table:formula="of:=MAX([.B109:.F109])" office:value-type="float" office:value="240.218" calcext:value-type="float">
            <text:p/>
          </table:table-cell>
          <table:table-cell table:formula="of:=AVERAGE([.B109:.F109])" office:value-type="float" office:value="236.723" calcext:value-type="float">
            <text:p/>
          </table:table-cell>
          <table:table-cell table:formula="of:=[.G109]/[.A109]" office:value-type="float" office:value="2.17708333333333" calcext:value-type="float">
            <text:p/>
          </table:table-cell>
          <table:table-cell table:formula="of:=[.H109]/[.A109]" office:value-type="float" office:value="2.22424074074074" calcext:value-type="float">
            <text:p/>
          </table:table-cell>
          <table:table-cell table:formula="of:=[.I109]/[.A109]" office:value-type="float" office:value="2.19187962962963" calcext:value-type="float">
            <text:p/>
          </table:table-cell>
          <table:table-cell table:formula="of:=[.J109]/[.A109]" office:value-type="float" office:value="0.0201581790123457" calcext:value-type="float">
            <text:p/>
          </table:table-cell>
          <table:table-cell table:formula="of:=[.K109]/[.A109]" office:value-type="float" office:value="0.0205948216735254" calcext:value-type="float">
            <text:p/>
          </table:table-cell>
          <table:table-cell table:formula="of:=[.L109]/[.A109]" office:value-type="float" office:value="0.0202951817558299" calcext:value-type="float">
            <text:p/>
          </table:table-cell>
        </table:table-row>
        <table:table-row table:style-name="ro1">
          <table:table-cell office:value-type="float" office:value="109" calcext:value-type="float">
            <text:p>109</text:p>
          </table:table-cell>
          <table:table-cell office:value-type="float" office:value="240.244" calcext:value-type="float">
            <text:p>240.244</text:p>
          </table:table-cell>
          <table:table-cell office:value-type="float" office:value="239.887" calcext:value-type="float">
            <text:p>239.887</text:p>
          </table:table-cell>
          <table:table-cell office:value-type="float" office:value="247.169" calcext:value-type="float">
            <text:p>247.169</text:p>
          </table:table-cell>
          <table:table-cell office:value-type="float" office:value="239.411" calcext:value-type="float">
            <text:p>239.411</text:p>
          </table:table-cell>
          <table:table-cell office:value-type="float" office:value="243.346" calcext:value-type="float">
            <text:p>243.346</text:p>
          </table:table-cell>
          <table:table-cell table:formula="of:=MIN([.B110:.F110])" office:value-type="float" office:value="239.411" calcext:value-type="float">
            <text:p/>
          </table:table-cell>
          <table:table-cell table:formula="of:=MAX([.B110:.F110])" office:value-type="float" office:value="247.169" calcext:value-type="float">
            <text:p/>
          </table:table-cell>
          <table:table-cell table:formula="of:=AVERAGE([.B110:.F110])" office:value-type="float" office:value="242.0114" calcext:value-type="float">
            <text:p/>
          </table:table-cell>
          <table:table-cell table:formula="of:=[.G110]/[.A110]" office:value-type="float" office:value="2.19643119266055" calcext:value-type="float">
            <text:p/>
          </table:table-cell>
          <table:table-cell table:formula="of:=[.H110]/[.A110]" office:value-type="float" office:value="2.26760550458716" calcext:value-type="float">
            <text:p/>
          </table:table-cell>
          <table:table-cell table:formula="of:=[.I110]/[.A110]" office:value-type="float" office:value="2.2202880733945" calcext:value-type="float">
            <text:p/>
          </table:table-cell>
          <table:table-cell table:formula="of:=[.J110]/[.A110]" office:value-type="float" office:value="0.020150744886794" calcext:value-type="float">
            <text:p/>
          </table:table-cell>
          <table:table-cell table:formula="of:=[.K110]/[.A110]" office:value-type="float" office:value="0.0208037202255702" calcext:value-type="float">
            <text:p/>
          </table:table-cell>
          <table:table-cell table:formula="of:=[.L110]/[.A110]" office:value-type="float" office:value="0.0203696153522431" calcext:value-type="float">
            <text:p/>
          </table:table-cell>
        </table:table-row>
        <table:table-row table:style-name="ro1">
          <table:table-cell office:value-type="float" office:value="110" calcext:value-type="float">
            <text:p>110</text:p>
          </table:table-cell>
          <table:table-cell office:value-type="float" office:value="243.872" calcext:value-type="float">
            <text:p>243.872</text:p>
          </table:table-cell>
          <table:table-cell office:value-type="float" office:value="243.219" calcext:value-type="float">
            <text:p>243.219</text:p>
          </table:table-cell>
          <table:table-cell office:value-type="float" office:value="249.559" calcext:value-type="float">
            <text:p>249.559</text:p>
          </table:table-cell>
          <table:table-cell office:value-type="float" office:value="243.875" calcext:value-type="float">
            <text:p>243.875</text:p>
          </table:table-cell>
          <table:table-cell office:value-type="float" office:value="250.076" calcext:value-type="float">
            <text:p>250.076</text:p>
          </table:table-cell>
          <table:table-cell table:formula="of:=MIN([.B111:.F111])" office:value-type="float" office:value="243.219" calcext:value-type="float">
            <text:p/>
          </table:table-cell>
          <table:table-cell table:formula="of:=MAX([.B111:.F111])" office:value-type="float" office:value="250.076" calcext:value-type="float">
            <text:p/>
          </table:table-cell>
          <table:table-cell table:formula="of:=AVERAGE([.B111:.F111])" office:value-type="float" office:value="246.1202" calcext:value-type="float">
            <text:p/>
          </table:table-cell>
          <table:table-cell table:formula="of:=[.G111]/[.A111]" office:value-type="float" office:value="2.21108181818182" calcext:value-type="float">
            <text:p/>
          </table:table-cell>
          <table:table-cell table:formula="of:=[.H111]/[.A111]" office:value-type="float" office:value="2.27341818181818" calcext:value-type="float">
            <text:p/>
          </table:table-cell>
          <table:table-cell table:formula="of:=[.I111]/[.A111]" office:value-type="float" office:value="2.23745636363636" calcext:value-type="float">
            <text:p/>
          </table:table-cell>
          <table:table-cell table:formula="of:=[.J111]/[.A111]" office:value-type="float" office:value="0.0201007438016529" calcext:value-type="float">
            <text:p/>
          </table:table-cell>
          <table:table-cell table:formula="of:=[.K111]/[.A111]" office:value-type="float" office:value="0.0206674380165289" calcext:value-type="float">
            <text:p/>
          </table:table-cell>
          <table:table-cell table:formula="of:=[.L111]/[.A111]" office:value-type="float" office:value="0.0203405123966942" calcext:value-type="float">
            <text:p/>
          </table:table-cell>
        </table:table-row>
        <table:table-row table:style-name="ro1">
          <table:table-cell office:value-type="float" office:value="111" calcext:value-type="float">
            <text:p>111</text:p>
          </table:table-cell>
          <table:table-cell office:value-type="float" office:value="248.468" calcext:value-type="float">
            <text:p>248.468</text:p>
          </table:table-cell>
          <table:table-cell office:value-type="float" office:value="249.471" calcext:value-type="float">
            <text:p>249.471</text:p>
          </table:table-cell>
          <table:table-cell office:value-type="float" office:value="251.664" calcext:value-type="float">
            <text:p>251.664</text:p>
          </table:table-cell>
          <table:table-cell office:value-type="float" office:value="247.762" calcext:value-type="float">
            <text:p>247.762</text:p>
          </table:table-cell>
          <table:table-cell office:value-type="float" office:value="250.857" calcext:value-type="float">
            <text:p>250.857</text:p>
          </table:table-cell>
          <table:table-cell table:formula="of:=MIN([.B112:.F112])" office:value-type="float" office:value="247.762" calcext:value-type="float">
            <text:p/>
          </table:table-cell>
          <table:table-cell table:formula="of:=MAX([.B112:.F112])" office:value-type="float" office:value="251.664" calcext:value-type="float">
            <text:p/>
          </table:table-cell>
          <table:table-cell table:formula="of:=AVERAGE([.B112:.F112])" office:value-type="float" office:value="249.6444" calcext:value-type="float">
            <text:p/>
          </table:table-cell>
          <table:table-cell table:formula="of:=[.G112]/[.A112]" office:value-type="float" office:value="2.23209009009009" calcext:value-type="float">
            <text:p/>
          </table:table-cell>
          <table:table-cell table:formula="of:=[.H112]/[.A112]" office:value-type="float" office:value="2.26724324324324" calcext:value-type="float">
            <text:p/>
          </table:table-cell>
          <table:table-cell table:formula="of:=[.I112]/[.A112]" office:value-type="float" office:value="2.24904864864865" calcext:value-type="float">
            <text:p/>
          </table:table-cell>
          <table:table-cell table:formula="of:=[.J112]/[.A112]" office:value-type="float" office:value="0.0201089197305413" calcext:value-type="float">
            <text:p/>
          </table:table-cell>
          <table:table-cell table:formula="of:=[.K112]/[.A112]" office:value-type="float" office:value="0.0204256148039932" calcext:value-type="float">
            <text:p/>
          </table:table-cell>
          <table:table-cell table:formula="of:=[.L112]/[.A112]" office:value-type="float" office:value="0.0202616995373752" calcext:value-type="float">
            <text:p/>
          </table:table-cell>
        </table:table-row>
        <table:table-row table:style-name="ro1">
          <table:table-cell office:value-type="float" office:value="112" calcext:value-type="float">
            <text:p>112</text:p>
          </table:table-cell>
          <table:table-cell office:value-type="float" office:value="255.16" calcext:value-type="float">
            <text:p>255.16</text:p>
          </table:table-cell>
          <table:table-cell office:value-type="float" office:value="267.018" calcext:value-type="float">
            <text:p>267.018</text:p>
          </table:table-cell>
          <table:table-cell office:value-type="float" office:value="263.527" calcext:value-type="float">
            <text:p>263.527</text:p>
          </table:table-cell>
          <table:table-cell office:value-type="float" office:value="254.958" calcext:value-type="float">
            <text:p>254.958</text:p>
          </table:table-cell>
          <table:table-cell office:value-type="float" office:value="262.304" calcext:value-type="float">
            <text:p>262.304</text:p>
          </table:table-cell>
          <table:table-cell table:formula="of:=MIN([.B113:.F113])" office:value-type="float" office:value="254.958" calcext:value-type="float">
            <text:p/>
          </table:table-cell>
          <table:table-cell table:formula="of:=MAX([.B113:.F113])" office:value-type="float" office:value="267.018" calcext:value-type="float">
            <text:p/>
          </table:table-cell>
          <table:table-cell table:formula="of:=AVERAGE([.B113:.F113])" office:value-type="float" office:value="260.5934" calcext:value-type="float">
            <text:p/>
          </table:table-cell>
          <table:table-cell table:formula="of:=[.G113]/[.A113]" office:value-type="float" office:value="2.27641071428571" calcext:value-type="float">
            <text:p/>
          </table:table-cell>
          <table:table-cell table:formula="of:=[.H113]/[.A113]" office:value-type="float" office:value="2.38408928571429" calcext:value-type="float">
            <text:p/>
          </table:table-cell>
          <table:table-cell table:formula="of:=[.I113]/[.A113]" office:value-type="float" office:value="2.32672678571429" calcext:value-type="float">
            <text:p/>
          </table:table-cell>
          <table:table-cell table:formula="of:=[.J113]/[.A113]" office:value-type="float" office:value="0.0203250956632653" calcext:value-type="float">
            <text:p/>
          </table:table-cell>
          <table:table-cell table:formula="of:=[.K113]/[.A113]" office:value-type="float" office:value="0.0212865114795918" calcext:value-type="float">
            <text:p/>
          </table:table-cell>
          <table:table-cell table:formula="of:=[.L113]/[.A113]" office:value-type="float" office:value="0.0207743463010204" calcext:value-type="float">
            <text:p/>
          </table:table-cell>
        </table:table-row>
        <table:table-row table:style-name="ro1">
          <table:table-cell office:value-type="float" office:value="113" calcext:value-type="float">
            <text:p>113</text:p>
          </table:table-cell>
          <table:table-cell office:value-type="float" office:value="257.004" calcext:value-type="float">
            <text:p>257.004</text:p>
          </table:table-cell>
          <table:table-cell office:value-type="float" office:value="262.944" calcext:value-type="float">
            <text:p>262.944</text:p>
          </table:table-cell>
          <table:table-cell office:value-type="float" office:value="263.223" calcext:value-type="float">
            <text:p>263.223</text:p>
          </table:table-cell>
          <table:table-cell office:value-type="float" office:value="256.828" calcext:value-type="float">
            <text:p>256.828</text:p>
          </table:table-cell>
          <table:table-cell office:value-type="float" office:value="264.683" calcext:value-type="float">
            <text:p>264.683</text:p>
          </table:table-cell>
          <table:table-cell table:formula="of:=MIN([.B114:.F114])" office:value-type="float" office:value="256.828" calcext:value-type="float">
            <text:p/>
          </table:table-cell>
          <table:table-cell table:formula="of:=MAX([.B114:.F114])" office:value-type="float" office:value="264.683" calcext:value-type="float">
            <text:p/>
          </table:table-cell>
          <table:table-cell table:formula="of:=AVERAGE([.B114:.F114])" office:value-type="float" office:value="260.9364" calcext:value-type="float">
            <text:p/>
          </table:table-cell>
          <table:table-cell table:formula="of:=[.G114]/[.A114]" office:value-type="float" office:value="2.27281415929203" calcext:value-type="float">
            <text:p/>
          </table:table-cell>
          <table:table-cell table:formula="of:=[.H114]/[.A114]" office:value-type="float" office:value="2.34232743362832" calcext:value-type="float">
            <text:p/>
          </table:table-cell>
          <table:table-cell table:formula="of:=[.I114]/[.A114]" office:value-type="float" office:value="2.30917168141593" calcext:value-type="float">
            <text:p/>
          </table:table-cell>
          <table:table-cell table:formula="of:=[.J114]/[.A114]" office:value-type="float" office:value="0.0201133996397525" calcext:value-type="float">
            <text:p/>
          </table:table-cell>
          <table:table-cell table:formula="of:=[.K114]/[.A114]" office:value-type="float" office:value="0.0207285613595426" calcext:value-type="float">
            <text:p/>
          </table:table-cell>
          <table:table-cell table:formula="of:=[.L114]/[.A114]" office:value-type="float" office:value="0.0204351476231498" calcext:value-type="float">
            <text:p/>
          </table:table-cell>
        </table:table-row>
        <table:table-row table:style-name="ro1">
          <table:table-cell office:value-type="float" office:value="114" calcext:value-type="float">
            <text:p>114</text:p>
          </table:table-cell>
          <table:table-cell office:value-type="float" office:value="261.395" calcext:value-type="float">
            <text:p>261.395</text:p>
          </table:table-cell>
          <table:table-cell office:value-type="float" office:value="269.992" calcext:value-type="float">
            <text:p>269.992</text:p>
          </table:table-cell>
          <table:table-cell office:value-type="float" office:value="267.623" calcext:value-type="float">
            <text:p>267.623</text:p>
          </table:table-cell>
          <table:table-cell office:value-type="float" office:value="260.752" calcext:value-type="float">
            <text:p>260.752</text:p>
          </table:table-cell>
          <table:table-cell office:value-type="float" office:value="265.479" calcext:value-type="float">
            <text:p>265.479</text:p>
          </table:table-cell>
          <table:table-cell table:formula="of:=MIN([.B115:.F115])" office:value-type="float" office:value="260.752" calcext:value-type="float">
            <text:p/>
          </table:table-cell>
          <table:table-cell table:formula="of:=MAX([.B115:.F115])" office:value-type="float" office:value="269.992" calcext:value-type="float">
            <text:p/>
          </table:table-cell>
          <table:table-cell table:formula="of:=AVERAGE([.B115:.F115])" office:value-type="float" office:value="265.0482" calcext:value-type="float">
            <text:p/>
          </table:table-cell>
          <table:table-cell table:formula="of:=[.G115]/[.A115]" office:value-type="float" office:value="2.28729824561404" calcext:value-type="float">
            <text:p/>
          </table:table-cell>
          <table:table-cell table:formula="of:=[.H115]/[.A115]" office:value-type="float" office:value="2.36835087719298" calcext:value-type="float">
            <text:p/>
          </table:table-cell>
          <table:table-cell table:formula="of:=[.I115]/[.A115]" office:value-type="float" office:value="2.32498421052632" calcext:value-type="float">
            <text:p/>
          </table:table-cell>
          <table:table-cell table:formula="of:=[.J115]/[.A115]" office:value-type="float" office:value="0.0200640196983687" calcext:value-type="float">
            <text:p/>
          </table:table-cell>
          <table:table-cell table:formula="of:=[.K115]/[.A115]" office:value-type="float" office:value="0.0207750076946753" calcext:value-type="float">
            <text:p/>
          </table:table-cell>
          <table:table-cell table:formula="of:=[.L115]/[.A115]" office:value-type="float" office:value="0.0203945983379501" calcext:value-type="float">
            <text:p/>
          </table:table-cell>
        </table:table-row>
        <table:table-row table:style-name="ro1">
          <table:table-cell office:value-type="float" office:value="115" calcext:value-type="float">
            <text:p>115</text:p>
          </table:table-cell>
          <table:table-cell office:value-type="float" office:value="266.617" calcext:value-type="float">
            <text:p>266.617</text:p>
          </table:table-cell>
          <table:table-cell office:value-type="float" office:value="273.694" calcext:value-type="float">
            <text:p>273.694</text:p>
          </table:table-cell>
          <table:table-cell office:value-type="float" office:value="273.296" calcext:value-type="float">
            <text:p>273.296</text:p>
          </table:table-cell>
          <table:table-cell office:value-type="float" office:value="265.495" calcext:value-type="float">
            <text:p>265.495</text:p>
          </table:table-cell>
          <table:table-cell office:value-type="float" office:value="266.148" calcext:value-type="float">
            <text:p>266.148</text:p>
          </table:table-cell>
          <table:table-cell table:formula="of:=MIN([.B116:.F116])" office:value-type="float" office:value="265.495" calcext:value-type="float">
            <text:p/>
          </table:table-cell>
          <table:table-cell table:formula="of:=MAX([.B116:.F116])" office:value-type="float" office:value="273.694" calcext:value-type="float">
            <text:p/>
          </table:table-cell>
          <table:table-cell table:formula="of:=AVERAGE([.B116:.F116])" office:value-type="float" office:value="269.05" calcext:value-type="float">
            <text:p/>
          </table:table-cell>
          <table:table-cell table:formula="of:=[.G116]/[.A116]" office:value-type="float" office:value="2.30865217391304" calcext:value-type="float">
            <text:p/>
          </table:table-cell>
          <table:table-cell table:formula="of:=[.H116]/[.A116]" office:value-type="float" office:value="2.37994782608696" calcext:value-type="float">
            <text:p/>
          </table:table-cell>
          <table:table-cell table:formula="of:=[.I116]/[.A116]" office:value-type="float" office:value="2.3395652173913" calcext:value-type="float">
            <text:p/>
          </table:table-cell>
          <table:table-cell table:formula="of:=[.J116]/[.A116]" office:value-type="float" office:value="0.020075236294896" calcext:value-type="float">
            <text:p/>
          </table:table-cell>
          <table:table-cell table:formula="of:=[.K116]/[.A116]" office:value-type="float" office:value="0.0206951984877127" calcext:value-type="float">
            <text:p/>
          </table:table-cell>
          <table:table-cell table:formula="of:=[.L116]/[.A116]" office:value-type="float" office:value="0.02034404536862" calcext:value-type="float">
            <text:p/>
          </table:table-cell>
        </table:table-row>
        <table:table-row table:style-name="ro1">
          <table:table-cell office:value-type="float" office:value="116" calcext:value-type="float">
            <text:p>116</text:p>
          </table:table-cell>
          <table:table-cell office:value-type="float" office:value="273.006" calcext:value-type="float">
            <text:p>273.006</text:p>
          </table:table-cell>
          <table:table-cell office:value-type="float" office:value="279.247" calcext:value-type="float">
            <text:p>279.247</text:p>
          </table:table-cell>
          <table:table-cell office:value-type="float" office:value="277.563" calcext:value-type="float">
            <text:p>277.563</text:p>
          </table:table-cell>
          <table:table-cell office:value-type="float" office:value="270.943" calcext:value-type="float">
            <text:p>270.943</text:p>
          </table:table-cell>
          <table:table-cell office:value-type="float" office:value="272.131" calcext:value-type="float">
            <text:p>272.131</text:p>
          </table:table-cell>
          <table:table-cell table:formula="of:=MIN([.B117:.F117])" office:value-type="float" office:value="270.943" calcext:value-type="float">
            <text:p/>
          </table:table-cell>
          <table:table-cell table:formula="of:=MAX([.B117:.F117])" office:value-type="float" office:value="279.247" calcext:value-type="float">
            <text:p/>
          </table:table-cell>
          <table:table-cell table:formula="of:=AVERAGE([.B117:.F117])" office:value-type="float" office:value="274.578" calcext:value-type="float">
            <text:p/>
          </table:table-cell>
          <table:table-cell table:formula="of:=[.G117]/[.A117]" office:value-type="float" office:value="2.33571551724138" calcext:value-type="float">
            <text:p/>
          </table:table-cell>
          <table:table-cell table:formula="of:=[.H117]/[.A117]" office:value-type="float" office:value="2.40730172413793" calcext:value-type="float">
            <text:p/>
          </table:table-cell>
          <table:table-cell table:formula="of:=[.I117]/[.A117]" office:value-type="float" office:value="2.36705172413793" calcext:value-type="float">
            <text:p/>
          </table:table-cell>
          <table:table-cell table:formula="of:=[.J117]/[.A117]" office:value-type="float" office:value="0.0201354785969084" calcext:value-type="float">
            <text:p/>
          </table:table-cell>
          <table:table-cell table:formula="of:=[.K117]/[.A117]" office:value-type="float" office:value="0.0207526010701546" calcext:value-type="float">
            <text:p/>
          </table:table-cell>
          <table:table-cell table:formula="of:=[.L117]/[.A117]" office:value-type="float" office:value="0.0204056183115339" calcext:value-type="float">
            <text:p/>
          </table:table-cell>
        </table:table-row>
        <table:table-row table:style-name="ro1">
          <table:table-cell office:value-type="float" office:value="117" calcext:value-type="float">
            <text:p>117</text:p>
          </table:table-cell>
          <table:table-cell office:value-type="float" office:value="279.463" calcext:value-type="float">
            <text:p>279.463</text:p>
          </table:table-cell>
          <table:table-cell office:value-type="float" office:value="281.527" calcext:value-type="float">
            <text:p>281.527</text:p>
          </table:table-cell>
          <table:table-cell office:value-type="float" office:value="284.915" calcext:value-type="float">
            <text:p>284.915</text:p>
          </table:table-cell>
          <table:table-cell office:value-type="float" office:value="277.195" calcext:value-type="float">
            <text:p>277.195</text:p>
          </table:table-cell>
          <table:table-cell office:value-type="float" office:value="277.327" calcext:value-type="float">
            <text:p>277.327</text:p>
          </table:table-cell>
          <table:table-cell table:formula="of:=MIN([.B118:.F118])" office:value-type="float" office:value="277.195" calcext:value-type="float">
            <text:p/>
          </table:table-cell>
          <table:table-cell table:formula="of:=MAX([.B118:.F118])" office:value-type="float" office:value="284.915" calcext:value-type="float">
            <text:p/>
          </table:table-cell>
          <table:table-cell table:formula="of:=AVERAGE([.B118:.F118])" office:value-type="float" office:value="280.0854" calcext:value-type="float">
            <text:p/>
          </table:table-cell>
          <table:table-cell table:formula="of:=[.G118]/[.A118]" office:value-type="float" office:value="2.36918803418803" calcext:value-type="float">
            <text:p/>
          </table:table-cell>
          <table:table-cell table:formula="of:=[.H118]/[.A118]" office:value-type="float" office:value="2.43517094017094" calcext:value-type="float">
            <text:p/>
          </table:table-cell>
          <table:table-cell table:formula="of:=[.I118]/[.A118]" office:value-type="float" office:value="2.39389230769231" calcext:value-type="float">
            <text:p/>
          </table:table-cell>
          <table:table-cell table:formula="of:=[.J118]/[.A118]" office:value-type="float" office:value="0.0202494703776755" calcext:value-type="float">
            <text:p/>
          </table:table-cell>
          <table:table-cell table:formula="of:=[.K118]/[.A118]" office:value-type="float" office:value="0.0208134268390679" calcext:value-type="float">
            <text:p/>
          </table:table-cell>
          <table:table-cell table:formula="of:=[.L118]/[.A118]" office:value-type="float" office:value="0.0204606180144642" calcext:value-type="float">
            <text:p/>
          </table:table-cell>
        </table:table-row>
        <table:table-row table:style-name="ro1">
          <table:table-cell office:value-type="float" office:value="118" calcext:value-type="float">
            <text:p>118</text:p>
          </table:table-cell>
          <table:table-cell office:value-type="float" office:value="281.53" calcext:value-type="float">
            <text:p>281.53</text:p>
          </table:table-cell>
          <table:table-cell office:value-type="float" office:value="287.294" calcext:value-type="float">
            <text:p>287.294</text:p>
          </table:table-cell>
          <table:table-cell office:value-type="float" office:value="287.765" calcext:value-type="float">
            <text:p>287.765</text:p>
          </table:table-cell>
          <table:table-cell office:value-type="float" office:value="279.691" calcext:value-type="float">
            <text:p>279.691</text:p>
          </table:table-cell>
          <table:table-cell office:value-type="float" office:value="279.773" calcext:value-type="float">
            <text:p>279.773</text:p>
          </table:table-cell>
          <table:table-cell table:formula="of:=MIN([.B119:.F119])" office:value-type="float" office:value="279.691" calcext:value-type="float">
            <text:p/>
          </table:table-cell>
          <table:table-cell table:formula="of:=MAX([.B119:.F119])" office:value-type="float" office:value="287.765" calcext:value-type="float">
            <text:p/>
          </table:table-cell>
          <table:table-cell table:formula="of:=AVERAGE([.B119:.F119])" office:value-type="float" office:value="283.2106" calcext:value-type="float">
            <text:p/>
          </table:table-cell>
          <table:table-cell table:formula="of:=[.G119]/[.A119]" office:value-type="float" office:value="2.37026271186441" calcext:value-type="float">
            <text:p/>
          </table:table-cell>
          <table:table-cell table:formula="of:=[.H119]/[.A119]" office:value-type="float" office:value="2.43868644067797" calcext:value-type="float">
            <text:p/>
          </table:table-cell>
          <table:table-cell table:formula="of:=[.I119]/[.A119]" office:value-type="float" office:value="2.40008983050847" calcext:value-type="float">
            <text:p/>
          </table:table-cell>
          <table:table-cell table:formula="of:=[.J119]/[.A119]" office:value-type="float" office:value="0.0200869721344441" calcext:value-type="float">
            <text:p/>
          </table:table-cell>
          <table:table-cell table:formula="of:=[.K119]/[.A119]" office:value-type="float" office:value="0.0206668342430336" calcext:value-type="float">
            <text:p/>
          </table:table-cell>
          <table:table-cell table:formula="of:=[.L119]/[.A119]" office:value-type="float" office:value="0.020339744326343" calcext:value-type="float">
            <text:p/>
          </table:table-cell>
        </table:table-row>
        <table:table-row table:style-name="ro1">
          <table:table-cell office:value-type="float" office:value="119" calcext:value-type="float">
            <text:p>119</text:p>
          </table:table-cell>
          <table:table-cell office:value-type="float" office:value="285.923" calcext:value-type="float">
            <text:p>285.923</text:p>
          </table:table-cell>
          <table:table-cell office:value-type="float" office:value="292.898" calcext:value-type="float">
            <text:p>292.898</text:p>
          </table:table-cell>
          <table:table-cell office:value-type="float" office:value="291.571" calcext:value-type="float">
            <text:p>291.571</text:p>
          </table:table-cell>
          <table:table-cell office:value-type="float" office:value="283.862" calcext:value-type="float">
            <text:p>283.862</text:p>
          </table:table-cell>
          <table:table-cell office:value-type="float" office:value="285.868" calcext:value-type="float">
            <text:p>285.868</text:p>
          </table:table-cell>
          <table:table-cell table:formula="of:=MIN([.B120:.F120])" office:value-type="float" office:value="283.862" calcext:value-type="float">
            <text:p/>
          </table:table-cell>
          <table:table-cell table:formula="of:=MAX([.B120:.F120])" office:value-type="float" office:value="292.898" calcext:value-type="float">
            <text:p/>
          </table:table-cell>
          <table:table-cell table:formula="of:=AVERAGE([.B120:.F120])" office:value-type="float" office:value="288.0244" calcext:value-type="float">
            <text:p/>
          </table:table-cell>
          <table:table-cell table:formula="of:=[.G120]/[.A120]" office:value-type="float" office:value="2.38539495798319" calcext:value-type="float">
            <text:p/>
          </table:table-cell>
          <table:table-cell table:formula="of:=[.H120]/[.A120]" office:value-type="float" office:value="2.46132773109244" calcext:value-type="float">
            <text:p/>
          </table:table-cell>
          <table:table-cell table:formula="of:=[.I120]/[.A120]" office:value-type="float" office:value="2.4203731092437" calcext:value-type="float">
            <text:p/>
          </table:table-cell>
          <table:table-cell table:formula="of:=[.J120]/[.A120]" office:value-type="float" office:value="0.0200453357813714" calcext:value-type="float">
            <text:p/>
          </table:table-cell>
          <table:table-cell table:formula="of:=[.K120]/[.A120]" office:value-type="float" office:value="0.0206834263117012" calcext:value-type="float">
            <text:p/>
          </table:table-cell>
          <table:table-cell table:formula="of:=[.L120]/[.A120]" office:value-type="float" office:value="0.0203392698255773" calcext:value-type="float">
            <text:p/>
          </table:table-cell>
        </table:table-row>
        <table:table-row table:style-name="ro1">
          <table:table-cell office:value-type="float" office:value="120" calcext:value-type="float">
            <text:p>120</text:p>
          </table:table-cell>
          <table:table-cell office:value-type="float" office:value="292.069" calcext:value-type="float">
            <text:p>292.069</text:p>
          </table:table-cell>
          <table:table-cell office:value-type="float" office:value="296.35" calcext:value-type="float">
            <text:p>296.35</text:p>
          </table:table-cell>
          <table:table-cell office:value-type="float" office:value="297.095" calcext:value-type="float">
            <text:p>297.095</text:p>
          </table:table-cell>
          <table:table-cell office:value-type="float" office:value="292.323" calcext:value-type="float">
            <text:p>292.323</text:p>
          </table:table-cell>
          <table:table-cell office:value-type="float" office:value="292.883" calcext:value-type="float">
            <text:p>292.883</text:p>
          </table:table-cell>
          <table:table-cell table:formula="of:=MIN([.B121:.F121])" office:value-type="float" office:value="292.069" calcext:value-type="float">
            <text:p/>
          </table:table-cell>
          <table:table-cell table:formula="of:=MAX([.B121:.F121])" office:value-type="float" office:value="297.095" calcext:value-type="float">
            <text:p/>
          </table:table-cell>
          <table:table-cell table:formula="of:=AVERAGE([.B121:.F121])" office:value-type="float" office:value="294.144" calcext:value-type="float">
            <text:p/>
          </table:table-cell>
          <table:table-cell table:formula="of:=[.G121]/[.A121]" office:value-type="float" office:value="2.43390833333333" calcext:value-type="float">
            <text:p/>
          </table:table-cell>
          <table:table-cell table:formula="of:=[.H121]/[.A121]" office:value-type="float" office:value="2.47579166666667" calcext:value-type="float">
            <text:p/>
          </table:table-cell>
          <table:table-cell table:formula="of:=[.I121]/[.A121]" office:value-type="float" office:value="2.4512" calcext:value-type="float">
            <text:p/>
          </table:table-cell>
          <table:table-cell table:formula="of:=[.J121]/[.A121]" office:value-type="float" office:value="0.0202825694444444" calcext:value-type="float">
            <text:p/>
          </table:table-cell>
          <table:table-cell table:formula="of:=[.K121]/[.A121]" office:value-type="float" office:value="0.0206315972222222" calcext:value-type="float">
            <text:p/>
          </table:table-cell>
          <table:table-cell table:formula="of:=[.L121]/[.A121]" office:value-type="float" office:value="0.0204266666666667" calcext:value-type="float">
            <text:p/>
          </table:table-cell>
        </table:table-row>
        <table:table-row table:style-name="ro1">
          <table:table-cell office:value-type="float" office:value="121" calcext:value-type="float">
            <text:p>121</text:p>
          </table:table-cell>
          <table:table-cell office:value-type="float" office:value="295.349" calcext:value-type="float">
            <text:p>295.349</text:p>
          </table:table-cell>
          <table:table-cell office:value-type="float" office:value="298.614" calcext:value-type="float">
            <text:p>298.614</text:p>
          </table:table-cell>
          <table:table-cell office:value-type="float" office:value="301.948" calcext:value-type="float">
            <text:p>301.948</text:p>
          </table:table-cell>
          <table:table-cell office:value-type="float" office:value="294.462" calcext:value-type="float">
            <text:p>294.462</text:p>
          </table:table-cell>
          <table:table-cell office:value-type="float" office:value="294.387" calcext:value-type="float">
            <text:p>294.387</text:p>
          </table:table-cell>
          <table:table-cell table:formula="of:=MIN([.B122:.F122])" office:value-type="float" office:value="294.387" calcext:value-type="float">
            <text:p/>
          </table:table-cell>
          <table:table-cell table:formula="of:=MAX([.B122:.F122])" office:value-type="float" office:value="301.948" calcext:value-type="float">
            <text:p/>
          </table:table-cell>
          <table:table-cell table:formula="of:=AVERAGE([.B122:.F122])" office:value-type="float" office:value="296.952" calcext:value-type="float">
            <text:p/>
          </table:table-cell>
          <table:table-cell table:formula="of:=[.G122]/[.A122]" office:value-type="float" office:value="2.43295041322314" calcext:value-type="float">
            <text:p/>
          </table:table-cell>
          <table:table-cell table:formula="of:=[.H122]/[.A122]" office:value-type="float" office:value="2.49543801652893" calcext:value-type="float">
            <text:p/>
          </table:table-cell>
          <table:table-cell table:formula="of:=[.I122]/[.A122]" office:value-type="float" office:value="2.45414876033058" calcext:value-type="float">
            <text:p/>
          </table:table-cell>
          <table:table-cell table:formula="of:=[.J122]/[.A122]" office:value-type="float" office:value="0.0201070282084557" calcext:value-type="float">
            <text:p/>
          </table:table-cell>
          <table:table-cell table:formula="of:=[.K122]/[.A122]" office:value-type="float" office:value="0.0206234546820572" calcext:value-type="float">
            <text:p/>
          </table:table-cell>
          <table:table-cell table:formula="of:=[.L122]/[.A122]" office:value-type="float" office:value="0.0202822211597568" calcext:value-type="float">
            <text:p/>
          </table:table-cell>
        </table:table-row>
        <table:table-row table:style-name="ro1">
          <table:table-cell office:value-type="float" office:value="122" calcext:value-type="float">
            <text:p>122</text:p>
          </table:table-cell>
          <table:table-cell office:value-type="float" office:value="299.904" calcext:value-type="float">
            <text:p>299.904</text:p>
          </table:table-cell>
          <table:table-cell office:value-type="float" office:value="306.146" calcext:value-type="float">
            <text:p>306.146</text:p>
          </table:table-cell>
          <table:table-cell office:value-type="float" office:value="305.83" calcext:value-type="float">
            <text:p>305.83</text:p>
          </table:table-cell>
          <table:table-cell office:value-type="float" office:value="299.268" calcext:value-type="float">
            <text:p>299.268</text:p>
          </table:table-cell>
          <table:table-cell office:value-type="float" office:value="299.779" calcext:value-type="float">
            <text:p>299.779</text:p>
          </table:table-cell>
          <table:table-cell table:formula="of:=MIN([.B123:.F123])" office:value-type="float" office:value="299.268" calcext:value-type="float">
            <text:p/>
          </table:table-cell>
          <table:table-cell table:formula="of:=MAX([.B123:.F123])" office:value-type="float" office:value="306.146" calcext:value-type="float">
            <text:p/>
          </table:table-cell>
          <table:table-cell table:formula="of:=AVERAGE([.B123:.F123])" office:value-type="float" office:value="302.1854" calcext:value-type="float">
            <text:p/>
          </table:table-cell>
          <table:table-cell table:formula="of:=[.G123]/[.A123]" office:value-type="float" office:value="2.45301639344262" calcext:value-type="float">
            <text:p/>
          </table:table-cell>
          <table:table-cell table:formula="of:=[.H123]/[.A123]" office:value-type="float" office:value="2.50939344262295" calcext:value-type="float">
            <text:p/>
          </table:table-cell>
          <table:table-cell table:formula="of:=[.I123]/[.A123]" office:value-type="float" office:value="2.47692950819672" calcext:value-type="float">
            <text:p/>
          </table:table-cell>
          <table:table-cell table:formula="of:=[.J123]/[.A123]" office:value-type="float" office:value="0.0201066917495297" calcext:value-type="float">
            <text:p/>
          </table:table-cell>
          <table:table-cell table:formula="of:=[.K123]/[.A123]" office:value-type="float" office:value="0.0205687987100242" calcext:value-type="float">
            <text:p/>
          </table:table-cell>
          <table:table-cell table:formula="of:=[.L123]/[.A123]" office:value-type="float" office:value="0.0203027008868584" calcext:value-type="float">
            <text:p/>
          </table:table-cell>
        </table:table-row>
        <table:table-row table:style-name="ro1">
          <table:table-cell office:value-type="float" office:value="123" calcext:value-type="float">
            <text:p>123</text:p>
          </table:table-cell>
          <table:table-cell office:value-type="float" office:value="305.303" calcext:value-type="float">
            <text:p>305.303</text:p>
          </table:table-cell>
          <table:table-cell office:value-type="float" office:value="313.51" calcext:value-type="float">
            <text:p>313.51</text:p>
          </table:table-cell>
          <table:table-cell office:value-type="float" office:value="306.838" calcext:value-type="float">
            <text:p>306.838</text:p>
          </table:table-cell>
          <table:table-cell office:value-type="float" office:value="303.572" calcext:value-type="float">
            <text:p>303.572</text:p>
          </table:table-cell>
          <table:table-cell office:value-type="float" office:value="303.274" calcext:value-type="float">
            <text:p>303.274</text:p>
          </table:table-cell>
          <table:table-cell table:formula="of:=MIN([.B124:.F124])" office:value-type="float" office:value="303.274" calcext:value-type="float">
            <text:p/>
          </table:table-cell>
          <table:table-cell table:formula="of:=MAX([.B124:.F124])" office:value-type="float" office:value="313.51" calcext:value-type="float">
            <text:p/>
          </table:table-cell>
          <table:table-cell table:formula="of:=AVERAGE([.B124:.F124])" office:value-type="float" office:value="306.4994" calcext:value-type="float">
            <text:p/>
          </table:table-cell>
          <table:table-cell table:formula="of:=[.G124]/[.A124]" office:value-type="float" office:value="2.46564227642276" calcext:value-type="float">
            <text:p/>
          </table:table-cell>
          <table:table-cell table:formula="of:=[.H124]/[.A124]" office:value-type="float" office:value="2.54886178861789" calcext:value-type="float">
            <text:p/>
          </table:table-cell>
          <table:table-cell table:formula="of:=[.I124]/[.A124]" office:value-type="float" office:value="2.49186504065041" calcext:value-type="float">
            <text:p/>
          </table:table-cell>
          <table:table-cell table:formula="of:=[.J124]/[.A124]" office:value-type="float" office:value="0.0200458721660387" calcext:value-type="float">
            <text:p/>
          </table:table-cell>
          <table:table-cell table:formula="of:=[.K124]/[.A124]" office:value-type="float" office:value="0.0207224535659991" calcext:value-type="float">
            <text:p/>
          </table:table-cell>
          <table:table-cell table:formula="of:=[.L124]/[.A124]" office:value-type="float" office:value="0.0202590653711415" calcext:value-type="float">
            <text:p/>
          </table:table-cell>
        </table:table-row>
        <table:table-row table:style-name="ro1">
          <table:table-cell office:value-type="float" office:value="124" calcext:value-type="float">
            <text:p>124</text:p>
          </table:table-cell>
          <table:table-cell office:value-type="float" office:value="311.765" calcext:value-type="float">
            <text:p>311.765</text:p>
          </table:table-cell>
          <table:table-cell office:value-type="float" office:value="317.748" calcext:value-type="float">
            <text:p>317.748</text:p>
          </table:table-cell>
          <table:table-cell office:value-type="float" office:value="314.599" calcext:value-type="float">
            <text:p>314.599</text:p>
          </table:table-cell>
          <table:table-cell office:value-type="float" office:value="311.779" calcext:value-type="float">
            <text:p>311.779</text:p>
          </table:table-cell>
          <table:table-cell office:value-type="float" office:value="311.159" calcext:value-type="float">
            <text:p>311.159</text:p>
          </table:table-cell>
          <table:table-cell table:formula="of:=MIN([.B125:.F125])" office:value-type="float" office:value="311.159" calcext:value-type="float">
            <text:p/>
          </table:table-cell>
          <table:table-cell table:formula="of:=MAX([.B125:.F125])" office:value-type="float" office:value="317.748" calcext:value-type="float">
            <text:p/>
          </table:table-cell>
          <table:table-cell table:formula="of:=AVERAGE([.B125:.F125])" office:value-type="float" office:value="313.41" calcext:value-type="float">
            <text:p/>
          </table:table-cell>
          <table:table-cell table:formula="of:=[.G125]/[.A125]" office:value-type="float" office:value="2.50934677419355" calcext:value-type="float">
            <text:p/>
          </table:table-cell>
          <table:table-cell table:formula="of:=[.H125]/[.A125]" office:value-type="float" office:value="2.56248387096774" calcext:value-type="float">
            <text:p/>
          </table:table-cell>
          <table:table-cell table:formula="of:=[.I125]/[.A125]" office:value-type="float" office:value="2.5275" calcext:value-type="float">
            <text:p/>
          </table:table-cell>
          <table:table-cell table:formula="of:=[.J125]/[.A125]" office:value-type="float" office:value="0.0202366675338189" calcext:value-type="float">
            <text:p/>
          </table:table-cell>
          <table:table-cell table:formula="of:=[.K125]/[.A125]" office:value-type="float" office:value="0.0206651925078044" calcext:value-type="float">
            <text:p/>
          </table:table-cell>
          <table:table-cell table:formula="of:=[.L125]/[.A125]" office:value-type="float" office:value="0.020383064516129" calcext:value-type="float">
            <text:p/>
          </table:table-cell>
        </table:table-row>
        <table:table-row table:style-name="ro1">
          <table:table-cell office:value-type="float" office:value="125" calcext:value-type="float">
            <text:p>125</text:p>
          </table:table-cell>
          <table:table-cell office:value-type="float" office:value="315.235" calcext:value-type="float">
            <text:p>315.235</text:p>
          </table:table-cell>
          <table:table-cell office:value-type="float" office:value="320.673" calcext:value-type="float">
            <text:p>320.673</text:p>
          </table:table-cell>
          <table:table-cell office:value-type="float" office:value="315.633" calcext:value-type="float">
            <text:p>315.633</text:p>
          </table:table-cell>
          <table:table-cell office:value-type="float" office:value="314.912" calcext:value-type="float">
            <text:p>314.912</text:p>
          </table:table-cell>
          <table:table-cell office:value-type="float" office:value="313.103" calcext:value-type="float">
            <text:p>313.103</text:p>
          </table:table-cell>
          <table:table-cell table:formula="of:=MIN([.B126:.F126])" office:value-type="float" office:value="313.103" calcext:value-type="float">
            <text:p/>
          </table:table-cell>
          <table:table-cell table:formula="of:=MAX([.B126:.F126])" office:value-type="float" office:value="320.673" calcext:value-type="float">
            <text:p/>
          </table:table-cell>
          <table:table-cell table:formula="of:=AVERAGE([.B126:.F126])" office:value-type="float" office:value="315.9112" calcext:value-type="float">
            <text:p/>
          </table:table-cell>
          <table:table-cell table:formula="of:=[.G126]/[.A126]" office:value-type="float" office:value="2.504824" calcext:value-type="float">
            <text:p/>
          </table:table-cell>
          <table:table-cell table:formula="of:=[.H126]/[.A126]" office:value-type="float" office:value="2.565384" calcext:value-type="float">
            <text:p/>
          </table:table-cell>
          <table:table-cell table:formula="of:=[.I126]/[.A126]" office:value-type="float" office:value="2.5272896" calcext:value-type="float">
            <text:p/>
          </table:table-cell>
          <table:table-cell table:formula="of:=[.J126]/[.A126]" office:value-type="float" office:value="0.020038592" calcext:value-type="float">
            <text:p/>
          </table:table-cell>
          <table:table-cell table:formula="of:=[.K126]/[.A126]" office:value-type="float" office:value="0.020523072" calcext:value-type="float">
            <text:p/>
          </table:table-cell>
          <table:table-cell table:formula="of:=[.L126]/[.A126]" office:value-type="float" office:value="0.0202183168" calcext:value-type="float">
            <text:p/>
          </table:table-cell>
        </table:table-row>
        <table:table-row table:style-name="ro1">
          <table:table-cell office:value-type="float" office:value="126" calcext:value-type="float">
            <text:p>126</text:p>
          </table:table-cell>
          <table:table-cell office:value-type="float" office:value="320.197" calcext:value-type="float">
            <text:p>320.197</text:p>
          </table:table-cell>
          <table:table-cell office:value-type="float" office:value="326.125" calcext:value-type="float">
            <text:p>326.125</text:p>
          </table:table-cell>
          <table:table-cell office:value-type="float" office:value="321.813" calcext:value-type="float">
            <text:p>321.813</text:p>
          </table:table-cell>
          <table:table-cell office:value-type="float" office:value="319.614" calcext:value-type="float">
            <text:p>319.614</text:p>
          </table:table-cell>
          <table:table-cell office:value-type="float" office:value="319.099" calcext:value-type="float">
            <text:p>319.099</text:p>
          </table:table-cell>
          <table:table-cell table:formula="of:=MIN([.B127:.F127])" office:value-type="float" office:value="319.099" calcext:value-type="float">
            <text:p/>
          </table:table-cell>
          <table:table-cell table:formula="of:=MAX([.B127:.F127])" office:value-type="float" office:value="326.125" calcext:value-type="float">
            <text:p/>
          </table:table-cell>
          <table:table-cell table:formula="of:=AVERAGE([.B127:.F127])" office:value-type="float" office:value="321.3696" calcext:value-type="float">
            <text:p/>
          </table:table-cell>
          <table:table-cell table:formula="of:=[.G127]/[.A127]" office:value-type="float" office:value="2.53253174603175" calcext:value-type="float">
            <text:p/>
          </table:table-cell>
          <table:table-cell table:formula="of:=[.H127]/[.A127]" office:value-type="float" office:value="2.58829365079365" calcext:value-type="float">
            <text:p/>
          </table:table-cell>
          <table:table-cell table:formula="of:=[.I127]/[.A127]" office:value-type="float" office:value="2.55055238095238" calcext:value-type="float">
            <text:p/>
          </table:table-cell>
          <table:table-cell table:formula="of:=[.J127]/[.A127]" office:value-type="float" office:value="0.0200994583018393" calcext:value-type="float">
            <text:p/>
          </table:table-cell>
          <table:table-cell table:formula="of:=[.K127]/[.A127]" office:value-type="float" office:value="0.0205420131015369" calcext:value-type="float">
            <text:p/>
          </table:table-cell>
          <table:table-cell table:formula="of:=[.L127]/[.A127]" office:value-type="float" office:value="0.0202424792139078" calcext:value-type="float">
            <text:p/>
          </table:table-cell>
        </table:table-row>
        <table:table-row table:style-name="ro1">
          <table:table-cell office:value-type="float" office:value="127" calcext:value-type="float">
            <text:p>127</text:p>
          </table:table-cell>
          <table:table-cell office:value-type="float" office:value="325.102" calcext:value-type="float">
            <text:p>325.102</text:p>
          </table:table-cell>
          <table:table-cell office:value-type="float" office:value="330.85" calcext:value-type="float">
            <text:p>330.85</text:p>
          </table:table-cell>
          <table:table-cell office:value-type="float" office:value="326.535" calcext:value-type="float">
            <text:p>326.535</text:p>
          </table:table-cell>
          <table:table-cell office:value-type="float" office:value="325.247" calcext:value-type="float">
            <text:p>325.247</text:p>
          </table:table-cell>
          <table:table-cell office:value-type="float" office:value="323.324" calcext:value-type="float">
            <text:p>323.324</text:p>
          </table:table-cell>
          <table:table-cell table:formula="of:=MIN([.B128:.F128])" office:value-type="float" office:value="323.324" calcext:value-type="float">
            <text:p/>
          </table:table-cell>
          <table:table-cell table:formula="of:=MAX([.B128:.F128])" office:value-type="float" office:value="330.85" calcext:value-type="float">
            <text:p/>
          </table:table-cell>
          <table:table-cell table:formula="of:=AVERAGE([.B128:.F128])" office:value-type="float" office:value="326.2116" calcext:value-type="float">
            <text:p/>
          </table:table-cell>
          <table:table-cell table:formula="of:=[.G128]/[.A128]" office:value-type="float" office:value="2.54585826771654" calcext:value-type="float">
            <text:p/>
          </table:table-cell>
          <table:table-cell table:formula="of:=[.H128]/[.A128]" office:value-type="float" office:value="2.60511811023622" calcext:value-type="float">
            <text:p/>
          </table:table-cell>
          <table:table-cell table:formula="of:=[.I128]/[.A128]" office:value-type="float" office:value="2.56859527559055" calcext:value-type="float">
            <text:p/>
          </table:table-cell>
          <table:table-cell table:formula="of:=[.J128]/[.A128]" office:value-type="float" office:value="0.0200461280922562" calcext:value-type="float">
            <text:p/>
          </table:table-cell>
          <table:table-cell table:formula="of:=[.K128]/[.A128]" office:value-type="float" office:value="0.0205127410254821" calcext:value-type="float">
            <text:p/>
          </table:table-cell>
          <table:table-cell table:formula="of:=[.L128]/[.A128]" office:value-type="float" office:value="0.0202251596503193" calcext:value-type="float">
            <text:p/>
          </table:table-cell>
        </table:table-row>
        <table:table-row table:style-name="ro1">
          <table:table-cell office:value-type="float" office:value="128" calcext:value-type="float">
            <text:p>128</text:p>
          </table:table-cell>
          <table:table-cell office:value-type="float" office:value="331.664" calcext:value-type="float">
            <text:p>331.664</text:p>
          </table:table-cell>
          <table:table-cell office:value-type="float" office:value="336.907" calcext:value-type="float">
            <text:p>336.907</text:p>
          </table:table-cell>
          <table:table-cell office:value-type="float" office:value="334.207" calcext:value-type="float">
            <text:p>334.207</text:p>
          </table:table-cell>
          <table:table-cell office:value-type="float" office:value="330.199" calcext:value-type="float">
            <text:p>330.199</text:p>
          </table:table-cell>
          <table:table-cell office:value-type="float" office:value="332.805" calcext:value-type="float">
            <text:p>332.805</text:p>
          </table:table-cell>
          <table:table-cell table:formula="of:=MIN([.B129:.F129])" office:value-type="float" office:value="330.199" calcext:value-type="float">
            <text:p/>
          </table:table-cell>
          <table:table-cell table:formula="of:=MAX([.B129:.F129])" office:value-type="float" office:value="336.907" calcext:value-type="float">
            <text:p/>
          </table:table-cell>
          <table:table-cell table:formula="of:=AVERAGE([.B129:.F129])" office:value-type="float" office:value="333.1564" calcext:value-type="float">
            <text:p/>
          </table:table-cell>
          <table:table-cell table:formula="of:=[.G129]/[.A129]" office:value-type="float" office:value="2.5796796875" calcext:value-type="float">
            <text:p/>
          </table:table-cell>
          <table:table-cell table:formula="of:=[.H129]/[.A129]" office:value-type="float" office:value="2.6320859375" calcext:value-type="float">
            <text:p/>
          </table:table-cell>
          <table:table-cell table:formula="of:=[.I129]/[.A129]" office:value-type="float" office:value="2.602784375" calcext:value-type="float">
            <text:p/>
          </table:table-cell>
          <table:table-cell table:formula="of:=[.J129]/[.A129]" office:value-type="float" office:value="0.0201537475585937" calcext:value-type="float">
            <text:p/>
          </table:table-cell>
          <table:table-cell table:formula="of:=[.K129]/[.A129]" office:value-type="float" office:value="0.0205631713867187" calcext:value-type="float">
            <text:p/>
          </table:table-cell>
          <table:table-cell table:formula="of:=[.L129]/[.A129]" office:value-type="float" office:value="0.0203342529296875" calcext:value-type="float">
            <text:p/>
          </table:table-cell>
        </table:table-row>
        <table:table-row table:style-name="ro1">
          <table:table-cell office:value-type="float" office:value="129" calcext:value-type="float">
            <text:p>129</text:p>
          </table:table-cell>
          <table:table-cell office:value-type="float" office:value="334.072" calcext:value-type="float">
            <text:p>334.072</text:p>
          </table:table-cell>
          <table:table-cell office:value-type="float" office:value="337.051" calcext:value-type="float">
            <text:p>337.051</text:p>
          </table:table-cell>
          <table:table-cell office:value-type="float" office:value="335.846" calcext:value-type="float">
            <text:p>335.846</text:p>
          </table:table-cell>
          <table:table-cell office:value-type="float" office:value="335.005" calcext:value-type="float">
            <text:p>335.005</text:p>
          </table:table-cell>
          <table:table-cell office:value-type="float" office:value="334.25" calcext:value-type="float">
            <text:p>334.25</text:p>
          </table:table-cell>
          <table:table-cell table:formula="of:=MIN([.B130:.F130])" office:value-type="float" office:value="334.072" calcext:value-type="float">
            <text:p/>
          </table:table-cell>
          <table:table-cell table:formula="of:=MAX([.B130:.F130])" office:value-type="float" office:value="337.051" calcext:value-type="float">
            <text:p/>
          </table:table-cell>
          <table:table-cell table:formula="of:=AVERAGE([.B130:.F130])" office:value-type="float" office:value="335.2448" calcext:value-type="float">
            <text:p/>
          </table:table-cell>
          <table:table-cell table:formula="of:=[.G130]/[.A130]" office:value-type="float" office:value="2.58970542635659" calcext:value-type="float">
            <text:p/>
          </table:table-cell>
          <table:table-cell table:formula="of:=[.H130]/[.A130]" office:value-type="float" office:value="2.6127984496124" calcext:value-type="float">
            <text:p/>
          </table:table-cell>
          <table:table-cell table:formula="of:=[.I130]/[.A130]" office:value-type="float" office:value="2.59879689922481" calcext:value-type="float">
            <text:p/>
          </table:table-cell>
          <table:table-cell table:formula="of:=[.J130]/[.A130]" office:value-type="float" office:value="0.0200752358632294" calcext:value-type="float">
            <text:p/>
          </table:table-cell>
          <table:table-cell table:formula="of:=[.K130]/[.A130]" office:value-type="float" office:value="0.020254251547383" calcext:value-type="float">
            <text:p/>
          </table:table-cell>
          <table:table-cell table:formula="of:=[.L130]/[.A130]" office:value-type="float" office:value="0.0201457123970915" calcext:value-type="float">
            <text:p/>
          </table:table-cell>
        </table:table-row>
        <table:table-row table:style-name="ro1">
          <table:table-cell office:value-type="float" office:value="130" calcext:value-type="float">
            <text:p>130</text:p>
          </table:table-cell>
          <table:table-cell office:value-type="float" office:value="346.833" calcext:value-type="float">
            <text:p>346.833</text:p>
          </table:table-cell>
          <table:table-cell office:value-type="float" office:value="358.696" calcext:value-type="float">
            <text:p>358.696</text:p>
          </table:table-cell>
          <table:table-cell office:value-type="float" office:value="342.197" calcext:value-type="float">
            <text:p>342.197</text:p>
          </table:table-cell>
          <table:table-cell office:value-type="float" office:value="338.606" calcext:value-type="float">
            <text:p>338.606</text:p>
          </table:table-cell>
          <table:table-cell office:value-type="float" office:value="339.223" calcext:value-type="float">
            <text:p>339.223</text:p>
          </table:table-cell>
          <table:table-cell table:formula="of:=MIN([.B131:.F131])" office:value-type="float" office:value="338.606" calcext:value-type="float">
            <text:p/>
          </table:table-cell>
          <table:table-cell table:formula="of:=MAX([.B131:.F131])" office:value-type="float" office:value="358.696" calcext:value-type="float">
            <text:p/>
          </table:table-cell>
          <table:table-cell table:formula="of:=AVERAGE([.B131:.F131])" office:value-type="float" office:value="345.111" calcext:value-type="float">
            <text:p/>
          </table:table-cell>
          <table:table-cell table:formula="of:=[.G131]/[.A131]" office:value-type="float" office:value="2.60466153846154" calcext:value-type="float">
            <text:p/>
          </table:table-cell>
          <table:table-cell table:formula="of:=[.H131]/[.A131]" office:value-type="float" office:value="2.7592" calcext:value-type="float">
            <text:p/>
          </table:table-cell>
          <table:table-cell table:formula="of:=[.I131]/[.A131]" office:value-type="float" office:value="2.6547" calcext:value-type="float">
            <text:p/>
          </table:table-cell>
          <table:table-cell table:formula="of:=[.J131]/[.A131]" office:value-type="float" office:value="0.0200358579881657" calcext:value-type="float">
            <text:p/>
          </table:table-cell>
          <table:table-cell table:formula="of:=[.K131]/[.A131]" office:value-type="float" office:value="0.0212246153846154" calcext:value-type="float">
            <text:p/>
          </table:table-cell>
          <table:table-cell table:formula="of:=[.L131]/[.A131]" office:value-type="float" office:value="0.0204207692307692" calcext:value-type="float">
            <text:p/>
          </table:table-cell>
        </table:table-row>
        <table:table-row table:style-name="ro1">
          <table:table-cell office:value-type="float" office:value="131" calcext:value-type="float">
            <text:p>131</text:p>
          </table:table-cell>
          <table:table-cell office:value-type="float" office:value="346.213" calcext:value-type="float">
            <text:p>346.213</text:p>
          </table:table-cell>
          <table:table-cell office:value-type="float" office:value="351.797" calcext:value-type="float">
            <text:p>351.797</text:p>
          </table:table-cell>
          <table:table-cell office:value-type="float" office:value="348.403" calcext:value-type="float">
            <text:p>348.403</text:p>
          </table:table-cell>
          <table:table-cell office:value-type="float" office:value="345.845" calcext:value-type="float">
            <text:p>345.845</text:p>
          </table:table-cell>
          <table:table-cell office:value-type="float" office:value="345.027" calcext:value-type="float">
            <text:p>345.027</text:p>
          </table:table-cell>
          <table:table-cell table:formula="of:=MIN([.B132:.F132])" office:value-type="float" office:value="345.027" calcext:value-type="float">
            <text:p/>
          </table:table-cell>
          <table:table-cell table:formula="of:=MAX([.B132:.F132])" office:value-type="float" office:value="351.797" calcext:value-type="float">
            <text:p/>
          </table:table-cell>
          <table:table-cell table:formula="of:=AVERAGE([.B132:.F132])" office:value-type="float" office:value="347.457" calcext:value-type="float">
            <text:p/>
          </table:table-cell>
          <table:table-cell table:formula="of:=[.G132]/[.A132]" office:value-type="float" office:value="2.63379389312977" calcext:value-type="float">
            <text:p/>
          </table:table-cell>
          <table:table-cell table:formula="of:=[.H132]/[.A132]" office:value-type="float" office:value="2.68547328244275" calcext:value-type="float">
            <text:p/>
          </table:table-cell>
          <table:table-cell table:formula="of:=[.I132]/[.A132]" office:value-type="float" office:value="2.65234351145038" calcext:value-type="float">
            <text:p/>
          </table:table-cell>
          <table:table-cell table:formula="of:=[.J132]/[.A132]" office:value-type="float" office:value="0.0201052968941204" calcext:value-type="float">
            <text:p/>
          </table:table-cell>
          <table:table-cell table:formula="of:=[.K132]/[.A132]" office:value-type="float" office:value="0.0204997960491813" calcext:value-type="float">
            <text:p/>
          </table:table-cell>
          <table:table-cell table:formula="of:=[.L132]/[.A132]" office:value-type="float" office:value="0.0202468970339724" calcext:value-type="float">
            <text:p/>
          </table:table-cell>
        </table:table-row>
        <table:table-row table:style-name="ro1">
          <table:table-cell office:value-type="float" office:value="132" calcext:value-type="float">
            <text:p>132</text:p>
          </table:table-cell>
          <table:table-cell office:value-type="float" office:value="352.739" calcext:value-type="float">
            <text:p>352.739</text:p>
          </table:table-cell>
          <table:table-cell office:value-type="float" office:value="366.557" calcext:value-type="float">
            <text:p>366.557</text:p>
          </table:table-cell>
          <table:table-cell office:value-type="float" office:value="355.806" calcext:value-type="float">
            <text:p>355.806</text:p>
          </table:table-cell>
          <table:table-cell office:value-type="float" office:value="351.252" calcext:value-type="float">
            <text:p>351.252</text:p>
          </table:table-cell>
          <table:table-cell office:value-type="float" office:value="353.034" calcext:value-type="float">
            <text:p>353.034</text:p>
          </table:table-cell>
          <table:table-cell table:formula="of:=MIN([.B133:.F133])" office:value-type="float" office:value="351.252" calcext:value-type="float">
            <text:p/>
          </table:table-cell>
          <table:table-cell table:formula="of:=MAX([.B133:.F133])" office:value-type="float" office:value="366.557" calcext:value-type="float">
            <text:p/>
          </table:table-cell>
          <table:table-cell table:formula="of:=AVERAGE([.B133:.F133])" office:value-type="float" office:value="355.8776" calcext:value-type="float">
            <text:p/>
          </table:table-cell>
          <table:table-cell table:formula="of:=[.G133]/[.A133]" office:value-type="float" office:value="2.661" calcext:value-type="float">
            <text:p/>
          </table:table-cell>
          <table:table-cell table:formula="of:=[.H133]/[.A133]" office:value-type="float" office:value="2.77694696969697" calcext:value-type="float">
            <text:p/>
          </table:table-cell>
          <table:table-cell table:formula="of:=[.I133]/[.A133]" office:value-type="float" office:value="2.69604242424242" calcext:value-type="float">
            <text:p/>
          </table:table-cell>
          <table:table-cell table:formula="of:=[.J133]/[.A133]" office:value-type="float" office:value="0.0201590909090909" calcext:value-type="float">
            <text:p/>
          </table:table-cell>
          <table:table-cell table:formula="of:=[.K133]/[.A133]" office:value-type="float" office:value="0.0210374770431589" calcext:value-type="float">
            <text:p/>
          </table:table-cell>
          <table:table-cell table:formula="of:=[.L133]/[.A133]" office:value-type="float" office:value="0.0204245638200184" calcext:value-type="float">
            <text:p/>
          </table:table-cell>
        </table:table-row>
        <table:table-row table:style-name="ro1">
          <table:table-cell office:value-type="float" office:value="133" calcext:value-type="float">
            <text:p>133</text:p>
          </table:table-cell>
          <table:table-cell office:value-type="float" office:value="355.967" calcext:value-type="float">
            <text:p>355.967</text:p>
          </table:table-cell>
          <table:table-cell office:value-type="float" office:value="365.492" calcext:value-type="float">
            <text:p>365.492</text:p>
          </table:table-cell>
          <table:table-cell office:value-type="float" office:value="358.728" calcext:value-type="float">
            <text:p>358.728</text:p>
          </table:table-cell>
          <table:table-cell office:value-type="float" office:value="356.237" calcext:value-type="float">
            <text:p>356.237</text:p>
          </table:table-cell>
          <table:table-cell office:value-type="float" office:value="354.895" calcext:value-type="float">
            <text:p>354.895</text:p>
          </table:table-cell>
          <table:table-cell table:formula="of:=MIN([.B134:.F134])" office:value-type="float" office:value="354.895" calcext:value-type="float">
            <text:p/>
          </table:table-cell>
          <table:table-cell table:formula="of:=MAX([.B134:.F134])" office:value-type="float" office:value="365.492" calcext:value-type="float">
            <text:p/>
          </table:table-cell>
          <table:table-cell table:formula="of:=AVERAGE([.B134:.F134])" office:value-type="float" office:value="358.2638" calcext:value-type="float">
            <text:p/>
          </table:table-cell>
          <table:table-cell table:formula="of:=[.G134]/[.A134]" office:value-type="float" office:value="2.66838345864662" calcext:value-type="float">
            <text:p/>
          </table:table-cell>
          <table:table-cell table:formula="of:=[.H134]/[.A134]" office:value-type="float" office:value="2.74806015037594" calcext:value-type="float">
            <text:p/>
          </table:table-cell>
          <table:table-cell table:formula="of:=[.I134]/[.A134]" office:value-type="float" office:value="2.69371278195489" calcext:value-type="float">
            <text:p/>
          </table:table-cell>
          <table:table-cell table:formula="of:=[.J134]/[.A134]" office:value-type="float" office:value="0.0200630335236588" calcext:value-type="float">
            <text:p/>
          </table:table-cell>
          <table:table-cell table:formula="of:=[.K134]/[.A134]" office:value-type="float" office:value="0.0206621063938041" calcext:value-type="float">
            <text:p/>
          </table:table-cell>
          <table:table-cell table:formula="of:=[.L134]/[.A134]" office:value-type="float" office:value="0.0202534795635706" calcext:value-type="float">
            <text:p/>
          </table:table-cell>
        </table:table-row>
        <table:table-row table:style-name="ro1">
          <table:table-cell office:value-type="float" office:value="134" calcext:value-type="float">
            <text:p>134</text:p>
          </table:table-cell>
          <table:table-cell office:value-type="float" office:value="360.42" calcext:value-type="float">
            <text:p>360.42</text:p>
          </table:table-cell>
          <table:table-cell office:value-type="float" office:value="371.132" calcext:value-type="float">
            <text:p>371.132</text:p>
          </table:table-cell>
          <table:table-cell office:value-type="float" office:value="362.485" calcext:value-type="float">
            <text:p>362.485</text:p>
          </table:table-cell>
          <table:table-cell office:value-type="float" office:value="360.398" calcext:value-type="float">
            <text:p>360.398</text:p>
          </table:table-cell>
          <table:table-cell office:value-type="float" office:value="359.767" calcext:value-type="float">
            <text:p>359.767</text:p>
          </table:table-cell>
          <table:table-cell table:formula="of:=MIN([.B135:.F135])" office:value-type="float" office:value="359.767" calcext:value-type="float">
            <text:p/>
          </table:table-cell>
          <table:table-cell table:formula="of:=MAX([.B135:.F135])" office:value-type="float" office:value="371.132" calcext:value-type="float">
            <text:p/>
          </table:table-cell>
          <table:table-cell table:formula="of:=AVERAGE([.B135:.F135])" office:value-type="float" office:value="362.8404" calcext:value-type="float">
            <text:p/>
          </table:table-cell>
          <table:table-cell table:formula="of:=[.G135]/[.A135]" office:value-type="float" office:value="2.68482835820896" calcext:value-type="float">
            <text:p/>
          </table:table-cell>
          <table:table-cell table:formula="of:=[.H135]/[.A135]" office:value-type="float" office:value="2.76964179104478" calcext:value-type="float">
            <text:p/>
          </table:table-cell>
          <table:table-cell table:formula="of:=[.I135]/[.A135]" office:value-type="float" office:value="2.70776417910448" calcext:value-type="float">
            <text:p/>
          </table:table-cell>
          <table:table-cell table:formula="of:=[.J135]/[.A135]" office:value-type="float" office:value="0.0200360325239474" calcext:value-type="float">
            <text:p/>
          </table:table-cell>
          <table:table-cell table:formula="of:=[.K135]/[.A135]" office:value-type="float" office:value="0.0206689685898864" calcext:value-type="float">
            <text:p/>
          </table:table-cell>
          <table:table-cell table:formula="of:=[.L135]/[.A135]" office:value-type="float" office:value="0.0202071953664513" calcext:value-type="float">
            <text:p/>
          </table:table-cell>
        </table:table-row>
        <table:table-row table:style-name="ro1">
          <table:table-cell office:value-type="float" office:value="135" calcext:value-type="float">
            <text:p>135</text:p>
          </table:table-cell>
          <table:table-cell office:value-type="float" office:value="371.917" calcext:value-type="float">
            <text:p>371.917</text:p>
          </table:table-cell>
          <table:table-cell office:value-type="float" office:value="391.371" calcext:value-type="float">
            <text:p>391.371</text:p>
          </table:table-cell>
          <table:table-cell office:value-type="float" office:value="375.617" calcext:value-type="float">
            <text:p>375.617</text:p>
          </table:table-cell>
          <table:table-cell office:value-type="float" office:value="370.439" calcext:value-type="float">
            <text:p>370.439</text:p>
          </table:table-cell>
          <table:table-cell office:value-type="float" office:value="370.375" calcext:value-type="float">
            <text:p>370.375</text:p>
          </table:table-cell>
          <table:table-cell table:formula="of:=MIN([.B136:.F136])" office:value-type="float" office:value="370.375" calcext:value-type="float">
            <text:p/>
          </table:table-cell>
          <table:table-cell table:formula="of:=MAX([.B136:.F136])" office:value-type="float" office:value="391.371" calcext:value-type="float">
            <text:p/>
          </table:table-cell>
          <table:table-cell table:formula="of:=AVERAGE([.B136:.F136])" office:value-type="float" office:value="375.9438" calcext:value-type="float">
            <text:p/>
          </table:table-cell>
          <table:table-cell table:formula="of:=[.G136]/[.A136]" office:value-type="float" office:value="2.74351851851852" calcext:value-type="float">
            <text:p/>
          </table:table-cell>
          <table:table-cell table:formula="of:=[.H136]/[.A136]" office:value-type="float" office:value="2.89904444444444" calcext:value-type="float">
            <text:p/>
          </table:table-cell>
          <table:table-cell table:formula="of:=[.I136]/[.A136]" office:value-type="float" office:value="2.78476888888889" calcext:value-type="float">
            <text:p/>
          </table:table-cell>
          <table:table-cell table:formula="of:=[.J136]/[.A136]" office:value-type="float" office:value="0.0203223593964335" calcext:value-type="float">
            <text:p/>
          </table:table-cell>
          <table:table-cell table:formula="of:=[.K136]/[.A136]" office:value-type="float" office:value="0.0214744032921811" calcext:value-type="float">
            <text:p/>
          </table:table-cell>
          <table:table-cell table:formula="of:=[.L136]/[.A136]" office:value-type="float" office:value="0.0206279176954733" calcext:value-type="float">
            <text:p/>
          </table:table-cell>
        </table:table-row>
        <table:table-row table:style-name="ro1">
          <table:table-cell office:value-type="float" office:value="136" calcext:value-type="float">
            <text:p>136</text:p>
          </table:table-cell>
          <table:table-cell office:value-type="float" office:value="372.858" calcext:value-type="float">
            <text:p>372.858</text:p>
          </table:table-cell>
          <table:table-cell office:value-type="float" office:value="379.115" calcext:value-type="float">
            <text:p>379.115</text:p>
          </table:table-cell>
          <table:table-cell office:value-type="float" office:value="374.517" calcext:value-type="float">
            <text:p>374.517</text:p>
          </table:table-cell>
          <table:table-cell office:value-type="float" office:value="372.163" calcext:value-type="float">
            <text:p>372.163</text:p>
          </table:table-cell>
          <table:table-cell office:value-type="float" office:value="370.105" calcext:value-type="float">
            <text:p>370.105</text:p>
          </table:table-cell>
          <table:table-cell table:formula="of:=MIN([.B137:.F137])" office:value-type="float" office:value="370.105" calcext:value-type="float">
            <text:p/>
          </table:table-cell>
          <table:table-cell table:formula="of:=MAX([.B137:.F137])" office:value-type="float" office:value="379.115" calcext:value-type="float">
            <text:p/>
          </table:table-cell>
          <table:table-cell table:formula="of:=AVERAGE([.B137:.F137])" office:value-type="float" office:value="373.7516" calcext:value-type="float">
            <text:p/>
          </table:table-cell>
          <table:table-cell table:formula="of:=[.G137]/[.A137]" office:value-type="float" office:value="2.72136029411765" calcext:value-type="float">
            <text:p/>
          </table:table-cell>
          <table:table-cell table:formula="of:=[.H137]/[.A137]" office:value-type="float" office:value="2.78761029411765" calcext:value-type="float">
            <text:p/>
          </table:table-cell>
          <table:table-cell table:formula="of:=[.I137]/[.A137]" office:value-type="float" office:value="2.74817352941176" calcext:value-type="float">
            <text:p/>
          </table:table-cell>
          <table:table-cell table:formula="of:=[.J137]/[.A137]" office:value-type="float" office:value="0.0200100021626298" calcext:value-type="float">
            <text:p/>
          </table:table-cell>
          <table:table-cell table:formula="of:=[.K137]/[.A137]" office:value-type="float" office:value="0.0204971345155709" calcext:value-type="float">
            <text:p/>
          </table:table-cell>
          <table:table-cell table:formula="of:=[.L137]/[.A137]" office:value-type="float" office:value="0.0202071583044983" calcext:value-type="float">
            <text:p/>
          </table:table-cell>
        </table:table-row>
        <table:table-row table:style-name="ro1">
          <table:table-cell office:value-type="float" office:value="137" calcext:value-type="float">
            <text:p>137</text:p>
          </table:table-cell>
          <table:table-cell office:value-type="float" office:value="377.805" calcext:value-type="float">
            <text:p>377.805</text:p>
          </table:table-cell>
          <table:table-cell office:value-type="float" office:value="387.291" calcext:value-type="float">
            <text:p>387.291</text:p>
          </table:table-cell>
          <table:table-cell office:value-type="float" office:value="384.903" calcext:value-type="float">
            <text:p>384.903</text:p>
          </table:table-cell>
          <table:table-cell office:value-type="float" office:value="377.177" calcext:value-type="float">
            <text:p>377.177</text:p>
          </table:table-cell>
          <table:table-cell office:value-type="float" office:value="377.897" calcext:value-type="float">
            <text:p>377.897</text:p>
          </table:table-cell>
          <table:table-cell table:formula="of:=MIN([.B138:.F138])" office:value-type="float" office:value="377.177" calcext:value-type="float">
            <text:p/>
          </table:table-cell>
          <table:table-cell table:formula="of:=MAX([.B138:.F138])" office:value-type="float" office:value="387.291" calcext:value-type="float">
            <text:p/>
          </table:table-cell>
          <table:table-cell table:formula="of:=AVERAGE([.B138:.F138])" office:value-type="float" office:value="381.0146" calcext:value-type="float">
            <text:p/>
          </table:table-cell>
          <table:table-cell table:formula="of:=[.G138]/[.A138]" office:value-type="float" office:value="2.75311678832117" calcext:value-type="float">
            <text:p/>
          </table:table-cell>
          <table:table-cell table:formula="of:=[.H138]/[.A138]" office:value-type="float" office:value="2.82694160583942" calcext:value-type="float">
            <text:p/>
          </table:table-cell>
          <table:table-cell table:formula="of:=[.I138]/[.A138]" office:value-type="float" office:value="2.78112846715328" calcext:value-type="float">
            <text:p/>
          </table:table-cell>
          <table:table-cell table:formula="of:=[.J138]/[.A138]" office:value-type="float" office:value="0.0200957429804465" calcext:value-type="float">
            <text:p/>
          </table:table-cell>
          <table:table-cell table:formula="of:=[.K138]/[.A138]" office:value-type="float" office:value="0.0206346102616016" calcext:value-type="float">
            <text:p/>
          </table:table-cell>
          <table:table-cell table:formula="of:=[.L138]/[.A138]" office:value-type="float" office:value="0.02030020778944" calcext:value-type="float">
            <text:p/>
          </table:table-cell>
        </table:table-row>
        <table:table-row table:style-name="ro1">
          <table:table-cell office:value-type="float" office:value="138" calcext:value-type="float">
            <text:p>138</text:p>
          </table:table-cell>
          <table:table-cell office:value-type="float" office:value="382.443" calcext:value-type="float">
            <text:p>382.443</text:p>
          </table:table-cell>
          <table:table-cell office:value-type="float" office:value="392.949" calcext:value-type="float">
            <text:p>392.949</text:p>
          </table:table-cell>
          <table:table-cell office:value-type="float" office:value="386.167" calcext:value-type="float">
            <text:p>386.167</text:p>
          </table:table-cell>
          <table:table-cell office:value-type="float" office:value="382.841" calcext:value-type="float">
            <text:p>382.841</text:p>
          </table:table-cell>
          <table:table-cell office:value-type="float" office:value="382.483" calcext:value-type="float">
            <text:p>382.483</text:p>
          </table:table-cell>
          <table:table-cell table:formula="of:=MIN([.B139:.F139])" office:value-type="float" office:value="382.443" calcext:value-type="float">
            <text:p/>
          </table:table-cell>
          <table:table-cell table:formula="of:=MAX([.B139:.F139])" office:value-type="float" office:value="392.949" calcext:value-type="float">
            <text:p/>
          </table:table-cell>
          <table:table-cell table:formula="of:=AVERAGE([.B139:.F139])" office:value-type="float" office:value="385.3766" calcext:value-type="float">
            <text:p/>
          </table:table-cell>
          <table:table-cell table:formula="of:=[.G139]/[.A139]" office:value-type="float" office:value="2.77132608695652" calcext:value-type="float">
            <text:p/>
          </table:table-cell>
          <table:table-cell table:formula="of:=[.H139]/[.A139]" office:value-type="float" office:value="2.84745652173913" calcext:value-type="float">
            <text:p/>
          </table:table-cell>
          <table:table-cell table:formula="of:=[.I139]/[.A139]" office:value-type="float" office:value="2.79258405797101" calcext:value-type="float">
            <text:p/>
          </table:table-cell>
          <table:table-cell table:formula="of:=[.J139]/[.A139]" office:value-type="float" office:value="0.0200820730938878" calcext:value-type="float">
            <text:p/>
          </table:table-cell>
          <table:table-cell table:formula="of:=[.K139]/[.A139]" office:value-type="float" office:value="0.0206337429111531" calcext:value-type="float">
            <text:p/>
          </table:table-cell>
          <table:table-cell table:formula="of:=[.L139]/[.A139]" office:value-type="float" office:value="0.0202361163621088" calcext:value-type="float">
            <text:p/>
          </table:table-cell>
        </table:table-row>
        <table:table-row table:style-name="ro1">
          <table:table-cell office:value-type="float" office:value="139" calcext:value-type="float">
            <text:p>139</text:p>
          </table:table-cell>
          <table:table-cell office:value-type="float" office:value="387.819" calcext:value-type="float">
            <text:p>387.819</text:p>
          </table:table-cell>
          <table:table-cell office:value-type="float" office:value="395.713" calcext:value-type="float">
            <text:p>395.713</text:p>
          </table:table-cell>
          <table:table-cell office:value-type="float" office:value="390.454" calcext:value-type="float">
            <text:p>390.454</text:p>
          </table:table-cell>
          <table:table-cell office:value-type="float" office:value="388.351" calcext:value-type="float">
            <text:p>388.351</text:p>
          </table:table-cell>
          <table:table-cell office:value-type="float" office:value="388.2" calcext:value-type="float">
            <text:p>388.2</text:p>
          </table:table-cell>
          <table:table-cell table:formula="of:=MIN([.B140:.F140])" office:value-type="float" office:value="387.819" calcext:value-type="float">
            <text:p/>
          </table:table-cell>
          <table:table-cell table:formula="of:=MAX([.B140:.F140])" office:value-type="float" office:value="395.713" calcext:value-type="float">
            <text:p/>
          </table:table-cell>
          <table:table-cell table:formula="of:=AVERAGE([.B140:.F140])" office:value-type="float" office:value="390.1074" calcext:value-type="float">
            <text:p/>
          </table:table-cell>
          <table:table-cell table:formula="of:=[.G140]/[.A140]" office:value-type="float" office:value="2.79006474820144" calcext:value-type="float">
            <text:p/>
          </table:table-cell>
          <table:table-cell table:formula="of:=[.H140]/[.A140]" office:value-type="float" office:value="2.84685611510791" calcext:value-type="float">
            <text:p/>
          </table:table-cell>
          <table:table-cell table:formula="of:=[.I140]/[.A140]" office:value-type="float" office:value="2.80652805755396" calcext:value-type="float">
            <text:p/>
          </table:table-cell>
          <table:table-cell table:formula="of:=[.J140]/[.A140]" office:value-type="float" office:value="0.020072408260442" calcext:value-type="float">
            <text:p/>
          </table:table-cell>
          <table:table-cell table:formula="of:=[.K140]/[.A140]" office:value-type="float" office:value="0.0204809792453807" calcext:value-type="float">
            <text:p/>
          </table:table-cell>
          <table:table-cell table:formula="of:=[.L140]/[.A140]" office:value-type="float" office:value="0.0201908493349205" calcext:value-type="float">
            <text:p/>
          </table:table-cell>
        </table:table-row>
        <table:table-row table:style-name="ro1">
          <table:table-cell office:value-type="float" office:value="140" calcext:value-type="float">
            <text:p>140</text:p>
          </table:table-cell>
          <table:table-cell office:value-type="float" office:value="396.049" calcext:value-type="float">
            <text:p>396.049</text:p>
          </table:table-cell>
          <table:table-cell office:value-type="float" office:value="403.046" calcext:value-type="float">
            <text:p>403.046</text:p>
          </table:table-cell>
          <table:table-cell office:value-type="float" office:value="402.474" calcext:value-type="float">
            <text:p>402.474</text:p>
          </table:table-cell>
          <table:table-cell office:value-type="float" office:value="396.5" calcext:value-type="float">
            <text:p>396.5</text:p>
          </table:table-cell>
          <table:table-cell office:value-type="float" office:value="394.642" calcext:value-type="float">
            <text:p>394.642</text:p>
          </table:table-cell>
          <table:table-cell table:formula="of:=MIN([.B141:.F141])" office:value-type="float" office:value="394.642" calcext:value-type="float">
            <text:p/>
          </table:table-cell>
          <table:table-cell table:formula="of:=MAX([.B141:.F141])" office:value-type="float" office:value="403.046" calcext:value-type="float">
            <text:p/>
          </table:table-cell>
          <table:table-cell table:formula="of:=AVERAGE([.B141:.F141])" office:value-type="float" office:value="398.5422" calcext:value-type="float">
            <text:p/>
          </table:table-cell>
          <table:table-cell table:formula="of:=[.G141]/[.A141]" office:value-type="float" office:value="2.81887142857143" calcext:value-type="float">
            <text:p/>
          </table:table-cell>
          <table:table-cell table:formula="of:=[.H141]/[.A141]" office:value-type="float" office:value="2.8789" calcext:value-type="float">
            <text:p/>
          </table:table-cell>
          <table:table-cell table:formula="of:=[.I141]/[.A141]" office:value-type="float" office:value="2.84673" calcext:value-type="float">
            <text:p/>
          </table:table-cell>
          <table:table-cell table:formula="of:=[.J141]/[.A141]" office:value-type="float" office:value="0.0201347959183673" calcext:value-type="float">
            <text:p/>
          </table:table-cell>
          <table:table-cell table:formula="of:=[.K141]/[.A141]" office:value-type="float" office:value="0.0205635714285714" calcext:value-type="float">
            <text:p/>
          </table:table-cell>
          <table:table-cell table:formula="of:=[.L141]/[.A141]" office:value-type="float" office:value="0.0203337857142857" calcext:value-type="float">
            <text:p/>
          </table:table-cell>
        </table:table-row>
        <table:table-row table:style-name="ro1">
          <table:table-cell office:value-type="float" office:value="141" calcext:value-type="float">
            <text:p>141</text:p>
          </table:table-cell>
          <table:table-cell office:value-type="float" office:value="400.718" calcext:value-type="float">
            <text:p>400.718</text:p>
          </table:table-cell>
          <table:table-cell office:value-type="float" office:value="406.667" calcext:value-type="float">
            <text:p>406.667</text:p>
          </table:table-cell>
          <table:table-cell office:value-type="float" office:value="411.207" calcext:value-type="float">
            <text:p>411.207</text:p>
          </table:table-cell>
          <table:table-cell office:value-type="float" office:value="398.707" calcext:value-type="float">
            <text:p>398.707</text:p>
          </table:table-cell>
          <table:table-cell office:value-type="float" office:value="398.815" calcext:value-type="float">
            <text:p>398.815</text:p>
          </table:table-cell>
          <table:table-cell table:formula="of:=MIN([.B142:.F142])" office:value-type="float" office:value="398.707" calcext:value-type="float">
            <text:p/>
          </table:table-cell>
          <table:table-cell table:formula="of:=MAX([.B142:.F142])" office:value-type="float" office:value="411.207" calcext:value-type="float">
            <text:p/>
          </table:table-cell>
          <table:table-cell table:formula="of:=AVERAGE([.B142:.F142])" office:value-type="float" office:value="403.2228" calcext:value-type="float">
            <text:p/>
          </table:table-cell>
          <table:table-cell table:formula="of:=[.G142]/[.A142]" office:value-type="float" office:value="2.82770921985816" calcext:value-type="float">
            <text:p/>
          </table:table-cell>
          <table:table-cell table:formula="of:=[.H142]/[.A142]" office:value-type="float" office:value="2.91636170212766" calcext:value-type="float">
            <text:p/>
          </table:table-cell>
          <table:table-cell table:formula="of:=[.I142]/[.A142]" office:value-type="float" office:value="2.85973617021277" calcext:value-type="float">
            <text:p/>
          </table:table-cell>
          <table:table-cell table:formula="of:=[.J142]/[.A142]" office:value-type="float" office:value="0.020054675318143" calcext:value-type="float">
            <text:p/>
          </table:table-cell>
          <table:table-cell table:formula="of:=[.K142]/[.A142]" office:value-type="float" office:value="0.0206834163271465" calcext:value-type="float">
            <text:p/>
          </table:table-cell>
          <table:table-cell table:formula="of:=[.L142]/[.A142]" office:value-type="float" office:value="0.0202818168100196" calcext:value-type="float">
            <text:p/>
          </table:table-cell>
        </table:table-row>
        <table:table-row table:style-name="ro1">
          <table:table-cell office:value-type="float" office:value="142" calcext:value-type="float">
            <text:p>142</text:p>
          </table:table-cell>
          <table:table-cell office:value-type="float" office:value="404.912" calcext:value-type="float">
            <text:p>404.912</text:p>
          </table:table-cell>
          <table:table-cell office:value-type="float" office:value="412.223" calcext:value-type="float">
            <text:p>412.223</text:p>
          </table:table-cell>
          <table:table-cell office:value-type="float" office:value="418.595" calcext:value-type="float">
            <text:p>418.595</text:p>
          </table:table-cell>
          <table:table-cell office:value-type="float" office:value="405.048" calcext:value-type="float">
            <text:p>405.048</text:p>
          </table:table-cell>
          <table:table-cell office:value-type="float" office:value="404.32" calcext:value-type="float">
            <text:p>404.32</text:p>
          </table:table-cell>
          <table:table-cell table:formula="of:=MIN([.B143:.F143])" office:value-type="float" office:value="404.32" calcext:value-type="float">
            <text:p/>
          </table:table-cell>
          <table:table-cell table:formula="of:=MAX([.B143:.F143])" office:value-type="float" office:value="418.595" calcext:value-type="float">
            <text:p/>
          </table:table-cell>
          <table:table-cell table:formula="of:=AVERAGE([.B143:.F143])" office:value-type="float" office:value="409.0196" calcext:value-type="float">
            <text:p/>
          </table:table-cell>
          <table:table-cell table:formula="of:=[.G143]/[.A143]" office:value-type="float" office:value="2.84732394366197" calcext:value-type="float">
            <text:p/>
          </table:table-cell>
          <table:table-cell table:formula="of:=[.H143]/[.A143]" office:value-type="float" office:value="2.94785211267606" calcext:value-type="float">
            <text:p/>
          </table:table-cell>
          <table:table-cell table:formula="of:=[.I143]/[.A143]" office:value-type="float" office:value="2.88041971830986" calcext:value-type="float">
            <text:p/>
          </table:table-cell>
          <table:table-cell table:formula="of:=[.J143]/[.A143]" office:value-type="float" office:value="0.0200515770680421" calcext:value-type="float">
            <text:p/>
          </table:table-cell>
          <table:table-cell table:formula="of:=[.K143]/[.A143]" office:value-type="float" office:value="0.0207595219202539" calcext:value-type="float">
            <text:p/>
          </table:table-cell>
          <table:table-cell table:formula="of:=[.L143]/[.A143]" office:value-type="float" office:value="0.0202846459035906" calcext:value-type="float">
            <text:p/>
          </table:table-cell>
        </table:table-row>
        <table:table-row table:style-name="ro1">
          <table:table-cell office:value-type="float" office:value="143" calcext:value-type="float">
            <text:p>143</text:p>
          </table:table-cell>
          <table:table-cell office:value-type="float" office:value="413.201" calcext:value-type="float">
            <text:p>413.201</text:p>
          </table:table-cell>
          <table:table-cell office:value-type="float" office:value="418.874" calcext:value-type="float">
            <text:p>418.874</text:p>
          </table:table-cell>
          <table:table-cell office:value-type="float" office:value="424.118" calcext:value-type="float">
            <text:p>424.118</text:p>
          </table:table-cell>
          <table:table-cell office:value-type="float" office:value="412.705" calcext:value-type="float">
            <text:p>412.705</text:p>
          </table:table-cell>
          <table:table-cell office:value-type="float" office:value="411.384" calcext:value-type="float">
            <text:p>411.384</text:p>
          </table:table-cell>
          <table:table-cell table:formula="of:=MIN([.B144:.F144])" office:value-type="float" office:value="411.384" calcext:value-type="float">
            <text:p/>
          </table:table-cell>
          <table:table-cell table:formula="of:=MAX([.B144:.F144])" office:value-type="float" office:value="424.118" calcext:value-type="float">
            <text:p/>
          </table:table-cell>
          <table:table-cell table:formula="of:=AVERAGE([.B144:.F144])" office:value-type="float" office:value="416.0564" calcext:value-type="float">
            <text:p/>
          </table:table-cell>
          <table:table-cell table:formula="of:=[.G144]/[.A144]" office:value-type="float" office:value="2.87681118881119" calcext:value-type="float">
            <text:p/>
          </table:table-cell>
          <table:table-cell table:formula="of:=[.H144]/[.A144]" office:value-type="float" office:value="2.96586013986014" calcext:value-type="float">
            <text:p/>
          </table:table-cell>
          <table:table-cell table:formula="of:=[.I144]/[.A144]" office:value-type="float" office:value="2.90948531468532" calcext:value-type="float">
            <text:p/>
          </table:table-cell>
          <table:table-cell table:formula="of:=[.J144]/[.A144]" office:value-type="float" office:value="0.0201175607609174" calcext:value-type="float">
            <text:p/>
          </table:table-cell>
          <table:table-cell table:formula="of:=[.K144]/[.A144]" office:value-type="float" office:value="0.0207402806983227" calcext:value-type="float">
            <text:p/>
          </table:table-cell>
          <table:table-cell table:formula="of:=[.L144]/[.A144]" office:value-type="float" office:value="0.0203460511516456" calcext:value-type="float">
            <text:p/>
          </table:table-cell>
        </table:table-row>
        <table:table-row table:style-name="ro1">
          <table:table-cell office:value-type="float" office:value="144" calcext:value-type="float">
            <text:p>144</text:p>
          </table:table-cell>
          <table:table-cell office:value-type="float" office:value="416.58" calcext:value-type="float">
            <text:p>416.58</text:p>
          </table:table-cell>
          <table:table-cell office:value-type="float" office:value="420.531" calcext:value-type="float">
            <text:p>420.531</text:p>
          </table:table-cell>
          <table:table-cell office:value-type="float" office:value="428.242" calcext:value-type="float">
            <text:p>428.242</text:p>
          </table:table-cell>
          <table:table-cell office:value-type="float" office:value="416.774" calcext:value-type="float">
            <text:p>416.774</text:p>
          </table:table-cell>
          <table:table-cell office:value-type="float" office:value="416.095" calcext:value-type="float">
            <text:p>416.095</text:p>
          </table:table-cell>
          <table:table-cell table:formula="of:=MIN([.B145:.F145])" office:value-type="float" office:value="416.095" calcext:value-type="float">
            <text:p/>
          </table:table-cell>
          <table:table-cell table:formula="of:=MAX([.B145:.F145])" office:value-type="float" office:value="428.242" calcext:value-type="float">
            <text:p/>
          </table:table-cell>
          <table:table-cell table:formula="of:=AVERAGE([.B145:.F145])" office:value-type="float" office:value="419.6444" calcext:value-type="float">
            <text:p/>
          </table:table-cell>
          <table:table-cell table:formula="of:=[.G145]/[.A145]" office:value-type="float" office:value="2.88954861111111" calcext:value-type="float">
            <text:p/>
          </table:table-cell>
          <table:table-cell table:formula="of:=[.H145]/[.A145]" office:value-type="float" office:value="2.97390277777778" calcext:value-type="float">
            <text:p/>
          </table:table-cell>
          <table:table-cell table:formula="of:=[.I145]/[.A145]" office:value-type="float" office:value="2.91419722222222" calcext:value-type="float">
            <text:p/>
          </table:table-cell>
          <table:table-cell table:formula="of:=[.J145]/[.A145]" office:value-type="float" office:value="0.0200663097993827" calcext:value-type="float">
            <text:p/>
          </table:table-cell>
          <table:table-cell table:formula="of:=[.K145]/[.A145]" office:value-type="float" office:value="0.0206521026234568" calcext:value-type="float">
            <text:p/>
          </table:table-cell>
          <table:table-cell table:formula="of:=[.L145]/[.A145]" office:value-type="float" office:value="0.0202374807098765" calcext:value-type="float">
            <text:p/>
          </table:table-cell>
        </table:table-row>
        <table:table-row table:style-name="ro1">
          <table:table-cell office:value-type="float" office:value="145" calcext:value-type="float">
            <text:p>145</text:p>
          </table:table-cell>
          <table:table-cell office:value-type="float" office:value="422.211" calcext:value-type="float">
            <text:p>422.211</text:p>
          </table:table-cell>
          <table:table-cell office:value-type="float" office:value="426.106" calcext:value-type="float">
            <text:p>426.106</text:p>
          </table:table-cell>
          <table:table-cell office:value-type="float" office:value="434.937" calcext:value-type="float">
            <text:p>434.937</text:p>
          </table:table-cell>
          <table:table-cell office:value-type="float" office:value="423.488" calcext:value-type="float">
            <text:p>423.488</text:p>
          </table:table-cell>
          <table:table-cell office:value-type="float" office:value="422.245" calcext:value-type="float">
            <text:p>422.245</text:p>
          </table:table-cell>
          <table:table-cell table:formula="of:=MIN([.B146:.F146])" office:value-type="float" office:value="422.211" calcext:value-type="float">
            <text:p/>
          </table:table-cell>
          <table:table-cell table:formula="of:=MAX([.B146:.F146])" office:value-type="float" office:value="434.937" calcext:value-type="float">
            <text:p/>
          </table:table-cell>
          <table:table-cell table:formula="of:=AVERAGE([.B146:.F146])" office:value-type="float" office:value="425.7974" calcext:value-type="float">
            <text:p/>
          </table:table-cell>
          <table:table-cell table:formula="of:=[.G146]/[.A146]" office:value-type="float" office:value="2.9118" calcext:value-type="float">
            <text:p/>
          </table:table-cell>
          <table:table-cell table:formula="of:=[.H146]/[.A146]" office:value-type="float" office:value="2.99956551724138" calcext:value-type="float">
            <text:p/>
          </table:table-cell>
          <table:table-cell table:formula="of:=[.I146]/[.A146]" office:value-type="float" office:value="2.93653379310345" calcext:value-type="float">
            <text:p/>
          </table:table-cell>
          <table:table-cell table:formula="of:=[.J146]/[.A146]" office:value-type="float" office:value="0.0200813793103448" calcext:value-type="float">
            <text:p/>
          </table:table-cell>
          <table:table-cell table:formula="of:=[.K146]/[.A146]" office:value-type="float" office:value="0.0206866587395957" calcext:value-type="float">
            <text:p/>
          </table:table-cell>
          <table:table-cell table:formula="of:=[.L146]/[.A146]" office:value-type="float" office:value="0.0202519571938169" calcext:value-type="float">
            <text:p/>
          </table:table-cell>
        </table:table-row>
        <table:table-row table:style-name="ro1">
          <table:table-cell office:value-type="float" office:value="146" calcext:value-type="float">
            <text:p>146</text:p>
          </table:table-cell>
          <table:table-cell office:value-type="float" office:value="430.507" calcext:value-type="float">
            <text:p>430.507</text:p>
          </table:table-cell>
          <table:table-cell office:value-type="float" office:value="441.403" calcext:value-type="float">
            <text:p>441.403</text:p>
          </table:table-cell>
          <table:table-cell office:value-type="float" office:value="439.464" calcext:value-type="float">
            <text:p>439.464</text:p>
          </table:table-cell>
          <table:table-cell office:value-type="float" office:value="429.49" calcext:value-type="float">
            <text:p>429.49</text:p>
          </table:table-cell>
          <table:table-cell office:value-type="float" office:value="429.354" calcext:value-type="float">
            <text:p>429.354</text:p>
          </table:table-cell>
          <table:table-cell table:formula="of:=MIN([.B147:.F147])" office:value-type="float" office:value="429.354" calcext:value-type="float">
            <text:p/>
          </table:table-cell>
          <table:table-cell table:formula="of:=MAX([.B147:.F147])" office:value-type="float" office:value="441.403" calcext:value-type="float">
            <text:p/>
          </table:table-cell>
          <table:table-cell table:formula="of:=AVERAGE([.B147:.F147])" office:value-type="float" office:value="434.0436" calcext:value-type="float">
            <text:p/>
          </table:table-cell>
          <table:table-cell table:formula="of:=[.G147]/[.A147]" office:value-type="float" office:value="2.94078082191781" calcext:value-type="float">
            <text:p/>
          </table:table-cell>
          <table:table-cell table:formula="of:=[.H147]/[.A147]" office:value-type="float" office:value="3.02330821917808" calcext:value-type="float">
            <text:p/>
          </table:table-cell>
          <table:table-cell table:formula="of:=[.I147]/[.A147]" office:value-type="float" office:value="2.97290136986301" calcext:value-type="float">
            <text:p/>
          </table:table-cell>
          <table:table-cell table:formula="of:=[.J147]/[.A147]" office:value-type="float" office:value="0.0201423343966973" calcext:value-type="float">
            <text:p/>
          </table:table-cell>
          <table:table-cell table:formula="of:=[.K147]/[.A147]" office:value-type="float" office:value="0.0207075905423156" calcext:value-type="float">
            <text:p/>
          </table:table-cell>
          <table:table-cell table:formula="of:=[.L147]/[.A147]" office:value-type="float" office:value="0.0203623381497467" calcext:value-type="float">
            <text:p/>
          </table:table-cell>
        </table:table-row>
        <table:table-row table:style-name="ro1">
          <table:table-cell office:value-type="float" office:value="147" calcext:value-type="float">
            <text:p>147</text:p>
          </table:table-cell>
          <table:table-cell office:value-type="float" office:value="434.452" calcext:value-type="float">
            <text:p>434.452</text:p>
          </table:table-cell>
          <table:table-cell office:value-type="float" office:value="444.271" calcext:value-type="float">
            <text:p>444.271</text:p>
          </table:table-cell>
          <table:table-cell office:value-type="float" office:value="447.657" calcext:value-type="float">
            <text:p>447.657</text:p>
          </table:table-cell>
          <table:table-cell office:value-type="float" office:value="432.664" calcext:value-type="float">
            <text:p>432.664</text:p>
          </table:table-cell>
          <table:table-cell office:value-type="float" office:value="433.545" calcext:value-type="float">
            <text:p>433.545</text:p>
          </table:table-cell>
          <table:table-cell table:formula="of:=MIN([.B148:.F148])" office:value-type="float" office:value="432.664" calcext:value-type="float">
            <text:p/>
          </table:table-cell>
          <table:table-cell table:formula="of:=MAX([.B148:.F148])" office:value-type="float" office:value="447.657" calcext:value-type="float">
            <text:p/>
          </table:table-cell>
          <table:table-cell table:formula="of:=AVERAGE([.B148:.F148])" office:value-type="float" office:value="438.5178" calcext:value-type="float">
            <text:p/>
          </table:table-cell>
          <table:table-cell table:formula="of:=[.G148]/[.A148]" office:value-type="float" office:value="2.9432925170068" calcext:value-type="float">
            <text:p/>
          </table:table-cell>
          <table:table-cell table:formula="of:=[.H148]/[.A148]" office:value-type="float" office:value="3.04528571428571" calcext:value-type="float">
            <text:p/>
          </table:table-cell>
          <table:table-cell table:formula="of:=[.I148]/[.A148]" office:value-type="float" office:value="2.98311428571429" calcext:value-type="float">
            <text:p/>
          </table:table-cell>
          <table:table-cell table:formula="of:=[.J148]/[.A148]" office:value-type="float" office:value="0.0200223980748762" calcext:value-type="float">
            <text:p/>
          </table:table-cell>
          <table:table-cell table:formula="of:=[.K148]/[.A148]" office:value-type="float" office:value="0.0207162293488824" calcext:value-type="float">
            <text:p/>
          </table:table-cell>
          <table:table-cell table:formula="of:=[.L148]/[.A148]" office:value-type="float" office:value="0.0202932944606414" calcext:value-type="float">
            <text:p/>
          </table:table-cell>
        </table:table-row>
        <table:table-row table:style-name="ro1">
          <table:table-cell office:value-type="float" office:value="148" calcext:value-type="float">
            <text:p>148</text:p>
          </table:table-cell>
          <table:table-cell office:value-type="float" office:value="441.087" calcext:value-type="float">
            <text:p>441.087</text:p>
          </table:table-cell>
          <table:table-cell office:value-type="float" office:value="459.01" calcext:value-type="float">
            <text:p>459.01</text:p>
          </table:table-cell>
          <table:table-cell office:value-type="float" office:value="457.533" calcext:value-type="float">
            <text:p>457.533</text:p>
          </table:table-cell>
          <table:table-cell office:value-type="float" office:value="440.13" calcext:value-type="float">
            <text:p>440.13</text:p>
          </table:table-cell>
          <table:table-cell office:value-type="float" office:value="440.114" calcext:value-type="float">
            <text:p>440.114</text:p>
          </table:table-cell>
          <table:table-cell table:formula="of:=MIN([.B149:.F149])" office:value-type="float" office:value="440.114" calcext:value-type="float">
            <text:p/>
          </table:table-cell>
          <table:table-cell table:formula="of:=MAX([.B149:.F149])" office:value-type="float" office:value="459.01" calcext:value-type="float">
            <text:p/>
          </table:table-cell>
          <table:table-cell table:formula="of:=AVERAGE([.B149:.F149])" office:value-type="float" office:value="447.5748" calcext:value-type="float">
            <text:p/>
          </table:table-cell>
          <table:table-cell table:formula="of:=[.G149]/[.A149]" office:value-type="float" office:value="2.97374324324324" calcext:value-type="float">
            <text:p/>
          </table:table-cell>
          <table:table-cell table:formula="of:=[.H149]/[.A149]" office:value-type="float" office:value="3.10141891891892" calcext:value-type="float">
            <text:p/>
          </table:table-cell>
          <table:table-cell table:formula="of:=[.I149]/[.A149]" office:value-type="float" office:value="3.02415405405405" calcext:value-type="float">
            <text:p/>
          </table:table-cell>
          <table:table-cell table:formula="of:=[.J149]/[.A149]" office:value-type="float" office:value="0.0200928597516435" calcext:value-type="float">
            <text:p/>
          </table:table-cell>
          <table:table-cell table:formula="of:=[.K149]/[.A149]" office:value-type="float" office:value="0.0209555332359386" calcext:value-type="float">
            <text:p/>
          </table:table-cell>
          <table:table-cell table:formula="of:=[.L149]/[.A149]" office:value-type="float" office:value="0.0204334733382031" calcext:value-type="float">
            <text:p/>
          </table:table-cell>
        </table:table-row>
        <table:table-row table:style-name="ro1">
          <table:table-cell office:value-type="float" office:value="149" calcext:value-type="float">
            <text:p>149</text:p>
          </table:table-cell>
          <table:table-cell office:value-type="float" office:value="448.809" calcext:value-type="float">
            <text:p>448.809</text:p>
          </table:table-cell>
          <table:table-cell office:value-type="float" office:value="458.194" calcext:value-type="float">
            <text:p>458.194</text:p>
          </table:table-cell>
          <table:table-cell office:value-type="float" office:value="461.659" calcext:value-type="float">
            <text:p>461.659</text:p>
          </table:table-cell>
          <table:table-cell office:value-type="float" office:value="449.367" calcext:value-type="float">
            <text:p>449.367</text:p>
          </table:table-cell>
          <table:table-cell office:value-type="float" office:value="446.246" calcext:value-type="float">
            <text:p>446.246</text:p>
          </table:table-cell>
          <table:table-cell table:formula="of:=MIN([.B150:.F150])" office:value-type="float" office:value="446.246" calcext:value-type="float">
            <text:p/>
          </table:table-cell>
          <table:table-cell table:formula="of:=MAX([.B150:.F150])" office:value-type="float" office:value="461.659" calcext:value-type="float">
            <text:p/>
          </table:table-cell>
          <table:table-cell table:formula="of:=AVERAGE([.B150:.F150])" office:value-type="float" office:value="452.855" calcext:value-type="float">
            <text:p/>
          </table:table-cell>
          <table:table-cell table:formula="of:=[.G150]/[.A150]" office:value-type="float" office:value="2.99493959731544" calcext:value-type="float">
            <text:p/>
          </table:table-cell>
          <table:table-cell table:formula="of:=[.H150]/[.A150]" office:value-type="float" office:value="3.09838255033557" calcext:value-type="float">
            <text:p/>
          </table:table-cell>
          <table:table-cell table:formula="of:=[.I150]/[.A150]" office:value-type="float" office:value="3.03929530201342" calcext:value-type="float">
            <text:p/>
          </table:table-cell>
          <table:table-cell table:formula="of:=[.J150]/[.A150]" office:value-type="float" office:value="0.0201002657537949" calcext:value-type="float">
            <text:p/>
          </table:table-cell>
          <table:table-cell table:formula="of:=[.K150]/[.A150]" office:value-type="float" office:value="0.0207945137606414" calcext:value-type="float">
            <text:p/>
          </table:table-cell>
          <table:table-cell table:formula="of:=[.L150]/[.A150]" office:value-type="float" office:value="0.0203979550470699" calcext:value-type="float">
            <text:p/>
          </table:table-cell>
        </table:table-row>
        <table:table-row table:style-name="ro1">
          <table:table-cell office:value-type="float" office:value="150" calcext:value-type="float">
            <text:p>150</text:p>
          </table:table-cell>
          <table:table-cell office:value-type="float" office:value="452.366" calcext:value-type="float">
            <text:p>452.366</text:p>
          </table:table-cell>
          <table:table-cell office:value-type="float" office:value="460.001" calcext:value-type="float">
            <text:p>460.001</text:p>
          </table:table-cell>
          <table:table-cell office:value-type="float" office:value="462.493" calcext:value-type="float">
            <text:p>462.493</text:p>
          </table:table-cell>
          <table:table-cell office:value-type="float" office:value="451.255" calcext:value-type="float">
            <text:p>451.255</text:p>
          </table:table-cell>
          <table:table-cell office:value-type="float" office:value="454.005" calcext:value-type="float">
            <text:p>454.005</text:p>
          </table:table-cell>
          <table:table-cell table:formula="of:=MIN([.B151:.F151])" office:value-type="float" office:value="451.255" calcext:value-type="float">
            <text:p/>
          </table:table-cell>
          <table:table-cell table:formula="of:=MAX([.B151:.F151])" office:value-type="float" office:value="462.493" calcext:value-type="float">
            <text:p/>
          </table:table-cell>
          <table:table-cell table:formula="of:=AVERAGE([.B151:.F151])" office:value-type="float" office:value="456.024" calcext:value-type="float">
            <text:p/>
          </table:table-cell>
          <table:table-cell table:formula="of:=[.G151]/[.A151]" office:value-type="float" office:value="3.00836666666667" calcext:value-type="float">
            <text:p/>
          </table:table-cell>
          <table:table-cell table:formula="of:=[.H151]/[.A151]" office:value-type="float" office:value="3.08328666666667" calcext:value-type="float">
            <text:p/>
          </table:table-cell>
          <table:table-cell table:formula="of:=[.I151]/[.A151]" office:value-type="float" office:value="3.04016" calcext:value-type="float">
            <text:p/>
          </table:table-cell>
          <table:table-cell table:formula="of:=[.J151]/[.A151]" office:value-type="float" office:value="0.0200557777777778" calcext:value-type="float">
            <text:p/>
          </table:table-cell>
          <table:table-cell table:formula="of:=[.K151]/[.A151]" office:value-type="float" office:value="0.0205552444444444" calcext:value-type="float">
            <text:p/>
          </table:table-cell>
          <table:table-cell table:formula="of:=[.L151]/[.A151]" office:value-type="float" office:value="0.0202677333333333" calcext:value-type="float">
            <text:p/>
          </table:table-cell>
        </table:table-row>
        <table:table-row table:style-name="ro1">
          <table:table-cell office:value-type="float" office:value="151" calcext:value-type="float">
            <text:p>151</text:p>
          </table:table-cell>
          <table:table-cell office:value-type="float" office:value="463.52" calcext:value-type="float">
            <text:p>463.52</text:p>
          </table:table-cell>
          <table:table-cell office:value-type="float" office:value="467.275" calcext:value-type="float">
            <text:p>467.275</text:p>
          </table:table-cell>
          <table:table-cell office:value-type="float" office:value="466.64" calcext:value-type="float">
            <text:p>466.64</text:p>
          </table:table-cell>
          <table:table-cell office:value-type="float" office:value="457.378" calcext:value-type="float">
            <text:p>457.378</text:p>
          </table:table-cell>
          <table:table-cell office:value-type="float" office:value="458.802" calcext:value-type="float">
            <text:p>458.802</text:p>
          </table:table-cell>
          <table:table-cell table:formula="of:=MIN([.B152:.F152])" office:value-type="float" office:value="457.378" calcext:value-type="float">
            <text:p/>
          </table:table-cell>
          <table:table-cell table:formula="of:=MAX([.B152:.F152])" office:value-type="float" office:value="467.275" calcext:value-type="float">
            <text:p/>
          </table:table-cell>
          <table:table-cell table:formula="of:=AVERAGE([.B152:.F152])" office:value-type="float" office:value="462.723" calcext:value-type="float">
            <text:p/>
          </table:table-cell>
          <table:table-cell table:formula="of:=[.G152]/[.A152]" office:value-type="float" office:value="3.02899337748344" calcext:value-type="float">
            <text:p/>
          </table:table-cell>
          <table:table-cell table:formula="of:=[.H152]/[.A152]" office:value-type="float" office:value="3.09453642384106" calcext:value-type="float">
            <text:p/>
          </table:table-cell>
          <table:table-cell table:formula="of:=[.I152]/[.A152]" office:value-type="float" office:value="3.06439072847682" calcext:value-type="float">
            <text:p/>
          </table:table-cell>
          <table:table-cell table:formula="of:=[.J152]/[.A152]" office:value-type="float" office:value="0.0200595587912811" calcext:value-type="float">
            <text:p/>
          </table:table-cell>
          <table:table-cell table:formula="of:=[.K152]/[.A152]" office:value-type="float" office:value="0.0204936187009342" calcext:value-type="float">
            <text:p/>
          </table:table-cell>
          <table:table-cell table:formula="of:=[.L152]/[.A152]" office:value-type="float" office:value="0.0202939783342836" calcext:value-type="float">
            <text:p/>
          </table:table-cell>
        </table:table-row>
        <table:table-row table:style-name="ro1">
          <table:table-cell office:value-type="float" office:value="152" calcext:value-type="float">
            <text:p>152</text:p>
          </table:table-cell>
          <table:table-cell office:value-type="float" office:value="464.989" calcext:value-type="float">
            <text:p>464.989</text:p>
          </table:table-cell>
          <table:table-cell office:value-type="float" office:value="473.664" calcext:value-type="float">
            <text:p>473.664</text:p>
          </table:table-cell>
          <table:table-cell office:value-type="float" office:value="473.978" calcext:value-type="float">
            <text:p>473.978</text:p>
          </table:table-cell>
          <table:table-cell office:value-type="float" office:value="465.179" calcext:value-type="float">
            <text:p>465.179</text:p>
          </table:table-cell>
          <table:table-cell office:value-type="float" office:value="468.837" calcext:value-type="float">
            <text:p>468.837</text:p>
          </table:table-cell>
          <table:table-cell table:formula="of:=MIN([.B153:.F153])" office:value-type="float" office:value="464.989" calcext:value-type="float">
            <text:p/>
          </table:table-cell>
          <table:table-cell table:formula="of:=MAX([.B153:.F153])" office:value-type="float" office:value="473.978" calcext:value-type="float">
            <text:p/>
          </table:table-cell>
          <table:table-cell table:formula="of:=AVERAGE([.B153:.F153])" office:value-type="float" office:value="469.3294" calcext:value-type="float">
            <text:p/>
          </table:table-cell>
          <table:table-cell table:formula="of:=[.G153]/[.A153]" office:value-type="float" office:value="3.05913815789474" calcext:value-type="float">
            <text:p/>
          </table:table-cell>
          <table:table-cell table:formula="of:=[.H153]/[.A153]" office:value-type="float" office:value="3.11827631578947" calcext:value-type="float">
            <text:p/>
          </table:table-cell>
          <table:table-cell table:formula="of:=[.I153]/[.A153]" office:value-type="float" office:value="3.08769342105263" calcext:value-type="float">
            <text:p/>
          </table:table-cell>
          <table:table-cell table:formula="of:=[.J153]/[.A153]" office:value-type="float" office:value="0.020125908933518" calcext:value-type="float">
            <text:p/>
          </table:table-cell>
          <table:table-cell table:formula="of:=[.K153]/[.A153]" office:value-type="float" office:value="0.0205149757617729" calcext:value-type="float">
            <text:p/>
          </table:table-cell>
          <table:table-cell table:formula="of:=[.L153]/[.A153]" office:value-type="float" office:value="0.0203137725069252" calcext:value-type="float">
            <text:p/>
          </table:table-cell>
        </table:table-row>
        <table:table-row table:style-name="ro1">
          <table:table-cell office:value-type="float" office:value="153" calcext:value-type="float">
            <text:p>153</text:p>
          </table:table-cell>
          <table:table-cell office:value-type="float" office:value="471.989" calcext:value-type="float">
            <text:p>471.989</text:p>
          </table:table-cell>
          <table:table-cell office:value-type="float" office:value="479.265" calcext:value-type="float">
            <text:p>479.265</text:p>
          </table:table-cell>
          <table:table-cell office:value-type="float" office:value="486.869" calcext:value-type="float">
            <text:p>486.869</text:p>
          </table:table-cell>
          <table:table-cell office:value-type="float" office:value="469.381" calcext:value-type="float">
            <text:p>469.381</text:p>
          </table:table-cell>
          <table:table-cell office:value-type="float" office:value="471.561" calcext:value-type="float">
            <text:p>471.561</text:p>
          </table:table-cell>
          <table:table-cell table:formula="of:=MIN([.B154:.F154])" office:value-type="float" office:value="469.381" calcext:value-type="float">
            <text:p/>
          </table:table-cell>
          <table:table-cell table:formula="of:=MAX([.B154:.F154])" office:value-type="float" office:value="486.869" calcext:value-type="float">
            <text:p/>
          </table:table-cell>
          <table:table-cell table:formula="of:=AVERAGE([.B154:.F154])" office:value-type="float" office:value="475.813" calcext:value-type="float">
            <text:p/>
          </table:table-cell>
          <table:table-cell table:formula="of:=[.G154]/[.A154]" office:value-type="float" office:value="3.06784967320261" calcext:value-type="float">
            <text:p/>
          </table:table-cell>
          <table:table-cell table:formula="of:=[.H154]/[.A154]" office:value-type="float" office:value="3.18215032679739" calcext:value-type="float">
            <text:p/>
          </table:table-cell>
          <table:table-cell table:formula="of:=[.I154]/[.A154]" office:value-type="float" office:value="3.10988888888889" calcext:value-type="float">
            <text:p/>
          </table:table-cell>
          <table:table-cell table:formula="of:=[.J154]/[.A154]" office:value-type="float" office:value="0.0200513050536119" calcext:value-type="float">
            <text:p/>
          </table:table-cell>
          <table:table-cell table:formula="of:=[.K154]/[.A154]" office:value-type="float" office:value="0.0207983681490025" calcext:value-type="float">
            <text:p/>
          </table:table-cell>
          <table:table-cell table:formula="of:=[.L154]/[.A154]" office:value-type="float" office:value="0.0203260711692084" calcext:value-type="float">
            <text:p/>
          </table:table-cell>
        </table:table-row>
        <table:table-row table:style-name="ro1">
          <table:table-cell office:value-type="float" office:value="154" calcext:value-type="float">
            <text:p>154</text:p>
          </table:table-cell>
          <table:table-cell office:value-type="float" office:value="474.789" calcext:value-type="float">
            <text:p>474.789</text:p>
          </table:table-cell>
          <table:table-cell office:value-type="float" office:value="486.231" calcext:value-type="float">
            <text:p>486.231</text:p>
          </table:table-cell>
          <table:table-cell office:value-type="float" office:value="487.485" calcext:value-type="float">
            <text:p>487.485</text:p>
          </table:table-cell>
          <table:table-cell office:value-type="float" office:value="475.416" calcext:value-type="float">
            <text:p>475.416</text:p>
          </table:table-cell>
          <table:table-cell office:value-type="float" office:value="475.424" calcext:value-type="float">
            <text:p>475.424</text:p>
          </table:table-cell>
          <table:table-cell table:formula="of:=MIN([.B155:.F155])" office:value-type="float" office:value="474.789" calcext:value-type="float">
            <text:p/>
          </table:table-cell>
          <table:table-cell table:formula="of:=MAX([.B155:.F155])" office:value-type="float" office:value="487.485" calcext:value-type="float">
            <text:p/>
          </table:table-cell>
          <table:table-cell table:formula="of:=AVERAGE([.B155:.F155])" office:value-type="float" office:value="479.869" calcext:value-type="float">
            <text:p/>
          </table:table-cell>
          <table:table-cell table:formula="of:=[.G155]/[.A155]" office:value-type="float" office:value="3.08304545454545" calcext:value-type="float">
            <text:p/>
          </table:table-cell>
          <table:table-cell table:formula="of:=[.H155]/[.A155]" office:value-type="float" office:value="3.16548701298701" calcext:value-type="float">
            <text:p/>
          </table:table-cell>
          <table:table-cell table:formula="of:=[.I155]/[.A155]" office:value-type="float" office:value="3.11603246753247" calcext:value-type="float">
            <text:p/>
          </table:table-cell>
          <table:table-cell table:formula="of:=[.J155]/[.A155]" office:value-type="float" office:value="0.0200197756788666" calcext:value-type="float">
            <text:p/>
          </table:table-cell>
          <table:table-cell table:formula="of:=[.K155]/[.A155]" office:value-type="float" office:value="0.0205551104739416" calcext:value-type="float">
            <text:p/>
          </table:table-cell>
          <table:table-cell table:formula="of:=[.L155]/[.A155]" office:value-type="float" office:value="0.0202339770618991" calcext:value-type="float">
            <text:p/>
          </table:table-cell>
        </table:table-row>
        <table:table-row table:style-name="ro1">
          <table:table-cell office:value-type="float" office:value="155" calcext:value-type="float">
            <text:p>155</text:p>
          </table:table-cell>
          <table:table-cell office:value-type="float" office:value="483.636" calcext:value-type="float">
            <text:p>483.636</text:p>
          </table:table-cell>
          <table:table-cell office:value-type="float" office:value="493.873" calcext:value-type="float">
            <text:p>493.873</text:p>
          </table:table-cell>
          <table:table-cell office:value-type="float" office:value="497.349" calcext:value-type="float">
            <text:p>497.349</text:p>
          </table:table-cell>
          <table:table-cell office:value-type="float" office:value="482.95" calcext:value-type="float">
            <text:p>482.95</text:p>
          </table:table-cell>
          <table:table-cell office:value-type="float" office:value="483.432" calcext:value-type="float">
            <text:p>483.432</text:p>
          </table:table-cell>
          <table:table-cell table:formula="of:=MIN([.B156:.F156])" office:value-type="float" office:value="482.95" calcext:value-type="float">
            <text:p/>
          </table:table-cell>
          <table:table-cell table:formula="of:=MAX([.B156:.F156])" office:value-type="float" office:value="497.349" calcext:value-type="float">
            <text:p/>
          </table:table-cell>
          <table:table-cell table:formula="of:=AVERAGE([.B156:.F156])" office:value-type="float" office:value="488.248" calcext:value-type="float">
            <text:p/>
          </table:table-cell>
          <table:table-cell table:formula="of:=[.G156]/[.A156]" office:value-type="float" office:value="3.1158064516129" calcext:value-type="float">
            <text:p/>
          </table:table-cell>
          <table:table-cell table:formula="of:=[.H156]/[.A156]" office:value-type="float" office:value="3.20870322580645" calcext:value-type="float">
            <text:p/>
          </table:table-cell>
          <table:table-cell table:formula="of:=[.I156]/[.A156]" office:value-type="float" office:value="3.14998709677419" calcext:value-type="float">
            <text:p/>
          </table:table-cell>
          <table:table-cell table:formula="of:=[.J156]/[.A156]" office:value-type="float" office:value="0.02010197710718" calcext:value-type="float">
            <text:p/>
          </table:table-cell>
          <table:table-cell table:formula="of:=[.K156]/[.A156]" office:value-type="float" office:value="0.0207013111342352" calcext:value-type="float">
            <text:p/>
          </table:table-cell>
          <table:table-cell table:formula="of:=[.L156]/[.A156]" office:value-type="float" office:value="0.0203224973985432" calcext:value-type="float">
            <text:p/>
          </table:table-cell>
        </table:table-row>
        <table:table-row table:style-name="ro1">
          <table:table-cell office:value-type="float" office:value="156" calcext:value-type="float">
            <text:p>156</text:p>
          </table:table-cell>
          <table:table-cell office:value-type="float" office:value="488.774" calcext:value-type="float">
            <text:p>488.774</text:p>
          </table:table-cell>
          <table:table-cell office:value-type="float" office:value="498.6" calcext:value-type="float">
            <text:p>498.6</text:p>
          </table:table-cell>
          <table:table-cell office:value-type="float" office:value="501.038" calcext:value-type="float">
            <text:p>501.038</text:p>
          </table:table-cell>
          <table:table-cell office:value-type="float" office:value="493.084" calcext:value-type="float">
            <text:p>493.084</text:p>
          </table:table-cell>
          <table:table-cell office:value-type="float" office:value="488.396" calcext:value-type="float">
            <text:p>488.396</text:p>
          </table:table-cell>
          <table:table-cell table:formula="of:=MIN([.B157:.F157])" office:value-type="float" office:value="488.396" calcext:value-type="float">
            <text:p/>
          </table:table-cell>
          <table:table-cell table:formula="of:=MAX([.B157:.F157])" office:value-type="float" office:value="501.038" calcext:value-type="float">
            <text:p/>
          </table:table-cell>
          <table:table-cell table:formula="of:=AVERAGE([.B157:.F157])" office:value-type="float" office:value="493.9784" calcext:value-type="float">
            <text:p/>
          </table:table-cell>
          <table:table-cell table:formula="of:=[.G157]/[.A157]" office:value-type="float" office:value="3.13074358974359" calcext:value-type="float">
            <text:p/>
          </table:table-cell>
          <table:table-cell table:formula="of:=[.H157]/[.A157]" office:value-type="float" office:value="3.21178205128205" calcext:value-type="float">
            <text:p/>
          </table:table-cell>
          <table:table-cell table:formula="of:=[.I157]/[.A157]" office:value-type="float" office:value="3.1665282051282" calcext:value-type="float">
            <text:p/>
          </table:table-cell>
          <table:table-cell table:formula="of:=[.J157]/[.A157]" office:value-type="float" office:value="0.020068869165023" calcext:value-type="float">
            <text:p/>
          </table:table-cell>
          <table:table-cell table:formula="of:=[.K157]/[.A157]" office:value-type="float" office:value="0.0205883464825773" calcext:value-type="float">
            <text:p/>
          </table:table-cell>
          <table:table-cell table:formula="of:=[.L157]/[.A157]" office:value-type="float" office:value="0.0202982577251808" calcext:value-type="float">
            <text:p/>
          </table:table-cell>
        </table:table-row>
        <table:table-row table:style-name="ro1">
          <table:table-cell office:value-type="float" office:value="157" calcext:value-type="float">
            <text:p>157</text:p>
          </table:table-cell>
          <table:table-cell office:value-type="float" office:value="495.193" calcext:value-type="float">
            <text:p>495.193</text:p>
          </table:table-cell>
          <table:table-cell office:value-type="float" office:value="504.644" calcext:value-type="float">
            <text:p>504.644</text:p>
          </table:table-cell>
          <table:table-cell office:value-type="float" office:value="507.062" calcext:value-type="float">
            <text:p>507.062</text:p>
          </table:table-cell>
          <table:table-cell office:value-type="float" office:value="494.93" calcext:value-type="float">
            <text:p>494.93</text:p>
          </table:table-cell>
          <table:table-cell office:value-type="float" office:value="494.257" calcext:value-type="float">
            <text:p>494.257</text:p>
          </table:table-cell>
          <table:table-cell table:formula="of:=MIN([.B158:.F158])" office:value-type="float" office:value="494.257" calcext:value-type="float">
            <text:p/>
          </table:table-cell>
          <table:table-cell table:formula="of:=MAX([.B158:.F158])" office:value-type="float" office:value="507.062" calcext:value-type="float">
            <text:p/>
          </table:table-cell>
          <table:table-cell table:formula="of:=AVERAGE([.B158:.F158])" office:value-type="float" office:value="499.2172" calcext:value-type="float">
            <text:p/>
          </table:table-cell>
          <table:table-cell table:formula="of:=[.G158]/[.A158]" office:value-type="float" office:value="3.14813375796178" calcext:value-type="float">
            <text:p/>
          </table:table-cell>
          <table:table-cell table:formula="of:=[.H158]/[.A158]" office:value-type="float" office:value="3.22969426751592" calcext:value-type="float">
            <text:p/>
          </table:table-cell>
          <table:table-cell table:formula="of:=[.I158]/[.A158]" office:value-type="float" office:value="3.17972738853503" calcext:value-type="float">
            <text:p/>
          </table:table-cell>
          <table:table-cell table:formula="of:=[.J158]/[.A158]" office:value-type="float" office:value="0.0200518073755528" calcext:value-type="float">
            <text:p/>
          </table:table-cell>
          <table:table-cell table:formula="of:=[.K158]/[.A158]" office:value-type="float" office:value="0.0205713010669804" calcext:value-type="float">
            <text:p/>
          </table:table-cell>
          <table:table-cell table:formula="of:=[.L158]/[.A158]" office:value-type="float" office:value="0.0202530406913059" calcext:value-type="float">
            <text:p/>
          </table:table-cell>
        </table:table-row>
        <table:table-row table:style-name="ro1">
          <table:table-cell office:value-type="float" office:value="158" calcext:value-type="float">
            <text:p>158</text:p>
          </table:table-cell>
          <table:table-cell office:value-type="float" office:value="504.899" calcext:value-type="float">
            <text:p>504.899</text:p>
          </table:table-cell>
          <table:table-cell office:value-type="float" office:value="511.251" calcext:value-type="float">
            <text:p>511.251</text:p>
          </table:table-cell>
          <table:table-cell office:value-type="float" office:value="515.3" calcext:value-type="float">
            <text:p>515.3</text:p>
          </table:table-cell>
          <table:table-cell office:value-type="float" office:value="504.835" calcext:value-type="float">
            <text:p>504.835</text:p>
          </table:table-cell>
          <table:table-cell office:value-type="float" office:value="501.579" calcext:value-type="float">
            <text:p>501.579</text:p>
          </table:table-cell>
          <table:table-cell table:formula="of:=MIN([.B159:.F159])" office:value-type="float" office:value="501.579" calcext:value-type="float">
            <text:p/>
          </table:table-cell>
          <table:table-cell table:formula="of:=MAX([.B159:.F159])" office:value-type="float" office:value="515.3" calcext:value-type="float">
            <text:p/>
          </table:table-cell>
          <table:table-cell table:formula="of:=AVERAGE([.B159:.F159])" office:value-type="float" office:value="507.5728" calcext:value-type="float">
            <text:p/>
          </table:table-cell>
          <table:table-cell table:formula="of:=[.G159]/[.A159]" office:value-type="float" office:value="3.17455063291139" calcext:value-type="float">
            <text:p/>
          </table:table-cell>
          <table:table-cell table:formula="of:=[.H159]/[.A159]" office:value-type="float" office:value="3.26139240506329" calcext:value-type="float">
            <text:p/>
          </table:table-cell>
          <table:table-cell table:formula="of:=[.I159]/[.A159]" office:value-type="float" office:value="3.21248607594937" calcext:value-type="float">
            <text:p/>
          </table:table-cell>
          <table:table-cell table:formula="of:=[.J159]/[.A159]" office:value-type="float" office:value="0.0200920926133632" calcext:value-type="float">
            <text:p/>
          </table:table-cell>
          <table:table-cell table:formula="of:=[.K159]/[.A159]" office:value-type="float" office:value="0.0206417240826791" calcext:value-type="float">
            <text:p/>
          </table:table-cell>
          <table:table-cell table:formula="of:=[.L159]/[.A159]" office:value-type="float" office:value="0.0203321903541099" calcext:value-type="float">
            <text:p/>
          </table:table-cell>
        </table:table-row>
        <table:table-row table:style-name="ro1">
          <table:table-cell office:value-type="float" office:value="159" calcext:value-type="float">
            <text:p>159</text:p>
          </table:table-cell>
          <table:table-cell office:value-type="float" office:value="508.248" calcext:value-type="float">
            <text:p>508.248</text:p>
          </table:table-cell>
          <table:table-cell office:value-type="float" office:value="514.692" calcext:value-type="float">
            <text:p>514.692</text:p>
          </table:table-cell>
          <table:table-cell office:value-type="float" office:value="514.241" calcext:value-type="float">
            <text:p>514.241</text:p>
          </table:table-cell>
          <table:table-cell office:value-type="float" office:value="505.467" calcext:value-type="float">
            <text:p>505.467</text:p>
          </table:table-cell>
          <table:table-cell office:value-type="float" office:value="506.31" calcext:value-type="float">
            <text:p>506.31</text:p>
          </table:table-cell>
          <table:table-cell table:formula="of:=MIN([.B160:.F160])" office:value-type="float" office:value="505.467" calcext:value-type="float">
            <text:p/>
          </table:table-cell>
          <table:table-cell table:formula="of:=MAX([.B160:.F160])" office:value-type="float" office:value="514.692" calcext:value-type="float">
            <text:p/>
          </table:table-cell>
          <table:table-cell table:formula="of:=AVERAGE([.B160:.F160])" office:value-type="float" office:value="509.7916" calcext:value-type="float">
            <text:p/>
          </table:table-cell>
          <table:table-cell table:formula="of:=[.G160]/[.A160]" office:value-type="float" office:value="3.17903773584906" calcext:value-type="float">
            <text:p/>
          </table:table-cell>
          <table:table-cell table:formula="of:=[.H160]/[.A160]" office:value-type="float" office:value="3.23705660377358" calcext:value-type="float">
            <text:p/>
          </table:table-cell>
          <table:table-cell table:formula="of:=[.I160]/[.A160]" office:value-type="float" office:value="3.20623647798742" calcext:value-type="float">
            <text:p/>
          </table:table-cell>
          <table:table-cell table:formula="of:=[.J160]/[.A160]" office:value-type="float" office:value="0.0199939480242079" calcext:value-type="float">
            <text:p/>
          </table:table-cell>
          <table:table-cell table:formula="of:=[.K160]/[.A160]" office:value-type="float" office:value="0.0203588465646137" calcext:value-type="float">
            <text:p/>
          </table:table-cell>
          <table:table-cell table:formula="of:=[.L160]/[.A160]" office:value-type="float" office:value="0.0201650092955184" calcext:value-type="float">
            <text:p/>
          </table:table-cell>
        </table:table-row>
        <table:table-row table:style-name="ro1">
          <table:table-cell office:value-type="float" office:value="160" calcext:value-type="float">
            <text:p>160</text:p>
          </table:table-cell>
          <table:table-cell office:value-type="float" office:value="514.32" calcext:value-type="float">
            <text:p>514.32</text:p>
          </table:table-cell>
          <table:table-cell office:value-type="float" office:value="518.655" calcext:value-type="float">
            <text:p>518.655</text:p>
          </table:table-cell>
          <table:table-cell office:value-type="float" office:value="520.587" calcext:value-type="float">
            <text:p>520.587</text:p>
          </table:table-cell>
          <table:table-cell office:value-type="float" office:value="514.285" calcext:value-type="float">
            <text:p>514.285</text:p>
          </table:table-cell>
          <table:table-cell office:value-type="float" office:value="512.81" calcext:value-type="float">
            <text:p>512.81</text:p>
          </table:table-cell>
          <table:table-cell table:formula="of:=MIN([.B161:.F161])" office:value-type="float" office:value="512.81" calcext:value-type="float">
            <text:p/>
          </table:table-cell>
          <table:table-cell table:formula="of:=MAX([.B161:.F161])" office:value-type="float" office:value="520.587" calcext:value-type="float">
            <text:p/>
          </table:table-cell>
          <table:table-cell table:formula="of:=AVERAGE([.B161:.F161])" office:value-type="float" office:value="516.1314" calcext:value-type="float">
            <text:p/>
          </table:table-cell>
          <table:table-cell table:formula="of:=[.G161]/[.A161]" office:value-type="float" office:value="3.2050625" calcext:value-type="float">
            <text:p/>
          </table:table-cell>
          <table:table-cell table:formula="of:=[.H161]/[.A161]" office:value-type="float" office:value="3.25366875" calcext:value-type="float">
            <text:p/>
          </table:table-cell>
          <table:table-cell table:formula="of:=[.I161]/[.A161]" office:value-type="float" office:value="3.22582125" calcext:value-type="float">
            <text:p/>
          </table:table-cell>
          <table:table-cell table:formula="of:=[.J161]/[.A161]" office:value-type="float" office:value="0.020031640625" calcext:value-type="float">
            <text:p/>
          </table:table-cell>
          <table:table-cell table:formula="of:=[.K161]/[.A161]" office:value-type="float" office:value="0.0203354296875" calcext:value-type="float">
            <text:p/>
          </table:table-cell>
          <table:table-cell table:formula="of:=[.L161]/[.A161]" office:value-type="float" office:value="0.0201613828125" calcext:value-type="float">
            <text:p/>
          </table:table-cell>
        </table:table-row>
        <table:table-row table:style-name="ro1">
          <table:table-cell office:value-type="float" office:value="161" calcext:value-type="float">
            <text:p>161</text:p>
          </table:table-cell>
          <table:table-cell office:value-type="float" office:value="521.024" calcext:value-type="float">
            <text:p>521.024</text:p>
          </table:table-cell>
          <table:table-cell office:value-type="float" office:value="521.101" calcext:value-type="float">
            <text:p>521.101</text:p>
          </table:table-cell>
          <table:table-cell office:value-type="float" office:value="535.704" calcext:value-type="float">
            <text:p>535.704</text:p>
          </table:table-cell>
          <table:table-cell office:value-type="float" office:value="521.14" calcext:value-type="float">
            <text:p>521.14</text:p>
          </table:table-cell>
          <table:table-cell office:value-type="float" office:value="521.343" calcext:value-type="float">
            <text:p>521.343</text:p>
          </table:table-cell>
          <table:table-cell table:formula="of:=MIN([.B162:.F162])" office:value-type="float" office:value="521.024" calcext:value-type="float">
            <text:p/>
          </table:table-cell>
          <table:table-cell table:formula="of:=MAX([.B162:.F162])" office:value-type="float" office:value="535.704" calcext:value-type="float">
            <text:p/>
          </table:table-cell>
          <table:table-cell table:formula="of:=AVERAGE([.B162:.F162])" office:value-type="float" office:value="524.0624" calcext:value-type="float">
            <text:p/>
          </table:table-cell>
          <table:table-cell table:formula="of:=[.G162]/[.A162]" office:value-type="float" office:value="3.23617391304348" calcext:value-type="float">
            <text:p/>
          </table:table-cell>
          <table:table-cell table:formula="of:=[.H162]/[.A162]" office:value-type="float" office:value="3.32735403726708" calcext:value-type="float">
            <text:p/>
          </table:table-cell>
          <table:table-cell table:formula="of:=[.I162]/[.A162]" office:value-type="float" office:value="3.25504596273292" calcext:value-type="float">
            <text:p/>
          </table:table-cell>
          <table:table-cell table:formula="of:=[.J162]/[.A162]" office:value-type="float" office:value="0.0201004590872266" calcext:value-type="float">
            <text:p/>
          </table:table-cell>
          <table:table-cell table:formula="of:=[.K162]/[.A162]" office:value-type="float" office:value="0.0206667952625284" calcext:value-type="float">
            <text:p/>
          </table:table-cell>
          <table:table-cell table:formula="of:=[.L162]/[.A162]" office:value-type="float" office:value="0.020217676787161" calcext:value-type="float">
            <text:p/>
          </table:table-cell>
        </table:table-row>
        <table:table-row table:style-name="ro1">
          <table:table-cell office:value-type="float" office:value="162" calcext:value-type="float">
            <text:p>162</text:p>
          </table:table-cell>
          <table:table-cell office:value-type="float" office:value="525.745" calcext:value-type="float">
            <text:p>525.745</text:p>
          </table:table-cell>
          <table:table-cell office:value-type="float" office:value="531.263" calcext:value-type="float">
            <text:p>531.263</text:p>
          </table:table-cell>
          <table:table-cell office:value-type="float" office:value="540.538" calcext:value-type="float">
            <text:p>540.538</text:p>
          </table:table-cell>
          <table:table-cell office:value-type="float" office:value="527.043" calcext:value-type="float">
            <text:p>527.043</text:p>
          </table:table-cell>
          <table:table-cell office:value-type="float" office:value="526.173" calcext:value-type="float">
            <text:p>526.173</text:p>
          </table:table-cell>
          <table:table-cell table:formula="of:=MIN([.B163:.F163])" office:value-type="float" office:value="525.745" calcext:value-type="float">
            <text:p/>
          </table:table-cell>
          <table:table-cell table:formula="of:=MAX([.B163:.F163])" office:value-type="float" office:value="540.538" calcext:value-type="float">
            <text:p/>
          </table:table-cell>
          <table:table-cell table:formula="of:=AVERAGE([.B163:.F163])" office:value-type="float" office:value="530.1524" calcext:value-type="float">
            <text:p/>
          </table:table-cell>
          <table:table-cell table:formula="of:=[.G163]/[.A163]" office:value-type="float" office:value="3.24533950617284" calcext:value-type="float">
            <text:p/>
          </table:table-cell>
          <table:table-cell table:formula="of:=[.H163]/[.A163]" office:value-type="float" office:value="3.33665432098765" calcext:value-type="float">
            <text:p/>
          </table:table-cell>
          <table:table-cell table:formula="of:=[.I163]/[.A163]" office:value-type="float" office:value="3.27254567901235" calcext:value-type="float">
            <text:p/>
          </table:table-cell>
          <table:table-cell table:formula="of:=[.J163]/[.A163]" office:value-type="float" office:value="0.0200329599146472" calcext:value-type="float">
            <text:p/>
          </table:table-cell>
          <table:table-cell table:formula="of:=[.K163]/[.A163]" office:value-type="float" office:value="0.0205966316110349" calcext:value-type="float">
            <text:p/>
          </table:table-cell>
          <table:table-cell table:formula="of:=[.L163]/[.A163]" office:value-type="float" office:value="0.0202008992531626" calcext:value-type="float">
            <text:p/>
          </table:table-cell>
        </table:table-row>
        <table:table-row table:style-name="ro1">
          <table:table-cell office:value-type="float" office:value="163" calcext:value-type="float">
            <text:p>163</text:p>
          </table:table-cell>
          <table:table-cell office:value-type="float" office:value="548.433" calcext:value-type="float">
            <text:p>548.433</text:p>
          </table:table-cell>
          <table:table-cell office:value-type="float" office:value="534.422" calcext:value-type="float">
            <text:p>534.422</text:p>
          </table:table-cell>
          <table:table-cell office:value-type="float" office:value="556.966" calcext:value-type="float">
            <text:p>556.966</text:p>
          </table:table-cell>
          <table:table-cell office:value-type="float" office:value="533.488" calcext:value-type="float">
            <text:p>533.488</text:p>
          </table:table-cell>
          <table:table-cell office:value-type="float" office:value="533.981" calcext:value-type="float">
            <text:p>533.981</text:p>
          </table:table-cell>
          <table:table-cell table:formula="of:=MIN([.B164:.F164])" office:value-type="float" office:value="533.488" calcext:value-type="float">
            <text:p/>
          </table:table-cell>
          <table:table-cell table:formula="of:=MAX([.B164:.F164])" office:value-type="float" office:value="556.966" calcext:value-type="float">
            <text:p/>
          </table:table-cell>
          <table:table-cell table:formula="of:=AVERAGE([.B164:.F164])" office:value-type="float" office:value="541.458" calcext:value-type="float">
            <text:p/>
          </table:table-cell>
          <table:table-cell table:formula="of:=[.G164]/[.A164]" office:value-type="float" office:value="3.27293251533742" calcext:value-type="float">
            <text:p/>
          </table:table-cell>
          <table:table-cell table:formula="of:=[.H164]/[.A164]" office:value-type="float" office:value="3.41696932515337" calcext:value-type="float">
            <text:p/>
          </table:table-cell>
          <table:table-cell table:formula="of:=[.I164]/[.A164]" office:value-type="float" office:value="3.3218282208589" calcext:value-type="float">
            <text:p/>
          </table:table-cell>
          <table:table-cell table:formula="of:=[.J164]/[.A164]" office:value-type="float" office:value="0.0200793405848922" calcext:value-type="float">
            <text:p/>
          </table:table-cell>
          <table:table-cell table:formula="of:=[.K164]/[.A164]" office:value-type="float" office:value="0.020963001994806" calcext:value-type="float">
            <text:p/>
          </table:table-cell>
          <table:table-cell table:formula="of:=[.L164]/[.A164]" office:value-type="float" office:value="0.0203793142383981" calcext:value-type="float">
            <text:p/>
          </table:table-cell>
        </table:table-row>
        <table:table-row table:style-name="ro1">
          <table:table-cell office:value-type="float" office:value="164" calcext:value-type="float">
            <text:p>164</text:p>
          </table:table-cell>
          <table:table-cell office:value-type="float" office:value="539.72" calcext:value-type="float">
            <text:p>539.72</text:p>
          </table:table-cell>
          <table:table-cell office:value-type="float" office:value="547.329" calcext:value-type="float">
            <text:p>547.329</text:p>
          </table:table-cell>
          <table:table-cell office:value-type="float" office:value="557.466" calcext:value-type="float">
            <text:p>557.466</text:p>
          </table:table-cell>
          <table:table-cell office:value-type="float" office:value="538.206" calcext:value-type="float">
            <text:p>538.206</text:p>
          </table:table-cell>
          <table:table-cell office:value-type="float" office:value="539.487" calcext:value-type="float">
            <text:p>539.487</text:p>
          </table:table-cell>
          <table:table-cell table:formula="of:=MIN([.B165:.F165])" office:value-type="float" office:value="538.206" calcext:value-type="float">
            <text:p/>
          </table:table-cell>
          <table:table-cell table:formula="of:=MAX([.B165:.F165])" office:value-type="float" office:value="557.466" calcext:value-type="float">
            <text:p/>
          </table:table-cell>
          <table:table-cell table:formula="of:=AVERAGE([.B165:.F165])" office:value-type="float" office:value="544.4416" calcext:value-type="float">
            <text:p/>
          </table:table-cell>
          <table:table-cell table:formula="of:=[.G165]/[.A165]" office:value-type="float" office:value="3.28174390243902" calcext:value-type="float">
            <text:p/>
          </table:table-cell>
          <table:table-cell table:formula="of:=[.H165]/[.A165]" office:value-type="float" office:value="3.39918292682927" calcext:value-type="float">
            <text:p/>
          </table:table-cell>
          <table:table-cell table:formula="of:=[.I165]/[.A165]" office:value-type="float" office:value="3.31976585365854" calcext:value-type="float">
            <text:p/>
          </table:table-cell>
          <table:table-cell table:formula="of:=[.J165]/[.A165]" office:value-type="float" office:value="0.0200106335514575" calcext:value-type="float">
            <text:p/>
          </table:table-cell>
          <table:table-cell table:formula="of:=[.K165]/[.A165]" office:value-type="float" office:value="0.0207267251635931" calcext:value-type="float">
            <text:p/>
          </table:table-cell>
          <table:table-cell table:formula="of:=[.L165]/[.A165]" office:value-type="float" office:value="0.0202424747174301" calcext:value-type="float">
            <text:p/>
          </table:table-cell>
        </table:table-row>
        <table:table-row table:style-name="ro1">
          <table:table-cell office:value-type="float" office:value="165" calcext:value-type="float">
            <text:p>165</text:p>
          </table:table-cell>
          <table:table-cell office:value-type="float" office:value="548.729" calcext:value-type="float">
            <text:p>548.729</text:p>
          </table:table-cell>
          <table:table-cell office:value-type="float" office:value="547.97" calcext:value-type="float">
            <text:p>547.97</text:p>
          </table:table-cell>
          <table:table-cell office:value-type="float" office:value="563.099" calcext:value-type="float">
            <text:p>563.099</text:p>
          </table:table-cell>
          <table:table-cell office:value-type="float" office:value="547.854" calcext:value-type="float">
            <text:p>547.854</text:p>
          </table:table-cell>
          <table:table-cell office:value-type="float" office:value="549.847" calcext:value-type="float">
            <text:p>549.847</text:p>
          </table:table-cell>
          <table:table-cell table:formula="of:=MIN([.B166:.F166])" office:value-type="float" office:value="547.854" calcext:value-type="float">
            <text:p/>
          </table:table-cell>
          <table:table-cell table:formula="of:=MAX([.B166:.F166])" office:value-type="float" office:value="563.099" calcext:value-type="float">
            <text:p/>
          </table:table-cell>
          <table:table-cell table:formula="of:=AVERAGE([.B166:.F166])" office:value-type="float" office:value="551.4998" calcext:value-type="float">
            <text:p/>
          </table:table-cell>
          <table:table-cell table:formula="of:=[.G166]/[.A166]" office:value-type="float" office:value="3.32032727272727" calcext:value-type="float">
            <text:p/>
          </table:table-cell>
          <table:table-cell table:formula="of:=[.H166]/[.A166]" office:value-type="float" office:value="3.41272121212121" calcext:value-type="float">
            <text:p/>
          </table:table-cell>
          <table:table-cell table:formula="of:=[.I166]/[.A166]" office:value-type="float" office:value="3.34242303030303" calcext:value-type="float">
            <text:p/>
          </table:table-cell>
          <table:table-cell table:formula="of:=[.J166]/[.A166]" office:value-type="float" office:value="0.0201231955922865" calcext:value-type="float">
            <text:p/>
          </table:table-cell>
          <table:table-cell table:formula="of:=[.K166]/[.A166]" office:value-type="float" office:value="0.0206831588613407" calcext:value-type="float">
            <text:p/>
          </table:table-cell>
          <table:table-cell table:formula="of:=[.L166]/[.A166]" office:value-type="float" office:value="0.0202571092745638" calcext:value-type="float">
            <text:p/>
          </table:table-cell>
        </table:table-row>
        <table:table-row table:style-name="ro1">
          <table:table-cell office:value-type="float" office:value="166" calcext:value-type="float">
            <text:p>166</text:p>
          </table:table-cell>
          <table:table-cell office:value-type="float" office:value="553.631" calcext:value-type="float">
            <text:p>553.631</text:p>
          </table:table-cell>
          <table:table-cell office:value-type="float" office:value="553.385" calcext:value-type="float">
            <text:p>553.385</text:p>
          </table:table-cell>
          <table:table-cell office:value-type="float" office:value="569.342" calcext:value-type="float">
            <text:p>569.342</text:p>
          </table:table-cell>
          <table:table-cell office:value-type="float" office:value="554.961" calcext:value-type="float">
            <text:p>554.961</text:p>
          </table:table-cell>
          <table:table-cell office:value-type="float" office:value="551.26" calcext:value-type="float">
            <text:p>551.26</text:p>
          </table:table-cell>
          <table:table-cell table:formula="of:=MIN([.B167:.F167])" office:value-type="float" office:value="551.26" calcext:value-type="float">
            <text:p/>
          </table:table-cell>
          <table:table-cell table:formula="of:=MAX([.B167:.F167])" office:value-type="float" office:value="569.342" calcext:value-type="float">
            <text:p/>
          </table:table-cell>
          <table:table-cell table:formula="of:=AVERAGE([.B167:.F167])" office:value-type="float" office:value="556.5158" calcext:value-type="float">
            <text:p/>
          </table:table-cell>
          <table:table-cell table:formula="of:=[.G167]/[.A167]" office:value-type="float" office:value="3.32084337349398" calcext:value-type="float">
            <text:p/>
          </table:table-cell>
          <table:table-cell table:formula="of:=[.H167]/[.A167]" office:value-type="float" office:value="3.42977108433735" calcext:value-type="float">
            <text:p/>
          </table:table-cell>
          <table:table-cell table:formula="of:=[.I167]/[.A167]" office:value-type="float" office:value="3.35250481927711" calcext:value-type="float">
            <text:p/>
          </table:table-cell>
          <table:table-cell table:formula="of:=[.J167]/[.A167]" office:value-type="float" office:value="0.0200050805632167" calcext:value-type="float">
            <text:p/>
          </table:table-cell>
          <table:table-cell table:formula="of:=[.K167]/[.A167]" office:value-type="float" office:value="0.0206612715923937" calcext:value-type="float">
            <text:p/>
          </table:table-cell>
          <table:table-cell table:formula="of:=[.L167]/[.A167]" office:value-type="float" office:value="0.0201958121643199" calcext:value-type="float">
            <text:p/>
          </table:table-cell>
        </table:table-row>
        <table:table-row table:style-name="ro1">
          <table:table-cell office:value-type="float" office:value="167" calcext:value-type="float">
            <text:p>167</text:p>
          </table:table-cell>
          <table:table-cell office:value-type="float" office:value="564.637" calcext:value-type="float">
            <text:p>564.637</text:p>
          </table:table-cell>
          <table:table-cell office:value-type="float" office:value="562.012" calcext:value-type="float">
            <text:p>562.012</text:p>
          </table:table-cell>
          <table:table-cell office:value-type="float" office:value="577.484" calcext:value-type="float">
            <text:p>577.484</text:p>
          </table:table-cell>
          <table:table-cell office:value-type="float" office:value="558.521" calcext:value-type="float">
            <text:p>558.521</text:p>
          </table:table-cell>
          <table:table-cell office:value-type="float" office:value="559.488" calcext:value-type="float">
            <text:p>559.488</text:p>
          </table:table-cell>
          <table:table-cell table:formula="of:=MIN([.B168:.F168])" office:value-type="float" office:value="558.521" calcext:value-type="float">
            <text:p/>
          </table:table-cell>
          <table:table-cell table:formula="of:=MAX([.B168:.F168])" office:value-type="float" office:value="577.484" calcext:value-type="float">
            <text:p/>
          </table:table-cell>
          <table:table-cell table:formula="of:=AVERAGE([.B168:.F168])" office:value-type="float" office:value="564.4284" calcext:value-type="float">
            <text:p/>
          </table:table-cell>
          <table:table-cell table:formula="of:=[.G168]/[.A168]" office:value-type="float" office:value="3.3444371257485" calcext:value-type="float">
            <text:p/>
          </table:table-cell>
          <table:table-cell table:formula="of:=[.H168]/[.A168]" office:value-type="float" office:value="3.4579880239521" calcext:value-type="float">
            <text:p/>
          </table:table-cell>
          <table:table-cell table:formula="of:=[.I168]/[.A168]" office:value-type="float" office:value="3.37981077844311" calcext:value-type="float">
            <text:p/>
          </table:table-cell>
          <table:table-cell table:formula="of:=[.J168]/[.A168]" office:value-type="float" office:value="0.0200265696152605" calcext:value-type="float">
            <text:p/>
          </table:table-cell>
          <table:table-cell table:formula="of:=[.K168]/[.A168]" office:value-type="float" office:value="0.0207065151134856" calcext:value-type="float">
            <text:p/>
          </table:table-cell>
          <table:table-cell table:formula="of:=[.L168]/[.A168]" office:value-type="float" office:value="0.0202383878948689" calcext:value-type="float">
            <text:p/>
          </table:table-cell>
        </table:table-row>
        <table:table-row table:style-name="ro1">
          <table:table-cell office:value-type="float" office:value="168" calcext:value-type="float">
            <text:p>168</text:p>
          </table:table-cell>
          <table:table-cell office:value-type="float" office:value="568.918" calcext:value-type="float">
            <text:p>568.918</text:p>
          </table:table-cell>
          <table:table-cell office:value-type="float" office:value="569.4" calcext:value-type="float">
            <text:p>569.4</text:p>
          </table:table-cell>
          <table:table-cell office:value-type="float" office:value="578.436" calcext:value-type="float">
            <text:p>578.436</text:p>
          </table:table-cell>
          <table:table-cell office:value-type="float" office:value="565.564" calcext:value-type="float">
            <text:p>565.564</text:p>
          </table:table-cell>
          <table:table-cell office:value-type="float" office:value="566.613" calcext:value-type="float">
            <text:p>566.613</text:p>
          </table:table-cell>
          <table:table-cell table:formula="of:=MIN([.B169:.F169])" office:value-type="float" office:value="565.564" calcext:value-type="float">
            <text:p/>
          </table:table-cell>
          <table:table-cell table:formula="of:=MAX([.B169:.F169])" office:value-type="float" office:value="578.436" calcext:value-type="float">
            <text:p/>
          </table:table-cell>
          <table:table-cell table:formula="of:=AVERAGE([.B169:.F169])" office:value-type="float" office:value="569.7862" calcext:value-type="float">
            <text:p/>
          </table:table-cell>
          <table:table-cell table:formula="of:=[.G169]/[.A169]" office:value-type="float" office:value="3.36645238095238" calcext:value-type="float">
            <text:p/>
          </table:table-cell>
          <table:table-cell table:formula="of:=[.H169]/[.A169]" office:value-type="float" office:value="3.44307142857143" calcext:value-type="float">
            <text:p/>
          </table:table-cell>
          <table:table-cell table:formula="of:=[.I169]/[.A169]" office:value-type="float" office:value="3.39158452380952" calcext:value-type="float">
            <text:p/>
          </table:table-cell>
          <table:table-cell table:formula="of:=[.J169]/[.A169]" office:value-type="float" office:value="0.0200384070294785" calcext:value-type="float">
            <text:p/>
          </table:table-cell>
          <table:table-cell table:formula="of:=[.K169]/[.A169]" office:value-type="float" office:value="0.0204944727891156" calcext:value-type="float">
            <text:p/>
          </table:table-cell>
          <table:table-cell table:formula="of:=[.L169]/[.A169]" office:value-type="float" office:value="0.0201880031179138" calcext:value-type="float">
            <text:p/>
          </table:table-cell>
        </table:table-row>
        <table:table-row table:style-name="ro1">
          <table:table-cell office:value-type="float" office:value="169" calcext:value-type="float">
            <text:p>169</text:p>
          </table:table-cell>
          <table:table-cell office:value-type="float" office:value="573.465" calcext:value-type="float">
            <text:p>573.465</text:p>
          </table:table-cell>
          <table:table-cell office:value-type="float" office:value="581.917" calcext:value-type="float">
            <text:p>581.917</text:p>
          </table:table-cell>
          <table:table-cell office:value-type="float" office:value="594.509" calcext:value-type="float">
            <text:p>594.509</text:p>
          </table:table-cell>
          <table:table-cell office:value-type="float" office:value="570.758" calcext:value-type="float">
            <text:p>570.758</text:p>
          </table:table-cell>
          <table:table-cell office:value-type="float" office:value="572.786" calcext:value-type="float">
            <text:p>572.786</text:p>
          </table:table-cell>
          <table:table-cell table:formula="of:=MIN([.B170:.F170])" office:value-type="float" office:value="570.758" calcext:value-type="float">
            <text:p/>
          </table:table-cell>
          <table:table-cell table:formula="of:=MAX([.B170:.F170])" office:value-type="float" office:value="594.509" calcext:value-type="float">
            <text:p/>
          </table:table-cell>
          <table:table-cell table:formula="of:=AVERAGE([.B170:.F170])" office:value-type="float" office:value="578.687" calcext:value-type="float">
            <text:p/>
          </table:table-cell>
          <table:table-cell table:formula="of:=[.G170]/[.A170]" office:value-type="float" office:value="3.37726627218935" calcext:value-type="float">
            <text:p/>
          </table:table-cell>
          <table:table-cell table:formula="of:=[.H170]/[.A170]" office:value-type="float" office:value="3.51780473372781" calcext:value-type="float">
            <text:p/>
          </table:table-cell>
          <table:table-cell table:formula="of:=[.I170]/[.A170]" office:value-type="float" office:value="3.42418343195266" calcext:value-type="float">
            <text:p/>
          </table:table-cell>
          <table:table-cell table:formula="of:=[.J170]/[.A170]" office:value-type="float" office:value="0.019983824095795" calcext:value-type="float">
            <text:p/>
          </table:table-cell>
          <table:table-cell table:formula="of:=[.K170]/[.A170]" office:value-type="float" office:value="0.0208154126256083" calcext:value-type="float">
            <text:p/>
          </table:table-cell>
          <table:table-cell table:formula="of:=[.L170]/[.A170]" office:value-type="float" office:value="0.0202614404257554" calcext:value-type="float">
            <text:p/>
          </table:table-cell>
        </table:table-row>
        <table:table-row table:style-name="ro1">
          <table:table-cell office:value-type="float" office:value="170" calcext:value-type="float">
            <text:p>170</text:p>
          </table:table-cell>
          <table:table-cell office:value-type="float" office:value="583.101" calcext:value-type="float">
            <text:p>583.101</text:p>
          </table:table-cell>
          <table:table-cell office:value-type="float" office:value="588.662" calcext:value-type="float">
            <text:p>588.662</text:p>
          </table:table-cell>
          <table:table-cell office:value-type="float" office:value="592.141" calcext:value-type="float">
            <text:p>592.141</text:p>
          </table:table-cell>
          <table:table-cell office:value-type="float" office:value="580.957" calcext:value-type="float">
            <text:p>580.957</text:p>
          </table:table-cell>
          <table:table-cell office:value-type="float" office:value="580.46" calcext:value-type="float">
            <text:p>580.46</text:p>
          </table:table-cell>
          <table:table-cell table:formula="of:=MIN([.B171:.F171])" office:value-type="float" office:value="580.46" calcext:value-type="float">
            <text:p/>
          </table:table-cell>
          <table:table-cell table:formula="of:=MAX([.B171:.F171])" office:value-type="float" office:value="592.141" calcext:value-type="float">
            <text:p/>
          </table:table-cell>
          <table:table-cell table:formula="of:=AVERAGE([.B171:.F171])" office:value-type="float" office:value="585.0642" calcext:value-type="float">
            <text:p/>
          </table:table-cell>
          <table:table-cell table:formula="of:=[.G171]/[.A171]" office:value-type="float" office:value="3.41447058823529" calcext:value-type="float">
            <text:p/>
          </table:table-cell>
          <table:table-cell table:formula="of:=[.H171]/[.A171]" office:value-type="float" office:value="3.48318235294118" calcext:value-type="float">
            <text:p/>
          </table:table-cell>
          <table:table-cell table:formula="of:=[.I171]/[.A171]" office:value-type="float" office:value="3.44155411764706" calcext:value-type="float">
            <text:p/>
          </table:table-cell>
          <table:table-cell table:formula="of:=[.J171]/[.A171]" office:value-type="float" office:value="0.0200851211072664" calcext:value-type="float">
            <text:p/>
          </table:table-cell>
          <table:table-cell table:formula="of:=[.K171]/[.A171]" office:value-type="float" office:value="0.0204893079584775" calcext:value-type="float">
            <text:p/>
          </table:table-cell>
          <table:table-cell table:formula="of:=[.L171]/[.A171]" office:value-type="float" office:value="0.0202444359861592" calcext:value-type="float">
            <text:p/>
          </table:table-cell>
        </table:table-row>
        <table:table-row table:style-name="ro1">
          <table:table-cell office:value-type="float" office:value="171" calcext:value-type="float">
            <text:p>171</text:p>
          </table:table-cell>
          <table:table-cell office:value-type="float" office:value="586.165" calcext:value-type="float">
            <text:p>586.165</text:p>
          </table:table-cell>
          <table:table-cell office:value-type="float" office:value="600.592" calcext:value-type="float">
            <text:p>600.592</text:p>
          </table:table-cell>
          <table:table-cell office:value-type="float" office:value="612.002" calcext:value-type="float">
            <text:p>612.002</text:p>
          </table:table-cell>
          <table:table-cell office:value-type="float" office:value="583.851" calcext:value-type="float">
            <text:p>583.851</text:p>
          </table:table-cell>
          <table:table-cell office:value-type="float" office:value="584.728" calcext:value-type="float">
            <text:p>584.728</text:p>
          </table:table-cell>
          <table:table-cell table:formula="of:=MIN([.B172:.F172])" office:value-type="float" office:value="583.851" calcext:value-type="float">
            <text:p/>
          </table:table-cell>
          <table:table-cell table:formula="of:=MAX([.B172:.F172])" office:value-type="float" office:value="612.002" calcext:value-type="float">
            <text:p/>
          </table:table-cell>
          <table:table-cell table:formula="of:=AVERAGE([.B172:.F172])" office:value-type="float" office:value="593.4676" calcext:value-type="float">
            <text:p/>
          </table:table-cell>
          <table:table-cell table:formula="of:=[.G172]/[.A172]" office:value-type="float" office:value="3.41433333333333" calcext:value-type="float">
            <text:p/>
          </table:table-cell>
          <table:table-cell table:formula="of:=[.H172]/[.A172]" office:value-type="float" office:value="3.57895906432748" calcext:value-type="float">
            <text:p/>
          </table:table-cell>
          <table:table-cell table:formula="of:=[.I172]/[.A172]" office:value-type="float" office:value="3.47057076023392" calcext:value-type="float">
            <text:p/>
          </table:table-cell>
          <table:table-cell table:formula="of:=[.J172]/[.A172]" office:value-type="float" office:value="0.0199668615984405" calcext:value-type="float">
            <text:p/>
          </table:table-cell>
          <table:table-cell table:formula="of:=[.K172]/[.A172]" office:value-type="float" office:value="0.0209295851715058" calcext:value-type="float">
            <text:p/>
          </table:table-cell>
          <table:table-cell table:formula="of:=[.L172]/[.A172]" office:value-type="float" office:value="0.0202957354399644" calcext:value-type="float">
            <text:p/>
          </table:table-cell>
        </table:table-row>
        <table:table-row table:style-name="ro1">
          <table:table-cell office:value-type="float" office:value="172" calcext:value-type="float">
            <text:p>172</text:p>
          </table:table-cell>
          <table:table-cell office:value-type="float" office:value="594.683" calcext:value-type="float">
            <text:p>594.683</text:p>
          </table:table-cell>
          <table:table-cell office:value-type="float" office:value="609.482" calcext:value-type="float">
            <text:p>609.482</text:p>
          </table:table-cell>
          <table:table-cell office:value-type="float" office:value="611.642" calcext:value-type="float">
            <text:p>611.642</text:p>
          </table:table-cell>
          <table:table-cell office:value-type="float" office:value="593.001" calcext:value-type="float">
            <text:p>593.001</text:p>
          </table:table-cell>
          <table:table-cell office:value-type="float" office:value="595.148" calcext:value-type="float">
            <text:p>595.148</text:p>
          </table:table-cell>
          <table:table-cell table:formula="of:=MIN([.B173:.F173])" office:value-type="float" office:value="593.001" calcext:value-type="float">
            <text:p/>
          </table:table-cell>
          <table:table-cell table:formula="of:=MAX([.B173:.F173])" office:value-type="float" office:value="611.642" calcext:value-type="float">
            <text:p/>
          </table:table-cell>
          <table:table-cell table:formula="of:=AVERAGE([.B173:.F173])" office:value-type="float" office:value="600.7912" calcext:value-type="float">
            <text:p/>
          </table:table-cell>
          <table:table-cell table:formula="of:=[.G173]/[.A173]" office:value-type="float" office:value="3.44768023255814" calcext:value-type="float">
            <text:p/>
          </table:table-cell>
          <table:table-cell table:formula="of:=[.H173]/[.A173]" office:value-type="float" office:value="3.55605813953488" calcext:value-type="float">
            <text:p/>
          </table:table-cell>
          <table:table-cell table:formula="of:=[.I173]/[.A173]" office:value-type="float" office:value="3.49297209302326" calcext:value-type="float">
            <text:p/>
          </table:table-cell>
          <table:table-cell table:formula="of:=[.J173]/[.A173]" office:value-type="float" office:value="0.0200446525148729" calcext:value-type="float">
            <text:p/>
          </table:table-cell>
          <table:table-cell table:formula="of:=[.K173]/[.A173]" office:value-type="float" office:value="0.0206747566252028" calcext:value-type="float">
            <text:p/>
          </table:table-cell>
          <table:table-cell table:formula="of:=[.L173]/[.A173]" office:value-type="float" office:value="0.0203079772850189" calcext:value-type="float">
            <text:p/>
          </table:table-cell>
        </table:table-row>
        <table:table-row table:style-name="ro1">
          <table:table-cell office:value-type="float" office:value="173" calcext:value-type="float">
            <text:p>173</text:p>
          </table:table-cell>
          <table:table-cell office:value-type="float" office:value="605.301" calcext:value-type="float">
            <text:p>605.301</text:p>
          </table:table-cell>
          <table:table-cell office:value-type="float" office:value="621.587" calcext:value-type="float">
            <text:p>621.587</text:p>
          </table:table-cell>
          <table:table-cell office:value-type="float" office:value="626.712" calcext:value-type="float">
            <text:p>626.712</text:p>
          </table:table-cell>
          <table:table-cell office:value-type="float" office:value="606.249" calcext:value-type="float">
            <text:p>606.249</text:p>
          </table:table-cell>
          <table:table-cell office:value-type="float" office:value="604.563" calcext:value-type="float">
            <text:p>604.563</text:p>
          </table:table-cell>
          <table:table-cell table:formula="of:=MIN([.B174:.F174])" office:value-type="float" office:value="604.563" calcext:value-type="float">
            <text:p/>
          </table:table-cell>
          <table:table-cell table:formula="of:=MAX([.B174:.F174])" office:value-type="float" office:value="626.712" calcext:value-type="float">
            <text:p/>
          </table:table-cell>
          <table:table-cell table:formula="of:=AVERAGE([.B174:.F174])" office:value-type="float" office:value="612.8824" calcext:value-type="float">
            <text:p/>
          </table:table-cell>
          <table:table-cell table:formula="of:=[.G174]/[.A174]" office:value-type="float" office:value="3.4945838150289" calcext:value-type="float">
            <text:p/>
          </table:table-cell>
          <table:table-cell table:formula="of:=[.H174]/[.A174]" office:value-type="float" office:value="3.62261271676301" calcext:value-type="float">
            <text:p/>
          </table:table-cell>
          <table:table-cell table:formula="of:=[.I174]/[.A174]" office:value-type="float" office:value="3.54267283236994" calcext:value-type="float">
            <text:p/>
          </table:table-cell>
          <table:table-cell table:formula="of:=[.J174]/[.A174]" office:value-type="float" office:value="0.0201999064452538" calcext:value-type="float">
            <text:p/>
          </table:table-cell>
          <table:table-cell table:formula="of:=[.K174]/[.A174]" office:value-type="float" office:value="0.0209399579003642" calcext:value-type="float">
            <text:p/>
          </table:table-cell>
          <table:table-cell table:formula="of:=[.L174]/[.A174]" office:value-type="float" office:value="0.0204778776437569" calcext:value-type="float">
            <text:p/>
          </table:table-cell>
        </table:table-row>
        <table:table-row table:style-name="ro1">
          <table:table-cell office:value-type="float" office:value="174" calcext:value-type="float">
            <text:p>174</text:p>
          </table:table-cell>
          <table:table-cell office:value-type="float" office:value="619.75" calcext:value-type="float">
            <text:p>619.75</text:p>
          </table:table-cell>
          <table:table-cell office:value-type="float" office:value="618.937" calcext:value-type="float">
            <text:p>618.937</text:p>
          </table:table-cell>
          <table:table-cell office:value-type="float" office:value="622.831" calcext:value-type="float">
            <text:p>622.831</text:p>
          </table:table-cell>
          <table:table-cell office:value-type="float" office:value="608.931" calcext:value-type="float">
            <text:p>608.931</text:p>
          </table:table-cell>
          <table:table-cell office:value-type="float" office:value="608.765" calcext:value-type="float">
            <text:p>608.765</text:p>
          </table:table-cell>
          <table:table-cell table:formula="of:=MIN([.B175:.F175])" office:value-type="float" office:value="608.765" calcext:value-type="float">
            <text:p/>
          </table:table-cell>
          <table:table-cell table:formula="of:=MAX([.B175:.F175])" office:value-type="float" office:value="622.831" calcext:value-type="float">
            <text:p/>
          </table:table-cell>
          <table:table-cell table:formula="of:=AVERAGE([.B175:.F175])" office:value-type="float" office:value="615.8428" calcext:value-type="float">
            <text:p/>
          </table:table-cell>
          <table:table-cell table:formula="of:=[.G175]/[.A175]" office:value-type="float" office:value="3.49864942528736" calcext:value-type="float">
            <text:p/>
          </table:table-cell>
          <table:table-cell table:formula="of:=[.H175]/[.A175]" office:value-type="float" office:value="3.57948850574713" calcext:value-type="float">
            <text:p/>
          </table:table-cell>
          <table:table-cell table:formula="of:=[.I175]/[.A175]" office:value-type="float" office:value="3.53932643678161" calcext:value-type="float">
            <text:p/>
          </table:table-cell>
          <table:table-cell table:formula="of:=[.J175]/[.A175]" office:value-type="float" office:value="0.0201071806050997" calcext:value-type="float">
            <text:p/>
          </table:table-cell>
          <table:table-cell table:formula="of:=[.K175]/[.A175]" office:value-type="float" office:value="0.0205717730215352" calcext:value-type="float">
            <text:p/>
          </table:table-cell>
          <table:table-cell table:formula="of:=[.L175]/[.A175]" office:value-type="float" office:value="0.0203409565332276" calcext:value-type="float">
            <text:p/>
          </table:table-cell>
        </table:table-row>
        <table:table-row table:style-name="ro1">
          <table:table-cell office:value-type="float" office:value="175" calcext:value-type="float">
            <text:p>175</text:p>
          </table:table-cell>
          <table:table-cell office:value-type="float" office:value="613.657" calcext:value-type="float">
            <text:p>613.657</text:p>
          </table:table-cell>
          <table:table-cell office:value-type="float" office:value="630.039" calcext:value-type="float">
            <text:p>630.039</text:p>
          </table:table-cell>
          <table:table-cell office:value-type="float" office:value="630.656" calcext:value-type="float">
            <text:p>630.656</text:p>
          </table:table-cell>
          <table:table-cell office:value-type="float" office:value="614.768" calcext:value-type="float">
            <text:p>614.768</text:p>
          </table:table-cell>
          <table:table-cell office:value-type="float" office:value="613.06" calcext:value-type="float">
            <text:p>613.06</text:p>
          </table:table-cell>
          <table:table-cell table:formula="of:=MIN([.B176:.F176])" office:value-type="float" office:value="613.06" calcext:value-type="float">
            <text:p/>
          </table:table-cell>
          <table:table-cell table:formula="of:=MAX([.B176:.F176])" office:value-type="float" office:value="630.656" calcext:value-type="float">
            <text:p/>
          </table:table-cell>
          <table:table-cell table:formula="of:=AVERAGE([.B176:.F176])" office:value-type="float" office:value="620.436" calcext:value-type="float">
            <text:p/>
          </table:table-cell>
          <table:table-cell table:formula="of:=[.G176]/[.A176]" office:value-type="float" office:value="3.5032" calcext:value-type="float">
            <text:p/>
          </table:table-cell>
          <table:table-cell table:formula="of:=[.H176]/[.A176]" office:value-type="float" office:value="3.60374857142857" calcext:value-type="float">
            <text:p/>
          </table:table-cell>
          <table:table-cell table:formula="of:=[.I176]/[.A176]" office:value-type="float" office:value="3.54534857142857" calcext:value-type="float">
            <text:p/>
          </table:table-cell>
          <table:table-cell table:formula="of:=[.J176]/[.A176]" office:value-type="float" office:value="0.0200182857142857" calcext:value-type="float">
            <text:p/>
          </table:table-cell>
          <table:table-cell table:formula="of:=[.K176]/[.A176]" office:value-type="float" office:value="0.0205928489795918" calcext:value-type="float">
            <text:p/>
          </table:table-cell>
          <table:table-cell table:formula="of:=[.L176]/[.A176]" office:value-type="float" office:value="0.0202591346938776" calcext:value-type="float">
            <text:p/>
          </table:table-cell>
        </table:table-row>
        <table:table-row table:style-name="ro1">
          <table:table-cell office:value-type="float" office:value="176" calcext:value-type="float">
            <text:p>176</text:p>
          </table:table-cell>
          <table:table-cell office:value-type="float" office:value="623.408" calcext:value-type="float">
            <text:p>623.408</text:p>
          </table:table-cell>
          <table:table-cell office:value-type="float" office:value="637.538" calcext:value-type="float">
            <text:p>637.538</text:p>
          </table:table-cell>
          <table:table-cell office:value-type="float" office:value="637.882" calcext:value-type="float">
            <text:p>637.882</text:p>
          </table:table-cell>
          <table:table-cell office:value-type="float" office:value="621.868" calcext:value-type="float">
            <text:p>621.868</text:p>
          </table:table-cell>
          <table:table-cell office:value-type="float" office:value="622.044" calcext:value-type="float">
            <text:p>622.044</text:p>
          </table:table-cell>
          <table:table-cell table:formula="of:=MIN([.B177:.F177])" office:value-type="float" office:value="621.868" calcext:value-type="float">
            <text:p/>
          </table:table-cell>
          <table:table-cell table:formula="of:=MAX([.B177:.F177])" office:value-type="float" office:value="637.882" calcext:value-type="float">
            <text:p/>
          </table:table-cell>
          <table:table-cell table:formula="of:=AVERAGE([.B177:.F177])" office:value-type="float" office:value="628.548" calcext:value-type="float">
            <text:p/>
          </table:table-cell>
          <table:table-cell table:formula="of:=[.G177]/[.A177]" office:value-type="float" office:value="3.53334090909091" calcext:value-type="float">
            <text:p/>
          </table:table-cell>
          <table:table-cell table:formula="of:=[.H177]/[.A177]" office:value-type="float" office:value="3.62432954545454" calcext:value-type="float">
            <text:p/>
          </table:table-cell>
          <table:table-cell table:formula="of:=[.I177]/[.A177]" office:value-type="float" office:value="3.57129545454545" calcext:value-type="float">
            <text:p/>
          </table:table-cell>
          <table:table-cell table:formula="of:=[.J177]/[.A177]" office:value-type="float" office:value="0.0200758006198347" calcext:value-type="float">
            <text:p/>
          </table:table-cell>
          <table:table-cell table:formula="of:=[.K177]/[.A177]" office:value-type="float" office:value="0.0205927815082645" calcext:value-type="float">
            <text:p/>
          </table:table-cell>
          <table:table-cell table:formula="of:=[.L177]/[.A177]" office:value-type="float" office:value="0.020291451446281" calcext:value-type="float">
            <text:p/>
          </table:table-cell>
        </table:table-row>
        <table:table-row table:style-name="ro1">
          <table:table-cell office:value-type="float" office:value="177" calcext:value-type="float">
            <text:p>177</text:p>
          </table:table-cell>
          <table:table-cell office:value-type="float" office:value="628.433" calcext:value-type="float">
            <text:p>628.433</text:p>
          </table:table-cell>
          <table:table-cell office:value-type="float" office:value="648.036" calcext:value-type="float">
            <text:p>648.036</text:p>
          </table:table-cell>
          <table:table-cell office:value-type="float" office:value="648.972" calcext:value-type="float">
            <text:p>648.972</text:p>
          </table:table-cell>
          <table:table-cell office:value-type="float" office:value="629.058" calcext:value-type="float">
            <text:p>629.058</text:p>
          </table:table-cell>
          <table:table-cell office:value-type="float" office:value="628.555" calcext:value-type="float">
            <text:p>628.555</text:p>
          </table:table-cell>
          <table:table-cell table:formula="of:=MIN([.B178:.F178])" office:value-type="float" office:value="628.433" calcext:value-type="float">
            <text:p/>
          </table:table-cell>
          <table:table-cell table:formula="of:=MAX([.B178:.F178])" office:value-type="float" office:value="648.972" calcext:value-type="float">
            <text:p/>
          </table:table-cell>
          <table:table-cell table:formula="of:=AVERAGE([.B178:.F178])" office:value-type="float" office:value="636.6108" calcext:value-type="float">
            <text:p/>
          </table:table-cell>
          <table:table-cell table:formula="of:=[.G178]/[.A178]" office:value-type="float" office:value="3.55046892655367" calcext:value-type="float">
            <text:p/>
          </table:table-cell>
          <table:table-cell table:formula="of:=[.H178]/[.A178]" office:value-type="float" office:value="3.66650847457627" calcext:value-type="float">
            <text:p/>
          </table:table-cell>
          <table:table-cell table:formula="of:=[.I178]/[.A178]" office:value-type="float" office:value="3.59667118644068" calcext:value-type="float">
            <text:p/>
          </table:table-cell>
          <table:table-cell table:formula="of:=[.J178]/[.A178]" office:value-type="float" office:value="0.0200591464777044" calcext:value-type="float">
            <text:p/>
          </table:table-cell>
          <table:table-cell table:formula="of:=[.K178]/[.A178]" office:value-type="float" office:value="0.0207147371444987" calcext:value-type="float">
            <text:p/>
          </table:table-cell>
          <table:table-cell table:formula="of:=[.L178]/[.A178]" office:value-type="float" office:value="0.0203201761945801" calcext:value-type="float">
            <text:p/>
          </table:table-cell>
        </table:table-row>
        <table:table-row table:style-name="ro1">
          <table:table-cell office:value-type="float" office:value="178" calcext:value-type="float">
            <text:p>178</text:p>
          </table:table-cell>
          <table:table-cell office:value-type="float" office:value="640.077" calcext:value-type="float">
            <text:p>640.077</text:p>
          </table:table-cell>
          <table:table-cell office:value-type="float" office:value="650.757" calcext:value-type="float">
            <text:p>650.757</text:p>
          </table:table-cell>
          <table:table-cell office:value-type="float" office:value="650.888" calcext:value-type="float">
            <text:p>650.888</text:p>
          </table:table-cell>
          <table:table-cell office:value-type="float" office:value="636.999" calcext:value-type="float">
            <text:p>636.999</text:p>
          </table:table-cell>
          <table:table-cell office:value-type="float" office:value="634.9" calcext:value-type="float">
            <text:p>634.9</text:p>
          </table:table-cell>
          <table:table-cell table:formula="of:=MIN([.B179:.F179])" office:value-type="float" office:value="634.9" calcext:value-type="float">
            <text:p/>
          </table:table-cell>
          <table:table-cell table:formula="of:=MAX([.B179:.F179])" office:value-type="float" office:value="650.888" calcext:value-type="float">
            <text:p/>
          </table:table-cell>
          <table:table-cell table:formula="of:=AVERAGE([.B179:.F179])" office:value-type="float" office:value="642.7242" calcext:value-type="float">
            <text:p/>
          </table:table-cell>
          <table:table-cell table:formula="of:=[.G179]/[.A179]" office:value-type="float" office:value="3.56685393258427" calcext:value-type="float">
            <text:p/>
          </table:table-cell>
          <table:table-cell table:formula="of:=[.H179]/[.A179]" office:value-type="float" office:value="3.65667415730337" calcext:value-type="float">
            <text:p/>
          </table:table-cell>
          <table:table-cell table:formula="of:=[.I179]/[.A179]" office:value-type="float" office:value="3.61081011235955" calcext:value-type="float">
            <text:p/>
          </table:table-cell>
          <table:table-cell table:formula="of:=[.J179]/[.A179]" office:value-type="float" office:value="0.0200385052392375" calcext:value-type="float">
            <text:p/>
          </table:table-cell>
          <table:table-cell table:formula="of:=[.K179]/[.A179]" office:value-type="float" office:value="0.0205431132432774" calcext:value-type="float">
            <text:p/>
          </table:table-cell>
          <table:table-cell table:formula="of:=[.L179]/[.A179]" office:value-type="float" office:value="0.0202854500694357" calcext:value-type="float">
            <text:p/>
          </table:table-cell>
        </table:table-row>
        <table:table-row table:style-name="ro1">
          <table:table-cell office:value-type="float" office:value="179" calcext:value-type="float">
            <text:p>179</text:p>
          </table:table-cell>
          <table:table-cell office:value-type="float" office:value="642.13" calcext:value-type="float">
            <text:p>642.13</text:p>
          </table:table-cell>
          <table:table-cell office:value-type="float" office:value="656.01" calcext:value-type="float">
            <text:p>656.01</text:p>
          </table:table-cell>
          <table:table-cell office:value-type="float" office:value="659.379" calcext:value-type="float">
            <text:p>659.379</text:p>
          </table:table-cell>
          <table:table-cell office:value-type="float" office:value="643.728" calcext:value-type="float">
            <text:p>643.728</text:p>
          </table:table-cell>
          <table:table-cell office:value-type="float" office:value="640.925" calcext:value-type="float">
            <text:p>640.925</text:p>
          </table:table-cell>
          <table:table-cell table:formula="of:=MIN([.B180:.F180])" office:value-type="float" office:value="640.925" calcext:value-type="float">
            <text:p/>
          </table:table-cell>
          <table:table-cell table:formula="of:=MAX([.B180:.F180])" office:value-type="float" office:value="659.379" calcext:value-type="float">
            <text:p/>
          </table:table-cell>
          <table:table-cell table:formula="of:=AVERAGE([.B180:.F180])" office:value-type="float" office:value="648.4344" calcext:value-type="float">
            <text:p/>
          </table:table-cell>
          <table:table-cell table:formula="of:=[.G180]/[.A180]" office:value-type="float" office:value="3.58058659217877" calcext:value-type="float">
            <text:p/>
          </table:table-cell>
          <table:table-cell table:formula="of:=[.H180]/[.A180]" office:value-type="float" office:value="3.68368156424581" calcext:value-type="float">
            <text:p/>
          </table:table-cell>
          <table:table-cell table:formula="of:=[.I180]/[.A180]" office:value-type="float" office:value="3.62253854748603" calcext:value-type="float">
            <text:p/>
          </table:table-cell>
          <table:table-cell table:formula="of:=[.J180]/[.A180]" office:value-type="float" office:value="0.020003277051278" calcext:value-type="float">
            <text:p/>
          </table:table-cell>
          <table:table-cell table:formula="of:=[.K180]/[.A180]" office:value-type="float" office:value="0.0205792266158984" calcext:value-type="float">
            <text:p/>
          </table:table-cell>
          <table:table-cell table:formula="of:=[.L180]/[.A180]" office:value-type="float" office:value="0.0202376455166818" calcext:value-type="float">
            <text:p/>
          </table:table-cell>
        </table:table-row>
        <table:table-row table:style-name="ro1">
          <table:table-cell office:value-type="float" office:value="180" calcext:value-type="float">
            <text:p>180</text:p>
          </table:table-cell>
          <table:table-cell office:value-type="float" office:value="652.453" calcext:value-type="float">
            <text:p>652.453</text:p>
          </table:table-cell>
          <table:table-cell office:value-type="float" office:value="661.566" calcext:value-type="float">
            <text:p>661.566</text:p>
          </table:table-cell>
          <table:table-cell office:value-type="float" office:value="666.993" calcext:value-type="float">
            <text:p>666.993</text:p>
          </table:table-cell>
          <table:table-cell office:value-type="float" office:value="649.253" calcext:value-type="float">
            <text:p>649.253</text:p>
          </table:table-cell>
          <table:table-cell office:value-type="float" office:value="654.367" calcext:value-type="float">
            <text:p>654.367</text:p>
          </table:table-cell>
          <table:table-cell table:formula="of:=MIN([.B181:.F181])" office:value-type="float" office:value="649.253" calcext:value-type="float">
            <text:p/>
          </table:table-cell>
          <table:table-cell table:formula="of:=MAX([.B181:.F181])" office:value-type="float" office:value="666.993" calcext:value-type="float">
            <text:p/>
          </table:table-cell>
          <table:table-cell table:formula="of:=AVERAGE([.B181:.F181])" office:value-type="float" office:value="656.9264" calcext:value-type="float">
            <text:p/>
          </table:table-cell>
          <table:table-cell table:formula="of:=[.G181]/[.A181]" office:value-type="float" office:value="3.60696111111111" calcext:value-type="float">
            <text:p/>
          </table:table-cell>
          <table:table-cell table:formula="of:=[.H181]/[.A181]" office:value-type="float" office:value="3.70551666666667" calcext:value-type="float">
            <text:p/>
          </table:table-cell>
          <table:table-cell table:formula="of:=[.I181]/[.A181]" office:value-type="float" office:value="3.64959111111111" calcext:value-type="float">
            <text:p/>
          </table:table-cell>
          <table:table-cell table:formula="of:=[.J181]/[.A181]" office:value-type="float" office:value="0.0200386728395062" calcext:value-type="float">
            <text:p/>
          </table:table-cell>
          <table:table-cell table:formula="of:=[.K181]/[.A181]" office:value-type="float" office:value="0.0205862037037037" calcext:value-type="float">
            <text:p/>
          </table:table-cell>
          <table:table-cell table:formula="of:=[.L181]/[.A181]" office:value-type="float" office:value="0.0202755061728395" calcext:value-type="float">
            <text:p/>
          </table:table-cell>
        </table:table-row>
        <table:table-row table:style-name="ro1">
          <table:table-cell office:value-type="float" office:value="181" calcext:value-type="float">
            <text:p>181</text:p>
          </table:table-cell>
          <table:table-cell office:value-type="float" office:value="658.444" calcext:value-type="float">
            <text:p>658.444</text:p>
          </table:table-cell>
          <table:table-cell office:value-type="float" office:value="670.597" calcext:value-type="float">
            <text:p>670.597</text:p>
          </table:table-cell>
          <table:table-cell office:value-type="float" office:value="666.104" calcext:value-type="float">
            <text:p>666.104</text:p>
          </table:table-cell>
          <table:table-cell office:value-type="float" office:value="658.021" calcext:value-type="float">
            <text:p>658.021</text:p>
          </table:table-cell>
          <table:table-cell office:value-type="float" office:value="655.213" calcext:value-type="float">
            <text:p>655.213</text:p>
          </table:table-cell>
          <table:table-cell table:formula="of:=MIN([.B182:.F182])" office:value-type="float" office:value="655.213" calcext:value-type="float">
            <text:p/>
          </table:table-cell>
          <table:table-cell table:formula="of:=MAX([.B182:.F182])" office:value-type="float" office:value="670.597" calcext:value-type="float">
            <text:p/>
          </table:table-cell>
          <table:table-cell table:formula="of:=AVERAGE([.B182:.F182])" office:value-type="float" office:value="661.6758" calcext:value-type="float">
            <text:p/>
          </table:table-cell>
          <table:table-cell table:formula="of:=[.G182]/[.A182]" office:value-type="float" office:value="3.61996132596685" calcext:value-type="float">
            <text:p/>
          </table:table-cell>
          <table:table-cell table:formula="of:=[.H182]/[.A182]" office:value-type="float" office:value="3.70495580110497" calcext:value-type="float">
            <text:p/>
          </table:table-cell>
          <table:table-cell table:formula="of:=[.I182]/[.A182]" office:value-type="float" office:value="3.65566740331492" calcext:value-type="float">
            <text:p/>
          </table:table-cell>
          <table:table-cell table:formula="of:=[.J182]/[.A182]" office:value-type="float" office:value="0.0199997863313086" calcext:value-type="float">
            <text:p/>
          </table:table-cell>
          <table:table-cell table:formula="of:=[.K182]/[.A182]" office:value-type="float" office:value="0.0204693690668783" calcext:value-type="float">
            <text:p/>
          </table:table-cell>
          <table:table-cell table:formula="of:=[.L182]/[.A182]" office:value-type="float" office:value="0.020197057476878" calcext:value-type="float">
            <text:p/>
          </table:table-cell>
        </table:table-row>
        <table:table-row table:style-name="ro1">
          <table:table-cell office:value-type="float" office:value="182" calcext:value-type="float">
            <text:p>182</text:p>
          </table:table-cell>
          <table:table-cell office:value-type="float" office:value="668.364" calcext:value-type="float">
            <text:p>668.364</text:p>
          </table:table-cell>
          <table:table-cell office:value-type="float" office:value="675.303" calcext:value-type="float">
            <text:p>675.303</text:p>
          </table:table-cell>
          <table:table-cell office:value-type="float" office:value="669.398" calcext:value-type="float">
            <text:p>669.398</text:p>
          </table:table-cell>
          <table:table-cell office:value-type="float" office:value="665.328" calcext:value-type="float">
            <text:p>665.328</text:p>
          </table:table-cell>
          <table:table-cell office:value-type="float" office:value="664.833" calcext:value-type="float">
            <text:p>664.833</text:p>
          </table:table-cell>
          <table:table-cell table:formula="of:=MIN([.B183:.F183])" office:value-type="float" office:value="664.833" calcext:value-type="float">
            <text:p/>
          </table:table-cell>
          <table:table-cell table:formula="of:=MAX([.B183:.F183])" office:value-type="float" office:value="675.303" calcext:value-type="float">
            <text:p/>
          </table:table-cell>
          <table:table-cell table:formula="of:=AVERAGE([.B183:.F183])" office:value-type="float" office:value="668.6452" calcext:value-type="float">
            <text:p/>
          </table:table-cell>
          <table:table-cell table:formula="of:=[.G183]/[.A183]" office:value-type="float" office:value="3.65292857142857" calcext:value-type="float">
            <text:p/>
          </table:table-cell>
          <table:table-cell table:formula="of:=[.H183]/[.A183]" office:value-type="float" office:value="3.71045604395604" calcext:value-type="float">
            <text:p/>
          </table:table-cell>
          <table:table-cell table:formula="of:=[.I183]/[.A183]" office:value-type="float" office:value="3.67387472527473" calcext:value-type="float">
            <text:p/>
          </table:table-cell>
          <table:table-cell table:formula="of:=[.J183]/[.A183]" office:value-type="float" office:value="0.0200710361067504" calcext:value-type="float">
            <text:p/>
          </table:table-cell>
          <table:table-cell table:formula="of:=[.K183]/[.A183]" office:value-type="float" office:value="0.0203871211206376" calcext:value-type="float">
            <text:p/>
          </table:table-cell>
          <table:table-cell table:formula="of:=[.L183]/[.A183]" office:value-type="float" office:value="0.0201861248641468" calcext:value-type="float">
            <text:p/>
          </table:table-cell>
        </table:table-row>
        <table:table-row table:style-name="ro1">
          <table:table-cell office:value-type="float" office:value="183" calcext:value-type="float">
            <text:p>183</text:p>
          </table:table-cell>
          <table:table-cell office:value-type="float" office:value="672.312" calcext:value-type="float">
            <text:p>672.312</text:p>
          </table:table-cell>
          <table:table-cell office:value-type="float" office:value="685.989" calcext:value-type="float">
            <text:p>685.989</text:p>
          </table:table-cell>
          <table:table-cell office:value-type="float" office:value="676.648" calcext:value-type="float">
            <text:p>676.648</text:p>
          </table:table-cell>
          <table:table-cell office:value-type="float" office:value="670.113" calcext:value-type="float">
            <text:p>670.113</text:p>
          </table:table-cell>
          <table:table-cell office:value-type="float" office:value="669.228" calcext:value-type="float">
            <text:p>669.228</text:p>
          </table:table-cell>
          <table:table-cell table:formula="of:=MIN([.B184:.F184])" office:value-type="float" office:value="669.228" calcext:value-type="float">
            <text:p/>
          </table:table-cell>
          <table:table-cell table:formula="of:=MAX([.B184:.F184])" office:value-type="float" office:value="685.989" calcext:value-type="float">
            <text:p/>
          </table:table-cell>
          <table:table-cell table:formula="of:=AVERAGE([.B184:.F184])" office:value-type="float" office:value="674.858" calcext:value-type="float">
            <text:p/>
          </table:table-cell>
          <table:table-cell table:formula="of:=[.G184]/[.A184]" office:value-type="float" office:value="3.65698360655738" calcext:value-type="float">
            <text:p/>
          </table:table-cell>
          <table:table-cell table:formula="of:=[.H184]/[.A184]" office:value-type="float" office:value="3.7485737704918" calcext:value-type="float">
            <text:p/>
          </table:table-cell>
          <table:table-cell table:formula="of:=[.I184]/[.A184]" office:value-type="float" office:value="3.68774863387978" calcext:value-type="float">
            <text:p/>
          </table:table-cell>
          <table:table-cell table:formula="of:=[.J184]/[.A184]" office:value-type="float" office:value="0.0199835169757234" calcext:value-type="float">
            <text:p/>
          </table:table-cell>
          <table:table-cell table:formula="of:=[.K184]/[.A184]" office:value-type="float" office:value="0.0204840096748186" calcext:value-type="float">
            <text:p/>
          </table:table-cell>
          <table:table-cell table:formula="of:=[.L184]/[.A184]" office:value-type="float" office:value="0.0201516318791245" calcext:value-type="float">
            <text:p/>
          </table:table-cell>
        </table:table-row>
        <table:table-row table:style-name="ro1">
          <table:table-cell office:value-type="float" office:value="184" calcext:value-type="float">
            <text:p>184</text:p>
          </table:table-cell>
          <table:table-cell office:value-type="float" office:value="679.983" calcext:value-type="float">
            <text:p>679.983</text:p>
          </table:table-cell>
          <table:table-cell office:value-type="float" office:value="693.039" calcext:value-type="float">
            <text:p>693.039</text:p>
          </table:table-cell>
          <table:table-cell office:value-type="float" office:value="686.604" calcext:value-type="float">
            <text:p>686.604</text:p>
          </table:table-cell>
          <table:table-cell office:value-type="float" office:value="678.508" calcext:value-type="float">
            <text:p>678.508</text:p>
          </table:table-cell>
          <table:table-cell office:value-type="float" office:value="678.859" calcext:value-type="float">
            <text:p>678.859</text:p>
          </table:table-cell>
          <table:table-cell table:formula="of:=MIN([.B185:.F185])" office:value-type="float" office:value="678.508" calcext:value-type="float">
            <text:p/>
          </table:table-cell>
          <table:table-cell table:formula="of:=MAX([.B185:.F185])" office:value-type="float" office:value="693.039" calcext:value-type="float">
            <text:p/>
          </table:table-cell>
          <table:table-cell table:formula="of:=AVERAGE([.B185:.F185])" office:value-type="float" office:value="683.3986" calcext:value-type="float">
            <text:p/>
          </table:table-cell>
          <table:table-cell table:formula="of:=[.G185]/[.A185]" office:value-type="float" office:value="3.68754347826087" calcext:value-type="float">
            <text:p/>
          </table:table-cell>
          <table:table-cell table:formula="of:=[.H185]/[.A185]" office:value-type="float" office:value="3.76651630434783" calcext:value-type="float">
            <text:p/>
          </table:table-cell>
          <table:table-cell table:formula="of:=[.I185]/[.A185]" office:value-type="float" office:value="3.71412282608696" calcext:value-type="float">
            <text:p/>
          </table:table-cell>
          <table:table-cell table:formula="of:=[.J185]/[.A185]" office:value-type="float" office:value="0.0200409971644612" calcext:value-type="float">
            <text:p/>
          </table:table-cell>
          <table:table-cell table:formula="of:=[.K185]/[.A185]" office:value-type="float" office:value="0.0204701973062382" calcext:value-type="float">
            <text:p/>
          </table:table-cell>
          <table:table-cell table:formula="of:=[.L185]/[.A185]" office:value-type="float" office:value="0.0201854501417769" calcext:value-type="float">
            <text:p/>
          </table:table-cell>
        </table:table-row>
        <table:table-row table:style-name="ro1">
          <table:table-cell office:value-type="float" office:value="185" calcext:value-type="float">
            <text:p>185</text:p>
          </table:table-cell>
          <table:table-cell office:value-type="float" office:value="686.539" calcext:value-type="float">
            <text:p>686.539</text:p>
          </table:table-cell>
          <table:table-cell office:value-type="float" office:value="703.638" calcext:value-type="float">
            <text:p>703.638</text:p>
          </table:table-cell>
          <table:table-cell office:value-type="float" office:value="691.722" calcext:value-type="float">
            <text:p>691.722</text:p>
          </table:table-cell>
          <table:table-cell office:value-type="float" office:value="684.031" calcext:value-type="float">
            <text:p>684.031</text:p>
          </table:table-cell>
          <table:table-cell office:value-type="float" office:value="683.567" calcext:value-type="float">
            <text:p>683.567</text:p>
          </table:table-cell>
          <table:table-cell table:formula="of:=MIN([.B186:.F186])" office:value-type="float" office:value="683.567" calcext:value-type="float">
            <text:p/>
          </table:table-cell>
          <table:table-cell table:formula="of:=MAX([.B186:.F186])" office:value-type="float" office:value="703.638" calcext:value-type="float">
            <text:p/>
          </table:table-cell>
          <table:table-cell table:formula="of:=AVERAGE([.B186:.F186])" office:value-type="float" office:value="689.8994" calcext:value-type="float">
            <text:p/>
          </table:table-cell>
          <table:table-cell table:formula="of:=[.G186]/[.A186]" office:value-type="float" office:value="3.69495675675676" calcext:value-type="float">
            <text:p/>
          </table:table-cell>
          <table:table-cell table:formula="of:=[.H186]/[.A186]" office:value-type="float" office:value="3.80344864864865" calcext:value-type="float">
            <text:p/>
          </table:table-cell>
          <table:table-cell table:formula="of:=[.I186]/[.A186]" office:value-type="float" office:value="3.72918594594595" calcext:value-type="float">
            <text:p/>
          </table:table-cell>
          <table:table-cell table:formula="of:=[.J186]/[.A186]" office:value-type="float" office:value="0.0199727392257122" calcext:value-type="float">
            <text:p/>
          </table:table-cell>
          <table:table-cell table:formula="of:=[.K186]/[.A186]" office:value-type="float" office:value="0.0205591818845873" calcext:value-type="float">
            <text:p/>
          </table:table-cell>
          <table:table-cell table:formula="of:=[.L186]/[.A186]" office:value-type="float" office:value="0.0201577618699781" calcext:value-type="float">
            <text:p/>
          </table:table-cell>
        </table:table-row>
        <table:table-row table:style-name="ro1">
          <table:table-cell office:value-type="float" office:value="186" calcext:value-type="float">
            <text:p>186</text:p>
          </table:table-cell>
          <table:table-cell office:value-type="float" office:value="696.084" calcext:value-type="float">
            <text:p>696.084</text:p>
          </table:table-cell>
          <table:table-cell office:value-type="float" office:value="709.592" calcext:value-type="float">
            <text:p>709.592</text:p>
          </table:table-cell>
          <table:table-cell office:value-type="float" office:value="699.057" calcext:value-type="float">
            <text:p>699.057</text:p>
          </table:table-cell>
          <table:table-cell office:value-type="float" office:value="694.559" calcext:value-type="float">
            <text:p>694.559</text:p>
          </table:table-cell>
          <table:table-cell office:value-type="float" office:value="692.109" calcext:value-type="float">
            <text:p>692.109</text:p>
          </table:table-cell>
          <table:table-cell table:formula="of:=MIN([.B187:.F187])" office:value-type="float" office:value="692.109" calcext:value-type="float">
            <text:p/>
          </table:table-cell>
          <table:table-cell table:formula="of:=MAX([.B187:.F187])" office:value-type="float" office:value="709.592" calcext:value-type="float">
            <text:p/>
          </table:table-cell>
          <table:table-cell table:formula="of:=AVERAGE([.B187:.F187])" office:value-type="float" office:value="698.2802" calcext:value-type="float">
            <text:p/>
          </table:table-cell>
          <table:table-cell table:formula="of:=[.G187]/[.A187]" office:value-type="float" office:value="3.72101612903226" calcext:value-type="float">
            <text:p/>
          </table:table-cell>
          <table:table-cell table:formula="of:=[.H187]/[.A187]" office:value-type="float" office:value="3.81501075268817" calcext:value-type="float">
            <text:p/>
          </table:table-cell>
          <table:table-cell table:formula="of:=[.I187]/[.A187]" office:value-type="float" office:value="3.75419462365591" calcext:value-type="float">
            <text:p/>
          </table:table-cell>
          <table:table-cell table:formula="of:=[.J187]/[.A187]" office:value-type="float" office:value="0.0200054630593132" calcext:value-type="float">
            <text:p/>
          </table:table-cell>
          <table:table-cell table:formula="of:=[.K187]/[.A187]" office:value-type="float" office:value="0.0205108104983235" calcext:value-type="float">
            <text:p/>
          </table:table-cell>
          <table:table-cell table:formula="of:=[.L187]/[.A187]" office:value-type="float" office:value="0.0201838420626662" calcext:value-type="float">
            <text:p/>
          </table:table-cell>
        </table:table-row>
        <table:table-row table:style-name="ro1">
          <table:table-cell office:value-type="float" office:value="187" calcext:value-type="float">
            <text:p>187</text:p>
          </table:table-cell>
          <table:table-cell office:value-type="float" office:value="701.79" calcext:value-type="float">
            <text:p>701.79</text:p>
          </table:table-cell>
          <table:table-cell office:value-type="float" office:value="717.839" calcext:value-type="float">
            <text:p>717.839</text:p>
          </table:table-cell>
          <table:table-cell office:value-type="float" office:value="708.421" calcext:value-type="float">
            <text:p>708.421</text:p>
          </table:table-cell>
          <table:table-cell office:value-type="float" office:value="699.922" calcext:value-type="float">
            <text:p>699.922</text:p>
          </table:table-cell>
          <table:table-cell office:value-type="float" office:value="699.84" calcext:value-type="float">
            <text:p>699.84</text:p>
          </table:table-cell>
          <table:table-cell table:formula="of:=MIN([.B188:.F188])" office:value-type="float" office:value="699.84" calcext:value-type="float">
            <text:p/>
          </table:table-cell>
          <table:table-cell table:formula="of:=MAX([.B188:.F188])" office:value-type="float" office:value="717.839" calcext:value-type="float">
            <text:p/>
          </table:table-cell>
          <table:table-cell table:formula="of:=AVERAGE([.B188:.F188])" office:value-type="float" office:value="705.5624" calcext:value-type="float">
            <text:p/>
          </table:table-cell>
          <table:table-cell table:formula="of:=[.G188]/[.A188]" office:value-type="float" office:value="3.74245989304813" calcext:value-type="float">
            <text:p/>
          </table:table-cell>
          <table:table-cell table:formula="of:=[.H188]/[.A188]" office:value-type="float" office:value="3.83871122994652" calcext:value-type="float">
            <text:p/>
          </table:table-cell>
          <table:table-cell table:formula="of:=[.I188]/[.A188]" office:value-type="float" office:value="3.77306096256684" calcext:value-type="float">
            <text:p/>
          </table:table-cell>
          <table:table-cell table:formula="of:=[.J188]/[.A188]" office:value-type="float" office:value="0.0200131545082788" calcext:value-type="float">
            <text:p/>
          </table:table-cell>
          <table:table-cell table:formula="of:=[.K188]/[.A188]" office:value-type="float" office:value="0.020527867539821" calcext:value-type="float">
            <text:p/>
          </table:table-cell>
          <table:table-cell table:formula="of:=[.L188]/[.A188]" office:value-type="float" office:value="0.0201767965912665" calcext:value-type="float">
            <text:p/>
          </table:table-cell>
        </table:table-row>
        <table:table-row table:style-name="ro1">
          <table:table-cell office:value-type="float" office:value="188" calcext:value-type="float">
            <text:p>188</text:p>
          </table:table-cell>
          <table:table-cell office:value-type="float" office:value="710.444" calcext:value-type="float">
            <text:p>710.444</text:p>
          </table:table-cell>
          <table:table-cell office:value-type="float" office:value="723.255" calcext:value-type="float">
            <text:p>723.255</text:p>
          </table:table-cell>
          <table:table-cell office:value-type="float" office:value="712.731" calcext:value-type="float">
            <text:p>712.731</text:p>
          </table:table-cell>
          <table:table-cell office:value-type="float" office:value="710.665" calcext:value-type="float">
            <text:p>710.665</text:p>
          </table:table-cell>
          <table:table-cell office:value-type="float" office:value="708.874" calcext:value-type="float">
            <text:p>708.874</text:p>
          </table:table-cell>
          <table:table-cell table:formula="of:=MIN([.B189:.F189])" office:value-type="float" office:value="708.874" calcext:value-type="float">
            <text:p/>
          </table:table-cell>
          <table:table-cell table:formula="of:=MAX([.B189:.F189])" office:value-type="float" office:value="723.255" calcext:value-type="float">
            <text:p/>
          </table:table-cell>
          <table:table-cell table:formula="of:=AVERAGE([.B189:.F189])" office:value-type="float" office:value="713.1938" calcext:value-type="float">
            <text:p/>
          </table:table-cell>
          <table:table-cell table:formula="of:=[.G189]/[.A189]" office:value-type="float" office:value="3.77060638297872" calcext:value-type="float">
            <text:p/>
          </table:table-cell>
          <table:table-cell table:formula="of:=[.H189]/[.A189]" office:value-type="float" office:value="3.84710106382979" calcext:value-type="float">
            <text:p/>
          </table:table-cell>
          <table:table-cell table:formula="of:=[.I189]/[.A189]" office:value-type="float" office:value="3.79358404255319" calcext:value-type="float">
            <text:p/>
          </table:table-cell>
          <table:table-cell table:formula="of:=[.J189]/[.A189]" office:value-type="float" office:value="0.0200564169307379" calcext:value-type="float">
            <text:p/>
          </table:table-cell>
          <table:table-cell table:formula="of:=[.K189]/[.A189]" office:value-type="float" office:value="0.0204633035310095" calcext:value-type="float">
            <text:p/>
          </table:table-cell>
          <table:table-cell table:formula="of:=[.L189]/[.A189]" office:value-type="float" office:value="0.0201786385242191" calcext:value-type="float">
            <text:p/>
          </table:table-cell>
        </table:table-row>
        <table:table-row table:style-name="ro1">
          <table:table-cell office:value-type="float" office:value="189" calcext:value-type="float">
            <text:p>189</text:p>
          </table:table-cell>
          <table:table-cell office:value-type="float" office:value="718.682" calcext:value-type="float">
            <text:p>718.682</text:p>
          </table:table-cell>
          <table:table-cell office:value-type="float" office:value="747.683" calcext:value-type="float">
            <text:p>747.683</text:p>
          </table:table-cell>
          <table:table-cell office:value-type="float" office:value="721.161" calcext:value-type="float">
            <text:p>721.161</text:p>
          </table:table-cell>
          <table:table-cell office:value-type="float" office:value="715.116" calcext:value-type="float">
            <text:p>715.116</text:p>
          </table:table-cell>
          <table:table-cell office:value-type="float" office:value="716.553" calcext:value-type="float">
            <text:p>716.553</text:p>
          </table:table-cell>
          <table:table-cell table:formula="of:=MIN([.B190:.F190])" office:value-type="float" office:value="715.116" calcext:value-type="float">
            <text:p/>
          </table:table-cell>
          <table:table-cell table:formula="of:=MAX([.B190:.F190])" office:value-type="float" office:value="747.683" calcext:value-type="float">
            <text:p/>
          </table:table-cell>
          <table:table-cell table:formula="of:=AVERAGE([.B190:.F190])" office:value-type="float" office:value="723.839" calcext:value-type="float">
            <text:p/>
          </table:table-cell>
          <table:table-cell table:formula="of:=[.G190]/[.A190]" office:value-type="float" office:value="3.78368253968254" calcext:value-type="float">
            <text:p/>
          </table:table-cell>
          <table:table-cell table:formula="of:=[.H190]/[.A190]" office:value-type="float" office:value="3.95599470899471" calcext:value-type="float">
            <text:p/>
          </table:table-cell>
          <table:table-cell table:formula="of:=[.I190]/[.A190]" office:value-type="float" office:value="3.82983597883598" calcext:value-type="float">
            <text:p/>
          </table:table-cell>
          <table:table-cell table:formula="of:=[.J190]/[.A190]" office:value-type="float" office:value="0.0200194843369447" calcext:value-type="float">
            <text:p/>
          </table:table-cell>
          <table:table-cell table:formula="of:=[.K190]/[.A190]" office:value-type="float" office:value="0.0209311889364799" calcext:value-type="float">
            <text:p/>
          </table:table-cell>
          <table:table-cell table:formula="of:=[.L190]/[.A190]" office:value-type="float" office:value="0.0202636824277036" calcext:value-type="float">
            <text:p/>
          </table:table-cell>
        </table:table-row>
        <table:table-row table:style-name="ro1">
          <table:table-cell office:value-type="float" office:value="190" calcext:value-type="float">
            <text:p>190</text:p>
          </table:table-cell>
          <table:table-cell office:value-type="float" office:value="728.181" calcext:value-type="float">
            <text:p>728.181</text:p>
          </table:table-cell>
          <table:table-cell office:value-type="float" office:value="740.861" calcext:value-type="float">
            <text:p>740.861</text:p>
          </table:table-cell>
          <table:table-cell office:value-type="float" office:value="726.988" calcext:value-type="float">
            <text:p>726.988</text:p>
          </table:table-cell>
          <table:table-cell office:value-type="float" office:value="724.147" calcext:value-type="float">
            <text:p>724.147</text:p>
          </table:table-cell>
          <table:table-cell office:value-type="float" office:value="724.796" calcext:value-type="float">
            <text:p>724.796</text:p>
          </table:table-cell>
          <table:table-cell table:formula="of:=MIN([.B191:.F191])" office:value-type="float" office:value="724.147" calcext:value-type="float">
            <text:p/>
          </table:table-cell>
          <table:table-cell table:formula="of:=MAX([.B191:.F191])" office:value-type="float" office:value="740.861" calcext:value-type="float">
            <text:p/>
          </table:table-cell>
          <table:table-cell table:formula="of:=AVERAGE([.B191:.F191])" office:value-type="float" office:value="728.9946" calcext:value-type="float">
            <text:p/>
          </table:table-cell>
          <table:table-cell table:formula="of:=[.G191]/[.A191]" office:value-type="float" office:value="3.8113" calcext:value-type="float">
            <text:p/>
          </table:table-cell>
          <table:table-cell table:formula="of:=[.H191]/[.A191]" office:value-type="float" office:value="3.89926842105263" calcext:value-type="float">
            <text:p/>
          </table:table-cell>
          <table:table-cell table:formula="of:=[.I191]/[.A191]" office:value-type="float" office:value="3.83681368421053" calcext:value-type="float">
            <text:p/>
          </table:table-cell>
          <table:table-cell table:formula="of:=[.J191]/[.A191]" office:value-type="float" office:value="0.0200594736842105" calcext:value-type="float">
            <text:p/>
          </table:table-cell>
          <table:table-cell table:formula="of:=[.K191]/[.A191]" office:value-type="float" office:value="0.0205224653739612" calcext:value-type="float">
            <text:p/>
          </table:table-cell>
          <table:table-cell table:formula="of:=[.L191]/[.A191]" office:value-type="float" office:value="0.020193756232687" calcext:value-type="float">
            <text:p/>
          </table:table-cell>
        </table:table-row>
        <table:table-row table:style-name="ro1">
          <table:table-cell office:value-type="float" office:value="191" calcext:value-type="float">
            <text:p>191</text:p>
          </table:table-cell>
          <table:table-cell office:value-type="float" office:value="730.375" calcext:value-type="float">
            <text:p>730.375</text:p>
          </table:table-cell>
          <table:table-cell office:value-type="float" office:value="750.719" calcext:value-type="float">
            <text:p>750.719</text:p>
          </table:table-cell>
          <table:table-cell office:value-type="float" office:value="737.309" calcext:value-type="float">
            <text:p>737.309</text:p>
          </table:table-cell>
          <table:table-cell office:value-type="float" office:value="729.439" calcext:value-type="float">
            <text:p>729.439</text:p>
          </table:table-cell>
          <table:table-cell office:value-type="float" office:value="731.619" calcext:value-type="float">
            <text:p>731.619</text:p>
          </table:table-cell>
          <table:table-cell table:formula="of:=MIN([.B192:.F192])" office:value-type="float" office:value="729.439" calcext:value-type="float">
            <text:p/>
          </table:table-cell>
          <table:table-cell table:formula="of:=MAX([.B192:.F192])" office:value-type="float" office:value="750.719" calcext:value-type="float">
            <text:p/>
          </table:table-cell>
          <table:table-cell table:formula="of:=AVERAGE([.B192:.F192])" office:value-type="float" office:value="735.8922" calcext:value-type="float">
            <text:p/>
          </table:table-cell>
          <table:table-cell table:formula="of:=[.G192]/[.A192]" office:value-type="float" office:value="3.81905235602094" calcext:value-type="float">
            <text:p/>
          </table:table-cell>
          <table:table-cell table:formula="of:=[.H192]/[.A192]" office:value-type="float" office:value="3.93046596858639" calcext:value-type="float">
            <text:p/>
          </table:table-cell>
          <table:table-cell table:formula="of:=[.I192]/[.A192]" office:value-type="float" office:value="3.8528387434555" calcext:value-type="float">
            <text:p/>
          </table:table-cell>
          <table:table-cell table:formula="of:=[.J192]/[.A192]" office:value-type="float" office:value="0.0199950385131987" calcext:value-type="float">
            <text:p/>
          </table:table-cell>
          <table:table-cell table:formula="of:=[.K192]/[.A192]" office:value-type="float" office:value="0.0205783558564732" calcext:value-type="float">
            <text:p/>
          </table:table-cell>
          <table:table-cell table:formula="of:=[.L192]/[.A192]" office:value-type="float" office:value="0.0201719305940078" calcext:value-type="float">
            <text:p/>
          </table:table-cell>
        </table:table-row>
        <table:table-row table:style-name="ro1">
          <table:table-cell office:value-type="float" office:value="192" calcext:value-type="float">
            <text:p>192</text:p>
          </table:table-cell>
          <table:table-cell office:value-type="float" office:value="742.974" calcext:value-type="float">
            <text:p>742.974</text:p>
          </table:table-cell>
          <table:table-cell office:value-type="float" office:value="751.851" calcext:value-type="float">
            <text:p>751.851</text:p>
          </table:table-cell>
          <table:table-cell office:value-type="float" office:value="742.029" calcext:value-type="float">
            <text:p>742.029</text:p>
          </table:table-cell>
          <table:table-cell office:value-type="float" office:value="740.271" calcext:value-type="float">
            <text:p>740.271</text:p>
          </table:table-cell>
          <table:table-cell office:value-type="float" office:value="741.271" calcext:value-type="float">
            <text:p>741.271</text:p>
          </table:table-cell>
          <table:table-cell table:formula="of:=MIN([.B193:.F193])" office:value-type="float" office:value="740.271" calcext:value-type="float">
            <text:p/>
          </table:table-cell>
          <table:table-cell table:formula="of:=MAX([.B193:.F193])" office:value-type="float" office:value="751.851" calcext:value-type="float">
            <text:p/>
          </table:table-cell>
          <table:table-cell table:formula="of:=AVERAGE([.B193:.F193])" office:value-type="float" office:value="743.6792" calcext:value-type="float">
            <text:p/>
          </table:table-cell>
          <table:table-cell table:formula="of:=[.G193]/[.A193]" office:value-type="float" office:value="3.855578125" calcext:value-type="float">
            <text:p/>
          </table:table-cell>
          <table:table-cell table:formula="of:=[.H193]/[.A193]" office:value-type="float" office:value="3.915890625" calcext:value-type="float">
            <text:p/>
          </table:table-cell>
          <table:table-cell table:formula="of:=[.I193]/[.A193]" office:value-type="float" office:value="3.87332916666667" calcext:value-type="float">
            <text:p/>
          </table:table-cell>
          <table:table-cell table:formula="of:=[.J193]/[.A193]" office:value-type="float" office:value="0.0200811360677083" calcext:value-type="float">
            <text:p/>
          </table:table-cell>
          <table:table-cell table:formula="of:=[.K193]/[.A193]" office:value-type="float" office:value="0.020395263671875" calcext:value-type="float">
            <text:p/>
          </table:table-cell>
          <table:table-cell table:formula="of:=[.L193]/[.A193]" office:value-type="float" office:value="0.0201735894097222" calcext:value-type="float">
            <text:p/>
          </table:table-cell>
        </table:table-row>
        <table:table-row table:style-name="ro1">
          <table:table-cell office:value-type="float" office:value="193" calcext:value-type="float">
            <text:p>193</text:p>
          </table:table-cell>
          <table:table-cell office:value-type="float" office:value="747.262" calcext:value-type="float">
            <text:p>747.262</text:p>
          </table:table-cell>
          <table:table-cell office:value-type="float" office:value="766.251" calcext:value-type="float">
            <text:p>766.251</text:p>
          </table:table-cell>
          <table:table-cell office:value-type="float" office:value="759.002" calcext:value-type="float">
            <text:p>759.002</text:p>
          </table:table-cell>
          <table:table-cell office:value-type="float" office:value="745.365" calcext:value-type="float">
            <text:p>745.365</text:p>
          </table:table-cell>
          <table:table-cell office:value-type="float" office:value="745.526" calcext:value-type="float">
            <text:p>745.526</text:p>
          </table:table-cell>
          <table:table-cell table:formula="of:=MIN([.B194:.F194])" office:value-type="float" office:value="745.365" calcext:value-type="float">
            <text:p/>
          </table:table-cell>
          <table:table-cell table:formula="of:=MAX([.B194:.F194])" office:value-type="float" office:value="766.251" calcext:value-type="float">
            <text:p/>
          </table:table-cell>
          <table:table-cell table:formula="of:=AVERAGE([.B194:.F194])" office:value-type="float" office:value="752.6812" calcext:value-type="float">
            <text:p/>
          </table:table-cell>
          <table:table-cell table:formula="of:=[.G194]/[.A194]" office:value-type="float" office:value="3.86199481865285" calcext:value-type="float">
            <text:p/>
          </table:table-cell>
          <table:table-cell table:formula="of:=[.H194]/[.A194]" office:value-type="float" office:value="3.97021243523316" calcext:value-type="float">
            <text:p/>
          </table:table-cell>
          <table:table-cell table:formula="of:=[.I194]/[.A194]" office:value-type="float" office:value="3.89990259067357" calcext:value-type="float">
            <text:p/>
          </table:table-cell>
          <table:table-cell table:formula="of:=[.J194]/[.A194]" office:value-type="float" office:value="0.0200103358479422" calcext:value-type="float">
            <text:p/>
          </table:table-cell>
          <table:table-cell table:formula="of:=[.K194]/[.A194]" office:value-type="float" office:value="0.0205710488872184" calcext:value-type="float">
            <text:p/>
          </table:table-cell>
          <table:table-cell table:formula="of:=[.L194]/[.A194]" office:value-type="float" office:value="0.0202067491744745" calcext:value-type="float">
            <text:p/>
          </table:table-cell>
        </table:table-row>
        <table:table-row table:style-name="ro1">
          <table:table-cell office:value-type="float" office:value="194" calcext:value-type="float">
            <text:p>194</text:p>
          </table:table-cell>
          <table:table-cell office:value-type="float" office:value="754.38" calcext:value-type="float">
            <text:p>754.38</text:p>
          </table:table-cell>
          <table:table-cell office:value-type="float" office:value="767.989" calcext:value-type="float">
            <text:p>767.989</text:p>
          </table:table-cell>
          <table:table-cell office:value-type="float" office:value="756.768" calcext:value-type="float">
            <text:p>756.768</text:p>
          </table:table-cell>
          <table:table-cell office:value-type="float" office:value="754.512" calcext:value-type="float">
            <text:p>754.512</text:p>
          </table:table-cell>
          <table:table-cell office:value-type="float" office:value="757.934" calcext:value-type="float">
            <text:p>757.934</text:p>
          </table:table-cell>
          <table:table-cell table:formula="of:=MIN([.B195:.F195])" office:value-type="float" office:value="754.38" calcext:value-type="float">
            <text:p/>
          </table:table-cell>
          <table:table-cell table:formula="of:=MAX([.B195:.F195])" office:value-type="float" office:value="767.989" calcext:value-type="float">
            <text:p/>
          </table:table-cell>
          <table:table-cell table:formula="of:=AVERAGE([.B195:.F195])" office:value-type="float" office:value="758.3166" calcext:value-type="float">
            <text:p/>
          </table:table-cell>
          <table:table-cell table:formula="of:=[.G195]/[.A195]" office:value-type="float" office:value="3.88855670103093" calcext:value-type="float">
            <text:p/>
          </table:table-cell>
          <table:table-cell table:formula="of:=[.H195]/[.A195]" office:value-type="float" office:value="3.95870618556701" calcext:value-type="float">
            <text:p/>
          </table:table-cell>
          <table:table-cell table:formula="of:=[.I195]/[.A195]" office:value-type="float" office:value="3.90884845360825" calcext:value-type="float">
            <text:p/>
          </table:table-cell>
          <table:table-cell table:formula="of:=[.J195]/[.A195]" office:value-type="float" office:value="0.020044106706345" calcext:value-type="float">
            <text:p/>
          </table:table-cell>
          <table:table-cell table:formula="of:=[.K195]/[.A195]" office:value-type="float" office:value="0.0204057019874588" calcext:value-type="float">
            <text:p/>
          </table:table-cell>
          <table:table-cell table:formula="of:=[.L195]/[.A195]" office:value-type="float" office:value="0.0201487033691147" calcext:value-type="float">
            <text:p/>
          </table:table-cell>
        </table:table-row>
        <table:table-row table:style-name="ro1">
          <table:table-cell office:value-type="float" office:value="195" calcext:value-type="float">
            <text:p>195</text:p>
          </table:table-cell>
          <table:table-cell office:value-type="float" office:value="762.758" calcext:value-type="float">
            <text:p>762.758</text:p>
          </table:table-cell>
          <table:table-cell office:value-type="float" office:value="784.135" calcext:value-type="float">
            <text:p>784.135</text:p>
          </table:table-cell>
          <table:table-cell office:value-type="float" office:value="769.464" calcext:value-type="float">
            <text:p>769.464</text:p>
          </table:table-cell>
          <table:table-cell office:value-type="float" office:value="764.51" calcext:value-type="float">
            <text:p>764.51</text:p>
          </table:table-cell>
          <table:table-cell office:value-type="float" office:value="762.473" calcext:value-type="float">
            <text:p>762.473</text:p>
          </table:table-cell>
          <table:table-cell table:formula="of:=MIN([.B196:.F196])" office:value-type="float" office:value="762.473" calcext:value-type="float">
            <text:p/>
          </table:table-cell>
          <table:table-cell table:formula="of:=MAX([.B196:.F196])" office:value-type="float" office:value="784.135" calcext:value-type="float">
            <text:p/>
          </table:table-cell>
          <table:table-cell table:formula="of:=AVERAGE([.B196:.F196])" office:value-type="float" office:value="768.668" calcext:value-type="float">
            <text:p/>
          </table:table-cell>
          <table:table-cell table:formula="of:=[.G196]/[.A196]" office:value-type="float" office:value="3.91011794871795" calcext:value-type="float">
            <text:p/>
          </table:table-cell>
          <table:table-cell table:formula="of:=[.H196]/[.A196]" office:value-type="float" office:value="4.02120512820513" calcext:value-type="float">
            <text:p/>
          </table:table-cell>
          <table:table-cell table:formula="of:=[.I196]/[.A196]" office:value-type="float" office:value="3.94188717948718" calcext:value-type="float">
            <text:p/>
          </table:table-cell>
          <table:table-cell table:formula="of:=[.J196]/[.A196]" office:value-type="float" office:value="0.0200518869165023" calcext:value-type="float">
            <text:p/>
          </table:table-cell>
          <table:table-cell table:formula="of:=[.K196]/[.A196]" office:value-type="float" office:value="0.0206215647600263" calcext:value-type="float">
            <text:p/>
          </table:table-cell>
          <table:table-cell table:formula="of:=[.L196]/[.A196]" office:value-type="float" office:value="0.0202148060486522" calcext:value-type="float">
            <text:p/>
          </table:table-cell>
        </table:table-row>
        <table:table-row table:style-name="ro1">
          <table:table-cell office:value-type="float" office:value="196" calcext:value-type="float">
            <text:p>196</text:p>
          </table:table-cell>
          <table:table-cell office:value-type="float" office:value="770.783" calcext:value-type="float">
            <text:p>770.783</text:p>
          </table:table-cell>
          <table:table-cell office:value-type="float" office:value="787.933" calcext:value-type="float">
            <text:p>787.933</text:p>
          </table:table-cell>
          <table:table-cell office:value-type="float" office:value="773.354" calcext:value-type="float">
            <text:p>773.354</text:p>
          </table:table-cell>
          <table:table-cell office:value-type="float" office:value="771.385" calcext:value-type="float">
            <text:p>771.385</text:p>
          </table:table-cell>
          <table:table-cell office:value-type="float" office:value="769.127" calcext:value-type="float">
            <text:p>769.127</text:p>
          </table:table-cell>
          <table:table-cell table:formula="of:=MIN([.B197:.F197])" office:value-type="float" office:value="769.127" calcext:value-type="float">
            <text:p/>
          </table:table-cell>
          <table:table-cell table:formula="of:=MAX([.B197:.F197])" office:value-type="float" office:value="787.933" calcext:value-type="float">
            <text:p/>
          </table:table-cell>
          <table:table-cell table:formula="of:=AVERAGE([.B197:.F197])" office:value-type="float" office:value="774.5164" calcext:value-type="float">
            <text:p/>
          </table:table-cell>
          <table:table-cell table:formula="of:=[.G197]/[.A197]" office:value-type="float" office:value="3.92411734693878" calcext:value-type="float">
            <text:p/>
          </table:table-cell>
          <table:table-cell table:formula="of:=[.H197]/[.A197]" office:value-type="float" office:value="4.02006632653061" calcext:value-type="float">
            <text:p/>
          </table:table-cell>
          <table:table-cell table:formula="of:=[.I197]/[.A197]" office:value-type="float" office:value="3.95161428571429" calcext:value-type="float">
            <text:p/>
          </table:table-cell>
          <table:table-cell table:formula="of:=[.J197]/[.A197]" office:value-type="float" office:value="0.0200210068721366" calcext:value-type="float">
            <text:p/>
          </table:table-cell>
          <table:table-cell table:formula="of:=[.K197]/[.A197]" office:value-type="float" office:value="0.020510542482299" calcext:value-type="float">
            <text:p/>
          </table:table-cell>
          <table:table-cell table:formula="of:=[.L197]/[.A197]" office:value-type="float" office:value="0.0201612973760933" calcext:value-type="float">
            <text:p/>
          </table:table-cell>
        </table:table-row>
        <table:table-row table:style-name="ro1">
          <table:table-cell office:value-type="float" office:value="197" calcext:value-type="float">
            <text:p>197</text:p>
          </table:table-cell>
          <table:table-cell office:value-type="float" office:value="778.895" calcext:value-type="float">
            <text:p>778.895</text:p>
          </table:table-cell>
          <table:table-cell office:value-type="float" office:value="796.991" calcext:value-type="float">
            <text:p>796.991</text:p>
          </table:table-cell>
          <table:table-cell office:value-type="float" office:value="780.13" calcext:value-type="float">
            <text:p>780.13</text:p>
          </table:table-cell>
          <table:table-cell office:value-type="float" office:value="776.376" calcext:value-type="float">
            <text:p>776.376</text:p>
          </table:table-cell>
          <table:table-cell office:value-type="float" office:value="774.87" calcext:value-type="float">
            <text:p>774.87</text:p>
          </table:table-cell>
          <table:table-cell table:formula="of:=MIN([.B198:.F198])" office:value-type="float" office:value="774.87" calcext:value-type="float">
            <text:p/>
          </table:table-cell>
          <table:table-cell table:formula="of:=MAX([.B198:.F198])" office:value-type="float" office:value="796.991" calcext:value-type="float">
            <text:p/>
          </table:table-cell>
          <table:table-cell table:formula="of:=AVERAGE([.B198:.F198])" office:value-type="float" office:value="781.4524" calcext:value-type="float">
            <text:p/>
          </table:table-cell>
          <table:table-cell table:formula="of:=[.G198]/[.A198]" office:value-type="float" office:value="3.93335025380711" calcext:value-type="float">
            <text:p/>
          </table:table-cell>
          <table:table-cell table:formula="of:=[.H198]/[.A198]" office:value-type="float" office:value="4.04563959390863" calcext:value-type="float">
            <text:p/>
          </table:table-cell>
          <table:table-cell table:formula="of:=[.I198]/[.A198]" office:value-type="float" office:value="3.96676345177665" calcext:value-type="float">
            <text:p/>
          </table:table-cell>
          <table:table-cell table:formula="of:=[.J198]/[.A198]" office:value-type="float" office:value="0.0199662449431833" calcext:value-type="float">
            <text:p/>
          </table:table-cell>
          <table:table-cell table:formula="of:=[.K198]/[.A198]" office:value-type="float" office:value="0.0205362415934448" calcext:value-type="float">
            <text:p/>
          </table:table-cell>
          <table:table-cell table:formula="of:=[.L198]/[.A198]" office:value-type="float" office:value="0.0201358550851607" calcext:value-type="float">
            <text:p/>
          </table:table-cell>
        </table:table-row>
        <table:table-row table:style-name="ro1">
          <table:table-cell office:value-type="float" office:value="198" calcext:value-type="float">
            <text:p>198</text:p>
          </table:table-cell>
          <table:table-cell office:value-type="float" office:value="790.005" calcext:value-type="float">
            <text:p>790.005</text:p>
          </table:table-cell>
          <table:table-cell office:value-type="float" office:value="800.194" calcext:value-type="float">
            <text:p>800.194</text:p>
          </table:table-cell>
          <table:table-cell office:value-type="float" office:value="789.543" calcext:value-type="float">
            <text:p>789.543</text:p>
          </table:table-cell>
          <table:table-cell office:value-type="float" office:value="787.758" calcext:value-type="float">
            <text:p>787.758</text:p>
          </table:table-cell>
          <table:table-cell office:value-type="float" office:value="789.449" calcext:value-type="float">
            <text:p>789.449</text:p>
          </table:table-cell>
          <table:table-cell table:formula="of:=MIN([.B199:.F199])" office:value-type="float" office:value="787.758" calcext:value-type="float">
            <text:p/>
          </table:table-cell>
          <table:table-cell table:formula="of:=MAX([.B199:.F199])" office:value-type="float" office:value="800.194" calcext:value-type="float">
            <text:p/>
          </table:table-cell>
          <table:table-cell table:formula="of:=AVERAGE([.B199:.F199])" office:value-type="float" office:value="791.3898" calcext:value-type="float">
            <text:p/>
          </table:table-cell>
          <table:table-cell table:formula="of:=[.G199]/[.A199]" office:value-type="float" office:value="3.97857575757576" calcext:value-type="float">
            <text:p/>
          </table:table-cell>
          <table:table-cell table:formula="of:=[.H199]/[.A199]" office:value-type="float" office:value="4.04138383838384" calcext:value-type="float">
            <text:p/>
          </table:table-cell>
          <table:table-cell table:formula="of:=[.I199]/[.A199]" office:value-type="float" office:value="3.99691818181818" calcext:value-type="float">
            <text:p/>
          </table:table-cell>
          <table:table-cell table:formula="of:=[.J199]/[.A199]" office:value-type="float" office:value="0.0200938169574533" calcext:value-type="float">
            <text:p/>
          </table:table-cell>
          <table:table-cell table:formula="of:=[.K199]/[.A199]" office:value-type="float" office:value="0.0204110294867871" calcext:value-type="float">
            <text:p/>
          </table:table-cell>
          <table:table-cell table:formula="of:=[.L199]/[.A199]" office:value-type="float" office:value="0.0201864554637282" calcext:value-type="float">
            <text:p/>
          </table:table-cell>
        </table:table-row>
        <table:table-row table:style-name="ro1">
          <table:table-cell office:value-type="float" office:value="199" calcext:value-type="float">
            <text:p>199</text:p>
          </table:table-cell>
          <table:table-cell office:value-type="float" office:value="799.196" calcext:value-type="float">
            <text:p>799.196</text:p>
          </table:table-cell>
          <table:table-cell office:value-type="float" office:value="819.291" calcext:value-type="float">
            <text:p>819.291</text:p>
          </table:table-cell>
          <table:table-cell office:value-type="float" office:value="799.007" calcext:value-type="float">
            <text:p>799.007</text:p>
          </table:table-cell>
          <table:table-cell office:value-type="float" office:value="792.821" calcext:value-type="float">
            <text:p>792.821</text:p>
          </table:table-cell>
          <table:table-cell office:value-type="float" office:value="792.98" calcext:value-type="float">
            <text:p>792.98</text:p>
          </table:table-cell>
          <table:table-cell table:formula="of:=MIN([.B200:.F200])" office:value-type="float" office:value="792.821" calcext:value-type="float">
            <text:p/>
          </table:table-cell>
          <table:table-cell table:formula="of:=MAX([.B200:.F200])" office:value-type="float" office:value="819.291" calcext:value-type="float">
            <text:p/>
          </table:table-cell>
          <table:table-cell table:formula="of:=AVERAGE([.B200:.F200])" office:value-type="float" office:value="800.659" calcext:value-type="float">
            <text:p/>
          </table:table-cell>
          <table:table-cell table:formula="of:=[.G200]/[.A200]" office:value-type="float" office:value="3.98402512562814" calcext:value-type="float">
            <text:p/>
          </table:table-cell>
          <table:table-cell table:formula="of:=[.H200]/[.A200]" office:value-type="float" office:value="4.11704020100503" calcext:value-type="float">
            <text:p/>
          </table:table-cell>
          <table:table-cell table:formula="of:=[.I200]/[.A200]" office:value-type="float" office:value="4.02341206030151" calcext:value-type="float">
            <text:p/>
          </table:table-cell>
          <table:table-cell table:formula="of:=[.J200]/[.A200]" office:value-type="float" office:value="0.0200202267619505" calcext:value-type="float">
            <text:p/>
          </table:table-cell>
          <table:table-cell table:formula="of:=[.K200]/[.A200]" office:value-type="float" office:value="0.0206886442261559" calcext:value-type="float">
            <text:p/>
          </table:table-cell>
          <table:table-cell table:formula="of:=[.L200]/[.A200]" office:value-type="float" office:value="0.0202181510567915" calcext:value-type="float">
            <text:p/>
          </table:table-cell>
        </table:table-row>
        <table:table-row table:style-name="ro1">
          <table:table-cell office:value-type="float" office:value="200" calcext:value-type="float">
            <text:p>200</text:p>
          </table:table-cell>
          <table:table-cell office:value-type="float" office:value="809.641" calcext:value-type="float">
            <text:p>809.641</text:p>
          </table:table-cell>
          <table:table-cell office:value-type="float" office:value="820.197" calcext:value-type="float">
            <text:p>820.197</text:p>
          </table:table-cell>
          <table:table-cell office:value-type="float" office:value="805.87" calcext:value-type="float">
            <text:p>805.87</text:p>
          </table:table-cell>
          <table:table-cell office:value-type="float" office:value="802.002" calcext:value-type="float">
            <text:p>802.002</text:p>
          </table:table-cell>
          <table:table-cell office:value-type="float" office:value="800.877" calcext:value-type="float">
            <text:p>800.877</text:p>
          </table:table-cell>
          <table:table-cell table:formula="of:=MIN([.B201:.F201])" office:value-type="float" office:value="800.877" calcext:value-type="float">
            <text:p/>
          </table:table-cell>
          <table:table-cell table:formula="of:=MAX([.B201:.F201])" office:value-type="float" office:value="820.197" calcext:value-type="float">
            <text:p/>
          </table:table-cell>
          <table:table-cell table:formula="of:=AVERAGE([.B201:.F201])" office:value-type="float" office:value="807.7174" calcext:value-type="float">
            <text:p/>
          </table:table-cell>
          <table:table-cell table:formula="of:=[.G201]/[.A201]" office:value-type="float" office:value="4.004385" calcext:value-type="float">
            <text:p/>
          </table:table-cell>
          <table:table-cell table:formula="of:=[.H201]/[.A201]" office:value-type="float" office:value="4.100985" calcext:value-type="float">
            <text:p/>
          </table:table-cell>
          <table:table-cell table:formula="of:=[.I201]/[.A201]" office:value-type="float" office:value="4.038587" calcext:value-type="float">
            <text:p/>
          </table:table-cell>
          <table:table-cell table:formula="of:=[.J201]/[.A201]" office:value-type="float" office:value="0.020021925" calcext:value-type="float">
            <text:p/>
          </table:table-cell>
          <table:table-cell table:formula="of:=[.K201]/[.A201]" office:value-type="float" office:value="0.020504925" calcext:value-type="float">
            <text:p/>
          </table:table-cell>
          <table:table-cell table:formula="of:=[.L201]/[.A201]" office:value-type="float" office:value="0.020192935" calcext:value-type="float">
            <text:p/>
          </table:table-cell>
        </table:table-row>
        <table:table-row table:style-name="ro1" table:number-rows-repeated="8">
          <table:table-cell table:number-columns-repeated="15"/>
        </table:table-row>
        <table:table-row table:style-name="ro1">
          <table:table-cell/>
          <table:table-cell office:value-type="string" calcext:value-type="string">
            <text:p>Tiempo mínimo / n.n</text:p>
          </table:table-cell>
          <table:table-cell office:value-type="string" calcext:value-type="string">
            <text:p>Tiempo máximo / n.n</text:p>
          </table:table-cell>
          <table:table-cell office:value-type="string" calcext:value-type="string">
            <text:p>Tiempo promedio / n.n</text:p>
          </table:table-cell>
          <table:table-cell table:number-columns-repeated="11"/>
        </table:table-row>
        <table:table-row table:style-name="ro1">
          <table:table-cell office:value-type="float" office:value="11" calcext:value-type="float">
            <text:p>11</text:p>
          </table:table-cell>
          <table:table-cell office:value-type="float" office:value="0.0231570248" calcext:value-type="float">
            <text:p>0.0231570248</text:p>
          </table:table-cell>
          <table:table-cell office:value-type="float" office:value="0.0254380165" calcext:value-type="float">
            <text:p>0.0254380165</text:p>
          </table:table-cell>
          <table:table-cell office:value-type="float" office:value="0.0243338843" calcext:value-type="float">
            <text:p>0.0243338843</text:p>
          </table:table-cell>
          <table:table-cell table:number-columns-repeated="11"/>
        </table:table-row>
        <table:table-row table:style-name="ro1">
          <table:table-cell office:value-type="float" office:value="12" calcext:value-type="float">
            <text:p>12</text:p>
          </table:table-cell>
          <table:table-cell office:value-type="float" office:value="0.0227638889" calcext:value-type="float">
            <text:p>0.0227638889</text:p>
          </table:table-cell>
          <table:table-cell office:value-type="float" office:value="0.0254722222" calcext:value-type="float">
            <text:p>0.0254722222</text:p>
          </table:table-cell>
          <table:table-cell office:value-type="float" office:value="0.0243625" calcext:value-type="float">
            <text:p>0.0243625</text:p>
          </table:table-cell>
          <table:table-cell table:number-columns-repeated="11"/>
        </table:table-row>
        <table:table-row table:style-name="ro1">
          <table:table-cell office:value-type="float" office:value="13" calcext:value-type="float">
            <text:p>13</text:p>
          </table:table-cell>
          <table:table-cell office:value-type="float" office:value="0.0223609467" calcext:value-type="float">
            <text:p>0.0223609467</text:p>
          </table:table-cell>
          <table:table-cell office:value-type="float" office:value="0.0255384615" calcext:value-type="float">
            <text:p>0.0255384615</text:p>
          </table:table-cell>
          <table:table-cell office:value-type="float" office:value="0.0234698225" calcext:value-type="float">
            <text:p>0.0234698225</text:p>
          </table:table-cell>
          <table:table-cell table:number-columns-repeated="11"/>
        </table:table-row>
        <table:table-row table:style-name="ro1">
          <table:table-cell office:value-type="float" office:value="14" calcext:value-type="float">
            <text:p>14</text:p>
          </table:table-cell>
          <table:table-cell office:value-type="float" office:value="0.0224132653" calcext:value-type="float">
            <text:p>0.0224132653</text:p>
          </table:table-cell>
          <table:table-cell office:value-type="float" office:value="0.025372449" calcext:value-type="float">
            <text:p>0.025372449</text:p>
          </table:table-cell>
          <table:table-cell office:value-type="float" office:value="0.0236653061" calcext:value-type="float">
            <text:p>0.0236653061</text:p>
          </table:table-cell>
          <table:table-cell table:number-columns-repeated="11"/>
        </table:table-row>
        <table:table-row table:style-name="ro1">
          <table:table-cell office:value-type="float" office:value="15" calcext:value-type="float">
            <text:p>15</text:p>
          </table:table-cell>
          <table:table-cell office:value-type="float" office:value="0.0219777778" calcext:value-type="float">
            <text:p>0.0219777778</text:p>
          </table:table-cell>
          <table:table-cell office:value-type="float" office:value="0.0226666667" calcext:value-type="float">
            <text:p>0.0226666667</text:p>
          </table:table-cell>
          <table:table-cell office:value-type="float" office:value="0.0222248889" calcext:value-type="float">
            <text:p>0.0222248889</text:p>
          </table:table-cell>
          <table:table-cell table:number-columns-repeated="11"/>
        </table:table-row>
        <table:table-row table:style-name="ro1">
          <table:table-cell office:value-type="float" office:value="16" calcext:value-type="float">
            <text:p>16</text:p>
          </table:table-cell>
          <table:table-cell office:value-type="float" office:value="0.0217539063" calcext:value-type="float">
            <text:p>0.0217539063</text:p>
          </table:table-cell>
          <table:table-cell office:value-type="float" office:value="0.0225742188" calcext:value-type="float">
            <text:p>0.0225742188</text:p>
          </table:table-cell>
          <table:table-cell office:value-type="float" office:value="0.0221039063" calcext:value-type="float">
            <text:p>0.0221039063</text:p>
          </table:table-cell>
          <table:table-cell table:number-columns-repeated="11"/>
        </table:table-row>
        <table:table-row table:style-name="ro1">
          <table:table-cell office:value-type="float" office:value="17" calcext:value-type="float">
            <text:p>17</text:p>
          </table:table-cell>
          <table:table-cell office:value-type="float" office:value="0.0216262976" calcext:value-type="float">
            <text:p>0.0216262976</text:p>
          </table:table-cell>
          <table:table-cell office:value-type="float" office:value="0.0227716263" calcext:value-type="float">
            <text:p>0.0227716263</text:p>
          </table:table-cell>
          <table:table-cell office:value-type="float" office:value="0.022033218" calcext:value-type="float">
            <text:p>0.022033218</text:p>
          </table:table-cell>
          <table:table-cell table:number-columns-repeated="11"/>
        </table:table-row>
        <table:table-row table:style-name="ro1">
          <table:table-cell office:value-type="float" office:value="18" calcext:value-type="float">
            <text:p>18</text:p>
          </table:table-cell>
          <table:table-cell office:value-type="float" office:value="0.0218549383" calcext:value-type="float">
            <text:p>0.0218549383</text:p>
          </table:table-cell>
          <table:table-cell office:value-type="float" office:value="0.0235740741" calcext:value-type="float">
            <text:p>0.0235740741</text:p>
          </table:table-cell>
          <table:table-cell office:value-type="float" office:value="0.0226907407" calcext:value-type="float">
            <text:p>0.0226907407</text:p>
          </table:table-cell>
          <table:table-cell table:number-columns-repeated="11"/>
        </table:table-row>
        <table:table-row table:style-name="ro1">
          <table:table-cell office:value-type="float" office:value="19" calcext:value-type="float">
            <text:p>19</text:p>
          </table:table-cell>
          <table:table-cell office:value-type="float" office:value="0.0215069252" calcext:value-type="float">
            <text:p>0.0215069252</text:p>
          </table:table-cell>
          <table:table-cell office:value-type="float" office:value="0.0244515235" calcext:value-type="float">
            <text:p>0.0244515235</text:p>
          </table:table-cell>
          <table:table-cell office:value-type="float" office:value="0.0228365651" calcext:value-type="float">
            <text:p>0.0228365651</text:p>
          </table:table-cell>
          <table:table-cell table:number-columns-repeated="11"/>
        </table:table-row>
        <table:table-row table:style-name="ro1">
          <table:table-cell office:value-type="float" office:value="20" calcext:value-type="float">
            <text:p>20</text:p>
          </table:table-cell>
          <table:table-cell office:value-type="float" office:value="0.0214575" calcext:value-type="float">
            <text:p>0.0214575</text:p>
          </table:table-cell>
          <table:table-cell office:value-type="float" office:value="0.0227925" calcext:value-type="float">
            <text:p>0.0227925</text:p>
          </table:table-cell>
          <table:table-cell office:value-type="float" office:value="0.0217895" calcext:value-type="float">
            <text:p>0.0217895</text:p>
          </table:table-cell>
          <table:table-cell table:number-columns-repeated="11"/>
        </table:table-row>
        <table:table-row table:style-name="ro1">
          <table:table-cell office:value-type="float" office:value="21" calcext:value-type="float">
            <text:p>21</text:p>
          </table:table-cell>
          <table:table-cell office:value-type="float" office:value="0.0211111111" calcext:value-type="float">
            <text:p>0.0211111111</text:p>
          </table:table-cell>
          <table:table-cell office:value-type="float" office:value="0.0222040816" calcext:value-type="float">
            <text:p>0.0222040816</text:p>
          </table:table-cell>
          <table:table-cell office:value-type="float" office:value="0.0216185941" calcext:value-type="float">
            <text:p>0.0216185941</text:p>
          </table:table-cell>
          <table:table-cell table:number-columns-repeated="11"/>
        </table:table-row>
        <table:table-row table:style-name="ro1">
          <table:table-cell office:value-type="float" office:value="22" calcext:value-type="float">
            <text:p>22</text:p>
          </table:table-cell>
          <table:table-cell office:value-type="float" office:value="0.0215516529" calcext:value-type="float">
            <text:p>0.0215516529</text:p>
          </table:table-cell>
          <table:table-cell office:value-type="float" office:value="0.0224235537" calcext:value-type="float">
            <text:p>0.0224235537</text:p>
          </table:table-cell>
          <table:table-cell office:value-type="float" office:value="0.0219661157" calcext:value-type="float">
            <text:p>0.0219661157</text:p>
          </table:table-cell>
          <table:table-cell table:number-columns-repeated="11"/>
        </table:table-row>
        <table:table-row table:style-name="ro1">
          <table:table-cell office:value-type="float" office:value="23" calcext:value-type="float">
            <text:p>23</text:p>
          </table:table-cell>
          <table:table-cell office:value-type="float" office:value="0.0212551985" calcext:value-type="float">
            <text:p>0.0212551985</text:p>
          </table:table-cell>
          <table:table-cell office:value-type="float" office:value="0.0219073724" calcext:value-type="float">
            <text:p>0.0219073724</text:p>
          </table:table-cell>
          <table:table-cell office:value-type="float" office:value="0.0214544423" calcext:value-type="float">
            <text:p>0.0214544423</text:p>
          </table:table-cell>
          <table:table-cell table:number-columns-repeated="11"/>
        </table:table-row>
        <table:table-row table:style-name="ro1">
          <table:table-cell office:value-type="float" office:value="24" calcext:value-type="float">
            <text:p>24</text:p>
          </table:table-cell>
          <table:table-cell office:value-type="float" office:value="0.0211927083" calcext:value-type="float">
            <text:p>0.0211927083</text:p>
          </table:table-cell>
          <table:table-cell office:value-type="float" office:value="0.0215920139" calcext:value-type="float">
            <text:p>0.0215920139</text:p>
          </table:table-cell>
          <table:table-cell office:value-type="float" office:value="0.0214555556" calcext:value-type="float">
            <text:p>0.0214555556</text:p>
          </table:table-cell>
          <table:table-cell table:number-columns-repeated="11"/>
        </table:table-row>
        <table:table-row table:style-name="ro1">
          <table:table-cell office:value-type="float" office:value="25" calcext:value-type="float">
            <text:p>25</text:p>
          </table:table-cell>
          <table:table-cell office:value-type="float" office:value="0.0210704" calcext:value-type="float">
            <text:p>0.0210704</text:p>
          </table:table-cell>
          <table:table-cell office:value-type="float" office:value="0.0214496" calcext:value-type="float">
            <text:p>0.0214496</text:p>
          </table:table-cell>
          <table:table-cell office:value-type="float" office:value="0.02122752" calcext:value-type="float">
            <text:p>0.02122752</text:p>
          </table:table-cell>
          <table:table-cell table:number-columns-repeated="11"/>
        </table:table-row>
        <table:table-row table:style-name="ro1">
          <table:table-cell office:value-type="float" office:value="26" calcext:value-type="float">
            <text:p>26</text:p>
          </table:table-cell>
          <table:table-cell office:value-type="float" office:value="0.0210576923" calcext:value-type="float">
            <text:p>0.0210576923</text:p>
          </table:table-cell>
          <table:table-cell office:value-type="float" office:value="0.0221449704" calcext:value-type="float">
            <text:p>0.0221449704</text:p>
          </table:table-cell>
          <table:table-cell office:value-type="float" office:value="0.0216286982" calcext:value-type="float">
            <text:p>0.0216286982</text:p>
          </table:table-cell>
          <table:table-cell table:number-columns-repeated="11"/>
        </table:table-row>
        <table:table-row table:style-name="ro1">
          <table:table-cell office:value-type="float" office:value="27" calcext:value-type="float">
            <text:p>27</text:p>
          </table:table-cell>
          <table:table-cell office:value-type="float" office:value="0.021255144" calcext:value-type="float">
            <text:p>0.021255144</text:p>
          </table:table-cell>
          <table:table-cell office:value-type="float" office:value="0.022430727" calcext:value-type="float">
            <text:p>0.022430727</text:p>
          </table:table-cell>
          <table:table-cell office:value-type="float" office:value="0.0216809328" calcext:value-type="float">
            <text:p>0.0216809328</text:p>
          </table:table-cell>
          <table:table-cell table:number-columns-repeated="11"/>
        </table:table-row>
        <table:table-row table:style-name="ro1">
          <table:table-cell office:value-type="float" office:value="28" calcext:value-type="float">
            <text:p>28</text:p>
          </table:table-cell>
          <table:table-cell office:value-type="float" office:value="0.0211734694" calcext:value-type="float">
            <text:p>0.0211734694</text:p>
          </table:table-cell>
          <table:table-cell office:value-type="float" office:value="0.021622449" calcext:value-type="float">
            <text:p>0.021622449</text:p>
          </table:table-cell>
          <table:table-cell office:value-type="float" office:value="0.0213326531" calcext:value-type="float">
            <text:p>0.0213326531</text:p>
          </table:table-cell>
          <table:table-cell table:number-columns-repeated="11"/>
        </table:table-row>
        <table:table-row table:style-name="ro1">
          <table:table-cell office:value-type="float" office:value="29" calcext:value-type="float">
            <text:p>29</text:p>
          </table:table-cell>
          <table:table-cell office:value-type="float" office:value="0.0209690844" calcext:value-type="float">
            <text:p>0.0209690844</text:p>
          </table:table-cell>
          <table:table-cell office:value-type="float" office:value="0.0216706302" calcext:value-type="float">
            <text:p>0.0216706302</text:p>
          </table:table-cell>
          <table:table-cell office:value-type="float" office:value="0.0212551724" calcext:value-type="float">
            <text:p>0.0212551724</text:p>
          </table:table-cell>
          <table:table-cell table:number-columns-repeated="11"/>
        </table:table-row>
        <table:table-row table:style-name="ro1">
          <table:table-cell office:value-type="float" office:value="30" calcext:value-type="float">
            <text:p>30</text:p>
          </table:table-cell>
          <table:table-cell office:value-type="float" office:value="0.0210733333" calcext:value-type="float">
            <text:p>0.0210733333</text:p>
          </table:table-cell>
          <table:table-cell office:value-type="float" office:value="0.0214655556" calcext:value-type="float">
            <text:p>0.0214655556</text:p>
          </table:table-cell>
          <table:table-cell office:value-type="float" office:value="0.0212306667" calcext:value-type="float">
            <text:p>0.0212306667</text:p>
          </table:table-cell>
          <table:table-cell table:number-columns-repeated="11"/>
        </table:table-row>
        <table:table-row table:style-name="ro1">
          <table:table-cell office:value-type="float" office:value="31" calcext:value-type="float">
            <text:p>31</text:p>
          </table:table-cell>
          <table:table-cell office:value-type="float" office:value="0.0211415193" calcext:value-type="float">
            <text:p>0.0211415193</text:p>
          </table:table-cell>
          <table:table-cell office:value-type="float" office:value="0.0218147763" calcext:value-type="float">
            <text:p>0.0218147763</text:p>
          </table:table-cell>
          <table:table-cell office:value-type="float" office:value="0.021469719" calcext:value-type="float">
            <text:p>0.021469719</text:p>
          </table:table-cell>
          <table:table-cell table:number-columns-repeated="11"/>
        </table:table-row>
        <table:table-row table:style-name="ro1">
          <table:table-cell office:value-type="float" office:value="32" calcext:value-type="float">
            <text:p>32</text:p>
          </table:table-cell>
          <table:table-cell office:value-type="float" office:value="0.0210166016" calcext:value-type="float">
            <text:p>0.0210166016</text:p>
          </table:table-cell>
          <table:table-cell office:value-type="float" office:value="0.0214433594" calcext:value-type="float">
            <text:p>0.0214433594</text:p>
          </table:table-cell>
          <table:table-cell office:value-type="float" office:value="0.0211429688" calcext:value-type="float">
            <text:p>0.0211429688</text:p>
          </table:table-cell>
          <table:table-cell table:number-columns-repeated="11"/>
        </table:table-row>
        <table:table-row table:style-name="ro1">
          <table:table-cell office:value-type="float" office:value="33" calcext:value-type="float">
            <text:p>33</text:p>
          </table:table-cell>
          <table:table-cell office:value-type="float" office:value="0.0210835629" calcext:value-type="float">
            <text:p>0.0210835629</text:p>
          </table:table-cell>
          <table:table-cell office:value-type="float" office:value="0.0218181818" calcext:value-type="float">
            <text:p>0.0218181818</text:p>
          </table:table-cell>
          <table:table-cell office:value-type="float" office:value="0.0212918274" calcext:value-type="float">
            <text:p>0.0212918274</text:p>
          </table:table-cell>
          <table:table-cell table:number-columns-repeated="11"/>
        </table:table-row>
        <table:table-row table:style-name="ro1">
          <table:table-cell office:value-type="float" office:value="34" calcext:value-type="float">
            <text:p>34</text:p>
          </table:table-cell>
          <table:table-cell office:value-type="float" office:value="0.0209083045" calcext:value-type="float">
            <text:p>0.0209083045</text:p>
          </table:table-cell>
          <table:table-cell office:value-type="float" office:value="0.0218788927" calcext:value-type="float">
            <text:p>0.0218788927</text:p>
          </table:table-cell>
          <table:table-cell office:value-type="float" office:value="0.0212117647" calcext:value-type="float">
            <text:p>0.0212117647</text:p>
          </table:table-cell>
          <table:table-cell table:number-columns-repeated="11"/>
        </table:table-row>
        <table:table-row table:style-name="ro1">
          <table:table-cell office:value-type="float" office:value="35" calcext:value-type="float">
            <text:p>35</text:p>
          </table:table-cell>
          <table:table-cell office:value-type="float" office:value="0.0208734694" calcext:value-type="float">
            <text:p>0.0208734694</text:p>
          </table:table-cell>
          <table:table-cell office:value-type="float" office:value="0.0210555102" calcext:value-type="float">
            <text:p>0.0210555102</text:p>
          </table:table-cell>
          <table:table-cell office:value-type="float" office:value="0.0209350204" calcext:value-type="float">
            <text:p>0.0209350204</text:p>
          </table:table-cell>
          <table:table-cell table:number-columns-repeated="11"/>
        </table:table-row>
        <table:table-row table:style-name="ro1">
          <table:table-cell office:value-type="float" office:value="36" calcext:value-type="float">
            <text:p>36</text:p>
          </table:table-cell>
          <table:table-cell office:value-type="float" office:value="0.020775463" calcext:value-type="float">
            <text:p>0.020775463</text:p>
          </table:table-cell>
          <table:table-cell office:value-type="float" office:value="0.0210540123" calcext:value-type="float">
            <text:p>0.0210540123</text:p>
          </table:table-cell>
          <table:table-cell office:value-type="float" office:value="0.020928858" calcext:value-type="float">
            <text:p>0.020928858</text:p>
          </table:table-cell>
          <table:table-cell table:number-columns-repeated="11"/>
        </table:table-row>
        <table:table-row table:style-name="ro1">
          <table:table-cell office:value-type="float" office:value="37" calcext:value-type="float">
            <text:p>37</text:p>
          </table:table-cell>
          <table:table-cell office:value-type="float" office:value="0.0207976625" calcext:value-type="float">
            <text:p>0.0207976625</text:p>
          </table:table-cell>
          <table:table-cell office:value-type="float" office:value="0.0211533966" calcext:value-type="float">
            <text:p>0.0211533966</text:p>
          </table:table-cell>
          <table:table-cell office:value-type="float" office:value="0.0209418554" calcext:value-type="float">
            <text:p>0.0209418554</text:p>
          </table:table-cell>
          <table:table-cell table:number-columns-repeated="11"/>
        </table:table-row>
        <table:table-row table:style-name="ro1">
          <table:table-cell office:value-type="float" office:value="38" calcext:value-type="float">
            <text:p>38</text:p>
          </table:table-cell>
          <table:table-cell office:value-type="float" office:value="0.0207015235" calcext:value-type="float">
            <text:p>0.0207015235</text:p>
          </table:table-cell>
          <table:table-cell office:value-type="float" office:value="0.0210810249" calcext:value-type="float">
            <text:p>0.0210810249</text:p>
          </table:table-cell>
          <table:table-cell office:value-type="float" office:value="0.0208533241" calcext:value-type="float">
            <text:p>0.0208533241</text:p>
          </table:table-cell>
          <table:table-cell table:number-columns-repeated="11"/>
        </table:table-row>
        <table:table-row table:style-name="ro1">
          <table:table-cell office:value-type="float" office:value="39" calcext:value-type="float">
            <text:p>39</text:p>
          </table:table-cell>
          <table:table-cell office:value-type="float" office:value="0.0206923077" calcext:value-type="float">
            <text:p>0.0206923077</text:p>
          </table:table-cell>
          <table:table-cell office:value-type="float" office:value="0.021069691" calcext:value-type="float">
            <text:p>0.021069691</text:p>
          </table:table-cell>
          <table:table-cell office:value-type="float" office:value="0.0208251151" calcext:value-type="float">
            <text:p>0.0208251151</text:p>
          </table:table-cell>
          <table:table-cell table:number-columns-repeated="11"/>
        </table:table-row>
        <table:table-row table:style-name="ro1">
          <table:table-cell office:value-type="float" office:value="40" calcext:value-type="float">
            <text:p>40</text:p>
          </table:table-cell>
          <table:table-cell office:value-type="float" office:value="0.020695" calcext:value-type="float">
            <text:p>0.020695</text:p>
          </table:table-cell>
          <table:table-cell office:value-type="float" office:value="0.021" calcext:value-type="float">
            <text:p>0.021</text:p>
          </table:table-cell>
          <table:table-cell office:value-type="float" office:value="0.020820125" calcext:value-type="float">
            <text:p>0.020820125</text:p>
          </table:table-cell>
          <table:table-cell table:number-columns-repeated="11"/>
        </table:table-row>
        <table:table-row table:style-name="ro1">
          <table:table-cell office:value-type="float" office:value="41" calcext:value-type="float">
            <text:p>41</text:p>
          </table:table-cell>
          <table:table-cell office:value-type="float" office:value="0.0208084474" calcext:value-type="float">
            <text:p>0.0208084474</text:p>
          </table:table-cell>
          <table:table-cell office:value-type="float" office:value="0.0211992861" calcext:value-type="float">
            <text:p>0.0211992861</text:p>
          </table:table-cell>
          <table:table-cell office:value-type="float" office:value="0.0209111243" calcext:value-type="float">
            <text:p>0.0209111243</text:p>
          </table:table-cell>
          <table:table-cell table:number-columns-repeated="11"/>
        </table:table-row>
        <table:table-row table:style-name="ro1">
          <table:table-cell office:value-type="float" office:value="42" calcext:value-type="float">
            <text:p>42</text:p>
          </table:table-cell>
          <table:table-cell office:value-type="float" office:value="0.0207352608" calcext:value-type="float">
            <text:p>0.0207352608</text:p>
          </table:table-cell>
          <table:table-cell office:value-type="float" office:value="0.0211717687" calcext:value-type="float">
            <text:p>0.0211717687</text:p>
          </table:table-cell>
          <table:table-cell office:value-type="float" office:value="0.0208963719" calcext:value-type="float">
            <text:p>0.0208963719</text:p>
          </table:table-cell>
          <table:table-cell table:number-columns-repeated="11"/>
        </table:table-row>
        <table:table-row table:style-name="ro1">
          <table:table-cell office:value-type="float" office:value="43" calcext:value-type="float">
            <text:p>43</text:p>
          </table:table-cell>
          <table:table-cell office:value-type="float" office:value="0.0206365603" calcext:value-type="float">
            <text:p>0.0206365603</text:p>
          </table:table-cell>
          <table:table-cell office:value-type="float" office:value="0.021427258" calcext:value-type="float">
            <text:p>0.021427258</text:p>
          </table:table-cell>
          <table:table-cell office:value-type="float" office:value="0.0209213629" calcext:value-type="float">
            <text:p>0.0209213629</text:p>
          </table:table-cell>
          <table:table-cell table:number-columns-repeated="11"/>
        </table:table-row>
        <table:table-row table:style-name="ro1">
          <table:table-cell office:value-type="float" office:value="44" calcext:value-type="float">
            <text:p>44</text:p>
          </table:table-cell>
          <table:table-cell office:value-type="float" office:value="0.0206885331" calcext:value-type="float">
            <text:p>0.0206885331</text:p>
          </table:table-cell>
          <table:table-cell office:value-type="float" office:value="0.0209581612" calcext:value-type="float">
            <text:p>0.0209581612</text:p>
          </table:table-cell>
          <table:table-cell office:value-type="float" office:value="0.0207933884" calcext:value-type="float">
            <text:p>0.0207933884</text:p>
          </table:table-cell>
          <table:table-cell table:number-columns-repeated="11"/>
        </table:table-row>
        <table:table-row table:style-name="ro1">
          <table:table-cell office:value-type="float" office:value="45" calcext:value-type="float">
            <text:p>45</text:p>
          </table:table-cell>
          <table:table-cell office:value-type="float" office:value="0.0208187654" calcext:value-type="float">
            <text:p>0.0208187654</text:p>
          </table:table-cell>
          <table:table-cell office:value-type="float" office:value="0.0211990123" calcext:value-type="float">
            <text:p>0.0211990123</text:p>
          </table:table-cell>
          <table:table-cell office:value-type="float" office:value="0.0209899259" calcext:value-type="float">
            <text:p>0.0209899259</text:p>
          </table:table-cell>
          <table:table-cell table:number-columns-repeated="11"/>
        </table:table-row>
        <table:table-row table:style-name="ro1">
          <table:table-cell office:value-type="float" office:value="46" calcext:value-type="float">
            <text:p>46</text:p>
          </table:table-cell>
          <table:table-cell office:value-type="float" office:value="0.0205396975" calcext:value-type="float">
            <text:p>0.0205396975</text:p>
          </table:table-cell>
          <table:table-cell office:value-type="float" office:value="0.0210155955" calcext:value-type="float">
            <text:p>0.0210155955</text:p>
          </table:table-cell>
          <table:table-cell office:value-type="float" office:value="0.020786862" calcext:value-type="float">
            <text:p>0.020786862</text:p>
          </table:table-cell>
          <table:table-cell table:number-columns-repeated="11"/>
        </table:table-row>
        <table:table-row table:style-name="ro1">
          <table:table-cell office:value-type="float" office:value="47" calcext:value-type="float">
            <text:p>47</text:p>
          </table:table-cell>
          <table:table-cell office:value-type="float" office:value="0.0205536442" calcext:value-type="float">
            <text:p>0.0205536442</text:p>
          </table:table-cell>
          <table:table-cell office:value-type="float" office:value="0.0214440923" calcext:value-type="float">
            <text:p>0.0214440923</text:p>
          </table:table-cell>
          <table:table-cell office:value-type="float" office:value="0.020816478" calcext:value-type="float">
            <text:p>0.020816478</text:p>
          </table:table-cell>
          <table:table-cell table:number-columns-repeated="11"/>
        </table:table-row>
        <table:table-row table:style-name="ro1">
          <table:table-cell office:value-type="float" office:value="48" calcext:value-type="float">
            <text:p>48</text:p>
          </table:table-cell>
          <table:table-cell office:value-type="float" office:value="0.0206480035" calcext:value-type="float">
            <text:p>0.0206480035</text:p>
          </table:table-cell>
          <table:table-cell office:value-type="float" office:value="0.0208650174" calcext:value-type="float">
            <text:p>0.0208650174</text:p>
          </table:table-cell>
          <table:table-cell office:value-type="float" office:value="0.0207289063" calcext:value-type="float">
            <text:p>0.0207289063</text:p>
          </table:table-cell>
          <table:table-cell table:number-columns-repeated="11"/>
        </table:table-row>
        <table:table-row table:style-name="ro1">
          <table:table-cell office:value-type="float" office:value="49" calcext:value-type="float">
            <text:p>49</text:p>
          </table:table-cell>
          <table:table-cell office:value-type="float" office:value="0.0206305706" calcext:value-type="float">
            <text:p>0.0206305706</text:p>
          </table:table-cell>
          <table:table-cell office:value-type="float" office:value="0.0209716785" calcext:value-type="float">
            <text:p>0.0209716785</text:p>
          </table:table-cell>
          <table:table-cell office:value-type="float" office:value="0.0207365264" calcext:value-type="float">
            <text:p>0.0207365264</text:p>
          </table:table-cell>
          <table:table-cell table:number-columns-repeated="11"/>
        </table:table-row>
        <table:table-row table:style-name="ro1">
          <table:table-cell office:value-type="float" office:value="50" calcext:value-type="float">
            <text:p>50</text:p>
          </table:table-cell>
          <table:table-cell office:value-type="float" office:value="0.0206208" calcext:value-type="float">
            <text:p>0.0206208</text:p>
          </table:table-cell>
          <table:table-cell office:value-type="float" office:value="0.0210732" calcext:value-type="float">
            <text:p>0.0210732</text:p>
          </table:table-cell>
          <table:table-cell office:value-type="float" office:value="0.02085584" calcext:value-type="float">
            <text:p>0.02085584</text:p>
          </table:table-cell>
          <table:table-cell table:number-columns-repeated="11"/>
        </table:table-row>
        <table:table-row table:style-name="ro1">
          <table:table-cell office:value-type="float" office:value="51" calcext:value-type="float">
            <text:p>51</text:p>
          </table:table-cell>
          <table:table-cell office:value-type="float" office:value="0.0205432526" calcext:value-type="float">
            <text:p>0.0205432526</text:p>
          </table:table-cell>
          <table:table-cell office:value-type="float" office:value="0.020834679" calcext:value-type="float">
            <text:p>0.020834679</text:p>
          </table:table-cell>
          <table:table-cell office:value-type="float" office:value="0.0207146482" calcext:value-type="float">
            <text:p>0.0207146482</text:p>
          </table:table-cell>
          <table:table-cell table:number-columns-repeated="11"/>
        </table:table-row>
        <table:table-row table:style-name="ro1">
          <table:table-cell office:value-type="float" office:value="52" calcext:value-type="float">
            <text:p>52</text:p>
          </table:table-cell>
          <table:table-cell office:value-type="float" office:value="0.0207015533" calcext:value-type="float">
            <text:p>0.0207015533</text:p>
          </table:table-cell>
          <table:table-cell office:value-type="float" office:value="0.0226460799" calcext:value-type="float">
            <text:p>0.0226460799</text:p>
          </table:table-cell>
          <table:table-cell office:value-type="float" office:value="0.0211598373" calcext:value-type="float">
            <text:p>0.0211598373</text:p>
          </table:table-cell>
          <table:table-cell table:number-columns-repeated="11"/>
        </table:table-row>
        <table:table-row table:style-name="ro1">
          <table:table-cell office:value-type="float" office:value="53" calcext:value-type="float">
            <text:p>53</text:p>
          </table:table-cell>
          <table:table-cell office:value-type="float" office:value="0.0204667141" calcext:value-type="float">
            <text:p>0.0204667141</text:p>
          </table:table-cell>
          <table:table-cell office:value-type="float" office:value="0.0212709149" calcext:value-type="float">
            <text:p>0.0212709149</text:p>
          </table:table-cell>
          <table:table-cell office:value-type="float" office:value="0.0208294055" calcext:value-type="float">
            <text:p>0.0208294055</text:p>
          </table:table-cell>
          <table:table-cell table:number-columns-repeated="11"/>
        </table:table-row>
        <table:table-row table:style-name="ro1">
          <table:table-cell office:value-type="float" office:value="54" calcext:value-type="float">
            <text:p>54</text:p>
          </table:table-cell>
          <table:table-cell office:value-type="float" office:value="0.0210624143" calcext:value-type="float">
            <text:p>0.0210624143</text:p>
          </table:table-cell>
          <table:table-cell office:value-type="float" office:value="0.0221289438" calcext:value-type="float">
            <text:p>0.0221289438</text:p>
          </table:table-cell>
          <table:table-cell office:value-type="float" office:value="0.0216783265" calcext:value-type="float">
            <text:p>0.0216783265</text:p>
          </table:table-cell>
          <table:table-cell table:number-columns-repeated="11"/>
        </table:table-row>
        <table:table-row table:style-name="ro1">
          <table:table-cell office:value-type="float" office:value="55" calcext:value-type="float">
            <text:p>55</text:p>
          </table:table-cell>
          <table:table-cell office:value-type="float" office:value="0.0207461157" calcext:value-type="float">
            <text:p>0.0207461157</text:p>
          </table:table-cell>
          <table:table-cell office:value-type="float" office:value="0.0215461157" calcext:value-type="float">
            <text:p>0.0215461157</text:p>
          </table:table-cell>
          <table:table-cell office:value-type="float" office:value="0.021282314" calcext:value-type="float">
            <text:p>0.021282314</text:p>
          </table:table-cell>
          <table:table-cell table:number-columns-repeated="11"/>
        </table:table-row>
        <table:table-row table:style-name="ro1">
          <table:table-cell office:value-type="float" office:value="56" calcext:value-type="float">
            <text:p>56</text:p>
          </table:table-cell>
          <table:table-cell office:value-type="float" office:value="0.0209470663" calcext:value-type="float">
            <text:p>0.0209470663</text:p>
          </table:table-cell>
          <table:table-cell office:value-type="float" office:value="0.0215172194" calcext:value-type="float">
            <text:p>0.0215172194</text:p>
          </table:table-cell>
          <table:table-cell office:value-type="float" office:value="0.0211745536" calcext:value-type="float">
            <text:p>0.0211745536</text:p>
          </table:table-cell>
          <table:table-cell table:number-columns-repeated="11"/>
        </table:table-row>
        <table:table-row table:style-name="ro1">
          <table:table-cell office:value-type="float" office:value="57" calcext:value-type="float">
            <text:p>57</text:p>
          </table:table-cell>
          <table:table-cell office:value-type="float" office:value="0.0204893813" calcext:value-type="float">
            <text:p>0.0204893813</text:p>
          </table:table-cell>
          <table:table-cell office:value-type="float" office:value="0.0216217298" calcext:value-type="float">
            <text:p>0.0216217298</text:p>
          </table:table-cell>
          <table:table-cell office:value-type="float" office:value="0.0208605109" calcext:value-type="float">
            <text:p>0.0208605109</text:p>
          </table:table-cell>
          <table:table-cell table:number-columns-repeated="11"/>
        </table:table-row>
        <table:table-row table:style-name="ro1">
          <table:table-cell office:value-type="float" office:value="58" calcext:value-type="float">
            <text:p>58</text:p>
          </table:table-cell>
          <table:table-cell office:value-type="float" office:value="0.0205948276" calcext:value-type="float">
            <text:p>0.0205948276</text:p>
          </table:table-cell>
          <table:table-cell office:value-type="float" office:value="0.0209759215" calcext:value-type="float">
            <text:p>0.0209759215</text:p>
          </table:table-cell>
          <table:table-cell office:value-type="float" office:value="0.0206818074" calcext:value-type="float">
            <text:p>0.0206818074</text:p>
          </table:table-cell>
          <table:table-cell table:number-columns-repeated="11"/>
        </table:table-row>
        <table:table-row table:style-name="ro1">
          <table:table-cell office:value-type="float" office:value="59" calcext:value-type="float">
            <text:p>59</text:p>
          </table:table-cell>
          <table:table-cell office:value-type="float" office:value="0.0204912381" calcext:value-type="float">
            <text:p>0.0204912381</text:p>
          </table:table-cell>
          <table:table-cell office:value-type="float" office:value="0.0210135019" calcext:value-type="float">
            <text:p>0.0210135019</text:p>
          </table:table-cell>
          <table:table-cell office:value-type="string" calcext:value-type="string">
            <text:p>Err:509</text:p>
          </table:table-cell>
          <table:table-cell table:number-columns-repeated="11"/>
        </table:table-row>
        <table:table-row table:style-name="ro1">
          <table:table-cell office:value-type="float" office:value="60" calcext:value-type="float">
            <text:p>60</text:p>
          </table:table-cell>
          <table:table-cell office:value-type="float" office:value="0.0204555556" calcext:value-type="float">
            <text:p>0.0204555556</text:p>
          </table:table-cell>
          <table:table-cell office:value-type="float" office:value="0.02138" calcext:value-type="float">
            <text:p>0.02138</text:p>
          </table:table-cell>
          <table:table-cell office:value-type="float" office:value="0.0208246111" calcext:value-type="float">
            <text:p>0.0208246111</text:p>
          </table:table-cell>
          <table:table-cell table:number-columns-repeated="11"/>
        </table:table-row>
        <table:table-row table:style-name="ro1">
          <table:table-cell office:value-type="float" office:value="61" calcext:value-type="float">
            <text:p>61</text:p>
          </table:table-cell>
          <table:table-cell office:value-type="float" office:value="0.020467885" calcext:value-type="float">
            <text:p>0.020467885</text:p>
          </table:table-cell>
          <table:table-cell office:value-type="float" office:value="0.0206600376" calcext:value-type="float">
            <text:p>0.0206600376</text:p>
          </table:table-cell>
          <table:table-cell office:value-type="float" office:value="0.0205522171" calcext:value-type="float">
            <text:p>0.0205522171</text:p>
          </table:table-cell>
          <table:table-cell table:number-columns-repeated="11"/>
        </table:table-row>
        <table:table-row table:style-name="ro1">
          <table:table-cell office:value-type="float" office:value="62" calcext:value-type="float">
            <text:p>62</text:p>
          </table:table-cell>
          <table:table-cell office:value-type="float" office:value="0.0204633195" calcext:value-type="float">
            <text:p>0.0204633195</text:p>
          </table:table-cell>
          <table:table-cell office:value-type="float" office:value="0.0206305931" calcext:value-type="float">
            <text:p>0.0206305931</text:p>
          </table:table-cell>
          <table:table-cell office:value-type="float" office:value="0.0205537981" calcext:value-type="float">
            <text:p>0.0205537981</text:p>
          </table:table-cell>
          <table:table-cell table:number-columns-repeated="11"/>
        </table:table-row>
        <table:table-row table:style-name="ro1">
          <table:table-cell office:value-type="float" office:value="63" calcext:value-type="float">
            <text:p>63</text:p>
          </table:table-cell>
          <table:table-cell office:value-type="float" office:value="0.0204452003" calcext:value-type="float">
            <text:p>0.0204452003</text:p>
          </table:table-cell>
          <table:table-cell office:value-type="float" office:value="0.0211191736" calcext:value-type="float">
            <text:p>0.0211191736</text:p>
          </table:table-cell>
          <table:table-cell office:value-type="float" office:value="0.0206913076" calcext:value-type="float">
            <text:p>0.0206913076</text:p>
          </table:table-cell>
          <table:table-cell table:number-columns-repeated="11"/>
        </table:table-row>
        <table:table-row table:style-name="ro1">
          <table:table-cell office:value-type="float" office:value="64" calcext:value-type="float">
            <text:p>64</text:p>
          </table:table-cell>
          <table:table-cell office:value-type="float" office:value="0.0204145508" calcext:value-type="float">
            <text:p>0.0204145508</text:p>
          </table:table-cell>
          <table:table-cell office:value-type="float" office:value="0.0207331543" calcext:value-type="float">
            <text:p>0.0207331543</text:p>
          </table:table-cell>
          <table:table-cell office:value-type="float" office:value="0.0205522949" calcext:value-type="float">
            <text:p>0.0205522949</text:p>
          </table:table-cell>
          <table:table-cell table:number-columns-repeated="11"/>
        </table:table-row>
        <table:table-row table:style-name="ro1">
          <table:table-cell office:value-type="float" office:value="65" calcext:value-type="float">
            <text:p>65</text:p>
          </table:table-cell>
          <table:table-cell office:value-type="float" office:value="0.0204144379" calcext:value-type="float">
            <text:p>0.0204144379</text:p>
          </table:table-cell>
          <table:table-cell office:value-type="float" office:value="0.0231465089" calcext:value-type="float">
            <text:p>0.0231465089</text:p>
          </table:table-cell>
          <table:table-cell office:value-type="float" office:value="0.0210424142" calcext:value-type="float">
            <text:p>0.0210424142</text:p>
          </table:table-cell>
          <table:table-cell table:number-columns-repeated="11"/>
        </table:table-row>
        <table:table-row table:style-name="ro1">
          <table:table-cell office:value-type="float" office:value="66" calcext:value-type="float">
            <text:p>66</text:p>
          </table:table-cell>
          <table:table-cell office:value-type="float" office:value="0.0204577594" calcext:value-type="float">
            <text:p>0.0204577594</text:p>
          </table:table-cell>
          <table:table-cell office:value-type="float" office:value="0.0212871901" calcext:value-type="float">
            <text:p>0.0212871901</text:p>
          </table:table-cell>
          <table:table-cell office:value-type="float" office:value="0.0207914601" calcext:value-type="float">
            <text:p>0.0207914601</text:p>
          </table:table-cell>
          <table:table-cell table:number-columns-repeated="11"/>
        </table:table-row>
        <table:table-row table:style-name="ro1">
          <table:table-cell office:value-type="float" office:value="67" calcext:value-type="float">
            <text:p>67</text:p>
          </table:table-cell>
          <table:table-cell office:value-type="float" office:value="0.0205633771" calcext:value-type="float">
            <text:p>0.0205633771</text:p>
          </table:table-cell>
          <table:table-cell office:value-type="float" office:value="0.0223276899" calcext:value-type="float">
            <text:p>0.0223276899</text:p>
          </table:table-cell>
          <table:table-cell office:value-type="float" office:value="0.0211228336" calcext:value-type="float">
            <text:p>0.0211228336</text:p>
          </table:table-cell>
          <table:table-cell table:number-columns-repeated="11"/>
        </table:table-row>
        <table:table-row table:style-name="ro1">
          <table:table-cell office:value-type="float" office:value="68" calcext:value-type="float">
            <text:p>68</text:p>
          </table:table-cell>
          <table:table-cell office:value-type="float" office:value="0.0203724048" calcext:value-type="float">
            <text:p>0.0203724048</text:p>
          </table:table-cell>
          <table:table-cell office:value-type="float" office:value="0.0207655709" calcext:value-type="float">
            <text:p>0.0207655709</text:p>
          </table:table-cell>
          <table:table-cell office:value-type="float" office:value="0.0205907007" calcext:value-type="float">
            <text:p>0.0205907007</text:p>
          </table:table-cell>
          <table:table-cell table:number-columns-repeated="11"/>
        </table:table-row>
        <table:table-row table:style-name="ro1">
          <table:table-cell office:value-type="float" office:value="69" calcext:value-type="float">
            <text:p>69</text:p>
          </table:table-cell>
          <table:table-cell office:value-type="float" office:value="0.0203845831" calcext:value-type="float">
            <text:p>0.0203845831</text:p>
          </table:table-cell>
          <table:table-cell office:value-type="float" office:value="0.0210434783" calcext:value-type="float">
            <text:p>0.0210434783</text:p>
          </table:table-cell>
          <table:table-cell office:value-type="float" office:value="0.0205461878" calcext:value-type="float">
            <text:p>0.0205461878</text:p>
          </table:table-cell>
          <table:table-cell table:number-columns-repeated="11"/>
        </table:table-row>
        <table:table-row table:style-name="ro1">
          <table:table-cell office:value-type="float" office:value="70" calcext:value-type="float">
            <text:p>70</text:p>
          </table:table-cell>
          <table:table-cell office:value-type="float" office:value="0.0203567347" calcext:value-type="float">
            <text:p>0.0203567347</text:p>
          </table:table-cell>
          <table:table-cell office:value-type="float" office:value="0.0207363265" calcext:value-type="float">
            <text:p>0.0207363265</text:p>
          </table:table-cell>
          <table:table-cell office:value-type="float" office:value="0.0205533878" calcext:value-type="float">
            <text:p>0.0205533878</text:p>
          </table:table-cell>
          <table:table-cell table:number-columns-repeated="11"/>
        </table:table-row>
        <table:table-row table:style-name="ro1">
          <table:table-cell office:value-type="float" office:value="71" calcext:value-type="float">
            <text:p>71</text:p>
          </table:table-cell>
          <table:table-cell office:value-type="float" office:value="0.0203279111" calcext:value-type="float">
            <text:p>0.0203279111</text:p>
          </table:table-cell>
          <table:table-cell office:value-type="float" office:value="0.0215320373" calcext:value-type="float">
            <text:p>0.0215320373</text:p>
          </table:table-cell>
          <table:table-cell office:value-type="float" office:value="0.0207285062" calcext:value-type="float">
            <text:p>0.0207285062</text:p>
          </table:table-cell>
          <table:table-cell table:number-columns-repeated="11"/>
        </table:table-row>
        <table:table-row table:style-name="ro1">
          <table:table-cell office:value-type="float" office:value="72" calcext:value-type="float">
            <text:p>72</text:p>
          </table:table-cell>
          <table:table-cell office:value-type="float" office:value="0.0203364198" calcext:value-type="float">
            <text:p>0.0203364198</text:p>
          </table:table-cell>
          <table:table-cell office:value-type="float" office:value="0.021404321" calcext:value-type="float">
            <text:p>0.021404321</text:p>
          </table:table-cell>
          <table:table-cell office:value-type="float" office:value="0.0207712963" calcext:value-type="float">
            <text:p>0.0207712963</text:p>
          </table:table-cell>
          <table:table-cell table:number-columns-repeated="11"/>
        </table:table-row>
        <table:table-row table:style-name="ro1">
          <table:table-cell office:value-type="float" office:value="73" calcext:value-type="float">
            <text:p>73</text:p>
          </table:table-cell>
          <table:table-cell office:value-type="float" office:value="0.0202949897" calcext:value-type="float">
            <text:p>0.0202949897</text:p>
          </table:table-cell>
          <table:table-cell office:value-type="float" office:value="0.0212219929" calcext:value-type="float">
            <text:p>0.0212219929</text:p>
          </table:table-cell>
          <table:table-cell office:value-type="float" office:value="0.0206817039" calcext:value-type="float">
            <text:p>0.0206817039</text:p>
          </table:table-cell>
          <table:table-cell table:number-columns-repeated="11"/>
        </table:table-row>
        <table:table-row table:style-name="ro1">
          <table:table-cell office:value-type="float" office:value="74" calcext:value-type="float">
            <text:p>74</text:p>
          </table:table-cell>
          <table:table-cell office:value-type="float" office:value="0.0203840394" calcext:value-type="float">
            <text:p>0.0203840394</text:p>
          </table:table-cell>
          <table:table-cell office:value-type="float" office:value="0.0211939372" calcext:value-type="float">
            <text:p>0.0211939372</text:p>
          </table:table-cell>
          <table:table-cell office:value-type="float" office:value="0.0206692841" calcext:value-type="float">
            <text:p>0.0206692841</text:p>
          </table:table-cell>
          <table:table-cell table:number-columns-repeated="11"/>
        </table:table-row>
        <table:table-row table:style-name="ro1">
          <table:table-cell office:value-type="float" office:value="75" calcext:value-type="float">
            <text:p>75</text:p>
          </table:table-cell>
          <table:table-cell office:value-type="float" office:value="0.0203210667" calcext:value-type="float">
            <text:p>0.0203210667</text:p>
          </table:table-cell>
          <table:table-cell office:value-type="float" office:value="0.0209408" calcext:value-type="float">
            <text:p>0.0209408</text:p>
          </table:table-cell>
          <table:table-cell office:value-type="float" office:value="0.0205873422" calcext:value-type="float">
            <text:p>0.0205873422</text:p>
          </table:table-cell>
          <table:table-cell table:number-columns-repeated="11"/>
        </table:table-row>
        <table:table-row table:style-name="ro1">
          <table:table-cell office:value-type="float" office:value="76" calcext:value-type="float">
            <text:p>76</text:p>
          </table:table-cell>
          <table:table-cell office:value-type="float" office:value="0.0203050554" calcext:value-type="float">
            <text:p>0.0203050554</text:p>
          </table:table-cell>
          <table:table-cell office:value-type="float" office:value="0.0212100069" calcext:value-type="float">
            <text:p>0.0212100069</text:p>
          </table:table-cell>
          <table:table-cell office:value-type="float" office:value="0.0205532202" calcext:value-type="float">
            <text:p>0.0205532202</text:p>
          </table:table-cell>
          <table:table-cell table:number-columns-repeated="11"/>
        </table:table-row>
        <table:table-row table:style-name="ro1">
          <table:table-cell office:value-type="float" office:value="77" calcext:value-type="float">
            <text:p>77</text:p>
          </table:table-cell>
          <table:table-cell office:value-type="float" office:value="0.0204646652" calcext:value-type="float">
            <text:p>0.0204646652</text:p>
          </table:table-cell>
          <table:table-cell office:value-type="float" office:value="0.0215825603" calcext:value-type="float">
            <text:p>0.0215825603</text:p>
          </table:table-cell>
          <table:table-cell office:value-type="float" office:value="0.0207725755" calcext:value-type="float">
            <text:p>0.0207725755</text:p>
          </table:table-cell>
          <table:table-cell table:number-columns-repeated="11"/>
        </table:table-row>
        <table:table-row table:style-name="ro1">
          <table:table-cell office:value-type="float" office:value="78" calcext:value-type="float">
            <text:p>78</text:p>
          </table:table-cell>
          <table:table-cell office:value-type="float" office:value="0.02025" calcext:value-type="float">
            <text:p>0.02025</text:p>
          </table:table-cell>
          <table:table-cell office:value-type="float" office:value="0.0214855358" calcext:value-type="float">
            <text:p>0.0214855358</text:p>
          </table:table-cell>
          <table:table-cell office:value-type="float" office:value="0.0207397436" calcext:value-type="float">
            <text:p>0.0207397436</text:p>
          </table:table-cell>
          <table:table-cell table:number-columns-repeated="11"/>
        </table:table-row>
        <table:table-row table:style-name="ro1">
          <table:table-cell office:value-type="float" office:value="79" calcext:value-type="float">
            <text:p>79</text:p>
          </table:table-cell>
          <table:table-cell office:value-type="float" office:value="0.020382631" calcext:value-type="float">
            <text:p>0.020382631</text:p>
          </table:table-cell>
          <table:table-cell office:value-type="float" office:value="0.0213308765" calcext:value-type="float">
            <text:p>0.0213308765</text:p>
          </table:table-cell>
          <table:table-cell office:value-type="float" office:value="0.0207936549" calcext:value-type="float">
            <text:p>0.0207936549</text:p>
          </table:table-cell>
          <table:table-cell table:number-columns-repeated="11"/>
        </table:table-row>
        <table:table-row table:style-name="ro1">
          <table:table-cell office:value-type="float" office:value="80" calcext:value-type="float">
            <text:p>80</text:p>
          </table:table-cell>
          <table:table-cell office:value-type="float" office:value="0.0203129688" calcext:value-type="float">
            <text:p>0.0203129688</text:p>
          </table:table-cell>
          <table:table-cell office:value-type="float" office:value="0.0209685938" calcext:value-type="float">
            <text:p>0.0209685938</text:p>
          </table:table-cell>
          <table:table-cell office:value-type="float" office:value="0.020512875" calcext:value-type="float">
            <text:p>0.020512875</text:p>
          </table:table-cell>
          <table:table-cell table:number-columns-repeated="11"/>
        </table:table-row>
        <table:table-row table:style-name="ro1">
          <table:table-cell office:value-type="float" office:value="81" calcext:value-type="float">
            <text:p>81</text:p>
          </table:table-cell>
          <table:table-cell office:value-type="float" office:value="0.0202653559" calcext:value-type="float">
            <text:p>0.0202653559</text:p>
          </table:table-cell>
          <table:table-cell office:value-type="float" office:value="0.0207767109" calcext:value-type="float">
            <text:p>0.0207767109</text:p>
          </table:table-cell>
          <table:table-cell office:value-type="float" office:value="0.0204448407" calcext:value-type="float">
            <text:p>0.0204448407</text:p>
          </table:table-cell>
          <table:table-cell table:number-columns-repeated="11"/>
        </table:table-row>
        <table:table-row table:style-name="ro1">
          <table:table-cell office:value-type="float" office:value="82" calcext:value-type="float">
            <text:p>82</text:p>
          </table:table-cell>
          <table:table-cell office:value-type="float" office:value="0.0202232302" calcext:value-type="float">
            <text:p>0.0202232302</text:p>
          </table:table-cell>
          <table:table-cell office:value-type="float" office:value="0.0209831945" calcext:value-type="float">
            <text:p>0.0209831945</text:p>
          </table:table-cell>
          <table:table-cell office:value-type="float" office:value="0.0205131469" calcext:value-type="float">
            <text:p>0.0205131469</text:p>
          </table:table-cell>
          <table:table-cell table:number-columns-repeated="11"/>
        </table:table-row>
        <table:table-row table:style-name="ro1">
          <table:table-cell office:value-type="float" office:value="83" calcext:value-type="float">
            <text:p>83</text:p>
          </table:table-cell>
          <table:table-cell office:value-type="float" office:value="0.0203322688" calcext:value-type="float">
            <text:p>0.0203322688</text:p>
          </table:table-cell>
          <table:table-cell office:value-type="float" office:value="0.0207792132" calcext:value-type="float">
            <text:p>0.0207792132</text:p>
          </table:table-cell>
          <table:table-cell office:value-type="float" office:value="0.0204665409" calcext:value-type="float">
            <text:p>0.0204665409</text:p>
          </table:table-cell>
          <table:table-cell table:number-columns-repeated="11"/>
        </table:table-row>
        <table:table-row table:style-name="ro1">
          <table:table-cell office:value-type="float" office:value="84" calcext:value-type="float">
            <text:p>84</text:p>
          </table:table-cell>
          <table:table-cell office:value-type="float" office:value="0.0203265306" calcext:value-type="float">
            <text:p>0.0203265306</text:p>
          </table:table-cell>
          <table:table-cell office:value-type="float" office:value="0.0207380952" calcext:value-type="float">
            <text:p>0.0207380952</text:p>
          </table:table-cell>
          <table:table-cell office:value-type="float" office:value="0.0204943027" calcext:value-type="float">
            <text:p>0.0204943027</text:p>
          </table:table-cell>
          <table:table-cell table:number-columns-repeated="11"/>
        </table:table-row>
        <table:table-row table:style-name="ro1">
          <table:table-cell office:value-type="float" office:value="85" calcext:value-type="float">
            <text:p>85</text:p>
          </table:table-cell>
          <table:table-cell office:value-type="float" office:value="0.0204179931" calcext:value-type="float">
            <text:p>0.0204179931</text:p>
          </table:table-cell>
          <table:table-cell office:value-type="float" office:value="0.0210049827" calcext:value-type="float">
            <text:p>0.0210049827</text:p>
          </table:table-cell>
          <table:table-cell office:value-type="float" office:value="0.0207849965" calcext:value-type="float">
            <text:p>0.0207849965</text:p>
          </table:table-cell>
          <table:table-cell table:number-columns-repeated="11"/>
        </table:table-row>
        <table:table-row table:style-name="ro1">
          <table:table-cell office:value-type="float" office:value="86" calcext:value-type="float">
            <text:p>86</text:p>
          </table:table-cell>
          <table:table-cell office:value-type="float" office:value="0.0201882098" calcext:value-type="float">
            <text:p>0.0201882098</text:p>
          </table:table-cell>
          <table:table-cell office:value-type="float" office:value="0.021098702" calcext:value-type="float">
            <text:p>0.021098702</text:p>
          </table:table-cell>
          <table:table-cell office:value-type="float" office:value="0.0205018118" calcext:value-type="float">
            <text:p>0.0205018118</text:p>
          </table:table-cell>
          <table:table-cell table:number-columns-repeated="11"/>
        </table:table-row>
        <table:table-row table:style-name="ro1">
          <table:table-cell office:value-type="float" office:value="87" calcext:value-type="float">
            <text:p>87</text:p>
          </table:table-cell>
          <table:table-cell office:value-type="float" office:value="0.0202238076" calcext:value-type="float">
            <text:p>0.0202238076</text:p>
          </table:table-cell>
          <table:table-cell office:value-type="float" office:value="0.0207487119" calcext:value-type="float">
            <text:p>0.0207487119</text:p>
          </table:table-cell>
          <table:table-cell office:value-type="float" office:value="0.0203806315" calcext:value-type="float">
            <text:p>0.0203806315</text:p>
          </table:table-cell>
          <table:table-cell table:number-columns-repeated="11"/>
        </table:table-row>
        <table:table-row table:style-name="ro1">
          <table:table-cell office:value-type="float" office:value="88" calcext:value-type="float">
            <text:p>88</text:p>
          </table:table-cell>
          <table:table-cell office:value-type="float" office:value="0.0203110795" calcext:value-type="float">
            <text:p>0.0203110795</text:p>
          </table:table-cell>
          <table:table-cell office:value-type="float" office:value="0.0208308368" calcext:value-type="float">
            <text:p>0.0208308368</text:p>
          </table:table-cell>
          <table:table-cell office:value-type="float" office:value="0.020450155" calcext:value-type="float">
            <text:p>0.020450155</text:p>
          </table:table-cell>
          <table:table-cell table:number-columns-repeated="11"/>
        </table:table-row>
        <table:table-row table:style-name="ro1">
          <table:table-cell office:value-type="float" office:value="89" calcext:value-type="float">
            <text:p>89</text:p>
          </table:table-cell>
          <table:table-cell office:value-type="float" office:value="0.0201997223" calcext:value-type="float">
            <text:p>0.0201997223</text:p>
          </table:table-cell>
          <table:table-cell office:value-type="float" office:value="0.0208617599" calcext:value-type="float">
            <text:p>0.0208617599</text:p>
          </table:table-cell>
          <table:table-cell office:value-type="float" office:value="0.0204827168" calcext:value-type="float">
            <text:p>0.0204827168</text:p>
          </table:table-cell>
          <table:table-cell table:number-columns-repeated="11"/>
        </table:table-row>
        <table:table-row table:style-name="ro1">
          <table:table-cell office:value-type="float" office:value="90" calcext:value-type="float">
            <text:p>90</text:p>
          </table:table-cell>
          <table:table-cell office:value-type="float" office:value="0.0202796296" calcext:value-type="float">
            <text:p>0.0202796296</text:p>
          </table:table-cell>
          <table:table-cell office:value-type="float" office:value="0.0207551852" calcext:value-type="float">
            <text:p>0.0207551852</text:p>
          </table:table-cell>
          <table:table-cell office:value-type="float" office:value="0.0204289877" calcext:value-type="float">
            <text:p>0.0204289877</text:p>
          </table:table-cell>
          <table:table-cell table:number-columns-repeated="11"/>
        </table:table-row>
        <table:table-row table:style-name="ro1">
          <table:table-cell office:value-type="float" office:value="91" calcext:value-type="float">
            <text:p>91</text:p>
          </table:table-cell>
          <table:table-cell office:value-type="float" office:value="0.0202753291" calcext:value-type="float">
            <text:p>0.0202753291</text:p>
          </table:table-cell>
          <table:table-cell office:value-type="float" office:value="0.0208323874" calcext:value-type="float">
            <text:p>0.0208323874</text:p>
          </table:table-cell>
          <table:table-cell office:value-type="float" office:value="0.0204231132" calcext:value-type="float">
            <text:p>0.0204231132</text:p>
          </table:table-cell>
          <table:table-cell table:number-columns-repeated="11"/>
        </table:table-row>
        <table:table-row table:style-name="ro1">
          <table:table-cell office:value-type="float" office:value="92" calcext:value-type="float">
            <text:p>92</text:p>
          </table:table-cell>
          <table:table-cell office:value-type="float" office:value="0.0202457467" calcext:value-type="float">
            <text:p>0.0202457467</text:p>
          </table:table-cell>
          <table:table-cell office:value-type="float" office:value="0.0206011342" calcext:value-type="float">
            <text:p>0.0206011342</text:p>
          </table:table-cell>
          <table:table-cell office:value-type="float" office:value="0.020407207" calcext:value-type="float">
            <text:p>0.020407207</text:p>
          </table:table-cell>
          <table:table-cell table:number-columns-repeated="11"/>
        </table:table-row>
        <table:table-row table:style-name="ro1">
          <table:table-cell office:value-type="float" office:value="93" calcext:value-type="float">
            <text:p>93</text:p>
          </table:table-cell>
          <table:table-cell office:value-type="float" office:value="0.020205226" calcext:value-type="float">
            <text:p>0.020205226</text:p>
          </table:table-cell>
          <table:table-cell office:value-type="float" office:value="0.020822176" calcext:value-type="float">
            <text:p>0.020822176</text:p>
          </table:table-cell>
          <table:table-cell office:value-type="float" office:value="0.0203528732" calcext:value-type="float">
            <text:p>0.0203528732</text:p>
          </table:table-cell>
          <table:table-cell table:number-columns-repeated="11"/>
        </table:table-row>
        <table:table-row table:style-name="ro1">
          <table:table-cell office:value-type="float" office:value="94" calcext:value-type="float">
            <text:p>94</text:p>
          </table:table-cell>
          <table:table-cell office:value-type="float" office:value="0.0201490493" calcext:value-type="float">
            <text:p>0.0201490493</text:p>
          </table:table-cell>
          <table:table-cell office:value-type="float" office:value="0.0207670892" calcext:value-type="float">
            <text:p>0.0207670892</text:p>
          </table:table-cell>
          <table:table-cell office:value-type="float" office:value="0.0203397239" calcext:value-type="float">
            <text:p>0.0203397239</text:p>
          </table:table-cell>
          <table:table-cell table:number-columns-repeated="11"/>
        </table:table-row>
        <table:table-row table:style-name="ro1">
          <table:table-cell office:value-type="float" office:value="95" calcext:value-type="float">
            <text:p>95</text:p>
          </table:table-cell>
          <table:table-cell office:value-type="float" office:value="0.0201776177" calcext:value-type="float">
            <text:p>0.0201776177</text:p>
          </table:table-cell>
          <table:table-cell office:value-type="float" office:value="0.0207317452" calcext:value-type="float">
            <text:p>0.0207317452</text:p>
          </table:table-cell>
          <table:table-cell office:value-type="float" office:value="0.0203587147" calcext:value-type="float">
            <text:p>0.0203587147</text:p>
          </table:table-cell>
          <table:table-cell table:number-columns-repeated="11"/>
        </table:table-row>
        <table:table-row table:style-name="ro1">
          <table:table-cell office:value-type="float" office:value="96" calcext:value-type="float">
            <text:p>96</text:p>
          </table:table-cell>
          <table:table-cell office:value-type="float" office:value="0.0201148003" calcext:value-type="float">
            <text:p>0.0201148003</text:p>
          </table:table-cell>
          <table:table-cell office:value-type="float" office:value="0.0205348307" calcext:value-type="float">
            <text:p>0.0205348307</text:p>
          </table:table-cell>
          <table:table-cell office:value-type="float" office:value="0.0202923394" calcext:value-type="float">
            <text:p>0.0202923394</text:p>
          </table:table-cell>
          <table:table-cell table:number-columns-repeated="11"/>
        </table:table-row>
        <table:table-row table:style-name="ro1">
          <table:table-cell office:value-type="float" office:value="97" calcext:value-type="float">
            <text:p>97</text:p>
          </table:table-cell>
          <table:table-cell office:value-type="float" office:value="0.0201479435" calcext:value-type="float">
            <text:p>0.0201479435</text:p>
          </table:table-cell>
          <table:table-cell office:value-type="float" office:value="0.0205770007" calcext:value-type="float">
            <text:p>0.0205770007</text:p>
          </table:table-cell>
          <table:table-cell office:value-type="float" office:value="0.0203371453" calcext:value-type="float">
            <text:p>0.0203371453</text:p>
          </table:table-cell>
          <table:table-cell table:number-columns-repeated="11"/>
        </table:table-row>
        <table:table-row table:style-name="ro1">
          <table:table-cell office:value-type="float" office:value="98" calcext:value-type="float">
            <text:p>98</text:p>
          </table:table-cell>
          <table:table-cell office:value-type="float" office:value="0.0203088297" calcext:value-type="float">
            <text:p>0.0203088297</text:p>
          </table:table-cell>
          <table:table-cell office:value-type="float" office:value="0.0208700541" calcext:value-type="float">
            <text:p>0.0208700541</text:p>
          </table:table-cell>
          <table:table-cell office:value-type="float" office:value="0.0204521033" calcext:value-type="float">
            <text:p>0.0204521033</text:p>
          </table:table-cell>
          <table:table-cell table:number-columns-repeated="11"/>
        </table:table-row>
        <table:table-row table:style-name="ro1">
          <table:table-cell office:value-type="float" office:value="99" calcext:value-type="float">
            <text:p>99</text:p>
          </table:table-cell>
          <table:table-cell office:value-type="float" office:value="0.0201635547" calcext:value-type="float">
            <text:p>0.0201635547</text:p>
          </table:table-cell>
          <table:table-cell office:value-type="float" office:value="0.0207325783" calcext:value-type="float">
            <text:p>0.0207325783</text:p>
          </table:table-cell>
          <table:table-cell office:value-type="float" office:value="0.0203713295" calcext:value-type="float">
            <text:p>0.0203713295</text:p>
          </table:table-cell>
          <table:table-cell table:number-columns-repeated="11"/>
        </table:table-row>
        <table:table-row table:style-name="ro1">
          <table:table-cell office:value-type="float" office:value="100" calcext:value-type="float">
            <text:p>100</text:p>
          </table:table-cell>
          <table:table-cell office:value-type="float" office:value="0.0201721" calcext:value-type="float">
            <text:p>0.0201721</text:p>
          </table:table-cell>
          <table:table-cell office:value-type="float" office:value="0.0206931" calcext:value-type="float">
            <text:p>0.0206931</text:p>
          </table:table-cell>
          <table:table-cell office:value-type="float" office:value="0.02031592" calcext:value-type="float">
            <text:p>0.02031592</text:p>
          </table:table-cell>
          <table:table-cell table:number-columns-repeated="11"/>
        </table:table-row>
        <table:table-row table:style-name="ro1">
          <table:table-cell office:value-type="float" office:value="101" calcext:value-type="float">
            <text:p>101</text:p>
          </table:table-cell>
          <table:table-cell office:value-type="float" office:value="0.0201129301" calcext:value-type="float">
            <text:p>0.0201129301</text:p>
          </table:table-cell>
          <table:table-cell office:value-type="float" office:value="0.0204887756" calcext:value-type="float">
            <text:p>0.0204887756</text:p>
          </table:table-cell>
          <table:table-cell office:value-type="float" office:value="0.0202292716" calcext:value-type="float">
            <text:p>0.0202292716</text:p>
          </table:table-cell>
          <table:table-cell table:number-columns-repeated="11"/>
        </table:table-row>
        <table:table-row table:style-name="ro1">
          <table:table-cell office:value-type="float" office:value="102" calcext:value-type="float">
            <text:p>102</text:p>
          </table:table-cell>
          <table:table-cell office:value-type="float" office:value="0.0201499423" calcext:value-type="float">
            <text:p>0.0201499423</text:p>
          </table:table-cell>
          <table:table-cell office:value-type="float" office:value="0.0206466744" calcext:value-type="float">
            <text:p>0.0206466744</text:p>
          </table:table-cell>
          <table:table-cell office:value-type="float" office:value="0.0203176855" calcext:value-type="float">
            <text:p>0.0203176855</text:p>
          </table:table-cell>
          <table:table-cell table:number-columns-repeated="11"/>
        </table:table-row>
        <table:table-row table:style-name="ro1">
          <table:table-cell office:value-type="float" office:value="103" calcext:value-type="float">
            <text:p>103</text:p>
          </table:table-cell>
          <table:table-cell office:value-type="float" office:value="0.0202780658" calcext:value-type="float">
            <text:p>0.0202780658</text:p>
          </table:table-cell>
          <table:table-cell office:value-type="float" office:value="0.0209050806" calcext:value-type="float">
            <text:p>0.0209050806</text:p>
          </table:table-cell>
          <table:table-cell office:value-type="float" office:value="0.0206091055" calcext:value-type="float">
            <text:p>0.0206091055</text:p>
          </table:table-cell>
          <table:table-cell table:number-columns-repeated="11"/>
        </table:table-row>
        <table:table-row table:style-name="ro1">
          <table:table-cell office:value-type="float" office:value="104" calcext:value-type="float">
            <text:p>104</text:p>
          </table:table-cell>
          <table:table-cell office:value-type="float" office:value="0.0201417345" calcext:value-type="float">
            <text:p>0.0201417345</text:p>
          </table:table-cell>
          <table:table-cell office:value-type="float" office:value="0.02081777" calcext:value-type="float">
            <text:p>0.02081777</text:p>
          </table:table-cell>
          <table:table-cell office:value-type="float" office:value="0.0203438794" calcext:value-type="float">
            <text:p>0.0203438794</text:p>
          </table:table-cell>
          <table:table-cell table:number-columns-repeated="11"/>
        </table:table-row>
        <table:table-row table:style-name="ro1">
          <table:table-cell office:value-type="float" office:value="105" calcext:value-type="float">
            <text:p>105</text:p>
          </table:table-cell>
          <table:table-cell office:value-type="float" office:value="0.0201345125" calcext:value-type="float">
            <text:p>0.0201345125</text:p>
          </table:table-cell>
          <table:table-cell office:value-type="float" office:value="0.0207243537" calcext:value-type="float">
            <text:p>0.0207243537</text:p>
          </table:table-cell>
          <table:table-cell office:value-type="float" office:value="0.0202848798" calcext:value-type="float">
            <text:p>0.0202848798</text:p>
          </table:table-cell>
          <table:table-cell table:number-columns-repeated="11"/>
        </table:table-row>
        <table:table-row table:style-name="ro1">
          <table:table-cell office:value-type="float" office:value="106" calcext:value-type="float">
            <text:p>106</text:p>
          </table:table-cell>
          <table:table-cell office:value-type="float" office:value="0.0201050196" calcext:value-type="float">
            <text:p>0.0201050196</text:p>
          </table:table-cell>
          <table:table-cell office:value-type="float" office:value="0.0206179245" calcext:value-type="float">
            <text:p>0.0206179245</text:p>
          </table:table-cell>
          <table:table-cell office:value-type="float" office:value="0.0202600036" calcext:value-type="float">
            <text:p>0.0202600036</text:p>
          </table:table-cell>
          <table:table-cell table:number-columns-repeated="11"/>
        </table:table-row>
        <table:table-row table:style-name="ro1">
          <table:table-cell office:value-type="float" office:value="107" calcext:value-type="float">
            <text:p>107</text:p>
          </table:table-cell>
          <table:table-cell office:value-type="float" office:value="0.0202602847" calcext:value-type="float">
            <text:p>0.0202602847</text:p>
          </table:table-cell>
          <table:table-cell office:value-type="float" office:value="0.0207909861" calcext:value-type="float">
            <text:p>0.0207909861</text:p>
          </table:table-cell>
          <table:table-cell office:value-type="float" office:value="0.0205396978" calcext:value-type="float">
            <text:p>0.0205396978</text:p>
          </table:table-cell>
          <table:table-cell table:number-columns-repeated="11"/>
        </table:table-row>
        <table:table-row table:style-name="ro1">
          <table:table-cell office:value-type="float" office:value="108" calcext:value-type="float">
            <text:p>108</text:p>
          </table:table-cell>
          <table:table-cell office:value-type="float" office:value="0.020158179" calcext:value-type="float">
            <text:p>0.020158179</text:p>
          </table:table-cell>
          <table:table-cell office:value-type="float" office:value="0.0205948217" calcext:value-type="float">
            <text:p>0.0205948217</text:p>
          </table:table-cell>
          <table:table-cell office:value-type="float" office:value="0.0202951818" calcext:value-type="float">
            <text:p>0.0202951818</text:p>
          </table:table-cell>
          <table:table-cell table:number-columns-repeated="11"/>
        </table:table-row>
        <table:table-row table:style-name="ro1">
          <table:table-cell office:value-type="float" office:value="109" calcext:value-type="float">
            <text:p>109</text:p>
          </table:table-cell>
          <table:table-cell office:value-type="float" office:value="0.0201507449" calcext:value-type="float">
            <text:p>0.0201507449</text:p>
          </table:table-cell>
          <table:table-cell office:value-type="float" office:value="0.0208037202" calcext:value-type="float">
            <text:p>0.0208037202</text:p>
          </table:table-cell>
          <table:table-cell office:value-type="float" office:value="0.0203696154" calcext:value-type="float">
            <text:p>0.0203696154</text:p>
          </table:table-cell>
          <table:table-cell table:number-columns-repeated="11"/>
        </table:table-row>
        <table:table-row table:style-name="ro1">
          <table:table-cell office:value-type="float" office:value="110" calcext:value-type="float">
            <text:p>110</text:p>
          </table:table-cell>
          <table:table-cell office:value-type="float" office:value="0.0201007438" calcext:value-type="float">
            <text:p>0.0201007438</text:p>
          </table:table-cell>
          <table:table-cell office:value-type="float" office:value="0.020667438" calcext:value-type="float">
            <text:p>0.020667438</text:p>
          </table:table-cell>
          <table:table-cell office:value-type="float" office:value="0.0203405124" calcext:value-type="float">
            <text:p>0.0203405124</text:p>
          </table:table-cell>
          <table:table-cell table:number-columns-repeated="11"/>
        </table:table-row>
        <table:table-row table:style-name="ro1">
          <table:table-cell office:value-type="float" office:value="111" calcext:value-type="float">
            <text:p>111</text:p>
          </table:table-cell>
          <table:table-cell office:value-type="float" office:value="0.0201089197" calcext:value-type="float">
            <text:p>0.0201089197</text:p>
          </table:table-cell>
          <table:table-cell office:value-type="float" office:value="0.0204256148" calcext:value-type="float">
            <text:p>0.0204256148</text:p>
          </table:table-cell>
          <table:table-cell office:value-type="float" office:value="0.0202616995" calcext:value-type="float">
            <text:p>0.0202616995</text:p>
          </table:table-cell>
          <table:table-cell table:number-columns-repeated="11"/>
        </table:table-row>
        <table:table-row table:style-name="ro1">
          <table:table-cell office:value-type="float" office:value="112" calcext:value-type="float">
            <text:p>112</text:p>
          </table:table-cell>
          <table:table-cell office:value-type="float" office:value="0.0203250957" calcext:value-type="float">
            <text:p>0.0203250957</text:p>
          </table:table-cell>
          <table:table-cell office:value-type="float" office:value="0.0212865115" calcext:value-type="float">
            <text:p>0.0212865115</text:p>
          </table:table-cell>
          <table:table-cell office:value-type="float" office:value="0.0207743463" calcext:value-type="float">
            <text:p>0.0207743463</text:p>
          </table:table-cell>
          <table:table-cell table:number-columns-repeated="11"/>
        </table:table-row>
        <table:table-row table:style-name="ro1">
          <table:table-cell office:value-type="float" office:value="113" calcext:value-type="float">
            <text:p>113</text:p>
          </table:table-cell>
          <table:table-cell office:value-type="float" office:value="0.0201133996" calcext:value-type="float">
            <text:p>0.0201133996</text:p>
          </table:table-cell>
          <table:table-cell office:value-type="float" office:value="0.0207285614" calcext:value-type="float">
            <text:p>0.0207285614</text:p>
          </table:table-cell>
          <table:table-cell office:value-type="float" office:value="0.0204351476" calcext:value-type="float">
            <text:p>0.0204351476</text:p>
          </table:table-cell>
          <table:table-cell table:number-columns-repeated="11"/>
        </table:table-row>
        <table:table-row table:style-name="ro1">
          <table:table-cell office:value-type="float" office:value="114" calcext:value-type="float">
            <text:p>114</text:p>
          </table:table-cell>
          <table:table-cell office:value-type="float" office:value="0.0200640197" calcext:value-type="float">
            <text:p>0.0200640197</text:p>
          </table:table-cell>
          <table:table-cell office:value-type="float" office:value="0.0207750077" calcext:value-type="float">
            <text:p>0.0207750077</text:p>
          </table:table-cell>
          <table:table-cell office:value-type="float" office:value="0.0203945983" calcext:value-type="float">
            <text:p>0.0203945983</text:p>
          </table:table-cell>
          <table:table-cell table:number-columns-repeated="11"/>
        </table:table-row>
        <table:table-row table:style-name="ro1">
          <table:table-cell office:value-type="float" office:value="115" calcext:value-type="float">
            <text:p>115</text:p>
          </table:table-cell>
          <table:table-cell office:value-type="float" office:value="0.0200752363" calcext:value-type="float">
            <text:p>0.0200752363</text:p>
          </table:table-cell>
          <table:table-cell office:value-type="float" office:value="0.0206951985" calcext:value-type="float">
            <text:p>0.0206951985</text:p>
          </table:table-cell>
          <table:table-cell office:value-type="float" office:value="0.0203440454" calcext:value-type="float">
            <text:p>0.0203440454</text:p>
          </table:table-cell>
          <table:table-cell table:number-columns-repeated="11"/>
        </table:table-row>
        <table:table-row table:style-name="ro1">
          <table:table-cell office:value-type="float" office:value="116" calcext:value-type="float">
            <text:p>116</text:p>
          </table:table-cell>
          <table:table-cell office:value-type="float" office:value="0.0201354786" calcext:value-type="float">
            <text:p>0.0201354786</text:p>
          </table:table-cell>
          <table:table-cell office:value-type="float" office:value="0.0207526011" calcext:value-type="float">
            <text:p>0.0207526011</text:p>
          </table:table-cell>
          <table:table-cell office:value-type="float" office:value="0.0204056183" calcext:value-type="float">
            <text:p>0.0204056183</text:p>
          </table:table-cell>
          <table:table-cell table:number-columns-repeated="11"/>
        </table:table-row>
        <table:table-row table:style-name="ro1">
          <table:table-cell office:value-type="float" office:value="117" calcext:value-type="float">
            <text:p>117</text:p>
          </table:table-cell>
          <table:table-cell office:value-type="float" office:value="0.0202494704" calcext:value-type="float">
            <text:p>0.0202494704</text:p>
          </table:table-cell>
          <table:table-cell office:value-type="float" office:value="0.0208134268" calcext:value-type="float">
            <text:p>0.0208134268</text:p>
          </table:table-cell>
          <table:table-cell office:value-type="float" office:value="0.020460618" calcext:value-type="float">
            <text:p>0.020460618</text:p>
          </table:table-cell>
          <table:table-cell table:number-columns-repeated="11"/>
        </table:table-row>
        <table:table-row table:style-name="ro1">
          <table:table-cell office:value-type="float" office:value="118" calcext:value-type="float">
            <text:p>118</text:p>
          </table:table-cell>
          <table:table-cell office:value-type="float" office:value="0.0200869721" calcext:value-type="float">
            <text:p>0.0200869721</text:p>
          </table:table-cell>
          <table:table-cell office:value-type="float" office:value="0.0206668342" calcext:value-type="float">
            <text:p>0.0206668342</text:p>
          </table:table-cell>
          <table:table-cell office:value-type="float" office:value="0.0203397443" calcext:value-type="float">
            <text:p>0.0203397443</text:p>
          </table:table-cell>
          <table:table-cell table:number-columns-repeated="11"/>
        </table:table-row>
        <table:table-row table:style-name="ro1">
          <table:table-cell office:value-type="float" office:value="119" calcext:value-type="float">
            <text:p>119</text:p>
          </table:table-cell>
          <table:table-cell office:value-type="float" office:value="0.0200453358" calcext:value-type="float">
            <text:p>0.0200453358</text:p>
          </table:table-cell>
          <table:table-cell office:value-type="float" office:value="0.0206834263" calcext:value-type="float">
            <text:p>0.0206834263</text:p>
          </table:table-cell>
          <table:table-cell office:value-type="float" office:value="0.0203392698" calcext:value-type="float">
            <text:p>0.0203392698</text:p>
          </table:table-cell>
          <table:table-cell table:number-columns-repeated="11"/>
        </table:table-row>
        <table:table-row table:style-name="ro1">
          <table:table-cell office:value-type="float" office:value="120" calcext:value-type="float">
            <text:p>120</text:p>
          </table:table-cell>
          <table:table-cell office:value-type="float" office:value="0.0202825694" calcext:value-type="float">
            <text:p>0.0202825694</text:p>
          </table:table-cell>
          <table:table-cell office:value-type="float" office:value="0.0206315972" calcext:value-type="float">
            <text:p>0.0206315972</text:p>
          </table:table-cell>
          <table:table-cell office:value-type="float" office:value="0.0204266667" calcext:value-type="float">
            <text:p>0.0204266667</text:p>
          </table:table-cell>
          <table:table-cell table:number-columns-repeated="11"/>
        </table:table-row>
        <table:table-row table:style-name="ro1">
          <table:table-cell office:value-type="float" office:value="121" calcext:value-type="float">
            <text:p>121</text:p>
          </table:table-cell>
          <table:table-cell office:value-type="float" office:value="0.0201070282" calcext:value-type="float">
            <text:p>0.0201070282</text:p>
          </table:table-cell>
          <table:table-cell office:value-type="float" office:value="0.0206234547" calcext:value-type="float">
            <text:p>0.0206234547</text:p>
          </table:table-cell>
          <table:table-cell office:value-type="float" office:value="0.0202822212" calcext:value-type="float">
            <text:p>0.0202822212</text:p>
          </table:table-cell>
          <table:table-cell table:number-columns-repeated="11"/>
        </table:table-row>
        <table:table-row table:style-name="ro1">
          <table:table-cell office:value-type="float" office:value="122" calcext:value-type="float">
            <text:p>122</text:p>
          </table:table-cell>
          <table:table-cell office:value-type="float" office:value="0.0201066917" calcext:value-type="float">
            <text:p>0.0201066917</text:p>
          </table:table-cell>
          <table:table-cell office:value-type="float" office:value="0.0205687987" calcext:value-type="float">
            <text:p>0.0205687987</text:p>
          </table:table-cell>
          <table:table-cell office:value-type="float" office:value="0.0203027009" calcext:value-type="float">
            <text:p>0.0203027009</text:p>
          </table:table-cell>
          <table:table-cell table:number-columns-repeated="11"/>
        </table:table-row>
        <table:table-row table:style-name="ro1">
          <table:table-cell office:value-type="float" office:value="123" calcext:value-type="float">
            <text:p>123</text:p>
          </table:table-cell>
          <table:table-cell office:value-type="float" office:value="0.0200458722" calcext:value-type="float">
            <text:p>0.0200458722</text:p>
          </table:table-cell>
          <table:table-cell office:value-type="float" office:value="0.0207224536" calcext:value-type="float">
            <text:p>0.0207224536</text:p>
          </table:table-cell>
          <table:table-cell office:value-type="float" office:value="0.0202590654" calcext:value-type="float">
            <text:p>0.0202590654</text:p>
          </table:table-cell>
          <table:table-cell table:number-columns-repeated="11"/>
        </table:table-row>
        <table:table-row table:style-name="ro1">
          <table:table-cell office:value-type="float" office:value="124" calcext:value-type="float">
            <text:p>124</text:p>
          </table:table-cell>
          <table:table-cell office:value-type="float" office:value="0.0202366675" calcext:value-type="float">
            <text:p>0.0202366675</text:p>
          </table:table-cell>
          <table:table-cell office:value-type="float" office:value="0.0206651925" calcext:value-type="float">
            <text:p>0.0206651925</text:p>
          </table:table-cell>
          <table:table-cell office:value-type="float" office:value="0.0203830645" calcext:value-type="float">
            <text:p>0.0203830645</text:p>
          </table:table-cell>
          <table:table-cell table:number-columns-repeated="11"/>
        </table:table-row>
        <table:table-row table:style-name="ro1">
          <table:table-cell office:value-type="float" office:value="125" calcext:value-type="float">
            <text:p>125</text:p>
          </table:table-cell>
          <table:table-cell office:value-type="float" office:value="0.020038592" calcext:value-type="float">
            <text:p>0.020038592</text:p>
          </table:table-cell>
          <table:table-cell office:value-type="float" office:value="0.020523072" calcext:value-type="float">
            <text:p>0.020523072</text:p>
          </table:table-cell>
          <table:table-cell office:value-type="float" office:value="0.0202183168" calcext:value-type="float">
            <text:p>0.0202183168</text:p>
          </table:table-cell>
          <table:table-cell table:number-columns-repeated="11"/>
        </table:table-row>
        <table:table-row table:style-name="ro1">
          <table:table-cell office:value-type="float" office:value="126" calcext:value-type="float">
            <text:p>126</text:p>
          </table:table-cell>
          <table:table-cell office:value-type="float" office:value="0.0200994583" calcext:value-type="float">
            <text:p>0.0200994583</text:p>
          </table:table-cell>
          <table:table-cell office:value-type="float" office:value="0.0205420131" calcext:value-type="float">
            <text:p>0.0205420131</text:p>
          </table:table-cell>
          <table:table-cell office:value-type="float" office:value="0.0202424792" calcext:value-type="float">
            <text:p>0.0202424792</text:p>
          </table:table-cell>
          <table:table-cell table:number-columns-repeated="11"/>
        </table:table-row>
        <table:table-row table:style-name="ro1">
          <table:table-cell office:value-type="float" office:value="127" calcext:value-type="float">
            <text:p>127</text:p>
          </table:table-cell>
          <table:table-cell office:value-type="float" office:value="0.0200461281" calcext:value-type="float">
            <text:p>0.0200461281</text:p>
          </table:table-cell>
          <table:table-cell office:value-type="float" office:value="0.020512741" calcext:value-type="float">
            <text:p>0.020512741</text:p>
          </table:table-cell>
          <table:table-cell office:value-type="float" office:value="0.0202251597" calcext:value-type="float">
            <text:p>0.0202251597</text:p>
          </table:table-cell>
          <table:table-cell table:number-columns-repeated="11"/>
        </table:table-row>
        <table:table-row table:style-name="ro1">
          <table:table-cell office:value-type="float" office:value="128" calcext:value-type="float">
            <text:p>128</text:p>
          </table:table-cell>
          <table:table-cell office:value-type="float" office:value="0.0201537476" calcext:value-type="float">
            <text:p>0.0201537476</text:p>
          </table:table-cell>
          <table:table-cell office:value-type="float" office:value="0.0205631714" calcext:value-type="float">
            <text:p>0.0205631714</text:p>
          </table:table-cell>
          <table:table-cell office:value-type="float" office:value="0.0203342529" calcext:value-type="float">
            <text:p>0.0203342529</text:p>
          </table:table-cell>
          <table:table-cell table:number-columns-repeated="11"/>
        </table:table-row>
        <table:table-row table:style-name="ro1">
          <table:table-cell office:value-type="float" office:value="129" calcext:value-type="float">
            <text:p>129</text:p>
          </table:table-cell>
          <table:table-cell office:value-type="float" office:value="0.0200752359" calcext:value-type="float">
            <text:p>0.0200752359</text:p>
          </table:table-cell>
          <table:table-cell office:value-type="float" office:value="0.0202542515" calcext:value-type="float">
            <text:p>0.0202542515</text:p>
          </table:table-cell>
          <table:table-cell office:value-type="float" office:value="0.0201457124" calcext:value-type="float">
            <text:p>0.0201457124</text:p>
          </table:table-cell>
          <table:table-cell table:number-columns-repeated="11"/>
        </table:table-row>
        <table:table-row table:style-name="ro1">
          <table:table-cell office:value-type="float" office:value="130" calcext:value-type="float">
            <text:p>130</text:p>
          </table:table-cell>
          <table:table-cell office:value-type="float" office:value="0.020035858" calcext:value-type="float">
            <text:p>0.020035858</text:p>
          </table:table-cell>
          <table:table-cell office:value-type="float" office:value="0.0212246154" calcext:value-type="float">
            <text:p>0.0212246154</text:p>
          </table:table-cell>
          <table:table-cell office:value-type="float" office:value="0.0204207692" calcext:value-type="float">
            <text:p>0.0204207692</text:p>
          </table:table-cell>
          <table:table-cell table:number-columns-repeated="11"/>
        </table:table-row>
        <table:table-row table:style-name="ro1">
          <table:table-cell office:value-type="float" office:value="131" calcext:value-type="float">
            <text:p>131</text:p>
          </table:table-cell>
          <table:table-cell office:value-type="float" office:value="0.0201052969" calcext:value-type="float">
            <text:p>0.0201052969</text:p>
          </table:table-cell>
          <table:table-cell office:value-type="float" office:value="0.020499796" calcext:value-type="float">
            <text:p>0.020499796</text:p>
          </table:table-cell>
          <table:table-cell office:value-type="float" office:value="0.020246897" calcext:value-type="float">
            <text:p>0.020246897</text:p>
          </table:table-cell>
          <table:table-cell table:number-columns-repeated="11"/>
        </table:table-row>
        <table:table-row table:style-name="ro1">
          <table:table-cell office:value-type="float" office:value="132" calcext:value-type="float">
            <text:p>132</text:p>
          </table:table-cell>
          <table:table-cell office:value-type="float" office:value="0.0201590909" calcext:value-type="float">
            <text:p>0.0201590909</text:p>
          </table:table-cell>
          <table:table-cell office:value-type="float" office:value="0.021037477" calcext:value-type="float">
            <text:p>0.021037477</text:p>
          </table:table-cell>
          <table:table-cell office:value-type="float" office:value="0.0204245638" calcext:value-type="float">
            <text:p>0.0204245638</text:p>
          </table:table-cell>
          <table:table-cell table:number-columns-repeated="11"/>
        </table:table-row>
        <table:table-row table:style-name="ro1">
          <table:table-cell office:value-type="float" office:value="133" calcext:value-type="float">
            <text:p>133</text:p>
          </table:table-cell>
          <table:table-cell office:value-type="float" office:value="0.0200630335" calcext:value-type="float">
            <text:p>0.0200630335</text:p>
          </table:table-cell>
          <table:table-cell office:value-type="float" office:value="0.0206621064" calcext:value-type="float">
            <text:p>0.0206621064</text:p>
          </table:table-cell>
          <table:table-cell office:value-type="float" office:value="0.0202534796" calcext:value-type="float">
            <text:p>0.0202534796</text:p>
          </table:table-cell>
          <table:table-cell table:number-columns-repeated="11"/>
        </table:table-row>
        <table:table-row table:style-name="ro1">
          <table:table-cell office:value-type="float" office:value="134" calcext:value-type="float">
            <text:p>134</text:p>
          </table:table-cell>
          <table:table-cell office:value-type="float" office:value="0.0200360325" calcext:value-type="float">
            <text:p>0.0200360325</text:p>
          </table:table-cell>
          <table:table-cell office:value-type="float" office:value="0.0206689686" calcext:value-type="float">
            <text:p>0.0206689686</text:p>
          </table:table-cell>
          <table:table-cell office:value-type="float" office:value="0.0202071954" calcext:value-type="float">
            <text:p>0.0202071954</text:p>
          </table:table-cell>
          <table:table-cell table:number-columns-repeated="11"/>
        </table:table-row>
        <table:table-row table:style-name="ro1">
          <table:table-cell office:value-type="float" office:value="135" calcext:value-type="float">
            <text:p>135</text:p>
          </table:table-cell>
          <table:table-cell office:value-type="float" office:value="0.0203223594" calcext:value-type="float">
            <text:p>0.0203223594</text:p>
          </table:table-cell>
          <table:table-cell office:value-type="float" office:value="0.0214744033" calcext:value-type="float">
            <text:p>0.0214744033</text:p>
          </table:table-cell>
          <table:table-cell office:value-type="float" office:value="0.0206279177" calcext:value-type="float">
            <text:p>0.0206279177</text:p>
          </table:table-cell>
          <table:table-cell table:number-columns-repeated="11"/>
        </table:table-row>
        <table:table-row table:style-name="ro1">
          <table:table-cell office:value-type="float" office:value="136" calcext:value-type="float">
            <text:p>136</text:p>
          </table:table-cell>
          <table:table-cell office:value-type="float" office:value="0.0200100022" calcext:value-type="float">
            <text:p>0.0200100022</text:p>
          </table:table-cell>
          <table:table-cell office:value-type="float" office:value="0.0204971345" calcext:value-type="float">
            <text:p>0.0204971345</text:p>
          </table:table-cell>
          <table:table-cell office:value-type="float" office:value="0.0202071583" calcext:value-type="float">
            <text:p>0.0202071583</text:p>
          </table:table-cell>
          <table:table-cell table:number-columns-repeated="11"/>
        </table:table-row>
        <table:table-row table:style-name="ro1">
          <table:table-cell office:value-type="float" office:value="137" calcext:value-type="float">
            <text:p>137</text:p>
          </table:table-cell>
          <table:table-cell office:value-type="float" office:value="0.020095743" calcext:value-type="float">
            <text:p>0.020095743</text:p>
          </table:table-cell>
          <table:table-cell office:value-type="float" office:value="0.0206346103" calcext:value-type="float">
            <text:p>0.0206346103</text:p>
          </table:table-cell>
          <table:table-cell office:value-type="float" office:value="0.0203002078" calcext:value-type="float">
            <text:p>0.0203002078</text:p>
          </table:table-cell>
          <table:table-cell table:number-columns-repeated="11"/>
        </table:table-row>
        <table:table-row table:style-name="ro1">
          <table:table-cell office:value-type="float" office:value="138" calcext:value-type="float">
            <text:p>138</text:p>
          </table:table-cell>
          <table:table-cell office:value-type="float" office:value="0.0200820731" calcext:value-type="float">
            <text:p>0.0200820731</text:p>
          </table:table-cell>
          <table:table-cell office:value-type="float" office:value="0.0206337429" calcext:value-type="float">
            <text:p>0.0206337429</text:p>
          </table:table-cell>
          <table:table-cell office:value-type="float" office:value="0.0202361164" calcext:value-type="float">
            <text:p>0.0202361164</text:p>
          </table:table-cell>
          <table:table-cell table:number-columns-repeated="11"/>
        </table:table-row>
        <table:table-row table:style-name="ro1">
          <table:table-cell office:value-type="float" office:value="139" calcext:value-type="float">
            <text:p>139</text:p>
          </table:table-cell>
          <table:table-cell office:value-type="float" office:value="0.0200724083" calcext:value-type="float">
            <text:p>0.0200724083</text:p>
          </table:table-cell>
          <table:table-cell office:value-type="float" office:value="0.0204809792" calcext:value-type="float">
            <text:p>0.0204809792</text:p>
          </table:table-cell>
          <table:table-cell office:value-type="float" office:value="0.0201908493" calcext:value-type="float">
            <text:p>0.0201908493</text:p>
          </table:table-cell>
          <table:table-cell table:number-columns-repeated="11"/>
        </table:table-row>
        <table:table-row table:style-name="ro1">
          <table:table-cell office:value-type="float" office:value="140" calcext:value-type="float">
            <text:p>140</text:p>
          </table:table-cell>
          <table:table-cell office:value-type="float" office:value="0.0201347959" calcext:value-type="float">
            <text:p>0.0201347959</text:p>
          </table:table-cell>
          <table:table-cell office:value-type="float" office:value="0.0205635714" calcext:value-type="float">
            <text:p>0.0205635714</text:p>
          </table:table-cell>
          <table:table-cell office:value-type="float" office:value="0.0203337857" calcext:value-type="float">
            <text:p>0.0203337857</text:p>
          </table:table-cell>
          <table:table-cell table:number-columns-repeated="11"/>
        </table:table-row>
        <table:table-row table:style-name="ro1">
          <table:table-cell office:value-type="float" office:value="141" calcext:value-type="float">
            <text:p>141</text:p>
          </table:table-cell>
          <table:table-cell office:value-type="float" office:value="0.0200546753" calcext:value-type="float">
            <text:p>0.0200546753</text:p>
          </table:table-cell>
          <table:table-cell office:value-type="float" office:value="0.0206834163" calcext:value-type="float">
            <text:p>0.0206834163</text:p>
          </table:table-cell>
          <table:table-cell office:value-type="float" office:value="0.0202818168" calcext:value-type="float">
            <text:p>0.0202818168</text:p>
          </table:table-cell>
          <table:table-cell table:number-columns-repeated="11"/>
        </table:table-row>
        <table:table-row table:style-name="ro1">
          <table:table-cell office:value-type="float" office:value="142" calcext:value-type="float">
            <text:p>142</text:p>
          </table:table-cell>
          <table:table-cell office:value-type="float" office:value="0.0200515771" calcext:value-type="float">
            <text:p>0.0200515771</text:p>
          </table:table-cell>
          <table:table-cell office:value-type="float" office:value="0.0207595219" calcext:value-type="float">
            <text:p>0.0207595219</text:p>
          </table:table-cell>
          <table:table-cell office:value-type="float" office:value="0.0202846459" calcext:value-type="float">
            <text:p>0.0202846459</text:p>
          </table:table-cell>
          <table:table-cell table:number-columns-repeated="11"/>
        </table:table-row>
        <table:table-row table:style-name="ro1">
          <table:table-cell office:value-type="float" office:value="143" calcext:value-type="float">
            <text:p>143</text:p>
          </table:table-cell>
          <table:table-cell office:value-type="float" office:value="0.0201175608" calcext:value-type="float">
            <text:p>0.0201175608</text:p>
          </table:table-cell>
          <table:table-cell office:value-type="float" office:value="0.0207402807" calcext:value-type="float">
            <text:p>0.0207402807</text:p>
          </table:table-cell>
          <table:table-cell office:value-type="float" office:value="0.0203460512" calcext:value-type="float">
            <text:p>0.0203460512</text:p>
          </table:table-cell>
          <table:table-cell table:number-columns-repeated="11"/>
        </table:table-row>
        <table:table-row table:style-name="ro1">
          <table:table-cell office:value-type="float" office:value="144" calcext:value-type="float">
            <text:p>144</text:p>
          </table:table-cell>
          <table:table-cell office:value-type="float" office:value="0.0200663098" calcext:value-type="float">
            <text:p>0.0200663098</text:p>
          </table:table-cell>
          <table:table-cell office:value-type="float" office:value="0.0206521026" calcext:value-type="float">
            <text:p>0.0206521026</text:p>
          </table:table-cell>
          <table:table-cell office:value-type="float" office:value="0.0202374807" calcext:value-type="float">
            <text:p>0.0202374807</text:p>
          </table:table-cell>
          <table:table-cell table:number-columns-repeated="11"/>
        </table:table-row>
        <table:table-row table:style-name="ro1">
          <table:table-cell office:value-type="float" office:value="145" calcext:value-type="float">
            <text:p>145</text:p>
          </table:table-cell>
          <table:table-cell office:value-type="float" office:value="0.0200813793" calcext:value-type="float">
            <text:p>0.0200813793</text:p>
          </table:table-cell>
          <table:table-cell office:value-type="float" office:value="0.0206866587" calcext:value-type="float">
            <text:p>0.0206866587</text:p>
          </table:table-cell>
          <table:table-cell office:value-type="float" office:value="0.0202519572" calcext:value-type="float">
            <text:p>0.0202519572</text:p>
          </table:table-cell>
          <table:table-cell table:number-columns-repeated="11"/>
        </table:table-row>
        <table:table-row table:style-name="ro1">
          <table:table-cell office:value-type="float" office:value="146" calcext:value-type="float">
            <text:p>146</text:p>
          </table:table-cell>
          <table:table-cell office:value-type="float" office:value="0.0201423344" calcext:value-type="float">
            <text:p>0.0201423344</text:p>
          </table:table-cell>
          <table:table-cell office:value-type="float" office:value="0.0207075905" calcext:value-type="float">
            <text:p>0.0207075905</text:p>
          </table:table-cell>
          <table:table-cell office:value-type="float" office:value="0.0203623381" calcext:value-type="float">
            <text:p>0.0203623381</text:p>
          </table:table-cell>
          <table:table-cell table:number-columns-repeated="11"/>
        </table:table-row>
        <table:table-row table:style-name="ro1">
          <table:table-cell office:value-type="float" office:value="147" calcext:value-type="float">
            <text:p>147</text:p>
          </table:table-cell>
          <table:table-cell office:value-type="float" office:value="0.0200223981" calcext:value-type="float">
            <text:p>0.0200223981</text:p>
          </table:table-cell>
          <table:table-cell office:value-type="float" office:value="0.0207162293" calcext:value-type="float">
            <text:p>0.0207162293</text:p>
          </table:table-cell>
          <table:table-cell office:value-type="float" office:value="0.0202932945" calcext:value-type="float">
            <text:p>0.0202932945</text:p>
          </table:table-cell>
          <table:table-cell table:number-columns-repeated="11"/>
        </table:table-row>
        <table:table-row table:style-name="ro1">
          <table:table-cell office:value-type="float" office:value="148" calcext:value-type="float">
            <text:p>148</text:p>
          </table:table-cell>
          <table:table-cell office:value-type="float" office:value="0.0200928598" calcext:value-type="float">
            <text:p>0.0200928598</text:p>
          </table:table-cell>
          <table:table-cell office:value-type="float" office:value="0.0209555332" calcext:value-type="float">
            <text:p>0.0209555332</text:p>
          </table:table-cell>
          <table:table-cell office:value-type="float" office:value="0.0204334733" calcext:value-type="float">
            <text:p>0.0204334733</text:p>
          </table:table-cell>
          <table:table-cell table:number-columns-repeated="11"/>
        </table:table-row>
        <table:table-row table:style-name="ro1">
          <table:table-cell office:value-type="float" office:value="149" calcext:value-type="float">
            <text:p>149</text:p>
          </table:table-cell>
          <table:table-cell office:value-type="float" office:value="0.0201002658" calcext:value-type="float">
            <text:p>0.0201002658</text:p>
          </table:table-cell>
          <table:table-cell office:value-type="float" office:value="0.0207945138" calcext:value-type="float">
            <text:p>0.0207945138</text:p>
          </table:table-cell>
          <table:table-cell office:value-type="float" office:value="0.020397955" calcext:value-type="float">
            <text:p>0.020397955</text:p>
          </table:table-cell>
          <table:table-cell table:number-columns-repeated="11"/>
        </table:table-row>
        <table:table-row table:style-name="ro1">
          <table:table-cell office:value-type="float" office:value="150" calcext:value-type="float">
            <text:p>150</text:p>
          </table:table-cell>
          <table:table-cell office:value-type="float" office:value="0.0200557778" calcext:value-type="float">
            <text:p>0.0200557778</text:p>
          </table:table-cell>
          <table:table-cell office:value-type="float" office:value="0.0205552444" calcext:value-type="float">
            <text:p>0.0205552444</text:p>
          </table:table-cell>
          <table:table-cell office:value-type="float" office:value="0.0202677333" calcext:value-type="float">
            <text:p>0.0202677333</text:p>
          </table:table-cell>
          <table:table-cell table:number-columns-repeated="11"/>
        </table:table-row>
        <table:table-row table:style-name="ro1">
          <table:table-cell office:value-type="float" office:value="151" calcext:value-type="float">
            <text:p>151</text:p>
          </table:table-cell>
          <table:table-cell office:value-type="float" office:value="0.0200595588" calcext:value-type="float">
            <text:p>0.0200595588</text:p>
          </table:table-cell>
          <table:table-cell office:value-type="float" office:value="0.0204936187" calcext:value-type="float">
            <text:p>0.0204936187</text:p>
          </table:table-cell>
          <table:table-cell office:value-type="float" office:value="0.0202939783" calcext:value-type="float">
            <text:p>0.0202939783</text:p>
          </table:table-cell>
          <table:table-cell table:number-columns-repeated="11"/>
        </table:table-row>
        <table:table-row table:style-name="ro1">
          <table:table-cell office:value-type="float" office:value="152" calcext:value-type="float">
            <text:p>152</text:p>
          </table:table-cell>
          <table:table-cell office:value-type="float" office:value="0.0201259089" calcext:value-type="float">
            <text:p>0.0201259089</text:p>
          </table:table-cell>
          <table:table-cell office:value-type="float" office:value="0.0205149758" calcext:value-type="float">
            <text:p>0.0205149758</text:p>
          </table:table-cell>
          <table:table-cell office:value-type="float" office:value="0.0203137725" calcext:value-type="float">
            <text:p>0.0203137725</text:p>
          </table:table-cell>
          <table:table-cell table:number-columns-repeated="11"/>
        </table:table-row>
        <table:table-row table:style-name="ro1">
          <table:table-cell office:value-type="float" office:value="153" calcext:value-type="float">
            <text:p>153</text:p>
          </table:table-cell>
          <table:table-cell office:value-type="float" office:value="0.0200513051" calcext:value-type="float">
            <text:p>0.0200513051</text:p>
          </table:table-cell>
          <table:table-cell office:value-type="float" office:value="0.0207983681" calcext:value-type="float">
            <text:p>0.0207983681</text:p>
          </table:table-cell>
          <table:table-cell office:value-type="float" office:value="0.0203260712" calcext:value-type="float">
            <text:p>0.0203260712</text:p>
          </table:table-cell>
          <table:table-cell table:number-columns-repeated="11"/>
        </table:table-row>
        <table:table-row table:style-name="ro1">
          <table:table-cell office:value-type="float" office:value="154" calcext:value-type="float">
            <text:p>154</text:p>
          </table:table-cell>
          <table:table-cell office:value-type="float" office:value="0.0200197757" calcext:value-type="float">
            <text:p>0.0200197757</text:p>
          </table:table-cell>
          <table:table-cell office:value-type="float" office:value="0.0205551105" calcext:value-type="float">
            <text:p>0.0205551105</text:p>
          </table:table-cell>
          <table:table-cell office:value-type="float" office:value="0.0202339771" calcext:value-type="float">
            <text:p>0.0202339771</text:p>
          </table:table-cell>
          <table:table-cell table:number-columns-repeated="11"/>
        </table:table-row>
        <table:table-row table:style-name="ro1">
          <table:table-cell office:value-type="float" office:value="155" calcext:value-type="float">
            <text:p>155</text:p>
          </table:table-cell>
          <table:table-cell office:value-type="float" office:value="0.0201019771" calcext:value-type="float">
            <text:p>0.0201019771</text:p>
          </table:table-cell>
          <table:table-cell office:value-type="float" office:value="0.0207013111" calcext:value-type="float">
            <text:p>0.0207013111</text:p>
          </table:table-cell>
          <table:table-cell office:value-type="float" office:value="0.0203224974" calcext:value-type="float">
            <text:p>0.0203224974</text:p>
          </table:table-cell>
          <table:table-cell table:number-columns-repeated="11"/>
        </table:table-row>
        <table:table-row table:style-name="ro1">
          <table:table-cell office:value-type="float" office:value="156" calcext:value-type="float">
            <text:p>156</text:p>
          </table:table-cell>
          <table:table-cell office:value-type="float" office:value="0.0200688692" calcext:value-type="float">
            <text:p>0.0200688692</text:p>
          </table:table-cell>
          <table:table-cell office:value-type="float" office:value="0.0205883465" calcext:value-type="float">
            <text:p>0.0205883465</text:p>
          </table:table-cell>
          <table:table-cell office:value-type="float" office:value="0.0202982577" calcext:value-type="float">
            <text:p>0.0202982577</text:p>
          </table:table-cell>
          <table:table-cell table:number-columns-repeated="11"/>
        </table:table-row>
        <table:table-row table:style-name="ro1">
          <table:table-cell office:value-type="float" office:value="157" calcext:value-type="float">
            <text:p>157</text:p>
          </table:table-cell>
          <table:table-cell office:value-type="float" office:value="0.0200518074" calcext:value-type="float">
            <text:p>0.0200518074</text:p>
          </table:table-cell>
          <table:table-cell office:value-type="float" office:value="0.0205713011" calcext:value-type="float">
            <text:p>0.0205713011</text:p>
          </table:table-cell>
          <table:table-cell office:value-type="float" office:value="0.0202530407" calcext:value-type="float">
            <text:p>0.0202530407</text:p>
          </table:table-cell>
          <table:table-cell table:number-columns-repeated="11"/>
        </table:table-row>
        <table:table-row table:style-name="ro1">
          <table:table-cell office:value-type="float" office:value="158" calcext:value-type="float">
            <text:p>158</text:p>
          </table:table-cell>
          <table:table-cell office:value-type="float" office:value="0.0200920926" calcext:value-type="float">
            <text:p>0.0200920926</text:p>
          </table:table-cell>
          <table:table-cell office:value-type="float" office:value="0.0206417241" calcext:value-type="float">
            <text:p>0.0206417241</text:p>
          </table:table-cell>
          <table:table-cell office:value-type="float" office:value="0.0203321904" calcext:value-type="float">
            <text:p>0.0203321904</text:p>
          </table:table-cell>
          <table:table-cell table:number-columns-repeated="11"/>
        </table:table-row>
        <table:table-row table:style-name="ro1">
          <table:table-cell office:value-type="float" office:value="159" calcext:value-type="float">
            <text:p>159</text:p>
          </table:table-cell>
          <table:table-cell office:value-type="float" office:value="0.019993948" calcext:value-type="float">
            <text:p>0.019993948</text:p>
          </table:table-cell>
          <table:table-cell office:value-type="float" office:value="0.0203588466" calcext:value-type="float">
            <text:p>0.0203588466</text:p>
          </table:table-cell>
          <table:table-cell office:value-type="float" office:value="0.0201650093" calcext:value-type="float">
            <text:p>0.0201650093</text:p>
          </table:table-cell>
          <table:table-cell table:number-columns-repeated="11"/>
        </table:table-row>
        <table:table-row table:style-name="ro1">
          <table:table-cell office:value-type="float" office:value="160" calcext:value-type="float">
            <text:p>160</text:p>
          </table:table-cell>
          <table:table-cell office:value-type="float" office:value="0.0200316406" calcext:value-type="float">
            <text:p>0.0200316406</text:p>
          </table:table-cell>
          <table:table-cell office:value-type="float" office:value="0.0203354297" calcext:value-type="float">
            <text:p>0.0203354297</text:p>
          </table:table-cell>
          <table:table-cell office:value-type="float" office:value="0.0201613828" calcext:value-type="float">
            <text:p>0.0201613828</text:p>
          </table:table-cell>
          <table:table-cell table:number-columns-repeated="11"/>
        </table:table-row>
        <table:table-row table:style-name="ro1">
          <table:table-cell office:value-type="float" office:value="161" calcext:value-type="float">
            <text:p>161</text:p>
          </table:table-cell>
          <table:table-cell office:value-type="float" office:value="0.0201004591" calcext:value-type="float">
            <text:p>0.0201004591</text:p>
          </table:table-cell>
          <table:table-cell office:value-type="float" office:value="0.0206667953" calcext:value-type="float">
            <text:p>0.0206667953</text:p>
          </table:table-cell>
          <table:table-cell office:value-type="float" office:value="0.0202176768" calcext:value-type="float">
            <text:p>0.0202176768</text:p>
          </table:table-cell>
          <table:table-cell table:number-columns-repeated="11"/>
        </table:table-row>
        <table:table-row table:style-name="ro1">
          <table:table-cell office:value-type="float" office:value="162" calcext:value-type="float">
            <text:p>162</text:p>
          </table:table-cell>
          <table:table-cell office:value-type="float" office:value="0.0200329599" calcext:value-type="float">
            <text:p>0.0200329599</text:p>
          </table:table-cell>
          <table:table-cell office:value-type="float" office:value="0.0205966316" calcext:value-type="float">
            <text:p>0.0205966316</text:p>
          </table:table-cell>
          <table:table-cell office:value-type="float" office:value="0.0202008993" calcext:value-type="float">
            <text:p>0.0202008993</text:p>
          </table:table-cell>
          <table:table-cell table:number-columns-repeated="11"/>
        </table:table-row>
        <table:table-row table:style-name="ro1">
          <table:table-cell office:value-type="float" office:value="163" calcext:value-type="float">
            <text:p>163</text:p>
          </table:table-cell>
          <table:table-cell office:value-type="float" office:value="0.0200793406" calcext:value-type="float">
            <text:p>0.0200793406</text:p>
          </table:table-cell>
          <table:table-cell office:value-type="float" office:value="0.020963002" calcext:value-type="float">
            <text:p>0.020963002</text:p>
          </table:table-cell>
          <table:table-cell office:value-type="float" office:value="0.0203793142" calcext:value-type="float">
            <text:p>0.0203793142</text:p>
          </table:table-cell>
          <table:table-cell table:number-columns-repeated="11"/>
        </table:table-row>
        <table:table-row table:style-name="ro1">
          <table:table-cell office:value-type="float" office:value="164" calcext:value-type="float">
            <text:p>164</text:p>
          </table:table-cell>
          <table:table-cell office:value-type="float" office:value="0.0200106336" calcext:value-type="float">
            <text:p>0.0200106336</text:p>
          </table:table-cell>
          <table:table-cell office:value-type="float" office:value="0.0207267252" calcext:value-type="float">
            <text:p>0.0207267252</text:p>
          </table:table-cell>
          <table:table-cell office:value-type="float" office:value="0.0202424747" calcext:value-type="float">
            <text:p>0.0202424747</text:p>
          </table:table-cell>
          <table:table-cell table:number-columns-repeated="11"/>
        </table:table-row>
        <table:table-row table:style-name="ro1">
          <table:table-cell office:value-type="float" office:value="165" calcext:value-type="float">
            <text:p>165</text:p>
          </table:table-cell>
          <table:table-cell office:value-type="float" office:value="0.0201231956" calcext:value-type="float">
            <text:p>0.0201231956</text:p>
          </table:table-cell>
          <table:table-cell office:value-type="float" office:value="0.0206831589" calcext:value-type="float">
            <text:p>0.0206831589</text:p>
          </table:table-cell>
          <table:table-cell office:value-type="float" office:value="0.0202571093" calcext:value-type="float">
            <text:p>0.0202571093</text:p>
          </table:table-cell>
          <table:table-cell table:number-columns-repeated="11"/>
        </table:table-row>
        <table:table-row table:style-name="ro1">
          <table:table-cell office:value-type="float" office:value="166" calcext:value-type="float">
            <text:p>166</text:p>
          </table:table-cell>
          <table:table-cell office:value-type="float" office:value="0.0200050806" calcext:value-type="float">
            <text:p>0.0200050806</text:p>
          </table:table-cell>
          <table:table-cell office:value-type="float" office:value="0.0206612716" calcext:value-type="float">
            <text:p>0.0206612716</text:p>
          </table:table-cell>
          <table:table-cell office:value-type="float" office:value="0.0201958122" calcext:value-type="float">
            <text:p>0.0201958122</text:p>
          </table:table-cell>
          <table:table-cell table:number-columns-repeated="11"/>
        </table:table-row>
        <table:table-row table:style-name="ro1">
          <table:table-cell office:value-type="float" office:value="167" calcext:value-type="float">
            <text:p>167</text:p>
          </table:table-cell>
          <table:table-cell office:value-type="float" office:value="0.0200265696" calcext:value-type="float">
            <text:p>0.0200265696</text:p>
          </table:table-cell>
          <table:table-cell office:value-type="float" office:value="0.0207065151" calcext:value-type="float">
            <text:p>0.0207065151</text:p>
          </table:table-cell>
          <table:table-cell office:value-type="float" office:value="0.0202383879" calcext:value-type="float">
            <text:p>0.0202383879</text:p>
          </table:table-cell>
          <table:table-cell table:number-columns-repeated="11"/>
        </table:table-row>
        <table:table-row table:style-name="ro1">
          <table:table-cell office:value-type="float" office:value="168" calcext:value-type="float">
            <text:p>168</text:p>
          </table:table-cell>
          <table:table-cell office:value-type="float" office:value="0.020038407" calcext:value-type="float">
            <text:p>0.020038407</text:p>
          </table:table-cell>
          <table:table-cell office:value-type="float" office:value="0.0204944728" calcext:value-type="float">
            <text:p>0.0204944728</text:p>
          </table:table-cell>
          <table:table-cell office:value-type="float" office:value="0.0201880031" calcext:value-type="float">
            <text:p>0.0201880031</text:p>
          </table:table-cell>
          <table:table-cell table:number-columns-repeated="11"/>
        </table:table-row>
        <table:table-row table:style-name="ro1">
          <table:table-cell office:value-type="float" office:value="169" calcext:value-type="float">
            <text:p>169</text:p>
          </table:table-cell>
          <table:table-cell office:value-type="float" office:value="0.0199838241" calcext:value-type="float">
            <text:p>0.0199838241</text:p>
          </table:table-cell>
          <table:table-cell office:value-type="float" office:value="0.0208154126" calcext:value-type="float">
            <text:p>0.0208154126</text:p>
          </table:table-cell>
          <table:table-cell office:value-type="float" office:value="0.0202614404" calcext:value-type="float">
            <text:p>0.0202614404</text:p>
          </table:table-cell>
          <table:table-cell table:number-columns-repeated="11"/>
        </table:table-row>
        <table:table-row table:style-name="ro1">
          <table:table-cell office:value-type="float" office:value="170" calcext:value-type="float">
            <text:p>170</text:p>
          </table:table-cell>
          <table:table-cell office:value-type="float" office:value="0.0200851211" calcext:value-type="float">
            <text:p>0.0200851211</text:p>
          </table:table-cell>
          <table:table-cell office:value-type="float" office:value="0.020489308" calcext:value-type="float">
            <text:p>0.020489308</text:p>
          </table:table-cell>
          <table:table-cell office:value-type="float" office:value="0.020244436" calcext:value-type="float">
            <text:p>0.020244436</text:p>
          </table:table-cell>
          <table:table-cell table:number-columns-repeated="11"/>
        </table:table-row>
        <table:table-row table:style-name="ro1">
          <table:table-cell office:value-type="float" office:value="171" calcext:value-type="float">
            <text:p>171</text:p>
          </table:table-cell>
          <table:table-cell office:value-type="float" office:value="0.0199668616" calcext:value-type="float">
            <text:p>0.0199668616</text:p>
          </table:table-cell>
          <table:table-cell office:value-type="float" office:value="0.0209295852" calcext:value-type="float">
            <text:p>0.0209295852</text:p>
          </table:table-cell>
          <table:table-cell office:value-type="float" office:value="0.0202957354" calcext:value-type="float">
            <text:p>0.0202957354</text:p>
          </table:table-cell>
          <table:table-cell table:number-columns-repeated="11"/>
        </table:table-row>
        <table:table-row table:style-name="ro1">
          <table:table-cell office:value-type="float" office:value="172" calcext:value-type="float">
            <text:p>172</text:p>
          </table:table-cell>
          <table:table-cell office:value-type="float" office:value="0.0200446525" calcext:value-type="float">
            <text:p>0.0200446525</text:p>
          </table:table-cell>
          <table:table-cell office:value-type="float" office:value="0.0206747566" calcext:value-type="float">
            <text:p>0.0206747566</text:p>
          </table:table-cell>
          <table:table-cell office:value-type="float" office:value="0.0203079773" calcext:value-type="float">
            <text:p>0.0203079773</text:p>
          </table:table-cell>
          <table:table-cell table:number-columns-repeated="11"/>
        </table:table-row>
        <table:table-row table:style-name="ro1">
          <table:table-cell office:value-type="float" office:value="173" calcext:value-type="float">
            <text:p>173</text:p>
          </table:table-cell>
          <table:table-cell office:value-type="float" office:value="0.0201999064" calcext:value-type="float">
            <text:p>0.0201999064</text:p>
          </table:table-cell>
          <table:table-cell office:value-type="float" office:value="0.0209399579" calcext:value-type="float">
            <text:p>0.0209399579</text:p>
          </table:table-cell>
          <table:table-cell office:value-type="float" office:value="0.0204778776" calcext:value-type="float">
            <text:p>0.0204778776</text:p>
          </table:table-cell>
          <table:table-cell table:number-columns-repeated="11"/>
        </table:table-row>
        <table:table-row table:style-name="ro1">
          <table:table-cell office:value-type="float" office:value="174" calcext:value-type="float">
            <text:p>174</text:p>
          </table:table-cell>
          <table:table-cell office:value-type="float" office:value="0.0201071806" calcext:value-type="float">
            <text:p>0.0201071806</text:p>
          </table:table-cell>
          <table:table-cell office:value-type="float" office:value="0.020571773" calcext:value-type="float">
            <text:p>0.020571773</text:p>
          </table:table-cell>
          <table:table-cell office:value-type="float" office:value="0.0203409565" calcext:value-type="float">
            <text:p>0.0203409565</text:p>
          </table:table-cell>
          <table:table-cell table:number-columns-repeated="11"/>
        </table:table-row>
        <table:table-row table:style-name="ro1">
          <table:table-cell office:value-type="float" office:value="175" calcext:value-type="float">
            <text:p>175</text:p>
          </table:table-cell>
          <table:table-cell office:value-type="float" office:value="0.0200182857" calcext:value-type="float">
            <text:p>0.0200182857</text:p>
          </table:table-cell>
          <table:table-cell office:value-type="float" office:value="0.020592849" calcext:value-type="float">
            <text:p>0.020592849</text:p>
          </table:table-cell>
          <table:table-cell office:value-type="float" office:value="0.0202591347" calcext:value-type="float">
            <text:p>0.0202591347</text:p>
          </table:table-cell>
          <table:table-cell table:number-columns-repeated="11"/>
        </table:table-row>
        <table:table-row table:style-name="ro1">
          <table:table-cell office:value-type="float" office:value="176" calcext:value-type="float">
            <text:p>176</text:p>
          </table:table-cell>
          <table:table-cell office:value-type="float" office:value="0.0200758006" calcext:value-type="float">
            <text:p>0.0200758006</text:p>
          </table:table-cell>
          <table:table-cell office:value-type="float" office:value="0.0205927815" calcext:value-type="float">
            <text:p>0.0205927815</text:p>
          </table:table-cell>
          <table:table-cell office:value-type="float" office:value="0.0202914514" calcext:value-type="float">
            <text:p>0.0202914514</text:p>
          </table:table-cell>
          <table:table-cell table:number-columns-repeated="11"/>
        </table:table-row>
        <table:table-row table:style-name="ro1">
          <table:table-cell office:value-type="float" office:value="177" calcext:value-type="float">
            <text:p>177</text:p>
          </table:table-cell>
          <table:table-cell office:value-type="float" office:value="0.0200591465" calcext:value-type="float">
            <text:p>0.0200591465</text:p>
          </table:table-cell>
          <table:table-cell office:value-type="float" office:value="0.0207147371" calcext:value-type="float">
            <text:p>0.0207147371</text:p>
          </table:table-cell>
          <table:table-cell office:value-type="float" office:value="0.0203201762" calcext:value-type="float">
            <text:p>0.0203201762</text:p>
          </table:table-cell>
          <table:table-cell table:number-columns-repeated="11"/>
        </table:table-row>
        <table:table-row table:style-name="ro1">
          <table:table-cell office:value-type="float" office:value="178" calcext:value-type="float">
            <text:p>178</text:p>
          </table:table-cell>
          <table:table-cell office:value-type="float" office:value="0.0200385052" calcext:value-type="float">
            <text:p>0.0200385052</text:p>
          </table:table-cell>
          <table:table-cell office:value-type="float" office:value="0.0205431132" calcext:value-type="float">
            <text:p>0.0205431132</text:p>
          </table:table-cell>
          <table:table-cell office:value-type="float" office:value="0.0202854501" calcext:value-type="float">
            <text:p>0.0202854501</text:p>
          </table:table-cell>
          <table:table-cell table:number-columns-repeated="11"/>
        </table:table-row>
        <table:table-row table:style-name="ro1">
          <table:table-cell office:value-type="float" office:value="179" calcext:value-type="float">
            <text:p>179</text:p>
          </table:table-cell>
          <table:table-cell office:value-type="float" office:value="0.0200032771" calcext:value-type="float">
            <text:p>0.0200032771</text:p>
          </table:table-cell>
          <table:table-cell office:value-type="float" office:value="0.0205792266" calcext:value-type="float">
            <text:p>0.0205792266</text:p>
          </table:table-cell>
          <table:table-cell office:value-type="float" office:value="0.0202376455" calcext:value-type="float">
            <text:p>0.0202376455</text:p>
          </table:table-cell>
          <table:table-cell table:number-columns-repeated="11"/>
        </table:table-row>
        <table:table-row table:style-name="ro1">
          <table:table-cell office:value-type="float" office:value="180" calcext:value-type="float">
            <text:p>180</text:p>
          </table:table-cell>
          <table:table-cell office:value-type="float" office:value="0.0200386728" calcext:value-type="float">
            <text:p>0.0200386728</text:p>
          </table:table-cell>
          <table:table-cell office:value-type="float" office:value="0.0205862037" calcext:value-type="float">
            <text:p>0.0205862037</text:p>
          </table:table-cell>
          <table:table-cell office:value-type="float" office:value="0.0202755062" calcext:value-type="float">
            <text:p>0.0202755062</text:p>
          </table:table-cell>
          <table:table-cell table:number-columns-repeated="11"/>
        </table:table-row>
        <table:table-row table:style-name="ro1">
          <table:table-cell office:value-type="float" office:value="181" calcext:value-type="float">
            <text:p>181</text:p>
          </table:table-cell>
          <table:table-cell office:value-type="float" office:value="0.0199997863" calcext:value-type="float">
            <text:p>0.0199997863</text:p>
          </table:table-cell>
          <table:table-cell office:value-type="float" office:value="0.0204693691" calcext:value-type="float">
            <text:p>0.0204693691</text:p>
          </table:table-cell>
          <table:table-cell office:value-type="float" office:value="0.0201970575" calcext:value-type="float">
            <text:p>0.0201970575</text:p>
          </table:table-cell>
          <table:table-cell table:number-columns-repeated="11"/>
        </table:table-row>
        <table:table-row table:style-name="ro1">
          <table:table-cell office:value-type="float" office:value="182" calcext:value-type="float">
            <text:p>182</text:p>
          </table:table-cell>
          <table:table-cell office:value-type="float" office:value="0.0200710361" calcext:value-type="float">
            <text:p>0.0200710361</text:p>
          </table:table-cell>
          <table:table-cell office:value-type="float" office:value="0.0203871211" calcext:value-type="float">
            <text:p>0.0203871211</text:p>
          </table:table-cell>
          <table:table-cell office:value-type="float" office:value="0.0201861249" calcext:value-type="float">
            <text:p>0.0201861249</text:p>
          </table:table-cell>
          <table:table-cell table:number-columns-repeated="11"/>
        </table:table-row>
        <table:table-row table:style-name="ro1">
          <table:table-cell office:value-type="float" office:value="183" calcext:value-type="float">
            <text:p>183</text:p>
          </table:table-cell>
          <table:table-cell office:value-type="float" office:value="0.019983517" calcext:value-type="float">
            <text:p>0.019983517</text:p>
          </table:table-cell>
          <table:table-cell office:value-type="float" office:value="0.0204840097" calcext:value-type="float">
            <text:p>0.0204840097</text:p>
          </table:table-cell>
          <table:table-cell office:value-type="float" office:value="0.0201516319" calcext:value-type="float">
            <text:p>0.0201516319</text:p>
          </table:table-cell>
          <table:table-cell table:number-columns-repeated="11"/>
        </table:table-row>
        <table:table-row table:style-name="ro1">
          <table:table-cell office:value-type="float" office:value="184" calcext:value-type="float">
            <text:p>184</text:p>
          </table:table-cell>
          <table:table-cell office:value-type="float" office:value="0.0200409972" calcext:value-type="float">
            <text:p>0.0200409972</text:p>
          </table:table-cell>
          <table:table-cell office:value-type="float" office:value="0.0204701973" calcext:value-type="float">
            <text:p>0.0204701973</text:p>
          </table:table-cell>
          <table:table-cell office:value-type="float" office:value="0.0201854501" calcext:value-type="float">
            <text:p>0.0201854501</text:p>
          </table:table-cell>
          <table:table-cell table:number-columns-repeated="11"/>
        </table:table-row>
        <table:table-row table:style-name="ro1">
          <table:table-cell office:value-type="float" office:value="185" calcext:value-type="float">
            <text:p>185</text:p>
          </table:table-cell>
          <table:table-cell office:value-type="float" office:value="0.0199727392" calcext:value-type="float">
            <text:p>0.0199727392</text:p>
          </table:table-cell>
          <table:table-cell office:value-type="float" office:value="0.0205591819" calcext:value-type="float">
            <text:p>0.0205591819</text:p>
          </table:table-cell>
          <table:table-cell office:value-type="float" office:value="0.0201577619" calcext:value-type="float">
            <text:p>0.0201577619</text:p>
          </table:table-cell>
          <table:table-cell table:number-columns-repeated="11"/>
        </table:table-row>
        <table:table-row table:style-name="ro1">
          <table:table-cell office:value-type="float" office:value="186" calcext:value-type="float">
            <text:p>186</text:p>
          </table:table-cell>
          <table:table-cell office:value-type="float" office:value="0.0200054631" calcext:value-type="float">
            <text:p>0.0200054631</text:p>
          </table:table-cell>
          <table:table-cell office:value-type="float" office:value="0.0205108105" calcext:value-type="float">
            <text:p>0.0205108105</text:p>
          </table:table-cell>
          <table:table-cell office:value-type="float" office:value="0.0201838421" calcext:value-type="float">
            <text:p>0.0201838421</text:p>
          </table:table-cell>
          <table:table-cell table:number-columns-repeated="11"/>
        </table:table-row>
        <table:table-row table:style-name="ro1">
          <table:table-cell office:value-type="float" office:value="187" calcext:value-type="float">
            <text:p>187</text:p>
          </table:table-cell>
          <table:table-cell office:value-type="float" office:value="0.0200131545" calcext:value-type="float">
            <text:p>0.0200131545</text:p>
          </table:table-cell>
          <table:table-cell office:value-type="float" office:value="0.0205278675" calcext:value-type="float">
            <text:p>0.0205278675</text:p>
          </table:table-cell>
          <table:table-cell office:value-type="float" office:value="0.0201767966" calcext:value-type="float">
            <text:p>0.0201767966</text:p>
          </table:table-cell>
          <table:table-cell table:number-columns-repeated="11"/>
        </table:table-row>
        <table:table-row table:style-name="ro1">
          <table:table-cell office:value-type="float" office:value="188" calcext:value-type="float">
            <text:p>188</text:p>
          </table:table-cell>
          <table:table-cell office:value-type="float" office:value="0.0200564169" calcext:value-type="float">
            <text:p>0.0200564169</text:p>
          </table:table-cell>
          <table:table-cell office:value-type="float" office:value="0.0204633035" calcext:value-type="float">
            <text:p>0.0204633035</text:p>
          </table:table-cell>
          <table:table-cell office:value-type="float" office:value="0.0201786385" calcext:value-type="float">
            <text:p>0.0201786385</text:p>
          </table:table-cell>
          <table:table-cell table:number-columns-repeated="11"/>
        </table:table-row>
        <table:table-row table:style-name="ro1">
          <table:table-cell office:value-type="float" office:value="189" calcext:value-type="float">
            <text:p>189</text:p>
          </table:table-cell>
          <table:table-cell office:value-type="float" office:value="0.0200194843" calcext:value-type="float">
            <text:p>0.0200194843</text:p>
          </table:table-cell>
          <table:table-cell office:value-type="float" office:value="0.0209311889" calcext:value-type="float">
            <text:p>0.0209311889</text:p>
          </table:table-cell>
          <table:table-cell office:value-type="float" office:value="0.0202636824" calcext:value-type="float">
            <text:p>0.0202636824</text:p>
          </table:table-cell>
          <table:table-cell table:number-columns-repeated="11"/>
        </table:table-row>
        <table:table-row table:style-name="ro1">
          <table:table-cell office:value-type="float" office:value="190" calcext:value-type="float">
            <text:p>190</text:p>
          </table:table-cell>
          <table:table-cell office:value-type="float" office:value="0.0200594737" calcext:value-type="float">
            <text:p>0.0200594737</text:p>
          </table:table-cell>
          <table:table-cell office:value-type="float" office:value="0.0205224654" calcext:value-type="float">
            <text:p>0.0205224654</text:p>
          </table:table-cell>
          <table:table-cell office:value-type="float" office:value="0.0201937562" calcext:value-type="float">
            <text:p>0.0201937562</text:p>
          </table:table-cell>
          <table:table-cell table:number-columns-repeated="11"/>
        </table:table-row>
        <table:table-row table:style-name="ro1">
          <table:table-cell office:value-type="float" office:value="191" calcext:value-type="float">
            <text:p>191</text:p>
          </table:table-cell>
          <table:table-cell office:value-type="float" office:value="0.0199950385" calcext:value-type="float">
            <text:p>0.0199950385</text:p>
          </table:table-cell>
          <table:table-cell office:value-type="float" office:value="0.0205783559" calcext:value-type="float">
            <text:p>0.0205783559</text:p>
          </table:table-cell>
          <table:table-cell office:value-type="float" office:value="0.0201719306" calcext:value-type="float">
            <text:p>0.0201719306</text:p>
          </table:table-cell>
          <table:table-cell table:number-columns-repeated="11"/>
        </table:table-row>
        <table:table-row table:style-name="ro1">
          <table:table-cell office:value-type="float" office:value="192" calcext:value-type="float">
            <text:p>192</text:p>
          </table:table-cell>
          <table:table-cell office:value-type="float" office:value="0.0200811361" calcext:value-type="float">
            <text:p>0.0200811361</text:p>
          </table:table-cell>
          <table:table-cell office:value-type="float" office:value="0.0203952637" calcext:value-type="float">
            <text:p>0.0203952637</text:p>
          </table:table-cell>
          <table:table-cell office:value-type="float" office:value="0.0201735894" calcext:value-type="float">
            <text:p>0.0201735894</text:p>
          </table:table-cell>
          <table:table-cell table:number-columns-repeated="11"/>
        </table:table-row>
        <table:table-row table:style-name="ro1">
          <table:table-cell office:value-type="float" office:value="193" calcext:value-type="float">
            <text:p>193</text:p>
          </table:table-cell>
          <table:table-cell office:value-type="float" office:value="0.0200103358" calcext:value-type="float">
            <text:p>0.0200103358</text:p>
          </table:table-cell>
          <table:table-cell office:value-type="float" office:value="0.0205710489" calcext:value-type="float">
            <text:p>0.0205710489</text:p>
          </table:table-cell>
          <table:table-cell office:value-type="float" office:value="0.0202067492" calcext:value-type="float">
            <text:p>0.0202067492</text:p>
          </table:table-cell>
          <table:table-cell table:number-columns-repeated="11"/>
        </table:table-row>
        <table:table-row table:style-name="ro1">
          <table:table-cell office:value-type="float" office:value="194" calcext:value-type="float">
            <text:p>194</text:p>
          </table:table-cell>
          <table:table-cell office:value-type="float" office:value="0.0200441067" calcext:value-type="float">
            <text:p>0.0200441067</text:p>
          </table:table-cell>
          <table:table-cell office:value-type="float" office:value="0.020405702" calcext:value-type="float">
            <text:p>0.020405702</text:p>
          </table:table-cell>
          <table:table-cell office:value-type="float" office:value="0.0201487034" calcext:value-type="float">
            <text:p>0.0201487034</text:p>
          </table:table-cell>
          <table:table-cell table:number-columns-repeated="11"/>
        </table:table-row>
        <table:table-row table:style-name="ro1">
          <table:table-cell office:value-type="float" office:value="195" calcext:value-type="float">
            <text:p>195</text:p>
          </table:table-cell>
          <table:table-cell office:value-type="float" office:value="0.0200518869" calcext:value-type="float">
            <text:p>0.0200518869</text:p>
          </table:table-cell>
          <table:table-cell office:value-type="float" office:value="0.0206215648" calcext:value-type="float">
            <text:p>0.0206215648</text:p>
          </table:table-cell>
          <table:table-cell office:value-type="float" office:value="0.020214806" calcext:value-type="float">
            <text:p>0.020214806</text:p>
          </table:table-cell>
          <table:table-cell table:number-columns-repeated="11"/>
        </table:table-row>
        <table:table-row table:style-name="ro1">
          <table:table-cell office:value-type="float" office:value="196" calcext:value-type="float">
            <text:p>196</text:p>
          </table:table-cell>
          <table:table-cell office:value-type="float" office:value="0.0200210069" calcext:value-type="float">
            <text:p>0.0200210069</text:p>
          </table:table-cell>
          <table:table-cell office:value-type="float" office:value="0.0205105425" calcext:value-type="float">
            <text:p>0.0205105425</text:p>
          </table:table-cell>
          <table:table-cell office:value-type="float" office:value="0.0201612974" calcext:value-type="float">
            <text:p>0.0201612974</text:p>
          </table:table-cell>
          <table:table-cell table:number-columns-repeated="11"/>
        </table:table-row>
        <table:table-row table:style-name="ro1">
          <table:table-cell office:value-type="float" office:value="197" calcext:value-type="float">
            <text:p>197</text:p>
          </table:table-cell>
          <table:table-cell office:value-type="float" office:value="0.0199662449" calcext:value-type="float">
            <text:p>0.0199662449</text:p>
          </table:table-cell>
          <table:table-cell office:value-type="float" office:value="0.0205362416" calcext:value-type="float">
            <text:p>0.0205362416</text:p>
          </table:table-cell>
          <table:table-cell office:value-type="float" office:value="0.0201358551" calcext:value-type="float">
            <text:p>0.0201358551</text:p>
          </table:table-cell>
          <table:table-cell table:number-columns-repeated="11"/>
        </table:table-row>
        <table:table-row table:style-name="ro1">
          <table:table-cell office:value-type="float" office:value="198" calcext:value-type="float">
            <text:p>198</text:p>
          </table:table-cell>
          <table:table-cell office:value-type="float" office:value="0.020093817" calcext:value-type="float">
            <text:p>0.020093817</text:p>
          </table:table-cell>
          <table:table-cell office:value-type="float" office:value="0.0204110295" calcext:value-type="float">
            <text:p>0.0204110295</text:p>
          </table:table-cell>
          <table:table-cell office:value-type="float" office:value="0.0201864555" calcext:value-type="float">
            <text:p>0.0201864555</text:p>
          </table:table-cell>
          <table:table-cell table:number-columns-repeated="11"/>
        </table:table-row>
        <table:table-row table:style-name="ro1">
          <table:table-cell office:value-type="float" office:value="199" calcext:value-type="float">
            <text:p>199</text:p>
          </table:table-cell>
          <table:table-cell office:value-type="float" office:value="0.0200202268" calcext:value-type="float">
            <text:p>0.0200202268</text:p>
          </table:table-cell>
          <table:table-cell office:value-type="float" office:value="0.0206886442" calcext:value-type="float">
            <text:p>0.0206886442</text:p>
          </table:table-cell>
          <table:table-cell office:value-type="float" office:value="0.0202181511" calcext:value-type="float">
            <text:p>0.0202181511</text:p>
          </table:table-cell>
          <table:table-cell table:number-columns-repeated="11"/>
        </table:table-row>
        <table:table-row table:style-name="ro1">
          <table:table-cell office:value-type="float" office:value="200" calcext:value-type="float">
            <text:p>200</text:p>
          </table:table-cell>
          <table:table-cell office:value-type="float" office:value="0.020021925" calcext:value-type="float">
            <text:p>0.020021925</text:p>
          </table:table-cell>
          <table:table-cell office:value-type="float" office:value="0.020504925" calcext:value-type="float">
            <text:p>0.020504925</text:p>
          </table:table-cell>
          <table:table-cell office:value-type="float" office:value="0.020192935" calcext:value-type="float">
            <text:p>0.020192935</text:p>
          </table:table-cell>
          <table:table-cell table:number-columns-repeated="11"/>
        </table:table-row>
      </table:table>
      <table:table table:name="n caballos" table:style-name="ta1">
        <table:shapes>
          <draw:frame draw:z-index="0" draw:style-name="gr1" draw:text-style-name="P1" svg:width="6.2988in" svg:height="3.5429in" svg:x="15.9339in" svg:y="1.8071in">
            <draw:object draw:notify-on-update-of-ranges="'n caballos'.A2:'n caballos'.A201 'n caballos'.E1:'n caballos'.E1 'n caballos'.E2:'n caballos'.E201 'n caballos'.A2:'n caballos'.A201 'n caballos'.F1:'n caballos'.F1 'n caballos'.F2:'n caballos'.F201 'n caballos'.A2:'n caballos'.A201 'n caballos'.G1:'n caballos'.G1 'n caballos'.G2:'n caballos'.G201" xlink:href="./Object 2" xlink:type="simple" xlink:show="embed" xlink:actuate="onLoad"/>
            <draw:image xlink:href="./ObjectReplacements/Object 2" xlink:type="simple" xlink:show="embed" xlink:actuate="onLoad"/>
          </draw:frame>
          <draw:frame draw:z-index="1" draw:style-name="gr1" draw:text-style-name="P1" svg:width="6.2996in" svg:height="3.5453in" svg:x="16.278in" svg:y="5.8354in">
            <draw:object draw:notify-on-update-of-ranges="'n caballos'.A2:'n caballos'.A201 'n caballos'.H1:'n caballos'.H1 'n caballos'.H2:'n caballos'.H201 'n caballos'.A2:'n caballos'.A201 'n caballos'.I1:'n caballos'.I1 'n caballos'.I2:'n caballos'.I201 'n caballos'.A2:'n caballos'.A201 'n caballos'.J1:'n caballos'.J1 'n caballos'.J2:'n caballos'.J201" xlink:href="./Object 3" xlink:type="simple" xlink:show="embed" xlink:actuate="onLoad"/>
            <draw:image xlink:href="./ObjectReplacements/Object 3" xlink:type="simple" xlink:show="embed" xlink:actuate="onLoad"/>
          </draw:frame>
          <draw:frame draw:z-index="2" draw:style-name="gr1" draw:text-style-name="P1" svg:width="7.174in" svg:height="3.5429in" svg:x="8.0366in" svg:y="68.0969in">
            <draw:object draw:notify-on-update-of-ranges="'n caballos'.A208:'n caballos'.A208 'n caballos'.A209:'n caballos'.A396 'n caballos'.B208:'n caballos'.B208 'n caballos'.B209:'n caballos'.B396 'n caballos'.A208:'n caballos'.A208 'n caballos'.A209:'n caballos'.A396 'n caballos'.C208:'n caballos'.C208 'n caballos'.C209:'n caballos'.C396 'n caballos'.A208:'n caballos'.A208 'n caballos'.A209:'n caballos'.A396 'n caballos'.D208:'n caballos'.D208 'n caballos'.D209:'n caballos'.D396" xlink:href="./Object 6" xlink:type="simple" xlink:show="embed" xlink:actuate="onLoad"/>
            <draw:image xlink:href="./ObjectReplacements/Object 6" xlink:type="simple" xlink:show="embed" xlink:actuate="onLoad"/>
          </draw:frame>
        </table:shapes>
        <table:table-column table:style-name="co1"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6" table:default-cell-style-name="Default"/>
        <table:table-column table:style-name="co7" table:default-cell-style-name="Default"/>
        <table:table-column table:style-name="co9" table:default-cell-style-name="Default"/>
        <table:table-column table:style-name="co17" table:default-cell-style-name="Default"/>
        <table:table-column table:style-name="co9" table:default-cell-style-name="Default"/>
        <table:table-column table:style-name="co13" table:default-cell-style-name="Default"/>
        <table:table-column table:style-name="co14" table:default-cell-style-name="Default"/>
        <table:table-column table:style-name="co10" table:default-cell-style-name="Default"/>
        <table:table-row table:style-name="ro1">
          <table:table-cell table:number-columns-repeated="4"/>
          <table:table-cell office:value-type="string" calcext:value-type="string">
            <text:p>Tiempo mínimo</text:p>
          </table:table-cell>
          <table:table-cell office:value-type="string" calcext:value-type="string">
            <text:p>Tiempo máximo</text:p>
          </table:table-cell>
          <table:table-cell office:value-type="string" calcext:value-type="string">
            <text:p>Tiempo promedio</text:p>
          </table:table-cell>
          <table:table-cell office:value-type="string" calcext:value-type="string">
            <text:p>Tiempo mínimo / nk</text:p>
          </table:table-cell>
          <table:table-cell office:value-type="string" calcext:value-type="string">
            <text:p>Tiempo máximo / nk</text:p>
          </table:table-cell>
          <table:table-cell office:value-type="string" calcext:value-type="string">
            <text:p>Tiempo promedio / nk</text:p>
          </table:table-cell>
          <table:table-cell office:value-type="string" calcext:value-type="string">
            <text:p>Tiempo mínimo / n.n.k</text:p>
          </table:table-cell>
          <table:table-cell office:value-type="string" calcext:value-type="string">
            <text:p>Tiempo máximo / n.n.k</text:p>
          </table:table-cell>
          <table:table-cell office:value-type="string" calcext:value-type="string">
            <text:p>Tiempo promedio / n.n.k</text:p>
          </table:table-cell>
        </table:table-row>
        <table:table-row table:style-name="ro1">
          <table:table-cell office:value-type="float" office:value="1" calcext:value-type="float">
            <text:p>1</text:p>
          </table:table-cell>
          <table:table-cell office:value-type="float" office:value="0.093" calcext:value-type="float">
            <text:p>0.093</text:p>
          </table:table-cell>
          <table:table-cell office:value-type="float" office:value="0.084" calcext:value-type="float">
            <text:p>0.084</text:p>
          </table:table-cell>
          <table:table-cell office:value-type="float" office:value="0.086" calcext:value-type="float">
            <text:p>0.086</text:p>
          </table:table-cell>
          <table:table-cell table:formula="of:=MIN([.B2:.D2])" office:value-type="float" office:value="0.084" calcext:value-type="float">
            <text:p/>
          </table:table-cell>
          <table:table-cell table:formula="of:=MAX([.B2:.D2])" office:value-type="float" office:value="0.093" calcext:value-type="float">
            <text:p/>
          </table:table-cell>
          <table:table-cell table:formula="of:=AVERAGE([.B2:.D2])" office:value-type="float" office:value="0.0876666666666667" calcext:value-type="float">
            <text:p/>
          </table:table-cell>
          <table:table-cell table:formula="of:=[.E2]/([.A2]*[.A2])" office:value-type="float" office:value="0.084" calcext:value-type="float">
            <text:p/>
          </table:table-cell>
          <table:table-cell table:formula="of:=[.F2]/([.A2]*[.A2])" office:value-type="float" office:value="0.093" calcext:value-type="float">
            <text:p/>
          </table:table-cell>
          <table:table-cell table:formula="of:=[.G2]/([.A2]*[.A2])" office:value-type="float" office:value="0.0876666666666667" calcext:value-type="float">
            <text:p/>
          </table:table-cell>
          <table:table-cell table:formula="of:=[.H2]/[.A2]" office:value-type="float" office:value="0.084" calcext:value-type="float">
            <text:p/>
          </table:table-cell>
          <table:table-cell table:formula="of:=[.I2]/[.A2]" office:value-type="float" office:value="0.093" calcext:value-type="float">
            <text:p/>
          </table:table-cell>
          <table:table-cell table:formula="of:=[.J2]/[.A2]" office:value-type="float" office:value="0.0876666666666667" calcext:value-type="float">
            <text:p/>
          </table:table-cell>
        </table:table-row>
        <table:table-row table:style-name="ro1">
          <table:table-cell office:value-type="float" office:value="2" calcext:value-type="float">
            <text:p>2</text:p>
          </table:table-cell>
          <table:table-cell office:value-type="float" office:value="0.045" calcext:value-type="float">
            <text:p>0.045</text:p>
          </table:table-cell>
          <table:table-cell office:value-type="float" office:value="0.034" calcext:value-type="float">
            <text:p>0.034</text:p>
          </table:table-cell>
          <table:table-cell office:value-type="float" office:value="0.035" calcext:value-type="float">
            <text:p>0.035</text:p>
          </table:table-cell>
          <table:table-cell table:formula="of:=MIN([.B3:.D3])" office:value-type="float" office:value="0.034" calcext:value-type="float">
            <text:p/>
          </table:table-cell>
          <table:table-cell table:formula="of:=MAX([.B3:.D3])" office:value-type="float" office:value="0.045" calcext:value-type="float">
            <text:p/>
          </table:table-cell>
          <table:table-cell table:formula="of:=AVERAGE([.B3:.D3])" office:value-type="float" office:value="0.038" calcext:value-type="float">
            <text:p/>
          </table:table-cell>
          <table:table-cell table:formula="of:=[.E3]/([.A3]*[.A3])" office:value-type="float" office:value="0.0085" calcext:value-type="float">
            <text:p/>
          </table:table-cell>
          <table:table-cell table:formula="of:=[.F3]/([.A3]*[.A3])" office:value-type="float" office:value="0.01125" calcext:value-type="float">
            <text:p/>
          </table:table-cell>
          <table:table-cell table:formula="of:=[.G3]/([.A3]*[.A3])" office:value-type="float" office:value="0.0095" calcext:value-type="float">
            <text:p/>
          </table:table-cell>
          <table:table-cell table:formula="of:=[.H3]/[.A3]" office:value-type="float" office:value="0.00425" calcext:value-type="float">
            <text:p/>
          </table:table-cell>
          <table:table-cell table:formula="of:=[.I3]/[.A3]" office:value-type="float" office:value="0.005625" calcext:value-type="float">
            <text:p/>
          </table:table-cell>
          <table:table-cell table:formula="of:=[.J3]/[.A3]" office:value-type="float" office:value="0.00475" calcext:value-type="float">
            <text:p/>
          </table:table-cell>
        </table:table-row>
        <table:table-row table:style-name="ro1">
          <table:table-cell office:value-type="float" office:value="3" calcext:value-type="float">
            <text:p>3</text:p>
          </table:table-cell>
          <table:table-cell office:value-type="float" office:value="0.113" calcext:value-type="float">
            <text:p>0.113</text:p>
          </table:table-cell>
          <table:table-cell office:value-type="float" office:value="0.118" calcext:value-type="float">
            <text:p>0.118</text:p>
          </table:table-cell>
          <table:table-cell office:value-type="float" office:value="0.1" calcext:value-type="float">
            <text:p>0.1</text:p>
          </table:table-cell>
          <table:table-cell table:formula="of:=MIN([.B4:.D4])" office:value-type="float" office:value="0.1" calcext:value-type="float">
            <text:p/>
          </table:table-cell>
          <table:table-cell table:formula="of:=MAX([.B4:.D4])" office:value-type="float" office:value="0.118" calcext:value-type="float">
            <text:p/>
          </table:table-cell>
          <table:table-cell table:formula="of:=AVERAGE([.B4:.D4])" office:value-type="float" office:value="0.110333333333333" calcext:value-type="float">
            <text:p/>
          </table:table-cell>
          <table:table-cell table:formula="of:=[.E4]/([.A4]*[.A4])" office:value-type="float" office:value="0.0111111111111111" calcext:value-type="float">
            <text:p/>
          </table:table-cell>
          <table:table-cell table:formula="of:=[.F4]/([.A4]*[.A4])" office:value-type="float" office:value="0.0131111111111111" calcext:value-type="float">
            <text:p/>
          </table:table-cell>
          <table:table-cell table:formula="of:=[.G4]/([.A4]*[.A4])" office:value-type="float" office:value="0.0122592592592593" calcext:value-type="float">
            <text:p/>
          </table:table-cell>
          <table:table-cell table:formula="of:=[.H4]/[.A4]" office:value-type="float" office:value="0.0037037037037037" calcext:value-type="float">
            <text:p/>
          </table:table-cell>
          <table:table-cell table:formula="of:=[.I4]/[.A4]" office:value-type="float" office:value="0.00437037037037037" calcext:value-type="float">
            <text:p/>
          </table:table-cell>
          <table:table-cell table:formula="of:=[.J4]/[.A4]" office:value-type="float" office:value="0.00408641975308642" calcext:value-type="float">
            <text:p/>
          </table:table-cell>
        </table:table-row>
        <table:table-row table:style-name="ro1">
          <table:table-cell office:value-type="float" office:value="4" calcext:value-type="float">
            <text:p>4</text:p>
          </table:table-cell>
          <table:table-cell office:value-type="float" office:value="0.209" calcext:value-type="float">
            <text:p>0.209</text:p>
          </table:table-cell>
          <table:table-cell office:value-type="float" office:value="0.191" calcext:value-type="float">
            <text:p>0.191</text:p>
          </table:table-cell>
          <table:table-cell office:value-type="float" office:value="0.257" calcext:value-type="float">
            <text:p>0.257</text:p>
          </table:table-cell>
          <table:table-cell table:formula="of:=MIN([.B5:.D5])" office:value-type="float" office:value="0.191" calcext:value-type="float">
            <text:p/>
          </table:table-cell>
          <table:table-cell table:formula="of:=MAX([.B5:.D5])" office:value-type="float" office:value="0.257" calcext:value-type="float">
            <text:p/>
          </table:table-cell>
          <table:table-cell table:formula="of:=AVERAGE([.B5:.D5])" office:value-type="float" office:value="0.219" calcext:value-type="float">
            <text:p/>
          </table:table-cell>
          <table:table-cell table:formula="of:=[.E5]/([.A5]*[.A5])" office:value-type="float" office:value="0.0119375" calcext:value-type="float">
            <text:p/>
          </table:table-cell>
          <table:table-cell table:formula="of:=[.F5]/([.A5]*[.A5])" office:value-type="float" office:value="0.0160625" calcext:value-type="float">
            <text:p/>
          </table:table-cell>
          <table:table-cell table:formula="of:=[.G5]/([.A5]*[.A5])" office:value-type="float" office:value="0.0136875" calcext:value-type="float">
            <text:p/>
          </table:table-cell>
          <table:table-cell table:formula="of:=[.H5]/[.A5]" office:value-type="float" office:value="0.002984375" calcext:value-type="float">
            <text:p/>
          </table:table-cell>
          <table:table-cell table:formula="of:=[.I5]/[.A5]" office:value-type="float" office:value="0.004015625" calcext:value-type="float">
            <text:p/>
          </table:table-cell>
          <table:table-cell table:formula="of:=[.J5]/[.A5]" office:value-type="float" office:value="0.003421875" calcext:value-type="float">
            <text:p/>
          </table:table-cell>
        </table:table-row>
        <table:table-row table:style-name="ro1">
          <table:table-cell office:value-type="float" office:value="5" calcext:value-type="float">
            <text:p>5</text:p>
          </table:table-cell>
          <table:table-cell office:value-type="float" office:value="0.305" calcext:value-type="float">
            <text:p>0.305</text:p>
          </table:table-cell>
          <table:table-cell table:number-columns-repeated="2" office:value-type="float" office:value="0.347" calcext:value-type="float">
            <text:p>0.347</text:p>
          </table:table-cell>
          <table:table-cell table:formula="of:=MIN([.B6:.D6])" office:value-type="float" office:value="0.305" calcext:value-type="float">
            <text:p/>
          </table:table-cell>
          <table:table-cell table:formula="of:=MAX([.B6:.D6])" office:value-type="float" office:value="0.347" calcext:value-type="float">
            <text:p/>
          </table:table-cell>
          <table:table-cell table:formula="of:=AVERAGE([.B6:.D6])" office:value-type="float" office:value="0.333" calcext:value-type="float">
            <text:p/>
          </table:table-cell>
          <table:table-cell table:formula="of:=[.E6]/([.A6]*[.A6])" office:value-type="float" office:value="0.0122" calcext:value-type="float">
            <text:p/>
          </table:table-cell>
          <table:table-cell table:formula="of:=[.F6]/([.A6]*[.A6])" office:value-type="float" office:value="0.01388" calcext:value-type="float">
            <text:p/>
          </table:table-cell>
          <table:table-cell table:formula="of:=[.G6]/([.A6]*[.A6])" office:value-type="float" office:value="0.01332" calcext:value-type="float">
            <text:p/>
          </table:table-cell>
          <table:table-cell table:formula="of:=[.H6]/[.A6]" office:value-type="float" office:value="0.00244" calcext:value-type="float">
            <text:p/>
          </table:table-cell>
          <table:table-cell table:formula="of:=[.I6]/[.A6]" office:value-type="float" office:value="0.002776" calcext:value-type="float">
            <text:p/>
          </table:table-cell>
          <table:table-cell table:formula="of:=[.J6]/[.A6]" office:value-type="float" office:value="0.002664" calcext:value-type="float">
            <text:p/>
          </table:table-cell>
        </table:table-row>
        <table:table-row table:style-name="ro1">
          <table:table-cell office:value-type="float" office:value="6" calcext:value-type="float">
            <text:p>6</text:p>
          </table:table-cell>
          <table:table-cell office:value-type="float" office:value="0.329" calcext:value-type="float">
            <text:p>0.329</text:p>
          </table:table-cell>
          <table:table-cell office:value-type="float" office:value="0.546" calcext:value-type="float">
            <text:p>0.546</text:p>
          </table:table-cell>
          <table:table-cell office:value-type="float" office:value="0.543" calcext:value-type="float">
            <text:p>0.543</text:p>
          </table:table-cell>
          <table:table-cell table:formula="of:=MIN([.B7:.D7])" office:value-type="float" office:value="0.329" calcext:value-type="float">
            <text:p/>
          </table:table-cell>
          <table:table-cell table:formula="of:=MAX([.B7:.D7])" office:value-type="float" office:value="0.546" calcext:value-type="float">
            <text:p/>
          </table:table-cell>
          <table:table-cell table:formula="of:=AVERAGE([.B7:.D7])" office:value-type="float" office:value="0.472666666666667" calcext:value-type="float">
            <text:p/>
          </table:table-cell>
          <table:table-cell table:formula="of:=[.E7]/([.A7]*[.A7])" office:value-type="float" office:value="0.00913888888888889" calcext:value-type="float">
            <text:p/>
          </table:table-cell>
          <table:table-cell table:formula="of:=[.F7]/([.A7]*[.A7])" office:value-type="float" office:value="0.0151666666666667" calcext:value-type="float">
            <text:p/>
          </table:table-cell>
          <table:table-cell table:formula="of:=[.G7]/([.A7]*[.A7])" office:value-type="float" office:value="0.0131296296296296" calcext:value-type="float">
            <text:p/>
          </table:table-cell>
          <table:table-cell table:formula="of:=[.H7]/[.A7]" office:value-type="float" office:value="0.00152314814814815" calcext:value-type="float">
            <text:p/>
          </table:table-cell>
          <table:table-cell table:formula="of:=[.I7]/[.A7]" office:value-type="float" office:value="0.00252777777777778" calcext:value-type="float">
            <text:p/>
          </table:table-cell>
          <table:table-cell table:formula="of:=[.J7]/[.A7]" office:value-type="float" office:value="0.00218827160493827" calcext:value-type="float">
            <text:p/>
          </table:table-cell>
        </table:table-row>
        <table:table-row table:style-name="ro1">
          <table:table-cell office:value-type="float" office:value="7" calcext:value-type="float">
            <text:p>7</text:p>
          </table:table-cell>
          <table:table-cell office:value-type="float" office:value="0.498" calcext:value-type="float">
            <text:p>0.498</text:p>
          </table:table-cell>
          <table:table-cell office:value-type="float" office:value="0.818" calcext:value-type="float">
            <text:p>0.818</text:p>
          </table:table-cell>
          <table:table-cell office:value-type="float" office:value="0.82" calcext:value-type="float">
            <text:p>0.82</text:p>
          </table:table-cell>
          <table:table-cell table:formula="of:=MIN([.B8:.D8])" office:value-type="float" office:value="0.498" calcext:value-type="float">
            <text:p/>
          </table:table-cell>
          <table:table-cell table:formula="of:=MAX([.B8:.D8])" office:value-type="float" office:value="0.82" calcext:value-type="float">
            <text:p/>
          </table:table-cell>
          <table:table-cell table:formula="of:=AVERAGE([.B8:.D8])" office:value-type="float" office:value="0.712" calcext:value-type="float">
            <text:p/>
          </table:table-cell>
          <table:table-cell table:formula="of:=[.E8]/([.A8]*[.A8])" office:value-type="float" office:value="0.0101632653061224" calcext:value-type="float">
            <text:p/>
          </table:table-cell>
          <table:table-cell table:formula="of:=[.F8]/([.A8]*[.A8])" office:value-type="float" office:value="0.016734693877551" calcext:value-type="float">
            <text:p/>
          </table:table-cell>
          <table:table-cell table:formula="of:=[.G8]/([.A8]*[.A8])" office:value-type="float" office:value="0.014530612244898" calcext:value-type="float">
            <text:p/>
          </table:table-cell>
          <table:table-cell table:formula="of:=[.H8]/[.A8]" office:value-type="float" office:value="0.00145189504373178" calcext:value-type="float">
            <text:p/>
          </table:table-cell>
          <table:table-cell table:formula="of:=[.I8]/[.A8]" office:value-type="float" office:value="0.00239067055393586" calcext:value-type="float">
            <text:p/>
          </table:table-cell>
          <table:table-cell table:formula="of:=[.J8]/[.A8]" office:value-type="float" office:value="0.00207580174927114" calcext:value-type="float">
            <text:p/>
          </table:table-cell>
        </table:table-row>
        <table:table-row table:style-name="ro1">
          <table:table-cell office:value-type="float" office:value="8" calcext:value-type="float">
            <text:p>8</text:p>
          </table:table-cell>
          <table:table-cell office:value-type="float" office:value="0.708" calcext:value-type="float">
            <text:p>0.708</text:p>
          </table:table-cell>
          <table:table-cell office:value-type="float" office:value="1.182" calcext:value-type="float">
            <text:p>1.182</text:p>
          </table:table-cell>
          <table:table-cell office:value-type="float" office:value="1.17" calcext:value-type="float">
            <text:p>1.17</text:p>
          </table:table-cell>
          <table:table-cell table:formula="of:=MIN([.B9:.D9])" office:value-type="float" office:value="0.708" calcext:value-type="float">
            <text:p/>
          </table:table-cell>
          <table:table-cell table:formula="of:=MAX([.B9:.D9])" office:value-type="float" office:value="1.182" calcext:value-type="float">
            <text:p/>
          </table:table-cell>
          <table:table-cell table:formula="of:=AVERAGE([.B9:.D9])" office:value-type="float" office:value="1.02" calcext:value-type="float">
            <text:p/>
          </table:table-cell>
          <table:table-cell table:formula="of:=[.E9]/([.A9]*[.A9])" office:value-type="float" office:value="0.0110625" calcext:value-type="float">
            <text:p/>
          </table:table-cell>
          <table:table-cell table:formula="of:=[.F9]/([.A9]*[.A9])" office:value-type="float" office:value="0.01846875" calcext:value-type="float">
            <text:p/>
          </table:table-cell>
          <table:table-cell table:formula="of:=[.G9]/([.A9]*[.A9])" office:value-type="float" office:value="0.0159375" calcext:value-type="float">
            <text:p/>
          </table:table-cell>
          <table:table-cell table:formula="of:=[.H9]/[.A9]" office:value-type="float" office:value="0.0013828125" calcext:value-type="float">
            <text:p/>
          </table:table-cell>
          <table:table-cell table:formula="of:=[.I9]/[.A9]" office:value-type="float" office:value="0.00230859375" calcext:value-type="float">
            <text:p/>
          </table:table-cell>
          <table:table-cell table:formula="of:=[.J9]/[.A9]" office:value-type="float" office:value="0.0019921875" calcext:value-type="float">
            <text:p/>
          </table:table-cell>
        </table:table-row>
        <table:table-row table:style-name="ro1">
          <table:table-cell office:value-type="float" office:value="9" calcext:value-type="float">
            <text:p>9</text:p>
          </table:table-cell>
          <table:table-cell office:value-type="float" office:value="0.974" calcext:value-type="float">
            <text:p>0.974</text:p>
          </table:table-cell>
          <table:table-cell office:value-type="float" office:value="1.647" calcext:value-type="float">
            <text:p>1.647</text:p>
          </table:table-cell>
          <table:table-cell office:value-type="float" office:value="1.65" calcext:value-type="float">
            <text:p>1.65</text:p>
          </table:table-cell>
          <table:table-cell table:formula="of:=MIN([.B10:.D10])" office:value-type="float" office:value="0.974" calcext:value-type="float">
            <text:p/>
          </table:table-cell>
          <table:table-cell table:formula="of:=MAX([.B10:.D10])" office:value-type="float" office:value="1.65" calcext:value-type="float">
            <text:p/>
          </table:table-cell>
          <table:table-cell table:formula="of:=AVERAGE([.B10:.D10])" office:value-type="float" office:value="1.42366666666667" calcext:value-type="float">
            <text:p/>
          </table:table-cell>
          <table:table-cell table:formula="of:=[.E10]/([.A10]*[.A10])" office:value-type="float" office:value="0.0120246913580247" calcext:value-type="float">
            <text:p/>
          </table:table-cell>
          <table:table-cell table:formula="of:=[.F10]/([.A10]*[.A10])" office:value-type="float" office:value="0.0203703703703704" calcext:value-type="float">
            <text:p/>
          </table:table-cell>
          <table:table-cell table:formula="of:=[.G10]/([.A10]*[.A10])" office:value-type="float" office:value="0.0175761316872428" calcext:value-type="float">
            <text:p/>
          </table:table-cell>
          <table:table-cell table:formula="of:=[.H10]/[.A10]" office:value-type="float" office:value="0.0013360768175583" calcext:value-type="float">
            <text:p/>
          </table:table-cell>
          <table:table-cell table:formula="of:=[.I10]/[.A10]" office:value-type="float" office:value="0.00226337448559671" calcext:value-type="float">
            <text:p/>
          </table:table-cell>
          <table:table-cell table:formula="of:=[.J10]/[.A10]" office:value-type="float" office:value="0.00195290352080476" calcext:value-type="float">
            <text:p/>
          </table:table-cell>
        </table:table-row>
        <table:table-row table:style-name="ro1">
          <table:table-cell office:value-type="float" office:value="10" calcext:value-type="float">
            <text:p>10</text:p>
          </table:table-cell>
          <table:table-cell office:value-type="float" office:value="1.308" calcext:value-type="float">
            <text:p>1.308</text:p>
          </table:table-cell>
          <table:table-cell office:value-type="float" office:value="2.243" calcext:value-type="float">
            <text:p>2.243</text:p>
          </table:table-cell>
          <table:table-cell office:value-type="float" office:value="2.187" calcext:value-type="float">
            <text:p>2.187</text:p>
          </table:table-cell>
          <table:table-cell table:formula="of:=MIN([.B11:.D11])" office:value-type="float" office:value="1.308" calcext:value-type="float">
            <text:p/>
          </table:table-cell>
          <table:table-cell table:formula="of:=MAX([.B11:.D11])" office:value-type="float" office:value="2.243" calcext:value-type="float">
            <text:p/>
          </table:table-cell>
          <table:table-cell table:formula="of:=AVERAGE([.B11:.D11])" office:value-type="float" office:value="1.91266666666667" calcext:value-type="float">
            <text:p/>
          </table:table-cell>
          <table:table-cell table:formula="of:=[.E11]/([.A11]*[.A11])" office:value-type="float" office:value="0.01308" calcext:value-type="float">
            <text:p/>
          </table:table-cell>
          <table:table-cell table:formula="of:=[.F11]/([.A11]*[.A11])" office:value-type="float" office:value="0.02243" calcext:value-type="float">
            <text:p/>
          </table:table-cell>
          <table:table-cell table:formula="of:=[.G11]/([.A11]*[.A11])" office:value-type="float" office:value="0.0191266666666667" calcext:value-type="float">
            <text:p/>
          </table:table-cell>
          <table:table-cell table:formula="of:=[.H11]/[.A11]" office:value-type="float" office:value="0.001308" calcext:value-type="float">
            <text:p/>
          </table:table-cell>
          <table:table-cell table:formula="of:=[.I11]/[.A11]" office:value-type="float" office:value="0.002243" calcext:value-type="float">
            <text:p/>
          </table:table-cell>
          <table:table-cell table:formula="of:=[.J11]/[.A11]" office:value-type="float" office:value="0.00191266666666667" calcext:value-type="float">
            <text:p/>
          </table:table-cell>
        </table:table-row>
        <table:table-row table:style-name="ro1">
          <table:table-cell office:value-type="float" office:value="11" calcext:value-type="float">
            <text:p>11</text:p>
          </table:table-cell>
          <table:table-cell office:value-type="float" office:value="1.775" calcext:value-type="float">
            <text:p>1.775</text:p>
          </table:table-cell>
          <table:table-cell office:value-type="float" office:value="1.513" calcext:value-type="float">
            <text:p>1.513</text:p>
          </table:table-cell>
          <table:table-cell office:value-type="float" office:value="3.036" calcext:value-type="float">
            <text:p>3.036</text:p>
          </table:table-cell>
          <table:table-cell table:formula="of:=MIN([.B12:.D12])" office:value-type="float" office:value="1.513" calcext:value-type="float">
            <text:p/>
          </table:table-cell>
          <table:table-cell table:formula="of:=MAX([.B12:.D12])" office:value-type="float" office:value="3.036" calcext:value-type="float">
            <text:p/>
          </table:table-cell>
          <table:table-cell table:formula="of:=AVERAGE([.B12:.D12])" office:value-type="float" office:value="2.108" calcext:value-type="float">
            <text:p/>
          </table:table-cell>
          <table:table-cell table:formula="of:=[.E12]/([.A12]*[.A12])" office:value-type="float" office:value="0.012504132231405" calcext:value-type="float">
            <text:p/>
          </table:table-cell>
          <table:table-cell table:formula="of:=[.F12]/([.A12]*[.A12])" office:value-type="float" office:value="0.0250909090909091" calcext:value-type="float">
            <text:p/>
          </table:table-cell>
          <table:table-cell table:formula="of:=[.G12]/([.A12]*[.A12])" office:value-type="float" office:value="0.0174214876033058" calcext:value-type="float">
            <text:p/>
          </table:table-cell>
          <table:table-cell table:formula="of:=[.H12]/[.A12]" office:value-type="float" office:value="0.00113673929376409" calcext:value-type="float">
            <text:p/>
          </table:table-cell>
          <table:table-cell table:formula="of:=[.I12]/[.A12]" office:value-type="float" office:value="0.00228099173553719" calcext:value-type="float">
            <text:p/>
          </table:table-cell>
          <table:table-cell table:formula="of:=[.J12]/[.A12]" office:value-type="float" office:value="0.00158377160030053" calcext:value-type="float">
            <text:p/>
          </table:table-cell>
        </table:table-row>
        <table:table-row table:style-name="ro1">
          <table:table-cell office:value-type="float" office:value="12" calcext:value-type="float">
            <text:p>12</text:p>
          </table:table-cell>
          <table:table-cell office:value-type="float" office:value="2.453" calcext:value-type="float">
            <text:p>2.453</text:p>
          </table:table-cell>
          <table:table-cell office:value-type="float" office:value="1.385" calcext:value-type="float">
            <text:p>1.385</text:p>
          </table:table-cell>
          <table:table-cell office:value-type="float" office:value="2.178" calcext:value-type="float">
            <text:p>2.178</text:p>
          </table:table-cell>
          <table:table-cell table:formula="of:=MIN([.B13:.D13])" office:value-type="float" office:value="1.385" calcext:value-type="float">
            <text:p/>
          </table:table-cell>
          <table:table-cell table:formula="of:=MAX([.B13:.D13])" office:value-type="float" office:value="2.453" calcext:value-type="float">
            <text:p/>
          </table:table-cell>
          <table:table-cell table:formula="of:=AVERAGE([.B13:.D13])" office:value-type="float" office:value="2.00533333333333" calcext:value-type="float">
            <text:p/>
          </table:table-cell>
          <table:table-cell table:formula="of:=[.E13]/([.A13]*[.A13])" office:value-type="float" office:value="0.00961805555555556" calcext:value-type="float">
            <text:p/>
          </table:table-cell>
          <table:table-cell table:formula="of:=[.F13]/([.A13]*[.A13])" office:value-type="float" office:value="0.0170347222222222" calcext:value-type="float">
            <text:p/>
          </table:table-cell>
          <table:table-cell table:formula="of:=[.G13]/([.A13]*[.A13])" office:value-type="float" office:value="0.0139259259259259" calcext:value-type="float">
            <text:p/>
          </table:table-cell>
          <table:table-cell table:formula="of:=[.H13]/[.A13]" office:value-type="float" office:value="0.00080150462962963" calcext:value-type="float">
            <text:p/>
          </table:table-cell>
          <table:table-cell table:formula="of:=[.I13]/[.A13]" office:value-type="float" office:value="0.00141956018518519" calcext:value-type="float">
            <text:p/>
          </table:table-cell>
          <table:table-cell table:formula="of:=[.J13]/[.A13]" office:value-type="float" office:value="0.00116049382716049" calcext:value-type="float">
            <text:p/>
          </table:table-cell>
        </table:table-row>
        <table:table-row table:style-name="ro1">
          <table:table-cell office:value-type="float" office:value="13" calcext:value-type="float">
            <text:p>13</text:p>
          </table:table-cell>
          <table:table-cell office:value-type="float" office:value="2.782" calcext:value-type="float">
            <text:p>2.782</text:p>
          </table:table-cell>
          <table:table-cell office:value-type="float" office:value="1.679" calcext:value-type="float">
            <text:p>1.679</text:p>
          </table:table-cell>
          <table:table-cell office:value-type="float" office:value="1.745" calcext:value-type="float">
            <text:p>1.745</text:p>
          </table:table-cell>
          <table:table-cell table:formula="of:=MIN([.B14:.D14])" office:value-type="float" office:value="1.679" calcext:value-type="float">
            <text:p/>
          </table:table-cell>
          <table:table-cell table:formula="of:=MAX([.B14:.D14])" office:value-type="float" office:value="2.782" calcext:value-type="float">
            <text:p/>
          </table:table-cell>
          <table:table-cell table:formula="of:=AVERAGE([.B14:.D14])" office:value-type="float" office:value="2.06866666666667" calcext:value-type="float">
            <text:p/>
          </table:table-cell>
          <table:table-cell table:formula="of:=[.E14]/([.A14]*[.A14])" office:value-type="float" office:value="0.00993491124260355" calcext:value-type="float">
            <text:p/>
          </table:table-cell>
          <table:table-cell table:formula="of:=[.F14]/([.A14]*[.A14])" office:value-type="float" office:value="0.0164615384615385" calcext:value-type="float">
            <text:p/>
          </table:table-cell>
          <table:table-cell table:formula="of:=[.G14]/([.A14]*[.A14])" office:value-type="float" office:value="0.0122406311637081" calcext:value-type="float">
            <text:p/>
          </table:table-cell>
          <table:table-cell table:formula="of:=[.H14]/[.A14]" office:value-type="float" office:value="0.000764223941738735" calcext:value-type="float">
            <text:p/>
          </table:table-cell>
          <table:table-cell table:formula="of:=[.I14]/[.A14]" office:value-type="float" office:value="0.00126627218934911" calcext:value-type="float">
            <text:p/>
          </table:table-cell>
          <table:table-cell table:formula="of:=[.J14]/[.A14]" office:value-type="float" office:value="0.00094158701259293" calcext:value-type="float">
            <text:p/>
          </table:table-cell>
        </table:table-row>
        <table:table-row table:style-name="ro1">
          <table:table-cell office:value-type="float" office:value="14" calcext:value-type="float">
            <text:p>14</text:p>
          </table:table-cell>
          <table:table-cell office:value-type="float" office:value="2.142" calcext:value-type="float">
            <text:p>2.142</text:p>
          </table:table-cell>
          <table:table-cell office:value-type="float" office:value="2.108" calcext:value-type="float">
            <text:p>2.108</text:p>
          </table:table-cell>
          <table:table-cell office:value-type="float" office:value="2.068" calcext:value-type="float">
            <text:p>2.068</text:p>
          </table:table-cell>
          <table:table-cell table:formula="of:=MIN([.B15:.D15])" office:value-type="float" office:value="2.068" calcext:value-type="float">
            <text:p/>
          </table:table-cell>
          <table:table-cell table:formula="of:=MAX([.B15:.D15])" office:value-type="float" office:value="2.142" calcext:value-type="float">
            <text:p/>
          </table:table-cell>
          <table:table-cell table:formula="of:=AVERAGE([.B15:.D15])" office:value-type="float" office:value="2.106" calcext:value-type="float">
            <text:p/>
          </table:table-cell>
          <table:table-cell table:formula="of:=[.E15]/([.A15]*[.A15])" office:value-type="float" office:value="0.0105510204081633" calcext:value-type="float">
            <text:p/>
          </table:table-cell>
          <table:table-cell table:formula="of:=[.F15]/([.A15]*[.A15])" office:value-type="float" office:value="0.0109285714285714" calcext:value-type="float">
            <text:p/>
          </table:table-cell>
          <table:table-cell table:formula="of:=[.G15]/([.A15]*[.A15])" office:value-type="float" office:value="0.0107448979591837" calcext:value-type="float">
            <text:p/>
          </table:table-cell>
          <table:table-cell table:formula="of:=[.H15]/[.A15]" office:value-type="float" office:value="0.000753644314868805" calcext:value-type="float">
            <text:p/>
          </table:table-cell>
          <table:table-cell table:formula="of:=[.I15]/[.A15]" office:value-type="float" office:value="0.000780612244897959" calcext:value-type="float">
            <text:p/>
          </table:table-cell>
          <table:table-cell table:formula="of:=[.J15]/[.A15]" office:value-type="float" office:value="0.000767492711370262" calcext:value-type="float">
            <text:p/>
          </table:table-cell>
        </table:table-row>
        <table:table-row table:style-name="ro1">
          <table:table-cell office:value-type="float" office:value="15" calcext:value-type="float">
            <text:p>15</text:p>
          </table:table-cell>
          <table:table-cell office:value-type="float" office:value="2.51" calcext:value-type="float">
            <text:p>2.51</text:p>
          </table:table-cell>
          <table:table-cell office:value-type="float" office:value="2.646" calcext:value-type="float">
            <text:p>2.646</text:p>
          </table:table-cell>
          <table:table-cell office:value-type="float" office:value="2.632" calcext:value-type="float">
            <text:p>2.632</text:p>
          </table:table-cell>
          <table:table-cell table:formula="of:=MIN([.B16:.D16])" office:value-type="float" office:value="2.51" calcext:value-type="float">
            <text:p/>
          </table:table-cell>
          <table:table-cell table:formula="of:=MAX([.B16:.D16])" office:value-type="float" office:value="2.646" calcext:value-type="float">
            <text:p/>
          </table:table-cell>
          <table:table-cell table:formula="of:=AVERAGE([.B16:.D16])" office:value-type="float" office:value="2.596" calcext:value-type="float">
            <text:p/>
          </table:table-cell>
          <table:table-cell table:formula="of:=[.E16]/([.A16]*[.A16])" office:value-type="float" office:value="0.0111555555555556" calcext:value-type="float">
            <text:p/>
          </table:table-cell>
          <table:table-cell table:formula="of:=[.F16]/([.A16]*[.A16])" office:value-type="float" office:value="0.01176" calcext:value-type="float">
            <text:p/>
          </table:table-cell>
          <table:table-cell table:formula="of:=[.G16]/([.A16]*[.A16])" office:value-type="float" office:value="0.0115377777777778" calcext:value-type="float">
            <text:p/>
          </table:table-cell>
          <table:table-cell table:formula="of:=[.H16]/[.A16]" office:value-type="float" office:value="0.000743703703703704" calcext:value-type="float">
            <text:p/>
          </table:table-cell>
          <table:table-cell table:formula="of:=[.I16]/[.A16]" office:value-type="float" office:value="0.000784" calcext:value-type="float">
            <text:p/>
          </table:table-cell>
          <table:table-cell table:formula="of:=[.J16]/[.A16]" office:value-type="float" office:value="0.000769185185185185" calcext:value-type="float">
            <text:p/>
          </table:table-cell>
        </table:table-row>
        <table:table-row table:style-name="ro1">
          <table:table-cell office:value-type="float" office:value="16" calcext:value-type="float">
            <text:p>16</text:p>
          </table:table-cell>
          <table:table-cell office:value-type="float" office:value="3.025" calcext:value-type="float">
            <text:p>3.025</text:p>
          </table:table-cell>
          <table:table-cell office:value-type="float" office:value="3.042" calcext:value-type="float">
            <text:p>3.042</text:p>
          </table:table-cell>
          <table:table-cell office:value-type="float" office:value="3.367" calcext:value-type="float">
            <text:p>3.367</text:p>
          </table:table-cell>
          <table:table-cell table:formula="of:=MIN([.B17:.D17])" office:value-type="float" office:value="3.025" calcext:value-type="float">
            <text:p/>
          </table:table-cell>
          <table:table-cell table:formula="of:=MAX([.B17:.D17])" office:value-type="float" office:value="3.367" calcext:value-type="float">
            <text:p/>
          </table:table-cell>
          <table:table-cell table:formula="of:=AVERAGE([.B17:.D17])" office:value-type="float" office:value="3.14466666666667" calcext:value-type="float">
            <text:p/>
          </table:table-cell>
          <table:table-cell table:formula="of:=[.E17]/([.A17]*[.A17])" office:value-type="float" office:value="0.01181640625" calcext:value-type="float">
            <text:p/>
          </table:table-cell>
          <table:table-cell table:formula="of:=[.F17]/([.A17]*[.A17])" office:value-type="float" office:value="0.01315234375" calcext:value-type="float">
            <text:p/>
          </table:table-cell>
          <table:table-cell table:formula="of:=[.G17]/([.A17]*[.A17])" office:value-type="float" office:value="0.0122838541666667" calcext:value-type="float">
            <text:p/>
          </table:table-cell>
          <table:table-cell table:formula="of:=[.H17]/[.A17]" office:value-type="float" office:value="0.000738525390625" calcext:value-type="float">
            <text:p/>
          </table:table-cell>
          <table:table-cell table:formula="of:=[.I17]/[.A17]" office:value-type="float" office:value="0.000822021484375" calcext:value-type="float">
            <text:p/>
          </table:table-cell>
          <table:table-cell table:formula="of:=[.J17]/[.A17]" office:value-type="float" office:value="0.000767740885416667" calcext:value-type="float">
            <text:p/>
          </table:table-cell>
        </table:table-row>
        <table:table-row table:style-name="ro1">
          <table:table-cell office:value-type="float" office:value="17" calcext:value-type="float">
            <text:p>17</text:p>
          </table:table-cell>
          <table:table-cell office:value-type="float" office:value="4.084" calcext:value-type="float">
            <text:p>4.084</text:p>
          </table:table-cell>
          <table:table-cell office:value-type="float" office:value="3.891" calcext:value-type="float">
            <text:p>3.891</text:p>
          </table:table-cell>
          <table:table-cell office:value-type="float" office:value="3.84" calcext:value-type="float">
            <text:p>3.84</text:p>
          </table:table-cell>
          <table:table-cell table:formula="of:=MIN([.B18:.D18])" office:value-type="float" office:value="3.84" calcext:value-type="float">
            <text:p/>
          </table:table-cell>
          <table:table-cell table:formula="of:=MAX([.B18:.D18])" office:value-type="float" office:value="4.084" calcext:value-type="float">
            <text:p/>
          </table:table-cell>
          <table:table-cell table:formula="of:=AVERAGE([.B18:.D18])" office:value-type="float" office:value="3.93833333333333" calcext:value-type="float">
            <text:p/>
          </table:table-cell>
          <table:table-cell table:formula="of:=[.E18]/([.A18]*[.A18])" office:value-type="float" office:value="0.0132871972318339" calcext:value-type="float">
            <text:p/>
          </table:table-cell>
          <table:table-cell table:formula="of:=[.F18]/([.A18]*[.A18])" office:value-type="float" office:value="0.0141314878892734" calcext:value-type="float">
            <text:p/>
          </table:table-cell>
          <table:table-cell table:formula="of:=[.G18]/([.A18]*[.A18])" office:value-type="float" office:value="0.0136274509803922" calcext:value-type="float">
            <text:p/>
          </table:table-cell>
          <table:table-cell table:formula="of:=[.H18]/[.A18]" office:value-type="float" office:value="0.000781599837166701" calcext:value-type="float">
            <text:p/>
          </table:table-cell>
          <table:table-cell table:formula="of:=[.I18]/[.A18]" office:value-type="float" office:value="0.000831263993486668" calcext:value-type="float">
            <text:p/>
          </table:table-cell>
          <table:table-cell table:formula="of:=[.J18]/[.A18]" office:value-type="float" office:value="0.00080161476355248" calcext:value-type="float">
            <text:p/>
          </table:table-cell>
        </table:table-row>
        <table:table-row table:style-name="ro1">
          <table:table-cell office:value-type="float" office:value="18" calcext:value-type="float">
            <text:p>18</text:p>
          </table:table-cell>
          <table:table-cell office:value-type="float" office:value="4.494" calcext:value-type="float">
            <text:p>4.494</text:p>
          </table:table-cell>
          <table:table-cell office:value-type="float" office:value="4.604" calcext:value-type="float">
            <text:p>4.604</text:p>
          </table:table-cell>
          <table:table-cell office:value-type="float" office:value="4.334" calcext:value-type="float">
            <text:p>4.334</text:p>
          </table:table-cell>
          <table:table-cell table:formula="of:=MIN([.B19:.D19])" office:value-type="float" office:value="4.334" calcext:value-type="float">
            <text:p/>
          </table:table-cell>
          <table:table-cell table:formula="of:=MAX([.B19:.D19])" office:value-type="float" office:value="4.604" calcext:value-type="float">
            <text:p/>
          </table:table-cell>
          <table:table-cell table:formula="of:=AVERAGE([.B19:.D19])" office:value-type="float" office:value="4.47733333333333" calcext:value-type="float">
            <text:p/>
          </table:table-cell>
          <table:table-cell table:formula="of:=[.E19]/([.A19]*[.A19])" office:value-type="float" office:value="0.0133765432098765" calcext:value-type="float">
            <text:p/>
          </table:table-cell>
          <table:table-cell table:formula="of:=[.F19]/([.A19]*[.A19])" office:value-type="float" office:value="0.0142098765432099" calcext:value-type="float">
            <text:p/>
          </table:table-cell>
          <table:table-cell table:formula="of:=[.G19]/([.A19]*[.A19])" office:value-type="float" office:value="0.0138189300411523" calcext:value-type="float">
            <text:p/>
          </table:table-cell>
          <table:table-cell table:formula="of:=[.H19]/[.A19]" office:value-type="float" office:value="0.000743141289437586" calcext:value-type="float">
            <text:p/>
          </table:table-cell>
          <table:table-cell table:formula="of:=[.I19]/[.A19]" office:value-type="float" office:value="0.000789437585733882" calcext:value-type="float">
            <text:p/>
          </table:table-cell>
          <table:table-cell table:formula="of:=[.J19]/[.A19]" office:value-type="float" office:value="0.00076771833561957" calcext:value-type="float">
            <text:p/>
          </table:table-cell>
        </table:table-row>
        <table:table-row table:style-name="ro1">
          <table:table-cell office:value-type="float" office:value="19" calcext:value-type="float">
            <text:p>19</text:p>
          </table:table-cell>
          <table:table-cell office:value-type="float" office:value="5.016" calcext:value-type="float">
            <text:p>5.016</text:p>
          </table:table-cell>
          <table:table-cell office:value-type="float" office:value="4.926" calcext:value-type="float">
            <text:p>4.926</text:p>
          </table:table-cell>
          <table:table-cell office:value-type="float" office:value="5.173" calcext:value-type="float">
            <text:p>5.173</text:p>
          </table:table-cell>
          <table:table-cell table:formula="of:=MIN([.B20:.D20])" office:value-type="float" office:value="4.926" calcext:value-type="float">
            <text:p/>
          </table:table-cell>
          <table:table-cell table:formula="of:=MAX([.B20:.D20])" office:value-type="float" office:value="5.173" calcext:value-type="float">
            <text:p/>
          </table:table-cell>
          <table:table-cell table:formula="of:=AVERAGE([.B20:.D20])" office:value-type="float" office:value="5.03833333333333" calcext:value-type="float">
            <text:p/>
          </table:table-cell>
          <table:table-cell table:formula="of:=[.E20]/([.A20]*[.A20])" office:value-type="float" office:value="0.0136454293628809" calcext:value-type="float">
            <text:p/>
          </table:table-cell>
          <table:table-cell table:formula="of:=[.F20]/([.A20]*[.A20])" office:value-type="float" office:value="0.0143296398891967" calcext:value-type="float">
            <text:p/>
          </table:table-cell>
          <table:table-cell table:formula="of:=[.G20]/([.A20]*[.A20])" office:value-type="float" office:value="0.0139566020313943" calcext:value-type="float">
            <text:p/>
          </table:table-cell>
          <table:table-cell table:formula="of:=[.H20]/[.A20]" office:value-type="float" office:value="0.000718180492783205" calcext:value-type="float">
            <text:p/>
          </table:table-cell>
          <table:table-cell table:formula="of:=[.I20]/[.A20]" office:value-type="float" office:value="0.000754191573115615" calcext:value-type="float">
            <text:p/>
          </table:table-cell>
          <table:table-cell table:formula="of:=[.J20]/[.A20]" office:value-type="float" office:value="0.00073455800165233" calcext:value-type="float">
            <text:p/>
          </table:table-cell>
        </table:table-row>
        <table:table-row table:style-name="ro1">
          <table:table-cell office:value-type="float" office:value="20" calcext:value-type="float">
            <text:p>20</text:p>
          </table:table-cell>
          <table:table-cell office:value-type="float" office:value="5.728" calcext:value-type="float">
            <text:p>5.728</text:p>
          </table:table-cell>
          <table:table-cell office:value-type="float" office:value="5.652" calcext:value-type="float">
            <text:p>5.652</text:p>
          </table:table-cell>
          <table:table-cell office:value-type="float" office:value="5.77" calcext:value-type="float">
            <text:p>5.77</text:p>
          </table:table-cell>
          <table:table-cell table:formula="of:=MIN([.B21:.D21])" office:value-type="float" office:value="5.652" calcext:value-type="float">
            <text:p/>
          </table:table-cell>
          <table:table-cell table:formula="of:=MAX([.B21:.D21])" office:value-type="float" office:value="5.77" calcext:value-type="float">
            <text:p/>
          </table:table-cell>
          <table:table-cell table:formula="of:=AVERAGE([.B21:.D21])" office:value-type="float" office:value="5.71666666666667" calcext:value-type="float">
            <text:p/>
          </table:table-cell>
          <table:table-cell table:formula="of:=[.E21]/([.A21]*[.A21])" office:value-type="float" office:value="0.01413" calcext:value-type="float">
            <text:p/>
          </table:table-cell>
          <table:table-cell table:formula="of:=[.F21]/([.A21]*[.A21])" office:value-type="float" office:value="0.014425" calcext:value-type="float">
            <text:p/>
          </table:table-cell>
          <table:table-cell table:formula="of:=[.G21]/([.A21]*[.A21])" office:value-type="float" office:value="0.0142916666666667" calcext:value-type="float">
            <text:p/>
          </table:table-cell>
          <table:table-cell table:formula="of:=[.H21]/[.A21]" office:value-type="float" office:value="0.0007065" calcext:value-type="float">
            <text:p/>
          </table:table-cell>
          <table:table-cell table:formula="of:=[.I21]/[.A21]" office:value-type="float" office:value="0.00072125" calcext:value-type="float">
            <text:p/>
          </table:table-cell>
          <table:table-cell table:formula="of:=[.J21]/[.A21]" office:value-type="float" office:value="0.000714583333333333" calcext:value-type="float">
            <text:p/>
          </table:table-cell>
        </table:table-row>
        <table:table-row table:style-name="ro1">
          <table:table-cell office:value-type="float" office:value="21" calcext:value-type="float">
            <text:p>21</text:p>
          </table:table-cell>
          <table:table-cell office:value-type="float" office:value="6.679" calcext:value-type="float">
            <text:p>6.679</text:p>
          </table:table-cell>
          <table:table-cell office:value-type="float" office:value="6.621" calcext:value-type="float">
            <text:p>6.621</text:p>
          </table:table-cell>
          <table:table-cell office:value-type="float" office:value="6.652" calcext:value-type="float">
            <text:p>6.652</text:p>
          </table:table-cell>
          <table:table-cell table:formula="of:=MIN([.B22:.D22])" office:value-type="float" office:value="6.621" calcext:value-type="float">
            <text:p/>
          </table:table-cell>
          <table:table-cell table:formula="of:=MAX([.B22:.D22])" office:value-type="float" office:value="6.679" calcext:value-type="float">
            <text:p/>
          </table:table-cell>
          <table:table-cell table:formula="of:=AVERAGE([.B22:.D22])" office:value-type="float" office:value="6.65066666666667" calcext:value-type="float">
            <text:p/>
          </table:table-cell>
          <table:table-cell table:formula="of:=[.E22]/([.A22]*[.A22])" office:value-type="float" office:value="0.0150136054421769" calcext:value-type="float">
            <text:p/>
          </table:table-cell>
          <table:table-cell table:formula="of:=[.F22]/([.A22]*[.A22])" office:value-type="float" office:value="0.0151451247165533" calcext:value-type="float">
            <text:p/>
          </table:table-cell>
          <table:table-cell table:formula="of:=[.G22]/([.A22]*[.A22])" office:value-type="float" office:value="0.0150808767951625" calcext:value-type="float">
            <text:p/>
          </table:table-cell>
          <table:table-cell table:formula="of:=[.H22]/[.A22]" office:value-type="float" office:value="0.000714933592484613" calcext:value-type="float">
            <text:p/>
          </table:table-cell>
          <table:table-cell table:formula="of:=[.I22]/[.A22]" office:value-type="float" office:value="0.000721196415073966" calcext:value-type="float">
            <text:p/>
          </table:table-cell>
          <table:table-cell table:formula="of:=[.J22]/[.A22]" office:value-type="float" office:value="0.000718136990245834" calcext:value-type="float">
            <text:p/>
          </table:table-cell>
        </table:table-row>
        <table:table-row table:style-name="ro1">
          <table:table-cell office:value-type="float" office:value="22" calcext:value-type="float">
            <text:p>22</text:p>
          </table:table-cell>
          <table:table-cell office:value-type="float" office:value="7.784" calcext:value-type="float">
            <text:p>7.784</text:p>
          </table:table-cell>
          <table:table-cell office:value-type="float" office:value="7.571" calcext:value-type="float">
            <text:p>7.571</text:p>
          </table:table-cell>
          <table:table-cell office:value-type="float" office:value="7.685" calcext:value-type="float">
            <text:p>7.685</text:p>
          </table:table-cell>
          <table:table-cell table:formula="of:=MIN([.B23:.D23])" office:value-type="float" office:value="7.571" calcext:value-type="float">
            <text:p/>
          </table:table-cell>
          <table:table-cell table:formula="of:=MAX([.B23:.D23])" office:value-type="float" office:value="7.784" calcext:value-type="float">
            <text:p/>
          </table:table-cell>
          <table:table-cell table:formula="of:=AVERAGE([.B23:.D23])" office:value-type="float" office:value="7.68" calcext:value-type="float">
            <text:p/>
          </table:table-cell>
          <table:table-cell table:formula="of:=[.E23]/([.A23]*[.A23])" office:value-type="float" office:value="0.0156425619834711" calcext:value-type="float">
            <text:p/>
          </table:table-cell>
          <table:table-cell table:formula="of:=[.F23]/([.A23]*[.A23])" office:value-type="float" office:value="0.0160826446280992" calcext:value-type="float">
            <text:p/>
          </table:table-cell>
          <table:table-cell table:formula="of:=[.G23]/([.A23]*[.A23])" office:value-type="float" office:value="0.0158677685950413" calcext:value-type="float">
            <text:p/>
          </table:table-cell>
          <table:table-cell table:formula="of:=[.H23]/[.A23]" office:value-type="float" office:value="0.000711025544703231" calcext:value-type="float">
            <text:p/>
          </table:table-cell>
          <table:table-cell table:formula="of:=[.I23]/[.A23]" office:value-type="float" office:value="0.000731029301277235" calcext:value-type="float">
            <text:p/>
          </table:table-cell>
          <table:table-cell table:formula="of:=[.J23]/[.A23]" office:value-type="float" office:value="0.000721262208865515" calcext:value-type="float">
            <text:p/>
          </table:table-cell>
        </table:table-row>
        <table:table-row table:style-name="ro1">
          <table:table-cell office:value-type="float" office:value="23" calcext:value-type="float">
            <text:p>23</text:p>
          </table:table-cell>
          <table:table-cell office:value-type="float" office:value="8.95" calcext:value-type="float">
            <text:p>8.95</text:p>
          </table:table-cell>
          <table:table-cell office:value-type="float" office:value="8.991" calcext:value-type="float">
            <text:p>8.991</text:p>
          </table:table-cell>
          <table:table-cell office:value-type="float" office:value="8.851" calcext:value-type="float">
            <text:p>8.851</text:p>
          </table:table-cell>
          <table:table-cell table:formula="of:=MIN([.B24:.D24])" office:value-type="float" office:value="8.851" calcext:value-type="float">
            <text:p/>
          </table:table-cell>
          <table:table-cell table:formula="of:=MAX([.B24:.D24])" office:value-type="float" office:value="8.991" calcext:value-type="float">
            <text:p/>
          </table:table-cell>
          <table:table-cell table:formula="of:=AVERAGE([.B24:.D24])" office:value-type="float" office:value="8.93066666666667" calcext:value-type="float">
            <text:p/>
          </table:table-cell>
          <table:table-cell table:formula="of:=[.E24]/([.A24]*[.A24])" office:value-type="float" office:value="0.0167315689981096" calcext:value-type="float">
            <text:p/>
          </table:table-cell>
          <table:table-cell table:formula="of:=[.F24]/([.A24]*[.A24])" office:value-type="float" office:value="0.0169962192816635" calcext:value-type="float">
            <text:p/>
          </table:table-cell>
          <table:table-cell table:formula="of:=[.G24]/([.A24]*[.A24])" office:value-type="float" office:value="0.0168821676118462" calcext:value-type="float">
            <text:p/>
          </table:table-cell>
          <table:table-cell table:formula="of:=[.H24]/[.A24]" office:value-type="float" office:value="0.000727459521656941" calcext:value-type="float">
            <text:p/>
          </table:table-cell>
          <table:table-cell table:formula="of:=[.I24]/[.A24]" office:value-type="float" office:value="0.000738966055724501" calcext:value-type="float">
            <text:p/>
          </table:table-cell>
          <table:table-cell table:formula="of:=[.J24]/[.A24]" office:value-type="float" office:value="0.000734007287471576" calcext:value-type="float">
            <text:p/>
          </table:table-cell>
        </table:table-row>
        <table:table-row table:style-name="ro1">
          <table:table-cell office:value-type="float" office:value="24" calcext:value-type="float">
            <text:p>24</text:p>
          </table:table-cell>
          <table:table-cell office:value-type="float" office:value="9.912" calcext:value-type="float">
            <text:p>9.912</text:p>
          </table:table-cell>
          <table:table-cell office:value-type="float" office:value="9.807" calcext:value-type="float">
            <text:p>9.807</text:p>
          </table:table-cell>
          <table:table-cell office:value-type="float" office:value="9.771" calcext:value-type="float">
            <text:p>9.771</text:p>
          </table:table-cell>
          <table:table-cell table:formula="of:=MIN([.B25:.D25])" office:value-type="float" office:value="9.771" calcext:value-type="float">
            <text:p/>
          </table:table-cell>
          <table:table-cell table:formula="of:=MAX([.B25:.D25])" office:value-type="float" office:value="9.912" calcext:value-type="float">
            <text:p/>
          </table:table-cell>
          <table:table-cell table:formula="of:=AVERAGE([.B25:.D25])" office:value-type="float" office:value="9.83" calcext:value-type="float">
            <text:p/>
          </table:table-cell>
          <table:table-cell table:formula="of:=[.E25]/([.A25]*[.A25])" office:value-type="float" office:value="0.0169635416666667" calcext:value-type="float">
            <text:p/>
          </table:table-cell>
          <table:table-cell table:formula="of:=[.F25]/([.A25]*[.A25])" office:value-type="float" office:value="0.0172083333333333" calcext:value-type="float">
            <text:p/>
          </table:table-cell>
          <table:table-cell table:formula="of:=[.G25]/([.A25]*[.A25])" office:value-type="float" office:value="0.0170659722222222" calcext:value-type="float">
            <text:p/>
          </table:table-cell>
          <table:table-cell table:formula="of:=[.H25]/[.A25]" office:value-type="float" office:value="0.000706814236111111" calcext:value-type="float">
            <text:p/>
          </table:table-cell>
          <table:table-cell table:formula="of:=[.I25]/[.A25]" office:value-type="float" office:value="0.000717013888888889" calcext:value-type="float">
            <text:p/>
          </table:table-cell>
          <table:table-cell table:formula="of:=[.J25]/[.A25]" office:value-type="float" office:value="0.000711082175925926" calcext:value-type="float">
            <text:p/>
          </table:table-cell>
        </table:table-row>
        <table:table-row table:style-name="ro1">
          <table:table-cell office:value-type="float" office:value="25" calcext:value-type="float">
            <text:p>25</text:p>
          </table:table-cell>
          <table:table-cell office:value-type="float" office:value="11.209" calcext:value-type="float">
            <text:p>11.209</text:p>
          </table:table-cell>
          <table:table-cell office:value-type="float" office:value="11.018" calcext:value-type="float">
            <text:p>11.018</text:p>
          </table:table-cell>
          <table:table-cell office:value-type="float" office:value="11.358" calcext:value-type="float">
            <text:p>11.358</text:p>
          </table:table-cell>
          <table:table-cell table:formula="of:=MIN([.B26:.D26])" office:value-type="float" office:value="11.018" calcext:value-type="float">
            <text:p/>
          </table:table-cell>
          <table:table-cell table:formula="of:=MAX([.B26:.D26])" office:value-type="float" office:value="11.358" calcext:value-type="float">
            <text:p/>
          </table:table-cell>
          <table:table-cell table:formula="of:=AVERAGE([.B26:.D26])" office:value-type="float" office:value="11.195" calcext:value-type="float">
            <text:p/>
          </table:table-cell>
          <table:table-cell table:formula="of:=[.E26]/([.A26]*[.A26])" office:value-type="float" office:value="0.0176288" calcext:value-type="float">
            <text:p/>
          </table:table-cell>
          <table:table-cell table:formula="of:=[.F26]/([.A26]*[.A26])" office:value-type="float" office:value="0.0181728" calcext:value-type="float">
            <text:p/>
          </table:table-cell>
          <table:table-cell table:formula="of:=[.G26]/([.A26]*[.A26])" office:value-type="float" office:value="0.017912" calcext:value-type="float">
            <text:p/>
          </table:table-cell>
          <table:table-cell table:formula="of:=[.H26]/[.A26]" office:value-type="float" office:value="0.000705152" calcext:value-type="float">
            <text:p/>
          </table:table-cell>
          <table:table-cell table:formula="of:=[.I26]/[.A26]" office:value-type="float" office:value="0.000726912" calcext:value-type="float">
            <text:p/>
          </table:table-cell>
          <table:table-cell table:formula="of:=[.J26]/[.A26]" office:value-type="float" office:value="0.00071648" calcext:value-type="float">
            <text:p/>
          </table:table-cell>
        </table:table-row>
        <table:table-row table:style-name="ro1">
          <table:table-cell office:value-type="float" office:value="26" calcext:value-type="float">
            <text:p>26</text:p>
          </table:table-cell>
          <table:table-cell office:value-type="float" office:value="12.854" calcext:value-type="float">
            <text:p>12.854</text:p>
          </table:table-cell>
          <table:table-cell office:value-type="float" office:value="12.695" calcext:value-type="float">
            <text:p>12.695</text:p>
          </table:table-cell>
          <table:table-cell office:value-type="float" office:value="12.461" calcext:value-type="float">
            <text:p>12.461</text:p>
          </table:table-cell>
          <table:table-cell table:formula="of:=MIN([.B27:.D27])" office:value-type="float" office:value="12.461" calcext:value-type="float">
            <text:p/>
          </table:table-cell>
          <table:table-cell table:formula="of:=MAX([.B27:.D27])" office:value-type="float" office:value="12.854" calcext:value-type="float">
            <text:p/>
          </table:table-cell>
          <table:table-cell table:formula="of:=AVERAGE([.B27:.D27])" office:value-type="float" office:value="12.67" calcext:value-type="float">
            <text:p/>
          </table:table-cell>
          <table:table-cell table:formula="of:=[.E27]/([.A27]*[.A27])" office:value-type="float" office:value="0.0184334319526627" calcext:value-type="float">
            <text:p/>
          </table:table-cell>
          <table:table-cell table:formula="of:=[.F27]/([.A27]*[.A27])" office:value-type="float" office:value="0.0190147928994083" calcext:value-type="float">
            <text:p/>
          </table:table-cell>
          <table:table-cell table:formula="of:=[.G27]/([.A27]*[.A27])" office:value-type="float" office:value="0.0187426035502959" calcext:value-type="float">
            <text:p/>
          </table:table-cell>
          <table:table-cell table:formula="of:=[.H27]/[.A27]" office:value-type="float" office:value="0.000708978152025489" calcext:value-type="float">
            <text:p/>
          </table:table-cell>
          <table:table-cell table:formula="of:=[.I27]/[.A27]" office:value-type="float" office:value="0.00073133818843878" calcext:value-type="float">
            <text:p/>
          </table:table-cell>
          <table:table-cell table:formula="of:=[.J27]/[.A27]" office:value-type="float" office:value="0.000720869367319072" calcext:value-type="float">
            <text:p/>
          </table:table-cell>
        </table:table-row>
        <table:table-row table:style-name="ro1">
          <table:table-cell office:value-type="float" office:value="27" calcext:value-type="float">
            <text:p>27</text:p>
          </table:table-cell>
          <table:table-cell office:value-type="float" office:value="14.13" calcext:value-type="float">
            <text:p>14.13</text:p>
          </table:table-cell>
          <table:table-cell office:value-type="float" office:value="14.298" calcext:value-type="float">
            <text:p>14.298</text:p>
          </table:table-cell>
          <table:table-cell office:value-type="float" office:value="13.968" calcext:value-type="float">
            <text:p>13.968</text:p>
          </table:table-cell>
          <table:table-cell table:formula="of:=MIN([.B28:.D28])" office:value-type="float" office:value="13.968" calcext:value-type="float">
            <text:p/>
          </table:table-cell>
          <table:table-cell table:formula="of:=MAX([.B28:.D28])" office:value-type="float" office:value="14.298" calcext:value-type="float">
            <text:p/>
          </table:table-cell>
          <table:table-cell table:formula="of:=AVERAGE([.B28:.D28])" office:value-type="float" office:value="14.132" calcext:value-type="float">
            <text:p/>
          </table:table-cell>
          <table:table-cell table:formula="of:=[.E28]/([.A28]*[.A28])" office:value-type="float" office:value="0.0191604938271605" calcext:value-type="float">
            <text:p/>
          </table:table-cell>
          <table:table-cell table:formula="of:=[.F28]/([.A28]*[.A28])" office:value-type="float" office:value="0.0196131687242798" calcext:value-type="float">
            <text:p/>
          </table:table-cell>
          <table:table-cell table:formula="of:=[.G28]/([.A28]*[.A28])" office:value-type="float" office:value="0.0193854595336077" calcext:value-type="float">
            <text:p/>
          </table:table-cell>
          <table:table-cell table:formula="of:=[.H28]/[.A28]" office:value-type="float" office:value="0.000709647919524463" calcext:value-type="float">
            <text:p/>
          </table:table-cell>
          <table:table-cell table:formula="of:=[.I28]/[.A28]" office:value-type="float" office:value="0.000726413656454809" calcext:value-type="float">
            <text:p/>
          </table:table-cell>
          <table:table-cell table:formula="of:=[.J28]/[.A28]" office:value-type="float" office:value="0.00071797998272621" calcext:value-type="float">
            <text:p/>
          </table:table-cell>
        </table:table-row>
        <table:table-row table:style-name="ro1">
          <table:table-cell office:value-type="float" office:value="28" calcext:value-type="float">
            <text:p>28</text:p>
          </table:table-cell>
          <table:table-cell office:value-type="float" office:value="15.448" calcext:value-type="float">
            <text:p>15.448</text:p>
          </table:table-cell>
          <table:table-cell office:value-type="float" office:value="15.754" calcext:value-type="float">
            <text:p>15.754</text:p>
          </table:table-cell>
          <table:table-cell office:value-type="float" office:value="15.542" calcext:value-type="float">
            <text:p>15.542</text:p>
          </table:table-cell>
          <table:table-cell table:formula="of:=MIN([.B29:.D29])" office:value-type="float" office:value="15.448" calcext:value-type="float">
            <text:p/>
          </table:table-cell>
          <table:table-cell table:formula="of:=MAX([.B29:.D29])" office:value-type="float" office:value="15.754" calcext:value-type="float">
            <text:p/>
          </table:table-cell>
          <table:table-cell table:formula="of:=AVERAGE([.B29:.D29])" office:value-type="float" office:value="15.5813333333333" calcext:value-type="float">
            <text:p/>
          </table:table-cell>
          <table:table-cell table:formula="of:=[.E29]/([.A29]*[.A29])" office:value-type="float" office:value="0.0197040816326531" calcext:value-type="float">
            <text:p/>
          </table:table-cell>
          <table:table-cell table:formula="of:=[.F29]/([.A29]*[.A29])" office:value-type="float" office:value="0.020094387755102" calcext:value-type="float">
            <text:p/>
          </table:table-cell>
          <table:table-cell table:formula="of:=[.G29]/([.A29]*[.A29])" office:value-type="float" office:value="0.0198741496598639" calcext:value-type="float">
            <text:p/>
          </table:table-cell>
          <table:table-cell table:formula="of:=[.H29]/[.A29]" office:value-type="float" office:value="0.000703717201166181" calcext:value-type="float">
            <text:p/>
          </table:table-cell>
          <table:table-cell table:formula="of:=[.I29]/[.A29]" office:value-type="float" office:value="0.000717656705539359" calcext:value-type="float">
            <text:p/>
          </table:table-cell>
          <table:table-cell table:formula="of:=[.J29]/[.A29]" office:value-type="float" office:value="0.000709791059280855" calcext:value-type="float">
            <text:p/>
          </table:table-cell>
        </table:table-row>
        <table:table-row table:style-name="ro1">
          <table:table-cell office:value-type="float" office:value="29" calcext:value-type="float">
            <text:p>29</text:p>
          </table:table-cell>
          <table:table-cell office:value-type="float" office:value="17.318" calcext:value-type="float">
            <text:p>17.318</text:p>
          </table:table-cell>
          <table:table-cell office:value-type="float" office:value="16.963" calcext:value-type="float">
            <text:p>16.963</text:p>
          </table:table-cell>
          <table:table-cell office:value-type="float" office:value="17.169" calcext:value-type="float">
            <text:p>17.169</text:p>
          </table:table-cell>
          <table:table-cell table:formula="of:=MIN([.B30:.D30])" office:value-type="float" office:value="16.963" calcext:value-type="float">
            <text:p/>
          </table:table-cell>
          <table:table-cell table:formula="of:=MAX([.B30:.D30])" office:value-type="float" office:value="17.318" calcext:value-type="float">
            <text:p/>
          </table:table-cell>
          <table:table-cell table:formula="of:=AVERAGE([.B30:.D30])" office:value-type="float" office:value="17.15" calcext:value-type="float">
            <text:p/>
          </table:table-cell>
          <table:table-cell table:formula="of:=[.E30]/([.A30]*[.A30])" office:value-type="float" office:value="0.0201700356718193" calcext:value-type="float">
            <text:p/>
          </table:table-cell>
          <table:table-cell table:formula="of:=[.F30]/([.A30]*[.A30])" office:value-type="float" office:value="0.0205921521997622" calcext:value-type="float">
            <text:p/>
          </table:table-cell>
          <table:table-cell table:formula="of:=[.G30]/([.A30]*[.A30])" office:value-type="float" office:value="0.0203923900118906" calcext:value-type="float">
            <text:p/>
          </table:table-cell>
          <table:table-cell table:formula="of:=[.H30]/[.A30]" office:value-type="float" office:value="0.000695518471442044" calcext:value-type="float">
            <text:p/>
          </table:table-cell>
          <table:table-cell table:formula="of:=[.I30]/[.A30]" office:value-type="float" office:value="0.000710074213784903" calcext:value-type="float">
            <text:p/>
          </table:table-cell>
          <table:table-cell table:formula="of:=[.J30]/[.A30]" office:value-type="float" office:value="0.000703185862478987" calcext:value-type="float">
            <text:p/>
          </table:table-cell>
        </table:table-row>
        <table:table-row table:style-name="ro1">
          <table:table-cell office:value-type="float" office:value="30" calcext:value-type="float">
            <text:p>30</text:p>
          </table:table-cell>
          <table:table-cell office:value-type="float" office:value="19.35" calcext:value-type="float">
            <text:p>19.35</text:p>
          </table:table-cell>
          <table:table-cell office:value-type="float" office:value="19.654" calcext:value-type="float">
            <text:p>19.654</text:p>
          </table:table-cell>
          <table:table-cell office:value-type="float" office:value="19.38" calcext:value-type="float">
            <text:p>19.38</text:p>
          </table:table-cell>
          <table:table-cell table:formula="of:=MIN([.B31:.D31])" office:value-type="float" office:value="19.35" calcext:value-type="float">
            <text:p/>
          </table:table-cell>
          <table:table-cell table:formula="of:=MAX([.B31:.D31])" office:value-type="float" office:value="19.654" calcext:value-type="float">
            <text:p/>
          </table:table-cell>
          <table:table-cell table:formula="of:=AVERAGE([.B31:.D31])" office:value-type="float" office:value="19.4613333333333" calcext:value-type="float">
            <text:p/>
          </table:table-cell>
          <table:table-cell table:formula="of:=[.E31]/([.A31]*[.A31])" office:value-type="float" office:value="0.0215" calcext:value-type="float">
            <text:p/>
          </table:table-cell>
          <table:table-cell table:formula="of:=[.F31]/([.A31]*[.A31])" office:value-type="float" office:value="0.0218377777777778" calcext:value-type="float">
            <text:p/>
          </table:table-cell>
          <table:table-cell table:formula="of:=[.G31]/([.A31]*[.A31])" office:value-type="float" office:value="0.0216237037037037" calcext:value-type="float">
            <text:p/>
          </table:table-cell>
          <table:table-cell table:formula="of:=[.H31]/[.A31]" office:value-type="float" office:value="0.000716666666666667" calcext:value-type="float">
            <text:p/>
          </table:table-cell>
          <table:table-cell table:formula="of:=[.I31]/[.A31]" office:value-type="float" office:value="0.000727925925925926" calcext:value-type="float">
            <text:p/>
          </table:table-cell>
          <table:table-cell table:formula="of:=[.J31]/[.A31]" office:value-type="float" office:value="0.00072079012345679" calcext:value-type="float">
            <text:p/>
          </table:table-cell>
        </table:table-row>
        <table:table-row table:style-name="ro1">
          <table:table-cell office:value-type="float" office:value="31" calcext:value-type="float">
            <text:p>31</text:p>
          </table:table-cell>
          <table:table-cell office:value-type="float" office:value="21.604" calcext:value-type="float">
            <text:p>21.604</text:p>
          </table:table-cell>
          <table:table-cell office:value-type="float" office:value="21.16" calcext:value-type="float">
            <text:p>21.16</text:p>
          </table:table-cell>
          <table:table-cell office:value-type="float" office:value="21.739" calcext:value-type="float">
            <text:p>21.739</text:p>
          </table:table-cell>
          <table:table-cell table:formula="of:=MIN([.B32:.D32])" office:value-type="float" office:value="21.16" calcext:value-type="float">
            <text:p/>
          </table:table-cell>
          <table:table-cell table:formula="of:=MAX([.B32:.D32])" office:value-type="float" office:value="21.739" calcext:value-type="float">
            <text:p/>
          </table:table-cell>
          <table:table-cell table:formula="of:=AVERAGE([.B32:.D32])" office:value-type="float" office:value="21.501" calcext:value-type="float">
            <text:p/>
          </table:table-cell>
          <table:table-cell table:formula="of:=[.E32]/([.A32]*[.A32])" office:value-type="float" office:value="0.0220187304890739" calcext:value-type="float">
            <text:p/>
          </table:table-cell>
          <table:table-cell table:formula="of:=[.F32]/([.A32]*[.A32])" office:value-type="float" office:value="0.0226212278876171" calcext:value-type="float">
            <text:p/>
          </table:table-cell>
          <table:table-cell table:formula="of:=[.G32]/([.A32]*[.A32])" office:value-type="float" office:value="0.0223735691987513" calcext:value-type="float">
            <text:p/>
          </table:table-cell>
          <table:table-cell table:formula="of:=[.H32]/[.A32]" office:value-type="float" office:value="0.000710281628679803" calcext:value-type="float">
            <text:p/>
          </table:table-cell>
          <table:table-cell table:formula="of:=[.I32]/[.A32]" office:value-type="float" office:value="0.000729717028632809" calcext:value-type="float">
            <text:p/>
          </table:table-cell>
          <table:table-cell table:formula="of:=[.J32]/[.A32]" office:value-type="float" office:value="0.000721728038669397" calcext:value-type="float">
            <text:p/>
          </table:table-cell>
        </table:table-row>
        <table:table-row table:style-name="ro1">
          <table:table-cell office:value-type="float" office:value="32" calcext:value-type="float">
            <text:p>32</text:p>
          </table:table-cell>
          <table:table-cell office:value-type="float" office:value="23.573" calcext:value-type="float">
            <text:p>23.573</text:p>
          </table:table-cell>
          <table:table-cell office:value-type="float" office:value="23.135" calcext:value-type="float">
            <text:p>23.135</text:p>
          </table:table-cell>
          <table:table-cell office:value-type="float" office:value="23.073" calcext:value-type="float">
            <text:p>23.073</text:p>
          </table:table-cell>
          <table:table-cell table:formula="of:=MIN([.B33:.D33])" office:value-type="float" office:value="23.073" calcext:value-type="float">
            <text:p/>
          </table:table-cell>
          <table:table-cell table:formula="of:=MAX([.B33:.D33])" office:value-type="float" office:value="23.573" calcext:value-type="float">
            <text:p/>
          </table:table-cell>
          <table:table-cell table:formula="of:=AVERAGE([.B33:.D33])" office:value-type="float" office:value="23.2603333333333" calcext:value-type="float">
            <text:p/>
          </table:table-cell>
          <table:table-cell table:formula="of:=[.E33]/([.A33]*[.A33])" office:value-type="float" office:value="0.0225322265625" calcext:value-type="float">
            <text:p/>
          </table:table-cell>
          <table:table-cell table:formula="of:=[.F33]/([.A33]*[.A33])" office:value-type="float" office:value="0.0230205078125" calcext:value-type="float">
            <text:p/>
          </table:table-cell>
          <table:table-cell table:formula="of:=[.G33]/([.A33]*[.A33])" office:value-type="float" office:value="0.0227151692708333" calcext:value-type="float">
            <text:p/>
          </table:table-cell>
          <table:table-cell table:formula="of:=[.H33]/[.A33]" office:value-type="float" office:value="0.000704132080078125" calcext:value-type="float">
            <text:p/>
          </table:table-cell>
          <table:table-cell table:formula="of:=[.I33]/[.A33]" office:value-type="float" office:value="0.000719390869140625" calcext:value-type="float">
            <text:p/>
          </table:table-cell>
          <table:table-cell table:formula="of:=[.J33]/[.A33]" office:value-type="float" office:value="0.000709849039713542" calcext:value-type="float">
            <text:p/>
          </table:table-cell>
        </table:table-row>
        <table:table-row table:style-name="ro1">
          <table:table-cell office:value-type="float" office:value="33" calcext:value-type="float">
            <text:p>33</text:p>
          </table:table-cell>
          <table:table-cell office:value-type="float" office:value="25.173" calcext:value-type="float">
            <text:p>25.173</text:p>
          </table:table-cell>
          <table:table-cell office:value-type="float" office:value="25.04" calcext:value-type="float">
            <text:p>25.04</text:p>
          </table:table-cell>
          <table:table-cell office:value-type="float" office:value="24.938" calcext:value-type="float">
            <text:p>24.938</text:p>
          </table:table-cell>
          <table:table-cell table:formula="of:=MIN([.B34:.D34])" office:value-type="float" office:value="24.938" calcext:value-type="float">
            <text:p/>
          </table:table-cell>
          <table:table-cell table:formula="of:=MAX([.B34:.D34])" office:value-type="float" office:value="25.173" calcext:value-type="float">
            <text:p/>
          </table:table-cell>
          <table:table-cell table:formula="of:=AVERAGE([.B34:.D34])" office:value-type="float" office:value="25.0503333333333" calcext:value-type="float">
            <text:p/>
          </table:table-cell>
          <table:table-cell table:formula="of:=[.E34]/([.A34]*[.A34])" office:value-type="float" office:value="0.0228999081726354" calcext:value-type="float">
            <text:p/>
          </table:table-cell>
          <table:table-cell table:formula="of:=[.F34]/([.A34]*[.A34])" office:value-type="float" office:value="0.0231157024793388" calcext:value-type="float">
            <text:p/>
          </table:table-cell>
          <table:table-cell table:formula="of:=[.G34]/([.A34]*[.A34])" office:value-type="float" office:value="0.0230030609121518" calcext:value-type="float">
            <text:p/>
          </table:table-cell>
          <table:table-cell table:formula="of:=[.H34]/[.A34]" office:value-type="float" office:value="0.000693936611291983" calcext:value-type="float">
            <text:p/>
          </table:table-cell>
          <table:table-cell table:formula="of:=[.I34]/[.A34]" office:value-type="float" office:value="0.000700475832707238" calcext:value-type="float">
            <text:p/>
          </table:table-cell>
          <table:table-cell table:formula="of:=[.J34]/[.A34]" office:value-type="float" office:value="0.000697062451883388" calcext:value-type="float">
            <text:p/>
          </table:table-cell>
        </table:table-row>
        <table:table-row table:style-name="ro1">
          <table:table-cell office:value-type="float" office:value="34" calcext:value-type="float">
            <text:p>34</text:p>
          </table:table-cell>
          <table:table-cell office:value-type="float" office:value="27.973" calcext:value-type="float">
            <text:p>27.973</text:p>
          </table:table-cell>
          <table:table-cell office:value-type="float" office:value="27.574" calcext:value-type="float">
            <text:p>27.574</text:p>
          </table:table-cell>
          <table:table-cell office:value-type="float" office:value="27.664" calcext:value-type="float">
            <text:p>27.664</text:p>
          </table:table-cell>
          <table:table-cell table:formula="of:=MIN([.B35:.D35])" office:value-type="float" office:value="27.574" calcext:value-type="float">
            <text:p/>
          </table:table-cell>
          <table:table-cell table:formula="of:=MAX([.B35:.D35])" office:value-type="float" office:value="27.973" calcext:value-type="float">
            <text:p/>
          </table:table-cell>
          <table:table-cell table:formula="of:=AVERAGE([.B35:.D35])" office:value-type="float" office:value="27.737" calcext:value-type="float">
            <text:p/>
          </table:table-cell>
          <table:table-cell table:formula="of:=[.E35]/([.A35]*[.A35])" office:value-type="float" office:value="0.0238529411764706" calcext:value-type="float">
            <text:p/>
          </table:table-cell>
          <table:table-cell table:formula="of:=[.F35]/([.A35]*[.A35])" office:value-type="float" office:value="0.0241980968858131" calcext:value-type="float">
            <text:p/>
          </table:table-cell>
          <table:table-cell table:formula="of:=[.G35]/([.A35]*[.A35])" office:value-type="float" office:value="0.0239939446366782" calcext:value-type="float">
            <text:p/>
          </table:table-cell>
          <table:table-cell table:formula="of:=[.H35]/[.A35]" office:value-type="float" office:value="0.000701557093425606" calcext:value-type="float">
            <text:p/>
          </table:table-cell>
          <table:table-cell table:formula="of:=[.I35]/[.A35]" office:value-type="float" office:value="0.000711708731935681" calcext:value-type="float">
            <text:p/>
          </table:table-cell>
          <table:table-cell table:formula="of:=[.J35]/[.A35]" office:value-type="float" office:value="0.000705704254019947" calcext:value-type="float">
            <text:p/>
          </table:table-cell>
        </table:table-row>
        <table:table-row table:style-name="ro1">
          <table:table-cell office:value-type="float" office:value="35" calcext:value-type="float">
            <text:p>35</text:p>
          </table:table-cell>
          <table:table-cell office:value-type="float" office:value="30.652" calcext:value-type="float">
            <text:p>30.652</text:p>
          </table:table-cell>
          <table:table-cell office:value-type="float" office:value="29.961" calcext:value-type="float">
            <text:p>29.961</text:p>
          </table:table-cell>
          <table:table-cell office:value-type="float" office:value="30.535" calcext:value-type="float">
            <text:p>30.535</text:p>
          </table:table-cell>
          <table:table-cell table:formula="of:=MIN([.B36:.D36])" office:value-type="float" office:value="29.961" calcext:value-type="float">
            <text:p/>
          </table:table-cell>
          <table:table-cell table:formula="of:=MAX([.B36:.D36])" office:value-type="float" office:value="30.652" calcext:value-type="float">
            <text:p/>
          </table:table-cell>
          <table:table-cell table:formula="of:=AVERAGE([.B36:.D36])" office:value-type="float" office:value="30.3826666666667" calcext:value-type="float">
            <text:p/>
          </table:table-cell>
          <table:table-cell table:formula="of:=[.E36]/([.A36]*[.A36])" office:value-type="float" office:value="0.0244579591836735" calcext:value-type="float">
            <text:p/>
          </table:table-cell>
          <table:table-cell table:formula="of:=[.F36]/([.A36]*[.A36])" office:value-type="float" office:value="0.0250220408163265" calcext:value-type="float">
            <text:p/>
          </table:table-cell>
          <table:table-cell table:formula="of:=[.G36]/([.A36]*[.A36])" office:value-type="float" office:value="0.0248021768707483" calcext:value-type="float">
            <text:p/>
          </table:table-cell>
          <table:table-cell table:formula="of:=[.H36]/[.A36]" office:value-type="float" office:value="0.000698798833819242" calcext:value-type="float">
            <text:p/>
          </table:table-cell>
          <table:table-cell table:formula="of:=[.I36]/[.A36]" office:value-type="float" office:value="0.000714915451895044" calcext:value-type="float">
            <text:p/>
          </table:table-cell>
          <table:table-cell table:formula="of:=[.J36]/[.A36]" office:value-type="float" office:value="0.000708633624878523" calcext:value-type="float">
            <text:p/>
          </table:table-cell>
        </table:table-row>
        <table:table-row table:style-name="ro1">
          <table:table-cell office:value-type="float" office:value="36" calcext:value-type="float">
            <text:p>36</text:p>
          </table:table-cell>
          <table:table-cell office:value-type="float" office:value="32.762" calcext:value-type="float">
            <text:p>32.762</text:p>
          </table:table-cell>
          <table:table-cell office:value-type="float" office:value="32.419" calcext:value-type="float">
            <text:p>32.419</text:p>
          </table:table-cell>
          <table:table-cell office:value-type="float" office:value="32.594" calcext:value-type="float">
            <text:p>32.594</text:p>
          </table:table-cell>
          <table:table-cell table:formula="of:=MIN([.B37:.D37])" office:value-type="float" office:value="32.419" calcext:value-type="float">
            <text:p/>
          </table:table-cell>
          <table:table-cell table:formula="of:=MAX([.B37:.D37])" office:value-type="float" office:value="32.762" calcext:value-type="float">
            <text:p/>
          </table:table-cell>
          <table:table-cell table:formula="of:=AVERAGE([.B37:.D37])" office:value-type="float" office:value="32.5916666666667" calcext:value-type="float">
            <text:p/>
          </table:table-cell>
          <table:table-cell table:formula="of:=[.E37]/([.A37]*[.A37])" office:value-type="float" office:value="0.0250146604938272" calcext:value-type="float">
            <text:p/>
          </table:table-cell>
          <table:table-cell table:formula="of:=[.F37]/([.A37]*[.A37])" office:value-type="float" office:value="0.0252793209876543" calcext:value-type="float">
            <text:p/>
          </table:table-cell>
          <table:table-cell table:formula="of:=[.G37]/([.A37]*[.A37])" office:value-type="float" office:value="0.0251478909465021" calcext:value-type="float">
            <text:p/>
          </table:table-cell>
          <table:table-cell table:formula="of:=[.H37]/[.A37]" office:value-type="float" office:value="0.000694851680384088" calcext:value-type="float">
            <text:p/>
          </table:table-cell>
          <table:table-cell table:formula="of:=[.I37]/[.A37]" office:value-type="float" office:value="0.000702203360768176" calcext:value-type="float">
            <text:p/>
          </table:table-cell>
          <table:table-cell table:formula="of:=[.J37]/[.A37]" office:value-type="float" office:value="0.000698552526291724" calcext:value-type="float">
            <text:p/>
          </table:table-cell>
        </table:table-row>
        <table:table-row table:style-name="ro1">
          <table:table-cell office:value-type="float" office:value="37" calcext:value-type="float">
            <text:p>37</text:p>
          </table:table-cell>
          <table:table-cell office:value-type="float" office:value="35.82" calcext:value-type="float">
            <text:p>35.82</text:p>
          </table:table-cell>
          <table:table-cell office:value-type="float" office:value="35.041" calcext:value-type="float">
            <text:p>35.041</text:p>
          </table:table-cell>
          <table:table-cell office:value-type="float" office:value="35.511" calcext:value-type="float">
            <text:p>35.511</text:p>
          </table:table-cell>
          <table:table-cell table:formula="of:=MIN([.B38:.D38])" office:value-type="float" office:value="35.041" calcext:value-type="float">
            <text:p/>
          </table:table-cell>
          <table:table-cell table:formula="of:=MAX([.B38:.D38])" office:value-type="float" office:value="35.82" calcext:value-type="float">
            <text:p/>
          </table:table-cell>
          <table:table-cell table:formula="of:=AVERAGE([.B38:.D38])" office:value-type="float" office:value="35.4573333333333" calcext:value-type="float">
            <text:p/>
          </table:table-cell>
          <table:table-cell table:formula="of:=[.E38]/([.A38]*[.A38])" office:value-type="float" office:value="0.0255960555149744" calcext:value-type="float">
            <text:p/>
          </table:table-cell>
          <table:table-cell table:formula="of:=[.F38]/([.A38]*[.A38])" office:value-type="float" office:value="0.0261650840029218" calcext:value-type="float">
            <text:p/>
          </table:table-cell>
          <table:table-cell table:formula="of:=[.G38]/([.A38]*[.A38])" office:value-type="float" office:value="0.025900170440711" calcext:value-type="float">
            <text:p/>
          </table:table-cell>
          <table:table-cell table:formula="of:=[.H38]/[.A38]" office:value-type="float" office:value="0.000691785284188498" calcext:value-type="float">
            <text:p/>
          </table:table-cell>
          <table:table-cell table:formula="of:=[.I38]/[.A38]" office:value-type="float" office:value="0.000707164432511401" calcext:value-type="float">
            <text:p/>
          </table:table-cell>
          <table:table-cell table:formula="of:=[.J38]/[.A38]" office:value-type="float" office:value="0.000700004606505702" calcext:value-type="float">
            <text:p/>
          </table:table-cell>
        </table:table-row>
        <table:table-row table:style-name="ro1">
          <table:table-cell office:value-type="float" office:value="38" calcext:value-type="float">
            <text:p>38</text:p>
          </table:table-cell>
          <table:table-cell office:value-type="float" office:value="38.459" calcext:value-type="float">
            <text:p>38.459</text:p>
          </table:table-cell>
          <table:table-cell office:value-type="float" office:value="38.311" calcext:value-type="float">
            <text:p>38.311</text:p>
          </table:table-cell>
          <table:table-cell office:value-type="float" office:value="38.536" calcext:value-type="float">
            <text:p>38.536</text:p>
          </table:table-cell>
          <table:table-cell table:formula="of:=MIN([.B39:.D39])" office:value-type="float" office:value="38.311" calcext:value-type="float">
            <text:p/>
          </table:table-cell>
          <table:table-cell table:formula="of:=MAX([.B39:.D39])" office:value-type="float" office:value="38.536" calcext:value-type="float">
            <text:p/>
          </table:table-cell>
          <table:table-cell table:formula="of:=AVERAGE([.B39:.D39])" office:value-type="float" office:value="38.4353333333333" calcext:value-type="float">
            <text:p/>
          </table:table-cell>
          <table:table-cell table:formula="of:=[.E39]/([.A39]*[.A39])" office:value-type="float" office:value="0.026531163434903" calcext:value-type="float">
            <text:p/>
          </table:table-cell>
          <table:table-cell table:formula="of:=[.F39]/([.A39]*[.A39])" office:value-type="float" office:value="0.0266869806094183" calcext:value-type="float">
            <text:p/>
          </table:table-cell>
          <table:table-cell table:formula="of:=[.G39]/([.A39]*[.A39])" office:value-type="float" office:value="0.0266172668513389" calcext:value-type="float">
            <text:p/>
          </table:table-cell>
          <table:table-cell table:formula="of:=[.H39]/[.A39]" office:value-type="float" office:value="0.000698188511444817" calcext:value-type="float">
            <text:p/>
          </table:table-cell>
          <table:table-cell table:formula="of:=[.I39]/[.A39]" office:value-type="float" office:value="0.000702288963405744" calcext:value-type="float">
            <text:p/>
          </table:table-cell>
          <table:table-cell table:formula="of:=[.J39]/[.A39]" office:value-type="float" office:value="0.000700454390824707" calcext:value-type="float">
            <text:p/>
          </table:table-cell>
        </table:table-row>
        <table:table-row table:style-name="ro1">
          <table:table-cell office:value-type="float" office:value="39" calcext:value-type="float">
            <text:p>39</text:p>
          </table:table-cell>
          <table:table-cell office:value-type="float" office:value="41.658" calcext:value-type="float">
            <text:p>41.658</text:p>
          </table:table-cell>
          <table:table-cell office:value-type="float" office:value="40.875" calcext:value-type="float">
            <text:p>40.875</text:p>
          </table:table-cell>
          <table:table-cell office:value-type="float" office:value="41.367" calcext:value-type="float">
            <text:p>41.367</text:p>
          </table:table-cell>
          <table:table-cell table:formula="of:=MIN([.B40:.D40])" office:value-type="float" office:value="40.875" calcext:value-type="float">
            <text:p/>
          </table:table-cell>
          <table:table-cell table:formula="of:=MAX([.B40:.D40])" office:value-type="float" office:value="41.658" calcext:value-type="float">
            <text:p/>
          </table:table-cell>
          <table:table-cell table:formula="of:=AVERAGE([.B40:.D40])" office:value-type="float" office:value="41.3" calcext:value-type="float">
            <text:p/>
          </table:table-cell>
          <table:table-cell table:formula="of:=[.E40]/([.A40]*[.A40])" office:value-type="float" office:value="0.0268737672583826" calcext:value-type="float">
            <text:p/>
          </table:table-cell>
          <table:table-cell table:formula="of:=[.F40]/([.A40]*[.A40])" office:value-type="float" office:value="0.0273885601577909" calcext:value-type="float">
            <text:p/>
          </table:table-cell>
          <table:table-cell table:formula="of:=[.G40]/([.A40]*[.A40])" office:value-type="float" office:value="0.0271531886916502" calcext:value-type="float">
            <text:p/>
          </table:table-cell>
          <table:table-cell table:formula="of:=[.H40]/[.A40]" office:value-type="float" office:value="0.000689070955343145" calcext:value-type="float">
            <text:p/>
          </table:table-cell>
          <table:table-cell table:formula="of:=[.I40]/[.A40]" office:value-type="float" office:value="0.00070227077327669" calcext:value-type="float">
            <text:p/>
          </table:table-cell>
          <table:table-cell table:formula="of:=[.J40]/[.A40]" office:value-type="float" office:value="0.000696235607478211" calcext:value-type="float">
            <text:p/>
          </table:table-cell>
        </table:table-row>
        <table:table-row table:style-name="ro1">
          <table:table-cell office:value-type="float" office:value="40" calcext:value-type="float">
            <text:p>40</text:p>
          </table:table-cell>
          <table:table-cell office:value-type="float" office:value="45.083" calcext:value-type="float">
            <text:p>45.083</text:p>
          </table:table-cell>
          <table:table-cell office:value-type="float" office:value="44.106" calcext:value-type="float">
            <text:p>44.106</text:p>
          </table:table-cell>
          <table:table-cell office:value-type="float" office:value="44.55" calcext:value-type="float">
            <text:p>44.55</text:p>
          </table:table-cell>
          <table:table-cell table:formula="of:=MIN([.B41:.D41])" office:value-type="float" office:value="44.106" calcext:value-type="float">
            <text:p/>
          </table:table-cell>
          <table:table-cell table:formula="of:=MAX([.B41:.D41])" office:value-type="float" office:value="45.083" calcext:value-type="float">
            <text:p/>
          </table:table-cell>
          <table:table-cell table:formula="of:=AVERAGE([.B41:.D41])" office:value-type="float" office:value="44.5796666666667" calcext:value-type="float">
            <text:p/>
          </table:table-cell>
          <table:table-cell table:formula="of:=[.E41]/([.A41]*[.A41])" office:value-type="float" office:value="0.02756625" calcext:value-type="float">
            <text:p/>
          </table:table-cell>
          <table:table-cell table:formula="of:=[.F41]/([.A41]*[.A41])" office:value-type="float" office:value="0.028176875" calcext:value-type="float">
            <text:p/>
          </table:table-cell>
          <table:table-cell table:formula="of:=[.G41]/([.A41]*[.A41])" office:value-type="float" office:value="0.0278622916666667" calcext:value-type="float">
            <text:p/>
          </table:table-cell>
          <table:table-cell table:formula="of:=[.H41]/[.A41]" office:value-type="float" office:value="0.00068915625" calcext:value-type="float">
            <text:p/>
          </table:table-cell>
          <table:table-cell table:formula="of:=[.I41]/[.A41]" office:value-type="float" office:value="0.000704421875" calcext:value-type="float">
            <text:p/>
          </table:table-cell>
          <table:table-cell table:formula="of:=[.J41]/[.A41]" office:value-type="float" office:value="0.000696557291666667" calcext:value-type="float">
            <text:p/>
          </table:table-cell>
        </table:table-row>
        <table:table-row table:style-name="ro1">
          <table:table-cell office:value-type="float" office:value="41" calcext:value-type="float">
            <text:p>41</text:p>
          </table:table-cell>
          <table:table-cell office:value-type="float" office:value="48.846" calcext:value-type="float">
            <text:p>48.846</text:p>
          </table:table-cell>
          <table:table-cell office:value-type="float" office:value="47.797" calcext:value-type="float">
            <text:p>47.797</text:p>
          </table:table-cell>
          <table:table-cell office:value-type="float" office:value="48.44" calcext:value-type="float">
            <text:p>48.44</text:p>
          </table:table-cell>
          <table:table-cell table:formula="of:=MIN([.B42:.D42])" office:value-type="float" office:value="47.797" calcext:value-type="float">
            <text:p/>
          </table:table-cell>
          <table:table-cell table:formula="of:=MAX([.B42:.D42])" office:value-type="float" office:value="48.846" calcext:value-type="float">
            <text:p/>
          </table:table-cell>
          <table:table-cell table:formula="of:=AVERAGE([.B42:.D42])" office:value-type="float" office:value="48.361" calcext:value-type="float">
            <text:p/>
          </table:table-cell>
          <table:table-cell table:formula="of:=[.E42]/([.A42]*[.A42])" office:value-type="float" office:value="0.0284336704342653" calcext:value-type="float">
            <text:p/>
          </table:table-cell>
          <table:table-cell table:formula="of:=[.F42]/([.A42]*[.A42])" office:value-type="float" office:value="0.0290577037477692" calcext:value-type="float">
            <text:p/>
          </table:table-cell>
          <table:table-cell table:formula="of:=[.G42]/([.A42]*[.A42])" office:value-type="float" office:value="0.0287691850089233" calcext:value-type="float">
            <text:p/>
          </table:table-cell>
          <table:table-cell table:formula="of:=[.H42]/[.A42]" office:value-type="float" office:value="0.0006935041569333" calcext:value-type="float">
            <text:p/>
          </table:table-cell>
          <table:table-cell table:formula="of:=[.I42]/[.A42]" office:value-type="float" office:value="0.000708724481652907" calcext:value-type="float">
            <text:p/>
          </table:table-cell>
          <table:table-cell table:formula="of:=[.J42]/[.A42]" office:value-type="float" office:value="0.000701687439242031" calcext:value-type="float">
            <text:p/>
          </table:table-cell>
        </table:table-row>
        <table:table-row table:style-name="ro1">
          <table:table-cell office:value-type="float" office:value="42" calcext:value-type="float">
            <text:p>42</text:p>
          </table:table-cell>
          <table:table-cell office:value-type="float" office:value="51.72" calcext:value-type="float">
            <text:p>51.72</text:p>
          </table:table-cell>
          <table:table-cell office:value-type="float" office:value="50.995" calcext:value-type="float">
            <text:p>50.995</text:p>
          </table:table-cell>
          <table:table-cell office:value-type="float" office:value="51.426" calcext:value-type="float">
            <text:p>51.426</text:p>
          </table:table-cell>
          <table:table-cell table:formula="of:=MIN([.B43:.D43])" office:value-type="float" office:value="50.995" calcext:value-type="float">
            <text:p/>
          </table:table-cell>
          <table:table-cell table:formula="of:=MAX([.B43:.D43])" office:value-type="float" office:value="51.72" calcext:value-type="float">
            <text:p/>
          </table:table-cell>
          <table:table-cell table:formula="of:=AVERAGE([.B43:.D43])" office:value-type="float" office:value="51.3803333333333" calcext:value-type="float">
            <text:p/>
          </table:table-cell>
          <table:table-cell table:formula="of:=[.E43]/([.A43]*[.A43])" office:value-type="float" office:value="0.0289087301587302" calcext:value-type="float">
            <text:p/>
          </table:table-cell>
          <table:table-cell table:formula="of:=[.F43]/([.A43]*[.A43])" office:value-type="float" office:value="0.0293197278911565" calcext:value-type="float">
            <text:p/>
          </table:table-cell>
          <table:table-cell table:formula="of:=[.G43]/([.A43]*[.A43])" office:value-type="float" office:value="0.0291271730914588" calcext:value-type="float">
            <text:p/>
          </table:table-cell>
          <table:table-cell table:formula="of:=[.H43]/[.A43]" office:value-type="float" office:value="0.000688303099017385" calcext:value-type="float">
            <text:p/>
          </table:table-cell>
          <table:table-cell table:formula="of:=[.I43]/[.A43]" office:value-type="float" office:value="0.000698088759313249" calcext:value-type="float">
            <text:p/>
          </table:table-cell>
          <table:table-cell table:formula="of:=[.J43]/[.A43]" office:value-type="float" office:value="0.00069350412122521" calcext:value-type="float">
            <text:p/>
          </table:table-cell>
        </table:table-row>
        <table:table-row table:style-name="ro1">
          <table:table-cell office:value-type="float" office:value="43" calcext:value-type="float">
            <text:p>43</text:p>
          </table:table-cell>
          <table:table-cell office:value-type="float" office:value="55.88" calcext:value-type="float">
            <text:p>55.88</text:p>
          </table:table-cell>
          <table:table-cell office:value-type="float" office:value="55.086" calcext:value-type="float">
            <text:p>55.086</text:p>
          </table:table-cell>
          <table:table-cell office:value-type="float" office:value="55.117" calcext:value-type="float">
            <text:p>55.117</text:p>
          </table:table-cell>
          <table:table-cell table:formula="of:=MIN([.B44:.D44])" office:value-type="float" office:value="55.086" calcext:value-type="float">
            <text:p/>
          </table:table-cell>
          <table:table-cell table:formula="of:=MAX([.B44:.D44])" office:value-type="float" office:value="55.88" calcext:value-type="float">
            <text:p/>
          </table:table-cell>
          <table:table-cell table:formula="of:=AVERAGE([.B44:.D44])" office:value-type="float" office:value="55.361" calcext:value-type="float">
            <text:p/>
          </table:table-cell>
          <table:table-cell table:formula="of:=[.E44]/([.A44]*[.A44])" office:value-type="float" office:value="0.0297923201730665" calcext:value-type="float">
            <text:p/>
          </table:table-cell>
          <table:table-cell table:formula="of:=[.F44]/([.A44]*[.A44])" office:value-type="float" office:value="0.0302217414818821" calcext:value-type="float">
            <text:p/>
          </table:table-cell>
          <table:table-cell table:formula="of:=[.G44]/([.A44]*[.A44])" office:value-type="float" office:value="0.0299410492157923" calcext:value-type="float">
            <text:p/>
          </table:table-cell>
          <table:table-cell table:formula="of:=[.H44]/[.A44]" office:value-type="float" office:value="0.000692844655187593" calcext:value-type="float">
            <text:p/>
          </table:table-cell>
          <table:table-cell table:formula="of:=[.I44]/[.A44]" office:value-type="float" office:value="0.000702831197253072" calcext:value-type="float">
            <text:p/>
          </table:table-cell>
          <table:table-cell table:formula="of:=[.J44]/[.A44]" office:value-type="float" office:value="0.000696303470134705" calcext:value-type="float">
            <text:p/>
          </table:table-cell>
        </table:table-row>
        <table:table-row table:style-name="ro1">
          <table:table-cell office:value-type="float" office:value="44" calcext:value-type="float">
            <text:p>44</text:p>
          </table:table-cell>
          <table:table-cell office:value-type="float" office:value="59.615" calcext:value-type="float">
            <text:p>59.615</text:p>
          </table:table-cell>
          <table:table-cell office:value-type="float" office:value="58.77" calcext:value-type="float">
            <text:p>58.77</text:p>
          </table:table-cell>
          <table:table-cell office:value-type="float" office:value="59.234" calcext:value-type="float">
            <text:p>59.234</text:p>
          </table:table-cell>
          <table:table-cell table:formula="of:=MIN([.B45:.D45])" office:value-type="float" office:value="58.77" calcext:value-type="float">
            <text:p/>
          </table:table-cell>
          <table:table-cell table:formula="of:=MAX([.B45:.D45])" office:value-type="float" office:value="59.615" calcext:value-type="float">
            <text:p/>
          </table:table-cell>
          <table:table-cell table:formula="of:=AVERAGE([.B45:.D45])" office:value-type="float" office:value="59.2063333333333" calcext:value-type="float">
            <text:p/>
          </table:table-cell>
          <table:table-cell table:formula="of:=[.E45]/([.A45]*[.A45])" office:value-type="float" office:value="0.0303564049586777" calcext:value-type="float">
            <text:p/>
          </table:table-cell>
          <table:table-cell table:formula="of:=[.F45]/([.A45]*[.A45])" office:value-type="float" office:value="0.0307928719008264" calcext:value-type="float">
            <text:p/>
          </table:table-cell>
          <table:table-cell table:formula="of:=[.G45]/([.A45]*[.A45])" office:value-type="float" office:value="0.0305817837465565" calcext:value-type="float">
            <text:p/>
          </table:table-cell>
          <table:table-cell table:formula="of:=[.H45]/[.A45]" office:value-type="float" office:value="0.000689918294515402" calcext:value-type="float">
            <text:p/>
          </table:table-cell>
          <table:table-cell table:formula="of:=[.I45]/[.A45]" office:value-type="float" office:value="0.000699837997746056" calcext:value-type="float">
            <text:p/>
          </table:table-cell>
          <table:table-cell table:formula="of:=[.J45]/[.A45]" office:value-type="float" office:value="0.000695040539694465" calcext:value-type="float">
            <text:p/>
          </table:table-cell>
        </table:table-row>
        <table:table-row table:style-name="ro1">
          <table:table-cell office:value-type="float" office:value="45" calcext:value-type="float">
            <text:p>45</text:p>
          </table:table-cell>
          <table:table-cell office:value-type="float" office:value="64.786" calcext:value-type="float">
            <text:p>64.786</text:p>
          </table:table-cell>
          <table:table-cell office:value-type="float" office:value="63.524" calcext:value-type="float">
            <text:p>63.524</text:p>
          </table:table-cell>
          <table:table-cell office:value-type="float" office:value="63.744" calcext:value-type="float">
            <text:p>63.744</text:p>
          </table:table-cell>
          <table:table-cell table:formula="of:=MIN([.B46:.D46])" office:value-type="float" office:value="63.524" calcext:value-type="float">
            <text:p/>
          </table:table-cell>
          <table:table-cell table:formula="of:=MAX([.B46:.D46])" office:value-type="float" office:value="64.786" calcext:value-type="float">
            <text:p/>
          </table:table-cell>
          <table:table-cell table:formula="of:=AVERAGE([.B46:.D46])" office:value-type="float" office:value="64.018" calcext:value-type="float">
            <text:p/>
          </table:table-cell>
          <table:table-cell table:formula="of:=[.E46]/([.A46]*[.A46])" office:value-type="float" office:value="0.0313698765432099" calcext:value-type="float">
            <text:p/>
          </table:table-cell>
          <table:table-cell table:formula="of:=[.F46]/([.A46]*[.A46])" office:value-type="float" office:value="0.0319930864197531" calcext:value-type="float">
            <text:p/>
          </table:table-cell>
          <table:table-cell table:formula="of:=[.G46]/([.A46]*[.A46])" office:value-type="float" office:value="0.0316138271604938" calcext:value-type="float">
            <text:p/>
          </table:table-cell>
          <table:table-cell table:formula="of:=[.H46]/[.A46]" office:value-type="float" office:value="0.000697108367626886" calcext:value-type="float">
            <text:p/>
          </table:table-cell>
          <table:table-cell table:formula="of:=[.I46]/[.A46]" office:value-type="float" office:value="0.000710957475994513" calcext:value-type="float">
            <text:p/>
          </table:table-cell>
          <table:table-cell table:formula="of:=[.J46]/[.A46]" office:value-type="float" office:value="0.000702529492455418" calcext:value-type="float">
            <text:p/>
          </table:table-cell>
        </table:table-row>
        <table:table-row table:style-name="ro1">
          <table:table-cell office:value-type="float" office:value="46" calcext:value-type="float">
            <text:p>46</text:p>
          </table:table-cell>
          <table:table-cell office:value-type="float" office:value="69.281" calcext:value-type="float">
            <text:p>69.281</text:p>
          </table:table-cell>
          <table:table-cell office:value-type="float" office:value="67.325" calcext:value-type="float">
            <text:p>67.325</text:p>
          </table:table-cell>
          <table:table-cell office:value-type="float" office:value="67.509" calcext:value-type="float">
            <text:p>67.509</text:p>
          </table:table-cell>
          <table:table-cell table:formula="of:=MIN([.B47:.D47])" office:value-type="float" office:value="67.325" calcext:value-type="float">
            <text:p/>
          </table:table-cell>
          <table:table-cell table:formula="of:=MAX([.B47:.D47])" office:value-type="float" office:value="69.281" calcext:value-type="float">
            <text:p/>
          </table:table-cell>
          <table:table-cell table:formula="of:=AVERAGE([.B47:.D47])" office:value-type="float" office:value="68.0383333333333" calcext:value-type="float">
            <text:p/>
          </table:table-cell>
          <table:table-cell table:formula="of:=[.E47]/([.A47]*[.A47])" office:value-type="float" office:value="0.0318171077504726" calcext:value-type="float">
            <text:p/>
          </table:table-cell>
          <table:table-cell table:formula="of:=[.F47]/([.A47]*[.A47])" office:value-type="float" office:value="0.0327414933837429" calcext:value-type="float">
            <text:p/>
          </table:table-cell>
          <table:table-cell table:formula="of:=[.G47]/([.A47]*[.A47])" office:value-type="float" office:value="0.0321542218021424" calcext:value-type="float">
            <text:p/>
          </table:table-cell>
          <table:table-cell table:formula="of:=[.H47]/[.A47]" office:value-type="float" office:value="0.000691676255445056" calcext:value-type="float">
            <text:p/>
          </table:table-cell>
          <table:table-cell table:formula="of:=[.I47]/[.A47]" office:value-type="float" office:value="0.000711771595298759" calcext:value-type="float">
            <text:p/>
          </table:table-cell>
          <table:table-cell table:formula="of:=[.J47]/[.A47]" office:value-type="float" office:value="0.000699004821785705" calcext:value-type="float">
            <text:p/>
          </table:table-cell>
        </table:table-row>
        <table:table-row table:style-name="ro1">
          <table:table-cell office:value-type="float" office:value="47" calcext:value-type="float">
            <text:p>47</text:p>
          </table:table-cell>
          <table:table-cell office:value-type="float" office:value="72.452" calcext:value-type="float">
            <text:p>72.452</text:p>
          </table:table-cell>
          <table:table-cell office:value-type="float" office:value="72.481" calcext:value-type="float">
            <text:p>72.481</text:p>
          </table:table-cell>
          <table:table-cell office:value-type="float" office:value="72.182" calcext:value-type="float">
            <text:p>72.182</text:p>
          </table:table-cell>
          <table:table-cell table:formula="of:=MIN([.B48:.D48])" office:value-type="float" office:value="72.182" calcext:value-type="float">
            <text:p/>
          </table:table-cell>
          <table:table-cell table:formula="of:=MAX([.B48:.D48])" office:value-type="float" office:value="72.481" calcext:value-type="float">
            <text:p/>
          </table:table-cell>
          <table:table-cell table:formula="of:=AVERAGE([.B48:.D48])" office:value-type="float" office:value="72.3716666666667" calcext:value-type="float">
            <text:p/>
          </table:table-cell>
          <table:table-cell table:formula="of:=[.E48]/([.A48]*[.A48])" office:value-type="float" office:value="0.032676324128565" calcext:value-type="float">
            <text:p/>
          </table:table-cell>
          <table:table-cell table:formula="of:=[.F48]/([.A48]*[.A48])" office:value-type="float" office:value="0.0328116794929832" calcext:value-type="float">
            <text:p/>
          </table:table-cell>
          <table:table-cell table:formula="of:=[.G48]/([.A48]*[.A48])" office:value-type="float" office:value="0.0327621850007545" calcext:value-type="float">
            <text:p/>
          </table:table-cell>
          <table:table-cell table:formula="of:=[.H48]/[.A48]" office:value-type="float" office:value="0.000695240938905638" calcext:value-type="float">
            <text:p/>
          </table:table-cell>
          <table:table-cell table:formula="of:=[.I48]/[.A48]" office:value-type="float" office:value="0.000698120840276239" calcext:value-type="float">
            <text:p/>
          </table:table-cell>
          <table:table-cell table:formula="of:=[.J48]/[.A48]" office:value-type="float" office:value="0.0006970677659735" calcext:value-type="float">
            <text:p/>
          </table:table-cell>
        </table:table-row>
        <table:table-row table:style-name="ro1">
          <table:table-cell office:value-type="float" office:value="48" calcext:value-type="float">
            <text:p>48</text:p>
          </table:table-cell>
          <table:table-cell office:value-type="float" office:value="78.569" calcext:value-type="float">
            <text:p>78.569</text:p>
          </table:table-cell>
          <table:table-cell office:value-type="float" office:value="76.328" calcext:value-type="float">
            <text:p>76.328</text:p>
          </table:table-cell>
          <table:table-cell office:value-type="float" office:value="76.423" calcext:value-type="float">
            <text:p>76.423</text:p>
          </table:table-cell>
          <table:table-cell table:formula="of:=MIN([.B49:.D49])" office:value-type="float" office:value="76.328" calcext:value-type="float">
            <text:p/>
          </table:table-cell>
          <table:table-cell table:formula="of:=MAX([.B49:.D49])" office:value-type="float" office:value="78.569" calcext:value-type="float">
            <text:p/>
          </table:table-cell>
          <table:table-cell table:formula="of:=AVERAGE([.B49:.D49])" office:value-type="float" office:value="77.1066666666667" calcext:value-type="float">
            <text:p/>
          </table:table-cell>
          <table:table-cell table:formula="of:=[.E49]/([.A49]*[.A49])" office:value-type="float" office:value="0.0331284722222222" calcext:value-type="float">
            <text:p/>
          </table:table-cell>
          <table:table-cell table:formula="of:=[.F49]/([.A49]*[.A49])" office:value-type="float" office:value="0.0341011284722222" calcext:value-type="float">
            <text:p/>
          </table:table-cell>
          <table:table-cell table:formula="of:=[.G49]/([.A49]*[.A49])" office:value-type="float" office:value="0.0334664351851852" calcext:value-type="float">
            <text:p/>
          </table:table-cell>
          <table:table-cell table:formula="of:=[.H49]/[.A49]" office:value-type="float" office:value="0.00069017650462963" calcext:value-type="float">
            <text:p/>
          </table:table-cell>
          <table:table-cell table:formula="of:=[.I49]/[.A49]" office:value-type="float" office:value="0.00071044017650463" calcext:value-type="float">
            <text:p/>
          </table:table-cell>
          <table:table-cell table:formula="of:=[.J49]/[.A49]" office:value-type="float" office:value="0.000697217399691358" calcext:value-type="float">
            <text:p/>
          </table:table-cell>
        </table:table-row>
        <table:table-row table:style-name="ro1">
          <table:table-cell office:value-type="float" office:value="49" calcext:value-type="float">
            <text:p>49</text:p>
          </table:table-cell>
          <table:table-cell office:value-type="float" office:value="82.987" calcext:value-type="float">
            <text:p>82.987</text:p>
          </table:table-cell>
          <table:table-cell office:value-type="float" office:value="82.045" calcext:value-type="float">
            <text:p>82.045</text:p>
          </table:table-cell>
          <table:table-cell office:value-type="float" office:value="82.366" calcext:value-type="float">
            <text:p>82.366</text:p>
          </table:table-cell>
          <table:table-cell table:formula="of:=MIN([.B50:.D50])" office:value-type="float" office:value="82.045" calcext:value-type="float">
            <text:p/>
          </table:table-cell>
          <table:table-cell table:formula="of:=MAX([.B50:.D50])" office:value-type="float" office:value="82.987" calcext:value-type="float">
            <text:p/>
          </table:table-cell>
          <table:table-cell table:formula="of:=AVERAGE([.B50:.D50])" office:value-type="float" office:value="82.466" calcext:value-type="float">
            <text:p/>
          </table:table-cell>
          <table:table-cell table:formula="of:=[.E50]/([.A50]*[.A50])" office:value-type="float" office:value="0.0341711786755519" calcext:value-type="float">
            <text:p/>
          </table:table-cell>
          <table:table-cell table:formula="of:=[.F50]/([.A50]*[.A50])" office:value-type="float" office:value="0.0345635152019992" calcext:value-type="float">
            <text:p/>
          </table:table-cell>
          <table:table-cell table:formula="of:=[.G50]/([.A50]*[.A50])" office:value-type="float" office:value="0.0343465222823823" calcext:value-type="float">
            <text:p/>
          </table:table-cell>
          <table:table-cell table:formula="of:=[.H50]/[.A50]" office:value-type="float" office:value="0.000697370993378609" calcext:value-type="float">
            <text:p/>
          </table:table-cell>
          <table:table-cell table:formula="of:=[.I50]/[.A50]" office:value-type="float" office:value="0.000705377861265289" calcext:value-type="float">
            <text:p/>
          </table:table-cell>
          <table:table-cell table:formula="of:=[.J50]/[.A50]" office:value-type="float" office:value="0.000700949434334333" calcext:value-type="float">
            <text:p/>
          </table:table-cell>
        </table:table-row>
        <table:table-row table:style-name="ro1">
          <table:table-cell office:value-type="float" office:value="50" calcext:value-type="float">
            <text:p>50</text:p>
          </table:table-cell>
          <table:table-cell office:value-type="float" office:value="90.8" calcext:value-type="float">
            <text:p>90.8</text:p>
          </table:table-cell>
          <table:table-cell office:value-type="float" office:value="88.569" calcext:value-type="float">
            <text:p>88.569</text:p>
          </table:table-cell>
          <table:table-cell office:value-type="float" office:value="89.321" calcext:value-type="float">
            <text:p>89.321</text:p>
          </table:table-cell>
          <table:table-cell table:formula="of:=MIN([.B51:.D51])" office:value-type="float" office:value="88.569" calcext:value-type="float">
            <text:p/>
          </table:table-cell>
          <table:table-cell table:formula="of:=MAX([.B51:.D51])" office:value-type="float" office:value="90.8" calcext:value-type="float">
            <text:p/>
          </table:table-cell>
          <table:table-cell table:formula="of:=AVERAGE([.B51:.D51])" office:value-type="float" office:value="89.5633333333333" calcext:value-type="float">
            <text:p/>
          </table:table-cell>
          <table:table-cell table:formula="of:=[.E51]/([.A51]*[.A51])" office:value-type="float" office:value="0.0354276" calcext:value-type="float">
            <text:p/>
          </table:table-cell>
          <table:table-cell table:formula="of:=[.F51]/([.A51]*[.A51])" office:value-type="float" office:value="0.03632" calcext:value-type="float">
            <text:p/>
          </table:table-cell>
          <table:table-cell table:formula="of:=[.G51]/([.A51]*[.A51])" office:value-type="float" office:value="0.0358253333333333" calcext:value-type="float">
            <text:p/>
          </table:table-cell>
          <table:table-cell table:formula="of:=[.H51]/[.A51]" office:value-type="float" office:value="0.000708552" calcext:value-type="float">
            <text:p/>
          </table:table-cell>
          <table:table-cell table:formula="of:=[.I51]/[.A51]" office:value-type="float" office:value="0.0007264" calcext:value-type="float">
            <text:p/>
          </table:table-cell>
          <table:table-cell table:formula="of:=[.J51]/[.A51]" office:value-type="float" office:value="0.000716506666666667" calcext:value-type="float">
            <text:p/>
          </table:table-cell>
        </table:table-row>
        <table:table-row table:style-name="ro1">
          <table:table-cell office:value-type="float" office:value="51" calcext:value-type="float">
            <text:p>51</text:p>
          </table:table-cell>
          <table:table-cell office:value-type="float" office:value="95.045" calcext:value-type="float">
            <text:p>95.045</text:p>
          </table:table-cell>
          <table:table-cell office:value-type="float" office:value="91.291" calcext:value-type="float">
            <text:p>91.291</text:p>
          </table:table-cell>
          <table:table-cell office:value-type="float" office:value="94.007" calcext:value-type="float">
            <text:p>94.007</text:p>
          </table:table-cell>
          <table:table-cell table:formula="of:=MIN([.B52:.D52])" office:value-type="float" office:value="91.291" calcext:value-type="float">
            <text:p/>
          </table:table-cell>
          <table:table-cell table:formula="of:=MAX([.B52:.D52])" office:value-type="float" office:value="95.045" calcext:value-type="float">
            <text:p/>
          </table:table-cell>
          <table:table-cell table:formula="of:=AVERAGE([.B52:.D52])" office:value-type="float" office:value="93.4476666666667" calcext:value-type="float">
            <text:p/>
          </table:table-cell>
          <table:table-cell table:formula="of:=[.E52]/([.A52]*[.A52])" office:value-type="float" office:value="0.0350984236831988" calcext:value-type="float">
            <text:p/>
          </table:table-cell>
          <table:table-cell table:formula="of:=[.F52]/([.A52]*[.A52])" office:value-type="float" office:value="0.0365417147251057" calcext:value-type="float">
            <text:p/>
          </table:table-cell>
          <table:table-cell table:formula="of:=[.G52]/([.A52]*[.A52])" office:value-type="float" office:value="0.0359275919518134" calcext:value-type="float">
            <text:p/>
          </table:table-cell>
          <table:table-cell table:formula="of:=[.H52]/[.A52]" office:value-type="float" office:value="0.000688204385945074" calcext:value-type="float">
            <text:p/>
          </table:table-cell>
          <table:table-cell table:formula="of:=[.I52]/[.A52]" office:value-type="float" office:value="0.000716504210296191" calcext:value-type="float">
            <text:p/>
          </table:table-cell>
          <table:table-cell table:formula="of:=[.J52]/[.A52]" office:value-type="float" office:value="0.000704462587290459" calcext:value-type="float">
            <text:p/>
          </table:table-cell>
        </table:table-row>
        <table:table-row table:style-name="ro1">
          <table:table-cell office:value-type="float" office:value="52" calcext:value-type="float">
            <text:p>52</text:p>
          </table:table-cell>
          <table:table-cell office:value-type="float" office:value="101.128" calcext:value-type="float">
            <text:p>101.128</text:p>
          </table:table-cell>
          <table:table-cell office:value-type="float" office:value="98.594" calcext:value-type="float">
            <text:p>98.594</text:p>
          </table:table-cell>
          <table:table-cell office:value-type="float" office:value="96.696" calcext:value-type="float">
            <text:p>96.696</text:p>
          </table:table-cell>
          <table:table-cell table:formula="of:=MIN([.B53:.D53])" office:value-type="float" office:value="96.696" calcext:value-type="float">
            <text:p/>
          </table:table-cell>
          <table:table-cell table:formula="of:=MAX([.B53:.D53])" office:value-type="float" office:value="101.128" calcext:value-type="float">
            <text:p/>
          </table:table-cell>
          <table:table-cell table:formula="of:=AVERAGE([.B53:.D53])" office:value-type="float" office:value="98.806" calcext:value-type="float">
            <text:p/>
          </table:table-cell>
          <table:table-cell table:formula="of:=[.E53]/([.A53]*[.A53])" office:value-type="float" office:value="0.0357603550295858" calcext:value-type="float">
            <text:p/>
          </table:table-cell>
          <table:table-cell table:formula="of:=[.F53]/([.A53]*[.A53])" office:value-type="float" office:value="0.0373994082840237" calcext:value-type="float">
            <text:p/>
          </table:table-cell>
          <table:table-cell table:formula="of:=[.G53]/([.A53]*[.A53])" office:value-type="float" office:value="0.0365406804733728" calcext:value-type="float">
            <text:p/>
          </table:table-cell>
          <table:table-cell table:formula="of:=[.H53]/[.A53]" office:value-type="float" office:value="0.000687699135184342" calcext:value-type="float">
            <text:p/>
          </table:table-cell>
          <table:table-cell table:formula="of:=[.I53]/[.A53]" office:value-type="float" office:value="0.000719219390077378" calcext:value-type="float">
            <text:p/>
          </table:table-cell>
          <table:table-cell table:formula="of:=[.J53]/[.A53]" office:value-type="float" office:value="0.000702705393718707" calcext:value-type="float">
            <text:p/>
          </table:table-cell>
        </table:table-row>
        <table:table-row table:style-name="ro1">
          <table:table-cell office:value-type="float" office:value="53" calcext:value-type="float">
            <text:p>53</text:p>
          </table:table-cell>
          <table:table-cell office:value-type="float" office:value="104.365" calcext:value-type="float">
            <text:p>104.365</text:p>
          </table:table-cell>
          <table:table-cell office:value-type="float" office:value="102.56" calcext:value-type="float">
            <text:p>102.56</text:p>
          </table:table-cell>
          <table:table-cell office:value-type="float" office:value="102.68" calcext:value-type="float">
            <text:p>102.68</text:p>
          </table:table-cell>
          <table:table-cell table:formula="of:=MIN([.B54:.D54])" office:value-type="float" office:value="102.56" calcext:value-type="float">
            <text:p/>
          </table:table-cell>
          <table:table-cell table:formula="of:=MAX([.B54:.D54])" office:value-type="float" office:value="104.365" calcext:value-type="float">
            <text:p/>
          </table:table-cell>
          <table:table-cell table:formula="of:=AVERAGE([.B54:.D54])" office:value-type="float" office:value="103.201666666667" calcext:value-type="float">
            <text:p/>
          </table:table-cell>
          <table:table-cell table:formula="of:=[.E54]/([.A54]*[.A54])" office:value-type="float" office:value="0.0365112139551442" calcext:value-type="float">
            <text:p/>
          </table:table-cell>
          <table:table-cell table:formula="of:=[.F54]/([.A54]*[.A54])" office:value-type="float" office:value="0.0371537913848345" calcext:value-type="float">
            <text:p/>
          </table:table-cell>
          <table:table-cell table:formula="of:=[.G54]/([.A54]*[.A54])" office:value-type="float" office:value="0.0367396463747478" calcext:value-type="float">
            <text:p/>
          </table:table-cell>
          <table:table-cell table:formula="of:=[.H54]/[.A54]" office:value-type="float" office:value="0.000688890829342343" calcext:value-type="float">
            <text:p/>
          </table:table-cell>
          <table:table-cell table:formula="of:=[.I54]/[.A54]" office:value-type="float" office:value="0.000701014931789329" calcext:value-type="float">
            <text:p/>
          </table:table-cell>
          <table:table-cell table:formula="of:=[.J54]/[.A54]" office:value-type="float" office:value="0.000693200874995242" calcext:value-type="float">
            <text:p/>
          </table:table-cell>
        </table:table-row>
        <table:table-row table:style-name="ro1">
          <table:table-cell office:value-type="float" office:value="54" calcext:value-type="float">
            <text:p>54</text:p>
          </table:table-cell>
          <table:table-cell office:value-type="float" office:value="110.892" calcext:value-type="float">
            <text:p>110.892</text:p>
          </table:table-cell>
          <table:table-cell office:value-type="float" office:value="110.222" calcext:value-type="float">
            <text:p>110.222</text:p>
          </table:table-cell>
          <table:table-cell office:value-type="float" office:value="108.192" calcext:value-type="float">
            <text:p>108.192</text:p>
          </table:table-cell>
          <table:table-cell table:formula="of:=MIN([.B55:.D55])" office:value-type="float" office:value="108.192" calcext:value-type="float">
            <text:p/>
          </table:table-cell>
          <table:table-cell table:formula="of:=MAX([.B55:.D55])" office:value-type="float" office:value="110.892" calcext:value-type="float">
            <text:p/>
          </table:table-cell>
          <table:table-cell table:formula="of:=AVERAGE([.B55:.D55])" office:value-type="float" office:value="109.768666666667" calcext:value-type="float">
            <text:p/>
          </table:table-cell>
          <table:table-cell table:formula="of:=[.E55]/([.A55]*[.A55])" office:value-type="float" office:value="0.0371028806584362" calcext:value-type="float">
            <text:p/>
          </table:table-cell>
          <table:table-cell table:formula="of:=[.F55]/([.A55]*[.A55])" office:value-type="float" office:value="0.0380288065843621" calcext:value-type="float">
            <text:p/>
          </table:table-cell>
          <table:table-cell table:formula="of:=[.G55]/([.A55]*[.A55])" office:value-type="float" office:value="0.0376435756744399" calcext:value-type="float">
            <text:p/>
          </table:table-cell>
          <table:table-cell table:formula="of:=[.H55]/[.A55]" office:value-type="float" office:value="0.000687090382563634" calcext:value-type="float">
            <text:p/>
          </table:table-cell>
          <table:table-cell table:formula="of:=[.I55]/[.A55]" office:value-type="float" office:value="0.000704237158969669" calcext:value-type="float">
            <text:p/>
          </table:table-cell>
          <table:table-cell table:formula="of:=[.J55]/[.A55]" office:value-type="float" office:value="0.000697103253230368" calcext:value-type="float">
            <text:p/>
          </table:table-cell>
        </table:table-row>
        <table:table-row table:style-name="ro1">
          <table:table-cell office:value-type="float" office:value="55" calcext:value-type="float">
            <text:p>55</text:p>
          </table:table-cell>
          <table:table-cell office:value-type="float" office:value="115.331" calcext:value-type="float">
            <text:p>115.331</text:p>
          </table:table-cell>
          <table:table-cell office:value-type="float" office:value="113.23" calcext:value-type="float">
            <text:p>113.23</text:p>
          </table:table-cell>
          <table:table-cell office:value-type="float" office:value="115.858" calcext:value-type="float">
            <text:p>115.858</text:p>
          </table:table-cell>
          <table:table-cell table:formula="of:=MIN([.B56:.D56])" office:value-type="float" office:value="113.23" calcext:value-type="float">
            <text:p/>
          </table:table-cell>
          <table:table-cell table:formula="of:=MAX([.B56:.D56])" office:value-type="float" office:value="115.858" calcext:value-type="float">
            <text:p/>
          </table:table-cell>
          <table:table-cell table:formula="of:=AVERAGE([.B56:.D56])" office:value-type="float" office:value="114.806333333333" calcext:value-type="float">
            <text:p/>
          </table:table-cell>
          <table:table-cell table:formula="of:=[.E56]/([.A56]*[.A56])" office:value-type="float" office:value="0.0374314049586777" calcext:value-type="float">
            <text:p/>
          </table:table-cell>
          <table:table-cell table:formula="of:=[.F56]/([.A56]*[.A56])" office:value-type="float" office:value="0.0383001652892562" calcext:value-type="float">
            <text:p/>
          </table:table-cell>
          <table:table-cell table:formula="of:=[.G56]/([.A56]*[.A56])" office:value-type="float" office:value="0.0379525068870523" calcext:value-type="float">
            <text:p/>
          </table:table-cell>
          <table:table-cell table:formula="of:=[.H56]/[.A56]" office:value-type="float" office:value="0.000680570999248685" calcext:value-type="float">
            <text:p/>
          </table:table-cell>
          <table:table-cell table:formula="of:=[.I56]/[.A56]" office:value-type="float" office:value="0.00069636664162284" calcext:value-type="float">
            <text:p/>
          </table:table-cell>
          <table:table-cell table:formula="of:=[.J56]/[.A56]" office:value-type="float" office:value="0.000690045579764588" calcext:value-type="float">
            <text:p/>
          </table:table-cell>
        </table:table-row>
        <table:table-row table:style-name="ro1">
          <table:table-cell office:value-type="float" office:value="56" calcext:value-type="float">
            <text:p>56</text:p>
          </table:table-cell>
          <table:table-cell office:value-type="float" office:value="121.936" calcext:value-type="float">
            <text:p>121.936</text:p>
          </table:table-cell>
          <table:table-cell office:value-type="float" office:value="119.999" calcext:value-type="float">
            <text:p>119.999</text:p>
          </table:table-cell>
          <table:table-cell office:value-type="float" office:value="122.623" calcext:value-type="float">
            <text:p>122.623</text:p>
          </table:table-cell>
          <table:table-cell table:formula="of:=MIN([.B57:.D57])" office:value-type="float" office:value="119.999" calcext:value-type="float">
            <text:p/>
          </table:table-cell>
          <table:table-cell table:formula="of:=MAX([.B57:.D57])" office:value-type="float" office:value="122.623" calcext:value-type="float">
            <text:p/>
          </table:table-cell>
          <table:table-cell table:formula="of:=AVERAGE([.B57:.D57])" office:value-type="float" office:value="121.519333333333" calcext:value-type="float">
            <text:p/>
          </table:table-cell>
          <table:table-cell table:formula="of:=[.E57]/([.A57]*[.A57])" office:value-type="float" office:value="0.038264987244898" calcext:value-type="float">
            <text:p/>
          </table:table-cell>
          <table:table-cell table:formula="of:=[.F57]/([.A57]*[.A57])" office:value-type="float" office:value="0.0391017219387755" calcext:value-type="float">
            <text:p/>
          </table:table-cell>
          <table:table-cell table:formula="of:=[.G57]/([.A57]*[.A57])" office:value-type="float" office:value="0.038749787414966" calcext:value-type="float">
            <text:p/>
          </table:table-cell>
          <table:table-cell table:formula="of:=[.H57]/[.A57]" office:value-type="float" office:value="0.000683303343658892" calcext:value-type="float">
            <text:p/>
          </table:table-cell>
          <table:table-cell table:formula="of:=[.I57]/[.A57]" office:value-type="float" office:value="0.000698245034620991" calcext:value-type="float">
            <text:p/>
          </table:table-cell>
          <table:table-cell table:formula="of:=[.J57]/[.A57]" office:value-type="float" office:value="0.000691960489552964" calcext:value-type="float">
            <text:p/>
          </table:table-cell>
        </table:table-row>
        <table:table-row table:style-name="ro1">
          <table:table-cell office:value-type="float" office:value="57" calcext:value-type="float">
            <text:p>57</text:p>
          </table:table-cell>
          <table:table-cell office:value-type="float" office:value="127.645" calcext:value-type="float">
            <text:p>127.645</text:p>
          </table:table-cell>
          <table:table-cell office:value-type="float" office:value="126.317" calcext:value-type="float">
            <text:p>126.317</text:p>
          </table:table-cell>
          <table:table-cell office:value-type="float" office:value="129.722" calcext:value-type="float">
            <text:p>129.722</text:p>
          </table:table-cell>
          <table:table-cell table:formula="of:=MIN([.B58:.D58])" office:value-type="float" office:value="126.317" calcext:value-type="float">
            <text:p/>
          </table:table-cell>
          <table:table-cell table:formula="of:=MAX([.B58:.D58])" office:value-type="float" office:value="129.722" calcext:value-type="float">
            <text:p/>
          </table:table-cell>
          <table:table-cell table:formula="of:=AVERAGE([.B58:.D58])" office:value-type="float" office:value="127.894666666667" calcext:value-type="float">
            <text:p/>
          </table:table-cell>
          <table:table-cell table:formula="of:=[.E58]/([.A58]*[.A58])" office:value-type="float" office:value="0.0388787319175131" calcext:value-type="float">
            <text:p/>
          </table:table-cell>
          <table:table-cell table:formula="of:=[.F58]/([.A58]*[.A58])" office:value-type="float" office:value="0.0399267466912896" calcext:value-type="float">
            <text:p/>
          </table:table-cell>
          <table:table-cell table:formula="of:=[.G58]/([.A58]*[.A58])" office:value-type="float" office:value="0.0393643172258131" calcext:value-type="float">
            <text:p/>
          </table:table-cell>
          <table:table-cell table:formula="of:=[.H58]/[.A58]" office:value-type="float" office:value="0.000682083016096721" calcext:value-type="float">
            <text:p/>
          </table:table-cell>
          <table:table-cell table:formula="of:=[.I58]/[.A58]" office:value-type="float" office:value="0.000700469240198064" calcext:value-type="float">
            <text:p/>
          </table:table-cell>
          <table:table-cell table:formula="of:=[.J58]/[.A58]" office:value-type="float" office:value="0.000690602056593212" calcext:value-type="float">
            <text:p/>
          </table:table-cell>
        </table:table-row>
        <table:table-row table:style-name="ro1">
          <table:table-cell office:value-type="float" office:value="58" calcext:value-type="float">
            <text:p>58</text:p>
          </table:table-cell>
          <table:table-cell office:value-type="float" office:value="134.806" calcext:value-type="float">
            <text:p>134.806</text:p>
          </table:table-cell>
          <table:table-cell office:value-type="float" office:value="136.192" calcext:value-type="float">
            <text:p>136.192</text:p>
          </table:table-cell>
          <table:table-cell office:value-type="float" office:value="135.516" calcext:value-type="float">
            <text:p>135.516</text:p>
          </table:table-cell>
          <table:table-cell table:formula="of:=MIN([.B59:.D59])" office:value-type="float" office:value="134.806" calcext:value-type="float">
            <text:p/>
          </table:table-cell>
          <table:table-cell table:formula="of:=MAX([.B59:.D59])" office:value-type="float" office:value="136.192" calcext:value-type="float">
            <text:p/>
          </table:table-cell>
          <table:table-cell table:formula="of:=AVERAGE([.B59:.D59])" office:value-type="float" office:value="135.504666666667" calcext:value-type="float">
            <text:p/>
          </table:table-cell>
          <table:table-cell table:formula="of:=[.E59]/([.A59]*[.A59])" office:value-type="float" office:value="0.0400731272294887" calcext:value-type="float">
            <text:p/>
          </table:table-cell>
          <table:table-cell table:formula="of:=[.F59]/([.A59]*[.A59])" office:value-type="float" office:value="0.0404851367419738" calcext:value-type="float">
            <text:p/>
          </table:table-cell>
          <table:table-cell table:formula="of:=[.G59]/([.A59]*[.A59])" office:value-type="float" office:value="0.0402808164883076" calcext:value-type="float">
            <text:p/>
          </table:table-cell>
          <table:table-cell table:formula="of:=[.H59]/[.A59]" office:value-type="float" office:value="0.000690915986715322" calcext:value-type="float">
            <text:p/>
          </table:table-cell>
          <table:table-cell table:formula="of:=[.I59]/[.A59]" office:value-type="float" office:value="0.000698019598999549" calcext:value-type="float">
            <text:p/>
          </table:table-cell>
          <table:table-cell table:formula="of:=[.J59]/[.A59]" office:value-type="float" office:value="0.000694496836005303" calcext:value-type="float">
            <text:p/>
          </table:table-cell>
        </table:table-row>
        <table:table-row table:style-name="ro1">
          <table:table-cell office:value-type="float" office:value="59" calcext:value-type="float">
            <text:p>59</text:p>
          </table:table-cell>
          <table:table-cell office:value-type="float" office:value="145.159" calcext:value-type="float">
            <text:p>145.159</text:p>
          </table:table-cell>
          <table:table-cell office:value-type="float" office:value="145.862" calcext:value-type="float">
            <text:p>145.862</text:p>
          </table:table-cell>
          <table:table-cell office:value-type="float" office:value="143.962" calcext:value-type="float">
            <text:p>143.962</text:p>
          </table:table-cell>
          <table:table-cell table:formula="of:=MIN([.B60:.D60])" office:value-type="float" office:value="143.962" calcext:value-type="float">
            <text:p/>
          </table:table-cell>
          <table:table-cell table:formula="of:=MAX([.B60:.D60])" office:value-type="float" office:value="145.862" calcext:value-type="float">
            <text:p/>
          </table:table-cell>
          <table:table-cell table:formula="of:=AVERAGE([.B60:.D60])" office:value-type="float" office:value="144.994333333333" calcext:value-type="float">
            <text:p/>
          </table:table-cell>
          <table:table-cell table:formula="of:=[.E60]/([.A60]*[.A60])" office:value-type="float" office:value="0.0413565067509336" calcext:value-type="float">
            <text:p/>
          </table:table-cell>
          <table:table-cell table:formula="of:=[.F60]/([.A60]*[.A60])" office:value-type="float" office:value="0.0419023269175524" calcext:value-type="float">
            <text:p/>
          </table:table-cell>
          <table:table-cell table:formula="of:=[.G60]/([.A60]*[.A60])" office:value-type="float" office:value="0.0416530690414632" calcext:value-type="float">
            <text:p/>
          </table:table-cell>
          <table:table-cell table:formula="of:=[.H60]/[.A60]" office:value-type="float" office:value="0.000700957741541248" calcext:value-type="float">
            <text:p/>
          </table:table-cell>
          <table:table-cell table:formula="of:=[.I60]/[.A60]" office:value-type="float" office:value="0.000710208930805973" calcext:value-type="float">
            <text:p/>
          </table:table-cell>
          <table:table-cell table:formula="of:=[.J60]/[.A60]" office:value-type="float" office:value="0.000705984221041749" calcext:value-type="float">
            <text:p/>
          </table:table-cell>
        </table:table-row>
        <table:table-row table:style-name="ro1">
          <table:table-cell office:value-type="float" office:value="60" calcext:value-type="float">
            <text:p>60</text:p>
          </table:table-cell>
          <table:table-cell office:value-type="float" office:value="149.649" calcext:value-type="float">
            <text:p>149.649</text:p>
          </table:table-cell>
          <table:table-cell office:value-type="float" office:value="150" calcext:value-type="float">
            <text:p>150</text:p>
          </table:table-cell>
          <table:table-cell office:value-type="float" office:value="148.515" calcext:value-type="float">
            <text:p>148.515</text:p>
          </table:table-cell>
          <table:table-cell table:formula="of:=MIN([.B61:.D61])" office:value-type="float" office:value="148.515" calcext:value-type="float">
            <text:p/>
          </table:table-cell>
          <table:table-cell table:formula="of:=MAX([.B61:.D61])" office:value-type="float" office:value="150" calcext:value-type="float">
            <text:p/>
          </table:table-cell>
          <table:table-cell table:formula="of:=AVERAGE([.B61:.D61])" office:value-type="float" office:value="149.388" calcext:value-type="float">
            <text:p/>
          </table:table-cell>
          <table:table-cell table:formula="of:=[.E61]/([.A61]*[.A61])" office:value-type="float" office:value="0.0412541666666667" calcext:value-type="float">
            <text:p/>
          </table:table-cell>
          <table:table-cell table:formula="of:=[.F61]/([.A61]*[.A61])" office:value-type="float" office:value="0.0416666666666667" calcext:value-type="float">
            <text:p/>
          </table:table-cell>
          <table:table-cell table:formula="of:=[.G61]/([.A61]*[.A61])" office:value-type="float" office:value="0.0414966666666667" calcext:value-type="float">
            <text:p/>
          </table:table-cell>
          <table:table-cell table:formula="of:=[.H61]/[.A61]" office:value-type="float" office:value="0.000687569444444444" calcext:value-type="float">
            <text:p/>
          </table:table-cell>
          <table:table-cell table:formula="of:=[.I61]/[.A61]" office:value-type="float" office:value="0.000694444444444444" calcext:value-type="float">
            <text:p/>
          </table:table-cell>
          <table:table-cell table:formula="of:=[.J61]/[.A61]" office:value-type="float" office:value="0.000691611111111111" calcext:value-type="float">
            <text:p/>
          </table:table-cell>
        </table:table-row>
        <table:table-row table:style-name="ro1">
          <table:table-cell office:value-type="float" office:value="61" calcext:value-type="float">
            <text:p>61</text:p>
          </table:table-cell>
          <table:table-cell office:value-type="float" office:value="157.573" calcext:value-type="float">
            <text:p>157.573</text:p>
          </table:table-cell>
          <table:table-cell office:value-type="float" office:value="154.592" calcext:value-type="float">
            <text:p>154.592</text:p>
          </table:table-cell>
          <table:table-cell office:value-type="float" office:value="165.199" calcext:value-type="float">
            <text:p>165.199</text:p>
          </table:table-cell>
          <table:table-cell table:formula="of:=MIN([.B62:.D62])" office:value-type="float" office:value="154.592" calcext:value-type="float">
            <text:p/>
          </table:table-cell>
          <table:table-cell table:formula="of:=MAX([.B62:.D62])" office:value-type="float" office:value="165.199" calcext:value-type="float">
            <text:p/>
          </table:table-cell>
          <table:table-cell table:formula="of:=AVERAGE([.B62:.D62])" office:value-type="float" office:value="159.121333333333" calcext:value-type="float">
            <text:p/>
          </table:table-cell>
          <table:table-cell table:formula="of:=[.E62]/([.A62]*[.A62])" office:value-type="float" office:value="0.041545821015856" calcext:value-type="float">
            <text:p/>
          </table:table-cell>
          <table:table-cell table:formula="of:=[.F62]/([.A62]*[.A62])" office:value-type="float" office:value="0.0443963988175222" calcext:value-type="float">
            <text:p/>
          </table:table-cell>
          <table:table-cell table:formula="of:=[.G62]/([.A62]*[.A62])" office:value-type="float" office:value="0.0427630565260235" calcext:value-type="float">
            <text:p/>
          </table:table-cell>
          <table:table-cell table:formula="of:=[.H62]/[.A62]" office:value-type="float" office:value="0.000681079033046819" calcext:value-type="float">
            <text:p/>
          </table:table-cell>
          <table:table-cell table:formula="of:=[.I62]/[.A62]" office:value-type="float" office:value="0.000727809816680691" calcext:value-type="float">
            <text:p/>
          </table:table-cell>
          <table:table-cell table:formula="of:=[.J62]/[.A62]" office:value-type="float" office:value="0.000701033713541368" calcext:value-type="float">
            <text:p/>
          </table:table-cell>
        </table:table-row>
        <table:table-row table:style-name="ro1">
          <table:table-cell office:value-type="float" office:value="62" calcext:value-type="float">
            <text:p>62</text:p>
          </table:table-cell>
          <table:table-cell office:value-type="float" office:value="164.111" calcext:value-type="float">
            <text:p>164.111</text:p>
          </table:table-cell>
          <table:table-cell office:value-type="float" office:value="162.273" calcext:value-type="float">
            <text:p>162.273</text:p>
          </table:table-cell>
          <table:table-cell office:value-type="float" office:value="164.701" calcext:value-type="float">
            <text:p>164.701</text:p>
          </table:table-cell>
          <table:table-cell table:formula="of:=MIN([.B63:.D63])" office:value-type="float" office:value="162.273" calcext:value-type="float">
            <text:p/>
          </table:table-cell>
          <table:table-cell table:formula="of:=MAX([.B63:.D63])" office:value-type="float" office:value="164.701" calcext:value-type="float">
            <text:p/>
          </table:table-cell>
          <table:table-cell table:formula="of:=AVERAGE([.B63:.D63])" office:value-type="float" office:value="163.695" calcext:value-type="float">
            <text:p/>
          </table:table-cell>
          <table:table-cell table:formula="of:=[.E63]/([.A63]*[.A63])" office:value-type="float" office:value="0.0422146201873049" calcext:value-type="float">
            <text:p/>
          </table:table-cell>
          <table:table-cell table:formula="of:=[.F63]/([.A63]*[.A63])" office:value-type="float" office:value="0.0428462539021852" calcext:value-type="float">
            <text:p/>
          </table:table-cell>
          <table:table-cell table:formula="of:=[.G63]/([.A63]*[.A63])" office:value-type="float" office:value="0.0425845473465141" calcext:value-type="float">
            <text:p/>
          </table:table-cell>
          <table:table-cell table:formula="of:=[.H63]/[.A63]" office:value-type="float" office:value="0.000680880970762982" calcext:value-type="float">
            <text:p/>
          </table:table-cell>
          <table:table-cell table:formula="of:=[.I63]/[.A63]" office:value-type="float" office:value="0.000691068611325568" calcext:value-type="float">
            <text:p/>
          </table:table-cell>
          <table:table-cell table:formula="of:=[.J63]/[.A63]" office:value-type="float" office:value="0.000686847537847001" calcext:value-type="float">
            <text:p/>
          </table:table-cell>
        </table:table-row>
        <table:table-row table:style-name="ro1">
          <table:table-cell office:value-type="float" office:value="63" calcext:value-type="float">
            <text:p>63</text:p>
          </table:table-cell>
          <table:table-cell office:value-type="float" office:value="173.445" calcext:value-type="float">
            <text:p>173.445</text:p>
          </table:table-cell>
          <table:table-cell office:value-type="float" office:value="170.933" calcext:value-type="float">
            <text:p>170.933</text:p>
          </table:table-cell>
          <table:table-cell office:value-type="float" office:value="171.554" calcext:value-type="float">
            <text:p>171.554</text:p>
          </table:table-cell>
          <table:table-cell table:formula="of:=MIN([.B64:.D64])" office:value-type="float" office:value="170.933" calcext:value-type="float">
            <text:p/>
          </table:table-cell>
          <table:table-cell table:formula="of:=MAX([.B64:.D64])" office:value-type="float" office:value="173.445" calcext:value-type="float">
            <text:p/>
          </table:table-cell>
          <table:table-cell table:formula="of:=AVERAGE([.B64:.D64])" office:value-type="float" office:value="171.977333333333" calcext:value-type="float">
            <text:p/>
          </table:table-cell>
          <table:table-cell table:formula="of:=[.E64]/([.A64]*[.A64])" office:value-type="float" office:value="0.0430670194003527" calcext:value-type="float">
            <text:p/>
          </table:table-cell>
          <table:table-cell table:formula="of:=[.F64]/([.A64]*[.A64])" office:value-type="float" office:value="0.0436999244142101" calcext:value-type="float">
            <text:p/>
          </table:table-cell>
          <table:table-cell table:formula="of:=[.G64]/([.A64]*[.A64])" office:value-type="float" office:value="0.0433301419333165" calcext:value-type="float">
            <text:p/>
          </table:table-cell>
          <table:table-cell table:formula="of:=[.H64]/[.A64]" office:value-type="float" office:value="0.000683603482545281" calcext:value-type="float">
            <text:p/>
          </table:table-cell>
          <table:table-cell table:formula="of:=[.I64]/[.A64]" office:value-type="float" office:value="0.000693649593876351" calcext:value-type="float">
            <text:p/>
          </table:table-cell>
          <table:table-cell table:formula="of:=[.J64]/[.A64]" office:value-type="float" office:value="0.000687780030687564" calcext:value-type="float">
            <text:p/>
          </table:table-cell>
        </table:table-row>
        <table:table-row table:style-name="ro1">
          <table:table-cell office:value-type="float" office:value="64" calcext:value-type="float">
            <text:p>64</text:p>
          </table:table-cell>
          <table:table-cell office:value-type="float" office:value="180.671" calcext:value-type="float">
            <text:p>180.671</text:p>
          </table:table-cell>
          <table:table-cell office:value-type="float" office:value="178.687" calcext:value-type="float">
            <text:p>178.687</text:p>
          </table:table-cell>
          <table:table-cell office:value-type="float" office:value="181.726" calcext:value-type="float">
            <text:p>181.726</text:p>
          </table:table-cell>
          <table:table-cell table:formula="of:=MIN([.B65:.D65])" office:value-type="float" office:value="178.687" calcext:value-type="float">
            <text:p/>
          </table:table-cell>
          <table:table-cell table:formula="of:=MAX([.B65:.D65])" office:value-type="float" office:value="181.726" calcext:value-type="float">
            <text:p/>
          </table:table-cell>
          <table:table-cell table:formula="of:=AVERAGE([.B65:.D65])" office:value-type="float" office:value="180.361333333333" calcext:value-type="float">
            <text:p/>
          </table:table-cell>
          <table:table-cell table:formula="of:=[.E65]/([.A65]*[.A65])" office:value-type="float" office:value="0.043624755859375" calcext:value-type="float">
            <text:p/>
          </table:table-cell>
          <table:table-cell table:formula="of:=[.F65]/([.A65]*[.A65])" office:value-type="float" office:value="0.04436669921875" calcext:value-type="float">
            <text:p/>
          </table:table-cell>
          <table:table-cell table:formula="of:=[.G65]/([.A65]*[.A65])" office:value-type="float" office:value="0.0440335286458333" calcext:value-type="float">
            <text:p/>
          </table:table-cell>
          <table:table-cell table:formula="of:=[.H65]/[.A65]" office:value-type="float" office:value="0.000681636810302734" calcext:value-type="float">
            <text:p/>
          </table:table-cell>
          <table:table-cell table:formula="of:=[.I65]/[.A65]" office:value-type="float" office:value="0.000693229675292969" calcext:value-type="float">
            <text:p/>
          </table:table-cell>
          <table:table-cell table:formula="of:=[.J65]/[.A65]" office:value-type="float" office:value="0.000688023885091146" calcext:value-type="float">
            <text:p/>
          </table:table-cell>
        </table:table-row>
        <table:table-row table:style-name="ro1">
          <table:table-cell office:value-type="float" office:value="65" calcext:value-type="float">
            <text:p>65</text:p>
          </table:table-cell>
          <table:table-cell office:value-type="float" office:value="191.178" calcext:value-type="float">
            <text:p>191.178</text:p>
          </table:table-cell>
          <table:table-cell office:value-type="float" office:value="186.76" calcext:value-type="float">
            <text:p>186.76</text:p>
          </table:table-cell>
          <table:table-cell office:value-type="float" office:value="187.792" calcext:value-type="float">
            <text:p>187.792</text:p>
          </table:table-cell>
          <table:table-cell table:formula="of:=MIN([.B66:.D66])" office:value-type="float" office:value="186.76" calcext:value-type="float">
            <text:p/>
          </table:table-cell>
          <table:table-cell table:formula="of:=MAX([.B66:.D66])" office:value-type="float" office:value="191.178" calcext:value-type="float">
            <text:p/>
          </table:table-cell>
          <table:table-cell table:formula="of:=AVERAGE([.B66:.D66])" office:value-type="float" office:value="188.576666666667" calcext:value-type="float">
            <text:p/>
          </table:table-cell>
          <table:table-cell table:formula="of:=[.E66]/([.A66]*[.A66])" office:value-type="float" office:value="0.044203550295858" calcext:value-type="float">
            <text:p/>
          </table:table-cell>
          <table:table-cell table:formula="of:=[.F66]/([.A66]*[.A66])" office:value-type="float" office:value="0.0452492307692308" calcext:value-type="float">
            <text:p/>
          </table:table-cell>
          <table:table-cell table:formula="of:=[.G66]/([.A66]*[.A66])" office:value-type="float" office:value="0.0446335305719921" calcext:value-type="float">
            <text:p/>
          </table:table-cell>
          <table:table-cell table:formula="of:=[.H66]/[.A66]" office:value-type="float" office:value="0.000680054619936277" calcext:value-type="float">
            <text:p/>
          </table:table-cell>
          <table:table-cell table:formula="of:=[.I66]/[.A66]" office:value-type="float" office:value="0.00069614201183432" calcext:value-type="float">
            <text:p/>
          </table:table-cell>
          <table:table-cell table:formula="of:=[.J66]/[.A66]" office:value-type="float" office:value="0.000686669701107571" calcext:value-type="float">
            <text:p/>
          </table:table-cell>
        </table:table-row>
        <table:table-row table:style-name="ro1">
          <table:table-cell office:value-type="float" office:value="66" calcext:value-type="float">
            <text:p>66</text:p>
          </table:table-cell>
          <table:table-cell office:value-type="float" office:value="198.584" calcext:value-type="float">
            <text:p>198.584</text:p>
          </table:table-cell>
          <table:table-cell office:value-type="float" office:value="197.127" calcext:value-type="float">
            <text:p>197.127</text:p>
          </table:table-cell>
          <table:table-cell office:value-type="float" office:value="197.402" calcext:value-type="float">
            <text:p>197.402</text:p>
          </table:table-cell>
          <table:table-cell table:formula="of:=MIN([.B67:.D67])" office:value-type="float" office:value="197.127" calcext:value-type="float">
            <text:p/>
          </table:table-cell>
          <table:table-cell table:formula="of:=MAX([.B67:.D67])" office:value-type="float" office:value="198.584" calcext:value-type="float">
            <text:p/>
          </table:table-cell>
          <table:table-cell table:formula="of:=AVERAGE([.B67:.D67])" office:value-type="float" office:value="197.704333333333" calcext:value-type="float">
            <text:p/>
          </table:table-cell>
          <table:table-cell table:formula="of:=[.E67]/([.A67]*[.A67])" office:value-type="float" office:value="0.045254132231405" calcext:value-type="float">
            <text:p/>
          </table:table-cell>
          <table:table-cell table:formula="of:=[.F67]/([.A67]*[.A67])" office:value-type="float" office:value="0.0455886134067952" calcext:value-type="float">
            <text:p/>
          </table:table-cell>
          <table:table-cell table:formula="of:=[.G67]/([.A67]*[.A67])" office:value-type="float" office:value="0.0453866697275788" calcext:value-type="float">
            <text:p/>
          </table:table-cell>
          <table:table-cell table:formula="of:=[.H67]/[.A67]" office:value-type="float" office:value="0.000685668670172802" calcext:value-type="float">
            <text:p/>
          </table:table-cell>
          <table:table-cell table:formula="of:=[.I67]/[.A67]" office:value-type="float" office:value="0.000690736566769625" calcext:value-type="float">
            <text:p/>
          </table:table-cell>
          <table:table-cell table:formula="of:=[.J67]/[.A67]" office:value-type="float" office:value="0.000687676814054225" calcext:value-type="float">
            <text:p/>
          </table:table-cell>
        </table:table-row>
        <table:table-row table:style-name="ro1">
          <table:table-cell office:value-type="float" office:value="67" calcext:value-type="float">
            <text:p>67</text:p>
          </table:table-cell>
          <table:table-cell office:value-type="float" office:value="209.303" calcext:value-type="float">
            <text:p>209.303</text:p>
          </table:table-cell>
          <table:table-cell office:value-type="float" office:value="205.438" calcext:value-type="float">
            <text:p>205.438</text:p>
          </table:table-cell>
          <table:table-cell office:value-type="float" office:value="205.348" calcext:value-type="float">
            <text:p>205.348</text:p>
          </table:table-cell>
          <table:table-cell table:formula="of:=MIN([.B68:.D68])" office:value-type="float" office:value="205.348" calcext:value-type="float">
            <text:p/>
          </table:table-cell>
          <table:table-cell table:formula="of:=MAX([.B68:.D68])" office:value-type="float" office:value="209.303" calcext:value-type="float">
            <text:p/>
          </table:table-cell>
          <table:table-cell table:formula="of:=AVERAGE([.B68:.D68])" office:value-type="float" office:value="206.696333333333" calcext:value-type="float">
            <text:p/>
          </table:table-cell>
          <table:table-cell table:formula="of:=[.E68]/([.A68]*[.A68])" office:value-type="float" office:value="0.045744709289374" calcext:value-type="float">
            <text:p/>
          </table:table-cell>
          <table:table-cell table:formula="of:=[.F68]/([.A68]*[.A68])" office:value-type="float" office:value="0.0466257518378258" calcext:value-type="float">
            <text:p/>
          </table:table-cell>
          <table:table-cell table:formula="of:=[.G68]/([.A68]*[.A68])" office:value-type="float" office:value="0.0460450731417539" calcext:value-type="float">
            <text:p/>
          </table:table-cell>
          <table:table-cell table:formula="of:=[.H68]/[.A68]" office:value-type="float" office:value="0.000682756855065284" calcext:value-type="float">
            <text:p/>
          </table:table-cell>
          <table:table-cell table:formula="of:=[.I68]/[.A68]" office:value-type="float" office:value="0.000695906743848146" calcext:value-type="float">
            <text:p/>
          </table:table-cell>
          <table:table-cell table:formula="of:=[.J68]/[.A68]" office:value-type="float" office:value="0.000687239897638118" calcext:value-type="float">
            <text:p/>
          </table:table-cell>
        </table:table-row>
        <table:table-row table:style-name="ro1">
          <table:table-cell office:value-type="float" office:value="68" calcext:value-type="float">
            <text:p>68</text:p>
          </table:table-cell>
          <table:table-cell office:value-type="float" office:value="217.497" calcext:value-type="float">
            <text:p>217.497</text:p>
          </table:table-cell>
          <table:table-cell office:value-type="float" office:value="213.914" calcext:value-type="float">
            <text:p>213.914</text:p>
          </table:table-cell>
          <table:table-cell office:value-type="float" office:value="214.064" calcext:value-type="float">
            <text:p>214.064</text:p>
          </table:table-cell>
          <table:table-cell table:formula="of:=MIN([.B69:.D69])" office:value-type="float" office:value="213.914" calcext:value-type="float">
            <text:p/>
          </table:table-cell>
          <table:table-cell table:formula="of:=MAX([.B69:.D69])" office:value-type="float" office:value="217.497" calcext:value-type="float">
            <text:p/>
          </table:table-cell>
          <table:table-cell table:formula="of:=AVERAGE([.B69:.D69])" office:value-type="float" office:value="215.158333333333" calcext:value-type="float">
            <text:p/>
          </table:table-cell>
          <table:table-cell table:formula="of:=[.E69]/([.A69]*[.A69])" office:value-type="float" office:value="0.046261678200692" calcext:value-type="float">
            <text:p/>
          </table:table-cell>
          <table:table-cell table:formula="of:=[.F69]/([.A69]*[.A69])" office:value-type="float" office:value="0.0470365484429066" calcext:value-type="float">
            <text:p/>
          </table:table-cell>
          <table:table-cell table:formula="of:=[.G69]/([.A69]*[.A69])" office:value-type="float" office:value="0.0465307814302191" calcext:value-type="float">
            <text:p/>
          </table:table-cell>
          <table:table-cell table:formula="of:=[.H69]/[.A69]" office:value-type="float" office:value="0.000680318797069001" calcext:value-type="float">
            <text:p/>
          </table:table-cell>
          <table:table-cell table:formula="of:=[.I69]/[.A69]" office:value-type="float" office:value="0.000691713947689803" calcext:value-type="float">
            <text:p/>
          </table:table-cell>
          <table:table-cell table:formula="of:=[.J69]/[.A69]" office:value-type="float" office:value="0.000684276197503223" calcext:value-type="float">
            <text:p/>
          </table:table-cell>
        </table:table-row>
        <table:table-row table:style-name="ro1">
          <table:table-cell office:value-type="float" office:value="69" calcext:value-type="float">
            <text:p>69</text:p>
          </table:table-cell>
          <table:table-cell office:value-type="float" office:value="229.34" calcext:value-type="float">
            <text:p>229.34</text:p>
          </table:table-cell>
          <table:table-cell office:value-type="float" office:value="223.527" calcext:value-type="float">
            <text:p>223.527</text:p>
          </table:table-cell>
          <table:table-cell office:value-type="float" office:value="223.441" calcext:value-type="float">
            <text:p>223.441</text:p>
          </table:table-cell>
          <table:table-cell table:formula="of:=MIN([.B70:.D70])" office:value-type="float" office:value="223.441" calcext:value-type="float">
            <text:p/>
          </table:table-cell>
          <table:table-cell table:formula="of:=MAX([.B70:.D70])" office:value-type="float" office:value="229.34" calcext:value-type="float">
            <text:p/>
          </table:table-cell>
          <table:table-cell table:formula="of:=AVERAGE([.B70:.D70])" office:value-type="float" office:value="225.436" calcext:value-type="float">
            <text:p/>
          </table:table-cell>
          <table:table-cell table:formula="of:=[.E70]/([.A70]*[.A70])" office:value-type="float" office:value="0.0469315269901281" calcext:value-type="float">
            <text:p/>
          </table:table-cell>
          <table:table-cell table:formula="of:=[.F70]/([.A70]*[.A70])" office:value-type="float" office:value="0.0481705524049569" calcext:value-type="float">
            <text:p/>
          </table:table-cell>
          <table:table-cell table:formula="of:=[.G70]/([.A70]*[.A70])" office:value-type="float" office:value="0.0473505566057551" calcext:value-type="float">
            <text:p/>
          </table:table-cell>
          <table:table-cell table:formula="of:=[.H70]/[.A70]" office:value-type="float" office:value="0.000680167057827944" calcext:value-type="float">
            <text:p/>
          </table:table-cell>
          <table:table-cell table:formula="of:=[.I70]/[.A70]" office:value-type="float" office:value="0.000698123947897927" calcext:value-type="float">
            <text:p/>
          </table:table-cell>
          <table:table-cell table:formula="of:=[.J70]/[.A70]" office:value-type="float" office:value="0.000686239950808045" calcext:value-type="float">
            <text:p/>
          </table:table-cell>
        </table:table-row>
        <table:table-row table:style-name="ro1">
          <table:table-cell office:value-type="float" office:value="70" calcext:value-type="float">
            <text:p>70</text:p>
          </table:table-cell>
          <table:table-cell office:value-type="float" office:value="242.964" calcext:value-type="float">
            <text:p>242.964</text:p>
          </table:table-cell>
          <table:table-cell office:value-type="float" office:value="233.732" calcext:value-type="float">
            <text:p>233.732</text:p>
          </table:table-cell>
          <table:table-cell office:value-type="float" office:value="234.111" calcext:value-type="float">
            <text:p>234.111</text:p>
          </table:table-cell>
          <table:table-cell table:formula="of:=MIN([.B71:.D71])" office:value-type="float" office:value="233.732" calcext:value-type="float">
            <text:p/>
          </table:table-cell>
          <table:table-cell table:formula="of:=MAX([.B71:.D71])" office:value-type="float" office:value="242.964" calcext:value-type="float">
            <text:p/>
          </table:table-cell>
          <table:table-cell table:formula="of:=AVERAGE([.B71:.D71])" office:value-type="float" office:value="236.935666666667" calcext:value-type="float">
            <text:p/>
          </table:table-cell>
          <table:table-cell table:formula="of:=[.E71]/([.A71]*[.A71])" office:value-type="float" office:value="0.0477004081632653" calcext:value-type="float">
            <text:p/>
          </table:table-cell>
          <table:table-cell table:formula="of:=[.F71]/([.A71]*[.A71])" office:value-type="float" office:value="0.0495844897959184" calcext:value-type="float">
            <text:p/>
          </table:table-cell>
          <table:table-cell table:formula="of:=[.G71]/([.A71]*[.A71])" office:value-type="float" office:value="0.0483542176870748" calcext:value-type="float">
            <text:p/>
          </table:table-cell>
          <table:table-cell table:formula="of:=[.H71]/[.A71]" office:value-type="float" office:value="0.000681434402332362" calcext:value-type="float">
            <text:p/>
          </table:table-cell>
          <table:table-cell table:formula="of:=[.I71]/[.A71]" office:value-type="float" office:value="0.000708349854227405" calcext:value-type="float">
            <text:p/>
          </table:table-cell>
          <table:table-cell table:formula="of:=[.J71]/[.A71]" office:value-type="float" office:value="0.000690774538386783" calcext:value-type="float">
            <text:p/>
          </table:table-cell>
        </table:table-row>
        <table:table-row table:style-name="ro1">
          <table:table-cell office:value-type="float" office:value="71" calcext:value-type="float">
            <text:p>71</text:p>
          </table:table-cell>
          <table:table-cell office:value-type="float" office:value="254.44" calcext:value-type="float">
            <text:p>254.44</text:p>
          </table:table-cell>
          <table:table-cell office:value-type="float" office:value="247.77" calcext:value-type="float">
            <text:p>247.77</text:p>
          </table:table-cell>
          <table:table-cell office:value-type="float" office:value="247.085" calcext:value-type="float">
            <text:p>247.085</text:p>
          </table:table-cell>
          <table:table-cell table:formula="of:=MIN([.B72:.D72])" office:value-type="float" office:value="247.085" calcext:value-type="float">
            <text:p/>
          </table:table-cell>
          <table:table-cell table:formula="of:=MAX([.B72:.D72])" office:value-type="float" office:value="254.44" calcext:value-type="float">
            <text:p/>
          </table:table-cell>
          <table:table-cell table:formula="of:=AVERAGE([.B72:.D72])" office:value-type="float" office:value="249.765" calcext:value-type="float">
            <text:p/>
          </table:table-cell>
          <table:table-cell table:formula="of:=[.E72]/([.A72]*[.A72])" office:value-type="float" office:value="0.0490150763737354" calcext:value-type="float">
            <text:p/>
          </table:table-cell>
          <table:table-cell table:formula="of:=[.F72]/([.A72]*[.A72])" office:value-type="float" office:value="0.0504741122793097" calcext:value-type="float">
            <text:p/>
          </table:table-cell>
          <table:table-cell table:formula="of:=[.G72]/([.A72]*[.A72])" office:value-type="float" office:value="0.0495467169212458" calcext:value-type="float">
            <text:p/>
          </table:table-cell>
          <table:table-cell table:formula="of:=[.H72]/[.A72]" office:value-type="float" office:value="0.00069035318836247" calcext:value-type="float">
            <text:p/>
          </table:table-cell>
          <table:table-cell table:formula="of:=[.I72]/[.A72]" office:value-type="float" office:value="0.000710902989849432" calcext:value-type="float">
            <text:p/>
          </table:table-cell>
          <table:table-cell table:formula="of:=[.J72]/[.A72]" office:value-type="float" office:value="0.000697841083397828" calcext:value-type="float">
            <text:p/>
          </table:table-cell>
        </table:table-row>
        <table:table-row table:style-name="ro1">
          <table:table-cell office:value-type="float" office:value="72" calcext:value-type="float">
            <text:p>72</text:p>
          </table:table-cell>
          <table:table-cell office:value-type="float" office:value="262.599" calcext:value-type="float">
            <text:p>262.599</text:p>
          </table:table-cell>
          <table:table-cell office:value-type="float" office:value="254.564" calcext:value-type="float">
            <text:p>254.564</text:p>
          </table:table-cell>
          <table:table-cell office:value-type="float" office:value="256.543" calcext:value-type="float">
            <text:p>256.543</text:p>
          </table:table-cell>
          <table:table-cell table:formula="of:=MIN([.B73:.D73])" office:value-type="float" office:value="254.564" calcext:value-type="float">
            <text:p/>
          </table:table-cell>
          <table:table-cell table:formula="of:=MAX([.B73:.D73])" office:value-type="float" office:value="262.599" calcext:value-type="float">
            <text:p/>
          </table:table-cell>
          <table:table-cell table:formula="of:=AVERAGE([.B73:.D73])" office:value-type="float" office:value="257.902" calcext:value-type="float">
            <text:p/>
          </table:table-cell>
          <table:table-cell table:formula="of:=[.E73]/([.A73]*[.A73])" office:value-type="float" office:value="0.0491057098765432" calcext:value-type="float">
            <text:p/>
          </table:table-cell>
          <table:table-cell table:formula="of:=[.F73]/([.A73]*[.A73])" office:value-type="float" office:value="0.0506556712962963" calcext:value-type="float">
            <text:p/>
          </table:table-cell>
          <table:table-cell table:formula="of:=[.G73]/([.A73]*[.A73])" office:value-type="float" office:value="0.0497496141975309" calcext:value-type="float">
            <text:p/>
          </table:table-cell>
          <table:table-cell table:formula="of:=[.H73]/[.A73]" office:value-type="float" office:value="0.000682023748285322" calcext:value-type="float">
            <text:p/>
          </table:table-cell>
          <table:table-cell table:formula="of:=[.I73]/[.A73]" office:value-type="float" office:value="0.000703550990226337" calcext:value-type="float">
            <text:p/>
          </table:table-cell>
          <table:table-cell table:formula="of:=[.J73]/[.A73]" office:value-type="float" office:value="0.000690966863854595" calcext:value-type="float">
            <text:p/>
          </table:table-cell>
        </table:table-row>
        <table:table-row table:style-name="ro1">
          <table:table-cell office:value-type="float" office:value="73" calcext:value-type="float">
            <text:p>73</text:p>
          </table:table-cell>
          <table:table-cell office:value-type="float" office:value="267.1" calcext:value-type="float">
            <text:p>267.1</text:p>
          </table:table-cell>
          <table:table-cell office:value-type="float" office:value="263.375" calcext:value-type="float">
            <text:p>263.375</text:p>
          </table:table-cell>
          <table:table-cell office:value-type="float" office:value="265.405" calcext:value-type="float">
            <text:p>265.405</text:p>
          </table:table-cell>
          <table:table-cell table:formula="of:=MIN([.B74:.D74])" office:value-type="float" office:value="263.375" calcext:value-type="float">
            <text:p/>
          </table:table-cell>
          <table:table-cell table:formula="of:=MAX([.B74:.D74])" office:value-type="float" office:value="267.1" calcext:value-type="float">
            <text:p/>
          </table:table-cell>
          <table:table-cell table:formula="of:=AVERAGE([.B74:.D74])" office:value-type="float" office:value="265.293333333333" calcext:value-type="float">
            <text:p/>
          </table:table-cell>
          <table:table-cell table:formula="of:=[.E74]/([.A74]*[.A74])" office:value-type="float" office:value="0.0494229686620379" calcext:value-type="float">
            <text:p/>
          </table:table-cell>
          <table:table-cell table:formula="of:=[.F74]/([.A74]*[.A74])" office:value-type="float" office:value="0.0501219741039595" calcext:value-type="float">
            <text:p/>
          </table:table-cell>
          <table:table-cell table:formula="of:=[.G74]/([.A74]*[.A74])" office:value-type="float" office:value="0.0497829486457747" calcext:value-type="float">
            <text:p/>
          </table:table-cell>
          <table:table-cell table:formula="of:=[.H74]/[.A74]" office:value-type="float" office:value="0.000677026967973122" calcext:value-type="float">
            <text:p/>
          </table:table-cell>
          <table:table-cell table:formula="of:=[.I74]/[.A74]" office:value-type="float" office:value="0.000686602384985746" calcext:value-type="float">
            <text:p/>
          </table:table-cell>
          <table:table-cell table:formula="of:=[.J74]/[.A74]" office:value-type="float" office:value="0.000681958200627051" calcext:value-type="float">
            <text:p/>
          </table:table-cell>
        </table:table-row>
        <table:table-row table:style-name="ro1">
          <table:table-cell office:value-type="float" office:value="74" calcext:value-type="float">
            <text:p>74</text:p>
          </table:table-cell>
          <table:table-cell office:value-type="float" office:value="287.395" calcext:value-type="float">
            <text:p>287.395</text:p>
          </table:table-cell>
          <table:table-cell office:value-type="float" office:value="274.928" calcext:value-type="float">
            <text:p>274.928</text:p>
          </table:table-cell>
          <table:table-cell office:value-type="float" office:value="279.704" calcext:value-type="float">
            <text:p>279.704</text:p>
          </table:table-cell>
          <table:table-cell table:formula="of:=MIN([.B75:.D75])" office:value-type="float" office:value="274.928" calcext:value-type="float">
            <text:p/>
          </table:table-cell>
          <table:table-cell table:formula="of:=MAX([.B75:.D75])" office:value-type="float" office:value="287.395" calcext:value-type="float">
            <text:p/>
          </table:table-cell>
          <table:table-cell table:formula="of:=AVERAGE([.B75:.D75])" office:value-type="float" office:value="280.675666666667" calcext:value-type="float">
            <text:p/>
          </table:table-cell>
          <table:table-cell table:formula="of:=[.E75]/([.A75]*[.A75])" office:value-type="float" office:value="0.0502059897735573" calcext:value-type="float">
            <text:p/>
          </table:table-cell>
          <table:table-cell table:formula="of:=[.F75]/([.A75]*[.A75])" office:value-type="float" office:value="0.0524826515704894" calcext:value-type="float">
            <text:p/>
          </table:table-cell>
          <table:table-cell table:formula="of:=[.G75]/([.A75]*[.A75])" office:value-type="float" office:value="0.0512556001947894" calcext:value-type="float">
            <text:p/>
          </table:table-cell>
          <table:table-cell table:formula="of:=[.H75]/[.A75]" office:value-type="float" office:value="0.000678459321264289" calcext:value-type="float">
            <text:p/>
          </table:table-cell>
          <table:table-cell table:formula="of:=[.I75]/[.A75]" office:value-type="float" office:value="0.00070922502122283" calcext:value-type="float">
            <text:p/>
          </table:table-cell>
          <table:table-cell table:formula="of:=[.J75]/[.A75]" office:value-type="float" office:value="0.000692643245875532" calcext:value-type="float">
            <text:p/>
          </table:table-cell>
        </table:table-row>
        <table:table-row table:style-name="ro1">
          <table:table-cell office:value-type="float" office:value="75" calcext:value-type="float">
            <text:p>75</text:p>
          </table:table-cell>
          <table:table-cell office:value-type="float" office:value="293.312" calcext:value-type="float">
            <text:p>293.312</text:p>
          </table:table-cell>
          <table:table-cell office:value-type="float" office:value="288.569" calcext:value-type="float">
            <text:p>288.569</text:p>
          </table:table-cell>
          <table:table-cell office:value-type="float" office:value="293.36" calcext:value-type="float">
            <text:p>293.36</text:p>
          </table:table-cell>
          <table:table-cell table:formula="of:=MIN([.B76:.D76])" office:value-type="float" office:value="288.569" calcext:value-type="float">
            <text:p/>
          </table:table-cell>
          <table:table-cell table:formula="of:=MAX([.B76:.D76])" office:value-type="float" office:value="293.36" calcext:value-type="float">
            <text:p/>
          </table:table-cell>
          <table:table-cell table:formula="of:=AVERAGE([.B76:.D76])" office:value-type="float" office:value="291.747" calcext:value-type="float">
            <text:p/>
          </table:table-cell>
          <table:table-cell table:formula="of:=[.E76]/([.A76]*[.A76])" office:value-type="float" office:value="0.0513011555555556" calcext:value-type="float">
            <text:p/>
          </table:table-cell>
          <table:table-cell table:formula="of:=[.F76]/([.A76]*[.A76])" office:value-type="float" office:value="0.0521528888888889" calcext:value-type="float">
            <text:p/>
          </table:table-cell>
          <table:table-cell table:formula="of:=[.G76]/([.A76]*[.A76])" office:value-type="float" office:value="0.0518661333333333" calcext:value-type="float">
            <text:p/>
          </table:table-cell>
          <table:table-cell table:formula="of:=[.H76]/[.A76]" office:value-type="float" office:value="0.000684015407407407" calcext:value-type="float">
            <text:p/>
          </table:table-cell>
          <table:table-cell table:formula="of:=[.I76]/[.A76]" office:value-type="float" office:value="0.000695371851851852" calcext:value-type="float">
            <text:p/>
          </table:table-cell>
          <table:table-cell table:formula="of:=[.J76]/[.A76]" office:value-type="float" office:value="0.000691548444444445" calcext:value-type="float">
            <text:p/>
          </table:table-cell>
        </table:table-row>
        <table:table-row table:style-name="ro1">
          <table:table-cell office:value-type="float" office:value="76" calcext:value-type="float">
            <text:p>76</text:p>
          </table:table-cell>
          <table:table-cell office:value-type="float" office:value="300.446" calcext:value-type="float">
            <text:p>300.446</text:p>
          </table:table-cell>
          <table:table-cell office:value-type="float" office:value="296.749" calcext:value-type="float">
            <text:p>296.749</text:p>
          </table:table-cell>
          <table:table-cell office:value-type="float" office:value="298.973" calcext:value-type="float">
            <text:p>298.973</text:p>
          </table:table-cell>
          <table:table-cell table:formula="of:=MIN([.B77:.D77])" office:value-type="float" office:value="296.749" calcext:value-type="float">
            <text:p/>
          </table:table-cell>
          <table:table-cell table:formula="of:=MAX([.B77:.D77])" office:value-type="float" office:value="300.446" calcext:value-type="float">
            <text:p/>
          </table:table-cell>
          <table:table-cell table:formula="of:=AVERAGE([.B77:.D77])" office:value-type="float" office:value="298.722666666667" calcext:value-type="float">
            <text:p/>
          </table:table-cell>
          <table:table-cell table:formula="of:=[.E77]/([.A77]*[.A77])" office:value-type="float" office:value="0.0513762119113573" calcext:value-type="float">
            <text:p/>
          </table:table-cell>
          <table:table-cell table:formula="of:=[.F77]/([.A77]*[.A77])" office:value-type="float" office:value="0.0520162742382272" calcext:value-type="float">
            <text:p/>
          </table:table-cell>
          <table:table-cell table:formula="of:=[.G77]/([.A77]*[.A77])" office:value-type="float" office:value="0.0517179132040628" calcext:value-type="float">
            <text:p/>
          </table:table-cell>
          <table:table-cell table:formula="of:=[.H77]/[.A77]" office:value-type="float" office:value="0.000676002788307333" calcext:value-type="float">
            <text:p/>
          </table:table-cell>
          <table:table-cell table:formula="of:=[.I77]/[.A77]" office:value-type="float" office:value="0.000684424661029305" calcext:value-type="float">
            <text:p/>
          </table:table-cell>
          <table:table-cell table:formula="of:=[.J77]/[.A77]" office:value-type="float" office:value="0.000680498857948195" calcext:value-type="float">
            <text:p/>
          </table:table-cell>
        </table:table-row>
        <table:table-row table:style-name="ro1">
          <table:table-cell office:value-type="float" office:value="77" calcext:value-type="float">
            <text:p>77</text:p>
          </table:table-cell>
          <table:table-cell office:value-type="float" office:value="313.353" calcext:value-type="float">
            <text:p>313.353</text:p>
          </table:table-cell>
          <table:table-cell office:value-type="float" office:value="310.437" calcext:value-type="float">
            <text:p>310.437</text:p>
          </table:table-cell>
          <table:table-cell office:value-type="float" office:value="317.69" calcext:value-type="float">
            <text:p>317.69</text:p>
          </table:table-cell>
          <table:table-cell table:formula="of:=MIN([.B78:.D78])" office:value-type="float" office:value="310.437" calcext:value-type="float">
            <text:p/>
          </table:table-cell>
          <table:table-cell table:formula="of:=MAX([.B78:.D78])" office:value-type="float" office:value="317.69" calcext:value-type="float">
            <text:p/>
          </table:table-cell>
          <table:table-cell table:formula="of:=AVERAGE([.B78:.D78])" office:value-type="float" office:value="313.826666666667" calcext:value-type="float">
            <text:p/>
          </table:table-cell>
          <table:table-cell table:formula="of:=[.E78]/([.A78]*[.A78])" office:value-type="float" office:value="0.0523590824759656" calcext:value-type="float">
            <text:p/>
          </table:table-cell>
          <table:table-cell table:formula="of:=[.F78]/([.A78]*[.A78])" office:value-type="float" office:value="0.0535823916343397" calcext:value-type="float">
            <text:p/>
          </table:table-cell>
          <table:table-cell table:formula="of:=[.G78]/([.A78]*[.A78])" office:value-type="float" office:value="0.0529307921515714" calcext:value-type="float">
            <text:p/>
          </table:table-cell>
          <table:table-cell table:formula="of:=[.H78]/[.A78]" office:value-type="float" office:value="0.000679988084103449" calcext:value-type="float">
            <text:p/>
          </table:table-cell>
          <table:table-cell table:formula="of:=[.I78]/[.A78]" office:value-type="float" office:value="0.000695875216030386" calcext:value-type="float">
            <text:p/>
          </table:table-cell>
          <table:table-cell table:formula="of:=[.J78]/[.A78]" office:value-type="float" office:value="0.000687412885085342" calcext:value-type="float">
            <text:p/>
          </table:table-cell>
        </table:table-row>
        <table:table-row table:style-name="ro1">
          <table:table-cell office:value-type="float" office:value="78" calcext:value-type="float">
            <text:p>78</text:p>
          </table:table-cell>
          <table:table-cell office:value-type="float" office:value="327.217" calcext:value-type="float">
            <text:p>327.217</text:p>
          </table:table-cell>
          <table:table-cell office:value-type="float" office:value="323.614" calcext:value-type="float">
            <text:p>323.614</text:p>
          </table:table-cell>
          <table:table-cell office:value-type="float" office:value="334.306" calcext:value-type="float">
            <text:p>334.306</text:p>
          </table:table-cell>
          <table:table-cell table:formula="of:=MIN([.B79:.D79])" office:value-type="float" office:value="323.614" calcext:value-type="float">
            <text:p/>
          </table:table-cell>
          <table:table-cell table:formula="of:=MAX([.B79:.D79])" office:value-type="float" office:value="334.306" calcext:value-type="float">
            <text:p/>
          </table:table-cell>
          <table:table-cell table:formula="of:=AVERAGE([.B79:.D79])" office:value-type="float" office:value="328.379" calcext:value-type="float">
            <text:p/>
          </table:table-cell>
          <table:table-cell table:formula="of:=[.E79]/([.A79]*[.A79])" office:value-type="float" office:value="0.0531909927679158" calcext:value-type="float">
            <text:p/>
          </table:table-cell>
          <table:table-cell table:formula="of:=[.F79]/([.A79]*[.A79])" office:value-type="float" office:value="0.05494838921762" calcext:value-type="float">
            <text:p/>
          </table:table-cell>
          <table:table-cell table:formula="of:=[.G79]/([.A79]*[.A79])" office:value-type="float" office:value="0.05397419460881" calcext:value-type="float">
            <text:p/>
          </table:table-cell>
          <table:table-cell table:formula="of:=[.H79]/[.A79]" office:value-type="float" office:value="0.00068193580471687" calcext:value-type="float">
            <text:p/>
          </table:table-cell>
          <table:table-cell table:formula="of:=[.I79]/[.A79]" office:value-type="float" office:value="0.000704466528431025" calcext:value-type="float">
            <text:p/>
          </table:table-cell>
          <table:table-cell table:formula="of:=[.J79]/[.A79]" office:value-type="float" office:value="0.000691976853959102" calcext:value-type="float">
            <text:p/>
          </table:table-cell>
        </table:table-row>
        <table:table-row table:style-name="ro1">
          <table:table-cell office:value-type="float" office:value="79" calcext:value-type="float">
            <text:p>79</text:p>
          </table:table-cell>
          <table:table-cell office:value-type="float" office:value="337.606" calcext:value-type="float">
            <text:p>337.606</text:p>
          </table:table-cell>
          <table:table-cell office:value-type="float" office:value="334.458" calcext:value-type="float">
            <text:p>334.458</text:p>
          </table:table-cell>
          <table:table-cell office:value-type="float" office:value="335.824" calcext:value-type="float">
            <text:p>335.824</text:p>
          </table:table-cell>
          <table:table-cell table:formula="of:=MIN([.B80:.D80])" office:value-type="float" office:value="334.458" calcext:value-type="float">
            <text:p/>
          </table:table-cell>
          <table:table-cell table:formula="of:=MAX([.B80:.D80])" office:value-type="float" office:value="337.606" calcext:value-type="float">
            <text:p/>
          </table:table-cell>
          <table:table-cell table:formula="of:=AVERAGE([.B80:.D80])" office:value-type="float" office:value="335.962666666667" calcext:value-type="float">
            <text:p/>
          </table:table-cell>
          <table:table-cell table:formula="of:=[.E80]/([.A80]*[.A80])" office:value-type="float" office:value="0.0535904502483576" calcext:value-type="float">
            <text:p/>
          </table:table-cell>
          <table:table-cell table:formula="of:=[.F80]/([.A80]*[.A80])" office:value-type="float" office:value="0.0540948565934946" calcext:value-type="float">
            <text:p/>
          </table:table-cell>
          <table:table-cell table:formula="of:=[.G80]/([.A80]*[.A80])" office:value-type="float" office:value="0.0538315440901565" calcext:value-type="float">
            <text:p/>
          </table:table-cell>
          <table:table-cell table:formula="of:=[.H80]/[.A80]" office:value-type="float" office:value="0.000678360129726046" calcext:value-type="float">
            <text:p/>
          </table:table-cell>
          <table:table-cell table:formula="of:=[.I80]/[.A80]" office:value-type="float" office:value="0.000684745020170818" calcext:value-type="float">
            <text:p/>
          </table:table-cell>
          <table:table-cell table:formula="of:=[.J80]/[.A80]" office:value-type="float" office:value="0.00068141195050831" calcext:value-type="float">
            <text:p/>
          </table:table-cell>
        </table:table-row>
        <table:table-row table:style-name="ro1">
          <table:table-cell office:value-type="float" office:value="80" calcext:value-type="float">
            <text:p>80</text:p>
          </table:table-cell>
          <table:table-cell office:value-type="float" office:value="349.123" calcext:value-type="float">
            <text:p>349.123</text:p>
          </table:table-cell>
          <table:table-cell office:value-type="float" office:value="346.198" calcext:value-type="float">
            <text:p>346.198</text:p>
          </table:table-cell>
          <table:table-cell office:value-type="float" office:value="349.002" calcext:value-type="float">
            <text:p>349.002</text:p>
          </table:table-cell>
          <table:table-cell table:formula="of:=MIN([.B81:.D81])" office:value-type="float" office:value="346.198" calcext:value-type="float">
            <text:p/>
          </table:table-cell>
          <table:table-cell table:formula="of:=MAX([.B81:.D81])" office:value-type="float" office:value="349.123" calcext:value-type="float">
            <text:p/>
          </table:table-cell>
          <table:table-cell table:formula="of:=AVERAGE([.B81:.D81])" office:value-type="float" office:value="348.107666666667" calcext:value-type="float">
            <text:p/>
          </table:table-cell>
          <table:table-cell table:formula="of:=[.E81]/([.A81]*[.A81])" office:value-type="float" office:value="0.0540934375" calcext:value-type="float">
            <text:p/>
          </table:table-cell>
          <table:table-cell table:formula="of:=[.F81]/([.A81]*[.A81])" office:value-type="float" office:value="0.05455046875" calcext:value-type="float">
            <text:p/>
          </table:table-cell>
          <table:table-cell table:formula="of:=[.G81]/([.A81]*[.A81])" office:value-type="float" office:value="0.0543918229166667" calcext:value-type="float">
            <text:p/>
          </table:table-cell>
          <table:table-cell table:formula="of:=[.H81]/[.A81]" office:value-type="float" office:value="0.00067616796875" calcext:value-type="float">
            <text:p/>
          </table:table-cell>
          <table:table-cell table:formula="of:=[.I81]/[.A81]" office:value-type="float" office:value="0.000681880859375" calcext:value-type="float">
            <text:p/>
          </table:table-cell>
          <table:table-cell table:formula="of:=[.J81]/[.A81]" office:value-type="float" office:value="0.000679897786458333" calcext:value-type="float">
            <text:p/>
          </table:table-cell>
        </table:table-row>
        <table:table-row table:style-name="ro1">
          <table:table-cell office:value-type="float" office:value="81" calcext:value-type="float">
            <text:p>81</text:p>
          </table:table-cell>
          <table:table-cell office:value-type="float" office:value="363.506" calcext:value-type="float">
            <text:p>363.506</text:p>
          </table:table-cell>
          <table:table-cell office:value-type="float" office:value="359.689" calcext:value-type="float">
            <text:p>359.689</text:p>
          </table:table-cell>
          <table:table-cell office:value-type="float" office:value="365.631" calcext:value-type="float">
            <text:p>365.631</text:p>
          </table:table-cell>
          <table:table-cell table:formula="of:=MIN([.B82:.D82])" office:value-type="float" office:value="359.689" calcext:value-type="float">
            <text:p/>
          </table:table-cell>
          <table:table-cell table:formula="of:=MAX([.B82:.D82])" office:value-type="float" office:value="365.631" calcext:value-type="float">
            <text:p/>
          </table:table-cell>
          <table:table-cell table:formula="of:=AVERAGE([.B82:.D82])" office:value-type="float" office:value="362.942" calcext:value-type="float">
            <text:p/>
          </table:table-cell>
          <table:table-cell table:formula="of:=[.E82]/([.A82]*[.A82])" office:value-type="float" office:value="0.0548222831885383" calcext:value-type="float">
            <text:p/>
          </table:table-cell>
          <table:table-cell table:formula="of:=[.F82]/([.A82]*[.A82])" office:value-type="float" office:value="0.0557279378143576" calcext:value-type="float">
            <text:p/>
          </table:table-cell>
          <table:table-cell table:formula="of:=[.G82]/([.A82]*[.A82])" office:value-type="float" office:value="0.0553180917543058" calcext:value-type="float">
            <text:p/>
          </table:table-cell>
          <table:table-cell table:formula="of:=[.H82]/[.A82]" office:value-type="float" office:value="0.000676818310969609" calcext:value-type="float">
            <text:p/>
          </table:table-cell>
          <table:table-cell table:formula="of:=[.I82]/[.A82]" office:value-type="float" office:value="0.000687999232276019" calcext:value-type="float">
            <text:p/>
          </table:table-cell>
          <table:table-cell table:formula="of:=[.J82]/[.A82]" office:value-type="float" office:value="0.000682939404374145" calcext:value-type="float">
            <text:p/>
          </table:table-cell>
        </table:table-row>
        <table:table-row table:style-name="ro1">
          <table:table-cell office:value-type="float" office:value="82" calcext:value-type="float">
            <text:p>82</text:p>
          </table:table-cell>
          <table:table-cell office:value-type="float" office:value="379.244" calcext:value-type="float">
            <text:p>379.244</text:p>
          </table:table-cell>
          <table:table-cell office:value-type="float" office:value="375.76" calcext:value-type="float">
            <text:p>375.76</text:p>
          </table:table-cell>
          <table:table-cell office:value-type="float" office:value="377.189" calcext:value-type="float">
            <text:p>377.189</text:p>
          </table:table-cell>
          <table:table-cell table:formula="of:=MIN([.B83:.D83])" office:value-type="float" office:value="375.76" calcext:value-type="float">
            <text:p/>
          </table:table-cell>
          <table:table-cell table:formula="of:=MAX([.B83:.D83])" office:value-type="float" office:value="379.244" calcext:value-type="float">
            <text:p/>
          </table:table-cell>
          <table:table-cell table:formula="of:=AVERAGE([.B83:.D83])" office:value-type="float" office:value="377.397666666667" calcext:value-type="float">
            <text:p/>
          </table:table-cell>
          <table:table-cell table:formula="of:=[.E83]/([.A83]*[.A83])" office:value-type="float" office:value="0.0558834027364664" calcext:value-type="float">
            <text:p/>
          </table:table-cell>
          <table:table-cell table:formula="of:=[.F83]/([.A83]*[.A83])" office:value-type="float" office:value="0.0564015466983938" calcext:value-type="float">
            <text:p/>
          </table:table-cell>
          <table:table-cell table:formula="of:=[.G83]/([.A83]*[.A83])" office:value-type="float" office:value="0.0561269581598255" calcext:value-type="float">
            <text:p/>
          </table:table-cell>
          <table:table-cell table:formula="of:=[.H83]/[.A83]" office:value-type="float" office:value="0.000681504911420322" calcext:value-type="float">
            <text:p/>
          </table:table-cell>
          <table:table-cell table:formula="of:=[.I83]/[.A83]" office:value-type="float" office:value="0.000687823740224315" calcext:value-type="float">
            <text:p/>
          </table:table-cell>
          <table:table-cell table:formula="of:=[.J83]/[.A83]" office:value-type="float" office:value="0.000684475099510067" calcext:value-type="float">
            <text:p/>
          </table:table-cell>
        </table:table-row>
        <table:table-row table:style-name="ro1">
          <table:table-cell office:value-type="float" office:value="83" calcext:value-type="float">
            <text:p>83</text:p>
          </table:table-cell>
          <table:table-cell office:value-type="float" office:value="390.316" calcext:value-type="float">
            <text:p>390.316</text:p>
          </table:table-cell>
          <table:table-cell office:value-type="float" office:value="386.067" calcext:value-type="float">
            <text:p>386.067</text:p>
          </table:table-cell>
          <table:table-cell office:value-type="float" office:value="392.5" calcext:value-type="float">
            <text:p>392.5</text:p>
          </table:table-cell>
          <table:table-cell table:formula="of:=MIN([.B84:.D84])" office:value-type="float" office:value="386.067" calcext:value-type="float">
            <text:p/>
          </table:table-cell>
          <table:table-cell table:formula="of:=MAX([.B84:.D84])" office:value-type="float" office:value="392.5" calcext:value-type="float">
            <text:p/>
          </table:table-cell>
          <table:table-cell table:formula="of:=AVERAGE([.B84:.D84])" office:value-type="float" office:value="389.627666666667" calcext:value-type="float">
            <text:p/>
          </table:table-cell>
          <table:table-cell table:formula="of:=[.E84]/([.A84]*[.A84])" office:value-type="float" office:value="0.0560410799825809" calcext:value-type="float">
            <text:p/>
          </table:table-cell>
          <table:table-cell table:formula="of:=[.F84]/([.A84]*[.A84])" office:value-type="float" office:value="0.0569748875018145" calcext:value-type="float">
            <text:p/>
          </table:table-cell>
          <table:table-cell table:formula="of:=[.G84]/([.A84]*[.A84])" office:value-type="float" office:value="0.0565579426138288" calcext:value-type="float">
            <text:p/>
          </table:table-cell>
          <table:table-cell table:formula="of:=[.H84]/[.A84]" office:value-type="float" office:value="0.000675193734729891" calcext:value-type="float">
            <text:p/>
          </table:table-cell>
          <table:table-cell table:formula="of:=[.I84]/[.A84]" office:value-type="float" office:value="0.000686444427732705" calcext:value-type="float">
            <text:p/>
          </table:table-cell>
          <table:table-cell table:formula="of:=[.J84]/[.A84]" office:value-type="float" office:value="0.000681420995347335" calcext:value-type="float">
            <text:p/>
          </table:table-cell>
        </table:table-row>
        <table:table-row table:style-name="ro1">
          <table:table-cell office:value-type="float" office:value="84" calcext:value-type="float">
            <text:p>84</text:p>
          </table:table-cell>
          <table:table-cell office:value-type="float" office:value="449.755" calcext:value-type="float">
            <text:p>449.755</text:p>
          </table:table-cell>
          <table:table-cell office:value-type="float" office:value="405.979" calcext:value-type="float">
            <text:p>405.979</text:p>
          </table:table-cell>
          <table:table-cell office:value-type="float" office:value="413.91" calcext:value-type="float">
            <text:p>413.91</text:p>
          </table:table-cell>
          <table:table-cell table:formula="of:=MIN([.B85:.D85])" office:value-type="float" office:value="405.979" calcext:value-type="float">
            <text:p/>
          </table:table-cell>
          <table:table-cell table:formula="of:=MAX([.B85:.D85])" office:value-type="float" office:value="449.755" calcext:value-type="float">
            <text:p/>
          </table:table-cell>
          <table:table-cell table:formula="of:=AVERAGE([.B85:.D85])" office:value-type="float" office:value="423.214666666667" calcext:value-type="float">
            <text:p/>
          </table:table-cell>
          <table:table-cell table:formula="of:=[.E85]/([.A85]*[.A85])" office:value-type="float" office:value="0.0575367063492063" calcext:value-type="float">
            <text:p/>
          </table:table-cell>
          <table:table-cell table:formula="of:=[.F85]/([.A85]*[.A85])" office:value-type="float" office:value="0.0637407879818594" calcext:value-type="float">
            <text:p/>
          </table:table-cell>
          <table:table-cell table:formula="of:=[.G85]/([.A85]*[.A85])" office:value-type="float" office:value="0.05997940287226" calcext:value-type="float">
            <text:p/>
          </table:table-cell>
          <table:table-cell table:formula="of:=[.H85]/[.A85]" office:value-type="float" office:value="0.000684960789871504" calcext:value-type="float">
            <text:p/>
          </table:table-cell>
          <table:table-cell table:formula="of:=[.I85]/[.A85]" office:value-type="float" office:value="0.000758818904545945" calcext:value-type="float">
            <text:p/>
          </table:table-cell>
          <table:table-cell table:formula="of:=[.J85]/[.A85]" office:value-type="float" office:value="0.000714040510384048" calcext:value-type="float">
            <text:p/>
          </table:table-cell>
        </table:table-row>
        <table:table-row table:style-name="ro1">
          <table:table-cell office:value-type="float" office:value="85" calcext:value-type="float">
            <text:p>85</text:p>
          </table:table-cell>
          <table:table-cell office:value-type="float" office:value="428.179" calcext:value-type="float">
            <text:p>428.179</text:p>
          </table:table-cell>
          <table:table-cell office:value-type="float" office:value="415.714" calcext:value-type="float">
            <text:p>415.714</text:p>
          </table:table-cell>
          <table:table-cell office:value-type="float" office:value="429.26" calcext:value-type="float">
            <text:p>429.26</text:p>
          </table:table-cell>
          <table:table-cell table:formula="of:=MIN([.B86:.D86])" office:value-type="float" office:value="415.714" calcext:value-type="float">
            <text:p/>
          </table:table-cell>
          <table:table-cell table:formula="of:=MAX([.B86:.D86])" office:value-type="float" office:value="429.26" calcext:value-type="float">
            <text:p/>
          </table:table-cell>
          <table:table-cell table:formula="of:=AVERAGE([.B86:.D86])" office:value-type="float" office:value="424.384333333333" calcext:value-type="float">
            <text:p/>
          </table:table-cell>
          <table:table-cell table:formula="of:=[.E86]/([.A86]*[.A86])" office:value-type="float" office:value="0.0575382698961938" calcext:value-type="float">
            <text:p/>
          </table:table-cell>
          <table:table-cell table:formula="of:=[.F86]/([.A86]*[.A86])" office:value-type="float" office:value="0.0594131487889273" calcext:value-type="float">
            <text:p/>
          </table:table-cell>
          <table:table-cell table:formula="of:=[.G86]/([.A86]*[.A86])" office:value-type="float" office:value="0.0587383160322953" calcext:value-type="float">
            <text:p/>
          </table:table-cell>
          <table:table-cell table:formula="of:=[.H86]/[.A86]" office:value-type="float" office:value="0.000676920822308162" calcext:value-type="float">
            <text:p/>
          </table:table-cell>
          <table:table-cell table:formula="of:=[.I86]/[.A86]" office:value-type="float" office:value="0.000698978221046204" calcext:value-type="float">
            <text:p/>
          </table:table-cell>
          <table:table-cell table:formula="of:=[.J86]/[.A86]" office:value-type="float" office:value="0.00069103901214465" calcext:value-type="float">
            <text:p/>
          </table:table-cell>
        </table:table-row>
        <table:table-row table:style-name="ro1">
          <table:table-cell office:value-type="float" office:value="86" calcext:value-type="float">
            <text:p>86</text:p>
          </table:table-cell>
          <table:table-cell office:value-type="float" office:value="437.187" calcext:value-type="float">
            <text:p>437.187</text:p>
          </table:table-cell>
          <table:table-cell office:value-type="float" office:value="434.822" calcext:value-type="float">
            <text:p>434.822</text:p>
          </table:table-cell>
          <table:table-cell office:value-type="float" office:value="435.581" calcext:value-type="float">
            <text:p>435.581</text:p>
          </table:table-cell>
          <table:table-cell table:formula="of:=MIN([.B87:.D87])" office:value-type="float" office:value="434.822" calcext:value-type="float">
            <text:p/>
          </table:table-cell>
          <table:table-cell table:formula="of:=MAX([.B87:.D87])" office:value-type="float" office:value="437.187" calcext:value-type="float">
            <text:p/>
          </table:table-cell>
          <table:table-cell table:formula="of:=AVERAGE([.B87:.D87])" office:value-type="float" office:value="435.863333333333" calcext:value-type="float">
            <text:p/>
          </table:table-cell>
          <table:table-cell table:formula="of:=[.E87]/([.A87]*[.A87])" office:value-type="float" office:value="0.0587915089237426" calcext:value-type="float">
            <text:p/>
          </table:table-cell>
          <table:table-cell table:formula="of:=[.F87]/([.A87]*[.A87])" office:value-type="float" office:value="0.059111276365603" calcext:value-type="float">
            <text:p/>
          </table:table-cell>
          <table:table-cell table:formula="of:=[.G87]/([.A87]*[.A87])" office:value-type="float" office:value="0.0589323057508563" calcext:value-type="float">
            <text:p/>
          </table:table-cell>
          <table:table-cell table:formula="of:=[.H87]/[.A87]" office:value-type="float" office:value="0.000683622196787704" calcext:value-type="float">
            <text:p/>
          </table:table-cell>
          <table:table-cell table:formula="of:=[.I87]/[.A87]" office:value-type="float" office:value="0.000687340422855849" calcext:value-type="float">
            <text:p/>
          </table:table-cell>
          <table:table-cell table:formula="of:=[.J87]/[.A87]" office:value-type="float" office:value="0.000685259369196004" calcext:value-type="float">
            <text:p/>
          </table:table-cell>
        </table:table-row>
        <table:table-row table:style-name="ro1">
          <table:table-cell office:value-type="float" office:value="87" calcext:value-type="float">
            <text:p>87</text:p>
          </table:table-cell>
          <table:table-cell office:value-type="float" office:value="451.518" calcext:value-type="float">
            <text:p>451.518</text:p>
          </table:table-cell>
          <table:table-cell office:value-type="float" office:value="448.073" calcext:value-type="float">
            <text:p>448.073</text:p>
          </table:table-cell>
          <table:table-cell office:value-type="float" office:value="454.479" calcext:value-type="float">
            <text:p>454.479</text:p>
          </table:table-cell>
          <table:table-cell table:formula="of:=MIN([.B88:.D88])" office:value-type="float" office:value="448.073" calcext:value-type="float">
            <text:p/>
          </table:table-cell>
          <table:table-cell table:formula="of:=MAX([.B88:.D88])" office:value-type="float" office:value="454.479" calcext:value-type="float">
            <text:p/>
          </table:table-cell>
          <table:table-cell table:formula="of:=AVERAGE([.B88:.D88])" office:value-type="float" office:value="451.356666666667" calcext:value-type="float">
            <text:p/>
          </table:table-cell>
          <table:table-cell table:formula="of:=[.E88]/([.A88]*[.A88])" office:value-type="float" office:value="0.0591984410093804" calcext:value-type="float">
            <text:p/>
          </table:table-cell>
          <table:table-cell table:formula="of:=[.F88]/([.A88]*[.A88])" office:value-type="float" office:value="0.0600447879508522" calcext:value-type="float">
            <text:p/>
          </table:table-cell>
          <table:table-cell table:formula="of:=[.G88]/([.A88]*[.A88])" office:value-type="float" office:value="0.059632271986612" calcext:value-type="float">
            <text:p/>
          </table:table-cell>
          <table:table-cell table:formula="of:=[.H88]/[.A88]" office:value-type="float" office:value="0.000680441850682533" calcext:value-type="float">
            <text:p/>
          </table:table-cell>
          <table:table-cell table:formula="of:=[.I88]/[.A88]" office:value-type="float" office:value="0.000690169976446577" calcext:value-type="float">
            <text:p/>
          </table:table-cell>
          <table:table-cell table:formula="of:=[.J88]/[.A88]" office:value-type="float" office:value="0.000685428413639219" calcext:value-type="float">
            <text:p/>
          </table:table-cell>
        </table:table-row>
        <table:table-row table:style-name="ro1">
          <table:table-cell office:value-type="float" office:value="88" calcext:value-type="float">
            <text:p>88</text:p>
          </table:table-cell>
          <table:table-cell office:value-type="float" office:value="467.048" calcext:value-type="float">
            <text:p>467.048</text:p>
          </table:table-cell>
          <table:table-cell office:value-type="float" office:value="461.748" calcext:value-type="float">
            <text:p>461.748</text:p>
          </table:table-cell>
          <table:table-cell office:value-type="float" office:value="471.56" calcext:value-type="float">
            <text:p>471.56</text:p>
          </table:table-cell>
          <table:table-cell table:formula="of:=MIN([.B89:.D89])" office:value-type="float" office:value="461.748" calcext:value-type="float">
            <text:p/>
          </table:table-cell>
          <table:table-cell table:formula="of:=MAX([.B89:.D89])" office:value-type="float" office:value="471.56" calcext:value-type="float">
            <text:p/>
          </table:table-cell>
          <table:table-cell table:formula="of:=AVERAGE([.B89:.D89])" office:value-type="float" office:value="466.785333333333" calcext:value-type="float">
            <text:p/>
          </table:table-cell>
          <table:table-cell table:formula="of:=[.E89]/([.A89]*[.A89])" office:value-type="float" office:value="0.0596265495867769" calcext:value-type="float">
            <text:p/>
          </table:table-cell>
          <table:table-cell table:formula="of:=[.F89]/([.A89]*[.A89])" office:value-type="float" office:value="0.0608935950413223" calcext:value-type="float">
            <text:p/>
          </table:table-cell>
          <table:table-cell table:formula="of:=[.G89]/([.A89]*[.A89])" office:value-type="float" office:value="0.0602770316804408" calcext:value-type="float">
            <text:p/>
          </table:table-cell>
          <table:table-cell table:formula="of:=[.H89]/[.A89]" office:value-type="float" office:value="0.000677574427122464" calcext:value-type="float">
            <text:p/>
          </table:table-cell>
          <table:table-cell table:formula="of:=[.I89]/[.A89]" office:value-type="float" office:value="0.000691972670924117" calcext:value-type="float">
            <text:p/>
          </table:table-cell>
          <table:table-cell table:formula="of:=[.J89]/[.A89]" office:value-type="float" office:value="0.000684966269095918" calcext:value-type="float">
            <text:p/>
          </table:table-cell>
        </table:table-row>
        <table:table-row table:style-name="ro1">
          <table:table-cell office:value-type="float" office:value="89" calcext:value-type="float">
            <text:p>89</text:p>
          </table:table-cell>
          <table:table-cell office:value-type="float" office:value="482.11" calcext:value-type="float">
            <text:p>482.11</text:p>
          </table:table-cell>
          <table:table-cell office:value-type="float" office:value="477.399" calcext:value-type="float">
            <text:p>477.399</text:p>
          </table:table-cell>
          <table:table-cell office:value-type="float" office:value="478.608" calcext:value-type="float">
            <text:p>478.608</text:p>
          </table:table-cell>
          <table:table-cell table:formula="of:=MIN([.B90:.D90])" office:value-type="float" office:value="477.399" calcext:value-type="float">
            <text:p/>
          </table:table-cell>
          <table:table-cell table:formula="of:=MAX([.B90:.D90])" office:value-type="float" office:value="482.11" calcext:value-type="float">
            <text:p/>
          </table:table-cell>
          <table:table-cell table:formula="of:=AVERAGE([.B90:.D90])" office:value-type="float" office:value="479.372333333333" calcext:value-type="float">
            <text:p/>
          </table:table-cell>
          <table:table-cell table:formula="of:=[.E90]/([.A90]*[.A90])" office:value-type="float" office:value="0.0602700416614064" calcext:value-type="float">
            <text:p/>
          </table:table-cell>
          <table:table-cell table:formula="of:=[.F90]/([.A90]*[.A90])" office:value-type="float" office:value="0.0608647897992678" calcext:value-type="float">
            <text:p/>
          </table:table-cell>
          <table:table-cell table:formula="of:=[.G90]/([.A90]*[.A90])" office:value-type="float" office:value="0.0605191684551614" calcext:value-type="float">
            <text:p/>
          </table:table-cell>
          <table:table-cell table:formula="of:=[.H90]/[.A90]" office:value-type="float" office:value="0.000677191479341645" calcext:value-type="float">
            <text:p/>
          </table:table-cell>
          <table:table-cell table:formula="of:=[.I90]/[.A90]" office:value-type="float" office:value="0.000683874042688402" calcext:value-type="float">
            <text:p/>
          </table:table-cell>
          <table:table-cell table:formula="of:=[.J90]/[.A90]" office:value-type="float" office:value="0.000679990656799566" calcext:value-type="float">
            <text:p/>
          </table:table-cell>
        </table:table-row>
        <table:table-row table:style-name="ro1">
          <table:table-cell office:value-type="float" office:value="90" calcext:value-type="float">
            <text:p>90</text:p>
          </table:table-cell>
          <table:table-cell office:value-type="float" office:value="501.349" calcext:value-type="float">
            <text:p>501.349</text:p>
          </table:table-cell>
          <table:table-cell office:value-type="float" office:value="495.043" calcext:value-type="float">
            <text:p>495.043</text:p>
          </table:table-cell>
          <table:table-cell office:value-type="float" office:value="498.707" calcext:value-type="float">
            <text:p>498.707</text:p>
          </table:table-cell>
          <table:table-cell table:formula="of:=MIN([.B91:.D91])" office:value-type="float" office:value="495.043" calcext:value-type="float">
            <text:p/>
          </table:table-cell>
          <table:table-cell table:formula="of:=MAX([.B91:.D91])" office:value-type="float" office:value="501.349" calcext:value-type="float">
            <text:p/>
          </table:table-cell>
          <table:table-cell table:formula="of:=AVERAGE([.B91:.D91])" office:value-type="float" office:value="498.366333333333" calcext:value-type="float">
            <text:p/>
          </table:table-cell>
          <table:table-cell table:formula="of:=[.E91]/([.A91]*[.A91])" office:value-type="float" office:value="0.0611164197530864" calcext:value-type="float">
            <text:p/>
          </table:table-cell>
          <table:table-cell table:formula="of:=[.F91]/([.A91]*[.A91])" office:value-type="float" office:value="0.0618949382716049" calcext:value-type="float">
            <text:p/>
          </table:table-cell>
          <table:table-cell table:formula="of:=[.G91]/([.A91]*[.A91])" office:value-type="float" office:value="0.06152670781893" calcext:value-type="float">
            <text:p/>
          </table:table-cell>
          <table:table-cell table:formula="of:=[.H91]/[.A91]" office:value-type="float" office:value="0.000679071330589849" calcext:value-type="float">
            <text:p/>
          </table:table-cell>
          <table:table-cell table:formula="of:=[.I91]/[.A91]" office:value-type="float" office:value="0.000687721536351166" calcext:value-type="float">
            <text:p/>
          </table:table-cell>
          <table:table-cell table:formula="of:=[.J91]/[.A91]" office:value-type="float" office:value="0.000683630086877" calcext:value-type="float">
            <text:p/>
          </table:table-cell>
        </table:table-row>
        <table:table-row table:style-name="ro1">
          <table:table-cell office:value-type="float" office:value="91" calcext:value-type="float">
            <text:p>91</text:p>
          </table:table-cell>
          <table:table-cell office:value-type="float" office:value="560.711" calcext:value-type="float">
            <text:p>560.711</text:p>
          </table:table-cell>
          <table:table-cell office:value-type="float" office:value="512.031" calcext:value-type="float">
            <text:p>512.031</text:p>
          </table:table-cell>
          <table:table-cell office:value-type="float" office:value="518.925" calcext:value-type="float">
            <text:p>518.925</text:p>
          </table:table-cell>
          <table:table-cell table:formula="of:=MIN([.B92:.D92])" office:value-type="float" office:value="512.031" calcext:value-type="float">
            <text:p/>
          </table:table-cell>
          <table:table-cell table:formula="of:=MAX([.B92:.D92])" office:value-type="float" office:value="560.711" calcext:value-type="float">
            <text:p/>
          </table:table-cell>
          <table:table-cell table:formula="of:=AVERAGE([.B92:.D92])" office:value-type="float" office:value="530.555666666667" calcext:value-type="float">
            <text:p/>
          </table:table-cell>
          <table:table-cell table:formula="of:=[.E92]/([.A92]*[.A92])" office:value-type="float" office:value="0.0618320251177394" calcext:value-type="float">
            <text:p/>
          </table:table-cell>
          <table:table-cell table:formula="of:=[.F92]/([.A92]*[.A92])" office:value-type="float" office:value="0.0677105422050477" calcext:value-type="float">
            <text:p/>
          </table:table-cell>
          <table:table-cell table:formula="of:=[.G92]/([.A92]*[.A92])" office:value-type="float" office:value="0.064069033530572" calcext:value-type="float">
            <text:p/>
          </table:table-cell>
          <table:table-cell table:formula="of:=[.H92]/[.A92]" office:value-type="float" office:value="0.000679472803491642" calcext:value-type="float">
            <text:p/>
          </table:table-cell>
          <table:table-cell table:formula="of:=[.I92]/[.A92]" office:value-type="float" office:value="0.000744071892363162" calcext:value-type="float">
            <text:p/>
          </table:table-cell>
          <table:table-cell table:formula="of:=[.J92]/[.A92]" office:value-type="float" office:value="0.000704055313522769" calcext:value-type="float">
            <text:p/>
          </table:table-cell>
        </table:table-row>
        <table:table-row table:style-name="ro1">
          <table:table-cell office:value-type="float" office:value="92" calcext:value-type="float">
            <text:p>92</text:p>
          </table:table-cell>
          <table:table-cell office:value-type="float" office:value="547.385" calcext:value-type="float">
            <text:p>547.385</text:p>
          </table:table-cell>
          <table:table-cell office:value-type="float" office:value="527.81" calcext:value-type="float">
            <text:p>527.81</text:p>
          </table:table-cell>
          <table:table-cell office:value-type="float" office:value="534.633" calcext:value-type="float">
            <text:p>534.633</text:p>
          </table:table-cell>
          <table:table-cell table:formula="of:=MIN([.B93:.D93])" office:value-type="float" office:value="527.81" calcext:value-type="float">
            <text:p/>
          </table:table-cell>
          <table:table-cell table:formula="of:=MAX([.B93:.D93])" office:value-type="float" office:value="547.385" calcext:value-type="float">
            <text:p/>
          </table:table-cell>
          <table:table-cell table:formula="of:=AVERAGE([.B93:.D93])" office:value-type="float" office:value="536.609333333333" calcext:value-type="float">
            <text:p/>
          </table:table-cell>
          <table:table-cell table:formula="of:=[.E93]/([.A93]*[.A93])" office:value-type="float" office:value="0.062359404536862" calcext:value-type="float">
            <text:p/>
          </table:table-cell>
          <table:table-cell table:formula="of:=[.F93]/([.A93]*[.A93])" office:value-type="float" office:value="0.064672140831758" calcext:value-type="float">
            <text:p/>
          </table:table-cell>
          <table:table-cell table:formula="of:=[.G93]/([.A93]*[.A93])" office:value-type="float" office:value="0.0633990233144298" calcext:value-type="float">
            <text:p/>
          </table:table-cell>
          <table:table-cell table:formula="of:=[.H93]/[.A93]" office:value-type="float" office:value="0.000677819614531109" calcext:value-type="float">
            <text:p/>
          </table:table-cell>
          <table:table-cell table:formula="of:=[.I93]/[.A93]" office:value-type="float" office:value="0.000702958052519109" calcext:value-type="float">
            <text:p/>
          </table:table-cell>
          <table:table-cell table:formula="of:=[.J93]/[.A93]" office:value-type="float" office:value="0.000689119818635106" calcext:value-type="float">
            <text:p/>
          </table:table-cell>
        </table:table-row>
        <table:table-row table:style-name="ro1">
          <table:table-cell office:value-type="float" office:value="93" calcext:value-type="float">
            <text:p>93</text:p>
          </table:table-cell>
          <table:table-cell office:value-type="float" office:value="559.275" calcext:value-type="float">
            <text:p>559.275</text:p>
          </table:table-cell>
          <table:table-cell office:value-type="float" office:value="545.105" calcext:value-type="float">
            <text:p>545.105</text:p>
          </table:table-cell>
          <table:table-cell office:value-type="float" office:value="549.942" calcext:value-type="float">
            <text:p>549.942</text:p>
          </table:table-cell>
          <table:table-cell table:formula="of:=MIN([.B94:.D94])" office:value-type="float" office:value="545.105" calcext:value-type="float">
            <text:p/>
          </table:table-cell>
          <table:table-cell table:formula="of:=MAX([.B94:.D94])" office:value-type="float" office:value="559.275" calcext:value-type="float">
            <text:p/>
          </table:table-cell>
          <table:table-cell table:formula="of:=AVERAGE([.B94:.D94])" office:value-type="float" office:value="551.440666666667" calcext:value-type="float">
            <text:p/>
          </table:table-cell>
          <table:table-cell table:formula="of:=[.E94]/([.A94]*[.A94])" office:value-type="float" office:value="0.0630252052260377" calcext:value-type="float">
            <text:p/>
          </table:table-cell>
          <table:table-cell table:formula="of:=[.F94]/([.A94]*[.A94])" office:value-type="float" office:value="0.0646635449184877" calcext:value-type="float">
            <text:p/>
          </table:table-cell>
          <table:table-cell table:formula="of:=[.G94]/([.A94]*[.A94])" office:value-type="float" office:value="0.0637577369252708" calcext:value-type="float">
            <text:p/>
          </table:table-cell>
          <table:table-cell table:formula="of:=[.H94]/[.A94]" office:value-type="float" office:value="0.000677690378774599" calcext:value-type="float">
            <text:p/>
          </table:table-cell>
          <table:table-cell table:formula="of:=[.I94]/[.A94]" office:value-type="float" office:value="0.000695306934607394" calcext:value-type="float">
            <text:p/>
          </table:table-cell>
          <table:table-cell table:formula="of:=[.J94]/[.A94]" office:value-type="float" office:value="0.000685567063712589" calcext:value-type="float">
            <text:p/>
          </table:table-cell>
        </table:table-row>
        <table:table-row table:style-name="ro1">
          <table:table-cell office:value-type="float" office:value="94" calcext:value-type="float">
            <text:p>94</text:p>
          </table:table-cell>
          <table:table-cell office:value-type="float" office:value="605.943" calcext:value-type="float">
            <text:p>605.943</text:p>
          </table:table-cell>
          <table:table-cell office:value-type="float" office:value="560.121" calcext:value-type="float">
            <text:p>560.121</text:p>
          </table:table-cell>
          <table:table-cell office:value-type="float" office:value="562.425" calcext:value-type="float">
            <text:p>562.425</text:p>
          </table:table-cell>
          <table:table-cell table:formula="of:=MIN([.B95:.D95])" office:value-type="float" office:value="560.121" calcext:value-type="float">
            <text:p/>
          </table:table-cell>
          <table:table-cell table:formula="of:=MAX([.B95:.D95])" office:value-type="float" office:value="605.943" calcext:value-type="float">
            <text:p/>
          </table:table-cell>
          <table:table-cell table:formula="of:=AVERAGE([.B95:.D95])" office:value-type="float" office:value="576.163" calcext:value-type="float">
            <text:p/>
          </table:table-cell>
          <table:table-cell table:formula="of:=[.E95]/([.A95]*[.A95])" office:value-type="float" office:value="0.0633907876867361" calcext:value-type="float">
            <text:p/>
          </table:table-cell>
          <table:table-cell table:formula="of:=[.F95]/([.A95]*[.A95])" office:value-type="float" office:value="0.0685766183793572" calcext:value-type="float">
            <text:p/>
          </table:table-cell>
          <table:table-cell table:formula="of:=[.G95]/([.A95]*[.A95])" office:value-type="float" office:value="0.0652063150746944" calcext:value-type="float">
            <text:p/>
          </table:table-cell>
          <table:table-cell table:formula="of:=[.H95]/[.A95]" office:value-type="float" office:value="0.000674370081773788" calcext:value-type="float">
            <text:p/>
          </table:table-cell>
          <table:table-cell table:formula="of:=[.I95]/[.A95]" office:value-type="float" office:value="0.000729538493397417" calcext:value-type="float">
            <text:p/>
          </table:table-cell>
          <table:table-cell table:formula="of:=[.J95]/[.A95]" office:value-type="float" office:value="0.000693684202922281" calcext:value-type="float">
            <text:p/>
          </table:table-cell>
        </table:table-row>
        <table:table-row table:style-name="ro1">
          <table:table-cell office:value-type="float" office:value="95" calcext:value-type="float">
            <text:p>95</text:p>
          </table:table-cell>
          <table:table-cell office:value-type="float" office:value="586.836" calcext:value-type="float">
            <text:p>586.836</text:p>
          </table:table-cell>
          <table:table-cell office:value-type="float" office:value="583.778" calcext:value-type="float">
            <text:p>583.778</text:p>
          </table:table-cell>
          <table:table-cell office:value-type="float" office:value="582.202" calcext:value-type="float">
            <text:p>582.202</text:p>
          </table:table-cell>
          <table:table-cell table:formula="of:=MIN([.B96:.D96])" office:value-type="float" office:value="582.202" calcext:value-type="float">
            <text:p/>
          </table:table-cell>
          <table:table-cell table:formula="of:=MAX([.B96:.D96])" office:value-type="float" office:value="586.836" calcext:value-type="float">
            <text:p/>
          </table:table-cell>
          <table:table-cell table:formula="of:=AVERAGE([.B96:.D96])" office:value-type="float" office:value="584.272" calcext:value-type="float">
            <text:p/>
          </table:table-cell>
          <table:table-cell table:formula="of:=[.E96]/([.A96]*[.A96])" office:value-type="float" office:value="0.0645099168975069" calcext:value-type="float">
            <text:p/>
          </table:table-cell>
          <table:table-cell table:formula="of:=[.F96]/([.A96]*[.A96])" office:value-type="float" office:value="0.065023379501385" calcext:value-type="float">
            <text:p/>
          </table:table-cell>
          <table:table-cell table:formula="of:=[.G96]/([.A96]*[.A96])" office:value-type="float" office:value="0.0647392797783934" calcext:value-type="float">
            <text:p/>
          </table:table-cell>
          <table:table-cell table:formula="of:=[.H96]/[.A96]" office:value-type="float" office:value="0.000679051756815862" calcext:value-type="float">
            <text:p/>
          </table:table-cell>
          <table:table-cell table:formula="of:=[.I96]/[.A96]" office:value-type="float" office:value="0.000684456626330369" calcext:value-type="float">
            <text:p/>
          </table:table-cell>
          <table:table-cell table:formula="of:=[.J96]/[.A96]" office:value-type="float" office:value="0.000681466102930456" calcext:value-type="float">
            <text:p/>
          </table:table-cell>
        </table:table-row>
        <table:table-row table:style-name="ro1">
          <table:table-cell office:value-type="float" office:value="96" calcext:value-type="float">
            <text:p>96</text:p>
          </table:table-cell>
          <table:table-cell office:value-type="float" office:value="610.508" calcext:value-type="float">
            <text:p>610.508</text:p>
          </table:table-cell>
          <table:table-cell office:value-type="float" office:value="603.533" calcext:value-type="float">
            <text:p>603.533</text:p>
          </table:table-cell>
          <table:table-cell office:value-type="float" office:value="605.33" calcext:value-type="float">
            <text:p>605.33</text:p>
          </table:table-cell>
          <table:table-cell table:formula="of:=MIN([.B97:.D97])" office:value-type="float" office:value="603.533" calcext:value-type="float">
            <text:p/>
          </table:table-cell>
          <table:table-cell table:formula="of:=MAX([.B97:.D97])" office:value-type="float" office:value="610.508" calcext:value-type="float">
            <text:p/>
          </table:table-cell>
          <table:table-cell table:formula="of:=AVERAGE([.B97:.D97])" office:value-type="float" office:value="606.457" calcext:value-type="float">
            <text:p/>
          </table:table-cell>
          <table:table-cell table:formula="of:=[.E97]/([.A97]*[.A97])" office:value-type="float" office:value="0.0654875217013889" calcext:value-type="float">
            <text:p/>
          </table:table-cell>
          <table:table-cell table:formula="of:=[.F97]/([.A97]*[.A97])" office:value-type="float" office:value="0.0662443576388889" calcext:value-type="float">
            <text:p/>
          </table:table-cell>
          <table:table-cell table:formula="of:=[.G97]/([.A97]*[.A97])" office:value-type="float" office:value="0.0658047960069444" calcext:value-type="float">
            <text:p/>
          </table:table-cell>
          <table:table-cell table:formula="of:=[.H97]/[.A97]" office:value-type="float" office:value="0.000682161684389468" calcext:value-type="float">
            <text:p/>
          </table:table-cell>
          <table:table-cell table:formula="of:=[.I97]/[.A97]" office:value-type="float" office:value="0.000690045392071759" calcext:value-type="float">
            <text:p/>
          </table:table-cell>
          <table:table-cell table:formula="of:=[.J97]/[.A97]" office:value-type="float" office:value="0.000685466625072338" calcext:value-type="float">
            <text:p/>
          </table:table-cell>
        </table:table-row>
        <table:table-row table:style-name="ro1">
          <table:table-cell office:value-type="float" office:value="97" calcext:value-type="float">
            <text:p>97</text:p>
          </table:table-cell>
          <table:table-cell office:value-type="float" office:value="623.794" calcext:value-type="float">
            <text:p>623.794</text:p>
          </table:table-cell>
          <table:table-cell office:value-type="float" office:value="617.042" calcext:value-type="float">
            <text:p>617.042</text:p>
          </table:table-cell>
          <table:table-cell office:value-type="float" office:value="618.946" calcext:value-type="float">
            <text:p>618.946</text:p>
          </table:table-cell>
          <table:table-cell table:formula="of:=MIN([.B98:.D98])" office:value-type="float" office:value="617.042" calcext:value-type="float">
            <text:p/>
          </table:table-cell>
          <table:table-cell table:formula="of:=MAX([.B98:.D98])" office:value-type="float" office:value="623.794" calcext:value-type="float">
            <text:p/>
          </table:table-cell>
          <table:table-cell table:formula="of:=AVERAGE([.B98:.D98])" office:value-type="float" office:value="619.927333333333" calcext:value-type="float">
            <text:p/>
          </table:table-cell>
          <table:table-cell table:formula="of:=[.E98]/([.A98]*[.A98])" office:value-type="float" office:value="0.0655799766181316" calcext:value-type="float">
            <text:p/>
          </table:table-cell>
          <table:table-cell table:formula="of:=[.F98]/([.A98]*[.A98])" office:value-type="float" office:value="0.0662975874163035" calcext:value-type="float">
            <text:p/>
          </table:table-cell>
          <table:table-cell table:formula="of:=[.G98]/([.A98]*[.A98])" office:value-type="float" office:value="0.0658866333652177" calcext:value-type="float">
            <text:p/>
          </table:table-cell>
          <table:table-cell table:formula="of:=[.H98]/[.A98]" office:value-type="float" office:value="0.000676082233176614" calcext:value-type="float">
            <text:p/>
          </table:table-cell>
          <table:table-cell table:formula="of:=[.I98]/[.A98]" office:value-type="float" office:value="0.000683480282642304" calcext:value-type="float">
            <text:p/>
          </table:table-cell>
          <table:table-cell table:formula="of:=[.J98]/[.A98]" office:value-type="float" office:value="0.000679243642940389" calcext:value-type="float">
            <text:p/>
          </table:table-cell>
        </table:table-row>
        <table:table-row table:style-name="ro1">
          <table:table-cell office:value-type="float" office:value="98" calcext:value-type="float">
            <text:p>98</text:p>
          </table:table-cell>
          <table:table-cell office:value-type="float" office:value="647.699" calcext:value-type="float">
            <text:p>647.699</text:p>
          </table:table-cell>
          <table:table-cell office:value-type="float" office:value="641.45" calcext:value-type="float">
            <text:p>641.45</text:p>
          </table:table-cell>
          <table:table-cell office:value-type="float" office:value="640.101" calcext:value-type="float">
            <text:p>640.101</text:p>
          </table:table-cell>
          <table:table-cell table:formula="of:=MIN([.B99:.D99])" office:value-type="float" office:value="640.101" calcext:value-type="float">
            <text:p/>
          </table:table-cell>
          <table:table-cell table:formula="of:=MAX([.B99:.D99])" office:value-type="float" office:value="647.699" calcext:value-type="float">
            <text:p/>
          </table:table-cell>
          <table:table-cell table:formula="of:=AVERAGE([.B99:.D99])" office:value-type="float" office:value="643.083333333333" calcext:value-type="float">
            <text:p/>
          </table:table-cell>
          <table:table-cell table:formula="of:=[.E99]/([.A99]*[.A99])" office:value-type="float" office:value="0.066649416909621" calcext:value-type="float">
            <text:p/>
          </table:table-cell>
          <table:table-cell table:formula="of:=[.F99]/([.A99]*[.A99])" office:value-type="float" office:value="0.0674405456059975" calcext:value-type="float">
            <text:p/>
          </table:table-cell>
          <table:table-cell table:formula="of:=[.G99]/([.A99]*[.A99])" office:value-type="float" office:value="0.0669599472442038" calcext:value-type="float">
            <text:p/>
          </table:table-cell>
          <table:table-cell table:formula="of:=[.H99]/[.A99]" office:value-type="float" office:value="0.0006800960909145" calcext:value-type="float">
            <text:p/>
          </table:table-cell>
          <table:table-cell table:formula="of:=[.I99]/[.A99]" office:value-type="float" office:value="0.00068816883271426" calcext:value-type="float">
            <text:p/>
          </table:table-cell>
          <table:table-cell table:formula="of:=[.J99]/[.A99]" office:value-type="float" office:value="0.000683264767797998" calcext:value-type="float">
            <text:p/>
          </table:table-cell>
        </table:table-row>
        <table:table-row table:style-name="ro1">
          <table:table-cell office:value-type="float" office:value="99" calcext:value-type="float">
            <text:p>99</text:p>
          </table:table-cell>
          <table:table-cell office:value-type="float" office:value="667.839" calcext:value-type="float">
            <text:p>667.839</text:p>
          </table:table-cell>
          <table:table-cell office:value-type="float" office:value="657.832" calcext:value-type="float">
            <text:p>657.832</text:p>
          </table:table-cell>
          <table:table-cell office:value-type="float" office:value="664.572" calcext:value-type="float">
            <text:p>664.572</text:p>
          </table:table-cell>
          <table:table-cell table:formula="of:=MIN([.B100:.D100])" office:value-type="float" office:value="657.832" calcext:value-type="float">
            <text:p/>
          </table:table-cell>
          <table:table-cell table:formula="of:=MAX([.B100:.D100])" office:value-type="float" office:value="667.839" calcext:value-type="float">
            <text:p/>
          </table:table-cell>
          <table:table-cell table:formula="of:=AVERAGE([.B100:.D100])" office:value-type="float" office:value="663.414333333333" calcext:value-type="float">
            <text:p/>
          </table:table-cell>
          <table:table-cell table:formula="of:=[.E100]/([.A100]*[.A100])" office:value-type="float" office:value="0.0671188654218957" calcext:value-type="float">
            <text:p/>
          </table:table-cell>
          <table:table-cell table:formula="of:=[.F100]/([.A100]*[.A100])" office:value-type="float" office:value="0.0681398836853382" calcext:value-type="float">
            <text:p/>
          </table:table-cell>
          <table:table-cell table:formula="of:=[.G100]/([.A100]*[.A100])" office:value-type="float" office:value="0.0676884331530796" calcext:value-type="float">
            <text:p/>
          </table:table-cell>
          <table:table-cell table:formula="of:=[.H100]/[.A100]" office:value-type="float" office:value="0.000677968337594906" calcext:value-type="float">
            <text:p/>
          </table:table-cell>
          <table:table-cell table:formula="of:=[.I100]/[.A100]" office:value-type="float" office:value="0.000688281653387255" calcext:value-type="float">
            <text:p/>
          </table:table-cell>
          <table:table-cell table:formula="of:=[.J100]/[.A100]" office:value-type="float" office:value="0.000683721547000804" calcext:value-type="float">
            <text:p/>
          </table:table-cell>
        </table:table-row>
        <table:table-row table:style-name="ro1">
          <table:table-cell office:value-type="float" office:value="100" calcext:value-type="float">
            <text:p>100</text:p>
          </table:table-cell>
          <table:table-cell office:value-type="float" office:value="688.687" calcext:value-type="float">
            <text:p>688.687</text:p>
          </table:table-cell>
          <table:table-cell office:value-type="float" office:value="680.929" calcext:value-type="float">
            <text:p>680.929</text:p>
          </table:table-cell>
          <table:table-cell office:value-type="float" office:value="687.923" calcext:value-type="float">
            <text:p>687.923</text:p>
          </table:table-cell>
          <table:table-cell table:formula="of:=MIN([.B101:.D101])" office:value-type="float" office:value="680.929" calcext:value-type="float">
            <text:p/>
          </table:table-cell>
          <table:table-cell table:formula="of:=MAX([.B101:.D101])" office:value-type="float" office:value="688.687" calcext:value-type="float">
            <text:p/>
          </table:table-cell>
          <table:table-cell table:formula="of:=AVERAGE([.B101:.D101])" office:value-type="float" office:value="685.846333333333" calcext:value-type="float">
            <text:p/>
          </table:table-cell>
          <table:table-cell table:formula="of:=[.E101]/([.A101]*[.A101])" office:value-type="float" office:value="0.0680929" calcext:value-type="float">
            <text:p/>
          </table:table-cell>
          <table:table-cell table:formula="of:=[.F101]/([.A101]*[.A101])" office:value-type="float" office:value="0.0688687" calcext:value-type="float">
            <text:p/>
          </table:table-cell>
          <table:table-cell table:formula="of:=[.G101]/([.A101]*[.A101])" office:value-type="float" office:value="0.0685846333333333" calcext:value-type="float">
            <text:p/>
          </table:table-cell>
          <table:table-cell table:formula="of:=[.H101]/[.A101]" office:value-type="float" office:value="0.000680929" calcext:value-type="float">
            <text:p/>
          </table:table-cell>
          <table:table-cell table:formula="of:=[.I101]/[.A101]" office:value-type="float" office:value="0.000688687" calcext:value-type="float">
            <text:p/>
          </table:table-cell>
          <table:table-cell table:formula="of:=[.J101]/[.A101]" office:value-type="float" office:value="0.000685846333333333" calcext:value-type="float">
            <text:p/>
          </table:table-cell>
        </table:table-row>
        <table:table-row table:style-name="ro1">
          <table:table-cell office:value-type="float" office:value="101" calcext:value-type="float">
            <text:p>101</text:p>
          </table:table-cell>
          <table:table-cell office:value-type="float" office:value="704.163" calcext:value-type="float">
            <text:p>704.163</text:p>
          </table:table-cell>
          <table:table-cell office:value-type="float" office:value="694.11" calcext:value-type="float">
            <text:p>694.11</text:p>
          </table:table-cell>
          <table:table-cell office:value-type="float" office:value="703.604" calcext:value-type="float">
            <text:p>703.604</text:p>
          </table:table-cell>
          <table:table-cell table:formula="of:=MIN([.B102:.D102])" office:value-type="float" office:value="694.11" calcext:value-type="float">
            <text:p/>
          </table:table-cell>
          <table:table-cell table:formula="of:=MAX([.B102:.D102])" office:value-type="float" office:value="704.163" calcext:value-type="float">
            <text:p/>
          </table:table-cell>
          <table:table-cell table:formula="of:=AVERAGE([.B102:.D102])" office:value-type="float" office:value="700.625666666667" calcext:value-type="float">
            <text:p/>
          </table:table-cell>
          <table:table-cell table:formula="of:=[.E102]/([.A102]*[.A102])" office:value-type="float" office:value="0.0680433290853838" calcext:value-type="float">
            <text:p/>
          </table:table-cell>
          <table:table-cell table:formula="of:=[.F102]/([.A102]*[.A102])" office:value-type="float" office:value="0.0690288207038526" calcext:value-type="float">
            <text:p/>
          </table:table-cell>
          <table:table-cell table:formula="of:=[.G102]/([.A102]*[.A102])" office:value-type="float" office:value="0.0686820573146424" calcext:value-type="float">
            <text:p/>
          </table:table-cell>
          <table:table-cell table:formula="of:=[.H102]/[.A102]" office:value-type="float" office:value="0.000673696327578057" calcext:value-type="float">
            <text:p/>
          </table:table-cell>
          <table:table-cell table:formula="of:=[.I102]/[.A102]" office:value-type="float" office:value="0.000683453670335174" calcext:value-type="float">
            <text:p/>
          </table:table-cell>
          <table:table-cell table:formula="of:=[.J102]/[.A102]" office:value-type="float" office:value="0.000680020369451905" calcext:value-type="float">
            <text:p/>
          </table:table-cell>
        </table:table-row>
        <table:table-row table:style-name="ro1">
          <table:table-cell office:value-type="float" office:value="102" calcext:value-type="float">
            <text:p>102</text:p>
          </table:table-cell>
          <table:table-cell office:value-type="float" office:value="726.198" calcext:value-type="float">
            <text:p>726.198</text:p>
          </table:table-cell>
          <table:table-cell office:value-type="float" office:value="719.961" calcext:value-type="float">
            <text:p>719.961</text:p>
          </table:table-cell>
          <table:table-cell office:value-type="float" office:value="727.504" calcext:value-type="float">
            <text:p>727.504</text:p>
          </table:table-cell>
          <table:table-cell table:formula="of:=MIN([.B103:.D103])" office:value-type="float" office:value="719.961" calcext:value-type="float">
            <text:p/>
          </table:table-cell>
          <table:table-cell table:formula="of:=MAX([.B103:.D103])" office:value-type="float" office:value="727.504" calcext:value-type="float">
            <text:p/>
          </table:table-cell>
          <table:table-cell table:formula="of:=AVERAGE([.B103:.D103])" office:value-type="float" office:value="724.554333333333" calcext:value-type="float">
            <text:p/>
          </table:table-cell>
          <table:table-cell table:formula="of:=[.E103]/([.A103]*[.A103])" office:value-type="float" office:value="0.0692004036908881" calcext:value-type="float">
            <text:p/>
          </table:table-cell>
          <table:table-cell table:formula="of:=[.F103]/([.A103]*[.A103])" office:value-type="float" office:value="0.0699254133025759" calcext:value-type="float">
            <text:p/>
          </table:table-cell>
          <table:table-cell table:formula="of:=[.G103]/([.A103]*[.A103])" office:value-type="float" office:value="0.0696419005510701" calcext:value-type="float">
            <text:p/>
          </table:table-cell>
          <table:table-cell table:formula="of:=[.H103]/[.A103]" office:value-type="float" office:value="0.000678435330302825" calcext:value-type="float">
            <text:p/>
          </table:table-cell>
          <table:table-cell table:formula="of:=[.I103]/[.A103]" office:value-type="float" office:value="0.000685543267672313" calcext:value-type="float">
            <text:p/>
          </table:table-cell>
          <table:table-cell table:formula="of:=[.J103]/[.A103]" office:value-type="float" office:value="0.000682763730892844" calcext:value-type="float">
            <text:p/>
          </table:table-cell>
        </table:table-row>
        <table:table-row table:style-name="ro1">
          <table:table-cell office:value-type="float" office:value="103" calcext:value-type="float">
            <text:p>103</text:p>
          </table:table-cell>
          <table:table-cell office:value-type="float" office:value="749.181" calcext:value-type="float">
            <text:p>749.181</text:p>
          </table:table-cell>
          <table:table-cell office:value-type="float" office:value="741.505" calcext:value-type="float">
            <text:p>741.505</text:p>
          </table:table-cell>
          <table:table-cell office:value-type="float" office:value="745.482" calcext:value-type="float">
            <text:p>745.482</text:p>
          </table:table-cell>
          <table:table-cell table:formula="of:=MIN([.B104:.D104])" office:value-type="float" office:value="741.505" calcext:value-type="float">
            <text:p/>
          </table:table-cell>
          <table:table-cell table:formula="of:=MAX([.B104:.D104])" office:value-type="float" office:value="749.181" calcext:value-type="float">
            <text:p/>
          </table:table-cell>
          <table:table-cell table:formula="of:=AVERAGE([.B104:.D104])" office:value-type="float" office:value="745.389333333333" calcext:value-type="float">
            <text:p/>
          </table:table-cell>
          <table:table-cell table:formula="of:=[.E104]/([.A104]*[.A104])" office:value-type="float" office:value="0.0698939579602224" calcext:value-type="float">
            <text:p/>
          </table:table-cell>
          <table:table-cell table:formula="of:=[.F104]/([.A104]*[.A104])" office:value-type="float" office:value="0.0706174945800735" calcext:value-type="float">
            <text:p/>
          </table:table-cell>
          <table:table-cell table:formula="of:=[.G104]/([.A104]*[.A104])" office:value-type="float" office:value="0.0702600936311937" calcext:value-type="float">
            <text:p/>
          </table:table-cell>
          <table:table-cell table:formula="of:=[.H104]/[.A104]" office:value-type="float" office:value="0.000678582116118665" calcext:value-type="float">
            <text:p/>
          </table:table-cell>
          <table:table-cell table:formula="of:=[.I104]/[.A104]" office:value-type="float" office:value="0.000685606743495859" calcext:value-type="float">
            <text:p/>
          </table:table-cell>
          <table:table-cell table:formula="of:=[.J104]/[.A104]" office:value-type="float" office:value="0.000682136831370812" calcext:value-type="float">
            <text:p/>
          </table:table-cell>
        </table:table-row>
        <table:table-row table:style-name="ro1">
          <table:table-cell office:value-type="float" office:value="104" calcext:value-type="float">
            <text:p>104</text:p>
          </table:table-cell>
          <table:table-cell office:value-type="float" office:value="770.741" calcext:value-type="float">
            <text:p>770.741</text:p>
          </table:table-cell>
          <table:table-cell office:value-type="float" office:value="761.921" calcext:value-type="float">
            <text:p>761.921</text:p>
          </table:table-cell>
          <table:table-cell office:value-type="float" office:value="771.278" calcext:value-type="float">
            <text:p>771.278</text:p>
          </table:table-cell>
          <table:table-cell table:formula="of:=MIN([.B105:.D105])" office:value-type="float" office:value="761.921" calcext:value-type="float">
            <text:p/>
          </table:table-cell>
          <table:table-cell table:formula="of:=MAX([.B105:.D105])" office:value-type="float" office:value="771.278" calcext:value-type="float">
            <text:p/>
          </table:table-cell>
          <table:table-cell table:formula="of:=AVERAGE([.B105:.D105])" office:value-type="float" office:value="767.98" calcext:value-type="float">
            <text:p/>
          </table:table-cell>
          <table:table-cell table:formula="of:=[.E105]/([.A105]*[.A105])" office:value-type="float" office:value="0.0704438794378698" calcext:value-type="float">
            <text:p/>
          </table:table-cell>
          <table:table-cell table:formula="of:=[.F105]/([.A105]*[.A105])" office:value-type="float" office:value="0.0713089866863905" calcext:value-type="float">
            <text:p/>
          </table:table-cell>
          <table:table-cell table:formula="of:=[.G105]/([.A105]*[.A105])" office:value-type="float" office:value="0.0710040680473373" calcext:value-type="float">
            <text:p/>
          </table:table-cell>
          <table:table-cell table:formula="of:=[.H105]/[.A105]" office:value-type="float" office:value="0.000677344994594902" calcext:value-type="float">
            <text:p/>
          </table:table-cell>
          <table:table-cell table:formula="of:=[.I105]/[.A105]" office:value-type="float" office:value="0.000685663333522986" calcext:value-type="float">
            <text:p/>
          </table:table-cell>
          <table:table-cell table:formula="of:=[.J105]/[.A105]" office:value-type="float" office:value="0.000682731423532089" calcext:value-type="float">
            <text:p/>
          </table:table-cell>
        </table:table-row>
        <table:table-row table:style-name="ro1">
          <table:table-cell office:value-type="float" office:value="105" calcext:value-type="float">
            <text:p>105</text:p>
          </table:table-cell>
          <table:table-cell office:value-type="float" office:value="790.177" calcext:value-type="float">
            <text:p>790.177</text:p>
          </table:table-cell>
          <table:table-cell office:value-type="float" office:value="781.83" calcext:value-type="float">
            <text:p>781.83</text:p>
          </table:table-cell>
          <table:table-cell office:value-type="float" office:value="793.623" calcext:value-type="float">
            <text:p>793.623</text:p>
          </table:table-cell>
          <table:table-cell table:formula="of:=MIN([.B106:.D106])" office:value-type="float" office:value="781.83" calcext:value-type="float">
            <text:p/>
          </table:table-cell>
          <table:table-cell table:formula="of:=MAX([.B106:.D106])" office:value-type="float" office:value="793.623" calcext:value-type="float">
            <text:p/>
          </table:table-cell>
          <table:table-cell table:formula="of:=AVERAGE([.B106:.D106])" office:value-type="float" office:value="788.543333333333" calcext:value-type="float">
            <text:p/>
          </table:table-cell>
          <table:table-cell table:formula="of:=[.E106]/([.A106]*[.A106])" office:value-type="float" office:value="0.0709142857142857" calcext:value-type="float">
            <text:p/>
          </table:table-cell>
          <table:table-cell table:formula="of:=[.F106]/([.A106]*[.A106])" office:value-type="float" office:value="0.0719839455782313" calcext:value-type="float">
            <text:p/>
          </table:table-cell>
          <table:table-cell table:formula="of:=[.G106]/([.A106]*[.A106])" office:value-type="float" office:value="0.0715232048374906" calcext:value-type="float">
            <text:p/>
          </table:table-cell>
          <table:table-cell table:formula="of:=[.H106]/[.A106]" office:value-type="float" office:value="0.000675374149659864" calcext:value-type="float">
            <text:p/>
          </table:table-cell>
          <table:table-cell table:formula="of:=[.I106]/[.A106]" office:value-type="float" office:value="0.000685561386459346" calcext:value-type="float">
            <text:p/>
          </table:table-cell>
          <table:table-cell table:formula="of:=[.J106]/[.A106]" office:value-type="float" office:value="0.000681173379404672" calcext:value-type="float">
            <text:p/>
          </table:table-cell>
        </table:table-row>
        <table:table-row table:style-name="ro1">
          <table:table-cell office:value-type="float" office:value="106" calcext:value-type="float">
            <text:p>106</text:p>
          </table:table-cell>
          <table:table-cell office:value-type="float" office:value="815.379" calcext:value-type="float">
            <text:p>815.379</text:p>
          </table:table-cell>
          <table:table-cell office:value-type="float" office:value="808.145" calcext:value-type="float">
            <text:p>808.145</text:p>
          </table:table-cell>
          <table:table-cell office:value-type="float" office:value="812.395" calcext:value-type="float">
            <text:p>812.395</text:p>
          </table:table-cell>
          <table:table-cell table:formula="of:=MIN([.B107:.D107])" office:value-type="float" office:value="808.145" calcext:value-type="float">
            <text:p/>
          </table:table-cell>
          <table:table-cell table:formula="of:=MAX([.B107:.D107])" office:value-type="float" office:value="815.379" calcext:value-type="float">
            <text:p/>
          </table:table-cell>
          <table:table-cell table:formula="of:=AVERAGE([.B107:.D107])" office:value-type="float" office:value="811.973" calcext:value-type="float">
            <text:p/>
          </table:table-cell>
          <table:table-cell table:formula="of:=[.E107]/([.A107]*[.A107])" office:value-type="float" office:value="0.0719246173015308" calcext:value-type="float">
            <text:p/>
          </table:table-cell>
          <table:table-cell table:formula="of:=[.F107]/([.A107]*[.A107])" office:value-type="float" office:value="0.0725684407262371" calcext:value-type="float">
            <text:p/>
          </table:table-cell>
          <table:table-cell table:formula="of:=[.G107]/([.A107]*[.A107])" office:value-type="float" office:value="0.0722653079387682" calcext:value-type="float">
            <text:p/>
          </table:table-cell>
          <table:table-cell table:formula="of:=[.H107]/[.A107]" office:value-type="float" office:value="0.00067853412548614" calcext:value-type="float">
            <text:p/>
          </table:table-cell>
          <table:table-cell table:formula="of:=[.I107]/[.A107]" office:value-type="float" office:value="0.000684607931379595" calcext:value-type="float">
            <text:p/>
          </table:table-cell>
          <table:table-cell table:formula="of:=[.J107]/[.A107]" office:value-type="float" office:value="0.000681748188101587" calcext:value-type="float">
            <text:p/>
          </table:table-cell>
        </table:table-row>
        <table:table-row table:style-name="ro1">
          <table:table-cell office:value-type="float" office:value="107" calcext:value-type="float">
            <text:p>107</text:p>
          </table:table-cell>
          <table:table-cell office:value-type="float" office:value="839.976" calcext:value-type="float">
            <text:p>839.976</text:p>
          </table:table-cell>
          <table:table-cell office:value-type="float" office:value="830.859" calcext:value-type="float">
            <text:p>830.859</text:p>
          </table:table-cell>
          <table:table-cell office:value-type="float" office:value="838.08" calcext:value-type="float">
            <text:p>838.08</text:p>
          </table:table-cell>
          <table:table-cell table:formula="of:=MIN([.B108:.D108])" office:value-type="float" office:value="830.859" calcext:value-type="float">
            <text:p/>
          </table:table-cell>
          <table:table-cell table:formula="of:=MAX([.B108:.D108])" office:value-type="float" office:value="839.976" calcext:value-type="float">
            <text:p/>
          </table:table-cell>
          <table:table-cell table:formula="of:=AVERAGE([.B108:.D108])" office:value-type="float" office:value="836.305" calcext:value-type="float">
            <text:p/>
          </table:table-cell>
          <table:table-cell table:formula="of:=[.E108]/([.A108]*[.A108])" office:value-type="float" office:value="0.0725704428334352" calcext:value-type="float">
            <text:p/>
          </table:table-cell>
          <table:table-cell table:formula="of:=[.F108]/([.A108]*[.A108])" office:value-type="float" office:value="0.0733667569220019" calcext:value-type="float">
            <text:p/>
          </table:table-cell>
          <table:table-cell table:formula="of:=[.G108]/([.A108]*[.A108])" office:value-type="float" office:value="0.0730461175648528" calcext:value-type="float">
            <text:p/>
          </table:table-cell>
          <table:table-cell table:formula="of:=[.H108]/[.A108]" office:value-type="float" office:value="0.000678228437695656" calcext:value-type="float">
            <text:p/>
          </table:table-cell>
          <table:table-cell table:formula="of:=[.I108]/[.A108]" office:value-type="float" office:value="0.00068567062543927" calcext:value-type="float">
            <text:p/>
          </table:table-cell>
          <table:table-cell table:formula="of:=[.J108]/[.A108]" office:value-type="float" office:value="0.000682673995933204" calcext:value-type="float">
            <text:p/>
          </table:table-cell>
        </table:table-row>
        <table:table-row table:style-name="ro1">
          <table:table-cell office:value-type="float" office:value="108" calcext:value-type="float">
            <text:p>108</text:p>
          </table:table-cell>
          <table:table-cell office:value-type="float" office:value="868.241" calcext:value-type="float">
            <text:p>868.241</text:p>
          </table:table-cell>
          <table:table-cell office:value-type="float" office:value="852.438" calcext:value-type="float">
            <text:p>852.438</text:p>
          </table:table-cell>
          <table:table-cell office:value-type="float" office:value="860.518" calcext:value-type="float">
            <text:p>860.518</text:p>
          </table:table-cell>
          <table:table-cell table:formula="of:=MIN([.B109:.D109])" office:value-type="float" office:value="852.438" calcext:value-type="float">
            <text:p/>
          </table:table-cell>
          <table:table-cell table:formula="of:=MAX([.B109:.D109])" office:value-type="float" office:value="868.241" calcext:value-type="float">
            <text:p/>
          </table:table-cell>
          <table:table-cell table:formula="of:=AVERAGE([.B109:.D109])" office:value-type="float" office:value="860.399" calcext:value-type="float">
            <text:p/>
          </table:table-cell>
          <table:table-cell table:formula="of:=[.E109]/([.A109]*[.A109])" office:value-type="float" office:value="0.0730828189300412" calcext:value-type="float">
            <text:p/>
          </table:table-cell>
          <table:table-cell table:formula="of:=[.F109]/([.A109]*[.A109])" office:value-type="float" office:value="0.0744376714677641" calcext:value-type="float">
            <text:p/>
          </table:table-cell>
          <table:table-cell table:formula="of:=[.G109]/([.A109]*[.A109])" office:value-type="float" office:value="0.0737653463648834" calcext:value-type="float">
            <text:p/>
          </table:table-cell>
          <table:table-cell table:formula="of:=[.H109]/[.A109]" office:value-type="float" office:value="0.000676692767870751" calcext:value-type="float">
            <text:p/>
          </table:table-cell>
          <table:table-cell table:formula="of:=[.I109]/[.A109]" office:value-type="float" office:value="0.000689237698775593" calcext:value-type="float">
            <text:p/>
          </table:table-cell>
          <table:table-cell table:formula="of:=[.J109]/[.A109]" office:value-type="float" office:value="0.000683012466341513" calcext:value-type="float">
            <text:p/>
          </table:table-cell>
        </table:table-row>
        <table:table-row table:style-name="ro1">
          <table:table-cell office:value-type="float" office:value="109" calcext:value-type="float">
            <text:p>109</text:p>
          </table:table-cell>
          <table:table-cell office:value-type="float" office:value="889.688" calcext:value-type="float">
            <text:p>889.688</text:p>
          </table:table-cell>
          <table:table-cell office:value-type="float" office:value="879.532" calcext:value-type="float">
            <text:p>879.532</text:p>
          </table:table-cell>
          <table:table-cell office:value-type="float" office:value="886.406" calcext:value-type="float">
            <text:p>886.406</text:p>
          </table:table-cell>
          <table:table-cell table:formula="of:=MIN([.B110:.D110])" office:value-type="float" office:value="879.532" calcext:value-type="float">
            <text:p/>
          </table:table-cell>
          <table:table-cell table:formula="of:=MAX([.B110:.D110])" office:value-type="float" office:value="889.688" calcext:value-type="float">
            <text:p/>
          </table:table-cell>
          <table:table-cell table:formula="of:=AVERAGE([.B110:.D110])" office:value-type="float" office:value="885.208666666667" calcext:value-type="float">
            <text:p/>
          </table:table-cell>
          <table:table-cell table:formula="of:=[.E110]/([.A110]*[.A110])" office:value-type="float" office:value="0.0740284487837724" calcext:value-type="float">
            <text:p/>
          </table:table-cell>
          <table:table-cell table:formula="of:=[.F110]/([.A110]*[.A110])" office:value-type="float" office:value="0.0748832589849339" calcext:value-type="float">
            <text:p/>
          </table:table-cell>
          <table:table-cell table:formula="of:=[.G110]/([.A110]*[.A110])" office:value-type="float" office:value="0.0745062424599501" calcext:value-type="float">
            <text:p/>
          </table:table-cell>
          <table:table-cell table:formula="of:=[.H110]/[.A110]" office:value-type="float" office:value="0.000679160080585068" calcext:value-type="float">
            <text:p/>
          </table:table-cell>
          <table:table-cell table:formula="of:=[.I110]/[.A110]" office:value-type="float" office:value="0.000687002376008568" calcext:value-type="float">
            <text:p/>
          </table:table-cell>
          <table:table-cell table:formula="of:=[.J110]/[.A110]" office:value-type="float" office:value="0.000683543508806881" calcext:value-type="float">
            <text:p/>
          </table:table-cell>
        </table:table-row>
        <table:table-row table:style-name="ro1">
          <table:table-cell office:value-type="float" office:value="110" calcext:value-type="float">
            <text:p>110</text:p>
          </table:table-cell>
          <table:table-cell office:value-type="float" office:value="911.364" calcext:value-type="float">
            <text:p>911.364</text:p>
          </table:table-cell>
          <table:table-cell office:value-type="float" office:value="900.345" calcext:value-type="float">
            <text:p>900.345</text:p>
          </table:table-cell>
          <table:table-cell office:value-type="float" office:value="906.689" calcext:value-type="float">
            <text:p>906.689</text:p>
          </table:table-cell>
          <table:table-cell table:formula="of:=MIN([.B111:.D111])" office:value-type="float" office:value="900.345" calcext:value-type="float">
            <text:p/>
          </table:table-cell>
          <table:table-cell table:formula="of:=MAX([.B111:.D111])" office:value-type="float" office:value="911.364" calcext:value-type="float">
            <text:p/>
          </table:table-cell>
          <table:table-cell table:formula="of:=AVERAGE([.B111:.D111])" office:value-type="float" office:value="906.132666666667" calcext:value-type="float">
            <text:p/>
          </table:table-cell>
          <table:table-cell table:formula="of:=[.E111]/([.A111]*[.A111])" office:value-type="float" office:value="0.0744086776859504" calcext:value-type="float">
            <text:p/>
          </table:table-cell>
          <table:table-cell table:formula="of:=[.F111]/([.A111]*[.A111])" office:value-type="float" office:value="0.0753193388429752" calcext:value-type="float">
            <text:p/>
          </table:table-cell>
          <table:table-cell table:formula="of:=[.G111]/([.A111]*[.A111])" office:value-type="float" office:value="0.0748869972451791" calcext:value-type="float">
            <text:p/>
          </table:table-cell>
          <table:table-cell table:formula="of:=[.H111]/[.A111]" office:value-type="float" office:value="0.000676442524417731" calcext:value-type="float">
            <text:p/>
          </table:table-cell>
          <table:table-cell table:formula="of:=[.I111]/[.A111]" office:value-type="float" office:value="0.000684721262208866" calcext:value-type="float">
            <text:p/>
          </table:table-cell>
          <table:table-cell table:formula="of:=[.J111]/[.A111]" office:value-type="float" office:value="0.000680790884047082" calcext:value-type="float">
            <text:p/>
          </table:table-cell>
        </table:table-row>
        <table:table-row table:style-name="ro1">
          <table:table-cell office:value-type="float" office:value="111" calcext:value-type="float">
            <text:p>111</text:p>
          </table:table-cell>
          <table:table-cell office:value-type="float" office:value="934.302" calcext:value-type="float">
            <text:p>934.302</text:p>
          </table:table-cell>
          <table:table-cell office:value-type="float" office:value="924.669" calcext:value-type="float">
            <text:p>924.669</text:p>
          </table:table-cell>
          <table:table-cell office:value-type="float" office:value="934.33" calcext:value-type="float">
            <text:p>934.33</text:p>
          </table:table-cell>
          <table:table-cell table:formula="of:=MIN([.B112:.D112])" office:value-type="float" office:value="924.669" calcext:value-type="float">
            <text:p/>
          </table:table-cell>
          <table:table-cell table:formula="of:=MAX([.B112:.D112])" office:value-type="float" office:value="934.33" calcext:value-type="float">
            <text:p/>
          </table:table-cell>
          <table:table-cell table:formula="of:=AVERAGE([.B112:.D112])" office:value-type="float" office:value="931.100333333333" calcext:value-type="float">
            <text:p/>
          </table:table-cell>
          <table:table-cell table:formula="of:=[.E112]/([.A112]*[.A112])" office:value-type="float" office:value="0.0750482103725347" calcext:value-type="float">
            <text:p/>
          </table:table-cell>
          <table:table-cell table:formula="of:=[.F112]/([.A112]*[.A112])" office:value-type="float" office:value="0.0758323188052918" calcext:value-type="float">
            <text:p/>
          </table:table-cell>
          <table:table-cell table:formula="of:=[.G112]/([.A112]*[.A112])" office:value-type="float" office:value="0.0755701918134351" calcext:value-type="float">
            <text:p/>
          </table:table-cell>
          <table:table-cell table:formula="of:=[.H112]/[.A112]" office:value-type="float" office:value="0.000676110003356169" calcext:value-type="float">
            <text:p/>
          </table:table-cell>
          <table:table-cell table:formula="of:=[.I112]/[.A112]" office:value-type="float" office:value="0.000683174043290917" calcext:value-type="float">
            <text:p/>
          </table:table-cell>
          <table:table-cell table:formula="of:=[.J112]/[.A112]" office:value-type="float" office:value="0.000680812538859775" calcext:value-type="float">
            <text:p/>
          </table:table-cell>
        </table:table-row>
        <table:table-row table:style-name="ro1">
          <table:table-cell office:value-type="float" office:value="112" calcext:value-type="float">
            <text:p>112</text:p>
          </table:table-cell>
          <table:table-cell office:value-type="float" office:value="962.309" calcext:value-type="float">
            <text:p>962.309</text:p>
          </table:table-cell>
          <table:table-cell office:value-type="float" office:value="952.611" calcext:value-type="float">
            <text:p>952.611</text:p>
          </table:table-cell>
          <table:table-cell office:value-type="float" office:value="964.27" calcext:value-type="float">
            <text:p>964.27</text:p>
          </table:table-cell>
          <table:table-cell table:formula="of:=MIN([.B113:.D113])" office:value-type="float" office:value="952.611" calcext:value-type="float">
            <text:p/>
          </table:table-cell>
          <table:table-cell table:formula="of:=MAX([.B113:.D113])" office:value-type="float" office:value="964.27" calcext:value-type="float">
            <text:p/>
          </table:table-cell>
          <table:table-cell table:formula="of:=AVERAGE([.B113:.D113])" office:value-type="float" office:value="959.73" calcext:value-type="float">
            <text:p/>
          </table:table-cell>
          <table:table-cell table:formula="of:=[.E113]/([.A113]*[.A113])" office:value-type="float" office:value="0.0759415656887755" calcext:value-type="float">
            <text:p/>
          </table:table-cell>
          <table:table-cell table:formula="of:=[.F113]/([.A113]*[.A113])" office:value-type="float" office:value="0.0768710140306122" calcext:value-type="float">
            <text:p/>
          </table:table-cell>
          <table:table-cell table:formula="of:=[.G113]/([.A113]*[.A113])" office:value-type="float" office:value="0.0765090880102041" calcext:value-type="float">
            <text:p/>
          </table:table-cell>
          <table:table-cell table:formula="of:=[.H113]/[.A113]" office:value-type="float" office:value="0.000678049693649781" calcext:value-type="float">
            <text:p/>
          </table:table-cell>
          <table:table-cell table:formula="of:=[.I113]/[.A113]" office:value-type="float" office:value="0.000686348339559038" calcext:value-type="float">
            <text:p/>
          </table:table-cell>
          <table:table-cell table:formula="of:=[.J113]/[.A113]" office:value-type="float" office:value="0.000683116857233965" calcext:value-type="float">
            <text:p/>
          </table:table-cell>
        </table:table-row>
        <table:table-row table:style-name="ro1">
          <table:table-cell office:value-type="float" office:value="113" calcext:value-type="float">
            <text:p>113</text:p>
          </table:table-cell>
          <table:table-cell office:value-type="float" office:value="985.227" calcext:value-type="float">
            <text:p>985.227</text:p>
          </table:table-cell>
          <table:table-cell office:value-type="float" office:value="974.719" calcext:value-type="float">
            <text:p>974.719</text:p>
          </table:table-cell>
          <table:table-cell office:value-type="float" office:value="992.465" calcext:value-type="float">
            <text:p>992.465</text:p>
          </table:table-cell>
          <table:table-cell table:formula="of:=MIN([.B114:.D114])" office:value-type="float" office:value="974.719" calcext:value-type="float">
            <text:p/>
          </table:table-cell>
          <table:table-cell table:formula="of:=MAX([.B114:.D114])" office:value-type="float" office:value="992.465" calcext:value-type="float">
            <text:p/>
          </table:table-cell>
          <table:table-cell table:formula="of:=AVERAGE([.B114:.D114])" office:value-type="float" office:value="984.137" calcext:value-type="float">
            <text:p/>
          </table:table-cell>
          <table:table-cell table:formula="of:=[.E114]/([.A114]*[.A114])" office:value-type="float" office:value="0.0763347952071423" calcext:value-type="float">
            <text:p/>
          </table:table-cell>
          <table:table-cell table:formula="of:=[.F114]/([.A114]*[.A114])" office:value-type="float" office:value="0.0777245673114574" calcext:value-type="float">
            <text:p/>
          </table:table-cell>
          <table:table-cell table:formula="of:=[.G114]/([.A114]*[.A114])" office:value-type="float" office:value="0.0770723627535438" calcext:value-type="float">
            <text:p/>
          </table:table-cell>
          <table:table-cell table:formula="of:=[.H114]/[.A114]" office:value-type="float" office:value="0.000675529161125153" calcext:value-type="float">
            <text:p/>
          </table:table-cell>
          <table:table-cell table:formula="of:=[.I114]/[.A114]" office:value-type="float" office:value="0.000687828029304933" calcext:value-type="float">
            <text:p/>
          </table:table-cell>
          <table:table-cell table:formula="of:=[.J114]/[.A114]" office:value-type="float" office:value="0.000682056307553485" calcext:value-type="float">
            <text:p/>
          </table:table-cell>
        </table:table-row>
        <table:table-row table:style-name="ro1">
          <table:table-cell office:value-type="float" office:value="114" calcext:value-type="float">
            <text:p>114</text:p>
          </table:table-cell>
          <table:table-cell office:value-type="float" office:value="1017.94" calcext:value-type="float">
            <text:p>1017.94</text:p>
          </table:table-cell>
          <table:table-cell office:value-type="float" office:value="1005.79" calcext:value-type="float">
            <text:p>1005.79</text:p>
          </table:table-cell>
          <table:table-cell office:value-type="float" office:value="1023.08" calcext:value-type="float">
            <text:p>1023.08</text:p>
          </table:table-cell>
          <table:table-cell table:formula="of:=MIN([.B115:.D115])" office:value-type="float" office:value="1005.79" calcext:value-type="float">
            <text:p/>
          </table:table-cell>
          <table:table-cell table:formula="of:=MAX([.B115:.D115])" office:value-type="float" office:value="1023.08" calcext:value-type="float">
            <text:p/>
          </table:table-cell>
          <table:table-cell table:formula="of:=AVERAGE([.B115:.D115])" office:value-type="float" office:value="1015.60333333333" calcext:value-type="float">
            <text:p/>
          </table:table-cell>
          <table:table-cell table:formula="of:=[.E115]/([.A115]*[.A115])" office:value-type="float" office:value="0.0773922745460142" calcext:value-type="float">
            <text:p/>
          </table:table-cell>
          <table:table-cell table:formula="of:=[.F115]/([.A115]*[.A115])" office:value-type="float" office:value="0.0787226839027393" calcext:value-type="float">
            <text:p/>
          </table:table-cell>
          <table:table-cell table:formula="of:=[.G115]/([.A115]*[.A115])" office:value-type="float" office:value="0.0781473786806197" calcext:value-type="float">
            <text:p/>
          </table:table-cell>
          <table:table-cell table:formula="of:=[.H115]/[.A115]" office:value-type="float" office:value="0.000678879601280826" calcext:value-type="float">
            <text:p/>
          </table:table-cell>
          <table:table-cell table:formula="of:=[.I115]/[.A115]" office:value-type="float" office:value="0.000690549858795959" calcext:value-type="float">
            <text:p/>
          </table:table-cell>
          <table:table-cell table:formula="of:=[.J115]/[.A115]" office:value-type="float" office:value="0.000685503321759822" calcext:value-type="float">
            <text:p/>
          </table:table-cell>
        </table:table-row>
        <table:table-row table:style-name="ro1">
          <table:table-cell office:value-type="float" office:value="115" calcext:value-type="float">
            <text:p>115</text:p>
          </table:table-cell>
          <table:table-cell office:value-type="float" office:value="1046.41" calcext:value-type="float">
            <text:p>1046.41</text:p>
          </table:table-cell>
          <table:table-cell office:value-type="float" office:value="1028.71" calcext:value-type="float">
            <text:p>1028.71</text:p>
          </table:table-cell>
          <table:table-cell office:value-type="float" office:value="1042.05" calcext:value-type="float">
            <text:p>1042.05</text:p>
          </table:table-cell>
          <table:table-cell table:formula="of:=MIN([.B116:.D116])" office:value-type="float" office:value="1028.71" calcext:value-type="float">
            <text:p/>
          </table:table-cell>
          <table:table-cell table:formula="of:=MAX([.B116:.D116])" office:value-type="float" office:value="1046.41" calcext:value-type="float">
            <text:p/>
          </table:table-cell>
          <table:table-cell table:formula="of:=AVERAGE([.B116:.D116])" office:value-type="float" office:value="1039.05666666667" calcext:value-type="float">
            <text:p/>
          </table:table-cell>
          <table:table-cell table:formula="of:=[.E116]/([.A116]*[.A116])" office:value-type="float" office:value="0.0777852551984877" calcext:value-type="float">
            <text:p/>
          </table:table-cell>
          <table:table-cell table:formula="of:=[.F116]/([.A116]*[.A116])" office:value-type="float" office:value="0.079123629489603" calcext:value-type="float">
            <text:p/>
          </table:table-cell>
          <table:table-cell table:formula="of:=[.G116]/([.A116]*[.A116])" office:value-type="float" office:value="0.0785676118462508" calcext:value-type="float">
            <text:p/>
          </table:table-cell>
          <table:table-cell table:formula="of:=[.H116]/[.A116]" office:value-type="float" office:value="0.000676393523465111" calcext:value-type="float">
            <text:p/>
          </table:table-cell>
          <table:table-cell table:formula="of:=[.I116]/[.A116]" office:value-type="float" office:value="0.000688031560779157" calcext:value-type="float">
            <text:p/>
          </table:table-cell>
          <table:table-cell table:formula="of:=[.J116]/[.A116]" office:value-type="float" office:value="0.000683196624750007" calcext:value-type="float">
            <text:p/>
          </table:table-cell>
        </table:table-row>
        <table:table-row table:style-name="ro1">
          <table:table-cell office:value-type="float" office:value="116" calcext:value-type="float">
            <text:p>116</text:p>
          </table:table-cell>
          <table:table-cell office:value-type="float" office:value="1068.69" calcext:value-type="float">
            <text:p>1068.69</text:p>
          </table:table-cell>
          <table:table-cell office:value-type="float" office:value="1059.46" calcext:value-type="float">
            <text:p>1059.46</text:p>
          </table:table-cell>
          <table:table-cell office:value-type="float" office:value="1091.71" calcext:value-type="float">
            <text:p>1091.71</text:p>
          </table:table-cell>
          <table:table-cell table:formula="of:=MIN([.B117:.D117])" office:value-type="float" office:value="1059.46" calcext:value-type="float">
            <text:p/>
          </table:table-cell>
          <table:table-cell table:formula="of:=MAX([.B117:.D117])" office:value-type="float" office:value="1091.71" calcext:value-type="float">
            <text:p/>
          </table:table-cell>
          <table:table-cell table:formula="of:=AVERAGE([.B117:.D117])" office:value-type="float" office:value="1073.28666666667" calcext:value-type="float">
            <text:p/>
          </table:table-cell>
          <table:table-cell table:formula="of:=[.E117]/([.A117]*[.A117])" office:value-type="float" office:value="0.0787351367419738" calcext:value-type="float">
            <text:p/>
          </table:table-cell>
          <table:table-cell table:formula="of:=[.F117]/([.A117]*[.A117])" office:value-type="float" office:value="0.081131837098692" calcext:value-type="float">
            <text:p/>
          </table:table-cell>
          <table:table-cell table:formula="of:=[.G117]/([.A117]*[.A117])" office:value-type="float" office:value="0.0797626833135157" calcext:value-type="float">
            <text:p/>
          </table:table-cell>
          <table:table-cell table:formula="of:=[.H117]/[.A117]" office:value-type="float" office:value="0.000678751178810119" calcext:value-type="float">
            <text:p/>
          </table:table-cell>
          <table:table-cell table:formula="of:=[.I117]/[.A117]" office:value-type="float" office:value="0.000699412388781828" calcext:value-type="float">
            <text:p/>
          </table:table-cell>
          <table:table-cell table:formula="of:=[.J117]/[.A117]" office:value-type="float" office:value="0.000687609338909618" calcext:value-type="float">
            <text:p/>
          </table:table-cell>
        </table:table-row>
        <table:table-row table:style-name="ro1">
          <table:table-cell office:value-type="float" office:value="117" calcext:value-type="float">
            <text:p>117</text:p>
          </table:table-cell>
          <table:table-cell office:value-type="float" office:value="1098.21" calcext:value-type="float">
            <text:p>1098.21</text:p>
          </table:table-cell>
          <table:table-cell office:value-type="float" office:value="1085.8" calcext:value-type="float">
            <text:p>1085.8</text:p>
          </table:table-cell>
          <table:table-cell office:value-type="float" office:value="1092.22" calcext:value-type="float">
            <text:p>1092.22</text:p>
          </table:table-cell>
          <table:table-cell table:formula="of:=MIN([.B118:.D118])" office:value-type="float" office:value="1085.8" calcext:value-type="float">
            <text:p/>
          </table:table-cell>
          <table:table-cell table:formula="of:=MAX([.B118:.D118])" office:value-type="float" office:value="1098.21" calcext:value-type="float">
            <text:p/>
          </table:table-cell>
          <table:table-cell table:formula="of:=AVERAGE([.B118:.D118])" office:value-type="float" office:value="1092.07666666667" calcext:value-type="float">
            <text:p/>
          </table:table-cell>
          <table:table-cell table:formula="of:=[.E118]/([.A118]*[.A118])" office:value-type="float" office:value="0.0793191613704434" calcext:value-type="float">
            <text:p/>
          </table:table-cell>
          <table:table-cell table:formula="of:=[.F118]/([.A118]*[.A118])" office:value-type="float" office:value="0.0802257286872672" calcext:value-type="float">
            <text:p/>
          </table:table-cell>
          <table:table-cell table:formula="of:=[.G118]/([.A118]*[.A118])" office:value-type="float" office:value="0.079777680375971" calcext:value-type="float">
            <text:p/>
          </table:table-cell>
          <table:table-cell table:formula="of:=[.H118]/[.A118]" office:value-type="float" office:value="0.00067794155017473" calcext:value-type="float">
            <text:p/>
          </table:table-cell>
          <table:table-cell table:formula="of:=[.I118]/[.A118]" office:value-type="float" office:value="0.000685689988780061" calcext:value-type="float">
            <text:p/>
          </table:table-cell>
          <table:table-cell table:formula="of:=[.J118]/[.A118]" office:value-type="float" office:value="0.00068186051603394" calcext:value-type="float">
            <text:p/>
          </table:table-cell>
        </table:table-row>
        <table:table-row table:style-name="ro1">
          <table:table-cell office:value-type="float" office:value="118" calcext:value-type="float">
            <text:p>118</text:p>
          </table:table-cell>
          <table:table-cell office:value-type="float" office:value="1128.42" calcext:value-type="float">
            <text:p>1128.42</text:p>
          </table:table-cell>
          <table:table-cell office:value-type="float" office:value="1110.95" calcext:value-type="float">
            <text:p>1110.95</text:p>
          </table:table-cell>
          <table:table-cell office:value-type="float" office:value="1117.33" calcext:value-type="float">
            <text:p>1117.33</text:p>
          </table:table-cell>
          <table:table-cell table:formula="of:=MIN([.B119:.D119])" office:value-type="float" office:value="1110.95" calcext:value-type="float">
            <text:p/>
          </table:table-cell>
          <table:table-cell table:formula="of:=MAX([.B119:.D119])" office:value-type="float" office:value="1128.42" calcext:value-type="float">
            <text:p/>
          </table:table-cell>
          <table:table-cell table:formula="of:=AVERAGE([.B119:.D119])" office:value-type="float" office:value="1118.9" calcext:value-type="float">
            <text:p/>
          </table:table-cell>
          <table:table-cell table:formula="of:=[.E119]/([.A119]*[.A119])" office:value-type="float" office:value="0.0797866992243608" calcext:value-type="float">
            <text:p/>
          </table:table-cell>
          <table:table-cell table:formula="of:=[.F119]/([.A119]*[.A119])" office:value-type="float" office:value="0.0810413674231543" calcext:value-type="float">
            <text:p/>
          </table:table-cell>
          <table:table-cell table:formula="of:=[.G119]/([.A119]*[.A119])" office:value-type="float" office:value="0.0803576558460212" calcext:value-type="float">
            <text:p/>
          </table:table-cell>
          <table:table-cell table:formula="of:=[.H119]/[.A119]" office:value-type="float" office:value="0.000676158468003058" calcext:value-type="float">
            <text:p/>
          </table:table-cell>
          <table:table-cell table:formula="of:=[.I119]/[.A119]" office:value-type="float" office:value="0.000686791249348765" calcext:value-type="float">
            <text:p/>
          </table:table-cell>
          <table:table-cell table:formula="of:=[.J119]/[.A119]" office:value-type="float" office:value="0.000680997083440858" calcext:value-type="float">
            <text:p/>
          </table:table-cell>
        </table:table-row>
        <table:table-row table:style-name="ro1">
          <table:table-cell office:value-type="float" office:value="119" calcext:value-type="float">
            <text:p>119</text:p>
          </table:table-cell>
          <table:table-cell office:value-type="float" office:value="1156.45" calcext:value-type="float">
            <text:p>1156.45</text:p>
          </table:table-cell>
          <table:table-cell office:value-type="float" office:value="1143.25" calcext:value-type="float">
            <text:p>1143.25</text:p>
          </table:table-cell>
          <table:table-cell office:value-type="float" office:value="1145.87" calcext:value-type="float">
            <text:p>1145.87</text:p>
          </table:table-cell>
          <table:table-cell table:formula="of:=MIN([.B120:.D120])" office:value-type="float" office:value="1143.25" calcext:value-type="float">
            <text:p/>
          </table:table-cell>
          <table:table-cell table:formula="of:=MAX([.B120:.D120])" office:value-type="float" office:value="1156.45" calcext:value-type="float">
            <text:p/>
          </table:table-cell>
          <table:table-cell table:formula="of:=AVERAGE([.B120:.D120])" office:value-type="float" office:value="1148.52333333333" calcext:value-type="float">
            <text:p/>
          </table:table-cell>
          <table:table-cell table:formula="of:=[.E120]/([.A120]*[.A120])" office:value-type="float" office:value="0.0807322929171669" calcext:value-type="float">
            <text:p/>
          </table:table-cell>
          <table:table-cell table:formula="of:=[.F120]/([.A120]*[.A120])" office:value-type="float" office:value="0.0816644304780736" calcext:value-type="float">
            <text:p/>
          </table:table-cell>
          <table:table-cell table:formula="of:=[.G120]/([.A120]*[.A120])" office:value-type="float" office:value="0.0811046771649836" calcext:value-type="float">
            <text:p/>
          </table:table-cell>
          <table:table-cell table:formula="of:=[.H120]/[.A120]" office:value-type="float" office:value="0.000678422629556024" calcext:value-type="float">
            <text:p/>
          </table:table-cell>
          <table:table-cell table:formula="of:=[.I120]/[.A120]" office:value-type="float" office:value="0.000686255718303139" calcext:value-type="float">
            <text:p/>
          </table:table-cell>
          <table:table-cell table:formula="of:=[.J120]/[.A120]" office:value-type="float" office:value="0.000681551908949442" calcext:value-type="float">
            <text:p/>
          </table:table-cell>
        </table:table-row>
        <table:table-row table:style-name="ro1">
          <table:table-cell office:value-type="float" office:value="120" calcext:value-type="float">
            <text:p>120</text:p>
          </table:table-cell>
          <table:table-cell office:value-type="float" office:value="1185.49" calcext:value-type="float">
            <text:p>1185.49</text:p>
          </table:table-cell>
          <table:table-cell office:value-type="float" office:value="1174.22" calcext:value-type="float">
            <text:p>1174.22</text:p>
          </table:table-cell>
          <table:table-cell office:value-type="float" office:value="1178.25" calcext:value-type="float">
            <text:p>1178.25</text:p>
          </table:table-cell>
          <table:table-cell table:formula="of:=MIN([.B121:.D121])" office:value-type="float" office:value="1174.22" calcext:value-type="float">
            <text:p/>
          </table:table-cell>
          <table:table-cell table:formula="of:=MAX([.B121:.D121])" office:value-type="float" office:value="1185.49" calcext:value-type="float">
            <text:p/>
          </table:table-cell>
          <table:table-cell table:formula="of:=AVERAGE([.B121:.D121])" office:value-type="float" office:value="1179.32" calcext:value-type="float">
            <text:p/>
          </table:table-cell>
          <table:table-cell table:formula="of:=[.E121]/([.A121]*[.A121])" office:value-type="float" office:value="0.0815430555555556" calcext:value-type="float">
            <text:p/>
          </table:table-cell>
          <table:table-cell table:formula="of:=[.F121]/([.A121]*[.A121])" office:value-type="float" office:value="0.0823256944444444" calcext:value-type="float">
            <text:p/>
          </table:table-cell>
          <table:table-cell table:formula="of:=[.G121]/([.A121]*[.A121])" office:value-type="float" office:value="0.0818972222222222" calcext:value-type="float">
            <text:p/>
          </table:table-cell>
          <table:table-cell table:formula="of:=[.H121]/[.A121]" office:value-type="float" office:value="0.000679525462962963" calcext:value-type="float">
            <text:p/>
          </table:table-cell>
          <table:table-cell table:formula="of:=[.I121]/[.A121]" office:value-type="float" office:value="0.000686047453703704" calcext:value-type="float">
            <text:p/>
          </table:table-cell>
          <table:table-cell table:formula="of:=[.J121]/[.A121]" office:value-type="float" office:value="0.000682476851851852" calcext:value-type="float">
            <text:p/>
          </table:table-cell>
        </table:table-row>
        <table:table-row table:style-name="ro1">
          <table:table-cell office:value-type="float" office:value="121" calcext:value-type="float">
            <text:p>121</text:p>
          </table:table-cell>
          <table:table-cell office:value-type="float" office:value="1217.25" calcext:value-type="float">
            <text:p>1217.25</text:p>
          </table:table-cell>
          <table:table-cell office:value-type="float" office:value="1206.17" calcext:value-type="float">
            <text:p>1206.17</text:p>
          </table:table-cell>
          <table:table-cell office:value-type="float" office:value="1208.29" calcext:value-type="float">
            <text:p>1208.29</text:p>
          </table:table-cell>
          <table:table-cell table:formula="of:=MIN([.B122:.D122])" office:value-type="float" office:value="1206.17" calcext:value-type="float">
            <text:p/>
          </table:table-cell>
          <table:table-cell table:formula="of:=MAX([.B122:.D122])" office:value-type="float" office:value="1217.25" calcext:value-type="float">
            <text:p/>
          </table:table-cell>
          <table:table-cell table:formula="of:=AVERAGE([.B122:.D122])" office:value-type="float" office:value="1210.57" calcext:value-type="float">
            <text:p/>
          </table:table-cell>
          <table:table-cell table:formula="of:=[.E122]/([.A122]*[.A122])" office:value-type="float" office:value="0.0823830339457687" calcext:value-type="float">
            <text:p/>
          </table:table-cell>
          <table:table-cell table:formula="of:=[.F122]/([.A122]*[.A122])" office:value-type="float" office:value="0.0831398128543132" calcext:value-type="float">
            <text:p/>
          </table:table-cell>
          <table:table-cell table:formula="of:=[.G122]/([.A122]*[.A122])" office:value-type="float" office:value="0.0826835598661294" calcext:value-type="float">
            <text:p/>
          </table:table-cell>
          <table:table-cell table:formula="of:=[.H122]/[.A122]" office:value-type="float" office:value="0.000680851520212965" calcext:value-type="float">
            <text:p/>
          </table:table-cell>
          <table:table-cell table:formula="of:=[.I122]/[.A122]" office:value-type="float" office:value="0.000687105891357961" calcext:value-type="float">
            <text:p/>
          </table:table-cell>
          <table:table-cell table:formula="of:=[.J122]/[.A122]" office:value-type="float" office:value="0.000683335205505201" calcext:value-type="float">
            <text:p/>
          </table:table-cell>
        </table:table-row>
        <table:table-row table:style-name="ro1">
          <table:table-cell office:value-type="float" office:value="122" calcext:value-type="float">
            <text:p>122</text:p>
          </table:table-cell>
          <table:table-cell office:value-type="float" office:value="1244.62" calcext:value-type="float">
            <text:p>1244.62</text:p>
          </table:table-cell>
          <table:table-cell office:value-type="float" office:value="1235.35" calcext:value-type="float">
            <text:p>1235.35</text:p>
          </table:table-cell>
          <table:table-cell office:value-type="float" office:value="1240.33" calcext:value-type="float">
            <text:p>1240.33</text:p>
          </table:table-cell>
          <table:table-cell table:formula="of:=MIN([.B123:.D123])" office:value-type="float" office:value="1235.35" calcext:value-type="float">
            <text:p/>
          </table:table-cell>
          <table:table-cell table:formula="of:=MAX([.B123:.D123])" office:value-type="float" office:value="1244.62" calcext:value-type="float">
            <text:p/>
          </table:table-cell>
          <table:table-cell table:formula="of:=AVERAGE([.B123:.D123])" office:value-type="float" office:value="1240.1" calcext:value-type="float">
            <text:p/>
          </table:table-cell>
          <table:table-cell table:formula="of:=[.E123]/([.A123]*[.A123])" office:value-type="float" office:value="0.0829985219027143" calcext:value-type="float">
            <text:p/>
          </table:table-cell>
          <table:table-cell table:formula="of:=[.F123]/([.A123]*[.A123])" office:value-type="float" office:value="0.0836213383499059" calcext:value-type="float">
            <text:p/>
          </table:table-cell>
          <table:table-cell table:formula="of:=[.G123]/([.A123]*[.A123])" office:value-type="float" office:value="0.0833176565439398" calcext:value-type="float">
            <text:p/>
          </table:table-cell>
          <table:table-cell table:formula="of:=[.H123]/[.A123]" office:value-type="float" office:value="0.000680315753300937" calcext:value-type="float">
            <text:p/>
          </table:table-cell>
          <table:table-cell table:formula="of:=[.I123]/[.A123]" office:value-type="float" office:value="0.00068542080614677" calcext:value-type="float">
            <text:p/>
          </table:table-cell>
          <table:table-cell table:formula="of:=[.J123]/[.A123]" office:value-type="float" office:value="0.0006829316110159" calcext:value-type="float">
            <text:p/>
          </table:table-cell>
        </table:table-row>
        <table:table-row table:style-name="ro1">
          <table:table-cell office:value-type="float" office:value="123" calcext:value-type="float">
            <text:p>123</text:p>
          </table:table-cell>
          <table:table-cell office:value-type="float" office:value="1274.1" calcext:value-type="float">
            <text:p>1274.1</text:p>
          </table:table-cell>
          <table:table-cell office:value-type="float" office:value="1262.68" calcext:value-type="float">
            <text:p>1262.68</text:p>
          </table:table-cell>
          <table:table-cell office:value-type="float" office:value="1280.67" calcext:value-type="float">
            <text:p>1280.67</text:p>
          </table:table-cell>
          <table:table-cell table:formula="of:=MIN([.B124:.D124])" office:value-type="float" office:value="1262.68" calcext:value-type="float">
            <text:p/>
          </table:table-cell>
          <table:table-cell table:formula="of:=MAX([.B124:.D124])" office:value-type="float" office:value="1280.67" calcext:value-type="float">
            <text:p/>
          </table:table-cell>
          <table:table-cell table:formula="of:=AVERAGE([.B124:.D124])" office:value-type="float" office:value="1272.48333333333" calcext:value-type="float">
            <text:p/>
          </table:table-cell>
          <table:table-cell table:formula="of:=[.E124]/([.A124]*[.A124])" office:value-type="float" office:value="0.0834609029017119" calcext:value-type="float">
            <text:p/>
          </table:table-cell>
          <table:table-cell table:formula="of:=[.F124]/([.A124]*[.A124])" office:value-type="float" office:value="0.0846500099147333" calcext:value-type="float">
            <text:p/>
          </table:table-cell>
          <table:table-cell table:formula="of:=[.G124]/([.A124]*[.A124])" office:value-type="float" office:value="0.0841088858043052" calcext:value-type="float">
            <text:p/>
          </table:table-cell>
          <table:table-cell table:formula="of:=[.H124]/[.A124]" office:value-type="float" office:value="0.000678543926030178" calcext:value-type="float">
            <text:p/>
          </table:table-cell>
          <table:table-cell table:formula="of:=[.I124]/[.A124]" office:value-type="float" office:value="0.000688211462721409" calcext:value-type="float">
            <text:p/>
          </table:table-cell>
          <table:table-cell table:formula="of:=[.J124]/[.A124]" office:value-type="float" office:value="0.000683812079709798" calcext:value-type="float">
            <text:p/>
          </table:table-cell>
        </table:table-row>
        <table:table-row table:style-name="ro1">
          <table:table-cell office:value-type="float" office:value="124" calcext:value-type="float">
            <text:p>124</text:p>
          </table:table-cell>
          <table:table-cell office:value-type="float" office:value="1308.79" calcext:value-type="float">
            <text:p>1308.79</text:p>
          </table:table-cell>
          <table:table-cell office:value-type="float" office:value="1297.29" calcext:value-type="float">
            <text:p>1297.29</text:p>
          </table:table-cell>
          <table:table-cell office:value-type="float" office:value="1328.56" calcext:value-type="float">
            <text:p>1328.56</text:p>
          </table:table-cell>
          <table:table-cell table:formula="of:=MIN([.B125:.D125])" office:value-type="float" office:value="1297.29" calcext:value-type="float">
            <text:p/>
          </table:table-cell>
          <table:table-cell table:formula="of:=MAX([.B125:.D125])" office:value-type="float" office:value="1328.56" calcext:value-type="float">
            <text:p/>
          </table:table-cell>
          <table:table-cell table:formula="of:=AVERAGE([.B125:.D125])" office:value-type="float" office:value="1311.54666666667" calcext:value-type="float">
            <text:p/>
          </table:table-cell>
          <table:table-cell table:formula="of:=[.E125]/([.A125]*[.A125])" office:value-type="float" office:value="0.0843710978147763" calcext:value-type="float">
            <text:p/>
          </table:table-cell>
          <table:table-cell table:formula="of:=[.F125]/([.A125]*[.A125])" office:value-type="float" office:value="0.0864047866805411" calcext:value-type="float">
            <text:p/>
          </table:table-cell>
          <table:table-cell table:formula="of:=[.G125]/([.A125]*[.A125])" office:value-type="float" office:value="0.085298300381547" calcext:value-type="float">
            <text:p/>
          </table:table-cell>
          <table:table-cell table:formula="of:=[.H125]/[.A125]" office:value-type="float" office:value="0.000680412079151421" calcext:value-type="float">
            <text:p/>
          </table:table-cell>
          <table:table-cell table:formula="of:=[.I125]/[.A125]" office:value-type="float" office:value="0.000696812795810815" calcext:value-type="float">
            <text:p/>
          </table:table-cell>
          <table:table-cell table:formula="of:=[.J125]/[.A125]" office:value-type="float" office:value="0.000687889519206024" calcext:value-type="float">
            <text:p/>
          </table:table-cell>
        </table:table-row>
        <table:table-row table:style-name="ro1">
          <table:table-cell office:value-type="float" office:value="125" calcext:value-type="float">
            <text:p>125</text:p>
          </table:table-cell>
          <table:table-cell office:value-type="float" office:value="1334.67" calcext:value-type="float">
            <text:p>1334.67</text:p>
          </table:table-cell>
          <table:table-cell office:value-type="float" office:value="1325.52" calcext:value-type="float">
            <text:p>1325.52</text:p>
          </table:table-cell>
          <table:table-cell office:value-type="float" office:value="1412.41" calcext:value-type="float">
            <text:p>1412.41</text:p>
          </table:table-cell>
          <table:table-cell table:formula="of:=MIN([.B126:.D126])" office:value-type="float" office:value="1325.52" calcext:value-type="float">
            <text:p/>
          </table:table-cell>
          <table:table-cell table:formula="of:=MAX([.B126:.D126])" office:value-type="float" office:value="1412.41" calcext:value-type="float">
            <text:p/>
          </table:table-cell>
          <table:table-cell table:formula="of:=AVERAGE([.B126:.D126])" office:value-type="float" office:value="1357.53333333333" calcext:value-type="float">
            <text:p/>
          </table:table-cell>
          <table:table-cell table:formula="of:=[.E126]/([.A126]*[.A126])" office:value-type="float" office:value="0.08483328" calcext:value-type="float">
            <text:p/>
          </table:table-cell>
          <table:table-cell table:formula="of:=[.F126]/([.A126]*[.A126])" office:value-type="float" office:value="0.09039424" calcext:value-type="float">
            <text:p/>
          </table:table-cell>
          <table:table-cell table:formula="of:=[.G126]/([.A126]*[.A126])" office:value-type="float" office:value="0.0868821333333334" calcext:value-type="float">
            <text:p/>
          </table:table-cell>
          <table:table-cell table:formula="of:=[.H126]/[.A126]" office:value-type="float" office:value="0.00067866624" calcext:value-type="float">
            <text:p/>
          </table:table-cell>
          <table:table-cell table:formula="of:=[.I126]/[.A126]" office:value-type="float" office:value="0.00072315392" calcext:value-type="float">
            <text:p/>
          </table:table-cell>
          <table:table-cell table:formula="of:=[.J126]/[.A126]" office:value-type="float" office:value="0.000695057066666667" calcext:value-type="float">
            <text:p/>
          </table:table-cell>
        </table:table-row>
        <table:table-row table:style-name="ro1">
          <table:table-cell office:value-type="float" office:value="126" calcext:value-type="float">
            <text:p>126</text:p>
          </table:table-cell>
          <table:table-cell office:value-type="float" office:value="1368.66" calcext:value-type="float">
            <text:p>1368.66</text:p>
          </table:table-cell>
          <table:table-cell office:value-type="float" office:value="1357.78" calcext:value-type="float">
            <text:p>1357.78</text:p>
          </table:table-cell>
          <table:table-cell office:value-type="float" office:value="1437.8" calcext:value-type="float">
            <text:p>1437.8</text:p>
          </table:table-cell>
          <table:table-cell table:formula="of:=MIN([.B127:.D127])" office:value-type="float" office:value="1357.78" calcext:value-type="float">
            <text:p/>
          </table:table-cell>
          <table:table-cell table:formula="of:=MAX([.B127:.D127])" office:value-type="float" office:value="1437.8" calcext:value-type="float">
            <text:p/>
          </table:table-cell>
          <table:table-cell table:formula="of:=AVERAGE([.B127:.D127])" office:value-type="float" office:value="1388.08" calcext:value-type="float">
            <text:p/>
          </table:table-cell>
          <table:table-cell table:formula="of:=[.E127]/([.A127]*[.A127])" office:value-type="float" office:value="0.0855240614764424" calcext:value-type="float">
            <text:p/>
          </table:table-cell>
          <table:table-cell table:formula="of:=[.F127]/([.A127]*[.A127])" office:value-type="float" office:value="0.0905643738977072" calcext:value-type="float">
            <text:p/>
          </table:table-cell>
          <table:table-cell table:formula="of:=[.G127]/([.A127]*[.A127])" office:value-type="float" office:value="0.0874326026706979" calcext:value-type="float">
            <text:p/>
          </table:table-cell>
          <table:table-cell table:formula="of:=[.H127]/[.A127]" office:value-type="float" office:value="0.000678762392670178" calcext:value-type="float">
            <text:p/>
          </table:table-cell>
          <table:table-cell table:formula="of:=[.I127]/[.A127]" office:value-type="float" office:value="0.000718764872204026" calcext:value-type="float">
            <text:p/>
          </table:table-cell>
          <table:table-cell table:formula="of:=[.J127]/[.A127]" office:value-type="float" office:value="0.000693909545005539" calcext:value-type="float">
            <text:p/>
          </table:table-cell>
        </table:table-row>
        <table:table-row table:style-name="ro1">
          <table:table-cell office:value-type="float" office:value="127" calcext:value-type="float">
            <text:p>127</text:p>
          </table:table-cell>
          <table:table-cell office:value-type="float" office:value="1401.68" calcext:value-type="float">
            <text:p>1401.68</text:p>
          </table:table-cell>
          <table:table-cell office:value-type="float" office:value="1391.94" calcext:value-type="float">
            <text:p>1391.94</text:p>
          </table:table-cell>
          <table:table-cell office:value-type="float" office:value="1420.26" calcext:value-type="float">
            <text:p>1420.26</text:p>
          </table:table-cell>
          <table:table-cell table:formula="of:=MIN([.B128:.D128])" office:value-type="float" office:value="1391.94" calcext:value-type="float">
            <text:p/>
          </table:table-cell>
          <table:table-cell table:formula="of:=MAX([.B128:.D128])" office:value-type="float" office:value="1420.26" calcext:value-type="float">
            <text:p/>
          </table:table-cell>
          <table:table-cell table:formula="of:=AVERAGE([.B128:.D128])" office:value-type="float" office:value="1404.62666666667" calcext:value-type="float">
            <text:p/>
          </table:table-cell>
          <table:table-cell table:formula="of:=[.E128]/([.A128]*[.A128])" office:value-type="float" office:value="0.0863004526009052" calcext:value-type="float">
            <text:p/>
          </table:table-cell>
          <table:table-cell table:formula="of:=[.F128]/([.A128]*[.A128])" office:value-type="float" office:value="0.0880562961125922" calcext:value-type="float">
            <text:p/>
          </table:table-cell>
          <table:table-cell table:formula="of:=[.G128]/([.A128]*[.A128])" office:value-type="float" office:value="0.0870870275073884" calcext:value-type="float">
            <text:p/>
          </table:table-cell>
          <table:table-cell table:formula="of:=[.H128]/[.A128]" office:value-type="float" office:value="0.000679531122841773" calcext:value-type="float">
            <text:p/>
          </table:table-cell>
          <table:table-cell table:formula="of:=[.I128]/[.A128]" office:value-type="float" office:value="0.000693356662303876" calcext:value-type="float">
            <text:p/>
          </table:table-cell>
          <table:table-cell table:formula="of:=[.J128]/[.A128]" office:value-type="float" office:value="0.000685724626042428" calcext:value-type="float">
            <text:p/>
          </table:table-cell>
        </table:table-row>
        <table:table-row table:style-name="ro1">
          <table:table-cell office:value-type="float" office:value="128" calcext:value-type="float">
            <text:p>128</text:p>
          </table:table-cell>
          <table:table-cell office:value-type="float" office:value="1437.42" calcext:value-type="float">
            <text:p>1437.42</text:p>
          </table:table-cell>
          <table:table-cell office:value-type="float" office:value="1424.94" calcext:value-type="float">
            <text:p>1424.94</text:p>
          </table:table-cell>
          <table:table-cell office:value-type="float" office:value="1448.83" calcext:value-type="float">
            <text:p>1448.83</text:p>
          </table:table-cell>
          <table:table-cell table:formula="of:=MIN([.B129:.D129])" office:value-type="float" office:value="1424.94" calcext:value-type="float">
            <text:p/>
          </table:table-cell>
          <table:table-cell table:formula="of:=MAX([.B129:.D129])" office:value-type="float" office:value="1448.83" calcext:value-type="float">
            <text:p/>
          </table:table-cell>
          <table:table-cell table:formula="of:=AVERAGE([.B129:.D129])" office:value-type="float" office:value="1437.06333333333" calcext:value-type="float">
            <text:p/>
          </table:table-cell>
          <table:table-cell table:formula="of:=[.E129]/([.A129]*[.A129])" office:value-type="float" office:value="0.086971435546875" calcext:value-type="float">
            <text:p/>
          </table:table-cell>
          <table:table-cell table:formula="of:=[.F129]/([.A129]*[.A129])" office:value-type="float" office:value="0.0884295654296875" calcext:value-type="float">
            <text:p/>
          </table:table-cell>
          <table:table-cell table:formula="of:=[.G129]/([.A129]*[.A129])" office:value-type="float" office:value="0.0877113850911458" calcext:value-type="float">
            <text:p/>
          </table:table-cell>
          <table:table-cell table:formula="of:=[.H129]/[.A129]" office:value-type="float" office:value="0.000679464340209961" calcext:value-type="float">
            <text:p/>
          </table:table-cell>
          <table:table-cell table:formula="of:=[.I129]/[.A129]" office:value-type="float" office:value="0.000690855979919434" calcext:value-type="float">
            <text:p/>
          </table:table-cell>
          <table:table-cell table:formula="of:=[.J129]/[.A129]" office:value-type="float" office:value="0.000685245196024577" calcext:value-type="float">
            <text:p/>
          </table:table-cell>
        </table:table-row>
        <table:table-row table:style-name="ro1">
          <table:table-cell office:value-type="float" office:value="129" calcext:value-type="float">
            <text:p>129</text:p>
          </table:table-cell>
          <table:table-cell office:value-type="float" office:value="1468.27" calcext:value-type="float">
            <text:p>1468.27</text:p>
          </table:table-cell>
          <table:table-cell office:value-type="float" office:value="1463.55" calcext:value-type="float">
            <text:p>1463.55</text:p>
          </table:table-cell>
          <table:table-cell office:value-type="float" office:value="1531.9" calcext:value-type="float">
            <text:p>1531.9</text:p>
          </table:table-cell>
          <table:table-cell table:formula="of:=MIN([.B130:.D130])" office:value-type="float" office:value="1463.55" calcext:value-type="float">
            <text:p/>
          </table:table-cell>
          <table:table-cell table:formula="of:=MAX([.B130:.D130])" office:value-type="float" office:value="1531.9" calcext:value-type="float">
            <text:p/>
          </table:table-cell>
          <table:table-cell table:formula="of:=AVERAGE([.B130:.D130])" office:value-type="float" office:value="1487.90666666667" calcext:value-type="float">
            <text:p/>
          </table:table-cell>
          <table:table-cell table:formula="of:=[.E130]/([.A130]*[.A130])" office:value-type="float" office:value="0.0879484405985217" calcext:value-type="float">
            <text:p/>
          </table:table-cell>
          <table:table-cell table:formula="of:=[.F130]/([.A130]*[.A130])" office:value-type="float" office:value="0.0920557658794544" calcext:value-type="float">
            <text:p/>
          </table:table-cell>
          <table:table-cell table:formula="of:=[.G130]/([.A130]*[.A130])" office:value-type="float" office:value="0.0894120946257236" calcext:value-type="float">
            <text:p/>
          </table:table-cell>
          <table:table-cell table:formula="of:=[.H130]/[.A130]" office:value-type="float" office:value="0.000681770857352882" calcext:value-type="float">
            <text:p/>
          </table:table-cell>
          <table:table-cell table:formula="of:=[.I130]/[.A130]" office:value-type="float" office:value="0.000713610588212825" calcext:value-type="float">
            <text:p/>
          </table:table-cell>
          <table:table-cell table:formula="of:=[.J130]/[.A130]" office:value-type="float" office:value="0.000693117012602509" calcext:value-type="float">
            <text:p/>
          </table:table-cell>
        </table:table-row>
        <table:table-row table:style-name="ro1">
          <table:table-cell office:value-type="float" office:value="130" calcext:value-type="float">
            <text:p>130</text:p>
          </table:table-cell>
          <table:table-cell office:value-type="float" office:value="1508.84" calcext:value-type="float">
            <text:p>1508.84</text:p>
          </table:table-cell>
          <table:table-cell office:value-type="float" office:value="1490.46" calcext:value-type="float">
            <text:p>1490.46</text:p>
          </table:table-cell>
          <table:table-cell office:value-type="float" office:value="1515.91" calcext:value-type="float">
            <text:p>1515.91</text:p>
          </table:table-cell>
          <table:table-cell table:formula="of:=MIN([.B131:.D131])" office:value-type="float" office:value="1490.46" calcext:value-type="float">
            <text:p/>
          </table:table-cell>
          <table:table-cell table:formula="of:=MAX([.B131:.D131])" office:value-type="float" office:value="1515.91" calcext:value-type="float">
            <text:p/>
          </table:table-cell>
          <table:table-cell table:formula="of:=AVERAGE([.B131:.D131])" office:value-type="float" office:value="1505.07" calcext:value-type="float">
            <text:p/>
          </table:table-cell>
          <table:table-cell table:formula="of:=[.E131]/([.A131]*[.A131])" office:value-type="float" office:value="0.088192899408284" calcext:value-type="float">
            <text:p/>
          </table:table-cell>
          <table:table-cell table:formula="of:=[.F131]/([.A131]*[.A131])" office:value-type="float" office:value="0.0896988165680473" calcext:value-type="float">
            <text:p/>
          </table:table-cell>
          <table:table-cell table:formula="of:=[.G131]/([.A131]*[.A131])" office:value-type="float" office:value="0.0890573964497041" calcext:value-type="float">
            <text:p/>
          </table:table-cell>
          <table:table-cell table:formula="of:=[.H131]/[.A131]" office:value-type="float" office:value="0.000678406918525262" calcext:value-type="float">
            <text:p/>
          </table:table-cell>
          <table:table-cell table:formula="of:=[.I131]/[.A131]" office:value-type="float" office:value="0.000689990896677287" calcext:value-type="float">
            <text:p/>
          </table:table-cell>
          <table:table-cell table:formula="of:=[.J131]/[.A131]" office:value-type="float" office:value="0.000685056895766955" calcext:value-type="float">
            <text:p/>
          </table:table-cell>
        </table:table-row>
        <table:table-row table:style-name="ro1">
          <table:table-cell office:value-type="float" office:value="131" calcext:value-type="float">
            <text:p>131</text:p>
          </table:table-cell>
          <table:table-cell office:value-type="float" office:value="1542.88" calcext:value-type="float">
            <text:p>1542.88</text:p>
          </table:table-cell>
          <table:table-cell office:value-type="float" office:value="1526.44" calcext:value-type="float">
            <text:p>1526.44</text:p>
          </table:table-cell>
          <table:table-cell office:value-type="float" office:value="1570.01" calcext:value-type="float">
            <text:p>1570.01</text:p>
          </table:table-cell>
          <table:table-cell table:formula="of:=MIN([.B132:.D132])" office:value-type="float" office:value="1526.44" calcext:value-type="float">
            <text:p/>
          </table:table-cell>
          <table:table-cell table:formula="of:=MAX([.B132:.D132])" office:value-type="float" office:value="1570.01" calcext:value-type="float">
            <text:p/>
          </table:table-cell>
          <table:table-cell table:formula="of:=AVERAGE([.B132:.D132])" office:value-type="float" office:value="1546.44333333333" calcext:value-type="float">
            <text:p/>
          </table:table-cell>
          <table:table-cell table:formula="of:=[.E132]/([.A132]*[.A132])" office:value-type="float" office:value="0.0889481964920459" calcext:value-type="float">
            <text:p/>
          </table:table-cell>
          <table:table-cell table:formula="of:=[.F132]/([.A132]*[.A132])" office:value-type="float" office:value="0.0914870928267584" calcext:value-type="float">
            <text:p/>
          </table:table-cell>
          <table:table-cell table:formula="of:=[.G132]/([.A132]*[.A132])" office:value-type="float" office:value="0.0901138239807315" calcext:value-type="float">
            <text:p/>
          </table:table-cell>
          <table:table-cell table:formula="of:=[.H132]/[.A132]" office:value-type="float" office:value="0.000678993866351496" calcext:value-type="float">
            <text:p/>
          </table:table-cell>
          <table:table-cell table:formula="of:=[.I132]/[.A132]" office:value-type="float" office:value="0.000698374754402735" calcext:value-type="float">
            <text:p/>
          </table:table-cell>
          <table:table-cell table:formula="of:=[.J132]/[.A132]" office:value-type="float" office:value="0.000687891786112454" calcext:value-type="float">
            <text:p/>
          </table:table-cell>
        </table:table-row>
        <table:table-row table:style-name="ro1">
          <table:table-cell office:value-type="float" office:value="132" calcext:value-type="float">
            <text:p>132</text:p>
          </table:table-cell>
          <table:table-cell office:value-type="float" office:value="1576.41" calcext:value-type="float">
            <text:p>1576.41</text:p>
          </table:table-cell>
          <table:table-cell office:value-type="float" office:value="1562.57" calcext:value-type="float">
            <text:p>1562.57</text:p>
          </table:table-cell>
          <table:table-cell office:value-type="float" office:value="1645.57" calcext:value-type="float">
            <text:p>1645.57</text:p>
          </table:table-cell>
          <table:table-cell table:formula="of:=MIN([.B133:.D133])" office:value-type="float" office:value="1562.57" calcext:value-type="float">
            <text:p/>
          </table:table-cell>
          <table:table-cell table:formula="of:=MAX([.B133:.D133])" office:value-type="float" office:value="1645.57" calcext:value-type="float">
            <text:p/>
          </table:table-cell>
          <table:table-cell table:formula="of:=AVERAGE([.B133:.D133])" office:value-type="float" office:value="1594.85" calcext:value-type="float">
            <text:p/>
          </table:table-cell>
          <table:table-cell table:formula="of:=[.E133]/([.A133]*[.A133])" office:value-type="float" office:value="0.0896791781450872" calcext:value-type="float">
            <text:p/>
          </table:table-cell>
          <table:table-cell table:formula="of:=[.F133]/([.A133]*[.A133])" office:value-type="float" office:value="0.094442722681359" calcext:value-type="float">
            <text:p/>
          </table:table-cell>
          <table:table-cell table:formula="of:=[.G133]/([.A133]*[.A133])" office:value-type="float" office:value="0.0915317952249771" calcext:value-type="float">
            <text:p/>
          </table:table-cell>
          <table:table-cell table:formula="of:=[.H133]/[.A133]" office:value-type="float" office:value="0.000679387713220358" calcext:value-type="float">
            <text:p/>
          </table:table-cell>
          <table:table-cell table:formula="of:=[.I133]/[.A133]" office:value-type="float" office:value="0.000715475171828478" calcext:value-type="float">
            <text:p/>
          </table:table-cell>
          <table:table-cell table:formula="of:=[.J133]/[.A133]" office:value-type="float" office:value="0.000693422691098311" calcext:value-type="float">
            <text:p/>
          </table:table-cell>
        </table:table-row>
        <table:table-row table:style-name="ro1">
          <table:table-cell office:value-type="float" office:value="133" calcext:value-type="float">
            <text:p>133</text:p>
          </table:table-cell>
          <table:table-cell office:value-type="float" office:value="1613.9" calcext:value-type="float">
            <text:p>1613.9</text:p>
          </table:table-cell>
          <table:table-cell office:value-type="float" office:value="1598.51" calcext:value-type="float">
            <text:p>1598.51</text:p>
          </table:table-cell>
          <table:table-cell office:value-type="float" office:value="1605.39" calcext:value-type="float">
            <text:p>1605.39</text:p>
          </table:table-cell>
          <table:table-cell table:formula="of:=MIN([.B134:.D134])" office:value-type="float" office:value="1598.51" calcext:value-type="float">
            <text:p/>
          </table:table-cell>
          <table:table-cell table:formula="of:=MAX([.B134:.D134])" office:value-type="float" office:value="1613.9" calcext:value-type="float">
            <text:p/>
          </table:table-cell>
          <table:table-cell table:formula="of:=AVERAGE([.B134:.D134])" office:value-type="float" office:value="1605.93333333333" calcext:value-type="float">
            <text:p/>
          </table:table-cell>
          <table:table-cell table:formula="of:=[.E134]/([.A134]*[.A134])" office:value-type="float" office:value="0.0903674600033919" calcext:value-type="float">
            <text:p/>
          </table:table-cell>
          <table:table-cell table:formula="of:=[.F134]/([.A134]*[.A134])" office:value-type="float" office:value="0.0912374922268076" calcext:value-type="float">
            <text:p/>
          </table:table-cell>
          <table:table-cell table:formula="of:=[.G134]/([.A134]*[.A134])" office:value-type="float" office:value="0.0907871181713683" calcext:value-type="float">
            <text:p/>
          </table:table-cell>
          <table:table-cell table:formula="of:=[.H134]/[.A134]" office:value-type="float" office:value="0.000679454586491669" calcext:value-type="float">
            <text:p/>
          </table:table-cell>
          <table:table-cell table:formula="of:=[.I134]/[.A134]" office:value-type="float" office:value="0.000685996182156448" calcext:value-type="float">
            <text:p/>
          </table:table-cell>
          <table:table-cell table:formula="of:=[.J134]/[.A134]" office:value-type="float" office:value="0.000682609911062919" calcext:value-type="float">
            <text:p/>
          </table:table-cell>
        </table:table-row>
        <table:table-row table:style-name="ro1">
          <table:table-cell office:value-type="float" office:value="134" calcext:value-type="float">
            <text:p>134</text:p>
          </table:table-cell>
          <table:table-cell office:value-type="float" office:value="1650.91" calcext:value-type="float">
            <text:p>1650.91</text:p>
          </table:table-cell>
          <table:table-cell office:value-type="float" office:value="1633.04" calcext:value-type="float">
            <text:p>1633.04</text:p>
          </table:table-cell>
          <table:table-cell office:value-type="float" office:value="1667.14" calcext:value-type="float">
            <text:p>1667.14</text:p>
          </table:table-cell>
          <table:table-cell table:formula="of:=MIN([.B135:.D135])" office:value-type="float" office:value="1633.04" calcext:value-type="float">
            <text:p/>
          </table:table-cell>
          <table:table-cell table:formula="of:=MAX([.B135:.D135])" office:value-type="float" office:value="1667.14" calcext:value-type="float">
            <text:p/>
          </table:table-cell>
          <table:table-cell table:formula="of:=AVERAGE([.B135:.D135])" office:value-type="float" office:value="1650.36333333333" calcext:value-type="float">
            <text:p/>
          </table:table-cell>
          <table:table-cell table:formula="of:=[.E135]/([.A135]*[.A135])" office:value-type="float" office:value="0.0909467587435955" calcext:value-type="float">
            <text:p/>
          </table:table-cell>
          <table:table-cell table:formula="of:=[.F135]/([.A135]*[.A135])" office:value-type="float" office:value="0.0928458453998663" calcext:value-type="float">
            <text:p/>
          </table:table-cell>
          <table:table-cell table:formula="of:=[.G135]/([.A135]*[.A135])" office:value-type="float" office:value="0.0919115244672162" calcext:value-type="float">
            <text:p/>
          </table:table-cell>
          <table:table-cell table:formula="of:=[.H135]/[.A135]" office:value-type="float" office:value="0.000678707154802951" calcext:value-type="float">
            <text:p/>
          </table:table-cell>
          <table:table-cell table:formula="of:=[.I135]/[.A135]" office:value-type="float" office:value="0.000692879443282585" calcext:value-type="float">
            <text:p/>
          </table:table-cell>
          <table:table-cell table:formula="of:=[.J135]/[.A135]" office:value-type="float" office:value="0.000685906899009076" calcext:value-type="float">
            <text:p/>
          </table:table-cell>
        </table:table-row>
        <table:table-row table:style-name="ro1">
          <table:table-cell office:value-type="float" office:value="135" calcext:value-type="float">
            <text:p>135</text:p>
          </table:table-cell>
          <table:table-cell office:value-type="float" office:value="1691.42" calcext:value-type="float">
            <text:p>1691.42</text:p>
          </table:table-cell>
          <table:table-cell office:value-type="float" office:value="1670.99" calcext:value-type="float">
            <text:p>1670.99</text:p>
          </table:table-cell>
          <table:table-cell office:value-type="float" office:value="1750.17" calcext:value-type="float">
            <text:p>1750.17</text:p>
          </table:table-cell>
          <table:table-cell table:formula="of:=MIN([.B136:.D136])" office:value-type="float" office:value="1670.99" calcext:value-type="float">
            <text:p/>
          </table:table-cell>
          <table:table-cell table:formula="of:=MAX([.B136:.D136])" office:value-type="float" office:value="1750.17" calcext:value-type="float">
            <text:p/>
          </table:table-cell>
          <table:table-cell table:formula="of:=AVERAGE([.B136:.D136])" office:value-type="float" office:value="1704.19333333333" calcext:value-type="float">
            <text:p/>
          </table:table-cell>
          <table:table-cell table:formula="of:=[.E136]/([.A136]*[.A136])" office:value-type="float" office:value="0.0916866941015089" calcext:value-type="float">
            <text:p/>
          </table:table-cell>
          <table:table-cell table:formula="of:=[.F136]/([.A136]*[.A136])" office:value-type="float" office:value="0.0960312757201646" calcext:value-type="float">
            <text:p/>
          </table:table-cell>
          <table:table-cell table:formula="of:=[.G136]/([.A136]*[.A136])" office:value-type="float" office:value="0.0935085505258345" calcext:value-type="float">
            <text:p/>
          </table:table-cell>
          <table:table-cell table:formula="of:=[.H136]/[.A136]" office:value-type="float" office:value="0.000679160697048214" calcext:value-type="float">
            <text:p/>
          </table:table-cell>
          <table:table-cell table:formula="of:=[.I136]/[.A136]" office:value-type="float" office:value="0.00071134278311233" calcext:value-type="float">
            <text:p/>
          </table:table-cell>
          <table:table-cell table:formula="of:=[.J136]/[.A136]" office:value-type="float" office:value="0.000692655929820996" calcext:value-type="float">
            <text:p/>
          </table:table-cell>
        </table:table-row>
        <table:table-row table:style-name="ro1">
          <table:table-cell office:value-type="float" office:value="136" calcext:value-type="float">
            <text:p>136</text:p>
          </table:table-cell>
          <table:table-cell office:value-type="float" office:value="1728.25" calcext:value-type="float">
            <text:p>1728.25</text:p>
          </table:table-cell>
          <table:table-cell office:value-type="float" office:value="1706.33" calcext:value-type="float">
            <text:p>1706.33</text:p>
          </table:table-cell>
          <table:table-cell office:value-type="float" office:value="1729.28" calcext:value-type="float">
            <text:p>1729.28</text:p>
          </table:table-cell>
          <table:table-cell table:formula="of:=MIN([.B137:.D137])" office:value-type="float" office:value="1706.33" calcext:value-type="float">
            <text:p/>
          </table:table-cell>
          <table:table-cell table:formula="of:=MAX([.B137:.D137])" office:value-type="float" office:value="1729.28" calcext:value-type="float">
            <text:p/>
          </table:table-cell>
          <table:table-cell table:formula="of:=AVERAGE([.B137:.D137])" office:value-type="float" office:value="1721.28666666667" calcext:value-type="float">
            <text:p/>
          </table:table-cell>
          <table:table-cell table:formula="of:=[.E137]/([.A137]*[.A137])" office:value-type="float" office:value="0.0922540008650519" calcext:value-type="float">
            <text:p/>
          </table:table-cell>
          <table:table-cell table:formula="of:=[.F137]/([.A137]*[.A137])" office:value-type="float" office:value="0.0934948096885813" calcext:value-type="float">
            <text:p/>
          </table:table-cell>
          <table:table-cell table:formula="of:=[.G137]/([.A137]*[.A137])" office:value-type="float" office:value="0.0930626441753172" calcext:value-type="float">
            <text:p/>
          </table:table-cell>
          <table:table-cell table:formula="of:=[.H137]/[.A137]" office:value-type="float" office:value="0.000678338241654793" calcext:value-type="float">
            <text:p/>
          </table:table-cell>
          <table:table-cell table:formula="of:=[.I137]/[.A137]" office:value-type="float" office:value="0.000687461835945451" calcext:value-type="float">
            <text:p/>
          </table:table-cell>
          <table:table-cell table:formula="of:=[.J137]/[.A137]" office:value-type="float" office:value="0.00068428414834792" calcext:value-type="float">
            <text:p/>
          </table:table-cell>
        </table:table-row>
        <table:table-row table:style-name="ro1">
          <table:table-cell office:value-type="float" office:value="137" calcext:value-type="float">
            <text:p>137</text:p>
          </table:table-cell>
          <table:table-cell office:value-type="float" office:value="1765.08" calcext:value-type="float">
            <text:p>1765.08</text:p>
          </table:table-cell>
          <table:table-cell office:value-type="float" office:value="1747.4" calcext:value-type="float">
            <text:p>1747.4</text:p>
          </table:table-cell>
          <table:table-cell office:value-type="float" office:value="1753.76" calcext:value-type="float">
            <text:p>1753.76</text:p>
          </table:table-cell>
          <table:table-cell table:formula="of:=MIN([.B138:.D138])" office:value-type="float" office:value="1747.4" calcext:value-type="float">
            <text:p/>
          </table:table-cell>
          <table:table-cell table:formula="of:=MAX([.B138:.D138])" office:value-type="float" office:value="1765.08" calcext:value-type="float">
            <text:p/>
          </table:table-cell>
          <table:table-cell table:formula="of:=AVERAGE([.B138:.D138])" office:value-type="float" office:value="1755.41333333333" calcext:value-type="float">
            <text:p/>
          </table:table-cell>
          <table:table-cell table:formula="of:=[.E138]/([.A138]*[.A138])" office:value-type="float" office:value="0.093100325003996" calcext:value-type="float">
            <text:p/>
          </table:table-cell>
          <table:table-cell table:formula="of:=[.F138]/([.A138]*[.A138])" office:value-type="float" office:value="0.0940423037988172" calcext:value-type="float">
            <text:p/>
          </table:table-cell>
          <table:table-cell table:formula="of:=[.G138]/([.A138]*[.A138])" office:value-type="float" office:value="0.0935272701440318" calcext:value-type="float">
            <text:p/>
          </table:table-cell>
          <table:table-cell table:formula="of:=[.H138]/[.A138]" office:value-type="float" office:value="0.000679564416087562" calcext:value-type="float">
            <text:p/>
          </table:table-cell>
          <table:table-cell table:formula="of:=[.I138]/[.A138]" office:value-type="float" office:value="0.000686440173713994" calcext:value-type="float">
            <text:p/>
          </table:table-cell>
          <table:table-cell table:formula="of:=[.J138]/[.A138]" office:value-type="float" office:value="0.000682680803971035" calcext:value-type="float">
            <text:p/>
          </table:table-cell>
        </table:table-row>
        <table:table-row table:style-name="ro1">
          <table:table-cell office:value-type="float" office:value="138" calcext:value-type="float">
            <text:p>138</text:p>
          </table:table-cell>
          <table:table-cell office:value-type="float" office:value="1807.32" calcext:value-type="float">
            <text:p>1807.32</text:p>
          </table:table-cell>
          <table:table-cell office:value-type="float" office:value="1789.03" calcext:value-type="float">
            <text:p>1789.03</text:p>
          </table:table-cell>
          <table:table-cell office:value-type="float" office:value="1797.51" calcext:value-type="float">
            <text:p>1797.51</text:p>
          </table:table-cell>
          <table:table-cell table:formula="of:=MIN([.B139:.D139])" office:value-type="float" office:value="1789.03" calcext:value-type="float">
            <text:p/>
          </table:table-cell>
          <table:table-cell table:formula="of:=MAX([.B139:.D139])" office:value-type="float" office:value="1807.32" calcext:value-type="float">
            <text:p/>
          </table:table-cell>
          <table:table-cell table:formula="of:=AVERAGE([.B139:.D139])" office:value-type="float" office:value="1797.95333333333" calcext:value-type="float">
            <text:p/>
          </table:table-cell>
          <table:table-cell table:formula="of:=[.E139]/([.A139]*[.A139])" office:value-type="float" office:value="0.0939419239655535" calcext:value-type="float">
            <text:p/>
          </table:table-cell>
          <table:table-cell table:formula="of:=[.F139]/([.A139]*[.A139])" office:value-type="float" office:value="0.0949023314429742" calcext:value-type="float">
            <text:p/>
          </table:table-cell>
          <table:table-cell table:formula="of:=[.G139]/([.A139]*[.A139])" office:value-type="float" office:value="0.0944104879927186" calcext:value-type="float">
            <text:p/>
          </table:table-cell>
          <table:table-cell table:formula="of:=[.H139]/[.A139]" office:value-type="float" office:value="0.000680738579460532" calcext:value-type="float">
            <text:p/>
          </table:table-cell>
          <table:table-cell table:formula="of:=[.I139]/[.A139]" office:value-type="float" office:value="0.000687698053934595" calcext:value-type="float">
            <text:p/>
          </table:table-cell>
          <table:table-cell table:formula="of:=[.J139]/[.A139]" office:value-type="float" office:value="0.000684133970961729" calcext:value-type="float">
            <text:p/>
          </table:table-cell>
        </table:table-row>
        <table:table-row table:style-name="ro1">
          <table:table-cell office:value-type="float" office:value="139" calcext:value-type="float">
            <text:p>139</text:p>
          </table:table-cell>
          <table:table-cell office:value-type="float" office:value="1840.31" calcext:value-type="float">
            <text:p>1840.31</text:p>
          </table:table-cell>
          <table:table-cell office:value-type="float" office:value="1822.62" calcext:value-type="float">
            <text:p>1822.62</text:p>
          </table:table-cell>
          <table:table-cell office:value-type="float" office:value="1834.13" calcext:value-type="float">
            <text:p>1834.13</text:p>
          </table:table-cell>
          <table:table-cell table:formula="of:=MIN([.B140:.D140])" office:value-type="float" office:value="1822.62" calcext:value-type="float">
            <text:p/>
          </table:table-cell>
          <table:table-cell table:formula="of:=MAX([.B140:.D140])" office:value-type="float" office:value="1840.31" calcext:value-type="float">
            <text:p/>
          </table:table-cell>
          <table:table-cell table:formula="of:=AVERAGE([.B140:.D140])" office:value-type="float" office:value="1832.35333333333" calcext:value-type="float">
            <text:p/>
          </table:table-cell>
          <table:table-cell table:formula="of:=[.E140]/([.A140]*[.A140])" office:value-type="float" office:value="0.0943336266238807" calcext:value-type="float">
            <text:p/>
          </table:table-cell>
          <table:table-cell table:formula="of:=[.F140]/([.A140]*[.A140])" office:value-type="float" office:value="0.0952492107033797" calcext:value-type="float">
            <text:p/>
          </table:table-cell>
          <table:table-cell table:formula="of:=[.G140]/([.A140]*[.A140])" office:value-type="float" office:value="0.0948373962700343" calcext:value-type="float">
            <text:p/>
          </table:table-cell>
          <table:table-cell table:formula="of:=[.H140]/[.A140]" office:value-type="float" office:value="0.000678659184344466" calcext:value-type="float">
            <text:p/>
          </table:table-cell>
          <table:table-cell table:formula="of:=[.I140]/[.A140]" office:value-type="float" office:value="0.0006852461201682" calcext:value-type="float">
            <text:p/>
          </table:table-cell>
          <table:table-cell table:formula="of:=[.J140]/[.A140]" office:value-type="float" office:value="0.000682283426403125" calcext:value-type="float">
            <text:p/>
          </table:table-cell>
        </table:table-row>
        <table:table-row table:style-name="ro1">
          <table:table-cell office:value-type="float" office:value="140" calcext:value-type="float">
            <text:p>140</text:p>
          </table:table-cell>
          <table:table-cell office:value-type="float" office:value="1881.82" calcext:value-type="float">
            <text:p>1881.82</text:p>
          </table:table-cell>
          <table:table-cell office:value-type="float" office:value="1861.09" calcext:value-type="float">
            <text:p>1861.09</text:p>
          </table:table-cell>
          <table:table-cell office:value-type="float" office:value="1897.6" calcext:value-type="float">
            <text:p>1897.6</text:p>
          </table:table-cell>
          <table:table-cell table:formula="of:=MIN([.B141:.D141])" office:value-type="float" office:value="1861.09" calcext:value-type="float">
            <text:p/>
          </table:table-cell>
          <table:table-cell table:formula="of:=MAX([.B141:.D141])" office:value-type="float" office:value="1897.6" calcext:value-type="float">
            <text:p/>
          </table:table-cell>
          <table:table-cell table:formula="of:=AVERAGE([.B141:.D141])" office:value-type="float" office:value="1880.17" calcext:value-type="float">
            <text:p/>
          </table:table-cell>
          <table:table-cell table:formula="of:=[.E141]/([.A141]*[.A141])" office:value-type="float" office:value="0.0949535714285714" calcext:value-type="float">
            <text:p/>
          </table:table-cell>
          <table:table-cell table:formula="of:=[.F141]/([.A141]*[.A141])" office:value-type="float" office:value="0.0968163265306122" calcext:value-type="float">
            <text:p/>
          </table:table-cell>
          <table:table-cell table:formula="of:=[.G141]/([.A141]*[.A141])" office:value-type="float" office:value="0.0959270408163265" calcext:value-type="float">
            <text:p/>
          </table:table-cell>
          <table:table-cell table:formula="of:=[.H141]/[.A141]" office:value-type="float" office:value="0.000678239795918367" calcext:value-type="float">
            <text:p/>
          </table:table-cell>
          <table:table-cell table:formula="of:=[.I141]/[.A141]" office:value-type="float" office:value="0.000691545189504373" calcext:value-type="float">
            <text:p/>
          </table:table-cell>
          <table:table-cell table:formula="of:=[.J141]/[.A141]" office:value-type="float" office:value="0.000685193148688047" calcext:value-type="float">
            <text:p/>
          </table:table-cell>
        </table:table-row>
        <table:table-row table:style-name="ro1">
          <table:table-cell office:value-type="float" office:value="141" calcext:value-type="float">
            <text:p>141</text:p>
          </table:table-cell>
          <table:table-cell office:value-type="float" office:value="1924.41" calcext:value-type="float">
            <text:p>1924.41</text:p>
          </table:table-cell>
          <table:table-cell office:value-type="float" office:value="1905.31" calcext:value-type="float">
            <text:p>1905.31</text:p>
          </table:table-cell>
          <table:table-cell office:value-type="float" office:value="1934.47" calcext:value-type="float">
            <text:p>1934.47</text:p>
          </table:table-cell>
          <table:table-cell table:formula="of:=MIN([.B142:.D142])" office:value-type="float" office:value="1905.31" calcext:value-type="float">
            <text:p/>
          </table:table-cell>
          <table:table-cell table:formula="of:=MAX([.B142:.D142])" office:value-type="float" office:value="1934.47" calcext:value-type="float">
            <text:p/>
          </table:table-cell>
          <table:table-cell table:formula="of:=AVERAGE([.B142:.D142])" office:value-type="float" office:value="1921.39666666667" calcext:value-type="float">
            <text:p/>
          </table:table-cell>
          <table:table-cell table:formula="of:=[.E142]/([.A142]*[.A142])" office:value-type="float" office:value="0.0958357225491675" calcext:value-type="float">
            <text:p/>
          </table:table-cell>
          <table:table-cell table:formula="of:=[.F142]/([.A142]*[.A142])" office:value-type="float" office:value="0.0973024495749711" calcext:value-type="float">
            <text:p/>
          </table:table-cell>
          <table:table-cell table:formula="of:=[.G142]/([.A142]*[.A142])" office:value-type="float" office:value="0.0966448703116879" calcext:value-type="float">
            <text:p/>
          </table:table-cell>
          <table:table-cell table:formula="of:=[.H142]/[.A142]" office:value-type="float" office:value="0.000679685975526011" calcext:value-type="float">
            <text:p/>
          </table:table-cell>
          <table:table-cell table:formula="of:=[.I142]/[.A142]" office:value-type="float" office:value="0.000690088294857951" calcext:value-type="float">
            <text:p/>
          </table:table-cell>
          <table:table-cell table:formula="of:=[.J142]/[.A142]" office:value-type="float" office:value="0.00068542461213963" calcext:value-type="float">
            <text:p/>
          </table:table-cell>
        </table:table-row>
        <table:table-row table:style-name="ro1">
          <table:table-cell office:value-type="float" office:value="142" calcext:value-type="float">
            <text:p>142</text:p>
          </table:table-cell>
          <table:table-cell office:value-type="float" office:value="1967.2" calcext:value-type="float">
            <text:p>1967.2</text:p>
          </table:table-cell>
          <table:table-cell office:value-type="float" office:value="1944.23" calcext:value-type="float">
            <text:p>1944.23</text:p>
          </table:table-cell>
          <table:table-cell office:value-type="float" office:value="1959.17" calcext:value-type="float">
            <text:p>1959.17</text:p>
          </table:table-cell>
          <table:table-cell table:formula="of:=MIN([.B143:.D143])" office:value-type="float" office:value="1944.23" calcext:value-type="float">
            <text:p/>
          </table:table-cell>
          <table:table-cell table:formula="of:=MAX([.B143:.D143])" office:value-type="float" office:value="1967.2" calcext:value-type="float">
            <text:p/>
          </table:table-cell>
          <table:table-cell table:formula="of:=AVERAGE([.B143:.D143])" office:value-type="float" office:value="1956.86666666667" calcext:value-type="float">
            <text:p/>
          </table:table-cell>
          <table:table-cell table:formula="of:=[.E143]/([.A143]*[.A143])" office:value-type="float" office:value="0.0964208490378893" calcext:value-type="float">
            <text:p/>
          </table:table-cell>
          <table:table-cell table:formula="of:=[.F143]/([.A143]*[.A143])" office:value-type="float" office:value="0.0975600079349336" calcext:value-type="float">
            <text:p/>
          </table:table-cell>
          <table:table-cell table:formula="of:=[.G143]/([.A143]*[.A143])" office:value-type="float" office:value="0.0970475434768234" calcext:value-type="float">
            <text:p/>
          </table:table-cell>
          <table:table-cell table:formula="of:=[.H143]/[.A143]" office:value-type="float" office:value="0.000679020063647108" calcext:value-type="float">
            <text:p/>
          </table:table-cell>
          <table:table-cell table:formula="of:=[.I143]/[.A143]" office:value-type="float" office:value="0.000687042309400941" calcext:value-type="float">
            <text:p/>
          </table:table-cell>
          <table:table-cell table:formula="of:=[.J143]/[.A143]" office:value-type="float" office:value="0.000683433404766362" calcext:value-type="float">
            <text:p/>
          </table:table-cell>
        </table:table-row>
        <table:table-row table:style-name="ro1">
          <table:table-cell office:value-type="float" office:value="143" calcext:value-type="float">
            <text:p>143</text:p>
          </table:table-cell>
          <table:table-cell office:value-type="float" office:value="2009.88" calcext:value-type="float">
            <text:p>2009.88</text:p>
          </table:table-cell>
          <table:table-cell office:value-type="float" office:value="1986.96" calcext:value-type="float">
            <text:p>1986.96</text:p>
          </table:table-cell>
          <table:table-cell office:value-type="float" office:value="1994.77" calcext:value-type="float">
            <text:p>1994.77</text:p>
          </table:table-cell>
          <table:table-cell table:formula="of:=MIN([.B144:.D144])" office:value-type="float" office:value="1986.96" calcext:value-type="float">
            <text:p/>
          </table:table-cell>
          <table:table-cell table:formula="of:=MAX([.B144:.D144])" office:value-type="float" office:value="2009.88" calcext:value-type="float">
            <text:p/>
          </table:table-cell>
          <table:table-cell table:formula="of:=AVERAGE([.B144:.D144])" office:value-type="float" office:value="1997.20333333333" calcext:value-type="float">
            <text:p/>
          </table:table-cell>
          <table:table-cell table:formula="of:=[.E144]/([.A144]*[.A144])" office:value-type="float" office:value="0.0971666096141621" calcext:value-type="float">
            <text:p/>
          </table:table-cell>
          <table:table-cell table:formula="of:=[.F144]/([.A144]*[.A144])" office:value-type="float" office:value="0.0982874468189154" calcext:value-type="float">
            <text:p/>
          </table:table-cell>
          <table:table-cell table:formula="of:=[.G144]/([.A144]*[.A144])" office:value-type="float" office:value="0.0976675306045936" calcext:value-type="float">
            <text:p/>
          </table:table-cell>
          <table:table-cell table:formula="of:=[.H144]/[.A144]" office:value-type="float" office:value="0.000679486780518616" calcext:value-type="float">
            <text:p/>
          </table:table-cell>
          <table:table-cell table:formula="of:=[.I144]/[.A144]" office:value-type="float" office:value="0.000687324802929478" calcext:value-type="float">
            <text:p/>
          </table:table-cell>
          <table:table-cell table:formula="of:=[.J144]/[.A144]" office:value-type="float" office:value="0.000682989724507647" calcext:value-type="float">
            <text:p/>
          </table:table-cell>
        </table:table-row>
        <table:table-row table:style-name="ro1">
          <table:table-cell office:value-type="float" office:value="144" calcext:value-type="float">
            <text:p>144</text:p>
          </table:table-cell>
          <table:table-cell office:value-type="float" office:value="2045.36" calcext:value-type="float">
            <text:p>2045.36</text:p>
          </table:table-cell>
          <table:table-cell office:value-type="float" office:value="2028.27" calcext:value-type="float">
            <text:p>2028.27</text:p>
          </table:table-cell>
          <table:table-cell office:value-type="float" office:value="2042.28" calcext:value-type="float">
            <text:p>2042.28</text:p>
          </table:table-cell>
          <table:table-cell table:formula="of:=MIN([.B145:.D145])" office:value-type="float" office:value="2028.27" calcext:value-type="float">
            <text:p/>
          </table:table-cell>
          <table:table-cell table:formula="of:=MAX([.B145:.D145])" office:value-type="float" office:value="2045.36" calcext:value-type="float">
            <text:p/>
          </table:table-cell>
          <table:table-cell table:formula="of:=AVERAGE([.B145:.D145])" office:value-type="float" office:value="2038.63666666667" calcext:value-type="float">
            <text:p/>
          </table:table-cell>
          <table:table-cell table:formula="of:=[.E145]/([.A145]*[.A145])" office:value-type="float" office:value="0.0978139467592593" calcext:value-type="float">
            <text:p/>
          </table:table-cell>
          <table:table-cell table:formula="of:=[.F145]/([.A145]*[.A145])" office:value-type="float" office:value="0.0986381172839506" calcext:value-type="float">
            <text:p/>
          </table:table-cell>
          <table:table-cell table:formula="of:=[.G145]/([.A145]*[.A145])" office:value-type="float" office:value="0.0983138824588477" calcext:value-type="float">
            <text:p/>
          </table:table-cell>
          <table:table-cell table:formula="of:=[.H145]/[.A145]" office:value-type="float" office:value="0.000679263519161523" calcext:value-type="float">
            <text:p/>
          </table:table-cell>
          <table:table-cell table:formula="of:=[.I145]/[.A145]" office:value-type="float" office:value="0.00068498692558299" calcext:value-type="float">
            <text:p/>
          </table:table-cell>
          <table:table-cell table:formula="of:=[.J145]/[.A145]" office:value-type="float" office:value="0.000682735294853109" calcext:value-type="float">
            <text:p/>
          </table:table-cell>
        </table:table-row>
        <table:table-row table:style-name="ro1">
          <table:table-cell office:value-type="float" office:value="145" calcext:value-type="float">
            <text:p>145</text:p>
          </table:table-cell>
          <table:table-cell office:value-type="float" office:value="2089.97" calcext:value-type="float">
            <text:p>2089.97</text:p>
          </table:table-cell>
          <table:table-cell office:value-type="float" office:value="2069.38" calcext:value-type="float">
            <text:p>2069.38</text:p>
          </table:table-cell>
          <table:table-cell office:value-type="float" office:value="2137.28" calcext:value-type="float">
            <text:p>2137.28</text:p>
          </table:table-cell>
          <table:table-cell table:formula="of:=MIN([.B146:.D146])" office:value-type="float" office:value="2069.38" calcext:value-type="float">
            <text:p/>
          </table:table-cell>
          <table:table-cell table:formula="of:=MAX([.B146:.D146])" office:value-type="float" office:value="2137.28" calcext:value-type="float">
            <text:p/>
          </table:table-cell>
          <table:table-cell table:formula="of:=AVERAGE([.B146:.D146])" office:value-type="float" office:value="2098.87666666667" calcext:value-type="float">
            <text:p/>
          </table:table-cell>
          <table:table-cell table:formula="of:=[.E146]/([.A146]*[.A146])" office:value-type="float" office:value="0.0984247324613555" calcext:value-type="float">
            <text:p/>
          </table:table-cell>
          <table:table-cell table:formula="of:=[.F146]/([.A146]*[.A146])" office:value-type="float" office:value="0.101654221165279" calcext:value-type="float">
            <text:p/>
          </table:table-cell>
          <table:table-cell table:formula="of:=[.G146]/([.A146]*[.A146])" office:value-type="float" office:value="0.099827665477606" calcext:value-type="float">
            <text:p/>
          </table:table-cell>
          <table:table-cell table:formula="of:=[.H146]/[.A146]" office:value-type="float" office:value="0.000678791258354176" calcext:value-type="float">
            <text:p/>
          </table:table-cell>
          <table:table-cell table:formula="of:=[.I146]/[.A146]" office:value-type="float" office:value="0.000701063594243306" calcext:value-type="float">
            <text:p/>
          </table:table-cell>
          <table:table-cell table:formula="of:=[.J146]/[.A146]" office:value-type="float" office:value="0.000688466658466248" calcext:value-type="float">
            <text:p/>
          </table:table-cell>
        </table:table-row>
        <table:table-row table:style-name="ro1">
          <table:table-cell office:value-type="float" office:value="146" calcext:value-type="float">
            <text:p>146</text:p>
          </table:table-cell>
          <table:table-cell office:value-type="float" office:value="2133.14" calcext:value-type="float">
            <text:p>2133.14</text:p>
          </table:table-cell>
          <table:table-cell office:value-type="float" office:value="2113.81" calcext:value-type="float">
            <text:p>2113.81</text:p>
          </table:table-cell>
          <table:table-cell office:value-type="float" office:value="2219.63" calcext:value-type="float">
            <text:p>2219.63</text:p>
          </table:table-cell>
          <table:table-cell table:formula="of:=MIN([.B147:.D147])" office:value-type="float" office:value="2113.81" calcext:value-type="float">
            <text:p/>
          </table:table-cell>
          <table:table-cell table:formula="of:=MAX([.B147:.D147])" office:value-type="float" office:value="2219.63" calcext:value-type="float">
            <text:p/>
          </table:table-cell>
          <table:table-cell table:formula="of:=AVERAGE([.B147:.D147])" office:value-type="float" office:value="2155.52666666667" calcext:value-type="float">
            <text:p/>
          </table:table-cell>
          <table:table-cell table:formula="of:=[.E147]/([.A147]*[.A147])" office:value-type="float" office:value="0.0991654156502158" calcext:value-type="float">
            <text:p/>
          </table:table-cell>
          <table:table-cell table:formula="of:=[.F147]/([.A147]*[.A147])" office:value-type="float" office:value="0.104129761681366" calcext:value-type="float">
            <text:p/>
          </table:table-cell>
          <table:table-cell table:formula="of:=[.G147]/([.A147]*[.A147])" office:value-type="float" office:value="0.10112247451054" calcext:value-type="float">
            <text:p/>
          </table:table-cell>
          <table:table-cell table:formula="of:=[.H147]/[.A147]" office:value-type="float" office:value="0.00067921517568641" calcext:value-type="float">
            <text:p/>
          </table:table-cell>
          <table:table-cell table:formula="of:=[.I147]/[.A147]" office:value-type="float" office:value="0.000713217545762782" calcext:value-type="float">
            <text:p/>
          </table:table-cell>
          <table:table-cell table:formula="of:=[.J147]/[.A147]" office:value-type="float" office:value="0.000692619688428355" calcext:value-type="float">
            <text:p/>
          </table:table-cell>
        </table:table-row>
        <table:table-row table:style-name="ro1">
          <table:table-cell office:value-type="float" office:value="147" calcext:value-type="float">
            <text:p>147</text:p>
          </table:table-cell>
          <table:table-cell office:value-type="float" office:value="2177.21" calcext:value-type="float">
            <text:p>2177.21</text:p>
          </table:table-cell>
          <table:table-cell office:value-type="float" office:value="2156.86" calcext:value-type="float">
            <text:p>2156.86</text:p>
          </table:table-cell>
          <table:table-cell office:value-type="float" office:value="2167.74" calcext:value-type="float">
            <text:p>2167.74</text:p>
          </table:table-cell>
          <table:table-cell table:formula="of:=MIN([.B148:.D148])" office:value-type="float" office:value="2156.86" calcext:value-type="float">
            <text:p/>
          </table:table-cell>
          <table:table-cell table:formula="of:=MAX([.B148:.D148])" office:value-type="float" office:value="2177.21" calcext:value-type="float">
            <text:p/>
          </table:table-cell>
          <table:table-cell table:formula="of:=AVERAGE([.B148:.D148])" office:value-type="float" office:value="2167.27" calcext:value-type="float">
            <text:p/>
          </table:table-cell>
          <table:table-cell table:formula="of:=[.E148]/([.A148]*[.A148])" office:value-type="float" office:value="0.0998130408626036" calcext:value-type="float">
            <text:p/>
          </table:table-cell>
          <table:table-cell table:formula="of:=[.F148]/([.A148]*[.A148])" office:value-type="float" office:value="0.100754778101717" calcext:value-type="float">
            <text:p/>
          </table:table-cell>
          <table:table-cell table:formula="of:=[.G148]/([.A148]*[.A148])" office:value-type="float" office:value="0.100294784580499" calcext:value-type="float">
            <text:p/>
          </table:table-cell>
          <table:table-cell table:formula="of:=[.H148]/[.A148]" office:value-type="float" office:value="0.000679000277976895" calcext:value-type="float">
            <text:p/>
          </table:table-cell>
          <table:table-cell table:formula="of:=[.I148]/[.A148]" office:value-type="float" office:value="0.000685406653753176" calcext:value-type="float">
            <text:p/>
          </table:table-cell>
          <table:table-cell table:formula="of:=[.J148]/[.A148]" office:value-type="float" office:value="0.000682277446125843" calcext:value-type="float">
            <text:p/>
          </table:table-cell>
        </table:table-row>
        <table:table-row table:style-name="ro1">
          <table:table-cell office:value-type="float" office:value="148" calcext:value-type="float">
            <text:p>148</text:p>
          </table:table-cell>
          <table:table-cell office:value-type="float" office:value="2221.82" calcext:value-type="float">
            <text:p>2221.82</text:p>
          </table:table-cell>
          <table:table-cell office:value-type="float" office:value="2199.23" calcext:value-type="float">
            <text:p>2199.23</text:p>
          </table:table-cell>
          <table:table-cell office:value-type="float" office:value="2207.21" calcext:value-type="float">
            <text:p>2207.21</text:p>
          </table:table-cell>
          <table:table-cell table:formula="of:=MIN([.B149:.D149])" office:value-type="float" office:value="2199.23" calcext:value-type="float">
            <text:p/>
          </table:table-cell>
          <table:table-cell table:formula="of:=MAX([.B149:.D149])" office:value-type="float" office:value="2221.82" calcext:value-type="float">
            <text:p/>
          </table:table-cell>
          <table:table-cell table:formula="of:=AVERAGE([.B149:.D149])" office:value-type="float" office:value="2209.42" calcext:value-type="float">
            <text:p/>
          </table:table-cell>
          <table:table-cell table:formula="of:=[.E149]/([.A149]*[.A149])" office:value-type="float" office:value="0.100403122717312" calcext:value-type="float">
            <text:p/>
          </table:table-cell>
          <table:table-cell table:formula="of:=[.F149]/([.A149]*[.A149])" office:value-type="float" office:value="0.101434441197955" calcext:value-type="float">
            <text:p/>
          </table:table-cell>
          <table:table-cell table:formula="of:=[.G149]/([.A149]*[.A149])" office:value-type="float" office:value="0.100868334550767" calcext:value-type="float">
            <text:p/>
          </table:table-cell>
          <table:table-cell table:formula="of:=[.H149]/[.A149]" office:value-type="float" office:value="0.000678399477819675" calcext:value-type="float">
            <text:p/>
          </table:table-cell>
          <table:table-cell table:formula="of:=[.I149]/[.A149]" office:value-type="float" office:value="0.000685367845932127" calcext:value-type="float">
            <text:p/>
          </table:table-cell>
          <table:table-cell table:formula="of:=[.J149]/[.A149]" office:value-type="float" office:value="0.000681542801018696" calcext:value-type="float">
            <text:p/>
          </table:table-cell>
        </table:table-row>
        <table:table-row table:style-name="ro1">
          <table:table-cell office:value-type="float" office:value="149" calcext:value-type="float">
            <text:p>149</text:p>
          </table:table-cell>
          <table:table-cell office:value-type="float" office:value="2267.54" calcext:value-type="float">
            <text:p>2267.54</text:p>
          </table:table-cell>
          <table:table-cell office:value-type="float" office:value="2244.55" calcext:value-type="float">
            <text:p>2244.55</text:p>
          </table:table-cell>
          <table:table-cell office:value-type="float" office:value="2263.46" calcext:value-type="float">
            <text:p>2263.46</text:p>
          </table:table-cell>
          <table:table-cell table:formula="of:=MIN([.B150:.D150])" office:value-type="float" office:value="2244.55" calcext:value-type="float">
            <text:p/>
          </table:table-cell>
          <table:table-cell table:formula="of:=MAX([.B150:.D150])" office:value-type="float" office:value="2267.54" calcext:value-type="float">
            <text:p/>
          </table:table-cell>
          <table:table-cell table:formula="of:=AVERAGE([.B150:.D150])" office:value-type="float" office:value="2258.51666666667" calcext:value-type="float">
            <text:p/>
          </table:table-cell>
          <table:table-cell table:formula="of:=[.E150]/([.A150]*[.A150])" office:value-type="float" office:value="0.101101301743165" calcext:value-type="float">
            <text:p/>
          </table:table-cell>
          <table:table-cell table:formula="of:=[.F150]/([.A150]*[.A150])" office:value-type="float" office:value="0.102136840682852" calcext:value-type="float">
            <text:p/>
          </table:table-cell>
          <table:table-cell table:formula="of:=[.G150]/([.A150]*[.A150])" office:value-type="float" office:value="0.10173040253442" calcext:value-type="float">
            <text:p/>
          </table:table-cell>
          <table:table-cell table:formula="of:=[.H150]/[.A150]" office:value-type="float" office:value="0.000678532226464193" calcext:value-type="float">
            <text:p/>
          </table:table-cell>
          <table:table-cell table:formula="of:=[.I150]/[.A150]" office:value-type="float" office:value="0.000685482152233907" calcext:value-type="float">
            <text:p/>
          </table:table-cell>
          <table:table-cell table:formula="of:=[.J150]/[.A150]" office:value-type="float" office:value="0.00068275437942564" calcext:value-type="float">
            <text:p/>
          </table:table-cell>
        </table:table-row>
        <table:table-row table:style-name="ro1">
          <table:table-cell office:value-type="float" office:value="150" calcext:value-type="float">
            <text:p>150</text:p>
          </table:table-cell>
          <table:table-cell office:value-type="float" office:value="2312.64" calcext:value-type="float">
            <text:p>2312.64</text:p>
          </table:table-cell>
          <table:table-cell office:value-type="float" office:value="2291.25" calcext:value-type="float">
            <text:p>2291.25</text:p>
          </table:table-cell>
          <table:table-cell office:value-type="float" office:value="2308.13" calcext:value-type="float">
            <text:p>2308.13</text:p>
          </table:table-cell>
          <table:table-cell table:formula="of:=MIN([.B151:.D151])" office:value-type="float" office:value="2291.25" calcext:value-type="float">
            <text:p/>
          </table:table-cell>
          <table:table-cell table:formula="of:=MAX([.B151:.D151])" office:value-type="float" office:value="2312.64" calcext:value-type="float">
            <text:p/>
          </table:table-cell>
          <table:table-cell table:formula="of:=AVERAGE([.B151:.D151])" office:value-type="float" office:value="2304.00666666667" calcext:value-type="float">
            <text:p/>
          </table:table-cell>
          <table:table-cell table:formula="of:=[.E151]/([.A151]*[.A151])" office:value-type="float" office:value="0.101833333333333" calcext:value-type="float">
            <text:p/>
          </table:table-cell>
          <table:table-cell table:formula="of:=[.F151]/([.A151]*[.A151])" office:value-type="float" office:value="0.102784" calcext:value-type="float">
            <text:p/>
          </table:table-cell>
          <table:table-cell table:formula="of:=[.G151]/([.A151]*[.A151])" office:value-type="float" office:value="0.102400296296296" calcext:value-type="float">
            <text:p/>
          </table:table-cell>
          <table:table-cell table:formula="of:=[.H151]/[.A151]" office:value-type="float" office:value="0.000678888888888889" calcext:value-type="float">
            <text:p/>
          </table:table-cell>
          <table:table-cell table:formula="of:=[.I151]/[.A151]" office:value-type="float" office:value="0.000685226666666667" calcext:value-type="float">
            <text:p/>
          </table:table-cell>
          <table:table-cell table:formula="of:=[.J151]/[.A151]" office:value-type="float" office:value="0.000682668641975309" calcext:value-type="float">
            <text:p/>
          </table:table-cell>
        </table:table-row>
        <table:table-row table:style-name="ro1">
          <table:table-cell office:value-type="float" office:value="151" calcext:value-type="float">
            <text:p>151</text:p>
          </table:table-cell>
          <table:table-cell office:value-type="float" office:value="2360.04" calcext:value-type="float">
            <text:p>2360.04</text:p>
          </table:table-cell>
          <table:table-cell office:value-type="float" office:value="2341.89" calcext:value-type="float">
            <text:p>2341.89</text:p>
          </table:table-cell>
          <table:table-cell office:value-type="float" office:value="2346.94" calcext:value-type="float">
            <text:p>2346.94</text:p>
          </table:table-cell>
          <table:table-cell table:formula="of:=MIN([.B152:.D152])" office:value-type="float" office:value="2341.89" calcext:value-type="float">
            <text:p/>
          </table:table-cell>
          <table:table-cell table:formula="of:=MAX([.B152:.D152])" office:value-type="float" office:value="2360.04" calcext:value-type="float">
            <text:p/>
          </table:table-cell>
          <table:table-cell table:formula="of:=AVERAGE([.B152:.D152])" office:value-type="float" office:value="2349.62333333333" calcext:value-type="float">
            <text:p/>
          </table:table-cell>
          <table:table-cell table:formula="of:=[.E152]/([.A152]*[.A152])" office:value-type="float" office:value="0.102709968861015" calcext:value-type="float">
            <text:p/>
          </table:table-cell>
          <table:table-cell table:formula="of:=[.F152]/([.A152]*[.A152])" office:value-type="float" office:value="0.103505986579536" calcext:value-type="float">
            <text:p/>
          </table:table-cell>
          <table:table-cell table:formula="of:=[.G152]/([.A152]*[.A152])" office:value-type="float" office:value="0.103049135271845" calcext:value-type="float">
            <text:p/>
          </table:table-cell>
          <table:table-cell table:formula="of:=[.H152]/[.A152]" office:value-type="float" office:value="0.000680198469278244" calcext:value-type="float">
            <text:p/>
          </table:table-cell>
          <table:table-cell table:formula="of:=[.I152]/[.A152]" office:value-type="float" office:value="0.000685470109798252" calcext:value-type="float">
            <text:p/>
          </table:table-cell>
          <table:table-cell table:formula="of:=[.J152]/[.A152]" office:value-type="float" office:value="0.000682444604449303" calcext:value-type="float">
            <text:p/>
          </table:table-cell>
        </table:table-row>
        <table:table-row table:style-name="ro1">
          <table:table-cell office:value-type="float" office:value="152" calcext:value-type="float">
            <text:p>152</text:p>
          </table:table-cell>
          <table:table-cell office:value-type="float" office:value="2406.76" calcext:value-type="float">
            <text:p>2406.76</text:p>
          </table:table-cell>
          <table:table-cell office:value-type="float" office:value="2385.72" calcext:value-type="float">
            <text:p>2385.72</text:p>
          </table:table-cell>
          <table:table-cell office:value-type="float" office:value="2395.76" calcext:value-type="float">
            <text:p>2395.76</text:p>
          </table:table-cell>
          <table:table-cell table:formula="of:=MIN([.B153:.D153])" office:value-type="float" office:value="2385.72" calcext:value-type="float">
            <text:p/>
          </table:table-cell>
          <table:table-cell table:formula="of:=MAX([.B153:.D153])" office:value-type="float" office:value="2406.76" calcext:value-type="float">
            <text:p/>
          </table:table-cell>
          <table:table-cell table:formula="of:=AVERAGE([.B153:.D153])" office:value-type="float" office:value="2396.08" calcext:value-type="float">
            <text:p/>
          </table:table-cell>
          <table:table-cell table:formula="of:=[.E153]/([.A153]*[.A153])" office:value-type="float" office:value="0.103260041551247" calcext:value-type="float">
            <text:p/>
          </table:table-cell>
          <table:table-cell table:formula="of:=[.F153]/([.A153]*[.A153])" office:value-type="float" office:value="0.104170706371191" calcext:value-type="float">
            <text:p/>
          </table:table-cell>
          <table:table-cell table:formula="of:=[.G153]/([.A153]*[.A153])" office:value-type="float" office:value="0.103708448753463" calcext:value-type="float">
            <text:p/>
          </table:table-cell>
          <table:table-cell table:formula="of:=[.H153]/[.A153]" office:value-type="float" office:value="0.000679342378626622" calcext:value-type="float">
            <text:p/>
          </table:table-cell>
          <table:table-cell table:formula="of:=[.I153]/[.A153]" office:value-type="float" office:value="0.00068533359454731" calcext:value-type="float">
            <text:p/>
          </table:table-cell>
          <table:table-cell table:formula="of:=[.J153]/[.A153]" office:value-type="float" office:value="0.000682292426009622" calcext:value-type="float">
            <text:p/>
          </table:table-cell>
        </table:table-row>
        <table:table-row table:style-name="ro1">
          <table:table-cell office:value-type="float" office:value="153" calcext:value-type="float">
            <text:p>153</text:p>
          </table:table-cell>
          <table:table-cell office:value-type="float" office:value="2451.56" calcext:value-type="float">
            <text:p>2451.56</text:p>
          </table:table-cell>
          <table:table-cell office:value-type="float" office:value="2435.45" calcext:value-type="float">
            <text:p>2435.45</text:p>
          </table:table-cell>
          <table:table-cell office:value-type="float" office:value="2510.71" calcext:value-type="float">
            <text:p>2510.71</text:p>
          </table:table-cell>
          <table:table-cell table:formula="of:=MIN([.B154:.D154])" office:value-type="float" office:value="2435.45" calcext:value-type="float">
            <text:p/>
          </table:table-cell>
          <table:table-cell table:formula="of:=MAX([.B154:.D154])" office:value-type="float" office:value="2510.71" calcext:value-type="float">
            <text:p/>
          </table:table-cell>
          <table:table-cell table:formula="of:=AVERAGE([.B154:.D154])" office:value-type="float" office:value="2465.90666666667" calcext:value-type="float">
            <text:p/>
          </table:table-cell>
          <table:table-cell table:formula="of:=[.E154]/([.A154]*[.A154])" office:value-type="float" office:value="0.104039044811825" calcext:value-type="float">
            <text:p/>
          </table:table-cell>
          <table:table-cell table:formula="of:=[.F154]/([.A154]*[.A154])" office:value-type="float" office:value="0.107254047588534" calcext:value-type="float">
            <text:p/>
          </table:table-cell>
          <table:table-cell table:formula="of:=[.G154]/([.A154]*[.A154])" office:value-type="float" office:value="0.105340111353183" calcext:value-type="float">
            <text:p/>
          </table:table-cell>
          <table:table-cell table:formula="of:=[.H154]/[.A154]" office:value-type="float" office:value="0.00067999375694003" calcext:value-type="float">
            <text:p/>
          </table:table-cell>
          <table:table-cell table:formula="of:=[.I154]/[.A154]" office:value-type="float" office:value="0.000701006846983885" calcext:value-type="float">
            <text:p/>
          </table:table-cell>
          <table:table-cell table:formula="of:=[.J154]/[.A154]" office:value-type="float" office:value="0.000688497459824727" calcext:value-type="float">
            <text:p/>
          </table:table-cell>
        </table:table-row>
        <table:table-row table:style-name="ro1">
          <table:table-cell office:value-type="float" office:value="154" calcext:value-type="float">
            <text:p>154</text:p>
          </table:table-cell>
          <table:table-cell office:value-type="float" office:value="2502.92" calcext:value-type="float">
            <text:p>2502.92</text:p>
          </table:table-cell>
          <table:table-cell office:value-type="float" office:value="2482.14" calcext:value-type="float">
            <text:p>2482.14</text:p>
          </table:table-cell>
          <table:table-cell office:value-type="float" office:value="2510.08" calcext:value-type="float">
            <text:p>2510.08</text:p>
          </table:table-cell>
          <table:table-cell table:formula="of:=MIN([.B155:.D155])" office:value-type="float" office:value="2482.14" calcext:value-type="float">
            <text:p/>
          </table:table-cell>
          <table:table-cell table:formula="of:=MAX([.B155:.D155])" office:value-type="float" office:value="2510.08" calcext:value-type="float">
            <text:p/>
          </table:table-cell>
          <table:table-cell table:formula="of:=AVERAGE([.B155:.D155])" office:value-type="float" office:value="2498.38" calcext:value-type="float">
            <text:p/>
          </table:table-cell>
          <table:table-cell table:formula="of:=[.E155]/([.A155]*[.A155])" office:value-type="float" office:value="0.104660988362287" calcext:value-type="float">
            <text:p/>
          </table:table-cell>
          <table:table-cell table:formula="of:=[.F155]/([.A155]*[.A155])" office:value-type="float" office:value="0.105839095968966" calcext:value-type="float">
            <text:p/>
          </table:table-cell>
          <table:table-cell table:formula="of:=[.G155]/([.A155]*[.A155])" office:value-type="float" office:value="0.105345758137966" calcext:value-type="float">
            <text:p/>
          </table:table-cell>
          <table:table-cell table:formula="of:=[.H155]/[.A155]" office:value-type="float" office:value="0.000679616807547319" calcext:value-type="float">
            <text:p/>
          </table:table-cell>
          <table:table-cell table:formula="of:=[.I155]/[.A155]" office:value-type="float" office:value="0.000687266856941338" calcext:value-type="float">
            <text:p/>
          </table:table-cell>
          <table:table-cell table:formula="of:=[.J155]/[.A155]" office:value-type="float" office:value="0.000684063364532246" calcext:value-type="float">
            <text:p/>
          </table:table-cell>
        </table:table-row>
        <table:table-row table:style-name="ro1">
          <table:table-cell office:value-type="float" office:value="155" calcext:value-type="float">
            <text:p>155</text:p>
          </table:table-cell>
          <table:table-cell office:value-type="float" office:value="2555.15" calcext:value-type="float">
            <text:p>2555.15</text:p>
          </table:table-cell>
          <table:table-cell office:value-type="float" office:value="2525.22" calcext:value-type="float">
            <text:p>2525.22</text:p>
          </table:table-cell>
          <table:table-cell office:value-type="float" office:value="2552.07" calcext:value-type="float">
            <text:p>2552.07</text:p>
          </table:table-cell>
          <table:table-cell table:formula="of:=MIN([.B156:.D156])" office:value-type="float" office:value="2525.22" calcext:value-type="float">
            <text:p/>
          </table:table-cell>
          <table:table-cell table:formula="of:=MAX([.B156:.D156])" office:value-type="float" office:value="2555.15" calcext:value-type="float">
            <text:p/>
          </table:table-cell>
          <table:table-cell table:formula="of:=AVERAGE([.B156:.D156])" office:value-type="float" office:value="2544.14666666667" calcext:value-type="float">
            <text:p/>
          </table:table-cell>
          <table:table-cell table:formula="of:=[.E156]/([.A156]*[.A156])" office:value-type="float" office:value="0.105108012486993" calcext:value-type="float">
            <text:p/>
          </table:table-cell>
          <table:table-cell table:formula="of:=[.F156]/([.A156]*[.A156])" office:value-type="float" office:value="0.106353798126951" calcext:value-type="float">
            <text:p/>
          </table:table-cell>
          <table:table-cell table:formula="of:=[.G156]/([.A156]*[.A156])" office:value-type="float" office:value="0.105895802983004" calcext:value-type="float">
            <text:p/>
          </table:table-cell>
          <table:table-cell table:formula="of:=[.H156]/[.A156]" office:value-type="float" office:value="0.000678116209593501" calcext:value-type="float">
            <text:p/>
          </table:table-cell>
          <table:table-cell table:formula="of:=[.I156]/[.A156]" office:value-type="float" office:value="0.00068615353630291" calcext:value-type="float">
            <text:p/>
          </table:table-cell>
          <table:table-cell table:formula="of:=[.J156]/[.A156]" office:value-type="float" office:value="0.000683198728922605" calcext:value-type="float">
            <text:p/>
          </table:table-cell>
        </table:table-row>
        <table:table-row table:style-name="ro1">
          <table:table-cell office:value-type="float" office:value="156" calcext:value-type="float">
            <text:p>156</text:p>
          </table:table-cell>
          <table:table-cell office:value-type="float" office:value="2604.47" calcext:value-type="float">
            <text:p>2604.47</text:p>
          </table:table-cell>
          <table:table-cell office:value-type="float" office:value="2578.34" calcext:value-type="float">
            <text:p>2578.34</text:p>
          </table:table-cell>
          <table:table-cell office:value-type="float" office:value="2583.79" calcext:value-type="float">
            <text:p>2583.79</text:p>
          </table:table-cell>
          <table:table-cell table:formula="of:=MIN([.B157:.D157])" office:value-type="float" office:value="2578.34" calcext:value-type="float">
            <text:p/>
          </table:table-cell>
          <table:table-cell table:formula="of:=MAX([.B157:.D157])" office:value-type="float" office:value="2604.47" calcext:value-type="float">
            <text:p/>
          </table:table-cell>
          <table:table-cell table:formula="of:=AVERAGE([.B157:.D157])" office:value-type="float" office:value="2588.86666666667" calcext:value-type="float">
            <text:p/>
          </table:table-cell>
          <table:table-cell table:formula="of:=[.E157]/([.A157]*[.A157])" office:value-type="float" office:value="0.105947567389875" calcext:value-type="float">
            <text:p/>
          </table:table-cell>
          <table:table-cell table:formula="of:=[.F157]/([.A157]*[.A157])" office:value-type="float" office:value="0.107021285338593" calcext:value-type="float">
            <text:p/>
          </table:table-cell>
          <table:table-cell table:formula="of:=[.G157]/([.A157]*[.A157])" office:value-type="float" office:value="0.106380122726277" calcext:value-type="float">
            <text:p/>
          </table:table-cell>
          <table:table-cell table:formula="of:=[.H157]/[.A157]" office:value-type="float" office:value="0.00067915107301202" calcext:value-type="float">
            <text:p/>
          </table:table-cell>
          <table:table-cell table:formula="of:=[.I157]/[.A157]" office:value-type="float" office:value="0.000686033880375596" calcext:value-type="float">
            <text:p/>
          </table:table-cell>
          <table:table-cell table:formula="of:=[.J157]/[.A157]" office:value-type="float" office:value="0.000681923863629978" calcext:value-type="float">
            <text:p/>
          </table:table-cell>
        </table:table-row>
        <table:table-row table:style-name="ro1">
          <table:table-cell office:value-type="float" office:value="157" calcext:value-type="float">
            <text:p>157</text:p>
          </table:table-cell>
          <table:table-cell office:value-type="float" office:value="2649.39" calcext:value-type="float">
            <text:p>2649.39</text:p>
          </table:table-cell>
          <table:table-cell office:value-type="float" office:value="2623.81" calcext:value-type="float">
            <text:p>2623.81</text:p>
          </table:table-cell>
          <table:table-cell office:value-type="float" office:value="2634.46" calcext:value-type="float">
            <text:p>2634.46</text:p>
          </table:table-cell>
          <table:table-cell table:formula="of:=MIN([.B158:.D158])" office:value-type="float" office:value="2623.81" calcext:value-type="float">
            <text:p/>
          </table:table-cell>
          <table:table-cell table:formula="of:=MAX([.B158:.D158])" office:value-type="float" office:value="2649.39" calcext:value-type="float">
            <text:p/>
          </table:table-cell>
          <table:table-cell table:formula="of:=AVERAGE([.B158:.D158])" office:value-type="float" office:value="2635.88666666667" calcext:value-type="float">
            <text:p/>
          </table:table-cell>
          <table:table-cell table:formula="of:=[.E158]/([.A158]*[.A158])" office:value-type="float" office:value="0.106446914682137" calcext:value-type="float">
            <text:p/>
          </table:table-cell>
          <table:table-cell table:formula="of:=[.F158]/([.A158]*[.A158])" office:value-type="float" office:value="0.107484684977078" calcext:value-type="float">
            <text:p/>
          </table:table-cell>
          <table:table-cell table:formula="of:=[.G158]/([.A158]*[.A158])" office:value-type="float" office:value="0.106936860183645" calcext:value-type="float">
            <text:p/>
          </table:table-cell>
          <table:table-cell table:formula="of:=[.H158]/[.A158]" office:value-type="float" office:value="0.000678005826000874" calcext:value-type="float">
            <text:p/>
          </table:table-cell>
          <table:table-cell table:formula="of:=[.I158]/[.A158]" office:value-type="float" office:value="0.000684615827879479" calcext:value-type="float">
            <text:p/>
          </table:table-cell>
          <table:table-cell table:formula="of:=[.J158]/[.A158]" office:value-type="float" office:value="0.000681126497985" calcext:value-type="float">
            <text:p/>
          </table:table-cell>
        </table:table-row>
        <table:table-row table:style-name="ro1">
          <table:table-cell office:value-type="float" office:value="158" calcext:value-type="float">
            <text:p>158</text:p>
          </table:table-cell>
          <table:table-cell office:value-type="float" office:value="2755.79" calcext:value-type="float">
            <text:p>2755.79</text:p>
          </table:table-cell>
          <table:table-cell office:value-type="float" office:value="2730.65" calcext:value-type="float">
            <text:p>2730.65</text:p>
          </table:table-cell>
          <table:table-cell office:value-type="float" office:value="2734.59" calcext:value-type="float">
            <text:p>2734.59</text:p>
          </table:table-cell>
          <table:table-cell table:formula="of:=MIN([.B159:.D159])" office:value-type="float" office:value="2730.65" calcext:value-type="float">
            <text:p/>
          </table:table-cell>
          <table:table-cell table:formula="of:=MAX([.B159:.D159])" office:value-type="float" office:value="2755.79" calcext:value-type="float">
            <text:p/>
          </table:table-cell>
          <table:table-cell table:formula="of:=AVERAGE([.B159:.D159])" office:value-type="float" office:value="2740.34333333333" calcext:value-type="float">
            <text:p/>
          </table:table-cell>
          <table:table-cell table:formula="of:=[.E159]/([.A159]*[.A159])" office:value-type="float" office:value="0.109383512257651" calcext:value-type="float">
            <text:p/>
          </table:table-cell>
          <table:table-cell table:formula="of:=[.F159]/([.A159]*[.A159])" office:value-type="float" office:value="0.11039056240987" calcext:value-type="float">
            <text:p/>
          </table:table-cell>
          <table:table-cell table:formula="of:=[.G159]/([.A159]*[.A159])" office:value-type="float" office:value="0.109771804732148" calcext:value-type="float">
            <text:p/>
          </table:table-cell>
          <table:table-cell table:formula="of:=[.H159]/[.A159]" office:value-type="float" office:value="0.000692300710491462" calcext:value-type="float">
            <text:p/>
          </table:table-cell>
          <table:table-cell table:formula="of:=[.I159]/[.A159]" office:value-type="float" office:value="0.00069867444563209" calcext:value-type="float">
            <text:p/>
          </table:table-cell>
          <table:table-cell table:formula="of:=[.J159]/[.A159]" office:value-type="float" office:value="0.000694758257798403" calcext:value-type="float">
            <text:p/>
          </table:table-cell>
        </table:table-row>
        <table:table-row table:style-name="ro1">
          <table:table-cell office:value-type="float" office:value="159" calcext:value-type="float">
            <text:p>159</text:p>
          </table:table-cell>
          <table:table-cell office:value-type="float" office:value="2751.36" calcext:value-type="float">
            <text:p>2751.36</text:p>
          </table:table-cell>
          <table:table-cell office:value-type="float" office:value="2732.12" calcext:value-type="float">
            <text:p>2732.12</text:p>
          </table:table-cell>
          <table:table-cell office:value-type="float" office:value="2737.49" calcext:value-type="float">
            <text:p>2737.49</text:p>
          </table:table-cell>
          <table:table-cell table:formula="of:=MIN([.B160:.D160])" office:value-type="float" office:value="2732.12" calcext:value-type="float">
            <text:p/>
          </table:table-cell>
          <table:table-cell table:formula="of:=MAX([.B160:.D160])" office:value-type="float" office:value="2751.36" calcext:value-type="float">
            <text:p/>
          </table:table-cell>
          <table:table-cell table:formula="of:=AVERAGE([.B160:.D160])" office:value-type="float" office:value="2740.32333333333" calcext:value-type="float">
            <text:p/>
          </table:table-cell>
          <table:table-cell table:formula="of:=[.E160]/([.A160]*[.A160])" office:value-type="float" office:value="0.108070092164076" calcext:value-type="float">
            <text:p/>
          </table:table-cell>
          <table:table-cell table:formula="of:=[.F160]/([.A160]*[.A160])" office:value-type="float" office:value="0.108831138008781" calcext:value-type="float">
            <text:p/>
          </table:table-cell>
          <table:table-cell table:formula="of:=[.G160]/([.A160]*[.A160])" office:value-type="float" office:value="0.108394578273539" calcext:value-type="float">
            <text:p/>
          </table:table-cell>
          <table:table-cell table:formula="of:=[.H160]/[.A160]" office:value-type="float" office:value="0.00067968611423947" calcext:value-type="float">
            <text:p/>
          </table:table-cell>
          <table:table-cell table:formula="of:=[.I160]/[.A160]" office:value-type="float" office:value="0.000684472566092964" calcext:value-type="float">
            <text:p/>
          </table:table-cell>
          <table:table-cell table:formula="of:=[.J160]/[.A160]" office:value-type="float" office:value="0.000681726907380747" calcext:value-type="float">
            <text:p/>
          </table:table-cell>
        </table:table-row>
        <table:table-row table:style-name="ro1">
          <table:table-cell office:value-type="float" office:value="160" calcext:value-type="float">
            <text:p>160</text:p>
          </table:table-cell>
          <table:table-cell office:value-type="float" office:value="2811.2" calcext:value-type="float">
            <text:p>2811.2</text:p>
          </table:table-cell>
          <table:table-cell office:value-type="float" office:value="2777.82" calcext:value-type="float">
            <text:p>2777.82</text:p>
          </table:table-cell>
          <table:table-cell office:value-type="float" office:value="2814.76" calcext:value-type="float">
            <text:p>2814.76</text:p>
          </table:table-cell>
          <table:table-cell table:formula="of:=MIN([.B161:.D161])" office:value-type="float" office:value="2777.82" calcext:value-type="float">
            <text:p/>
          </table:table-cell>
          <table:table-cell table:formula="of:=MAX([.B161:.D161])" office:value-type="float" office:value="2814.76" calcext:value-type="float">
            <text:p/>
          </table:table-cell>
          <table:table-cell table:formula="of:=AVERAGE([.B161:.D161])" office:value-type="float" office:value="2801.26" calcext:value-type="float">
            <text:p/>
          </table:table-cell>
          <table:table-cell table:formula="of:=[.E161]/([.A161]*[.A161])" office:value-type="float" office:value="0.10850859375" calcext:value-type="float">
            <text:p/>
          </table:table-cell>
          <table:table-cell table:formula="of:=[.F161]/([.A161]*[.A161])" office:value-type="float" office:value="0.1099515625" calcext:value-type="float">
            <text:p/>
          </table:table-cell>
          <table:table-cell table:formula="of:=[.G161]/([.A161]*[.A161])" office:value-type="float" office:value="0.10942421875" calcext:value-type="float">
            <text:p/>
          </table:table-cell>
          <table:table-cell table:formula="of:=[.H161]/[.A161]" office:value-type="float" office:value="0.0006781787109375" calcext:value-type="float">
            <text:p/>
          </table:table-cell>
          <table:table-cell table:formula="of:=[.I161]/[.A161]" office:value-type="float" office:value="0.000687197265625" calcext:value-type="float">
            <text:p/>
          </table:table-cell>
          <table:table-cell table:formula="of:=[.J161]/[.A161]" office:value-type="float" office:value="0.0006839013671875" calcext:value-type="float">
            <text:p/>
          </table:table-cell>
        </table:table-row>
        <table:table-row table:style-name="ro1">
          <table:table-cell office:value-type="float" office:value="161" calcext:value-type="float">
            <text:p>161</text:p>
          </table:table-cell>
          <table:table-cell office:value-type="float" office:value="2904.7" calcext:value-type="float">
            <text:p>2904.7</text:p>
          </table:table-cell>
          <table:table-cell office:value-type="float" office:value="2833.2" calcext:value-type="float">
            <text:p>2833.2</text:p>
          </table:table-cell>
          <table:table-cell office:value-type="float" office:value="2858.32" calcext:value-type="float">
            <text:p>2858.32</text:p>
          </table:table-cell>
          <table:table-cell table:formula="of:=MIN([.B162:.D162])" office:value-type="float" office:value="2833.2" calcext:value-type="float">
            <text:p/>
          </table:table-cell>
          <table:table-cell table:formula="of:=MAX([.B162:.D162])" office:value-type="float" office:value="2904.7" calcext:value-type="float">
            <text:p/>
          </table:table-cell>
          <table:table-cell table:formula="of:=AVERAGE([.B162:.D162])" office:value-type="float" office:value="2865.40666666667" calcext:value-type="float">
            <text:p/>
          </table:table-cell>
          <table:table-cell table:formula="of:=[.E162]/([.A162]*[.A162])" office:value-type="float" office:value="0.109301338682921" calcext:value-type="float">
            <text:p/>
          </table:table-cell>
          <table:table-cell table:formula="of:=[.F162]/([.A162]*[.A162])" office:value-type="float" office:value="0.112059719918213" calcext:value-type="float">
            <text:p/>
          </table:table-cell>
          <table:table-cell table:formula="of:=[.G162]/([.A162]*[.A162])" office:value-type="float" office:value="0.110543831899489" calcext:value-type="float">
            <text:p/>
          </table:table-cell>
          <table:table-cell table:formula="of:=[.H162]/[.A162]" office:value-type="float" office:value="0.000678890302378392" calcext:value-type="float">
            <text:p/>
          </table:table-cell>
          <table:table-cell table:formula="of:=[.I162]/[.A162]" office:value-type="float" office:value="0.000696023105082068" calcext:value-type="float">
            <text:p/>
          </table:table-cell>
          <table:table-cell table:formula="of:=[.J162]/[.A162]" office:value-type="float" office:value="0.000686607651549624" calcext:value-type="float">
            <text:p/>
          </table:table-cell>
        </table:table-row>
        <table:table-row table:style-name="ro1">
          <table:table-cell office:value-type="float" office:value="162" calcext:value-type="float">
            <text:p>162</text:p>
          </table:table-cell>
          <table:table-cell office:value-type="float" office:value="2987.84" calcext:value-type="float">
            <text:p>2987.84</text:p>
          </table:table-cell>
          <table:table-cell office:value-type="float" office:value="2884.32" calcext:value-type="float">
            <text:p>2884.32</text:p>
          </table:table-cell>
          <table:table-cell office:value-type="float" office:value="2927.66" calcext:value-type="float">
            <text:p>2927.66</text:p>
          </table:table-cell>
          <table:table-cell table:formula="of:=MIN([.B163:.D163])" office:value-type="float" office:value="2884.32" calcext:value-type="float">
            <text:p/>
          </table:table-cell>
          <table:table-cell table:formula="of:=MAX([.B163:.D163])" office:value-type="float" office:value="2987.84" calcext:value-type="float">
            <text:p/>
          </table:table-cell>
          <table:table-cell table:formula="of:=AVERAGE([.B163:.D163])" office:value-type="float" office:value="2933.27333333333" calcext:value-type="float">
            <text:p/>
          </table:table-cell>
          <table:table-cell table:formula="of:=[.E163]/([.A163]*[.A163])" office:value-type="float" office:value="0.109903978052126" calcext:value-type="float">
            <text:p/>
          </table:table-cell>
          <table:table-cell table:formula="of:=[.F163]/([.A163]*[.A163])" office:value-type="float" office:value="0.113848498704466" calcext:value-type="float">
            <text:p/>
          </table:table-cell>
          <table:table-cell table:formula="of:=[.G163]/([.A163]*[.A163])" office:value-type="float" office:value="0.111769293298786" calcext:value-type="float">
            <text:p/>
          </table:table-cell>
          <table:table-cell table:formula="of:=[.H163]/[.A163]" office:value-type="float" office:value="0.000678419617605717" calcext:value-type="float">
            <text:p/>
          </table:table-cell>
          <table:table-cell table:formula="of:=[.I163]/[.A163]" office:value-type="float" office:value="0.000702768510521394" calcext:value-type="float">
            <text:p/>
          </table:table-cell>
          <table:table-cell table:formula="of:=[.J163]/[.A163]" office:value-type="float" office:value="0.000689933909251764" calcext:value-type="float">
            <text:p/>
          </table:table-cell>
        </table:table-row>
        <table:table-row table:style-name="ro1">
          <table:table-cell office:value-type="float" office:value="163" calcext:value-type="float">
            <text:p>163</text:p>
          </table:table-cell>
          <table:table-cell office:value-type="float" office:value="2968.99" calcext:value-type="float">
            <text:p>2968.99</text:p>
          </table:table-cell>
          <table:table-cell office:value-type="float" office:value="2945.51" calcext:value-type="float">
            <text:p>2945.51</text:p>
          </table:table-cell>
          <table:table-cell office:value-type="float" office:value="3093.79" calcext:value-type="float">
            <text:p>3093.79</text:p>
          </table:table-cell>
          <table:table-cell table:formula="of:=MIN([.B164:.D164])" office:value-type="float" office:value="2945.51" calcext:value-type="float">
            <text:p/>
          </table:table-cell>
          <table:table-cell table:formula="of:=MAX([.B164:.D164])" office:value-type="float" office:value="3093.79" calcext:value-type="float">
            <text:p/>
          </table:table-cell>
          <table:table-cell table:formula="of:=AVERAGE([.B164:.D164])" office:value-type="float" office:value="3002.76333333333" calcext:value-type="float">
            <text:p/>
          </table:table-cell>
          <table:table-cell table:formula="of:=[.E164]/([.A164]*[.A164])" office:value-type="float" office:value="0.110862659490384" calcext:value-type="float">
            <text:p/>
          </table:table-cell>
          <table:table-cell table:formula="of:=[.F164]/([.A164]*[.A164])" office:value-type="float" office:value="0.116443599683842" calcext:value-type="float">
            <text:p/>
          </table:table-cell>
          <table:table-cell table:formula="of:=[.G164]/([.A164]*[.A164])" office:value-type="float" office:value="0.113017551783407" calcext:value-type="float">
            <text:p/>
          </table:table-cell>
          <table:table-cell table:formula="of:=[.H164]/[.A164]" office:value-type="float" office:value="0.000680139015278427" calcext:value-type="float">
            <text:p/>
          </table:table-cell>
          <table:table-cell table:formula="of:=[.I164]/[.A164]" office:value-type="float" office:value="0.00071437791217081" calcext:value-type="float">
            <text:p/>
          </table:table-cell>
          <table:table-cell table:formula="of:=[.J164]/[.A164]" office:value-type="float" office:value="0.000693359213395133" calcext:value-type="float">
            <text:p/>
          </table:table-cell>
        </table:table-row>
        <table:table-row table:style-name="ro1">
          <table:table-cell office:value-type="float" office:value="164" calcext:value-type="float">
            <text:p>164</text:p>
          </table:table-cell>
          <table:table-cell office:value-type="float" office:value="3022" calcext:value-type="float">
            <text:p>3022</text:p>
          </table:table-cell>
          <table:table-cell office:value-type="float" office:value="2989.69" calcext:value-type="float">
            <text:p>2989.69</text:p>
          </table:table-cell>
          <table:table-cell office:value-type="float" office:value="3095.27" calcext:value-type="float">
            <text:p>3095.27</text:p>
          </table:table-cell>
          <table:table-cell table:formula="of:=MIN([.B165:.D165])" office:value-type="float" office:value="2989.69" calcext:value-type="float">
            <text:p/>
          </table:table-cell>
          <table:table-cell table:formula="of:=MAX([.B165:.D165])" office:value-type="float" office:value="3095.27" calcext:value-type="float">
            <text:p/>
          </table:table-cell>
          <table:table-cell table:formula="of:=AVERAGE([.B165:.D165])" office:value-type="float" office:value="3035.65333333333" calcext:value-type="float">
            <text:p/>
          </table:table-cell>
          <table:table-cell table:formula="of:=[.E165]/([.A165]*[.A165])" office:value-type="float" office:value="0.11115742117787" calcext:value-type="float">
            <text:p/>
          </table:table-cell>
          <table:table-cell table:formula="of:=[.F165]/([.A165]*[.A165])" office:value-type="float" office:value="0.115082911957168" calcext:value-type="float">
            <text:p/>
          </table:table-cell>
          <table:table-cell table:formula="of:=[.G165]/([.A165]*[.A165])" office:value-type="float" office:value="0.112866349395201" calcext:value-type="float">
            <text:p/>
          </table:table-cell>
          <table:table-cell table:formula="of:=[.H165]/[.A165]" office:value-type="float" office:value="0.000677789153523599" calcext:value-type="float">
            <text:p/>
          </table:table-cell>
          <table:table-cell table:formula="of:=[.I165]/[.A165]" office:value-type="float" office:value="0.000701725072909563" calcext:value-type="float">
            <text:p/>
          </table:table-cell>
          <table:table-cell table:formula="of:=[.J165]/[.A165]" office:value-type="float" office:value="0.000688209447531715" calcext:value-type="float">
            <text:p/>
          </table:table-cell>
        </table:table-row>
        <table:table-row table:style-name="ro1">
          <table:table-cell office:value-type="float" office:value="165" calcext:value-type="float">
            <text:p>165</text:p>
          </table:table-cell>
          <table:table-cell office:value-type="float" office:value="3076.05" calcext:value-type="float">
            <text:p>3076.05</text:p>
          </table:table-cell>
          <table:table-cell office:value-type="float" office:value="3050.57" calcext:value-type="float">
            <text:p>3050.57</text:p>
          </table:table-cell>
          <table:table-cell office:value-type="float" office:value="3191.43" calcext:value-type="float">
            <text:p>3191.43</text:p>
          </table:table-cell>
          <table:table-cell table:formula="of:=MIN([.B166:.D166])" office:value-type="float" office:value="3050.57" calcext:value-type="float">
            <text:p/>
          </table:table-cell>
          <table:table-cell table:formula="of:=MAX([.B166:.D166])" office:value-type="float" office:value="3191.43" calcext:value-type="float">
            <text:p/>
          </table:table-cell>
          <table:table-cell table:formula="of:=AVERAGE([.B166:.D166])" office:value-type="float" office:value="3106.01666666667" calcext:value-type="float">
            <text:p/>
          </table:table-cell>
          <table:table-cell table:formula="of:=[.E166]/([.A166]*[.A166])" office:value-type="float" office:value="0.112050321395776" calcext:value-type="float">
            <text:p/>
          </table:table-cell>
          <table:table-cell table:formula="of:=[.F166]/([.A166]*[.A166])" office:value-type="float" office:value="0.117224242424242" calcext:value-type="float">
            <text:p/>
          </table:table-cell>
          <table:table-cell table:formula="of:=[.G166]/([.A166]*[.A166])" office:value-type="float" office:value="0.114086929905112" calcext:value-type="float">
            <text:p/>
          </table:table-cell>
          <table:table-cell table:formula="of:=[.H166]/[.A166]" office:value-type="float" office:value="0.000679092856944097" calcext:value-type="float">
            <text:p/>
          </table:table-cell>
          <table:table-cell table:formula="of:=[.I166]/[.A166]" office:value-type="float" office:value="0.000710449954086318" calcext:value-type="float">
            <text:p/>
          </table:table-cell>
          <table:table-cell table:formula="of:=[.J166]/[.A166]" office:value-type="float" office:value="0.000691435938818859" calcext:value-type="float">
            <text:p/>
          </table:table-cell>
        </table:table-row>
        <table:table-row table:style-name="ro1">
          <table:table-cell office:value-type="float" office:value="166" calcext:value-type="float">
            <text:p>166</text:p>
          </table:table-cell>
          <table:table-cell office:value-type="float" office:value="3130.5" calcext:value-type="float">
            <text:p>3130.5</text:p>
          </table:table-cell>
          <table:table-cell office:value-type="float" office:value="3105.59" calcext:value-type="float">
            <text:p>3105.59</text:p>
          </table:table-cell>
          <table:table-cell office:value-type="float" office:value="3132.92" calcext:value-type="float">
            <text:p>3132.92</text:p>
          </table:table-cell>
          <table:table-cell table:formula="of:=MIN([.B167:.D167])" office:value-type="float" office:value="3105.59" calcext:value-type="float">
            <text:p/>
          </table:table-cell>
          <table:table-cell table:formula="of:=MAX([.B167:.D167])" office:value-type="float" office:value="3132.92" calcext:value-type="float">
            <text:p/>
          </table:table-cell>
          <table:table-cell table:formula="of:=AVERAGE([.B167:.D167])" office:value-type="float" office:value="3123.00333333333" calcext:value-type="float">
            <text:p/>
          </table:table-cell>
          <table:table-cell table:formula="of:=[.E167]/([.A167]*[.A167])" office:value-type="float" office:value="0.112701045144433" calcext:value-type="float">
            <text:p/>
          </table:table-cell>
          <table:table-cell table:formula="of:=[.F167]/([.A167]*[.A167])" office:value-type="float" office:value="0.113692843663812" calcext:value-type="float">
            <text:p/>
          </table:table-cell>
          <table:table-cell table:formula="of:=[.G167]/([.A167]*[.A167])" office:value-type="float" office:value="0.113332970435961" calcext:value-type="float">
            <text:p/>
          </table:table-cell>
          <table:table-cell table:formula="of:=[.H167]/[.A167]" office:value-type="float" office:value="0.000678921958701405" calcext:value-type="float">
            <text:p/>
          </table:table-cell>
          <table:table-cell table:formula="of:=[.I167]/[.A167]" office:value-type="float" office:value="0.00068489664857718" calcext:value-type="float">
            <text:p/>
          </table:table-cell>
          <table:table-cell table:formula="of:=[.J167]/[.A167]" office:value-type="float" office:value="0.000682728737566028" calcext:value-type="float">
            <text:p/>
          </table:table-cell>
        </table:table-row>
        <table:table-row table:style-name="ro1">
          <table:table-cell office:value-type="float" office:value="167" calcext:value-type="float">
            <text:p>167</text:p>
          </table:table-cell>
          <table:table-cell office:value-type="float" office:value="3198.49" calcext:value-type="float">
            <text:p>3198.49</text:p>
          </table:table-cell>
          <table:table-cell office:value-type="float" office:value="3161.98" calcext:value-type="float">
            <text:p>3161.98</text:p>
          </table:table-cell>
          <table:table-cell office:value-type="float" office:value="3167.18" calcext:value-type="float">
            <text:p>3167.18</text:p>
          </table:table-cell>
          <table:table-cell table:formula="of:=MIN([.B168:.D168])" office:value-type="float" office:value="3161.98" calcext:value-type="float">
            <text:p/>
          </table:table-cell>
          <table:table-cell table:formula="of:=MAX([.B168:.D168])" office:value-type="float" office:value="3198.49" calcext:value-type="float">
            <text:p/>
          </table:table-cell>
          <table:table-cell table:formula="of:=AVERAGE([.B168:.D168])" office:value-type="float" office:value="3175.88333333333" calcext:value-type="float">
            <text:p/>
          </table:table-cell>
          <table:table-cell table:formula="of:=[.E168]/([.A168]*[.A168])" office:value-type="float" office:value="0.113377317221844" calcext:value-type="float">
            <text:p/>
          </table:table-cell>
          <table:table-cell table:formula="of:=[.F168]/([.A168]*[.A168])" office:value-type="float" office:value="0.114686435512209" calcext:value-type="float">
            <text:p/>
          </table:table-cell>
          <table:table-cell table:formula="of:=[.G168]/([.A168]*[.A168])" office:value-type="float" office:value="0.113875841132107" calcext:value-type="float">
            <text:p/>
          </table:table-cell>
          <table:table-cell table:formula="of:=[.H168]/[.A168]" office:value-type="float" office:value="0.000678906091148765" calcext:value-type="float">
            <text:p/>
          </table:table-cell>
          <table:table-cell table:formula="of:=[.I168]/[.A168]" office:value-type="float" office:value="0.000686745122827599" calcext:value-type="float">
            <text:p/>
          </table:table-cell>
          <table:table-cell table:formula="of:=[.J168]/[.A168]" office:value-type="float" office:value="0.000681891264264114" calcext:value-type="float">
            <text:p/>
          </table:table-cell>
        </table:table-row>
        <table:table-row table:style-name="ro1">
          <table:table-cell office:value-type="float" office:value="168" calcext:value-type="float">
            <text:p>168</text:p>
          </table:table-cell>
          <table:table-cell office:value-type="float" office:value="3247.1" calcext:value-type="float">
            <text:p>3247.1</text:p>
          </table:table-cell>
          <table:table-cell office:value-type="float" office:value="3214" calcext:value-type="float">
            <text:p>3214</text:p>
          </table:table-cell>
          <table:table-cell office:value-type="float" office:value="3225.4" calcext:value-type="float">
            <text:p>3225.4</text:p>
          </table:table-cell>
          <table:table-cell table:formula="of:=MIN([.B169:.D169])" office:value-type="float" office:value="3214" calcext:value-type="float">
            <text:p/>
          </table:table-cell>
          <table:table-cell table:formula="of:=MAX([.B169:.D169])" office:value-type="float" office:value="3247.1" calcext:value-type="float">
            <text:p/>
          </table:table-cell>
          <table:table-cell table:formula="of:=AVERAGE([.B169:.D169])" office:value-type="float" office:value="3228.83333333333" calcext:value-type="float">
            <text:p/>
          </table:table-cell>
          <table:table-cell table:formula="of:=[.E169]/([.A169]*[.A169])" office:value-type="float" office:value="0.113874716553288" calcext:value-type="float">
            <text:p/>
          </table:table-cell>
          <table:table-cell table:formula="of:=[.F169]/([.A169]*[.A169])" office:value-type="float" office:value="0.115047477324263" calcext:value-type="float">
            <text:p/>
          </table:table-cell>
          <table:table-cell table:formula="of:=[.G169]/([.A169]*[.A169])" office:value-type="float" office:value="0.114400273998488" calcext:value-type="float">
            <text:p/>
          </table:table-cell>
          <table:table-cell table:formula="of:=[.H169]/[.A169]" office:value-type="float" office:value="0.000677825693769571" calcext:value-type="float">
            <text:p/>
          </table:table-cell>
          <table:table-cell table:formula="of:=[.I169]/[.A169]" office:value-type="float" office:value="0.000684806412644423" calcext:value-type="float">
            <text:p/>
          </table:table-cell>
          <table:table-cell table:formula="of:=[.J169]/[.A169]" office:value-type="float" office:value="0.000680954011895764" calcext:value-type="float">
            <text:p/>
          </table:table-cell>
        </table:table-row>
        <table:table-row table:style-name="ro1">
          <table:table-cell office:value-type="float" office:value="169" calcext:value-type="float">
            <text:p>169</text:p>
          </table:table-cell>
          <table:table-cell office:value-type="float" office:value="3309" calcext:value-type="float">
            <text:p>3309</text:p>
          </table:table-cell>
          <table:table-cell office:value-type="float" office:value="3273.09" calcext:value-type="float">
            <text:p>3273.09</text:p>
          </table:table-cell>
          <table:table-cell office:value-type="float" office:value="3281.43" calcext:value-type="float">
            <text:p>3281.43</text:p>
          </table:table-cell>
          <table:table-cell table:formula="of:=MIN([.B170:.D170])" office:value-type="float" office:value="3273.09" calcext:value-type="float">
            <text:p/>
          </table:table-cell>
          <table:table-cell table:formula="of:=MAX([.B170:.D170])" office:value-type="float" office:value="3309" calcext:value-type="float">
            <text:p/>
          </table:table-cell>
          <table:table-cell table:formula="of:=AVERAGE([.B170:.D170])" office:value-type="float" office:value="3287.84" calcext:value-type="float">
            <text:p/>
          </table:table-cell>
          <table:table-cell table:formula="of:=[.E170]/([.A170]*[.A170])" office:value-type="float" office:value="0.114599978992332" calcext:value-type="float">
            <text:p/>
          </table:table-cell>
          <table:table-cell table:formula="of:=[.F170]/([.A170]*[.A170])" office:value-type="float" office:value="0.115857287910087" calcext:value-type="float">
            <text:p/>
          </table:table-cell>
          <table:table-cell table:formula="of:=[.G170]/([.A170]*[.A170])" office:value-type="float" office:value="0.115116417492385" calcext:value-type="float">
            <text:p/>
          </table:table-cell>
          <table:table-cell table:formula="of:=[.H170]/[.A170]" office:value-type="float" office:value="0.000678106384570013" calcext:value-type="float">
            <text:p/>
          </table:table-cell>
          <table:table-cell table:formula="of:=[.I170]/[.A170]" office:value-type="float" office:value="0.000685546082308208" calcext:value-type="float">
            <text:p/>
          </table:table-cell>
          <table:table-cell table:formula="of:=[.J170]/[.A170]" office:value-type="float" office:value="0.00068116223368275" calcext:value-type="float">
            <text:p/>
          </table:table-cell>
        </table:table-row>
        <table:table-row table:style-name="ro1">
          <table:table-cell office:value-type="float" office:value="170" calcext:value-type="float">
            <text:p>170</text:p>
          </table:table-cell>
          <table:table-cell office:value-type="float" office:value="3374.62" calcext:value-type="float">
            <text:p>3374.62</text:p>
          </table:table-cell>
          <table:table-cell office:value-type="float" office:value="3342.64" calcext:value-type="float">
            <text:p>3342.64</text:p>
          </table:table-cell>
          <table:table-cell office:value-type="float" office:value="3358.67" calcext:value-type="float">
            <text:p>3358.67</text:p>
          </table:table-cell>
          <table:table-cell table:formula="of:=MIN([.B171:.D171])" office:value-type="float" office:value="3342.64" calcext:value-type="float">
            <text:p/>
          </table:table-cell>
          <table:table-cell table:formula="of:=MAX([.B171:.D171])" office:value-type="float" office:value="3374.62" calcext:value-type="float">
            <text:p/>
          </table:table-cell>
          <table:table-cell table:formula="of:=AVERAGE([.B171:.D171])" office:value-type="float" office:value="3358.64333333333" calcext:value-type="float">
            <text:p/>
          </table:table-cell>
          <table:table-cell table:formula="of:=[.E171]/([.A171]*[.A171])" office:value-type="float" office:value="0.115662283737024" calcext:value-type="float">
            <text:p/>
          </table:table-cell>
          <table:table-cell table:formula="of:=[.F171]/([.A171]*[.A171])" office:value-type="float" office:value="0.116768858131488" calcext:value-type="float">
            <text:p/>
          </table:table-cell>
          <table:table-cell table:formula="of:=[.G171]/([.A171]*[.A171])" office:value-type="float" office:value="0.116216032295271" calcext:value-type="float">
            <text:p/>
          </table:table-cell>
          <table:table-cell table:formula="of:=[.H171]/[.A171]" office:value-type="float" office:value="0.000680366374923672" calcext:value-type="float">
            <text:p/>
          </table:table-cell>
          <table:table-cell table:formula="of:=[.I171]/[.A171]" office:value-type="float" office:value="0.000686875636067576" calcext:value-type="float">
            <text:p/>
          </table:table-cell>
          <table:table-cell table:formula="of:=[.J171]/[.A171]" office:value-type="float" office:value="0.000683623719383947" calcext:value-type="float">
            <text:p/>
          </table:table-cell>
        </table:table-row>
        <table:table-row table:style-name="ro1">
          <table:table-cell office:value-type="float" office:value="171" calcext:value-type="float">
            <text:p>171</text:p>
          </table:table-cell>
          <table:table-cell office:value-type="float" office:value="3431" calcext:value-type="float">
            <text:p>3431</text:p>
          </table:table-cell>
          <table:table-cell office:value-type="float" office:value="3397.61" calcext:value-type="float">
            <text:p>3397.61</text:p>
          </table:table-cell>
          <table:table-cell office:value-type="float" office:value="3431.66" calcext:value-type="float">
            <text:p>3431.66</text:p>
          </table:table-cell>
          <table:table-cell table:formula="of:=MIN([.B172:.D172])" office:value-type="float" office:value="3397.61" calcext:value-type="float">
            <text:p/>
          </table:table-cell>
          <table:table-cell table:formula="of:=MAX([.B172:.D172])" office:value-type="float" office:value="3431.66" calcext:value-type="float">
            <text:p/>
          </table:table-cell>
          <table:table-cell table:formula="of:=AVERAGE([.B172:.D172])" office:value-type="float" office:value="3420.09" calcext:value-type="float">
            <text:p/>
          </table:table-cell>
          <table:table-cell table:formula="of:=[.E172]/([.A172]*[.A172])" office:value-type="float" office:value="0.116193358640265" calcext:value-type="float">
            <text:p/>
          </table:table-cell>
          <table:table-cell table:formula="of:=[.F172]/([.A172]*[.A172])" office:value-type="float" office:value="0.117357819500017" calcext:value-type="float">
            <text:p/>
          </table:table-cell>
          <table:table-cell table:formula="of:=[.G172]/([.A172]*[.A172])" office:value-type="float" office:value="0.116962142197599" calcext:value-type="float">
            <text:p/>
          </table:table-cell>
          <table:table-cell table:formula="of:=[.H172]/[.A172]" office:value-type="float" office:value="0.000679493325381669" calcext:value-type="float">
            <text:p/>
          </table:table-cell>
          <table:table-cell table:formula="of:=[.I172]/[.A172]" office:value-type="float" office:value="0.000686303038011796" calcext:value-type="float">
            <text:p/>
          </table:table-cell>
          <table:table-cell table:formula="of:=[.J172]/[.A172]" office:value-type="float" office:value="0.000683989135658475" calcext:value-type="float">
            <text:p/>
          </table:table-cell>
        </table:table-row>
        <table:table-row table:style-name="ro1">
          <table:table-cell office:value-type="float" office:value="172" calcext:value-type="float">
            <text:p>172</text:p>
          </table:table-cell>
          <table:table-cell office:value-type="float" office:value="3485.51" calcext:value-type="float">
            <text:p>3485.51</text:p>
          </table:table-cell>
          <table:table-cell office:value-type="float" office:value="3451.92" calcext:value-type="float">
            <text:p>3451.92</text:p>
          </table:table-cell>
          <table:table-cell office:value-type="float" office:value="3477.95" calcext:value-type="float">
            <text:p>3477.95</text:p>
          </table:table-cell>
          <table:table-cell table:formula="of:=MIN([.B173:.D173])" office:value-type="float" office:value="3451.92" calcext:value-type="float">
            <text:p/>
          </table:table-cell>
          <table:table-cell table:formula="of:=MAX([.B173:.D173])" office:value-type="float" office:value="3485.51" calcext:value-type="float">
            <text:p/>
          </table:table-cell>
          <table:table-cell table:formula="of:=AVERAGE([.B173:.D173])" office:value-type="float" office:value="3471.79333333333" calcext:value-type="float">
            <text:p/>
          </table:table-cell>
          <table:table-cell table:formula="of:=[.E173]/([.A173]*[.A173])" office:value-type="float" office:value="0.116681990265008" calcext:value-type="float">
            <text:p/>
          </table:table-cell>
          <table:table-cell table:formula="of:=[.F173]/([.A173]*[.A173])" office:value-type="float" office:value="0.117817401297999" calcext:value-type="float">
            <text:p/>
          </table:table-cell>
          <table:table-cell table:formula="of:=[.G173]/([.A173]*[.A173])" office:value-type="float" office:value="0.117353749774653" calcext:value-type="float">
            <text:p/>
          </table:table-cell>
          <table:table-cell table:formula="of:=[.H173]/[.A173]" office:value-type="float" office:value="0.000678383664331442" calcext:value-type="float">
            <text:p/>
          </table:table-cell>
          <table:table-cell table:formula="of:=[.I173]/[.A173]" office:value-type="float" office:value="0.000684984891267436" calcext:value-type="float">
            <text:p/>
          </table:table-cell>
          <table:table-cell table:formula="of:=[.J173]/[.A173]" office:value-type="float" office:value="0.000682289242875889" calcext:value-type="float">
            <text:p/>
          </table:table-cell>
        </table:table-row>
        <table:table-row table:style-name="ro1">
          <table:table-cell office:value-type="float" office:value="173" calcext:value-type="float">
            <text:p>173</text:p>
          </table:table-cell>
          <table:table-cell office:value-type="float" office:value="3544.36" calcext:value-type="float">
            <text:p>3544.36</text:p>
          </table:table-cell>
          <table:table-cell office:value-type="float" office:value="3522.29" calcext:value-type="float">
            <text:p>3522.29</text:p>
          </table:table-cell>
          <table:table-cell office:value-type="float" office:value="3536.45" calcext:value-type="float">
            <text:p>3536.45</text:p>
          </table:table-cell>
          <table:table-cell table:formula="of:=MIN([.B174:.D174])" office:value-type="float" office:value="3522.29" calcext:value-type="float">
            <text:p/>
          </table:table-cell>
          <table:table-cell table:formula="of:=MAX([.B174:.D174])" office:value-type="float" office:value="3544.36" calcext:value-type="float">
            <text:p/>
          </table:table-cell>
          <table:table-cell table:formula="of:=AVERAGE([.B174:.D174])" office:value-type="float" office:value="3534.36666666667" calcext:value-type="float">
            <text:p/>
          </table:table-cell>
          <table:table-cell table:formula="of:=[.E174]/([.A174]*[.A174])" office:value-type="float" office:value="0.11768819539577" calcext:value-type="float">
            <text:p/>
          </table:table-cell>
          <table:table-cell table:formula="of:=[.F174]/([.A174]*[.A174])" office:value-type="float" office:value="0.11842560727054" calcext:value-type="float">
            <text:p/>
          </table:table-cell>
          <table:table-cell table:formula="of:=[.G174]/([.A174]*[.A174])" office:value-type="float" office:value="0.118091705926248" calcext:value-type="float">
            <text:p/>
          </table:table-cell>
          <table:table-cell table:formula="of:=[.H174]/[.A174]" office:value-type="float" office:value="0.000680278586102717" calcext:value-type="float">
            <text:p/>
          </table:table-cell>
          <table:table-cell table:formula="of:=[.I174]/[.A174]" office:value-type="float" office:value="0.000684541082488672" calcext:value-type="float">
            <text:p/>
          </table:table-cell>
          <table:table-cell table:formula="of:=[.J174]/[.A174]" office:value-type="float" office:value="0.000682611016914727" calcext:value-type="float">
            <text:p/>
          </table:table-cell>
        </table:table-row>
        <table:table-row table:style-name="ro1">
          <table:table-cell office:value-type="float" office:value="174" calcext:value-type="float">
            <text:p>174</text:p>
          </table:table-cell>
          <table:table-cell office:value-type="float" office:value="3607.65" calcext:value-type="float">
            <text:p>3607.65</text:p>
          </table:table-cell>
          <table:table-cell office:value-type="float" office:value="3570.64" calcext:value-type="float">
            <text:p>3570.64</text:p>
          </table:table-cell>
          <table:table-cell office:value-type="float" office:value="3631.2" calcext:value-type="float">
            <text:p>3631.2</text:p>
          </table:table-cell>
          <table:table-cell table:formula="of:=MIN([.B175:.D175])" office:value-type="float" office:value="3570.64" calcext:value-type="float">
            <text:p/>
          </table:table-cell>
          <table:table-cell table:formula="of:=MAX([.B175:.D175])" office:value-type="float" office:value="3631.2" calcext:value-type="float">
            <text:p/>
          </table:table-cell>
          <table:table-cell table:formula="of:=AVERAGE([.B175:.D175])" office:value-type="float" office:value="3603.16333333333" calcext:value-type="float">
            <text:p/>
          </table:table-cell>
          <table:table-cell table:formula="of:=[.E175]/([.A175]*[.A175])" office:value-type="float" office:value="0.117936319196723" calcext:value-type="float">
            <text:p/>
          </table:table-cell>
          <table:table-cell table:formula="of:=[.F175]/([.A175]*[.A175])" office:value-type="float" office:value="0.119936583432422" calcext:value-type="float">
            <text:p/>
          </table:table-cell>
          <table:table-cell table:formula="of:=[.G175]/([.A175]*[.A175])" office:value-type="float" office:value="0.119010547408288" calcext:value-type="float">
            <text:p/>
          </table:table-cell>
          <table:table-cell table:formula="of:=[.H175]/[.A175]" office:value-type="float" office:value="0.000677794937912204" calcext:value-type="float">
            <text:p/>
          </table:table-cell>
          <table:table-cell table:formula="of:=[.I175]/[.A175]" office:value-type="float" office:value="0.000689290709381734" calcext:value-type="float">
            <text:p/>
          </table:table-cell>
          <table:table-cell table:formula="of:=[.J175]/[.A175]" office:value-type="float" office:value="0.000683968663266024" calcext:value-type="float">
            <text:p/>
          </table:table-cell>
        </table:table-row>
        <table:table-row table:style-name="ro1">
          <table:table-cell office:value-type="float" office:value="175" calcext:value-type="float">
            <text:p>175</text:p>
          </table:table-cell>
          <table:table-cell office:value-type="float" office:value="3668.48" calcext:value-type="float">
            <text:p>3668.48</text:p>
          </table:table-cell>
          <table:table-cell office:value-type="float" office:value="3643.11" calcext:value-type="float">
            <text:p>3643.11</text:p>
          </table:table-cell>
          <table:table-cell office:value-type="float" office:value="3761.85" calcext:value-type="float">
            <text:p>3761.85</text:p>
          </table:table-cell>
          <table:table-cell table:formula="of:=MIN([.B176:.D176])" office:value-type="float" office:value="3643.11" calcext:value-type="float">
            <text:p/>
          </table:table-cell>
          <table:table-cell table:formula="of:=MAX([.B176:.D176])" office:value-type="float" office:value="3761.85" calcext:value-type="float">
            <text:p/>
          </table:table-cell>
          <table:table-cell table:formula="of:=AVERAGE([.B176:.D176])" office:value-type="float" office:value="3691.14666666667" calcext:value-type="float">
            <text:p/>
          </table:table-cell>
          <table:table-cell table:formula="of:=[.E176]/([.A176]*[.A176])" office:value-type="float" office:value="0.118958693877551" calcext:value-type="float">
            <text:p/>
          </table:table-cell>
          <table:table-cell table:formula="of:=[.F176]/([.A176]*[.A176])" office:value-type="float" office:value="0.122835918367347" calcext:value-type="float">
            <text:p/>
          </table:table-cell>
          <table:table-cell table:formula="of:=[.G176]/([.A176]*[.A176])" office:value-type="float" office:value="0.120527238095238" calcext:value-type="float">
            <text:p/>
          </table:table-cell>
          <table:table-cell table:formula="of:=[.H176]/[.A176]" office:value-type="float" office:value="0.000679763965014577" calcext:value-type="float">
            <text:p/>
          </table:table-cell>
          <table:table-cell table:formula="of:=[.I176]/[.A176]" office:value-type="float" office:value="0.000701919533527697" calcext:value-type="float">
            <text:p/>
          </table:table-cell>
          <table:table-cell table:formula="of:=[.J176]/[.A176]" office:value-type="float" office:value="0.000688727074829932" calcext:value-type="float">
            <text:p/>
          </table:table-cell>
        </table:table-row>
        <table:table-row table:style-name="ro1">
          <table:table-cell office:value-type="float" office:value="176" calcext:value-type="float">
            <text:p>176</text:p>
          </table:table-cell>
          <table:table-cell office:value-type="float" office:value="3812.75" calcext:value-type="float">
            <text:p>3812.75</text:p>
          </table:table-cell>
          <table:table-cell office:value-type="float" office:value="3776.59" calcext:value-type="float">
            <text:p>3776.59</text:p>
          </table:table-cell>
          <table:table-cell office:value-type="float" office:value="3975.37" calcext:value-type="float">
            <text:p>3975.37</text:p>
          </table:table-cell>
          <table:table-cell table:formula="of:=MIN([.B177:.D177])" office:value-type="float" office:value="3776.59" calcext:value-type="float">
            <text:p/>
          </table:table-cell>
          <table:table-cell table:formula="of:=MAX([.B177:.D177])" office:value-type="float" office:value="3975.37" calcext:value-type="float">
            <text:p/>
          </table:table-cell>
          <table:table-cell table:formula="of:=AVERAGE([.B177:.D177])" office:value-type="float" office:value="3854.90333333333" calcext:value-type="float">
            <text:p/>
          </table:table-cell>
          <table:table-cell table:formula="of:=[.E177]/([.A177]*[.A177])" office:value-type="float" office:value="0.121919873450413" calcext:value-type="float">
            <text:p/>
          </table:table-cell>
          <table:table-cell table:formula="of:=[.F177]/([.A177]*[.A177])" office:value-type="float" office:value="0.128337099690083" calcext:value-type="float">
            <text:p/>
          </table:table-cell>
          <table:table-cell table:formula="of:=[.G177]/([.A177]*[.A177])" office:value-type="float" office:value="0.124448067320937" calcext:value-type="float">
            <text:p/>
          </table:table-cell>
          <table:table-cell table:formula="of:=[.H177]/[.A177]" office:value-type="float" office:value="0.00069272655369553" calcext:value-type="float">
            <text:p/>
          </table:table-cell>
          <table:table-cell table:formula="of:=[.I177]/[.A177]" office:value-type="float" office:value="0.000729188066420924" calcext:value-type="float">
            <text:p/>
          </table:table-cell>
          <table:table-cell table:formula="of:=[.J177]/[.A177]" office:value-type="float" office:value="0.000707091291596231" calcext:value-type="float">
            <text:p/>
          </table:table-cell>
        </table:table-row>
        <table:table-row table:style-name="ro1">
          <table:table-cell office:value-type="float" office:value="177" calcext:value-type="float">
            <text:p>177</text:p>
          </table:table-cell>
          <table:table-cell office:value-type="float" office:value="3794.45" calcext:value-type="float">
            <text:p>3794.45</text:p>
          </table:table-cell>
          <table:table-cell office:value-type="float" office:value="3761.61" calcext:value-type="float">
            <text:p>3761.61</text:p>
          </table:table-cell>
          <table:table-cell office:value-type="float" office:value="3848.09" calcext:value-type="float">
            <text:p>3848.09</text:p>
          </table:table-cell>
          <table:table-cell table:formula="of:=MIN([.B178:.D178])" office:value-type="float" office:value="3761.61" calcext:value-type="float">
            <text:p/>
          </table:table-cell>
          <table:table-cell table:formula="of:=MAX([.B178:.D178])" office:value-type="float" office:value="3848.09" calcext:value-type="float">
            <text:p/>
          </table:table-cell>
          <table:table-cell table:formula="of:=AVERAGE([.B178:.D178])" office:value-type="float" office:value="3801.38333333333" calcext:value-type="float">
            <text:p/>
          </table:table-cell>
          <table:table-cell table:formula="of:=[.E178]/([.A178]*[.A178])" office:value-type="float" office:value="0.120067988126017" calcext:value-type="float">
            <text:p/>
          </table:table-cell>
          <table:table-cell table:formula="of:=[.F178]/([.A178]*[.A178])" office:value-type="float" office:value="0.122828369880941" calcext:value-type="float">
            <text:p/>
          </table:table-cell>
          <table:table-cell table:formula="of:=[.G178]/([.A178]*[.A178])" office:value-type="float" office:value="0.121337525402449" calcext:value-type="float">
            <text:p/>
          </table:table-cell>
          <table:table-cell table:formula="of:=[.H178]/[.A178]" office:value-type="float" office:value="0.000678350215401228" calcext:value-type="float">
            <text:p/>
          </table:table-cell>
          <table:table-cell table:formula="of:=[.I178]/[.A178]" office:value-type="float" office:value="0.000693945592547689" calcext:value-type="float">
            <text:p/>
          </table:table-cell>
          <table:table-cell table:formula="of:=[.J178]/[.A178]" office:value-type="float" office:value="0.000685522742386719" calcext:value-type="float">
            <text:p/>
          </table:table-cell>
        </table:table-row>
        <table:table-row table:style-name="ro1">
          <table:table-cell office:value-type="float" office:value="178" calcext:value-type="float">
            <text:p>178</text:p>
          </table:table-cell>
          <table:table-cell office:value-type="float" office:value="3860.66" calcext:value-type="float">
            <text:p>3860.66</text:p>
          </table:table-cell>
          <table:table-cell office:value-type="float" office:value="3823.44" calcext:value-type="float">
            <text:p>3823.44</text:p>
          </table:table-cell>
          <table:table-cell office:value-type="float" office:value="4028.52" calcext:value-type="float">
            <text:p>4028.52</text:p>
          </table:table-cell>
          <table:table-cell table:formula="of:=MIN([.B179:.D179])" office:value-type="float" office:value="3823.44" calcext:value-type="float">
            <text:p/>
          </table:table-cell>
          <table:table-cell table:formula="of:=MAX([.B179:.D179])" office:value-type="float" office:value="4028.52" calcext:value-type="float">
            <text:p/>
          </table:table-cell>
          <table:table-cell table:formula="of:=AVERAGE([.B179:.D179])" office:value-type="float" office:value="3904.20666666667" calcext:value-type="float">
            <text:p/>
          </table:table-cell>
          <table:table-cell table:formula="of:=[.E179]/([.A179]*[.A179])" office:value-type="float" office:value="0.120674157303371" calcext:value-type="float">
            <text:p/>
          </table:table-cell>
          <table:table-cell table:formula="of:=[.F179]/([.A179]*[.A179])" office:value-type="float" office:value="0.127146824895846" calcext:value-type="float">
            <text:p/>
          </table:table-cell>
          <table:table-cell table:formula="of:=[.G179]/([.A179]*[.A179])" office:value-type="float" office:value="0.123223288305349" calcext:value-type="float">
            <text:p/>
          </table:table-cell>
          <table:table-cell table:formula="of:=[.H179]/[.A179]" office:value-type="float" office:value="0.000677944703951521" calcext:value-type="float">
            <text:p/>
          </table:table-cell>
          <table:table-cell table:formula="of:=[.I179]/[.A179]" office:value-type="float" office:value="0.000714308005032845" calcext:value-type="float">
            <text:p/>
          </table:table-cell>
          <table:table-cell table:formula="of:=[.J179]/[.A179]" office:value-type="float" office:value="0.00069226566463679" calcext:value-type="float">
            <text:p/>
          </table:table-cell>
        </table:table-row>
        <table:table-row table:style-name="ro1">
          <table:table-cell office:value-type="float" office:value="179" calcext:value-type="float">
            <text:p>179</text:p>
          </table:table-cell>
          <table:table-cell office:value-type="float" office:value="3931.71" calcext:value-type="float">
            <text:p>3931.71</text:p>
          </table:table-cell>
          <table:table-cell office:value-type="float" office:value="3894.3" calcext:value-type="float">
            <text:p>3894.3</text:p>
          </table:table-cell>
          <table:table-cell office:value-type="float" office:value="4064.98" calcext:value-type="float">
            <text:p>4064.98</text:p>
          </table:table-cell>
          <table:table-cell table:formula="of:=MIN([.B180:.D180])" office:value-type="float" office:value="3894.3" calcext:value-type="float">
            <text:p/>
          </table:table-cell>
          <table:table-cell table:formula="of:=MAX([.B180:.D180])" office:value-type="float" office:value="4064.98" calcext:value-type="float">
            <text:p/>
          </table:table-cell>
          <table:table-cell table:formula="of:=AVERAGE([.B180:.D180])" office:value-type="float" office:value="3963.66333333333" calcext:value-type="float">
            <text:p/>
          </table:table-cell>
          <table:table-cell table:formula="of:=[.E180]/([.A180]*[.A180])" office:value-type="float" office:value="0.121541150401049" calcext:value-type="float">
            <text:p/>
          </table:table-cell>
          <table:table-cell table:formula="of:=[.F180]/([.A180]*[.A180])" office:value-type="float" office:value="0.126868075278549" calcext:value-type="float">
            <text:p/>
          </table:table-cell>
          <table:table-cell table:formula="of:=[.G180]/([.A180]*[.A180])" office:value-type="float" office:value="0.123705980878666" calcext:value-type="float">
            <text:p/>
          </table:table-cell>
          <table:table-cell table:formula="of:=[.H180]/[.A180]" office:value-type="float" office:value="0.000679000840229322" calcext:value-type="float">
            <text:p/>
          </table:table-cell>
          <table:table-cell table:formula="of:=[.I180]/[.A180]" office:value-type="float" office:value="0.000708760197086868" calcext:value-type="float">
            <text:p/>
          </table:table-cell>
          <table:table-cell table:formula="of:=[.J180]/[.A180]" office:value-type="float" office:value="0.000691094865243944" calcext:value-type="float">
            <text:p/>
          </table:table-cell>
        </table:table-row>
        <table:table-row table:style-name="ro1">
          <table:table-cell office:value-type="float" office:value="180" calcext:value-type="float">
            <text:p>180</text:p>
          </table:table-cell>
          <table:table-cell office:value-type="float" office:value="3993.43" calcext:value-type="float">
            <text:p>3993.43</text:p>
          </table:table-cell>
          <table:table-cell office:value-type="float" office:value="3956.56" calcext:value-type="float">
            <text:p>3956.56</text:p>
          </table:table-cell>
          <table:table-cell office:value-type="float" office:value="4034.94" calcext:value-type="float">
            <text:p>4034.94</text:p>
          </table:table-cell>
          <table:table-cell table:formula="of:=MIN([.B181:.D181])" office:value-type="float" office:value="3956.56" calcext:value-type="float">
            <text:p/>
          </table:table-cell>
          <table:table-cell table:formula="of:=MAX([.B181:.D181])" office:value-type="float" office:value="4034.94" calcext:value-type="float">
            <text:p/>
          </table:table-cell>
          <table:table-cell table:formula="of:=AVERAGE([.B181:.D181])" office:value-type="float" office:value="3994.97666666667" calcext:value-type="float">
            <text:p/>
          </table:table-cell>
          <table:table-cell table:formula="of:=[.E181]/([.A181]*[.A181])" office:value-type="float" office:value="0.122116049382716" calcext:value-type="float">
            <text:p/>
          </table:table-cell>
          <table:table-cell table:formula="of:=[.F181]/([.A181]*[.A181])" office:value-type="float" office:value="0.124535185185185" calcext:value-type="float">
            <text:p/>
          </table:table-cell>
          <table:table-cell table:formula="of:=[.G181]/([.A181]*[.A181])" office:value-type="float" office:value="0.123301748971193" calcext:value-type="float">
            <text:p/>
          </table:table-cell>
          <table:table-cell table:formula="of:=[.H181]/[.A181]" office:value-type="float" office:value="0.000678422496570645" calcext:value-type="float">
            <text:p/>
          </table:table-cell>
          <table:table-cell table:formula="of:=[.I181]/[.A181]" office:value-type="float" office:value="0.000691862139917695" calcext:value-type="float">
            <text:p/>
          </table:table-cell>
          <table:table-cell table:formula="of:=[.J181]/[.A181]" office:value-type="float" office:value="0.00068500971650663" calcext:value-type="float">
            <text:p/>
          </table:table-cell>
        </table:table-row>
        <table:table-row table:style-name="ro1">
          <table:table-cell office:value-type="float" office:value="181" calcext:value-type="float">
            <text:p>181</text:p>
          </table:table-cell>
          <table:table-cell office:value-type="float" office:value="4057.64" calcext:value-type="float">
            <text:p>4057.64</text:p>
          </table:table-cell>
          <table:table-cell office:value-type="float" office:value="4024.47" calcext:value-type="float">
            <text:p>4024.47</text:p>
          </table:table-cell>
          <table:table-cell office:value-type="float" office:value="4218.02" calcext:value-type="float">
            <text:p>4218.02</text:p>
          </table:table-cell>
          <table:table-cell table:formula="of:=MIN([.B182:.D182])" office:value-type="float" office:value="4024.47" calcext:value-type="float">
            <text:p/>
          </table:table-cell>
          <table:table-cell table:formula="of:=MAX([.B182:.D182])" office:value-type="float" office:value="4218.02" calcext:value-type="float">
            <text:p/>
          </table:table-cell>
          <table:table-cell table:formula="of:=AVERAGE([.B182:.D182])" office:value-type="float" office:value="4100.04333333333" calcext:value-type="float">
            <text:p/>
          </table:table-cell>
          <table:table-cell table:formula="of:=[.E182]/([.A182]*[.A182])" office:value-type="float" office:value="0.122843319800983" calcext:value-type="float">
            <text:p/>
          </table:table-cell>
          <table:table-cell table:formula="of:=[.F182]/([.A182]*[.A182])" office:value-type="float" office:value="0.128751259119075" calcext:value-type="float">
            <text:p/>
          </table:table-cell>
          <table:table-cell table:formula="of:=[.G182]/([.A182]*[.A182])" office:value-type="float" office:value="0.12515012769248" calcext:value-type="float">
            <text:p/>
          </table:table-cell>
          <table:table-cell table:formula="of:=[.H182]/[.A182]" office:value-type="float" office:value="0.000678692374591066" calcext:value-type="float">
            <text:p/>
          </table:table-cell>
          <table:table-cell table:formula="of:=[.I182]/[.A182]" office:value-type="float" office:value="0.000711332923309804" calcext:value-type="float">
            <text:p/>
          </table:table-cell>
          <table:table-cell table:formula="of:=[.J182]/[.A182]" office:value-type="float" office:value="0.000691437169571712" calcext:value-type="float">
            <text:p/>
          </table:table-cell>
        </table:table-row>
        <table:table-row table:style-name="ro1">
          <table:table-cell office:value-type="float" office:value="182" calcext:value-type="float">
            <text:p>182</text:p>
          </table:table-cell>
          <table:table-cell office:value-type="float" office:value="4124.09" calcext:value-type="float">
            <text:p>4124.09</text:p>
          </table:table-cell>
          <table:table-cell office:value-type="float" office:value="4084.44" calcext:value-type="float">
            <text:p>4084.44</text:p>
          </table:table-cell>
          <table:table-cell office:value-type="float" office:value="4231.97" calcext:value-type="float">
            <text:p>4231.97</text:p>
          </table:table-cell>
          <table:table-cell table:formula="of:=MIN([.B183:.D183])" office:value-type="float" office:value="4084.44" calcext:value-type="float">
            <text:p/>
          </table:table-cell>
          <table:table-cell table:formula="of:=MAX([.B183:.D183])" office:value-type="float" office:value="4231.97" calcext:value-type="float">
            <text:p/>
          </table:table-cell>
          <table:table-cell table:formula="of:=AVERAGE([.B183:.D183])" office:value-type="float" office:value="4146.83333333333" calcext:value-type="float">
            <text:p/>
          </table:table-cell>
          <table:table-cell table:formula="of:=[.E183]/([.A183]*[.A183])" office:value-type="float" office:value="0.12330757154933" calcext:value-type="float">
            <text:p/>
          </table:table-cell>
          <table:table-cell table:formula="of:=[.F183]/([.A183]*[.A183])" office:value-type="float" office:value="0.127761441854848" calcext:value-type="float">
            <text:p/>
          </table:table-cell>
          <table:table-cell table:formula="of:=[.G183]/([.A183]*[.A183])" office:value-type="float" office:value="0.125191200740651" calcext:value-type="float">
            <text:p/>
          </table:table-cell>
          <table:table-cell table:formula="of:=[.H183]/[.A183]" office:value-type="float" office:value="0.000677514129391922" calcext:value-type="float">
            <text:p/>
          </table:table-cell>
          <table:table-cell table:formula="of:=[.I183]/[.A183]" office:value-type="float" office:value="0.000701985944257409" calcext:value-type="float">
            <text:p/>
          </table:table-cell>
          <table:table-cell table:formula="of:=[.J183]/[.A183]" office:value-type="float" office:value="0.000687863740333249" calcext:value-type="float">
            <text:p/>
          </table:table-cell>
        </table:table-row>
        <table:table-row table:style-name="ro1">
          <table:table-cell office:value-type="float" office:value="183" calcext:value-type="float">
            <text:p>183</text:p>
          </table:table-cell>
          <table:table-cell office:value-type="float" office:value="4207.5" calcext:value-type="float">
            <text:p>4207.5</text:p>
          </table:table-cell>
          <table:table-cell office:value-type="float" office:value="4162.1" calcext:value-type="float">
            <text:p>4162.1</text:p>
          </table:table-cell>
          <table:table-cell office:value-type="float" office:value="4163.96" calcext:value-type="float">
            <text:p>4163.96</text:p>
          </table:table-cell>
          <table:table-cell table:formula="of:=MIN([.B184:.D184])" office:value-type="float" office:value="4162.1" calcext:value-type="float">
            <text:p/>
          </table:table-cell>
          <table:table-cell table:formula="of:=MAX([.B184:.D184])" office:value-type="float" office:value="4207.5" calcext:value-type="float">
            <text:p/>
          </table:table-cell>
          <table:table-cell table:formula="of:=AVERAGE([.B184:.D184])" office:value-type="float" office:value="4177.85333333333" calcext:value-type="float">
            <text:p/>
          </table:table-cell>
          <table:table-cell table:formula="of:=[.E184]/([.A184]*[.A184])" office:value-type="float" office:value="0.124282600256801" calcext:value-type="float">
            <text:p/>
          </table:table-cell>
          <table:table-cell table:formula="of:=[.F184]/([.A184]*[.A184])" office:value-type="float" office:value="0.125638269282451" calcext:value-type="float">
            <text:p/>
          </table:table-cell>
          <table:table-cell table:formula="of:=[.G184]/([.A184]*[.A184])" office:value-type="float" office:value="0.124753003473777" calcext:value-type="float">
            <text:p/>
          </table:table-cell>
          <table:table-cell table:formula="of:=[.H184]/[.A184]" office:value-type="float" office:value="0.000679139892113665" calcext:value-type="float">
            <text:p/>
          </table:table-cell>
          <table:table-cell table:formula="of:=[.I184]/[.A184]" office:value-type="float" office:value="0.000686547919576235" calcext:value-type="float">
            <text:p/>
          </table:table-cell>
          <table:table-cell table:formula="of:=[.J184]/[.A184]" office:value-type="float" office:value="0.000681710401496052" calcext:value-type="float">
            <text:p/>
          </table:table-cell>
        </table:table-row>
        <table:table-row table:style-name="ro1">
          <table:table-cell office:value-type="float" office:value="184" calcext:value-type="float">
            <text:p>184</text:p>
          </table:table-cell>
          <table:table-cell office:value-type="float" office:value="4251.01" calcext:value-type="float">
            <text:p>4251.01</text:p>
          </table:table-cell>
          <table:table-cell office:value-type="float" office:value="4224.89" calcext:value-type="float">
            <text:p>4224.89</text:p>
          </table:table-cell>
          <table:table-cell office:value-type="float" office:value="4227.54" calcext:value-type="float">
            <text:p>4227.54</text:p>
          </table:table-cell>
          <table:table-cell table:formula="of:=MIN([.B185:.D185])" office:value-type="float" office:value="4224.89" calcext:value-type="float">
            <text:p/>
          </table:table-cell>
          <table:table-cell table:formula="of:=MAX([.B185:.D185])" office:value-type="float" office:value="4251.01" calcext:value-type="float">
            <text:p/>
          </table:table-cell>
          <table:table-cell table:formula="of:=AVERAGE([.B185:.D185])" office:value-type="float" office:value="4234.48" calcext:value-type="float">
            <text:p/>
          </table:table-cell>
          <table:table-cell table:formula="of:=[.E185]/([.A185]*[.A185])" office:value-type="float" office:value="0.124789992911153" calcext:value-type="float">
            <text:p/>
          </table:table-cell>
          <table:table-cell table:formula="of:=[.F185]/([.A185]*[.A185])" office:value-type="float" office:value="0.125561495746692" calcext:value-type="float">
            <text:p/>
          </table:table-cell>
          <table:table-cell table:formula="of:=[.G185]/([.A185]*[.A185])" office:value-type="float" office:value="0.125073251417769" calcext:value-type="float">
            <text:p/>
          </table:table-cell>
          <table:table-cell table:formula="of:=[.H185]/[.A185]" office:value-type="float" office:value="0.000678206483212789" calcext:value-type="float">
            <text:p/>
          </table:table-cell>
          <table:table-cell table:formula="of:=[.I185]/[.A185]" office:value-type="float" office:value="0.000682399433405934" calcext:value-type="float">
            <text:p/>
          </table:table-cell>
          <table:table-cell table:formula="of:=[.J185]/[.A185]" office:value-type="float" office:value="0.000679745931618312" calcext:value-type="float">
            <text:p/>
          </table:table-cell>
        </table:table-row>
        <table:table-row table:style-name="ro1">
          <table:table-cell office:value-type="float" office:value="185" calcext:value-type="float">
            <text:p>185</text:p>
          </table:table-cell>
          <table:table-cell office:value-type="float" office:value="4331.22" calcext:value-type="float">
            <text:p>4331.22</text:p>
          </table:table-cell>
          <table:table-cell office:value-type="float" office:value="4294.56" calcext:value-type="float">
            <text:p>4294.56</text:p>
          </table:table-cell>
          <table:table-cell office:value-type="float" office:value="4291.48" calcext:value-type="float">
            <text:p>4291.48</text:p>
          </table:table-cell>
          <table:table-cell table:formula="of:=MIN([.B186:.D186])" office:value-type="float" office:value="4291.48" calcext:value-type="float">
            <text:p/>
          </table:table-cell>
          <table:table-cell table:formula="of:=MAX([.B186:.D186])" office:value-type="float" office:value="4331.22" calcext:value-type="float">
            <text:p/>
          </table:table-cell>
          <table:table-cell table:formula="of:=AVERAGE([.B186:.D186])" office:value-type="float" office:value="4305.75333333333" calcext:value-type="float">
            <text:p/>
          </table:table-cell>
          <table:table-cell table:formula="of:=[.E186]/([.A186]*[.A186])" office:value-type="float" office:value="0.125390211833455" calcext:value-type="float">
            <text:p/>
          </table:table-cell>
          <table:table-cell table:formula="of:=[.F186]/([.A186]*[.A186])" office:value-type="float" office:value="0.126551351351351" calcext:value-type="float">
            <text:p/>
          </table:table-cell>
          <table:table-cell table:formula="of:=[.G186]/([.A186]*[.A186])" office:value-type="float" office:value="0.125807255904553" calcext:value-type="float">
            <text:p/>
          </table:table-cell>
          <table:table-cell table:formula="of:=[.H186]/[.A186]" office:value-type="float" office:value="0.000677784928829487" calcext:value-type="float">
            <text:p/>
          </table:table-cell>
          <table:table-cell table:formula="of:=[.I186]/[.A186]" office:value-type="float" office:value="0.000684061358655953" calcext:value-type="float">
            <text:p/>
          </table:table-cell>
          <table:table-cell table:formula="of:=[.J186]/[.A186]" office:value-type="float" office:value="0.000680039221105693" calcext:value-type="float">
            <text:p/>
          </table:table-cell>
        </table:table-row>
        <table:table-row table:style-name="ro1">
          <table:table-cell office:value-type="float" office:value="186" calcext:value-type="float">
            <text:p>186</text:p>
          </table:table-cell>
          <table:table-cell office:value-type="float" office:value="4409.19" calcext:value-type="float">
            <text:p>4409.19</text:p>
          </table:table-cell>
          <table:table-cell office:value-type="float" office:value="4383.87" calcext:value-type="float">
            <text:p>4383.87</text:p>
          </table:table-cell>
          <table:table-cell office:value-type="float" office:value="4361" calcext:value-type="float">
            <text:p>4361</text:p>
          </table:table-cell>
          <table:table-cell table:formula="of:=MIN([.B187:.D187])" office:value-type="float" office:value="4361" calcext:value-type="float">
            <text:p/>
          </table:table-cell>
          <table:table-cell table:formula="of:=MAX([.B187:.D187])" office:value-type="float" office:value="4409.19" calcext:value-type="float">
            <text:p/>
          </table:table-cell>
          <table:table-cell table:formula="of:=AVERAGE([.B187:.D187])" office:value-type="float" office:value="4384.68666666667" calcext:value-type="float">
            <text:p/>
          </table:table-cell>
          <table:table-cell table:formula="of:=[.E187]/([.A187]*[.A187])" office:value-type="float" office:value="0.126055035264192" calcext:value-type="float">
            <text:p/>
          </table:table-cell>
          <table:table-cell table:formula="of:=[.F187]/([.A187]*[.A187])" office:value-type="float" office:value="0.127447970863684" calcext:value-type="float">
            <text:p/>
          </table:table-cell>
          <table:table-cell table:formula="of:=[.G187]/([.A187]*[.A187])" office:value-type="float" office:value="0.126739700158014" calcext:value-type="float">
            <text:p/>
          </table:table-cell>
          <table:table-cell table:formula="of:=[.H187]/[.A187]" office:value-type="float" office:value="0.000677715243355873" calcext:value-type="float">
            <text:p/>
          </table:table-cell>
          <table:table-cell table:formula="of:=[.I187]/[.A187]" office:value-type="float" office:value="0.000685204144428407" calcext:value-type="float">
            <text:p/>
          </table:table-cell>
          <table:table-cell table:formula="of:=[.J187]/[.A187]" office:value-type="float" office:value="0.00068139623740868" calcext:value-type="float">
            <text:p/>
          </table:table-cell>
        </table:table-row>
        <table:table-row table:style-name="ro1">
          <table:table-cell office:value-type="float" office:value="187" calcext:value-type="float">
            <text:p>187</text:p>
          </table:table-cell>
          <table:table-cell office:value-type="float" office:value="4478.53" calcext:value-type="float">
            <text:p>4478.53</text:p>
          </table:table-cell>
          <table:table-cell office:value-type="float" office:value="4438.79" calcext:value-type="float">
            <text:p>4438.79</text:p>
          </table:table-cell>
          <table:table-cell office:value-type="float" office:value="4432.75" calcext:value-type="float">
            <text:p>4432.75</text:p>
          </table:table-cell>
          <table:table-cell table:formula="of:=MIN([.B188:.D188])" office:value-type="float" office:value="4432.75" calcext:value-type="float">
            <text:p/>
          </table:table-cell>
          <table:table-cell table:formula="of:=MAX([.B188:.D188])" office:value-type="float" office:value="4478.53" calcext:value-type="float">
            <text:p/>
          </table:table-cell>
          <table:table-cell table:formula="of:=AVERAGE([.B188:.D188])" office:value-type="float" office:value="4450.02333333333" calcext:value-type="float">
            <text:p/>
          </table:table-cell>
          <table:table-cell table:formula="of:=[.E188]/([.A188]*[.A188])" office:value-type="float" office:value="0.126762275157997" calcext:value-type="float">
            <text:p/>
          </table:table-cell>
          <table:table-cell table:formula="of:=[.F188]/([.A188]*[.A188])" office:value-type="float" office:value="0.128071434699305" calcext:value-type="float">
            <text:p/>
          </table:table-cell>
          <table:table-cell table:formula="of:=[.G188]/([.A188]*[.A188])" office:value-type="float" office:value="0.127256236476117" calcext:value-type="float">
            <text:p/>
          </table:table-cell>
          <table:table-cell table:formula="of:=[.H188]/[.A188]" office:value-type="float" office:value="0.00067787312918715" calcext:value-type="float">
            <text:p/>
          </table:table-cell>
          <table:table-cell table:formula="of:=[.I188]/[.A188]" office:value-type="float" office:value="0.000684873982349225" calcext:value-type="float">
            <text:p/>
          </table:table-cell>
          <table:table-cell table:formula="of:=[.J188]/[.A188]" office:value-type="float" office:value="0.000680514633562123" calcext:value-type="float">
            <text:p/>
          </table:table-cell>
        </table:table-row>
        <table:table-row table:style-name="ro1">
          <table:table-cell office:value-type="float" office:value="188" calcext:value-type="float">
            <text:p>188</text:p>
          </table:table-cell>
          <table:table-cell office:value-type="float" office:value="4556.82" calcext:value-type="float">
            <text:p>4556.82</text:p>
          </table:table-cell>
          <table:table-cell office:value-type="float" office:value="4506.82" calcext:value-type="float">
            <text:p>4506.82</text:p>
          </table:table-cell>
          <table:table-cell office:value-type="float" office:value="4511.23" calcext:value-type="float">
            <text:p>4511.23</text:p>
          </table:table-cell>
          <table:table-cell table:formula="of:=MIN([.B189:.D189])" office:value-type="float" office:value="4506.82" calcext:value-type="float">
            <text:p/>
          </table:table-cell>
          <table:table-cell table:formula="of:=MAX([.B189:.D189])" office:value-type="float" office:value="4556.82" calcext:value-type="float">
            <text:p/>
          </table:table-cell>
          <table:table-cell table:formula="of:=AVERAGE([.B189:.D189])" office:value-type="float" office:value="4524.95666666667" calcext:value-type="float">
            <text:p/>
          </table:table-cell>
          <table:table-cell table:formula="of:=[.E189]/([.A189]*[.A189])" office:value-type="float" office:value="0.127513014938886" calcext:value-type="float">
            <text:p/>
          </table:table-cell>
          <table:table-cell table:formula="of:=[.F189]/([.A189]*[.A189])" office:value-type="float" office:value="0.128927682209144" calcext:value-type="float">
            <text:p/>
          </table:table-cell>
          <table:table-cell table:formula="of:=[.G189]/([.A189]*[.A189])" office:value-type="float" office:value="0.128026161913385" calcext:value-type="float">
            <text:p/>
          </table:table-cell>
          <table:table-cell table:formula="of:=[.H189]/[.A189]" office:value-type="float" office:value="0.000678260717760034" calcext:value-type="float">
            <text:p/>
          </table:table-cell>
          <table:table-cell table:formula="of:=[.I189]/[.A189]" office:value-type="float" office:value="0.000685785543665662" calcext:value-type="float">
            <text:p/>
          </table:table-cell>
          <table:table-cell table:formula="of:=[.J189]/[.A189]" office:value-type="float" office:value="0.000680990222943535" calcext:value-type="float">
            <text:p/>
          </table:table-cell>
        </table:table-row>
        <table:table-row table:style-name="ro1">
          <table:table-cell office:value-type="float" office:value="189" calcext:value-type="float">
            <text:p>189</text:p>
          </table:table-cell>
          <table:table-cell office:value-type="float" office:value="4640.28" calcext:value-type="float">
            <text:p>4640.28</text:p>
          </table:table-cell>
          <table:table-cell office:value-type="float" office:value="4604.23" calcext:value-type="float">
            <text:p>4604.23</text:p>
          </table:table-cell>
          <table:table-cell office:value-type="float" office:value="4602.15" calcext:value-type="float">
            <text:p>4602.15</text:p>
          </table:table-cell>
          <table:table-cell table:formula="of:=MIN([.B190:.D190])" office:value-type="float" office:value="4602.15" calcext:value-type="float">
            <text:p/>
          </table:table-cell>
          <table:table-cell table:formula="of:=MAX([.B190:.D190])" office:value-type="float" office:value="4640.28" calcext:value-type="float">
            <text:p/>
          </table:table-cell>
          <table:table-cell table:formula="of:=AVERAGE([.B190:.D190])" office:value-type="float" office:value="4615.55333333333" calcext:value-type="float">
            <text:p/>
          </table:table-cell>
          <table:table-cell table:formula="of:=[.E190]/([.A190]*[.A190])" office:value-type="float" office:value="0.128835978835979" calcext:value-type="float">
            <text:p/>
          </table:table-cell>
          <table:table-cell table:formula="of:=[.F190]/([.A190]*[.A190])" office:value-type="float" office:value="0.129903418157386" calcext:value-type="float">
            <text:p/>
          </table:table-cell>
          <table:table-cell table:formula="of:=[.G190]/([.A190]*[.A190])" office:value-type="float" office:value="0.129211201627427" calcext:value-type="float">
            <text:p/>
          </table:table-cell>
          <table:table-cell table:formula="of:=[.H190]/[.A190]" office:value-type="float" office:value="0.00068167184569301" calcext:value-type="float">
            <text:p/>
          </table:table-cell>
          <table:table-cell table:formula="of:=[.I190]/[.A190]" office:value-type="float" office:value="0.000687319672790404" calcext:value-type="float">
            <text:p/>
          </table:table-cell>
          <table:table-cell table:formula="of:=[.J190]/[.A190]" office:value-type="float" office:value="0.00068365715146787" calcext:value-type="float">
            <text:p/>
          </table:table-cell>
        </table:table-row>
        <table:table-row table:style-name="ro1">
          <table:table-cell office:value-type="float" office:value="190" calcext:value-type="float">
            <text:p>190</text:p>
          </table:table-cell>
          <table:table-cell office:value-type="float" office:value="4693.47" calcext:value-type="float">
            <text:p>4693.47</text:p>
          </table:table-cell>
          <table:table-cell office:value-type="float" office:value="4646.8" calcext:value-type="float">
            <text:p>4646.8</text:p>
          </table:table-cell>
          <table:table-cell office:value-type="float" office:value="4653.98" calcext:value-type="float">
            <text:p>4653.98</text:p>
          </table:table-cell>
          <table:table-cell table:formula="of:=MIN([.B191:.D191])" office:value-type="float" office:value="4646.8" calcext:value-type="float">
            <text:p/>
          </table:table-cell>
          <table:table-cell table:formula="of:=MAX([.B191:.D191])" office:value-type="float" office:value="4693.47" calcext:value-type="float">
            <text:p/>
          </table:table-cell>
          <table:table-cell table:formula="of:=AVERAGE([.B191:.D191])" office:value-type="float" office:value="4664.75" calcext:value-type="float">
            <text:p/>
          </table:table-cell>
          <table:table-cell table:formula="of:=[.E191]/([.A191]*[.A191])" office:value-type="float" office:value="0.128720221606648" calcext:value-type="float">
            <text:p/>
          </table:table-cell>
          <table:table-cell table:formula="of:=[.F191]/([.A191]*[.A191])" office:value-type="float" office:value="0.130013019390582" calcext:value-type="float">
            <text:p/>
          </table:table-cell>
          <table:table-cell table:formula="of:=[.G191]/([.A191]*[.A191])" office:value-type="float" office:value="0.129217451523546" calcext:value-type="float">
            <text:p/>
          </table:table-cell>
          <table:table-cell table:formula="of:=[.H191]/[.A191]" office:value-type="float" office:value="0.000677474850561306" calcext:value-type="float">
            <text:p/>
          </table:table-cell>
          <table:table-cell table:formula="of:=[.I191]/[.A191]" office:value-type="float" office:value="0.000684279049424114" calcext:value-type="float">
            <text:p/>
          </table:table-cell>
          <table:table-cell table:formula="of:=[.J191]/[.A191]" office:value-type="float" office:value="0.000680091850123925" calcext:value-type="float">
            <text:p/>
          </table:table-cell>
        </table:table-row>
        <table:table-row table:style-name="ro1">
          <table:table-cell office:value-type="float" office:value="191" calcext:value-type="float">
            <text:p>191</text:p>
          </table:table-cell>
          <table:table-cell office:value-type="float" office:value="4758.97" calcext:value-type="float">
            <text:p>4758.97</text:p>
          </table:table-cell>
          <table:table-cell office:value-type="float" office:value="4728.1" calcext:value-type="float">
            <text:p>4728.1</text:p>
          </table:table-cell>
          <table:table-cell office:value-type="float" office:value="4774.74" calcext:value-type="float">
            <text:p>4774.74</text:p>
          </table:table-cell>
          <table:table-cell table:formula="of:=MIN([.B192:.D192])" office:value-type="float" office:value="4728.1" calcext:value-type="float">
            <text:p/>
          </table:table-cell>
          <table:table-cell table:formula="of:=MAX([.B192:.D192])" office:value-type="float" office:value="4774.74" calcext:value-type="float">
            <text:p/>
          </table:table-cell>
          <table:table-cell table:formula="of:=AVERAGE([.B192:.D192])" office:value-type="float" office:value="4753.93666666667" calcext:value-type="float">
            <text:p/>
          </table:table-cell>
          <table:table-cell table:formula="of:=[.E192]/([.A192]*[.A192])" office:value-type="float" office:value="0.129604451632357" calcext:value-type="float">
            <text:p/>
          </table:table-cell>
          <table:table-cell table:formula="of:=[.F192]/([.A192]*[.A192])" office:value-type="float" office:value="0.130882925358406" calcext:value-type="float">
            <text:p/>
          </table:table-cell>
          <table:table-cell table:formula="of:=[.G192]/([.A192]*[.A192])" office:value-type="float" office:value="0.130312674177426" calcext:value-type="float">
            <text:p/>
          </table:table-cell>
          <table:table-cell table:formula="of:=[.H192]/[.A192]" office:value-type="float" office:value="0.000678557338389301" calcext:value-type="float">
            <text:p/>
          </table:table-cell>
          <table:table-cell table:formula="of:=[.I192]/[.A192]" office:value-type="float" office:value="0.000685250918106836" calcext:value-type="float">
            <text:p/>
          </table:table-cell>
          <table:table-cell table:formula="of:=[.J192]/[.A192]" office:value-type="float" office:value="0.000682265309829454" calcext:value-type="float">
            <text:p/>
          </table:table-cell>
        </table:table-row>
        <table:table-row table:style-name="ro1">
          <table:table-cell office:value-type="float" office:value="192" calcext:value-type="float">
            <text:p>192</text:p>
          </table:table-cell>
          <table:table-cell office:value-type="float" office:value="4838.47" calcext:value-type="float">
            <text:p>4838.47</text:p>
          </table:table-cell>
          <table:table-cell office:value-type="float" office:value="4796.93" calcext:value-type="float">
            <text:p>4796.93</text:p>
          </table:table-cell>
          <table:table-cell office:value-type="float" office:value="4929.87" calcext:value-type="float">
            <text:p>4929.87</text:p>
          </table:table-cell>
          <table:table-cell table:formula="of:=MIN([.B193:.D193])" office:value-type="float" office:value="4796.93" calcext:value-type="float">
            <text:p/>
          </table:table-cell>
          <table:table-cell table:formula="of:=MAX([.B193:.D193])" office:value-type="float" office:value="4929.87" calcext:value-type="float">
            <text:p/>
          </table:table-cell>
          <table:table-cell table:formula="of:=AVERAGE([.B193:.D193])" office:value-type="float" office:value="4855.09" calcext:value-type="float">
            <text:p/>
          </table:table-cell>
          <table:table-cell table:formula="of:=[.E193]/([.A193]*[.A193])" office:value-type="float" office:value="0.130125054253472" calcext:value-type="float">
            <text:p/>
          </table:table-cell>
          <table:table-cell table:formula="of:=[.F193]/([.A193]*[.A193])" office:value-type="float" office:value="0.133731282552083" calcext:value-type="float">
            <text:p/>
          </table:table-cell>
          <table:table-cell table:formula="of:=[.G193]/([.A193]*[.A193])" office:value-type="float" office:value="0.131702745225694" calcext:value-type="float">
            <text:p/>
          </table:table-cell>
          <table:table-cell table:formula="of:=[.H193]/[.A193]" office:value-type="float" office:value="0.000677734657570168" calcext:value-type="float">
            <text:p/>
          </table:table-cell>
          <table:table-cell table:formula="of:=[.I193]/[.A193]" office:value-type="float" office:value="0.000696517096625434" calcext:value-type="float">
            <text:p/>
          </table:table-cell>
          <table:table-cell table:formula="of:=[.J193]/[.A193]" office:value-type="float" office:value="0.000685951798050492" calcext:value-type="float">
            <text:p/>
          </table:table-cell>
        </table:table-row>
        <table:table-row table:style-name="ro1">
          <table:table-cell office:value-type="float" office:value="193" calcext:value-type="float">
            <text:p>193</text:p>
          </table:table-cell>
          <table:table-cell office:value-type="float" office:value="4906.39" calcext:value-type="float">
            <text:p>4906.39</text:p>
          </table:table-cell>
          <table:table-cell office:value-type="float" office:value="4870.44" calcext:value-type="float">
            <text:p>4870.44</text:p>
          </table:table-cell>
          <table:table-cell office:value-type="float" office:value="4880.69" calcext:value-type="float">
            <text:p>4880.69</text:p>
          </table:table-cell>
          <table:table-cell table:formula="of:=MIN([.B194:.D194])" office:value-type="float" office:value="4870.44" calcext:value-type="float">
            <text:p/>
          </table:table-cell>
          <table:table-cell table:formula="of:=MAX([.B194:.D194])" office:value-type="float" office:value="4906.39" calcext:value-type="float">
            <text:p/>
          </table:table-cell>
          <table:table-cell table:formula="of:=AVERAGE([.B194:.D194])" office:value-type="float" office:value="4885.84" calcext:value-type="float">
            <text:p/>
          </table:table-cell>
          <table:table-cell table:formula="of:=[.E194]/([.A194]*[.A194])" office:value-type="float" office:value="0.130753577277242" calcext:value-type="float">
            <text:p/>
          </table:table-cell>
          <table:table-cell table:formula="of:=[.F194]/([.A194]*[.A194])" office:value-type="float" office:value="0.131718703857822" calcext:value-type="float">
            <text:p/>
          </table:table-cell>
          <table:table-cell table:formula="of:=[.G194]/([.A194]*[.A194])" office:value-type="float" office:value="0.131167011194931" calcext:value-type="float">
            <text:p/>
          </table:table-cell>
          <table:table-cell table:formula="of:=[.H194]/[.A194]" office:value-type="float" office:value="0.000677479675011618" calcext:value-type="float">
            <text:p/>
          </table:table-cell>
          <table:table-cell table:formula="of:=[.I194]/[.A194]" office:value-type="float" office:value="0.000682480330869542" calcext:value-type="float">
            <text:p/>
          </table:table-cell>
          <table:table-cell table:formula="of:=[.J194]/[.A194]" office:value-type="float" office:value="0.000679621819662857" calcext:value-type="float">
            <text:p/>
          </table:table-cell>
        </table:table-row>
        <table:table-row table:style-name="ro1">
          <table:table-cell office:value-type="float" office:value="194" calcext:value-type="float">
            <text:p>194</text:p>
          </table:table-cell>
          <table:table-cell office:value-type="float" office:value="4993.81" calcext:value-type="float">
            <text:p>4993.81</text:p>
          </table:table-cell>
          <table:table-cell office:value-type="float" office:value="4946.07" calcext:value-type="float">
            <text:p>4946.07</text:p>
          </table:table-cell>
          <table:table-cell office:value-type="float" office:value="4958.39" calcext:value-type="float">
            <text:p>4958.39</text:p>
          </table:table-cell>
          <table:table-cell table:formula="of:=MIN([.B195:.D195])" office:value-type="float" office:value="4946.07" calcext:value-type="float">
            <text:p/>
          </table:table-cell>
          <table:table-cell table:formula="of:=MAX([.B195:.D195])" office:value-type="float" office:value="4993.81" calcext:value-type="float">
            <text:p/>
          </table:table-cell>
          <table:table-cell table:formula="of:=AVERAGE([.B195:.D195])" office:value-type="float" office:value="4966.09" calcext:value-type="float">
            <text:p/>
          </table:table-cell>
          <table:table-cell table:formula="of:=[.E195]/([.A195]*[.A195])" office:value-type="float" office:value="0.131418588585397" calcext:value-type="float">
            <text:p/>
          </table:table-cell>
          <table:table-cell table:formula="of:=[.F195]/([.A195]*[.A195])" office:value-type="float" office:value="0.132687054947391" calcext:value-type="float">
            <text:p/>
          </table:table-cell>
          <table:table-cell table:formula="of:=[.G195]/([.A195]*[.A195])" office:value-type="float" office:value="0.13195052609204" calcext:value-type="float">
            <text:p/>
          </table:table-cell>
          <table:table-cell table:formula="of:=[.H195]/[.A195]" office:value-type="float" office:value="0.000677415405079366" calcext:value-type="float">
            <text:p/>
          </table:table-cell>
          <table:table-cell table:formula="of:=[.I195]/[.A195]" office:value-type="float" office:value="0.000683953891481396" calcext:value-type="float">
            <text:p/>
          </table:table-cell>
          <table:table-cell table:formula="of:=[.J195]/[.A195]" office:value-type="float" office:value="0.000680157350989895" calcext:value-type="float">
            <text:p/>
          </table:table-cell>
        </table:table-row>
        <table:table-row table:style-name="ro1">
          <table:table-cell office:value-type="float" office:value="195" calcext:value-type="float">
            <text:p>195</text:p>
          </table:table-cell>
          <table:table-cell office:value-type="float" office:value="5150.95" calcext:value-type="float">
            <text:p>5150.95</text:p>
          </table:table-cell>
          <table:table-cell office:value-type="float" office:value="5019.09" calcext:value-type="float">
            <text:p>5019.09</text:p>
          </table:table-cell>
          <table:table-cell office:value-type="float" office:value="5023.55" calcext:value-type="float">
            <text:p>5023.55</text:p>
          </table:table-cell>
          <table:table-cell table:formula="of:=MIN([.B196:.D196])" office:value-type="float" office:value="5019.09" calcext:value-type="float">
            <text:p/>
          </table:table-cell>
          <table:table-cell table:formula="of:=MAX([.B196:.D196])" office:value-type="float" office:value="5150.95" calcext:value-type="float">
            <text:p/>
          </table:table-cell>
          <table:table-cell table:formula="of:=AVERAGE([.B196:.D196])" office:value-type="float" office:value="5064.53" calcext:value-type="float">
            <text:p/>
          </table:table-cell>
          <table:table-cell table:formula="of:=[.E196]/([.A196]*[.A196])" office:value-type="float" office:value="0.131994477317554" calcext:value-type="float">
            <text:p/>
          </table:table-cell>
          <table:table-cell table:formula="of:=[.F196]/([.A196]*[.A196])" office:value-type="float" office:value="0.135462195923734" calcext:value-type="float">
            <text:p/>
          </table:table-cell>
          <table:table-cell table:formula="of:=[.G196]/([.A196]*[.A196])" office:value-type="float" office:value="0.133189480604865" calcext:value-type="float">
            <text:p/>
          </table:table-cell>
          <table:table-cell table:formula="of:=[.H196]/[.A196]" office:value-type="float" office:value="0.000676894755474637" calcext:value-type="float">
            <text:p/>
          </table:table-cell>
          <table:table-cell table:formula="of:=[.I196]/[.A196]" office:value-type="float" office:value="0.000694677927814022" calcext:value-type="float">
            <text:p/>
          </table:table-cell>
          <table:table-cell table:formula="of:=[.J196]/[.A196]" office:value-type="float" office:value="0.000683022977460847" calcext:value-type="float">
            <text:p/>
          </table:table-cell>
        </table:table-row>
        <table:table-row table:style-name="ro1">
          <table:table-cell office:value-type="float" office:value="196" calcext:value-type="float">
            <text:p>196</text:p>
          </table:table-cell>
          <table:table-cell office:value-type="float" office:value="5264.92" calcext:value-type="float">
            <text:p>5264.92</text:p>
          </table:table-cell>
          <table:table-cell office:value-type="float" office:value="5127.2" calcext:value-type="float">
            <text:p>5127.2</text:p>
          </table:table-cell>
          <table:table-cell office:value-type="float" office:value="5110.46" calcext:value-type="float">
            <text:p>5110.46</text:p>
          </table:table-cell>
          <table:table-cell table:formula="of:=MIN([.B197:.D197])" office:value-type="float" office:value="5110.46" calcext:value-type="float">
            <text:p/>
          </table:table-cell>
          <table:table-cell table:formula="of:=MAX([.B197:.D197])" office:value-type="float" office:value="5264.92" calcext:value-type="float">
            <text:p/>
          </table:table-cell>
          <table:table-cell table:formula="of:=AVERAGE([.B197:.D197])" office:value-type="float" office:value="5167.52666666667" calcext:value-type="float">
            <text:p/>
          </table:table-cell>
          <table:table-cell table:formula="of:=[.E197]/([.A197]*[.A197])" office:value-type="float" office:value="0.133029466888796" calcext:value-type="float">
            <text:p/>
          </table:table-cell>
          <table:table-cell table:formula="of:=[.F197]/([.A197]*[.A197])" office:value-type="float" office:value="0.137050187421908" calcext:value-type="float">
            <text:p/>
          </table:table-cell>
          <table:table-cell table:formula="of:=[.G197]/([.A197]*[.A197])" office:value-type="float" office:value="0.134514959044842" calcext:value-type="float">
            <text:p/>
          </table:table-cell>
          <table:table-cell table:formula="of:=[.H197]/[.A197]" office:value-type="float" office:value="0.000678721769840798" calcext:value-type="float">
            <text:p/>
          </table:table-cell>
          <table:table-cell table:formula="of:=[.I197]/[.A197]" office:value-type="float" office:value="0.000699235650111773" calcext:value-type="float">
            <text:p/>
          </table:table-cell>
          <table:table-cell table:formula="of:=[.J197]/[.A197]" office:value-type="float" office:value="0.000686300811453278" calcext:value-type="float">
            <text:p/>
          </table:table-cell>
        </table:table-row>
        <table:table-row table:style-name="ro1">
          <table:table-cell office:value-type="float" office:value="197" calcext:value-type="float">
            <text:p>197</text:p>
          </table:table-cell>
          <table:table-cell office:value-type="float" office:value="5222.37" calcext:value-type="float">
            <text:p>5222.37</text:p>
          </table:table-cell>
          <table:table-cell office:value-type="float" office:value="5177.38" calcext:value-type="float">
            <text:p>5177.38</text:p>
          </table:table-cell>
          <table:table-cell office:value-type="float" office:value="5187.35" calcext:value-type="float">
            <text:p>5187.35</text:p>
          </table:table-cell>
          <table:table-cell table:formula="of:=MIN([.B198:.D198])" office:value-type="float" office:value="5177.38" calcext:value-type="float">
            <text:p/>
          </table:table-cell>
          <table:table-cell table:formula="of:=MAX([.B198:.D198])" office:value-type="float" office:value="5222.37" calcext:value-type="float">
            <text:p/>
          </table:table-cell>
          <table:table-cell table:formula="of:=AVERAGE([.B198:.D198])" office:value-type="float" office:value="5195.7" calcext:value-type="float">
            <text:p/>
          </table:table-cell>
          <table:table-cell table:formula="of:=[.E198]/([.A198]*[.A198])" office:value-type="float" office:value="0.133406684016594" calcext:value-type="float">
            <text:p/>
          </table:table-cell>
          <table:table-cell table:formula="of:=[.F198]/([.A198]*[.A198])" office:value-type="float" office:value="0.134565951196887" calcext:value-type="float">
            <text:p/>
          </table:table-cell>
          <table:table-cell table:formula="of:=[.G198]/([.A198]*[.A198])" office:value-type="float" office:value="0.133878739467649" calcext:value-type="float">
            <text:p/>
          </table:table-cell>
          <table:table-cell table:formula="of:=[.H198]/[.A198]" office:value-type="float" office:value="0.000677191289424335" calcext:value-type="float">
            <text:p/>
          </table:table-cell>
          <table:table-cell table:formula="of:=[.I198]/[.A198]" office:value-type="float" office:value="0.000683075894400443" calcext:value-type="float">
            <text:p/>
          </table:table-cell>
          <table:table-cell table:formula="of:=[.J198]/[.A198]" office:value-type="float" office:value="0.000679587509988067" calcext:value-type="float">
            <text:p/>
          </table:table-cell>
        </table:table-row>
        <table:table-row table:style-name="ro1">
          <table:table-cell office:value-type="float" office:value="198" calcext:value-type="float">
            <text:p>198</text:p>
          </table:table-cell>
          <table:table-cell office:value-type="float" office:value="5307.36" calcext:value-type="float">
            <text:p>5307.36</text:p>
          </table:table-cell>
          <table:table-cell office:value-type="float" office:value="5276.3" calcext:value-type="float">
            <text:p>5276.3</text:p>
          </table:table-cell>
          <table:table-cell office:value-type="float" office:value="5262.77" calcext:value-type="float">
            <text:p>5262.77</text:p>
          </table:table-cell>
          <table:table-cell table:formula="of:=MIN([.B199:.D199])" office:value-type="float" office:value="5262.77" calcext:value-type="float">
            <text:p/>
          </table:table-cell>
          <table:table-cell table:formula="of:=MAX([.B199:.D199])" office:value-type="float" office:value="5307.36" calcext:value-type="float">
            <text:p/>
          </table:table-cell>
          <table:table-cell table:formula="of:=AVERAGE([.B199:.D199])" office:value-type="float" office:value="5282.14333333333" calcext:value-type="float">
            <text:p/>
          </table:table-cell>
          <table:table-cell table:formula="of:=[.E199]/([.A199]*[.A199])" office:value-type="float" office:value="0.134240638710336" calcext:value-type="float">
            <text:p/>
          </table:table-cell>
          <table:table-cell table:formula="of:=[.F199]/([.A199]*[.A199])" office:value-type="float" office:value="0.13537802265075" calcext:value-type="float">
            <text:p/>
          </table:table-cell>
          <table:table-cell table:formula="of:=[.G199]/([.A199]*[.A199])" office:value-type="float" office:value="0.13473480597218" calcext:value-type="float">
            <text:p/>
          </table:table-cell>
          <table:table-cell table:formula="of:=[.H199]/[.A199]" office:value-type="float" office:value="0.000677983023789574" calcext:value-type="float">
            <text:p/>
          </table:table-cell>
          <table:table-cell table:formula="of:=[.I199]/[.A199]" office:value-type="float" office:value="0.000683727387125" calcext:value-type="float">
            <text:p/>
          </table:table-cell>
          <table:table-cell table:formula="of:=[.J199]/[.A199]" office:value-type="float" office:value="0.000680478818041312" calcext:value-type="float">
            <text:p/>
          </table:table-cell>
        </table:table-row>
        <table:table-row table:style-name="ro1">
          <table:table-cell office:value-type="float" office:value="199" calcext:value-type="float">
            <text:p>199</text:p>
          </table:table-cell>
          <table:table-cell office:value-type="float" office:value="5389.23" calcext:value-type="float">
            <text:p>5389.23</text:p>
          </table:table-cell>
          <table:table-cell office:value-type="float" office:value="5334.17" calcext:value-type="float">
            <text:p>5334.17</text:p>
          </table:table-cell>
          <table:table-cell office:value-type="float" office:value="5349.42" calcext:value-type="float">
            <text:p>5349.42</text:p>
          </table:table-cell>
          <table:table-cell table:formula="of:=MIN([.B200:.D200])" office:value-type="float" office:value="5334.17" calcext:value-type="float">
            <text:p/>
          </table:table-cell>
          <table:table-cell table:formula="of:=MAX([.B200:.D200])" office:value-type="float" office:value="5389.23" calcext:value-type="float">
            <text:p/>
          </table:table-cell>
          <table:table-cell table:formula="of:=AVERAGE([.B200:.D200])" office:value-type="float" office:value="5357.60666666667" calcext:value-type="float">
            <text:p/>
          </table:table-cell>
          <table:table-cell table:formula="of:=[.E200]/([.A200]*[.A200])" office:value-type="float" office:value="0.134697861165122" calcext:value-type="float">
            <text:p/>
          </table:table-cell>
          <table:table-cell table:formula="of:=[.F200]/([.A200]*[.A200])" office:value-type="float" office:value="0.1360882300952" calcext:value-type="float">
            <text:p/>
          </table:table-cell>
          <table:table-cell table:formula="of:=[.G200]/([.A200]*[.A200])" office:value-type="float" office:value="0.135289681237006" calcext:value-type="float">
            <text:p/>
          </table:table-cell>
          <table:table-cell table:formula="of:=[.H200]/[.A200]" office:value-type="float" office:value="0.000676873674196593" calcext:value-type="float">
            <text:p/>
          </table:table-cell>
          <table:table-cell table:formula="of:=[.I200]/[.A200]" office:value-type="float" office:value="0.000683860452739697" calcext:value-type="float">
            <text:p/>
          </table:table-cell>
          <table:table-cell table:formula="of:=[.J200]/[.A200]" office:value-type="float" office:value="0.000679847644407064" calcext:value-type="float">
            <text:p/>
          </table:table-cell>
        </table:table-row>
        <table:table-row table:style-name="ro1">
          <table:table-cell office:value-type="float" office:value="200" calcext:value-type="float">
            <text:p>200</text:p>
          </table:table-cell>
          <table:table-cell office:value-type="float" office:value="5467.24" calcext:value-type="float">
            <text:p>5467.24</text:p>
          </table:table-cell>
          <table:table-cell office:value-type="float" office:value="5433.69" calcext:value-type="float">
            <text:p>5433.69</text:p>
          </table:table-cell>
          <table:table-cell office:value-type="float" office:value="5533.95" calcext:value-type="float">
            <text:p>5533.95</text:p>
          </table:table-cell>
          <table:table-cell table:formula="of:=MIN([.B201:.D201])" office:value-type="float" office:value="5433.69" calcext:value-type="float">
            <text:p/>
          </table:table-cell>
          <table:table-cell table:formula="of:=MAX([.B201:.D201])" office:value-type="float" office:value="5533.95" calcext:value-type="float">
            <text:p/>
          </table:table-cell>
          <table:table-cell table:formula="of:=AVERAGE([.B201:.D201])" office:value-type="float" office:value="5478.29333333333" calcext:value-type="float">
            <text:p/>
          </table:table-cell>
          <table:table-cell table:formula="of:=[.E201]/([.A201]*[.A201])" office:value-type="float" office:value="0.13584225" calcext:value-type="float">
            <text:p/>
          </table:table-cell>
          <table:table-cell table:formula="of:=[.F201]/([.A201]*[.A201])" office:value-type="float" office:value="0.13834875" calcext:value-type="float">
            <text:p/>
          </table:table-cell>
          <table:table-cell table:formula="of:=[.G201]/([.A201]*[.A201])" office:value-type="float" office:value="0.136957333333333" calcext:value-type="float">
            <text:p/>
          </table:table-cell>
          <table:table-cell table:formula="of:=[.H201]/[.A201]" office:value-type="float" office:value="0.00067921125" calcext:value-type="float">
            <text:p/>
          </table:table-cell>
          <table:table-cell table:formula="of:=[.I201]/[.A201]" office:value-type="float" office:value="0.00069174375" calcext:value-type="float">
            <text:p/>
          </table:table-cell>
          <table:table-cell table:formula="of:=[.J201]/[.A201]" office:value-type="float" office:value="0.000684786666666667" calcext:value-type="float">
            <text:p/>
          </table:table-cell>
        </table:table-row>
        <table:table-row table:style-name="ro1" table:number-rows-repeated="6">
          <table:table-cell table:number-columns-repeated="13"/>
        </table:table-row>
        <table:table-row table:style-name="ro1">
          <table:table-cell/>
          <table:table-cell office:value-type="string" calcext:value-type="string">
            <text:p>Tiempo mínimo / n.n.k</text:p>
          </table:table-cell>
          <table:table-cell office:value-type="string" calcext:value-type="string">
            <text:p>Tiempo máximo / n.n.k</text:p>
          </table:table-cell>
          <table:table-cell office:value-type="string" calcext:value-type="string">
            <text:p>Tiempo promedio / n.n.k</text:p>
          </table:table-cell>
          <table:table-cell table:number-columns-repeated="9"/>
        </table:table-row>
        <table:table-row table:style-name="ro1">
          <table:table-cell office:value-type="float" office:value="13" calcext:value-type="float">
            <text:p>13</text:p>
          </table:table-cell>
          <table:table-cell office:value-type="float" office:value="0.0007642239" calcext:value-type="float">
            <text:p>0.0007642239</text:p>
          </table:table-cell>
          <table:table-cell office:value-type="float" office:value="0.0012662722" calcext:value-type="float">
            <text:p>0.0012662722</text:p>
          </table:table-cell>
          <table:table-cell office:value-type="float" office:value="0.000941587" calcext:value-type="float">
            <text:p>0.000941587</text:p>
          </table:table-cell>
          <table:table-cell table:number-columns-repeated="9"/>
        </table:table-row>
        <table:table-row table:style-name="ro1">
          <table:table-cell office:value-type="float" office:value="14" calcext:value-type="float">
            <text:p>14</text:p>
          </table:table-cell>
          <table:table-cell office:value-type="float" office:value="0.0007536443" calcext:value-type="float">
            <text:p>0.0007536443</text:p>
          </table:table-cell>
          <table:table-cell office:value-type="float" office:value="0.0007806122" calcext:value-type="float">
            <text:p>0.0007806122</text:p>
          </table:table-cell>
          <table:table-cell office:value-type="float" office:value="0.0007674927" calcext:value-type="float">
            <text:p>0.0007674927</text:p>
          </table:table-cell>
          <table:table-cell table:number-columns-repeated="9"/>
        </table:table-row>
        <table:table-row table:style-name="ro1">
          <table:table-cell office:value-type="float" office:value="15" calcext:value-type="float">
            <text:p>15</text:p>
          </table:table-cell>
          <table:table-cell office:value-type="float" office:value="0.0007437037" calcext:value-type="float">
            <text:p>0.0007437037</text:p>
          </table:table-cell>
          <table:table-cell office:value-type="float" office:value="0.000784" calcext:value-type="float">
            <text:p>0.000784</text:p>
          </table:table-cell>
          <table:table-cell office:value-type="float" office:value="0.0007691852" calcext:value-type="float">
            <text:p>0.0007691852</text:p>
          </table:table-cell>
          <table:table-cell table:number-columns-repeated="9"/>
        </table:table-row>
        <table:table-row table:style-name="ro1">
          <table:table-cell office:value-type="float" office:value="16" calcext:value-type="float">
            <text:p>16</text:p>
          </table:table-cell>
          <table:table-cell office:value-type="float" office:value="0.0007385254" calcext:value-type="float">
            <text:p>0.0007385254</text:p>
          </table:table-cell>
          <table:table-cell office:value-type="float" office:value="0.0008220215" calcext:value-type="float">
            <text:p>0.0008220215</text:p>
          </table:table-cell>
          <table:table-cell office:value-type="float" office:value="0.0007677409" calcext:value-type="float">
            <text:p>0.0007677409</text:p>
          </table:table-cell>
          <table:table-cell table:number-columns-repeated="9"/>
        </table:table-row>
        <table:table-row table:style-name="ro1">
          <table:table-cell office:value-type="float" office:value="17" calcext:value-type="float">
            <text:p>17</text:p>
          </table:table-cell>
          <table:table-cell office:value-type="float" office:value="0.0007815998" calcext:value-type="float">
            <text:p>0.0007815998</text:p>
          </table:table-cell>
          <table:table-cell office:value-type="float" office:value="0.000831264" calcext:value-type="float">
            <text:p>0.000831264</text:p>
          </table:table-cell>
          <table:table-cell office:value-type="float" office:value="0.0008016148" calcext:value-type="float">
            <text:p>0.0008016148</text:p>
          </table:table-cell>
          <table:table-cell table:number-columns-repeated="9"/>
        </table:table-row>
        <table:table-row table:style-name="ro1">
          <table:table-cell office:value-type="float" office:value="18" calcext:value-type="float">
            <text:p>18</text:p>
          </table:table-cell>
          <table:table-cell office:value-type="float" office:value="0.0007431413" calcext:value-type="float">
            <text:p>0.0007431413</text:p>
          </table:table-cell>
          <table:table-cell office:value-type="float" office:value="0.0007894376" calcext:value-type="float">
            <text:p>0.0007894376</text:p>
          </table:table-cell>
          <table:table-cell office:value-type="float" office:value="0.0007677183" calcext:value-type="float">
            <text:p>0.0007677183</text:p>
          </table:table-cell>
          <table:table-cell table:number-columns-repeated="9"/>
        </table:table-row>
        <table:table-row table:style-name="ro1">
          <table:table-cell office:value-type="float" office:value="19" calcext:value-type="float">
            <text:p>19</text:p>
          </table:table-cell>
          <table:table-cell office:value-type="float" office:value="0.0007181805" calcext:value-type="float">
            <text:p>0.0007181805</text:p>
          </table:table-cell>
          <table:table-cell office:value-type="float" office:value="0.0007541916" calcext:value-type="float">
            <text:p>0.0007541916</text:p>
          </table:table-cell>
          <table:table-cell office:value-type="float" office:value="0.000734558" calcext:value-type="float">
            <text:p>0.000734558</text:p>
          </table:table-cell>
          <table:table-cell table:number-columns-repeated="9"/>
        </table:table-row>
        <table:table-row table:style-name="ro1">
          <table:table-cell office:value-type="float" office:value="20" calcext:value-type="float">
            <text:p>20</text:p>
          </table:table-cell>
          <table:table-cell office:value-type="float" office:value="0.0007065" calcext:value-type="float">
            <text:p>0.0007065</text:p>
          </table:table-cell>
          <table:table-cell office:value-type="float" office:value="0.00072125" calcext:value-type="float">
            <text:p>0.00072125</text:p>
          </table:table-cell>
          <table:table-cell office:value-type="float" office:value="0.0007145833" calcext:value-type="float">
            <text:p>0.0007145833</text:p>
          </table:table-cell>
          <table:table-cell table:number-columns-repeated="9"/>
        </table:table-row>
        <table:table-row table:style-name="ro1">
          <table:table-cell office:value-type="float" office:value="21" calcext:value-type="float">
            <text:p>21</text:p>
          </table:table-cell>
          <table:table-cell office:value-type="float" office:value="0.0007149336" calcext:value-type="float">
            <text:p>0.0007149336</text:p>
          </table:table-cell>
          <table:table-cell office:value-type="float" office:value="0.0007211964" calcext:value-type="float">
            <text:p>0.0007211964</text:p>
          </table:table-cell>
          <table:table-cell office:value-type="float" office:value="0.000718137" calcext:value-type="float">
            <text:p>0.000718137</text:p>
          </table:table-cell>
          <table:table-cell table:number-columns-repeated="9"/>
        </table:table-row>
        <table:table-row table:style-name="ro1">
          <table:table-cell office:value-type="float" office:value="22" calcext:value-type="float">
            <text:p>22</text:p>
          </table:table-cell>
          <table:table-cell office:value-type="float" office:value="0.0007110255" calcext:value-type="float">
            <text:p>0.0007110255</text:p>
          </table:table-cell>
          <table:table-cell office:value-type="float" office:value="0.0007310293" calcext:value-type="float">
            <text:p>0.0007310293</text:p>
          </table:table-cell>
          <table:table-cell office:value-type="float" office:value="0.0007212622" calcext:value-type="float">
            <text:p>0.0007212622</text:p>
          </table:table-cell>
          <table:table-cell table:number-columns-repeated="9"/>
        </table:table-row>
        <table:table-row table:style-name="ro1">
          <table:table-cell office:value-type="float" office:value="23" calcext:value-type="float">
            <text:p>23</text:p>
          </table:table-cell>
          <table:table-cell office:value-type="float" office:value="0.0007274595" calcext:value-type="float">
            <text:p>0.0007274595</text:p>
          </table:table-cell>
          <table:table-cell office:value-type="float" office:value="0.0007389661" calcext:value-type="float">
            <text:p>0.0007389661</text:p>
          </table:table-cell>
          <table:table-cell office:value-type="float" office:value="0.0007340073" calcext:value-type="float">
            <text:p>0.0007340073</text:p>
          </table:table-cell>
          <table:table-cell table:number-columns-repeated="9"/>
        </table:table-row>
        <table:table-row table:style-name="ro1">
          <table:table-cell office:value-type="float" office:value="24" calcext:value-type="float">
            <text:p>24</text:p>
          </table:table-cell>
          <table:table-cell office:value-type="float" office:value="0.0007068142" calcext:value-type="float">
            <text:p>0.0007068142</text:p>
          </table:table-cell>
          <table:table-cell office:value-type="float" office:value="0.0007170139" calcext:value-type="float">
            <text:p>0.0007170139</text:p>
          </table:table-cell>
          <table:table-cell office:value-type="float" office:value="0.0007110822" calcext:value-type="float">
            <text:p>0.0007110822</text:p>
          </table:table-cell>
          <table:table-cell table:number-columns-repeated="9"/>
        </table:table-row>
        <table:table-row table:style-name="ro1">
          <table:table-cell office:value-type="float" office:value="25" calcext:value-type="float">
            <text:p>25</text:p>
          </table:table-cell>
          <table:table-cell office:value-type="float" office:value="0.000705152" calcext:value-type="float">
            <text:p>0.000705152</text:p>
          </table:table-cell>
          <table:table-cell office:value-type="float" office:value="0.000726912" calcext:value-type="float">
            <text:p>0.000726912</text:p>
          </table:table-cell>
          <table:table-cell office:value-type="float" office:value="0.00071648" calcext:value-type="float">
            <text:p>0.00071648</text:p>
          </table:table-cell>
          <table:table-cell table:number-columns-repeated="9"/>
        </table:table-row>
        <table:table-row table:style-name="ro1">
          <table:table-cell office:value-type="float" office:value="26" calcext:value-type="float">
            <text:p>26</text:p>
          </table:table-cell>
          <table:table-cell office:value-type="float" office:value="0.0007089782" calcext:value-type="float">
            <text:p>0.0007089782</text:p>
          </table:table-cell>
          <table:table-cell office:value-type="float" office:value="0.0007313382" calcext:value-type="float">
            <text:p>0.0007313382</text:p>
          </table:table-cell>
          <table:table-cell office:value-type="float" office:value="0.0007208694" calcext:value-type="float">
            <text:p>0.0007208694</text:p>
          </table:table-cell>
          <table:table-cell table:number-columns-repeated="9"/>
        </table:table-row>
        <table:table-row table:style-name="ro1">
          <table:table-cell office:value-type="float" office:value="27" calcext:value-type="float">
            <text:p>27</text:p>
          </table:table-cell>
          <table:table-cell office:value-type="float" office:value="0.0007096479" calcext:value-type="float">
            <text:p>0.0007096479</text:p>
          </table:table-cell>
          <table:table-cell office:value-type="float" office:value="0.0007264137" calcext:value-type="float">
            <text:p>0.0007264137</text:p>
          </table:table-cell>
          <table:table-cell office:value-type="float" office:value="0.00071798" calcext:value-type="float">
            <text:p>0.00071798</text:p>
          </table:table-cell>
          <table:table-cell table:number-columns-repeated="9"/>
        </table:table-row>
        <table:table-row table:style-name="ro1">
          <table:table-cell office:value-type="float" office:value="28" calcext:value-type="float">
            <text:p>28</text:p>
          </table:table-cell>
          <table:table-cell office:value-type="float" office:value="0.0007037172" calcext:value-type="float">
            <text:p>0.0007037172</text:p>
          </table:table-cell>
          <table:table-cell office:value-type="float" office:value="0.0007176567" calcext:value-type="float">
            <text:p>0.0007176567</text:p>
          </table:table-cell>
          <table:table-cell office:value-type="float" office:value="0.0007097911" calcext:value-type="float">
            <text:p>0.0007097911</text:p>
          </table:table-cell>
          <table:table-cell table:number-columns-repeated="9"/>
        </table:table-row>
        <table:table-row table:style-name="ro1">
          <table:table-cell office:value-type="float" office:value="29" calcext:value-type="float">
            <text:p>29</text:p>
          </table:table-cell>
          <table:table-cell office:value-type="float" office:value="0.0006955185" calcext:value-type="float">
            <text:p>0.0006955185</text:p>
          </table:table-cell>
          <table:table-cell office:value-type="float" office:value="0.0007100742" calcext:value-type="float">
            <text:p>0.0007100742</text:p>
          </table:table-cell>
          <table:table-cell office:value-type="float" office:value="0.0007031859" calcext:value-type="float">
            <text:p>0.0007031859</text:p>
          </table:table-cell>
          <table:table-cell table:number-columns-repeated="9"/>
        </table:table-row>
        <table:table-row table:style-name="ro1">
          <table:table-cell office:value-type="float" office:value="30" calcext:value-type="float">
            <text:p>30</text:p>
          </table:table-cell>
          <table:table-cell office:value-type="float" office:value="0.0007166667" calcext:value-type="float">
            <text:p>0.0007166667</text:p>
          </table:table-cell>
          <table:table-cell office:value-type="float" office:value="0.0007279259" calcext:value-type="float">
            <text:p>0.0007279259</text:p>
          </table:table-cell>
          <table:table-cell office:value-type="float" office:value="0.0007207901" calcext:value-type="float">
            <text:p>0.0007207901</text:p>
          </table:table-cell>
          <table:table-cell table:number-columns-repeated="9"/>
        </table:table-row>
        <table:table-row table:style-name="ro1">
          <table:table-cell office:value-type="float" office:value="31" calcext:value-type="float">
            <text:p>31</text:p>
          </table:table-cell>
          <table:table-cell office:value-type="float" office:value="0.0007102816" calcext:value-type="float">
            <text:p>0.0007102816</text:p>
          </table:table-cell>
          <table:table-cell office:value-type="float" office:value="0.000729717" calcext:value-type="float">
            <text:p>0.000729717</text:p>
          </table:table-cell>
          <table:table-cell office:value-type="float" office:value="0.000721728" calcext:value-type="float">
            <text:p>0.000721728</text:p>
          </table:table-cell>
          <table:table-cell table:number-columns-repeated="9"/>
        </table:table-row>
        <table:table-row table:style-name="ro1">
          <table:table-cell office:value-type="float" office:value="32" calcext:value-type="float">
            <text:p>32</text:p>
          </table:table-cell>
          <table:table-cell office:value-type="float" office:value="0.0007041321" calcext:value-type="float">
            <text:p>0.0007041321</text:p>
          </table:table-cell>
          <table:table-cell office:value-type="float" office:value="0.0007193909" calcext:value-type="float">
            <text:p>0.0007193909</text:p>
          </table:table-cell>
          <table:table-cell office:value-type="float" office:value="0.000709849" calcext:value-type="float">
            <text:p>0.000709849</text:p>
          </table:table-cell>
          <table:table-cell table:number-columns-repeated="9"/>
        </table:table-row>
        <table:table-row table:style-name="ro1">
          <table:table-cell office:value-type="float" office:value="33" calcext:value-type="float">
            <text:p>33</text:p>
          </table:table-cell>
          <table:table-cell office:value-type="float" office:value="0.0006939366" calcext:value-type="float">
            <text:p>0.0006939366</text:p>
          </table:table-cell>
          <table:table-cell office:value-type="float" office:value="0.0007004758" calcext:value-type="float">
            <text:p>0.0007004758</text:p>
          </table:table-cell>
          <table:table-cell office:value-type="float" office:value="0.0006970625" calcext:value-type="float">
            <text:p>0.0006970625</text:p>
          </table:table-cell>
          <table:table-cell table:number-columns-repeated="9"/>
        </table:table-row>
        <table:table-row table:style-name="ro1">
          <table:table-cell office:value-type="float" office:value="34" calcext:value-type="float">
            <text:p>34</text:p>
          </table:table-cell>
          <table:table-cell office:value-type="float" office:value="0.0007015571" calcext:value-type="float">
            <text:p>0.0007015571</text:p>
          </table:table-cell>
          <table:table-cell office:value-type="float" office:value="0.0007117087" calcext:value-type="float">
            <text:p>0.0007117087</text:p>
          </table:table-cell>
          <table:table-cell office:value-type="float" office:value="0.0007057043" calcext:value-type="float">
            <text:p>0.0007057043</text:p>
          </table:table-cell>
          <table:table-cell table:number-columns-repeated="9"/>
        </table:table-row>
        <table:table-row table:style-name="ro1">
          <table:table-cell office:value-type="float" office:value="35" calcext:value-type="float">
            <text:p>35</text:p>
          </table:table-cell>
          <table:table-cell office:value-type="float" office:value="0.0006987988" calcext:value-type="float">
            <text:p>0.0006987988</text:p>
          </table:table-cell>
          <table:table-cell office:value-type="float" office:value="0.0007149155" calcext:value-type="float">
            <text:p>0.0007149155</text:p>
          </table:table-cell>
          <table:table-cell office:value-type="float" office:value="0.0007086336" calcext:value-type="float">
            <text:p>0.0007086336</text:p>
          </table:table-cell>
          <table:table-cell table:number-columns-repeated="9"/>
        </table:table-row>
        <table:table-row table:style-name="ro1">
          <table:table-cell office:value-type="float" office:value="36" calcext:value-type="float">
            <text:p>36</text:p>
          </table:table-cell>
          <table:table-cell office:value-type="float" office:value="0.0006948517" calcext:value-type="float">
            <text:p>0.0006948517</text:p>
          </table:table-cell>
          <table:table-cell office:value-type="float" office:value="0.0007022034" calcext:value-type="float">
            <text:p>0.0007022034</text:p>
          </table:table-cell>
          <table:table-cell office:value-type="float" office:value="0.0006985525" calcext:value-type="float">
            <text:p>0.0006985525</text:p>
          </table:table-cell>
          <table:table-cell table:number-columns-repeated="9"/>
        </table:table-row>
        <table:table-row table:style-name="ro1">
          <table:table-cell office:value-type="float" office:value="37" calcext:value-type="float">
            <text:p>37</text:p>
          </table:table-cell>
          <table:table-cell office:value-type="float" office:value="0.0006917853" calcext:value-type="float">
            <text:p>0.0006917853</text:p>
          </table:table-cell>
          <table:table-cell office:value-type="float" office:value="0.0007071644" calcext:value-type="float">
            <text:p>0.0007071644</text:p>
          </table:table-cell>
          <table:table-cell office:value-type="float" office:value="0.0007000046" calcext:value-type="float">
            <text:p>0.0007000046</text:p>
          </table:table-cell>
          <table:table-cell table:number-columns-repeated="9"/>
        </table:table-row>
        <table:table-row table:style-name="ro1">
          <table:table-cell office:value-type="float" office:value="38" calcext:value-type="float">
            <text:p>38</text:p>
          </table:table-cell>
          <table:table-cell office:value-type="float" office:value="0.0006981885" calcext:value-type="float">
            <text:p>0.0006981885</text:p>
          </table:table-cell>
          <table:table-cell office:value-type="float" office:value="0.000702289" calcext:value-type="float">
            <text:p>0.000702289</text:p>
          </table:table-cell>
          <table:table-cell office:value-type="float" office:value="0.0007004544" calcext:value-type="float">
            <text:p>0.0007004544</text:p>
          </table:table-cell>
          <table:table-cell table:number-columns-repeated="9"/>
        </table:table-row>
        <table:table-row table:style-name="ro1">
          <table:table-cell office:value-type="float" office:value="39" calcext:value-type="float">
            <text:p>39</text:p>
          </table:table-cell>
          <table:table-cell office:value-type="float" office:value="0.000689071" calcext:value-type="float">
            <text:p>0.000689071</text:p>
          </table:table-cell>
          <table:table-cell office:value-type="float" office:value="0.0007022708" calcext:value-type="float">
            <text:p>0.0007022708</text:p>
          </table:table-cell>
          <table:table-cell office:value-type="float" office:value="0.0006962356" calcext:value-type="float">
            <text:p>0.0006962356</text:p>
          </table:table-cell>
          <table:table-cell table:number-columns-repeated="9"/>
        </table:table-row>
        <table:table-row table:style-name="ro1">
          <table:table-cell office:value-type="float" office:value="40" calcext:value-type="float">
            <text:p>40</text:p>
          </table:table-cell>
          <table:table-cell office:value-type="float" office:value="0.0006891563" calcext:value-type="float">
            <text:p>0.0006891563</text:p>
          </table:table-cell>
          <table:table-cell office:value-type="float" office:value="0.0007044219" calcext:value-type="float">
            <text:p>0.0007044219</text:p>
          </table:table-cell>
          <table:table-cell office:value-type="float" office:value="0.0006965573" calcext:value-type="float">
            <text:p>0.0006965573</text:p>
          </table:table-cell>
          <table:table-cell table:number-columns-repeated="9"/>
        </table:table-row>
        <table:table-row table:style-name="ro1">
          <table:table-cell office:value-type="float" office:value="41" calcext:value-type="float">
            <text:p>41</text:p>
          </table:table-cell>
          <table:table-cell office:value-type="float" office:value="0.0006935042" calcext:value-type="float">
            <text:p>0.0006935042</text:p>
          </table:table-cell>
          <table:table-cell office:value-type="float" office:value="0.0007087245" calcext:value-type="float">
            <text:p>0.0007087245</text:p>
          </table:table-cell>
          <table:table-cell office:value-type="float" office:value="0.0007016874" calcext:value-type="float">
            <text:p>0.0007016874</text:p>
          </table:table-cell>
          <table:table-cell table:number-columns-repeated="9"/>
        </table:table-row>
        <table:table-row table:style-name="ro1">
          <table:table-cell office:value-type="float" office:value="42" calcext:value-type="float">
            <text:p>42</text:p>
          </table:table-cell>
          <table:table-cell office:value-type="float" office:value="0.0006883031" calcext:value-type="float">
            <text:p>0.0006883031</text:p>
          </table:table-cell>
          <table:table-cell office:value-type="float" office:value="0.0006980888" calcext:value-type="float">
            <text:p>0.0006980888</text:p>
          </table:table-cell>
          <table:table-cell office:value-type="float" office:value="0.0006935041" calcext:value-type="float">
            <text:p>0.0006935041</text:p>
          </table:table-cell>
          <table:table-cell table:number-columns-repeated="9"/>
        </table:table-row>
        <table:table-row table:style-name="ro1">
          <table:table-cell office:value-type="float" office:value="43" calcext:value-type="float">
            <text:p>43</text:p>
          </table:table-cell>
          <table:table-cell office:value-type="float" office:value="0.0006928447" calcext:value-type="float">
            <text:p>0.0006928447</text:p>
          </table:table-cell>
          <table:table-cell office:value-type="float" office:value="0.0007028312" calcext:value-type="float">
            <text:p>0.0007028312</text:p>
          </table:table-cell>
          <table:table-cell office:value-type="float" office:value="0.0006963035" calcext:value-type="float">
            <text:p>0.0006963035</text:p>
          </table:table-cell>
          <table:table-cell table:number-columns-repeated="9"/>
        </table:table-row>
        <table:table-row table:style-name="ro1">
          <table:table-cell office:value-type="float" office:value="44" calcext:value-type="float">
            <text:p>44</text:p>
          </table:table-cell>
          <table:table-cell office:value-type="float" office:value="0.0006899183" calcext:value-type="float">
            <text:p>0.0006899183</text:p>
          </table:table-cell>
          <table:table-cell office:value-type="float" office:value="0.000699838" calcext:value-type="float">
            <text:p>0.000699838</text:p>
          </table:table-cell>
          <table:table-cell office:value-type="float" office:value="0.0006950405" calcext:value-type="float">
            <text:p>0.0006950405</text:p>
          </table:table-cell>
          <table:table-cell table:number-columns-repeated="9"/>
        </table:table-row>
        <table:table-row table:style-name="ro1">
          <table:table-cell office:value-type="float" office:value="45" calcext:value-type="float">
            <text:p>45</text:p>
          </table:table-cell>
          <table:table-cell office:value-type="float" office:value="0.0006971084" calcext:value-type="float">
            <text:p>0.0006971084</text:p>
          </table:table-cell>
          <table:table-cell office:value-type="float" office:value="0.0007109575" calcext:value-type="float">
            <text:p>0.0007109575</text:p>
          </table:table-cell>
          <table:table-cell office:value-type="float" office:value="0.0007025295" calcext:value-type="float">
            <text:p>0.0007025295</text:p>
          </table:table-cell>
          <table:table-cell table:number-columns-repeated="9"/>
        </table:table-row>
        <table:table-row table:style-name="ro1">
          <table:table-cell office:value-type="float" office:value="46" calcext:value-type="float">
            <text:p>46</text:p>
          </table:table-cell>
          <table:table-cell office:value-type="float" office:value="0.0006916763" calcext:value-type="float">
            <text:p>0.0006916763</text:p>
          </table:table-cell>
          <table:table-cell office:value-type="float" office:value="0.0007117716" calcext:value-type="float">
            <text:p>0.0007117716</text:p>
          </table:table-cell>
          <table:table-cell office:value-type="float" office:value="0.0006990048" calcext:value-type="float">
            <text:p>0.0006990048</text:p>
          </table:table-cell>
          <table:table-cell table:number-columns-repeated="9"/>
        </table:table-row>
        <table:table-row table:style-name="ro1">
          <table:table-cell office:value-type="float" office:value="47" calcext:value-type="float">
            <text:p>47</text:p>
          </table:table-cell>
          <table:table-cell office:value-type="float" office:value="0.0006952409" calcext:value-type="float">
            <text:p>0.0006952409</text:p>
          </table:table-cell>
          <table:table-cell office:value-type="float" office:value="0.0006981208" calcext:value-type="float">
            <text:p>0.0006981208</text:p>
          </table:table-cell>
          <table:table-cell office:value-type="float" office:value="0.0006970678" calcext:value-type="float">
            <text:p>0.0006970678</text:p>
          </table:table-cell>
          <table:table-cell table:number-columns-repeated="9"/>
        </table:table-row>
        <table:table-row table:style-name="ro1">
          <table:table-cell office:value-type="float" office:value="48" calcext:value-type="float">
            <text:p>48</text:p>
          </table:table-cell>
          <table:table-cell office:value-type="float" office:value="0.0006901765" calcext:value-type="float">
            <text:p>0.0006901765</text:p>
          </table:table-cell>
          <table:table-cell office:value-type="float" office:value="0.0007104402" calcext:value-type="float">
            <text:p>0.0007104402</text:p>
          </table:table-cell>
          <table:table-cell office:value-type="float" office:value="0.0006972174" calcext:value-type="float">
            <text:p>0.0006972174</text:p>
          </table:table-cell>
          <table:table-cell table:number-columns-repeated="9"/>
        </table:table-row>
        <table:table-row table:style-name="ro1">
          <table:table-cell office:value-type="float" office:value="49" calcext:value-type="float">
            <text:p>49</text:p>
          </table:table-cell>
          <table:table-cell office:value-type="float" office:value="0.000697371" calcext:value-type="float">
            <text:p>0.000697371</text:p>
          </table:table-cell>
          <table:table-cell office:value-type="float" office:value="0.0007053779" calcext:value-type="float">
            <text:p>0.0007053779</text:p>
          </table:table-cell>
          <table:table-cell office:value-type="float" office:value="0.0007009494" calcext:value-type="float">
            <text:p>0.0007009494</text:p>
          </table:table-cell>
          <table:table-cell table:number-columns-repeated="9"/>
        </table:table-row>
        <table:table-row table:style-name="ro1">
          <table:table-cell office:value-type="float" office:value="50" calcext:value-type="float">
            <text:p>50</text:p>
          </table:table-cell>
          <table:table-cell office:value-type="float" office:value="0.000708552" calcext:value-type="float">
            <text:p>0.000708552</text:p>
          </table:table-cell>
          <table:table-cell office:value-type="float" office:value="0.0007264" calcext:value-type="float">
            <text:p>0.0007264</text:p>
          </table:table-cell>
          <table:table-cell office:value-type="float" office:value="0.0007165067" calcext:value-type="float">
            <text:p>0.0007165067</text:p>
          </table:table-cell>
          <table:table-cell table:number-columns-repeated="9"/>
        </table:table-row>
        <table:table-row table:style-name="ro1">
          <table:table-cell office:value-type="float" office:value="51" calcext:value-type="float">
            <text:p>51</text:p>
          </table:table-cell>
          <table:table-cell office:value-type="float" office:value="0.0006882044" calcext:value-type="float">
            <text:p>0.0006882044</text:p>
          </table:table-cell>
          <table:table-cell office:value-type="float" office:value="0.0007165042" calcext:value-type="float">
            <text:p>0.0007165042</text:p>
          </table:table-cell>
          <table:table-cell office:value-type="float" office:value="0.0007044626" calcext:value-type="float">
            <text:p>0.0007044626</text:p>
          </table:table-cell>
          <table:table-cell table:number-columns-repeated="9"/>
        </table:table-row>
        <table:table-row table:style-name="ro1">
          <table:table-cell office:value-type="float" office:value="52" calcext:value-type="float">
            <text:p>52</text:p>
          </table:table-cell>
          <table:table-cell office:value-type="float" office:value="0.0006876991" calcext:value-type="float">
            <text:p>0.0006876991</text:p>
          </table:table-cell>
          <table:table-cell office:value-type="float" office:value="0.0007192194" calcext:value-type="float">
            <text:p>0.0007192194</text:p>
          </table:table-cell>
          <table:table-cell office:value-type="float" office:value="0.0007027054" calcext:value-type="float">
            <text:p>0.0007027054</text:p>
          </table:table-cell>
          <table:table-cell table:number-columns-repeated="9"/>
        </table:table-row>
        <table:table-row table:style-name="ro1">
          <table:table-cell office:value-type="float" office:value="53" calcext:value-type="float">
            <text:p>53</text:p>
          </table:table-cell>
          <table:table-cell office:value-type="float" office:value="0.0006888908" calcext:value-type="float">
            <text:p>0.0006888908</text:p>
          </table:table-cell>
          <table:table-cell office:value-type="float" office:value="0.0007010149" calcext:value-type="float">
            <text:p>0.0007010149</text:p>
          </table:table-cell>
          <table:table-cell office:value-type="float" office:value="0.0006932009" calcext:value-type="float">
            <text:p>0.0006932009</text:p>
          </table:table-cell>
          <table:table-cell table:number-columns-repeated="9"/>
        </table:table-row>
        <table:table-row table:style-name="ro1">
          <table:table-cell office:value-type="float" office:value="54" calcext:value-type="float">
            <text:p>54</text:p>
          </table:table-cell>
          <table:table-cell office:value-type="float" office:value="0.0006870904" calcext:value-type="float">
            <text:p>0.0006870904</text:p>
          </table:table-cell>
          <table:table-cell office:value-type="float" office:value="0.0007042372" calcext:value-type="float">
            <text:p>0.0007042372</text:p>
          </table:table-cell>
          <table:table-cell office:value-type="float" office:value="0.0006971033" calcext:value-type="float">
            <text:p>0.0006971033</text:p>
          </table:table-cell>
          <table:table-cell table:number-columns-repeated="9"/>
        </table:table-row>
        <table:table-row table:style-name="ro1">
          <table:table-cell office:value-type="float" office:value="55" calcext:value-type="float">
            <text:p>55</text:p>
          </table:table-cell>
          <table:table-cell office:value-type="float" office:value="0.000680571" calcext:value-type="float">
            <text:p>0.000680571</text:p>
          </table:table-cell>
          <table:table-cell office:value-type="float" office:value="0.0006963666" calcext:value-type="float">
            <text:p>0.0006963666</text:p>
          </table:table-cell>
          <table:table-cell office:value-type="float" office:value="0.0006900456" calcext:value-type="float">
            <text:p>0.0006900456</text:p>
          </table:table-cell>
          <table:table-cell table:number-columns-repeated="9"/>
        </table:table-row>
        <table:table-row table:style-name="ro1">
          <table:table-cell office:value-type="float" office:value="56" calcext:value-type="float">
            <text:p>56</text:p>
          </table:table-cell>
          <table:table-cell office:value-type="float" office:value="0.0006833033" calcext:value-type="float">
            <text:p>0.0006833033</text:p>
          </table:table-cell>
          <table:table-cell office:value-type="float" office:value="0.000698245" calcext:value-type="float">
            <text:p>0.000698245</text:p>
          </table:table-cell>
          <table:table-cell office:value-type="float" office:value="0.0006919605" calcext:value-type="float">
            <text:p>0.0006919605</text:p>
          </table:table-cell>
          <table:table-cell table:number-columns-repeated="9"/>
        </table:table-row>
        <table:table-row table:style-name="ro1">
          <table:table-cell office:value-type="float" office:value="57" calcext:value-type="float">
            <text:p>57</text:p>
          </table:table-cell>
          <table:table-cell office:value-type="float" office:value="0.000682083" calcext:value-type="float">
            <text:p>0.000682083</text:p>
          </table:table-cell>
          <table:table-cell office:value-type="float" office:value="0.0007004692" calcext:value-type="float">
            <text:p>0.0007004692</text:p>
          </table:table-cell>
          <table:table-cell office:value-type="float" office:value="0.0006906021" calcext:value-type="float">
            <text:p>0.0006906021</text:p>
          </table:table-cell>
          <table:table-cell table:number-columns-repeated="9"/>
        </table:table-row>
        <table:table-row table:style-name="ro1">
          <table:table-cell office:value-type="float" office:value="58" calcext:value-type="float">
            <text:p>58</text:p>
          </table:table-cell>
          <table:table-cell office:value-type="float" office:value="0.000690916" calcext:value-type="float">
            <text:p>0.000690916</text:p>
          </table:table-cell>
          <table:table-cell office:value-type="float" office:value="0.0006980196" calcext:value-type="float">
            <text:p>0.0006980196</text:p>
          </table:table-cell>
          <table:table-cell office:value-type="float" office:value="0.0006944968" calcext:value-type="float">
            <text:p>0.0006944968</text:p>
          </table:table-cell>
          <table:table-cell table:number-columns-repeated="9"/>
        </table:table-row>
        <table:table-row table:style-name="ro1">
          <table:table-cell office:value-type="float" office:value="59" calcext:value-type="float">
            <text:p>59</text:p>
          </table:table-cell>
          <table:table-cell office:value-type="float" office:value="0.0007009577" calcext:value-type="float">
            <text:p>0.0007009577</text:p>
          </table:table-cell>
          <table:table-cell office:value-type="float" office:value="0.0007102089" calcext:value-type="float">
            <text:p>0.0007102089</text:p>
          </table:table-cell>
          <table:table-cell office:value-type="float" office:value="0.0007059842" calcext:value-type="float">
            <text:p>0.0007059842</text:p>
          </table:table-cell>
          <table:table-cell table:number-columns-repeated="9"/>
        </table:table-row>
        <table:table-row table:style-name="ro1">
          <table:table-cell office:value-type="float" office:value="60" calcext:value-type="float">
            <text:p>60</text:p>
          </table:table-cell>
          <table:table-cell office:value-type="float" office:value="0.0006875694" calcext:value-type="float">
            <text:p>0.0006875694</text:p>
          </table:table-cell>
          <table:table-cell office:value-type="float" office:value="0.0006944444" calcext:value-type="float">
            <text:p>0.0006944444</text:p>
          </table:table-cell>
          <table:table-cell office:value-type="float" office:value="0.0006916111" calcext:value-type="float">
            <text:p>0.0006916111</text:p>
          </table:table-cell>
          <table:table-cell table:number-columns-repeated="9"/>
        </table:table-row>
        <table:table-row table:style-name="ro1">
          <table:table-cell office:value-type="float" office:value="61" calcext:value-type="float">
            <text:p>61</text:p>
          </table:table-cell>
          <table:table-cell office:value-type="float" office:value="0.000681079" calcext:value-type="float">
            <text:p>0.000681079</text:p>
          </table:table-cell>
          <table:table-cell office:value-type="float" office:value="0.0007278098" calcext:value-type="float">
            <text:p>0.0007278098</text:p>
          </table:table-cell>
          <table:table-cell office:value-type="float" office:value="0.0007010337" calcext:value-type="float">
            <text:p>0.0007010337</text:p>
          </table:table-cell>
          <table:table-cell table:number-columns-repeated="9"/>
        </table:table-row>
        <table:table-row table:style-name="ro1">
          <table:table-cell office:value-type="float" office:value="62" calcext:value-type="float">
            <text:p>62</text:p>
          </table:table-cell>
          <table:table-cell office:value-type="float" office:value="0.000680881" calcext:value-type="float">
            <text:p>0.000680881</text:p>
          </table:table-cell>
          <table:table-cell office:value-type="float" office:value="0.0006910686" calcext:value-type="float">
            <text:p>0.0006910686</text:p>
          </table:table-cell>
          <table:table-cell office:value-type="float" office:value="0.0006868475" calcext:value-type="float">
            <text:p>0.0006868475</text:p>
          </table:table-cell>
          <table:table-cell table:number-columns-repeated="9"/>
        </table:table-row>
        <table:table-row table:style-name="ro1">
          <table:table-cell office:value-type="float" office:value="63" calcext:value-type="float">
            <text:p>63</text:p>
          </table:table-cell>
          <table:table-cell office:value-type="float" office:value="0.0006836035" calcext:value-type="float">
            <text:p>0.0006836035</text:p>
          </table:table-cell>
          <table:table-cell office:value-type="float" office:value="0.0006936496" calcext:value-type="float">
            <text:p>0.0006936496</text:p>
          </table:table-cell>
          <table:table-cell office:value-type="float" office:value="0.00068778" calcext:value-type="float">
            <text:p>0.00068778</text:p>
          </table:table-cell>
          <table:table-cell table:number-columns-repeated="9"/>
        </table:table-row>
        <table:table-row table:style-name="ro1">
          <table:table-cell office:value-type="float" office:value="64" calcext:value-type="float">
            <text:p>64</text:p>
          </table:table-cell>
          <table:table-cell office:value-type="float" office:value="0.0006816368" calcext:value-type="float">
            <text:p>0.0006816368</text:p>
          </table:table-cell>
          <table:table-cell office:value-type="float" office:value="0.0006932297" calcext:value-type="float">
            <text:p>0.0006932297</text:p>
          </table:table-cell>
          <table:table-cell office:value-type="float" office:value="0.0006880239" calcext:value-type="float">
            <text:p>0.0006880239</text:p>
          </table:table-cell>
          <table:table-cell table:number-columns-repeated="9"/>
        </table:table-row>
        <table:table-row table:style-name="ro1">
          <table:table-cell office:value-type="float" office:value="65" calcext:value-type="float">
            <text:p>65</text:p>
          </table:table-cell>
          <table:table-cell office:value-type="float" office:value="0.0006800546" calcext:value-type="float">
            <text:p>0.0006800546</text:p>
          </table:table-cell>
          <table:table-cell office:value-type="float" office:value="0.000696142" calcext:value-type="float">
            <text:p>0.000696142</text:p>
          </table:table-cell>
          <table:table-cell office:value-type="float" office:value="0.0006866697" calcext:value-type="float">
            <text:p>0.0006866697</text:p>
          </table:table-cell>
          <table:table-cell table:number-columns-repeated="9"/>
        </table:table-row>
        <table:table-row table:style-name="ro1">
          <table:table-cell office:value-type="float" office:value="66" calcext:value-type="float">
            <text:p>66</text:p>
          </table:table-cell>
          <table:table-cell office:value-type="float" office:value="0.0006856687" calcext:value-type="float">
            <text:p>0.0006856687</text:p>
          </table:table-cell>
          <table:table-cell office:value-type="float" office:value="0.0006907366" calcext:value-type="float">
            <text:p>0.0006907366</text:p>
          </table:table-cell>
          <table:table-cell office:value-type="float" office:value="0.0006876768" calcext:value-type="float">
            <text:p>0.0006876768</text:p>
          </table:table-cell>
          <table:table-cell table:number-columns-repeated="9"/>
        </table:table-row>
        <table:table-row table:style-name="ro1">
          <table:table-cell office:value-type="float" office:value="67" calcext:value-type="float">
            <text:p>67</text:p>
          </table:table-cell>
          <table:table-cell office:value-type="float" office:value="0.0006827569" calcext:value-type="float">
            <text:p>0.0006827569</text:p>
          </table:table-cell>
          <table:table-cell office:value-type="float" office:value="0.0006959067" calcext:value-type="float">
            <text:p>0.0006959067</text:p>
          </table:table-cell>
          <table:table-cell office:value-type="float" office:value="0.0006872399" calcext:value-type="float">
            <text:p>0.0006872399</text:p>
          </table:table-cell>
          <table:table-cell table:number-columns-repeated="9"/>
        </table:table-row>
        <table:table-row table:style-name="ro1">
          <table:table-cell office:value-type="float" office:value="68" calcext:value-type="float">
            <text:p>68</text:p>
          </table:table-cell>
          <table:table-cell office:value-type="float" office:value="0.0006803188" calcext:value-type="float">
            <text:p>0.0006803188</text:p>
          </table:table-cell>
          <table:table-cell office:value-type="float" office:value="0.0006917139" calcext:value-type="float">
            <text:p>0.0006917139</text:p>
          </table:table-cell>
          <table:table-cell office:value-type="float" office:value="0.0006842762" calcext:value-type="float">
            <text:p>0.0006842762</text:p>
          </table:table-cell>
          <table:table-cell table:number-columns-repeated="9"/>
        </table:table-row>
        <table:table-row table:style-name="ro1">
          <table:table-cell office:value-type="float" office:value="69" calcext:value-type="float">
            <text:p>69</text:p>
          </table:table-cell>
          <table:table-cell office:value-type="float" office:value="0.0006801671" calcext:value-type="float">
            <text:p>0.0006801671</text:p>
          </table:table-cell>
          <table:table-cell office:value-type="float" office:value="0.0006981239" calcext:value-type="float">
            <text:p>0.0006981239</text:p>
          </table:table-cell>
          <table:table-cell office:value-type="float" office:value="0.00068624" calcext:value-type="float">
            <text:p>0.00068624</text:p>
          </table:table-cell>
          <table:table-cell table:number-columns-repeated="9"/>
        </table:table-row>
        <table:table-row table:style-name="ro1">
          <table:table-cell office:value-type="float" office:value="70" calcext:value-type="float">
            <text:p>70</text:p>
          </table:table-cell>
          <table:table-cell office:value-type="float" office:value="0.0006814344" calcext:value-type="float">
            <text:p>0.0006814344</text:p>
          </table:table-cell>
          <table:table-cell office:value-type="float" office:value="0.0007083499" calcext:value-type="float">
            <text:p>0.0007083499</text:p>
          </table:table-cell>
          <table:table-cell office:value-type="float" office:value="0.0006907745" calcext:value-type="float">
            <text:p>0.0006907745</text:p>
          </table:table-cell>
          <table:table-cell table:number-columns-repeated="9"/>
        </table:table-row>
        <table:table-row table:style-name="ro1">
          <table:table-cell office:value-type="float" office:value="71" calcext:value-type="float">
            <text:p>71</text:p>
          </table:table-cell>
          <table:table-cell office:value-type="float" office:value="0.0006903532" calcext:value-type="float">
            <text:p>0.0006903532</text:p>
          </table:table-cell>
          <table:table-cell office:value-type="float" office:value="0.000710903" calcext:value-type="float">
            <text:p>0.000710903</text:p>
          </table:table-cell>
          <table:table-cell office:value-type="float" office:value="0.0006978411" calcext:value-type="float">
            <text:p>0.0006978411</text:p>
          </table:table-cell>
          <table:table-cell table:number-columns-repeated="9"/>
        </table:table-row>
        <table:table-row table:style-name="ro1">
          <table:table-cell office:value-type="float" office:value="72" calcext:value-type="float">
            <text:p>72</text:p>
          </table:table-cell>
          <table:table-cell office:value-type="float" office:value="0.0006820237" calcext:value-type="float">
            <text:p>0.0006820237</text:p>
          </table:table-cell>
          <table:table-cell office:value-type="float" office:value="0.000703551" calcext:value-type="float">
            <text:p>0.000703551</text:p>
          </table:table-cell>
          <table:table-cell office:value-type="float" office:value="0.0006909669" calcext:value-type="float">
            <text:p>0.0006909669</text:p>
          </table:table-cell>
          <table:table-cell table:number-columns-repeated="9"/>
        </table:table-row>
        <table:table-row table:style-name="ro1">
          <table:table-cell office:value-type="float" office:value="73" calcext:value-type="float">
            <text:p>73</text:p>
          </table:table-cell>
          <table:table-cell office:value-type="float" office:value="0.000677027" calcext:value-type="float">
            <text:p>0.000677027</text:p>
          </table:table-cell>
          <table:table-cell office:value-type="float" office:value="0.0006866024" calcext:value-type="float">
            <text:p>0.0006866024</text:p>
          </table:table-cell>
          <table:table-cell office:value-type="float" office:value="0.0006819582" calcext:value-type="float">
            <text:p>0.0006819582</text:p>
          </table:table-cell>
          <table:table-cell table:number-columns-repeated="9"/>
        </table:table-row>
        <table:table-row table:style-name="ro1">
          <table:table-cell office:value-type="float" office:value="74" calcext:value-type="float">
            <text:p>74</text:p>
          </table:table-cell>
          <table:table-cell office:value-type="float" office:value="0.0006784593" calcext:value-type="float">
            <text:p>0.0006784593</text:p>
          </table:table-cell>
          <table:table-cell office:value-type="float" office:value="0.000709225" calcext:value-type="float">
            <text:p>0.000709225</text:p>
          </table:table-cell>
          <table:table-cell office:value-type="float" office:value="0.0006926432" calcext:value-type="float">
            <text:p>0.0006926432</text:p>
          </table:table-cell>
          <table:table-cell table:number-columns-repeated="9"/>
        </table:table-row>
        <table:table-row table:style-name="ro1">
          <table:table-cell office:value-type="float" office:value="75" calcext:value-type="float">
            <text:p>75</text:p>
          </table:table-cell>
          <table:table-cell office:value-type="float" office:value="0.0006840154" calcext:value-type="float">
            <text:p>0.0006840154</text:p>
          </table:table-cell>
          <table:table-cell office:value-type="float" office:value="0.0006953719" calcext:value-type="float">
            <text:p>0.0006953719</text:p>
          </table:table-cell>
          <table:table-cell office:value-type="float" office:value="0.0006915484" calcext:value-type="float">
            <text:p>0.0006915484</text:p>
          </table:table-cell>
          <table:table-cell table:number-columns-repeated="9"/>
        </table:table-row>
        <table:table-row table:style-name="ro1">
          <table:table-cell office:value-type="float" office:value="76" calcext:value-type="float">
            <text:p>76</text:p>
          </table:table-cell>
          <table:table-cell office:value-type="float" office:value="0.0006760028" calcext:value-type="float">
            <text:p>0.0006760028</text:p>
          </table:table-cell>
          <table:table-cell office:value-type="float" office:value="0.0006844247" calcext:value-type="float">
            <text:p>0.0006844247</text:p>
          </table:table-cell>
          <table:table-cell office:value-type="float" office:value="0.0006804989" calcext:value-type="float">
            <text:p>0.0006804989</text:p>
          </table:table-cell>
          <table:table-cell table:number-columns-repeated="9"/>
        </table:table-row>
        <table:table-row table:style-name="ro1">
          <table:table-cell office:value-type="float" office:value="77" calcext:value-type="float">
            <text:p>77</text:p>
          </table:table-cell>
          <table:table-cell office:value-type="float" office:value="0.0006799881" calcext:value-type="float">
            <text:p>0.0006799881</text:p>
          </table:table-cell>
          <table:table-cell office:value-type="float" office:value="0.0006958752" calcext:value-type="float">
            <text:p>0.0006958752</text:p>
          </table:table-cell>
          <table:table-cell office:value-type="float" office:value="0.0006874129" calcext:value-type="float">
            <text:p>0.0006874129</text:p>
          </table:table-cell>
          <table:table-cell table:number-columns-repeated="9"/>
        </table:table-row>
        <table:table-row table:style-name="ro1">
          <table:table-cell office:value-type="float" office:value="78" calcext:value-type="float">
            <text:p>78</text:p>
          </table:table-cell>
          <table:table-cell office:value-type="float" office:value="0.0006819358" calcext:value-type="float">
            <text:p>0.0006819358</text:p>
          </table:table-cell>
          <table:table-cell office:value-type="float" office:value="0.0007044665" calcext:value-type="float">
            <text:p>0.0007044665</text:p>
          </table:table-cell>
          <table:table-cell office:value-type="float" office:value="0.0006919769" calcext:value-type="float">
            <text:p>0.0006919769</text:p>
          </table:table-cell>
          <table:table-cell table:number-columns-repeated="9"/>
        </table:table-row>
        <table:table-row table:style-name="ro1">
          <table:table-cell office:value-type="float" office:value="79" calcext:value-type="float">
            <text:p>79</text:p>
          </table:table-cell>
          <table:table-cell office:value-type="float" office:value="0.0006783601" calcext:value-type="float">
            <text:p>0.0006783601</text:p>
          </table:table-cell>
          <table:table-cell office:value-type="float" office:value="0.000684745" calcext:value-type="float">
            <text:p>0.000684745</text:p>
          </table:table-cell>
          <table:table-cell office:value-type="float" office:value="0.000681412" calcext:value-type="float">
            <text:p>0.000681412</text:p>
          </table:table-cell>
          <table:table-cell table:number-columns-repeated="9"/>
        </table:table-row>
        <table:table-row table:style-name="ro1">
          <table:table-cell office:value-type="float" office:value="80" calcext:value-type="float">
            <text:p>80</text:p>
          </table:table-cell>
          <table:table-cell office:value-type="float" office:value="0.000676168" calcext:value-type="float">
            <text:p>0.000676168</text:p>
          </table:table-cell>
          <table:table-cell office:value-type="float" office:value="0.0006818809" calcext:value-type="float">
            <text:p>0.0006818809</text:p>
          </table:table-cell>
          <table:table-cell office:value-type="float" office:value="0.0006798978" calcext:value-type="float">
            <text:p>0.0006798978</text:p>
          </table:table-cell>
          <table:table-cell table:number-columns-repeated="9"/>
        </table:table-row>
        <table:table-row table:style-name="ro1">
          <table:table-cell office:value-type="float" office:value="81" calcext:value-type="float">
            <text:p>81</text:p>
          </table:table-cell>
          <table:table-cell office:value-type="float" office:value="0.0006768183" calcext:value-type="float">
            <text:p>0.0006768183</text:p>
          </table:table-cell>
          <table:table-cell office:value-type="float" office:value="0.0006879992" calcext:value-type="float">
            <text:p>0.0006879992</text:p>
          </table:table-cell>
          <table:table-cell office:value-type="float" office:value="0.0006829394" calcext:value-type="float">
            <text:p>0.0006829394</text:p>
          </table:table-cell>
          <table:table-cell table:number-columns-repeated="9"/>
        </table:table-row>
        <table:table-row table:style-name="ro1">
          <table:table-cell office:value-type="float" office:value="82" calcext:value-type="float">
            <text:p>82</text:p>
          </table:table-cell>
          <table:table-cell office:value-type="float" office:value="0.0006815049" calcext:value-type="float">
            <text:p>0.0006815049</text:p>
          </table:table-cell>
          <table:table-cell office:value-type="float" office:value="0.0006878237" calcext:value-type="float">
            <text:p>0.0006878237</text:p>
          </table:table-cell>
          <table:table-cell office:value-type="float" office:value="0.0006844751" calcext:value-type="float">
            <text:p>0.0006844751</text:p>
          </table:table-cell>
          <table:table-cell table:number-columns-repeated="9"/>
        </table:table-row>
        <table:table-row table:style-name="ro1">
          <table:table-cell office:value-type="float" office:value="83" calcext:value-type="float">
            <text:p>83</text:p>
          </table:table-cell>
          <table:table-cell office:value-type="float" office:value="0.0006751937" calcext:value-type="float">
            <text:p>0.0006751937</text:p>
          </table:table-cell>
          <table:table-cell office:value-type="float" office:value="0.0006864444" calcext:value-type="float">
            <text:p>0.0006864444</text:p>
          </table:table-cell>
          <table:table-cell office:value-type="float" office:value="0.000681421" calcext:value-type="float">
            <text:p>0.000681421</text:p>
          </table:table-cell>
          <table:table-cell table:number-columns-repeated="9"/>
        </table:table-row>
        <table:table-row table:style-name="ro1">
          <table:table-cell office:value-type="float" office:value="84" calcext:value-type="float">
            <text:p>84</text:p>
          </table:table-cell>
          <table:table-cell office:value-type="float" office:value="0.0006849608" calcext:value-type="float">
            <text:p>0.0006849608</text:p>
          </table:table-cell>
          <table:table-cell office:value-type="float" office:value="0.0007588189" calcext:value-type="float">
            <text:p>0.0007588189</text:p>
          </table:table-cell>
          <table:table-cell office:value-type="float" office:value="0.0007140405" calcext:value-type="float">
            <text:p>0.0007140405</text:p>
          </table:table-cell>
          <table:table-cell table:number-columns-repeated="9"/>
        </table:table-row>
        <table:table-row table:style-name="ro1">
          <table:table-cell office:value-type="float" office:value="85" calcext:value-type="float">
            <text:p>85</text:p>
          </table:table-cell>
          <table:table-cell office:value-type="float" office:value="0.0006769208" calcext:value-type="float">
            <text:p>0.0006769208</text:p>
          </table:table-cell>
          <table:table-cell office:value-type="float" office:value="0.0006989782" calcext:value-type="float">
            <text:p>0.0006989782</text:p>
          </table:table-cell>
          <table:table-cell office:value-type="float" office:value="0.000691039" calcext:value-type="float">
            <text:p>0.000691039</text:p>
          </table:table-cell>
          <table:table-cell table:number-columns-repeated="9"/>
        </table:table-row>
        <table:table-row table:style-name="ro1">
          <table:table-cell office:value-type="float" office:value="86" calcext:value-type="float">
            <text:p>86</text:p>
          </table:table-cell>
          <table:table-cell office:value-type="float" office:value="0.0006836222" calcext:value-type="float">
            <text:p>0.0006836222</text:p>
          </table:table-cell>
          <table:table-cell office:value-type="float" office:value="0.0006873404" calcext:value-type="float">
            <text:p>0.0006873404</text:p>
          </table:table-cell>
          <table:table-cell office:value-type="float" office:value="0.0006852594" calcext:value-type="float">
            <text:p>0.0006852594</text:p>
          </table:table-cell>
          <table:table-cell table:number-columns-repeated="9"/>
        </table:table-row>
        <table:table-row table:style-name="ro1">
          <table:table-cell office:value-type="float" office:value="87" calcext:value-type="float">
            <text:p>87</text:p>
          </table:table-cell>
          <table:table-cell office:value-type="float" office:value="0.0006804419" calcext:value-type="float">
            <text:p>0.0006804419</text:p>
          </table:table-cell>
          <table:table-cell office:value-type="float" office:value="0.00069017" calcext:value-type="float">
            <text:p>0.00069017</text:p>
          </table:table-cell>
          <table:table-cell office:value-type="float" office:value="0.0006854284" calcext:value-type="float">
            <text:p>0.0006854284</text:p>
          </table:table-cell>
          <table:table-cell table:number-columns-repeated="9"/>
        </table:table-row>
        <table:table-row table:style-name="ro1">
          <table:table-cell office:value-type="float" office:value="88" calcext:value-type="float">
            <text:p>88</text:p>
          </table:table-cell>
          <table:table-cell office:value-type="float" office:value="0.0006775744" calcext:value-type="float">
            <text:p>0.0006775744</text:p>
          </table:table-cell>
          <table:table-cell office:value-type="float" office:value="0.0006919727" calcext:value-type="float">
            <text:p>0.0006919727</text:p>
          </table:table-cell>
          <table:table-cell office:value-type="float" office:value="0.0006849663" calcext:value-type="float">
            <text:p>0.0006849663</text:p>
          </table:table-cell>
          <table:table-cell table:number-columns-repeated="9"/>
        </table:table-row>
        <table:table-row table:style-name="ro1">
          <table:table-cell office:value-type="float" office:value="89" calcext:value-type="float">
            <text:p>89</text:p>
          </table:table-cell>
          <table:table-cell office:value-type="float" office:value="0.0006771915" calcext:value-type="float">
            <text:p>0.0006771915</text:p>
          </table:table-cell>
          <table:table-cell office:value-type="float" office:value="0.000683874" calcext:value-type="float">
            <text:p>0.000683874</text:p>
          </table:table-cell>
          <table:table-cell office:value-type="float" office:value="0.0006799907" calcext:value-type="float">
            <text:p>0.0006799907</text:p>
          </table:table-cell>
          <table:table-cell table:number-columns-repeated="9"/>
        </table:table-row>
        <table:table-row table:style-name="ro1">
          <table:table-cell office:value-type="float" office:value="90" calcext:value-type="float">
            <text:p>90</text:p>
          </table:table-cell>
          <table:table-cell office:value-type="float" office:value="0.0006790713" calcext:value-type="float">
            <text:p>0.0006790713</text:p>
          </table:table-cell>
          <table:table-cell office:value-type="float" office:value="0.0006877215" calcext:value-type="float">
            <text:p>0.0006877215</text:p>
          </table:table-cell>
          <table:table-cell office:value-type="float" office:value="0.0006836301" calcext:value-type="float">
            <text:p>0.0006836301</text:p>
          </table:table-cell>
          <table:table-cell table:number-columns-repeated="9"/>
        </table:table-row>
        <table:table-row table:style-name="ro1">
          <table:table-cell office:value-type="float" office:value="91" calcext:value-type="float">
            <text:p>91</text:p>
          </table:table-cell>
          <table:table-cell office:value-type="float" office:value="0.0006794728" calcext:value-type="float">
            <text:p>0.0006794728</text:p>
          </table:table-cell>
          <table:table-cell office:value-type="float" office:value="0.0007440719" calcext:value-type="float">
            <text:p>0.0007440719</text:p>
          </table:table-cell>
          <table:table-cell office:value-type="float" office:value="0.0007040553" calcext:value-type="float">
            <text:p>0.0007040553</text:p>
          </table:table-cell>
          <table:table-cell table:number-columns-repeated="9"/>
        </table:table-row>
        <table:table-row table:style-name="ro1">
          <table:table-cell office:value-type="float" office:value="92" calcext:value-type="float">
            <text:p>92</text:p>
          </table:table-cell>
          <table:table-cell office:value-type="float" office:value="0.0006778196" calcext:value-type="float">
            <text:p>0.0006778196</text:p>
          </table:table-cell>
          <table:table-cell office:value-type="float" office:value="0.0007029581" calcext:value-type="float">
            <text:p>0.0007029581</text:p>
          </table:table-cell>
          <table:table-cell office:value-type="float" office:value="0.0006891198" calcext:value-type="float">
            <text:p>0.0006891198</text:p>
          </table:table-cell>
          <table:table-cell table:number-columns-repeated="9"/>
        </table:table-row>
        <table:table-row table:style-name="ro1">
          <table:table-cell office:value-type="float" office:value="93" calcext:value-type="float">
            <text:p>93</text:p>
          </table:table-cell>
          <table:table-cell office:value-type="float" office:value="0.0006776904" calcext:value-type="float">
            <text:p>0.0006776904</text:p>
          </table:table-cell>
          <table:table-cell office:value-type="float" office:value="0.0006953069" calcext:value-type="float">
            <text:p>0.0006953069</text:p>
          </table:table-cell>
          <table:table-cell office:value-type="float" office:value="0.0006855671" calcext:value-type="float">
            <text:p>0.0006855671</text:p>
          </table:table-cell>
          <table:table-cell table:number-columns-repeated="9"/>
        </table:table-row>
        <table:table-row table:style-name="ro1">
          <table:table-cell office:value-type="float" office:value="94" calcext:value-type="float">
            <text:p>94</text:p>
          </table:table-cell>
          <table:table-cell office:value-type="float" office:value="0.0006743701" calcext:value-type="float">
            <text:p>0.0006743701</text:p>
          </table:table-cell>
          <table:table-cell office:value-type="float" office:value="0.0007295385" calcext:value-type="float">
            <text:p>0.0007295385</text:p>
          </table:table-cell>
          <table:table-cell office:value-type="float" office:value="0.0006936842" calcext:value-type="float">
            <text:p>0.0006936842</text:p>
          </table:table-cell>
          <table:table-cell table:number-columns-repeated="9"/>
        </table:table-row>
        <table:table-row table:style-name="ro1">
          <table:table-cell office:value-type="float" office:value="95" calcext:value-type="float">
            <text:p>95</text:p>
          </table:table-cell>
          <table:table-cell office:value-type="float" office:value="0.0006790518" calcext:value-type="float">
            <text:p>0.0006790518</text:p>
          </table:table-cell>
          <table:table-cell office:value-type="float" office:value="0.0006844566" calcext:value-type="float">
            <text:p>0.0006844566</text:p>
          </table:table-cell>
          <table:table-cell office:value-type="float" office:value="0.0006814661" calcext:value-type="float">
            <text:p>0.0006814661</text:p>
          </table:table-cell>
          <table:table-cell table:number-columns-repeated="9"/>
        </table:table-row>
        <table:table-row table:style-name="ro1">
          <table:table-cell office:value-type="float" office:value="96" calcext:value-type="float">
            <text:p>96</text:p>
          </table:table-cell>
          <table:table-cell office:value-type="float" office:value="0.0006821617" calcext:value-type="float">
            <text:p>0.0006821617</text:p>
          </table:table-cell>
          <table:table-cell office:value-type="float" office:value="0.0006900454" calcext:value-type="float">
            <text:p>0.0006900454</text:p>
          </table:table-cell>
          <table:table-cell office:value-type="float" office:value="0.0006854666" calcext:value-type="float">
            <text:p>0.0006854666</text:p>
          </table:table-cell>
          <table:table-cell table:number-columns-repeated="9"/>
        </table:table-row>
        <table:table-row table:style-name="ro1">
          <table:table-cell office:value-type="float" office:value="97" calcext:value-type="float">
            <text:p>97</text:p>
          </table:table-cell>
          <table:table-cell office:value-type="float" office:value="0.0006760822" calcext:value-type="float">
            <text:p>0.0006760822</text:p>
          </table:table-cell>
          <table:table-cell office:value-type="float" office:value="0.0006834803" calcext:value-type="float">
            <text:p>0.0006834803</text:p>
          </table:table-cell>
          <table:table-cell office:value-type="float" office:value="0.0006792436" calcext:value-type="float">
            <text:p>0.0006792436</text:p>
          </table:table-cell>
          <table:table-cell table:number-columns-repeated="9"/>
        </table:table-row>
        <table:table-row table:style-name="ro1">
          <table:table-cell office:value-type="float" office:value="98" calcext:value-type="float">
            <text:p>98</text:p>
          </table:table-cell>
          <table:table-cell office:value-type="float" office:value="0.0006800961" calcext:value-type="float">
            <text:p>0.0006800961</text:p>
          </table:table-cell>
          <table:table-cell office:value-type="float" office:value="0.0006881688" calcext:value-type="float">
            <text:p>0.0006881688</text:p>
          </table:table-cell>
          <table:table-cell office:value-type="float" office:value="0.0006832648" calcext:value-type="float">
            <text:p>0.0006832648</text:p>
          </table:table-cell>
          <table:table-cell table:number-columns-repeated="9"/>
        </table:table-row>
        <table:table-row table:style-name="ro1">
          <table:table-cell office:value-type="float" office:value="99" calcext:value-type="float">
            <text:p>99</text:p>
          </table:table-cell>
          <table:table-cell office:value-type="float" office:value="0.0006779683" calcext:value-type="float">
            <text:p>0.0006779683</text:p>
          </table:table-cell>
          <table:table-cell office:value-type="float" office:value="0.0006882817" calcext:value-type="float">
            <text:p>0.0006882817</text:p>
          </table:table-cell>
          <table:table-cell office:value-type="float" office:value="0.0006837215" calcext:value-type="float">
            <text:p>0.0006837215</text:p>
          </table:table-cell>
          <table:table-cell table:number-columns-repeated="9"/>
        </table:table-row>
        <table:table-row table:style-name="ro1">
          <table:table-cell office:value-type="float" office:value="100" calcext:value-type="float">
            <text:p>100</text:p>
          </table:table-cell>
          <table:table-cell office:value-type="float" office:value="0.000680929" calcext:value-type="float">
            <text:p>0.000680929</text:p>
          </table:table-cell>
          <table:table-cell office:value-type="float" office:value="0.000688687" calcext:value-type="float">
            <text:p>0.000688687</text:p>
          </table:table-cell>
          <table:table-cell office:value-type="float" office:value="0.0006858463" calcext:value-type="float">
            <text:p>0.0006858463</text:p>
          </table:table-cell>
          <table:table-cell table:number-columns-repeated="9"/>
        </table:table-row>
        <table:table-row table:style-name="ro1">
          <table:table-cell office:value-type="float" office:value="101" calcext:value-type="float">
            <text:p>101</text:p>
          </table:table-cell>
          <table:table-cell office:value-type="float" office:value="0.0006736963" calcext:value-type="float">
            <text:p>0.0006736963</text:p>
          </table:table-cell>
          <table:table-cell office:value-type="float" office:value="0.0006834537" calcext:value-type="float">
            <text:p>0.0006834537</text:p>
          </table:table-cell>
          <table:table-cell office:value-type="float" office:value="0.0006800204" calcext:value-type="float">
            <text:p>0.0006800204</text:p>
          </table:table-cell>
          <table:table-cell table:number-columns-repeated="9"/>
        </table:table-row>
        <table:table-row table:style-name="ro1">
          <table:table-cell office:value-type="float" office:value="102" calcext:value-type="float">
            <text:p>102</text:p>
          </table:table-cell>
          <table:table-cell office:value-type="float" office:value="0.0006784353" calcext:value-type="float">
            <text:p>0.0006784353</text:p>
          </table:table-cell>
          <table:table-cell office:value-type="float" office:value="0.0006855433" calcext:value-type="float">
            <text:p>0.0006855433</text:p>
          </table:table-cell>
          <table:table-cell office:value-type="float" office:value="0.0006827637" calcext:value-type="float">
            <text:p>0.0006827637</text:p>
          </table:table-cell>
          <table:table-cell table:number-columns-repeated="9"/>
        </table:table-row>
        <table:table-row table:style-name="ro1">
          <table:table-cell office:value-type="float" office:value="103" calcext:value-type="float">
            <text:p>103</text:p>
          </table:table-cell>
          <table:table-cell office:value-type="float" office:value="0.0006785821" calcext:value-type="float">
            <text:p>0.0006785821</text:p>
          </table:table-cell>
          <table:table-cell office:value-type="float" office:value="0.0006856067" calcext:value-type="float">
            <text:p>0.0006856067</text:p>
          </table:table-cell>
          <table:table-cell office:value-type="float" office:value="0.0006821368" calcext:value-type="float">
            <text:p>0.0006821368</text:p>
          </table:table-cell>
          <table:table-cell table:number-columns-repeated="9"/>
        </table:table-row>
        <table:table-row table:style-name="ro1">
          <table:table-cell office:value-type="float" office:value="104" calcext:value-type="float">
            <text:p>104</text:p>
          </table:table-cell>
          <table:table-cell office:value-type="float" office:value="0.000677345" calcext:value-type="float">
            <text:p>0.000677345</text:p>
          </table:table-cell>
          <table:table-cell office:value-type="float" office:value="0.0006856633" calcext:value-type="float">
            <text:p>0.0006856633</text:p>
          </table:table-cell>
          <table:table-cell office:value-type="float" office:value="0.0006827314" calcext:value-type="float">
            <text:p>0.0006827314</text:p>
          </table:table-cell>
          <table:table-cell table:number-columns-repeated="9"/>
        </table:table-row>
        <table:table-row table:style-name="ro1">
          <table:table-cell office:value-type="float" office:value="105" calcext:value-type="float">
            <text:p>105</text:p>
          </table:table-cell>
          <table:table-cell office:value-type="float" office:value="0.0006753741" calcext:value-type="float">
            <text:p>0.0006753741</text:p>
          </table:table-cell>
          <table:table-cell office:value-type="float" office:value="0.0006855614" calcext:value-type="float">
            <text:p>0.0006855614</text:p>
          </table:table-cell>
          <table:table-cell office:value-type="float" office:value="0.0006811734" calcext:value-type="float">
            <text:p>0.0006811734</text:p>
          </table:table-cell>
          <table:table-cell table:number-columns-repeated="9"/>
        </table:table-row>
        <table:table-row table:style-name="ro1">
          <table:table-cell office:value-type="float" office:value="106" calcext:value-type="float">
            <text:p>106</text:p>
          </table:table-cell>
          <table:table-cell office:value-type="float" office:value="0.0006785341" calcext:value-type="float">
            <text:p>0.0006785341</text:p>
          </table:table-cell>
          <table:table-cell office:value-type="float" office:value="0.0006846079" calcext:value-type="float">
            <text:p>0.0006846079</text:p>
          </table:table-cell>
          <table:table-cell office:value-type="float" office:value="0.0006817482" calcext:value-type="float">
            <text:p>0.0006817482</text:p>
          </table:table-cell>
          <table:table-cell table:number-columns-repeated="9"/>
        </table:table-row>
        <table:table-row table:style-name="ro1">
          <table:table-cell office:value-type="float" office:value="107" calcext:value-type="float">
            <text:p>107</text:p>
          </table:table-cell>
          <table:table-cell office:value-type="float" office:value="0.0006782284" calcext:value-type="float">
            <text:p>0.0006782284</text:p>
          </table:table-cell>
          <table:table-cell office:value-type="float" office:value="0.0006856706" calcext:value-type="float">
            <text:p>0.0006856706</text:p>
          </table:table-cell>
          <table:table-cell office:value-type="float" office:value="0.000682674" calcext:value-type="float">
            <text:p>0.000682674</text:p>
          </table:table-cell>
          <table:table-cell table:number-columns-repeated="9"/>
        </table:table-row>
        <table:table-row table:style-name="ro1">
          <table:table-cell office:value-type="float" office:value="108" calcext:value-type="float">
            <text:p>108</text:p>
          </table:table-cell>
          <table:table-cell office:value-type="float" office:value="0.0006766928" calcext:value-type="float">
            <text:p>0.0006766928</text:p>
          </table:table-cell>
          <table:table-cell office:value-type="float" office:value="0.0006892377" calcext:value-type="float">
            <text:p>0.0006892377</text:p>
          </table:table-cell>
          <table:table-cell office:value-type="float" office:value="0.0006830125" calcext:value-type="float">
            <text:p>0.0006830125</text:p>
          </table:table-cell>
          <table:table-cell table:number-columns-repeated="9"/>
        </table:table-row>
        <table:table-row table:style-name="ro1">
          <table:table-cell office:value-type="float" office:value="109" calcext:value-type="float">
            <text:p>109</text:p>
          </table:table-cell>
          <table:table-cell office:value-type="float" office:value="0.0006791601" calcext:value-type="float">
            <text:p>0.0006791601</text:p>
          </table:table-cell>
          <table:table-cell office:value-type="float" office:value="0.0006870024" calcext:value-type="float">
            <text:p>0.0006870024</text:p>
          </table:table-cell>
          <table:table-cell office:value-type="float" office:value="0.0006835435" calcext:value-type="float">
            <text:p>0.0006835435</text:p>
          </table:table-cell>
          <table:table-cell table:number-columns-repeated="9"/>
        </table:table-row>
        <table:table-row table:style-name="ro1">
          <table:table-cell office:value-type="float" office:value="110" calcext:value-type="float">
            <text:p>110</text:p>
          </table:table-cell>
          <table:table-cell office:value-type="float" office:value="0.0006764425" calcext:value-type="float">
            <text:p>0.0006764425</text:p>
          </table:table-cell>
          <table:table-cell office:value-type="float" office:value="0.0006847213" calcext:value-type="float">
            <text:p>0.0006847213</text:p>
          </table:table-cell>
          <table:table-cell office:value-type="float" office:value="0.0006807909" calcext:value-type="float">
            <text:p>0.0006807909</text:p>
          </table:table-cell>
          <table:table-cell table:number-columns-repeated="9"/>
        </table:table-row>
        <table:table-row table:style-name="ro1">
          <table:table-cell office:value-type="float" office:value="111" calcext:value-type="float">
            <text:p>111</text:p>
          </table:table-cell>
          <table:table-cell office:value-type="float" office:value="0.00067611" calcext:value-type="float">
            <text:p>0.00067611</text:p>
          </table:table-cell>
          <table:table-cell office:value-type="float" office:value="0.000683174" calcext:value-type="float">
            <text:p>0.000683174</text:p>
          </table:table-cell>
          <table:table-cell office:value-type="float" office:value="0.0006808125" calcext:value-type="float">
            <text:p>0.0006808125</text:p>
          </table:table-cell>
          <table:table-cell table:number-columns-repeated="9"/>
        </table:table-row>
        <table:table-row table:style-name="ro1">
          <table:table-cell office:value-type="float" office:value="112" calcext:value-type="float">
            <text:p>112</text:p>
          </table:table-cell>
          <table:table-cell office:value-type="float" office:value="0.0006780497" calcext:value-type="float">
            <text:p>0.0006780497</text:p>
          </table:table-cell>
          <table:table-cell office:value-type="float" office:value="0.0006863483" calcext:value-type="float">
            <text:p>0.0006863483</text:p>
          </table:table-cell>
          <table:table-cell office:value-type="float" office:value="0.0006831169" calcext:value-type="float">
            <text:p>0.0006831169</text:p>
          </table:table-cell>
          <table:table-cell table:number-columns-repeated="9"/>
        </table:table-row>
        <table:table-row table:style-name="ro1">
          <table:table-cell office:value-type="float" office:value="113" calcext:value-type="float">
            <text:p>113</text:p>
          </table:table-cell>
          <table:table-cell office:value-type="float" office:value="0.0006755292" calcext:value-type="float">
            <text:p>0.0006755292</text:p>
          </table:table-cell>
          <table:table-cell office:value-type="float" office:value="0.000687828" calcext:value-type="float">
            <text:p>0.000687828</text:p>
          </table:table-cell>
          <table:table-cell office:value-type="float" office:value="0.0006820563" calcext:value-type="float">
            <text:p>0.0006820563</text:p>
          </table:table-cell>
          <table:table-cell table:number-columns-repeated="9"/>
        </table:table-row>
        <table:table-row table:style-name="ro1">
          <table:table-cell office:value-type="float" office:value="114" calcext:value-type="float">
            <text:p>114</text:p>
          </table:table-cell>
          <table:table-cell office:value-type="float" office:value="0.0006788796" calcext:value-type="float">
            <text:p>0.0006788796</text:p>
          </table:table-cell>
          <table:table-cell office:value-type="float" office:value="0.0006905499" calcext:value-type="float">
            <text:p>0.0006905499</text:p>
          </table:table-cell>
          <table:table-cell office:value-type="float" office:value="0.0006855033" calcext:value-type="float">
            <text:p>0.0006855033</text:p>
          </table:table-cell>
          <table:table-cell table:number-columns-repeated="9"/>
        </table:table-row>
        <table:table-row table:style-name="ro1">
          <table:table-cell office:value-type="float" office:value="115" calcext:value-type="float">
            <text:p>115</text:p>
          </table:table-cell>
          <table:table-cell office:value-type="float" office:value="0.0006763935" calcext:value-type="float">
            <text:p>0.0006763935</text:p>
          </table:table-cell>
          <table:table-cell office:value-type="float" office:value="0.0006880316" calcext:value-type="float">
            <text:p>0.0006880316</text:p>
          </table:table-cell>
          <table:table-cell office:value-type="float" office:value="0.0006831966" calcext:value-type="float">
            <text:p>0.0006831966</text:p>
          </table:table-cell>
          <table:table-cell table:number-columns-repeated="9"/>
        </table:table-row>
        <table:table-row table:style-name="ro1">
          <table:table-cell office:value-type="float" office:value="116" calcext:value-type="float">
            <text:p>116</text:p>
          </table:table-cell>
          <table:table-cell office:value-type="float" office:value="0.0006787512" calcext:value-type="float">
            <text:p>0.0006787512</text:p>
          </table:table-cell>
          <table:table-cell office:value-type="float" office:value="0.0006994124" calcext:value-type="float">
            <text:p>0.0006994124</text:p>
          </table:table-cell>
          <table:table-cell office:value-type="float" office:value="0.0006876093" calcext:value-type="float">
            <text:p>0.0006876093</text:p>
          </table:table-cell>
          <table:table-cell table:number-columns-repeated="9"/>
        </table:table-row>
        <table:table-row table:style-name="ro1">
          <table:table-cell office:value-type="float" office:value="117" calcext:value-type="float">
            <text:p>117</text:p>
          </table:table-cell>
          <table:table-cell office:value-type="float" office:value="0.0006779416" calcext:value-type="float">
            <text:p>0.0006779416</text:p>
          </table:table-cell>
          <table:table-cell office:value-type="float" office:value="0.00068569" calcext:value-type="float">
            <text:p>0.00068569</text:p>
          </table:table-cell>
          <table:table-cell office:value-type="float" office:value="0.0006818605" calcext:value-type="float">
            <text:p>0.0006818605</text:p>
          </table:table-cell>
          <table:table-cell table:number-columns-repeated="9"/>
        </table:table-row>
        <table:table-row table:style-name="ro1">
          <table:table-cell office:value-type="float" office:value="118" calcext:value-type="float">
            <text:p>118</text:p>
          </table:table-cell>
          <table:table-cell office:value-type="float" office:value="0.0006761585" calcext:value-type="float">
            <text:p>0.0006761585</text:p>
          </table:table-cell>
          <table:table-cell office:value-type="float" office:value="0.0006867912" calcext:value-type="float">
            <text:p>0.0006867912</text:p>
          </table:table-cell>
          <table:table-cell office:value-type="float" office:value="0.0006809971" calcext:value-type="float">
            <text:p>0.0006809971</text:p>
          </table:table-cell>
          <table:table-cell table:number-columns-repeated="9"/>
        </table:table-row>
        <table:table-row table:style-name="ro1">
          <table:table-cell office:value-type="float" office:value="119" calcext:value-type="float">
            <text:p>119</text:p>
          </table:table-cell>
          <table:table-cell office:value-type="float" office:value="0.0006784226" calcext:value-type="float">
            <text:p>0.0006784226</text:p>
          </table:table-cell>
          <table:table-cell office:value-type="float" office:value="0.0006862557" calcext:value-type="float">
            <text:p>0.0006862557</text:p>
          </table:table-cell>
          <table:table-cell office:value-type="float" office:value="0.0006815519" calcext:value-type="float">
            <text:p>0.0006815519</text:p>
          </table:table-cell>
          <table:table-cell table:number-columns-repeated="9"/>
        </table:table-row>
        <table:table-row table:style-name="ro1">
          <table:table-cell office:value-type="float" office:value="120" calcext:value-type="float">
            <text:p>120</text:p>
          </table:table-cell>
          <table:table-cell office:value-type="float" office:value="0.0006795255" calcext:value-type="float">
            <text:p>0.0006795255</text:p>
          </table:table-cell>
          <table:table-cell office:value-type="float" office:value="0.0006860475" calcext:value-type="float">
            <text:p>0.0006860475</text:p>
          </table:table-cell>
          <table:table-cell office:value-type="float" office:value="0.0006824769" calcext:value-type="float">
            <text:p>0.0006824769</text:p>
          </table:table-cell>
          <table:table-cell table:number-columns-repeated="9"/>
        </table:table-row>
        <table:table-row table:style-name="ro1">
          <table:table-cell office:value-type="float" office:value="121" calcext:value-type="float">
            <text:p>121</text:p>
          </table:table-cell>
          <table:table-cell office:value-type="float" office:value="0.0006808515" calcext:value-type="float">
            <text:p>0.0006808515</text:p>
          </table:table-cell>
          <table:table-cell office:value-type="float" office:value="0.0006871059" calcext:value-type="float">
            <text:p>0.0006871059</text:p>
          </table:table-cell>
          <table:table-cell office:value-type="float" office:value="0.0006833352" calcext:value-type="float">
            <text:p>0.0006833352</text:p>
          </table:table-cell>
          <table:table-cell table:number-columns-repeated="9"/>
        </table:table-row>
        <table:table-row table:style-name="ro1">
          <table:table-cell office:value-type="float" office:value="122" calcext:value-type="float">
            <text:p>122</text:p>
          </table:table-cell>
          <table:table-cell office:value-type="float" office:value="0.0006803158" calcext:value-type="float">
            <text:p>0.0006803158</text:p>
          </table:table-cell>
          <table:table-cell office:value-type="float" office:value="0.0006854208" calcext:value-type="float">
            <text:p>0.0006854208</text:p>
          </table:table-cell>
          <table:table-cell office:value-type="float" office:value="0.0006829316" calcext:value-type="float">
            <text:p>0.0006829316</text:p>
          </table:table-cell>
          <table:table-cell table:number-columns-repeated="9"/>
        </table:table-row>
        <table:table-row table:style-name="ro1">
          <table:table-cell office:value-type="float" office:value="123" calcext:value-type="float">
            <text:p>123</text:p>
          </table:table-cell>
          <table:table-cell office:value-type="float" office:value="0.0006785439" calcext:value-type="float">
            <text:p>0.0006785439</text:p>
          </table:table-cell>
          <table:table-cell office:value-type="float" office:value="0.0006882115" calcext:value-type="float">
            <text:p>0.0006882115</text:p>
          </table:table-cell>
          <table:table-cell office:value-type="float" office:value="0.0006838121" calcext:value-type="float">
            <text:p>0.0006838121</text:p>
          </table:table-cell>
          <table:table-cell table:number-columns-repeated="9"/>
        </table:table-row>
        <table:table-row table:style-name="ro1">
          <table:table-cell office:value-type="float" office:value="124" calcext:value-type="float">
            <text:p>124</text:p>
          </table:table-cell>
          <table:table-cell office:value-type="float" office:value="0.0006804121" calcext:value-type="float">
            <text:p>0.0006804121</text:p>
          </table:table-cell>
          <table:table-cell office:value-type="float" office:value="0.0006968128" calcext:value-type="float">
            <text:p>0.0006968128</text:p>
          </table:table-cell>
          <table:table-cell office:value-type="float" office:value="0.0006878895" calcext:value-type="float">
            <text:p>0.0006878895</text:p>
          </table:table-cell>
          <table:table-cell table:number-columns-repeated="9"/>
        </table:table-row>
        <table:table-row table:style-name="ro1">
          <table:table-cell office:value-type="float" office:value="125" calcext:value-type="float">
            <text:p>125</text:p>
          </table:table-cell>
          <table:table-cell office:value-type="float" office:value="0.0006786662" calcext:value-type="float">
            <text:p>0.0006786662</text:p>
          </table:table-cell>
          <table:table-cell office:value-type="float" office:value="0.0007231539" calcext:value-type="float">
            <text:p>0.0007231539</text:p>
          </table:table-cell>
          <table:table-cell office:value-type="float" office:value="0.0006950571" calcext:value-type="float">
            <text:p>0.0006950571</text:p>
          </table:table-cell>
          <table:table-cell table:number-columns-repeated="9"/>
        </table:table-row>
        <table:table-row table:style-name="ro1">
          <table:table-cell office:value-type="float" office:value="126" calcext:value-type="float">
            <text:p>126</text:p>
          </table:table-cell>
          <table:table-cell office:value-type="float" office:value="0.0006787624" calcext:value-type="float">
            <text:p>0.0006787624</text:p>
          </table:table-cell>
          <table:table-cell office:value-type="float" office:value="0.0007187649" calcext:value-type="float">
            <text:p>0.0007187649</text:p>
          </table:table-cell>
          <table:table-cell office:value-type="float" office:value="0.0006939095" calcext:value-type="float">
            <text:p>0.0006939095</text:p>
          </table:table-cell>
          <table:table-cell table:number-columns-repeated="9"/>
        </table:table-row>
        <table:table-row table:style-name="ro1">
          <table:table-cell office:value-type="float" office:value="127" calcext:value-type="float">
            <text:p>127</text:p>
          </table:table-cell>
          <table:table-cell office:value-type="float" office:value="0.0006795311" calcext:value-type="float">
            <text:p>0.0006795311</text:p>
          </table:table-cell>
          <table:table-cell office:value-type="float" office:value="0.0006933567" calcext:value-type="float">
            <text:p>0.0006933567</text:p>
          </table:table-cell>
          <table:table-cell office:value-type="float" office:value="0.0006857246" calcext:value-type="float">
            <text:p>0.0006857246</text:p>
          </table:table-cell>
          <table:table-cell table:number-columns-repeated="9"/>
        </table:table-row>
        <table:table-row table:style-name="ro1">
          <table:table-cell office:value-type="float" office:value="128" calcext:value-type="float">
            <text:p>128</text:p>
          </table:table-cell>
          <table:table-cell office:value-type="float" office:value="0.0006794643" calcext:value-type="float">
            <text:p>0.0006794643</text:p>
          </table:table-cell>
          <table:table-cell office:value-type="float" office:value="0.000690856" calcext:value-type="float">
            <text:p>0.000690856</text:p>
          </table:table-cell>
          <table:table-cell office:value-type="float" office:value="0.0006852452" calcext:value-type="float">
            <text:p>0.0006852452</text:p>
          </table:table-cell>
          <table:table-cell table:number-columns-repeated="9"/>
        </table:table-row>
        <table:table-row table:style-name="ro1">
          <table:table-cell office:value-type="float" office:value="129" calcext:value-type="float">
            <text:p>129</text:p>
          </table:table-cell>
          <table:table-cell office:value-type="float" office:value="0.0006817709" calcext:value-type="float">
            <text:p>0.0006817709</text:p>
          </table:table-cell>
          <table:table-cell office:value-type="float" office:value="0.0007136106" calcext:value-type="float">
            <text:p>0.0007136106</text:p>
          </table:table-cell>
          <table:table-cell office:value-type="float" office:value="0.000693117" calcext:value-type="float">
            <text:p>0.000693117</text:p>
          </table:table-cell>
          <table:table-cell table:number-columns-repeated="9"/>
        </table:table-row>
        <table:table-row table:style-name="ro1">
          <table:table-cell office:value-type="float" office:value="130" calcext:value-type="float">
            <text:p>130</text:p>
          </table:table-cell>
          <table:table-cell office:value-type="float" office:value="0.0006784069" calcext:value-type="float">
            <text:p>0.0006784069</text:p>
          </table:table-cell>
          <table:table-cell office:value-type="float" office:value="0.0006899909" calcext:value-type="float">
            <text:p>0.0006899909</text:p>
          </table:table-cell>
          <table:table-cell office:value-type="float" office:value="0.0006850569" calcext:value-type="float">
            <text:p>0.0006850569</text:p>
          </table:table-cell>
          <table:table-cell table:number-columns-repeated="9"/>
        </table:table-row>
        <table:table-row table:style-name="ro1">
          <table:table-cell office:value-type="float" office:value="131" calcext:value-type="float">
            <text:p>131</text:p>
          </table:table-cell>
          <table:table-cell office:value-type="float" office:value="0.0006789939" calcext:value-type="float">
            <text:p>0.0006789939</text:p>
          </table:table-cell>
          <table:table-cell office:value-type="float" office:value="0.0006983748" calcext:value-type="float">
            <text:p>0.0006983748</text:p>
          </table:table-cell>
          <table:table-cell office:value-type="float" office:value="0.0006878918" calcext:value-type="float">
            <text:p>0.0006878918</text:p>
          </table:table-cell>
          <table:table-cell table:number-columns-repeated="9"/>
        </table:table-row>
        <table:table-row table:style-name="ro1">
          <table:table-cell office:value-type="float" office:value="132" calcext:value-type="float">
            <text:p>132</text:p>
          </table:table-cell>
          <table:table-cell office:value-type="float" office:value="0.0006793877" calcext:value-type="float">
            <text:p>0.0006793877</text:p>
          </table:table-cell>
          <table:table-cell office:value-type="float" office:value="0.0007154752" calcext:value-type="float">
            <text:p>0.0007154752</text:p>
          </table:table-cell>
          <table:table-cell office:value-type="float" office:value="0.0006934227" calcext:value-type="float">
            <text:p>0.0006934227</text:p>
          </table:table-cell>
          <table:table-cell table:number-columns-repeated="9"/>
        </table:table-row>
        <table:table-row table:style-name="ro1">
          <table:table-cell office:value-type="float" office:value="133" calcext:value-type="float">
            <text:p>133</text:p>
          </table:table-cell>
          <table:table-cell office:value-type="float" office:value="0.0006794546" calcext:value-type="float">
            <text:p>0.0006794546</text:p>
          </table:table-cell>
          <table:table-cell office:value-type="float" office:value="0.0006859962" calcext:value-type="float">
            <text:p>0.0006859962</text:p>
          </table:table-cell>
          <table:table-cell office:value-type="float" office:value="0.0006826099" calcext:value-type="float">
            <text:p>0.0006826099</text:p>
          </table:table-cell>
          <table:table-cell table:number-columns-repeated="9"/>
        </table:table-row>
        <table:table-row table:style-name="ro1">
          <table:table-cell office:value-type="float" office:value="134" calcext:value-type="float">
            <text:p>134</text:p>
          </table:table-cell>
          <table:table-cell office:value-type="float" office:value="0.0006787072" calcext:value-type="float">
            <text:p>0.0006787072</text:p>
          </table:table-cell>
          <table:table-cell office:value-type="float" office:value="0.0006928794" calcext:value-type="float">
            <text:p>0.0006928794</text:p>
          </table:table-cell>
          <table:table-cell office:value-type="float" office:value="0.0006859069" calcext:value-type="float">
            <text:p>0.0006859069</text:p>
          </table:table-cell>
          <table:table-cell table:number-columns-repeated="9"/>
        </table:table-row>
        <table:table-row table:style-name="ro1">
          <table:table-cell office:value-type="float" office:value="135" calcext:value-type="float">
            <text:p>135</text:p>
          </table:table-cell>
          <table:table-cell office:value-type="float" office:value="0.0006791607" calcext:value-type="float">
            <text:p>0.0006791607</text:p>
          </table:table-cell>
          <table:table-cell office:value-type="float" office:value="0.0007113428" calcext:value-type="float">
            <text:p>0.0007113428</text:p>
          </table:table-cell>
          <table:table-cell office:value-type="float" office:value="0.0006926559" calcext:value-type="float">
            <text:p>0.0006926559</text:p>
          </table:table-cell>
          <table:table-cell table:number-columns-repeated="9"/>
        </table:table-row>
        <table:table-row table:style-name="ro1">
          <table:table-cell office:value-type="float" office:value="136" calcext:value-type="float">
            <text:p>136</text:p>
          </table:table-cell>
          <table:table-cell office:value-type="float" office:value="0.0006783382" calcext:value-type="float">
            <text:p>0.0006783382</text:p>
          </table:table-cell>
          <table:table-cell office:value-type="float" office:value="0.0006874618" calcext:value-type="float">
            <text:p>0.0006874618</text:p>
          </table:table-cell>
          <table:table-cell office:value-type="float" office:value="0.0006842841" calcext:value-type="float">
            <text:p>0.0006842841</text:p>
          </table:table-cell>
          <table:table-cell table:number-columns-repeated="9"/>
        </table:table-row>
        <table:table-row table:style-name="ro1">
          <table:table-cell office:value-type="float" office:value="137" calcext:value-type="float">
            <text:p>137</text:p>
          </table:table-cell>
          <table:table-cell office:value-type="float" office:value="0.0006795644" calcext:value-type="float">
            <text:p>0.0006795644</text:p>
          </table:table-cell>
          <table:table-cell office:value-type="float" office:value="0.0006864402" calcext:value-type="float">
            <text:p>0.0006864402</text:p>
          </table:table-cell>
          <table:table-cell office:value-type="float" office:value="0.0006826808" calcext:value-type="float">
            <text:p>0.0006826808</text:p>
          </table:table-cell>
          <table:table-cell table:number-columns-repeated="9"/>
        </table:table-row>
        <table:table-row table:style-name="ro1">
          <table:table-cell office:value-type="float" office:value="138" calcext:value-type="float">
            <text:p>138</text:p>
          </table:table-cell>
          <table:table-cell office:value-type="float" office:value="0.0006807386" calcext:value-type="float">
            <text:p>0.0006807386</text:p>
          </table:table-cell>
          <table:table-cell office:value-type="float" office:value="0.0006876981" calcext:value-type="float">
            <text:p>0.0006876981</text:p>
          </table:table-cell>
          <table:table-cell office:value-type="float" office:value="0.000684134" calcext:value-type="float">
            <text:p>0.000684134</text:p>
          </table:table-cell>
          <table:table-cell table:number-columns-repeated="9"/>
        </table:table-row>
        <table:table-row table:style-name="ro1">
          <table:table-cell office:value-type="float" office:value="139" calcext:value-type="float">
            <text:p>139</text:p>
          </table:table-cell>
          <table:table-cell office:value-type="float" office:value="0.0006786592" calcext:value-type="float">
            <text:p>0.0006786592</text:p>
          </table:table-cell>
          <table:table-cell office:value-type="float" office:value="0.0006852461" calcext:value-type="float">
            <text:p>0.0006852461</text:p>
          </table:table-cell>
          <table:table-cell office:value-type="float" office:value="0.0006822834" calcext:value-type="float">
            <text:p>0.0006822834</text:p>
          </table:table-cell>
          <table:table-cell table:number-columns-repeated="9"/>
        </table:table-row>
        <table:table-row table:style-name="ro1">
          <table:table-cell office:value-type="float" office:value="140" calcext:value-type="float">
            <text:p>140</text:p>
          </table:table-cell>
          <table:table-cell office:value-type="float" office:value="0.0006782398" calcext:value-type="float">
            <text:p>0.0006782398</text:p>
          </table:table-cell>
          <table:table-cell office:value-type="float" office:value="0.0006915452" calcext:value-type="float">
            <text:p>0.0006915452</text:p>
          </table:table-cell>
          <table:table-cell office:value-type="float" office:value="0.0006851931" calcext:value-type="float">
            <text:p>0.0006851931</text:p>
          </table:table-cell>
          <table:table-cell table:number-columns-repeated="9"/>
        </table:table-row>
        <table:table-row table:style-name="ro1">
          <table:table-cell office:value-type="float" office:value="141" calcext:value-type="float">
            <text:p>141</text:p>
          </table:table-cell>
          <table:table-cell office:value-type="float" office:value="0.000679686" calcext:value-type="float">
            <text:p>0.000679686</text:p>
          </table:table-cell>
          <table:table-cell office:value-type="float" office:value="0.0006900883" calcext:value-type="float">
            <text:p>0.0006900883</text:p>
          </table:table-cell>
          <table:table-cell office:value-type="float" office:value="0.0006854246" calcext:value-type="float">
            <text:p>0.0006854246</text:p>
          </table:table-cell>
          <table:table-cell table:number-columns-repeated="9"/>
        </table:table-row>
        <table:table-row table:style-name="ro1">
          <table:table-cell office:value-type="float" office:value="142" calcext:value-type="float">
            <text:p>142</text:p>
          </table:table-cell>
          <table:table-cell office:value-type="float" office:value="0.0006790201" calcext:value-type="float">
            <text:p>0.0006790201</text:p>
          </table:table-cell>
          <table:table-cell office:value-type="float" office:value="0.0006870423" calcext:value-type="float">
            <text:p>0.0006870423</text:p>
          </table:table-cell>
          <table:table-cell office:value-type="float" office:value="0.0006834334" calcext:value-type="float">
            <text:p>0.0006834334</text:p>
          </table:table-cell>
          <table:table-cell table:number-columns-repeated="9"/>
        </table:table-row>
        <table:table-row table:style-name="ro1">
          <table:table-cell office:value-type="float" office:value="143" calcext:value-type="float">
            <text:p>143</text:p>
          </table:table-cell>
          <table:table-cell office:value-type="float" office:value="0.0006794868" calcext:value-type="float">
            <text:p>0.0006794868</text:p>
          </table:table-cell>
          <table:table-cell office:value-type="float" office:value="0.0006873248" calcext:value-type="float">
            <text:p>0.0006873248</text:p>
          </table:table-cell>
          <table:table-cell office:value-type="float" office:value="0.0006829897" calcext:value-type="float">
            <text:p>0.0006829897</text:p>
          </table:table-cell>
          <table:table-cell table:number-columns-repeated="9"/>
        </table:table-row>
        <table:table-row table:style-name="ro1">
          <table:table-cell office:value-type="float" office:value="144" calcext:value-type="float">
            <text:p>144</text:p>
          </table:table-cell>
          <table:table-cell office:value-type="float" office:value="0.0006792635" calcext:value-type="float">
            <text:p>0.0006792635</text:p>
          </table:table-cell>
          <table:table-cell office:value-type="float" office:value="0.0006849869" calcext:value-type="float">
            <text:p>0.0006849869</text:p>
          </table:table-cell>
          <table:table-cell office:value-type="float" office:value="0.0006827353" calcext:value-type="float">
            <text:p>0.0006827353</text:p>
          </table:table-cell>
          <table:table-cell table:number-columns-repeated="9"/>
        </table:table-row>
        <table:table-row table:style-name="ro1">
          <table:table-cell office:value-type="float" office:value="145" calcext:value-type="float">
            <text:p>145</text:p>
          </table:table-cell>
          <table:table-cell office:value-type="float" office:value="0.0006787913" calcext:value-type="float">
            <text:p>0.0006787913</text:p>
          </table:table-cell>
          <table:table-cell office:value-type="float" office:value="0.0007010636" calcext:value-type="float">
            <text:p>0.0007010636</text:p>
          </table:table-cell>
          <table:table-cell office:value-type="float" office:value="0.0006884667" calcext:value-type="float">
            <text:p>0.0006884667</text:p>
          </table:table-cell>
          <table:table-cell table:number-columns-repeated="9"/>
        </table:table-row>
        <table:table-row table:style-name="ro1">
          <table:table-cell office:value-type="float" office:value="146" calcext:value-type="float">
            <text:p>146</text:p>
          </table:table-cell>
          <table:table-cell office:value-type="float" office:value="0.0006792152" calcext:value-type="float">
            <text:p>0.0006792152</text:p>
          </table:table-cell>
          <table:table-cell office:value-type="float" office:value="0.0007132175" calcext:value-type="float">
            <text:p>0.0007132175</text:p>
          </table:table-cell>
          <table:table-cell office:value-type="float" office:value="0.0006926197" calcext:value-type="float">
            <text:p>0.0006926197</text:p>
          </table:table-cell>
          <table:table-cell table:number-columns-repeated="9"/>
        </table:table-row>
        <table:table-row table:style-name="ro1">
          <table:table-cell office:value-type="float" office:value="147" calcext:value-type="float">
            <text:p>147</text:p>
          </table:table-cell>
          <table:table-cell office:value-type="float" office:value="0.0006790003" calcext:value-type="float">
            <text:p>0.0006790003</text:p>
          </table:table-cell>
          <table:table-cell office:value-type="float" office:value="0.0006854067" calcext:value-type="float">
            <text:p>0.0006854067</text:p>
          </table:table-cell>
          <table:table-cell office:value-type="float" office:value="0.0006822774" calcext:value-type="float">
            <text:p>0.0006822774</text:p>
          </table:table-cell>
          <table:table-cell table:number-columns-repeated="9"/>
        </table:table-row>
        <table:table-row table:style-name="ro1">
          <table:table-cell office:value-type="float" office:value="148" calcext:value-type="float">
            <text:p>148</text:p>
          </table:table-cell>
          <table:table-cell office:value-type="float" office:value="0.0006783995" calcext:value-type="float">
            <text:p>0.0006783995</text:p>
          </table:table-cell>
          <table:table-cell office:value-type="float" office:value="0.0006853678" calcext:value-type="float">
            <text:p>0.0006853678</text:p>
          </table:table-cell>
          <table:table-cell office:value-type="float" office:value="0.0006815428" calcext:value-type="float">
            <text:p>0.0006815428</text:p>
          </table:table-cell>
          <table:table-cell table:number-columns-repeated="9"/>
        </table:table-row>
        <table:table-row table:style-name="ro1">
          <table:table-cell office:value-type="float" office:value="149" calcext:value-type="float">
            <text:p>149</text:p>
          </table:table-cell>
          <table:table-cell office:value-type="float" office:value="0.0006785322" calcext:value-type="float">
            <text:p>0.0006785322</text:p>
          </table:table-cell>
          <table:table-cell office:value-type="float" office:value="0.0006854822" calcext:value-type="float">
            <text:p>0.0006854822</text:p>
          </table:table-cell>
          <table:table-cell office:value-type="float" office:value="0.0006827544" calcext:value-type="float">
            <text:p>0.0006827544</text:p>
          </table:table-cell>
          <table:table-cell table:number-columns-repeated="9"/>
        </table:table-row>
        <table:table-row table:style-name="ro1">
          <table:table-cell office:value-type="float" office:value="150" calcext:value-type="float">
            <text:p>150</text:p>
          </table:table-cell>
          <table:table-cell office:value-type="float" office:value="0.0006788889" calcext:value-type="float">
            <text:p>0.0006788889</text:p>
          </table:table-cell>
          <table:table-cell office:value-type="float" office:value="0.0006852267" calcext:value-type="float">
            <text:p>0.0006852267</text:p>
          </table:table-cell>
          <table:table-cell office:value-type="float" office:value="0.0006826686" calcext:value-type="float">
            <text:p>0.0006826686</text:p>
          </table:table-cell>
          <table:table-cell table:number-columns-repeated="9"/>
        </table:table-row>
        <table:table-row table:style-name="ro1">
          <table:table-cell office:value-type="float" office:value="151" calcext:value-type="float">
            <text:p>151</text:p>
          </table:table-cell>
          <table:table-cell office:value-type="float" office:value="0.0006801985" calcext:value-type="float">
            <text:p>0.0006801985</text:p>
          </table:table-cell>
          <table:table-cell office:value-type="float" office:value="0.0006854701" calcext:value-type="float">
            <text:p>0.0006854701</text:p>
          </table:table-cell>
          <table:table-cell office:value-type="float" office:value="0.0006824446" calcext:value-type="float">
            <text:p>0.0006824446</text:p>
          </table:table-cell>
          <table:table-cell table:number-columns-repeated="9"/>
        </table:table-row>
        <table:table-row table:style-name="ro1">
          <table:table-cell office:value-type="float" office:value="152" calcext:value-type="float">
            <text:p>152</text:p>
          </table:table-cell>
          <table:table-cell office:value-type="float" office:value="0.0006793424" calcext:value-type="float">
            <text:p>0.0006793424</text:p>
          </table:table-cell>
          <table:table-cell office:value-type="float" office:value="0.0006853336" calcext:value-type="float">
            <text:p>0.0006853336</text:p>
          </table:table-cell>
          <table:table-cell office:value-type="float" office:value="0.0006822924" calcext:value-type="float">
            <text:p>0.0006822924</text:p>
          </table:table-cell>
          <table:table-cell table:number-columns-repeated="9"/>
        </table:table-row>
        <table:table-row table:style-name="ro1">
          <table:table-cell office:value-type="float" office:value="153" calcext:value-type="float">
            <text:p>153</text:p>
          </table:table-cell>
          <table:table-cell office:value-type="float" office:value="0.0006799938" calcext:value-type="float">
            <text:p>0.0006799938</text:p>
          </table:table-cell>
          <table:table-cell office:value-type="float" office:value="0.0007010068" calcext:value-type="float">
            <text:p>0.0007010068</text:p>
          </table:table-cell>
          <table:table-cell office:value-type="float" office:value="0.0006884975" calcext:value-type="float">
            <text:p>0.0006884975</text:p>
          </table:table-cell>
          <table:table-cell table:number-columns-repeated="9"/>
        </table:table-row>
        <table:table-row table:style-name="ro1">
          <table:table-cell office:value-type="float" office:value="154" calcext:value-type="float">
            <text:p>154</text:p>
          </table:table-cell>
          <table:table-cell office:value-type="float" office:value="0.0006796168" calcext:value-type="float">
            <text:p>0.0006796168</text:p>
          </table:table-cell>
          <table:table-cell office:value-type="float" office:value="0.0006872669" calcext:value-type="float">
            <text:p>0.0006872669</text:p>
          </table:table-cell>
          <table:table-cell office:value-type="float" office:value="0.0006840634" calcext:value-type="float">
            <text:p>0.0006840634</text:p>
          </table:table-cell>
          <table:table-cell table:number-columns-repeated="9"/>
        </table:table-row>
        <table:table-row table:style-name="ro1">
          <table:table-cell office:value-type="float" office:value="155" calcext:value-type="float">
            <text:p>155</text:p>
          </table:table-cell>
          <table:table-cell office:value-type="float" office:value="0.0006781162" calcext:value-type="float">
            <text:p>0.0006781162</text:p>
          </table:table-cell>
          <table:table-cell office:value-type="float" office:value="0.0006861535" calcext:value-type="float">
            <text:p>0.0006861535</text:p>
          </table:table-cell>
          <table:table-cell office:value-type="float" office:value="0.0006831987" calcext:value-type="float">
            <text:p>0.0006831987</text:p>
          </table:table-cell>
          <table:table-cell table:number-columns-repeated="9"/>
        </table:table-row>
        <table:table-row table:style-name="ro1">
          <table:table-cell office:value-type="float" office:value="156" calcext:value-type="float">
            <text:p>156</text:p>
          </table:table-cell>
          <table:table-cell office:value-type="float" office:value="0.0006791511" calcext:value-type="float">
            <text:p>0.0006791511</text:p>
          </table:table-cell>
          <table:table-cell office:value-type="float" office:value="0.0006860339" calcext:value-type="float">
            <text:p>0.0006860339</text:p>
          </table:table-cell>
          <table:table-cell office:value-type="float" office:value="0.0006819239" calcext:value-type="float">
            <text:p>0.0006819239</text:p>
          </table:table-cell>
          <table:table-cell table:number-columns-repeated="9"/>
        </table:table-row>
        <table:table-row table:style-name="ro1">
          <table:table-cell office:value-type="float" office:value="157" calcext:value-type="float">
            <text:p>157</text:p>
          </table:table-cell>
          <table:table-cell office:value-type="float" office:value="0.0006780058" calcext:value-type="float">
            <text:p>0.0006780058</text:p>
          </table:table-cell>
          <table:table-cell office:value-type="float" office:value="0.0006846158" calcext:value-type="float">
            <text:p>0.0006846158</text:p>
          </table:table-cell>
          <table:table-cell office:value-type="float" office:value="0.0006811265" calcext:value-type="float">
            <text:p>0.0006811265</text:p>
          </table:table-cell>
          <table:table-cell table:number-columns-repeated="9"/>
        </table:table-row>
        <table:table-row table:style-name="ro1">
          <table:table-cell office:value-type="float" office:value="158" calcext:value-type="float">
            <text:p>158</text:p>
          </table:table-cell>
          <table:table-cell office:value-type="float" office:value="0.0006923007" calcext:value-type="float">
            <text:p>0.0006923007</text:p>
          </table:table-cell>
          <table:table-cell office:value-type="float" office:value="0.0006986744" calcext:value-type="float">
            <text:p>0.0006986744</text:p>
          </table:table-cell>
          <table:table-cell office:value-type="float" office:value="0.0006947583" calcext:value-type="float">
            <text:p>0.0006947583</text:p>
          </table:table-cell>
          <table:table-cell table:number-columns-repeated="9"/>
        </table:table-row>
        <table:table-row table:style-name="ro1">
          <table:table-cell office:value-type="float" office:value="159" calcext:value-type="float">
            <text:p>159</text:p>
          </table:table-cell>
          <table:table-cell office:value-type="float" office:value="0.0006796861" calcext:value-type="float">
            <text:p>0.0006796861</text:p>
          </table:table-cell>
          <table:table-cell office:value-type="float" office:value="0.0006844726" calcext:value-type="float">
            <text:p>0.0006844726</text:p>
          </table:table-cell>
          <table:table-cell office:value-type="float" office:value="0.0006817269" calcext:value-type="float">
            <text:p>0.0006817269</text:p>
          </table:table-cell>
          <table:table-cell table:number-columns-repeated="9"/>
        </table:table-row>
        <table:table-row table:style-name="ro1">
          <table:table-cell office:value-type="float" office:value="160" calcext:value-type="float">
            <text:p>160</text:p>
          </table:table-cell>
          <table:table-cell office:value-type="float" office:value="0.0006781787" calcext:value-type="float">
            <text:p>0.0006781787</text:p>
          </table:table-cell>
          <table:table-cell office:value-type="float" office:value="0.0006871973" calcext:value-type="float">
            <text:p>0.0006871973</text:p>
          </table:table-cell>
          <table:table-cell office:value-type="float" office:value="0.0006839014" calcext:value-type="float">
            <text:p>0.0006839014</text:p>
          </table:table-cell>
          <table:table-cell table:number-columns-repeated="9"/>
        </table:table-row>
        <table:table-row table:style-name="ro1">
          <table:table-cell office:value-type="float" office:value="161" calcext:value-type="float">
            <text:p>161</text:p>
          </table:table-cell>
          <table:table-cell office:value-type="float" office:value="0.0006788903" calcext:value-type="float">
            <text:p>0.0006788903</text:p>
          </table:table-cell>
          <table:table-cell office:value-type="float" office:value="0.0006960231" calcext:value-type="float">
            <text:p>0.0006960231</text:p>
          </table:table-cell>
          <table:table-cell office:value-type="float" office:value="0.0006866077" calcext:value-type="float">
            <text:p>0.0006866077</text:p>
          </table:table-cell>
          <table:table-cell table:number-columns-repeated="9"/>
        </table:table-row>
        <table:table-row table:style-name="ro1">
          <table:table-cell office:value-type="float" office:value="162" calcext:value-type="float">
            <text:p>162</text:p>
          </table:table-cell>
          <table:table-cell office:value-type="float" office:value="0.0006784196" calcext:value-type="float">
            <text:p>0.0006784196</text:p>
          </table:table-cell>
          <table:table-cell office:value-type="float" office:value="0.0007027685" calcext:value-type="float">
            <text:p>0.0007027685</text:p>
          </table:table-cell>
          <table:table-cell office:value-type="float" office:value="0.0006899339" calcext:value-type="float">
            <text:p>0.0006899339</text:p>
          </table:table-cell>
          <table:table-cell table:number-columns-repeated="9"/>
        </table:table-row>
        <table:table-row table:style-name="ro1">
          <table:table-cell office:value-type="float" office:value="163" calcext:value-type="float">
            <text:p>163</text:p>
          </table:table-cell>
          <table:table-cell office:value-type="float" office:value="0.000680139" calcext:value-type="float">
            <text:p>0.000680139</text:p>
          </table:table-cell>
          <table:table-cell office:value-type="float" office:value="0.0007143779" calcext:value-type="float">
            <text:p>0.0007143779</text:p>
          </table:table-cell>
          <table:table-cell office:value-type="float" office:value="0.0006933592" calcext:value-type="float">
            <text:p>0.0006933592</text:p>
          </table:table-cell>
          <table:table-cell table:number-columns-repeated="9"/>
        </table:table-row>
        <table:table-row table:style-name="ro1">
          <table:table-cell office:value-type="float" office:value="164" calcext:value-type="float">
            <text:p>164</text:p>
          </table:table-cell>
          <table:table-cell office:value-type="float" office:value="0.0006777892" calcext:value-type="float">
            <text:p>0.0006777892</text:p>
          </table:table-cell>
          <table:table-cell office:value-type="float" office:value="0.0007017251" calcext:value-type="float">
            <text:p>0.0007017251</text:p>
          </table:table-cell>
          <table:table-cell office:value-type="float" office:value="0.0006882094" calcext:value-type="float">
            <text:p>0.0006882094</text:p>
          </table:table-cell>
          <table:table-cell table:number-columns-repeated="9"/>
        </table:table-row>
        <table:table-row table:style-name="ro1">
          <table:table-cell office:value-type="float" office:value="165" calcext:value-type="float">
            <text:p>165</text:p>
          </table:table-cell>
          <table:table-cell office:value-type="float" office:value="0.0006790929" calcext:value-type="float">
            <text:p>0.0006790929</text:p>
          </table:table-cell>
          <table:table-cell office:value-type="float" office:value="0.00071045" calcext:value-type="float">
            <text:p>0.00071045</text:p>
          </table:table-cell>
          <table:table-cell office:value-type="float" office:value="0.0006914359" calcext:value-type="float">
            <text:p>0.0006914359</text:p>
          </table:table-cell>
          <table:table-cell table:number-columns-repeated="9"/>
        </table:table-row>
        <table:table-row table:style-name="ro1">
          <table:table-cell office:value-type="float" office:value="166" calcext:value-type="float">
            <text:p>166</text:p>
          </table:table-cell>
          <table:table-cell office:value-type="float" office:value="0.000678922" calcext:value-type="float">
            <text:p>0.000678922</text:p>
          </table:table-cell>
          <table:table-cell office:value-type="float" office:value="0.0006848966" calcext:value-type="float">
            <text:p>0.0006848966</text:p>
          </table:table-cell>
          <table:table-cell office:value-type="float" office:value="0.0006827287" calcext:value-type="float">
            <text:p>0.0006827287</text:p>
          </table:table-cell>
          <table:table-cell table:number-columns-repeated="9"/>
        </table:table-row>
        <table:table-row table:style-name="ro1">
          <table:table-cell office:value-type="float" office:value="167" calcext:value-type="float">
            <text:p>167</text:p>
          </table:table-cell>
          <table:table-cell office:value-type="float" office:value="0.0006789061" calcext:value-type="float">
            <text:p>0.0006789061</text:p>
          </table:table-cell>
          <table:table-cell office:value-type="float" office:value="0.0006867451" calcext:value-type="float">
            <text:p>0.0006867451</text:p>
          </table:table-cell>
          <table:table-cell office:value-type="float" office:value="0.0006818913" calcext:value-type="float">
            <text:p>0.0006818913</text:p>
          </table:table-cell>
          <table:table-cell table:number-columns-repeated="9"/>
        </table:table-row>
        <table:table-row table:style-name="ro1">
          <table:table-cell office:value-type="float" office:value="168" calcext:value-type="float">
            <text:p>168</text:p>
          </table:table-cell>
          <table:table-cell office:value-type="float" office:value="0.0006778257" calcext:value-type="float">
            <text:p>0.0006778257</text:p>
          </table:table-cell>
          <table:table-cell office:value-type="float" office:value="0.0006848064" calcext:value-type="float">
            <text:p>0.0006848064</text:p>
          </table:table-cell>
          <table:table-cell office:value-type="float" office:value="0.000680954" calcext:value-type="float">
            <text:p>0.000680954</text:p>
          </table:table-cell>
          <table:table-cell table:number-columns-repeated="9"/>
        </table:table-row>
        <table:table-row table:style-name="ro1">
          <table:table-cell office:value-type="float" office:value="169" calcext:value-type="float">
            <text:p>169</text:p>
          </table:table-cell>
          <table:table-cell office:value-type="float" office:value="0.0006781064" calcext:value-type="float">
            <text:p>0.0006781064</text:p>
          </table:table-cell>
          <table:table-cell office:value-type="float" office:value="0.0006855461" calcext:value-type="float">
            <text:p>0.0006855461</text:p>
          </table:table-cell>
          <table:table-cell office:value-type="float" office:value="0.0006811622" calcext:value-type="float">
            <text:p>0.0006811622</text:p>
          </table:table-cell>
          <table:table-cell table:number-columns-repeated="9"/>
        </table:table-row>
        <table:table-row table:style-name="ro1">
          <table:table-cell office:value-type="float" office:value="170" calcext:value-type="float">
            <text:p>170</text:p>
          </table:table-cell>
          <table:table-cell office:value-type="float" office:value="0.0006803664" calcext:value-type="float">
            <text:p>0.0006803664</text:p>
          </table:table-cell>
          <table:table-cell office:value-type="float" office:value="0.0006868756" calcext:value-type="float">
            <text:p>0.0006868756</text:p>
          </table:table-cell>
          <table:table-cell office:value-type="float" office:value="0.0006836237" calcext:value-type="float">
            <text:p>0.0006836237</text:p>
          </table:table-cell>
          <table:table-cell table:number-columns-repeated="9"/>
        </table:table-row>
        <table:table-row table:style-name="ro1">
          <table:table-cell office:value-type="float" office:value="171" calcext:value-type="float">
            <text:p>171</text:p>
          </table:table-cell>
          <table:table-cell office:value-type="float" office:value="0.0006794933" calcext:value-type="float">
            <text:p>0.0006794933</text:p>
          </table:table-cell>
          <table:table-cell office:value-type="float" office:value="0.000686303" calcext:value-type="float">
            <text:p>0.000686303</text:p>
          </table:table-cell>
          <table:table-cell office:value-type="float" office:value="0.0006839891" calcext:value-type="float">
            <text:p>0.0006839891</text:p>
          </table:table-cell>
          <table:table-cell table:number-columns-repeated="9"/>
        </table:table-row>
        <table:table-row table:style-name="ro1">
          <table:table-cell office:value-type="float" office:value="172" calcext:value-type="float">
            <text:p>172</text:p>
          </table:table-cell>
          <table:table-cell office:value-type="float" office:value="0.0006783837" calcext:value-type="float">
            <text:p>0.0006783837</text:p>
          </table:table-cell>
          <table:table-cell office:value-type="float" office:value="0.0006849849" calcext:value-type="float">
            <text:p>0.0006849849</text:p>
          </table:table-cell>
          <table:table-cell office:value-type="float" office:value="0.0006822892" calcext:value-type="float">
            <text:p>0.0006822892</text:p>
          </table:table-cell>
          <table:table-cell table:number-columns-repeated="9"/>
        </table:table-row>
        <table:table-row table:style-name="ro1">
          <table:table-cell office:value-type="float" office:value="173" calcext:value-type="float">
            <text:p>173</text:p>
          </table:table-cell>
          <table:table-cell office:value-type="float" office:value="0.0006802786" calcext:value-type="float">
            <text:p>0.0006802786</text:p>
          </table:table-cell>
          <table:table-cell office:value-type="float" office:value="0.0006845411" calcext:value-type="float">
            <text:p>0.0006845411</text:p>
          </table:table-cell>
          <table:table-cell office:value-type="float" office:value="0.000682611" calcext:value-type="float">
            <text:p>0.000682611</text:p>
          </table:table-cell>
          <table:table-cell table:number-columns-repeated="9"/>
        </table:table-row>
        <table:table-row table:style-name="ro1">
          <table:table-cell office:value-type="float" office:value="174" calcext:value-type="float">
            <text:p>174</text:p>
          </table:table-cell>
          <table:table-cell office:value-type="float" office:value="0.0006777949" calcext:value-type="float">
            <text:p>0.0006777949</text:p>
          </table:table-cell>
          <table:table-cell office:value-type="float" office:value="0.0006892907" calcext:value-type="float">
            <text:p>0.0006892907</text:p>
          </table:table-cell>
          <table:table-cell office:value-type="float" office:value="0.0006839687" calcext:value-type="float">
            <text:p>0.0006839687</text:p>
          </table:table-cell>
          <table:table-cell table:number-columns-repeated="9"/>
        </table:table-row>
        <table:table-row table:style-name="ro1">
          <table:table-cell office:value-type="float" office:value="175" calcext:value-type="float">
            <text:p>175</text:p>
          </table:table-cell>
          <table:table-cell office:value-type="float" office:value="0.000679764" calcext:value-type="float">
            <text:p>0.000679764</text:p>
          </table:table-cell>
          <table:table-cell office:value-type="float" office:value="0.0007019195" calcext:value-type="float">
            <text:p>0.0007019195</text:p>
          </table:table-cell>
          <table:table-cell office:value-type="float" office:value="0.0006887271" calcext:value-type="float">
            <text:p>0.0006887271</text:p>
          </table:table-cell>
          <table:table-cell table:number-columns-repeated="9"/>
        </table:table-row>
        <table:table-row table:style-name="ro1">
          <table:table-cell office:value-type="float" office:value="176" calcext:value-type="float">
            <text:p>176</text:p>
          </table:table-cell>
          <table:table-cell office:value-type="float" office:value="0.0006927266" calcext:value-type="float">
            <text:p>0.0006927266</text:p>
          </table:table-cell>
          <table:table-cell office:value-type="float" office:value="0.0007291881" calcext:value-type="float">
            <text:p>0.0007291881</text:p>
          </table:table-cell>
          <table:table-cell office:value-type="float" office:value="0.0007070913" calcext:value-type="float">
            <text:p>0.0007070913</text:p>
          </table:table-cell>
          <table:table-cell table:number-columns-repeated="9"/>
        </table:table-row>
        <table:table-row table:style-name="ro1">
          <table:table-cell office:value-type="float" office:value="177" calcext:value-type="float">
            <text:p>177</text:p>
          </table:table-cell>
          <table:table-cell office:value-type="float" office:value="0.0006783502" calcext:value-type="float">
            <text:p>0.0006783502</text:p>
          </table:table-cell>
          <table:table-cell office:value-type="float" office:value="0.0006939456" calcext:value-type="float">
            <text:p>0.0006939456</text:p>
          </table:table-cell>
          <table:table-cell office:value-type="float" office:value="0.0006855227" calcext:value-type="float">
            <text:p>0.0006855227</text:p>
          </table:table-cell>
          <table:table-cell table:number-columns-repeated="9"/>
        </table:table-row>
        <table:table-row table:style-name="ro1">
          <table:table-cell office:value-type="float" office:value="178" calcext:value-type="float">
            <text:p>178</text:p>
          </table:table-cell>
          <table:table-cell office:value-type="float" office:value="0.0006779447" calcext:value-type="float">
            <text:p>0.0006779447</text:p>
          </table:table-cell>
          <table:table-cell office:value-type="float" office:value="0.000714308" calcext:value-type="float">
            <text:p>0.000714308</text:p>
          </table:table-cell>
          <table:table-cell office:value-type="float" office:value="0.0006922657" calcext:value-type="float">
            <text:p>0.0006922657</text:p>
          </table:table-cell>
          <table:table-cell table:number-columns-repeated="9"/>
        </table:table-row>
        <table:table-row table:style-name="ro1">
          <table:table-cell office:value-type="float" office:value="179" calcext:value-type="float">
            <text:p>179</text:p>
          </table:table-cell>
          <table:table-cell office:value-type="float" office:value="0.0006790008" calcext:value-type="float">
            <text:p>0.0006790008</text:p>
          </table:table-cell>
          <table:table-cell office:value-type="float" office:value="0.0007087602" calcext:value-type="float">
            <text:p>0.0007087602</text:p>
          </table:table-cell>
          <table:table-cell office:value-type="float" office:value="0.0006910949" calcext:value-type="float">
            <text:p>0.0006910949</text:p>
          </table:table-cell>
          <table:table-cell table:number-columns-repeated="9"/>
        </table:table-row>
        <table:table-row table:style-name="ro1">
          <table:table-cell office:value-type="float" office:value="180" calcext:value-type="float">
            <text:p>180</text:p>
          </table:table-cell>
          <table:table-cell office:value-type="float" office:value="0.0006784225" calcext:value-type="float">
            <text:p>0.0006784225</text:p>
          </table:table-cell>
          <table:table-cell office:value-type="float" office:value="0.0006918621" calcext:value-type="float">
            <text:p>0.0006918621</text:p>
          </table:table-cell>
          <table:table-cell office:value-type="float" office:value="0.0006850097" calcext:value-type="float">
            <text:p>0.0006850097</text:p>
          </table:table-cell>
          <table:table-cell table:number-columns-repeated="9"/>
        </table:table-row>
        <table:table-row table:style-name="ro1">
          <table:table-cell office:value-type="float" office:value="181" calcext:value-type="float">
            <text:p>181</text:p>
          </table:table-cell>
          <table:table-cell office:value-type="float" office:value="0.0006786924" calcext:value-type="float">
            <text:p>0.0006786924</text:p>
          </table:table-cell>
          <table:table-cell office:value-type="float" office:value="0.0007113329" calcext:value-type="float">
            <text:p>0.0007113329</text:p>
          </table:table-cell>
          <table:table-cell office:value-type="float" office:value="0.0006914372" calcext:value-type="float">
            <text:p>0.0006914372</text:p>
          </table:table-cell>
          <table:table-cell table:number-columns-repeated="9"/>
        </table:table-row>
        <table:table-row table:style-name="ro1">
          <table:table-cell office:value-type="float" office:value="182" calcext:value-type="float">
            <text:p>182</text:p>
          </table:table-cell>
          <table:table-cell office:value-type="float" office:value="0.0006775141" calcext:value-type="float">
            <text:p>0.0006775141</text:p>
          </table:table-cell>
          <table:table-cell office:value-type="float" office:value="0.0007019859" calcext:value-type="float">
            <text:p>0.0007019859</text:p>
          </table:table-cell>
          <table:table-cell office:value-type="float" office:value="0.0006878637" calcext:value-type="float">
            <text:p>0.0006878637</text:p>
          </table:table-cell>
          <table:table-cell table:number-columns-repeated="9"/>
        </table:table-row>
        <table:table-row table:style-name="ro1">
          <table:table-cell office:value-type="float" office:value="183" calcext:value-type="float">
            <text:p>183</text:p>
          </table:table-cell>
          <table:table-cell office:value-type="float" office:value="0.0006791399" calcext:value-type="float">
            <text:p>0.0006791399</text:p>
          </table:table-cell>
          <table:table-cell office:value-type="float" office:value="0.0006865479" calcext:value-type="float">
            <text:p>0.0006865479</text:p>
          </table:table-cell>
          <table:table-cell office:value-type="float" office:value="0.0006817104" calcext:value-type="float">
            <text:p>0.0006817104</text:p>
          </table:table-cell>
          <table:table-cell table:number-columns-repeated="9"/>
        </table:table-row>
        <table:table-row table:style-name="ro1">
          <table:table-cell office:value-type="float" office:value="184" calcext:value-type="float">
            <text:p>184</text:p>
          </table:table-cell>
          <table:table-cell office:value-type="float" office:value="0.0006782065" calcext:value-type="float">
            <text:p>0.0006782065</text:p>
          </table:table-cell>
          <table:table-cell office:value-type="float" office:value="0.0006823994" calcext:value-type="float">
            <text:p>0.0006823994</text:p>
          </table:table-cell>
          <table:table-cell office:value-type="float" office:value="0.0006797459" calcext:value-type="float">
            <text:p>0.0006797459</text:p>
          </table:table-cell>
          <table:table-cell table:number-columns-repeated="9"/>
        </table:table-row>
        <table:table-row table:style-name="ro1">
          <table:table-cell office:value-type="float" office:value="185" calcext:value-type="float">
            <text:p>185</text:p>
          </table:table-cell>
          <table:table-cell office:value-type="float" office:value="0.0006777849" calcext:value-type="float">
            <text:p>0.0006777849</text:p>
          </table:table-cell>
          <table:table-cell office:value-type="float" office:value="0.0006840614" calcext:value-type="float">
            <text:p>0.0006840614</text:p>
          </table:table-cell>
          <table:table-cell office:value-type="float" office:value="0.0006800392" calcext:value-type="float">
            <text:p>0.0006800392</text:p>
          </table:table-cell>
          <table:table-cell table:number-columns-repeated="9"/>
        </table:table-row>
        <table:table-row table:style-name="ro1">
          <table:table-cell office:value-type="float" office:value="186" calcext:value-type="float">
            <text:p>186</text:p>
          </table:table-cell>
          <table:table-cell office:value-type="float" office:value="0.0006777152" calcext:value-type="float">
            <text:p>0.0006777152</text:p>
          </table:table-cell>
          <table:table-cell office:value-type="float" office:value="0.0006852041" calcext:value-type="float">
            <text:p>0.0006852041</text:p>
          </table:table-cell>
          <table:table-cell office:value-type="float" office:value="0.0006813962" calcext:value-type="float">
            <text:p>0.0006813962</text:p>
          </table:table-cell>
          <table:table-cell table:number-columns-repeated="9"/>
        </table:table-row>
        <table:table-row table:style-name="ro1">
          <table:table-cell office:value-type="float" office:value="187" calcext:value-type="float">
            <text:p>187</text:p>
          </table:table-cell>
          <table:table-cell office:value-type="float" office:value="0.0006778731" calcext:value-type="float">
            <text:p>0.0006778731</text:p>
          </table:table-cell>
          <table:table-cell office:value-type="float" office:value="0.000684874" calcext:value-type="float">
            <text:p>0.000684874</text:p>
          </table:table-cell>
          <table:table-cell office:value-type="float" office:value="0.0006805146" calcext:value-type="float">
            <text:p>0.0006805146</text:p>
          </table:table-cell>
          <table:table-cell table:number-columns-repeated="9"/>
        </table:table-row>
        <table:table-row table:style-name="ro1">
          <table:table-cell office:value-type="float" office:value="188" calcext:value-type="float">
            <text:p>188</text:p>
          </table:table-cell>
          <table:table-cell office:value-type="float" office:value="0.0006782607" calcext:value-type="float">
            <text:p>0.0006782607</text:p>
          </table:table-cell>
          <table:table-cell office:value-type="float" office:value="0.0006857855" calcext:value-type="float">
            <text:p>0.0006857855</text:p>
          </table:table-cell>
          <table:table-cell office:value-type="float" office:value="0.0006809902" calcext:value-type="float">
            <text:p>0.0006809902</text:p>
          </table:table-cell>
          <table:table-cell table:number-columns-repeated="9"/>
        </table:table-row>
        <table:table-row table:style-name="ro1">
          <table:table-cell office:value-type="float" office:value="189" calcext:value-type="float">
            <text:p>189</text:p>
          </table:table-cell>
          <table:table-cell office:value-type="float" office:value="0.0006816718" calcext:value-type="float">
            <text:p>0.0006816718</text:p>
          </table:table-cell>
          <table:table-cell office:value-type="float" office:value="0.0006873197" calcext:value-type="float">
            <text:p>0.0006873197</text:p>
          </table:table-cell>
          <table:table-cell office:value-type="float" office:value="0.0006836572" calcext:value-type="float">
            <text:p>0.0006836572</text:p>
          </table:table-cell>
          <table:table-cell table:number-columns-repeated="9"/>
        </table:table-row>
        <table:table-row table:style-name="ro1">
          <table:table-cell office:value-type="float" office:value="190" calcext:value-type="float">
            <text:p>190</text:p>
          </table:table-cell>
          <table:table-cell office:value-type="float" office:value="0.0006774749" calcext:value-type="float">
            <text:p>0.0006774749</text:p>
          </table:table-cell>
          <table:table-cell office:value-type="float" office:value="0.000684279" calcext:value-type="float">
            <text:p>0.000684279</text:p>
          </table:table-cell>
          <table:table-cell office:value-type="float" office:value="0.0006800919" calcext:value-type="float">
            <text:p>0.0006800919</text:p>
          </table:table-cell>
          <table:table-cell table:number-columns-repeated="9"/>
        </table:table-row>
        <table:table-row table:style-name="ro1">
          <table:table-cell office:value-type="float" office:value="191" calcext:value-type="float">
            <text:p>191</text:p>
          </table:table-cell>
          <table:table-cell office:value-type="float" office:value="0.0006785573" calcext:value-type="float">
            <text:p>0.0006785573</text:p>
          </table:table-cell>
          <table:table-cell office:value-type="float" office:value="0.0006852509" calcext:value-type="float">
            <text:p>0.0006852509</text:p>
          </table:table-cell>
          <table:table-cell office:value-type="float" office:value="0.0006822653" calcext:value-type="float">
            <text:p>0.0006822653</text:p>
          </table:table-cell>
          <table:table-cell table:number-columns-repeated="9"/>
        </table:table-row>
        <table:table-row table:style-name="ro1">
          <table:table-cell office:value-type="float" office:value="192" calcext:value-type="float">
            <text:p>192</text:p>
          </table:table-cell>
          <table:table-cell office:value-type="float" office:value="0.0006777347" calcext:value-type="float">
            <text:p>0.0006777347</text:p>
          </table:table-cell>
          <table:table-cell office:value-type="float" office:value="0.0006965171" calcext:value-type="float">
            <text:p>0.0006965171</text:p>
          </table:table-cell>
          <table:table-cell office:value-type="float" office:value="0.0006859518" calcext:value-type="float">
            <text:p>0.0006859518</text:p>
          </table:table-cell>
          <table:table-cell table:number-columns-repeated="9"/>
        </table:table-row>
        <table:table-row table:style-name="ro1">
          <table:table-cell office:value-type="float" office:value="193" calcext:value-type="float">
            <text:p>193</text:p>
          </table:table-cell>
          <table:table-cell office:value-type="float" office:value="0.0006774797" calcext:value-type="float">
            <text:p>0.0006774797</text:p>
          </table:table-cell>
          <table:table-cell office:value-type="float" office:value="0.0006824803" calcext:value-type="float">
            <text:p>0.0006824803</text:p>
          </table:table-cell>
          <table:table-cell office:value-type="float" office:value="0.0006796218" calcext:value-type="float">
            <text:p>0.0006796218</text:p>
          </table:table-cell>
          <table:table-cell table:number-columns-repeated="9"/>
        </table:table-row>
        <table:table-row table:style-name="ro1">
          <table:table-cell office:value-type="float" office:value="194" calcext:value-type="float">
            <text:p>194</text:p>
          </table:table-cell>
          <table:table-cell office:value-type="float" office:value="0.0006774154" calcext:value-type="float">
            <text:p>0.0006774154</text:p>
          </table:table-cell>
          <table:table-cell office:value-type="float" office:value="0.0006839539" calcext:value-type="float">
            <text:p>0.0006839539</text:p>
          </table:table-cell>
          <table:table-cell office:value-type="float" office:value="0.0006801574" calcext:value-type="float">
            <text:p>0.0006801574</text:p>
          </table:table-cell>
          <table:table-cell table:number-columns-repeated="9"/>
        </table:table-row>
        <table:table-row table:style-name="ro1">
          <table:table-cell office:value-type="float" office:value="195" calcext:value-type="float">
            <text:p>195</text:p>
          </table:table-cell>
          <table:table-cell office:value-type="float" office:value="0.0006768948" calcext:value-type="float">
            <text:p>0.0006768948</text:p>
          </table:table-cell>
          <table:table-cell office:value-type="float" office:value="0.0006946779" calcext:value-type="float">
            <text:p>0.0006946779</text:p>
          </table:table-cell>
          <table:table-cell office:value-type="float" office:value="0.000683023" calcext:value-type="float">
            <text:p>0.000683023</text:p>
          </table:table-cell>
          <table:table-cell table:number-columns-repeated="9"/>
        </table:table-row>
        <table:table-row table:style-name="ro1">
          <table:table-cell office:value-type="float" office:value="196" calcext:value-type="float">
            <text:p>196</text:p>
          </table:table-cell>
          <table:table-cell office:value-type="float" office:value="0.0006787218" calcext:value-type="float">
            <text:p>0.0006787218</text:p>
          </table:table-cell>
          <table:table-cell office:value-type="float" office:value="0.0006992357" calcext:value-type="float">
            <text:p>0.0006992357</text:p>
          </table:table-cell>
          <table:table-cell office:value-type="float" office:value="0.0006863008" calcext:value-type="float">
            <text:p>0.0006863008</text:p>
          </table:table-cell>
          <table:table-cell table:number-columns-repeated="9"/>
        </table:table-row>
        <table:table-row table:style-name="ro1">
          <table:table-cell office:value-type="float" office:value="197" calcext:value-type="float">
            <text:p>197</text:p>
          </table:table-cell>
          <table:table-cell office:value-type="float" office:value="0.0006771913" calcext:value-type="float">
            <text:p>0.0006771913</text:p>
          </table:table-cell>
          <table:table-cell office:value-type="float" office:value="0.0006830759" calcext:value-type="float">
            <text:p>0.0006830759</text:p>
          </table:table-cell>
          <table:table-cell office:value-type="float" office:value="0.0006795875" calcext:value-type="float">
            <text:p>0.0006795875</text:p>
          </table:table-cell>
          <table:table-cell table:number-columns-repeated="9"/>
        </table:table-row>
        <table:table-row table:style-name="ro1">
          <table:table-cell office:value-type="float" office:value="198" calcext:value-type="float">
            <text:p>198</text:p>
          </table:table-cell>
          <table:table-cell office:value-type="float" office:value="0.000677983" calcext:value-type="float">
            <text:p>0.000677983</text:p>
          </table:table-cell>
          <table:table-cell office:value-type="float" office:value="0.0006837274" calcext:value-type="float">
            <text:p>0.0006837274</text:p>
          </table:table-cell>
          <table:table-cell office:value-type="float" office:value="0.0006804788" calcext:value-type="float">
            <text:p>0.0006804788</text:p>
          </table:table-cell>
          <table:table-cell table:number-columns-repeated="9"/>
        </table:table-row>
        <table:table-row table:style-name="ro1">
          <table:table-cell office:value-type="float" office:value="199" calcext:value-type="float">
            <text:p>199</text:p>
          </table:table-cell>
          <table:table-cell office:value-type="float" office:value="0.0006768737" calcext:value-type="float">
            <text:p>0.0006768737</text:p>
          </table:table-cell>
          <table:table-cell office:value-type="float" office:value="0.0006838605" calcext:value-type="float">
            <text:p>0.0006838605</text:p>
          </table:table-cell>
          <table:table-cell office:value-type="float" office:value="0.0006798476" calcext:value-type="float">
            <text:p>0.0006798476</text:p>
          </table:table-cell>
          <table:table-cell table:number-columns-repeated="9"/>
        </table:table-row>
        <table:table-row table:style-name="ro1">
          <table:table-cell office:value-type="float" office:value="200" calcext:value-type="float">
            <text:p>200</text:p>
          </table:table-cell>
          <table:table-cell office:value-type="float" office:value="0.0006792113" calcext:value-type="float">
            <text:p>0.0006792113</text:p>
          </table:table-cell>
          <table:table-cell office:value-type="float" office:value="0.0006917438" calcext:value-type="float">
            <text:p>0.0006917438</text:p>
          </table:table-cell>
          <table:table-cell office:value-type="float" office:value="0.0006847867" calcext:value-type="float">
            <text:p>0.0006847867</text:p>
          </table:table-cell>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2T16:13:52.990306937</meta:creation-date>
    <dc:date>2014-10-02T21:00:11.605983471</dc:date>
    <meta:editing-duration>PT4H33M13S</meta:editing-duration>
    <meta:editing-cycles>4</meta:editing-cycles>
    <meta:generator>LibreOffice/4.2.3.3$Linux_X86_64 LibreOffice_project/420m0$Build-3</meta:generator>
    <meta:document-statistic meta:table-count="2" meta:cell-count="7136"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minimum="0" chart:maximum="220"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1cm" chart:symbol-height="0.1cm">
        <chart:symbol-image xlink:href="Pictures/2000000A000000DD000000DDF1F7E11A.svm" xlink:type="simple" xlink:actuate="onLoad"/>
      </style:chart-properties>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1cm" chart:symbol-height="0.1cm">
        <chart:symbol-image xlink:href="Pictures/2000000A000000DD000000DD70DD954D.svm" xlink:type="simple" xlink:actuate="onLoad"/>
      </style:chart-properties>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1cm" chart:symbol-height="0.1cm">
        <chart:symbol-image/>
      </style:chart-properties>
      <style:graphic-properties draw:stroke="none"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462cm" svg:height="8.475cm" xlink:href=".." xlink:type="simple" chart:class="chart:scatter" chart:style-name="ch1">
        <chart:title svg:x="4.658cm" svg:y="0.305cm" chart:style-name="ch2">
          <text:p>Gráfico de tiempos con k = 30</text:p>
        </chart:title>
        <chart:legend chart:legend-position="end" svg:x="12.088cm" svg:y="3.44cm" style:legend-expansion="high" chart:style-name="ch3"/>
        <chart:plot-area chart:style-name="ch4" table:cell-range-address="'30 caballos'.A2:'30 caballos'.A201 '30 caballos'.G1:'30 caballos'.I201" chart:data-source-has-labels="row" svg:x="1.32cm" svg:y="1.617cm" svg:width="10.15cm" svg:height="5.708cm">
          <chartooo:coordinate-region svg:x="2.127cm" svg:y="1.816cm" svg:width="9.343cm" svg:height="4.862cm"/>
          <chart:axis chart:dimension="x" chart:name="primary-x" chart:style-name="ch5">
            <chart:title svg:x="3.335cm" svg:y="7.494cm" chart:style-name="ch6">
              <text:p>Cantidad de filas/columnas del tablero (n)</text:p>
            </chart:title>
          </chart:axis>
          <chart:axis chart:dimension="y" chart:name="primary-y" chart:style-name="ch7">
            <chart:title svg:x="0.451cm" svg:y="6.301cm" chart:style-name="ch8">
              <text:p>TIempo en milisegundos</text:p>
            </chart:title>
            <chart:grid chart:style-name="ch9" chart:class="major"/>
          </chart:axis>
          <chart:series chart:style-name="ch10" chart:values-cell-range-address="'30 caballos'.G2:'30 caballos'.G201" chart:label-cell-address="'30 caballos'.G1:'30 caballos'.G1" chart:class="chart:scatter">
            <chart:domain table:cell-range-address="'30 caballos'.A2:'30 caballos'.A201"/>
            <chart:data-point chart:repeated="200"/>
          </chart:series>
          <chart:series chart:style-name="ch11" chart:values-cell-range-address="'30 caballos'.H2:'30 caballos'.H201" chart:label-cell-address="'30 caballos'.H1:'30 caballos'.H1" chart:class="chart:scatter">
            <chart:data-point chart:repeated="200"/>
          </chart:series>
          <chart:series chart:style-name="ch12" chart:values-cell-range-address="'30 caballos'.I2:'30 caballos'.I201" chart:label-cell-address="'30 caballos'.I1:'30 caballos'.I1" chart:class="chart:scatter">
            <chart:data-point chart:repeated="20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A</text:p>
              </table:table-cell>
              <table:table-cell office:value-type="string">
                <text:p>Tiempo mínimo</text:p>
                <draw:g>
                  <svg:desc>'30 caballos'.G1:'30 caballos'.G1</svg:desc>
                </draw:g>
              </table:table-cell>
              <table:table-cell office:value-type="string">
                <text:p>Tiempo máximo</text:p>
                <draw:g>
                  <svg:desc>'30 caballos'.H1:'30 caballos'.H1</svg:desc>
                </draw:g>
              </table:table-cell>
              <table:table-cell office:value-type="string">
                <text:p>Tiempo promedio</text:p>
                <draw:g>
                  <svg:desc>'30 caballos'.I1:'30 caballos'.I1</svg:desc>
                </draw:g>
              </table:table-cell>
            </table:table-row>
          </table:table-header-rows>
          <table:table-rows>
            <table:table-row>
              <table:table-cell office:value-type="string">
                <text:p>1</text:p>
              </table:table-cell>
              <table:table-cell office:value-type="float" office:value="1">
                <text:p>1</text:p>
                <draw:g>
                  <svg:desc>'30 caballos'.A2:'30 caballos'.A201</svg:desc>
                </draw:g>
              </table:table-cell>
              <table:table-cell office:value-type="float" office:value="0.265">
                <text:p>0.265</text:p>
                <draw:g>
                  <svg:desc>'30 caballos'.G2:'30 caballos'.G201</svg:desc>
                </draw:g>
              </table:table-cell>
              <table:table-cell office:value-type="float" office:value="0.274">
                <text:p>0.274</text:p>
                <draw:g>
                  <svg:desc>'30 caballos'.H2:'30 caballos'.H201</svg:desc>
                </draw:g>
              </table:table-cell>
              <table:table-cell office:value-type="float" office:value="0.2692">
                <text:p>0.2692</text:p>
                <draw:g>
                  <svg:desc>'30 caballos'.I2:'30 caballos'.I201</svg:desc>
                </draw:g>
              </table:table-cell>
            </table:table-row>
            <table:table-row>
              <table:table-cell office:value-type="string">
                <text:p>2</text:p>
              </table:table-cell>
              <table:table-cell office:value-type="float" office:value="2">
                <text:p>2</text:p>
              </table:table-cell>
              <table:table-cell office:value-type="float" office:value="0.266">
                <text:p>0.266</text:p>
              </table:table-cell>
              <table:table-cell office:value-type="float" office:value="0.281">
                <text:p>0.281</text:p>
              </table:table-cell>
              <table:table-cell office:value-type="float" office:value="0.2746">
                <text:p>0.2746</text:p>
              </table:table-cell>
            </table:table-row>
            <table:table-row>
              <table:table-cell office:value-type="string">
                <text:p>3</text:p>
              </table:table-cell>
              <table:table-cell office:value-type="float" office:value="3">
                <text:p>3</text:p>
              </table:table-cell>
              <table:table-cell office:value-type="float" office:value="0.679">
                <text:p>0.679</text:p>
              </table:table-cell>
              <table:table-cell office:value-type="float" office:value="0.887">
                <text:p>0.887</text:p>
              </table:table-cell>
              <table:table-cell office:value-type="float" office:value="0.7366">
                <text:p>0.7366</text:p>
              </table:table-cell>
            </table:table-row>
            <table:table-row>
              <table:table-cell office:value-type="string">
                <text:p>4</text:p>
              </table:table-cell>
              <table:table-cell office:value-type="float" office:value="4">
                <text:p>4</text:p>
              </table:table-cell>
              <table:table-cell office:value-type="float" office:value="0.748">
                <text:p>0.748</text:p>
              </table:table-cell>
              <table:table-cell office:value-type="float" office:value="1.34">
                <text:p>1.34</text:p>
              </table:table-cell>
              <table:table-cell office:value-type="float" office:value="1.1026">
                <text:p>1.1026</text:p>
              </table:table-cell>
            </table:table-row>
            <table:table-row>
              <table:table-cell office:value-type="string">
                <text:p>5</text:p>
              </table:table-cell>
              <table:table-cell office:value-type="float" office:value="5">
                <text:p>5</text:p>
              </table:table-cell>
              <table:table-cell office:value-type="float" office:value="0.747">
                <text:p>0.747</text:p>
              </table:table-cell>
              <table:table-cell office:value-type="float" office:value="1.967">
                <text:p>1.967</text:p>
              </table:table-cell>
              <table:table-cell office:value-type="float" office:value="1.5384">
                <text:p>1.5384</text:p>
              </table:table-cell>
            </table:table-row>
            <table:table-row>
              <table:table-cell office:value-type="string">
                <text:p>6</text:p>
              </table:table-cell>
              <table:table-cell office:value-type="float" office:value="6">
                <text:p>6</text:p>
              </table:table-cell>
              <table:table-cell office:value-type="float" office:value="0.959">
                <text:p>0.959</text:p>
              </table:table-cell>
              <table:table-cell office:value-type="float" office:value="2.813">
                <text:p>2.813</text:p>
              </table:table-cell>
              <table:table-cell office:value-type="float" office:value="1.8492">
                <text:p>1.8492</text:p>
              </table:table-cell>
            </table:table-row>
            <table:table-row>
              <table:table-cell office:value-type="string">
                <text:p>7</text:p>
              </table:table-cell>
              <table:table-cell office:value-type="float" office:value="7">
                <text:p>7</text:p>
              </table:table-cell>
              <table:table-cell office:value-type="float" office:value="1.249">
                <text:p>1.249</text:p>
              </table:table-cell>
              <table:table-cell office:value-type="float" office:value="3.635">
                <text:p>3.635</text:p>
              </table:table-cell>
              <table:table-cell office:value-type="float" office:value="2.4162">
                <text:p>2.4162</text:p>
              </table:table-cell>
            </table:table-row>
            <table:table-row>
              <table:table-cell office:value-type="string">
                <text:p>8</text:p>
              </table:table-cell>
              <table:table-cell office:value-type="float" office:value="8">
                <text:p>8</text:p>
              </table:table-cell>
              <table:table-cell office:value-type="float" office:value="1.592">
                <text:p>1.592</text:p>
              </table:table-cell>
              <table:table-cell office:value-type="float" office:value="3.705">
                <text:p>3.705</text:p>
              </table:table-cell>
              <table:table-cell office:value-type="float" office:value="2.5278">
                <text:p>2.5278</text:p>
              </table:table-cell>
            </table:table-row>
            <table:table-row>
              <table:table-cell office:value-type="string">
                <text:p>9</text:p>
              </table:table-cell>
              <table:table-cell office:value-type="float" office:value="9">
                <text:p>9</text:p>
              </table:table-cell>
              <table:table-cell office:value-type="float" office:value="1.934">
                <text:p>1.934</text:p>
              </table:table-cell>
              <table:table-cell office:value-type="float" office:value="4.398">
                <text:p>4.398</text:p>
              </table:table-cell>
              <table:table-cell office:value-type="float" office:value="2.7098">
                <text:p>2.7098</text:p>
              </table:table-cell>
            </table:table-row>
            <table:table-row>
              <table:table-cell office:value-type="string">
                <text:p>10</text:p>
              </table:table-cell>
              <table:table-cell office:value-type="float" office:value="10">
                <text:p>10</text:p>
              </table:table-cell>
              <table:table-cell office:value-type="float" office:value="2.35">
                <text:p>2.35</text:p>
              </table:table-cell>
              <table:table-cell office:value-type="float" office:value="4.71">
                <text:p>4.71</text:p>
              </table:table-cell>
              <table:table-cell office:value-type="float" office:value="2.9598">
                <text:p>2.9598</text:p>
              </table:table-cell>
            </table:table-row>
            <table:table-row>
              <table:table-cell office:value-type="string">
                <text:p>11</text:p>
              </table:table-cell>
              <table:table-cell office:value-type="float" office:value="11">
                <text:p>11</text:p>
              </table:table-cell>
              <table:table-cell office:value-type="float" office:value="2.802">
                <text:p>2.802</text:p>
              </table:table-cell>
              <table:table-cell office:value-type="float" office:value="3.078">
                <text:p>3.078</text:p>
              </table:table-cell>
              <table:table-cell office:value-type="float" office:value="2.9444">
                <text:p>2.9444</text:p>
              </table:table-cell>
            </table:table-row>
            <table:table-row>
              <table:table-cell office:value-type="string">
                <text:p>12</text:p>
              </table:table-cell>
              <table:table-cell office:value-type="float" office:value="12">
                <text:p>12</text:p>
              </table:table-cell>
              <table:table-cell office:value-type="float" office:value="3.278">
                <text:p>3.278</text:p>
              </table:table-cell>
              <table:table-cell office:value-type="float" office:value="3.668">
                <text:p>3.668</text:p>
              </table:table-cell>
              <table:table-cell office:value-type="float" office:value="3.5082">
                <text:p>3.5082</text:p>
              </table:table-cell>
            </table:table-row>
            <table:table-row>
              <table:table-cell office:value-type="string">
                <text:p>13</text:p>
              </table:table-cell>
              <table:table-cell office:value-type="float" office:value="13">
                <text:p>13</text:p>
              </table:table-cell>
              <table:table-cell office:value-type="float" office:value="3.779">
                <text:p>3.779</text:p>
              </table:table-cell>
              <table:table-cell office:value-type="float" office:value="4.316">
                <text:p>4.316</text:p>
              </table:table-cell>
              <table:table-cell office:value-type="float" office:value="3.9664">
                <text:p>3.9664</text:p>
              </table:table-cell>
            </table:table-row>
            <table:table-row>
              <table:table-cell office:value-type="string">
                <text:p>14</text:p>
              </table:table-cell>
              <table:table-cell office:value-type="float" office:value="14">
                <text:p>14</text:p>
              </table:table-cell>
              <table:table-cell office:value-type="float" office:value="4.393">
                <text:p>4.393</text:p>
              </table:table-cell>
              <table:table-cell office:value-type="float" office:value="4.973">
                <text:p>4.973</text:p>
              </table:table-cell>
              <table:table-cell office:value-type="float" office:value="4.6384">
                <text:p>4.6384</text:p>
              </table:table-cell>
            </table:table-row>
            <table:table-row>
              <table:table-cell office:value-type="string">
                <text:p>15</text:p>
              </table:table-cell>
              <table:table-cell office:value-type="float" office:value="15">
                <text:p>15</text:p>
              </table:table-cell>
              <table:table-cell office:value-type="float" office:value="4.945">
                <text:p>4.945</text:p>
              </table:table-cell>
              <table:table-cell office:value-type="float" office:value="5.1">
                <text:p>5.1</text:p>
              </table:table-cell>
              <table:table-cell office:value-type="float" office:value="5.0006">
                <text:p>5.0006</text:p>
              </table:table-cell>
            </table:table-row>
            <table:table-row>
              <table:table-cell office:value-type="string">
                <text:p>16</text:p>
              </table:table-cell>
              <table:table-cell office:value-type="float" office:value="16">
                <text:p>16</text:p>
              </table:table-cell>
              <table:table-cell office:value-type="float" office:value="5.569">
                <text:p>5.569</text:p>
              </table:table-cell>
              <table:table-cell office:value-type="float" office:value="5.779">
                <text:p>5.779</text:p>
              </table:table-cell>
              <table:table-cell office:value-type="float" office:value="5.6586">
                <text:p>5.6586</text:p>
              </table:table-cell>
            </table:table-row>
            <table:table-row>
              <table:table-cell office:value-type="string">
                <text:p>17</text:p>
              </table:table-cell>
              <table:table-cell office:value-type="float" office:value="17">
                <text:p>17</text:p>
              </table:table-cell>
              <table:table-cell office:value-type="float" office:value="6.25">
                <text:p>6.25</text:p>
              </table:table-cell>
              <table:table-cell office:value-type="float" office:value="6.581">
                <text:p>6.581</text:p>
              </table:table-cell>
              <table:table-cell office:value-type="float" office:value="6.3676">
                <text:p>6.3676</text:p>
              </table:table-cell>
            </table:table-row>
            <table:table-row>
              <table:table-cell office:value-type="string">
                <text:p>18</text:p>
              </table:table-cell>
              <table:table-cell office:value-type="float" office:value="18">
                <text:p>18</text:p>
              </table:table-cell>
              <table:table-cell office:value-type="float" office:value="7.081">
                <text:p>7.081</text:p>
              </table:table-cell>
              <table:table-cell office:value-type="float" office:value="7.638">
                <text:p>7.638</text:p>
              </table:table-cell>
              <table:table-cell office:value-type="float" office:value="7.3518">
                <text:p>7.3518</text:p>
              </table:table-cell>
            </table:table-row>
            <table:table-row>
              <table:table-cell office:value-type="string">
                <text:p>19</text:p>
              </table:table-cell>
              <table:table-cell office:value-type="float" office:value="19">
                <text:p>19</text:p>
              </table:table-cell>
              <table:table-cell office:value-type="float" office:value="7.764">
                <text:p>7.764</text:p>
              </table:table-cell>
              <table:table-cell office:value-type="float" office:value="8.827">
                <text:p>8.827</text:p>
              </table:table-cell>
              <table:table-cell office:value-type="float" office:value="8.244">
                <text:p>8.244</text:p>
              </table:table-cell>
            </table:table-row>
            <table:table-row>
              <table:table-cell office:value-type="string">
                <text:p>20</text:p>
              </table:table-cell>
              <table:table-cell office:value-type="float" office:value="20">
                <text:p>20</text:p>
              </table:table-cell>
              <table:table-cell office:value-type="float" office:value="8.583">
                <text:p>8.583</text:p>
              </table:table-cell>
              <table:table-cell office:value-type="float" office:value="9.117">
                <text:p>9.117</text:p>
              </table:table-cell>
              <table:table-cell office:value-type="float" office:value="8.7158">
                <text:p>8.7158</text:p>
              </table:table-cell>
            </table:table-row>
            <table:table-row>
              <table:table-cell office:value-type="string">
                <text:p>21</text:p>
              </table:table-cell>
              <table:table-cell office:value-type="float" office:value="21">
                <text:p>21</text:p>
              </table:table-cell>
              <table:table-cell office:value-type="float" office:value="9.31">
                <text:p>9.31</text:p>
              </table:table-cell>
              <table:table-cell office:value-type="float" office:value="9.792">
                <text:p>9.792</text:p>
              </table:table-cell>
              <table:table-cell office:value-type="float" office:value="9.5338">
                <text:p>9.5338</text:p>
              </table:table-cell>
            </table:table-row>
            <table:table-row>
              <table:table-cell office:value-type="string">
                <text:p>22</text:p>
              </table:table-cell>
              <table:table-cell office:value-type="float" office:value="22">
                <text:p>22</text:p>
              </table:table-cell>
              <table:table-cell office:value-type="float" office:value="10.431">
                <text:p>10.431</text:p>
              </table:table-cell>
              <table:table-cell office:value-type="float" office:value="10.853">
                <text:p>10.853</text:p>
              </table:table-cell>
              <table:table-cell office:value-type="float" office:value="10.6316">
                <text:p>10.6316</text:p>
              </table:table-cell>
            </table:table-row>
            <table:table-row>
              <table:table-cell office:value-type="string">
                <text:p>23</text:p>
              </table:table-cell>
              <table:table-cell office:value-type="float" office:value="23">
                <text:p>23</text:p>
              </table:table-cell>
              <table:table-cell office:value-type="float" office:value="11.244">
                <text:p>11.244</text:p>
              </table:table-cell>
              <table:table-cell office:value-type="float" office:value="11.589">
                <text:p>11.589</text:p>
              </table:table-cell>
              <table:table-cell office:value-type="float" office:value="11.3494">
                <text:p>11.3494</text:p>
              </table:table-cell>
            </table:table-row>
            <table:table-row>
              <table:table-cell office:value-type="string">
                <text:p>24</text:p>
              </table:table-cell>
              <table:table-cell office:value-type="float" office:value="24">
                <text:p>24</text:p>
              </table:table-cell>
              <table:table-cell office:value-type="float" office:value="12.207">
                <text:p>12.207</text:p>
              </table:table-cell>
              <table:table-cell office:value-type="float" office:value="12.437">
                <text:p>12.437</text:p>
              </table:table-cell>
              <table:table-cell office:value-type="float" office:value="12.3584">
                <text:p>12.3584</text:p>
              </table:table-cell>
            </table:table-row>
            <table:table-row>
              <table:table-cell office:value-type="string">
                <text:p>25</text:p>
              </table:table-cell>
              <table:table-cell office:value-type="float" office:value="25">
                <text:p>25</text:p>
              </table:table-cell>
              <table:table-cell office:value-type="float" office:value="13.169">
                <text:p>13.169</text:p>
              </table:table-cell>
              <table:table-cell office:value-type="float" office:value="13.406">
                <text:p>13.406</text:p>
              </table:table-cell>
              <table:table-cell office:value-type="float" office:value="13.2672">
                <text:p>13.2672</text:p>
              </table:table-cell>
            </table:table-row>
            <table:table-row>
              <table:table-cell office:value-type="string">
                <text:p>26</text:p>
              </table:table-cell>
              <table:table-cell office:value-type="float" office:value="26">
                <text:p>26</text:p>
              </table:table-cell>
              <table:table-cell office:value-type="float" office:value="14.235">
                <text:p>14.235</text:p>
              </table:table-cell>
              <table:table-cell office:value-type="float" office:value="14.97">
                <text:p>14.97</text:p>
              </table:table-cell>
              <table:table-cell office:value-type="float" office:value="14.621">
                <text:p>14.621</text:p>
              </table:table-cell>
            </table:table-row>
            <table:table-row>
              <table:table-cell office:value-type="string">
                <text:p>27</text:p>
              </table:table-cell>
              <table:table-cell office:value-type="float" office:value="27">
                <text:p>27</text:p>
              </table:table-cell>
              <table:table-cell office:value-type="float" office:value="15.495">
                <text:p>15.495</text:p>
              </table:table-cell>
              <table:table-cell office:value-type="float" office:value="16.352">
                <text:p>16.352</text:p>
              </table:table-cell>
              <table:table-cell office:value-type="float" office:value="15.8054">
                <text:p>15.8054</text:p>
              </table:table-cell>
            </table:table-row>
            <table:table-row>
              <table:table-cell office:value-type="string">
                <text:p>28</text:p>
              </table:table-cell>
              <table:table-cell office:value-type="float" office:value="28">
                <text:p>28</text:p>
              </table:table-cell>
              <table:table-cell office:value-type="float" office:value="16.6">
                <text:p>16.6</text:p>
              </table:table-cell>
              <table:table-cell office:value-type="float" office:value="16.952">
                <text:p>16.952</text:p>
              </table:table-cell>
              <table:table-cell office:value-type="float" office:value="16.7248">
                <text:p>16.7248</text:p>
              </table:table-cell>
            </table:table-row>
            <table:table-row>
              <table:table-cell office:value-type="string">
                <text:p>29</text:p>
              </table:table-cell>
              <table:table-cell office:value-type="float" office:value="29">
                <text:p>29</text:p>
              </table:table-cell>
              <table:table-cell office:value-type="float" office:value="17.635">
                <text:p>17.635</text:p>
              </table:table-cell>
              <table:table-cell office:value-type="float" office:value="18.225">
                <text:p>18.225</text:p>
              </table:table-cell>
              <table:table-cell office:value-type="float" office:value="17.8756">
                <text:p>17.8756</text:p>
              </table:table-cell>
            </table:table-row>
            <table:table-row>
              <table:table-cell office:value-type="string">
                <text:p>30</text:p>
              </table:table-cell>
              <table:table-cell office:value-type="float" office:value="30">
                <text:p>30</text:p>
              </table:table-cell>
              <table:table-cell office:value-type="float" office:value="18.966">
                <text:p>18.966</text:p>
              </table:table-cell>
              <table:table-cell office:value-type="float" office:value="19.319">
                <text:p>19.319</text:p>
              </table:table-cell>
              <table:table-cell office:value-type="float" office:value="19.1076">
                <text:p>19.1076</text:p>
              </table:table-cell>
            </table:table-row>
            <table:table-row>
              <table:table-cell office:value-type="string">
                <text:p>31</text:p>
              </table:table-cell>
              <table:table-cell office:value-type="float" office:value="31">
                <text:p>31</text:p>
              </table:table-cell>
              <table:table-cell office:value-type="float" office:value="20.317">
                <text:p>20.317</text:p>
              </table:table-cell>
              <table:table-cell office:value-type="float" office:value="20.964">
                <text:p>20.964</text:p>
              </table:table-cell>
              <table:table-cell office:value-type="float" office:value="20.6324">
                <text:p>20.6324</text:p>
              </table:table-cell>
            </table:table-row>
            <table:table-row>
              <table:table-cell office:value-type="string">
                <text:p>32</text:p>
              </table:table-cell>
              <table:table-cell office:value-type="float" office:value="32">
                <text:p>32</text:p>
              </table:table-cell>
              <table:table-cell office:value-type="float" office:value="21.521">
                <text:p>21.521</text:p>
              </table:table-cell>
              <table:table-cell office:value-type="float" office:value="21.958">
                <text:p>21.958</text:p>
              </table:table-cell>
              <table:table-cell office:value-type="float" office:value="21.6504">
                <text:p>21.6504</text:p>
              </table:table-cell>
            </table:table-row>
            <table:table-row>
              <table:table-cell office:value-type="string">
                <text:p>33</text:p>
              </table:table-cell>
              <table:table-cell office:value-type="float" office:value="33">
                <text:p>33</text:p>
              </table:table-cell>
              <table:table-cell office:value-type="float" office:value="22.96">
                <text:p>22.96</text:p>
              </table:table-cell>
              <table:table-cell office:value-type="float" office:value="23.76">
                <text:p>23.76</text:p>
              </table:table-cell>
              <table:table-cell office:value-type="float" office:value="23.1868">
                <text:p>23.1868</text:p>
              </table:table-cell>
            </table:table-row>
            <table:table-row>
              <table:table-cell office:value-type="string">
                <text:p>34</text:p>
              </table:table-cell>
              <table:table-cell office:value-type="float" office:value="34">
                <text:p>34</text:p>
              </table:table-cell>
              <table:table-cell office:value-type="float" office:value="24.17">
                <text:p>24.17</text:p>
              </table:table-cell>
              <table:table-cell office:value-type="float" office:value="25.292">
                <text:p>25.292</text:p>
              </table:table-cell>
              <table:table-cell office:value-type="float" office:value="24.5208">
                <text:p>24.5208</text:p>
              </table:table-cell>
            </table:table-row>
            <table:table-row>
              <table:table-cell office:value-type="string">
                <text:p>35</text:p>
              </table:table-cell>
              <table:table-cell office:value-type="float" office:value="35">
                <text:p>35</text:p>
              </table:table-cell>
              <table:table-cell office:value-type="float" office:value="25.57">
                <text:p>25.57</text:p>
              </table:table-cell>
              <table:table-cell office:value-type="float" office:value="25.793">
                <text:p>25.793</text:p>
              </table:table-cell>
              <table:table-cell office:value-type="float" office:value="25.6454">
                <text:p>25.6454</text:p>
              </table:table-cell>
            </table:table-row>
            <table:table-row>
              <table:table-cell office:value-type="string">
                <text:p>36</text:p>
              </table:table-cell>
              <table:table-cell office:value-type="float" office:value="36">
                <text:p>36</text:p>
              </table:table-cell>
              <table:table-cell office:value-type="float" office:value="26.925">
                <text:p>26.925</text:p>
              </table:table-cell>
              <table:table-cell office:value-type="float" office:value="27.286">
                <text:p>27.286</text:p>
              </table:table-cell>
              <table:table-cell office:value-type="float" office:value="27.1238">
                <text:p>27.1238</text:p>
              </table:table-cell>
            </table:table-row>
            <table:table-row>
              <table:table-cell office:value-type="string">
                <text:p>37</text:p>
              </table:table-cell>
              <table:table-cell office:value-type="float" office:value="37">
                <text:p>37</text:p>
              </table:table-cell>
              <table:table-cell office:value-type="float" office:value="28.472">
                <text:p>28.472</text:p>
              </table:table-cell>
              <table:table-cell office:value-type="float" office:value="28.959">
                <text:p>28.959</text:p>
              </table:table-cell>
              <table:table-cell office:value-type="float" office:value="28.6694">
                <text:p>28.6694</text:p>
              </table:table-cell>
            </table:table-row>
            <table:table-row>
              <table:table-cell office:value-type="string">
                <text:p>38</text:p>
              </table:table-cell>
              <table:table-cell office:value-type="float" office:value="38">
                <text:p>38</text:p>
              </table:table-cell>
              <table:table-cell office:value-type="float" office:value="29.893">
                <text:p>29.893</text:p>
              </table:table-cell>
              <table:table-cell office:value-type="float" office:value="30.441">
                <text:p>30.441</text:p>
              </table:table-cell>
              <table:table-cell office:value-type="float" office:value="30.1122">
                <text:p>30.1122</text:p>
              </table:table-cell>
            </table:table-row>
            <table:table-row>
              <table:table-cell office:value-type="string">
                <text:p>39</text:p>
              </table:table-cell>
              <table:table-cell office:value-type="float" office:value="39">
                <text:p>39</text:p>
              </table:table-cell>
              <table:table-cell office:value-type="float" office:value="31.473">
                <text:p>31.473</text:p>
              </table:table-cell>
              <table:table-cell office:value-type="float" office:value="32.047">
                <text:p>32.047</text:p>
              </table:table-cell>
              <table:table-cell office:value-type="float" office:value="31.675">
                <text:p>31.675</text:p>
              </table:table-cell>
            </table:table-row>
            <table:table-row>
              <table:table-cell office:value-type="string">
                <text:p>40</text:p>
              </table:table-cell>
              <table:table-cell office:value-type="float" office:value="40">
                <text:p>40</text:p>
              </table:table-cell>
              <table:table-cell office:value-type="float" office:value="33.112">
                <text:p>33.112</text:p>
              </table:table-cell>
              <table:table-cell office:value-type="float" office:value="33.6">
                <text:p>33.6</text:p>
              </table:table-cell>
              <table:table-cell office:value-type="float" office:value="33.3122">
                <text:p>33.3122</text:p>
              </table:table-cell>
            </table:table-row>
            <table:table-row>
              <table:table-cell office:value-type="string">
                <text:p>41</text:p>
              </table:table-cell>
              <table:table-cell office:value-type="float" office:value="41">
                <text:p>41</text:p>
              </table:table-cell>
              <table:table-cell office:value-type="float" office:value="34.979">
                <text:p>34.979</text:p>
              </table:table-cell>
              <table:table-cell office:value-type="float" office:value="35.636">
                <text:p>35.636</text:p>
              </table:table-cell>
              <table:table-cell office:value-type="float" office:value="35.1516">
                <text:p>35.1516</text:p>
              </table:table-cell>
            </table:table-row>
            <table:table-row>
              <table:table-cell office:value-type="string">
                <text:p>42</text:p>
              </table:table-cell>
              <table:table-cell office:value-type="float" office:value="42">
                <text:p>42</text:p>
              </table:table-cell>
              <table:table-cell office:value-type="float" office:value="36.577">
                <text:p>36.577</text:p>
              </table:table-cell>
              <table:table-cell office:value-type="float" office:value="37.347">
                <text:p>37.347</text:p>
              </table:table-cell>
              <table:table-cell office:value-type="float" office:value="36.8612">
                <text:p>36.8612</text:p>
              </table:table-cell>
            </table:table-row>
            <table:table-row>
              <table:table-cell office:value-type="string">
                <text:p>43</text:p>
              </table:table-cell>
              <table:table-cell office:value-type="float" office:value="43">
                <text:p>43</text:p>
              </table:table-cell>
              <table:table-cell office:value-type="float" office:value="38.157">
                <text:p>38.157</text:p>
              </table:table-cell>
              <table:table-cell office:value-type="float" office:value="39.619">
                <text:p>39.619</text:p>
              </table:table-cell>
              <table:table-cell office:value-type="float" office:value="38.6836">
                <text:p>38.6836</text:p>
              </table:table-cell>
            </table:table-row>
            <table:table-row>
              <table:table-cell office:value-type="string">
                <text:p>44</text:p>
              </table:table-cell>
              <table:table-cell office:value-type="float" office:value="44">
                <text:p>44</text:p>
              </table:table-cell>
              <table:table-cell office:value-type="float" office:value="40.053">
                <text:p>40.053</text:p>
              </table:table-cell>
              <table:table-cell office:value-type="float" office:value="40.575">
                <text:p>40.575</text:p>
              </table:table-cell>
              <table:table-cell office:value-type="float" office:value="40.256">
                <text:p>40.256</text:p>
              </table:table-cell>
            </table:table-row>
            <table:table-row>
              <table:table-cell office:value-type="string">
                <text:p>45</text:p>
              </table:table-cell>
              <table:table-cell office:value-type="float" office:value="45">
                <text:p>45</text:p>
              </table:table-cell>
              <table:table-cell office:value-type="float" office:value="42.158">
                <text:p>42.158</text:p>
              </table:table-cell>
              <table:table-cell office:value-type="float" office:value="42.928">
                <text:p>42.928</text:p>
              </table:table-cell>
              <table:table-cell office:value-type="float" office:value="42.5046">
                <text:p>42.5046</text:p>
              </table:table-cell>
            </table:table-row>
            <table:table-row>
              <table:table-cell office:value-type="string">
                <text:p>46</text:p>
              </table:table-cell>
              <table:table-cell office:value-type="float" office:value="46">
                <text:p>46</text:p>
              </table:table-cell>
              <table:table-cell office:value-type="float" office:value="43.462">
                <text:p>43.462</text:p>
              </table:table-cell>
              <table:table-cell office:value-type="float" office:value="44.469">
                <text:p>44.469</text:p>
              </table:table-cell>
              <table:table-cell office:value-type="float" office:value="43.985">
                <text:p>43.985</text:p>
              </table:table-cell>
            </table:table-row>
            <table:table-row>
              <table:table-cell office:value-type="string">
                <text:p>47</text:p>
              </table:table-cell>
              <table:table-cell office:value-type="float" office:value="47">
                <text:p>47</text:p>
              </table:table-cell>
              <table:table-cell office:value-type="float" office:value="45.403">
                <text:p>45.403</text:p>
              </table:table-cell>
              <table:table-cell office:value-type="float" office:value="47.37">
                <text:p>47.37</text:p>
              </table:table-cell>
              <table:table-cell office:value-type="float" office:value="45.9836">
                <text:p>45.9836</text:p>
              </table:table-cell>
            </table:table-row>
            <table:table-row>
              <table:table-cell office:value-type="string">
                <text:p>48</text:p>
              </table:table-cell>
              <table:table-cell office:value-type="float" office:value="48">
                <text:p>48</text:p>
              </table:table-cell>
              <table:table-cell office:value-type="float" office:value="47.573">
                <text:p>47.573</text:p>
              </table:table-cell>
              <table:table-cell office:value-type="float" office:value="48.073">
                <text:p>48.073</text:p>
              </table:table-cell>
              <table:table-cell office:value-type="float" office:value="47.7594">
                <text:p>47.7594</text:p>
              </table:table-cell>
            </table:table-row>
            <table:table-row>
              <table:table-cell office:value-type="string">
                <text:p>49</text:p>
              </table:table-cell>
              <table:table-cell office:value-type="float" office:value="49">
                <text:p>49</text:p>
              </table:table-cell>
              <table:table-cell office:value-type="float" office:value="49.534">
                <text:p>49.534</text:p>
              </table:table-cell>
              <table:table-cell office:value-type="float" office:value="50.353">
                <text:p>50.353</text:p>
              </table:table-cell>
              <table:table-cell office:value-type="float" office:value="49.7884">
                <text:p>49.7884</text:p>
              </table:table-cell>
            </table:table-row>
            <table:table-row>
              <table:table-cell office:value-type="string">
                <text:p>50</text:p>
              </table:table-cell>
              <table:table-cell office:value-type="float" office:value="50">
                <text:p>50</text:p>
              </table:table-cell>
              <table:table-cell office:value-type="float" office:value="51.552">
                <text:p>51.552</text:p>
              </table:table-cell>
              <table:table-cell office:value-type="float" office:value="52.683">
                <text:p>52.683</text:p>
              </table:table-cell>
              <table:table-cell office:value-type="float" office:value="52.1396">
                <text:p>52.1396</text:p>
              </table:table-cell>
            </table:table-row>
            <table:table-row>
              <table:table-cell office:value-type="string">
                <text:p>51</text:p>
              </table:table-cell>
              <table:table-cell office:value-type="float" office:value="51">
                <text:p>51</text:p>
              </table:table-cell>
              <table:table-cell office:value-type="float" office:value="53.433">
                <text:p>53.433</text:p>
              </table:table-cell>
              <table:table-cell office:value-type="float" office:value="54.191">
                <text:p>54.191</text:p>
              </table:table-cell>
              <table:table-cell office:value-type="float" office:value="53.8788">
                <text:p>53.8788</text:p>
              </table:table-cell>
            </table:table-row>
            <table:table-row>
              <table:table-cell office:value-type="string">
                <text:p>52</text:p>
              </table:table-cell>
              <table:table-cell office:value-type="float" office:value="52">
                <text:p>52</text:p>
              </table:table-cell>
              <table:table-cell office:value-type="float" office:value="55.977">
                <text:p>55.977</text:p>
              </table:table-cell>
              <table:table-cell office:value-type="float" office:value="61.235">
                <text:p>61.235</text:p>
              </table:table-cell>
              <table:table-cell office:value-type="float" office:value="57.2162">
                <text:p>57.2162</text:p>
              </table:table-cell>
            </table:table-row>
            <table:table-row>
              <table:table-cell office:value-type="string">
                <text:p>53</text:p>
              </table:table-cell>
              <table:table-cell office:value-type="float" office:value="53">
                <text:p>53</text:p>
              </table:table-cell>
              <table:table-cell office:value-type="float" office:value="57.491">
                <text:p>57.491</text:p>
              </table:table-cell>
              <table:table-cell office:value-type="float" office:value="59.75">
                <text:p>59.75</text:p>
              </table:table-cell>
              <table:table-cell office:value-type="float" office:value="58.5098">
                <text:p>58.5098</text:p>
              </table:table-cell>
            </table:table-row>
            <table:table-row>
              <table:table-cell office:value-type="string">
                <text:p>54</text:p>
              </table:table-cell>
              <table:table-cell office:value-type="float" office:value="54">
                <text:p>54</text:p>
              </table:table-cell>
              <table:table-cell office:value-type="float" office:value="61.418">
                <text:p>61.418</text:p>
              </table:table-cell>
              <table:table-cell office:value-type="float" office:value="64.528">
                <text:p>64.528</text:p>
              </table:table-cell>
              <table:table-cell office:value-type="float" office:value="63.214">
                <text:p>63.214</text:p>
              </table:table-cell>
            </table:table-row>
            <table:table-row>
              <table:table-cell office:value-type="string">
                <text:p>55</text:p>
              </table:table-cell>
              <table:table-cell office:value-type="float" office:value="55">
                <text:p>55</text:p>
              </table:table-cell>
              <table:table-cell office:value-type="float" office:value="62.757">
                <text:p>62.757</text:p>
              </table:table-cell>
              <table:table-cell office:value-type="float" office:value="65.177">
                <text:p>65.177</text:p>
              </table:table-cell>
              <table:table-cell office:value-type="float" office:value="64.379">
                <text:p>64.379</text:p>
              </table:table-cell>
            </table:table-row>
            <table:table-row>
              <table:table-cell office:value-type="string">
                <text:p>56</text:p>
              </table:table-cell>
              <table:table-cell office:value-type="float" office:value="56">
                <text:p>56</text:p>
              </table:table-cell>
              <table:table-cell office:value-type="float" office:value="65.69">
                <text:p>65.69</text:p>
              </table:table-cell>
              <table:table-cell office:value-type="float" office:value="67.478">
                <text:p>67.478</text:p>
              </table:table-cell>
              <table:table-cell office:value-type="float" office:value="66.4034">
                <text:p>66.4034</text:p>
              </table:table-cell>
            </table:table-row>
            <table:table-row>
              <table:table-cell office:value-type="string">
                <text:p>57</text:p>
              </table:table-cell>
              <table:table-cell office:value-type="float" office:value="57">
                <text:p>57</text:p>
              </table:table-cell>
              <table:table-cell office:value-type="float" office:value="66.57">
                <text:p>66.57</text:p>
              </table:table-cell>
              <table:table-cell office:value-type="float" office:value="70.249">
                <text:p>70.249</text:p>
              </table:table-cell>
              <table:table-cell office:value-type="float" office:value="67.7758">
                <text:p>67.7758</text:p>
              </table:table-cell>
            </table:table-row>
            <table:table-row>
              <table:table-cell office:value-type="string">
                <text:p>58</text:p>
              </table:table-cell>
              <table:table-cell office:value-type="float" office:value="58">
                <text:p>58</text:p>
              </table:table-cell>
              <table:table-cell office:value-type="float" office:value="69.281">
                <text:p>69.281</text:p>
              </table:table-cell>
              <table:table-cell office:value-type="float" office:value="70.563">
                <text:p>70.563</text:p>
              </table:table-cell>
              <table:table-cell office:value-type="float" office:value="69.5736">
                <text:p>69.5736</text:p>
              </table:table-cell>
            </table:table-row>
            <table:table-row>
              <table:table-cell office:value-type="string">
                <text:p>59</text:p>
              </table:table-cell>
              <table:table-cell office:value-type="float" office:value="59">
                <text:p>59</text:p>
              </table:table-cell>
              <table:table-cell office:value-type="float" office:value="71.33">
                <text:p>71.33</text:p>
              </table:table-cell>
              <table:table-cell office:value-type="float" office:value="73.148">
                <text:p>73.148</text:p>
              </table:table-cell>
              <table:table-cell office:value-type="float" office:value="71.9022">
                <text:p>71.9022</text:p>
              </table:table-cell>
            </table:table-row>
            <table:table-row>
              <table:table-cell office:value-type="string">
                <text:p>60</text:p>
              </table:table-cell>
              <table:table-cell office:value-type="float" office:value="60">
                <text:p>60</text:p>
              </table:table-cell>
              <table:table-cell office:value-type="float" office:value="73.64">
                <text:p>73.64</text:p>
              </table:table-cell>
              <table:table-cell office:value-type="float" office:value="76.968">
                <text:p>76.968</text:p>
              </table:table-cell>
              <table:table-cell office:value-type="float" office:value="74.9686">
                <text:p>74.9686</text:p>
              </table:table-cell>
            </table:table-row>
            <table:table-row>
              <table:table-cell office:value-type="string">
                <text:p>61</text:p>
              </table:table-cell>
              <table:table-cell office:value-type="float" office:value="61">
                <text:p>61</text:p>
              </table:table-cell>
              <table:table-cell office:value-type="float" office:value="76.161">
                <text:p>76.161</text:p>
              </table:table-cell>
              <table:table-cell office:value-type="float" office:value="76.876">
                <text:p>76.876</text:p>
              </table:table-cell>
              <table:table-cell office:value-type="float" office:value="76.4748">
                <text:p>76.4748</text:p>
              </table:table-cell>
            </table:table-row>
            <table:table-row>
              <table:table-cell office:value-type="string">
                <text:p>62</text:p>
              </table:table-cell>
              <table:table-cell office:value-type="float" office:value="62">
                <text:p>62</text:p>
              </table:table-cell>
              <table:table-cell office:value-type="float" office:value="78.661">
                <text:p>78.661</text:p>
              </table:table-cell>
              <table:table-cell office:value-type="float" office:value="79.304">
                <text:p>79.304</text:p>
              </table:table-cell>
              <table:table-cell office:value-type="float" office:value="79.0088">
                <text:p>79.0088</text:p>
              </table:table-cell>
            </table:table-row>
            <table:table-row>
              <table:table-cell office:value-type="string">
                <text:p>63</text:p>
              </table:table-cell>
              <table:table-cell office:value-type="float" office:value="63">
                <text:p>63</text:p>
              </table:table-cell>
              <table:table-cell office:value-type="float" office:value="81.147">
                <text:p>81.147</text:p>
              </table:table-cell>
              <table:table-cell office:value-type="float" office:value="83.822">
                <text:p>83.822</text:p>
              </table:table-cell>
              <table:table-cell office:value-type="float" office:value="82.1238">
                <text:p>82.1238</text:p>
              </table:table-cell>
            </table:table-row>
            <table:table-row>
              <table:table-cell office:value-type="string">
                <text:p>64</text:p>
              </table:table-cell>
              <table:table-cell office:value-type="float" office:value="64">
                <text:p>64</text:p>
              </table:table-cell>
              <table:table-cell office:value-type="float" office:value="83.618">
                <text:p>83.618</text:p>
              </table:table-cell>
              <table:table-cell office:value-type="float" office:value="84.923">
                <text:p>84.923</text:p>
              </table:table-cell>
              <table:table-cell office:value-type="float" office:value="84.1822">
                <text:p>84.1822</text:p>
              </table:table-cell>
            </table:table-row>
            <table:table-row>
              <table:table-cell office:value-type="string">
                <text:p>65</text:p>
              </table:table-cell>
              <table:table-cell office:value-type="float" office:value="65">
                <text:p>65</text:p>
              </table:table-cell>
              <table:table-cell office:value-type="float" office:value="86.251">
                <text:p>86.251</text:p>
              </table:table-cell>
              <table:table-cell office:value-type="float" office:value="97.794">
                <text:p>97.794</text:p>
              </table:table-cell>
              <table:table-cell office:value-type="float" office:value="88.9042">
                <text:p>88.9042</text:p>
              </table:table-cell>
            </table:table-row>
            <table:table-row>
              <table:table-cell office:value-type="string">
                <text:p>66</text:p>
              </table:table-cell>
              <table:table-cell office:value-type="float" office:value="66">
                <text:p>66</text:p>
              </table:table-cell>
              <table:table-cell office:value-type="float" office:value="89.114">
                <text:p>89.114</text:p>
              </table:table-cell>
              <table:table-cell office:value-type="float" office:value="92.727">
                <text:p>92.727</text:p>
              </table:table-cell>
              <table:table-cell office:value-type="float" office:value="90.5676">
                <text:p>90.5676</text:p>
              </table:table-cell>
            </table:table-row>
            <table:table-row>
              <table:table-cell office:value-type="string">
                <text:p>67</text:p>
              </table:table-cell>
              <table:table-cell office:value-type="float" office:value="67">
                <text:p>67</text:p>
              </table:table-cell>
              <table:table-cell office:value-type="float" office:value="92.309">
                <text:p>92.309</text:p>
              </table:table-cell>
              <table:table-cell office:value-type="float" office:value="100.229">
                <text:p>100.229</text:p>
              </table:table-cell>
              <table:table-cell office:value-type="float" office:value="94.8204">
                <text:p>94.8204</text:p>
              </table:table-cell>
            </table:table-row>
            <table:table-row>
              <table:table-cell office:value-type="string">
                <text:p>68</text:p>
              </table:table-cell>
              <table:table-cell office:value-type="float" office:value="68">
                <text:p>68</text:p>
              </table:table-cell>
              <table:table-cell office:value-type="float" office:value="94.202">
                <text:p>94.202</text:p>
              </table:table-cell>
              <table:table-cell office:value-type="float" office:value="96.02">
                <text:p>96.02</text:p>
              </table:table-cell>
              <table:table-cell office:value-type="float" office:value="95.2114">
                <text:p>95.2114</text:p>
              </table:table-cell>
            </table:table-row>
            <table:table-row>
              <table:table-cell office:value-type="string">
                <text:p>69</text:p>
              </table:table-cell>
              <table:table-cell office:value-type="float" office:value="69">
                <text:p>69</text:p>
              </table:table-cell>
              <table:table-cell office:value-type="float" office:value="97.051">
                <text:p>97.051</text:p>
              </table:table-cell>
              <table:table-cell office:value-type="float" office:value="100.188">
                <text:p>100.188</text:p>
              </table:table-cell>
              <table:table-cell office:value-type="float" office:value="97.8204">
                <text:p>97.8204</text:p>
              </table:table-cell>
            </table:table-row>
            <table:table-row>
              <table:table-cell office:value-type="string">
                <text:p>70</text:p>
              </table:table-cell>
              <table:table-cell office:value-type="float" office:value="70">
                <text:p>70</text:p>
              </table:table-cell>
              <table:table-cell office:value-type="float" office:value="99.748">
                <text:p>99.748</text:p>
              </table:table-cell>
              <table:table-cell office:value-type="float" office:value="101.608">
                <text:p>101.608</text:p>
              </table:table-cell>
              <table:table-cell office:value-type="float" office:value="100.7116">
                <text:p>100.7116</text:p>
              </table:table-cell>
            </table:table-row>
            <table:table-row>
              <table:table-cell office:value-type="string">
                <text:p>71</text:p>
              </table:table-cell>
              <table:table-cell office:value-type="float" office:value="71">
                <text:p>71</text:p>
              </table:table-cell>
              <table:table-cell office:value-type="float" office:value="102.473">
                <text:p>102.473</text:p>
              </table:table-cell>
              <table:table-cell office:value-type="float" office:value="108.543">
                <text:p>108.543</text:p>
              </table:table-cell>
              <table:table-cell office:value-type="float" office:value="104.4924">
                <text:p>104.4924</text:p>
              </table:table-cell>
            </table:table-row>
            <table:table-row>
              <table:table-cell office:value-type="string">
                <text:p>72</text:p>
              </table:table-cell>
              <table:table-cell office:value-type="float" office:value="72">
                <text:p>72</text:p>
              </table:table-cell>
              <table:table-cell office:value-type="float" office:value="105.424">
                <text:p>105.424</text:p>
              </table:table-cell>
              <table:table-cell office:value-type="float" office:value="110.96">
                <text:p>110.96</text:p>
              </table:table-cell>
              <table:table-cell office:value-type="float" office:value="107.6784">
                <text:p>107.6784</text:p>
              </table:table-cell>
            </table:table-row>
            <table:table-row>
              <table:table-cell office:value-type="string">
                <text:p>73</text:p>
              </table:table-cell>
              <table:table-cell office:value-type="float" office:value="73">
                <text:p>73</text:p>
              </table:table-cell>
              <table:table-cell office:value-type="float" office:value="108.152">
                <text:p>108.152</text:p>
              </table:table-cell>
              <table:table-cell office:value-type="float" office:value="113.092">
                <text:p>113.092</text:p>
              </table:table-cell>
              <table:table-cell office:value-type="float" office:value="110.2128">
                <text:p>110.2128</text:p>
              </table:table-cell>
            </table:table-row>
            <table:table-row>
              <table:table-cell office:value-type="string">
                <text:p>74</text:p>
              </table:table-cell>
              <table:table-cell office:value-type="float" office:value="74">
                <text:p>74</text:p>
              </table:table-cell>
              <table:table-cell office:value-type="float" office:value="111.623">
                <text:p>111.623</text:p>
              </table:table-cell>
              <table:table-cell office:value-type="float" office:value="116.058">
                <text:p>116.058</text:p>
              </table:table-cell>
              <table:table-cell office:value-type="float" office:value="113.185">
                <text:p>113.185</text:p>
              </table:table-cell>
            </table:table-row>
            <table:table-row>
              <table:table-cell office:value-type="string">
                <text:p>75</text:p>
              </table:table-cell>
              <table:table-cell office:value-type="float" office:value="75">
                <text:p>75</text:p>
              </table:table-cell>
              <table:table-cell office:value-type="float" office:value="114.306">
                <text:p>114.306</text:p>
              </table:table-cell>
              <table:table-cell office:value-type="float" office:value="117.792">
                <text:p>117.792</text:p>
              </table:table-cell>
              <table:table-cell office:value-type="float" office:value="115.8038">
                <text:p>115.8038</text:p>
              </table:table-cell>
            </table:table-row>
            <table:table-row>
              <table:table-cell office:value-type="string">
                <text:p>76</text:p>
              </table:table-cell>
              <table:table-cell office:value-type="float" office:value="76">
                <text:p>76</text:p>
              </table:table-cell>
              <table:table-cell office:value-type="float" office:value="117.282">
                <text:p>117.282</text:p>
              </table:table-cell>
              <table:table-cell office:value-type="float" office:value="122.509">
                <text:p>122.509</text:p>
              </table:table-cell>
              <table:table-cell office:value-type="float" office:value="118.7154">
                <text:p>118.7154</text:p>
              </table:table-cell>
            </table:table-row>
            <table:table-row>
              <table:table-cell office:value-type="string">
                <text:p>77</text:p>
              </table:table-cell>
              <table:table-cell office:value-type="float" office:value="77">
                <text:p>77</text:p>
              </table:table-cell>
              <table:table-cell office:value-type="float" office:value="121.335">
                <text:p>121.335</text:p>
              </table:table-cell>
              <table:table-cell office:value-type="float" office:value="127.963">
                <text:p>127.963</text:p>
              </table:table-cell>
              <table:table-cell office:value-type="float" office:value="123.1606">
                <text:p>123.1606</text:p>
              </table:table-cell>
            </table:table-row>
            <table:table-row>
              <table:table-cell office:value-type="string">
                <text:p>78</text:p>
              </table:table-cell>
              <table:table-cell office:value-type="float" office:value="78">
                <text:p>78</text:p>
              </table:table-cell>
              <table:table-cell office:value-type="float" office:value="123.201">
                <text:p>123.201</text:p>
              </table:table-cell>
              <table:table-cell office:value-type="float" office:value="130.718">
                <text:p>130.718</text:p>
              </table:table-cell>
              <table:table-cell office:value-type="float" office:value="126.1806">
                <text:p>126.1806</text:p>
              </table:table-cell>
            </table:table-row>
            <table:table-row>
              <table:table-cell office:value-type="string">
                <text:p>79</text:p>
              </table:table-cell>
              <table:table-cell office:value-type="float" office:value="79">
                <text:p>79</text:p>
              </table:table-cell>
              <table:table-cell office:value-type="float" office:value="127.208">
                <text:p>127.208</text:p>
              </table:table-cell>
              <table:table-cell office:value-type="float" office:value="133.126">
                <text:p>133.126</text:p>
              </table:table-cell>
              <table:table-cell office:value-type="float" office:value="129.7732">
                <text:p>129.7732</text:p>
              </table:table-cell>
            </table:table-row>
            <table:table-row>
              <table:table-cell office:value-type="string">
                <text:p>80</text:p>
              </table:table-cell>
              <table:table-cell office:value-type="float" office:value="80">
                <text:p>80</text:p>
              </table:table-cell>
              <table:table-cell office:value-type="float" office:value="130.003">
                <text:p>130.003</text:p>
              </table:table-cell>
              <table:table-cell office:value-type="float" office:value="134.199">
                <text:p>134.199</text:p>
              </table:table-cell>
              <table:table-cell office:value-type="float" office:value="131.2824">
                <text:p>131.2824</text:p>
              </table:table-cell>
            </table:table-row>
            <table:table-row>
              <table:table-cell office:value-type="string">
                <text:p>81</text:p>
              </table:table-cell>
              <table:table-cell office:value-type="float" office:value="81">
                <text:p>81</text:p>
              </table:table-cell>
              <table:table-cell office:value-type="float" office:value="132.961">
                <text:p>132.961</text:p>
              </table:table-cell>
              <table:table-cell office:value-type="float" office:value="136.316">
                <text:p>136.316</text:p>
              </table:table-cell>
              <table:table-cell office:value-type="float" office:value="134.1386">
                <text:p>134.1386</text:p>
              </table:table-cell>
            </table:table-row>
            <table:table-row>
              <table:table-cell office:value-type="string">
                <text:p>82</text:p>
              </table:table-cell>
              <table:table-cell office:value-type="float" office:value="82">
                <text:p>82</text:p>
              </table:table-cell>
              <table:table-cell office:value-type="float" office:value="135.981">
                <text:p>135.981</text:p>
              </table:table-cell>
              <table:table-cell office:value-type="float" office:value="141.091">
                <text:p>141.091</text:p>
              </table:table-cell>
              <table:table-cell office:value-type="float" office:value="137.9304">
                <text:p>137.9304</text:p>
              </table:table-cell>
            </table:table-row>
            <table:table-row>
              <table:table-cell office:value-type="string">
                <text:p>83</text:p>
              </table:table-cell>
              <table:table-cell office:value-type="float" office:value="83">
                <text:p>83</text:p>
              </table:table-cell>
              <table:table-cell office:value-type="float" office:value="140.069">
                <text:p>140.069</text:p>
              </table:table-cell>
              <table:table-cell office:value-type="float" office:value="143.148">
                <text:p>143.148</text:p>
              </table:table-cell>
              <table:table-cell office:value-type="float" office:value="140.994">
                <text:p>140.994</text:p>
              </table:table-cell>
            </table:table-row>
            <table:table-row>
              <table:table-cell office:value-type="string">
                <text:p>84</text:p>
              </table:table-cell>
              <table:table-cell office:value-type="float" office:value="84">
                <text:p>84</text:p>
              </table:table-cell>
              <table:table-cell office:value-type="float" office:value="143.424">
                <text:p>143.424</text:p>
              </table:table-cell>
              <table:table-cell office:value-type="float" office:value="146.328">
                <text:p>146.328</text:p>
              </table:table-cell>
              <table:table-cell office:value-type="float" office:value="144.6078">
                <text:p>144.6078</text:p>
              </table:table-cell>
            </table:table-row>
            <table:table-row>
              <table:table-cell office:value-type="string">
                <text:p>85</text:p>
              </table:table-cell>
              <table:table-cell office:value-type="float" office:value="85">
                <text:p>85</text:p>
              </table:table-cell>
              <table:table-cell office:value-type="float" office:value="147.52">
                <text:p>147.52</text:p>
              </table:table-cell>
              <table:table-cell office:value-type="float" office:value="151.761">
                <text:p>151.761</text:p>
              </table:table-cell>
              <table:table-cell office:value-type="float" office:value="150.1716">
                <text:p>150.1716</text:p>
              </table:table-cell>
            </table:table-row>
            <table:table-row>
              <table:table-cell office:value-type="string">
                <text:p>86</text:p>
              </table:table-cell>
              <table:table-cell office:value-type="float" office:value="86">
                <text:p>86</text:p>
              </table:table-cell>
              <table:table-cell office:value-type="float" office:value="149.312">
                <text:p>149.312</text:p>
              </table:table-cell>
              <table:table-cell office:value-type="float" office:value="156.046">
                <text:p>156.046</text:p>
              </table:table-cell>
              <table:table-cell office:value-type="float" office:value="151.6314">
                <text:p>151.6314</text:p>
              </table:table-cell>
            </table:table-row>
            <table:table-row>
              <table:table-cell office:value-type="string">
                <text:p>87</text:p>
              </table:table-cell>
              <table:table-cell office:value-type="float" office:value="87">
                <text:p>87</text:p>
              </table:table-cell>
              <table:table-cell office:value-type="float" office:value="153.074">
                <text:p>153.074</text:p>
              </table:table-cell>
              <table:table-cell office:value-type="float" office:value="157.047">
                <text:p>157.047</text:p>
              </table:table-cell>
              <table:table-cell office:value-type="float" office:value="154.261">
                <text:p>154.261</text:p>
              </table:table-cell>
            </table:table-row>
            <table:table-row>
              <table:table-cell office:value-type="string">
                <text:p>88</text:p>
              </table:table-cell>
              <table:table-cell office:value-type="float" office:value="88">
                <text:p>88</text:p>
              </table:table-cell>
              <table:table-cell office:value-type="float" office:value="157.289">
                <text:p>157.289</text:p>
              </table:table-cell>
              <table:table-cell office:value-type="float" office:value="161.314">
                <text:p>161.314</text:p>
              </table:table-cell>
              <table:table-cell office:value-type="float" office:value="158.366">
                <text:p>158.366</text:p>
              </table:table-cell>
            </table:table-row>
            <table:table-row>
              <table:table-cell office:value-type="string">
                <text:p>89</text:p>
              </table:table-cell>
              <table:table-cell office:value-type="float" office:value="89">
                <text:p>89</text:p>
              </table:table-cell>
              <table:table-cell office:value-type="float" office:value="160.002">
                <text:p>160.002</text:p>
              </table:table-cell>
              <table:table-cell office:value-type="float" office:value="165.246">
                <text:p>165.246</text:p>
              </table:table-cell>
              <table:table-cell office:value-type="float" office:value="162.2436">
                <text:p>162.2436</text:p>
              </table:table-cell>
            </table:table-row>
            <table:table-row>
              <table:table-cell office:value-type="string">
                <text:p>90</text:p>
              </table:table-cell>
              <table:table-cell office:value-type="float" office:value="90">
                <text:p>90</text:p>
              </table:table-cell>
              <table:table-cell office:value-type="float" office:value="164.265">
                <text:p>164.265</text:p>
              </table:table-cell>
              <table:table-cell office:value-type="float" office:value="168.117">
                <text:p>168.117</text:p>
              </table:table-cell>
              <table:table-cell office:value-type="float" office:value="165.4748">
                <text:p>165.4748</text:p>
              </table:table-cell>
            </table:table-row>
            <table:table-row>
              <table:table-cell office:value-type="string">
                <text:p>91</text:p>
              </table:table-cell>
              <table:table-cell office:value-type="float" office:value="91">
                <text:p>91</text:p>
              </table:table-cell>
              <table:table-cell office:value-type="float" office:value="167.9">
                <text:p>167.9</text:p>
              </table:table-cell>
              <table:table-cell office:value-type="float" office:value="172.513">
                <text:p>172.513</text:p>
              </table:table-cell>
              <table:table-cell office:value-type="float" office:value="169.1238">
                <text:p>169.1238</text:p>
              </table:table-cell>
            </table:table-row>
            <table:table-row>
              <table:table-cell office:value-type="string">
                <text:p>92</text:p>
              </table:table-cell>
              <table:table-cell office:value-type="float" office:value="92">
                <text:p>92</text:p>
              </table:table-cell>
              <table:table-cell office:value-type="float" office:value="171.36">
                <text:p>171.36</text:p>
              </table:table-cell>
              <table:table-cell office:value-type="float" office:value="174.368">
                <text:p>174.368</text:p>
              </table:table-cell>
              <table:table-cell office:value-type="float" office:value="172.7266">
                <text:p>172.7266</text:p>
              </table:table-cell>
            </table:table-row>
            <table:table-row>
              <table:table-cell office:value-type="string">
                <text:p>93</text:p>
              </table:table-cell>
              <table:table-cell office:value-type="float" office:value="93">
                <text:p>93</text:p>
              </table:table-cell>
              <table:table-cell office:value-type="float" office:value="174.755">
                <text:p>174.755</text:p>
              </table:table-cell>
              <table:table-cell office:value-type="float" office:value="180.091">
                <text:p>180.091</text:p>
              </table:table-cell>
              <table:table-cell office:value-type="float" office:value="176.032">
                <text:p>176.032</text:p>
              </table:table-cell>
            </table:table-row>
            <table:table-row>
              <table:table-cell office:value-type="string">
                <text:p>94</text:p>
              </table:table-cell>
              <table:table-cell office:value-type="float" office:value="94">
                <text:p>94</text:p>
              </table:table-cell>
              <table:table-cell office:value-type="float" office:value="178.037">
                <text:p>178.037</text:p>
              </table:table-cell>
              <table:table-cell office:value-type="float" office:value="183.498">
                <text:p>183.498</text:p>
              </table:table-cell>
              <table:table-cell office:value-type="float" office:value="179.7218">
                <text:p>179.7218</text:p>
              </table:table-cell>
            </table:table-row>
            <table:table-row>
              <table:table-cell office:value-type="string">
                <text:p>95</text:p>
              </table:table-cell>
              <table:table-cell office:value-type="float" office:value="95">
                <text:p>95</text:p>
              </table:table-cell>
              <table:table-cell office:value-type="float" office:value="182.103">
                <text:p>182.103</text:p>
              </table:table-cell>
              <table:table-cell office:value-type="float" office:value="187.104">
                <text:p>187.104</text:p>
              </table:table-cell>
              <table:table-cell office:value-type="float" office:value="183.7374">
                <text:p>183.7374</text:p>
              </table:table-cell>
            </table:table-row>
            <table:table-row>
              <table:table-cell office:value-type="string">
                <text:p>96</text:p>
              </table:table-cell>
              <table:table-cell office:value-type="float" office:value="96">
                <text:p>96</text:p>
              </table:table-cell>
              <table:table-cell office:value-type="float" office:value="185.378">
                <text:p>185.378</text:p>
              </table:table-cell>
              <table:table-cell office:value-type="float" office:value="189.249">
                <text:p>189.249</text:p>
              </table:table-cell>
              <table:table-cell office:value-type="float" office:value="187.0142">
                <text:p>187.0142</text:p>
              </table:table-cell>
            </table:table-row>
            <table:table-row>
              <table:table-cell office:value-type="string">
                <text:p>97</text:p>
              </table:table-cell>
              <table:table-cell office:value-type="float" office:value="97">
                <text:p>97</text:p>
              </table:table-cell>
              <table:table-cell office:value-type="float" office:value="189.572">
                <text:p>189.572</text:p>
              </table:table-cell>
              <table:table-cell office:value-type="float" office:value="193.609">
                <text:p>193.609</text:p>
              </table:table-cell>
              <table:table-cell office:value-type="float" office:value="191.3522">
                <text:p>191.3522</text:p>
              </table:table-cell>
            </table:table-row>
            <table:table-row>
              <table:table-cell office:value-type="string">
                <text:p>98</text:p>
              </table:table-cell>
              <table:table-cell office:value-type="float" office:value="98">
                <text:p>98</text:p>
              </table:table-cell>
              <table:table-cell office:value-type="float" office:value="195.046">
                <text:p>195.046</text:p>
              </table:table-cell>
              <table:table-cell office:value-type="float" office:value="200.436">
                <text:p>200.436</text:p>
              </table:table-cell>
              <table:table-cell office:value-type="float" office:value="196.422">
                <text:p>196.422</text:p>
              </table:table-cell>
            </table:table-row>
            <table:table-row>
              <table:table-cell office:value-type="string">
                <text:p>99</text:p>
              </table:table-cell>
              <table:table-cell office:value-type="float" office:value="99">
                <text:p>99</text:p>
              </table:table-cell>
              <table:table-cell office:value-type="float" office:value="197.623">
                <text:p>197.623</text:p>
              </table:table-cell>
              <table:table-cell office:value-type="float" office:value="203.2">
                <text:p>203.2</text:p>
              </table:table-cell>
              <table:table-cell office:value-type="float" office:value="199.6594">
                <text:p>199.6594</text:p>
              </table:table-cell>
            </table:table-row>
            <table:table-row>
              <table:table-cell office:value-type="string">
                <text:p>100</text:p>
              </table:table-cell>
              <table:table-cell office:value-type="float" office:value="100">
                <text:p>100</text:p>
              </table:table-cell>
              <table:table-cell office:value-type="float" office:value="201.721">
                <text:p>201.721</text:p>
              </table:table-cell>
              <table:table-cell office:value-type="float" office:value="206.931">
                <text:p>206.931</text:p>
              </table:table-cell>
              <table:table-cell office:value-type="float" office:value="203.1592">
                <text:p>203.1592</text:p>
              </table:table-cell>
            </table:table-row>
            <table:table-row>
              <table:table-cell office:value-type="string">
                <text:p>101</text:p>
              </table:table-cell>
              <table:table-cell office:value-type="float" office:value="101">
                <text:p>101</text:p>
              </table:table-cell>
              <table:table-cell office:value-type="float" office:value="205.172">
                <text:p>205.172</text:p>
              </table:table-cell>
              <table:table-cell office:value-type="float" office:value="209.006">
                <text:p>209.006</text:p>
              </table:table-cell>
              <table:table-cell office:value-type="float" office:value="206.3588">
                <text:p>206.3588</text:p>
              </table:table-cell>
            </table:table-row>
            <table:table-row>
              <table:table-cell office:value-type="string">
                <text:p>102</text:p>
              </table:table-cell>
              <table:table-cell office:value-type="float" office:value="102">
                <text:p>102</text:p>
              </table:table-cell>
              <table:table-cell office:value-type="float" office:value="209.64">
                <text:p>209.64</text:p>
              </table:table-cell>
              <table:table-cell office:value-type="float" office:value="214.808">
                <text:p>214.808</text:p>
              </table:table-cell>
              <table:table-cell office:value-type="float" office:value="211.3852">
                <text:p>211.3852</text:p>
              </table:table-cell>
            </table:table-row>
            <table:table-row>
              <table:table-cell office:value-type="string">
                <text:p>103</text:p>
              </table:table-cell>
              <table:table-cell office:value-type="float" office:value="103">
                <text:p>103</text:p>
              </table:table-cell>
              <table:table-cell office:value-type="float" office:value="215.13">
                <text:p>215.13</text:p>
              </table:table-cell>
              <table:table-cell office:value-type="float" office:value="221.782">
                <text:p>221.782</text:p>
              </table:table-cell>
              <table:table-cell office:value-type="float" office:value="218.642">
                <text:p>218.642</text:p>
              </table:table-cell>
            </table:table-row>
            <table:table-row>
              <table:table-cell office:value-type="string">
                <text:p>104</text:p>
              </table:table-cell>
              <table:table-cell office:value-type="float" office:value="104">
                <text:p>104</text:p>
              </table:table-cell>
              <table:table-cell office:value-type="float" office:value="217.853">
                <text:p>217.853</text:p>
              </table:table-cell>
              <table:table-cell office:value-type="float" office:value="225.165">
                <text:p>225.165</text:p>
              </table:table-cell>
              <table:table-cell office:value-type="float" office:value="220.0394">
                <text:p>220.0394</text:p>
              </table:table-cell>
            </table:table-row>
            <table:table-row>
              <table:table-cell office:value-type="string">
                <text:p>105</text:p>
              </table:table-cell>
              <table:table-cell office:value-type="float" office:value="105">
                <text:p>105</text:p>
              </table:table-cell>
              <table:table-cell office:value-type="float" office:value="221.983">
                <text:p>221.983</text:p>
              </table:table-cell>
              <table:table-cell office:value-type="float" office:value="228.486">
                <text:p>228.486</text:p>
              </table:table-cell>
              <table:table-cell office:value-type="float" office:value="223.6408">
                <text:p>223.6408</text:p>
              </table:table-cell>
            </table:table-row>
            <table:table-row>
              <table:table-cell office:value-type="string">
                <text:p>106</text:p>
              </table:table-cell>
              <table:table-cell office:value-type="float" office:value="106">
                <text:p>106</text:p>
              </table:table-cell>
              <table:table-cell office:value-type="float" office:value="225.9">
                <text:p>225.9</text:p>
              </table:table-cell>
              <table:table-cell office:value-type="float" office:value="231.663">
                <text:p>231.663</text:p>
              </table:table-cell>
              <table:table-cell office:value-type="float" office:value="227.6414">
                <text:p>227.6414</text:p>
              </table:table-cell>
            </table:table-row>
            <table:table-row>
              <table:table-cell office:value-type="string">
                <text:p>107</text:p>
              </table:table-cell>
              <table:table-cell office:value-type="float" office:value="107">
                <text:p>107</text:p>
              </table:table-cell>
              <table:table-cell office:value-type="float" office:value="231.96">
                <text:p>231.96</text:p>
              </table:table-cell>
              <table:table-cell office:value-type="float" office:value="238.036">
                <text:p>238.036</text:p>
              </table:table-cell>
              <table:table-cell office:value-type="float" office:value="235.159">
                <text:p>235.159</text:p>
              </table:table-cell>
            </table:table-row>
            <table:table-row>
              <table:table-cell office:value-type="string">
                <text:p>108</text:p>
              </table:table-cell>
              <table:table-cell office:value-type="float" office:value="108">
                <text:p>108</text:p>
              </table:table-cell>
              <table:table-cell office:value-type="float" office:value="235.125">
                <text:p>235.125</text:p>
              </table:table-cell>
              <table:table-cell office:value-type="float" office:value="240.218">
                <text:p>240.218</text:p>
              </table:table-cell>
              <table:table-cell office:value-type="float" office:value="236.723">
                <text:p>236.723</text:p>
              </table:table-cell>
            </table:table-row>
            <table:table-row>
              <table:table-cell office:value-type="string">
                <text:p>109</text:p>
              </table:table-cell>
              <table:table-cell office:value-type="float" office:value="109">
                <text:p>109</text:p>
              </table:table-cell>
              <table:table-cell office:value-type="float" office:value="239.411">
                <text:p>239.411</text:p>
              </table:table-cell>
              <table:table-cell office:value-type="float" office:value="247.169">
                <text:p>247.169</text:p>
              </table:table-cell>
              <table:table-cell office:value-type="float" office:value="242.0114">
                <text:p>242.0114</text:p>
              </table:table-cell>
            </table:table-row>
            <table:table-row>
              <table:table-cell office:value-type="string">
                <text:p>110</text:p>
              </table:table-cell>
              <table:table-cell office:value-type="float" office:value="110">
                <text:p>110</text:p>
              </table:table-cell>
              <table:table-cell office:value-type="float" office:value="243.219">
                <text:p>243.219</text:p>
              </table:table-cell>
              <table:table-cell office:value-type="float" office:value="250.076">
                <text:p>250.076</text:p>
              </table:table-cell>
              <table:table-cell office:value-type="float" office:value="246.1202">
                <text:p>246.1202</text:p>
              </table:table-cell>
            </table:table-row>
            <table:table-row>
              <table:table-cell office:value-type="string">
                <text:p>111</text:p>
              </table:table-cell>
              <table:table-cell office:value-type="float" office:value="111">
                <text:p>111</text:p>
              </table:table-cell>
              <table:table-cell office:value-type="float" office:value="247.762">
                <text:p>247.762</text:p>
              </table:table-cell>
              <table:table-cell office:value-type="float" office:value="251.664">
                <text:p>251.664</text:p>
              </table:table-cell>
              <table:table-cell office:value-type="float" office:value="249.6444">
                <text:p>249.6444</text:p>
              </table:table-cell>
            </table:table-row>
            <table:table-row>
              <table:table-cell office:value-type="string">
                <text:p>112</text:p>
              </table:table-cell>
              <table:table-cell office:value-type="float" office:value="112">
                <text:p>112</text:p>
              </table:table-cell>
              <table:table-cell office:value-type="float" office:value="254.958">
                <text:p>254.958</text:p>
              </table:table-cell>
              <table:table-cell office:value-type="float" office:value="267.018">
                <text:p>267.018</text:p>
              </table:table-cell>
              <table:table-cell office:value-type="float" office:value="260.5934">
                <text:p>260.5934</text:p>
              </table:table-cell>
            </table:table-row>
            <table:table-row>
              <table:table-cell office:value-type="string">
                <text:p>113</text:p>
              </table:table-cell>
              <table:table-cell office:value-type="float" office:value="113">
                <text:p>113</text:p>
              </table:table-cell>
              <table:table-cell office:value-type="float" office:value="256.828">
                <text:p>256.828</text:p>
              </table:table-cell>
              <table:table-cell office:value-type="float" office:value="264.683">
                <text:p>264.683</text:p>
              </table:table-cell>
              <table:table-cell office:value-type="float" office:value="260.9364">
                <text:p>260.9364</text:p>
              </table:table-cell>
            </table:table-row>
            <table:table-row>
              <table:table-cell office:value-type="string">
                <text:p>114</text:p>
              </table:table-cell>
              <table:table-cell office:value-type="float" office:value="114">
                <text:p>114</text:p>
              </table:table-cell>
              <table:table-cell office:value-type="float" office:value="260.752">
                <text:p>260.752</text:p>
              </table:table-cell>
              <table:table-cell office:value-type="float" office:value="269.992">
                <text:p>269.992</text:p>
              </table:table-cell>
              <table:table-cell office:value-type="float" office:value="265.0482">
                <text:p>265.0482</text:p>
              </table:table-cell>
            </table:table-row>
            <table:table-row>
              <table:table-cell office:value-type="string">
                <text:p>115</text:p>
              </table:table-cell>
              <table:table-cell office:value-type="float" office:value="115">
                <text:p>115</text:p>
              </table:table-cell>
              <table:table-cell office:value-type="float" office:value="265.495">
                <text:p>265.495</text:p>
              </table:table-cell>
              <table:table-cell office:value-type="float" office:value="273.694">
                <text:p>273.694</text:p>
              </table:table-cell>
              <table:table-cell office:value-type="float" office:value="269.05">
                <text:p>269.05</text:p>
              </table:table-cell>
            </table:table-row>
            <table:table-row>
              <table:table-cell office:value-type="string">
                <text:p>116</text:p>
              </table:table-cell>
              <table:table-cell office:value-type="float" office:value="116">
                <text:p>116</text:p>
              </table:table-cell>
              <table:table-cell office:value-type="float" office:value="270.943">
                <text:p>270.943</text:p>
              </table:table-cell>
              <table:table-cell office:value-type="float" office:value="279.247">
                <text:p>279.247</text:p>
              </table:table-cell>
              <table:table-cell office:value-type="float" office:value="274.578">
                <text:p>274.578</text:p>
              </table:table-cell>
            </table:table-row>
            <table:table-row>
              <table:table-cell office:value-type="string">
                <text:p>117</text:p>
              </table:table-cell>
              <table:table-cell office:value-type="float" office:value="117">
                <text:p>117</text:p>
              </table:table-cell>
              <table:table-cell office:value-type="float" office:value="277.195">
                <text:p>277.195</text:p>
              </table:table-cell>
              <table:table-cell office:value-type="float" office:value="284.915">
                <text:p>284.915</text:p>
              </table:table-cell>
              <table:table-cell office:value-type="float" office:value="280.0854">
                <text:p>280.0854</text:p>
              </table:table-cell>
            </table:table-row>
            <table:table-row>
              <table:table-cell office:value-type="string">
                <text:p>118</text:p>
              </table:table-cell>
              <table:table-cell office:value-type="float" office:value="118">
                <text:p>118</text:p>
              </table:table-cell>
              <table:table-cell office:value-type="float" office:value="279.691">
                <text:p>279.691</text:p>
              </table:table-cell>
              <table:table-cell office:value-type="float" office:value="287.765">
                <text:p>287.765</text:p>
              </table:table-cell>
              <table:table-cell office:value-type="float" office:value="283.2106">
                <text:p>283.2106</text:p>
              </table:table-cell>
            </table:table-row>
            <table:table-row>
              <table:table-cell office:value-type="string">
                <text:p>119</text:p>
              </table:table-cell>
              <table:table-cell office:value-type="float" office:value="119">
                <text:p>119</text:p>
              </table:table-cell>
              <table:table-cell office:value-type="float" office:value="283.862">
                <text:p>283.862</text:p>
              </table:table-cell>
              <table:table-cell office:value-type="float" office:value="292.898">
                <text:p>292.898</text:p>
              </table:table-cell>
              <table:table-cell office:value-type="float" office:value="288.0244">
                <text:p>288.0244</text:p>
              </table:table-cell>
            </table:table-row>
            <table:table-row>
              <table:table-cell office:value-type="string">
                <text:p>120</text:p>
              </table:table-cell>
              <table:table-cell office:value-type="float" office:value="120">
                <text:p>120</text:p>
              </table:table-cell>
              <table:table-cell office:value-type="float" office:value="292.069">
                <text:p>292.069</text:p>
              </table:table-cell>
              <table:table-cell office:value-type="float" office:value="297.095">
                <text:p>297.095</text:p>
              </table:table-cell>
              <table:table-cell office:value-type="float" office:value="294.144">
                <text:p>294.144</text:p>
              </table:table-cell>
            </table:table-row>
            <table:table-row>
              <table:table-cell office:value-type="string">
                <text:p>121</text:p>
              </table:table-cell>
              <table:table-cell office:value-type="float" office:value="121">
                <text:p>121</text:p>
              </table:table-cell>
              <table:table-cell office:value-type="float" office:value="294.387">
                <text:p>294.387</text:p>
              </table:table-cell>
              <table:table-cell office:value-type="float" office:value="301.948">
                <text:p>301.948</text:p>
              </table:table-cell>
              <table:table-cell office:value-type="float" office:value="296.952">
                <text:p>296.952</text:p>
              </table:table-cell>
            </table:table-row>
            <table:table-row>
              <table:table-cell office:value-type="string">
                <text:p>122</text:p>
              </table:table-cell>
              <table:table-cell office:value-type="float" office:value="122">
                <text:p>122</text:p>
              </table:table-cell>
              <table:table-cell office:value-type="float" office:value="299.268">
                <text:p>299.268</text:p>
              </table:table-cell>
              <table:table-cell office:value-type="float" office:value="306.146">
                <text:p>306.146</text:p>
              </table:table-cell>
              <table:table-cell office:value-type="float" office:value="302.1854">
                <text:p>302.1854</text:p>
              </table:table-cell>
            </table:table-row>
            <table:table-row>
              <table:table-cell office:value-type="string">
                <text:p>123</text:p>
              </table:table-cell>
              <table:table-cell office:value-type="float" office:value="123">
                <text:p>123</text:p>
              </table:table-cell>
              <table:table-cell office:value-type="float" office:value="303.274">
                <text:p>303.274</text:p>
              </table:table-cell>
              <table:table-cell office:value-type="float" office:value="313.51">
                <text:p>313.51</text:p>
              </table:table-cell>
              <table:table-cell office:value-type="float" office:value="306.4994">
                <text:p>306.4994</text:p>
              </table:table-cell>
            </table:table-row>
            <table:table-row>
              <table:table-cell office:value-type="string">
                <text:p>124</text:p>
              </table:table-cell>
              <table:table-cell office:value-type="float" office:value="124">
                <text:p>124</text:p>
              </table:table-cell>
              <table:table-cell office:value-type="float" office:value="311.159">
                <text:p>311.159</text:p>
              </table:table-cell>
              <table:table-cell office:value-type="float" office:value="317.748">
                <text:p>317.748</text:p>
              </table:table-cell>
              <table:table-cell office:value-type="float" office:value="313.41">
                <text:p>313.41</text:p>
              </table:table-cell>
            </table:table-row>
            <table:table-row>
              <table:table-cell office:value-type="string">
                <text:p>125</text:p>
              </table:table-cell>
              <table:table-cell office:value-type="float" office:value="125">
                <text:p>125</text:p>
              </table:table-cell>
              <table:table-cell office:value-type="float" office:value="313.103">
                <text:p>313.103</text:p>
              </table:table-cell>
              <table:table-cell office:value-type="float" office:value="320.673">
                <text:p>320.673</text:p>
              </table:table-cell>
              <table:table-cell office:value-type="float" office:value="315.9112">
                <text:p>315.9112</text:p>
              </table:table-cell>
            </table:table-row>
            <table:table-row>
              <table:table-cell office:value-type="string">
                <text:p>126</text:p>
              </table:table-cell>
              <table:table-cell office:value-type="float" office:value="126">
                <text:p>126</text:p>
              </table:table-cell>
              <table:table-cell office:value-type="float" office:value="319.099">
                <text:p>319.099</text:p>
              </table:table-cell>
              <table:table-cell office:value-type="float" office:value="326.125">
                <text:p>326.125</text:p>
              </table:table-cell>
              <table:table-cell office:value-type="float" office:value="321.3696">
                <text:p>321.3696</text:p>
              </table:table-cell>
            </table:table-row>
            <table:table-row>
              <table:table-cell office:value-type="string">
                <text:p>127</text:p>
              </table:table-cell>
              <table:table-cell office:value-type="float" office:value="127">
                <text:p>127</text:p>
              </table:table-cell>
              <table:table-cell office:value-type="float" office:value="323.324">
                <text:p>323.324</text:p>
              </table:table-cell>
              <table:table-cell office:value-type="float" office:value="330.85">
                <text:p>330.85</text:p>
              </table:table-cell>
              <table:table-cell office:value-type="float" office:value="326.2116">
                <text:p>326.2116</text:p>
              </table:table-cell>
            </table:table-row>
            <table:table-row>
              <table:table-cell office:value-type="string">
                <text:p>128</text:p>
              </table:table-cell>
              <table:table-cell office:value-type="float" office:value="128">
                <text:p>128</text:p>
              </table:table-cell>
              <table:table-cell office:value-type="float" office:value="330.199">
                <text:p>330.199</text:p>
              </table:table-cell>
              <table:table-cell office:value-type="float" office:value="336.907">
                <text:p>336.907</text:p>
              </table:table-cell>
              <table:table-cell office:value-type="float" office:value="333.1564">
                <text:p>333.1564</text:p>
              </table:table-cell>
            </table:table-row>
            <table:table-row>
              <table:table-cell office:value-type="string">
                <text:p>129</text:p>
              </table:table-cell>
              <table:table-cell office:value-type="float" office:value="129">
                <text:p>129</text:p>
              </table:table-cell>
              <table:table-cell office:value-type="float" office:value="334.072">
                <text:p>334.072</text:p>
              </table:table-cell>
              <table:table-cell office:value-type="float" office:value="337.051">
                <text:p>337.051</text:p>
              </table:table-cell>
              <table:table-cell office:value-type="float" office:value="335.2448">
                <text:p>335.2448</text:p>
              </table:table-cell>
            </table:table-row>
            <table:table-row>
              <table:table-cell office:value-type="string">
                <text:p>130</text:p>
              </table:table-cell>
              <table:table-cell office:value-type="float" office:value="130">
                <text:p>130</text:p>
              </table:table-cell>
              <table:table-cell office:value-type="float" office:value="338.606">
                <text:p>338.606</text:p>
              </table:table-cell>
              <table:table-cell office:value-type="float" office:value="358.696">
                <text:p>358.696</text:p>
              </table:table-cell>
              <table:table-cell office:value-type="float" office:value="345.111">
                <text:p>345.111</text:p>
              </table:table-cell>
            </table:table-row>
            <table:table-row>
              <table:table-cell office:value-type="string">
                <text:p>131</text:p>
              </table:table-cell>
              <table:table-cell office:value-type="float" office:value="131">
                <text:p>131</text:p>
              </table:table-cell>
              <table:table-cell office:value-type="float" office:value="345.027">
                <text:p>345.027</text:p>
              </table:table-cell>
              <table:table-cell office:value-type="float" office:value="351.797">
                <text:p>351.797</text:p>
              </table:table-cell>
              <table:table-cell office:value-type="float" office:value="347.457">
                <text:p>347.457</text:p>
              </table:table-cell>
            </table:table-row>
            <table:table-row>
              <table:table-cell office:value-type="string">
                <text:p>132</text:p>
              </table:table-cell>
              <table:table-cell office:value-type="float" office:value="132">
                <text:p>132</text:p>
              </table:table-cell>
              <table:table-cell office:value-type="float" office:value="351.252">
                <text:p>351.252</text:p>
              </table:table-cell>
              <table:table-cell office:value-type="float" office:value="366.557">
                <text:p>366.557</text:p>
              </table:table-cell>
              <table:table-cell office:value-type="float" office:value="355.8776">
                <text:p>355.8776</text:p>
              </table:table-cell>
            </table:table-row>
            <table:table-row>
              <table:table-cell office:value-type="string">
                <text:p>133</text:p>
              </table:table-cell>
              <table:table-cell office:value-type="float" office:value="133">
                <text:p>133</text:p>
              </table:table-cell>
              <table:table-cell office:value-type="float" office:value="354.895">
                <text:p>354.895</text:p>
              </table:table-cell>
              <table:table-cell office:value-type="float" office:value="365.492">
                <text:p>365.492</text:p>
              </table:table-cell>
              <table:table-cell office:value-type="float" office:value="358.2638">
                <text:p>358.2638</text:p>
              </table:table-cell>
            </table:table-row>
            <table:table-row>
              <table:table-cell office:value-type="string">
                <text:p>134</text:p>
              </table:table-cell>
              <table:table-cell office:value-type="float" office:value="134">
                <text:p>134</text:p>
              </table:table-cell>
              <table:table-cell office:value-type="float" office:value="359.767">
                <text:p>359.767</text:p>
              </table:table-cell>
              <table:table-cell office:value-type="float" office:value="371.132">
                <text:p>371.132</text:p>
              </table:table-cell>
              <table:table-cell office:value-type="float" office:value="362.8404">
                <text:p>362.8404</text:p>
              </table:table-cell>
            </table:table-row>
            <table:table-row>
              <table:table-cell office:value-type="string">
                <text:p>135</text:p>
              </table:table-cell>
              <table:table-cell office:value-type="float" office:value="135">
                <text:p>135</text:p>
              </table:table-cell>
              <table:table-cell office:value-type="float" office:value="370.375">
                <text:p>370.375</text:p>
              </table:table-cell>
              <table:table-cell office:value-type="float" office:value="391.371">
                <text:p>391.371</text:p>
              </table:table-cell>
              <table:table-cell office:value-type="float" office:value="375.9438">
                <text:p>375.9438</text:p>
              </table:table-cell>
            </table:table-row>
            <table:table-row>
              <table:table-cell office:value-type="string">
                <text:p>136</text:p>
              </table:table-cell>
              <table:table-cell office:value-type="float" office:value="136">
                <text:p>136</text:p>
              </table:table-cell>
              <table:table-cell office:value-type="float" office:value="370.105">
                <text:p>370.105</text:p>
              </table:table-cell>
              <table:table-cell office:value-type="float" office:value="379.115">
                <text:p>379.115</text:p>
              </table:table-cell>
              <table:table-cell office:value-type="float" office:value="373.7516">
                <text:p>373.7516</text:p>
              </table:table-cell>
            </table:table-row>
            <table:table-row>
              <table:table-cell office:value-type="string">
                <text:p>137</text:p>
              </table:table-cell>
              <table:table-cell office:value-type="float" office:value="137">
                <text:p>137</text:p>
              </table:table-cell>
              <table:table-cell office:value-type="float" office:value="377.177">
                <text:p>377.177</text:p>
              </table:table-cell>
              <table:table-cell office:value-type="float" office:value="387.291">
                <text:p>387.291</text:p>
              </table:table-cell>
              <table:table-cell office:value-type="float" office:value="381.0146">
                <text:p>381.0146</text:p>
              </table:table-cell>
            </table:table-row>
            <table:table-row>
              <table:table-cell office:value-type="string">
                <text:p>138</text:p>
              </table:table-cell>
              <table:table-cell office:value-type="float" office:value="138">
                <text:p>138</text:p>
              </table:table-cell>
              <table:table-cell office:value-type="float" office:value="382.443">
                <text:p>382.443</text:p>
              </table:table-cell>
              <table:table-cell office:value-type="float" office:value="392.949">
                <text:p>392.949</text:p>
              </table:table-cell>
              <table:table-cell office:value-type="float" office:value="385.3766">
                <text:p>385.3766</text:p>
              </table:table-cell>
            </table:table-row>
            <table:table-row>
              <table:table-cell office:value-type="string">
                <text:p>139</text:p>
              </table:table-cell>
              <table:table-cell office:value-type="float" office:value="139">
                <text:p>139</text:p>
              </table:table-cell>
              <table:table-cell office:value-type="float" office:value="387.819">
                <text:p>387.819</text:p>
              </table:table-cell>
              <table:table-cell office:value-type="float" office:value="395.713">
                <text:p>395.713</text:p>
              </table:table-cell>
              <table:table-cell office:value-type="float" office:value="390.1074">
                <text:p>390.1074</text:p>
              </table:table-cell>
            </table:table-row>
            <table:table-row>
              <table:table-cell office:value-type="string">
                <text:p>140</text:p>
              </table:table-cell>
              <table:table-cell office:value-type="float" office:value="140">
                <text:p>140</text:p>
              </table:table-cell>
              <table:table-cell office:value-type="float" office:value="394.642">
                <text:p>394.642</text:p>
              </table:table-cell>
              <table:table-cell office:value-type="float" office:value="403.046">
                <text:p>403.046</text:p>
              </table:table-cell>
              <table:table-cell office:value-type="float" office:value="398.5422">
                <text:p>398.5422</text:p>
              </table:table-cell>
            </table:table-row>
            <table:table-row>
              <table:table-cell office:value-type="string">
                <text:p>141</text:p>
              </table:table-cell>
              <table:table-cell office:value-type="float" office:value="141">
                <text:p>141</text:p>
              </table:table-cell>
              <table:table-cell office:value-type="float" office:value="398.707">
                <text:p>398.707</text:p>
              </table:table-cell>
              <table:table-cell office:value-type="float" office:value="411.207">
                <text:p>411.207</text:p>
              </table:table-cell>
              <table:table-cell office:value-type="float" office:value="403.2228">
                <text:p>403.2228</text:p>
              </table:table-cell>
            </table:table-row>
            <table:table-row>
              <table:table-cell office:value-type="string">
                <text:p>142</text:p>
              </table:table-cell>
              <table:table-cell office:value-type="float" office:value="142">
                <text:p>142</text:p>
              </table:table-cell>
              <table:table-cell office:value-type="float" office:value="404.32">
                <text:p>404.32</text:p>
              </table:table-cell>
              <table:table-cell office:value-type="float" office:value="418.595">
                <text:p>418.595</text:p>
              </table:table-cell>
              <table:table-cell office:value-type="float" office:value="409.0196">
                <text:p>409.0196</text:p>
              </table:table-cell>
            </table:table-row>
            <table:table-row>
              <table:table-cell office:value-type="string">
                <text:p>143</text:p>
              </table:table-cell>
              <table:table-cell office:value-type="float" office:value="143">
                <text:p>143</text:p>
              </table:table-cell>
              <table:table-cell office:value-type="float" office:value="411.384">
                <text:p>411.384</text:p>
              </table:table-cell>
              <table:table-cell office:value-type="float" office:value="424.118">
                <text:p>424.118</text:p>
              </table:table-cell>
              <table:table-cell office:value-type="float" office:value="416.0564">
                <text:p>416.0564</text:p>
              </table:table-cell>
            </table:table-row>
            <table:table-row>
              <table:table-cell office:value-type="string">
                <text:p>144</text:p>
              </table:table-cell>
              <table:table-cell office:value-type="float" office:value="144">
                <text:p>144</text:p>
              </table:table-cell>
              <table:table-cell office:value-type="float" office:value="416.095">
                <text:p>416.095</text:p>
              </table:table-cell>
              <table:table-cell office:value-type="float" office:value="428.242">
                <text:p>428.242</text:p>
              </table:table-cell>
              <table:table-cell office:value-type="float" office:value="419.6444">
                <text:p>419.6444</text:p>
              </table:table-cell>
            </table:table-row>
            <table:table-row>
              <table:table-cell office:value-type="string">
                <text:p>145</text:p>
              </table:table-cell>
              <table:table-cell office:value-type="float" office:value="145">
                <text:p>145</text:p>
              </table:table-cell>
              <table:table-cell office:value-type="float" office:value="422.211">
                <text:p>422.211</text:p>
              </table:table-cell>
              <table:table-cell office:value-type="float" office:value="434.937">
                <text:p>434.937</text:p>
              </table:table-cell>
              <table:table-cell office:value-type="float" office:value="425.7974">
                <text:p>425.7974</text:p>
              </table:table-cell>
            </table:table-row>
            <table:table-row>
              <table:table-cell office:value-type="string">
                <text:p>146</text:p>
              </table:table-cell>
              <table:table-cell office:value-type="float" office:value="146">
                <text:p>146</text:p>
              </table:table-cell>
              <table:table-cell office:value-type="float" office:value="429.354">
                <text:p>429.354</text:p>
              </table:table-cell>
              <table:table-cell office:value-type="float" office:value="441.403">
                <text:p>441.403</text:p>
              </table:table-cell>
              <table:table-cell office:value-type="float" office:value="434.0436">
                <text:p>434.0436</text:p>
              </table:table-cell>
            </table:table-row>
            <table:table-row>
              <table:table-cell office:value-type="string">
                <text:p>147</text:p>
              </table:table-cell>
              <table:table-cell office:value-type="float" office:value="147">
                <text:p>147</text:p>
              </table:table-cell>
              <table:table-cell office:value-type="float" office:value="432.664">
                <text:p>432.664</text:p>
              </table:table-cell>
              <table:table-cell office:value-type="float" office:value="447.657">
                <text:p>447.657</text:p>
              </table:table-cell>
              <table:table-cell office:value-type="float" office:value="438.5178">
                <text:p>438.5178</text:p>
              </table:table-cell>
            </table:table-row>
            <table:table-row>
              <table:table-cell office:value-type="string">
                <text:p>148</text:p>
              </table:table-cell>
              <table:table-cell office:value-type="float" office:value="148">
                <text:p>148</text:p>
              </table:table-cell>
              <table:table-cell office:value-type="float" office:value="440.114">
                <text:p>440.114</text:p>
              </table:table-cell>
              <table:table-cell office:value-type="float" office:value="459.01">
                <text:p>459.01</text:p>
              </table:table-cell>
              <table:table-cell office:value-type="float" office:value="447.5748">
                <text:p>447.5748</text:p>
              </table:table-cell>
            </table:table-row>
            <table:table-row>
              <table:table-cell office:value-type="string">
                <text:p>149</text:p>
              </table:table-cell>
              <table:table-cell office:value-type="float" office:value="149">
                <text:p>149</text:p>
              </table:table-cell>
              <table:table-cell office:value-type="float" office:value="446.246">
                <text:p>446.246</text:p>
              </table:table-cell>
              <table:table-cell office:value-type="float" office:value="461.659">
                <text:p>461.659</text:p>
              </table:table-cell>
              <table:table-cell office:value-type="float" office:value="452.855">
                <text:p>452.855</text:p>
              </table:table-cell>
            </table:table-row>
            <table:table-row>
              <table:table-cell office:value-type="string">
                <text:p>150</text:p>
              </table:table-cell>
              <table:table-cell office:value-type="float" office:value="150">
                <text:p>150</text:p>
              </table:table-cell>
              <table:table-cell office:value-type="float" office:value="451.255">
                <text:p>451.255</text:p>
              </table:table-cell>
              <table:table-cell office:value-type="float" office:value="462.493">
                <text:p>462.493</text:p>
              </table:table-cell>
              <table:table-cell office:value-type="float" office:value="456.024">
                <text:p>456.024</text:p>
              </table:table-cell>
            </table:table-row>
            <table:table-row>
              <table:table-cell office:value-type="string">
                <text:p>151</text:p>
              </table:table-cell>
              <table:table-cell office:value-type="float" office:value="151">
                <text:p>151</text:p>
              </table:table-cell>
              <table:table-cell office:value-type="float" office:value="457.378">
                <text:p>457.378</text:p>
              </table:table-cell>
              <table:table-cell office:value-type="float" office:value="467.275">
                <text:p>467.275</text:p>
              </table:table-cell>
              <table:table-cell office:value-type="float" office:value="462.723">
                <text:p>462.723</text:p>
              </table:table-cell>
            </table:table-row>
            <table:table-row>
              <table:table-cell office:value-type="string">
                <text:p>152</text:p>
              </table:table-cell>
              <table:table-cell office:value-type="float" office:value="152">
                <text:p>152</text:p>
              </table:table-cell>
              <table:table-cell office:value-type="float" office:value="464.989">
                <text:p>464.989</text:p>
              </table:table-cell>
              <table:table-cell office:value-type="float" office:value="473.978">
                <text:p>473.978</text:p>
              </table:table-cell>
              <table:table-cell office:value-type="float" office:value="469.3294">
                <text:p>469.3294</text:p>
              </table:table-cell>
            </table:table-row>
            <table:table-row>
              <table:table-cell office:value-type="string">
                <text:p>153</text:p>
              </table:table-cell>
              <table:table-cell office:value-type="float" office:value="153">
                <text:p>153</text:p>
              </table:table-cell>
              <table:table-cell office:value-type="float" office:value="469.381">
                <text:p>469.381</text:p>
              </table:table-cell>
              <table:table-cell office:value-type="float" office:value="486.869">
                <text:p>486.869</text:p>
              </table:table-cell>
              <table:table-cell office:value-type="float" office:value="475.813">
                <text:p>475.813</text:p>
              </table:table-cell>
            </table:table-row>
            <table:table-row>
              <table:table-cell office:value-type="string">
                <text:p>154</text:p>
              </table:table-cell>
              <table:table-cell office:value-type="float" office:value="154">
                <text:p>154</text:p>
              </table:table-cell>
              <table:table-cell office:value-type="float" office:value="474.789">
                <text:p>474.789</text:p>
              </table:table-cell>
              <table:table-cell office:value-type="float" office:value="487.485">
                <text:p>487.485</text:p>
              </table:table-cell>
              <table:table-cell office:value-type="float" office:value="479.869">
                <text:p>479.869</text:p>
              </table:table-cell>
            </table:table-row>
            <table:table-row>
              <table:table-cell office:value-type="string">
                <text:p>155</text:p>
              </table:table-cell>
              <table:table-cell office:value-type="float" office:value="155">
                <text:p>155</text:p>
              </table:table-cell>
              <table:table-cell office:value-type="float" office:value="482.95">
                <text:p>482.95</text:p>
              </table:table-cell>
              <table:table-cell office:value-type="float" office:value="497.349">
                <text:p>497.349</text:p>
              </table:table-cell>
              <table:table-cell office:value-type="float" office:value="488.248">
                <text:p>488.248</text:p>
              </table:table-cell>
            </table:table-row>
            <table:table-row>
              <table:table-cell office:value-type="string">
                <text:p>156</text:p>
              </table:table-cell>
              <table:table-cell office:value-type="float" office:value="156">
                <text:p>156</text:p>
              </table:table-cell>
              <table:table-cell office:value-type="float" office:value="488.396">
                <text:p>488.396</text:p>
              </table:table-cell>
              <table:table-cell office:value-type="float" office:value="501.038">
                <text:p>501.038</text:p>
              </table:table-cell>
              <table:table-cell office:value-type="float" office:value="493.9784">
                <text:p>493.9784</text:p>
              </table:table-cell>
            </table:table-row>
            <table:table-row>
              <table:table-cell office:value-type="string">
                <text:p>157</text:p>
              </table:table-cell>
              <table:table-cell office:value-type="float" office:value="157">
                <text:p>157</text:p>
              </table:table-cell>
              <table:table-cell office:value-type="float" office:value="494.257">
                <text:p>494.257</text:p>
              </table:table-cell>
              <table:table-cell office:value-type="float" office:value="507.062">
                <text:p>507.062</text:p>
              </table:table-cell>
              <table:table-cell office:value-type="float" office:value="499.2172">
                <text:p>499.2172</text:p>
              </table:table-cell>
            </table:table-row>
            <table:table-row>
              <table:table-cell office:value-type="string">
                <text:p>158</text:p>
              </table:table-cell>
              <table:table-cell office:value-type="float" office:value="158">
                <text:p>158</text:p>
              </table:table-cell>
              <table:table-cell office:value-type="float" office:value="501.579">
                <text:p>501.579</text:p>
              </table:table-cell>
              <table:table-cell office:value-type="float" office:value="515.3">
                <text:p>515.3</text:p>
              </table:table-cell>
              <table:table-cell office:value-type="float" office:value="507.5728">
                <text:p>507.5728</text:p>
              </table:table-cell>
            </table:table-row>
            <table:table-row>
              <table:table-cell office:value-type="string">
                <text:p>159</text:p>
              </table:table-cell>
              <table:table-cell office:value-type="float" office:value="159">
                <text:p>159</text:p>
              </table:table-cell>
              <table:table-cell office:value-type="float" office:value="505.467">
                <text:p>505.467</text:p>
              </table:table-cell>
              <table:table-cell office:value-type="float" office:value="514.692">
                <text:p>514.692</text:p>
              </table:table-cell>
              <table:table-cell office:value-type="float" office:value="509.7916">
                <text:p>509.7916</text:p>
              </table:table-cell>
            </table:table-row>
            <table:table-row>
              <table:table-cell office:value-type="string">
                <text:p>160</text:p>
              </table:table-cell>
              <table:table-cell office:value-type="float" office:value="160">
                <text:p>160</text:p>
              </table:table-cell>
              <table:table-cell office:value-type="float" office:value="512.81">
                <text:p>512.81</text:p>
              </table:table-cell>
              <table:table-cell office:value-type="float" office:value="520.587">
                <text:p>520.587</text:p>
              </table:table-cell>
              <table:table-cell office:value-type="float" office:value="516.1314">
                <text:p>516.1314</text:p>
              </table:table-cell>
            </table:table-row>
            <table:table-row>
              <table:table-cell office:value-type="string">
                <text:p>161</text:p>
              </table:table-cell>
              <table:table-cell office:value-type="float" office:value="161">
                <text:p>161</text:p>
              </table:table-cell>
              <table:table-cell office:value-type="float" office:value="521.024">
                <text:p>521.024</text:p>
              </table:table-cell>
              <table:table-cell office:value-type="float" office:value="535.704">
                <text:p>535.704</text:p>
              </table:table-cell>
              <table:table-cell office:value-type="float" office:value="524.0624">
                <text:p>524.0624</text:p>
              </table:table-cell>
            </table:table-row>
            <table:table-row>
              <table:table-cell office:value-type="string">
                <text:p>162</text:p>
              </table:table-cell>
              <table:table-cell office:value-type="float" office:value="162">
                <text:p>162</text:p>
              </table:table-cell>
              <table:table-cell office:value-type="float" office:value="525.745">
                <text:p>525.745</text:p>
              </table:table-cell>
              <table:table-cell office:value-type="float" office:value="540.538">
                <text:p>540.538</text:p>
              </table:table-cell>
              <table:table-cell office:value-type="float" office:value="530.1524">
                <text:p>530.1524</text:p>
              </table:table-cell>
            </table:table-row>
            <table:table-row>
              <table:table-cell office:value-type="string">
                <text:p>163</text:p>
              </table:table-cell>
              <table:table-cell office:value-type="float" office:value="163">
                <text:p>163</text:p>
              </table:table-cell>
              <table:table-cell office:value-type="float" office:value="533.488">
                <text:p>533.488</text:p>
              </table:table-cell>
              <table:table-cell office:value-type="float" office:value="556.966">
                <text:p>556.966</text:p>
              </table:table-cell>
              <table:table-cell office:value-type="float" office:value="541.458">
                <text:p>541.458</text:p>
              </table:table-cell>
            </table:table-row>
            <table:table-row>
              <table:table-cell office:value-type="string">
                <text:p>164</text:p>
              </table:table-cell>
              <table:table-cell office:value-type="float" office:value="164">
                <text:p>164</text:p>
              </table:table-cell>
              <table:table-cell office:value-type="float" office:value="538.206">
                <text:p>538.206</text:p>
              </table:table-cell>
              <table:table-cell office:value-type="float" office:value="557.466">
                <text:p>557.466</text:p>
              </table:table-cell>
              <table:table-cell office:value-type="float" office:value="544.4416">
                <text:p>544.4416</text:p>
              </table:table-cell>
            </table:table-row>
            <table:table-row>
              <table:table-cell office:value-type="string">
                <text:p>165</text:p>
              </table:table-cell>
              <table:table-cell office:value-type="float" office:value="165">
                <text:p>165</text:p>
              </table:table-cell>
              <table:table-cell office:value-type="float" office:value="547.854">
                <text:p>547.854</text:p>
              </table:table-cell>
              <table:table-cell office:value-type="float" office:value="563.099">
                <text:p>563.099</text:p>
              </table:table-cell>
              <table:table-cell office:value-type="float" office:value="551.4998">
                <text:p>551.4998</text:p>
              </table:table-cell>
            </table:table-row>
            <table:table-row>
              <table:table-cell office:value-type="string">
                <text:p>166</text:p>
              </table:table-cell>
              <table:table-cell office:value-type="float" office:value="166">
                <text:p>166</text:p>
              </table:table-cell>
              <table:table-cell office:value-type="float" office:value="551.26">
                <text:p>551.26</text:p>
              </table:table-cell>
              <table:table-cell office:value-type="float" office:value="569.342">
                <text:p>569.342</text:p>
              </table:table-cell>
              <table:table-cell office:value-type="float" office:value="556.5158">
                <text:p>556.5158</text:p>
              </table:table-cell>
            </table:table-row>
            <table:table-row>
              <table:table-cell office:value-type="string">
                <text:p>167</text:p>
              </table:table-cell>
              <table:table-cell office:value-type="float" office:value="167">
                <text:p>167</text:p>
              </table:table-cell>
              <table:table-cell office:value-type="float" office:value="558.521">
                <text:p>558.521</text:p>
              </table:table-cell>
              <table:table-cell office:value-type="float" office:value="577.484">
                <text:p>577.484</text:p>
              </table:table-cell>
              <table:table-cell office:value-type="float" office:value="564.4284">
                <text:p>564.4284</text:p>
              </table:table-cell>
            </table:table-row>
            <table:table-row>
              <table:table-cell office:value-type="string">
                <text:p>168</text:p>
              </table:table-cell>
              <table:table-cell office:value-type="float" office:value="168">
                <text:p>168</text:p>
              </table:table-cell>
              <table:table-cell office:value-type="float" office:value="565.564">
                <text:p>565.564</text:p>
              </table:table-cell>
              <table:table-cell office:value-type="float" office:value="578.436">
                <text:p>578.436</text:p>
              </table:table-cell>
              <table:table-cell office:value-type="float" office:value="569.7862">
                <text:p>569.7862</text:p>
              </table:table-cell>
            </table:table-row>
            <table:table-row>
              <table:table-cell office:value-type="string">
                <text:p>169</text:p>
              </table:table-cell>
              <table:table-cell office:value-type="float" office:value="169">
                <text:p>169</text:p>
              </table:table-cell>
              <table:table-cell office:value-type="float" office:value="570.758">
                <text:p>570.758</text:p>
              </table:table-cell>
              <table:table-cell office:value-type="float" office:value="594.509">
                <text:p>594.509</text:p>
              </table:table-cell>
              <table:table-cell office:value-type="float" office:value="578.687">
                <text:p>578.687</text:p>
              </table:table-cell>
            </table:table-row>
            <table:table-row>
              <table:table-cell office:value-type="string">
                <text:p>170</text:p>
              </table:table-cell>
              <table:table-cell office:value-type="float" office:value="170">
                <text:p>170</text:p>
              </table:table-cell>
              <table:table-cell office:value-type="float" office:value="580.46">
                <text:p>580.46</text:p>
              </table:table-cell>
              <table:table-cell office:value-type="float" office:value="592.141">
                <text:p>592.141</text:p>
              </table:table-cell>
              <table:table-cell office:value-type="float" office:value="585.0642">
                <text:p>585.0642</text:p>
              </table:table-cell>
            </table:table-row>
            <table:table-row>
              <table:table-cell office:value-type="string">
                <text:p>171</text:p>
              </table:table-cell>
              <table:table-cell office:value-type="float" office:value="171">
                <text:p>171</text:p>
              </table:table-cell>
              <table:table-cell office:value-type="float" office:value="583.851">
                <text:p>583.851</text:p>
              </table:table-cell>
              <table:table-cell office:value-type="float" office:value="612.002">
                <text:p>612.002</text:p>
              </table:table-cell>
              <table:table-cell office:value-type="float" office:value="593.4676">
                <text:p>593.4676</text:p>
              </table:table-cell>
            </table:table-row>
            <table:table-row>
              <table:table-cell office:value-type="string">
                <text:p>172</text:p>
              </table:table-cell>
              <table:table-cell office:value-type="float" office:value="172">
                <text:p>172</text:p>
              </table:table-cell>
              <table:table-cell office:value-type="float" office:value="593.001">
                <text:p>593.001</text:p>
              </table:table-cell>
              <table:table-cell office:value-type="float" office:value="611.642">
                <text:p>611.642</text:p>
              </table:table-cell>
              <table:table-cell office:value-type="float" office:value="600.7912">
                <text:p>600.7912</text:p>
              </table:table-cell>
            </table:table-row>
            <table:table-row>
              <table:table-cell office:value-type="string">
                <text:p>173</text:p>
              </table:table-cell>
              <table:table-cell office:value-type="float" office:value="173">
                <text:p>173</text:p>
              </table:table-cell>
              <table:table-cell office:value-type="float" office:value="604.563">
                <text:p>604.563</text:p>
              </table:table-cell>
              <table:table-cell office:value-type="float" office:value="626.712">
                <text:p>626.712</text:p>
              </table:table-cell>
              <table:table-cell office:value-type="float" office:value="612.8824">
                <text:p>612.8824</text:p>
              </table:table-cell>
            </table:table-row>
            <table:table-row>
              <table:table-cell office:value-type="string">
                <text:p>174</text:p>
              </table:table-cell>
              <table:table-cell office:value-type="float" office:value="174">
                <text:p>174</text:p>
              </table:table-cell>
              <table:table-cell office:value-type="float" office:value="608.765">
                <text:p>608.765</text:p>
              </table:table-cell>
              <table:table-cell office:value-type="float" office:value="622.831">
                <text:p>622.831</text:p>
              </table:table-cell>
              <table:table-cell office:value-type="float" office:value="615.8428">
                <text:p>615.8428</text:p>
              </table:table-cell>
            </table:table-row>
            <table:table-row>
              <table:table-cell office:value-type="string">
                <text:p>175</text:p>
              </table:table-cell>
              <table:table-cell office:value-type="float" office:value="175">
                <text:p>175</text:p>
              </table:table-cell>
              <table:table-cell office:value-type="float" office:value="613.06">
                <text:p>613.06</text:p>
              </table:table-cell>
              <table:table-cell office:value-type="float" office:value="630.656">
                <text:p>630.656</text:p>
              </table:table-cell>
              <table:table-cell office:value-type="float" office:value="620.436">
                <text:p>620.436</text:p>
              </table:table-cell>
            </table:table-row>
            <table:table-row>
              <table:table-cell office:value-type="string">
                <text:p>176</text:p>
              </table:table-cell>
              <table:table-cell office:value-type="float" office:value="176">
                <text:p>176</text:p>
              </table:table-cell>
              <table:table-cell office:value-type="float" office:value="621.868">
                <text:p>621.868</text:p>
              </table:table-cell>
              <table:table-cell office:value-type="float" office:value="637.882">
                <text:p>637.882</text:p>
              </table:table-cell>
              <table:table-cell office:value-type="float" office:value="628.548">
                <text:p>628.548</text:p>
              </table:table-cell>
            </table:table-row>
            <table:table-row>
              <table:table-cell office:value-type="string">
                <text:p>177</text:p>
              </table:table-cell>
              <table:table-cell office:value-type="float" office:value="177">
                <text:p>177</text:p>
              </table:table-cell>
              <table:table-cell office:value-type="float" office:value="628.433">
                <text:p>628.433</text:p>
              </table:table-cell>
              <table:table-cell office:value-type="float" office:value="648.972">
                <text:p>648.972</text:p>
              </table:table-cell>
              <table:table-cell office:value-type="float" office:value="636.6108">
                <text:p>636.6108</text:p>
              </table:table-cell>
            </table:table-row>
            <table:table-row>
              <table:table-cell office:value-type="string">
                <text:p>178</text:p>
              </table:table-cell>
              <table:table-cell office:value-type="float" office:value="178">
                <text:p>178</text:p>
              </table:table-cell>
              <table:table-cell office:value-type="float" office:value="634.9">
                <text:p>634.9</text:p>
              </table:table-cell>
              <table:table-cell office:value-type="float" office:value="650.888">
                <text:p>650.888</text:p>
              </table:table-cell>
              <table:table-cell office:value-type="float" office:value="642.7242">
                <text:p>642.7242</text:p>
              </table:table-cell>
            </table:table-row>
            <table:table-row>
              <table:table-cell office:value-type="string">
                <text:p>179</text:p>
              </table:table-cell>
              <table:table-cell office:value-type="float" office:value="179">
                <text:p>179</text:p>
              </table:table-cell>
              <table:table-cell office:value-type="float" office:value="640.925">
                <text:p>640.925</text:p>
              </table:table-cell>
              <table:table-cell office:value-type="float" office:value="659.379">
                <text:p>659.379</text:p>
              </table:table-cell>
              <table:table-cell office:value-type="float" office:value="648.4344">
                <text:p>648.4344</text:p>
              </table:table-cell>
            </table:table-row>
            <table:table-row>
              <table:table-cell office:value-type="string">
                <text:p>180</text:p>
              </table:table-cell>
              <table:table-cell office:value-type="float" office:value="180">
                <text:p>180</text:p>
              </table:table-cell>
              <table:table-cell office:value-type="float" office:value="649.253">
                <text:p>649.253</text:p>
              </table:table-cell>
              <table:table-cell office:value-type="float" office:value="666.993">
                <text:p>666.993</text:p>
              </table:table-cell>
              <table:table-cell office:value-type="float" office:value="656.9264">
                <text:p>656.9264</text:p>
              </table:table-cell>
            </table:table-row>
            <table:table-row>
              <table:table-cell office:value-type="string">
                <text:p>181</text:p>
              </table:table-cell>
              <table:table-cell office:value-type="float" office:value="181">
                <text:p>181</text:p>
              </table:table-cell>
              <table:table-cell office:value-type="float" office:value="655.213">
                <text:p>655.213</text:p>
              </table:table-cell>
              <table:table-cell office:value-type="float" office:value="670.597">
                <text:p>670.597</text:p>
              </table:table-cell>
              <table:table-cell office:value-type="float" office:value="661.6758">
                <text:p>661.6758</text:p>
              </table:table-cell>
            </table:table-row>
            <table:table-row>
              <table:table-cell office:value-type="string">
                <text:p>182</text:p>
              </table:table-cell>
              <table:table-cell office:value-type="float" office:value="182">
                <text:p>182</text:p>
              </table:table-cell>
              <table:table-cell office:value-type="float" office:value="664.833">
                <text:p>664.833</text:p>
              </table:table-cell>
              <table:table-cell office:value-type="float" office:value="675.303">
                <text:p>675.303</text:p>
              </table:table-cell>
              <table:table-cell office:value-type="float" office:value="668.6452">
                <text:p>668.6452</text:p>
              </table:table-cell>
            </table:table-row>
            <table:table-row>
              <table:table-cell office:value-type="string">
                <text:p>183</text:p>
              </table:table-cell>
              <table:table-cell office:value-type="float" office:value="183">
                <text:p>183</text:p>
              </table:table-cell>
              <table:table-cell office:value-type="float" office:value="669.228">
                <text:p>669.228</text:p>
              </table:table-cell>
              <table:table-cell office:value-type="float" office:value="685.989">
                <text:p>685.989</text:p>
              </table:table-cell>
              <table:table-cell office:value-type="float" office:value="674.858">
                <text:p>674.858</text:p>
              </table:table-cell>
            </table:table-row>
            <table:table-row>
              <table:table-cell office:value-type="string">
                <text:p>184</text:p>
              </table:table-cell>
              <table:table-cell office:value-type="float" office:value="184">
                <text:p>184</text:p>
              </table:table-cell>
              <table:table-cell office:value-type="float" office:value="678.508">
                <text:p>678.508</text:p>
              </table:table-cell>
              <table:table-cell office:value-type="float" office:value="693.039">
                <text:p>693.039</text:p>
              </table:table-cell>
              <table:table-cell office:value-type="float" office:value="683.3986">
                <text:p>683.3986</text:p>
              </table:table-cell>
            </table:table-row>
            <table:table-row>
              <table:table-cell office:value-type="string">
                <text:p>185</text:p>
              </table:table-cell>
              <table:table-cell office:value-type="float" office:value="185">
                <text:p>185</text:p>
              </table:table-cell>
              <table:table-cell office:value-type="float" office:value="683.567">
                <text:p>683.567</text:p>
              </table:table-cell>
              <table:table-cell office:value-type="float" office:value="703.638">
                <text:p>703.638</text:p>
              </table:table-cell>
              <table:table-cell office:value-type="float" office:value="689.8994">
                <text:p>689.8994</text:p>
              </table:table-cell>
            </table:table-row>
            <table:table-row>
              <table:table-cell office:value-type="string">
                <text:p>186</text:p>
              </table:table-cell>
              <table:table-cell office:value-type="float" office:value="186">
                <text:p>186</text:p>
              </table:table-cell>
              <table:table-cell office:value-type="float" office:value="692.109">
                <text:p>692.109</text:p>
              </table:table-cell>
              <table:table-cell office:value-type="float" office:value="709.592">
                <text:p>709.592</text:p>
              </table:table-cell>
              <table:table-cell office:value-type="float" office:value="698.2802">
                <text:p>698.2802</text:p>
              </table:table-cell>
            </table:table-row>
            <table:table-row>
              <table:table-cell office:value-type="string">
                <text:p>187</text:p>
              </table:table-cell>
              <table:table-cell office:value-type="float" office:value="187">
                <text:p>187</text:p>
              </table:table-cell>
              <table:table-cell office:value-type="float" office:value="699.84">
                <text:p>699.84</text:p>
              </table:table-cell>
              <table:table-cell office:value-type="float" office:value="717.839">
                <text:p>717.839</text:p>
              </table:table-cell>
              <table:table-cell office:value-type="float" office:value="705.5624">
                <text:p>705.5624</text:p>
              </table:table-cell>
            </table:table-row>
            <table:table-row>
              <table:table-cell office:value-type="string">
                <text:p>188</text:p>
              </table:table-cell>
              <table:table-cell office:value-type="float" office:value="188">
                <text:p>188</text:p>
              </table:table-cell>
              <table:table-cell office:value-type="float" office:value="708.874">
                <text:p>708.874</text:p>
              </table:table-cell>
              <table:table-cell office:value-type="float" office:value="723.255">
                <text:p>723.255</text:p>
              </table:table-cell>
              <table:table-cell office:value-type="float" office:value="713.1938">
                <text:p>713.1938</text:p>
              </table:table-cell>
            </table:table-row>
            <table:table-row>
              <table:table-cell office:value-type="string">
                <text:p>189</text:p>
              </table:table-cell>
              <table:table-cell office:value-type="float" office:value="189">
                <text:p>189</text:p>
              </table:table-cell>
              <table:table-cell office:value-type="float" office:value="715.116">
                <text:p>715.116</text:p>
              </table:table-cell>
              <table:table-cell office:value-type="float" office:value="747.683">
                <text:p>747.683</text:p>
              </table:table-cell>
              <table:table-cell office:value-type="float" office:value="723.839">
                <text:p>723.839</text:p>
              </table:table-cell>
            </table:table-row>
            <table:table-row>
              <table:table-cell office:value-type="string">
                <text:p>190</text:p>
              </table:table-cell>
              <table:table-cell office:value-type="float" office:value="190">
                <text:p>190</text:p>
              </table:table-cell>
              <table:table-cell office:value-type="float" office:value="724.147">
                <text:p>724.147</text:p>
              </table:table-cell>
              <table:table-cell office:value-type="float" office:value="740.861">
                <text:p>740.861</text:p>
              </table:table-cell>
              <table:table-cell office:value-type="float" office:value="728.9946">
                <text:p>728.9946</text:p>
              </table:table-cell>
            </table:table-row>
            <table:table-row>
              <table:table-cell office:value-type="string">
                <text:p>191</text:p>
              </table:table-cell>
              <table:table-cell office:value-type="float" office:value="191">
                <text:p>191</text:p>
              </table:table-cell>
              <table:table-cell office:value-type="float" office:value="729.439">
                <text:p>729.439</text:p>
              </table:table-cell>
              <table:table-cell office:value-type="float" office:value="750.719">
                <text:p>750.719</text:p>
              </table:table-cell>
              <table:table-cell office:value-type="float" office:value="735.8922">
                <text:p>735.8922</text:p>
              </table:table-cell>
            </table:table-row>
            <table:table-row>
              <table:table-cell office:value-type="string">
                <text:p>192</text:p>
              </table:table-cell>
              <table:table-cell office:value-type="float" office:value="192">
                <text:p>192</text:p>
              </table:table-cell>
              <table:table-cell office:value-type="float" office:value="740.271">
                <text:p>740.271</text:p>
              </table:table-cell>
              <table:table-cell office:value-type="float" office:value="751.851">
                <text:p>751.851</text:p>
              </table:table-cell>
              <table:table-cell office:value-type="float" office:value="743.6792">
                <text:p>743.6792</text:p>
              </table:table-cell>
            </table:table-row>
            <table:table-row>
              <table:table-cell office:value-type="string">
                <text:p>193</text:p>
              </table:table-cell>
              <table:table-cell office:value-type="float" office:value="193">
                <text:p>193</text:p>
              </table:table-cell>
              <table:table-cell office:value-type="float" office:value="745.365">
                <text:p>745.365</text:p>
              </table:table-cell>
              <table:table-cell office:value-type="float" office:value="766.251">
                <text:p>766.251</text:p>
              </table:table-cell>
              <table:table-cell office:value-type="float" office:value="752.6812">
                <text:p>752.6812</text:p>
              </table:table-cell>
            </table:table-row>
            <table:table-row>
              <table:table-cell office:value-type="string">
                <text:p>194</text:p>
              </table:table-cell>
              <table:table-cell office:value-type="float" office:value="194">
                <text:p>194</text:p>
              </table:table-cell>
              <table:table-cell office:value-type="float" office:value="754.38">
                <text:p>754.38</text:p>
              </table:table-cell>
              <table:table-cell office:value-type="float" office:value="767.989">
                <text:p>767.989</text:p>
              </table:table-cell>
              <table:table-cell office:value-type="float" office:value="758.3166">
                <text:p>758.3166</text:p>
              </table:table-cell>
            </table:table-row>
            <table:table-row>
              <table:table-cell office:value-type="string">
                <text:p>195</text:p>
              </table:table-cell>
              <table:table-cell office:value-type="float" office:value="195">
                <text:p>195</text:p>
              </table:table-cell>
              <table:table-cell office:value-type="float" office:value="762.473">
                <text:p>762.473</text:p>
              </table:table-cell>
              <table:table-cell office:value-type="float" office:value="784.135">
                <text:p>784.135</text:p>
              </table:table-cell>
              <table:table-cell office:value-type="float" office:value="768.668">
                <text:p>768.668</text:p>
              </table:table-cell>
            </table:table-row>
            <table:table-row>
              <table:table-cell office:value-type="string">
                <text:p>196</text:p>
              </table:table-cell>
              <table:table-cell office:value-type="float" office:value="196">
                <text:p>196</text:p>
              </table:table-cell>
              <table:table-cell office:value-type="float" office:value="769.127">
                <text:p>769.127</text:p>
              </table:table-cell>
              <table:table-cell office:value-type="float" office:value="787.933">
                <text:p>787.933</text:p>
              </table:table-cell>
              <table:table-cell office:value-type="float" office:value="774.5164">
                <text:p>774.5164</text:p>
              </table:table-cell>
            </table:table-row>
            <table:table-row>
              <table:table-cell office:value-type="string">
                <text:p>197</text:p>
              </table:table-cell>
              <table:table-cell office:value-type="float" office:value="197">
                <text:p>197</text:p>
              </table:table-cell>
              <table:table-cell office:value-type="float" office:value="774.87">
                <text:p>774.87</text:p>
              </table:table-cell>
              <table:table-cell office:value-type="float" office:value="796.991">
                <text:p>796.991</text:p>
              </table:table-cell>
              <table:table-cell office:value-type="float" office:value="781.4524">
                <text:p>781.4524</text:p>
              </table:table-cell>
            </table:table-row>
            <table:table-row>
              <table:table-cell office:value-type="string">
                <text:p>198</text:p>
              </table:table-cell>
              <table:table-cell office:value-type="float" office:value="198">
                <text:p>198</text:p>
              </table:table-cell>
              <table:table-cell office:value-type="float" office:value="787.758">
                <text:p>787.758</text:p>
              </table:table-cell>
              <table:table-cell office:value-type="float" office:value="800.194">
                <text:p>800.194</text:p>
              </table:table-cell>
              <table:table-cell office:value-type="float" office:value="791.3898">
                <text:p>791.3898</text:p>
              </table:table-cell>
            </table:table-row>
            <table:table-row>
              <table:table-cell office:value-type="string">
                <text:p>199</text:p>
              </table:table-cell>
              <table:table-cell office:value-type="float" office:value="199">
                <text:p>199</text:p>
              </table:table-cell>
              <table:table-cell office:value-type="float" office:value="792.821">
                <text:p>792.821</text:p>
              </table:table-cell>
              <table:table-cell office:value-type="float" office:value="819.291">
                <text:p>819.291</text:p>
              </table:table-cell>
              <table:table-cell office:value-type="float" office:value="800.659">
                <text:p>800.659</text:p>
              </table:table-cell>
            </table:table-row>
            <table:table-row>
              <table:table-cell office:value-type="string">
                <text:p>200</text:p>
              </table:table-cell>
              <table:table-cell office:value-type="float" office:value="200">
                <text:p>200</text:p>
              </table:table-cell>
              <table:table-cell office:value-type="float" office:value="800.877">
                <text:p>800.877</text:p>
              </table:table-cell>
              <table:table-cell office:value-type="float" office:value="820.197">
                <text:p>820.197</text:p>
              </table:table-cell>
              <table:table-cell office:value-type="float" office:value="807.7174">
                <text:p>807.717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minimum="0" chart:maximum="220"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1cm" chart:symbol-height="0.1cm">
        <chart:symbol-image xlink:href="Pictures/2000000A000000DD000000DDF1F7E11A.svm" xlink:type="simple" xlink:actuate="onLoad"/>
      </style:chart-properties>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1cm" chart:symbol-height="0.1cm">
        <chart:symbol-image xlink:href="Pictures/2000000A000000DD000000DD70DD954D.svm" xlink:type="simple" xlink:actuate="onLoad"/>
      </style:chart-properties>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1cm" chart:symbol-height="0.1cm">
        <chart:symbol-image/>
      </style:chart-properties>
      <style:graphic-properties draw:stroke="none"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scatter" chart:style-name="ch1">
        <chart:title svg:x="5.046cm" svg:y="0.316cm" chart:style-name="ch2">
          <text:p>Grafico de tiempos con k = n</text:p>
        </chart:title>
        <chart:legend chart:legend-position="end" svg:x="12.626cm" svg:y="3.703cm" style:legend-expansion="high" chart:style-name="ch3"/>
        <chart:plot-area chart:style-name="ch4" table:cell-range-address="'n caballos'.A2:'n caballos'.A201 'n caballos'.E1:'n caballos'.G201" chart:data-source-has-labels="row" svg:x="1.331cm" svg:y="1.661cm" svg:width="10.655cm" svg:height="6.178cm">
          <chartooo:coordinate-region svg:x="2.323cm" svg:y="1.86cm" svg:width="9.663cm" svg:height="5.332cm"/>
          <chart:axis chart:dimension="x" chart:name="primary-x" chart:style-name="ch5">
            <chart:title svg:x="3.598cm" svg:y="8.019cm" chart:style-name="ch6">
              <text:p>Cantidad de filas/columnas del tablero (n)</text:p>
            </chart:title>
          </chart:axis>
          <chart:axis chart:dimension="y" chart:name="primary-y" chart:style-name="ch7">
            <chart:title svg:x="0.451cm" svg:y="6.567cm" chart:style-name="ch8">
              <text:p>Tiempo en milisegundos</text:p>
            </chart:title>
            <chart:grid chart:style-name="ch9" chart:class="major"/>
          </chart:axis>
          <chart:series chart:style-name="ch10" chart:values-cell-range-address="'n caballos'.E2:'n caballos'.E201" chart:label-cell-address="'n caballos'.E1:'n caballos'.E1" chart:class="chart:scatter">
            <chart:domain table:cell-range-address="'n caballos'.A2:'n caballos'.A201"/>
            <chart:data-point chart:repeated="200"/>
          </chart:series>
          <chart:series chart:style-name="ch11" chart:values-cell-range-address="'n caballos'.F2:'n caballos'.F201" chart:label-cell-address="'n caballos'.F1:'n caballos'.F1" chart:class="chart:scatter">
            <chart:data-point chart:repeated="200"/>
          </chart:series>
          <chart:series chart:style-name="ch12" chart:values-cell-range-address="'n caballos'.G2:'n caballos'.G201" chart:label-cell-address="'n caballos'.G1:'n caballos'.G1" chart:class="chart:scatter">
            <chart:data-point chart:repeated="20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A</text:p>
              </table:table-cell>
              <table:table-cell office:value-type="string">
                <text:p>Tiempo mínimo</text:p>
                <draw:g>
                  <svg:desc>'n caballos'.E1:'n caballos'.E1</svg:desc>
                </draw:g>
              </table:table-cell>
              <table:table-cell office:value-type="string">
                <text:p>Tiempo máximo</text:p>
                <draw:g>
                  <svg:desc>'n caballos'.F1:'n caballos'.F1</svg:desc>
                </draw:g>
              </table:table-cell>
              <table:table-cell office:value-type="string">
                <text:p>Tiempo promedio</text:p>
                <draw:g>
                  <svg:desc>'n caballos'.G1:'n caballos'.G1</svg:desc>
                </draw:g>
              </table:table-cell>
            </table:table-row>
          </table:table-header-rows>
          <table:table-rows>
            <table:table-row>
              <table:table-cell office:value-type="string">
                <text:p>1</text:p>
              </table:table-cell>
              <table:table-cell office:value-type="float" office:value="1">
                <text:p>1</text:p>
                <draw:g>
                  <svg:desc>'n caballos'.A2:'n caballos'.A201</svg:desc>
                </draw:g>
              </table:table-cell>
              <table:table-cell office:value-type="float" office:value="0.084">
                <text:p>0.084</text:p>
                <draw:g>
                  <svg:desc>'n caballos'.E2:'n caballos'.E201</svg:desc>
                </draw:g>
              </table:table-cell>
              <table:table-cell office:value-type="float" office:value="0.093">
                <text:p>0.093</text:p>
                <draw:g>
                  <svg:desc>'n caballos'.F2:'n caballos'.F201</svg:desc>
                </draw:g>
              </table:table-cell>
              <table:table-cell office:value-type="float" office:value="0.0876666666666667">
                <text:p>0.0876666666666667</text:p>
                <draw:g>
                  <svg:desc>'n caballos'.G2:'n caballos'.G201</svg:desc>
                </draw:g>
              </table:table-cell>
            </table:table-row>
            <table:table-row>
              <table:table-cell office:value-type="string">
                <text:p>2</text:p>
              </table:table-cell>
              <table:table-cell office:value-type="float" office:value="2">
                <text:p>2</text:p>
              </table:table-cell>
              <table:table-cell office:value-type="float" office:value="0.034">
                <text:p>0.034</text:p>
              </table:table-cell>
              <table:table-cell office:value-type="float" office:value="0.045">
                <text:p>0.045</text:p>
              </table:table-cell>
              <table:table-cell office:value-type="float" office:value="0.038">
                <text:p>0.038</text:p>
              </table:table-cell>
            </table:table-row>
            <table:table-row>
              <table:table-cell office:value-type="string">
                <text:p>3</text:p>
              </table:table-cell>
              <table:table-cell office:value-type="float" office:value="3">
                <text:p>3</text:p>
              </table:table-cell>
              <table:table-cell office:value-type="float" office:value="0.1">
                <text:p>0.1</text:p>
              </table:table-cell>
              <table:table-cell office:value-type="float" office:value="0.118">
                <text:p>0.118</text:p>
              </table:table-cell>
              <table:table-cell office:value-type="float" office:value="0.110333333333333">
                <text:p>0.110333333333333</text:p>
              </table:table-cell>
            </table:table-row>
            <table:table-row>
              <table:table-cell office:value-type="string">
                <text:p>4</text:p>
              </table:table-cell>
              <table:table-cell office:value-type="float" office:value="4">
                <text:p>4</text:p>
              </table:table-cell>
              <table:table-cell office:value-type="float" office:value="0.191">
                <text:p>0.191</text:p>
              </table:table-cell>
              <table:table-cell office:value-type="float" office:value="0.257">
                <text:p>0.257</text:p>
              </table:table-cell>
              <table:table-cell office:value-type="float" office:value="0.219">
                <text:p>0.219</text:p>
              </table:table-cell>
            </table:table-row>
            <table:table-row>
              <table:table-cell office:value-type="string">
                <text:p>5</text:p>
              </table:table-cell>
              <table:table-cell office:value-type="float" office:value="5">
                <text:p>5</text:p>
              </table:table-cell>
              <table:table-cell office:value-type="float" office:value="0.305">
                <text:p>0.305</text:p>
              </table:table-cell>
              <table:table-cell office:value-type="float" office:value="0.347">
                <text:p>0.347</text:p>
              </table:table-cell>
              <table:table-cell office:value-type="float" office:value="0.333">
                <text:p>0.333</text:p>
              </table:table-cell>
            </table:table-row>
            <table:table-row>
              <table:table-cell office:value-type="string">
                <text:p>6</text:p>
              </table:table-cell>
              <table:table-cell office:value-type="float" office:value="6">
                <text:p>6</text:p>
              </table:table-cell>
              <table:table-cell office:value-type="float" office:value="0.329">
                <text:p>0.329</text:p>
              </table:table-cell>
              <table:table-cell office:value-type="float" office:value="0.546">
                <text:p>0.546</text:p>
              </table:table-cell>
              <table:table-cell office:value-type="float" office:value="0.472666666666667">
                <text:p>0.472666666666667</text:p>
              </table:table-cell>
            </table:table-row>
            <table:table-row>
              <table:table-cell office:value-type="string">
                <text:p>7</text:p>
              </table:table-cell>
              <table:table-cell office:value-type="float" office:value="7">
                <text:p>7</text:p>
              </table:table-cell>
              <table:table-cell office:value-type="float" office:value="0.498">
                <text:p>0.498</text:p>
              </table:table-cell>
              <table:table-cell office:value-type="float" office:value="0.82">
                <text:p>0.82</text:p>
              </table:table-cell>
              <table:table-cell office:value-type="float" office:value="0.712">
                <text:p>0.712</text:p>
              </table:table-cell>
            </table:table-row>
            <table:table-row>
              <table:table-cell office:value-type="string">
                <text:p>8</text:p>
              </table:table-cell>
              <table:table-cell office:value-type="float" office:value="8">
                <text:p>8</text:p>
              </table:table-cell>
              <table:table-cell office:value-type="float" office:value="0.708">
                <text:p>0.708</text:p>
              </table:table-cell>
              <table:table-cell office:value-type="float" office:value="1.182">
                <text:p>1.182</text:p>
              </table:table-cell>
              <table:table-cell office:value-type="float" office:value="1.02">
                <text:p>1.02</text:p>
              </table:table-cell>
            </table:table-row>
            <table:table-row>
              <table:table-cell office:value-type="string">
                <text:p>9</text:p>
              </table:table-cell>
              <table:table-cell office:value-type="float" office:value="9">
                <text:p>9</text:p>
              </table:table-cell>
              <table:table-cell office:value-type="float" office:value="0.974">
                <text:p>0.974</text:p>
              </table:table-cell>
              <table:table-cell office:value-type="float" office:value="1.65">
                <text:p>1.65</text:p>
              </table:table-cell>
              <table:table-cell office:value-type="float" office:value="1.42366666666667">
                <text:p>1.42366666666667</text:p>
              </table:table-cell>
            </table:table-row>
            <table:table-row>
              <table:table-cell office:value-type="string">
                <text:p>10</text:p>
              </table:table-cell>
              <table:table-cell office:value-type="float" office:value="10">
                <text:p>10</text:p>
              </table:table-cell>
              <table:table-cell office:value-type="float" office:value="1.308">
                <text:p>1.308</text:p>
              </table:table-cell>
              <table:table-cell office:value-type="float" office:value="2.243">
                <text:p>2.243</text:p>
              </table:table-cell>
              <table:table-cell office:value-type="float" office:value="1.91266666666667">
                <text:p>1.91266666666667</text:p>
              </table:table-cell>
            </table:table-row>
            <table:table-row>
              <table:table-cell office:value-type="string">
                <text:p>11</text:p>
              </table:table-cell>
              <table:table-cell office:value-type="float" office:value="11">
                <text:p>11</text:p>
              </table:table-cell>
              <table:table-cell office:value-type="float" office:value="1.513">
                <text:p>1.513</text:p>
              </table:table-cell>
              <table:table-cell office:value-type="float" office:value="3.036">
                <text:p>3.036</text:p>
              </table:table-cell>
              <table:table-cell office:value-type="float" office:value="2.108">
                <text:p>2.108</text:p>
              </table:table-cell>
            </table:table-row>
            <table:table-row>
              <table:table-cell office:value-type="string">
                <text:p>12</text:p>
              </table:table-cell>
              <table:table-cell office:value-type="float" office:value="12">
                <text:p>12</text:p>
              </table:table-cell>
              <table:table-cell office:value-type="float" office:value="1.385">
                <text:p>1.385</text:p>
              </table:table-cell>
              <table:table-cell office:value-type="float" office:value="2.453">
                <text:p>2.453</text:p>
              </table:table-cell>
              <table:table-cell office:value-type="float" office:value="2.00533333333333">
                <text:p>2.00533333333333</text:p>
              </table:table-cell>
            </table:table-row>
            <table:table-row>
              <table:table-cell office:value-type="string">
                <text:p>13</text:p>
              </table:table-cell>
              <table:table-cell office:value-type="float" office:value="13">
                <text:p>13</text:p>
              </table:table-cell>
              <table:table-cell office:value-type="float" office:value="1.679">
                <text:p>1.679</text:p>
              </table:table-cell>
              <table:table-cell office:value-type="float" office:value="2.782">
                <text:p>2.782</text:p>
              </table:table-cell>
              <table:table-cell office:value-type="float" office:value="2.06866666666667">
                <text:p>2.06866666666667</text:p>
              </table:table-cell>
            </table:table-row>
            <table:table-row>
              <table:table-cell office:value-type="string">
                <text:p>14</text:p>
              </table:table-cell>
              <table:table-cell office:value-type="float" office:value="14">
                <text:p>14</text:p>
              </table:table-cell>
              <table:table-cell office:value-type="float" office:value="2.068">
                <text:p>2.068</text:p>
              </table:table-cell>
              <table:table-cell office:value-type="float" office:value="2.142">
                <text:p>2.142</text:p>
              </table:table-cell>
              <table:table-cell office:value-type="float" office:value="2.106">
                <text:p>2.106</text:p>
              </table:table-cell>
            </table:table-row>
            <table:table-row>
              <table:table-cell office:value-type="string">
                <text:p>15</text:p>
              </table:table-cell>
              <table:table-cell office:value-type="float" office:value="15">
                <text:p>15</text:p>
              </table:table-cell>
              <table:table-cell office:value-type="float" office:value="2.51">
                <text:p>2.51</text:p>
              </table:table-cell>
              <table:table-cell office:value-type="float" office:value="2.646">
                <text:p>2.646</text:p>
              </table:table-cell>
              <table:table-cell office:value-type="float" office:value="2.596">
                <text:p>2.596</text:p>
              </table:table-cell>
            </table:table-row>
            <table:table-row>
              <table:table-cell office:value-type="string">
                <text:p>16</text:p>
              </table:table-cell>
              <table:table-cell office:value-type="float" office:value="16">
                <text:p>16</text:p>
              </table:table-cell>
              <table:table-cell office:value-type="float" office:value="3.025">
                <text:p>3.025</text:p>
              </table:table-cell>
              <table:table-cell office:value-type="float" office:value="3.367">
                <text:p>3.367</text:p>
              </table:table-cell>
              <table:table-cell office:value-type="float" office:value="3.14466666666667">
                <text:p>3.14466666666667</text:p>
              </table:table-cell>
            </table:table-row>
            <table:table-row>
              <table:table-cell office:value-type="string">
                <text:p>17</text:p>
              </table:table-cell>
              <table:table-cell office:value-type="float" office:value="17">
                <text:p>17</text:p>
              </table:table-cell>
              <table:table-cell office:value-type="float" office:value="3.84">
                <text:p>3.84</text:p>
              </table:table-cell>
              <table:table-cell office:value-type="float" office:value="4.084">
                <text:p>4.084</text:p>
              </table:table-cell>
              <table:table-cell office:value-type="float" office:value="3.93833333333333">
                <text:p>3.93833333333333</text:p>
              </table:table-cell>
            </table:table-row>
            <table:table-row>
              <table:table-cell office:value-type="string">
                <text:p>18</text:p>
              </table:table-cell>
              <table:table-cell office:value-type="float" office:value="18">
                <text:p>18</text:p>
              </table:table-cell>
              <table:table-cell office:value-type="float" office:value="4.334">
                <text:p>4.334</text:p>
              </table:table-cell>
              <table:table-cell office:value-type="float" office:value="4.604">
                <text:p>4.604</text:p>
              </table:table-cell>
              <table:table-cell office:value-type="float" office:value="4.47733333333333">
                <text:p>4.47733333333333</text:p>
              </table:table-cell>
            </table:table-row>
            <table:table-row>
              <table:table-cell office:value-type="string">
                <text:p>19</text:p>
              </table:table-cell>
              <table:table-cell office:value-type="float" office:value="19">
                <text:p>19</text:p>
              </table:table-cell>
              <table:table-cell office:value-type="float" office:value="4.926">
                <text:p>4.926</text:p>
              </table:table-cell>
              <table:table-cell office:value-type="float" office:value="5.173">
                <text:p>5.173</text:p>
              </table:table-cell>
              <table:table-cell office:value-type="float" office:value="5.03833333333333">
                <text:p>5.03833333333333</text:p>
              </table:table-cell>
            </table:table-row>
            <table:table-row>
              <table:table-cell office:value-type="string">
                <text:p>20</text:p>
              </table:table-cell>
              <table:table-cell office:value-type="float" office:value="20">
                <text:p>20</text:p>
              </table:table-cell>
              <table:table-cell office:value-type="float" office:value="5.652">
                <text:p>5.652</text:p>
              </table:table-cell>
              <table:table-cell office:value-type="float" office:value="5.77">
                <text:p>5.77</text:p>
              </table:table-cell>
              <table:table-cell office:value-type="float" office:value="5.71666666666667">
                <text:p>5.71666666666667</text:p>
              </table:table-cell>
            </table:table-row>
            <table:table-row>
              <table:table-cell office:value-type="string">
                <text:p>21</text:p>
              </table:table-cell>
              <table:table-cell office:value-type="float" office:value="21">
                <text:p>21</text:p>
              </table:table-cell>
              <table:table-cell office:value-type="float" office:value="6.621">
                <text:p>6.621</text:p>
              </table:table-cell>
              <table:table-cell office:value-type="float" office:value="6.679">
                <text:p>6.679</text:p>
              </table:table-cell>
              <table:table-cell office:value-type="float" office:value="6.65066666666667">
                <text:p>6.65066666666667</text:p>
              </table:table-cell>
            </table:table-row>
            <table:table-row>
              <table:table-cell office:value-type="string">
                <text:p>22</text:p>
              </table:table-cell>
              <table:table-cell office:value-type="float" office:value="22">
                <text:p>22</text:p>
              </table:table-cell>
              <table:table-cell office:value-type="float" office:value="7.571">
                <text:p>7.571</text:p>
              </table:table-cell>
              <table:table-cell office:value-type="float" office:value="7.784">
                <text:p>7.784</text:p>
              </table:table-cell>
              <table:table-cell office:value-type="float" office:value="7.68">
                <text:p>7.68</text:p>
              </table:table-cell>
            </table:table-row>
            <table:table-row>
              <table:table-cell office:value-type="string">
                <text:p>23</text:p>
              </table:table-cell>
              <table:table-cell office:value-type="float" office:value="23">
                <text:p>23</text:p>
              </table:table-cell>
              <table:table-cell office:value-type="float" office:value="8.851">
                <text:p>8.851</text:p>
              </table:table-cell>
              <table:table-cell office:value-type="float" office:value="8.991">
                <text:p>8.991</text:p>
              </table:table-cell>
              <table:table-cell office:value-type="float" office:value="8.93066666666667">
                <text:p>8.93066666666667</text:p>
              </table:table-cell>
            </table:table-row>
            <table:table-row>
              <table:table-cell office:value-type="string">
                <text:p>24</text:p>
              </table:table-cell>
              <table:table-cell office:value-type="float" office:value="24">
                <text:p>24</text:p>
              </table:table-cell>
              <table:table-cell office:value-type="float" office:value="9.771">
                <text:p>9.771</text:p>
              </table:table-cell>
              <table:table-cell office:value-type="float" office:value="9.912">
                <text:p>9.912</text:p>
              </table:table-cell>
              <table:table-cell office:value-type="float" office:value="9.83">
                <text:p>9.83</text:p>
              </table:table-cell>
            </table:table-row>
            <table:table-row>
              <table:table-cell office:value-type="string">
                <text:p>25</text:p>
              </table:table-cell>
              <table:table-cell office:value-type="float" office:value="25">
                <text:p>25</text:p>
              </table:table-cell>
              <table:table-cell office:value-type="float" office:value="11.018">
                <text:p>11.018</text:p>
              </table:table-cell>
              <table:table-cell office:value-type="float" office:value="11.358">
                <text:p>11.358</text:p>
              </table:table-cell>
              <table:table-cell office:value-type="float" office:value="11.195">
                <text:p>11.195</text:p>
              </table:table-cell>
            </table:table-row>
            <table:table-row>
              <table:table-cell office:value-type="string">
                <text:p>26</text:p>
              </table:table-cell>
              <table:table-cell office:value-type="float" office:value="26">
                <text:p>26</text:p>
              </table:table-cell>
              <table:table-cell office:value-type="float" office:value="12.461">
                <text:p>12.461</text:p>
              </table:table-cell>
              <table:table-cell office:value-type="float" office:value="12.854">
                <text:p>12.854</text:p>
              </table:table-cell>
              <table:table-cell office:value-type="float" office:value="12.67">
                <text:p>12.67</text:p>
              </table:table-cell>
            </table:table-row>
            <table:table-row>
              <table:table-cell office:value-type="string">
                <text:p>27</text:p>
              </table:table-cell>
              <table:table-cell office:value-type="float" office:value="27">
                <text:p>27</text:p>
              </table:table-cell>
              <table:table-cell office:value-type="float" office:value="13.968">
                <text:p>13.968</text:p>
              </table:table-cell>
              <table:table-cell office:value-type="float" office:value="14.298">
                <text:p>14.298</text:p>
              </table:table-cell>
              <table:table-cell office:value-type="float" office:value="14.132">
                <text:p>14.132</text:p>
              </table:table-cell>
            </table:table-row>
            <table:table-row>
              <table:table-cell office:value-type="string">
                <text:p>28</text:p>
              </table:table-cell>
              <table:table-cell office:value-type="float" office:value="28">
                <text:p>28</text:p>
              </table:table-cell>
              <table:table-cell office:value-type="float" office:value="15.448">
                <text:p>15.448</text:p>
              </table:table-cell>
              <table:table-cell office:value-type="float" office:value="15.754">
                <text:p>15.754</text:p>
              </table:table-cell>
              <table:table-cell office:value-type="float" office:value="15.5813333333333">
                <text:p>15.5813333333333</text:p>
              </table:table-cell>
            </table:table-row>
            <table:table-row>
              <table:table-cell office:value-type="string">
                <text:p>29</text:p>
              </table:table-cell>
              <table:table-cell office:value-type="float" office:value="29">
                <text:p>29</text:p>
              </table:table-cell>
              <table:table-cell office:value-type="float" office:value="16.963">
                <text:p>16.963</text:p>
              </table:table-cell>
              <table:table-cell office:value-type="float" office:value="17.318">
                <text:p>17.318</text:p>
              </table:table-cell>
              <table:table-cell office:value-type="float" office:value="17.15">
                <text:p>17.15</text:p>
              </table:table-cell>
            </table:table-row>
            <table:table-row>
              <table:table-cell office:value-type="string">
                <text:p>30</text:p>
              </table:table-cell>
              <table:table-cell office:value-type="float" office:value="30">
                <text:p>30</text:p>
              </table:table-cell>
              <table:table-cell office:value-type="float" office:value="19.35">
                <text:p>19.35</text:p>
              </table:table-cell>
              <table:table-cell office:value-type="float" office:value="19.654">
                <text:p>19.654</text:p>
              </table:table-cell>
              <table:table-cell office:value-type="float" office:value="19.4613333333333">
                <text:p>19.4613333333333</text:p>
              </table:table-cell>
            </table:table-row>
            <table:table-row>
              <table:table-cell office:value-type="string">
                <text:p>31</text:p>
              </table:table-cell>
              <table:table-cell office:value-type="float" office:value="31">
                <text:p>31</text:p>
              </table:table-cell>
              <table:table-cell office:value-type="float" office:value="21.16">
                <text:p>21.16</text:p>
              </table:table-cell>
              <table:table-cell office:value-type="float" office:value="21.739">
                <text:p>21.739</text:p>
              </table:table-cell>
              <table:table-cell office:value-type="float" office:value="21.501">
                <text:p>21.501</text:p>
              </table:table-cell>
            </table:table-row>
            <table:table-row>
              <table:table-cell office:value-type="string">
                <text:p>32</text:p>
              </table:table-cell>
              <table:table-cell office:value-type="float" office:value="32">
                <text:p>32</text:p>
              </table:table-cell>
              <table:table-cell office:value-type="float" office:value="23.073">
                <text:p>23.073</text:p>
              </table:table-cell>
              <table:table-cell office:value-type="float" office:value="23.573">
                <text:p>23.573</text:p>
              </table:table-cell>
              <table:table-cell office:value-type="float" office:value="23.2603333333333">
                <text:p>23.2603333333333</text:p>
              </table:table-cell>
            </table:table-row>
            <table:table-row>
              <table:table-cell office:value-type="string">
                <text:p>33</text:p>
              </table:table-cell>
              <table:table-cell office:value-type="float" office:value="33">
                <text:p>33</text:p>
              </table:table-cell>
              <table:table-cell office:value-type="float" office:value="24.938">
                <text:p>24.938</text:p>
              </table:table-cell>
              <table:table-cell office:value-type="float" office:value="25.173">
                <text:p>25.173</text:p>
              </table:table-cell>
              <table:table-cell office:value-type="float" office:value="25.0503333333333">
                <text:p>25.0503333333333</text:p>
              </table:table-cell>
            </table:table-row>
            <table:table-row>
              <table:table-cell office:value-type="string">
                <text:p>34</text:p>
              </table:table-cell>
              <table:table-cell office:value-type="float" office:value="34">
                <text:p>34</text:p>
              </table:table-cell>
              <table:table-cell office:value-type="float" office:value="27.574">
                <text:p>27.574</text:p>
              </table:table-cell>
              <table:table-cell office:value-type="float" office:value="27.973">
                <text:p>27.973</text:p>
              </table:table-cell>
              <table:table-cell office:value-type="float" office:value="27.737">
                <text:p>27.737</text:p>
              </table:table-cell>
            </table:table-row>
            <table:table-row>
              <table:table-cell office:value-type="string">
                <text:p>35</text:p>
              </table:table-cell>
              <table:table-cell office:value-type="float" office:value="35">
                <text:p>35</text:p>
              </table:table-cell>
              <table:table-cell office:value-type="float" office:value="29.961">
                <text:p>29.961</text:p>
              </table:table-cell>
              <table:table-cell office:value-type="float" office:value="30.652">
                <text:p>30.652</text:p>
              </table:table-cell>
              <table:table-cell office:value-type="float" office:value="30.3826666666667">
                <text:p>30.3826666666667</text:p>
              </table:table-cell>
            </table:table-row>
            <table:table-row>
              <table:table-cell office:value-type="string">
                <text:p>36</text:p>
              </table:table-cell>
              <table:table-cell office:value-type="float" office:value="36">
                <text:p>36</text:p>
              </table:table-cell>
              <table:table-cell office:value-type="float" office:value="32.419">
                <text:p>32.419</text:p>
              </table:table-cell>
              <table:table-cell office:value-type="float" office:value="32.762">
                <text:p>32.762</text:p>
              </table:table-cell>
              <table:table-cell office:value-type="float" office:value="32.5916666666667">
                <text:p>32.5916666666667</text:p>
              </table:table-cell>
            </table:table-row>
            <table:table-row>
              <table:table-cell office:value-type="string">
                <text:p>37</text:p>
              </table:table-cell>
              <table:table-cell office:value-type="float" office:value="37">
                <text:p>37</text:p>
              </table:table-cell>
              <table:table-cell office:value-type="float" office:value="35.041">
                <text:p>35.041</text:p>
              </table:table-cell>
              <table:table-cell office:value-type="float" office:value="35.82">
                <text:p>35.82</text:p>
              </table:table-cell>
              <table:table-cell office:value-type="float" office:value="35.4573333333333">
                <text:p>35.4573333333333</text:p>
              </table:table-cell>
            </table:table-row>
            <table:table-row>
              <table:table-cell office:value-type="string">
                <text:p>38</text:p>
              </table:table-cell>
              <table:table-cell office:value-type="float" office:value="38">
                <text:p>38</text:p>
              </table:table-cell>
              <table:table-cell office:value-type="float" office:value="38.311">
                <text:p>38.311</text:p>
              </table:table-cell>
              <table:table-cell office:value-type="float" office:value="38.536">
                <text:p>38.536</text:p>
              </table:table-cell>
              <table:table-cell office:value-type="float" office:value="38.4353333333333">
                <text:p>38.4353333333333</text:p>
              </table:table-cell>
            </table:table-row>
            <table:table-row>
              <table:table-cell office:value-type="string">
                <text:p>39</text:p>
              </table:table-cell>
              <table:table-cell office:value-type="float" office:value="39">
                <text:p>39</text:p>
              </table:table-cell>
              <table:table-cell office:value-type="float" office:value="40.875">
                <text:p>40.875</text:p>
              </table:table-cell>
              <table:table-cell office:value-type="float" office:value="41.658">
                <text:p>41.658</text:p>
              </table:table-cell>
              <table:table-cell office:value-type="float" office:value="41.3">
                <text:p>41.3</text:p>
              </table:table-cell>
            </table:table-row>
            <table:table-row>
              <table:table-cell office:value-type="string">
                <text:p>40</text:p>
              </table:table-cell>
              <table:table-cell office:value-type="float" office:value="40">
                <text:p>40</text:p>
              </table:table-cell>
              <table:table-cell office:value-type="float" office:value="44.106">
                <text:p>44.106</text:p>
              </table:table-cell>
              <table:table-cell office:value-type="float" office:value="45.083">
                <text:p>45.083</text:p>
              </table:table-cell>
              <table:table-cell office:value-type="float" office:value="44.5796666666667">
                <text:p>44.5796666666667</text:p>
              </table:table-cell>
            </table:table-row>
            <table:table-row>
              <table:table-cell office:value-type="string">
                <text:p>41</text:p>
              </table:table-cell>
              <table:table-cell office:value-type="float" office:value="41">
                <text:p>41</text:p>
              </table:table-cell>
              <table:table-cell office:value-type="float" office:value="47.797">
                <text:p>47.797</text:p>
              </table:table-cell>
              <table:table-cell office:value-type="float" office:value="48.846">
                <text:p>48.846</text:p>
              </table:table-cell>
              <table:table-cell office:value-type="float" office:value="48.361">
                <text:p>48.361</text:p>
              </table:table-cell>
            </table:table-row>
            <table:table-row>
              <table:table-cell office:value-type="string">
                <text:p>42</text:p>
              </table:table-cell>
              <table:table-cell office:value-type="float" office:value="42">
                <text:p>42</text:p>
              </table:table-cell>
              <table:table-cell office:value-type="float" office:value="50.995">
                <text:p>50.995</text:p>
              </table:table-cell>
              <table:table-cell office:value-type="float" office:value="51.72">
                <text:p>51.72</text:p>
              </table:table-cell>
              <table:table-cell office:value-type="float" office:value="51.3803333333333">
                <text:p>51.3803333333333</text:p>
              </table:table-cell>
            </table:table-row>
            <table:table-row>
              <table:table-cell office:value-type="string">
                <text:p>43</text:p>
              </table:table-cell>
              <table:table-cell office:value-type="float" office:value="43">
                <text:p>43</text:p>
              </table:table-cell>
              <table:table-cell office:value-type="float" office:value="55.086">
                <text:p>55.086</text:p>
              </table:table-cell>
              <table:table-cell office:value-type="float" office:value="55.88">
                <text:p>55.88</text:p>
              </table:table-cell>
              <table:table-cell office:value-type="float" office:value="55.361">
                <text:p>55.361</text:p>
              </table:table-cell>
            </table:table-row>
            <table:table-row>
              <table:table-cell office:value-type="string">
                <text:p>44</text:p>
              </table:table-cell>
              <table:table-cell office:value-type="float" office:value="44">
                <text:p>44</text:p>
              </table:table-cell>
              <table:table-cell office:value-type="float" office:value="58.77">
                <text:p>58.77</text:p>
              </table:table-cell>
              <table:table-cell office:value-type="float" office:value="59.615">
                <text:p>59.615</text:p>
              </table:table-cell>
              <table:table-cell office:value-type="float" office:value="59.2063333333333">
                <text:p>59.2063333333333</text:p>
              </table:table-cell>
            </table:table-row>
            <table:table-row>
              <table:table-cell office:value-type="string">
                <text:p>45</text:p>
              </table:table-cell>
              <table:table-cell office:value-type="float" office:value="45">
                <text:p>45</text:p>
              </table:table-cell>
              <table:table-cell office:value-type="float" office:value="63.524">
                <text:p>63.524</text:p>
              </table:table-cell>
              <table:table-cell office:value-type="float" office:value="64.786">
                <text:p>64.786</text:p>
              </table:table-cell>
              <table:table-cell office:value-type="float" office:value="64.018">
                <text:p>64.018</text:p>
              </table:table-cell>
            </table:table-row>
            <table:table-row>
              <table:table-cell office:value-type="string">
                <text:p>46</text:p>
              </table:table-cell>
              <table:table-cell office:value-type="float" office:value="46">
                <text:p>46</text:p>
              </table:table-cell>
              <table:table-cell office:value-type="float" office:value="67.325">
                <text:p>67.325</text:p>
              </table:table-cell>
              <table:table-cell office:value-type="float" office:value="69.281">
                <text:p>69.281</text:p>
              </table:table-cell>
              <table:table-cell office:value-type="float" office:value="68.0383333333333">
                <text:p>68.0383333333333</text:p>
              </table:table-cell>
            </table:table-row>
            <table:table-row>
              <table:table-cell office:value-type="string">
                <text:p>47</text:p>
              </table:table-cell>
              <table:table-cell office:value-type="float" office:value="47">
                <text:p>47</text:p>
              </table:table-cell>
              <table:table-cell office:value-type="float" office:value="72.182">
                <text:p>72.182</text:p>
              </table:table-cell>
              <table:table-cell office:value-type="float" office:value="72.481">
                <text:p>72.481</text:p>
              </table:table-cell>
              <table:table-cell office:value-type="float" office:value="72.3716666666667">
                <text:p>72.3716666666667</text:p>
              </table:table-cell>
            </table:table-row>
            <table:table-row>
              <table:table-cell office:value-type="string">
                <text:p>48</text:p>
              </table:table-cell>
              <table:table-cell office:value-type="float" office:value="48">
                <text:p>48</text:p>
              </table:table-cell>
              <table:table-cell office:value-type="float" office:value="76.328">
                <text:p>76.328</text:p>
              </table:table-cell>
              <table:table-cell office:value-type="float" office:value="78.569">
                <text:p>78.569</text:p>
              </table:table-cell>
              <table:table-cell office:value-type="float" office:value="77.1066666666667">
                <text:p>77.1066666666667</text:p>
              </table:table-cell>
            </table:table-row>
            <table:table-row>
              <table:table-cell office:value-type="string">
                <text:p>49</text:p>
              </table:table-cell>
              <table:table-cell office:value-type="float" office:value="49">
                <text:p>49</text:p>
              </table:table-cell>
              <table:table-cell office:value-type="float" office:value="82.045">
                <text:p>82.045</text:p>
              </table:table-cell>
              <table:table-cell office:value-type="float" office:value="82.987">
                <text:p>82.987</text:p>
              </table:table-cell>
              <table:table-cell office:value-type="float" office:value="82.466">
                <text:p>82.466</text:p>
              </table:table-cell>
            </table:table-row>
            <table:table-row>
              <table:table-cell office:value-type="string">
                <text:p>50</text:p>
              </table:table-cell>
              <table:table-cell office:value-type="float" office:value="50">
                <text:p>50</text:p>
              </table:table-cell>
              <table:table-cell office:value-type="float" office:value="88.569">
                <text:p>88.569</text:p>
              </table:table-cell>
              <table:table-cell office:value-type="float" office:value="90.8">
                <text:p>90.8</text:p>
              </table:table-cell>
              <table:table-cell office:value-type="float" office:value="89.5633333333333">
                <text:p>89.5633333333333</text:p>
              </table:table-cell>
            </table:table-row>
            <table:table-row>
              <table:table-cell office:value-type="string">
                <text:p>51</text:p>
              </table:table-cell>
              <table:table-cell office:value-type="float" office:value="51">
                <text:p>51</text:p>
              </table:table-cell>
              <table:table-cell office:value-type="float" office:value="91.291">
                <text:p>91.291</text:p>
              </table:table-cell>
              <table:table-cell office:value-type="float" office:value="95.045">
                <text:p>95.045</text:p>
              </table:table-cell>
              <table:table-cell office:value-type="float" office:value="93.4476666666667">
                <text:p>93.4476666666667</text:p>
              </table:table-cell>
            </table:table-row>
            <table:table-row>
              <table:table-cell office:value-type="string">
                <text:p>52</text:p>
              </table:table-cell>
              <table:table-cell office:value-type="float" office:value="52">
                <text:p>52</text:p>
              </table:table-cell>
              <table:table-cell office:value-type="float" office:value="96.696">
                <text:p>96.696</text:p>
              </table:table-cell>
              <table:table-cell office:value-type="float" office:value="101.128">
                <text:p>101.128</text:p>
              </table:table-cell>
              <table:table-cell office:value-type="float" office:value="98.806">
                <text:p>98.806</text:p>
              </table:table-cell>
            </table:table-row>
            <table:table-row>
              <table:table-cell office:value-type="string">
                <text:p>53</text:p>
              </table:table-cell>
              <table:table-cell office:value-type="float" office:value="53">
                <text:p>53</text:p>
              </table:table-cell>
              <table:table-cell office:value-type="float" office:value="102.56">
                <text:p>102.56</text:p>
              </table:table-cell>
              <table:table-cell office:value-type="float" office:value="104.365">
                <text:p>104.365</text:p>
              </table:table-cell>
              <table:table-cell office:value-type="float" office:value="103.201666666667">
                <text:p>103.201666666667</text:p>
              </table:table-cell>
            </table:table-row>
            <table:table-row>
              <table:table-cell office:value-type="string">
                <text:p>54</text:p>
              </table:table-cell>
              <table:table-cell office:value-type="float" office:value="54">
                <text:p>54</text:p>
              </table:table-cell>
              <table:table-cell office:value-type="float" office:value="108.192">
                <text:p>108.192</text:p>
              </table:table-cell>
              <table:table-cell office:value-type="float" office:value="110.892">
                <text:p>110.892</text:p>
              </table:table-cell>
              <table:table-cell office:value-type="float" office:value="109.768666666667">
                <text:p>109.768666666667</text:p>
              </table:table-cell>
            </table:table-row>
            <table:table-row>
              <table:table-cell office:value-type="string">
                <text:p>55</text:p>
              </table:table-cell>
              <table:table-cell office:value-type="float" office:value="55">
                <text:p>55</text:p>
              </table:table-cell>
              <table:table-cell office:value-type="float" office:value="113.23">
                <text:p>113.23</text:p>
              </table:table-cell>
              <table:table-cell office:value-type="float" office:value="115.858">
                <text:p>115.858</text:p>
              </table:table-cell>
              <table:table-cell office:value-type="float" office:value="114.806333333333">
                <text:p>114.806333333333</text:p>
              </table:table-cell>
            </table:table-row>
            <table:table-row>
              <table:table-cell office:value-type="string">
                <text:p>56</text:p>
              </table:table-cell>
              <table:table-cell office:value-type="float" office:value="56">
                <text:p>56</text:p>
              </table:table-cell>
              <table:table-cell office:value-type="float" office:value="119.999">
                <text:p>119.999</text:p>
              </table:table-cell>
              <table:table-cell office:value-type="float" office:value="122.623">
                <text:p>122.623</text:p>
              </table:table-cell>
              <table:table-cell office:value-type="float" office:value="121.519333333333">
                <text:p>121.519333333333</text:p>
              </table:table-cell>
            </table:table-row>
            <table:table-row>
              <table:table-cell office:value-type="string">
                <text:p>57</text:p>
              </table:table-cell>
              <table:table-cell office:value-type="float" office:value="57">
                <text:p>57</text:p>
              </table:table-cell>
              <table:table-cell office:value-type="float" office:value="126.317">
                <text:p>126.317</text:p>
              </table:table-cell>
              <table:table-cell office:value-type="float" office:value="129.722">
                <text:p>129.722</text:p>
              </table:table-cell>
              <table:table-cell office:value-type="float" office:value="127.894666666667">
                <text:p>127.894666666667</text:p>
              </table:table-cell>
            </table:table-row>
            <table:table-row>
              <table:table-cell office:value-type="string">
                <text:p>58</text:p>
              </table:table-cell>
              <table:table-cell office:value-type="float" office:value="58">
                <text:p>58</text:p>
              </table:table-cell>
              <table:table-cell office:value-type="float" office:value="134.806">
                <text:p>134.806</text:p>
              </table:table-cell>
              <table:table-cell office:value-type="float" office:value="136.192">
                <text:p>136.192</text:p>
              </table:table-cell>
              <table:table-cell office:value-type="float" office:value="135.504666666667">
                <text:p>135.504666666667</text:p>
              </table:table-cell>
            </table:table-row>
            <table:table-row>
              <table:table-cell office:value-type="string">
                <text:p>59</text:p>
              </table:table-cell>
              <table:table-cell office:value-type="float" office:value="59">
                <text:p>59</text:p>
              </table:table-cell>
              <table:table-cell office:value-type="float" office:value="143.962">
                <text:p>143.962</text:p>
              </table:table-cell>
              <table:table-cell office:value-type="float" office:value="145.862">
                <text:p>145.862</text:p>
              </table:table-cell>
              <table:table-cell office:value-type="float" office:value="144.994333333333">
                <text:p>144.994333333333</text:p>
              </table:table-cell>
            </table:table-row>
            <table:table-row>
              <table:table-cell office:value-type="string">
                <text:p>60</text:p>
              </table:table-cell>
              <table:table-cell office:value-type="float" office:value="60">
                <text:p>60</text:p>
              </table:table-cell>
              <table:table-cell office:value-type="float" office:value="148.515">
                <text:p>148.515</text:p>
              </table:table-cell>
              <table:table-cell office:value-type="float" office:value="150">
                <text:p>150</text:p>
              </table:table-cell>
              <table:table-cell office:value-type="float" office:value="149.388">
                <text:p>149.388</text:p>
              </table:table-cell>
            </table:table-row>
            <table:table-row>
              <table:table-cell office:value-type="string">
                <text:p>61</text:p>
              </table:table-cell>
              <table:table-cell office:value-type="float" office:value="61">
                <text:p>61</text:p>
              </table:table-cell>
              <table:table-cell office:value-type="float" office:value="154.592">
                <text:p>154.592</text:p>
              </table:table-cell>
              <table:table-cell office:value-type="float" office:value="165.199">
                <text:p>165.199</text:p>
              </table:table-cell>
              <table:table-cell office:value-type="float" office:value="159.121333333333">
                <text:p>159.121333333333</text:p>
              </table:table-cell>
            </table:table-row>
            <table:table-row>
              <table:table-cell office:value-type="string">
                <text:p>62</text:p>
              </table:table-cell>
              <table:table-cell office:value-type="float" office:value="62">
                <text:p>62</text:p>
              </table:table-cell>
              <table:table-cell office:value-type="float" office:value="162.273">
                <text:p>162.273</text:p>
              </table:table-cell>
              <table:table-cell office:value-type="float" office:value="164.701">
                <text:p>164.701</text:p>
              </table:table-cell>
              <table:table-cell office:value-type="float" office:value="163.695">
                <text:p>163.695</text:p>
              </table:table-cell>
            </table:table-row>
            <table:table-row>
              <table:table-cell office:value-type="string">
                <text:p>63</text:p>
              </table:table-cell>
              <table:table-cell office:value-type="float" office:value="63">
                <text:p>63</text:p>
              </table:table-cell>
              <table:table-cell office:value-type="float" office:value="170.933">
                <text:p>170.933</text:p>
              </table:table-cell>
              <table:table-cell office:value-type="float" office:value="173.445">
                <text:p>173.445</text:p>
              </table:table-cell>
              <table:table-cell office:value-type="float" office:value="171.977333333333">
                <text:p>171.977333333333</text:p>
              </table:table-cell>
            </table:table-row>
            <table:table-row>
              <table:table-cell office:value-type="string">
                <text:p>64</text:p>
              </table:table-cell>
              <table:table-cell office:value-type="float" office:value="64">
                <text:p>64</text:p>
              </table:table-cell>
              <table:table-cell office:value-type="float" office:value="178.687">
                <text:p>178.687</text:p>
              </table:table-cell>
              <table:table-cell office:value-type="float" office:value="181.726">
                <text:p>181.726</text:p>
              </table:table-cell>
              <table:table-cell office:value-type="float" office:value="180.361333333333">
                <text:p>180.361333333333</text:p>
              </table:table-cell>
            </table:table-row>
            <table:table-row>
              <table:table-cell office:value-type="string">
                <text:p>65</text:p>
              </table:table-cell>
              <table:table-cell office:value-type="float" office:value="65">
                <text:p>65</text:p>
              </table:table-cell>
              <table:table-cell office:value-type="float" office:value="186.76">
                <text:p>186.76</text:p>
              </table:table-cell>
              <table:table-cell office:value-type="float" office:value="191.178">
                <text:p>191.178</text:p>
              </table:table-cell>
              <table:table-cell office:value-type="float" office:value="188.576666666667">
                <text:p>188.576666666667</text:p>
              </table:table-cell>
            </table:table-row>
            <table:table-row>
              <table:table-cell office:value-type="string">
                <text:p>66</text:p>
              </table:table-cell>
              <table:table-cell office:value-type="float" office:value="66">
                <text:p>66</text:p>
              </table:table-cell>
              <table:table-cell office:value-type="float" office:value="197.127">
                <text:p>197.127</text:p>
              </table:table-cell>
              <table:table-cell office:value-type="float" office:value="198.584">
                <text:p>198.584</text:p>
              </table:table-cell>
              <table:table-cell office:value-type="float" office:value="197.704333333333">
                <text:p>197.704333333333</text:p>
              </table:table-cell>
            </table:table-row>
            <table:table-row>
              <table:table-cell office:value-type="string">
                <text:p>67</text:p>
              </table:table-cell>
              <table:table-cell office:value-type="float" office:value="67">
                <text:p>67</text:p>
              </table:table-cell>
              <table:table-cell office:value-type="float" office:value="205.348">
                <text:p>205.348</text:p>
              </table:table-cell>
              <table:table-cell office:value-type="float" office:value="209.303">
                <text:p>209.303</text:p>
              </table:table-cell>
              <table:table-cell office:value-type="float" office:value="206.696333333333">
                <text:p>206.696333333333</text:p>
              </table:table-cell>
            </table:table-row>
            <table:table-row>
              <table:table-cell office:value-type="string">
                <text:p>68</text:p>
              </table:table-cell>
              <table:table-cell office:value-type="float" office:value="68">
                <text:p>68</text:p>
              </table:table-cell>
              <table:table-cell office:value-type="float" office:value="213.914">
                <text:p>213.914</text:p>
              </table:table-cell>
              <table:table-cell office:value-type="float" office:value="217.497">
                <text:p>217.497</text:p>
              </table:table-cell>
              <table:table-cell office:value-type="float" office:value="215.158333333333">
                <text:p>215.158333333333</text:p>
              </table:table-cell>
            </table:table-row>
            <table:table-row>
              <table:table-cell office:value-type="string">
                <text:p>69</text:p>
              </table:table-cell>
              <table:table-cell office:value-type="float" office:value="69">
                <text:p>69</text:p>
              </table:table-cell>
              <table:table-cell office:value-type="float" office:value="223.441">
                <text:p>223.441</text:p>
              </table:table-cell>
              <table:table-cell office:value-type="float" office:value="229.34">
                <text:p>229.34</text:p>
              </table:table-cell>
              <table:table-cell office:value-type="float" office:value="225.436">
                <text:p>225.436</text:p>
              </table:table-cell>
            </table:table-row>
            <table:table-row>
              <table:table-cell office:value-type="string">
                <text:p>70</text:p>
              </table:table-cell>
              <table:table-cell office:value-type="float" office:value="70">
                <text:p>70</text:p>
              </table:table-cell>
              <table:table-cell office:value-type="float" office:value="233.732">
                <text:p>233.732</text:p>
              </table:table-cell>
              <table:table-cell office:value-type="float" office:value="242.964">
                <text:p>242.964</text:p>
              </table:table-cell>
              <table:table-cell office:value-type="float" office:value="236.935666666667">
                <text:p>236.935666666667</text:p>
              </table:table-cell>
            </table:table-row>
            <table:table-row>
              <table:table-cell office:value-type="string">
                <text:p>71</text:p>
              </table:table-cell>
              <table:table-cell office:value-type="float" office:value="71">
                <text:p>71</text:p>
              </table:table-cell>
              <table:table-cell office:value-type="float" office:value="247.085">
                <text:p>247.085</text:p>
              </table:table-cell>
              <table:table-cell office:value-type="float" office:value="254.44">
                <text:p>254.44</text:p>
              </table:table-cell>
              <table:table-cell office:value-type="float" office:value="249.765">
                <text:p>249.765</text:p>
              </table:table-cell>
            </table:table-row>
            <table:table-row>
              <table:table-cell office:value-type="string">
                <text:p>72</text:p>
              </table:table-cell>
              <table:table-cell office:value-type="float" office:value="72">
                <text:p>72</text:p>
              </table:table-cell>
              <table:table-cell office:value-type="float" office:value="254.564">
                <text:p>254.564</text:p>
              </table:table-cell>
              <table:table-cell office:value-type="float" office:value="262.599">
                <text:p>262.599</text:p>
              </table:table-cell>
              <table:table-cell office:value-type="float" office:value="257.902">
                <text:p>257.902</text:p>
              </table:table-cell>
            </table:table-row>
            <table:table-row>
              <table:table-cell office:value-type="string">
                <text:p>73</text:p>
              </table:table-cell>
              <table:table-cell office:value-type="float" office:value="73">
                <text:p>73</text:p>
              </table:table-cell>
              <table:table-cell office:value-type="float" office:value="263.375">
                <text:p>263.375</text:p>
              </table:table-cell>
              <table:table-cell office:value-type="float" office:value="267.1">
                <text:p>267.1</text:p>
              </table:table-cell>
              <table:table-cell office:value-type="float" office:value="265.293333333333">
                <text:p>265.293333333333</text:p>
              </table:table-cell>
            </table:table-row>
            <table:table-row>
              <table:table-cell office:value-type="string">
                <text:p>74</text:p>
              </table:table-cell>
              <table:table-cell office:value-type="float" office:value="74">
                <text:p>74</text:p>
              </table:table-cell>
              <table:table-cell office:value-type="float" office:value="274.928">
                <text:p>274.928</text:p>
              </table:table-cell>
              <table:table-cell office:value-type="float" office:value="287.395">
                <text:p>287.395</text:p>
              </table:table-cell>
              <table:table-cell office:value-type="float" office:value="280.675666666667">
                <text:p>280.675666666667</text:p>
              </table:table-cell>
            </table:table-row>
            <table:table-row>
              <table:table-cell office:value-type="string">
                <text:p>75</text:p>
              </table:table-cell>
              <table:table-cell office:value-type="float" office:value="75">
                <text:p>75</text:p>
              </table:table-cell>
              <table:table-cell office:value-type="float" office:value="288.569">
                <text:p>288.569</text:p>
              </table:table-cell>
              <table:table-cell office:value-type="float" office:value="293.36">
                <text:p>293.36</text:p>
              </table:table-cell>
              <table:table-cell office:value-type="float" office:value="291.747">
                <text:p>291.747</text:p>
              </table:table-cell>
            </table:table-row>
            <table:table-row>
              <table:table-cell office:value-type="string">
                <text:p>76</text:p>
              </table:table-cell>
              <table:table-cell office:value-type="float" office:value="76">
                <text:p>76</text:p>
              </table:table-cell>
              <table:table-cell office:value-type="float" office:value="296.749">
                <text:p>296.749</text:p>
              </table:table-cell>
              <table:table-cell office:value-type="float" office:value="300.446">
                <text:p>300.446</text:p>
              </table:table-cell>
              <table:table-cell office:value-type="float" office:value="298.722666666667">
                <text:p>298.722666666667</text:p>
              </table:table-cell>
            </table:table-row>
            <table:table-row>
              <table:table-cell office:value-type="string">
                <text:p>77</text:p>
              </table:table-cell>
              <table:table-cell office:value-type="float" office:value="77">
                <text:p>77</text:p>
              </table:table-cell>
              <table:table-cell office:value-type="float" office:value="310.437">
                <text:p>310.437</text:p>
              </table:table-cell>
              <table:table-cell office:value-type="float" office:value="317.69">
                <text:p>317.69</text:p>
              </table:table-cell>
              <table:table-cell office:value-type="float" office:value="313.826666666667">
                <text:p>313.826666666667</text:p>
              </table:table-cell>
            </table:table-row>
            <table:table-row>
              <table:table-cell office:value-type="string">
                <text:p>78</text:p>
              </table:table-cell>
              <table:table-cell office:value-type="float" office:value="78">
                <text:p>78</text:p>
              </table:table-cell>
              <table:table-cell office:value-type="float" office:value="323.614">
                <text:p>323.614</text:p>
              </table:table-cell>
              <table:table-cell office:value-type="float" office:value="334.306">
                <text:p>334.306</text:p>
              </table:table-cell>
              <table:table-cell office:value-type="float" office:value="328.379">
                <text:p>328.379</text:p>
              </table:table-cell>
            </table:table-row>
            <table:table-row>
              <table:table-cell office:value-type="string">
                <text:p>79</text:p>
              </table:table-cell>
              <table:table-cell office:value-type="float" office:value="79">
                <text:p>79</text:p>
              </table:table-cell>
              <table:table-cell office:value-type="float" office:value="334.458">
                <text:p>334.458</text:p>
              </table:table-cell>
              <table:table-cell office:value-type="float" office:value="337.606">
                <text:p>337.606</text:p>
              </table:table-cell>
              <table:table-cell office:value-type="float" office:value="335.962666666667">
                <text:p>335.962666666667</text:p>
              </table:table-cell>
            </table:table-row>
            <table:table-row>
              <table:table-cell office:value-type="string">
                <text:p>80</text:p>
              </table:table-cell>
              <table:table-cell office:value-type="float" office:value="80">
                <text:p>80</text:p>
              </table:table-cell>
              <table:table-cell office:value-type="float" office:value="346.198">
                <text:p>346.198</text:p>
              </table:table-cell>
              <table:table-cell office:value-type="float" office:value="349.123">
                <text:p>349.123</text:p>
              </table:table-cell>
              <table:table-cell office:value-type="float" office:value="348.107666666667">
                <text:p>348.107666666667</text:p>
              </table:table-cell>
            </table:table-row>
            <table:table-row>
              <table:table-cell office:value-type="string">
                <text:p>81</text:p>
              </table:table-cell>
              <table:table-cell office:value-type="float" office:value="81">
                <text:p>81</text:p>
              </table:table-cell>
              <table:table-cell office:value-type="float" office:value="359.689">
                <text:p>359.689</text:p>
              </table:table-cell>
              <table:table-cell office:value-type="float" office:value="365.631">
                <text:p>365.631</text:p>
              </table:table-cell>
              <table:table-cell office:value-type="float" office:value="362.942">
                <text:p>362.942</text:p>
              </table:table-cell>
            </table:table-row>
            <table:table-row>
              <table:table-cell office:value-type="string">
                <text:p>82</text:p>
              </table:table-cell>
              <table:table-cell office:value-type="float" office:value="82">
                <text:p>82</text:p>
              </table:table-cell>
              <table:table-cell office:value-type="float" office:value="375.76">
                <text:p>375.76</text:p>
              </table:table-cell>
              <table:table-cell office:value-type="float" office:value="379.244">
                <text:p>379.244</text:p>
              </table:table-cell>
              <table:table-cell office:value-type="float" office:value="377.397666666667">
                <text:p>377.397666666667</text:p>
              </table:table-cell>
            </table:table-row>
            <table:table-row>
              <table:table-cell office:value-type="string">
                <text:p>83</text:p>
              </table:table-cell>
              <table:table-cell office:value-type="float" office:value="83">
                <text:p>83</text:p>
              </table:table-cell>
              <table:table-cell office:value-type="float" office:value="386.067">
                <text:p>386.067</text:p>
              </table:table-cell>
              <table:table-cell office:value-type="float" office:value="392.5">
                <text:p>392.5</text:p>
              </table:table-cell>
              <table:table-cell office:value-type="float" office:value="389.627666666667">
                <text:p>389.627666666667</text:p>
              </table:table-cell>
            </table:table-row>
            <table:table-row>
              <table:table-cell office:value-type="string">
                <text:p>84</text:p>
              </table:table-cell>
              <table:table-cell office:value-type="float" office:value="84">
                <text:p>84</text:p>
              </table:table-cell>
              <table:table-cell office:value-type="float" office:value="405.979">
                <text:p>405.979</text:p>
              </table:table-cell>
              <table:table-cell office:value-type="float" office:value="449.755">
                <text:p>449.755</text:p>
              </table:table-cell>
              <table:table-cell office:value-type="float" office:value="423.214666666667">
                <text:p>423.214666666667</text:p>
              </table:table-cell>
            </table:table-row>
            <table:table-row>
              <table:table-cell office:value-type="string">
                <text:p>85</text:p>
              </table:table-cell>
              <table:table-cell office:value-type="float" office:value="85">
                <text:p>85</text:p>
              </table:table-cell>
              <table:table-cell office:value-type="float" office:value="415.714">
                <text:p>415.714</text:p>
              </table:table-cell>
              <table:table-cell office:value-type="float" office:value="429.26">
                <text:p>429.26</text:p>
              </table:table-cell>
              <table:table-cell office:value-type="float" office:value="424.384333333333">
                <text:p>424.384333333333</text:p>
              </table:table-cell>
            </table:table-row>
            <table:table-row>
              <table:table-cell office:value-type="string">
                <text:p>86</text:p>
              </table:table-cell>
              <table:table-cell office:value-type="float" office:value="86">
                <text:p>86</text:p>
              </table:table-cell>
              <table:table-cell office:value-type="float" office:value="434.822">
                <text:p>434.822</text:p>
              </table:table-cell>
              <table:table-cell office:value-type="float" office:value="437.187">
                <text:p>437.187</text:p>
              </table:table-cell>
              <table:table-cell office:value-type="float" office:value="435.863333333333">
                <text:p>435.863333333333</text:p>
              </table:table-cell>
            </table:table-row>
            <table:table-row>
              <table:table-cell office:value-type="string">
                <text:p>87</text:p>
              </table:table-cell>
              <table:table-cell office:value-type="float" office:value="87">
                <text:p>87</text:p>
              </table:table-cell>
              <table:table-cell office:value-type="float" office:value="448.073">
                <text:p>448.073</text:p>
              </table:table-cell>
              <table:table-cell office:value-type="float" office:value="454.479">
                <text:p>454.479</text:p>
              </table:table-cell>
              <table:table-cell office:value-type="float" office:value="451.356666666667">
                <text:p>451.356666666667</text:p>
              </table:table-cell>
            </table:table-row>
            <table:table-row>
              <table:table-cell office:value-type="string">
                <text:p>88</text:p>
              </table:table-cell>
              <table:table-cell office:value-type="float" office:value="88">
                <text:p>88</text:p>
              </table:table-cell>
              <table:table-cell office:value-type="float" office:value="461.748">
                <text:p>461.748</text:p>
              </table:table-cell>
              <table:table-cell office:value-type="float" office:value="471.56">
                <text:p>471.56</text:p>
              </table:table-cell>
              <table:table-cell office:value-type="float" office:value="466.785333333333">
                <text:p>466.785333333333</text:p>
              </table:table-cell>
            </table:table-row>
            <table:table-row>
              <table:table-cell office:value-type="string">
                <text:p>89</text:p>
              </table:table-cell>
              <table:table-cell office:value-type="float" office:value="89">
                <text:p>89</text:p>
              </table:table-cell>
              <table:table-cell office:value-type="float" office:value="477.399">
                <text:p>477.399</text:p>
              </table:table-cell>
              <table:table-cell office:value-type="float" office:value="482.11">
                <text:p>482.11</text:p>
              </table:table-cell>
              <table:table-cell office:value-type="float" office:value="479.372333333333">
                <text:p>479.372333333333</text:p>
              </table:table-cell>
            </table:table-row>
            <table:table-row>
              <table:table-cell office:value-type="string">
                <text:p>90</text:p>
              </table:table-cell>
              <table:table-cell office:value-type="float" office:value="90">
                <text:p>90</text:p>
              </table:table-cell>
              <table:table-cell office:value-type="float" office:value="495.043">
                <text:p>495.043</text:p>
              </table:table-cell>
              <table:table-cell office:value-type="float" office:value="501.349">
                <text:p>501.349</text:p>
              </table:table-cell>
              <table:table-cell office:value-type="float" office:value="498.366333333333">
                <text:p>498.366333333333</text:p>
              </table:table-cell>
            </table:table-row>
            <table:table-row>
              <table:table-cell office:value-type="string">
                <text:p>91</text:p>
              </table:table-cell>
              <table:table-cell office:value-type="float" office:value="91">
                <text:p>91</text:p>
              </table:table-cell>
              <table:table-cell office:value-type="float" office:value="512.031">
                <text:p>512.031</text:p>
              </table:table-cell>
              <table:table-cell office:value-type="float" office:value="560.711">
                <text:p>560.711</text:p>
              </table:table-cell>
              <table:table-cell office:value-type="float" office:value="530.555666666667">
                <text:p>530.555666666667</text:p>
              </table:table-cell>
            </table:table-row>
            <table:table-row>
              <table:table-cell office:value-type="string">
                <text:p>92</text:p>
              </table:table-cell>
              <table:table-cell office:value-type="float" office:value="92">
                <text:p>92</text:p>
              </table:table-cell>
              <table:table-cell office:value-type="float" office:value="527.81">
                <text:p>527.81</text:p>
              </table:table-cell>
              <table:table-cell office:value-type="float" office:value="547.385">
                <text:p>547.385</text:p>
              </table:table-cell>
              <table:table-cell office:value-type="float" office:value="536.609333333333">
                <text:p>536.609333333333</text:p>
              </table:table-cell>
            </table:table-row>
            <table:table-row>
              <table:table-cell office:value-type="string">
                <text:p>93</text:p>
              </table:table-cell>
              <table:table-cell office:value-type="float" office:value="93">
                <text:p>93</text:p>
              </table:table-cell>
              <table:table-cell office:value-type="float" office:value="545.105">
                <text:p>545.105</text:p>
              </table:table-cell>
              <table:table-cell office:value-type="float" office:value="559.275">
                <text:p>559.275</text:p>
              </table:table-cell>
              <table:table-cell office:value-type="float" office:value="551.440666666667">
                <text:p>551.440666666667</text:p>
              </table:table-cell>
            </table:table-row>
            <table:table-row>
              <table:table-cell office:value-type="string">
                <text:p>94</text:p>
              </table:table-cell>
              <table:table-cell office:value-type="float" office:value="94">
                <text:p>94</text:p>
              </table:table-cell>
              <table:table-cell office:value-type="float" office:value="560.121">
                <text:p>560.121</text:p>
              </table:table-cell>
              <table:table-cell office:value-type="float" office:value="605.943">
                <text:p>605.943</text:p>
              </table:table-cell>
              <table:table-cell office:value-type="float" office:value="576.163">
                <text:p>576.163</text:p>
              </table:table-cell>
            </table:table-row>
            <table:table-row>
              <table:table-cell office:value-type="string">
                <text:p>95</text:p>
              </table:table-cell>
              <table:table-cell office:value-type="float" office:value="95">
                <text:p>95</text:p>
              </table:table-cell>
              <table:table-cell office:value-type="float" office:value="582.202">
                <text:p>582.202</text:p>
              </table:table-cell>
              <table:table-cell office:value-type="float" office:value="586.836">
                <text:p>586.836</text:p>
              </table:table-cell>
              <table:table-cell office:value-type="float" office:value="584.272">
                <text:p>584.272</text:p>
              </table:table-cell>
            </table:table-row>
            <table:table-row>
              <table:table-cell office:value-type="string">
                <text:p>96</text:p>
              </table:table-cell>
              <table:table-cell office:value-type="float" office:value="96">
                <text:p>96</text:p>
              </table:table-cell>
              <table:table-cell office:value-type="float" office:value="603.533">
                <text:p>603.533</text:p>
              </table:table-cell>
              <table:table-cell office:value-type="float" office:value="610.508">
                <text:p>610.508</text:p>
              </table:table-cell>
              <table:table-cell office:value-type="float" office:value="606.457">
                <text:p>606.457</text:p>
              </table:table-cell>
            </table:table-row>
            <table:table-row>
              <table:table-cell office:value-type="string">
                <text:p>97</text:p>
              </table:table-cell>
              <table:table-cell office:value-type="float" office:value="97">
                <text:p>97</text:p>
              </table:table-cell>
              <table:table-cell office:value-type="float" office:value="617.042">
                <text:p>617.042</text:p>
              </table:table-cell>
              <table:table-cell office:value-type="float" office:value="623.794">
                <text:p>623.794</text:p>
              </table:table-cell>
              <table:table-cell office:value-type="float" office:value="619.927333333333">
                <text:p>619.927333333333</text:p>
              </table:table-cell>
            </table:table-row>
            <table:table-row>
              <table:table-cell office:value-type="string">
                <text:p>98</text:p>
              </table:table-cell>
              <table:table-cell office:value-type="float" office:value="98">
                <text:p>98</text:p>
              </table:table-cell>
              <table:table-cell office:value-type="float" office:value="640.101">
                <text:p>640.101</text:p>
              </table:table-cell>
              <table:table-cell office:value-type="float" office:value="647.699">
                <text:p>647.699</text:p>
              </table:table-cell>
              <table:table-cell office:value-type="float" office:value="643.083333333333">
                <text:p>643.083333333333</text:p>
              </table:table-cell>
            </table:table-row>
            <table:table-row>
              <table:table-cell office:value-type="string">
                <text:p>99</text:p>
              </table:table-cell>
              <table:table-cell office:value-type="float" office:value="99">
                <text:p>99</text:p>
              </table:table-cell>
              <table:table-cell office:value-type="float" office:value="657.832">
                <text:p>657.832</text:p>
              </table:table-cell>
              <table:table-cell office:value-type="float" office:value="667.839">
                <text:p>667.839</text:p>
              </table:table-cell>
              <table:table-cell office:value-type="float" office:value="663.414333333333">
                <text:p>663.414333333333</text:p>
              </table:table-cell>
            </table:table-row>
            <table:table-row>
              <table:table-cell office:value-type="string">
                <text:p>100</text:p>
              </table:table-cell>
              <table:table-cell office:value-type="float" office:value="100">
                <text:p>100</text:p>
              </table:table-cell>
              <table:table-cell office:value-type="float" office:value="680.929">
                <text:p>680.929</text:p>
              </table:table-cell>
              <table:table-cell office:value-type="float" office:value="688.687">
                <text:p>688.687</text:p>
              </table:table-cell>
              <table:table-cell office:value-type="float" office:value="685.846333333333">
                <text:p>685.846333333333</text:p>
              </table:table-cell>
            </table:table-row>
            <table:table-row>
              <table:table-cell office:value-type="string">
                <text:p>101</text:p>
              </table:table-cell>
              <table:table-cell office:value-type="float" office:value="101">
                <text:p>101</text:p>
              </table:table-cell>
              <table:table-cell office:value-type="float" office:value="694.11">
                <text:p>694.11</text:p>
              </table:table-cell>
              <table:table-cell office:value-type="float" office:value="704.163">
                <text:p>704.163</text:p>
              </table:table-cell>
              <table:table-cell office:value-type="float" office:value="700.625666666667">
                <text:p>700.625666666667</text:p>
              </table:table-cell>
            </table:table-row>
            <table:table-row>
              <table:table-cell office:value-type="string">
                <text:p>102</text:p>
              </table:table-cell>
              <table:table-cell office:value-type="float" office:value="102">
                <text:p>102</text:p>
              </table:table-cell>
              <table:table-cell office:value-type="float" office:value="719.961">
                <text:p>719.961</text:p>
              </table:table-cell>
              <table:table-cell office:value-type="float" office:value="727.504">
                <text:p>727.504</text:p>
              </table:table-cell>
              <table:table-cell office:value-type="float" office:value="724.554333333333">
                <text:p>724.554333333333</text:p>
              </table:table-cell>
            </table:table-row>
            <table:table-row>
              <table:table-cell office:value-type="string">
                <text:p>103</text:p>
              </table:table-cell>
              <table:table-cell office:value-type="float" office:value="103">
                <text:p>103</text:p>
              </table:table-cell>
              <table:table-cell office:value-type="float" office:value="741.505">
                <text:p>741.505</text:p>
              </table:table-cell>
              <table:table-cell office:value-type="float" office:value="749.181">
                <text:p>749.181</text:p>
              </table:table-cell>
              <table:table-cell office:value-type="float" office:value="745.389333333333">
                <text:p>745.389333333333</text:p>
              </table:table-cell>
            </table:table-row>
            <table:table-row>
              <table:table-cell office:value-type="string">
                <text:p>104</text:p>
              </table:table-cell>
              <table:table-cell office:value-type="float" office:value="104">
                <text:p>104</text:p>
              </table:table-cell>
              <table:table-cell office:value-type="float" office:value="761.921">
                <text:p>761.921</text:p>
              </table:table-cell>
              <table:table-cell office:value-type="float" office:value="771.278">
                <text:p>771.278</text:p>
              </table:table-cell>
              <table:table-cell office:value-type="float" office:value="767.98">
                <text:p>767.98</text:p>
              </table:table-cell>
            </table:table-row>
            <table:table-row>
              <table:table-cell office:value-type="string">
                <text:p>105</text:p>
              </table:table-cell>
              <table:table-cell office:value-type="float" office:value="105">
                <text:p>105</text:p>
              </table:table-cell>
              <table:table-cell office:value-type="float" office:value="781.83">
                <text:p>781.83</text:p>
              </table:table-cell>
              <table:table-cell office:value-type="float" office:value="793.623">
                <text:p>793.623</text:p>
              </table:table-cell>
              <table:table-cell office:value-type="float" office:value="788.543333333333">
                <text:p>788.543333333333</text:p>
              </table:table-cell>
            </table:table-row>
            <table:table-row>
              <table:table-cell office:value-type="string">
                <text:p>106</text:p>
              </table:table-cell>
              <table:table-cell office:value-type="float" office:value="106">
                <text:p>106</text:p>
              </table:table-cell>
              <table:table-cell office:value-type="float" office:value="808.145">
                <text:p>808.145</text:p>
              </table:table-cell>
              <table:table-cell office:value-type="float" office:value="815.379">
                <text:p>815.379</text:p>
              </table:table-cell>
              <table:table-cell office:value-type="float" office:value="811.973">
                <text:p>811.973</text:p>
              </table:table-cell>
            </table:table-row>
            <table:table-row>
              <table:table-cell office:value-type="string">
                <text:p>107</text:p>
              </table:table-cell>
              <table:table-cell office:value-type="float" office:value="107">
                <text:p>107</text:p>
              </table:table-cell>
              <table:table-cell office:value-type="float" office:value="830.859">
                <text:p>830.859</text:p>
              </table:table-cell>
              <table:table-cell office:value-type="float" office:value="839.976">
                <text:p>839.976</text:p>
              </table:table-cell>
              <table:table-cell office:value-type="float" office:value="836.305">
                <text:p>836.305</text:p>
              </table:table-cell>
            </table:table-row>
            <table:table-row>
              <table:table-cell office:value-type="string">
                <text:p>108</text:p>
              </table:table-cell>
              <table:table-cell office:value-type="float" office:value="108">
                <text:p>108</text:p>
              </table:table-cell>
              <table:table-cell office:value-type="float" office:value="852.438">
                <text:p>852.438</text:p>
              </table:table-cell>
              <table:table-cell office:value-type="float" office:value="868.241">
                <text:p>868.241</text:p>
              </table:table-cell>
              <table:table-cell office:value-type="float" office:value="860.399">
                <text:p>860.399</text:p>
              </table:table-cell>
            </table:table-row>
            <table:table-row>
              <table:table-cell office:value-type="string">
                <text:p>109</text:p>
              </table:table-cell>
              <table:table-cell office:value-type="float" office:value="109">
                <text:p>109</text:p>
              </table:table-cell>
              <table:table-cell office:value-type="float" office:value="879.532">
                <text:p>879.532</text:p>
              </table:table-cell>
              <table:table-cell office:value-type="float" office:value="889.688">
                <text:p>889.688</text:p>
              </table:table-cell>
              <table:table-cell office:value-type="float" office:value="885.208666666667">
                <text:p>885.208666666667</text:p>
              </table:table-cell>
            </table:table-row>
            <table:table-row>
              <table:table-cell office:value-type="string">
                <text:p>110</text:p>
              </table:table-cell>
              <table:table-cell office:value-type="float" office:value="110">
                <text:p>110</text:p>
              </table:table-cell>
              <table:table-cell office:value-type="float" office:value="900.345">
                <text:p>900.345</text:p>
              </table:table-cell>
              <table:table-cell office:value-type="float" office:value="911.364">
                <text:p>911.364</text:p>
              </table:table-cell>
              <table:table-cell office:value-type="float" office:value="906.132666666667">
                <text:p>906.132666666667</text:p>
              </table:table-cell>
            </table:table-row>
            <table:table-row>
              <table:table-cell office:value-type="string">
                <text:p>111</text:p>
              </table:table-cell>
              <table:table-cell office:value-type="float" office:value="111">
                <text:p>111</text:p>
              </table:table-cell>
              <table:table-cell office:value-type="float" office:value="924.669">
                <text:p>924.669</text:p>
              </table:table-cell>
              <table:table-cell office:value-type="float" office:value="934.33">
                <text:p>934.33</text:p>
              </table:table-cell>
              <table:table-cell office:value-type="float" office:value="931.100333333333">
                <text:p>931.100333333333</text:p>
              </table:table-cell>
            </table:table-row>
            <table:table-row>
              <table:table-cell office:value-type="string">
                <text:p>112</text:p>
              </table:table-cell>
              <table:table-cell office:value-type="float" office:value="112">
                <text:p>112</text:p>
              </table:table-cell>
              <table:table-cell office:value-type="float" office:value="952.611">
                <text:p>952.611</text:p>
              </table:table-cell>
              <table:table-cell office:value-type="float" office:value="964.27">
                <text:p>964.27</text:p>
              </table:table-cell>
              <table:table-cell office:value-type="float" office:value="959.73">
                <text:p>959.73</text:p>
              </table:table-cell>
            </table:table-row>
            <table:table-row>
              <table:table-cell office:value-type="string">
                <text:p>113</text:p>
              </table:table-cell>
              <table:table-cell office:value-type="float" office:value="113">
                <text:p>113</text:p>
              </table:table-cell>
              <table:table-cell office:value-type="float" office:value="974.719">
                <text:p>974.719</text:p>
              </table:table-cell>
              <table:table-cell office:value-type="float" office:value="992.465">
                <text:p>992.465</text:p>
              </table:table-cell>
              <table:table-cell office:value-type="float" office:value="984.137">
                <text:p>984.137</text:p>
              </table:table-cell>
            </table:table-row>
            <table:table-row>
              <table:table-cell office:value-type="string">
                <text:p>114</text:p>
              </table:table-cell>
              <table:table-cell office:value-type="float" office:value="114">
                <text:p>114</text:p>
              </table:table-cell>
              <table:table-cell office:value-type="float" office:value="1005.79">
                <text:p>1005.79</text:p>
              </table:table-cell>
              <table:table-cell office:value-type="float" office:value="1023.08">
                <text:p>1023.08</text:p>
              </table:table-cell>
              <table:table-cell office:value-type="float" office:value="1015.60333333333">
                <text:p>1015.60333333333</text:p>
              </table:table-cell>
            </table:table-row>
            <table:table-row>
              <table:table-cell office:value-type="string">
                <text:p>115</text:p>
              </table:table-cell>
              <table:table-cell office:value-type="float" office:value="115">
                <text:p>115</text:p>
              </table:table-cell>
              <table:table-cell office:value-type="float" office:value="1028.71">
                <text:p>1028.71</text:p>
              </table:table-cell>
              <table:table-cell office:value-type="float" office:value="1046.41">
                <text:p>1046.41</text:p>
              </table:table-cell>
              <table:table-cell office:value-type="float" office:value="1039.05666666667">
                <text:p>1039.05666666667</text:p>
              </table:table-cell>
            </table:table-row>
            <table:table-row>
              <table:table-cell office:value-type="string">
                <text:p>116</text:p>
              </table:table-cell>
              <table:table-cell office:value-type="float" office:value="116">
                <text:p>116</text:p>
              </table:table-cell>
              <table:table-cell office:value-type="float" office:value="1059.46">
                <text:p>1059.46</text:p>
              </table:table-cell>
              <table:table-cell office:value-type="float" office:value="1091.71">
                <text:p>1091.71</text:p>
              </table:table-cell>
              <table:table-cell office:value-type="float" office:value="1073.28666666667">
                <text:p>1073.28666666667</text:p>
              </table:table-cell>
            </table:table-row>
            <table:table-row>
              <table:table-cell office:value-type="string">
                <text:p>117</text:p>
              </table:table-cell>
              <table:table-cell office:value-type="float" office:value="117">
                <text:p>117</text:p>
              </table:table-cell>
              <table:table-cell office:value-type="float" office:value="1085.8">
                <text:p>1085.8</text:p>
              </table:table-cell>
              <table:table-cell office:value-type="float" office:value="1098.21">
                <text:p>1098.21</text:p>
              </table:table-cell>
              <table:table-cell office:value-type="float" office:value="1092.07666666667">
                <text:p>1092.07666666667</text:p>
              </table:table-cell>
            </table:table-row>
            <table:table-row>
              <table:table-cell office:value-type="string">
                <text:p>118</text:p>
              </table:table-cell>
              <table:table-cell office:value-type="float" office:value="118">
                <text:p>118</text:p>
              </table:table-cell>
              <table:table-cell office:value-type="float" office:value="1110.95">
                <text:p>1110.95</text:p>
              </table:table-cell>
              <table:table-cell office:value-type="float" office:value="1128.42">
                <text:p>1128.42</text:p>
              </table:table-cell>
              <table:table-cell office:value-type="float" office:value="1118.9">
                <text:p>1118.9</text:p>
              </table:table-cell>
            </table:table-row>
            <table:table-row>
              <table:table-cell office:value-type="string">
                <text:p>119</text:p>
              </table:table-cell>
              <table:table-cell office:value-type="float" office:value="119">
                <text:p>119</text:p>
              </table:table-cell>
              <table:table-cell office:value-type="float" office:value="1143.25">
                <text:p>1143.25</text:p>
              </table:table-cell>
              <table:table-cell office:value-type="float" office:value="1156.45">
                <text:p>1156.45</text:p>
              </table:table-cell>
              <table:table-cell office:value-type="float" office:value="1148.52333333333">
                <text:p>1148.52333333333</text:p>
              </table:table-cell>
            </table:table-row>
            <table:table-row>
              <table:table-cell office:value-type="string">
                <text:p>120</text:p>
              </table:table-cell>
              <table:table-cell office:value-type="float" office:value="120">
                <text:p>120</text:p>
              </table:table-cell>
              <table:table-cell office:value-type="float" office:value="1174.22">
                <text:p>1174.22</text:p>
              </table:table-cell>
              <table:table-cell office:value-type="float" office:value="1185.49">
                <text:p>1185.49</text:p>
              </table:table-cell>
              <table:table-cell office:value-type="float" office:value="1179.32">
                <text:p>1179.32</text:p>
              </table:table-cell>
            </table:table-row>
            <table:table-row>
              <table:table-cell office:value-type="string">
                <text:p>121</text:p>
              </table:table-cell>
              <table:table-cell office:value-type="float" office:value="121">
                <text:p>121</text:p>
              </table:table-cell>
              <table:table-cell office:value-type="float" office:value="1206.17">
                <text:p>1206.17</text:p>
              </table:table-cell>
              <table:table-cell office:value-type="float" office:value="1217.25">
                <text:p>1217.25</text:p>
              </table:table-cell>
              <table:table-cell office:value-type="float" office:value="1210.57">
                <text:p>1210.57</text:p>
              </table:table-cell>
            </table:table-row>
            <table:table-row>
              <table:table-cell office:value-type="string">
                <text:p>122</text:p>
              </table:table-cell>
              <table:table-cell office:value-type="float" office:value="122">
                <text:p>122</text:p>
              </table:table-cell>
              <table:table-cell office:value-type="float" office:value="1235.35">
                <text:p>1235.35</text:p>
              </table:table-cell>
              <table:table-cell office:value-type="float" office:value="1244.62">
                <text:p>1244.62</text:p>
              </table:table-cell>
              <table:table-cell office:value-type="float" office:value="1240.1">
                <text:p>1240.1</text:p>
              </table:table-cell>
            </table:table-row>
            <table:table-row>
              <table:table-cell office:value-type="string">
                <text:p>123</text:p>
              </table:table-cell>
              <table:table-cell office:value-type="float" office:value="123">
                <text:p>123</text:p>
              </table:table-cell>
              <table:table-cell office:value-type="float" office:value="1262.68">
                <text:p>1262.68</text:p>
              </table:table-cell>
              <table:table-cell office:value-type="float" office:value="1280.67">
                <text:p>1280.67</text:p>
              </table:table-cell>
              <table:table-cell office:value-type="float" office:value="1272.48333333333">
                <text:p>1272.48333333333</text:p>
              </table:table-cell>
            </table:table-row>
            <table:table-row>
              <table:table-cell office:value-type="string">
                <text:p>124</text:p>
              </table:table-cell>
              <table:table-cell office:value-type="float" office:value="124">
                <text:p>124</text:p>
              </table:table-cell>
              <table:table-cell office:value-type="float" office:value="1297.29">
                <text:p>1297.29</text:p>
              </table:table-cell>
              <table:table-cell office:value-type="float" office:value="1328.56">
                <text:p>1328.56</text:p>
              </table:table-cell>
              <table:table-cell office:value-type="float" office:value="1311.54666666667">
                <text:p>1311.54666666667</text:p>
              </table:table-cell>
            </table:table-row>
            <table:table-row>
              <table:table-cell office:value-type="string">
                <text:p>125</text:p>
              </table:table-cell>
              <table:table-cell office:value-type="float" office:value="125">
                <text:p>125</text:p>
              </table:table-cell>
              <table:table-cell office:value-type="float" office:value="1325.52">
                <text:p>1325.52</text:p>
              </table:table-cell>
              <table:table-cell office:value-type="float" office:value="1412.41">
                <text:p>1412.41</text:p>
              </table:table-cell>
              <table:table-cell office:value-type="float" office:value="1357.53333333333">
                <text:p>1357.53333333333</text:p>
              </table:table-cell>
            </table:table-row>
            <table:table-row>
              <table:table-cell office:value-type="string">
                <text:p>126</text:p>
              </table:table-cell>
              <table:table-cell office:value-type="float" office:value="126">
                <text:p>126</text:p>
              </table:table-cell>
              <table:table-cell office:value-type="float" office:value="1357.78">
                <text:p>1357.78</text:p>
              </table:table-cell>
              <table:table-cell office:value-type="float" office:value="1437.8">
                <text:p>1437.8</text:p>
              </table:table-cell>
              <table:table-cell office:value-type="float" office:value="1388.08">
                <text:p>1388.08</text:p>
              </table:table-cell>
            </table:table-row>
            <table:table-row>
              <table:table-cell office:value-type="string">
                <text:p>127</text:p>
              </table:table-cell>
              <table:table-cell office:value-type="float" office:value="127">
                <text:p>127</text:p>
              </table:table-cell>
              <table:table-cell office:value-type="float" office:value="1391.94">
                <text:p>1391.94</text:p>
              </table:table-cell>
              <table:table-cell office:value-type="float" office:value="1420.26">
                <text:p>1420.26</text:p>
              </table:table-cell>
              <table:table-cell office:value-type="float" office:value="1404.62666666667">
                <text:p>1404.62666666667</text:p>
              </table:table-cell>
            </table:table-row>
            <table:table-row>
              <table:table-cell office:value-type="string">
                <text:p>128</text:p>
              </table:table-cell>
              <table:table-cell office:value-type="float" office:value="128">
                <text:p>128</text:p>
              </table:table-cell>
              <table:table-cell office:value-type="float" office:value="1424.94">
                <text:p>1424.94</text:p>
              </table:table-cell>
              <table:table-cell office:value-type="float" office:value="1448.83">
                <text:p>1448.83</text:p>
              </table:table-cell>
              <table:table-cell office:value-type="float" office:value="1437.06333333333">
                <text:p>1437.06333333333</text:p>
              </table:table-cell>
            </table:table-row>
            <table:table-row>
              <table:table-cell office:value-type="string">
                <text:p>129</text:p>
              </table:table-cell>
              <table:table-cell office:value-type="float" office:value="129">
                <text:p>129</text:p>
              </table:table-cell>
              <table:table-cell office:value-type="float" office:value="1463.55">
                <text:p>1463.55</text:p>
              </table:table-cell>
              <table:table-cell office:value-type="float" office:value="1531.9">
                <text:p>1531.9</text:p>
              </table:table-cell>
              <table:table-cell office:value-type="float" office:value="1487.90666666667">
                <text:p>1487.90666666667</text:p>
              </table:table-cell>
            </table:table-row>
            <table:table-row>
              <table:table-cell office:value-type="string">
                <text:p>130</text:p>
              </table:table-cell>
              <table:table-cell office:value-type="float" office:value="130">
                <text:p>130</text:p>
              </table:table-cell>
              <table:table-cell office:value-type="float" office:value="1490.46">
                <text:p>1490.46</text:p>
              </table:table-cell>
              <table:table-cell office:value-type="float" office:value="1515.91">
                <text:p>1515.91</text:p>
              </table:table-cell>
              <table:table-cell office:value-type="float" office:value="1505.07">
                <text:p>1505.07</text:p>
              </table:table-cell>
            </table:table-row>
            <table:table-row>
              <table:table-cell office:value-type="string">
                <text:p>131</text:p>
              </table:table-cell>
              <table:table-cell office:value-type="float" office:value="131">
                <text:p>131</text:p>
              </table:table-cell>
              <table:table-cell office:value-type="float" office:value="1526.44">
                <text:p>1526.44</text:p>
              </table:table-cell>
              <table:table-cell office:value-type="float" office:value="1570.01">
                <text:p>1570.01</text:p>
              </table:table-cell>
              <table:table-cell office:value-type="float" office:value="1546.44333333333">
                <text:p>1546.44333333333</text:p>
              </table:table-cell>
            </table:table-row>
            <table:table-row>
              <table:table-cell office:value-type="string">
                <text:p>132</text:p>
              </table:table-cell>
              <table:table-cell office:value-type="float" office:value="132">
                <text:p>132</text:p>
              </table:table-cell>
              <table:table-cell office:value-type="float" office:value="1562.57">
                <text:p>1562.57</text:p>
              </table:table-cell>
              <table:table-cell office:value-type="float" office:value="1645.57">
                <text:p>1645.57</text:p>
              </table:table-cell>
              <table:table-cell office:value-type="float" office:value="1594.85">
                <text:p>1594.85</text:p>
              </table:table-cell>
            </table:table-row>
            <table:table-row>
              <table:table-cell office:value-type="string">
                <text:p>133</text:p>
              </table:table-cell>
              <table:table-cell office:value-type="float" office:value="133">
                <text:p>133</text:p>
              </table:table-cell>
              <table:table-cell office:value-type="float" office:value="1598.51">
                <text:p>1598.51</text:p>
              </table:table-cell>
              <table:table-cell office:value-type="float" office:value="1613.9">
                <text:p>1613.9</text:p>
              </table:table-cell>
              <table:table-cell office:value-type="float" office:value="1605.93333333333">
                <text:p>1605.93333333333</text:p>
              </table:table-cell>
            </table:table-row>
            <table:table-row>
              <table:table-cell office:value-type="string">
                <text:p>134</text:p>
              </table:table-cell>
              <table:table-cell office:value-type="float" office:value="134">
                <text:p>134</text:p>
              </table:table-cell>
              <table:table-cell office:value-type="float" office:value="1633.04">
                <text:p>1633.04</text:p>
              </table:table-cell>
              <table:table-cell office:value-type="float" office:value="1667.14">
                <text:p>1667.14</text:p>
              </table:table-cell>
              <table:table-cell office:value-type="float" office:value="1650.36333333333">
                <text:p>1650.36333333333</text:p>
              </table:table-cell>
            </table:table-row>
            <table:table-row>
              <table:table-cell office:value-type="string">
                <text:p>135</text:p>
              </table:table-cell>
              <table:table-cell office:value-type="float" office:value="135">
                <text:p>135</text:p>
              </table:table-cell>
              <table:table-cell office:value-type="float" office:value="1670.99">
                <text:p>1670.99</text:p>
              </table:table-cell>
              <table:table-cell office:value-type="float" office:value="1750.17">
                <text:p>1750.17</text:p>
              </table:table-cell>
              <table:table-cell office:value-type="float" office:value="1704.19333333333">
                <text:p>1704.19333333333</text:p>
              </table:table-cell>
            </table:table-row>
            <table:table-row>
              <table:table-cell office:value-type="string">
                <text:p>136</text:p>
              </table:table-cell>
              <table:table-cell office:value-type="float" office:value="136">
                <text:p>136</text:p>
              </table:table-cell>
              <table:table-cell office:value-type="float" office:value="1706.33">
                <text:p>1706.33</text:p>
              </table:table-cell>
              <table:table-cell office:value-type="float" office:value="1729.28">
                <text:p>1729.28</text:p>
              </table:table-cell>
              <table:table-cell office:value-type="float" office:value="1721.28666666667">
                <text:p>1721.28666666667</text:p>
              </table:table-cell>
            </table:table-row>
            <table:table-row>
              <table:table-cell office:value-type="string">
                <text:p>137</text:p>
              </table:table-cell>
              <table:table-cell office:value-type="float" office:value="137">
                <text:p>137</text:p>
              </table:table-cell>
              <table:table-cell office:value-type="float" office:value="1747.4">
                <text:p>1747.4</text:p>
              </table:table-cell>
              <table:table-cell office:value-type="float" office:value="1765.08">
                <text:p>1765.08</text:p>
              </table:table-cell>
              <table:table-cell office:value-type="float" office:value="1755.41333333333">
                <text:p>1755.41333333333</text:p>
              </table:table-cell>
            </table:table-row>
            <table:table-row>
              <table:table-cell office:value-type="string">
                <text:p>138</text:p>
              </table:table-cell>
              <table:table-cell office:value-type="float" office:value="138">
                <text:p>138</text:p>
              </table:table-cell>
              <table:table-cell office:value-type="float" office:value="1789.03">
                <text:p>1789.03</text:p>
              </table:table-cell>
              <table:table-cell office:value-type="float" office:value="1807.32">
                <text:p>1807.32</text:p>
              </table:table-cell>
              <table:table-cell office:value-type="float" office:value="1797.95333333333">
                <text:p>1797.95333333333</text:p>
              </table:table-cell>
            </table:table-row>
            <table:table-row>
              <table:table-cell office:value-type="string">
                <text:p>139</text:p>
              </table:table-cell>
              <table:table-cell office:value-type="float" office:value="139">
                <text:p>139</text:p>
              </table:table-cell>
              <table:table-cell office:value-type="float" office:value="1822.62">
                <text:p>1822.62</text:p>
              </table:table-cell>
              <table:table-cell office:value-type="float" office:value="1840.31">
                <text:p>1840.31</text:p>
              </table:table-cell>
              <table:table-cell office:value-type="float" office:value="1832.35333333333">
                <text:p>1832.35333333333</text:p>
              </table:table-cell>
            </table:table-row>
            <table:table-row>
              <table:table-cell office:value-type="string">
                <text:p>140</text:p>
              </table:table-cell>
              <table:table-cell office:value-type="float" office:value="140">
                <text:p>140</text:p>
              </table:table-cell>
              <table:table-cell office:value-type="float" office:value="1861.09">
                <text:p>1861.09</text:p>
              </table:table-cell>
              <table:table-cell office:value-type="float" office:value="1897.6">
                <text:p>1897.6</text:p>
              </table:table-cell>
              <table:table-cell office:value-type="float" office:value="1880.17">
                <text:p>1880.17</text:p>
              </table:table-cell>
            </table:table-row>
            <table:table-row>
              <table:table-cell office:value-type="string">
                <text:p>141</text:p>
              </table:table-cell>
              <table:table-cell office:value-type="float" office:value="141">
                <text:p>141</text:p>
              </table:table-cell>
              <table:table-cell office:value-type="float" office:value="1905.31">
                <text:p>1905.31</text:p>
              </table:table-cell>
              <table:table-cell office:value-type="float" office:value="1934.47">
                <text:p>1934.47</text:p>
              </table:table-cell>
              <table:table-cell office:value-type="float" office:value="1921.39666666667">
                <text:p>1921.39666666667</text:p>
              </table:table-cell>
            </table:table-row>
            <table:table-row>
              <table:table-cell office:value-type="string">
                <text:p>142</text:p>
              </table:table-cell>
              <table:table-cell office:value-type="float" office:value="142">
                <text:p>142</text:p>
              </table:table-cell>
              <table:table-cell office:value-type="float" office:value="1944.23">
                <text:p>1944.23</text:p>
              </table:table-cell>
              <table:table-cell office:value-type="float" office:value="1967.2">
                <text:p>1967.2</text:p>
              </table:table-cell>
              <table:table-cell office:value-type="float" office:value="1956.86666666667">
                <text:p>1956.86666666667</text:p>
              </table:table-cell>
            </table:table-row>
            <table:table-row>
              <table:table-cell office:value-type="string">
                <text:p>143</text:p>
              </table:table-cell>
              <table:table-cell office:value-type="float" office:value="143">
                <text:p>143</text:p>
              </table:table-cell>
              <table:table-cell office:value-type="float" office:value="1986.96">
                <text:p>1986.96</text:p>
              </table:table-cell>
              <table:table-cell office:value-type="float" office:value="2009.88">
                <text:p>2009.88</text:p>
              </table:table-cell>
              <table:table-cell office:value-type="float" office:value="1997.20333333333">
                <text:p>1997.20333333333</text:p>
              </table:table-cell>
            </table:table-row>
            <table:table-row>
              <table:table-cell office:value-type="string">
                <text:p>144</text:p>
              </table:table-cell>
              <table:table-cell office:value-type="float" office:value="144">
                <text:p>144</text:p>
              </table:table-cell>
              <table:table-cell office:value-type="float" office:value="2028.27">
                <text:p>2028.27</text:p>
              </table:table-cell>
              <table:table-cell office:value-type="float" office:value="2045.36">
                <text:p>2045.36</text:p>
              </table:table-cell>
              <table:table-cell office:value-type="float" office:value="2038.63666666667">
                <text:p>2038.63666666667</text:p>
              </table:table-cell>
            </table:table-row>
            <table:table-row>
              <table:table-cell office:value-type="string">
                <text:p>145</text:p>
              </table:table-cell>
              <table:table-cell office:value-type="float" office:value="145">
                <text:p>145</text:p>
              </table:table-cell>
              <table:table-cell office:value-type="float" office:value="2069.38">
                <text:p>2069.38</text:p>
              </table:table-cell>
              <table:table-cell office:value-type="float" office:value="2137.28">
                <text:p>2137.28</text:p>
              </table:table-cell>
              <table:table-cell office:value-type="float" office:value="2098.87666666667">
                <text:p>2098.87666666667</text:p>
              </table:table-cell>
            </table:table-row>
            <table:table-row>
              <table:table-cell office:value-type="string">
                <text:p>146</text:p>
              </table:table-cell>
              <table:table-cell office:value-type="float" office:value="146">
                <text:p>146</text:p>
              </table:table-cell>
              <table:table-cell office:value-type="float" office:value="2113.81">
                <text:p>2113.81</text:p>
              </table:table-cell>
              <table:table-cell office:value-type="float" office:value="2219.63">
                <text:p>2219.63</text:p>
              </table:table-cell>
              <table:table-cell office:value-type="float" office:value="2155.52666666667">
                <text:p>2155.52666666667</text:p>
              </table:table-cell>
            </table:table-row>
            <table:table-row>
              <table:table-cell office:value-type="string">
                <text:p>147</text:p>
              </table:table-cell>
              <table:table-cell office:value-type="float" office:value="147">
                <text:p>147</text:p>
              </table:table-cell>
              <table:table-cell office:value-type="float" office:value="2156.86">
                <text:p>2156.86</text:p>
              </table:table-cell>
              <table:table-cell office:value-type="float" office:value="2177.21">
                <text:p>2177.21</text:p>
              </table:table-cell>
              <table:table-cell office:value-type="float" office:value="2167.27">
                <text:p>2167.27</text:p>
              </table:table-cell>
            </table:table-row>
            <table:table-row>
              <table:table-cell office:value-type="string">
                <text:p>148</text:p>
              </table:table-cell>
              <table:table-cell office:value-type="float" office:value="148">
                <text:p>148</text:p>
              </table:table-cell>
              <table:table-cell office:value-type="float" office:value="2199.23">
                <text:p>2199.23</text:p>
              </table:table-cell>
              <table:table-cell office:value-type="float" office:value="2221.82">
                <text:p>2221.82</text:p>
              </table:table-cell>
              <table:table-cell office:value-type="float" office:value="2209.42">
                <text:p>2209.42</text:p>
              </table:table-cell>
            </table:table-row>
            <table:table-row>
              <table:table-cell office:value-type="string">
                <text:p>149</text:p>
              </table:table-cell>
              <table:table-cell office:value-type="float" office:value="149">
                <text:p>149</text:p>
              </table:table-cell>
              <table:table-cell office:value-type="float" office:value="2244.55">
                <text:p>2244.55</text:p>
              </table:table-cell>
              <table:table-cell office:value-type="float" office:value="2267.54">
                <text:p>2267.54</text:p>
              </table:table-cell>
              <table:table-cell office:value-type="float" office:value="2258.51666666667">
                <text:p>2258.51666666667</text:p>
              </table:table-cell>
            </table:table-row>
            <table:table-row>
              <table:table-cell office:value-type="string">
                <text:p>150</text:p>
              </table:table-cell>
              <table:table-cell office:value-type="float" office:value="150">
                <text:p>150</text:p>
              </table:table-cell>
              <table:table-cell office:value-type="float" office:value="2291.25">
                <text:p>2291.25</text:p>
              </table:table-cell>
              <table:table-cell office:value-type="float" office:value="2312.64">
                <text:p>2312.64</text:p>
              </table:table-cell>
              <table:table-cell office:value-type="float" office:value="2304.00666666667">
                <text:p>2304.00666666667</text:p>
              </table:table-cell>
            </table:table-row>
            <table:table-row>
              <table:table-cell office:value-type="string">
                <text:p>151</text:p>
              </table:table-cell>
              <table:table-cell office:value-type="float" office:value="151">
                <text:p>151</text:p>
              </table:table-cell>
              <table:table-cell office:value-type="float" office:value="2341.89">
                <text:p>2341.89</text:p>
              </table:table-cell>
              <table:table-cell office:value-type="float" office:value="2360.04">
                <text:p>2360.04</text:p>
              </table:table-cell>
              <table:table-cell office:value-type="float" office:value="2349.62333333333">
                <text:p>2349.62333333333</text:p>
              </table:table-cell>
            </table:table-row>
            <table:table-row>
              <table:table-cell office:value-type="string">
                <text:p>152</text:p>
              </table:table-cell>
              <table:table-cell office:value-type="float" office:value="152">
                <text:p>152</text:p>
              </table:table-cell>
              <table:table-cell office:value-type="float" office:value="2385.72">
                <text:p>2385.72</text:p>
              </table:table-cell>
              <table:table-cell office:value-type="float" office:value="2406.76">
                <text:p>2406.76</text:p>
              </table:table-cell>
              <table:table-cell office:value-type="float" office:value="2396.08">
                <text:p>2396.08</text:p>
              </table:table-cell>
            </table:table-row>
            <table:table-row>
              <table:table-cell office:value-type="string">
                <text:p>153</text:p>
              </table:table-cell>
              <table:table-cell office:value-type="float" office:value="153">
                <text:p>153</text:p>
              </table:table-cell>
              <table:table-cell office:value-type="float" office:value="2435.45">
                <text:p>2435.45</text:p>
              </table:table-cell>
              <table:table-cell office:value-type="float" office:value="2510.71">
                <text:p>2510.71</text:p>
              </table:table-cell>
              <table:table-cell office:value-type="float" office:value="2465.90666666667">
                <text:p>2465.90666666667</text:p>
              </table:table-cell>
            </table:table-row>
            <table:table-row>
              <table:table-cell office:value-type="string">
                <text:p>154</text:p>
              </table:table-cell>
              <table:table-cell office:value-type="float" office:value="154">
                <text:p>154</text:p>
              </table:table-cell>
              <table:table-cell office:value-type="float" office:value="2482.14">
                <text:p>2482.14</text:p>
              </table:table-cell>
              <table:table-cell office:value-type="float" office:value="2510.08">
                <text:p>2510.08</text:p>
              </table:table-cell>
              <table:table-cell office:value-type="float" office:value="2498.38">
                <text:p>2498.38</text:p>
              </table:table-cell>
            </table:table-row>
            <table:table-row>
              <table:table-cell office:value-type="string">
                <text:p>155</text:p>
              </table:table-cell>
              <table:table-cell office:value-type="float" office:value="155">
                <text:p>155</text:p>
              </table:table-cell>
              <table:table-cell office:value-type="float" office:value="2525.22">
                <text:p>2525.22</text:p>
              </table:table-cell>
              <table:table-cell office:value-type="float" office:value="2555.15">
                <text:p>2555.15</text:p>
              </table:table-cell>
              <table:table-cell office:value-type="float" office:value="2544.14666666667">
                <text:p>2544.14666666667</text:p>
              </table:table-cell>
            </table:table-row>
            <table:table-row>
              <table:table-cell office:value-type="string">
                <text:p>156</text:p>
              </table:table-cell>
              <table:table-cell office:value-type="float" office:value="156">
                <text:p>156</text:p>
              </table:table-cell>
              <table:table-cell office:value-type="float" office:value="2578.34">
                <text:p>2578.34</text:p>
              </table:table-cell>
              <table:table-cell office:value-type="float" office:value="2604.47">
                <text:p>2604.47</text:p>
              </table:table-cell>
              <table:table-cell office:value-type="float" office:value="2588.86666666667">
                <text:p>2588.86666666667</text:p>
              </table:table-cell>
            </table:table-row>
            <table:table-row>
              <table:table-cell office:value-type="string">
                <text:p>157</text:p>
              </table:table-cell>
              <table:table-cell office:value-type="float" office:value="157">
                <text:p>157</text:p>
              </table:table-cell>
              <table:table-cell office:value-type="float" office:value="2623.81">
                <text:p>2623.81</text:p>
              </table:table-cell>
              <table:table-cell office:value-type="float" office:value="2649.39">
                <text:p>2649.39</text:p>
              </table:table-cell>
              <table:table-cell office:value-type="float" office:value="2635.88666666667">
                <text:p>2635.88666666667</text:p>
              </table:table-cell>
            </table:table-row>
            <table:table-row>
              <table:table-cell office:value-type="string">
                <text:p>158</text:p>
              </table:table-cell>
              <table:table-cell office:value-type="float" office:value="158">
                <text:p>158</text:p>
              </table:table-cell>
              <table:table-cell office:value-type="float" office:value="2730.65">
                <text:p>2730.65</text:p>
              </table:table-cell>
              <table:table-cell office:value-type="float" office:value="2755.79">
                <text:p>2755.79</text:p>
              </table:table-cell>
              <table:table-cell office:value-type="float" office:value="2740.34333333333">
                <text:p>2740.34333333333</text:p>
              </table:table-cell>
            </table:table-row>
            <table:table-row>
              <table:table-cell office:value-type="string">
                <text:p>159</text:p>
              </table:table-cell>
              <table:table-cell office:value-type="float" office:value="159">
                <text:p>159</text:p>
              </table:table-cell>
              <table:table-cell office:value-type="float" office:value="2732.12">
                <text:p>2732.12</text:p>
              </table:table-cell>
              <table:table-cell office:value-type="float" office:value="2751.36">
                <text:p>2751.36</text:p>
              </table:table-cell>
              <table:table-cell office:value-type="float" office:value="2740.32333333333">
                <text:p>2740.32333333333</text:p>
              </table:table-cell>
            </table:table-row>
            <table:table-row>
              <table:table-cell office:value-type="string">
                <text:p>160</text:p>
              </table:table-cell>
              <table:table-cell office:value-type="float" office:value="160">
                <text:p>160</text:p>
              </table:table-cell>
              <table:table-cell office:value-type="float" office:value="2777.82">
                <text:p>2777.82</text:p>
              </table:table-cell>
              <table:table-cell office:value-type="float" office:value="2814.76">
                <text:p>2814.76</text:p>
              </table:table-cell>
              <table:table-cell office:value-type="float" office:value="2801.26">
                <text:p>2801.26</text:p>
              </table:table-cell>
            </table:table-row>
            <table:table-row>
              <table:table-cell office:value-type="string">
                <text:p>161</text:p>
              </table:table-cell>
              <table:table-cell office:value-type="float" office:value="161">
                <text:p>161</text:p>
              </table:table-cell>
              <table:table-cell office:value-type="float" office:value="2833.2">
                <text:p>2833.2</text:p>
              </table:table-cell>
              <table:table-cell office:value-type="float" office:value="2904.7">
                <text:p>2904.7</text:p>
              </table:table-cell>
              <table:table-cell office:value-type="float" office:value="2865.40666666667">
                <text:p>2865.40666666667</text:p>
              </table:table-cell>
            </table:table-row>
            <table:table-row>
              <table:table-cell office:value-type="string">
                <text:p>162</text:p>
              </table:table-cell>
              <table:table-cell office:value-type="float" office:value="162">
                <text:p>162</text:p>
              </table:table-cell>
              <table:table-cell office:value-type="float" office:value="2884.32">
                <text:p>2884.32</text:p>
              </table:table-cell>
              <table:table-cell office:value-type="float" office:value="2987.84">
                <text:p>2987.84</text:p>
              </table:table-cell>
              <table:table-cell office:value-type="float" office:value="2933.27333333333">
                <text:p>2933.27333333333</text:p>
              </table:table-cell>
            </table:table-row>
            <table:table-row>
              <table:table-cell office:value-type="string">
                <text:p>163</text:p>
              </table:table-cell>
              <table:table-cell office:value-type="float" office:value="163">
                <text:p>163</text:p>
              </table:table-cell>
              <table:table-cell office:value-type="float" office:value="2945.51">
                <text:p>2945.51</text:p>
              </table:table-cell>
              <table:table-cell office:value-type="float" office:value="3093.79">
                <text:p>3093.79</text:p>
              </table:table-cell>
              <table:table-cell office:value-type="float" office:value="3002.76333333333">
                <text:p>3002.76333333333</text:p>
              </table:table-cell>
            </table:table-row>
            <table:table-row>
              <table:table-cell office:value-type="string">
                <text:p>164</text:p>
              </table:table-cell>
              <table:table-cell office:value-type="float" office:value="164">
                <text:p>164</text:p>
              </table:table-cell>
              <table:table-cell office:value-type="float" office:value="2989.69">
                <text:p>2989.69</text:p>
              </table:table-cell>
              <table:table-cell office:value-type="float" office:value="3095.27">
                <text:p>3095.27</text:p>
              </table:table-cell>
              <table:table-cell office:value-type="float" office:value="3035.65333333333">
                <text:p>3035.65333333333</text:p>
              </table:table-cell>
            </table:table-row>
            <table:table-row>
              <table:table-cell office:value-type="string">
                <text:p>165</text:p>
              </table:table-cell>
              <table:table-cell office:value-type="float" office:value="165">
                <text:p>165</text:p>
              </table:table-cell>
              <table:table-cell office:value-type="float" office:value="3050.57">
                <text:p>3050.57</text:p>
              </table:table-cell>
              <table:table-cell office:value-type="float" office:value="3191.43">
                <text:p>3191.43</text:p>
              </table:table-cell>
              <table:table-cell office:value-type="float" office:value="3106.01666666667">
                <text:p>3106.01666666667</text:p>
              </table:table-cell>
            </table:table-row>
            <table:table-row>
              <table:table-cell office:value-type="string">
                <text:p>166</text:p>
              </table:table-cell>
              <table:table-cell office:value-type="float" office:value="166">
                <text:p>166</text:p>
              </table:table-cell>
              <table:table-cell office:value-type="float" office:value="3105.59">
                <text:p>3105.59</text:p>
              </table:table-cell>
              <table:table-cell office:value-type="float" office:value="3132.92">
                <text:p>3132.92</text:p>
              </table:table-cell>
              <table:table-cell office:value-type="float" office:value="3123.00333333333">
                <text:p>3123.00333333333</text:p>
              </table:table-cell>
            </table:table-row>
            <table:table-row>
              <table:table-cell office:value-type="string">
                <text:p>167</text:p>
              </table:table-cell>
              <table:table-cell office:value-type="float" office:value="167">
                <text:p>167</text:p>
              </table:table-cell>
              <table:table-cell office:value-type="float" office:value="3161.98">
                <text:p>3161.98</text:p>
              </table:table-cell>
              <table:table-cell office:value-type="float" office:value="3198.49">
                <text:p>3198.49</text:p>
              </table:table-cell>
              <table:table-cell office:value-type="float" office:value="3175.88333333333">
                <text:p>3175.88333333333</text:p>
              </table:table-cell>
            </table:table-row>
            <table:table-row>
              <table:table-cell office:value-type="string">
                <text:p>168</text:p>
              </table:table-cell>
              <table:table-cell office:value-type="float" office:value="168">
                <text:p>168</text:p>
              </table:table-cell>
              <table:table-cell office:value-type="float" office:value="3214">
                <text:p>3214</text:p>
              </table:table-cell>
              <table:table-cell office:value-type="float" office:value="3247.1">
                <text:p>3247.1</text:p>
              </table:table-cell>
              <table:table-cell office:value-type="float" office:value="3228.83333333333">
                <text:p>3228.83333333333</text:p>
              </table:table-cell>
            </table:table-row>
            <table:table-row>
              <table:table-cell office:value-type="string">
                <text:p>169</text:p>
              </table:table-cell>
              <table:table-cell office:value-type="float" office:value="169">
                <text:p>169</text:p>
              </table:table-cell>
              <table:table-cell office:value-type="float" office:value="3273.09">
                <text:p>3273.09</text:p>
              </table:table-cell>
              <table:table-cell office:value-type="float" office:value="3309">
                <text:p>3309</text:p>
              </table:table-cell>
              <table:table-cell office:value-type="float" office:value="3287.84">
                <text:p>3287.84</text:p>
              </table:table-cell>
            </table:table-row>
            <table:table-row>
              <table:table-cell office:value-type="string">
                <text:p>170</text:p>
              </table:table-cell>
              <table:table-cell office:value-type="float" office:value="170">
                <text:p>170</text:p>
              </table:table-cell>
              <table:table-cell office:value-type="float" office:value="3342.64">
                <text:p>3342.64</text:p>
              </table:table-cell>
              <table:table-cell office:value-type="float" office:value="3374.62">
                <text:p>3374.62</text:p>
              </table:table-cell>
              <table:table-cell office:value-type="float" office:value="3358.64333333333">
                <text:p>3358.64333333333</text:p>
              </table:table-cell>
            </table:table-row>
            <table:table-row>
              <table:table-cell office:value-type="string">
                <text:p>171</text:p>
              </table:table-cell>
              <table:table-cell office:value-type="float" office:value="171">
                <text:p>171</text:p>
              </table:table-cell>
              <table:table-cell office:value-type="float" office:value="3397.61">
                <text:p>3397.61</text:p>
              </table:table-cell>
              <table:table-cell office:value-type="float" office:value="3431.66">
                <text:p>3431.66</text:p>
              </table:table-cell>
              <table:table-cell office:value-type="float" office:value="3420.09">
                <text:p>3420.09</text:p>
              </table:table-cell>
            </table:table-row>
            <table:table-row>
              <table:table-cell office:value-type="string">
                <text:p>172</text:p>
              </table:table-cell>
              <table:table-cell office:value-type="float" office:value="172">
                <text:p>172</text:p>
              </table:table-cell>
              <table:table-cell office:value-type="float" office:value="3451.92">
                <text:p>3451.92</text:p>
              </table:table-cell>
              <table:table-cell office:value-type="float" office:value="3485.51">
                <text:p>3485.51</text:p>
              </table:table-cell>
              <table:table-cell office:value-type="float" office:value="3471.79333333333">
                <text:p>3471.79333333333</text:p>
              </table:table-cell>
            </table:table-row>
            <table:table-row>
              <table:table-cell office:value-type="string">
                <text:p>173</text:p>
              </table:table-cell>
              <table:table-cell office:value-type="float" office:value="173">
                <text:p>173</text:p>
              </table:table-cell>
              <table:table-cell office:value-type="float" office:value="3522.29">
                <text:p>3522.29</text:p>
              </table:table-cell>
              <table:table-cell office:value-type="float" office:value="3544.36">
                <text:p>3544.36</text:p>
              </table:table-cell>
              <table:table-cell office:value-type="float" office:value="3534.36666666667">
                <text:p>3534.36666666667</text:p>
              </table:table-cell>
            </table:table-row>
            <table:table-row>
              <table:table-cell office:value-type="string">
                <text:p>174</text:p>
              </table:table-cell>
              <table:table-cell office:value-type="float" office:value="174">
                <text:p>174</text:p>
              </table:table-cell>
              <table:table-cell office:value-type="float" office:value="3570.64">
                <text:p>3570.64</text:p>
              </table:table-cell>
              <table:table-cell office:value-type="float" office:value="3631.2">
                <text:p>3631.2</text:p>
              </table:table-cell>
              <table:table-cell office:value-type="float" office:value="3603.16333333333">
                <text:p>3603.16333333333</text:p>
              </table:table-cell>
            </table:table-row>
            <table:table-row>
              <table:table-cell office:value-type="string">
                <text:p>175</text:p>
              </table:table-cell>
              <table:table-cell office:value-type="float" office:value="175">
                <text:p>175</text:p>
              </table:table-cell>
              <table:table-cell office:value-type="float" office:value="3643.11">
                <text:p>3643.11</text:p>
              </table:table-cell>
              <table:table-cell office:value-type="float" office:value="3761.85">
                <text:p>3761.85</text:p>
              </table:table-cell>
              <table:table-cell office:value-type="float" office:value="3691.14666666667">
                <text:p>3691.14666666667</text:p>
              </table:table-cell>
            </table:table-row>
            <table:table-row>
              <table:table-cell office:value-type="string">
                <text:p>176</text:p>
              </table:table-cell>
              <table:table-cell office:value-type="float" office:value="176">
                <text:p>176</text:p>
              </table:table-cell>
              <table:table-cell office:value-type="float" office:value="3776.59">
                <text:p>3776.59</text:p>
              </table:table-cell>
              <table:table-cell office:value-type="float" office:value="3975.37">
                <text:p>3975.37</text:p>
              </table:table-cell>
              <table:table-cell office:value-type="float" office:value="3854.90333333333">
                <text:p>3854.90333333333</text:p>
              </table:table-cell>
            </table:table-row>
            <table:table-row>
              <table:table-cell office:value-type="string">
                <text:p>177</text:p>
              </table:table-cell>
              <table:table-cell office:value-type="float" office:value="177">
                <text:p>177</text:p>
              </table:table-cell>
              <table:table-cell office:value-type="float" office:value="3761.61">
                <text:p>3761.61</text:p>
              </table:table-cell>
              <table:table-cell office:value-type="float" office:value="3848.09">
                <text:p>3848.09</text:p>
              </table:table-cell>
              <table:table-cell office:value-type="float" office:value="3801.38333333333">
                <text:p>3801.38333333333</text:p>
              </table:table-cell>
            </table:table-row>
            <table:table-row>
              <table:table-cell office:value-type="string">
                <text:p>178</text:p>
              </table:table-cell>
              <table:table-cell office:value-type="float" office:value="178">
                <text:p>178</text:p>
              </table:table-cell>
              <table:table-cell office:value-type="float" office:value="3823.44">
                <text:p>3823.44</text:p>
              </table:table-cell>
              <table:table-cell office:value-type="float" office:value="4028.52">
                <text:p>4028.52</text:p>
              </table:table-cell>
              <table:table-cell office:value-type="float" office:value="3904.20666666667">
                <text:p>3904.20666666667</text:p>
              </table:table-cell>
            </table:table-row>
            <table:table-row>
              <table:table-cell office:value-type="string">
                <text:p>179</text:p>
              </table:table-cell>
              <table:table-cell office:value-type="float" office:value="179">
                <text:p>179</text:p>
              </table:table-cell>
              <table:table-cell office:value-type="float" office:value="3894.3">
                <text:p>3894.3</text:p>
              </table:table-cell>
              <table:table-cell office:value-type="float" office:value="4064.98">
                <text:p>4064.98</text:p>
              </table:table-cell>
              <table:table-cell office:value-type="float" office:value="3963.66333333333">
                <text:p>3963.66333333333</text:p>
              </table:table-cell>
            </table:table-row>
            <table:table-row>
              <table:table-cell office:value-type="string">
                <text:p>180</text:p>
              </table:table-cell>
              <table:table-cell office:value-type="float" office:value="180">
                <text:p>180</text:p>
              </table:table-cell>
              <table:table-cell office:value-type="float" office:value="3956.56">
                <text:p>3956.56</text:p>
              </table:table-cell>
              <table:table-cell office:value-type="float" office:value="4034.94">
                <text:p>4034.94</text:p>
              </table:table-cell>
              <table:table-cell office:value-type="float" office:value="3994.97666666667">
                <text:p>3994.97666666667</text:p>
              </table:table-cell>
            </table:table-row>
            <table:table-row>
              <table:table-cell office:value-type="string">
                <text:p>181</text:p>
              </table:table-cell>
              <table:table-cell office:value-type="float" office:value="181">
                <text:p>181</text:p>
              </table:table-cell>
              <table:table-cell office:value-type="float" office:value="4024.47">
                <text:p>4024.47</text:p>
              </table:table-cell>
              <table:table-cell office:value-type="float" office:value="4218.02">
                <text:p>4218.02</text:p>
              </table:table-cell>
              <table:table-cell office:value-type="float" office:value="4100.04333333333">
                <text:p>4100.04333333333</text:p>
              </table:table-cell>
            </table:table-row>
            <table:table-row>
              <table:table-cell office:value-type="string">
                <text:p>182</text:p>
              </table:table-cell>
              <table:table-cell office:value-type="float" office:value="182">
                <text:p>182</text:p>
              </table:table-cell>
              <table:table-cell office:value-type="float" office:value="4084.44">
                <text:p>4084.44</text:p>
              </table:table-cell>
              <table:table-cell office:value-type="float" office:value="4231.97">
                <text:p>4231.97</text:p>
              </table:table-cell>
              <table:table-cell office:value-type="float" office:value="4146.83333333333">
                <text:p>4146.83333333333</text:p>
              </table:table-cell>
            </table:table-row>
            <table:table-row>
              <table:table-cell office:value-type="string">
                <text:p>183</text:p>
              </table:table-cell>
              <table:table-cell office:value-type="float" office:value="183">
                <text:p>183</text:p>
              </table:table-cell>
              <table:table-cell office:value-type="float" office:value="4162.1">
                <text:p>4162.1</text:p>
              </table:table-cell>
              <table:table-cell office:value-type="float" office:value="4207.5">
                <text:p>4207.5</text:p>
              </table:table-cell>
              <table:table-cell office:value-type="float" office:value="4177.85333333333">
                <text:p>4177.85333333333</text:p>
              </table:table-cell>
            </table:table-row>
            <table:table-row>
              <table:table-cell office:value-type="string">
                <text:p>184</text:p>
              </table:table-cell>
              <table:table-cell office:value-type="float" office:value="184">
                <text:p>184</text:p>
              </table:table-cell>
              <table:table-cell office:value-type="float" office:value="4224.89">
                <text:p>4224.89</text:p>
              </table:table-cell>
              <table:table-cell office:value-type="float" office:value="4251.01">
                <text:p>4251.01</text:p>
              </table:table-cell>
              <table:table-cell office:value-type="float" office:value="4234.48">
                <text:p>4234.48</text:p>
              </table:table-cell>
            </table:table-row>
            <table:table-row>
              <table:table-cell office:value-type="string">
                <text:p>185</text:p>
              </table:table-cell>
              <table:table-cell office:value-type="float" office:value="185">
                <text:p>185</text:p>
              </table:table-cell>
              <table:table-cell office:value-type="float" office:value="4291.48">
                <text:p>4291.48</text:p>
              </table:table-cell>
              <table:table-cell office:value-type="float" office:value="4331.22">
                <text:p>4331.22</text:p>
              </table:table-cell>
              <table:table-cell office:value-type="float" office:value="4305.75333333333">
                <text:p>4305.75333333333</text:p>
              </table:table-cell>
            </table:table-row>
            <table:table-row>
              <table:table-cell office:value-type="string">
                <text:p>186</text:p>
              </table:table-cell>
              <table:table-cell office:value-type="float" office:value="186">
                <text:p>186</text:p>
              </table:table-cell>
              <table:table-cell office:value-type="float" office:value="4361">
                <text:p>4361</text:p>
              </table:table-cell>
              <table:table-cell office:value-type="float" office:value="4409.19">
                <text:p>4409.19</text:p>
              </table:table-cell>
              <table:table-cell office:value-type="float" office:value="4384.68666666667">
                <text:p>4384.68666666667</text:p>
              </table:table-cell>
            </table:table-row>
            <table:table-row>
              <table:table-cell office:value-type="string">
                <text:p>187</text:p>
              </table:table-cell>
              <table:table-cell office:value-type="float" office:value="187">
                <text:p>187</text:p>
              </table:table-cell>
              <table:table-cell office:value-type="float" office:value="4432.75">
                <text:p>4432.75</text:p>
              </table:table-cell>
              <table:table-cell office:value-type="float" office:value="4478.53">
                <text:p>4478.53</text:p>
              </table:table-cell>
              <table:table-cell office:value-type="float" office:value="4450.02333333333">
                <text:p>4450.02333333333</text:p>
              </table:table-cell>
            </table:table-row>
            <table:table-row>
              <table:table-cell office:value-type="string">
                <text:p>188</text:p>
              </table:table-cell>
              <table:table-cell office:value-type="float" office:value="188">
                <text:p>188</text:p>
              </table:table-cell>
              <table:table-cell office:value-type="float" office:value="4506.82">
                <text:p>4506.82</text:p>
              </table:table-cell>
              <table:table-cell office:value-type="float" office:value="4556.82">
                <text:p>4556.82</text:p>
              </table:table-cell>
              <table:table-cell office:value-type="float" office:value="4524.95666666667">
                <text:p>4524.95666666667</text:p>
              </table:table-cell>
            </table:table-row>
            <table:table-row>
              <table:table-cell office:value-type="string">
                <text:p>189</text:p>
              </table:table-cell>
              <table:table-cell office:value-type="float" office:value="189">
                <text:p>189</text:p>
              </table:table-cell>
              <table:table-cell office:value-type="float" office:value="4602.15">
                <text:p>4602.15</text:p>
              </table:table-cell>
              <table:table-cell office:value-type="float" office:value="4640.28">
                <text:p>4640.28</text:p>
              </table:table-cell>
              <table:table-cell office:value-type="float" office:value="4615.55333333333">
                <text:p>4615.55333333333</text:p>
              </table:table-cell>
            </table:table-row>
            <table:table-row>
              <table:table-cell office:value-type="string">
                <text:p>190</text:p>
              </table:table-cell>
              <table:table-cell office:value-type="float" office:value="190">
                <text:p>190</text:p>
              </table:table-cell>
              <table:table-cell office:value-type="float" office:value="4646.8">
                <text:p>4646.8</text:p>
              </table:table-cell>
              <table:table-cell office:value-type="float" office:value="4693.47">
                <text:p>4693.47</text:p>
              </table:table-cell>
              <table:table-cell office:value-type="float" office:value="4664.75">
                <text:p>4664.75</text:p>
              </table:table-cell>
            </table:table-row>
            <table:table-row>
              <table:table-cell office:value-type="string">
                <text:p>191</text:p>
              </table:table-cell>
              <table:table-cell office:value-type="float" office:value="191">
                <text:p>191</text:p>
              </table:table-cell>
              <table:table-cell office:value-type="float" office:value="4728.1">
                <text:p>4728.1</text:p>
              </table:table-cell>
              <table:table-cell office:value-type="float" office:value="4774.74">
                <text:p>4774.74</text:p>
              </table:table-cell>
              <table:table-cell office:value-type="float" office:value="4753.93666666667">
                <text:p>4753.93666666667</text:p>
              </table:table-cell>
            </table:table-row>
            <table:table-row>
              <table:table-cell office:value-type="string">
                <text:p>192</text:p>
              </table:table-cell>
              <table:table-cell office:value-type="float" office:value="192">
                <text:p>192</text:p>
              </table:table-cell>
              <table:table-cell office:value-type="float" office:value="4796.93">
                <text:p>4796.93</text:p>
              </table:table-cell>
              <table:table-cell office:value-type="float" office:value="4929.87">
                <text:p>4929.87</text:p>
              </table:table-cell>
              <table:table-cell office:value-type="float" office:value="4855.09">
                <text:p>4855.09</text:p>
              </table:table-cell>
            </table:table-row>
            <table:table-row>
              <table:table-cell office:value-type="string">
                <text:p>193</text:p>
              </table:table-cell>
              <table:table-cell office:value-type="float" office:value="193">
                <text:p>193</text:p>
              </table:table-cell>
              <table:table-cell office:value-type="float" office:value="4870.44">
                <text:p>4870.44</text:p>
              </table:table-cell>
              <table:table-cell office:value-type="float" office:value="4906.39">
                <text:p>4906.39</text:p>
              </table:table-cell>
              <table:table-cell office:value-type="float" office:value="4885.84">
                <text:p>4885.84</text:p>
              </table:table-cell>
            </table:table-row>
            <table:table-row>
              <table:table-cell office:value-type="string">
                <text:p>194</text:p>
              </table:table-cell>
              <table:table-cell office:value-type="float" office:value="194">
                <text:p>194</text:p>
              </table:table-cell>
              <table:table-cell office:value-type="float" office:value="4946.07">
                <text:p>4946.07</text:p>
              </table:table-cell>
              <table:table-cell office:value-type="float" office:value="4993.81">
                <text:p>4993.81</text:p>
              </table:table-cell>
              <table:table-cell office:value-type="float" office:value="4966.09">
                <text:p>4966.09</text:p>
              </table:table-cell>
            </table:table-row>
            <table:table-row>
              <table:table-cell office:value-type="string">
                <text:p>195</text:p>
              </table:table-cell>
              <table:table-cell office:value-type="float" office:value="195">
                <text:p>195</text:p>
              </table:table-cell>
              <table:table-cell office:value-type="float" office:value="5019.09">
                <text:p>5019.09</text:p>
              </table:table-cell>
              <table:table-cell office:value-type="float" office:value="5150.95">
                <text:p>5150.95</text:p>
              </table:table-cell>
              <table:table-cell office:value-type="float" office:value="5064.53">
                <text:p>5064.53</text:p>
              </table:table-cell>
            </table:table-row>
            <table:table-row>
              <table:table-cell office:value-type="string">
                <text:p>196</text:p>
              </table:table-cell>
              <table:table-cell office:value-type="float" office:value="196">
                <text:p>196</text:p>
              </table:table-cell>
              <table:table-cell office:value-type="float" office:value="5110.46">
                <text:p>5110.46</text:p>
              </table:table-cell>
              <table:table-cell office:value-type="float" office:value="5264.92">
                <text:p>5264.92</text:p>
              </table:table-cell>
              <table:table-cell office:value-type="float" office:value="5167.52666666667">
                <text:p>5167.52666666667</text:p>
              </table:table-cell>
            </table:table-row>
            <table:table-row>
              <table:table-cell office:value-type="string">
                <text:p>197</text:p>
              </table:table-cell>
              <table:table-cell office:value-type="float" office:value="197">
                <text:p>197</text:p>
              </table:table-cell>
              <table:table-cell office:value-type="float" office:value="5177.38">
                <text:p>5177.38</text:p>
              </table:table-cell>
              <table:table-cell office:value-type="float" office:value="5222.37">
                <text:p>5222.37</text:p>
              </table:table-cell>
              <table:table-cell office:value-type="float" office:value="5195.7">
                <text:p>5195.7</text:p>
              </table:table-cell>
            </table:table-row>
            <table:table-row>
              <table:table-cell office:value-type="string">
                <text:p>198</text:p>
              </table:table-cell>
              <table:table-cell office:value-type="float" office:value="198">
                <text:p>198</text:p>
              </table:table-cell>
              <table:table-cell office:value-type="float" office:value="5262.77">
                <text:p>5262.77</text:p>
              </table:table-cell>
              <table:table-cell office:value-type="float" office:value="5307.36">
                <text:p>5307.36</text:p>
              </table:table-cell>
              <table:table-cell office:value-type="float" office:value="5282.14333333333">
                <text:p>5282.14333333333</text:p>
              </table:table-cell>
            </table:table-row>
            <table:table-row>
              <table:table-cell office:value-type="string">
                <text:p>199</text:p>
              </table:table-cell>
              <table:table-cell office:value-type="float" office:value="199">
                <text:p>199</text:p>
              </table:table-cell>
              <table:table-cell office:value-type="float" office:value="5334.17">
                <text:p>5334.17</text:p>
              </table:table-cell>
              <table:table-cell office:value-type="float" office:value="5389.23">
                <text:p>5389.23</text:p>
              </table:table-cell>
              <table:table-cell office:value-type="float" office:value="5357.60666666667">
                <text:p>5357.60666666667</text:p>
              </table:table-cell>
            </table:table-row>
            <table:table-row>
              <table:table-cell office:value-type="string">
                <text:p>200</text:p>
              </table:table-cell>
              <table:table-cell office:value-type="float" office:value="200">
                <text:p>200</text:p>
              </table:table-cell>
              <table:table-cell office:value-type="float" office:value="5433.69">
                <text:p>5433.69</text:p>
              </table:table-cell>
              <table:table-cell office:value-type="float" office:value="5533.95">
                <text:p>5533.95</text:p>
              </table:table-cell>
              <table:table-cell office:value-type="float" office:value="5478.29333333333">
                <text:p>5478.2933333333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minimum="0" chart:maximum="220"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1cm" chart:symbol-height="0.1cm">
        <chart:symbol-image xlink:href="Pictures/2000000A000000DD000000DDF1F7E11A.svm" xlink:type="simple" xlink:actuate="onLoad"/>
      </style:chart-properties>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1cm" chart:symbol-height="0.1cm">
        <chart:symbol-image xlink:href="Pictures/2000000A000000DD000000DD70DD954D.svm" xlink:type="simple" xlink:actuate="onLoad"/>
      </style:chart-properties>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1cm" chart:symbol-height="0.1cm">
        <chart:symbol-image/>
      </style:chart-properties>
      <style:graphic-properties draw:stroke="none"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02cm" svg:height="9.006cm" xlink:href=".." xlink:type="simple" chart:class="chart:scatter" chart:style-name="ch1">
        <chart:title svg:x="4.716cm" svg:y="0.316cm" chart:style-name="ch2">
          <text:p>Grafico de la divison tiempo / nk</text:p>
        </chart:title>
        <chart:legend chart:legend-position="end" svg:x="11.94cm" svg:y="3.706cm" style:legend-expansion="high" chart:style-name="ch3"/>
        <chart:plot-area chart:style-name="ch4" table:cell-range-address="'n caballos'.A2:'n caballos'.A201 'n caballos'.H1:'n caballos'.J201" chart:data-source-has-labels="row" svg:x="1.331cm" svg:y="1.661cm" svg:width="9.969cm" svg:height="6.184cm">
          <chartooo:coordinate-region svg:x="2.243cm" svg:y="1.861cm" svg:width="9.057cm" svg:height="5.337cm"/>
          <chart:axis chart:dimension="x" chart:name="primary-x" chart:style-name="ch5">
            <chart:title svg:x="3.255cm" svg:y="8.025cm" chart:style-name="ch6">
              <text:p>Cantidad de filas/columnas del tablero (n)</text:p>
            </chart:title>
          </chart:axis>
          <chart:axis chart:dimension="y" chart:name="primary-y" chart:style-name="ch7">
            <chart:title svg:x="0.451cm" svg:y="6.861cm" chart:style-name="ch8">
              <text:p>Tiempo en milisegundos / nk</text:p>
            </chart:title>
            <chart:grid chart:style-name="ch9" chart:class="major"/>
          </chart:axis>
          <chart:series chart:style-name="ch10" chart:values-cell-range-address="'n caballos'.H2:'n caballos'.H201" chart:label-cell-address="'n caballos'.H1:'n caballos'.H1" chart:class="chart:scatter">
            <chart:domain table:cell-range-address="'n caballos'.A2:'n caballos'.A201"/>
            <chart:data-point chart:repeated="200"/>
          </chart:series>
          <chart:series chart:style-name="ch11" chart:values-cell-range-address="'n caballos'.I2:'n caballos'.I201" chart:label-cell-address="'n caballos'.I1:'n caballos'.I1" chart:class="chart:scatter">
            <chart:data-point chart:repeated="200"/>
          </chart:series>
          <chart:series chart:style-name="ch12" chart:values-cell-range-address="'n caballos'.J2:'n caballos'.J201" chart:label-cell-address="'n caballos'.J1:'n caballos'.J1" chart:class="chart:scatter">
            <chart:data-point chart:repeated="20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A</text:p>
              </table:table-cell>
              <table:table-cell office:value-type="string">
                <text:p>Tiempo mínimo / nk</text:p>
                <draw:g>
                  <svg:desc>'n caballos'.H1:'n caballos'.H1</svg:desc>
                </draw:g>
              </table:table-cell>
              <table:table-cell office:value-type="string">
                <text:p>Tiempo máximo / nk</text:p>
                <draw:g>
                  <svg:desc>'n caballos'.I1:'n caballos'.I1</svg:desc>
                </draw:g>
              </table:table-cell>
              <table:table-cell office:value-type="string">
                <text:p>Tiempo promedio / nk</text:p>
                <draw:g>
                  <svg:desc>'n caballos'.J1:'n caballos'.J1</svg:desc>
                </draw:g>
              </table:table-cell>
            </table:table-row>
          </table:table-header-rows>
          <table:table-rows>
            <table:table-row>
              <table:table-cell office:value-type="string">
                <text:p>1</text:p>
              </table:table-cell>
              <table:table-cell office:value-type="float" office:value="1">
                <text:p>1</text:p>
                <draw:g>
                  <svg:desc>'n caballos'.A2:'n caballos'.A201</svg:desc>
                </draw:g>
              </table:table-cell>
              <table:table-cell office:value-type="float" office:value="0.084">
                <text:p>0.084</text:p>
                <draw:g>
                  <svg:desc>'n caballos'.H2:'n caballos'.H201</svg:desc>
                </draw:g>
              </table:table-cell>
              <table:table-cell office:value-type="float" office:value="0.093">
                <text:p>0.093</text:p>
                <draw:g>
                  <svg:desc>'n caballos'.I2:'n caballos'.I201</svg:desc>
                </draw:g>
              </table:table-cell>
              <table:table-cell office:value-type="float" office:value="0.0876666666666667">
                <text:p>0.0876666666666667</text:p>
                <draw:g>
                  <svg:desc>'n caballos'.J2:'n caballos'.J201</svg:desc>
                </draw:g>
              </table:table-cell>
            </table:table-row>
            <table:table-row>
              <table:table-cell office:value-type="string">
                <text:p>2</text:p>
              </table:table-cell>
              <table:table-cell office:value-type="float" office:value="2">
                <text:p>2</text:p>
              </table:table-cell>
              <table:table-cell office:value-type="float" office:value="0.0085">
                <text:p>0.0085</text:p>
              </table:table-cell>
              <table:table-cell office:value-type="float" office:value="0.01125">
                <text:p>0.01125</text:p>
              </table:table-cell>
              <table:table-cell office:value-type="float" office:value="0.0095">
                <text:p>0.0095</text:p>
              </table:table-cell>
            </table:table-row>
            <table:table-row>
              <table:table-cell office:value-type="string">
                <text:p>3</text:p>
              </table:table-cell>
              <table:table-cell office:value-type="float" office:value="3">
                <text:p>3</text:p>
              </table:table-cell>
              <table:table-cell office:value-type="float" office:value="0.0111111111111111">
                <text:p>0.0111111111111111</text:p>
              </table:table-cell>
              <table:table-cell office:value-type="float" office:value="0.0131111111111111">
                <text:p>0.0131111111111111</text:p>
              </table:table-cell>
              <table:table-cell office:value-type="float" office:value="0.0122592592592593">
                <text:p>0.0122592592592593</text:p>
              </table:table-cell>
            </table:table-row>
            <table:table-row>
              <table:table-cell office:value-type="string">
                <text:p>4</text:p>
              </table:table-cell>
              <table:table-cell office:value-type="float" office:value="4">
                <text:p>4</text:p>
              </table:table-cell>
              <table:table-cell office:value-type="float" office:value="0.0119375">
                <text:p>0.0119375</text:p>
              </table:table-cell>
              <table:table-cell office:value-type="float" office:value="0.0160625">
                <text:p>0.0160625</text:p>
              </table:table-cell>
              <table:table-cell office:value-type="float" office:value="0.0136875">
                <text:p>0.0136875</text:p>
              </table:table-cell>
            </table:table-row>
            <table:table-row>
              <table:table-cell office:value-type="string">
                <text:p>5</text:p>
              </table:table-cell>
              <table:table-cell office:value-type="float" office:value="5">
                <text:p>5</text:p>
              </table:table-cell>
              <table:table-cell office:value-type="float" office:value="0.0122">
                <text:p>0.0122</text:p>
              </table:table-cell>
              <table:table-cell office:value-type="float" office:value="0.01388">
                <text:p>0.01388</text:p>
              </table:table-cell>
              <table:table-cell office:value-type="float" office:value="0.01332">
                <text:p>0.01332</text:p>
              </table:table-cell>
            </table:table-row>
            <table:table-row>
              <table:table-cell office:value-type="string">
                <text:p>6</text:p>
              </table:table-cell>
              <table:table-cell office:value-type="float" office:value="6">
                <text:p>6</text:p>
              </table:table-cell>
              <table:table-cell office:value-type="float" office:value="0.00913888888888889">
                <text:p>0.00913888888888889</text:p>
              </table:table-cell>
              <table:table-cell office:value-type="float" office:value="0.0151666666666667">
                <text:p>0.0151666666666667</text:p>
              </table:table-cell>
              <table:table-cell office:value-type="float" office:value="0.0131296296296296">
                <text:p>0.0131296296296296</text:p>
              </table:table-cell>
            </table:table-row>
            <table:table-row>
              <table:table-cell office:value-type="string">
                <text:p>7</text:p>
              </table:table-cell>
              <table:table-cell office:value-type="float" office:value="7">
                <text:p>7</text:p>
              </table:table-cell>
              <table:table-cell office:value-type="float" office:value="0.0101632653061224">
                <text:p>0.0101632653061224</text:p>
              </table:table-cell>
              <table:table-cell office:value-type="float" office:value="0.016734693877551">
                <text:p>0.016734693877551</text:p>
              </table:table-cell>
              <table:table-cell office:value-type="float" office:value="0.014530612244898">
                <text:p>0.014530612244898</text:p>
              </table:table-cell>
            </table:table-row>
            <table:table-row>
              <table:table-cell office:value-type="string">
                <text:p>8</text:p>
              </table:table-cell>
              <table:table-cell office:value-type="float" office:value="8">
                <text:p>8</text:p>
              </table:table-cell>
              <table:table-cell office:value-type="float" office:value="0.0110625">
                <text:p>0.0110625</text:p>
              </table:table-cell>
              <table:table-cell office:value-type="float" office:value="0.01846875">
                <text:p>0.01846875</text:p>
              </table:table-cell>
              <table:table-cell office:value-type="float" office:value="0.0159375">
                <text:p>0.0159375</text:p>
              </table:table-cell>
            </table:table-row>
            <table:table-row>
              <table:table-cell office:value-type="string">
                <text:p>9</text:p>
              </table:table-cell>
              <table:table-cell office:value-type="float" office:value="9">
                <text:p>9</text:p>
              </table:table-cell>
              <table:table-cell office:value-type="float" office:value="0.0120246913580247">
                <text:p>0.0120246913580247</text:p>
              </table:table-cell>
              <table:table-cell office:value-type="float" office:value="0.0203703703703704">
                <text:p>0.0203703703703704</text:p>
              </table:table-cell>
              <table:table-cell office:value-type="float" office:value="0.0175761316872428">
                <text:p>0.0175761316872428</text:p>
              </table:table-cell>
            </table:table-row>
            <table:table-row>
              <table:table-cell office:value-type="string">
                <text:p>10</text:p>
              </table:table-cell>
              <table:table-cell office:value-type="float" office:value="10">
                <text:p>10</text:p>
              </table:table-cell>
              <table:table-cell office:value-type="float" office:value="0.01308">
                <text:p>0.01308</text:p>
              </table:table-cell>
              <table:table-cell office:value-type="float" office:value="0.02243">
                <text:p>0.02243</text:p>
              </table:table-cell>
              <table:table-cell office:value-type="float" office:value="0.0191266666666667">
                <text:p>0.0191266666666667</text:p>
              </table:table-cell>
            </table:table-row>
            <table:table-row>
              <table:table-cell office:value-type="string">
                <text:p>11</text:p>
              </table:table-cell>
              <table:table-cell office:value-type="float" office:value="11">
                <text:p>11</text:p>
              </table:table-cell>
              <table:table-cell office:value-type="float" office:value="0.012504132231405">
                <text:p>0.012504132231405</text:p>
              </table:table-cell>
              <table:table-cell office:value-type="float" office:value="0.0250909090909091">
                <text:p>0.0250909090909091</text:p>
              </table:table-cell>
              <table:table-cell office:value-type="float" office:value="0.0174214876033058">
                <text:p>0.0174214876033058</text:p>
              </table:table-cell>
            </table:table-row>
            <table:table-row>
              <table:table-cell office:value-type="string">
                <text:p>12</text:p>
              </table:table-cell>
              <table:table-cell office:value-type="float" office:value="12">
                <text:p>12</text:p>
              </table:table-cell>
              <table:table-cell office:value-type="float" office:value="0.00961805555555556">
                <text:p>0.00961805555555556</text:p>
              </table:table-cell>
              <table:table-cell office:value-type="float" office:value="0.0170347222222222">
                <text:p>0.0170347222222222</text:p>
              </table:table-cell>
              <table:table-cell office:value-type="float" office:value="0.0139259259259259">
                <text:p>0.0139259259259259</text:p>
              </table:table-cell>
            </table:table-row>
            <table:table-row>
              <table:table-cell office:value-type="string">
                <text:p>13</text:p>
              </table:table-cell>
              <table:table-cell office:value-type="float" office:value="13">
                <text:p>13</text:p>
              </table:table-cell>
              <table:table-cell office:value-type="float" office:value="0.00993491124260355">
                <text:p>0.00993491124260355</text:p>
              </table:table-cell>
              <table:table-cell office:value-type="float" office:value="0.0164615384615385">
                <text:p>0.0164615384615385</text:p>
              </table:table-cell>
              <table:table-cell office:value-type="float" office:value="0.0122406311637081">
                <text:p>0.0122406311637081</text:p>
              </table:table-cell>
            </table:table-row>
            <table:table-row>
              <table:table-cell office:value-type="string">
                <text:p>14</text:p>
              </table:table-cell>
              <table:table-cell office:value-type="float" office:value="14">
                <text:p>14</text:p>
              </table:table-cell>
              <table:table-cell office:value-type="float" office:value="0.0105510204081633">
                <text:p>0.0105510204081633</text:p>
              </table:table-cell>
              <table:table-cell office:value-type="float" office:value="0.0109285714285714">
                <text:p>0.0109285714285714</text:p>
              </table:table-cell>
              <table:table-cell office:value-type="float" office:value="0.0107448979591837">
                <text:p>0.0107448979591837</text:p>
              </table:table-cell>
            </table:table-row>
            <table:table-row>
              <table:table-cell office:value-type="string">
                <text:p>15</text:p>
              </table:table-cell>
              <table:table-cell office:value-type="float" office:value="15">
                <text:p>15</text:p>
              </table:table-cell>
              <table:table-cell office:value-type="float" office:value="0.0111555555555556">
                <text:p>0.0111555555555556</text:p>
              </table:table-cell>
              <table:table-cell office:value-type="float" office:value="0.01176">
                <text:p>0.01176</text:p>
              </table:table-cell>
              <table:table-cell office:value-type="float" office:value="0.0115377777777778">
                <text:p>0.0115377777777778</text:p>
              </table:table-cell>
            </table:table-row>
            <table:table-row>
              <table:table-cell office:value-type="string">
                <text:p>16</text:p>
              </table:table-cell>
              <table:table-cell office:value-type="float" office:value="16">
                <text:p>16</text:p>
              </table:table-cell>
              <table:table-cell office:value-type="float" office:value="0.01181640625">
                <text:p>0.01181640625</text:p>
              </table:table-cell>
              <table:table-cell office:value-type="float" office:value="0.01315234375">
                <text:p>0.01315234375</text:p>
              </table:table-cell>
              <table:table-cell office:value-type="float" office:value="0.0122838541666667">
                <text:p>0.0122838541666667</text:p>
              </table:table-cell>
            </table:table-row>
            <table:table-row>
              <table:table-cell office:value-type="string">
                <text:p>17</text:p>
              </table:table-cell>
              <table:table-cell office:value-type="float" office:value="17">
                <text:p>17</text:p>
              </table:table-cell>
              <table:table-cell office:value-type="float" office:value="0.0132871972318339">
                <text:p>0.0132871972318339</text:p>
              </table:table-cell>
              <table:table-cell office:value-type="float" office:value="0.0141314878892734">
                <text:p>0.0141314878892734</text:p>
              </table:table-cell>
              <table:table-cell office:value-type="float" office:value="0.0136274509803922">
                <text:p>0.0136274509803922</text:p>
              </table:table-cell>
            </table:table-row>
            <table:table-row>
              <table:table-cell office:value-type="string">
                <text:p>18</text:p>
              </table:table-cell>
              <table:table-cell office:value-type="float" office:value="18">
                <text:p>18</text:p>
              </table:table-cell>
              <table:table-cell office:value-type="float" office:value="0.0133765432098765">
                <text:p>0.0133765432098765</text:p>
              </table:table-cell>
              <table:table-cell office:value-type="float" office:value="0.0142098765432099">
                <text:p>0.0142098765432099</text:p>
              </table:table-cell>
              <table:table-cell office:value-type="float" office:value="0.0138189300411523">
                <text:p>0.0138189300411523</text:p>
              </table:table-cell>
            </table:table-row>
            <table:table-row>
              <table:table-cell office:value-type="string">
                <text:p>19</text:p>
              </table:table-cell>
              <table:table-cell office:value-type="float" office:value="19">
                <text:p>19</text:p>
              </table:table-cell>
              <table:table-cell office:value-type="float" office:value="0.0136454293628809">
                <text:p>0.0136454293628809</text:p>
              </table:table-cell>
              <table:table-cell office:value-type="float" office:value="0.0143296398891967">
                <text:p>0.0143296398891967</text:p>
              </table:table-cell>
              <table:table-cell office:value-type="float" office:value="0.0139566020313943">
                <text:p>0.0139566020313943</text:p>
              </table:table-cell>
            </table:table-row>
            <table:table-row>
              <table:table-cell office:value-type="string">
                <text:p>20</text:p>
              </table:table-cell>
              <table:table-cell office:value-type="float" office:value="20">
                <text:p>20</text:p>
              </table:table-cell>
              <table:table-cell office:value-type="float" office:value="0.01413">
                <text:p>0.01413</text:p>
              </table:table-cell>
              <table:table-cell office:value-type="float" office:value="0.014425">
                <text:p>0.014425</text:p>
              </table:table-cell>
              <table:table-cell office:value-type="float" office:value="0.0142916666666667">
                <text:p>0.0142916666666667</text:p>
              </table:table-cell>
            </table:table-row>
            <table:table-row>
              <table:table-cell office:value-type="string">
                <text:p>21</text:p>
              </table:table-cell>
              <table:table-cell office:value-type="float" office:value="21">
                <text:p>21</text:p>
              </table:table-cell>
              <table:table-cell office:value-type="float" office:value="0.0150136054421769">
                <text:p>0.0150136054421769</text:p>
              </table:table-cell>
              <table:table-cell office:value-type="float" office:value="0.0151451247165533">
                <text:p>0.0151451247165533</text:p>
              </table:table-cell>
              <table:table-cell office:value-type="float" office:value="0.0150808767951625">
                <text:p>0.0150808767951625</text:p>
              </table:table-cell>
            </table:table-row>
            <table:table-row>
              <table:table-cell office:value-type="string">
                <text:p>22</text:p>
              </table:table-cell>
              <table:table-cell office:value-type="float" office:value="22">
                <text:p>22</text:p>
              </table:table-cell>
              <table:table-cell office:value-type="float" office:value="0.0156425619834711">
                <text:p>0.0156425619834711</text:p>
              </table:table-cell>
              <table:table-cell office:value-type="float" office:value="0.0160826446280992">
                <text:p>0.0160826446280992</text:p>
              </table:table-cell>
              <table:table-cell office:value-type="float" office:value="0.0158677685950413">
                <text:p>0.0158677685950413</text:p>
              </table:table-cell>
            </table:table-row>
            <table:table-row>
              <table:table-cell office:value-type="string">
                <text:p>23</text:p>
              </table:table-cell>
              <table:table-cell office:value-type="float" office:value="23">
                <text:p>23</text:p>
              </table:table-cell>
              <table:table-cell office:value-type="float" office:value="0.0167315689981096">
                <text:p>0.0167315689981096</text:p>
              </table:table-cell>
              <table:table-cell office:value-type="float" office:value="0.0169962192816635">
                <text:p>0.0169962192816635</text:p>
              </table:table-cell>
              <table:table-cell office:value-type="float" office:value="0.0168821676118462">
                <text:p>0.0168821676118462</text:p>
              </table:table-cell>
            </table:table-row>
            <table:table-row>
              <table:table-cell office:value-type="string">
                <text:p>24</text:p>
              </table:table-cell>
              <table:table-cell office:value-type="float" office:value="24">
                <text:p>24</text:p>
              </table:table-cell>
              <table:table-cell office:value-type="float" office:value="0.0169635416666667">
                <text:p>0.0169635416666667</text:p>
              </table:table-cell>
              <table:table-cell office:value-type="float" office:value="0.0172083333333333">
                <text:p>0.0172083333333333</text:p>
              </table:table-cell>
              <table:table-cell office:value-type="float" office:value="0.0170659722222222">
                <text:p>0.0170659722222222</text:p>
              </table:table-cell>
            </table:table-row>
            <table:table-row>
              <table:table-cell office:value-type="string">
                <text:p>25</text:p>
              </table:table-cell>
              <table:table-cell office:value-type="float" office:value="25">
                <text:p>25</text:p>
              </table:table-cell>
              <table:table-cell office:value-type="float" office:value="0.0176288">
                <text:p>0.0176288</text:p>
              </table:table-cell>
              <table:table-cell office:value-type="float" office:value="0.0181728">
                <text:p>0.0181728</text:p>
              </table:table-cell>
              <table:table-cell office:value-type="float" office:value="0.017912">
                <text:p>0.017912</text:p>
              </table:table-cell>
            </table:table-row>
            <table:table-row>
              <table:table-cell office:value-type="string">
                <text:p>26</text:p>
              </table:table-cell>
              <table:table-cell office:value-type="float" office:value="26">
                <text:p>26</text:p>
              </table:table-cell>
              <table:table-cell office:value-type="float" office:value="0.0184334319526627">
                <text:p>0.0184334319526627</text:p>
              </table:table-cell>
              <table:table-cell office:value-type="float" office:value="0.0190147928994083">
                <text:p>0.0190147928994083</text:p>
              </table:table-cell>
              <table:table-cell office:value-type="float" office:value="0.0187426035502959">
                <text:p>0.0187426035502959</text:p>
              </table:table-cell>
            </table:table-row>
            <table:table-row>
              <table:table-cell office:value-type="string">
                <text:p>27</text:p>
              </table:table-cell>
              <table:table-cell office:value-type="float" office:value="27">
                <text:p>27</text:p>
              </table:table-cell>
              <table:table-cell office:value-type="float" office:value="0.0191604938271605">
                <text:p>0.0191604938271605</text:p>
              </table:table-cell>
              <table:table-cell office:value-type="float" office:value="0.0196131687242798">
                <text:p>0.0196131687242798</text:p>
              </table:table-cell>
              <table:table-cell office:value-type="float" office:value="0.0193854595336077">
                <text:p>0.0193854595336077</text:p>
              </table:table-cell>
            </table:table-row>
            <table:table-row>
              <table:table-cell office:value-type="string">
                <text:p>28</text:p>
              </table:table-cell>
              <table:table-cell office:value-type="float" office:value="28">
                <text:p>28</text:p>
              </table:table-cell>
              <table:table-cell office:value-type="float" office:value="0.0197040816326531">
                <text:p>0.0197040816326531</text:p>
              </table:table-cell>
              <table:table-cell office:value-type="float" office:value="0.020094387755102">
                <text:p>0.020094387755102</text:p>
              </table:table-cell>
              <table:table-cell office:value-type="float" office:value="0.0198741496598639">
                <text:p>0.0198741496598639</text:p>
              </table:table-cell>
            </table:table-row>
            <table:table-row>
              <table:table-cell office:value-type="string">
                <text:p>29</text:p>
              </table:table-cell>
              <table:table-cell office:value-type="float" office:value="29">
                <text:p>29</text:p>
              </table:table-cell>
              <table:table-cell office:value-type="float" office:value="0.0201700356718193">
                <text:p>0.0201700356718193</text:p>
              </table:table-cell>
              <table:table-cell office:value-type="float" office:value="0.0205921521997622">
                <text:p>0.0205921521997622</text:p>
              </table:table-cell>
              <table:table-cell office:value-type="float" office:value="0.0203923900118906">
                <text:p>0.0203923900118906</text:p>
              </table:table-cell>
            </table:table-row>
            <table:table-row>
              <table:table-cell office:value-type="string">
                <text:p>30</text:p>
              </table:table-cell>
              <table:table-cell office:value-type="float" office:value="30">
                <text:p>30</text:p>
              </table:table-cell>
              <table:table-cell office:value-type="float" office:value="0.0215">
                <text:p>0.0215</text:p>
              </table:table-cell>
              <table:table-cell office:value-type="float" office:value="0.0218377777777778">
                <text:p>0.0218377777777778</text:p>
              </table:table-cell>
              <table:table-cell office:value-type="float" office:value="0.0216237037037037">
                <text:p>0.0216237037037037</text:p>
              </table:table-cell>
            </table:table-row>
            <table:table-row>
              <table:table-cell office:value-type="string">
                <text:p>31</text:p>
              </table:table-cell>
              <table:table-cell office:value-type="float" office:value="31">
                <text:p>31</text:p>
              </table:table-cell>
              <table:table-cell office:value-type="float" office:value="0.0220187304890739">
                <text:p>0.0220187304890739</text:p>
              </table:table-cell>
              <table:table-cell office:value-type="float" office:value="0.0226212278876171">
                <text:p>0.0226212278876171</text:p>
              </table:table-cell>
              <table:table-cell office:value-type="float" office:value="0.0223735691987513">
                <text:p>0.0223735691987513</text:p>
              </table:table-cell>
            </table:table-row>
            <table:table-row>
              <table:table-cell office:value-type="string">
                <text:p>32</text:p>
              </table:table-cell>
              <table:table-cell office:value-type="float" office:value="32">
                <text:p>32</text:p>
              </table:table-cell>
              <table:table-cell office:value-type="float" office:value="0.0225322265625">
                <text:p>0.0225322265625</text:p>
              </table:table-cell>
              <table:table-cell office:value-type="float" office:value="0.0230205078125">
                <text:p>0.0230205078125</text:p>
              </table:table-cell>
              <table:table-cell office:value-type="float" office:value="0.0227151692708333">
                <text:p>0.0227151692708333</text:p>
              </table:table-cell>
            </table:table-row>
            <table:table-row>
              <table:table-cell office:value-type="string">
                <text:p>33</text:p>
              </table:table-cell>
              <table:table-cell office:value-type="float" office:value="33">
                <text:p>33</text:p>
              </table:table-cell>
              <table:table-cell office:value-type="float" office:value="0.0228999081726354">
                <text:p>0.0228999081726354</text:p>
              </table:table-cell>
              <table:table-cell office:value-type="float" office:value="0.0231157024793388">
                <text:p>0.0231157024793388</text:p>
              </table:table-cell>
              <table:table-cell office:value-type="float" office:value="0.0230030609121518">
                <text:p>0.0230030609121518</text:p>
              </table:table-cell>
            </table:table-row>
            <table:table-row>
              <table:table-cell office:value-type="string">
                <text:p>34</text:p>
              </table:table-cell>
              <table:table-cell office:value-type="float" office:value="34">
                <text:p>34</text:p>
              </table:table-cell>
              <table:table-cell office:value-type="float" office:value="0.0238529411764706">
                <text:p>0.0238529411764706</text:p>
              </table:table-cell>
              <table:table-cell office:value-type="float" office:value="0.0241980968858131">
                <text:p>0.0241980968858131</text:p>
              </table:table-cell>
              <table:table-cell office:value-type="float" office:value="0.0239939446366782">
                <text:p>0.0239939446366782</text:p>
              </table:table-cell>
            </table:table-row>
            <table:table-row>
              <table:table-cell office:value-type="string">
                <text:p>35</text:p>
              </table:table-cell>
              <table:table-cell office:value-type="float" office:value="35">
                <text:p>35</text:p>
              </table:table-cell>
              <table:table-cell office:value-type="float" office:value="0.0244579591836735">
                <text:p>0.0244579591836735</text:p>
              </table:table-cell>
              <table:table-cell office:value-type="float" office:value="0.0250220408163265">
                <text:p>0.0250220408163265</text:p>
              </table:table-cell>
              <table:table-cell office:value-type="float" office:value="0.0248021768707483">
                <text:p>0.0248021768707483</text:p>
              </table:table-cell>
            </table:table-row>
            <table:table-row>
              <table:table-cell office:value-type="string">
                <text:p>36</text:p>
              </table:table-cell>
              <table:table-cell office:value-type="float" office:value="36">
                <text:p>36</text:p>
              </table:table-cell>
              <table:table-cell office:value-type="float" office:value="0.0250146604938272">
                <text:p>0.0250146604938272</text:p>
              </table:table-cell>
              <table:table-cell office:value-type="float" office:value="0.0252793209876543">
                <text:p>0.0252793209876543</text:p>
              </table:table-cell>
              <table:table-cell office:value-type="float" office:value="0.0251478909465021">
                <text:p>0.0251478909465021</text:p>
              </table:table-cell>
            </table:table-row>
            <table:table-row>
              <table:table-cell office:value-type="string">
                <text:p>37</text:p>
              </table:table-cell>
              <table:table-cell office:value-type="float" office:value="37">
                <text:p>37</text:p>
              </table:table-cell>
              <table:table-cell office:value-type="float" office:value="0.0255960555149744">
                <text:p>0.0255960555149744</text:p>
              </table:table-cell>
              <table:table-cell office:value-type="float" office:value="0.0261650840029218">
                <text:p>0.0261650840029218</text:p>
              </table:table-cell>
              <table:table-cell office:value-type="float" office:value="0.025900170440711">
                <text:p>0.025900170440711</text:p>
              </table:table-cell>
            </table:table-row>
            <table:table-row>
              <table:table-cell office:value-type="string">
                <text:p>38</text:p>
              </table:table-cell>
              <table:table-cell office:value-type="float" office:value="38">
                <text:p>38</text:p>
              </table:table-cell>
              <table:table-cell office:value-type="float" office:value="0.026531163434903">
                <text:p>0.026531163434903</text:p>
              </table:table-cell>
              <table:table-cell office:value-type="float" office:value="0.0266869806094183">
                <text:p>0.0266869806094183</text:p>
              </table:table-cell>
              <table:table-cell office:value-type="float" office:value="0.0266172668513389">
                <text:p>0.0266172668513389</text:p>
              </table:table-cell>
            </table:table-row>
            <table:table-row>
              <table:table-cell office:value-type="string">
                <text:p>39</text:p>
              </table:table-cell>
              <table:table-cell office:value-type="float" office:value="39">
                <text:p>39</text:p>
              </table:table-cell>
              <table:table-cell office:value-type="float" office:value="0.0268737672583826">
                <text:p>0.0268737672583826</text:p>
              </table:table-cell>
              <table:table-cell office:value-type="float" office:value="0.0273885601577909">
                <text:p>0.0273885601577909</text:p>
              </table:table-cell>
              <table:table-cell office:value-type="float" office:value="0.0271531886916502">
                <text:p>0.0271531886916502</text:p>
              </table:table-cell>
            </table:table-row>
            <table:table-row>
              <table:table-cell office:value-type="string">
                <text:p>40</text:p>
              </table:table-cell>
              <table:table-cell office:value-type="float" office:value="40">
                <text:p>40</text:p>
              </table:table-cell>
              <table:table-cell office:value-type="float" office:value="0.02756625">
                <text:p>0.02756625</text:p>
              </table:table-cell>
              <table:table-cell office:value-type="float" office:value="0.028176875">
                <text:p>0.028176875</text:p>
              </table:table-cell>
              <table:table-cell office:value-type="float" office:value="0.0278622916666667">
                <text:p>0.0278622916666667</text:p>
              </table:table-cell>
            </table:table-row>
            <table:table-row>
              <table:table-cell office:value-type="string">
                <text:p>41</text:p>
              </table:table-cell>
              <table:table-cell office:value-type="float" office:value="41">
                <text:p>41</text:p>
              </table:table-cell>
              <table:table-cell office:value-type="float" office:value="0.0284336704342653">
                <text:p>0.0284336704342653</text:p>
              </table:table-cell>
              <table:table-cell office:value-type="float" office:value="0.0290577037477692">
                <text:p>0.0290577037477692</text:p>
              </table:table-cell>
              <table:table-cell office:value-type="float" office:value="0.0287691850089233">
                <text:p>0.0287691850089233</text:p>
              </table:table-cell>
            </table:table-row>
            <table:table-row>
              <table:table-cell office:value-type="string">
                <text:p>42</text:p>
              </table:table-cell>
              <table:table-cell office:value-type="float" office:value="42">
                <text:p>42</text:p>
              </table:table-cell>
              <table:table-cell office:value-type="float" office:value="0.0289087301587302">
                <text:p>0.0289087301587302</text:p>
              </table:table-cell>
              <table:table-cell office:value-type="float" office:value="0.0293197278911565">
                <text:p>0.0293197278911565</text:p>
              </table:table-cell>
              <table:table-cell office:value-type="float" office:value="0.0291271730914588">
                <text:p>0.0291271730914588</text:p>
              </table:table-cell>
            </table:table-row>
            <table:table-row>
              <table:table-cell office:value-type="string">
                <text:p>43</text:p>
              </table:table-cell>
              <table:table-cell office:value-type="float" office:value="43">
                <text:p>43</text:p>
              </table:table-cell>
              <table:table-cell office:value-type="float" office:value="0.0297923201730665">
                <text:p>0.0297923201730665</text:p>
              </table:table-cell>
              <table:table-cell office:value-type="float" office:value="0.0302217414818821">
                <text:p>0.0302217414818821</text:p>
              </table:table-cell>
              <table:table-cell office:value-type="float" office:value="0.0299410492157923">
                <text:p>0.0299410492157923</text:p>
              </table:table-cell>
            </table:table-row>
            <table:table-row>
              <table:table-cell office:value-type="string">
                <text:p>44</text:p>
              </table:table-cell>
              <table:table-cell office:value-type="float" office:value="44">
                <text:p>44</text:p>
              </table:table-cell>
              <table:table-cell office:value-type="float" office:value="0.0303564049586777">
                <text:p>0.0303564049586777</text:p>
              </table:table-cell>
              <table:table-cell office:value-type="float" office:value="0.0307928719008264">
                <text:p>0.0307928719008264</text:p>
              </table:table-cell>
              <table:table-cell office:value-type="float" office:value="0.0305817837465565">
                <text:p>0.0305817837465565</text:p>
              </table:table-cell>
            </table:table-row>
            <table:table-row>
              <table:table-cell office:value-type="string">
                <text:p>45</text:p>
              </table:table-cell>
              <table:table-cell office:value-type="float" office:value="45">
                <text:p>45</text:p>
              </table:table-cell>
              <table:table-cell office:value-type="float" office:value="0.0313698765432099">
                <text:p>0.0313698765432099</text:p>
              </table:table-cell>
              <table:table-cell office:value-type="float" office:value="0.0319930864197531">
                <text:p>0.0319930864197531</text:p>
              </table:table-cell>
              <table:table-cell office:value-type="float" office:value="0.0316138271604938">
                <text:p>0.0316138271604938</text:p>
              </table:table-cell>
            </table:table-row>
            <table:table-row>
              <table:table-cell office:value-type="string">
                <text:p>46</text:p>
              </table:table-cell>
              <table:table-cell office:value-type="float" office:value="46">
                <text:p>46</text:p>
              </table:table-cell>
              <table:table-cell office:value-type="float" office:value="0.0318171077504726">
                <text:p>0.0318171077504726</text:p>
              </table:table-cell>
              <table:table-cell office:value-type="float" office:value="0.0327414933837429">
                <text:p>0.0327414933837429</text:p>
              </table:table-cell>
              <table:table-cell office:value-type="float" office:value="0.0321542218021424">
                <text:p>0.0321542218021424</text:p>
              </table:table-cell>
            </table:table-row>
            <table:table-row>
              <table:table-cell office:value-type="string">
                <text:p>47</text:p>
              </table:table-cell>
              <table:table-cell office:value-type="float" office:value="47">
                <text:p>47</text:p>
              </table:table-cell>
              <table:table-cell office:value-type="float" office:value="0.032676324128565">
                <text:p>0.032676324128565</text:p>
              </table:table-cell>
              <table:table-cell office:value-type="float" office:value="0.0328116794929832">
                <text:p>0.0328116794929832</text:p>
              </table:table-cell>
              <table:table-cell office:value-type="float" office:value="0.0327621850007545">
                <text:p>0.0327621850007545</text:p>
              </table:table-cell>
            </table:table-row>
            <table:table-row>
              <table:table-cell office:value-type="string">
                <text:p>48</text:p>
              </table:table-cell>
              <table:table-cell office:value-type="float" office:value="48">
                <text:p>48</text:p>
              </table:table-cell>
              <table:table-cell office:value-type="float" office:value="0.0331284722222222">
                <text:p>0.0331284722222222</text:p>
              </table:table-cell>
              <table:table-cell office:value-type="float" office:value="0.0341011284722222">
                <text:p>0.0341011284722222</text:p>
              </table:table-cell>
              <table:table-cell office:value-type="float" office:value="0.0334664351851852">
                <text:p>0.0334664351851852</text:p>
              </table:table-cell>
            </table:table-row>
            <table:table-row>
              <table:table-cell office:value-type="string">
                <text:p>49</text:p>
              </table:table-cell>
              <table:table-cell office:value-type="float" office:value="49">
                <text:p>49</text:p>
              </table:table-cell>
              <table:table-cell office:value-type="float" office:value="0.0341711786755519">
                <text:p>0.0341711786755519</text:p>
              </table:table-cell>
              <table:table-cell office:value-type="float" office:value="0.0345635152019992">
                <text:p>0.0345635152019992</text:p>
              </table:table-cell>
              <table:table-cell office:value-type="float" office:value="0.0343465222823823">
                <text:p>0.0343465222823823</text:p>
              </table:table-cell>
            </table:table-row>
            <table:table-row>
              <table:table-cell office:value-type="string">
                <text:p>50</text:p>
              </table:table-cell>
              <table:table-cell office:value-type="float" office:value="50">
                <text:p>50</text:p>
              </table:table-cell>
              <table:table-cell office:value-type="float" office:value="0.0354276">
                <text:p>0.0354276</text:p>
              </table:table-cell>
              <table:table-cell office:value-type="float" office:value="0.03632">
                <text:p>0.03632</text:p>
              </table:table-cell>
              <table:table-cell office:value-type="float" office:value="0.0358253333333333">
                <text:p>0.0358253333333333</text:p>
              </table:table-cell>
            </table:table-row>
            <table:table-row>
              <table:table-cell office:value-type="string">
                <text:p>51</text:p>
              </table:table-cell>
              <table:table-cell office:value-type="float" office:value="51">
                <text:p>51</text:p>
              </table:table-cell>
              <table:table-cell office:value-type="float" office:value="0.0350984236831988">
                <text:p>0.0350984236831988</text:p>
              </table:table-cell>
              <table:table-cell office:value-type="float" office:value="0.0365417147251057">
                <text:p>0.0365417147251057</text:p>
              </table:table-cell>
              <table:table-cell office:value-type="float" office:value="0.0359275919518134">
                <text:p>0.0359275919518134</text:p>
              </table:table-cell>
            </table:table-row>
            <table:table-row>
              <table:table-cell office:value-type="string">
                <text:p>52</text:p>
              </table:table-cell>
              <table:table-cell office:value-type="float" office:value="52">
                <text:p>52</text:p>
              </table:table-cell>
              <table:table-cell office:value-type="float" office:value="0.0357603550295858">
                <text:p>0.0357603550295858</text:p>
              </table:table-cell>
              <table:table-cell office:value-type="float" office:value="0.0373994082840237">
                <text:p>0.0373994082840237</text:p>
              </table:table-cell>
              <table:table-cell office:value-type="float" office:value="0.0365406804733728">
                <text:p>0.0365406804733728</text:p>
              </table:table-cell>
            </table:table-row>
            <table:table-row>
              <table:table-cell office:value-type="string">
                <text:p>53</text:p>
              </table:table-cell>
              <table:table-cell office:value-type="float" office:value="53">
                <text:p>53</text:p>
              </table:table-cell>
              <table:table-cell office:value-type="float" office:value="0.0365112139551442">
                <text:p>0.0365112139551442</text:p>
              </table:table-cell>
              <table:table-cell office:value-type="float" office:value="0.0371537913848345">
                <text:p>0.0371537913848345</text:p>
              </table:table-cell>
              <table:table-cell office:value-type="float" office:value="0.0367396463747478">
                <text:p>0.0367396463747478</text:p>
              </table:table-cell>
            </table:table-row>
            <table:table-row>
              <table:table-cell office:value-type="string">
                <text:p>54</text:p>
              </table:table-cell>
              <table:table-cell office:value-type="float" office:value="54">
                <text:p>54</text:p>
              </table:table-cell>
              <table:table-cell office:value-type="float" office:value="0.0371028806584362">
                <text:p>0.0371028806584362</text:p>
              </table:table-cell>
              <table:table-cell office:value-type="float" office:value="0.0380288065843621">
                <text:p>0.0380288065843621</text:p>
              </table:table-cell>
              <table:table-cell office:value-type="float" office:value="0.0376435756744399">
                <text:p>0.0376435756744399</text:p>
              </table:table-cell>
            </table:table-row>
            <table:table-row>
              <table:table-cell office:value-type="string">
                <text:p>55</text:p>
              </table:table-cell>
              <table:table-cell office:value-type="float" office:value="55">
                <text:p>55</text:p>
              </table:table-cell>
              <table:table-cell office:value-type="float" office:value="0.0374314049586777">
                <text:p>0.0374314049586777</text:p>
              </table:table-cell>
              <table:table-cell office:value-type="float" office:value="0.0383001652892562">
                <text:p>0.0383001652892562</text:p>
              </table:table-cell>
              <table:table-cell office:value-type="float" office:value="0.0379525068870523">
                <text:p>0.0379525068870523</text:p>
              </table:table-cell>
            </table:table-row>
            <table:table-row>
              <table:table-cell office:value-type="string">
                <text:p>56</text:p>
              </table:table-cell>
              <table:table-cell office:value-type="float" office:value="56">
                <text:p>56</text:p>
              </table:table-cell>
              <table:table-cell office:value-type="float" office:value="0.038264987244898">
                <text:p>0.038264987244898</text:p>
              </table:table-cell>
              <table:table-cell office:value-type="float" office:value="0.0391017219387755">
                <text:p>0.0391017219387755</text:p>
              </table:table-cell>
              <table:table-cell office:value-type="float" office:value="0.038749787414966">
                <text:p>0.038749787414966</text:p>
              </table:table-cell>
            </table:table-row>
            <table:table-row>
              <table:table-cell office:value-type="string">
                <text:p>57</text:p>
              </table:table-cell>
              <table:table-cell office:value-type="float" office:value="57">
                <text:p>57</text:p>
              </table:table-cell>
              <table:table-cell office:value-type="float" office:value="0.0388787319175131">
                <text:p>0.0388787319175131</text:p>
              </table:table-cell>
              <table:table-cell office:value-type="float" office:value="0.0399267466912896">
                <text:p>0.0399267466912896</text:p>
              </table:table-cell>
              <table:table-cell office:value-type="float" office:value="0.0393643172258131">
                <text:p>0.0393643172258131</text:p>
              </table:table-cell>
            </table:table-row>
            <table:table-row>
              <table:table-cell office:value-type="string">
                <text:p>58</text:p>
              </table:table-cell>
              <table:table-cell office:value-type="float" office:value="58">
                <text:p>58</text:p>
              </table:table-cell>
              <table:table-cell office:value-type="float" office:value="0.0400731272294887">
                <text:p>0.0400731272294887</text:p>
              </table:table-cell>
              <table:table-cell office:value-type="float" office:value="0.0404851367419738">
                <text:p>0.0404851367419738</text:p>
              </table:table-cell>
              <table:table-cell office:value-type="float" office:value="0.0402808164883076">
                <text:p>0.0402808164883076</text:p>
              </table:table-cell>
            </table:table-row>
            <table:table-row>
              <table:table-cell office:value-type="string">
                <text:p>59</text:p>
              </table:table-cell>
              <table:table-cell office:value-type="float" office:value="59">
                <text:p>59</text:p>
              </table:table-cell>
              <table:table-cell office:value-type="float" office:value="0.0413565067509336">
                <text:p>0.0413565067509336</text:p>
              </table:table-cell>
              <table:table-cell office:value-type="float" office:value="0.0419023269175524">
                <text:p>0.0419023269175524</text:p>
              </table:table-cell>
              <table:table-cell office:value-type="float" office:value="0.0416530690414632">
                <text:p>0.0416530690414632</text:p>
              </table:table-cell>
            </table:table-row>
            <table:table-row>
              <table:table-cell office:value-type="string">
                <text:p>60</text:p>
              </table:table-cell>
              <table:table-cell office:value-type="float" office:value="60">
                <text:p>60</text:p>
              </table:table-cell>
              <table:table-cell office:value-type="float" office:value="0.0412541666666667">
                <text:p>0.0412541666666667</text:p>
              </table:table-cell>
              <table:table-cell office:value-type="float" office:value="0.0416666666666667">
                <text:p>0.0416666666666667</text:p>
              </table:table-cell>
              <table:table-cell office:value-type="float" office:value="0.0414966666666667">
                <text:p>0.0414966666666667</text:p>
              </table:table-cell>
            </table:table-row>
            <table:table-row>
              <table:table-cell office:value-type="string">
                <text:p>61</text:p>
              </table:table-cell>
              <table:table-cell office:value-type="float" office:value="61">
                <text:p>61</text:p>
              </table:table-cell>
              <table:table-cell office:value-type="float" office:value="0.041545821015856">
                <text:p>0.041545821015856</text:p>
              </table:table-cell>
              <table:table-cell office:value-type="float" office:value="0.0443963988175222">
                <text:p>0.0443963988175222</text:p>
              </table:table-cell>
              <table:table-cell office:value-type="float" office:value="0.0427630565260235">
                <text:p>0.0427630565260235</text:p>
              </table:table-cell>
            </table:table-row>
            <table:table-row>
              <table:table-cell office:value-type="string">
                <text:p>62</text:p>
              </table:table-cell>
              <table:table-cell office:value-type="float" office:value="62">
                <text:p>62</text:p>
              </table:table-cell>
              <table:table-cell office:value-type="float" office:value="0.0422146201873049">
                <text:p>0.0422146201873049</text:p>
              </table:table-cell>
              <table:table-cell office:value-type="float" office:value="0.0428462539021852">
                <text:p>0.0428462539021852</text:p>
              </table:table-cell>
              <table:table-cell office:value-type="float" office:value="0.0425845473465141">
                <text:p>0.0425845473465141</text:p>
              </table:table-cell>
            </table:table-row>
            <table:table-row>
              <table:table-cell office:value-type="string">
                <text:p>63</text:p>
              </table:table-cell>
              <table:table-cell office:value-type="float" office:value="63">
                <text:p>63</text:p>
              </table:table-cell>
              <table:table-cell office:value-type="float" office:value="0.0430670194003527">
                <text:p>0.0430670194003527</text:p>
              </table:table-cell>
              <table:table-cell office:value-type="float" office:value="0.0436999244142101">
                <text:p>0.0436999244142101</text:p>
              </table:table-cell>
              <table:table-cell office:value-type="float" office:value="0.0433301419333165">
                <text:p>0.0433301419333165</text:p>
              </table:table-cell>
            </table:table-row>
            <table:table-row>
              <table:table-cell office:value-type="string">
                <text:p>64</text:p>
              </table:table-cell>
              <table:table-cell office:value-type="float" office:value="64">
                <text:p>64</text:p>
              </table:table-cell>
              <table:table-cell office:value-type="float" office:value="0.043624755859375">
                <text:p>0.043624755859375</text:p>
              </table:table-cell>
              <table:table-cell office:value-type="float" office:value="0.04436669921875">
                <text:p>0.04436669921875</text:p>
              </table:table-cell>
              <table:table-cell office:value-type="float" office:value="0.0440335286458333">
                <text:p>0.0440335286458333</text:p>
              </table:table-cell>
            </table:table-row>
            <table:table-row>
              <table:table-cell office:value-type="string">
                <text:p>65</text:p>
              </table:table-cell>
              <table:table-cell office:value-type="float" office:value="65">
                <text:p>65</text:p>
              </table:table-cell>
              <table:table-cell office:value-type="float" office:value="0.044203550295858">
                <text:p>0.044203550295858</text:p>
              </table:table-cell>
              <table:table-cell office:value-type="float" office:value="0.0452492307692308">
                <text:p>0.0452492307692308</text:p>
              </table:table-cell>
              <table:table-cell office:value-type="float" office:value="0.0446335305719921">
                <text:p>0.0446335305719921</text:p>
              </table:table-cell>
            </table:table-row>
            <table:table-row>
              <table:table-cell office:value-type="string">
                <text:p>66</text:p>
              </table:table-cell>
              <table:table-cell office:value-type="float" office:value="66">
                <text:p>66</text:p>
              </table:table-cell>
              <table:table-cell office:value-type="float" office:value="0.045254132231405">
                <text:p>0.045254132231405</text:p>
              </table:table-cell>
              <table:table-cell office:value-type="float" office:value="0.0455886134067952">
                <text:p>0.0455886134067952</text:p>
              </table:table-cell>
              <table:table-cell office:value-type="float" office:value="0.0453866697275788">
                <text:p>0.0453866697275788</text:p>
              </table:table-cell>
            </table:table-row>
            <table:table-row>
              <table:table-cell office:value-type="string">
                <text:p>67</text:p>
              </table:table-cell>
              <table:table-cell office:value-type="float" office:value="67">
                <text:p>67</text:p>
              </table:table-cell>
              <table:table-cell office:value-type="float" office:value="0.045744709289374">
                <text:p>0.045744709289374</text:p>
              </table:table-cell>
              <table:table-cell office:value-type="float" office:value="0.0466257518378258">
                <text:p>0.0466257518378258</text:p>
              </table:table-cell>
              <table:table-cell office:value-type="float" office:value="0.0460450731417539">
                <text:p>0.0460450731417539</text:p>
              </table:table-cell>
            </table:table-row>
            <table:table-row>
              <table:table-cell office:value-type="string">
                <text:p>68</text:p>
              </table:table-cell>
              <table:table-cell office:value-type="float" office:value="68">
                <text:p>68</text:p>
              </table:table-cell>
              <table:table-cell office:value-type="float" office:value="0.046261678200692">
                <text:p>0.046261678200692</text:p>
              </table:table-cell>
              <table:table-cell office:value-type="float" office:value="0.0470365484429066">
                <text:p>0.0470365484429066</text:p>
              </table:table-cell>
              <table:table-cell office:value-type="float" office:value="0.0465307814302191">
                <text:p>0.0465307814302191</text:p>
              </table:table-cell>
            </table:table-row>
            <table:table-row>
              <table:table-cell office:value-type="string">
                <text:p>69</text:p>
              </table:table-cell>
              <table:table-cell office:value-type="float" office:value="69">
                <text:p>69</text:p>
              </table:table-cell>
              <table:table-cell office:value-type="float" office:value="0.0469315269901281">
                <text:p>0.0469315269901281</text:p>
              </table:table-cell>
              <table:table-cell office:value-type="float" office:value="0.0481705524049569">
                <text:p>0.0481705524049569</text:p>
              </table:table-cell>
              <table:table-cell office:value-type="float" office:value="0.0473505566057551">
                <text:p>0.0473505566057551</text:p>
              </table:table-cell>
            </table:table-row>
            <table:table-row>
              <table:table-cell office:value-type="string">
                <text:p>70</text:p>
              </table:table-cell>
              <table:table-cell office:value-type="float" office:value="70">
                <text:p>70</text:p>
              </table:table-cell>
              <table:table-cell office:value-type="float" office:value="0.0477004081632653">
                <text:p>0.0477004081632653</text:p>
              </table:table-cell>
              <table:table-cell office:value-type="float" office:value="0.0495844897959184">
                <text:p>0.0495844897959184</text:p>
              </table:table-cell>
              <table:table-cell office:value-type="float" office:value="0.0483542176870748">
                <text:p>0.0483542176870748</text:p>
              </table:table-cell>
            </table:table-row>
            <table:table-row>
              <table:table-cell office:value-type="string">
                <text:p>71</text:p>
              </table:table-cell>
              <table:table-cell office:value-type="float" office:value="71">
                <text:p>71</text:p>
              </table:table-cell>
              <table:table-cell office:value-type="float" office:value="0.0490150763737354">
                <text:p>0.0490150763737354</text:p>
              </table:table-cell>
              <table:table-cell office:value-type="float" office:value="0.0504741122793097">
                <text:p>0.0504741122793097</text:p>
              </table:table-cell>
              <table:table-cell office:value-type="float" office:value="0.0495467169212458">
                <text:p>0.0495467169212458</text:p>
              </table:table-cell>
            </table:table-row>
            <table:table-row>
              <table:table-cell office:value-type="string">
                <text:p>72</text:p>
              </table:table-cell>
              <table:table-cell office:value-type="float" office:value="72">
                <text:p>72</text:p>
              </table:table-cell>
              <table:table-cell office:value-type="float" office:value="0.0491057098765432">
                <text:p>0.0491057098765432</text:p>
              </table:table-cell>
              <table:table-cell office:value-type="float" office:value="0.0506556712962963">
                <text:p>0.0506556712962963</text:p>
              </table:table-cell>
              <table:table-cell office:value-type="float" office:value="0.0497496141975309">
                <text:p>0.0497496141975309</text:p>
              </table:table-cell>
            </table:table-row>
            <table:table-row>
              <table:table-cell office:value-type="string">
                <text:p>73</text:p>
              </table:table-cell>
              <table:table-cell office:value-type="float" office:value="73">
                <text:p>73</text:p>
              </table:table-cell>
              <table:table-cell office:value-type="float" office:value="0.0494229686620379">
                <text:p>0.0494229686620379</text:p>
              </table:table-cell>
              <table:table-cell office:value-type="float" office:value="0.0501219741039595">
                <text:p>0.0501219741039595</text:p>
              </table:table-cell>
              <table:table-cell office:value-type="float" office:value="0.0497829486457747">
                <text:p>0.0497829486457747</text:p>
              </table:table-cell>
            </table:table-row>
            <table:table-row>
              <table:table-cell office:value-type="string">
                <text:p>74</text:p>
              </table:table-cell>
              <table:table-cell office:value-type="float" office:value="74">
                <text:p>74</text:p>
              </table:table-cell>
              <table:table-cell office:value-type="float" office:value="0.0502059897735573">
                <text:p>0.0502059897735573</text:p>
              </table:table-cell>
              <table:table-cell office:value-type="float" office:value="0.0524826515704894">
                <text:p>0.0524826515704894</text:p>
              </table:table-cell>
              <table:table-cell office:value-type="float" office:value="0.0512556001947894">
                <text:p>0.0512556001947894</text:p>
              </table:table-cell>
            </table:table-row>
            <table:table-row>
              <table:table-cell office:value-type="string">
                <text:p>75</text:p>
              </table:table-cell>
              <table:table-cell office:value-type="float" office:value="75">
                <text:p>75</text:p>
              </table:table-cell>
              <table:table-cell office:value-type="float" office:value="0.0513011555555556">
                <text:p>0.0513011555555556</text:p>
              </table:table-cell>
              <table:table-cell office:value-type="float" office:value="0.0521528888888889">
                <text:p>0.0521528888888889</text:p>
              </table:table-cell>
              <table:table-cell office:value-type="float" office:value="0.0518661333333333">
                <text:p>0.0518661333333333</text:p>
              </table:table-cell>
            </table:table-row>
            <table:table-row>
              <table:table-cell office:value-type="string">
                <text:p>76</text:p>
              </table:table-cell>
              <table:table-cell office:value-type="float" office:value="76">
                <text:p>76</text:p>
              </table:table-cell>
              <table:table-cell office:value-type="float" office:value="0.0513762119113573">
                <text:p>0.0513762119113573</text:p>
              </table:table-cell>
              <table:table-cell office:value-type="float" office:value="0.0520162742382272">
                <text:p>0.0520162742382272</text:p>
              </table:table-cell>
              <table:table-cell office:value-type="float" office:value="0.0517179132040628">
                <text:p>0.0517179132040628</text:p>
              </table:table-cell>
            </table:table-row>
            <table:table-row>
              <table:table-cell office:value-type="string">
                <text:p>77</text:p>
              </table:table-cell>
              <table:table-cell office:value-type="float" office:value="77">
                <text:p>77</text:p>
              </table:table-cell>
              <table:table-cell office:value-type="float" office:value="0.0523590824759656">
                <text:p>0.0523590824759656</text:p>
              </table:table-cell>
              <table:table-cell office:value-type="float" office:value="0.0535823916343397">
                <text:p>0.0535823916343397</text:p>
              </table:table-cell>
              <table:table-cell office:value-type="float" office:value="0.0529307921515714">
                <text:p>0.0529307921515714</text:p>
              </table:table-cell>
            </table:table-row>
            <table:table-row>
              <table:table-cell office:value-type="string">
                <text:p>78</text:p>
              </table:table-cell>
              <table:table-cell office:value-type="float" office:value="78">
                <text:p>78</text:p>
              </table:table-cell>
              <table:table-cell office:value-type="float" office:value="0.0531909927679158">
                <text:p>0.0531909927679158</text:p>
              </table:table-cell>
              <table:table-cell office:value-type="float" office:value="0.05494838921762">
                <text:p>0.05494838921762</text:p>
              </table:table-cell>
              <table:table-cell office:value-type="float" office:value="0.05397419460881">
                <text:p>0.05397419460881</text:p>
              </table:table-cell>
            </table:table-row>
            <table:table-row>
              <table:table-cell office:value-type="string">
                <text:p>79</text:p>
              </table:table-cell>
              <table:table-cell office:value-type="float" office:value="79">
                <text:p>79</text:p>
              </table:table-cell>
              <table:table-cell office:value-type="float" office:value="0.0535904502483576">
                <text:p>0.0535904502483576</text:p>
              </table:table-cell>
              <table:table-cell office:value-type="float" office:value="0.0540948565934946">
                <text:p>0.0540948565934946</text:p>
              </table:table-cell>
              <table:table-cell office:value-type="float" office:value="0.0538315440901565">
                <text:p>0.0538315440901565</text:p>
              </table:table-cell>
            </table:table-row>
            <table:table-row>
              <table:table-cell office:value-type="string">
                <text:p>80</text:p>
              </table:table-cell>
              <table:table-cell office:value-type="float" office:value="80">
                <text:p>80</text:p>
              </table:table-cell>
              <table:table-cell office:value-type="float" office:value="0.0540934375">
                <text:p>0.0540934375</text:p>
              </table:table-cell>
              <table:table-cell office:value-type="float" office:value="0.05455046875">
                <text:p>0.05455046875</text:p>
              </table:table-cell>
              <table:table-cell office:value-type="float" office:value="0.0543918229166667">
                <text:p>0.0543918229166667</text:p>
              </table:table-cell>
            </table:table-row>
            <table:table-row>
              <table:table-cell office:value-type="string">
                <text:p>81</text:p>
              </table:table-cell>
              <table:table-cell office:value-type="float" office:value="81">
                <text:p>81</text:p>
              </table:table-cell>
              <table:table-cell office:value-type="float" office:value="0.0548222831885383">
                <text:p>0.0548222831885383</text:p>
              </table:table-cell>
              <table:table-cell office:value-type="float" office:value="0.0557279378143576">
                <text:p>0.0557279378143576</text:p>
              </table:table-cell>
              <table:table-cell office:value-type="float" office:value="0.0553180917543058">
                <text:p>0.0553180917543058</text:p>
              </table:table-cell>
            </table:table-row>
            <table:table-row>
              <table:table-cell office:value-type="string">
                <text:p>82</text:p>
              </table:table-cell>
              <table:table-cell office:value-type="float" office:value="82">
                <text:p>82</text:p>
              </table:table-cell>
              <table:table-cell office:value-type="float" office:value="0.0558834027364664">
                <text:p>0.0558834027364664</text:p>
              </table:table-cell>
              <table:table-cell office:value-type="float" office:value="0.0564015466983938">
                <text:p>0.0564015466983938</text:p>
              </table:table-cell>
              <table:table-cell office:value-type="float" office:value="0.0561269581598255">
                <text:p>0.0561269581598255</text:p>
              </table:table-cell>
            </table:table-row>
            <table:table-row>
              <table:table-cell office:value-type="string">
                <text:p>83</text:p>
              </table:table-cell>
              <table:table-cell office:value-type="float" office:value="83">
                <text:p>83</text:p>
              </table:table-cell>
              <table:table-cell office:value-type="float" office:value="0.0560410799825809">
                <text:p>0.0560410799825809</text:p>
              </table:table-cell>
              <table:table-cell office:value-type="float" office:value="0.0569748875018145">
                <text:p>0.0569748875018145</text:p>
              </table:table-cell>
              <table:table-cell office:value-type="float" office:value="0.0565579426138288">
                <text:p>0.0565579426138288</text:p>
              </table:table-cell>
            </table:table-row>
            <table:table-row>
              <table:table-cell office:value-type="string">
                <text:p>84</text:p>
              </table:table-cell>
              <table:table-cell office:value-type="float" office:value="84">
                <text:p>84</text:p>
              </table:table-cell>
              <table:table-cell office:value-type="float" office:value="0.0575367063492063">
                <text:p>0.0575367063492063</text:p>
              </table:table-cell>
              <table:table-cell office:value-type="float" office:value="0.0637407879818594">
                <text:p>0.0637407879818594</text:p>
              </table:table-cell>
              <table:table-cell office:value-type="float" office:value="0.05997940287226">
                <text:p>0.05997940287226</text:p>
              </table:table-cell>
            </table:table-row>
            <table:table-row>
              <table:table-cell office:value-type="string">
                <text:p>85</text:p>
              </table:table-cell>
              <table:table-cell office:value-type="float" office:value="85">
                <text:p>85</text:p>
              </table:table-cell>
              <table:table-cell office:value-type="float" office:value="0.0575382698961938">
                <text:p>0.0575382698961938</text:p>
              </table:table-cell>
              <table:table-cell office:value-type="float" office:value="0.0594131487889273">
                <text:p>0.0594131487889273</text:p>
              </table:table-cell>
              <table:table-cell office:value-type="float" office:value="0.0587383160322953">
                <text:p>0.0587383160322953</text:p>
              </table:table-cell>
            </table:table-row>
            <table:table-row>
              <table:table-cell office:value-type="string">
                <text:p>86</text:p>
              </table:table-cell>
              <table:table-cell office:value-type="float" office:value="86">
                <text:p>86</text:p>
              </table:table-cell>
              <table:table-cell office:value-type="float" office:value="0.0587915089237426">
                <text:p>0.0587915089237426</text:p>
              </table:table-cell>
              <table:table-cell office:value-type="float" office:value="0.059111276365603">
                <text:p>0.059111276365603</text:p>
              </table:table-cell>
              <table:table-cell office:value-type="float" office:value="0.0589323057508563">
                <text:p>0.0589323057508563</text:p>
              </table:table-cell>
            </table:table-row>
            <table:table-row>
              <table:table-cell office:value-type="string">
                <text:p>87</text:p>
              </table:table-cell>
              <table:table-cell office:value-type="float" office:value="87">
                <text:p>87</text:p>
              </table:table-cell>
              <table:table-cell office:value-type="float" office:value="0.0591984410093804">
                <text:p>0.0591984410093804</text:p>
              </table:table-cell>
              <table:table-cell office:value-type="float" office:value="0.0600447879508522">
                <text:p>0.0600447879508522</text:p>
              </table:table-cell>
              <table:table-cell office:value-type="float" office:value="0.059632271986612">
                <text:p>0.059632271986612</text:p>
              </table:table-cell>
            </table:table-row>
            <table:table-row>
              <table:table-cell office:value-type="string">
                <text:p>88</text:p>
              </table:table-cell>
              <table:table-cell office:value-type="float" office:value="88">
                <text:p>88</text:p>
              </table:table-cell>
              <table:table-cell office:value-type="float" office:value="0.0596265495867769">
                <text:p>0.0596265495867769</text:p>
              </table:table-cell>
              <table:table-cell office:value-type="float" office:value="0.0608935950413223">
                <text:p>0.0608935950413223</text:p>
              </table:table-cell>
              <table:table-cell office:value-type="float" office:value="0.0602770316804408">
                <text:p>0.0602770316804408</text:p>
              </table:table-cell>
            </table:table-row>
            <table:table-row>
              <table:table-cell office:value-type="string">
                <text:p>89</text:p>
              </table:table-cell>
              <table:table-cell office:value-type="float" office:value="89">
                <text:p>89</text:p>
              </table:table-cell>
              <table:table-cell office:value-type="float" office:value="0.0602700416614064">
                <text:p>0.0602700416614064</text:p>
              </table:table-cell>
              <table:table-cell office:value-type="float" office:value="0.0608647897992678">
                <text:p>0.0608647897992678</text:p>
              </table:table-cell>
              <table:table-cell office:value-type="float" office:value="0.0605191684551614">
                <text:p>0.0605191684551614</text:p>
              </table:table-cell>
            </table:table-row>
            <table:table-row>
              <table:table-cell office:value-type="string">
                <text:p>90</text:p>
              </table:table-cell>
              <table:table-cell office:value-type="float" office:value="90">
                <text:p>90</text:p>
              </table:table-cell>
              <table:table-cell office:value-type="float" office:value="0.0611164197530864">
                <text:p>0.0611164197530864</text:p>
              </table:table-cell>
              <table:table-cell office:value-type="float" office:value="0.0618949382716049">
                <text:p>0.0618949382716049</text:p>
              </table:table-cell>
              <table:table-cell office:value-type="float" office:value="0.06152670781893">
                <text:p>0.06152670781893</text:p>
              </table:table-cell>
            </table:table-row>
            <table:table-row>
              <table:table-cell office:value-type="string">
                <text:p>91</text:p>
              </table:table-cell>
              <table:table-cell office:value-type="float" office:value="91">
                <text:p>91</text:p>
              </table:table-cell>
              <table:table-cell office:value-type="float" office:value="0.0618320251177394">
                <text:p>0.0618320251177394</text:p>
              </table:table-cell>
              <table:table-cell office:value-type="float" office:value="0.0677105422050477">
                <text:p>0.0677105422050477</text:p>
              </table:table-cell>
              <table:table-cell office:value-type="float" office:value="0.064069033530572">
                <text:p>0.064069033530572</text:p>
              </table:table-cell>
            </table:table-row>
            <table:table-row>
              <table:table-cell office:value-type="string">
                <text:p>92</text:p>
              </table:table-cell>
              <table:table-cell office:value-type="float" office:value="92">
                <text:p>92</text:p>
              </table:table-cell>
              <table:table-cell office:value-type="float" office:value="0.062359404536862">
                <text:p>0.062359404536862</text:p>
              </table:table-cell>
              <table:table-cell office:value-type="float" office:value="0.064672140831758">
                <text:p>0.064672140831758</text:p>
              </table:table-cell>
              <table:table-cell office:value-type="float" office:value="0.0633990233144298">
                <text:p>0.0633990233144298</text:p>
              </table:table-cell>
            </table:table-row>
            <table:table-row>
              <table:table-cell office:value-type="string">
                <text:p>93</text:p>
              </table:table-cell>
              <table:table-cell office:value-type="float" office:value="93">
                <text:p>93</text:p>
              </table:table-cell>
              <table:table-cell office:value-type="float" office:value="0.0630252052260377">
                <text:p>0.0630252052260377</text:p>
              </table:table-cell>
              <table:table-cell office:value-type="float" office:value="0.0646635449184877">
                <text:p>0.0646635449184877</text:p>
              </table:table-cell>
              <table:table-cell office:value-type="float" office:value="0.0637577369252708">
                <text:p>0.0637577369252708</text:p>
              </table:table-cell>
            </table:table-row>
            <table:table-row>
              <table:table-cell office:value-type="string">
                <text:p>94</text:p>
              </table:table-cell>
              <table:table-cell office:value-type="float" office:value="94">
                <text:p>94</text:p>
              </table:table-cell>
              <table:table-cell office:value-type="float" office:value="0.0633907876867361">
                <text:p>0.0633907876867361</text:p>
              </table:table-cell>
              <table:table-cell office:value-type="float" office:value="0.0685766183793572">
                <text:p>0.0685766183793572</text:p>
              </table:table-cell>
              <table:table-cell office:value-type="float" office:value="0.0652063150746944">
                <text:p>0.0652063150746944</text:p>
              </table:table-cell>
            </table:table-row>
            <table:table-row>
              <table:table-cell office:value-type="string">
                <text:p>95</text:p>
              </table:table-cell>
              <table:table-cell office:value-type="float" office:value="95">
                <text:p>95</text:p>
              </table:table-cell>
              <table:table-cell office:value-type="float" office:value="0.0645099168975069">
                <text:p>0.0645099168975069</text:p>
              </table:table-cell>
              <table:table-cell office:value-type="float" office:value="0.065023379501385">
                <text:p>0.065023379501385</text:p>
              </table:table-cell>
              <table:table-cell office:value-type="float" office:value="0.0647392797783934">
                <text:p>0.0647392797783934</text:p>
              </table:table-cell>
            </table:table-row>
            <table:table-row>
              <table:table-cell office:value-type="string">
                <text:p>96</text:p>
              </table:table-cell>
              <table:table-cell office:value-type="float" office:value="96">
                <text:p>96</text:p>
              </table:table-cell>
              <table:table-cell office:value-type="float" office:value="0.0654875217013889">
                <text:p>0.0654875217013889</text:p>
              </table:table-cell>
              <table:table-cell office:value-type="float" office:value="0.0662443576388889">
                <text:p>0.0662443576388889</text:p>
              </table:table-cell>
              <table:table-cell office:value-type="float" office:value="0.0658047960069444">
                <text:p>0.0658047960069444</text:p>
              </table:table-cell>
            </table:table-row>
            <table:table-row>
              <table:table-cell office:value-type="string">
                <text:p>97</text:p>
              </table:table-cell>
              <table:table-cell office:value-type="float" office:value="97">
                <text:p>97</text:p>
              </table:table-cell>
              <table:table-cell office:value-type="float" office:value="0.0655799766181316">
                <text:p>0.0655799766181316</text:p>
              </table:table-cell>
              <table:table-cell office:value-type="float" office:value="0.0662975874163035">
                <text:p>0.0662975874163035</text:p>
              </table:table-cell>
              <table:table-cell office:value-type="float" office:value="0.0658866333652177">
                <text:p>0.0658866333652177</text:p>
              </table:table-cell>
            </table:table-row>
            <table:table-row>
              <table:table-cell office:value-type="string">
                <text:p>98</text:p>
              </table:table-cell>
              <table:table-cell office:value-type="float" office:value="98">
                <text:p>98</text:p>
              </table:table-cell>
              <table:table-cell office:value-type="float" office:value="0.066649416909621">
                <text:p>0.066649416909621</text:p>
              </table:table-cell>
              <table:table-cell office:value-type="float" office:value="0.0674405456059975">
                <text:p>0.0674405456059975</text:p>
              </table:table-cell>
              <table:table-cell office:value-type="float" office:value="0.0669599472442038">
                <text:p>0.0669599472442038</text:p>
              </table:table-cell>
            </table:table-row>
            <table:table-row>
              <table:table-cell office:value-type="string">
                <text:p>99</text:p>
              </table:table-cell>
              <table:table-cell office:value-type="float" office:value="99">
                <text:p>99</text:p>
              </table:table-cell>
              <table:table-cell office:value-type="float" office:value="0.0671188654218957">
                <text:p>0.0671188654218957</text:p>
              </table:table-cell>
              <table:table-cell office:value-type="float" office:value="0.0681398836853382">
                <text:p>0.0681398836853382</text:p>
              </table:table-cell>
              <table:table-cell office:value-type="float" office:value="0.0676884331530796">
                <text:p>0.0676884331530796</text:p>
              </table:table-cell>
            </table:table-row>
            <table:table-row>
              <table:table-cell office:value-type="string">
                <text:p>100</text:p>
              </table:table-cell>
              <table:table-cell office:value-type="float" office:value="100">
                <text:p>100</text:p>
              </table:table-cell>
              <table:table-cell office:value-type="float" office:value="0.0680929">
                <text:p>0.0680929</text:p>
              </table:table-cell>
              <table:table-cell office:value-type="float" office:value="0.0688687">
                <text:p>0.0688687</text:p>
              </table:table-cell>
              <table:table-cell office:value-type="float" office:value="0.0685846333333333">
                <text:p>0.0685846333333333</text:p>
              </table:table-cell>
            </table:table-row>
            <table:table-row>
              <table:table-cell office:value-type="string">
                <text:p>101</text:p>
              </table:table-cell>
              <table:table-cell office:value-type="float" office:value="101">
                <text:p>101</text:p>
              </table:table-cell>
              <table:table-cell office:value-type="float" office:value="0.0680433290853838">
                <text:p>0.0680433290853838</text:p>
              </table:table-cell>
              <table:table-cell office:value-type="float" office:value="0.0690288207038526">
                <text:p>0.0690288207038526</text:p>
              </table:table-cell>
              <table:table-cell office:value-type="float" office:value="0.0686820573146424">
                <text:p>0.0686820573146424</text:p>
              </table:table-cell>
            </table:table-row>
            <table:table-row>
              <table:table-cell office:value-type="string">
                <text:p>102</text:p>
              </table:table-cell>
              <table:table-cell office:value-type="float" office:value="102">
                <text:p>102</text:p>
              </table:table-cell>
              <table:table-cell office:value-type="float" office:value="0.0692004036908881">
                <text:p>0.0692004036908881</text:p>
              </table:table-cell>
              <table:table-cell office:value-type="float" office:value="0.0699254133025759">
                <text:p>0.0699254133025759</text:p>
              </table:table-cell>
              <table:table-cell office:value-type="float" office:value="0.0696419005510701">
                <text:p>0.0696419005510701</text:p>
              </table:table-cell>
            </table:table-row>
            <table:table-row>
              <table:table-cell office:value-type="string">
                <text:p>103</text:p>
              </table:table-cell>
              <table:table-cell office:value-type="float" office:value="103">
                <text:p>103</text:p>
              </table:table-cell>
              <table:table-cell office:value-type="float" office:value="0.0698939579602224">
                <text:p>0.0698939579602224</text:p>
              </table:table-cell>
              <table:table-cell office:value-type="float" office:value="0.0706174945800735">
                <text:p>0.0706174945800735</text:p>
              </table:table-cell>
              <table:table-cell office:value-type="float" office:value="0.0702600936311937">
                <text:p>0.0702600936311937</text:p>
              </table:table-cell>
            </table:table-row>
            <table:table-row>
              <table:table-cell office:value-type="string">
                <text:p>104</text:p>
              </table:table-cell>
              <table:table-cell office:value-type="float" office:value="104">
                <text:p>104</text:p>
              </table:table-cell>
              <table:table-cell office:value-type="float" office:value="0.0704438794378698">
                <text:p>0.0704438794378698</text:p>
              </table:table-cell>
              <table:table-cell office:value-type="float" office:value="0.0713089866863905">
                <text:p>0.0713089866863905</text:p>
              </table:table-cell>
              <table:table-cell office:value-type="float" office:value="0.0710040680473373">
                <text:p>0.0710040680473373</text:p>
              </table:table-cell>
            </table:table-row>
            <table:table-row>
              <table:table-cell office:value-type="string">
                <text:p>105</text:p>
              </table:table-cell>
              <table:table-cell office:value-type="float" office:value="105">
                <text:p>105</text:p>
              </table:table-cell>
              <table:table-cell office:value-type="float" office:value="0.0709142857142857">
                <text:p>0.0709142857142857</text:p>
              </table:table-cell>
              <table:table-cell office:value-type="float" office:value="0.0719839455782313">
                <text:p>0.0719839455782313</text:p>
              </table:table-cell>
              <table:table-cell office:value-type="float" office:value="0.0715232048374906">
                <text:p>0.0715232048374906</text:p>
              </table:table-cell>
            </table:table-row>
            <table:table-row>
              <table:table-cell office:value-type="string">
                <text:p>106</text:p>
              </table:table-cell>
              <table:table-cell office:value-type="float" office:value="106">
                <text:p>106</text:p>
              </table:table-cell>
              <table:table-cell office:value-type="float" office:value="0.0719246173015308">
                <text:p>0.0719246173015308</text:p>
              </table:table-cell>
              <table:table-cell office:value-type="float" office:value="0.0725684407262371">
                <text:p>0.0725684407262371</text:p>
              </table:table-cell>
              <table:table-cell office:value-type="float" office:value="0.0722653079387682">
                <text:p>0.0722653079387682</text:p>
              </table:table-cell>
            </table:table-row>
            <table:table-row>
              <table:table-cell office:value-type="string">
                <text:p>107</text:p>
              </table:table-cell>
              <table:table-cell office:value-type="float" office:value="107">
                <text:p>107</text:p>
              </table:table-cell>
              <table:table-cell office:value-type="float" office:value="0.0725704428334352">
                <text:p>0.0725704428334352</text:p>
              </table:table-cell>
              <table:table-cell office:value-type="float" office:value="0.0733667569220019">
                <text:p>0.0733667569220019</text:p>
              </table:table-cell>
              <table:table-cell office:value-type="float" office:value="0.0730461175648528">
                <text:p>0.0730461175648528</text:p>
              </table:table-cell>
            </table:table-row>
            <table:table-row>
              <table:table-cell office:value-type="string">
                <text:p>108</text:p>
              </table:table-cell>
              <table:table-cell office:value-type="float" office:value="108">
                <text:p>108</text:p>
              </table:table-cell>
              <table:table-cell office:value-type="float" office:value="0.0730828189300412">
                <text:p>0.0730828189300412</text:p>
              </table:table-cell>
              <table:table-cell office:value-type="float" office:value="0.0744376714677641">
                <text:p>0.0744376714677641</text:p>
              </table:table-cell>
              <table:table-cell office:value-type="float" office:value="0.0737653463648834">
                <text:p>0.0737653463648834</text:p>
              </table:table-cell>
            </table:table-row>
            <table:table-row>
              <table:table-cell office:value-type="string">
                <text:p>109</text:p>
              </table:table-cell>
              <table:table-cell office:value-type="float" office:value="109">
                <text:p>109</text:p>
              </table:table-cell>
              <table:table-cell office:value-type="float" office:value="0.0740284487837724">
                <text:p>0.0740284487837724</text:p>
              </table:table-cell>
              <table:table-cell office:value-type="float" office:value="0.0748832589849339">
                <text:p>0.0748832589849339</text:p>
              </table:table-cell>
              <table:table-cell office:value-type="float" office:value="0.0745062424599501">
                <text:p>0.0745062424599501</text:p>
              </table:table-cell>
            </table:table-row>
            <table:table-row>
              <table:table-cell office:value-type="string">
                <text:p>110</text:p>
              </table:table-cell>
              <table:table-cell office:value-type="float" office:value="110">
                <text:p>110</text:p>
              </table:table-cell>
              <table:table-cell office:value-type="float" office:value="0.0744086776859504">
                <text:p>0.0744086776859504</text:p>
              </table:table-cell>
              <table:table-cell office:value-type="float" office:value="0.0753193388429752">
                <text:p>0.0753193388429752</text:p>
              </table:table-cell>
              <table:table-cell office:value-type="float" office:value="0.0748869972451791">
                <text:p>0.0748869972451791</text:p>
              </table:table-cell>
            </table:table-row>
            <table:table-row>
              <table:table-cell office:value-type="string">
                <text:p>111</text:p>
              </table:table-cell>
              <table:table-cell office:value-type="float" office:value="111">
                <text:p>111</text:p>
              </table:table-cell>
              <table:table-cell office:value-type="float" office:value="0.0750482103725347">
                <text:p>0.0750482103725347</text:p>
              </table:table-cell>
              <table:table-cell office:value-type="float" office:value="0.0758323188052918">
                <text:p>0.0758323188052918</text:p>
              </table:table-cell>
              <table:table-cell office:value-type="float" office:value="0.0755701918134351">
                <text:p>0.0755701918134351</text:p>
              </table:table-cell>
            </table:table-row>
            <table:table-row>
              <table:table-cell office:value-type="string">
                <text:p>112</text:p>
              </table:table-cell>
              <table:table-cell office:value-type="float" office:value="112">
                <text:p>112</text:p>
              </table:table-cell>
              <table:table-cell office:value-type="float" office:value="0.0759415656887755">
                <text:p>0.0759415656887755</text:p>
              </table:table-cell>
              <table:table-cell office:value-type="float" office:value="0.0768710140306122">
                <text:p>0.0768710140306122</text:p>
              </table:table-cell>
              <table:table-cell office:value-type="float" office:value="0.0765090880102041">
                <text:p>0.0765090880102041</text:p>
              </table:table-cell>
            </table:table-row>
            <table:table-row>
              <table:table-cell office:value-type="string">
                <text:p>113</text:p>
              </table:table-cell>
              <table:table-cell office:value-type="float" office:value="113">
                <text:p>113</text:p>
              </table:table-cell>
              <table:table-cell office:value-type="float" office:value="0.0763347952071423">
                <text:p>0.0763347952071423</text:p>
              </table:table-cell>
              <table:table-cell office:value-type="float" office:value="0.0777245673114574">
                <text:p>0.0777245673114574</text:p>
              </table:table-cell>
              <table:table-cell office:value-type="float" office:value="0.0770723627535438">
                <text:p>0.0770723627535438</text:p>
              </table:table-cell>
            </table:table-row>
            <table:table-row>
              <table:table-cell office:value-type="string">
                <text:p>114</text:p>
              </table:table-cell>
              <table:table-cell office:value-type="float" office:value="114">
                <text:p>114</text:p>
              </table:table-cell>
              <table:table-cell office:value-type="float" office:value="0.0773922745460142">
                <text:p>0.0773922745460142</text:p>
              </table:table-cell>
              <table:table-cell office:value-type="float" office:value="0.0787226839027393">
                <text:p>0.0787226839027393</text:p>
              </table:table-cell>
              <table:table-cell office:value-type="float" office:value="0.0781473786806197">
                <text:p>0.0781473786806197</text:p>
              </table:table-cell>
            </table:table-row>
            <table:table-row>
              <table:table-cell office:value-type="string">
                <text:p>115</text:p>
              </table:table-cell>
              <table:table-cell office:value-type="float" office:value="115">
                <text:p>115</text:p>
              </table:table-cell>
              <table:table-cell office:value-type="float" office:value="0.0777852551984877">
                <text:p>0.0777852551984877</text:p>
              </table:table-cell>
              <table:table-cell office:value-type="float" office:value="0.079123629489603">
                <text:p>0.079123629489603</text:p>
              </table:table-cell>
              <table:table-cell office:value-type="float" office:value="0.0785676118462508">
                <text:p>0.0785676118462508</text:p>
              </table:table-cell>
            </table:table-row>
            <table:table-row>
              <table:table-cell office:value-type="string">
                <text:p>116</text:p>
              </table:table-cell>
              <table:table-cell office:value-type="float" office:value="116">
                <text:p>116</text:p>
              </table:table-cell>
              <table:table-cell office:value-type="float" office:value="0.0787351367419738">
                <text:p>0.0787351367419738</text:p>
              </table:table-cell>
              <table:table-cell office:value-type="float" office:value="0.081131837098692">
                <text:p>0.081131837098692</text:p>
              </table:table-cell>
              <table:table-cell office:value-type="float" office:value="0.0797626833135157">
                <text:p>0.0797626833135157</text:p>
              </table:table-cell>
            </table:table-row>
            <table:table-row>
              <table:table-cell office:value-type="string">
                <text:p>117</text:p>
              </table:table-cell>
              <table:table-cell office:value-type="float" office:value="117">
                <text:p>117</text:p>
              </table:table-cell>
              <table:table-cell office:value-type="float" office:value="0.0793191613704434">
                <text:p>0.0793191613704434</text:p>
              </table:table-cell>
              <table:table-cell office:value-type="float" office:value="0.0802257286872672">
                <text:p>0.0802257286872672</text:p>
              </table:table-cell>
              <table:table-cell office:value-type="float" office:value="0.079777680375971">
                <text:p>0.079777680375971</text:p>
              </table:table-cell>
            </table:table-row>
            <table:table-row>
              <table:table-cell office:value-type="string">
                <text:p>118</text:p>
              </table:table-cell>
              <table:table-cell office:value-type="float" office:value="118">
                <text:p>118</text:p>
              </table:table-cell>
              <table:table-cell office:value-type="float" office:value="0.0797866992243608">
                <text:p>0.0797866992243608</text:p>
              </table:table-cell>
              <table:table-cell office:value-type="float" office:value="0.0810413674231543">
                <text:p>0.0810413674231543</text:p>
              </table:table-cell>
              <table:table-cell office:value-type="float" office:value="0.0803576558460212">
                <text:p>0.0803576558460212</text:p>
              </table:table-cell>
            </table:table-row>
            <table:table-row>
              <table:table-cell office:value-type="string">
                <text:p>119</text:p>
              </table:table-cell>
              <table:table-cell office:value-type="float" office:value="119">
                <text:p>119</text:p>
              </table:table-cell>
              <table:table-cell office:value-type="float" office:value="0.0807322929171669">
                <text:p>0.0807322929171669</text:p>
              </table:table-cell>
              <table:table-cell office:value-type="float" office:value="0.0816644304780736">
                <text:p>0.0816644304780736</text:p>
              </table:table-cell>
              <table:table-cell office:value-type="float" office:value="0.0811046771649836">
                <text:p>0.0811046771649836</text:p>
              </table:table-cell>
            </table:table-row>
            <table:table-row>
              <table:table-cell office:value-type="string">
                <text:p>120</text:p>
              </table:table-cell>
              <table:table-cell office:value-type="float" office:value="120">
                <text:p>120</text:p>
              </table:table-cell>
              <table:table-cell office:value-type="float" office:value="0.0815430555555556">
                <text:p>0.0815430555555556</text:p>
              </table:table-cell>
              <table:table-cell office:value-type="float" office:value="0.0823256944444444">
                <text:p>0.0823256944444444</text:p>
              </table:table-cell>
              <table:table-cell office:value-type="float" office:value="0.0818972222222222">
                <text:p>0.0818972222222222</text:p>
              </table:table-cell>
            </table:table-row>
            <table:table-row>
              <table:table-cell office:value-type="string">
                <text:p>121</text:p>
              </table:table-cell>
              <table:table-cell office:value-type="float" office:value="121">
                <text:p>121</text:p>
              </table:table-cell>
              <table:table-cell office:value-type="float" office:value="0.0823830339457687">
                <text:p>0.0823830339457687</text:p>
              </table:table-cell>
              <table:table-cell office:value-type="float" office:value="0.0831398128543132">
                <text:p>0.0831398128543132</text:p>
              </table:table-cell>
              <table:table-cell office:value-type="float" office:value="0.0826835598661294">
                <text:p>0.0826835598661294</text:p>
              </table:table-cell>
            </table:table-row>
            <table:table-row>
              <table:table-cell office:value-type="string">
                <text:p>122</text:p>
              </table:table-cell>
              <table:table-cell office:value-type="float" office:value="122">
                <text:p>122</text:p>
              </table:table-cell>
              <table:table-cell office:value-type="float" office:value="0.0829985219027143">
                <text:p>0.0829985219027143</text:p>
              </table:table-cell>
              <table:table-cell office:value-type="float" office:value="0.0836213383499059">
                <text:p>0.0836213383499059</text:p>
              </table:table-cell>
              <table:table-cell office:value-type="float" office:value="0.0833176565439398">
                <text:p>0.0833176565439398</text:p>
              </table:table-cell>
            </table:table-row>
            <table:table-row>
              <table:table-cell office:value-type="string">
                <text:p>123</text:p>
              </table:table-cell>
              <table:table-cell office:value-type="float" office:value="123">
                <text:p>123</text:p>
              </table:table-cell>
              <table:table-cell office:value-type="float" office:value="0.0834609029017119">
                <text:p>0.0834609029017119</text:p>
              </table:table-cell>
              <table:table-cell office:value-type="float" office:value="0.0846500099147333">
                <text:p>0.0846500099147333</text:p>
              </table:table-cell>
              <table:table-cell office:value-type="float" office:value="0.0841088858043052">
                <text:p>0.0841088858043052</text:p>
              </table:table-cell>
            </table:table-row>
            <table:table-row>
              <table:table-cell office:value-type="string">
                <text:p>124</text:p>
              </table:table-cell>
              <table:table-cell office:value-type="float" office:value="124">
                <text:p>124</text:p>
              </table:table-cell>
              <table:table-cell office:value-type="float" office:value="0.0843710978147763">
                <text:p>0.0843710978147763</text:p>
              </table:table-cell>
              <table:table-cell office:value-type="float" office:value="0.0864047866805411">
                <text:p>0.0864047866805411</text:p>
              </table:table-cell>
              <table:table-cell office:value-type="float" office:value="0.085298300381547">
                <text:p>0.085298300381547</text:p>
              </table:table-cell>
            </table:table-row>
            <table:table-row>
              <table:table-cell office:value-type="string">
                <text:p>125</text:p>
              </table:table-cell>
              <table:table-cell office:value-type="float" office:value="125">
                <text:p>125</text:p>
              </table:table-cell>
              <table:table-cell office:value-type="float" office:value="0.08483328">
                <text:p>0.08483328</text:p>
              </table:table-cell>
              <table:table-cell office:value-type="float" office:value="0.09039424">
                <text:p>0.09039424</text:p>
              </table:table-cell>
              <table:table-cell office:value-type="float" office:value="0.0868821333333334">
                <text:p>0.0868821333333334</text:p>
              </table:table-cell>
            </table:table-row>
            <table:table-row>
              <table:table-cell office:value-type="string">
                <text:p>126</text:p>
              </table:table-cell>
              <table:table-cell office:value-type="float" office:value="126">
                <text:p>126</text:p>
              </table:table-cell>
              <table:table-cell office:value-type="float" office:value="0.0855240614764424">
                <text:p>0.0855240614764424</text:p>
              </table:table-cell>
              <table:table-cell office:value-type="float" office:value="0.0905643738977072">
                <text:p>0.0905643738977072</text:p>
              </table:table-cell>
              <table:table-cell office:value-type="float" office:value="0.0874326026706979">
                <text:p>0.0874326026706979</text:p>
              </table:table-cell>
            </table:table-row>
            <table:table-row>
              <table:table-cell office:value-type="string">
                <text:p>127</text:p>
              </table:table-cell>
              <table:table-cell office:value-type="float" office:value="127">
                <text:p>127</text:p>
              </table:table-cell>
              <table:table-cell office:value-type="float" office:value="0.0863004526009052">
                <text:p>0.0863004526009052</text:p>
              </table:table-cell>
              <table:table-cell office:value-type="float" office:value="0.0880562961125922">
                <text:p>0.0880562961125922</text:p>
              </table:table-cell>
              <table:table-cell office:value-type="float" office:value="0.0870870275073884">
                <text:p>0.0870870275073884</text:p>
              </table:table-cell>
            </table:table-row>
            <table:table-row>
              <table:table-cell office:value-type="string">
                <text:p>128</text:p>
              </table:table-cell>
              <table:table-cell office:value-type="float" office:value="128">
                <text:p>128</text:p>
              </table:table-cell>
              <table:table-cell office:value-type="float" office:value="0.086971435546875">
                <text:p>0.086971435546875</text:p>
              </table:table-cell>
              <table:table-cell office:value-type="float" office:value="0.0884295654296875">
                <text:p>0.0884295654296875</text:p>
              </table:table-cell>
              <table:table-cell office:value-type="float" office:value="0.0877113850911458">
                <text:p>0.0877113850911458</text:p>
              </table:table-cell>
            </table:table-row>
            <table:table-row>
              <table:table-cell office:value-type="string">
                <text:p>129</text:p>
              </table:table-cell>
              <table:table-cell office:value-type="float" office:value="129">
                <text:p>129</text:p>
              </table:table-cell>
              <table:table-cell office:value-type="float" office:value="0.0879484405985217">
                <text:p>0.0879484405985217</text:p>
              </table:table-cell>
              <table:table-cell office:value-type="float" office:value="0.0920557658794544">
                <text:p>0.0920557658794544</text:p>
              </table:table-cell>
              <table:table-cell office:value-type="float" office:value="0.0894120946257236">
                <text:p>0.0894120946257236</text:p>
              </table:table-cell>
            </table:table-row>
            <table:table-row>
              <table:table-cell office:value-type="string">
                <text:p>130</text:p>
              </table:table-cell>
              <table:table-cell office:value-type="float" office:value="130">
                <text:p>130</text:p>
              </table:table-cell>
              <table:table-cell office:value-type="float" office:value="0.088192899408284">
                <text:p>0.088192899408284</text:p>
              </table:table-cell>
              <table:table-cell office:value-type="float" office:value="0.0896988165680473">
                <text:p>0.0896988165680473</text:p>
              </table:table-cell>
              <table:table-cell office:value-type="float" office:value="0.0890573964497041">
                <text:p>0.0890573964497041</text:p>
              </table:table-cell>
            </table:table-row>
            <table:table-row>
              <table:table-cell office:value-type="string">
                <text:p>131</text:p>
              </table:table-cell>
              <table:table-cell office:value-type="float" office:value="131">
                <text:p>131</text:p>
              </table:table-cell>
              <table:table-cell office:value-type="float" office:value="0.0889481964920459">
                <text:p>0.0889481964920459</text:p>
              </table:table-cell>
              <table:table-cell office:value-type="float" office:value="0.0914870928267584">
                <text:p>0.0914870928267584</text:p>
              </table:table-cell>
              <table:table-cell office:value-type="float" office:value="0.0901138239807315">
                <text:p>0.0901138239807315</text:p>
              </table:table-cell>
            </table:table-row>
            <table:table-row>
              <table:table-cell office:value-type="string">
                <text:p>132</text:p>
              </table:table-cell>
              <table:table-cell office:value-type="float" office:value="132">
                <text:p>132</text:p>
              </table:table-cell>
              <table:table-cell office:value-type="float" office:value="0.0896791781450872">
                <text:p>0.0896791781450872</text:p>
              </table:table-cell>
              <table:table-cell office:value-type="float" office:value="0.094442722681359">
                <text:p>0.094442722681359</text:p>
              </table:table-cell>
              <table:table-cell office:value-type="float" office:value="0.0915317952249771">
                <text:p>0.0915317952249771</text:p>
              </table:table-cell>
            </table:table-row>
            <table:table-row>
              <table:table-cell office:value-type="string">
                <text:p>133</text:p>
              </table:table-cell>
              <table:table-cell office:value-type="float" office:value="133">
                <text:p>133</text:p>
              </table:table-cell>
              <table:table-cell office:value-type="float" office:value="0.0903674600033919">
                <text:p>0.0903674600033919</text:p>
              </table:table-cell>
              <table:table-cell office:value-type="float" office:value="0.0912374922268076">
                <text:p>0.0912374922268076</text:p>
              </table:table-cell>
              <table:table-cell office:value-type="float" office:value="0.0907871181713683">
                <text:p>0.0907871181713683</text:p>
              </table:table-cell>
            </table:table-row>
            <table:table-row>
              <table:table-cell office:value-type="string">
                <text:p>134</text:p>
              </table:table-cell>
              <table:table-cell office:value-type="float" office:value="134">
                <text:p>134</text:p>
              </table:table-cell>
              <table:table-cell office:value-type="float" office:value="0.0909467587435955">
                <text:p>0.0909467587435955</text:p>
              </table:table-cell>
              <table:table-cell office:value-type="float" office:value="0.0928458453998663">
                <text:p>0.0928458453998663</text:p>
              </table:table-cell>
              <table:table-cell office:value-type="float" office:value="0.0919115244672162">
                <text:p>0.0919115244672162</text:p>
              </table:table-cell>
            </table:table-row>
            <table:table-row>
              <table:table-cell office:value-type="string">
                <text:p>135</text:p>
              </table:table-cell>
              <table:table-cell office:value-type="float" office:value="135">
                <text:p>135</text:p>
              </table:table-cell>
              <table:table-cell office:value-type="float" office:value="0.0916866941015089">
                <text:p>0.0916866941015089</text:p>
              </table:table-cell>
              <table:table-cell office:value-type="float" office:value="0.0960312757201646">
                <text:p>0.0960312757201646</text:p>
              </table:table-cell>
              <table:table-cell office:value-type="float" office:value="0.0935085505258345">
                <text:p>0.0935085505258345</text:p>
              </table:table-cell>
            </table:table-row>
            <table:table-row>
              <table:table-cell office:value-type="string">
                <text:p>136</text:p>
              </table:table-cell>
              <table:table-cell office:value-type="float" office:value="136">
                <text:p>136</text:p>
              </table:table-cell>
              <table:table-cell office:value-type="float" office:value="0.0922540008650519">
                <text:p>0.0922540008650519</text:p>
              </table:table-cell>
              <table:table-cell office:value-type="float" office:value="0.0934948096885813">
                <text:p>0.0934948096885813</text:p>
              </table:table-cell>
              <table:table-cell office:value-type="float" office:value="0.0930626441753172">
                <text:p>0.0930626441753172</text:p>
              </table:table-cell>
            </table:table-row>
            <table:table-row>
              <table:table-cell office:value-type="string">
                <text:p>137</text:p>
              </table:table-cell>
              <table:table-cell office:value-type="float" office:value="137">
                <text:p>137</text:p>
              </table:table-cell>
              <table:table-cell office:value-type="float" office:value="0.093100325003996">
                <text:p>0.093100325003996</text:p>
              </table:table-cell>
              <table:table-cell office:value-type="float" office:value="0.0940423037988172">
                <text:p>0.0940423037988172</text:p>
              </table:table-cell>
              <table:table-cell office:value-type="float" office:value="0.0935272701440318">
                <text:p>0.0935272701440318</text:p>
              </table:table-cell>
            </table:table-row>
            <table:table-row>
              <table:table-cell office:value-type="string">
                <text:p>138</text:p>
              </table:table-cell>
              <table:table-cell office:value-type="float" office:value="138">
                <text:p>138</text:p>
              </table:table-cell>
              <table:table-cell office:value-type="float" office:value="0.0939419239655535">
                <text:p>0.0939419239655535</text:p>
              </table:table-cell>
              <table:table-cell office:value-type="float" office:value="0.0949023314429742">
                <text:p>0.0949023314429742</text:p>
              </table:table-cell>
              <table:table-cell office:value-type="float" office:value="0.0944104879927186">
                <text:p>0.0944104879927186</text:p>
              </table:table-cell>
            </table:table-row>
            <table:table-row>
              <table:table-cell office:value-type="string">
                <text:p>139</text:p>
              </table:table-cell>
              <table:table-cell office:value-type="float" office:value="139">
                <text:p>139</text:p>
              </table:table-cell>
              <table:table-cell office:value-type="float" office:value="0.0943336266238807">
                <text:p>0.0943336266238807</text:p>
              </table:table-cell>
              <table:table-cell office:value-type="float" office:value="0.0952492107033797">
                <text:p>0.0952492107033797</text:p>
              </table:table-cell>
              <table:table-cell office:value-type="float" office:value="0.0948373962700343">
                <text:p>0.0948373962700343</text:p>
              </table:table-cell>
            </table:table-row>
            <table:table-row>
              <table:table-cell office:value-type="string">
                <text:p>140</text:p>
              </table:table-cell>
              <table:table-cell office:value-type="float" office:value="140">
                <text:p>140</text:p>
              </table:table-cell>
              <table:table-cell office:value-type="float" office:value="0.0949535714285714">
                <text:p>0.0949535714285714</text:p>
              </table:table-cell>
              <table:table-cell office:value-type="float" office:value="0.0968163265306122">
                <text:p>0.0968163265306122</text:p>
              </table:table-cell>
              <table:table-cell office:value-type="float" office:value="0.0959270408163265">
                <text:p>0.0959270408163265</text:p>
              </table:table-cell>
            </table:table-row>
            <table:table-row>
              <table:table-cell office:value-type="string">
                <text:p>141</text:p>
              </table:table-cell>
              <table:table-cell office:value-type="float" office:value="141">
                <text:p>141</text:p>
              </table:table-cell>
              <table:table-cell office:value-type="float" office:value="0.0958357225491675">
                <text:p>0.0958357225491675</text:p>
              </table:table-cell>
              <table:table-cell office:value-type="float" office:value="0.0973024495749711">
                <text:p>0.0973024495749711</text:p>
              </table:table-cell>
              <table:table-cell office:value-type="float" office:value="0.0966448703116879">
                <text:p>0.0966448703116879</text:p>
              </table:table-cell>
            </table:table-row>
            <table:table-row>
              <table:table-cell office:value-type="string">
                <text:p>142</text:p>
              </table:table-cell>
              <table:table-cell office:value-type="float" office:value="142">
                <text:p>142</text:p>
              </table:table-cell>
              <table:table-cell office:value-type="float" office:value="0.0964208490378893">
                <text:p>0.0964208490378893</text:p>
              </table:table-cell>
              <table:table-cell office:value-type="float" office:value="0.0975600079349336">
                <text:p>0.0975600079349336</text:p>
              </table:table-cell>
              <table:table-cell office:value-type="float" office:value="0.0970475434768234">
                <text:p>0.0970475434768234</text:p>
              </table:table-cell>
            </table:table-row>
            <table:table-row>
              <table:table-cell office:value-type="string">
                <text:p>143</text:p>
              </table:table-cell>
              <table:table-cell office:value-type="float" office:value="143">
                <text:p>143</text:p>
              </table:table-cell>
              <table:table-cell office:value-type="float" office:value="0.0971666096141621">
                <text:p>0.0971666096141621</text:p>
              </table:table-cell>
              <table:table-cell office:value-type="float" office:value="0.0982874468189154">
                <text:p>0.0982874468189154</text:p>
              </table:table-cell>
              <table:table-cell office:value-type="float" office:value="0.0976675306045936">
                <text:p>0.0976675306045936</text:p>
              </table:table-cell>
            </table:table-row>
            <table:table-row>
              <table:table-cell office:value-type="string">
                <text:p>144</text:p>
              </table:table-cell>
              <table:table-cell office:value-type="float" office:value="144">
                <text:p>144</text:p>
              </table:table-cell>
              <table:table-cell office:value-type="float" office:value="0.0978139467592593">
                <text:p>0.0978139467592593</text:p>
              </table:table-cell>
              <table:table-cell office:value-type="float" office:value="0.0986381172839506">
                <text:p>0.0986381172839506</text:p>
              </table:table-cell>
              <table:table-cell office:value-type="float" office:value="0.0983138824588477">
                <text:p>0.0983138824588477</text:p>
              </table:table-cell>
            </table:table-row>
            <table:table-row>
              <table:table-cell office:value-type="string">
                <text:p>145</text:p>
              </table:table-cell>
              <table:table-cell office:value-type="float" office:value="145">
                <text:p>145</text:p>
              </table:table-cell>
              <table:table-cell office:value-type="float" office:value="0.0984247324613555">
                <text:p>0.0984247324613555</text:p>
              </table:table-cell>
              <table:table-cell office:value-type="float" office:value="0.101654221165279">
                <text:p>0.101654221165279</text:p>
              </table:table-cell>
              <table:table-cell office:value-type="float" office:value="0.099827665477606">
                <text:p>0.099827665477606</text:p>
              </table:table-cell>
            </table:table-row>
            <table:table-row>
              <table:table-cell office:value-type="string">
                <text:p>146</text:p>
              </table:table-cell>
              <table:table-cell office:value-type="float" office:value="146">
                <text:p>146</text:p>
              </table:table-cell>
              <table:table-cell office:value-type="float" office:value="0.0991654156502158">
                <text:p>0.0991654156502158</text:p>
              </table:table-cell>
              <table:table-cell office:value-type="float" office:value="0.104129761681366">
                <text:p>0.104129761681366</text:p>
              </table:table-cell>
              <table:table-cell office:value-type="float" office:value="0.10112247451054">
                <text:p>0.10112247451054</text:p>
              </table:table-cell>
            </table:table-row>
            <table:table-row>
              <table:table-cell office:value-type="string">
                <text:p>147</text:p>
              </table:table-cell>
              <table:table-cell office:value-type="float" office:value="147">
                <text:p>147</text:p>
              </table:table-cell>
              <table:table-cell office:value-type="float" office:value="0.0998130408626036">
                <text:p>0.0998130408626036</text:p>
              </table:table-cell>
              <table:table-cell office:value-type="float" office:value="0.100754778101717">
                <text:p>0.100754778101717</text:p>
              </table:table-cell>
              <table:table-cell office:value-type="float" office:value="0.100294784580499">
                <text:p>0.100294784580499</text:p>
              </table:table-cell>
            </table:table-row>
            <table:table-row>
              <table:table-cell office:value-type="string">
                <text:p>148</text:p>
              </table:table-cell>
              <table:table-cell office:value-type="float" office:value="148">
                <text:p>148</text:p>
              </table:table-cell>
              <table:table-cell office:value-type="float" office:value="0.100403122717312">
                <text:p>0.100403122717312</text:p>
              </table:table-cell>
              <table:table-cell office:value-type="float" office:value="0.101434441197955">
                <text:p>0.101434441197955</text:p>
              </table:table-cell>
              <table:table-cell office:value-type="float" office:value="0.100868334550767">
                <text:p>0.100868334550767</text:p>
              </table:table-cell>
            </table:table-row>
            <table:table-row>
              <table:table-cell office:value-type="string">
                <text:p>149</text:p>
              </table:table-cell>
              <table:table-cell office:value-type="float" office:value="149">
                <text:p>149</text:p>
              </table:table-cell>
              <table:table-cell office:value-type="float" office:value="0.101101301743165">
                <text:p>0.101101301743165</text:p>
              </table:table-cell>
              <table:table-cell office:value-type="float" office:value="0.102136840682852">
                <text:p>0.102136840682852</text:p>
              </table:table-cell>
              <table:table-cell office:value-type="float" office:value="0.10173040253442">
                <text:p>0.10173040253442</text:p>
              </table:table-cell>
            </table:table-row>
            <table:table-row>
              <table:table-cell office:value-type="string">
                <text:p>150</text:p>
              </table:table-cell>
              <table:table-cell office:value-type="float" office:value="150">
                <text:p>150</text:p>
              </table:table-cell>
              <table:table-cell office:value-type="float" office:value="0.101833333333333">
                <text:p>0.101833333333333</text:p>
              </table:table-cell>
              <table:table-cell office:value-type="float" office:value="0.102784">
                <text:p>0.102784</text:p>
              </table:table-cell>
              <table:table-cell office:value-type="float" office:value="0.102400296296296">
                <text:p>0.102400296296296</text:p>
              </table:table-cell>
            </table:table-row>
            <table:table-row>
              <table:table-cell office:value-type="string">
                <text:p>151</text:p>
              </table:table-cell>
              <table:table-cell office:value-type="float" office:value="151">
                <text:p>151</text:p>
              </table:table-cell>
              <table:table-cell office:value-type="float" office:value="0.102709968861015">
                <text:p>0.102709968861015</text:p>
              </table:table-cell>
              <table:table-cell office:value-type="float" office:value="0.103505986579536">
                <text:p>0.103505986579536</text:p>
              </table:table-cell>
              <table:table-cell office:value-type="float" office:value="0.103049135271845">
                <text:p>0.103049135271845</text:p>
              </table:table-cell>
            </table:table-row>
            <table:table-row>
              <table:table-cell office:value-type="string">
                <text:p>152</text:p>
              </table:table-cell>
              <table:table-cell office:value-type="float" office:value="152">
                <text:p>152</text:p>
              </table:table-cell>
              <table:table-cell office:value-type="float" office:value="0.103260041551247">
                <text:p>0.103260041551247</text:p>
              </table:table-cell>
              <table:table-cell office:value-type="float" office:value="0.104170706371191">
                <text:p>0.104170706371191</text:p>
              </table:table-cell>
              <table:table-cell office:value-type="float" office:value="0.103708448753463">
                <text:p>0.103708448753463</text:p>
              </table:table-cell>
            </table:table-row>
            <table:table-row>
              <table:table-cell office:value-type="string">
                <text:p>153</text:p>
              </table:table-cell>
              <table:table-cell office:value-type="float" office:value="153">
                <text:p>153</text:p>
              </table:table-cell>
              <table:table-cell office:value-type="float" office:value="0.104039044811825">
                <text:p>0.104039044811825</text:p>
              </table:table-cell>
              <table:table-cell office:value-type="float" office:value="0.107254047588534">
                <text:p>0.107254047588534</text:p>
              </table:table-cell>
              <table:table-cell office:value-type="float" office:value="0.105340111353183">
                <text:p>0.105340111353183</text:p>
              </table:table-cell>
            </table:table-row>
            <table:table-row>
              <table:table-cell office:value-type="string">
                <text:p>154</text:p>
              </table:table-cell>
              <table:table-cell office:value-type="float" office:value="154">
                <text:p>154</text:p>
              </table:table-cell>
              <table:table-cell office:value-type="float" office:value="0.104660988362287">
                <text:p>0.104660988362287</text:p>
              </table:table-cell>
              <table:table-cell office:value-type="float" office:value="0.105839095968966">
                <text:p>0.105839095968966</text:p>
              </table:table-cell>
              <table:table-cell office:value-type="float" office:value="0.105345758137966">
                <text:p>0.105345758137966</text:p>
              </table:table-cell>
            </table:table-row>
            <table:table-row>
              <table:table-cell office:value-type="string">
                <text:p>155</text:p>
              </table:table-cell>
              <table:table-cell office:value-type="float" office:value="155">
                <text:p>155</text:p>
              </table:table-cell>
              <table:table-cell office:value-type="float" office:value="0.105108012486993">
                <text:p>0.105108012486993</text:p>
              </table:table-cell>
              <table:table-cell office:value-type="float" office:value="0.106353798126951">
                <text:p>0.106353798126951</text:p>
              </table:table-cell>
              <table:table-cell office:value-type="float" office:value="0.105895802983004">
                <text:p>0.105895802983004</text:p>
              </table:table-cell>
            </table:table-row>
            <table:table-row>
              <table:table-cell office:value-type="string">
                <text:p>156</text:p>
              </table:table-cell>
              <table:table-cell office:value-type="float" office:value="156">
                <text:p>156</text:p>
              </table:table-cell>
              <table:table-cell office:value-type="float" office:value="0.105947567389875">
                <text:p>0.105947567389875</text:p>
              </table:table-cell>
              <table:table-cell office:value-type="float" office:value="0.107021285338593">
                <text:p>0.107021285338593</text:p>
              </table:table-cell>
              <table:table-cell office:value-type="float" office:value="0.106380122726277">
                <text:p>0.106380122726277</text:p>
              </table:table-cell>
            </table:table-row>
            <table:table-row>
              <table:table-cell office:value-type="string">
                <text:p>157</text:p>
              </table:table-cell>
              <table:table-cell office:value-type="float" office:value="157">
                <text:p>157</text:p>
              </table:table-cell>
              <table:table-cell office:value-type="float" office:value="0.106446914682137">
                <text:p>0.106446914682137</text:p>
              </table:table-cell>
              <table:table-cell office:value-type="float" office:value="0.107484684977078">
                <text:p>0.107484684977078</text:p>
              </table:table-cell>
              <table:table-cell office:value-type="float" office:value="0.106936860183645">
                <text:p>0.106936860183645</text:p>
              </table:table-cell>
            </table:table-row>
            <table:table-row>
              <table:table-cell office:value-type="string">
                <text:p>158</text:p>
              </table:table-cell>
              <table:table-cell office:value-type="float" office:value="158">
                <text:p>158</text:p>
              </table:table-cell>
              <table:table-cell office:value-type="float" office:value="0.109383512257651">
                <text:p>0.109383512257651</text:p>
              </table:table-cell>
              <table:table-cell office:value-type="float" office:value="0.11039056240987">
                <text:p>0.11039056240987</text:p>
              </table:table-cell>
              <table:table-cell office:value-type="float" office:value="0.109771804732148">
                <text:p>0.109771804732148</text:p>
              </table:table-cell>
            </table:table-row>
            <table:table-row>
              <table:table-cell office:value-type="string">
                <text:p>159</text:p>
              </table:table-cell>
              <table:table-cell office:value-type="float" office:value="159">
                <text:p>159</text:p>
              </table:table-cell>
              <table:table-cell office:value-type="float" office:value="0.108070092164076">
                <text:p>0.108070092164076</text:p>
              </table:table-cell>
              <table:table-cell office:value-type="float" office:value="0.108831138008781">
                <text:p>0.108831138008781</text:p>
              </table:table-cell>
              <table:table-cell office:value-type="float" office:value="0.108394578273539">
                <text:p>0.108394578273539</text:p>
              </table:table-cell>
            </table:table-row>
            <table:table-row>
              <table:table-cell office:value-type="string">
                <text:p>160</text:p>
              </table:table-cell>
              <table:table-cell office:value-type="float" office:value="160">
                <text:p>160</text:p>
              </table:table-cell>
              <table:table-cell office:value-type="float" office:value="0.10850859375">
                <text:p>0.10850859375</text:p>
              </table:table-cell>
              <table:table-cell office:value-type="float" office:value="0.1099515625">
                <text:p>0.1099515625</text:p>
              </table:table-cell>
              <table:table-cell office:value-type="float" office:value="0.10942421875">
                <text:p>0.10942421875</text:p>
              </table:table-cell>
            </table:table-row>
            <table:table-row>
              <table:table-cell office:value-type="string">
                <text:p>161</text:p>
              </table:table-cell>
              <table:table-cell office:value-type="float" office:value="161">
                <text:p>161</text:p>
              </table:table-cell>
              <table:table-cell office:value-type="float" office:value="0.109301338682921">
                <text:p>0.109301338682921</text:p>
              </table:table-cell>
              <table:table-cell office:value-type="float" office:value="0.112059719918213">
                <text:p>0.112059719918213</text:p>
              </table:table-cell>
              <table:table-cell office:value-type="float" office:value="0.110543831899489">
                <text:p>0.110543831899489</text:p>
              </table:table-cell>
            </table:table-row>
            <table:table-row>
              <table:table-cell office:value-type="string">
                <text:p>162</text:p>
              </table:table-cell>
              <table:table-cell office:value-type="float" office:value="162">
                <text:p>162</text:p>
              </table:table-cell>
              <table:table-cell office:value-type="float" office:value="0.109903978052126">
                <text:p>0.109903978052126</text:p>
              </table:table-cell>
              <table:table-cell office:value-type="float" office:value="0.113848498704466">
                <text:p>0.113848498704466</text:p>
              </table:table-cell>
              <table:table-cell office:value-type="float" office:value="0.111769293298786">
                <text:p>0.111769293298786</text:p>
              </table:table-cell>
            </table:table-row>
            <table:table-row>
              <table:table-cell office:value-type="string">
                <text:p>163</text:p>
              </table:table-cell>
              <table:table-cell office:value-type="float" office:value="163">
                <text:p>163</text:p>
              </table:table-cell>
              <table:table-cell office:value-type="float" office:value="0.110862659490384">
                <text:p>0.110862659490384</text:p>
              </table:table-cell>
              <table:table-cell office:value-type="float" office:value="0.116443599683842">
                <text:p>0.116443599683842</text:p>
              </table:table-cell>
              <table:table-cell office:value-type="float" office:value="0.113017551783407">
                <text:p>0.113017551783407</text:p>
              </table:table-cell>
            </table:table-row>
            <table:table-row>
              <table:table-cell office:value-type="string">
                <text:p>164</text:p>
              </table:table-cell>
              <table:table-cell office:value-type="float" office:value="164">
                <text:p>164</text:p>
              </table:table-cell>
              <table:table-cell office:value-type="float" office:value="0.11115742117787">
                <text:p>0.11115742117787</text:p>
              </table:table-cell>
              <table:table-cell office:value-type="float" office:value="0.115082911957168">
                <text:p>0.115082911957168</text:p>
              </table:table-cell>
              <table:table-cell office:value-type="float" office:value="0.112866349395201">
                <text:p>0.112866349395201</text:p>
              </table:table-cell>
            </table:table-row>
            <table:table-row>
              <table:table-cell office:value-type="string">
                <text:p>165</text:p>
              </table:table-cell>
              <table:table-cell office:value-type="float" office:value="165">
                <text:p>165</text:p>
              </table:table-cell>
              <table:table-cell office:value-type="float" office:value="0.112050321395776">
                <text:p>0.112050321395776</text:p>
              </table:table-cell>
              <table:table-cell office:value-type="float" office:value="0.117224242424242">
                <text:p>0.117224242424242</text:p>
              </table:table-cell>
              <table:table-cell office:value-type="float" office:value="0.114086929905112">
                <text:p>0.114086929905112</text:p>
              </table:table-cell>
            </table:table-row>
            <table:table-row>
              <table:table-cell office:value-type="string">
                <text:p>166</text:p>
              </table:table-cell>
              <table:table-cell office:value-type="float" office:value="166">
                <text:p>166</text:p>
              </table:table-cell>
              <table:table-cell office:value-type="float" office:value="0.112701045144433">
                <text:p>0.112701045144433</text:p>
              </table:table-cell>
              <table:table-cell office:value-type="float" office:value="0.113692843663812">
                <text:p>0.113692843663812</text:p>
              </table:table-cell>
              <table:table-cell office:value-type="float" office:value="0.113332970435961">
                <text:p>0.113332970435961</text:p>
              </table:table-cell>
            </table:table-row>
            <table:table-row>
              <table:table-cell office:value-type="string">
                <text:p>167</text:p>
              </table:table-cell>
              <table:table-cell office:value-type="float" office:value="167">
                <text:p>167</text:p>
              </table:table-cell>
              <table:table-cell office:value-type="float" office:value="0.113377317221844">
                <text:p>0.113377317221844</text:p>
              </table:table-cell>
              <table:table-cell office:value-type="float" office:value="0.114686435512209">
                <text:p>0.114686435512209</text:p>
              </table:table-cell>
              <table:table-cell office:value-type="float" office:value="0.113875841132107">
                <text:p>0.113875841132107</text:p>
              </table:table-cell>
            </table:table-row>
            <table:table-row>
              <table:table-cell office:value-type="string">
                <text:p>168</text:p>
              </table:table-cell>
              <table:table-cell office:value-type="float" office:value="168">
                <text:p>168</text:p>
              </table:table-cell>
              <table:table-cell office:value-type="float" office:value="0.113874716553288">
                <text:p>0.113874716553288</text:p>
              </table:table-cell>
              <table:table-cell office:value-type="float" office:value="0.115047477324263">
                <text:p>0.115047477324263</text:p>
              </table:table-cell>
              <table:table-cell office:value-type="float" office:value="0.114400273998488">
                <text:p>0.114400273998488</text:p>
              </table:table-cell>
            </table:table-row>
            <table:table-row>
              <table:table-cell office:value-type="string">
                <text:p>169</text:p>
              </table:table-cell>
              <table:table-cell office:value-type="float" office:value="169">
                <text:p>169</text:p>
              </table:table-cell>
              <table:table-cell office:value-type="float" office:value="0.114599978992332">
                <text:p>0.114599978992332</text:p>
              </table:table-cell>
              <table:table-cell office:value-type="float" office:value="0.115857287910087">
                <text:p>0.115857287910087</text:p>
              </table:table-cell>
              <table:table-cell office:value-type="float" office:value="0.115116417492385">
                <text:p>0.115116417492385</text:p>
              </table:table-cell>
            </table:table-row>
            <table:table-row>
              <table:table-cell office:value-type="string">
                <text:p>170</text:p>
              </table:table-cell>
              <table:table-cell office:value-type="float" office:value="170">
                <text:p>170</text:p>
              </table:table-cell>
              <table:table-cell office:value-type="float" office:value="0.115662283737024">
                <text:p>0.115662283737024</text:p>
              </table:table-cell>
              <table:table-cell office:value-type="float" office:value="0.116768858131488">
                <text:p>0.116768858131488</text:p>
              </table:table-cell>
              <table:table-cell office:value-type="float" office:value="0.116216032295271">
                <text:p>0.116216032295271</text:p>
              </table:table-cell>
            </table:table-row>
            <table:table-row>
              <table:table-cell office:value-type="string">
                <text:p>171</text:p>
              </table:table-cell>
              <table:table-cell office:value-type="float" office:value="171">
                <text:p>171</text:p>
              </table:table-cell>
              <table:table-cell office:value-type="float" office:value="0.116193358640265">
                <text:p>0.116193358640265</text:p>
              </table:table-cell>
              <table:table-cell office:value-type="float" office:value="0.117357819500017">
                <text:p>0.117357819500017</text:p>
              </table:table-cell>
              <table:table-cell office:value-type="float" office:value="0.116962142197599">
                <text:p>0.116962142197599</text:p>
              </table:table-cell>
            </table:table-row>
            <table:table-row>
              <table:table-cell office:value-type="string">
                <text:p>172</text:p>
              </table:table-cell>
              <table:table-cell office:value-type="float" office:value="172">
                <text:p>172</text:p>
              </table:table-cell>
              <table:table-cell office:value-type="float" office:value="0.116681990265008">
                <text:p>0.116681990265008</text:p>
              </table:table-cell>
              <table:table-cell office:value-type="float" office:value="0.117817401297999">
                <text:p>0.117817401297999</text:p>
              </table:table-cell>
              <table:table-cell office:value-type="float" office:value="0.117353749774653">
                <text:p>0.117353749774653</text:p>
              </table:table-cell>
            </table:table-row>
            <table:table-row>
              <table:table-cell office:value-type="string">
                <text:p>173</text:p>
              </table:table-cell>
              <table:table-cell office:value-type="float" office:value="173">
                <text:p>173</text:p>
              </table:table-cell>
              <table:table-cell office:value-type="float" office:value="0.11768819539577">
                <text:p>0.11768819539577</text:p>
              </table:table-cell>
              <table:table-cell office:value-type="float" office:value="0.11842560727054">
                <text:p>0.11842560727054</text:p>
              </table:table-cell>
              <table:table-cell office:value-type="float" office:value="0.118091705926248">
                <text:p>0.118091705926248</text:p>
              </table:table-cell>
            </table:table-row>
            <table:table-row>
              <table:table-cell office:value-type="string">
                <text:p>174</text:p>
              </table:table-cell>
              <table:table-cell office:value-type="float" office:value="174">
                <text:p>174</text:p>
              </table:table-cell>
              <table:table-cell office:value-type="float" office:value="0.117936319196723">
                <text:p>0.117936319196723</text:p>
              </table:table-cell>
              <table:table-cell office:value-type="float" office:value="0.119936583432422">
                <text:p>0.119936583432422</text:p>
              </table:table-cell>
              <table:table-cell office:value-type="float" office:value="0.119010547408288">
                <text:p>0.119010547408288</text:p>
              </table:table-cell>
            </table:table-row>
            <table:table-row>
              <table:table-cell office:value-type="string">
                <text:p>175</text:p>
              </table:table-cell>
              <table:table-cell office:value-type="float" office:value="175">
                <text:p>175</text:p>
              </table:table-cell>
              <table:table-cell office:value-type="float" office:value="0.118958693877551">
                <text:p>0.118958693877551</text:p>
              </table:table-cell>
              <table:table-cell office:value-type="float" office:value="0.122835918367347">
                <text:p>0.122835918367347</text:p>
              </table:table-cell>
              <table:table-cell office:value-type="float" office:value="0.120527238095238">
                <text:p>0.120527238095238</text:p>
              </table:table-cell>
            </table:table-row>
            <table:table-row>
              <table:table-cell office:value-type="string">
                <text:p>176</text:p>
              </table:table-cell>
              <table:table-cell office:value-type="float" office:value="176">
                <text:p>176</text:p>
              </table:table-cell>
              <table:table-cell office:value-type="float" office:value="0.121919873450413">
                <text:p>0.121919873450413</text:p>
              </table:table-cell>
              <table:table-cell office:value-type="float" office:value="0.128337099690083">
                <text:p>0.128337099690083</text:p>
              </table:table-cell>
              <table:table-cell office:value-type="float" office:value="0.124448067320937">
                <text:p>0.124448067320937</text:p>
              </table:table-cell>
            </table:table-row>
            <table:table-row>
              <table:table-cell office:value-type="string">
                <text:p>177</text:p>
              </table:table-cell>
              <table:table-cell office:value-type="float" office:value="177">
                <text:p>177</text:p>
              </table:table-cell>
              <table:table-cell office:value-type="float" office:value="0.120067988126017">
                <text:p>0.120067988126017</text:p>
              </table:table-cell>
              <table:table-cell office:value-type="float" office:value="0.122828369880941">
                <text:p>0.122828369880941</text:p>
              </table:table-cell>
              <table:table-cell office:value-type="float" office:value="0.121337525402449">
                <text:p>0.121337525402449</text:p>
              </table:table-cell>
            </table:table-row>
            <table:table-row>
              <table:table-cell office:value-type="string">
                <text:p>178</text:p>
              </table:table-cell>
              <table:table-cell office:value-type="float" office:value="178">
                <text:p>178</text:p>
              </table:table-cell>
              <table:table-cell office:value-type="float" office:value="0.120674157303371">
                <text:p>0.120674157303371</text:p>
              </table:table-cell>
              <table:table-cell office:value-type="float" office:value="0.127146824895846">
                <text:p>0.127146824895846</text:p>
              </table:table-cell>
              <table:table-cell office:value-type="float" office:value="0.123223288305349">
                <text:p>0.123223288305349</text:p>
              </table:table-cell>
            </table:table-row>
            <table:table-row>
              <table:table-cell office:value-type="string">
                <text:p>179</text:p>
              </table:table-cell>
              <table:table-cell office:value-type="float" office:value="179">
                <text:p>179</text:p>
              </table:table-cell>
              <table:table-cell office:value-type="float" office:value="0.121541150401049">
                <text:p>0.121541150401049</text:p>
              </table:table-cell>
              <table:table-cell office:value-type="float" office:value="0.126868075278549">
                <text:p>0.126868075278549</text:p>
              </table:table-cell>
              <table:table-cell office:value-type="float" office:value="0.123705980878666">
                <text:p>0.123705980878666</text:p>
              </table:table-cell>
            </table:table-row>
            <table:table-row>
              <table:table-cell office:value-type="string">
                <text:p>180</text:p>
              </table:table-cell>
              <table:table-cell office:value-type="float" office:value="180">
                <text:p>180</text:p>
              </table:table-cell>
              <table:table-cell office:value-type="float" office:value="0.122116049382716">
                <text:p>0.122116049382716</text:p>
              </table:table-cell>
              <table:table-cell office:value-type="float" office:value="0.124535185185185">
                <text:p>0.124535185185185</text:p>
              </table:table-cell>
              <table:table-cell office:value-type="float" office:value="0.123301748971193">
                <text:p>0.123301748971193</text:p>
              </table:table-cell>
            </table:table-row>
            <table:table-row>
              <table:table-cell office:value-type="string">
                <text:p>181</text:p>
              </table:table-cell>
              <table:table-cell office:value-type="float" office:value="181">
                <text:p>181</text:p>
              </table:table-cell>
              <table:table-cell office:value-type="float" office:value="0.122843319800983">
                <text:p>0.122843319800983</text:p>
              </table:table-cell>
              <table:table-cell office:value-type="float" office:value="0.128751259119075">
                <text:p>0.128751259119075</text:p>
              </table:table-cell>
              <table:table-cell office:value-type="float" office:value="0.12515012769248">
                <text:p>0.12515012769248</text:p>
              </table:table-cell>
            </table:table-row>
            <table:table-row>
              <table:table-cell office:value-type="string">
                <text:p>182</text:p>
              </table:table-cell>
              <table:table-cell office:value-type="float" office:value="182">
                <text:p>182</text:p>
              </table:table-cell>
              <table:table-cell office:value-type="float" office:value="0.12330757154933">
                <text:p>0.12330757154933</text:p>
              </table:table-cell>
              <table:table-cell office:value-type="float" office:value="0.127761441854848">
                <text:p>0.127761441854848</text:p>
              </table:table-cell>
              <table:table-cell office:value-type="float" office:value="0.125191200740651">
                <text:p>0.125191200740651</text:p>
              </table:table-cell>
            </table:table-row>
            <table:table-row>
              <table:table-cell office:value-type="string">
                <text:p>183</text:p>
              </table:table-cell>
              <table:table-cell office:value-type="float" office:value="183">
                <text:p>183</text:p>
              </table:table-cell>
              <table:table-cell office:value-type="float" office:value="0.124282600256801">
                <text:p>0.124282600256801</text:p>
              </table:table-cell>
              <table:table-cell office:value-type="float" office:value="0.125638269282451">
                <text:p>0.125638269282451</text:p>
              </table:table-cell>
              <table:table-cell office:value-type="float" office:value="0.124753003473777">
                <text:p>0.124753003473777</text:p>
              </table:table-cell>
            </table:table-row>
            <table:table-row>
              <table:table-cell office:value-type="string">
                <text:p>184</text:p>
              </table:table-cell>
              <table:table-cell office:value-type="float" office:value="184">
                <text:p>184</text:p>
              </table:table-cell>
              <table:table-cell office:value-type="float" office:value="0.124789992911153">
                <text:p>0.124789992911153</text:p>
              </table:table-cell>
              <table:table-cell office:value-type="float" office:value="0.125561495746692">
                <text:p>0.125561495746692</text:p>
              </table:table-cell>
              <table:table-cell office:value-type="float" office:value="0.125073251417769">
                <text:p>0.125073251417769</text:p>
              </table:table-cell>
            </table:table-row>
            <table:table-row>
              <table:table-cell office:value-type="string">
                <text:p>185</text:p>
              </table:table-cell>
              <table:table-cell office:value-type="float" office:value="185">
                <text:p>185</text:p>
              </table:table-cell>
              <table:table-cell office:value-type="float" office:value="0.125390211833455">
                <text:p>0.125390211833455</text:p>
              </table:table-cell>
              <table:table-cell office:value-type="float" office:value="0.126551351351351">
                <text:p>0.126551351351351</text:p>
              </table:table-cell>
              <table:table-cell office:value-type="float" office:value="0.125807255904553">
                <text:p>0.125807255904553</text:p>
              </table:table-cell>
            </table:table-row>
            <table:table-row>
              <table:table-cell office:value-type="string">
                <text:p>186</text:p>
              </table:table-cell>
              <table:table-cell office:value-type="float" office:value="186">
                <text:p>186</text:p>
              </table:table-cell>
              <table:table-cell office:value-type="float" office:value="0.126055035264192">
                <text:p>0.126055035264192</text:p>
              </table:table-cell>
              <table:table-cell office:value-type="float" office:value="0.127447970863684">
                <text:p>0.127447970863684</text:p>
              </table:table-cell>
              <table:table-cell office:value-type="float" office:value="0.126739700158014">
                <text:p>0.126739700158014</text:p>
              </table:table-cell>
            </table:table-row>
            <table:table-row>
              <table:table-cell office:value-type="string">
                <text:p>187</text:p>
              </table:table-cell>
              <table:table-cell office:value-type="float" office:value="187">
                <text:p>187</text:p>
              </table:table-cell>
              <table:table-cell office:value-type="float" office:value="0.126762275157997">
                <text:p>0.126762275157997</text:p>
              </table:table-cell>
              <table:table-cell office:value-type="float" office:value="0.128071434699305">
                <text:p>0.128071434699305</text:p>
              </table:table-cell>
              <table:table-cell office:value-type="float" office:value="0.127256236476117">
                <text:p>0.127256236476117</text:p>
              </table:table-cell>
            </table:table-row>
            <table:table-row>
              <table:table-cell office:value-type="string">
                <text:p>188</text:p>
              </table:table-cell>
              <table:table-cell office:value-type="float" office:value="188">
                <text:p>188</text:p>
              </table:table-cell>
              <table:table-cell office:value-type="float" office:value="0.127513014938886">
                <text:p>0.127513014938886</text:p>
              </table:table-cell>
              <table:table-cell office:value-type="float" office:value="0.128927682209144">
                <text:p>0.128927682209144</text:p>
              </table:table-cell>
              <table:table-cell office:value-type="float" office:value="0.128026161913385">
                <text:p>0.128026161913385</text:p>
              </table:table-cell>
            </table:table-row>
            <table:table-row>
              <table:table-cell office:value-type="string">
                <text:p>189</text:p>
              </table:table-cell>
              <table:table-cell office:value-type="float" office:value="189">
                <text:p>189</text:p>
              </table:table-cell>
              <table:table-cell office:value-type="float" office:value="0.128835978835979">
                <text:p>0.128835978835979</text:p>
              </table:table-cell>
              <table:table-cell office:value-type="float" office:value="0.129903418157386">
                <text:p>0.129903418157386</text:p>
              </table:table-cell>
              <table:table-cell office:value-type="float" office:value="0.129211201627427">
                <text:p>0.129211201627427</text:p>
              </table:table-cell>
            </table:table-row>
            <table:table-row>
              <table:table-cell office:value-type="string">
                <text:p>190</text:p>
              </table:table-cell>
              <table:table-cell office:value-type="float" office:value="190">
                <text:p>190</text:p>
              </table:table-cell>
              <table:table-cell office:value-type="float" office:value="0.128720221606648">
                <text:p>0.128720221606648</text:p>
              </table:table-cell>
              <table:table-cell office:value-type="float" office:value="0.130013019390582">
                <text:p>0.130013019390582</text:p>
              </table:table-cell>
              <table:table-cell office:value-type="float" office:value="0.129217451523546">
                <text:p>0.129217451523546</text:p>
              </table:table-cell>
            </table:table-row>
            <table:table-row>
              <table:table-cell office:value-type="string">
                <text:p>191</text:p>
              </table:table-cell>
              <table:table-cell office:value-type="float" office:value="191">
                <text:p>191</text:p>
              </table:table-cell>
              <table:table-cell office:value-type="float" office:value="0.129604451632357">
                <text:p>0.129604451632357</text:p>
              </table:table-cell>
              <table:table-cell office:value-type="float" office:value="0.130882925358406">
                <text:p>0.130882925358406</text:p>
              </table:table-cell>
              <table:table-cell office:value-type="float" office:value="0.130312674177426">
                <text:p>0.130312674177426</text:p>
              </table:table-cell>
            </table:table-row>
            <table:table-row>
              <table:table-cell office:value-type="string">
                <text:p>192</text:p>
              </table:table-cell>
              <table:table-cell office:value-type="float" office:value="192">
                <text:p>192</text:p>
              </table:table-cell>
              <table:table-cell office:value-type="float" office:value="0.130125054253472">
                <text:p>0.130125054253472</text:p>
              </table:table-cell>
              <table:table-cell office:value-type="float" office:value="0.133731282552083">
                <text:p>0.133731282552083</text:p>
              </table:table-cell>
              <table:table-cell office:value-type="float" office:value="0.131702745225694">
                <text:p>0.131702745225694</text:p>
              </table:table-cell>
            </table:table-row>
            <table:table-row>
              <table:table-cell office:value-type="string">
                <text:p>193</text:p>
              </table:table-cell>
              <table:table-cell office:value-type="float" office:value="193">
                <text:p>193</text:p>
              </table:table-cell>
              <table:table-cell office:value-type="float" office:value="0.130753577277242">
                <text:p>0.130753577277242</text:p>
              </table:table-cell>
              <table:table-cell office:value-type="float" office:value="0.131718703857822">
                <text:p>0.131718703857822</text:p>
              </table:table-cell>
              <table:table-cell office:value-type="float" office:value="0.131167011194931">
                <text:p>0.131167011194931</text:p>
              </table:table-cell>
            </table:table-row>
            <table:table-row>
              <table:table-cell office:value-type="string">
                <text:p>194</text:p>
              </table:table-cell>
              <table:table-cell office:value-type="float" office:value="194">
                <text:p>194</text:p>
              </table:table-cell>
              <table:table-cell office:value-type="float" office:value="0.131418588585397">
                <text:p>0.131418588585397</text:p>
              </table:table-cell>
              <table:table-cell office:value-type="float" office:value="0.132687054947391">
                <text:p>0.132687054947391</text:p>
              </table:table-cell>
              <table:table-cell office:value-type="float" office:value="0.13195052609204">
                <text:p>0.13195052609204</text:p>
              </table:table-cell>
            </table:table-row>
            <table:table-row>
              <table:table-cell office:value-type="string">
                <text:p>195</text:p>
              </table:table-cell>
              <table:table-cell office:value-type="float" office:value="195">
                <text:p>195</text:p>
              </table:table-cell>
              <table:table-cell office:value-type="float" office:value="0.131994477317554">
                <text:p>0.131994477317554</text:p>
              </table:table-cell>
              <table:table-cell office:value-type="float" office:value="0.135462195923734">
                <text:p>0.135462195923734</text:p>
              </table:table-cell>
              <table:table-cell office:value-type="float" office:value="0.133189480604865">
                <text:p>0.133189480604865</text:p>
              </table:table-cell>
            </table:table-row>
            <table:table-row>
              <table:table-cell office:value-type="string">
                <text:p>196</text:p>
              </table:table-cell>
              <table:table-cell office:value-type="float" office:value="196">
                <text:p>196</text:p>
              </table:table-cell>
              <table:table-cell office:value-type="float" office:value="0.133029466888796">
                <text:p>0.133029466888796</text:p>
              </table:table-cell>
              <table:table-cell office:value-type="float" office:value="0.137050187421908">
                <text:p>0.137050187421908</text:p>
              </table:table-cell>
              <table:table-cell office:value-type="float" office:value="0.134514959044842">
                <text:p>0.134514959044842</text:p>
              </table:table-cell>
            </table:table-row>
            <table:table-row>
              <table:table-cell office:value-type="string">
                <text:p>197</text:p>
              </table:table-cell>
              <table:table-cell office:value-type="float" office:value="197">
                <text:p>197</text:p>
              </table:table-cell>
              <table:table-cell office:value-type="float" office:value="0.133406684016594">
                <text:p>0.133406684016594</text:p>
              </table:table-cell>
              <table:table-cell office:value-type="float" office:value="0.134565951196887">
                <text:p>0.134565951196887</text:p>
              </table:table-cell>
              <table:table-cell office:value-type="float" office:value="0.133878739467649">
                <text:p>0.133878739467649</text:p>
              </table:table-cell>
            </table:table-row>
            <table:table-row>
              <table:table-cell office:value-type="string">
                <text:p>198</text:p>
              </table:table-cell>
              <table:table-cell office:value-type="float" office:value="198">
                <text:p>198</text:p>
              </table:table-cell>
              <table:table-cell office:value-type="float" office:value="0.134240638710336">
                <text:p>0.134240638710336</text:p>
              </table:table-cell>
              <table:table-cell office:value-type="float" office:value="0.13537802265075">
                <text:p>0.13537802265075</text:p>
              </table:table-cell>
              <table:table-cell office:value-type="float" office:value="0.13473480597218">
                <text:p>0.13473480597218</text:p>
              </table:table-cell>
            </table:table-row>
            <table:table-row>
              <table:table-cell office:value-type="string">
                <text:p>199</text:p>
              </table:table-cell>
              <table:table-cell office:value-type="float" office:value="199">
                <text:p>199</text:p>
              </table:table-cell>
              <table:table-cell office:value-type="float" office:value="0.134697861165122">
                <text:p>0.134697861165122</text:p>
              </table:table-cell>
              <table:table-cell office:value-type="float" office:value="0.1360882300952">
                <text:p>0.1360882300952</text:p>
              </table:table-cell>
              <table:table-cell office:value-type="float" office:value="0.135289681237006">
                <text:p>0.135289681237006</text:p>
              </table:table-cell>
            </table:table-row>
            <table:table-row>
              <table:table-cell office:value-type="string">
                <text:p>200</text:p>
              </table:table-cell>
              <table:table-cell office:value-type="float" office:value="200">
                <text:p>200</text:p>
              </table:table-cell>
              <table:table-cell office:value-type="float" office:value="0.13584225">
                <text:p>0.13584225</text:p>
              </table:table-cell>
              <table:table-cell office:value-type="float" office:value="0.13834875">
                <text:p>0.13834875</text:p>
              </table:table-cell>
              <table:table-cell office:value-type="float" office:value="0.136957333333333">
                <text:p>0.13695733333333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minimum="0" chart:maximum="220"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1cm" chart:symbol-height="0.1cm">
        <chart:symbol-image xlink:href="Pictures/2000000A000000DD000000DDF1F7E11A.svm" xlink:type="simple" xlink:actuate="onLoad"/>
      </style:chart-properties>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1cm" chart:symbol-height="0.1cm">
        <chart:symbol-image xlink:href="Pictures/2000000A000000DD000000DD70DD954D.svm" xlink:type="simple" xlink:actuate="onLoad"/>
      </style:chart-properties>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1cm" chart:symbol-height="0.1cm">
        <chart:symbol-image/>
      </style:chart-properties>
      <style:graphic-properties draw:stroke="none"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23cm" svg:height="8.745cm" xlink:href=".." xlink:type="simple" chart:class="chart:scatter" chart:style-name="ch1">
        <chart:title svg:x="4.925cm" svg:y="0.31cm" chart:style-name="ch2">
          <text:p>Grafico de la división tiempo/n</text:p>
        </chart:title>
        <chart:legend chart:legend-position="end" svg:x="12.146cm" svg:y="3.575cm" style:legend-expansion="high" chart:style-name="ch3"/>
        <chart:plot-area chart:style-name="ch4" table:cell-range-address="'30 caballos'.A2:'30 caballos'.A201 '30 caballos'.J1:'30 caballos'.L201" chart:data-source-has-labels="row" svg:x="1.331cm" svg:y="1.637cm" svg:width="10.175cm" svg:height="5.953cm">
          <chartooo:coordinate-region svg:x="2.058cm" svg:y="1.836cm" svg:width="9.448cm" svg:height="5.107cm"/>
          <chart:axis chart:dimension="x" chart:name="primary-x" chart:style-name="ch5">
            <chart:title svg:x="3.358cm" svg:y="7.764cm" chart:style-name="ch6">
              <text:p>Cantidad de filas/columnas del tablero (n)</text:p>
            </chart:title>
          </chart:axis>
          <chart:axis chart:dimension="y" chart:name="primary-y" chart:style-name="ch7">
            <chart:title svg:x="0.451cm" svg:y="6.641cm" chart:style-name="ch8">
              <text:p>Tiempo en milisegundos / n</text:p>
            </chart:title>
            <chart:grid chart:style-name="ch9" chart:class="major"/>
          </chart:axis>
          <chart:series chart:style-name="ch10" chart:values-cell-range-address="'30 caballos'.J2:'30 caballos'.J201" chart:label-cell-address="'30 caballos'.J1:'30 caballos'.J1" chart:class="chart:scatter">
            <chart:domain table:cell-range-address="'30 caballos'.A2:'30 caballos'.A201"/>
            <chart:data-point chart:repeated="200"/>
          </chart:series>
          <chart:series chart:style-name="ch11" chart:values-cell-range-address="'30 caballos'.K2:'30 caballos'.K201" chart:label-cell-address="'30 caballos'.K1:'30 caballos'.K1" chart:class="chart:scatter">
            <chart:data-point chart:repeated="200"/>
          </chart:series>
          <chart:series chart:style-name="ch12" chart:values-cell-range-address="'30 caballos'.L2:'30 caballos'.L201" chart:label-cell-address="'30 caballos'.L1:'30 caballos'.L1" chart:class="chart:scatter">
            <chart:data-point chart:repeated="20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A</text:p>
              </table:table-cell>
              <table:table-cell office:value-type="string">
                <text:p>Tiempo mínimo / n</text:p>
                <draw:g>
                  <svg:desc>'30 caballos'.J1:'30 caballos'.J1</svg:desc>
                </draw:g>
              </table:table-cell>
              <table:table-cell office:value-type="string">
                <text:p>Tiempo máximo / n</text:p>
                <draw:g>
                  <svg:desc>'30 caballos'.K1:'30 caballos'.K1</svg:desc>
                </draw:g>
              </table:table-cell>
              <table:table-cell office:value-type="string">
                <text:p>Tiempo promedio / n</text:p>
                <draw:g>
                  <svg:desc>'30 caballos'.L1:'30 caballos'.L1</svg:desc>
                </draw:g>
              </table:table-cell>
            </table:table-row>
          </table:table-header-rows>
          <table:table-rows>
            <table:table-row>
              <table:table-cell office:value-type="string">
                <text:p>1</text:p>
              </table:table-cell>
              <table:table-cell office:value-type="float" office:value="1">
                <text:p>1</text:p>
                <draw:g>
                  <svg:desc>'30 caballos'.A2:'30 caballos'.A201</svg:desc>
                </draw:g>
              </table:table-cell>
              <table:table-cell office:value-type="float" office:value="0.265">
                <text:p>0.265</text:p>
                <draw:g>
                  <svg:desc>'30 caballos'.J2:'30 caballos'.J201</svg:desc>
                </draw:g>
              </table:table-cell>
              <table:table-cell office:value-type="float" office:value="0.274">
                <text:p>0.274</text:p>
                <draw:g>
                  <svg:desc>'30 caballos'.K2:'30 caballos'.K201</svg:desc>
                </draw:g>
              </table:table-cell>
              <table:table-cell office:value-type="float" office:value="0.2692">
                <text:p>0.2692</text:p>
                <draw:g>
                  <svg:desc>'30 caballos'.L2:'30 caballos'.L201</svg:desc>
                </draw:g>
              </table:table-cell>
            </table:table-row>
            <table:table-row>
              <table:table-cell office:value-type="string">
                <text:p>2</text:p>
              </table:table-cell>
              <table:table-cell office:value-type="float" office:value="2">
                <text:p>2</text:p>
              </table:table-cell>
              <table:table-cell office:value-type="float" office:value="0.133">
                <text:p>0.133</text:p>
              </table:table-cell>
              <table:table-cell office:value-type="float" office:value="0.1405">
                <text:p>0.1405</text:p>
              </table:table-cell>
              <table:table-cell office:value-type="float" office:value="0.1373">
                <text:p>0.1373</text:p>
              </table:table-cell>
            </table:table-row>
            <table:table-row>
              <table:table-cell office:value-type="string">
                <text:p>3</text:p>
              </table:table-cell>
              <table:table-cell office:value-type="float" office:value="3">
                <text:p>3</text:p>
              </table:table-cell>
              <table:table-cell office:value-type="float" office:value="0.226333333333333">
                <text:p>0.226333333333333</text:p>
              </table:table-cell>
              <table:table-cell office:value-type="float" office:value="0.295666666666667">
                <text:p>0.295666666666667</text:p>
              </table:table-cell>
              <table:table-cell office:value-type="float" office:value="0.245533333333333">
                <text:p>0.245533333333333</text:p>
              </table:table-cell>
            </table:table-row>
            <table:table-row>
              <table:table-cell office:value-type="string">
                <text:p>4</text:p>
              </table:table-cell>
              <table:table-cell office:value-type="float" office:value="4">
                <text:p>4</text:p>
              </table:table-cell>
              <table:table-cell office:value-type="float" office:value="0.187">
                <text:p>0.187</text:p>
              </table:table-cell>
              <table:table-cell office:value-type="float" office:value="0.335">
                <text:p>0.335</text:p>
              </table:table-cell>
              <table:table-cell office:value-type="float" office:value="0.27565">
                <text:p>0.27565</text:p>
              </table:table-cell>
            </table:table-row>
            <table:table-row>
              <table:table-cell office:value-type="string">
                <text:p>5</text:p>
              </table:table-cell>
              <table:table-cell office:value-type="float" office:value="5">
                <text:p>5</text:p>
              </table:table-cell>
              <table:table-cell office:value-type="float" office:value="0.1494">
                <text:p>0.1494</text:p>
              </table:table-cell>
              <table:table-cell office:value-type="float" office:value="0.3934">
                <text:p>0.3934</text:p>
              </table:table-cell>
              <table:table-cell office:value-type="float" office:value="0.30768">
                <text:p>0.30768</text:p>
              </table:table-cell>
            </table:table-row>
            <table:table-row>
              <table:table-cell office:value-type="string">
                <text:p>6</text:p>
              </table:table-cell>
              <table:table-cell office:value-type="float" office:value="6">
                <text:p>6</text:p>
              </table:table-cell>
              <table:table-cell office:value-type="float" office:value="0.159833333333333">
                <text:p>0.159833333333333</text:p>
              </table:table-cell>
              <table:table-cell office:value-type="float" office:value="0.468833333333333">
                <text:p>0.468833333333333</text:p>
              </table:table-cell>
              <table:table-cell office:value-type="float" office:value="0.3082">
                <text:p>0.3082</text:p>
              </table:table-cell>
            </table:table-row>
            <table:table-row>
              <table:table-cell office:value-type="string">
                <text:p>7</text:p>
              </table:table-cell>
              <table:table-cell office:value-type="float" office:value="7">
                <text:p>7</text:p>
              </table:table-cell>
              <table:table-cell office:value-type="float" office:value="0.178428571428571">
                <text:p>0.178428571428571</text:p>
              </table:table-cell>
              <table:table-cell office:value-type="float" office:value="0.519285714285714">
                <text:p>0.519285714285714</text:p>
              </table:table-cell>
              <table:table-cell office:value-type="float" office:value="0.345171428571429">
                <text:p>0.345171428571429</text:p>
              </table:table-cell>
            </table:table-row>
            <table:table-row>
              <table:table-cell office:value-type="string">
                <text:p>8</text:p>
              </table:table-cell>
              <table:table-cell office:value-type="float" office:value="8">
                <text:p>8</text:p>
              </table:table-cell>
              <table:table-cell office:value-type="float" office:value="0.199">
                <text:p>0.199</text:p>
              </table:table-cell>
              <table:table-cell office:value-type="float" office:value="0.463125">
                <text:p>0.463125</text:p>
              </table:table-cell>
              <table:table-cell office:value-type="float" office:value="0.315975">
                <text:p>0.315975</text:p>
              </table:table-cell>
            </table:table-row>
            <table:table-row>
              <table:table-cell office:value-type="string">
                <text:p>9</text:p>
              </table:table-cell>
              <table:table-cell office:value-type="float" office:value="9">
                <text:p>9</text:p>
              </table:table-cell>
              <table:table-cell office:value-type="float" office:value="0.214888888888889">
                <text:p>0.214888888888889</text:p>
              </table:table-cell>
              <table:table-cell office:value-type="float" office:value="0.488666666666667">
                <text:p>0.488666666666667</text:p>
              </table:table-cell>
              <table:table-cell office:value-type="float" office:value="0.301088888888889">
                <text:p>0.301088888888889</text:p>
              </table:table-cell>
            </table:table-row>
            <table:table-row>
              <table:table-cell office:value-type="string">
                <text:p>10</text:p>
              </table:table-cell>
              <table:table-cell office:value-type="float" office:value="10">
                <text:p>10</text:p>
              </table:table-cell>
              <table:table-cell office:value-type="float" office:value="0.235">
                <text:p>0.235</text:p>
              </table:table-cell>
              <table:table-cell office:value-type="float" office:value="0.471">
                <text:p>0.471</text:p>
              </table:table-cell>
              <table:table-cell office:value-type="float" office:value="0.29598">
                <text:p>0.29598</text:p>
              </table:table-cell>
            </table:table-row>
            <table:table-row>
              <table:table-cell office:value-type="string">
                <text:p>11</text:p>
              </table:table-cell>
              <table:table-cell office:value-type="float" office:value="11">
                <text:p>11</text:p>
              </table:table-cell>
              <table:table-cell office:value-type="float" office:value="0.254727272727273">
                <text:p>0.254727272727273</text:p>
              </table:table-cell>
              <table:table-cell office:value-type="float" office:value="0.279818181818182">
                <text:p>0.279818181818182</text:p>
              </table:table-cell>
              <table:table-cell office:value-type="float" office:value="0.267672727272727">
                <text:p>0.267672727272727</text:p>
              </table:table-cell>
            </table:table-row>
            <table:table-row>
              <table:table-cell office:value-type="string">
                <text:p>12</text:p>
              </table:table-cell>
              <table:table-cell office:value-type="float" office:value="12">
                <text:p>12</text:p>
              </table:table-cell>
              <table:table-cell office:value-type="float" office:value="0.273166666666667">
                <text:p>0.273166666666667</text:p>
              </table:table-cell>
              <table:table-cell office:value-type="float" office:value="0.305666666666667">
                <text:p>0.305666666666667</text:p>
              </table:table-cell>
              <table:table-cell office:value-type="float" office:value="0.29235">
                <text:p>0.29235</text:p>
              </table:table-cell>
            </table:table-row>
            <table:table-row>
              <table:table-cell office:value-type="string">
                <text:p>13</text:p>
              </table:table-cell>
              <table:table-cell office:value-type="float" office:value="13">
                <text:p>13</text:p>
              </table:table-cell>
              <table:table-cell office:value-type="float" office:value="0.290692307692308">
                <text:p>0.290692307692308</text:p>
              </table:table-cell>
              <table:table-cell office:value-type="float" office:value="0.332">
                <text:p>0.332</text:p>
              </table:table-cell>
              <table:table-cell office:value-type="float" office:value="0.305107692307692">
                <text:p>0.305107692307692</text:p>
              </table:table-cell>
            </table:table-row>
            <table:table-row>
              <table:table-cell office:value-type="string">
                <text:p>14</text:p>
              </table:table-cell>
              <table:table-cell office:value-type="float" office:value="14">
                <text:p>14</text:p>
              </table:table-cell>
              <table:table-cell office:value-type="float" office:value="0.313785714285714">
                <text:p>0.313785714285714</text:p>
              </table:table-cell>
              <table:table-cell office:value-type="float" office:value="0.355214285714286">
                <text:p>0.355214285714286</text:p>
              </table:table-cell>
              <table:table-cell office:value-type="float" office:value="0.331314285714286">
                <text:p>0.331314285714286</text:p>
              </table:table-cell>
            </table:table-row>
            <table:table-row>
              <table:table-cell office:value-type="string">
                <text:p>15</text:p>
              </table:table-cell>
              <table:table-cell office:value-type="float" office:value="15">
                <text:p>15</text:p>
              </table:table-cell>
              <table:table-cell office:value-type="float" office:value="0.329666666666667">
                <text:p>0.329666666666667</text:p>
              </table:table-cell>
              <table:table-cell office:value-type="float" office:value="0.34">
                <text:p>0.34</text:p>
              </table:table-cell>
              <table:table-cell office:value-type="float" office:value="0.333373333333333">
                <text:p>0.333373333333333</text:p>
              </table:table-cell>
            </table:table-row>
            <table:table-row>
              <table:table-cell office:value-type="string">
                <text:p>16</text:p>
              </table:table-cell>
              <table:table-cell office:value-type="float" office:value="16">
                <text:p>16</text:p>
              </table:table-cell>
              <table:table-cell office:value-type="float" office:value="0.3480625">
                <text:p>0.3480625</text:p>
              </table:table-cell>
              <table:table-cell office:value-type="float" office:value="0.3611875">
                <text:p>0.3611875</text:p>
              </table:table-cell>
              <table:table-cell office:value-type="float" office:value="0.3536625">
                <text:p>0.3536625</text:p>
              </table:table-cell>
            </table:table-row>
            <table:table-row>
              <table:table-cell office:value-type="string">
                <text:p>17</text:p>
              </table:table-cell>
              <table:table-cell office:value-type="float" office:value="17">
                <text:p>17</text:p>
              </table:table-cell>
              <table:table-cell office:value-type="float" office:value="0.367647058823529">
                <text:p>0.367647058823529</text:p>
              </table:table-cell>
              <table:table-cell office:value-type="float" office:value="0.387117647058823">
                <text:p>0.387117647058823</text:p>
              </table:table-cell>
              <table:table-cell office:value-type="float" office:value="0.374564705882353">
                <text:p>0.374564705882353</text:p>
              </table:table-cell>
            </table:table-row>
            <table:table-row>
              <table:table-cell office:value-type="string">
                <text:p>18</text:p>
              </table:table-cell>
              <table:table-cell office:value-type="float" office:value="18">
                <text:p>18</text:p>
              </table:table-cell>
              <table:table-cell office:value-type="float" office:value="0.393388888888889">
                <text:p>0.393388888888889</text:p>
              </table:table-cell>
              <table:table-cell office:value-type="float" office:value="0.424333333333333">
                <text:p>0.424333333333333</text:p>
              </table:table-cell>
              <table:table-cell office:value-type="float" office:value="0.408433333333333">
                <text:p>0.408433333333333</text:p>
              </table:table-cell>
            </table:table-row>
            <table:table-row>
              <table:table-cell office:value-type="string">
                <text:p>19</text:p>
              </table:table-cell>
              <table:table-cell office:value-type="float" office:value="19">
                <text:p>19</text:p>
              </table:table-cell>
              <table:table-cell office:value-type="float" office:value="0.408631578947368">
                <text:p>0.408631578947368</text:p>
              </table:table-cell>
              <table:table-cell office:value-type="float" office:value="0.464578947368421">
                <text:p>0.464578947368421</text:p>
              </table:table-cell>
              <table:table-cell office:value-type="float" office:value="0.433894736842105">
                <text:p>0.433894736842105</text:p>
              </table:table-cell>
            </table:table-row>
            <table:table-row>
              <table:table-cell office:value-type="string">
                <text:p>20</text:p>
              </table:table-cell>
              <table:table-cell office:value-type="float" office:value="20">
                <text:p>20</text:p>
              </table:table-cell>
              <table:table-cell office:value-type="float" office:value="0.42915">
                <text:p>0.42915</text:p>
              </table:table-cell>
              <table:table-cell office:value-type="float" office:value="0.45585">
                <text:p>0.45585</text:p>
              </table:table-cell>
              <table:table-cell office:value-type="float" office:value="0.43579">
                <text:p>0.43579</text:p>
              </table:table-cell>
            </table:table-row>
            <table:table-row>
              <table:table-cell office:value-type="string">
                <text:p>21</text:p>
              </table:table-cell>
              <table:table-cell office:value-type="float" office:value="21">
                <text:p>21</text:p>
              </table:table-cell>
              <table:table-cell office:value-type="float" office:value="0.443333333333333">
                <text:p>0.443333333333333</text:p>
              </table:table-cell>
              <table:table-cell office:value-type="float" office:value="0.466285714285714">
                <text:p>0.466285714285714</text:p>
              </table:table-cell>
              <table:table-cell office:value-type="float" office:value="0.453990476190476">
                <text:p>0.453990476190476</text:p>
              </table:table-cell>
            </table:table-row>
            <table:table-row>
              <table:table-cell office:value-type="string">
                <text:p>22</text:p>
              </table:table-cell>
              <table:table-cell office:value-type="float" office:value="22">
                <text:p>22</text:p>
              </table:table-cell>
              <table:table-cell office:value-type="float" office:value="0.474136363636364">
                <text:p>0.474136363636364</text:p>
              </table:table-cell>
              <table:table-cell office:value-type="float" office:value="0.493318181818182">
                <text:p>0.493318181818182</text:p>
              </table:table-cell>
              <table:table-cell office:value-type="float" office:value="0.483254545454545">
                <text:p>0.483254545454545</text:p>
              </table:table-cell>
            </table:table-row>
            <table:table-row>
              <table:table-cell office:value-type="string">
                <text:p>23</text:p>
              </table:table-cell>
              <table:table-cell office:value-type="float" office:value="23">
                <text:p>23</text:p>
              </table:table-cell>
              <table:table-cell office:value-type="float" office:value="0.488869565217391">
                <text:p>0.488869565217391</text:p>
              </table:table-cell>
              <table:table-cell office:value-type="float" office:value="0.503869565217391">
                <text:p>0.503869565217391</text:p>
              </table:table-cell>
              <table:table-cell office:value-type="float" office:value="0.493452173913043">
                <text:p>0.493452173913043</text:p>
              </table:table-cell>
            </table:table-row>
            <table:table-row>
              <table:table-cell office:value-type="string">
                <text:p>24</text:p>
              </table:table-cell>
              <table:table-cell office:value-type="float" office:value="24">
                <text:p>24</text:p>
              </table:table-cell>
              <table:table-cell office:value-type="float" office:value="0.508625">
                <text:p>0.508625</text:p>
              </table:table-cell>
              <table:table-cell office:value-type="float" office:value="0.518208333333333">
                <text:p>0.518208333333333</text:p>
              </table:table-cell>
              <table:table-cell office:value-type="float" office:value="0.514933333333333">
                <text:p>0.514933333333333</text:p>
              </table:table-cell>
            </table:table-row>
            <table:table-row>
              <table:table-cell office:value-type="string">
                <text:p>25</text:p>
              </table:table-cell>
              <table:table-cell office:value-type="float" office:value="25">
                <text:p>25</text:p>
              </table:table-cell>
              <table:table-cell office:value-type="float" office:value="0.52676">
                <text:p>0.52676</text:p>
              </table:table-cell>
              <table:table-cell office:value-type="float" office:value="0.53624">
                <text:p>0.53624</text:p>
              </table:table-cell>
              <table:table-cell office:value-type="float" office:value="0.530688">
                <text:p>0.530688</text:p>
              </table:table-cell>
            </table:table-row>
            <table:table-row>
              <table:table-cell office:value-type="string">
                <text:p>26</text:p>
              </table:table-cell>
              <table:table-cell office:value-type="float" office:value="26">
                <text:p>26</text:p>
              </table:table-cell>
              <table:table-cell office:value-type="float" office:value="0.5475">
                <text:p>0.5475</text:p>
              </table:table-cell>
              <table:table-cell office:value-type="float" office:value="0.575769230769231">
                <text:p>0.575769230769231</text:p>
              </table:table-cell>
              <table:table-cell office:value-type="float" office:value="0.562346153846154">
                <text:p>0.562346153846154</text:p>
              </table:table-cell>
            </table:table-row>
            <table:table-row>
              <table:table-cell office:value-type="string">
                <text:p>27</text:p>
              </table:table-cell>
              <table:table-cell office:value-type="float" office:value="27">
                <text:p>27</text:p>
              </table:table-cell>
              <table:table-cell office:value-type="float" office:value="0.573888888888889">
                <text:p>0.573888888888889</text:p>
              </table:table-cell>
              <table:table-cell office:value-type="float" office:value="0.60562962962963">
                <text:p>0.60562962962963</text:p>
              </table:table-cell>
              <table:table-cell office:value-type="float" office:value="0.585385185185185">
                <text:p>0.585385185185185</text:p>
              </table:table-cell>
            </table:table-row>
            <table:table-row>
              <table:table-cell office:value-type="string">
                <text:p>28</text:p>
              </table:table-cell>
              <table:table-cell office:value-type="float" office:value="28">
                <text:p>28</text:p>
              </table:table-cell>
              <table:table-cell office:value-type="float" office:value="0.592857142857143">
                <text:p>0.592857142857143</text:p>
              </table:table-cell>
              <table:table-cell office:value-type="float" office:value="0.605428571428572">
                <text:p>0.605428571428572</text:p>
              </table:table-cell>
              <table:table-cell office:value-type="float" office:value="0.597314285714286">
                <text:p>0.597314285714286</text:p>
              </table:table-cell>
            </table:table-row>
            <table:table-row>
              <table:table-cell office:value-type="string">
                <text:p>29</text:p>
              </table:table-cell>
              <table:table-cell office:value-type="float" office:value="29">
                <text:p>29</text:p>
              </table:table-cell>
              <table:table-cell office:value-type="float" office:value="0.608103448275862">
                <text:p>0.608103448275862</text:p>
              </table:table-cell>
              <table:table-cell office:value-type="float" office:value="0.628448275862069">
                <text:p>0.628448275862069</text:p>
              </table:table-cell>
              <table:table-cell office:value-type="float" office:value="0.6164">
                <text:p>0.6164</text:p>
              </table:table-cell>
            </table:table-row>
            <table:table-row>
              <table:table-cell office:value-type="string">
                <text:p>30</text:p>
              </table:table-cell>
              <table:table-cell office:value-type="float" office:value="30">
                <text:p>30</text:p>
              </table:table-cell>
              <table:table-cell office:value-type="float" office:value="0.6322">
                <text:p>0.6322</text:p>
              </table:table-cell>
              <table:table-cell office:value-type="float" office:value="0.643966666666667">
                <text:p>0.643966666666667</text:p>
              </table:table-cell>
              <table:table-cell office:value-type="float" office:value="0.63692">
                <text:p>0.63692</text:p>
              </table:table-cell>
            </table:table-row>
            <table:table-row>
              <table:table-cell office:value-type="string">
                <text:p>31</text:p>
              </table:table-cell>
              <table:table-cell office:value-type="float" office:value="31">
                <text:p>31</text:p>
              </table:table-cell>
              <table:table-cell office:value-type="float" office:value="0.655387096774194">
                <text:p>0.655387096774194</text:p>
              </table:table-cell>
              <table:table-cell office:value-type="float" office:value="0.676258064516129">
                <text:p>0.676258064516129</text:p>
              </table:table-cell>
              <table:table-cell office:value-type="float" office:value="0.665561290322581">
                <text:p>0.665561290322581</text:p>
              </table:table-cell>
            </table:table-row>
            <table:table-row>
              <table:table-cell office:value-type="string">
                <text:p>32</text:p>
              </table:table-cell>
              <table:table-cell office:value-type="float" office:value="32">
                <text:p>32</text:p>
              </table:table-cell>
              <table:table-cell office:value-type="float" office:value="0.67253125">
                <text:p>0.67253125</text:p>
              </table:table-cell>
              <table:table-cell office:value-type="float" office:value="0.6861875">
                <text:p>0.6861875</text:p>
              </table:table-cell>
              <table:table-cell office:value-type="float" office:value="0.676575">
                <text:p>0.676575</text:p>
              </table:table-cell>
            </table:table-row>
            <table:table-row>
              <table:table-cell office:value-type="string">
                <text:p>33</text:p>
              </table:table-cell>
              <table:table-cell office:value-type="float" office:value="33">
                <text:p>33</text:p>
              </table:table-cell>
              <table:table-cell office:value-type="float" office:value="0.695757575757576">
                <text:p>0.695757575757576</text:p>
              </table:table-cell>
              <table:table-cell office:value-type="float" office:value="0.72">
                <text:p>0.72</text:p>
              </table:table-cell>
              <table:table-cell office:value-type="float" office:value="0.702630303030303">
                <text:p>0.702630303030303</text:p>
              </table:table-cell>
            </table:table-row>
            <table:table-row>
              <table:table-cell office:value-type="string">
                <text:p>34</text:p>
              </table:table-cell>
              <table:table-cell office:value-type="float" office:value="34">
                <text:p>34</text:p>
              </table:table-cell>
              <table:table-cell office:value-type="float" office:value="0.710882352941177">
                <text:p>0.710882352941177</text:p>
              </table:table-cell>
              <table:table-cell office:value-type="float" office:value="0.743882352941177">
                <text:p>0.743882352941177</text:p>
              </table:table-cell>
              <table:table-cell office:value-type="float" office:value="0.7212">
                <text:p>0.7212</text:p>
              </table:table-cell>
            </table:table-row>
            <table:table-row>
              <table:table-cell office:value-type="string">
                <text:p>35</text:p>
              </table:table-cell>
              <table:table-cell office:value-type="float" office:value="35">
                <text:p>35</text:p>
              </table:table-cell>
              <table:table-cell office:value-type="float" office:value="0.730571428571429">
                <text:p>0.730571428571429</text:p>
              </table:table-cell>
              <table:table-cell office:value-type="float" office:value="0.736942857142857">
                <text:p>0.736942857142857</text:p>
              </table:table-cell>
              <table:table-cell office:value-type="float" office:value="0.732725714285714">
                <text:p>0.732725714285714</text:p>
              </table:table-cell>
            </table:table-row>
            <table:table-row>
              <table:table-cell office:value-type="string">
                <text:p>36</text:p>
              </table:table-cell>
              <table:table-cell office:value-type="float" office:value="36">
                <text:p>36</text:p>
              </table:table-cell>
              <table:table-cell office:value-type="float" office:value="0.747916666666667">
                <text:p>0.747916666666667</text:p>
              </table:table-cell>
              <table:table-cell office:value-type="float" office:value="0.757944444444445">
                <text:p>0.757944444444445</text:p>
              </table:table-cell>
              <table:table-cell office:value-type="float" office:value="0.753438888888889">
                <text:p>0.753438888888889</text:p>
              </table:table-cell>
            </table:table-row>
            <table:table-row>
              <table:table-cell office:value-type="string">
                <text:p>37</text:p>
              </table:table-cell>
              <table:table-cell office:value-type="float" office:value="37">
                <text:p>37</text:p>
              </table:table-cell>
              <table:table-cell office:value-type="float" office:value="0.769513513513514">
                <text:p>0.769513513513514</text:p>
              </table:table-cell>
              <table:table-cell office:value-type="float" office:value="0.782675675675676">
                <text:p>0.782675675675676</text:p>
              </table:table-cell>
              <table:table-cell office:value-type="float" office:value="0.774848648648649">
                <text:p>0.774848648648649</text:p>
              </table:table-cell>
            </table:table-row>
            <table:table-row>
              <table:table-cell office:value-type="string">
                <text:p>38</text:p>
              </table:table-cell>
              <table:table-cell office:value-type="float" office:value="38">
                <text:p>38</text:p>
              </table:table-cell>
              <table:table-cell office:value-type="float" office:value="0.786657894736842">
                <text:p>0.786657894736842</text:p>
              </table:table-cell>
              <table:table-cell office:value-type="float" office:value="0.801078947368421">
                <text:p>0.801078947368421</text:p>
              </table:table-cell>
              <table:table-cell office:value-type="float" office:value="0.792426315789474">
                <text:p>0.792426315789474</text:p>
              </table:table-cell>
            </table:table-row>
            <table:table-row>
              <table:table-cell office:value-type="string">
                <text:p>39</text:p>
              </table:table-cell>
              <table:table-cell office:value-type="float" office:value="39">
                <text:p>39</text:p>
              </table:table-cell>
              <table:table-cell office:value-type="float" office:value="0.807">
                <text:p>0.807</text:p>
              </table:table-cell>
              <table:table-cell office:value-type="float" office:value="0.821717948717949">
                <text:p>0.821717948717949</text:p>
              </table:table-cell>
              <table:table-cell office:value-type="float" office:value="0.812179487179487">
                <text:p>0.812179487179487</text:p>
              </table:table-cell>
            </table:table-row>
            <table:table-row>
              <table:table-cell office:value-type="string">
                <text:p>40</text:p>
              </table:table-cell>
              <table:table-cell office:value-type="float" office:value="40">
                <text:p>40</text:p>
              </table:table-cell>
              <table:table-cell office:value-type="float" office:value="0.8278">
                <text:p>0.8278</text:p>
              </table:table-cell>
              <table:table-cell office:value-type="float" office:value="0.84">
                <text:p>0.84</text:p>
              </table:table-cell>
              <table:table-cell office:value-type="float" office:value="0.832805">
                <text:p>0.832805</text:p>
              </table:table-cell>
            </table:table-row>
            <table:table-row>
              <table:table-cell office:value-type="string">
                <text:p>41</text:p>
              </table:table-cell>
              <table:table-cell office:value-type="float" office:value="41">
                <text:p>41</text:p>
              </table:table-cell>
              <table:table-cell office:value-type="float" office:value="0.853146341463415">
                <text:p>0.853146341463415</text:p>
              </table:table-cell>
              <table:table-cell office:value-type="float" office:value="0.869170731707317">
                <text:p>0.869170731707317</text:p>
              </table:table-cell>
              <table:table-cell office:value-type="float" office:value="0.857356097560976">
                <text:p>0.857356097560976</text:p>
              </table:table-cell>
            </table:table-row>
            <table:table-row>
              <table:table-cell office:value-type="string">
                <text:p>42</text:p>
              </table:table-cell>
              <table:table-cell office:value-type="float" office:value="42">
                <text:p>42</text:p>
              </table:table-cell>
              <table:table-cell office:value-type="float" office:value="0.870880952380952">
                <text:p>0.870880952380952</text:p>
              </table:table-cell>
              <table:table-cell office:value-type="float" office:value="0.889214285714286">
                <text:p>0.889214285714286</text:p>
              </table:table-cell>
              <table:table-cell office:value-type="float" office:value="0.877647619047619">
                <text:p>0.877647619047619</text:p>
              </table:table-cell>
            </table:table-row>
            <table:table-row>
              <table:table-cell office:value-type="string">
                <text:p>43</text:p>
              </table:table-cell>
              <table:table-cell office:value-type="float" office:value="43">
                <text:p>43</text:p>
              </table:table-cell>
              <table:table-cell office:value-type="float" office:value="0.887372093023256">
                <text:p>0.887372093023256</text:p>
              </table:table-cell>
              <table:table-cell office:value-type="float" office:value="0.921372093023256">
                <text:p>0.921372093023256</text:p>
              </table:table-cell>
              <table:table-cell office:value-type="float" office:value="0.899618604651163">
                <text:p>0.899618604651163</text:p>
              </table:table-cell>
            </table:table-row>
            <table:table-row>
              <table:table-cell office:value-type="string">
                <text:p>44</text:p>
              </table:table-cell>
              <table:table-cell office:value-type="float" office:value="44">
                <text:p>44</text:p>
              </table:table-cell>
              <table:table-cell office:value-type="float" office:value="0.910295454545454">
                <text:p>0.910295454545454</text:p>
              </table:table-cell>
              <table:table-cell office:value-type="float" office:value="0.922159090909091">
                <text:p>0.922159090909091</text:p>
              </table:table-cell>
              <table:table-cell office:value-type="float" office:value="0.914909090909091">
                <text:p>0.914909090909091</text:p>
              </table:table-cell>
            </table:table-row>
            <table:table-row>
              <table:table-cell office:value-type="string">
                <text:p>45</text:p>
              </table:table-cell>
              <table:table-cell office:value-type="float" office:value="45">
                <text:p>45</text:p>
              </table:table-cell>
              <table:table-cell office:value-type="float" office:value="0.936844444444444">
                <text:p>0.936844444444444</text:p>
              </table:table-cell>
              <table:table-cell office:value-type="float" office:value="0.953955555555555">
                <text:p>0.953955555555555</text:p>
              </table:table-cell>
              <table:table-cell office:value-type="float" office:value="0.944546666666667">
                <text:p>0.944546666666667</text:p>
              </table:table-cell>
            </table:table-row>
            <table:table-row>
              <table:table-cell office:value-type="string">
                <text:p>46</text:p>
              </table:table-cell>
              <table:table-cell office:value-type="float" office:value="46">
                <text:p>46</text:p>
              </table:table-cell>
              <table:table-cell office:value-type="float" office:value="0.944826086956522">
                <text:p>0.944826086956522</text:p>
              </table:table-cell>
              <table:table-cell office:value-type="float" office:value="0.966717391304348">
                <text:p>0.966717391304348</text:p>
              </table:table-cell>
              <table:table-cell office:value-type="float" office:value="0.956195652173913">
                <text:p>0.956195652173913</text:p>
              </table:table-cell>
            </table:table-row>
            <table:table-row>
              <table:table-cell office:value-type="string">
                <text:p>47</text:p>
              </table:table-cell>
              <table:table-cell office:value-type="float" office:value="47">
                <text:p>47</text:p>
              </table:table-cell>
              <table:table-cell office:value-type="float" office:value="0.966021276595745">
                <text:p>0.966021276595745</text:p>
              </table:table-cell>
              <table:table-cell office:value-type="float" office:value="1.00787234042553">
                <text:p>1.00787234042553</text:p>
              </table:table-cell>
              <table:table-cell office:value-type="float" office:value="0.978374468085106">
                <text:p>0.978374468085106</text:p>
              </table:table-cell>
            </table:table-row>
            <table:table-row>
              <table:table-cell office:value-type="string">
                <text:p>48</text:p>
              </table:table-cell>
              <table:table-cell office:value-type="float" office:value="48">
                <text:p>48</text:p>
              </table:table-cell>
              <table:table-cell office:value-type="float" office:value="0.991104166666667">
                <text:p>0.991104166666667</text:p>
              </table:table-cell>
              <table:table-cell office:value-type="float" office:value="1.00152083333333">
                <text:p>1.00152083333333</text:p>
              </table:table-cell>
              <table:table-cell office:value-type="float" office:value="0.9949875">
                <text:p>0.9949875</text:p>
              </table:table-cell>
            </table:table-row>
            <table:table-row>
              <table:table-cell office:value-type="string">
                <text:p>49</text:p>
              </table:table-cell>
              <table:table-cell office:value-type="float" office:value="49">
                <text:p>49</text:p>
              </table:table-cell>
              <table:table-cell office:value-type="float" office:value="1.01089795918367">
                <text:p>1.01089795918367</text:p>
              </table:table-cell>
              <table:table-cell office:value-type="float" office:value="1.02761224489796">
                <text:p>1.02761224489796</text:p>
              </table:table-cell>
              <table:table-cell office:value-type="float" office:value="1.01608979591837">
                <text:p>1.01608979591837</text:p>
              </table:table-cell>
            </table:table-row>
            <table:table-row>
              <table:table-cell office:value-type="string">
                <text:p>50</text:p>
              </table:table-cell>
              <table:table-cell office:value-type="float" office:value="50">
                <text:p>50</text:p>
              </table:table-cell>
              <table:table-cell office:value-type="float" office:value="1.03104">
                <text:p>1.03104</text:p>
              </table:table-cell>
              <table:table-cell office:value-type="float" office:value="1.05366">
                <text:p>1.05366</text:p>
              </table:table-cell>
              <table:table-cell office:value-type="float" office:value="1.042792">
                <text:p>1.042792</text:p>
              </table:table-cell>
            </table:table-row>
            <table:table-row>
              <table:table-cell office:value-type="string">
                <text:p>51</text:p>
              </table:table-cell>
              <table:table-cell office:value-type="float" office:value="51">
                <text:p>51</text:p>
              </table:table-cell>
              <table:table-cell office:value-type="float" office:value="1.04770588235294">
                <text:p>1.04770588235294</text:p>
              </table:table-cell>
              <table:table-cell office:value-type="float" office:value="1.06256862745098">
                <text:p>1.06256862745098</text:p>
              </table:table-cell>
              <table:table-cell office:value-type="float" office:value="1.05644705882353">
                <text:p>1.05644705882353</text:p>
              </table:table-cell>
            </table:table-row>
            <table:table-row>
              <table:table-cell office:value-type="string">
                <text:p>52</text:p>
              </table:table-cell>
              <table:table-cell office:value-type="float" office:value="52">
                <text:p>52</text:p>
              </table:table-cell>
              <table:table-cell office:value-type="float" office:value="1.07648076923077">
                <text:p>1.07648076923077</text:p>
              </table:table-cell>
              <table:table-cell office:value-type="float" office:value="1.17759615384615">
                <text:p>1.17759615384615</text:p>
              </table:table-cell>
              <table:table-cell office:value-type="float" office:value="1.10031153846154">
                <text:p>1.10031153846154</text:p>
              </table:table-cell>
            </table:table-row>
            <table:table-row>
              <table:table-cell office:value-type="string">
                <text:p>53</text:p>
              </table:table-cell>
              <table:table-cell office:value-type="float" office:value="53">
                <text:p>53</text:p>
              </table:table-cell>
              <table:table-cell office:value-type="float" office:value="1.0847358490566">
                <text:p>1.0847358490566</text:p>
              </table:table-cell>
              <table:table-cell office:value-type="float" office:value="1.12735849056604">
                <text:p>1.12735849056604</text:p>
              </table:table-cell>
              <table:table-cell office:value-type="float" office:value="1.10395849056604">
                <text:p>1.10395849056604</text:p>
              </table:table-cell>
            </table:table-row>
            <table:table-row>
              <table:table-cell office:value-type="string">
                <text:p>54</text:p>
              </table:table-cell>
              <table:table-cell office:value-type="float" office:value="54">
                <text:p>54</text:p>
              </table:table-cell>
              <table:table-cell office:value-type="float" office:value="1.13737037037037">
                <text:p>1.13737037037037</text:p>
              </table:table-cell>
              <table:table-cell office:value-type="float" office:value="1.19496296296296">
                <text:p>1.19496296296296</text:p>
              </table:table-cell>
              <table:table-cell office:value-type="float" office:value="1.17062962962963">
                <text:p>1.17062962962963</text:p>
              </table:table-cell>
            </table:table-row>
            <table:table-row>
              <table:table-cell office:value-type="string">
                <text:p>55</text:p>
              </table:table-cell>
              <table:table-cell office:value-type="float" office:value="55">
                <text:p>55</text:p>
              </table:table-cell>
              <table:table-cell office:value-type="float" office:value="1.14103636363636">
                <text:p>1.14103636363636</text:p>
              </table:table-cell>
              <table:table-cell office:value-type="float" office:value="1.18503636363636">
                <text:p>1.18503636363636</text:p>
              </table:table-cell>
              <table:table-cell office:value-type="float" office:value="1.17052727272727">
                <text:p>1.17052727272727</text:p>
              </table:table-cell>
            </table:table-row>
            <table:table-row>
              <table:table-cell office:value-type="string">
                <text:p>56</text:p>
              </table:table-cell>
              <table:table-cell office:value-type="float" office:value="56">
                <text:p>56</text:p>
              </table:table-cell>
              <table:table-cell office:value-type="float" office:value="1.17303571428571">
                <text:p>1.17303571428571</text:p>
              </table:table-cell>
              <table:table-cell office:value-type="float" office:value="1.20496428571429">
                <text:p>1.20496428571429</text:p>
              </table:table-cell>
              <table:table-cell office:value-type="float" office:value="1.185775">
                <text:p>1.185775</text:p>
              </table:table-cell>
            </table:table-row>
            <table:table-row>
              <table:table-cell office:value-type="string">
                <text:p>57</text:p>
              </table:table-cell>
              <table:table-cell office:value-type="float" office:value="57">
                <text:p>57</text:p>
              </table:table-cell>
              <table:table-cell office:value-type="float" office:value="1.16789473684211">
                <text:p>1.16789473684211</text:p>
              </table:table-cell>
              <table:table-cell office:value-type="float" office:value="1.23243859649123">
                <text:p>1.23243859649123</text:p>
              </table:table-cell>
              <table:table-cell office:value-type="float" office:value="1.18904912280702">
                <text:p>1.18904912280702</text:p>
              </table:table-cell>
            </table:table-row>
            <table:table-row>
              <table:table-cell office:value-type="string">
                <text:p>58</text:p>
              </table:table-cell>
              <table:table-cell office:value-type="float" office:value="58">
                <text:p>58</text:p>
              </table:table-cell>
              <table:table-cell office:value-type="float" office:value="1.1945">
                <text:p>1.1945</text:p>
              </table:table-cell>
              <table:table-cell office:value-type="float" office:value="1.21660344827586">
                <text:p>1.21660344827586</text:p>
              </table:table-cell>
              <table:table-cell office:value-type="float" office:value="1.19954482758621">
                <text:p>1.19954482758621</text:p>
              </table:table-cell>
            </table:table-row>
            <table:table-row>
              <table:table-cell office:value-type="string">
                <text:p>59</text:p>
              </table:table-cell>
              <table:table-cell office:value-type="float" office:value="59">
                <text:p>59</text:p>
              </table:table-cell>
              <table:table-cell office:value-type="float" office:value="1.20898305084746">
                <text:p>1.20898305084746</text:p>
              </table:table-cell>
              <table:table-cell office:value-type="float" office:value="1.23979661016949">
                <text:p>1.23979661016949</text:p>
              </table:table-cell>
              <table:table-cell office:value-type="float" office:value="NaN">
                <text:p>NaN</text:p>
              </table:table-cell>
            </table:table-row>
            <table:table-row>
              <table:table-cell office:value-type="string">
                <text:p>60</text:p>
              </table:table-cell>
              <table:table-cell office:value-type="float" office:value="60">
                <text:p>60</text:p>
              </table:table-cell>
              <table:table-cell office:value-type="float" office:value="1.22733333333333">
                <text:p>1.22733333333333</text:p>
              </table:table-cell>
              <table:table-cell office:value-type="float" office:value="1.2828">
                <text:p>1.2828</text:p>
              </table:table-cell>
              <table:table-cell office:value-type="float" office:value="1.24947666666667">
                <text:p>1.24947666666667</text:p>
              </table:table-cell>
            </table:table-row>
            <table:table-row>
              <table:table-cell office:value-type="string">
                <text:p>61</text:p>
              </table:table-cell>
              <table:table-cell office:value-type="float" office:value="61">
                <text:p>61</text:p>
              </table:table-cell>
              <table:table-cell office:value-type="float" office:value="1.24854098360656">
                <text:p>1.24854098360656</text:p>
              </table:table-cell>
              <table:table-cell office:value-type="float" office:value="1.26026229508197">
                <text:p>1.26026229508197</text:p>
              </table:table-cell>
              <table:table-cell office:value-type="float" office:value="1.25368524590164">
                <text:p>1.25368524590164</text:p>
              </table:table-cell>
            </table:table-row>
            <table:table-row>
              <table:table-cell office:value-type="string">
                <text:p>62</text:p>
              </table:table-cell>
              <table:table-cell office:value-type="float" office:value="62">
                <text:p>62</text:p>
              </table:table-cell>
              <table:table-cell office:value-type="float" office:value="1.26872580645161">
                <text:p>1.26872580645161</text:p>
              </table:table-cell>
              <table:table-cell office:value-type="float" office:value="1.27909677419355">
                <text:p>1.27909677419355</text:p>
              </table:table-cell>
              <table:table-cell office:value-type="float" office:value="1.27433548387097">
                <text:p>1.27433548387097</text:p>
              </table:table-cell>
            </table:table-row>
            <table:table-row>
              <table:table-cell office:value-type="string">
                <text:p>63</text:p>
              </table:table-cell>
              <table:table-cell office:value-type="float" office:value="63">
                <text:p>63</text:p>
              </table:table-cell>
              <table:table-cell office:value-type="float" office:value="1.28804761904762">
                <text:p>1.28804761904762</text:p>
              </table:table-cell>
              <table:table-cell office:value-type="float" office:value="1.33050793650794">
                <text:p>1.33050793650794</text:p>
              </table:table-cell>
              <table:table-cell office:value-type="float" office:value="1.30355238095238">
                <text:p>1.30355238095238</text:p>
              </table:table-cell>
            </table:table-row>
            <table:table-row>
              <table:table-cell office:value-type="string">
                <text:p>64</text:p>
              </table:table-cell>
              <table:table-cell office:value-type="float" office:value="64">
                <text:p>64</text:p>
              </table:table-cell>
              <table:table-cell office:value-type="float" office:value="1.30653125">
                <text:p>1.30653125</text:p>
              </table:table-cell>
              <table:table-cell office:value-type="float" office:value="1.326921875">
                <text:p>1.326921875</text:p>
              </table:table-cell>
              <table:table-cell office:value-type="float" office:value="1.315346875">
                <text:p>1.315346875</text:p>
              </table:table-cell>
            </table:table-row>
            <table:table-row>
              <table:table-cell office:value-type="string">
                <text:p>65</text:p>
              </table:table-cell>
              <table:table-cell office:value-type="float" office:value="65">
                <text:p>65</text:p>
              </table:table-cell>
              <table:table-cell office:value-type="float" office:value="1.32693846153846">
                <text:p>1.32693846153846</text:p>
              </table:table-cell>
              <table:table-cell office:value-type="float" office:value="1.50452307692308">
                <text:p>1.50452307692308</text:p>
              </table:table-cell>
              <table:table-cell office:value-type="float" office:value="1.36775692307692">
                <text:p>1.36775692307692</text:p>
              </table:table-cell>
            </table:table-row>
            <table:table-row>
              <table:table-cell office:value-type="string">
                <text:p>66</text:p>
              </table:table-cell>
              <table:table-cell office:value-type="float" office:value="66">
                <text:p>66</text:p>
              </table:table-cell>
              <table:table-cell office:value-type="float" office:value="1.35021212121212">
                <text:p>1.35021212121212</text:p>
              </table:table-cell>
              <table:table-cell office:value-type="float" office:value="1.40495454545455">
                <text:p>1.40495454545455</text:p>
              </table:table-cell>
              <table:table-cell office:value-type="float" office:value="1.37223636363636">
                <text:p>1.37223636363636</text:p>
              </table:table-cell>
            </table:table-row>
            <table:table-row>
              <table:table-cell office:value-type="string">
                <text:p>67</text:p>
              </table:table-cell>
              <table:table-cell office:value-type="float" office:value="67">
                <text:p>67</text:p>
              </table:table-cell>
              <table:table-cell office:value-type="float" office:value="1.37774626865672">
                <text:p>1.37774626865672</text:p>
              </table:table-cell>
              <table:table-cell office:value-type="float" office:value="1.4959552238806">
                <text:p>1.4959552238806</text:p>
              </table:table-cell>
              <table:table-cell office:value-type="float" office:value="1.41522985074627">
                <text:p>1.41522985074627</text:p>
              </table:table-cell>
            </table:table-row>
            <table:table-row>
              <table:table-cell office:value-type="string">
                <text:p>68</text:p>
              </table:table-cell>
              <table:table-cell office:value-type="float" office:value="68">
                <text:p>68</text:p>
              </table:table-cell>
              <table:table-cell office:value-type="float" office:value="1.38532352941176">
                <text:p>1.38532352941176</text:p>
              </table:table-cell>
              <table:table-cell office:value-type="float" office:value="1.41205882352941">
                <text:p>1.41205882352941</text:p>
              </table:table-cell>
              <table:table-cell office:value-type="float" office:value="1.40016764705882">
                <text:p>1.40016764705882</text:p>
              </table:table-cell>
            </table:table-row>
            <table:table-row>
              <table:table-cell office:value-type="string">
                <text:p>69</text:p>
              </table:table-cell>
              <table:table-cell office:value-type="float" office:value="69">
                <text:p>69</text:p>
              </table:table-cell>
              <table:table-cell office:value-type="float" office:value="1.40653623188406">
                <text:p>1.40653623188406</text:p>
              </table:table-cell>
              <table:table-cell office:value-type="float" office:value="1.452">
                <text:p>1.452</text:p>
              </table:table-cell>
              <table:table-cell office:value-type="float" office:value="1.41768695652174">
                <text:p>1.41768695652174</text:p>
              </table:table-cell>
            </table:table-row>
            <table:table-row>
              <table:table-cell office:value-type="string">
                <text:p>70</text:p>
              </table:table-cell>
              <table:table-cell office:value-type="float" office:value="70">
                <text:p>70</text:p>
              </table:table-cell>
              <table:table-cell office:value-type="float" office:value="1.42497142857143">
                <text:p>1.42497142857143</text:p>
              </table:table-cell>
              <table:table-cell office:value-type="float" office:value="1.45154285714286">
                <text:p>1.45154285714286</text:p>
              </table:table-cell>
              <table:table-cell office:value-type="float" office:value="1.43873714285714">
                <text:p>1.43873714285714</text:p>
              </table:table-cell>
            </table:table-row>
            <table:table-row>
              <table:table-cell office:value-type="string">
                <text:p>71</text:p>
              </table:table-cell>
              <table:table-cell office:value-type="float" office:value="71">
                <text:p>71</text:p>
              </table:table-cell>
              <table:table-cell office:value-type="float" office:value="1.44328169014085">
                <text:p>1.44328169014085</text:p>
              </table:table-cell>
              <table:table-cell office:value-type="float" office:value="1.52877464788732">
                <text:p>1.52877464788732</text:p>
              </table:table-cell>
              <table:table-cell office:value-type="float" office:value="1.47172394366197">
                <text:p>1.47172394366197</text:p>
              </table:table-cell>
            </table:table-row>
            <table:table-row>
              <table:table-cell office:value-type="string">
                <text:p>72</text:p>
              </table:table-cell>
              <table:table-cell office:value-type="float" office:value="72">
                <text:p>72</text:p>
              </table:table-cell>
              <table:table-cell office:value-type="float" office:value="1.46422222222222">
                <text:p>1.46422222222222</text:p>
              </table:table-cell>
              <table:table-cell office:value-type="float" office:value="1.54111111111111">
                <text:p>1.54111111111111</text:p>
              </table:table-cell>
              <table:table-cell office:value-type="float" office:value="1.49553333333333">
                <text:p>1.49553333333333</text:p>
              </table:table-cell>
            </table:table-row>
            <table:table-row>
              <table:table-cell office:value-type="string">
                <text:p>73</text:p>
              </table:table-cell>
              <table:table-cell office:value-type="float" office:value="73">
                <text:p>73</text:p>
              </table:table-cell>
              <table:table-cell office:value-type="float" office:value="1.48153424657534">
                <text:p>1.48153424657534</text:p>
              </table:table-cell>
              <table:table-cell office:value-type="float" office:value="1.54920547945205">
                <text:p>1.54920547945205</text:p>
              </table:table-cell>
              <table:table-cell office:value-type="float" office:value="1.50976438356164">
                <text:p>1.50976438356164</text:p>
              </table:table-cell>
            </table:table-row>
            <table:table-row>
              <table:table-cell office:value-type="string">
                <text:p>74</text:p>
              </table:table-cell>
              <table:table-cell office:value-type="float" office:value="74">
                <text:p>74</text:p>
              </table:table-cell>
              <table:table-cell office:value-type="float" office:value="1.50841891891892">
                <text:p>1.50841891891892</text:p>
              </table:table-cell>
              <table:table-cell office:value-type="float" office:value="1.56835135135135">
                <text:p>1.56835135135135</text:p>
              </table:table-cell>
              <table:table-cell office:value-type="float" office:value="1.52952702702703">
                <text:p>1.52952702702703</text:p>
              </table:table-cell>
            </table:table-row>
            <table:table-row>
              <table:table-cell office:value-type="string">
                <text:p>75</text:p>
              </table:table-cell>
              <table:table-cell office:value-type="float" office:value="75">
                <text:p>75</text:p>
              </table:table-cell>
              <table:table-cell office:value-type="float" office:value="1.52408">
                <text:p>1.52408</text:p>
              </table:table-cell>
              <table:table-cell office:value-type="float" office:value="1.57056">
                <text:p>1.57056</text:p>
              </table:table-cell>
              <table:table-cell office:value-type="float" office:value="1.54405066666667">
                <text:p>1.54405066666667</text:p>
              </table:table-cell>
            </table:table-row>
            <table:table-row>
              <table:table-cell office:value-type="string">
                <text:p>76</text:p>
              </table:table-cell>
              <table:table-cell office:value-type="float" office:value="76">
                <text:p>76</text:p>
              </table:table-cell>
              <table:table-cell office:value-type="float" office:value="1.54318421052632">
                <text:p>1.54318421052632</text:p>
              </table:table-cell>
              <table:table-cell office:value-type="float" office:value="1.61196052631579">
                <text:p>1.61196052631579</text:p>
              </table:table-cell>
              <table:table-cell office:value-type="float" office:value="1.56204473684211">
                <text:p>1.56204473684211</text:p>
              </table:table-cell>
            </table:table-row>
            <table:table-row>
              <table:table-cell office:value-type="string">
                <text:p>77</text:p>
              </table:table-cell>
              <table:table-cell office:value-type="float" office:value="77">
                <text:p>77</text:p>
              </table:table-cell>
              <table:table-cell office:value-type="float" office:value="1.57577922077922">
                <text:p>1.57577922077922</text:p>
              </table:table-cell>
              <table:table-cell office:value-type="float" office:value="1.66185714285714">
                <text:p>1.66185714285714</text:p>
              </table:table-cell>
              <table:table-cell office:value-type="float" office:value="1.59948831168831">
                <text:p>1.59948831168831</text:p>
              </table:table-cell>
            </table:table-row>
            <table:table-row>
              <table:table-cell office:value-type="string">
                <text:p>78</text:p>
              </table:table-cell>
              <table:table-cell office:value-type="float" office:value="78">
                <text:p>78</text:p>
              </table:table-cell>
              <table:table-cell office:value-type="float" office:value="1.5795">
                <text:p>1.5795</text:p>
              </table:table-cell>
              <table:table-cell office:value-type="float" office:value="1.67587179487179">
                <text:p>1.67587179487179</text:p>
              </table:table-cell>
              <table:table-cell office:value-type="float" office:value="1.6177">
                <text:p>1.6177</text:p>
              </table:table-cell>
            </table:table-row>
            <table:table-row>
              <table:table-cell office:value-type="string">
                <text:p>79</text:p>
              </table:table-cell>
              <table:table-cell office:value-type="float" office:value="79">
                <text:p>79</text:p>
              </table:table-cell>
              <table:table-cell office:value-type="float" office:value="1.61022784810127">
                <text:p>1.61022784810127</text:p>
              </table:table-cell>
              <table:table-cell office:value-type="float" office:value="1.68513924050633">
                <text:p>1.68513924050633</text:p>
              </table:table-cell>
              <table:table-cell office:value-type="float" office:value="1.64269873417722">
                <text:p>1.64269873417722</text:p>
              </table:table-cell>
            </table:table-row>
            <table:table-row>
              <table:table-cell office:value-type="string">
                <text:p>80</text:p>
              </table:table-cell>
              <table:table-cell office:value-type="float" office:value="80">
                <text:p>80</text:p>
              </table:table-cell>
              <table:table-cell office:value-type="float" office:value="1.6250375">
                <text:p>1.6250375</text:p>
              </table:table-cell>
              <table:table-cell office:value-type="float" office:value="1.6774875">
                <text:p>1.6774875</text:p>
              </table:table-cell>
              <table:table-cell office:value-type="float" office:value="1.64103">
                <text:p>1.64103</text:p>
              </table:table-cell>
            </table:table-row>
            <table:table-row>
              <table:table-cell office:value-type="string">
                <text:p>81</text:p>
              </table:table-cell>
              <table:table-cell office:value-type="float" office:value="81">
                <text:p>81</text:p>
              </table:table-cell>
              <table:table-cell office:value-type="float" office:value="1.64149382716049">
                <text:p>1.64149382716049</text:p>
              </table:table-cell>
              <table:table-cell office:value-type="float" office:value="1.68291358024691">
                <text:p>1.68291358024691</text:p>
              </table:table-cell>
              <table:table-cell office:value-type="float" office:value="1.65603209876543">
                <text:p>1.65603209876543</text:p>
              </table:table-cell>
            </table:table-row>
            <table:table-row>
              <table:table-cell office:value-type="string">
                <text:p>82</text:p>
              </table:table-cell>
              <table:table-cell office:value-type="float" office:value="82">
                <text:p>82</text:p>
              </table:table-cell>
              <table:table-cell office:value-type="float" office:value="1.65830487804878">
                <text:p>1.65830487804878</text:p>
              </table:table-cell>
              <table:table-cell office:value-type="float" office:value="1.72062195121951">
                <text:p>1.72062195121951</text:p>
              </table:table-cell>
              <table:table-cell office:value-type="float" office:value="1.68207804878049">
                <text:p>1.68207804878049</text:p>
              </table:table-cell>
            </table:table-row>
            <table:table-row>
              <table:table-cell office:value-type="string">
                <text:p>83</text:p>
              </table:table-cell>
              <table:table-cell office:value-type="float" office:value="83">
                <text:p>83</text:p>
              </table:table-cell>
              <table:table-cell office:value-type="float" office:value="1.68757831325301">
                <text:p>1.68757831325301</text:p>
              </table:table-cell>
              <table:table-cell office:value-type="float" office:value="1.72467469879518">
                <text:p>1.72467469879518</text:p>
              </table:table-cell>
              <table:table-cell office:value-type="float" office:value="1.69872289156627">
                <text:p>1.69872289156627</text:p>
              </table:table-cell>
            </table:table-row>
            <table:table-row>
              <table:table-cell office:value-type="string">
                <text:p>84</text:p>
              </table:table-cell>
              <table:table-cell office:value-type="float" office:value="84">
                <text:p>84</text:p>
              </table:table-cell>
              <table:table-cell office:value-type="float" office:value="1.70742857142857">
                <text:p>1.70742857142857</text:p>
              </table:table-cell>
              <table:table-cell office:value-type="float" office:value="1.742">
                <text:p>1.742</text:p>
              </table:table-cell>
              <table:table-cell office:value-type="float" office:value="1.72152142857143">
                <text:p>1.72152142857143</text:p>
              </table:table-cell>
            </table:table-row>
            <table:table-row>
              <table:table-cell office:value-type="string">
                <text:p>85</text:p>
              </table:table-cell>
              <table:table-cell office:value-type="float" office:value="85">
                <text:p>85</text:p>
              </table:table-cell>
              <table:table-cell office:value-type="float" office:value="1.73552941176471">
                <text:p>1.73552941176471</text:p>
              </table:table-cell>
              <table:table-cell office:value-type="float" office:value="1.78542352941176">
                <text:p>1.78542352941176</text:p>
              </table:table-cell>
              <table:table-cell office:value-type="float" office:value="1.76672470588235">
                <text:p>1.76672470588235</text:p>
              </table:table-cell>
            </table:table-row>
            <table:table-row>
              <table:table-cell office:value-type="string">
                <text:p>86</text:p>
              </table:table-cell>
              <table:table-cell office:value-type="float" office:value="86">
                <text:p>86</text:p>
              </table:table-cell>
              <table:table-cell office:value-type="float" office:value="1.73618604651163">
                <text:p>1.73618604651163</text:p>
              </table:table-cell>
              <table:table-cell office:value-type="float" office:value="1.81448837209302">
                <text:p>1.81448837209302</text:p>
              </table:table-cell>
              <table:table-cell office:value-type="float" office:value="1.76315581395349">
                <text:p>1.76315581395349</text:p>
              </table:table-cell>
            </table:table-row>
            <table:table-row>
              <table:table-cell office:value-type="string">
                <text:p>87</text:p>
              </table:table-cell>
              <table:table-cell office:value-type="float" office:value="87">
                <text:p>87</text:p>
              </table:table-cell>
              <table:table-cell office:value-type="float" office:value="1.75947126436782">
                <text:p>1.75947126436782</text:p>
              </table:table-cell>
              <table:table-cell office:value-type="float" office:value="1.80513793103448">
                <text:p>1.80513793103448</text:p>
              </table:table-cell>
              <table:table-cell office:value-type="float" office:value="1.77311494252874">
                <text:p>1.77311494252874</text:p>
              </table:table-cell>
            </table:table-row>
            <table:table-row>
              <table:table-cell office:value-type="string">
                <text:p>88</text:p>
              </table:table-cell>
              <table:table-cell office:value-type="float" office:value="88">
                <text:p>88</text:p>
              </table:table-cell>
              <table:table-cell office:value-type="float" office:value="1.787375">
                <text:p>1.787375</text:p>
              </table:table-cell>
              <table:table-cell office:value-type="float" office:value="1.83311363636364">
                <text:p>1.83311363636364</text:p>
              </table:table-cell>
              <table:table-cell office:value-type="float" office:value="1.79961363636364">
                <text:p>1.79961363636364</text:p>
              </table:table-cell>
            </table:table-row>
            <table:table-row>
              <table:table-cell office:value-type="string">
                <text:p>89</text:p>
              </table:table-cell>
              <table:table-cell office:value-type="float" office:value="89">
                <text:p>89</text:p>
              </table:table-cell>
              <table:table-cell office:value-type="float" office:value="1.79777528089888">
                <text:p>1.79777528089888</text:p>
              </table:table-cell>
              <table:table-cell office:value-type="float" office:value="1.85669662921348">
                <text:p>1.85669662921348</text:p>
              </table:table-cell>
              <table:table-cell office:value-type="float" office:value="1.82296179775281">
                <text:p>1.82296179775281</text:p>
              </table:table-cell>
            </table:table-row>
            <table:table-row>
              <table:table-cell office:value-type="string">
                <text:p>90</text:p>
              </table:table-cell>
              <table:table-cell office:value-type="float" office:value="90">
                <text:p>90</text:p>
              </table:table-cell>
              <table:table-cell office:value-type="float" office:value="1.82516666666667">
                <text:p>1.82516666666667</text:p>
              </table:table-cell>
              <table:table-cell office:value-type="float" office:value="1.86796666666667">
                <text:p>1.86796666666667</text:p>
              </table:table-cell>
              <table:table-cell office:value-type="float" office:value="1.83860888888889">
                <text:p>1.83860888888889</text:p>
              </table:table-cell>
            </table:table-row>
            <table:table-row>
              <table:table-cell office:value-type="string">
                <text:p>91</text:p>
              </table:table-cell>
              <table:table-cell office:value-type="float" office:value="91">
                <text:p>91</text:p>
              </table:table-cell>
              <table:table-cell office:value-type="float" office:value="1.84505494505495">
                <text:p>1.84505494505495</text:p>
              </table:table-cell>
              <table:table-cell office:value-type="float" office:value="1.89574725274725">
                <text:p>1.89574725274725</text:p>
              </table:table-cell>
              <table:table-cell office:value-type="float" office:value="1.8585032967033">
                <text:p>1.8585032967033</text:p>
              </table:table-cell>
            </table:table-row>
            <table:table-row>
              <table:table-cell office:value-type="string">
                <text:p>92</text:p>
              </table:table-cell>
              <table:table-cell office:value-type="float" office:value="92">
                <text:p>92</text:p>
              </table:table-cell>
              <table:table-cell office:value-type="float" office:value="1.86260869565217">
                <text:p>1.86260869565217</text:p>
              </table:table-cell>
              <table:table-cell office:value-type="float" office:value="1.89530434782609">
                <text:p>1.89530434782609</text:p>
              </table:table-cell>
              <table:table-cell office:value-type="float" office:value="1.87746304347826">
                <text:p>1.87746304347826</text:p>
              </table:table-cell>
            </table:table-row>
            <table:table-row>
              <table:table-cell office:value-type="string">
                <text:p>93</text:p>
              </table:table-cell>
              <table:table-cell office:value-type="float" office:value="93">
                <text:p>93</text:p>
              </table:table-cell>
              <table:table-cell office:value-type="float" office:value="1.87908602150538">
                <text:p>1.87908602150538</text:p>
              </table:table-cell>
              <table:table-cell office:value-type="float" office:value="1.9364623655914">
                <text:p>1.9364623655914</text:p>
              </table:table-cell>
              <table:table-cell office:value-type="float" office:value="1.89281720430108">
                <text:p>1.89281720430108</text:p>
              </table:table-cell>
            </table:table-row>
            <table:table-row>
              <table:table-cell office:value-type="string">
                <text:p>94</text:p>
              </table:table-cell>
              <table:table-cell office:value-type="float" office:value="94">
                <text:p>94</text:p>
              </table:table-cell>
              <table:table-cell office:value-type="float" office:value="1.89401063829787">
                <text:p>1.89401063829787</text:p>
              </table:table-cell>
              <table:table-cell office:value-type="float" office:value="1.95210638297872">
                <text:p>1.95210638297872</text:p>
              </table:table-cell>
              <table:table-cell office:value-type="float" office:value="1.91193404255319">
                <text:p>1.91193404255319</text:p>
              </table:table-cell>
            </table:table-row>
            <table:table-row>
              <table:table-cell office:value-type="string">
                <text:p>95</text:p>
              </table:table-cell>
              <table:table-cell office:value-type="float" office:value="95">
                <text:p>95</text:p>
              </table:table-cell>
              <table:table-cell office:value-type="float" office:value="1.91687368421053">
                <text:p>1.91687368421053</text:p>
              </table:table-cell>
              <table:table-cell office:value-type="float" office:value="1.96951578947368">
                <text:p>1.96951578947368</text:p>
              </table:table-cell>
              <table:table-cell office:value-type="float" office:value="1.93407789473684">
                <text:p>1.93407789473684</text:p>
              </table:table-cell>
            </table:table-row>
            <table:table-row>
              <table:table-cell office:value-type="string">
                <text:p>96</text:p>
              </table:table-cell>
              <table:table-cell office:value-type="float" office:value="96">
                <text:p>96</text:p>
              </table:table-cell>
              <table:table-cell office:value-type="float" office:value="1.93102083333333">
                <text:p>1.93102083333333</text:p>
              </table:table-cell>
              <table:table-cell office:value-type="float" office:value="1.97134375">
                <text:p>1.97134375</text:p>
              </table:table-cell>
              <table:table-cell office:value-type="float" office:value="1.94806458333333">
                <text:p>1.94806458333333</text:p>
              </table:table-cell>
            </table:table-row>
            <table:table-row>
              <table:table-cell office:value-type="string">
                <text:p>97</text:p>
              </table:table-cell>
              <table:table-cell office:value-type="float" office:value="97">
                <text:p>97</text:p>
              </table:table-cell>
              <table:table-cell office:value-type="float" office:value="1.95435051546392">
                <text:p>1.95435051546392</text:p>
              </table:table-cell>
              <table:table-cell office:value-type="float" office:value="1.99596907216495">
                <text:p>1.99596907216495</text:p>
              </table:table-cell>
              <table:table-cell office:value-type="float" office:value="1.97270309278351">
                <text:p>1.97270309278351</text:p>
              </table:table-cell>
            </table:table-row>
            <table:table-row>
              <table:table-cell office:value-type="string">
                <text:p>98</text:p>
              </table:table-cell>
              <table:table-cell office:value-type="float" office:value="98">
                <text:p>98</text:p>
              </table:table-cell>
              <table:table-cell office:value-type="float" office:value="1.99026530612245">
                <text:p>1.99026530612245</text:p>
              </table:table-cell>
              <table:table-cell office:value-type="float" office:value="2.04526530612245">
                <text:p>2.04526530612245</text:p>
              </table:table-cell>
              <table:table-cell office:value-type="float" office:value="2.00430612244898">
                <text:p>2.00430612244898</text:p>
              </table:table-cell>
            </table:table-row>
            <table:table-row>
              <table:table-cell office:value-type="string">
                <text:p>99</text:p>
              </table:table-cell>
              <table:table-cell office:value-type="float" office:value="99">
                <text:p>99</text:p>
              </table:table-cell>
              <table:table-cell office:value-type="float" office:value="1.99619191919192">
                <text:p>1.99619191919192</text:p>
              </table:table-cell>
              <table:table-cell office:value-type="float" office:value="2.05252525252525">
                <text:p>2.05252525252525</text:p>
              </table:table-cell>
              <table:table-cell office:value-type="float" office:value="2.01676161616162">
                <text:p>2.01676161616162</text:p>
              </table:table-cell>
            </table:table-row>
            <table:table-row>
              <table:table-cell office:value-type="string">
                <text:p>100</text:p>
              </table:table-cell>
              <table:table-cell office:value-type="float" office:value="100">
                <text:p>100</text:p>
              </table:table-cell>
              <table:table-cell office:value-type="float" office:value="2.01721">
                <text:p>2.01721</text:p>
              </table:table-cell>
              <table:table-cell office:value-type="float" office:value="2.06931">
                <text:p>2.06931</text:p>
              </table:table-cell>
              <table:table-cell office:value-type="float" office:value="2.031592">
                <text:p>2.031592</text:p>
              </table:table-cell>
            </table:table-row>
            <table:table-row>
              <table:table-cell office:value-type="string">
                <text:p>101</text:p>
              </table:table-cell>
              <table:table-cell office:value-type="float" office:value="101">
                <text:p>101</text:p>
              </table:table-cell>
              <table:table-cell office:value-type="float" office:value="2.03140594059406">
                <text:p>2.03140594059406</text:p>
              </table:table-cell>
              <table:table-cell office:value-type="float" office:value="2.06936633663366">
                <text:p>2.06936633663366</text:p>
              </table:table-cell>
              <table:table-cell office:value-type="float" office:value="2.04315643564356">
                <text:p>2.04315643564356</text:p>
              </table:table-cell>
            </table:table-row>
            <table:table-row>
              <table:table-cell office:value-type="string">
                <text:p>102</text:p>
              </table:table-cell>
              <table:table-cell office:value-type="float" office:value="102">
                <text:p>102</text:p>
              </table:table-cell>
              <table:table-cell office:value-type="float" office:value="2.05529411764706">
                <text:p>2.05529411764706</text:p>
              </table:table-cell>
              <table:table-cell office:value-type="float" office:value="2.10596078431373">
                <text:p>2.10596078431373</text:p>
              </table:table-cell>
              <table:table-cell office:value-type="float" office:value="2.07240392156863">
                <text:p>2.07240392156863</text:p>
              </table:table-cell>
            </table:table-row>
            <table:table-row>
              <table:table-cell office:value-type="string">
                <text:p>103</text:p>
              </table:table-cell>
              <table:table-cell office:value-type="float" office:value="103">
                <text:p>103</text:p>
              </table:table-cell>
              <table:table-cell office:value-type="float" office:value="2.08864077669903">
                <text:p>2.08864077669903</text:p>
              </table:table-cell>
              <table:table-cell office:value-type="float" office:value="2.15322330097087">
                <text:p>2.15322330097087</text:p>
              </table:table-cell>
              <table:table-cell office:value-type="float" office:value="2.12273786407767">
                <text:p>2.12273786407767</text:p>
              </table:table-cell>
            </table:table-row>
            <table:table-row>
              <table:table-cell office:value-type="string">
                <text:p>104</text:p>
              </table:table-cell>
              <table:table-cell office:value-type="float" office:value="104">
                <text:p>104</text:p>
              </table:table-cell>
              <table:table-cell office:value-type="float" office:value="2.09474038461538">
                <text:p>2.09474038461538</text:p>
              </table:table-cell>
              <table:table-cell office:value-type="float" office:value="2.16504807692308">
                <text:p>2.16504807692308</text:p>
              </table:table-cell>
              <table:table-cell office:value-type="float" office:value="2.11576346153846">
                <text:p>2.11576346153846</text:p>
              </table:table-cell>
            </table:table-row>
            <table:table-row>
              <table:table-cell office:value-type="string">
                <text:p>105</text:p>
              </table:table-cell>
              <table:table-cell office:value-type="float" office:value="105">
                <text:p>105</text:p>
              </table:table-cell>
              <table:table-cell office:value-type="float" office:value="2.11412380952381">
                <text:p>2.11412380952381</text:p>
              </table:table-cell>
              <table:table-cell office:value-type="float" office:value="2.17605714285714">
                <text:p>2.17605714285714</text:p>
              </table:table-cell>
              <table:table-cell office:value-type="float" office:value="2.12991238095238">
                <text:p>2.12991238095238</text:p>
              </table:table-cell>
            </table:table-row>
            <table:table-row>
              <table:table-cell office:value-type="string">
                <text:p>106</text:p>
              </table:table-cell>
              <table:table-cell office:value-type="float" office:value="106">
                <text:p>106</text:p>
              </table:table-cell>
              <table:table-cell office:value-type="float" office:value="2.1311320754717">
                <text:p>2.1311320754717</text:p>
              </table:table-cell>
              <table:table-cell office:value-type="float" office:value="2.1855">
                <text:p>2.1855</text:p>
              </table:table-cell>
              <table:table-cell office:value-type="float" office:value="2.14756037735849">
                <text:p>2.14756037735849</text:p>
              </table:table-cell>
            </table:table-row>
            <table:table-row>
              <table:table-cell office:value-type="string">
                <text:p>107</text:p>
              </table:table-cell>
              <table:table-cell office:value-type="float" office:value="107">
                <text:p>107</text:p>
              </table:table-cell>
              <table:table-cell office:value-type="float" office:value="2.16785046728972">
                <text:p>2.16785046728972</text:p>
              </table:table-cell>
              <table:table-cell office:value-type="float" office:value="2.22463551401869">
                <text:p>2.22463551401869</text:p>
              </table:table-cell>
              <table:table-cell office:value-type="float" office:value="2.1977476635514">
                <text:p>2.1977476635514</text:p>
              </table:table-cell>
            </table:table-row>
            <table:table-row>
              <table:table-cell office:value-type="string">
                <text:p>108</text:p>
              </table:table-cell>
              <table:table-cell office:value-type="float" office:value="108">
                <text:p>108</text:p>
              </table:table-cell>
              <table:table-cell office:value-type="float" office:value="2.17708333333333">
                <text:p>2.17708333333333</text:p>
              </table:table-cell>
              <table:table-cell office:value-type="float" office:value="2.22424074074074">
                <text:p>2.22424074074074</text:p>
              </table:table-cell>
              <table:table-cell office:value-type="float" office:value="2.19187962962963">
                <text:p>2.19187962962963</text:p>
              </table:table-cell>
            </table:table-row>
            <table:table-row>
              <table:table-cell office:value-type="string">
                <text:p>109</text:p>
              </table:table-cell>
              <table:table-cell office:value-type="float" office:value="109">
                <text:p>109</text:p>
              </table:table-cell>
              <table:table-cell office:value-type="float" office:value="2.19643119266055">
                <text:p>2.19643119266055</text:p>
              </table:table-cell>
              <table:table-cell office:value-type="float" office:value="2.26760550458716">
                <text:p>2.26760550458716</text:p>
              </table:table-cell>
              <table:table-cell office:value-type="float" office:value="2.2202880733945">
                <text:p>2.2202880733945</text:p>
              </table:table-cell>
            </table:table-row>
            <table:table-row>
              <table:table-cell office:value-type="string">
                <text:p>110</text:p>
              </table:table-cell>
              <table:table-cell office:value-type="float" office:value="110">
                <text:p>110</text:p>
              </table:table-cell>
              <table:table-cell office:value-type="float" office:value="2.21108181818182">
                <text:p>2.21108181818182</text:p>
              </table:table-cell>
              <table:table-cell office:value-type="float" office:value="2.27341818181818">
                <text:p>2.27341818181818</text:p>
              </table:table-cell>
              <table:table-cell office:value-type="float" office:value="2.23745636363636">
                <text:p>2.23745636363636</text:p>
              </table:table-cell>
            </table:table-row>
            <table:table-row>
              <table:table-cell office:value-type="string">
                <text:p>111</text:p>
              </table:table-cell>
              <table:table-cell office:value-type="float" office:value="111">
                <text:p>111</text:p>
              </table:table-cell>
              <table:table-cell office:value-type="float" office:value="2.23209009009009">
                <text:p>2.23209009009009</text:p>
              </table:table-cell>
              <table:table-cell office:value-type="float" office:value="2.26724324324324">
                <text:p>2.26724324324324</text:p>
              </table:table-cell>
              <table:table-cell office:value-type="float" office:value="2.24904864864865">
                <text:p>2.24904864864865</text:p>
              </table:table-cell>
            </table:table-row>
            <table:table-row>
              <table:table-cell office:value-type="string">
                <text:p>112</text:p>
              </table:table-cell>
              <table:table-cell office:value-type="float" office:value="112">
                <text:p>112</text:p>
              </table:table-cell>
              <table:table-cell office:value-type="float" office:value="2.27641071428571">
                <text:p>2.27641071428571</text:p>
              </table:table-cell>
              <table:table-cell office:value-type="float" office:value="2.38408928571429">
                <text:p>2.38408928571429</text:p>
              </table:table-cell>
              <table:table-cell office:value-type="float" office:value="2.32672678571429">
                <text:p>2.32672678571429</text:p>
              </table:table-cell>
            </table:table-row>
            <table:table-row>
              <table:table-cell office:value-type="string">
                <text:p>113</text:p>
              </table:table-cell>
              <table:table-cell office:value-type="float" office:value="113">
                <text:p>113</text:p>
              </table:table-cell>
              <table:table-cell office:value-type="float" office:value="2.27281415929203">
                <text:p>2.27281415929203</text:p>
              </table:table-cell>
              <table:table-cell office:value-type="float" office:value="2.34232743362832">
                <text:p>2.34232743362832</text:p>
              </table:table-cell>
              <table:table-cell office:value-type="float" office:value="2.30917168141593">
                <text:p>2.30917168141593</text:p>
              </table:table-cell>
            </table:table-row>
            <table:table-row>
              <table:table-cell office:value-type="string">
                <text:p>114</text:p>
              </table:table-cell>
              <table:table-cell office:value-type="float" office:value="114">
                <text:p>114</text:p>
              </table:table-cell>
              <table:table-cell office:value-type="float" office:value="2.28729824561404">
                <text:p>2.28729824561404</text:p>
              </table:table-cell>
              <table:table-cell office:value-type="float" office:value="2.36835087719298">
                <text:p>2.36835087719298</text:p>
              </table:table-cell>
              <table:table-cell office:value-type="float" office:value="2.32498421052632">
                <text:p>2.32498421052632</text:p>
              </table:table-cell>
            </table:table-row>
            <table:table-row>
              <table:table-cell office:value-type="string">
                <text:p>115</text:p>
              </table:table-cell>
              <table:table-cell office:value-type="float" office:value="115">
                <text:p>115</text:p>
              </table:table-cell>
              <table:table-cell office:value-type="float" office:value="2.30865217391304">
                <text:p>2.30865217391304</text:p>
              </table:table-cell>
              <table:table-cell office:value-type="float" office:value="2.37994782608696">
                <text:p>2.37994782608696</text:p>
              </table:table-cell>
              <table:table-cell office:value-type="float" office:value="2.3395652173913">
                <text:p>2.3395652173913</text:p>
              </table:table-cell>
            </table:table-row>
            <table:table-row>
              <table:table-cell office:value-type="string">
                <text:p>116</text:p>
              </table:table-cell>
              <table:table-cell office:value-type="float" office:value="116">
                <text:p>116</text:p>
              </table:table-cell>
              <table:table-cell office:value-type="float" office:value="2.33571551724138">
                <text:p>2.33571551724138</text:p>
              </table:table-cell>
              <table:table-cell office:value-type="float" office:value="2.40730172413793">
                <text:p>2.40730172413793</text:p>
              </table:table-cell>
              <table:table-cell office:value-type="float" office:value="2.36705172413793">
                <text:p>2.36705172413793</text:p>
              </table:table-cell>
            </table:table-row>
            <table:table-row>
              <table:table-cell office:value-type="string">
                <text:p>117</text:p>
              </table:table-cell>
              <table:table-cell office:value-type="float" office:value="117">
                <text:p>117</text:p>
              </table:table-cell>
              <table:table-cell office:value-type="float" office:value="2.36918803418803">
                <text:p>2.36918803418803</text:p>
              </table:table-cell>
              <table:table-cell office:value-type="float" office:value="2.43517094017094">
                <text:p>2.43517094017094</text:p>
              </table:table-cell>
              <table:table-cell office:value-type="float" office:value="2.39389230769231">
                <text:p>2.39389230769231</text:p>
              </table:table-cell>
            </table:table-row>
            <table:table-row>
              <table:table-cell office:value-type="string">
                <text:p>118</text:p>
              </table:table-cell>
              <table:table-cell office:value-type="float" office:value="118">
                <text:p>118</text:p>
              </table:table-cell>
              <table:table-cell office:value-type="float" office:value="2.37026271186441">
                <text:p>2.37026271186441</text:p>
              </table:table-cell>
              <table:table-cell office:value-type="float" office:value="2.43868644067797">
                <text:p>2.43868644067797</text:p>
              </table:table-cell>
              <table:table-cell office:value-type="float" office:value="2.40008983050847">
                <text:p>2.40008983050847</text:p>
              </table:table-cell>
            </table:table-row>
            <table:table-row>
              <table:table-cell office:value-type="string">
                <text:p>119</text:p>
              </table:table-cell>
              <table:table-cell office:value-type="float" office:value="119">
                <text:p>119</text:p>
              </table:table-cell>
              <table:table-cell office:value-type="float" office:value="2.38539495798319">
                <text:p>2.38539495798319</text:p>
              </table:table-cell>
              <table:table-cell office:value-type="float" office:value="2.46132773109244">
                <text:p>2.46132773109244</text:p>
              </table:table-cell>
              <table:table-cell office:value-type="float" office:value="2.4203731092437">
                <text:p>2.4203731092437</text:p>
              </table:table-cell>
            </table:table-row>
            <table:table-row>
              <table:table-cell office:value-type="string">
                <text:p>120</text:p>
              </table:table-cell>
              <table:table-cell office:value-type="float" office:value="120">
                <text:p>120</text:p>
              </table:table-cell>
              <table:table-cell office:value-type="float" office:value="2.43390833333333">
                <text:p>2.43390833333333</text:p>
              </table:table-cell>
              <table:table-cell office:value-type="float" office:value="2.47579166666667">
                <text:p>2.47579166666667</text:p>
              </table:table-cell>
              <table:table-cell office:value-type="float" office:value="2.4512">
                <text:p>2.4512</text:p>
              </table:table-cell>
            </table:table-row>
            <table:table-row>
              <table:table-cell office:value-type="string">
                <text:p>121</text:p>
              </table:table-cell>
              <table:table-cell office:value-type="float" office:value="121">
                <text:p>121</text:p>
              </table:table-cell>
              <table:table-cell office:value-type="float" office:value="2.43295041322314">
                <text:p>2.43295041322314</text:p>
              </table:table-cell>
              <table:table-cell office:value-type="float" office:value="2.49543801652893">
                <text:p>2.49543801652893</text:p>
              </table:table-cell>
              <table:table-cell office:value-type="float" office:value="2.45414876033058">
                <text:p>2.45414876033058</text:p>
              </table:table-cell>
            </table:table-row>
            <table:table-row>
              <table:table-cell office:value-type="string">
                <text:p>122</text:p>
              </table:table-cell>
              <table:table-cell office:value-type="float" office:value="122">
                <text:p>122</text:p>
              </table:table-cell>
              <table:table-cell office:value-type="float" office:value="2.45301639344262">
                <text:p>2.45301639344262</text:p>
              </table:table-cell>
              <table:table-cell office:value-type="float" office:value="2.50939344262295">
                <text:p>2.50939344262295</text:p>
              </table:table-cell>
              <table:table-cell office:value-type="float" office:value="2.47692950819672">
                <text:p>2.47692950819672</text:p>
              </table:table-cell>
            </table:table-row>
            <table:table-row>
              <table:table-cell office:value-type="string">
                <text:p>123</text:p>
              </table:table-cell>
              <table:table-cell office:value-type="float" office:value="123">
                <text:p>123</text:p>
              </table:table-cell>
              <table:table-cell office:value-type="float" office:value="2.46564227642276">
                <text:p>2.46564227642276</text:p>
              </table:table-cell>
              <table:table-cell office:value-type="float" office:value="2.54886178861789">
                <text:p>2.54886178861789</text:p>
              </table:table-cell>
              <table:table-cell office:value-type="float" office:value="2.49186504065041">
                <text:p>2.49186504065041</text:p>
              </table:table-cell>
            </table:table-row>
            <table:table-row>
              <table:table-cell office:value-type="string">
                <text:p>124</text:p>
              </table:table-cell>
              <table:table-cell office:value-type="float" office:value="124">
                <text:p>124</text:p>
              </table:table-cell>
              <table:table-cell office:value-type="float" office:value="2.50934677419355">
                <text:p>2.50934677419355</text:p>
              </table:table-cell>
              <table:table-cell office:value-type="float" office:value="2.56248387096774">
                <text:p>2.56248387096774</text:p>
              </table:table-cell>
              <table:table-cell office:value-type="float" office:value="2.5275">
                <text:p>2.5275</text:p>
              </table:table-cell>
            </table:table-row>
            <table:table-row>
              <table:table-cell office:value-type="string">
                <text:p>125</text:p>
              </table:table-cell>
              <table:table-cell office:value-type="float" office:value="125">
                <text:p>125</text:p>
              </table:table-cell>
              <table:table-cell office:value-type="float" office:value="2.504824">
                <text:p>2.504824</text:p>
              </table:table-cell>
              <table:table-cell office:value-type="float" office:value="2.565384">
                <text:p>2.565384</text:p>
              </table:table-cell>
              <table:table-cell office:value-type="float" office:value="2.5272896">
                <text:p>2.5272896</text:p>
              </table:table-cell>
            </table:table-row>
            <table:table-row>
              <table:table-cell office:value-type="string">
                <text:p>126</text:p>
              </table:table-cell>
              <table:table-cell office:value-type="float" office:value="126">
                <text:p>126</text:p>
              </table:table-cell>
              <table:table-cell office:value-type="float" office:value="2.53253174603175">
                <text:p>2.53253174603175</text:p>
              </table:table-cell>
              <table:table-cell office:value-type="float" office:value="2.58829365079365">
                <text:p>2.58829365079365</text:p>
              </table:table-cell>
              <table:table-cell office:value-type="float" office:value="2.55055238095238">
                <text:p>2.55055238095238</text:p>
              </table:table-cell>
            </table:table-row>
            <table:table-row>
              <table:table-cell office:value-type="string">
                <text:p>127</text:p>
              </table:table-cell>
              <table:table-cell office:value-type="float" office:value="127">
                <text:p>127</text:p>
              </table:table-cell>
              <table:table-cell office:value-type="float" office:value="2.54585826771654">
                <text:p>2.54585826771654</text:p>
              </table:table-cell>
              <table:table-cell office:value-type="float" office:value="2.60511811023622">
                <text:p>2.60511811023622</text:p>
              </table:table-cell>
              <table:table-cell office:value-type="float" office:value="2.56859527559055">
                <text:p>2.56859527559055</text:p>
              </table:table-cell>
            </table:table-row>
            <table:table-row>
              <table:table-cell office:value-type="string">
                <text:p>128</text:p>
              </table:table-cell>
              <table:table-cell office:value-type="float" office:value="128">
                <text:p>128</text:p>
              </table:table-cell>
              <table:table-cell office:value-type="float" office:value="2.5796796875">
                <text:p>2.5796796875</text:p>
              </table:table-cell>
              <table:table-cell office:value-type="float" office:value="2.6320859375">
                <text:p>2.6320859375</text:p>
              </table:table-cell>
              <table:table-cell office:value-type="float" office:value="2.602784375">
                <text:p>2.602784375</text:p>
              </table:table-cell>
            </table:table-row>
            <table:table-row>
              <table:table-cell office:value-type="string">
                <text:p>129</text:p>
              </table:table-cell>
              <table:table-cell office:value-type="float" office:value="129">
                <text:p>129</text:p>
              </table:table-cell>
              <table:table-cell office:value-type="float" office:value="2.58970542635659">
                <text:p>2.58970542635659</text:p>
              </table:table-cell>
              <table:table-cell office:value-type="float" office:value="2.6127984496124">
                <text:p>2.6127984496124</text:p>
              </table:table-cell>
              <table:table-cell office:value-type="float" office:value="2.59879689922481">
                <text:p>2.59879689922481</text:p>
              </table:table-cell>
            </table:table-row>
            <table:table-row>
              <table:table-cell office:value-type="string">
                <text:p>130</text:p>
              </table:table-cell>
              <table:table-cell office:value-type="float" office:value="130">
                <text:p>130</text:p>
              </table:table-cell>
              <table:table-cell office:value-type="float" office:value="2.60466153846154">
                <text:p>2.60466153846154</text:p>
              </table:table-cell>
              <table:table-cell office:value-type="float" office:value="2.7592">
                <text:p>2.7592</text:p>
              </table:table-cell>
              <table:table-cell office:value-type="float" office:value="2.6547">
                <text:p>2.6547</text:p>
              </table:table-cell>
            </table:table-row>
            <table:table-row>
              <table:table-cell office:value-type="string">
                <text:p>131</text:p>
              </table:table-cell>
              <table:table-cell office:value-type="float" office:value="131">
                <text:p>131</text:p>
              </table:table-cell>
              <table:table-cell office:value-type="float" office:value="2.63379389312977">
                <text:p>2.63379389312977</text:p>
              </table:table-cell>
              <table:table-cell office:value-type="float" office:value="2.68547328244275">
                <text:p>2.68547328244275</text:p>
              </table:table-cell>
              <table:table-cell office:value-type="float" office:value="2.65234351145038">
                <text:p>2.65234351145038</text:p>
              </table:table-cell>
            </table:table-row>
            <table:table-row>
              <table:table-cell office:value-type="string">
                <text:p>132</text:p>
              </table:table-cell>
              <table:table-cell office:value-type="float" office:value="132">
                <text:p>132</text:p>
              </table:table-cell>
              <table:table-cell office:value-type="float" office:value="2.661">
                <text:p>2.661</text:p>
              </table:table-cell>
              <table:table-cell office:value-type="float" office:value="2.77694696969697">
                <text:p>2.77694696969697</text:p>
              </table:table-cell>
              <table:table-cell office:value-type="float" office:value="2.69604242424242">
                <text:p>2.69604242424242</text:p>
              </table:table-cell>
            </table:table-row>
            <table:table-row>
              <table:table-cell office:value-type="string">
                <text:p>133</text:p>
              </table:table-cell>
              <table:table-cell office:value-type="float" office:value="133">
                <text:p>133</text:p>
              </table:table-cell>
              <table:table-cell office:value-type="float" office:value="2.66838345864662">
                <text:p>2.66838345864662</text:p>
              </table:table-cell>
              <table:table-cell office:value-type="float" office:value="2.74806015037594">
                <text:p>2.74806015037594</text:p>
              </table:table-cell>
              <table:table-cell office:value-type="float" office:value="2.69371278195489">
                <text:p>2.69371278195489</text:p>
              </table:table-cell>
            </table:table-row>
            <table:table-row>
              <table:table-cell office:value-type="string">
                <text:p>134</text:p>
              </table:table-cell>
              <table:table-cell office:value-type="float" office:value="134">
                <text:p>134</text:p>
              </table:table-cell>
              <table:table-cell office:value-type="float" office:value="2.68482835820896">
                <text:p>2.68482835820896</text:p>
              </table:table-cell>
              <table:table-cell office:value-type="float" office:value="2.76964179104478">
                <text:p>2.76964179104478</text:p>
              </table:table-cell>
              <table:table-cell office:value-type="float" office:value="2.70776417910448">
                <text:p>2.70776417910448</text:p>
              </table:table-cell>
            </table:table-row>
            <table:table-row>
              <table:table-cell office:value-type="string">
                <text:p>135</text:p>
              </table:table-cell>
              <table:table-cell office:value-type="float" office:value="135">
                <text:p>135</text:p>
              </table:table-cell>
              <table:table-cell office:value-type="float" office:value="2.74351851851852">
                <text:p>2.74351851851852</text:p>
              </table:table-cell>
              <table:table-cell office:value-type="float" office:value="2.89904444444444">
                <text:p>2.89904444444444</text:p>
              </table:table-cell>
              <table:table-cell office:value-type="float" office:value="2.78476888888889">
                <text:p>2.78476888888889</text:p>
              </table:table-cell>
            </table:table-row>
            <table:table-row>
              <table:table-cell office:value-type="string">
                <text:p>136</text:p>
              </table:table-cell>
              <table:table-cell office:value-type="float" office:value="136">
                <text:p>136</text:p>
              </table:table-cell>
              <table:table-cell office:value-type="float" office:value="2.72136029411765">
                <text:p>2.72136029411765</text:p>
              </table:table-cell>
              <table:table-cell office:value-type="float" office:value="2.78761029411765">
                <text:p>2.78761029411765</text:p>
              </table:table-cell>
              <table:table-cell office:value-type="float" office:value="2.74817352941176">
                <text:p>2.74817352941176</text:p>
              </table:table-cell>
            </table:table-row>
            <table:table-row>
              <table:table-cell office:value-type="string">
                <text:p>137</text:p>
              </table:table-cell>
              <table:table-cell office:value-type="float" office:value="137">
                <text:p>137</text:p>
              </table:table-cell>
              <table:table-cell office:value-type="float" office:value="2.75311678832117">
                <text:p>2.75311678832117</text:p>
              </table:table-cell>
              <table:table-cell office:value-type="float" office:value="2.82694160583942">
                <text:p>2.82694160583942</text:p>
              </table:table-cell>
              <table:table-cell office:value-type="float" office:value="2.78112846715328">
                <text:p>2.78112846715328</text:p>
              </table:table-cell>
            </table:table-row>
            <table:table-row>
              <table:table-cell office:value-type="string">
                <text:p>138</text:p>
              </table:table-cell>
              <table:table-cell office:value-type="float" office:value="138">
                <text:p>138</text:p>
              </table:table-cell>
              <table:table-cell office:value-type="float" office:value="2.77132608695652">
                <text:p>2.77132608695652</text:p>
              </table:table-cell>
              <table:table-cell office:value-type="float" office:value="2.84745652173913">
                <text:p>2.84745652173913</text:p>
              </table:table-cell>
              <table:table-cell office:value-type="float" office:value="2.79258405797101">
                <text:p>2.79258405797101</text:p>
              </table:table-cell>
            </table:table-row>
            <table:table-row>
              <table:table-cell office:value-type="string">
                <text:p>139</text:p>
              </table:table-cell>
              <table:table-cell office:value-type="float" office:value="139">
                <text:p>139</text:p>
              </table:table-cell>
              <table:table-cell office:value-type="float" office:value="2.79006474820144">
                <text:p>2.79006474820144</text:p>
              </table:table-cell>
              <table:table-cell office:value-type="float" office:value="2.84685611510791">
                <text:p>2.84685611510791</text:p>
              </table:table-cell>
              <table:table-cell office:value-type="float" office:value="2.80652805755396">
                <text:p>2.80652805755396</text:p>
              </table:table-cell>
            </table:table-row>
            <table:table-row>
              <table:table-cell office:value-type="string">
                <text:p>140</text:p>
              </table:table-cell>
              <table:table-cell office:value-type="float" office:value="140">
                <text:p>140</text:p>
              </table:table-cell>
              <table:table-cell office:value-type="float" office:value="2.81887142857143">
                <text:p>2.81887142857143</text:p>
              </table:table-cell>
              <table:table-cell office:value-type="float" office:value="2.8789">
                <text:p>2.8789</text:p>
              </table:table-cell>
              <table:table-cell office:value-type="float" office:value="2.84673">
                <text:p>2.84673</text:p>
              </table:table-cell>
            </table:table-row>
            <table:table-row>
              <table:table-cell office:value-type="string">
                <text:p>141</text:p>
              </table:table-cell>
              <table:table-cell office:value-type="float" office:value="141">
                <text:p>141</text:p>
              </table:table-cell>
              <table:table-cell office:value-type="float" office:value="2.82770921985816">
                <text:p>2.82770921985816</text:p>
              </table:table-cell>
              <table:table-cell office:value-type="float" office:value="2.91636170212766">
                <text:p>2.91636170212766</text:p>
              </table:table-cell>
              <table:table-cell office:value-type="float" office:value="2.85973617021277">
                <text:p>2.85973617021277</text:p>
              </table:table-cell>
            </table:table-row>
            <table:table-row>
              <table:table-cell office:value-type="string">
                <text:p>142</text:p>
              </table:table-cell>
              <table:table-cell office:value-type="float" office:value="142">
                <text:p>142</text:p>
              </table:table-cell>
              <table:table-cell office:value-type="float" office:value="2.84732394366197">
                <text:p>2.84732394366197</text:p>
              </table:table-cell>
              <table:table-cell office:value-type="float" office:value="2.94785211267606">
                <text:p>2.94785211267606</text:p>
              </table:table-cell>
              <table:table-cell office:value-type="float" office:value="2.88041971830986">
                <text:p>2.88041971830986</text:p>
              </table:table-cell>
            </table:table-row>
            <table:table-row>
              <table:table-cell office:value-type="string">
                <text:p>143</text:p>
              </table:table-cell>
              <table:table-cell office:value-type="float" office:value="143">
                <text:p>143</text:p>
              </table:table-cell>
              <table:table-cell office:value-type="float" office:value="2.87681118881119">
                <text:p>2.87681118881119</text:p>
              </table:table-cell>
              <table:table-cell office:value-type="float" office:value="2.96586013986014">
                <text:p>2.96586013986014</text:p>
              </table:table-cell>
              <table:table-cell office:value-type="float" office:value="2.90948531468532">
                <text:p>2.90948531468532</text:p>
              </table:table-cell>
            </table:table-row>
            <table:table-row>
              <table:table-cell office:value-type="string">
                <text:p>144</text:p>
              </table:table-cell>
              <table:table-cell office:value-type="float" office:value="144">
                <text:p>144</text:p>
              </table:table-cell>
              <table:table-cell office:value-type="float" office:value="2.88954861111111">
                <text:p>2.88954861111111</text:p>
              </table:table-cell>
              <table:table-cell office:value-type="float" office:value="2.97390277777778">
                <text:p>2.97390277777778</text:p>
              </table:table-cell>
              <table:table-cell office:value-type="float" office:value="2.91419722222222">
                <text:p>2.91419722222222</text:p>
              </table:table-cell>
            </table:table-row>
            <table:table-row>
              <table:table-cell office:value-type="string">
                <text:p>145</text:p>
              </table:table-cell>
              <table:table-cell office:value-type="float" office:value="145">
                <text:p>145</text:p>
              </table:table-cell>
              <table:table-cell office:value-type="float" office:value="2.9118">
                <text:p>2.9118</text:p>
              </table:table-cell>
              <table:table-cell office:value-type="float" office:value="2.99956551724138">
                <text:p>2.99956551724138</text:p>
              </table:table-cell>
              <table:table-cell office:value-type="float" office:value="2.93653379310345">
                <text:p>2.93653379310345</text:p>
              </table:table-cell>
            </table:table-row>
            <table:table-row>
              <table:table-cell office:value-type="string">
                <text:p>146</text:p>
              </table:table-cell>
              <table:table-cell office:value-type="float" office:value="146">
                <text:p>146</text:p>
              </table:table-cell>
              <table:table-cell office:value-type="float" office:value="2.94078082191781">
                <text:p>2.94078082191781</text:p>
              </table:table-cell>
              <table:table-cell office:value-type="float" office:value="3.02330821917808">
                <text:p>3.02330821917808</text:p>
              </table:table-cell>
              <table:table-cell office:value-type="float" office:value="2.97290136986301">
                <text:p>2.97290136986301</text:p>
              </table:table-cell>
            </table:table-row>
            <table:table-row>
              <table:table-cell office:value-type="string">
                <text:p>147</text:p>
              </table:table-cell>
              <table:table-cell office:value-type="float" office:value="147">
                <text:p>147</text:p>
              </table:table-cell>
              <table:table-cell office:value-type="float" office:value="2.9432925170068">
                <text:p>2.9432925170068</text:p>
              </table:table-cell>
              <table:table-cell office:value-type="float" office:value="3.04528571428571">
                <text:p>3.04528571428571</text:p>
              </table:table-cell>
              <table:table-cell office:value-type="float" office:value="2.98311428571429">
                <text:p>2.98311428571429</text:p>
              </table:table-cell>
            </table:table-row>
            <table:table-row>
              <table:table-cell office:value-type="string">
                <text:p>148</text:p>
              </table:table-cell>
              <table:table-cell office:value-type="float" office:value="148">
                <text:p>148</text:p>
              </table:table-cell>
              <table:table-cell office:value-type="float" office:value="2.97374324324324">
                <text:p>2.97374324324324</text:p>
              </table:table-cell>
              <table:table-cell office:value-type="float" office:value="3.10141891891892">
                <text:p>3.10141891891892</text:p>
              </table:table-cell>
              <table:table-cell office:value-type="float" office:value="3.02415405405405">
                <text:p>3.02415405405405</text:p>
              </table:table-cell>
            </table:table-row>
            <table:table-row>
              <table:table-cell office:value-type="string">
                <text:p>149</text:p>
              </table:table-cell>
              <table:table-cell office:value-type="float" office:value="149">
                <text:p>149</text:p>
              </table:table-cell>
              <table:table-cell office:value-type="float" office:value="2.99493959731544">
                <text:p>2.99493959731544</text:p>
              </table:table-cell>
              <table:table-cell office:value-type="float" office:value="3.09838255033557">
                <text:p>3.09838255033557</text:p>
              </table:table-cell>
              <table:table-cell office:value-type="float" office:value="3.03929530201342">
                <text:p>3.03929530201342</text:p>
              </table:table-cell>
            </table:table-row>
            <table:table-row>
              <table:table-cell office:value-type="string">
                <text:p>150</text:p>
              </table:table-cell>
              <table:table-cell office:value-type="float" office:value="150">
                <text:p>150</text:p>
              </table:table-cell>
              <table:table-cell office:value-type="float" office:value="3.00836666666667">
                <text:p>3.00836666666667</text:p>
              </table:table-cell>
              <table:table-cell office:value-type="float" office:value="3.08328666666667">
                <text:p>3.08328666666667</text:p>
              </table:table-cell>
              <table:table-cell office:value-type="float" office:value="3.04016">
                <text:p>3.04016</text:p>
              </table:table-cell>
            </table:table-row>
            <table:table-row>
              <table:table-cell office:value-type="string">
                <text:p>151</text:p>
              </table:table-cell>
              <table:table-cell office:value-type="float" office:value="151">
                <text:p>151</text:p>
              </table:table-cell>
              <table:table-cell office:value-type="float" office:value="3.02899337748344">
                <text:p>3.02899337748344</text:p>
              </table:table-cell>
              <table:table-cell office:value-type="float" office:value="3.09453642384106">
                <text:p>3.09453642384106</text:p>
              </table:table-cell>
              <table:table-cell office:value-type="float" office:value="3.06439072847682">
                <text:p>3.06439072847682</text:p>
              </table:table-cell>
            </table:table-row>
            <table:table-row>
              <table:table-cell office:value-type="string">
                <text:p>152</text:p>
              </table:table-cell>
              <table:table-cell office:value-type="float" office:value="152">
                <text:p>152</text:p>
              </table:table-cell>
              <table:table-cell office:value-type="float" office:value="3.05913815789474">
                <text:p>3.05913815789474</text:p>
              </table:table-cell>
              <table:table-cell office:value-type="float" office:value="3.11827631578947">
                <text:p>3.11827631578947</text:p>
              </table:table-cell>
              <table:table-cell office:value-type="float" office:value="3.08769342105263">
                <text:p>3.08769342105263</text:p>
              </table:table-cell>
            </table:table-row>
            <table:table-row>
              <table:table-cell office:value-type="string">
                <text:p>153</text:p>
              </table:table-cell>
              <table:table-cell office:value-type="float" office:value="153">
                <text:p>153</text:p>
              </table:table-cell>
              <table:table-cell office:value-type="float" office:value="3.06784967320261">
                <text:p>3.06784967320261</text:p>
              </table:table-cell>
              <table:table-cell office:value-type="float" office:value="3.18215032679739">
                <text:p>3.18215032679739</text:p>
              </table:table-cell>
              <table:table-cell office:value-type="float" office:value="3.10988888888889">
                <text:p>3.10988888888889</text:p>
              </table:table-cell>
            </table:table-row>
            <table:table-row>
              <table:table-cell office:value-type="string">
                <text:p>154</text:p>
              </table:table-cell>
              <table:table-cell office:value-type="float" office:value="154">
                <text:p>154</text:p>
              </table:table-cell>
              <table:table-cell office:value-type="float" office:value="3.08304545454545">
                <text:p>3.08304545454545</text:p>
              </table:table-cell>
              <table:table-cell office:value-type="float" office:value="3.16548701298701">
                <text:p>3.16548701298701</text:p>
              </table:table-cell>
              <table:table-cell office:value-type="float" office:value="3.11603246753247">
                <text:p>3.11603246753247</text:p>
              </table:table-cell>
            </table:table-row>
            <table:table-row>
              <table:table-cell office:value-type="string">
                <text:p>155</text:p>
              </table:table-cell>
              <table:table-cell office:value-type="float" office:value="155">
                <text:p>155</text:p>
              </table:table-cell>
              <table:table-cell office:value-type="float" office:value="3.1158064516129">
                <text:p>3.1158064516129</text:p>
              </table:table-cell>
              <table:table-cell office:value-type="float" office:value="3.20870322580645">
                <text:p>3.20870322580645</text:p>
              </table:table-cell>
              <table:table-cell office:value-type="float" office:value="3.14998709677419">
                <text:p>3.14998709677419</text:p>
              </table:table-cell>
            </table:table-row>
            <table:table-row>
              <table:table-cell office:value-type="string">
                <text:p>156</text:p>
              </table:table-cell>
              <table:table-cell office:value-type="float" office:value="156">
                <text:p>156</text:p>
              </table:table-cell>
              <table:table-cell office:value-type="float" office:value="3.13074358974359">
                <text:p>3.13074358974359</text:p>
              </table:table-cell>
              <table:table-cell office:value-type="float" office:value="3.21178205128205">
                <text:p>3.21178205128205</text:p>
              </table:table-cell>
              <table:table-cell office:value-type="float" office:value="3.1665282051282">
                <text:p>3.1665282051282</text:p>
              </table:table-cell>
            </table:table-row>
            <table:table-row>
              <table:table-cell office:value-type="string">
                <text:p>157</text:p>
              </table:table-cell>
              <table:table-cell office:value-type="float" office:value="157">
                <text:p>157</text:p>
              </table:table-cell>
              <table:table-cell office:value-type="float" office:value="3.14813375796178">
                <text:p>3.14813375796178</text:p>
              </table:table-cell>
              <table:table-cell office:value-type="float" office:value="3.22969426751592">
                <text:p>3.22969426751592</text:p>
              </table:table-cell>
              <table:table-cell office:value-type="float" office:value="3.17972738853503">
                <text:p>3.17972738853503</text:p>
              </table:table-cell>
            </table:table-row>
            <table:table-row>
              <table:table-cell office:value-type="string">
                <text:p>158</text:p>
              </table:table-cell>
              <table:table-cell office:value-type="float" office:value="158">
                <text:p>158</text:p>
              </table:table-cell>
              <table:table-cell office:value-type="float" office:value="3.17455063291139">
                <text:p>3.17455063291139</text:p>
              </table:table-cell>
              <table:table-cell office:value-type="float" office:value="3.26139240506329">
                <text:p>3.26139240506329</text:p>
              </table:table-cell>
              <table:table-cell office:value-type="float" office:value="3.21248607594937">
                <text:p>3.21248607594937</text:p>
              </table:table-cell>
            </table:table-row>
            <table:table-row>
              <table:table-cell office:value-type="string">
                <text:p>159</text:p>
              </table:table-cell>
              <table:table-cell office:value-type="float" office:value="159">
                <text:p>159</text:p>
              </table:table-cell>
              <table:table-cell office:value-type="float" office:value="3.17903773584906">
                <text:p>3.17903773584906</text:p>
              </table:table-cell>
              <table:table-cell office:value-type="float" office:value="3.23705660377358">
                <text:p>3.23705660377358</text:p>
              </table:table-cell>
              <table:table-cell office:value-type="float" office:value="3.20623647798742">
                <text:p>3.20623647798742</text:p>
              </table:table-cell>
            </table:table-row>
            <table:table-row>
              <table:table-cell office:value-type="string">
                <text:p>160</text:p>
              </table:table-cell>
              <table:table-cell office:value-type="float" office:value="160">
                <text:p>160</text:p>
              </table:table-cell>
              <table:table-cell office:value-type="float" office:value="3.2050625">
                <text:p>3.2050625</text:p>
              </table:table-cell>
              <table:table-cell office:value-type="float" office:value="3.25366875">
                <text:p>3.25366875</text:p>
              </table:table-cell>
              <table:table-cell office:value-type="float" office:value="3.22582125">
                <text:p>3.22582125</text:p>
              </table:table-cell>
            </table:table-row>
            <table:table-row>
              <table:table-cell office:value-type="string">
                <text:p>161</text:p>
              </table:table-cell>
              <table:table-cell office:value-type="float" office:value="161">
                <text:p>161</text:p>
              </table:table-cell>
              <table:table-cell office:value-type="float" office:value="3.23617391304348">
                <text:p>3.23617391304348</text:p>
              </table:table-cell>
              <table:table-cell office:value-type="float" office:value="3.32735403726708">
                <text:p>3.32735403726708</text:p>
              </table:table-cell>
              <table:table-cell office:value-type="float" office:value="3.25504596273292">
                <text:p>3.25504596273292</text:p>
              </table:table-cell>
            </table:table-row>
            <table:table-row>
              <table:table-cell office:value-type="string">
                <text:p>162</text:p>
              </table:table-cell>
              <table:table-cell office:value-type="float" office:value="162">
                <text:p>162</text:p>
              </table:table-cell>
              <table:table-cell office:value-type="float" office:value="3.24533950617284">
                <text:p>3.24533950617284</text:p>
              </table:table-cell>
              <table:table-cell office:value-type="float" office:value="3.33665432098765">
                <text:p>3.33665432098765</text:p>
              </table:table-cell>
              <table:table-cell office:value-type="float" office:value="3.27254567901235">
                <text:p>3.27254567901235</text:p>
              </table:table-cell>
            </table:table-row>
            <table:table-row>
              <table:table-cell office:value-type="string">
                <text:p>163</text:p>
              </table:table-cell>
              <table:table-cell office:value-type="float" office:value="163">
                <text:p>163</text:p>
              </table:table-cell>
              <table:table-cell office:value-type="float" office:value="3.27293251533742">
                <text:p>3.27293251533742</text:p>
              </table:table-cell>
              <table:table-cell office:value-type="float" office:value="3.41696932515337">
                <text:p>3.41696932515337</text:p>
              </table:table-cell>
              <table:table-cell office:value-type="float" office:value="3.3218282208589">
                <text:p>3.3218282208589</text:p>
              </table:table-cell>
            </table:table-row>
            <table:table-row>
              <table:table-cell office:value-type="string">
                <text:p>164</text:p>
              </table:table-cell>
              <table:table-cell office:value-type="float" office:value="164">
                <text:p>164</text:p>
              </table:table-cell>
              <table:table-cell office:value-type="float" office:value="3.28174390243902">
                <text:p>3.28174390243902</text:p>
              </table:table-cell>
              <table:table-cell office:value-type="float" office:value="3.39918292682927">
                <text:p>3.39918292682927</text:p>
              </table:table-cell>
              <table:table-cell office:value-type="float" office:value="3.31976585365854">
                <text:p>3.31976585365854</text:p>
              </table:table-cell>
            </table:table-row>
            <table:table-row>
              <table:table-cell office:value-type="string">
                <text:p>165</text:p>
              </table:table-cell>
              <table:table-cell office:value-type="float" office:value="165">
                <text:p>165</text:p>
              </table:table-cell>
              <table:table-cell office:value-type="float" office:value="3.32032727272727">
                <text:p>3.32032727272727</text:p>
              </table:table-cell>
              <table:table-cell office:value-type="float" office:value="3.41272121212121">
                <text:p>3.41272121212121</text:p>
              </table:table-cell>
              <table:table-cell office:value-type="float" office:value="3.34242303030303">
                <text:p>3.34242303030303</text:p>
              </table:table-cell>
            </table:table-row>
            <table:table-row>
              <table:table-cell office:value-type="string">
                <text:p>166</text:p>
              </table:table-cell>
              <table:table-cell office:value-type="float" office:value="166">
                <text:p>166</text:p>
              </table:table-cell>
              <table:table-cell office:value-type="float" office:value="3.32084337349398">
                <text:p>3.32084337349398</text:p>
              </table:table-cell>
              <table:table-cell office:value-type="float" office:value="3.42977108433735">
                <text:p>3.42977108433735</text:p>
              </table:table-cell>
              <table:table-cell office:value-type="float" office:value="3.35250481927711">
                <text:p>3.35250481927711</text:p>
              </table:table-cell>
            </table:table-row>
            <table:table-row>
              <table:table-cell office:value-type="string">
                <text:p>167</text:p>
              </table:table-cell>
              <table:table-cell office:value-type="float" office:value="167">
                <text:p>167</text:p>
              </table:table-cell>
              <table:table-cell office:value-type="float" office:value="3.3444371257485">
                <text:p>3.3444371257485</text:p>
              </table:table-cell>
              <table:table-cell office:value-type="float" office:value="3.4579880239521">
                <text:p>3.4579880239521</text:p>
              </table:table-cell>
              <table:table-cell office:value-type="float" office:value="3.37981077844311">
                <text:p>3.37981077844311</text:p>
              </table:table-cell>
            </table:table-row>
            <table:table-row>
              <table:table-cell office:value-type="string">
                <text:p>168</text:p>
              </table:table-cell>
              <table:table-cell office:value-type="float" office:value="168">
                <text:p>168</text:p>
              </table:table-cell>
              <table:table-cell office:value-type="float" office:value="3.36645238095238">
                <text:p>3.36645238095238</text:p>
              </table:table-cell>
              <table:table-cell office:value-type="float" office:value="3.44307142857143">
                <text:p>3.44307142857143</text:p>
              </table:table-cell>
              <table:table-cell office:value-type="float" office:value="3.39158452380952">
                <text:p>3.39158452380952</text:p>
              </table:table-cell>
            </table:table-row>
            <table:table-row>
              <table:table-cell office:value-type="string">
                <text:p>169</text:p>
              </table:table-cell>
              <table:table-cell office:value-type="float" office:value="169">
                <text:p>169</text:p>
              </table:table-cell>
              <table:table-cell office:value-type="float" office:value="3.37726627218935">
                <text:p>3.37726627218935</text:p>
              </table:table-cell>
              <table:table-cell office:value-type="float" office:value="3.51780473372781">
                <text:p>3.51780473372781</text:p>
              </table:table-cell>
              <table:table-cell office:value-type="float" office:value="3.42418343195266">
                <text:p>3.42418343195266</text:p>
              </table:table-cell>
            </table:table-row>
            <table:table-row>
              <table:table-cell office:value-type="string">
                <text:p>170</text:p>
              </table:table-cell>
              <table:table-cell office:value-type="float" office:value="170">
                <text:p>170</text:p>
              </table:table-cell>
              <table:table-cell office:value-type="float" office:value="3.41447058823529">
                <text:p>3.41447058823529</text:p>
              </table:table-cell>
              <table:table-cell office:value-type="float" office:value="3.48318235294118">
                <text:p>3.48318235294118</text:p>
              </table:table-cell>
              <table:table-cell office:value-type="float" office:value="3.44155411764706">
                <text:p>3.44155411764706</text:p>
              </table:table-cell>
            </table:table-row>
            <table:table-row>
              <table:table-cell office:value-type="string">
                <text:p>171</text:p>
              </table:table-cell>
              <table:table-cell office:value-type="float" office:value="171">
                <text:p>171</text:p>
              </table:table-cell>
              <table:table-cell office:value-type="float" office:value="3.41433333333333">
                <text:p>3.41433333333333</text:p>
              </table:table-cell>
              <table:table-cell office:value-type="float" office:value="3.57895906432748">
                <text:p>3.57895906432748</text:p>
              </table:table-cell>
              <table:table-cell office:value-type="float" office:value="3.47057076023392">
                <text:p>3.47057076023392</text:p>
              </table:table-cell>
            </table:table-row>
            <table:table-row>
              <table:table-cell office:value-type="string">
                <text:p>172</text:p>
              </table:table-cell>
              <table:table-cell office:value-type="float" office:value="172">
                <text:p>172</text:p>
              </table:table-cell>
              <table:table-cell office:value-type="float" office:value="3.44768023255814">
                <text:p>3.44768023255814</text:p>
              </table:table-cell>
              <table:table-cell office:value-type="float" office:value="3.55605813953488">
                <text:p>3.55605813953488</text:p>
              </table:table-cell>
              <table:table-cell office:value-type="float" office:value="3.49297209302326">
                <text:p>3.49297209302326</text:p>
              </table:table-cell>
            </table:table-row>
            <table:table-row>
              <table:table-cell office:value-type="string">
                <text:p>173</text:p>
              </table:table-cell>
              <table:table-cell office:value-type="float" office:value="173">
                <text:p>173</text:p>
              </table:table-cell>
              <table:table-cell office:value-type="float" office:value="3.4945838150289">
                <text:p>3.4945838150289</text:p>
              </table:table-cell>
              <table:table-cell office:value-type="float" office:value="3.62261271676301">
                <text:p>3.62261271676301</text:p>
              </table:table-cell>
              <table:table-cell office:value-type="float" office:value="3.54267283236994">
                <text:p>3.54267283236994</text:p>
              </table:table-cell>
            </table:table-row>
            <table:table-row>
              <table:table-cell office:value-type="string">
                <text:p>174</text:p>
              </table:table-cell>
              <table:table-cell office:value-type="float" office:value="174">
                <text:p>174</text:p>
              </table:table-cell>
              <table:table-cell office:value-type="float" office:value="3.49864942528736">
                <text:p>3.49864942528736</text:p>
              </table:table-cell>
              <table:table-cell office:value-type="float" office:value="3.57948850574713">
                <text:p>3.57948850574713</text:p>
              </table:table-cell>
              <table:table-cell office:value-type="float" office:value="3.53932643678161">
                <text:p>3.53932643678161</text:p>
              </table:table-cell>
            </table:table-row>
            <table:table-row>
              <table:table-cell office:value-type="string">
                <text:p>175</text:p>
              </table:table-cell>
              <table:table-cell office:value-type="float" office:value="175">
                <text:p>175</text:p>
              </table:table-cell>
              <table:table-cell office:value-type="float" office:value="3.5032">
                <text:p>3.5032</text:p>
              </table:table-cell>
              <table:table-cell office:value-type="float" office:value="3.60374857142857">
                <text:p>3.60374857142857</text:p>
              </table:table-cell>
              <table:table-cell office:value-type="float" office:value="3.54534857142857">
                <text:p>3.54534857142857</text:p>
              </table:table-cell>
            </table:table-row>
            <table:table-row>
              <table:table-cell office:value-type="string">
                <text:p>176</text:p>
              </table:table-cell>
              <table:table-cell office:value-type="float" office:value="176">
                <text:p>176</text:p>
              </table:table-cell>
              <table:table-cell office:value-type="float" office:value="3.53334090909091">
                <text:p>3.53334090909091</text:p>
              </table:table-cell>
              <table:table-cell office:value-type="float" office:value="3.62432954545454">
                <text:p>3.62432954545454</text:p>
              </table:table-cell>
              <table:table-cell office:value-type="float" office:value="3.57129545454545">
                <text:p>3.57129545454545</text:p>
              </table:table-cell>
            </table:table-row>
            <table:table-row>
              <table:table-cell office:value-type="string">
                <text:p>177</text:p>
              </table:table-cell>
              <table:table-cell office:value-type="float" office:value="177">
                <text:p>177</text:p>
              </table:table-cell>
              <table:table-cell office:value-type="float" office:value="3.55046892655367">
                <text:p>3.55046892655367</text:p>
              </table:table-cell>
              <table:table-cell office:value-type="float" office:value="3.66650847457627">
                <text:p>3.66650847457627</text:p>
              </table:table-cell>
              <table:table-cell office:value-type="float" office:value="3.59667118644068">
                <text:p>3.59667118644068</text:p>
              </table:table-cell>
            </table:table-row>
            <table:table-row>
              <table:table-cell office:value-type="string">
                <text:p>178</text:p>
              </table:table-cell>
              <table:table-cell office:value-type="float" office:value="178">
                <text:p>178</text:p>
              </table:table-cell>
              <table:table-cell office:value-type="float" office:value="3.56685393258427">
                <text:p>3.56685393258427</text:p>
              </table:table-cell>
              <table:table-cell office:value-type="float" office:value="3.65667415730337">
                <text:p>3.65667415730337</text:p>
              </table:table-cell>
              <table:table-cell office:value-type="float" office:value="3.61081011235955">
                <text:p>3.61081011235955</text:p>
              </table:table-cell>
            </table:table-row>
            <table:table-row>
              <table:table-cell office:value-type="string">
                <text:p>179</text:p>
              </table:table-cell>
              <table:table-cell office:value-type="float" office:value="179">
                <text:p>179</text:p>
              </table:table-cell>
              <table:table-cell office:value-type="float" office:value="3.58058659217877">
                <text:p>3.58058659217877</text:p>
              </table:table-cell>
              <table:table-cell office:value-type="float" office:value="3.68368156424581">
                <text:p>3.68368156424581</text:p>
              </table:table-cell>
              <table:table-cell office:value-type="float" office:value="3.62253854748603">
                <text:p>3.62253854748603</text:p>
              </table:table-cell>
            </table:table-row>
            <table:table-row>
              <table:table-cell office:value-type="string">
                <text:p>180</text:p>
              </table:table-cell>
              <table:table-cell office:value-type="float" office:value="180">
                <text:p>180</text:p>
              </table:table-cell>
              <table:table-cell office:value-type="float" office:value="3.60696111111111">
                <text:p>3.60696111111111</text:p>
              </table:table-cell>
              <table:table-cell office:value-type="float" office:value="3.70551666666667">
                <text:p>3.70551666666667</text:p>
              </table:table-cell>
              <table:table-cell office:value-type="float" office:value="3.64959111111111">
                <text:p>3.64959111111111</text:p>
              </table:table-cell>
            </table:table-row>
            <table:table-row>
              <table:table-cell office:value-type="string">
                <text:p>181</text:p>
              </table:table-cell>
              <table:table-cell office:value-type="float" office:value="181">
                <text:p>181</text:p>
              </table:table-cell>
              <table:table-cell office:value-type="float" office:value="3.61996132596685">
                <text:p>3.61996132596685</text:p>
              </table:table-cell>
              <table:table-cell office:value-type="float" office:value="3.70495580110497">
                <text:p>3.70495580110497</text:p>
              </table:table-cell>
              <table:table-cell office:value-type="float" office:value="3.65566740331492">
                <text:p>3.65566740331492</text:p>
              </table:table-cell>
            </table:table-row>
            <table:table-row>
              <table:table-cell office:value-type="string">
                <text:p>182</text:p>
              </table:table-cell>
              <table:table-cell office:value-type="float" office:value="182">
                <text:p>182</text:p>
              </table:table-cell>
              <table:table-cell office:value-type="float" office:value="3.65292857142857">
                <text:p>3.65292857142857</text:p>
              </table:table-cell>
              <table:table-cell office:value-type="float" office:value="3.71045604395604">
                <text:p>3.71045604395604</text:p>
              </table:table-cell>
              <table:table-cell office:value-type="float" office:value="3.67387472527473">
                <text:p>3.67387472527473</text:p>
              </table:table-cell>
            </table:table-row>
            <table:table-row>
              <table:table-cell office:value-type="string">
                <text:p>183</text:p>
              </table:table-cell>
              <table:table-cell office:value-type="float" office:value="183">
                <text:p>183</text:p>
              </table:table-cell>
              <table:table-cell office:value-type="float" office:value="3.65698360655738">
                <text:p>3.65698360655738</text:p>
              </table:table-cell>
              <table:table-cell office:value-type="float" office:value="3.7485737704918">
                <text:p>3.7485737704918</text:p>
              </table:table-cell>
              <table:table-cell office:value-type="float" office:value="3.68774863387978">
                <text:p>3.68774863387978</text:p>
              </table:table-cell>
            </table:table-row>
            <table:table-row>
              <table:table-cell office:value-type="string">
                <text:p>184</text:p>
              </table:table-cell>
              <table:table-cell office:value-type="float" office:value="184">
                <text:p>184</text:p>
              </table:table-cell>
              <table:table-cell office:value-type="float" office:value="3.68754347826087">
                <text:p>3.68754347826087</text:p>
              </table:table-cell>
              <table:table-cell office:value-type="float" office:value="3.76651630434783">
                <text:p>3.76651630434783</text:p>
              </table:table-cell>
              <table:table-cell office:value-type="float" office:value="3.71412282608696">
                <text:p>3.71412282608696</text:p>
              </table:table-cell>
            </table:table-row>
            <table:table-row>
              <table:table-cell office:value-type="string">
                <text:p>185</text:p>
              </table:table-cell>
              <table:table-cell office:value-type="float" office:value="185">
                <text:p>185</text:p>
              </table:table-cell>
              <table:table-cell office:value-type="float" office:value="3.69495675675676">
                <text:p>3.69495675675676</text:p>
              </table:table-cell>
              <table:table-cell office:value-type="float" office:value="3.80344864864865">
                <text:p>3.80344864864865</text:p>
              </table:table-cell>
              <table:table-cell office:value-type="float" office:value="3.72918594594595">
                <text:p>3.72918594594595</text:p>
              </table:table-cell>
            </table:table-row>
            <table:table-row>
              <table:table-cell office:value-type="string">
                <text:p>186</text:p>
              </table:table-cell>
              <table:table-cell office:value-type="float" office:value="186">
                <text:p>186</text:p>
              </table:table-cell>
              <table:table-cell office:value-type="float" office:value="3.72101612903226">
                <text:p>3.72101612903226</text:p>
              </table:table-cell>
              <table:table-cell office:value-type="float" office:value="3.81501075268817">
                <text:p>3.81501075268817</text:p>
              </table:table-cell>
              <table:table-cell office:value-type="float" office:value="3.75419462365591">
                <text:p>3.75419462365591</text:p>
              </table:table-cell>
            </table:table-row>
            <table:table-row>
              <table:table-cell office:value-type="string">
                <text:p>187</text:p>
              </table:table-cell>
              <table:table-cell office:value-type="float" office:value="187">
                <text:p>187</text:p>
              </table:table-cell>
              <table:table-cell office:value-type="float" office:value="3.74245989304813">
                <text:p>3.74245989304813</text:p>
              </table:table-cell>
              <table:table-cell office:value-type="float" office:value="3.83871122994652">
                <text:p>3.83871122994652</text:p>
              </table:table-cell>
              <table:table-cell office:value-type="float" office:value="3.77306096256684">
                <text:p>3.77306096256684</text:p>
              </table:table-cell>
            </table:table-row>
            <table:table-row>
              <table:table-cell office:value-type="string">
                <text:p>188</text:p>
              </table:table-cell>
              <table:table-cell office:value-type="float" office:value="188">
                <text:p>188</text:p>
              </table:table-cell>
              <table:table-cell office:value-type="float" office:value="3.77060638297872">
                <text:p>3.77060638297872</text:p>
              </table:table-cell>
              <table:table-cell office:value-type="float" office:value="3.84710106382979">
                <text:p>3.84710106382979</text:p>
              </table:table-cell>
              <table:table-cell office:value-type="float" office:value="3.79358404255319">
                <text:p>3.79358404255319</text:p>
              </table:table-cell>
            </table:table-row>
            <table:table-row>
              <table:table-cell office:value-type="string">
                <text:p>189</text:p>
              </table:table-cell>
              <table:table-cell office:value-type="float" office:value="189">
                <text:p>189</text:p>
              </table:table-cell>
              <table:table-cell office:value-type="float" office:value="3.78368253968254">
                <text:p>3.78368253968254</text:p>
              </table:table-cell>
              <table:table-cell office:value-type="float" office:value="3.95599470899471">
                <text:p>3.95599470899471</text:p>
              </table:table-cell>
              <table:table-cell office:value-type="float" office:value="3.82983597883598">
                <text:p>3.82983597883598</text:p>
              </table:table-cell>
            </table:table-row>
            <table:table-row>
              <table:table-cell office:value-type="string">
                <text:p>190</text:p>
              </table:table-cell>
              <table:table-cell office:value-type="float" office:value="190">
                <text:p>190</text:p>
              </table:table-cell>
              <table:table-cell office:value-type="float" office:value="3.8113">
                <text:p>3.8113</text:p>
              </table:table-cell>
              <table:table-cell office:value-type="float" office:value="3.89926842105263">
                <text:p>3.89926842105263</text:p>
              </table:table-cell>
              <table:table-cell office:value-type="float" office:value="3.83681368421053">
                <text:p>3.83681368421053</text:p>
              </table:table-cell>
            </table:table-row>
            <table:table-row>
              <table:table-cell office:value-type="string">
                <text:p>191</text:p>
              </table:table-cell>
              <table:table-cell office:value-type="float" office:value="191">
                <text:p>191</text:p>
              </table:table-cell>
              <table:table-cell office:value-type="float" office:value="3.81905235602094">
                <text:p>3.81905235602094</text:p>
              </table:table-cell>
              <table:table-cell office:value-type="float" office:value="3.93046596858639">
                <text:p>3.93046596858639</text:p>
              </table:table-cell>
              <table:table-cell office:value-type="float" office:value="3.8528387434555">
                <text:p>3.8528387434555</text:p>
              </table:table-cell>
            </table:table-row>
            <table:table-row>
              <table:table-cell office:value-type="string">
                <text:p>192</text:p>
              </table:table-cell>
              <table:table-cell office:value-type="float" office:value="192">
                <text:p>192</text:p>
              </table:table-cell>
              <table:table-cell office:value-type="float" office:value="3.855578125">
                <text:p>3.855578125</text:p>
              </table:table-cell>
              <table:table-cell office:value-type="float" office:value="3.915890625">
                <text:p>3.915890625</text:p>
              </table:table-cell>
              <table:table-cell office:value-type="float" office:value="3.87332916666667">
                <text:p>3.87332916666667</text:p>
              </table:table-cell>
            </table:table-row>
            <table:table-row>
              <table:table-cell office:value-type="string">
                <text:p>193</text:p>
              </table:table-cell>
              <table:table-cell office:value-type="float" office:value="193">
                <text:p>193</text:p>
              </table:table-cell>
              <table:table-cell office:value-type="float" office:value="3.86199481865285">
                <text:p>3.86199481865285</text:p>
              </table:table-cell>
              <table:table-cell office:value-type="float" office:value="3.97021243523316">
                <text:p>3.97021243523316</text:p>
              </table:table-cell>
              <table:table-cell office:value-type="float" office:value="3.89990259067357">
                <text:p>3.89990259067357</text:p>
              </table:table-cell>
            </table:table-row>
            <table:table-row>
              <table:table-cell office:value-type="string">
                <text:p>194</text:p>
              </table:table-cell>
              <table:table-cell office:value-type="float" office:value="194">
                <text:p>194</text:p>
              </table:table-cell>
              <table:table-cell office:value-type="float" office:value="3.88855670103093">
                <text:p>3.88855670103093</text:p>
              </table:table-cell>
              <table:table-cell office:value-type="float" office:value="3.95870618556701">
                <text:p>3.95870618556701</text:p>
              </table:table-cell>
              <table:table-cell office:value-type="float" office:value="3.90884845360825">
                <text:p>3.90884845360825</text:p>
              </table:table-cell>
            </table:table-row>
            <table:table-row>
              <table:table-cell office:value-type="string">
                <text:p>195</text:p>
              </table:table-cell>
              <table:table-cell office:value-type="float" office:value="195">
                <text:p>195</text:p>
              </table:table-cell>
              <table:table-cell office:value-type="float" office:value="3.91011794871795">
                <text:p>3.91011794871795</text:p>
              </table:table-cell>
              <table:table-cell office:value-type="float" office:value="4.02120512820513">
                <text:p>4.02120512820513</text:p>
              </table:table-cell>
              <table:table-cell office:value-type="float" office:value="3.94188717948718">
                <text:p>3.94188717948718</text:p>
              </table:table-cell>
            </table:table-row>
            <table:table-row>
              <table:table-cell office:value-type="string">
                <text:p>196</text:p>
              </table:table-cell>
              <table:table-cell office:value-type="float" office:value="196">
                <text:p>196</text:p>
              </table:table-cell>
              <table:table-cell office:value-type="float" office:value="3.92411734693878">
                <text:p>3.92411734693878</text:p>
              </table:table-cell>
              <table:table-cell office:value-type="float" office:value="4.02006632653061">
                <text:p>4.02006632653061</text:p>
              </table:table-cell>
              <table:table-cell office:value-type="float" office:value="3.95161428571429">
                <text:p>3.95161428571429</text:p>
              </table:table-cell>
            </table:table-row>
            <table:table-row>
              <table:table-cell office:value-type="string">
                <text:p>197</text:p>
              </table:table-cell>
              <table:table-cell office:value-type="float" office:value="197">
                <text:p>197</text:p>
              </table:table-cell>
              <table:table-cell office:value-type="float" office:value="3.93335025380711">
                <text:p>3.93335025380711</text:p>
              </table:table-cell>
              <table:table-cell office:value-type="float" office:value="4.04563959390863">
                <text:p>4.04563959390863</text:p>
              </table:table-cell>
              <table:table-cell office:value-type="float" office:value="3.96676345177665">
                <text:p>3.96676345177665</text:p>
              </table:table-cell>
            </table:table-row>
            <table:table-row>
              <table:table-cell office:value-type="string">
                <text:p>198</text:p>
              </table:table-cell>
              <table:table-cell office:value-type="float" office:value="198">
                <text:p>198</text:p>
              </table:table-cell>
              <table:table-cell office:value-type="float" office:value="3.97857575757576">
                <text:p>3.97857575757576</text:p>
              </table:table-cell>
              <table:table-cell office:value-type="float" office:value="4.04138383838384">
                <text:p>4.04138383838384</text:p>
              </table:table-cell>
              <table:table-cell office:value-type="float" office:value="3.99691818181818">
                <text:p>3.99691818181818</text:p>
              </table:table-cell>
            </table:table-row>
            <table:table-row>
              <table:table-cell office:value-type="string">
                <text:p>199</text:p>
              </table:table-cell>
              <table:table-cell office:value-type="float" office:value="199">
                <text:p>199</text:p>
              </table:table-cell>
              <table:table-cell office:value-type="float" office:value="3.98402512562814">
                <text:p>3.98402512562814</text:p>
              </table:table-cell>
              <table:table-cell office:value-type="float" office:value="4.11704020100503">
                <text:p>4.11704020100503</text:p>
              </table:table-cell>
              <table:table-cell office:value-type="float" office:value="4.02341206030151">
                <text:p>4.02341206030151</text:p>
              </table:table-cell>
            </table:table-row>
            <table:table-row>
              <table:table-cell office:value-type="string">
                <text:p>200</text:p>
              </table:table-cell>
              <table:table-cell office:value-type="float" office:value="200">
                <text:p>200</text:p>
              </table:table-cell>
              <table:table-cell office:value-type="float" office:value="4.004385">
                <text:p>4.004385</text:p>
              </table:table-cell>
              <table:table-cell office:value-type="float" office:value="4.100985">
                <text:p>4.100985</text:p>
              </table:table-cell>
              <table:table-cell office:value-type="float" office:value="4.038587">
                <text:p>4.03858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maximum="200"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1cm" chart:symbol-height="0.1cm">
        <chart:symbol-image xlink:href="Pictures/2000000A000000DD000000DDF1F7E11A.svm" xlink:type="simple" xlink:actuate="onLoad"/>
      </style:chart-properties>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1cm" chart:symbol-height="0.1cm">
        <chart:symbol-image xlink:href="Pictures/2000000A000000DD000000DD70DD954D.svm" xlink:type="simple" xlink:actuate="onLoad"/>
      </style:chart-properties>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1cm" chart:symbol-height="0.1cm">
        <chart:symbol-image/>
      </style:chart-properties>
      <style:graphic-properties draw:stroke="none"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805cm" svg:height="5.394cm" xlink:href=".." xlink:type="simple" chart:class="chart:scatter" chart:style-name="ch1">
        <chart:title svg:x="5.051cm" svg:y="0.243cm" chart:style-name="ch2">
          <text:p>Gráfico de la divisón tiempo / n.n</text:p>
        </chart:title>
        <chart:legend chart:legend-position="end" svg:x="12.637cm" svg:y="1.9cm" style:legend-expansion="high" chart:style-name="ch3"/>
        <chart:plot-area chart:style-name="ch4" table:cell-range-address="'30 caballos'.A2:'30 caballos'.A201 '30 caballos'.M1:'30 caballos'.O201" chart:data-source-has-labels="row" svg:x="1.358cm" svg:y="0.915cm" svg:width="10.296cm" svg:height="4.041cm">
          <chartooo:coordinate-region svg:x="2.27cm" svg:y="1.115cm" svg:width="9.104cm" svg:height="3.194cm"/>
          <chart:axis chart:dimension="x" chart:name="primary-x" chart:style-name="ch5">
            <chart:title svg:x="3.684cm" svg:y="4.834cm" chart:style-name="ch6">
              <text:p>Cantidad de filas/columnas del tablero</text:p>
            </chart:title>
          </chart:axis>
          <chart:axis chart:dimension="y" chart:name="primary-y" chart:style-name="ch7">
            <chart:title svg:x="0.462cm" svg:y="5.539cm" chart:style-name="ch8">
              <text:p>División Tiempo en milisegundos / n.n</text:p>
            </chart:title>
            <chart:grid chart:style-name="ch9" chart:class="major"/>
          </chart:axis>
          <chart:series chart:style-name="ch10" chart:values-cell-range-address="'30 caballos'.M2:'30 caballos'.M201" chart:label-cell-address="'30 caballos'.M1:'30 caballos'.M1" chart:class="chart:scatter">
            <chart:domain table:cell-range-address="'30 caballos'.A2:'30 caballos'.A201"/>
            <chart:data-point chart:repeated="200"/>
          </chart:series>
          <chart:series chart:style-name="ch11" chart:values-cell-range-address="'30 caballos'.N2:'30 caballos'.N201" chart:label-cell-address="'30 caballos'.N1:'30 caballos'.N1" chart:class="chart:scatter">
            <chart:data-point chart:repeated="200"/>
          </chart:series>
          <chart:series chart:style-name="ch12" chart:values-cell-range-address="'30 caballos'.O2:'30 caballos'.O201" chart:label-cell-address="'30 caballos'.O1:'30 caballos'.O1" chart:class="chart:scatter">
            <chart:data-point chart:repeated="20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A</text:p>
              </table:table-cell>
              <table:table-cell office:value-type="string">
                <text:p>Tiempo mínimo / n.n</text:p>
                <draw:g>
                  <svg:desc>'30 caballos'.M1:'30 caballos'.M1</svg:desc>
                </draw:g>
              </table:table-cell>
              <table:table-cell office:value-type="string">
                <text:p>Tiempo máximo / n.n</text:p>
                <draw:g>
                  <svg:desc>'30 caballos'.N1:'30 caballos'.N1</svg:desc>
                </draw:g>
              </table:table-cell>
              <table:table-cell office:value-type="string">
                <text:p>Tiempo promedio / n.n</text:p>
                <draw:g>
                  <svg:desc>'30 caballos'.O1:'30 caballos'.O1</svg:desc>
                </draw:g>
              </table:table-cell>
            </table:table-row>
          </table:table-header-rows>
          <table:table-rows>
            <table:table-row>
              <table:table-cell office:value-type="string">
                <text:p>1</text:p>
              </table:table-cell>
              <table:table-cell office:value-type="float" office:value="1">
                <text:p>1</text:p>
                <draw:g>
                  <svg:desc>'30 caballos'.A2:'30 caballos'.A201</svg:desc>
                </draw:g>
              </table:table-cell>
              <table:table-cell office:value-type="float" office:value="0.265">
                <text:p>0.265</text:p>
                <draw:g>
                  <svg:desc>'30 caballos'.M2:'30 caballos'.M201</svg:desc>
                </draw:g>
              </table:table-cell>
              <table:table-cell office:value-type="float" office:value="0.274">
                <text:p>0.274</text:p>
                <draw:g>
                  <svg:desc>'30 caballos'.N2:'30 caballos'.N201</svg:desc>
                </draw:g>
              </table:table-cell>
              <table:table-cell office:value-type="float" office:value="0.2692">
                <text:p>0.2692</text:p>
                <draw:g>
                  <svg:desc>'30 caballos'.O2:'30 caballos'.O201</svg:desc>
                </draw:g>
              </table:table-cell>
            </table:table-row>
            <table:table-row>
              <table:table-cell office:value-type="string">
                <text:p>2</text:p>
              </table:table-cell>
              <table:table-cell office:value-type="float" office:value="2">
                <text:p>2</text:p>
              </table:table-cell>
              <table:table-cell office:value-type="float" office:value="0.0665">
                <text:p>0.0665</text:p>
              </table:table-cell>
              <table:table-cell office:value-type="float" office:value="0.07025">
                <text:p>0.07025</text:p>
              </table:table-cell>
              <table:table-cell office:value-type="float" office:value="0.06865">
                <text:p>0.06865</text:p>
              </table:table-cell>
            </table:table-row>
            <table:table-row>
              <table:table-cell office:value-type="string">
                <text:p>3</text:p>
              </table:table-cell>
              <table:table-cell office:value-type="float" office:value="3">
                <text:p>3</text:p>
              </table:table-cell>
              <table:table-cell office:value-type="float" office:value="0.0754444444444445">
                <text:p>0.0754444444444445</text:p>
              </table:table-cell>
              <table:table-cell office:value-type="float" office:value="0.0985555555555556">
                <text:p>0.0985555555555556</text:p>
              </table:table-cell>
              <table:table-cell office:value-type="float" office:value="0.0818444444444444">
                <text:p>0.0818444444444444</text:p>
              </table:table-cell>
            </table:table-row>
            <table:table-row>
              <table:table-cell office:value-type="string">
                <text:p>4</text:p>
              </table:table-cell>
              <table:table-cell office:value-type="float" office:value="4">
                <text:p>4</text:p>
              </table:table-cell>
              <table:table-cell office:value-type="float" office:value="0.04675">
                <text:p>0.04675</text:p>
              </table:table-cell>
              <table:table-cell office:value-type="float" office:value="0.08375">
                <text:p>0.08375</text:p>
              </table:table-cell>
              <table:table-cell office:value-type="float" office:value="0.0689125">
                <text:p>0.0689125</text:p>
              </table:table-cell>
            </table:table-row>
            <table:table-row>
              <table:table-cell office:value-type="string">
                <text:p>5</text:p>
              </table:table-cell>
              <table:table-cell office:value-type="float" office:value="5">
                <text:p>5</text:p>
              </table:table-cell>
              <table:table-cell office:value-type="float" office:value="0.02988">
                <text:p>0.02988</text:p>
              </table:table-cell>
              <table:table-cell office:value-type="float" office:value="0.07868">
                <text:p>0.07868</text:p>
              </table:table-cell>
              <table:table-cell office:value-type="float" office:value="0.061536">
                <text:p>0.061536</text:p>
              </table:table-cell>
            </table:table-row>
            <table:table-row>
              <table:table-cell office:value-type="string">
                <text:p>6</text:p>
              </table:table-cell>
              <table:table-cell office:value-type="float" office:value="6">
                <text:p>6</text:p>
              </table:table-cell>
              <table:table-cell office:value-type="float" office:value="0.0266388888888889">
                <text:p>0.0266388888888889</text:p>
              </table:table-cell>
              <table:table-cell office:value-type="float" office:value="0.0781388888888889">
                <text:p>0.0781388888888889</text:p>
              </table:table-cell>
              <table:table-cell office:value-type="float" office:value="0.0513666666666667">
                <text:p>0.0513666666666667</text:p>
              </table:table-cell>
            </table:table-row>
            <table:table-row>
              <table:table-cell office:value-type="string">
                <text:p>7</text:p>
              </table:table-cell>
              <table:table-cell office:value-type="float" office:value="7">
                <text:p>7</text:p>
              </table:table-cell>
              <table:table-cell office:value-type="float" office:value="0.0254897959183673">
                <text:p>0.0254897959183673</text:p>
              </table:table-cell>
              <table:table-cell office:value-type="float" office:value="0.0741836734693877">
                <text:p>0.0741836734693877</text:p>
              </table:table-cell>
              <table:table-cell office:value-type="float" office:value="0.0493102040816327">
                <text:p>0.0493102040816327</text:p>
              </table:table-cell>
            </table:table-row>
            <table:table-row>
              <table:table-cell office:value-type="string">
                <text:p>8</text:p>
              </table:table-cell>
              <table:table-cell office:value-type="float" office:value="8">
                <text:p>8</text:p>
              </table:table-cell>
              <table:table-cell office:value-type="float" office:value="0.024875">
                <text:p>0.024875</text:p>
              </table:table-cell>
              <table:table-cell office:value-type="float" office:value="0.057890625">
                <text:p>0.057890625</text:p>
              </table:table-cell>
              <table:table-cell office:value-type="float" office:value="0.039496875">
                <text:p>0.039496875</text:p>
              </table:table-cell>
            </table:table-row>
            <table:table-row>
              <table:table-cell office:value-type="string">
                <text:p>9</text:p>
              </table:table-cell>
              <table:table-cell office:value-type="float" office:value="9">
                <text:p>9</text:p>
              </table:table-cell>
              <table:table-cell office:value-type="float" office:value="0.0238765432098765">
                <text:p>0.0238765432098765</text:p>
              </table:table-cell>
              <table:table-cell office:value-type="float" office:value="0.0542962962962963">
                <text:p>0.0542962962962963</text:p>
              </table:table-cell>
              <table:table-cell office:value-type="float" office:value="0.0334543209876543">
                <text:p>0.0334543209876543</text:p>
              </table:table-cell>
            </table:table-row>
            <table:table-row>
              <table:table-cell office:value-type="string">
                <text:p>10</text:p>
              </table:table-cell>
              <table:table-cell office:value-type="float" office:value="10">
                <text:p>10</text:p>
              </table:table-cell>
              <table:table-cell office:value-type="float" office:value="0.0235">
                <text:p>0.0235</text:p>
              </table:table-cell>
              <table:table-cell office:value-type="float" office:value="0.0471">
                <text:p>0.0471</text:p>
              </table:table-cell>
              <table:table-cell office:value-type="float" office:value="0.029598">
                <text:p>0.029598</text:p>
              </table:table-cell>
            </table:table-row>
            <table:table-row>
              <table:table-cell office:value-type="string">
                <text:p>11</text:p>
              </table:table-cell>
              <table:table-cell office:value-type="float" office:value="11">
                <text:p>11</text:p>
              </table:table-cell>
              <table:table-cell office:value-type="float" office:value="0.0231570247933884">
                <text:p>0.0231570247933884</text:p>
              </table:table-cell>
              <table:table-cell office:value-type="float" office:value="0.0254380165289256">
                <text:p>0.0254380165289256</text:p>
              </table:table-cell>
              <table:table-cell office:value-type="float" office:value="0.0243338842975207">
                <text:p>0.0243338842975207</text:p>
              </table:table-cell>
            </table:table-row>
            <table:table-row>
              <table:table-cell office:value-type="string">
                <text:p>12</text:p>
              </table:table-cell>
              <table:table-cell office:value-type="float" office:value="12">
                <text:p>12</text:p>
              </table:table-cell>
              <table:table-cell office:value-type="float" office:value="0.0227638888888889">
                <text:p>0.0227638888888889</text:p>
              </table:table-cell>
              <table:table-cell office:value-type="float" office:value="0.0254722222222222">
                <text:p>0.0254722222222222</text:p>
              </table:table-cell>
              <table:table-cell office:value-type="float" office:value="0.0243625">
                <text:p>0.0243625</text:p>
              </table:table-cell>
            </table:table-row>
            <table:table-row>
              <table:table-cell office:value-type="string">
                <text:p>13</text:p>
              </table:table-cell>
              <table:table-cell office:value-type="float" office:value="13">
                <text:p>13</text:p>
              </table:table-cell>
              <table:table-cell office:value-type="float" office:value="0.0223609467455621">
                <text:p>0.0223609467455621</text:p>
              </table:table-cell>
              <table:table-cell office:value-type="float" office:value="0.0255384615384615">
                <text:p>0.0255384615384615</text:p>
              </table:table-cell>
              <table:table-cell office:value-type="float" office:value="0.0234698224852071">
                <text:p>0.0234698224852071</text:p>
              </table:table-cell>
            </table:table-row>
            <table:table-row>
              <table:table-cell office:value-type="string">
                <text:p>14</text:p>
              </table:table-cell>
              <table:table-cell office:value-type="float" office:value="14">
                <text:p>14</text:p>
              </table:table-cell>
              <table:table-cell office:value-type="float" office:value="0.0224132653061224">
                <text:p>0.0224132653061224</text:p>
              </table:table-cell>
              <table:table-cell office:value-type="float" office:value="0.0253724489795918">
                <text:p>0.0253724489795918</text:p>
              </table:table-cell>
              <table:table-cell office:value-type="float" office:value="0.023665306122449">
                <text:p>0.023665306122449</text:p>
              </table:table-cell>
            </table:table-row>
            <table:table-row>
              <table:table-cell office:value-type="string">
                <text:p>15</text:p>
              </table:table-cell>
              <table:table-cell office:value-type="float" office:value="15">
                <text:p>15</text:p>
              </table:table-cell>
              <table:table-cell office:value-type="float" office:value="0.0219777777777778">
                <text:p>0.0219777777777778</text:p>
              </table:table-cell>
              <table:table-cell office:value-type="float" office:value="0.0226666666666667">
                <text:p>0.0226666666666667</text:p>
              </table:table-cell>
              <table:table-cell office:value-type="float" office:value="0.0222248888888889">
                <text:p>0.0222248888888889</text:p>
              </table:table-cell>
            </table:table-row>
            <table:table-row>
              <table:table-cell office:value-type="string">
                <text:p>16</text:p>
              </table:table-cell>
              <table:table-cell office:value-type="float" office:value="16">
                <text:p>16</text:p>
              </table:table-cell>
              <table:table-cell office:value-type="float" office:value="0.02175390625">
                <text:p>0.02175390625</text:p>
              </table:table-cell>
              <table:table-cell office:value-type="float" office:value="0.02257421875">
                <text:p>0.02257421875</text:p>
              </table:table-cell>
              <table:table-cell office:value-type="float" office:value="0.02210390625">
                <text:p>0.02210390625</text:p>
              </table:table-cell>
            </table:table-row>
            <table:table-row>
              <table:table-cell office:value-type="string">
                <text:p>17</text:p>
              </table:table-cell>
              <table:table-cell office:value-type="float" office:value="17">
                <text:p>17</text:p>
              </table:table-cell>
              <table:table-cell office:value-type="float" office:value="0.0216262975778547">
                <text:p>0.0216262975778547</text:p>
              </table:table-cell>
              <table:table-cell office:value-type="float" office:value="0.0227716262975779">
                <text:p>0.0227716262975779</text:p>
              </table:table-cell>
              <table:table-cell office:value-type="float" office:value="0.0220332179930796">
                <text:p>0.0220332179930796</text:p>
              </table:table-cell>
            </table:table-row>
            <table:table-row>
              <table:table-cell office:value-type="string">
                <text:p>18</text:p>
              </table:table-cell>
              <table:table-cell office:value-type="float" office:value="18">
                <text:p>18</text:p>
              </table:table-cell>
              <table:table-cell office:value-type="float" office:value="0.0218549382716049">
                <text:p>0.0218549382716049</text:p>
              </table:table-cell>
              <table:table-cell office:value-type="float" office:value="0.0235740740740741">
                <text:p>0.0235740740740741</text:p>
              </table:table-cell>
              <table:table-cell office:value-type="float" office:value="0.0226907407407407">
                <text:p>0.0226907407407407</text:p>
              </table:table-cell>
            </table:table-row>
            <table:table-row>
              <table:table-cell office:value-type="string">
                <text:p>19</text:p>
              </table:table-cell>
              <table:table-cell office:value-type="float" office:value="19">
                <text:p>19</text:p>
              </table:table-cell>
              <table:table-cell office:value-type="float" office:value="0.0215069252077562">
                <text:p>0.0215069252077562</text:p>
              </table:table-cell>
              <table:table-cell office:value-type="float" office:value="0.0244515235457064">
                <text:p>0.0244515235457064</text:p>
              </table:table-cell>
              <table:table-cell office:value-type="float" office:value="0.0228365650969529">
                <text:p>0.0228365650969529</text:p>
              </table:table-cell>
            </table:table-row>
            <table:table-row>
              <table:table-cell office:value-type="string">
                <text:p>20</text:p>
              </table:table-cell>
              <table:table-cell office:value-type="float" office:value="20">
                <text:p>20</text:p>
              </table:table-cell>
              <table:table-cell office:value-type="float" office:value="0.0214575">
                <text:p>0.0214575</text:p>
              </table:table-cell>
              <table:table-cell office:value-type="float" office:value="0.0227925">
                <text:p>0.0227925</text:p>
              </table:table-cell>
              <table:table-cell office:value-type="float" office:value="0.0217895">
                <text:p>0.0217895</text:p>
              </table:table-cell>
            </table:table-row>
            <table:table-row>
              <table:table-cell office:value-type="string">
                <text:p>21</text:p>
              </table:table-cell>
              <table:table-cell office:value-type="float" office:value="21">
                <text:p>21</text:p>
              </table:table-cell>
              <table:table-cell office:value-type="float" office:value="0.0211111111111111">
                <text:p>0.0211111111111111</text:p>
              </table:table-cell>
              <table:table-cell office:value-type="float" office:value="0.0222040816326531">
                <text:p>0.0222040816326531</text:p>
              </table:table-cell>
              <table:table-cell office:value-type="float" office:value="0.0216185941043084">
                <text:p>0.0216185941043084</text:p>
              </table:table-cell>
            </table:table-row>
            <table:table-row>
              <table:table-cell office:value-type="string">
                <text:p>22</text:p>
              </table:table-cell>
              <table:table-cell office:value-type="float" office:value="22">
                <text:p>22</text:p>
              </table:table-cell>
              <table:table-cell office:value-type="float" office:value="0.021551652892562">
                <text:p>0.021551652892562</text:p>
              </table:table-cell>
              <table:table-cell office:value-type="float" office:value="0.0224235537190083">
                <text:p>0.0224235537190083</text:p>
              </table:table-cell>
              <table:table-cell office:value-type="float" office:value="0.0219661157024793">
                <text:p>0.0219661157024793</text:p>
              </table:table-cell>
            </table:table-row>
            <table:table-row>
              <table:table-cell office:value-type="string">
                <text:p>23</text:p>
              </table:table-cell>
              <table:table-cell office:value-type="float" office:value="23">
                <text:p>23</text:p>
              </table:table-cell>
              <table:table-cell office:value-type="float" office:value="0.0212551984877127">
                <text:p>0.0212551984877127</text:p>
              </table:table-cell>
              <table:table-cell office:value-type="float" office:value="0.0219073724007561">
                <text:p>0.0219073724007561</text:p>
              </table:table-cell>
              <table:table-cell office:value-type="float" office:value="0.0214544423440454">
                <text:p>0.0214544423440454</text:p>
              </table:table-cell>
            </table:table-row>
            <table:table-row>
              <table:table-cell office:value-type="string">
                <text:p>24</text:p>
              </table:table-cell>
              <table:table-cell office:value-type="float" office:value="24">
                <text:p>24</text:p>
              </table:table-cell>
              <table:table-cell office:value-type="float" office:value="0.0211927083333333">
                <text:p>0.0211927083333333</text:p>
              </table:table-cell>
              <table:table-cell office:value-type="float" office:value="0.0215920138888889">
                <text:p>0.0215920138888889</text:p>
              </table:table-cell>
              <table:table-cell office:value-type="float" office:value="0.0214555555555556">
                <text:p>0.0214555555555556</text:p>
              </table:table-cell>
            </table:table-row>
            <table:table-row>
              <table:table-cell office:value-type="string">
                <text:p>25</text:p>
              </table:table-cell>
              <table:table-cell office:value-type="float" office:value="25">
                <text:p>25</text:p>
              </table:table-cell>
              <table:table-cell office:value-type="float" office:value="0.0210704">
                <text:p>0.0210704</text:p>
              </table:table-cell>
              <table:table-cell office:value-type="float" office:value="0.0214496">
                <text:p>0.0214496</text:p>
              </table:table-cell>
              <table:table-cell office:value-type="float" office:value="0.02122752">
                <text:p>0.02122752</text:p>
              </table:table-cell>
            </table:table-row>
            <table:table-row>
              <table:table-cell office:value-type="string">
                <text:p>26</text:p>
              </table:table-cell>
              <table:table-cell office:value-type="float" office:value="26">
                <text:p>26</text:p>
              </table:table-cell>
              <table:table-cell office:value-type="float" office:value="0.0210576923076923">
                <text:p>0.0210576923076923</text:p>
              </table:table-cell>
              <table:table-cell office:value-type="float" office:value="0.0221449704142012">
                <text:p>0.0221449704142012</text:p>
              </table:table-cell>
              <table:table-cell office:value-type="float" office:value="0.0216286982248521">
                <text:p>0.0216286982248521</text:p>
              </table:table-cell>
            </table:table-row>
            <table:table-row>
              <table:table-cell office:value-type="string">
                <text:p>27</text:p>
              </table:table-cell>
              <table:table-cell office:value-type="float" office:value="27">
                <text:p>27</text:p>
              </table:table-cell>
              <table:table-cell office:value-type="float" office:value="0.0212551440329218">
                <text:p>0.0212551440329218</text:p>
              </table:table-cell>
              <table:table-cell office:value-type="float" office:value="0.0224307270233196">
                <text:p>0.0224307270233196</text:p>
              </table:table-cell>
              <table:table-cell office:value-type="float" office:value="0.0216809327846365">
                <text:p>0.0216809327846365</text:p>
              </table:table-cell>
            </table:table-row>
            <table:table-row>
              <table:table-cell office:value-type="string">
                <text:p>28</text:p>
              </table:table-cell>
              <table:table-cell office:value-type="float" office:value="28">
                <text:p>28</text:p>
              </table:table-cell>
              <table:table-cell office:value-type="float" office:value="0.0211734693877551">
                <text:p>0.0211734693877551</text:p>
              </table:table-cell>
              <table:table-cell office:value-type="float" office:value="0.0216224489795918">
                <text:p>0.0216224489795918</text:p>
              </table:table-cell>
              <table:table-cell office:value-type="float" office:value="0.0213326530612245">
                <text:p>0.0213326530612245</text:p>
              </table:table-cell>
            </table:table-row>
            <table:table-row>
              <table:table-cell office:value-type="string">
                <text:p>29</text:p>
              </table:table-cell>
              <table:table-cell office:value-type="float" office:value="29">
                <text:p>29</text:p>
              </table:table-cell>
              <table:table-cell office:value-type="float" office:value="0.0209690844233056">
                <text:p>0.0209690844233056</text:p>
              </table:table-cell>
              <table:table-cell office:value-type="float" office:value="0.0216706302021403">
                <text:p>0.0216706302021403</text:p>
              </table:table-cell>
              <table:table-cell office:value-type="float" office:value="0.0212551724137931">
                <text:p>0.0212551724137931</text:p>
              </table:table-cell>
            </table:table-row>
            <table:table-row>
              <table:table-cell office:value-type="string">
                <text:p>30</text:p>
              </table:table-cell>
              <table:table-cell office:value-type="float" office:value="30">
                <text:p>30</text:p>
              </table:table-cell>
              <table:table-cell office:value-type="float" office:value="0.0210733333333333">
                <text:p>0.0210733333333333</text:p>
              </table:table-cell>
              <table:table-cell office:value-type="float" office:value="0.0214655555555556">
                <text:p>0.0214655555555556</text:p>
              </table:table-cell>
              <table:table-cell office:value-type="float" office:value="0.0212306666666667">
                <text:p>0.0212306666666667</text:p>
              </table:table-cell>
            </table:table-row>
            <table:table-row>
              <table:table-cell office:value-type="string">
                <text:p>31</text:p>
              </table:table-cell>
              <table:table-cell office:value-type="float" office:value="31">
                <text:p>31</text:p>
              </table:table-cell>
              <table:table-cell office:value-type="float" office:value="0.0211415192507804">
                <text:p>0.0211415192507804</text:p>
              </table:table-cell>
              <table:table-cell office:value-type="float" office:value="0.0218147762747138">
                <text:p>0.0218147762747138</text:p>
              </table:table-cell>
              <table:table-cell office:value-type="float" office:value="0.0214697190426639">
                <text:p>0.0214697190426639</text:p>
              </table:table-cell>
            </table:table-row>
            <table:table-row>
              <table:table-cell office:value-type="string">
                <text:p>32</text:p>
              </table:table-cell>
              <table:table-cell office:value-type="float" office:value="32">
                <text:p>32</text:p>
              </table:table-cell>
              <table:table-cell office:value-type="float" office:value="0.0210166015625">
                <text:p>0.0210166015625</text:p>
              </table:table-cell>
              <table:table-cell office:value-type="float" office:value="0.021443359375">
                <text:p>0.021443359375</text:p>
              </table:table-cell>
              <table:table-cell office:value-type="float" office:value="0.02114296875">
                <text:p>0.02114296875</text:p>
              </table:table-cell>
            </table:table-row>
            <table:table-row>
              <table:table-cell office:value-type="string">
                <text:p>33</text:p>
              </table:table-cell>
              <table:table-cell office:value-type="float" office:value="33">
                <text:p>33</text:p>
              </table:table-cell>
              <table:table-cell office:value-type="float" office:value="0.0210835629017447">
                <text:p>0.0210835629017447</text:p>
              </table:table-cell>
              <table:table-cell office:value-type="float" office:value="0.0218181818181818">
                <text:p>0.0218181818181818</text:p>
              </table:table-cell>
              <table:table-cell office:value-type="float" office:value="0.0212918273645546">
                <text:p>0.0212918273645546</text:p>
              </table:table-cell>
            </table:table-row>
            <table:table-row>
              <table:table-cell office:value-type="string">
                <text:p>34</text:p>
              </table:table-cell>
              <table:table-cell office:value-type="float" office:value="34">
                <text:p>34</text:p>
              </table:table-cell>
              <table:table-cell office:value-type="float" office:value="0.0209083044982699">
                <text:p>0.0209083044982699</text:p>
              </table:table-cell>
              <table:table-cell office:value-type="float" office:value="0.021878892733564">
                <text:p>0.021878892733564</text:p>
              </table:table-cell>
              <table:table-cell office:value-type="float" office:value="0.0212117647058824">
                <text:p>0.0212117647058824</text:p>
              </table:table-cell>
            </table:table-row>
            <table:table-row>
              <table:table-cell office:value-type="string">
                <text:p>35</text:p>
              </table:table-cell>
              <table:table-cell office:value-type="float" office:value="35">
                <text:p>35</text:p>
              </table:table-cell>
              <table:table-cell office:value-type="float" office:value="0.0208734693877551">
                <text:p>0.0208734693877551</text:p>
              </table:table-cell>
              <table:table-cell office:value-type="float" office:value="0.0210555102040816">
                <text:p>0.0210555102040816</text:p>
              </table:table-cell>
              <table:table-cell office:value-type="float" office:value="0.0209350204081633">
                <text:p>0.0209350204081633</text:p>
              </table:table-cell>
            </table:table-row>
            <table:table-row>
              <table:table-cell office:value-type="string">
                <text:p>36</text:p>
              </table:table-cell>
              <table:table-cell office:value-type="float" office:value="36">
                <text:p>36</text:p>
              </table:table-cell>
              <table:table-cell office:value-type="float" office:value="0.020775462962963">
                <text:p>0.020775462962963</text:p>
              </table:table-cell>
              <table:table-cell office:value-type="float" office:value="0.021054012345679">
                <text:p>0.021054012345679</text:p>
              </table:table-cell>
              <table:table-cell office:value-type="float" office:value="0.0209288580246914">
                <text:p>0.0209288580246914</text:p>
              </table:table-cell>
            </table:table-row>
            <table:table-row>
              <table:table-cell office:value-type="string">
                <text:p>37</text:p>
              </table:table-cell>
              <table:table-cell office:value-type="float" office:value="37">
                <text:p>37</text:p>
              </table:table-cell>
              <table:table-cell office:value-type="float" office:value="0.0207976625273923">
                <text:p>0.0207976625273923</text:p>
              </table:table-cell>
              <table:table-cell office:value-type="float" office:value="0.0211533966398831">
                <text:p>0.0211533966398831</text:p>
              </table:table-cell>
              <table:table-cell office:value-type="float" office:value="0.0209418553688824">
                <text:p>0.0209418553688824</text:p>
              </table:table-cell>
            </table:table-row>
            <table:table-row>
              <table:table-cell office:value-type="string">
                <text:p>38</text:p>
              </table:table-cell>
              <table:table-cell office:value-type="float" office:value="38">
                <text:p>38</text:p>
              </table:table-cell>
              <table:table-cell office:value-type="float" office:value="0.0207015235457064">
                <text:p>0.0207015235457064</text:p>
              </table:table-cell>
              <table:table-cell office:value-type="float" office:value="0.0210810249307479">
                <text:p>0.0210810249307479</text:p>
              </table:table-cell>
              <table:table-cell office:value-type="float" office:value="0.020853324099723">
                <text:p>0.020853324099723</text:p>
              </table:table-cell>
            </table:table-row>
            <table:table-row>
              <table:table-cell office:value-type="string">
                <text:p>39</text:p>
              </table:table-cell>
              <table:table-cell office:value-type="float" office:value="39">
                <text:p>39</text:p>
              </table:table-cell>
              <table:table-cell office:value-type="float" office:value="0.0206923076923077">
                <text:p>0.0206923076923077</text:p>
              </table:table-cell>
              <table:table-cell office:value-type="float" office:value="0.0210696909927679">
                <text:p>0.0210696909927679</text:p>
              </table:table-cell>
              <table:table-cell office:value-type="float" office:value="0.0208251150558843">
                <text:p>0.0208251150558843</text:p>
              </table:table-cell>
            </table:table-row>
            <table:table-row>
              <table:table-cell office:value-type="string">
                <text:p>40</text:p>
              </table:table-cell>
              <table:table-cell office:value-type="float" office:value="40">
                <text:p>40</text:p>
              </table:table-cell>
              <table:table-cell office:value-type="float" office:value="0.020695">
                <text:p>0.020695</text:p>
              </table:table-cell>
              <table:table-cell office:value-type="float" office:value="0.021">
                <text:p>0.021</text:p>
              </table:table-cell>
              <table:table-cell office:value-type="float" office:value="0.020820125">
                <text:p>0.020820125</text:p>
              </table:table-cell>
            </table:table-row>
            <table:table-row>
              <table:table-cell office:value-type="string">
                <text:p>41</text:p>
              </table:table-cell>
              <table:table-cell office:value-type="float" office:value="41">
                <text:p>41</text:p>
              </table:table-cell>
              <table:table-cell office:value-type="float" office:value="0.0208084473527662">
                <text:p>0.0208084473527662</text:p>
              </table:table-cell>
              <table:table-cell office:value-type="float" office:value="0.0211992861392029">
                <text:p>0.0211992861392029</text:p>
              </table:table-cell>
              <table:table-cell office:value-type="float" office:value="0.0209111243307555">
                <text:p>0.0209111243307555</text:p>
              </table:table-cell>
            </table:table-row>
            <table:table-row>
              <table:table-cell office:value-type="string">
                <text:p>42</text:p>
              </table:table-cell>
              <table:table-cell office:value-type="float" office:value="42">
                <text:p>42</text:p>
              </table:table-cell>
              <table:table-cell office:value-type="float" office:value="0.0207352607709751">
                <text:p>0.0207352607709751</text:p>
              </table:table-cell>
              <table:table-cell office:value-type="float" office:value="0.021171768707483">
                <text:p>0.021171768707483</text:p>
              </table:table-cell>
              <table:table-cell office:value-type="float" office:value="0.0208963718820862">
                <text:p>0.0208963718820862</text:p>
              </table:table-cell>
            </table:table-row>
            <table:table-row>
              <table:table-cell office:value-type="string">
                <text:p>43</text:p>
              </table:table-cell>
              <table:table-cell office:value-type="float" office:value="43">
                <text:p>43</text:p>
              </table:table-cell>
              <table:table-cell office:value-type="float" office:value="0.0206365603028664">
                <text:p>0.0206365603028664</text:p>
              </table:table-cell>
              <table:table-cell office:value-type="float" office:value="0.021427257977285">
                <text:p>0.021427257977285</text:p>
              </table:table-cell>
              <table:table-cell office:value-type="float" office:value="0.0209213628988642">
                <text:p>0.0209213628988642</text:p>
              </table:table-cell>
            </table:table-row>
            <table:table-row>
              <table:table-cell office:value-type="string">
                <text:p>44</text:p>
              </table:table-cell>
              <table:table-cell office:value-type="float" office:value="44">
                <text:p>44</text:p>
              </table:table-cell>
              <table:table-cell office:value-type="float" office:value="0.0206885330578512">
                <text:p>0.0206885330578512</text:p>
              </table:table-cell>
              <table:table-cell office:value-type="float" office:value="0.0209581611570248">
                <text:p>0.0209581611570248</text:p>
              </table:table-cell>
              <table:table-cell office:value-type="float" office:value="0.0207933884297521">
                <text:p>0.0207933884297521</text:p>
              </table:table-cell>
            </table:table-row>
            <table:table-row>
              <table:table-cell office:value-type="string">
                <text:p>45</text:p>
              </table:table-cell>
              <table:table-cell office:value-type="float" office:value="45">
                <text:p>45</text:p>
              </table:table-cell>
              <table:table-cell office:value-type="float" office:value="0.0208187654320988">
                <text:p>0.0208187654320988</text:p>
              </table:table-cell>
              <table:table-cell office:value-type="float" office:value="0.021199012345679">
                <text:p>0.021199012345679</text:p>
              </table:table-cell>
              <table:table-cell office:value-type="float" office:value="0.0209899259259259">
                <text:p>0.0209899259259259</text:p>
              </table:table-cell>
            </table:table-row>
            <table:table-row>
              <table:table-cell office:value-type="string">
                <text:p>46</text:p>
              </table:table-cell>
              <table:table-cell office:value-type="float" office:value="46">
                <text:p>46</text:p>
              </table:table-cell>
              <table:table-cell office:value-type="float" office:value="0.0205396975425331">
                <text:p>0.0205396975425331</text:p>
              </table:table-cell>
              <table:table-cell office:value-type="float" office:value="0.021015595463138">
                <text:p>0.021015595463138</text:p>
              </table:table-cell>
              <table:table-cell office:value-type="float" office:value="0.0207868620037807">
                <text:p>0.0207868620037807</text:p>
              </table:table-cell>
            </table:table-row>
            <table:table-row>
              <table:table-cell office:value-type="string">
                <text:p>47</text:p>
              </table:table-cell>
              <table:table-cell office:value-type="float" office:value="47">
                <text:p>47</text:p>
              </table:table-cell>
              <table:table-cell office:value-type="float" office:value="0.0205536441828882">
                <text:p>0.0205536441828882</text:p>
              </table:table-cell>
              <table:table-cell office:value-type="float" office:value="0.0214440923494794">
                <text:p>0.0214440923494794</text:p>
              </table:table-cell>
              <table:table-cell office:value-type="float" office:value="0.020816478044364">
                <text:p>0.020816478044364</text:p>
              </table:table-cell>
            </table:table-row>
            <table:table-row>
              <table:table-cell office:value-type="string">
                <text:p>48</text:p>
              </table:table-cell>
              <table:table-cell office:value-type="float" office:value="48">
                <text:p>48</text:p>
              </table:table-cell>
              <table:table-cell office:value-type="float" office:value="0.0206480034722222">
                <text:p>0.0206480034722222</text:p>
              </table:table-cell>
              <table:table-cell office:value-type="float" office:value="0.0208650173611111">
                <text:p>0.0208650173611111</text:p>
              </table:table-cell>
              <table:table-cell office:value-type="float" office:value="0.02072890625">
                <text:p>0.02072890625</text:p>
              </table:table-cell>
            </table:table-row>
            <table:table-row>
              <table:table-cell office:value-type="string">
                <text:p>49</text:p>
              </table:table-cell>
              <table:table-cell office:value-type="float" office:value="49">
                <text:p>49</text:p>
              </table:table-cell>
              <table:table-cell office:value-type="float" office:value="0.0206305705955852">
                <text:p>0.0206305705955852</text:p>
              </table:table-cell>
              <table:table-cell office:value-type="float" office:value="0.0209716784673053">
                <text:p>0.0209716784673053</text:p>
              </table:table-cell>
              <table:table-cell office:value-type="float" office:value="0.0207365264473136">
                <text:p>0.0207365264473136</text:p>
              </table:table-cell>
            </table:table-row>
            <table:table-row>
              <table:table-cell office:value-type="string">
                <text:p>50</text:p>
              </table:table-cell>
              <table:table-cell office:value-type="float" office:value="50">
                <text:p>50</text:p>
              </table:table-cell>
              <table:table-cell office:value-type="float" office:value="0.0206208">
                <text:p>0.0206208</text:p>
              </table:table-cell>
              <table:table-cell office:value-type="float" office:value="0.0210732">
                <text:p>0.0210732</text:p>
              </table:table-cell>
              <table:table-cell office:value-type="float" office:value="0.02085584">
                <text:p>0.02085584</text:p>
              </table:table-cell>
            </table:table-row>
            <table:table-row>
              <table:table-cell office:value-type="string">
                <text:p>51</text:p>
              </table:table-cell>
              <table:table-cell office:value-type="float" office:value="51">
                <text:p>51</text:p>
              </table:table-cell>
              <table:table-cell office:value-type="float" office:value="0.0205432525951557">
                <text:p>0.0205432525951557</text:p>
              </table:table-cell>
              <table:table-cell office:value-type="float" office:value="0.0208346789696271">
                <text:p>0.0208346789696271</text:p>
              </table:table-cell>
              <table:table-cell office:value-type="float" office:value="0.0207146482122261">
                <text:p>0.0207146482122261</text:p>
              </table:table-cell>
            </table:table-row>
            <table:table-row>
              <table:table-cell office:value-type="string">
                <text:p>52</text:p>
              </table:table-cell>
              <table:table-cell office:value-type="float" office:value="52">
                <text:p>52</text:p>
              </table:table-cell>
              <table:table-cell office:value-type="float" office:value="0.0207015532544379">
                <text:p>0.0207015532544379</text:p>
              </table:table-cell>
              <table:table-cell office:value-type="float" office:value="0.0226460798816568">
                <text:p>0.0226460798816568</text:p>
              </table:table-cell>
              <table:table-cell office:value-type="float" office:value="0.0211598372781065">
                <text:p>0.0211598372781065</text:p>
              </table:table-cell>
            </table:table-row>
            <table:table-row>
              <table:table-cell office:value-type="string">
                <text:p>53</text:p>
              </table:table-cell>
              <table:table-cell office:value-type="float" office:value="53">
                <text:p>53</text:p>
              </table:table-cell>
              <table:table-cell office:value-type="float" office:value="0.0204667141331435">
                <text:p>0.0204667141331435</text:p>
              </table:table-cell>
              <table:table-cell office:value-type="float" office:value="0.0212709149163403">
                <text:p>0.0212709149163403</text:p>
              </table:table-cell>
              <table:table-cell office:value-type="float" office:value="0.0208294054823781">
                <text:p>0.0208294054823781</text:p>
              </table:table-cell>
            </table:table-row>
            <table:table-row>
              <table:table-cell office:value-type="string">
                <text:p>54</text:p>
              </table:table-cell>
              <table:table-cell office:value-type="float" office:value="54">
                <text:p>54</text:p>
              </table:table-cell>
              <table:table-cell office:value-type="float" office:value="0.021062414266118">
                <text:p>0.021062414266118</text:p>
              </table:table-cell>
              <table:table-cell office:value-type="float" office:value="0.0221289437585734">
                <text:p>0.0221289437585734</text:p>
              </table:table-cell>
              <table:table-cell office:value-type="float" office:value="0.0216783264746228">
                <text:p>0.0216783264746228</text:p>
              </table:table-cell>
            </table:table-row>
            <table:table-row>
              <table:table-cell office:value-type="string">
                <text:p>55</text:p>
              </table:table-cell>
              <table:table-cell office:value-type="float" office:value="55">
                <text:p>55</text:p>
              </table:table-cell>
              <table:table-cell office:value-type="float" office:value="0.0207461157024793">
                <text:p>0.0207461157024793</text:p>
              </table:table-cell>
              <table:table-cell office:value-type="float" office:value="0.0215461157024793">
                <text:p>0.0215461157024793</text:p>
              </table:table-cell>
              <table:table-cell office:value-type="float" office:value="0.0212823140495868">
                <text:p>0.0212823140495868</text:p>
              </table:table-cell>
            </table:table-row>
            <table:table-row>
              <table:table-cell office:value-type="string">
                <text:p>56</text:p>
              </table:table-cell>
              <table:table-cell office:value-type="float" office:value="56">
                <text:p>56</text:p>
              </table:table-cell>
              <table:table-cell office:value-type="float" office:value="0.0209470663265306">
                <text:p>0.0209470663265306</text:p>
              </table:table-cell>
              <table:table-cell office:value-type="float" office:value="0.0215172193877551">
                <text:p>0.0215172193877551</text:p>
              </table:table-cell>
              <table:table-cell office:value-type="float" office:value="0.0211745535714286">
                <text:p>0.0211745535714286</text:p>
              </table:table-cell>
            </table:table-row>
            <table:table-row>
              <table:table-cell office:value-type="string">
                <text:p>57</text:p>
              </table:table-cell>
              <table:table-cell office:value-type="float" office:value="57">
                <text:p>57</text:p>
              </table:table-cell>
              <table:table-cell office:value-type="float" office:value="0.0204893813481071">
                <text:p>0.0204893813481071</text:p>
              </table:table-cell>
              <table:table-cell office:value-type="float" office:value="0.021621729763004">
                <text:p>0.021621729763004</text:p>
              </table:table-cell>
              <table:table-cell office:value-type="float" office:value="0.0208605109264389">
                <text:p>0.0208605109264389</text:p>
              </table:table-cell>
            </table:table-row>
            <table:table-row>
              <table:table-cell office:value-type="string">
                <text:p>58</text:p>
              </table:table-cell>
              <table:table-cell office:value-type="float" office:value="58">
                <text:p>58</text:p>
              </table:table-cell>
              <table:table-cell office:value-type="float" office:value="0.0205948275862069">
                <text:p>0.0205948275862069</text:p>
              </table:table-cell>
              <table:table-cell office:value-type="float" office:value="0.0209759215219976">
                <text:p>0.0209759215219976</text:p>
              </table:table-cell>
              <table:table-cell office:value-type="float" office:value="0.020681807372176">
                <text:p>0.020681807372176</text:p>
              </table:table-cell>
            </table:table-row>
            <table:table-row>
              <table:table-cell office:value-type="string">
                <text:p>59</text:p>
              </table:table-cell>
              <table:table-cell office:value-type="float" office:value="59">
                <text:p>59</text:p>
              </table:table-cell>
              <table:table-cell office:value-type="float" office:value="0.0204912381499569">
                <text:p>0.0204912381499569</text:p>
              </table:table-cell>
              <table:table-cell office:value-type="float" office:value="0.0210135018672795">
                <text:p>0.0210135018672795</text:p>
              </table:table-cell>
              <table:table-cell office:value-type="float" office:value="NaN">
                <text:p>NaN</text:p>
              </table:table-cell>
            </table:table-row>
            <table:table-row>
              <table:table-cell office:value-type="string">
                <text:p>60</text:p>
              </table:table-cell>
              <table:table-cell office:value-type="float" office:value="60">
                <text:p>60</text:p>
              </table:table-cell>
              <table:table-cell office:value-type="float" office:value="0.0204555555555556">
                <text:p>0.0204555555555556</text:p>
              </table:table-cell>
              <table:table-cell office:value-type="float" office:value="0.02138">
                <text:p>0.02138</text:p>
              </table:table-cell>
              <table:table-cell office:value-type="float" office:value="0.0208246111111111">
                <text:p>0.0208246111111111</text:p>
              </table:table-cell>
            </table:table-row>
            <table:table-row>
              <table:table-cell office:value-type="string">
                <text:p>61</text:p>
              </table:table-cell>
              <table:table-cell office:value-type="float" office:value="61">
                <text:p>61</text:p>
              </table:table-cell>
              <table:table-cell office:value-type="float" office:value="0.0204678849771567">
                <text:p>0.0204678849771567</text:p>
              </table:table-cell>
              <table:table-cell office:value-type="float" office:value="0.0206600376242945">
                <text:p>0.0206600376242945</text:p>
              </table:table-cell>
              <table:table-cell office:value-type="float" office:value="0.0205522171459285">
                <text:p>0.0205522171459285</text:p>
              </table:table-cell>
            </table:table-row>
            <table:table-row>
              <table:table-cell office:value-type="string">
                <text:p>62</text:p>
              </table:table-cell>
              <table:table-cell office:value-type="float" office:value="62">
                <text:p>62</text:p>
              </table:table-cell>
              <table:table-cell office:value-type="float" office:value="0.020463319458897">
                <text:p>0.020463319458897</text:p>
              </table:table-cell>
              <table:table-cell office:value-type="float" office:value="0.020630593132154">
                <text:p>0.020630593132154</text:p>
              </table:table-cell>
              <table:table-cell office:value-type="float" office:value="0.0205537981269511">
                <text:p>0.0205537981269511</text:p>
              </table:table-cell>
            </table:table-row>
            <table:table-row>
              <table:table-cell office:value-type="string">
                <text:p>63</text:p>
              </table:table-cell>
              <table:table-cell office:value-type="float" office:value="63">
                <text:p>63</text:p>
              </table:table-cell>
              <table:table-cell office:value-type="float" office:value="0.0204452003023432">
                <text:p>0.0204452003023432</text:p>
              </table:table-cell>
              <table:table-cell office:value-type="float" office:value="0.0211191735953641">
                <text:p>0.0211191735953641</text:p>
              </table:table-cell>
              <table:table-cell office:value-type="float" office:value="0.0206913076341648">
                <text:p>0.0206913076341648</text:p>
              </table:table-cell>
            </table:table-row>
            <table:table-row>
              <table:table-cell office:value-type="string">
                <text:p>64</text:p>
              </table:table-cell>
              <table:table-cell office:value-type="float" office:value="64">
                <text:p>64</text:p>
              </table:table-cell>
              <table:table-cell office:value-type="float" office:value="0.02041455078125">
                <text:p>0.02041455078125</text:p>
              </table:table-cell>
              <table:table-cell office:value-type="float" office:value="0.020733154296875">
                <text:p>0.020733154296875</text:p>
              </table:table-cell>
              <table:table-cell office:value-type="float" office:value="0.020552294921875">
                <text:p>0.020552294921875</text:p>
              </table:table-cell>
            </table:table-row>
            <table:table-row>
              <table:table-cell office:value-type="string">
                <text:p>65</text:p>
              </table:table-cell>
              <table:table-cell office:value-type="float" office:value="65">
                <text:p>65</text:p>
              </table:table-cell>
              <table:table-cell office:value-type="float" office:value="0.0204144378698225">
                <text:p>0.0204144378698225</text:p>
              </table:table-cell>
              <table:table-cell office:value-type="float" office:value="0.0231465088757396">
                <text:p>0.0231465088757396</text:p>
              </table:table-cell>
              <table:table-cell office:value-type="float" office:value="0.0210424142011834">
                <text:p>0.0210424142011834</text:p>
              </table:table-cell>
            </table:table-row>
            <table:table-row>
              <table:table-cell office:value-type="string">
                <text:p>66</text:p>
              </table:table-cell>
              <table:table-cell office:value-type="float" office:value="66">
                <text:p>66</text:p>
              </table:table-cell>
              <table:table-cell office:value-type="float" office:value="0.0204577594123049">
                <text:p>0.0204577594123049</text:p>
              </table:table-cell>
              <table:table-cell office:value-type="float" office:value="0.0212871900826446">
                <text:p>0.0212871900826446</text:p>
              </table:table-cell>
              <table:table-cell office:value-type="float" office:value="0.0207914600550964">
                <text:p>0.0207914600550964</text:p>
              </table:table-cell>
            </table:table-row>
            <table:table-row>
              <table:table-cell office:value-type="string">
                <text:p>67</text:p>
              </table:table-cell>
              <table:table-cell office:value-type="float" office:value="67">
                <text:p>67</text:p>
              </table:table-cell>
              <table:table-cell office:value-type="float" office:value="0.0205633771441301">
                <text:p>0.0205633771441301</text:p>
              </table:table-cell>
              <table:table-cell office:value-type="float" office:value="0.0223276899086656">
                <text:p>0.0223276899086656</text:p>
              </table:table-cell>
              <table:table-cell office:value-type="float" office:value="0.0211228335932279">
                <text:p>0.0211228335932279</text:p>
              </table:table-cell>
            </table:table-row>
            <table:table-row>
              <table:table-cell office:value-type="string">
                <text:p>68</text:p>
              </table:table-cell>
              <table:table-cell office:value-type="float" office:value="68">
                <text:p>68</text:p>
              </table:table-cell>
              <table:table-cell office:value-type="float" office:value="0.0203724048442907">
                <text:p>0.0203724048442907</text:p>
              </table:table-cell>
              <table:table-cell office:value-type="float" office:value="0.0207655709342561">
                <text:p>0.0207655709342561</text:p>
              </table:table-cell>
              <table:table-cell office:value-type="float" office:value="0.0205907006920415">
                <text:p>0.0205907006920415</text:p>
              </table:table-cell>
            </table:table-row>
            <table:table-row>
              <table:table-cell office:value-type="string">
                <text:p>69</text:p>
              </table:table-cell>
              <table:table-cell office:value-type="float" office:value="69">
                <text:p>69</text:p>
              </table:table-cell>
              <table:table-cell office:value-type="float" office:value="0.0203845830707834">
                <text:p>0.0203845830707834</text:p>
              </table:table-cell>
              <table:table-cell office:value-type="float" office:value="0.0210434782608696">
                <text:p>0.0210434782608696</text:p>
              </table:table-cell>
              <table:table-cell office:value-type="float" office:value="0.0205461877756774">
                <text:p>0.0205461877756774</text:p>
              </table:table-cell>
            </table:table-row>
            <table:table-row>
              <table:table-cell office:value-type="string">
                <text:p>70</text:p>
              </table:table-cell>
              <table:table-cell office:value-type="float" office:value="70">
                <text:p>70</text:p>
              </table:table-cell>
              <table:table-cell office:value-type="float" office:value="0.0203567346938775">
                <text:p>0.0203567346938775</text:p>
              </table:table-cell>
              <table:table-cell office:value-type="float" office:value="0.0207363265306122">
                <text:p>0.0207363265306122</text:p>
              </table:table-cell>
              <table:table-cell office:value-type="float" office:value="0.020553387755102">
                <text:p>0.020553387755102</text:p>
              </table:table-cell>
            </table:table-row>
            <table:table-row>
              <table:table-cell office:value-type="string">
                <text:p>71</text:p>
              </table:table-cell>
              <table:table-cell office:value-type="float" office:value="71">
                <text:p>71</text:p>
              </table:table-cell>
              <table:table-cell office:value-type="float" office:value="0.0203279111287443">
                <text:p>0.0203279111287443</text:p>
              </table:table-cell>
              <table:table-cell office:value-type="float" office:value="0.0215320372941877">
                <text:p>0.0215320372941877</text:p>
              </table:table-cell>
              <table:table-cell office:value-type="float" office:value="0.0207285062487602">
                <text:p>0.0207285062487602</text:p>
              </table:table-cell>
            </table:table-row>
            <table:table-row>
              <table:table-cell office:value-type="string">
                <text:p>72</text:p>
              </table:table-cell>
              <table:table-cell office:value-type="float" office:value="72">
                <text:p>72</text:p>
              </table:table-cell>
              <table:table-cell office:value-type="float" office:value="0.0203364197530864">
                <text:p>0.0203364197530864</text:p>
              </table:table-cell>
              <table:table-cell office:value-type="float" office:value="0.0214043209876543">
                <text:p>0.0214043209876543</text:p>
              </table:table-cell>
              <table:table-cell office:value-type="float" office:value="0.0207712962962963">
                <text:p>0.0207712962962963</text:p>
              </table:table-cell>
            </table:table-row>
            <table:table-row>
              <table:table-cell office:value-type="string">
                <text:p>73</text:p>
              </table:table-cell>
              <table:table-cell office:value-type="float" office:value="73">
                <text:p>73</text:p>
              </table:table-cell>
              <table:table-cell office:value-type="float" office:value="0.0202949896791143">
                <text:p>0.0202949896791143</text:p>
              </table:table-cell>
              <table:table-cell office:value-type="float" office:value="0.0212219928692062">
                <text:p>0.0212219928692062</text:p>
              </table:table-cell>
              <table:table-cell office:value-type="float" office:value="0.0206817038844061">
                <text:p>0.0206817038844061</text:p>
              </table:table-cell>
            </table:table-row>
            <table:table-row>
              <table:table-cell office:value-type="string">
                <text:p>74</text:p>
              </table:table-cell>
              <table:table-cell office:value-type="float" office:value="74">
                <text:p>74</text:p>
              </table:table-cell>
              <table:table-cell office:value-type="float" office:value="0.0203840394448503">
                <text:p>0.0203840394448503</text:p>
              </table:table-cell>
              <table:table-cell office:value-type="float" office:value="0.0211939371804237">
                <text:p>0.0211939371804237</text:p>
              </table:table-cell>
              <table:table-cell office:value-type="float" office:value="0.0206692841490139">
                <text:p>0.0206692841490139</text:p>
              </table:table-cell>
            </table:table-row>
            <table:table-row>
              <table:table-cell office:value-type="string">
                <text:p>75</text:p>
              </table:table-cell>
              <table:table-cell office:value-type="float" office:value="75">
                <text:p>75</text:p>
              </table:table-cell>
              <table:table-cell office:value-type="float" office:value="0.0203210666666667">
                <text:p>0.0203210666666667</text:p>
              </table:table-cell>
              <table:table-cell office:value-type="float" office:value="0.0209408">
                <text:p>0.0209408</text:p>
              </table:table-cell>
              <table:table-cell office:value-type="float" office:value="0.0205873422222222">
                <text:p>0.0205873422222222</text:p>
              </table:table-cell>
            </table:table-row>
            <table:table-row>
              <table:table-cell office:value-type="string">
                <text:p>76</text:p>
              </table:table-cell>
              <table:table-cell office:value-type="float" office:value="76">
                <text:p>76</text:p>
              </table:table-cell>
              <table:table-cell office:value-type="float" office:value="0.020305055401662">
                <text:p>0.020305055401662</text:p>
              </table:table-cell>
              <table:table-cell office:value-type="float" office:value="0.0212100069252078">
                <text:p>0.0212100069252078</text:p>
              </table:table-cell>
              <table:table-cell office:value-type="float" office:value="0.0205532202216067">
                <text:p>0.0205532202216067</text:p>
              </table:table-cell>
            </table:table-row>
            <table:table-row>
              <table:table-cell office:value-type="string">
                <text:p>77</text:p>
              </table:table-cell>
              <table:table-cell office:value-type="float" office:value="77">
                <text:p>77</text:p>
              </table:table-cell>
              <table:table-cell office:value-type="float" office:value="0.0204646652049249">
                <text:p>0.0204646652049249</text:p>
              </table:table-cell>
              <table:table-cell office:value-type="float" office:value="0.021582560296846">
                <text:p>0.021582560296846</text:p>
              </table:table-cell>
              <table:table-cell office:value-type="float" office:value="0.0207725754764716">
                <text:p>0.0207725754764716</text:p>
              </table:table-cell>
            </table:table-row>
            <table:table-row>
              <table:table-cell office:value-type="string">
                <text:p>78</text:p>
              </table:table-cell>
              <table:table-cell office:value-type="float" office:value="78">
                <text:p>78</text:p>
              </table:table-cell>
              <table:table-cell office:value-type="float" office:value="0.02025">
                <text:p>0.02025</text:p>
              </table:table-cell>
              <table:table-cell office:value-type="float" office:value="0.0214855358316897">
                <text:p>0.0214855358316897</text:p>
              </table:table-cell>
              <table:table-cell office:value-type="float" office:value="0.0207397435897436">
                <text:p>0.0207397435897436</text:p>
              </table:table-cell>
            </table:table-row>
            <table:table-row>
              <table:table-cell office:value-type="string">
                <text:p>79</text:p>
              </table:table-cell>
              <table:table-cell office:value-type="float" office:value="79">
                <text:p>79</text:p>
              </table:table-cell>
              <table:table-cell office:value-type="float" office:value="0.0203826309886236">
                <text:p>0.0203826309886236</text:p>
              </table:table-cell>
              <table:table-cell office:value-type="float" office:value="0.0213308764621054">
                <text:p>0.0213308764621054</text:p>
              </table:table-cell>
              <table:table-cell office:value-type="float" office:value="0.0207936548630027">
                <text:p>0.0207936548630027</text:p>
              </table:table-cell>
            </table:table-row>
            <table:table-row>
              <table:table-cell office:value-type="string">
                <text:p>80</text:p>
              </table:table-cell>
              <table:table-cell office:value-type="float" office:value="80">
                <text:p>80</text:p>
              </table:table-cell>
              <table:table-cell office:value-type="float" office:value="0.02031296875">
                <text:p>0.02031296875</text:p>
              </table:table-cell>
              <table:table-cell office:value-type="float" office:value="0.02096859375">
                <text:p>0.02096859375</text:p>
              </table:table-cell>
              <table:table-cell office:value-type="float" office:value="0.020512875">
                <text:p>0.020512875</text:p>
              </table:table-cell>
            </table:table-row>
            <table:table-row>
              <table:table-cell office:value-type="string">
                <text:p>81</text:p>
              </table:table-cell>
              <table:table-cell office:value-type="float" office:value="81">
                <text:p>81</text:p>
              </table:table-cell>
              <table:table-cell office:value-type="float" office:value="0.0202653558908703">
                <text:p>0.0202653558908703</text:p>
              </table:table-cell>
              <table:table-cell office:value-type="float" office:value="0.0207767108672458">
                <text:p>0.0207767108672458</text:p>
              </table:table-cell>
              <table:table-cell office:value-type="float" office:value="0.0204448407254992">
                <text:p>0.0204448407254992</text:p>
              </table:table-cell>
            </table:table-row>
            <table:table-row>
              <table:table-cell office:value-type="string">
                <text:p>82</text:p>
              </table:table-cell>
              <table:table-cell office:value-type="float" office:value="82">
                <text:p>82</text:p>
              </table:table-cell>
              <table:table-cell office:value-type="float" office:value="0.0202232302201071">
                <text:p>0.0202232302201071</text:p>
              </table:table-cell>
              <table:table-cell office:value-type="float" office:value="0.0209831945270672">
                <text:p>0.0209831945270672</text:p>
              </table:table-cell>
              <table:table-cell office:value-type="float" office:value="0.0205131469363474">
                <text:p>0.0205131469363474</text:p>
              </table:table-cell>
            </table:table-row>
            <table:table-row>
              <table:table-cell office:value-type="string">
                <text:p>83</text:p>
              </table:table-cell>
              <table:table-cell office:value-type="float" office:value="83">
                <text:p>83</text:p>
              </table:table-cell>
              <table:table-cell office:value-type="float" office:value="0.0203322688343736">
                <text:p>0.0203322688343736</text:p>
              </table:table-cell>
              <table:table-cell office:value-type="float" office:value="0.0207792132384961">
                <text:p>0.0207792132384961</text:p>
              </table:table-cell>
              <table:table-cell office:value-type="float" office:value="0.0204665408622442">
                <text:p>0.0204665408622442</text:p>
              </table:table-cell>
            </table:table-row>
            <table:table-row>
              <table:table-cell office:value-type="string">
                <text:p>84</text:p>
              </table:table-cell>
              <table:table-cell office:value-type="float" office:value="84">
                <text:p>84</text:p>
              </table:table-cell>
              <table:table-cell office:value-type="float" office:value="0.0203265306122449">
                <text:p>0.0203265306122449</text:p>
              </table:table-cell>
              <table:table-cell office:value-type="float" office:value="0.0207380952380952">
                <text:p>0.0207380952380952</text:p>
              </table:table-cell>
              <table:table-cell office:value-type="float" office:value="0.0204943027210884">
                <text:p>0.0204943027210884</text:p>
              </table:table-cell>
            </table:table-row>
            <table:table-row>
              <table:table-cell office:value-type="string">
                <text:p>85</text:p>
              </table:table-cell>
              <table:table-cell office:value-type="float" office:value="85">
                <text:p>85</text:p>
              </table:table-cell>
              <table:table-cell office:value-type="float" office:value="0.0204179930795848">
                <text:p>0.0204179930795848</text:p>
              </table:table-cell>
              <table:table-cell office:value-type="float" office:value="0.0210049826989619">
                <text:p>0.0210049826989619</text:p>
              </table:table-cell>
              <table:table-cell office:value-type="float" office:value="0.0207849965397924">
                <text:p>0.0207849965397924</text:p>
              </table:table-cell>
            </table:table-row>
            <table:table-row>
              <table:table-cell office:value-type="string">
                <text:p>86</text:p>
              </table:table-cell>
              <table:table-cell office:value-type="float" office:value="86">
                <text:p>86</text:p>
              </table:table-cell>
              <table:table-cell office:value-type="float" office:value="0.0201882098431585">
                <text:p>0.0201882098431585</text:p>
              </table:table-cell>
              <table:table-cell office:value-type="float" office:value="0.0210987020010817">
                <text:p>0.0210987020010817</text:p>
              </table:table-cell>
              <table:table-cell office:value-type="float" office:value="0.0205018117901568">
                <text:p>0.0205018117901568</text:p>
              </table:table-cell>
            </table:table-row>
            <table:table-row>
              <table:table-cell office:value-type="string">
                <text:p>87</text:p>
              </table:table-cell>
              <table:table-cell office:value-type="float" office:value="87">
                <text:p>87</text:p>
              </table:table-cell>
              <table:table-cell office:value-type="float" office:value="0.0202238076364117">
                <text:p>0.0202238076364117</text:p>
              </table:table-cell>
              <table:table-cell office:value-type="float" office:value="0.0207487118509711">
                <text:p>0.0207487118509711</text:p>
              </table:table-cell>
              <table:table-cell office:value-type="float" office:value="0.0203806315233188">
                <text:p>0.0203806315233188</text:p>
              </table:table-cell>
            </table:table-row>
            <table:table-row>
              <table:table-cell office:value-type="string">
                <text:p>88</text:p>
              </table:table-cell>
              <table:table-cell office:value-type="float" office:value="88">
                <text:p>88</text:p>
              </table:table-cell>
              <table:table-cell office:value-type="float" office:value="0.0203110795454545">
                <text:p>0.0203110795454545</text:p>
              </table:table-cell>
              <table:table-cell office:value-type="float" office:value="0.0208308367768595">
                <text:p>0.0208308367768595</text:p>
              </table:table-cell>
              <table:table-cell office:value-type="float" office:value="0.0204501549586777">
                <text:p>0.0204501549586777</text:p>
              </table:table-cell>
            </table:table-row>
            <table:table-row>
              <table:table-cell office:value-type="string">
                <text:p>89</text:p>
              </table:table-cell>
              <table:table-cell office:value-type="float" office:value="89">
                <text:p>89</text:p>
              </table:table-cell>
              <table:table-cell office:value-type="float" office:value="0.0201997222572907">
                <text:p>0.0201997222572907</text:p>
              </table:table-cell>
              <table:table-cell office:value-type="float" office:value="0.0208617598788032">
                <text:p>0.0208617598788032</text:p>
              </table:table-cell>
              <table:table-cell office:value-type="float" office:value="0.0204827168286832">
                <text:p>0.0204827168286832</text:p>
              </table:table-cell>
            </table:table-row>
            <table:table-row>
              <table:table-cell office:value-type="string">
                <text:p>90</text:p>
              </table:table-cell>
              <table:table-cell office:value-type="float" office:value="90">
                <text:p>90</text:p>
              </table:table-cell>
              <table:table-cell office:value-type="float" office:value="0.0202796296296296">
                <text:p>0.0202796296296296</text:p>
              </table:table-cell>
              <table:table-cell office:value-type="float" office:value="0.0207551851851852">
                <text:p>0.0207551851851852</text:p>
              </table:table-cell>
              <table:table-cell office:value-type="float" office:value="0.020428987654321">
                <text:p>0.020428987654321</text:p>
              </table:table-cell>
            </table:table-row>
            <table:table-row>
              <table:table-cell office:value-type="string">
                <text:p>91</text:p>
              </table:table-cell>
              <table:table-cell office:value-type="float" office:value="91">
                <text:p>91</text:p>
              </table:table-cell>
              <table:table-cell office:value-type="float" office:value="0.0202753290665379">
                <text:p>0.0202753290665379</text:p>
              </table:table-cell>
              <table:table-cell office:value-type="float" office:value="0.020832387392827">
                <text:p>0.020832387392827</text:p>
              </table:table-cell>
              <table:table-cell office:value-type="float" office:value="0.0204231131505857">
                <text:p>0.0204231131505857</text:p>
              </table:table-cell>
            </table:table-row>
            <table:table-row>
              <table:table-cell office:value-type="string">
                <text:p>92</text:p>
              </table:table-cell>
              <table:table-cell office:value-type="float" office:value="92">
                <text:p>92</text:p>
              </table:table-cell>
              <table:table-cell office:value-type="float" office:value="0.0202457466918715">
                <text:p>0.0202457466918715</text:p>
              </table:table-cell>
              <table:table-cell office:value-type="float" office:value="0.0206011342155009">
                <text:p>0.0206011342155009</text:p>
              </table:table-cell>
              <table:table-cell office:value-type="float" office:value="0.0204072069943289">
                <text:p>0.0204072069943289</text:p>
              </table:table-cell>
            </table:table-row>
            <table:table-row>
              <table:table-cell office:value-type="string">
                <text:p>93</text:p>
              </table:table-cell>
              <table:table-cell office:value-type="float" office:value="93">
                <text:p>93</text:p>
              </table:table-cell>
              <table:table-cell office:value-type="float" office:value="0.0202052260376922">
                <text:p>0.0202052260376922</text:p>
              </table:table-cell>
              <table:table-cell office:value-type="float" office:value="0.020822175974101">
                <text:p>0.020822175974101</text:p>
              </table:table-cell>
              <table:table-cell office:value-type="float" office:value="0.0203528731645277">
                <text:p>0.0203528731645277</text:p>
              </table:table-cell>
            </table:table-row>
            <table:table-row>
              <table:table-cell office:value-type="string">
                <text:p>94</text:p>
              </table:table-cell>
              <table:table-cell office:value-type="float" office:value="94">
                <text:p>94</text:p>
              </table:table-cell>
              <table:table-cell office:value-type="float" office:value="0.0201490493435944">
                <text:p>0.0201490493435944</text:p>
              </table:table-cell>
              <table:table-cell office:value-type="float" office:value="0.0207670891806247">
                <text:p>0.0207670891806247</text:p>
              </table:table-cell>
              <table:table-cell office:value-type="float" office:value="0.0203397238569488">
                <text:p>0.0203397238569488</text:p>
              </table:table-cell>
            </table:table-row>
            <table:table-row>
              <table:table-cell office:value-type="string">
                <text:p>95</text:p>
              </table:table-cell>
              <table:table-cell office:value-type="float" office:value="95">
                <text:p>95</text:p>
              </table:table-cell>
              <table:table-cell office:value-type="float" office:value="0.0201776177285319">
                <text:p>0.0201776177285319</text:p>
              </table:table-cell>
              <table:table-cell office:value-type="float" office:value="0.0207317451523546">
                <text:p>0.0207317451523546</text:p>
              </table:table-cell>
              <table:table-cell office:value-type="float" office:value="0.0203587146814404">
                <text:p>0.0203587146814404</text:p>
              </table:table-cell>
            </table:table-row>
            <table:table-row>
              <table:table-cell office:value-type="string">
                <text:p>96</text:p>
              </table:table-cell>
              <table:table-cell office:value-type="float" office:value="96">
                <text:p>96</text:p>
              </table:table-cell>
              <table:table-cell office:value-type="float" office:value="0.0201148003472222">
                <text:p>0.0201148003472222</text:p>
              </table:table-cell>
              <table:table-cell office:value-type="float" office:value="0.0205348307291667">
                <text:p>0.0205348307291667</text:p>
              </table:table-cell>
              <table:table-cell office:value-type="float" office:value="0.0202923394097222">
                <text:p>0.0202923394097222</text:p>
              </table:table-cell>
            </table:table-row>
            <table:table-row>
              <table:table-cell office:value-type="string">
                <text:p>97</text:p>
              </table:table-cell>
              <table:table-cell office:value-type="float" office:value="97">
                <text:p>97</text:p>
              </table:table-cell>
              <table:table-cell office:value-type="float" office:value="0.0201479434583909">
                <text:p>0.0201479434583909</text:p>
              </table:table-cell>
              <table:table-cell office:value-type="float" office:value="0.0205770007439685">
                <text:p>0.0205770007439685</text:p>
              </table:table-cell>
              <table:table-cell office:value-type="float" office:value="0.0203371452864279">
                <text:p>0.0203371452864279</text:p>
              </table:table-cell>
            </table:table-row>
            <table:table-row>
              <table:table-cell office:value-type="string">
                <text:p>98</text:p>
              </table:table-cell>
              <table:table-cell office:value-type="float" office:value="98">
                <text:p>98</text:p>
              </table:table-cell>
              <table:table-cell office:value-type="float" office:value="0.0203088296543107">
                <text:p>0.0203088296543107</text:p>
              </table:table-cell>
              <table:table-cell office:value-type="float" office:value="0.0208700541441066">
                <text:p>0.0208700541441066</text:p>
              </table:table-cell>
              <table:table-cell office:value-type="float" office:value="0.0204521032902957">
                <text:p>0.0204521032902957</text:p>
              </table:table-cell>
            </table:table-row>
            <table:table-row>
              <table:table-cell office:value-type="string">
                <text:p>99</text:p>
              </table:table-cell>
              <table:table-cell office:value-type="float" office:value="99">
                <text:p>99</text:p>
              </table:table-cell>
              <table:table-cell office:value-type="float" office:value="0.0201635547393123">
                <text:p>0.0201635547393123</text:p>
              </table:table-cell>
              <table:table-cell office:value-type="float" office:value="0.0207325783083359">
                <text:p>0.0207325783083359</text:p>
              </table:table-cell>
              <table:table-cell office:value-type="float" office:value="0.0203713294561779">
                <text:p>0.0203713294561779</text:p>
              </table:table-cell>
            </table:table-row>
            <table:table-row>
              <table:table-cell office:value-type="string">
                <text:p>100</text:p>
              </table:table-cell>
              <table:table-cell office:value-type="float" office:value="100">
                <text:p>100</text:p>
              </table:table-cell>
              <table:table-cell office:value-type="float" office:value="0.0201721">
                <text:p>0.0201721</text:p>
              </table:table-cell>
              <table:table-cell office:value-type="float" office:value="0.0206931">
                <text:p>0.0206931</text:p>
              </table:table-cell>
              <table:table-cell office:value-type="float" office:value="0.02031592">
                <text:p>0.02031592</text:p>
              </table:table-cell>
            </table:table-row>
            <table:table-row>
              <table:table-cell office:value-type="string">
                <text:p>101</text:p>
              </table:table-cell>
              <table:table-cell office:value-type="float" office:value="101">
                <text:p>101</text:p>
              </table:table-cell>
              <table:table-cell office:value-type="float" office:value="0.0201129301048917">
                <text:p>0.0201129301048917</text:p>
              </table:table-cell>
              <table:table-cell office:value-type="float" office:value="0.0204887756102343">
                <text:p>0.0204887756102343</text:p>
              </table:table-cell>
              <table:table-cell office:value-type="float" office:value="0.0202292716400353">
                <text:p>0.0202292716400353</text:p>
              </table:table-cell>
            </table:table-row>
            <table:table-row>
              <table:table-cell office:value-type="string">
                <text:p>102</text:p>
              </table:table-cell>
              <table:table-cell office:value-type="float" office:value="102">
                <text:p>102</text:p>
              </table:table-cell>
              <table:table-cell office:value-type="float" office:value="0.0201499423298731">
                <text:p>0.0201499423298731</text:p>
              </table:table-cell>
              <table:table-cell office:value-type="float" office:value="0.0206466743560169">
                <text:p>0.0206466743560169</text:p>
              </table:table-cell>
              <table:table-cell office:value-type="float" office:value="0.0203176855055748">
                <text:p>0.0203176855055748</text:p>
              </table:table-cell>
            </table:table-row>
            <table:table-row>
              <table:table-cell office:value-type="string">
                <text:p>103</text:p>
              </table:table-cell>
              <table:table-cell office:value-type="float" office:value="103">
                <text:p>103</text:p>
              </table:table-cell>
              <table:table-cell office:value-type="float" office:value="0.0202780657931945">
                <text:p>0.0202780657931945</text:p>
              </table:table-cell>
              <table:table-cell office:value-type="float" office:value="0.0209050805919502">
                <text:p>0.0209050805919502</text:p>
              </table:table-cell>
              <table:table-cell office:value-type="float" office:value="0.0206091054764822">
                <text:p>0.0206091054764822</text:p>
              </table:table-cell>
            </table:table-row>
            <table:table-row>
              <table:table-cell office:value-type="string">
                <text:p>104</text:p>
              </table:table-cell>
              <table:table-cell office:value-type="float" office:value="104">
                <text:p>104</text:p>
              </table:table-cell>
              <table:table-cell office:value-type="float" office:value="0.0201417344674556">
                <text:p>0.0201417344674556</text:p>
              </table:table-cell>
              <table:table-cell office:value-type="float" office:value="0.0208177699704142">
                <text:p>0.0208177699704142</text:p>
              </table:table-cell>
              <table:table-cell office:value-type="float" office:value="0.0203438794378698">
                <text:p>0.0203438794378698</text:p>
              </table:table-cell>
            </table:table-row>
            <table:table-row>
              <table:table-cell office:value-type="string">
                <text:p>105</text:p>
              </table:table-cell>
              <table:table-cell office:value-type="float" office:value="105">
                <text:p>105</text:p>
              </table:table-cell>
              <table:table-cell office:value-type="float" office:value="0.0201345124716553">
                <text:p>0.0201345124716553</text:p>
              </table:table-cell>
              <table:table-cell office:value-type="float" office:value="0.0207243537414966">
                <text:p>0.0207243537414966</text:p>
              </table:table-cell>
              <table:table-cell office:value-type="float" office:value="0.0202848798185941">
                <text:p>0.0202848798185941</text:p>
              </table:table-cell>
            </table:table-row>
            <table:table-row>
              <table:table-cell office:value-type="string">
                <text:p>106</text:p>
              </table:table-cell>
              <table:table-cell office:value-type="float" office:value="106">
                <text:p>106</text:p>
              </table:table-cell>
              <table:table-cell office:value-type="float" office:value="0.0201050195799217">
                <text:p>0.0201050195799217</text:p>
              </table:table-cell>
              <table:table-cell office:value-type="float" office:value="0.0206179245283019">
                <text:p>0.0206179245283019</text:p>
              </table:table-cell>
              <table:table-cell office:value-type="float" office:value="0.0202600035599858">
                <text:p>0.0202600035599858</text:p>
              </table:table-cell>
            </table:table-row>
            <table:table-row>
              <table:table-cell office:value-type="string">
                <text:p>107</text:p>
              </table:table-cell>
              <table:table-cell office:value-type="float" office:value="107">
                <text:p>107</text:p>
              </table:table-cell>
              <table:table-cell office:value-type="float" office:value="0.0202602847410254">
                <text:p>0.0202602847410254</text:p>
              </table:table-cell>
              <table:table-cell office:value-type="float" office:value="0.0207909861123242">
                <text:p>0.0207909861123242</text:p>
              </table:table-cell>
              <table:table-cell office:value-type="float" office:value="0.0205396977902">
                <text:p>0.0205396977902</text:p>
              </table:table-cell>
            </table:table-row>
            <table:table-row>
              <table:table-cell office:value-type="string">
                <text:p>108</text:p>
              </table:table-cell>
              <table:table-cell office:value-type="float" office:value="108">
                <text:p>108</text:p>
              </table:table-cell>
              <table:table-cell office:value-type="float" office:value="0.0201581790123457">
                <text:p>0.0201581790123457</text:p>
              </table:table-cell>
              <table:table-cell office:value-type="float" office:value="0.0205948216735254">
                <text:p>0.0205948216735254</text:p>
              </table:table-cell>
              <table:table-cell office:value-type="float" office:value="0.0202951817558299">
                <text:p>0.0202951817558299</text:p>
              </table:table-cell>
            </table:table-row>
            <table:table-row>
              <table:table-cell office:value-type="string">
                <text:p>109</text:p>
              </table:table-cell>
              <table:table-cell office:value-type="float" office:value="109">
                <text:p>109</text:p>
              </table:table-cell>
              <table:table-cell office:value-type="float" office:value="0.020150744886794">
                <text:p>0.020150744886794</text:p>
              </table:table-cell>
              <table:table-cell office:value-type="float" office:value="0.0208037202255702">
                <text:p>0.0208037202255702</text:p>
              </table:table-cell>
              <table:table-cell office:value-type="float" office:value="0.0203696153522431">
                <text:p>0.0203696153522431</text:p>
              </table:table-cell>
            </table:table-row>
            <table:table-row>
              <table:table-cell office:value-type="string">
                <text:p>110</text:p>
              </table:table-cell>
              <table:table-cell office:value-type="float" office:value="110">
                <text:p>110</text:p>
              </table:table-cell>
              <table:table-cell office:value-type="float" office:value="0.0201007438016529">
                <text:p>0.0201007438016529</text:p>
              </table:table-cell>
              <table:table-cell office:value-type="float" office:value="0.0206674380165289">
                <text:p>0.0206674380165289</text:p>
              </table:table-cell>
              <table:table-cell office:value-type="float" office:value="0.0203405123966942">
                <text:p>0.0203405123966942</text:p>
              </table:table-cell>
            </table:table-row>
            <table:table-row>
              <table:table-cell office:value-type="string">
                <text:p>111</text:p>
              </table:table-cell>
              <table:table-cell office:value-type="float" office:value="111">
                <text:p>111</text:p>
              </table:table-cell>
              <table:table-cell office:value-type="float" office:value="0.0201089197305413">
                <text:p>0.0201089197305413</text:p>
              </table:table-cell>
              <table:table-cell office:value-type="float" office:value="0.0204256148039932">
                <text:p>0.0204256148039932</text:p>
              </table:table-cell>
              <table:table-cell office:value-type="float" office:value="0.0202616995373752">
                <text:p>0.0202616995373752</text:p>
              </table:table-cell>
            </table:table-row>
            <table:table-row>
              <table:table-cell office:value-type="string">
                <text:p>112</text:p>
              </table:table-cell>
              <table:table-cell office:value-type="float" office:value="112">
                <text:p>112</text:p>
              </table:table-cell>
              <table:table-cell office:value-type="float" office:value="0.0203250956632653">
                <text:p>0.0203250956632653</text:p>
              </table:table-cell>
              <table:table-cell office:value-type="float" office:value="0.0212865114795918">
                <text:p>0.0212865114795918</text:p>
              </table:table-cell>
              <table:table-cell office:value-type="float" office:value="0.0207743463010204">
                <text:p>0.0207743463010204</text:p>
              </table:table-cell>
            </table:table-row>
            <table:table-row>
              <table:table-cell office:value-type="string">
                <text:p>113</text:p>
              </table:table-cell>
              <table:table-cell office:value-type="float" office:value="113">
                <text:p>113</text:p>
              </table:table-cell>
              <table:table-cell office:value-type="float" office:value="0.0201133996397525">
                <text:p>0.0201133996397525</text:p>
              </table:table-cell>
              <table:table-cell office:value-type="float" office:value="0.0207285613595426">
                <text:p>0.0207285613595426</text:p>
              </table:table-cell>
              <table:table-cell office:value-type="float" office:value="0.0204351476231498">
                <text:p>0.0204351476231498</text:p>
              </table:table-cell>
            </table:table-row>
            <table:table-row>
              <table:table-cell office:value-type="string">
                <text:p>114</text:p>
              </table:table-cell>
              <table:table-cell office:value-type="float" office:value="114">
                <text:p>114</text:p>
              </table:table-cell>
              <table:table-cell office:value-type="float" office:value="0.0200640196983687">
                <text:p>0.0200640196983687</text:p>
              </table:table-cell>
              <table:table-cell office:value-type="float" office:value="0.0207750076946753">
                <text:p>0.0207750076946753</text:p>
              </table:table-cell>
              <table:table-cell office:value-type="float" office:value="0.0203945983379501">
                <text:p>0.0203945983379501</text:p>
              </table:table-cell>
            </table:table-row>
            <table:table-row>
              <table:table-cell office:value-type="string">
                <text:p>115</text:p>
              </table:table-cell>
              <table:table-cell office:value-type="float" office:value="115">
                <text:p>115</text:p>
              </table:table-cell>
              <table:table-cell office:value-type="float" office:value="0.020075236294896">
                <text:p>0.020075236294896</text:p>
              </table:table-cell>
              <table:table-cell office:value-type="float" office:value="0.0206951984877127">
                <text:p>0.0206951984877127</text:p>
              </table:table-cell>
              <table:table-cell office:value-type="float" office:value="0.02034404536862">
                <text:p>0.02034404536862</text:p>
              </table:table-cell>
            </table:table-row>
            <table:table-row>
              <table:table-cell office:value-type="string">
                <text:p>116</text:p>
              </table:table-cell>
              <table:table-cell office:value-type="float" office:value="116">
                <text:p>116</text:p>
              </table:table-cell>
              <table:table-cell office:value-type="float" office:value="0.0201354785969084">
                <text:p>0.0201354785969084</text:p>
              </table:table-cell>
              <table:table-cell office:value-type="float" office:value="0.0207526010701546">
                <text:p>0.0207526010701546</text:p>
              </table:table-cell>
              <table:table-cell office:value-type="float" office:value="0.0204056183115339">
                <text:p>0.0204056183115339</text:p>
              </table:table-cell>
            </table:table-row>
            <table:table-row>
              <table:table-cell office:value-type="string">
                <text:p>117</text:p>
              </table:table-cell>
              <table:table-cell office:value-type="float" office:value="117">
                <text:p>117</text:p>
              </table:table-cell>
              <table:table-cell office:value-type="float" office:value="0.0202494703776755">
                <text:p>0.0202494703776755</text:p>
              </table:table-cell>
              <table:table-cell office:value-type="float" office:value="0.0208134268390679">
                <text:p>0.0208134268390679</text:p>
              </table:table-cell>
              <table:table-cell office:value-type="float" office:value="0.0204606180144642">
                <text:p>0.0204606180144642</text:p>
              </table:table-cell>
            </table:table-row>
            <table:table-row>
              <table:table-cell office:value-type="string">
                <text:p>118</text:p>
              </table:table-cell>
              <table:table-cell office:value-type="float" office:value="118">
                <text:p>118</text:p>
              </table:table-cell>
              <table:table-cell office:value-type="float" office:value="0.0200869721344441">
                <text:p>0.0200869721344441</text:p>
              </table:table-cell>
              <table:table-cell office:value-type="float" office:value="0.0206668342430336">
                <text:p>0.0206668342430336</text:p>
              </table:table-cell>
              <table:table-cell office:value-type="float" office:value="0.020339744326343">
                <text:p>0.020339744326343</text:p>
              </table:table-cell>
            </table:table-row>
            <table:table-row>
              <table:table-cell office:value-type="string">
                <text:p>119</text:p>
              </table:table-cell>
              <table:table-cell office:value-type="float" office:value="119">
                <text:p>119</text:p>
              </table:table-cell>
              <table:table-cell office:value-type="float" office:value="0.0200453357813714">
                <text:p>0.0200453357813714</text:p>
              </table:table-cell>
              <table:table-cell office:value-type="float" office:value="0.0206834263117012">
                <text:p>0.0206834263117012</text:p>
              </table:table-cell>
              <table:table-cell office:value-type="float" office:value="0.0203392698255773">
                <text:p>0.0203392698255773</text:p>
              </table:table-cell>
            </table:table-row>
            <table:table-row>
              <table:table-cell office:value-type="string">
                <text:p>120</text:p>
              </table:table-cell>
              <table:table-cell office:value-type="float" office:value="120">
                <text:p>120</text:p>
              </table:table-cell>
              <table:table-cell office:value-type="float" office:value="0.0202825694444444">
                <text:p>0.0202825694444444</text:p>
              </table:table-cell>
              <table:table-cell office:value-type="float" office:value="0.0206315972222222">
                <text:p>0.0206315972222222</text:p>
              </table:table-cell>
              <table:table-cell office:value-type="float" office:value="0.0204266666666667">
                <text:p>0.0204266666666667</text:p>
              </table:table-cell>
            </table:table-row>
            <table:table-row>
              <table:table-cell office:value-type="string">
                <text:p>121</text:p>
              </table:table-cell>
              <table:table-cell office:value-type="float" office:value="121">
                <text:p>121</text:p>
              </table:table-cell>
              <table:table-cell office:value-type="float" office:value="0.0201070282084557">
                <text:p>0.0201070282084557</text:p>
              </table:table-cell>
              <table:table-cell office:value-type="float" office:value="0.0206234546820572">
                <text:p>0.0206234546820572</text:p>
              </table:table-cell>
              <table:table-cell office:value-type="float" office:value="0.0202822211597568">
                <text:p>0.0202822211597568</text:p>
              </table:table-cell>
            </table:table-row>
            <table:table-row>
              <table:table-cell office:value-type="string">
                <text:p>122</text:p>
              </table:table-cell>
              <table:table-cell office:value-type="float" office:value="122">
                <text:p>122</text:p>
              </table:table-cell>
              <table:table-cell office:value-type="float" office:value="0.0201066917495297">
                <text:p>0.0201066917495297</text:p>
              </table:table-cell>
              <table:table-cell office:value-type="float" office:value="0.0205687987100242">
                <text:p>0.0205687987100242</text:p>
              </table:table-cell>
              <table:table-cell office:value-type="float" office:value="0.0203027008868584">
                <text:p>0.0203027008868584</text:p>
              </table:table-cell>
            </table:table-row>
            <table:table-row>
              <table:table-cell office:value-type="string">
                <text:p>123</text:p>
              </table:table-cell>
              <table:table-cell office:value-type="float" office:value="123">
                <text:p>123</text:p>
              </table:table-cell>
              <table:table-cell office:value-type="float" office:value="0.0200458721660387">
                <text:p>0.0200458721660387</text:p>
              </table:table-cell>
              <table:table-cell office:value-type="float" office:value="0.0207224535659991">
                <text:p>0.0207224535659991</text:p>
              </table:table-cell>
              <table:table-cell office:value-type="float" office:value="0.0202590653711415">
                <text:p>0.0202590653711415</text:p>
              </table:table-cell>
            </table:table-row>
            <table:table-row>
              <table:table-cell office:value-type="string">
                <text:p>124</text:p>
              </table:table-cell>
              <table:table-cell office:value-type="float" office:value="124">
                <text:p>124</text:p>
              </table:table-cell>
              <table:table-cell office:value-type="float" office:value="0.0202366675338189">
                <text:p>0.0202366675338189</text:p>
              </table:table-cell>
              <table:table-cell office:value-type="float" office:value="0.0206651925078044">
                <text:p>0.0206651925078044</text:p>
              </table:table-cell>
              <table:table-cell office:value-type="float" office:value="0.020383064516129">
                <text:p>0.020383064516129</text:p>
              </table:table-cell>
            </table:table-row>
            <table:table-row>
              <table:table-cell office:value-type="string">
                <text:p>125</text:p>
              </table:table-cell>
              <table:table-cell office:value-type="float" office:value="125">
                <text:p>125</text:p>
              </table:table-cell>
              <table:table-cell office:value-type="float" office:value="0.020038592">
                <text:p>0.020038592</text:p>
              </table:table-cell>
              <table:table-cell office:value-type="float" office:value="0.020523072">
                <text:p>0.020523072</text:p>
              </table:table-cell>
              <table:table-cell office:value-type="float" office:value="0.0202183168">
                <text:p>0.0202183168</text:p>
              </table:table-cell>
            </table:table-row>
            <table:table-row>
              <table:table-cell office:value-type="string">
                <text:p>126</text:p>
              </table:table-cell>
              <table:table-cell office:value-type="float" office:value="126">
                <text:p>126</text:p>
              </table:table-cell>
              <table:table-cell office:value-type="float" office:value="0.0200994583018393">
                <text:p>0.0200994583018393</text:p>
              </table:table-cell>
              <table:table-cell office:value-type="float" office:value="0.0205420131015369">
                <text:p>0.0205420131015369</text:p>
              </table:table-cell>
              <table:table-cell office:value-type="float" office:value="0.0202424792139078">
                <text:p>0.0202424792139078</text:p>
              </table:table-cell>
            </table:table-row>
            <table:table-row>
              <table:table-cell office:value-type="string">
                <text:p>127</text:p>
              </table:table-cell>
              <table:table-cell office:value-type="float" office:value="127">
                <text:p>127</text:p>
              </table:table-cell>
              <table:table-cell office:value-type="float" office:value="0.0200461280922562">
                <text:p>0.0200461280922562</text:p>
              </table:table-cell>
              <table:table-cell office:value-type="float" office:value="0.0205127410254821">
                <text:p>0.0205127410254821</text:p>
              </table:table-cell>
              <table:table-cell office:value-type="float" office:value="0.0202251596503193">
                <text:p>0.0202251596503193</text:p>
              </table:table-cell>
            </table:table-row>
            <table:table-row>
              <table:table-cell office:value-type="string">
                <text:p>128</text:p>
              </table:table-cell>
              <table:table-cell office:value-type="float" office:value="128">
                <text:p>128</text:p>
              </table:table-cell>
              <table:table-cell office:value-type="float" office:value="0.0201537475585937">
                <text:p>0.0201537475585937</text:p>
              </table:table-cell>
              <table:table-cell office:value-type="float" office:value="0.0205631713867187">
                <text:p>0.0205631713867187</text:p>
              </table:table-cell>
              <table:table-cell office:value-type="float" office:value="0.0203342529296875">
                <text:p>0.0203342529296875</text:p>
              </table:table-cell>
            </table:table-row>
            <table:table-row>
              <table:table-cell office:value-type="string">
                <text:p>129</text:p>
              </table:table-cell>
              <table:table-cell office:value-type="float" office:value="129">
                <text:p>129</text:p>
              </table:table-cell>
              <table:table-cell office:value-type="float" office:value="0.0200752358632294">
                <text:p>0.0200752358632294</text:p>
              </table:table-cell>
              <table:table-cell office:value-type="float" office:value="0.020254251547383">
                <text:p>0.020254251547383</text:p>
              </table:table-cell>
              <table:table-cell office:value-type="float" office:value="0.0201457123970915">
                <text:p>0.0201457123970915</text:p>
              </table:table-cell>
            </table:table-row>
            <table:table-row>
              <table:table-cell office:value-type="string">
                <text:p>130</text:p>
              </table:table-cell>
              <table:table-cell office:value-type="float" office:value="130">
                <text:p>130</text:p>
              </table:table-cell>
              <table:table-cell office:value-type="float" office:value="0.0200358579881657">
                <text:p>0.0200358579881657</text:p>
              </table:table-cell>
              <table:table-cell office:value-type="float" office:value="0.0212246153846154">
                <text:p>0.0212246153846154</text:p>
              </table:table-cell>
              <table:table-cell office:value-type="float" office:value="0.0204207692307692">
                <text:p>0.0204207692307692</text:p>
              </table:table-cell>
            </table:table-row>
            <table:table-row>
              <table:table-cell office:value-type="string">
                <text:p>131</text:p>
              </table:table-cell>
              <table:table-cell office:value-type="float" office:value="131">
                <text:p>131</text:p>
              </table:table-cell>
              <table:table-cell office:value-type="float" office:value="0.0201052968941204">
                <text:p>0.0201052968941204</text:p>
              </table:table-cell>
              <table:table-cell office:value-type="float" office:value="0.0204997960491813">
                <text:p>0.0204997960491813</text:p>
              </table:table-cell>
              <table:table-cell office:value-type="float" office:value="0.0202468970339724">
                <text:p>0.0202468970339724</text:p>
              </table:table-cell>
            </table:table-row>
            <table:table-row>
              <table:table-cell office:value-type="string">
                <text:p>132</text:p>
              </table:table-cell>
              <table:table-cell office:value-type="float" office:value="132">
                <text:p>132</text:p>
              </table:table-cell>
              <table:table-cell office:value-type="float" office:value="0.0201590909090909">
                <text:p>0.0201590909090909</text:p>
              </table:table-cell>
              <table:table-cell office:value-type="float" office:value="0.0210374770431589">
                <text:p>0.0210374770431589</text:p>
              </table:table-cell>
              <table:table-cell office:value-type="float" office:value="0.0204245638200184">
                <text:p>0.0204245638200184</text:p>
              </table:table-cell>
            </table:table-row>
            <table:table-row>
              <table:table-cell office:value-type="string">
                <text:p>133</text:p>
              </table:table-cell>
              <table:table-cell office:value-type="float" office:value="133">
                <text:p>133</text:p>
              </table:table-cell>
              <table:table-cell office:value-type="float" office:value="0.0200630335236588">
                <text:p>0.0200630335236588</text:p>
              </table:table-cell>
              <table:table-cell office:value-type="float" office:value="0.0206621063938041">
                <text:p>0.0206621063938041</text:p>
              </table:table-cell>
              <table:table-cell office:value-type="float" office:value="0.0202534795635706">
                <text:p>0.0202534795635706</text:p>
              </table:table-cell>
            </table:table-row>
            <table:table-row>
              <table:table-cell office:value-type="string">
                <text:p>134</text:p>
              </table:table-cell>
              <table:table-cell office:value-type="float" office:value="134">
                <text:p>134</text:p>
              </table:table-cell>
              <table:table-cell office:value-type="float" office:value="0.0200360325239474">
                <text:p>0.0200360325239474</text:p>
              </table:table-cell>
              <table:table-cell office:value-type="float" office:value="0.0206689685898864">
                <text:p>0.0206689685898864</text:p>
              </table:table-cell>
              <table:table-cell office:value-type="float" office:value="0.0202071953664513">
                <text:p>0.0202071953664513</text:p>
              </table:table-cell>
            </table:table-row>
            <table:table-row>
              <table:table-cell office:value-type="string">
                <text:p>135</text:p>
              </table:table-cell>
              <table:table-cell office:value-type="float" office:value="135">
                <text:p>135</text:p>
              </table:table-cell>
              <table:table-cell office:value-type="float" office:value="0.0203223593964335">
                <text:p>0.0203223593964335</text:p>
              </table:table-cell>
              <table:table-cell office:value-type="float" office:value="0.0214744032921811">
                <text:p>0.0214744032921811</text:p>
              </table:table-cell>
              <table:table-cell office:value-type="float" office:value="0.0206279176954733">
                <text:p>0.0206279176954733</text:p>
              </table:table-cell>
            </table:table-row>
            <table:table-row>
              <table:table-cell office:value-type="string">
                <text:p>136</text:p>
              </table:table-cell>
              <table:table-cell office:value-type="float" office:value="136">
                <text:p>136</text:p>
              </table:table-cell>
              <table:table-cell office:value-type="float" office:value="0.0200100021626298">
                <text:p>0.0200100021626298</text:p>
              </table:table-cell>
              <table:table-cell office:value-type="float" office:value="0.0204971345155709">
                <text:p>0.0204971345155709</text:p>
              </table:table-cell>
              <table:table-cell office:value-type="float" office:value="0.0202071583044983">
                <text:p>0.0202071583044983</text:p>
              </table:table-cell>
            </table:table-row>
            <table:table-row>
              <table:table-cell office:value-type="string">
                <text:p>137</text:p>
              </table:table-cell>
              <table:table-cell office:value-type="float" office:value="137">
                <text:p>137</text:p>
              </table:table-cell>
              <table:table-cell office:value-type="float" office:value="0.0200957429804465">
                <text:p>0.0200957429804465</text:p>
              </table:table-cell>
              <table:table-cell office:value-type="float" office:value="0.0206346102616016">
                <text:p>0.0206346102616016</text:p>
              </table:table-cell>
              <table:table-cell office:value-type="float" office:value="0.02030020778944">
                <text:p>0.02030020778944</text:p>
              </table:table-cell>
            </table:table-row>
            <table:table-row>
              <table:table-cell office:value-type="string">
                <text:p>138</text:p>
              </table:table-cell>
              <table:table-cell office:value-type="float" office:value="138">
                <text:p>138</text:p>
              </table:table-cell>
              <table:table-cell office:value-type="float" office:value="0.0200820730938878">
                <text:p>0.0200820730938878</text:p>
              </table:table-cell>
              <table:table-cell office:value-type="float" office:value="0.0206337429111531">
                <text:p>0.0206337429111531</text:p>
              </table:table-cell>
              <table:table-cell office:value-type="float" office:value="0.0202361163621088">
                <text:p>0.0202361163621088</text:p>
              </table:table-cell>
            </table:table-row>
            <table:table-row>
              <table:table-cell office:value-type="string">
                <text:p>139</text:p>
              </table:table-cell>
              <table:table-cell office:value-type="float" office:value="139">
                <text:p>139</text:p>
              </table:table-cell>
              <table:table-cell office:value-type="float" office:value="0.020072408260442">
                <text:p>0.020072408260442</text:p>
              </table:table-cell>
              <table:table-cell office:value-type="float" office:value="0.0204809792453807">
                <text:p>0.0204809792453807</text:p>
              </table:table-cell>
              <table:table-cell office:value-type="float" office:value="0.0201908493349205">
                <text:p>0.0201908493349205</text:p>
              </table:table-cell>
            </table:table-row>
            <table:table-row>
              <table:table-cell office:value-type="string">
                <text:p>140</text:p>
              </table:table-cell>
              <table:table-cell office:value-type="float" office:value="140">
                <text:p>140</text:p>
              </table:table-cell>
              <table:table-cell office:value-type="float" office:value="0.0201347959183673">
                <text:p>0.0201347959183673</text:p>
              </table:table-cell>
              <table:table-cell office:value-type="float" office:value="0.0205635714285714">
                <text:p>0.0205635714285714</text:p>
              </table:table-cell>
              <table:table-cell office:value-type="float" office:value="0.0203337857142857">
                <text:p>0.0203337857142857</text:p>
              </table:table-cell>
            </table:table-row>
            <table:table-row>
              <table:table-cell office:value-type="string">
                <text:p>141</text:p>
              </table:table-cell>
              <table:table-cell office:value-type="float" office:value="141">
                <text:p>141</text:p>
              </table:table-cell>
              <table:table-cell office:value-type="float" office:value="0.020054675318143">
                <text:p>0.020054675318143</text:p>
              </table:table-cell>
              <table:table-cell office:value-type="float" office:value="0.0206834163271465">
                <text:p>0.0206834163271465</text:p>
              </table:table-cell>
              <table:table-cell office:value-type="float" office:value="0.0202818168100196">
                <text:p>0.0202818168100196</text:p>
              </table:table-cell>
            </table:table-row>
            <table:table-row>
              <table:table-cell office:value-type="string">
                <text:p>142</text:p>
              </table:table-cell>
              <table:table-cell office:value-type="float" office:value="142">
                <text:p>142</text:p>
              </table:table-cell>
              <table:table-cell office:value-type="float" office:value="0.0200515770680421">
                <text:p>0.0200515770680421</text:p>
              </table:table-cell>
              <table:table-cell office:value-type="float" office:value="0.0207595219202539">
                <text:p>0.0207595219202539</text:p>
              </table:table-cell>
              <table:table-cell office:value-type="float" office:value="0.0202846459035906">
                <text:p>0.0202846459035906</text:p>
              </table:table-cell>
            </table:table-row>
            <table:table-row>
              <table:table-cell office:value-type="string">
                <text:p>143</text:p>
              </table:table-cell>
              <table:table-cell office:value-type="float" office:value="143">
                <text:p>143</text:p>
              </table:table-cell>
              <table:table-cell office:value-type="float" office:value="0.0201175607609174">
                <text:p>0.0201175607609174</text:p>
              </table:table-cell>
              <table:table-cell office:value-type="float" office:value="0.0207402806983227">
                <text:p>0.0207402806983227</text:p>
              </table:table-cell>
              <table:table-cell office:value-type="float" office:value="0.0203460511516456">
                <text:p>0.0203460511516456</text:p>
              </table:table-cell>
            </table:table-row>
            <table:table-row>
              <table:table-cell office:value-type="string">
                <text:p>144</text:p>
              </table:table-cell>
              <table:table-cell office:value-type="float" office:value="144">
                <text:p>144</text:p>
              </table:table-cell>
              <table:table-cell office:value-type="float" office:value="0.0200663097993827">
                <text:p>0.0200663097993827</text:p>
              </table:table-cell>
              <table:table-cell office:value-type="float" office:value="0.0206521026234568">
                <text:p>0.0206521026234568</text:p>
              </table:table-cell>
              <table:table-cell office:value-type="float" office:value="0.0202374807098765">
                <text:p>0.0202374807098765</text:p>
              </table:table-cell>
            </table:table-row>
            <table:table-row>
              <table:table-cell office:value-type="string">
                <text:p>145</text:p>
              </table:table-cell>
              <table:table-cell office:value-type="float" office:value="145">
                <text:p>145</text:p>
              </table:table-cell>
              <table:table-cell office:value-type="float" office:value="0.0200813793103448">
                <text:p>0.0200813793103448</text:p>
              </table:table-cell>
              <table:table-cell office:value-type="float" office:value="0.0206866587395957">
                <text:p>0.0206866587395957</text:p>
              </table:table-cell>
              <table:table-cell office:value-type="float" office:value="0.0202519571938169">
                <text:p>0.0202519571938169</text:p>
              </table:table-cell>
            </table:table-row>
            <table:table-row>
              <table:table-cell office:value-type="string">
                <text:p>146</text:p>
              </table:table-cell>
              <table:table-cell office:value-type="float" office:value="146">
                <text:p>146</text:p>
              </table:table-cell>
              <table:table-cell office:value-type="float" office:value="0.0201423343966973">
                <text:p>0.0201423343966973</text:p>
              </table:table-cell>
              <table:table-cell office:value-type="float" office:value="0.0207075905423156">
                <text:p>0.0207075905423156</text:p>
              </table:table-cell>
              <table:table-cell office:value-type="float" office:value="0.0203623381497467">
                <text:p>0.0203623381497467</text:p>
              </table:table-cell>
            </table:table-row>
            <table:table-row>
              <table:table-cell office:value-type="string">
                <text:p>147</text:p>
              </table:table-cell>
              <table:table-cell office:value-type="float" office:value="147">
                <text:p>147</text:p>
              </table:table-cell>
              <table:table-cell office:value-type="float" office:value="0.0200223980748762">
                <text:p>0.0200223980748762</text:p>
              </table:table-cell>
              <table:table-cell office:value-type="float" office:value="0.0207162293488824">
                <text:p>0.0207162293488824</text:p>
              </table:table-cell>
              <table:table-cell office:value-type="float" office:value="0.0202932944606414">
                <text:p>0.0202932944606414</text:p>
              </table:table-cell>
            </table:table-row>
            <table:table-row>
              <table:table-cell office:value-type="string">
                <text:p>148</text:p>
              </table:table-cell>
              <table:table-cell office:value-type="float" office:value="148">
                <text:p>148</text:p>
              </table:table-cell>
              <table:table-cell office:value-type="float" office:value="0.0200928597516435">
                <text:p>0.0200928597516435</text:p>
              </table:table-cell>
              <table:table-cell office:value-type="float" office:value="0.0209555332359386">
                <text:p>0.0209555332359386</text:p>
              </table:table-cell>
              <table:table-cell office:value-type="float" office:value="0.0204334733382031">
                <text:p>0.0204334733382031</text:p>
              </table:table-cell>
            </table:table-row>
            <table:table-row>
              <table:table-cell office:value-type="string">
                <text:p>149</text:p>
              </table:table-cell>
              <table:table-cell office:value-type="float" office:value="149">
                <text:p>149</text:p>
              </table:table-cell>
              <table:table-cell office:value-type="float" office:value="0.0201002657537949">
                <text:p>0.0201002657537949</text:p>
              </table:table-cell>
              <table:table-cell office:value-type="float" office:value="0.0207945137606414">
                <text:p>0.0207945137606414</text:p>
              </table:table-cell>
              <table:table-cell office:value-type="float" office:value="0.0203979550470699">
                <text:p>0.0203979550470699</text:p>
              </table:table-cell>
            </table:table-row>
            <table:table-row>
              <table:table-cell office:value-type="string">
                <text:p>150</text:p>
              </table:table-cell>
              <table:table-cell office:value-type="float" office:value="150">
                <text:p>150</text:p>
              </table:table-cell>
              <table:table-cell office:value-type="float" office:value="0.0200557777777778">
                <text:p>0.0200557777777778</text:p>
              </table:table-cell>
              <table:table-cell office:value-type="float" office:value="0.0205552444444444">
                <text:p>0.0205552444444444</text:p>
              </table:table-cell>
              <table:table-cell office:value-type="float" office:value="0.0202677333333333">
                <text:p>0.0202677333333333</text:p>
              </table:table-cell>
            </table:table-row>
            <table:table-row>
              <table:table-cell office:value-type="string">
                <text:p>151</text:p>
              </table:table-cell>
              <table:table-cell office:value-type="float" office:value="151">
                <text:p>151</text:p>
              </table:table-cell>
              <table:table-cell office:value-type="float" office:value="0.0200595587912811">
                <text:p>0.0200595587912811</text:p>
              </table:table-cell>
              <table:table-cell office:value-type="float" office:value="0.0204936187009342">
                <text:p>0.0204936187009342</text:p>
              </table:table-cell>
              <table:table-cell office:value-type="float" office:value="0.0202939783342836">
                <text:p>0.0202939783342836</text:p>
              </table:table-cell>
            </table:table-row>
            <table:table-row>
              <table:table-cell office:value-type="string">
                <text:p>152</text:p>
              </table:table-cell>
              <table:table-cell office:value-type="float" office:value="152">
                <text:p>152</text:p>
              </table:table-cell>
              <table:table-cell office:value-type="float" office:value="0.020125908933518">
                <text:p>0.020125908933518</text:p>
              </table:table-cell>
              <table:table-cell office:value-type="float" office:value="0.0205149757617729">
                <text:p>0.0205149757617729</text:p>
              </table:table-cell>
              <table:table-cell office:value-type="float" office:value="0.0203137725069252">
                <text:p>0.0203137725069252</text:p>
              </table:table-cell>
            </table:table-row>
            <table:table-row>
              <table:table-cell office:value-type="string">
                <text:p>153</text:p>
              </table:table-cell>
              <table:table-cell office:value-type="float" office:value="153">
                <text:p>153</text:p>
              </table:table-cell>
              <table:table-cell office:value-type="float" office:value="0.0200513050536119">
                <text:p>0.0200513050536119</text:p>
              </table:table-cell>
              <table:table-cell office:value-type="float" office:value="0.0207983681490025">
                <text:p>0.0207983681490025</text:p>
              </table:table-cell>
              <table:table-cell office:value-type="float" office:value="0.0203260711692084">
                <text:p>0.0203260711692084</text:p>
              </table:table-cell>
            </table:table-row>
            <table:table-row>
              <table:table-cell office:value-type="string">
                <text:p>154</text:p>
              </table:table-cell>
              <table:table-cell office:value-type="float" office:value="154">
                <text:p>154</text:p>
              </table:table-cell>
              <table:table-cell office:value-type="float" office:value="0.0200197756788666">
                <text:p>0.0200197756788666</text:p>
              </table:table-cell>
              <table:table-cell office:value-type="float" office:value="0.0205551104739416">
                <text:p>0.0205551104739416</text:p>
              </table:table-cell>
              <table:table-cell office:value-type="float" office:value="0.0202339770618991">
                <text:p>0.0202339770618991</text:p>
              </table:table-cell>
            </table:table-row>
            <table:table-row>
              <table:table-cell office:value-type="string">
                <text:p>155</text:p>
              </table:table-cell>
              <table:table-cell office:value-type="float" office:value="155">
                <text:p>155</text:p>
              </table:table-cell>
              <table:table-cell office:value-type="float" office:value="0.02010197710718">
                <text:p>0.02010197710718</text:p>
              </table:table-cell>
              <table:table-cell office:value-type="float" office:value="0.0207013111342352">
                <text:p>0.0207013111342352</text:p>
              </table:table-cell>
              <table:table-cell office:value-type="float" office:value="0.0203224973985432">
                <text:p>0.0203224973985432</text:p>
              </table:table-cell>
            </table:table-row>
            <table:table-row>
              <table:table-cell office:value-type="string">
                <text:p>156</text:p>
              </table:table-cell>
              <table:table-cell office:value-type="float" office:value="156">
                <text:p>156</text:p>
              </table:table-cell>
              <table:table-cell office:value-type="float" office:value="0.020068869165023">
                <text:p>0.020068869165023</text:p>
              </table:table-cell>
              <table:table-cell office:value-type="float" office:value="0.0205883464825773">
                <text:p>0.0205883464825773</text:p>
              </table:table-cell>
              <table:table-cell office:value-type="float" office:value="0.0202982577251808">
                <text:p>0.0202982577251808</text:p>
              </table:table-cell>
            </table:table-row>
            <table:table-row>
              <table:table-cell office:value-type="string">
                <text:p>157</text:p>
              </table:table-cell>
              <table:table-cell office:value-type="float" office:value="157">
                <text:p>157</text:p>
              </table:table-cell>
              <table:table-cell office:value-type="float" office:value="0.0200518073755528">
                <text:p>0.0200518073755528</text:p>
              </table:table-cell>
              <table:table-cell office:value-type="float" office:value="0.0205713010669804">
                <text:p>0.0205713010669804</text:p>
              </table:table-cell>
              <table:table-cell office:value-type="float" office:value="0.0202530406913059">
                <text:p>0.0202530406913059</text:p>
              </table:table-cell>
            </table:table-row>
            <table:table-row>
              <table:table-cell office:value-type="string">
                <text:p>158</text:p>
              </table:table-cell>
              <table:table-cell office:value-type="float" office:value="158">
                <text:p>158</text:p>
              </table:table-cell>
              <table:table-cell office:value-type="float" office:value="0.0200920926133632">
                <text:p>0.0200920926133632</text:p>
              </table:table-cell>
              <table:table-cell office:value-type="float" office:value="0.0206417240826791">
                <text:p>0.0206417240826791</text:p>
              </table:table-cell>
              <table:table-cell office:value-type="float" office:value="0.0203321903541099">
                <text:p>0.0203321903541099</text:p>
              </table:table-cell>
            </table:table-row>
            <table:table-row>
              <table:table-cell office:value-type="string">
                <text:p>159</text:p>
              </table:table-cell>
              <table:table-cell office:value-type="float" office:value="159">
                <text:p>159</text:p>
              </table:table-cell>
              <table:table-cell office:value-type="float" office:value="0.0199939480242079">
                <text:p>0.0199939480242079</text:p>
              </table:table-cell>
              <table:table-cell office:value-type="float" office:value="0.0203588465646137">
                <text:p>0.0203588465646137</text:p>
              </table:table-cell>
              <table:table-cell office:value-type="float" office:value="0.0201650092955184">
                <text:p>0.0201650092955184</text:p>
              </table:table-cell>
            </table:table-row>
            <table:table-row>
              <table:table-cell office:value-type="string">
                <text:p>160</text:p>
              </table:table-cell>
              <table:table-cell office:value-type="float" office:value="160">
                <text:p>160</text:p>
              </table:table-cell>
              <table:table-cell office:value-type="float" office:value="0.020031640625">
                <text:p>0.020031640625</text:p>
              </table:table-cell>
              <table:table-cell office:value-type="float" office:value="0.0203354296875">
                <text:p>0.0203354296875</text:p>
              </table:table-cell>
              <table:table-cell office:value-type="float" office:value="0.0201613828125">
                <text:p>0.0201613828125</text:p>
              </table:table-cell>
            </table:table-row>
            <table:table-row>
              <table:table-cell office:value-type="string">
                <text:p>161</text:p>
              </table:table-cell>
              <table:table-cell office:value-type="float" office:value="161">
                <text:p>161</text:p>
              </table:table-cell>
              <table:table-cell office:value-type="float" office:value="0.0201004590872266">
                <text:p>0.0201004590872266</text:p>
              </table:table-cell>
              <table:table-cell office:value-type="float" office:value="0.0206667952625284">
                <text:p>0.0206667952625284</text:p>
              </table:table-cell>
              <table:table-cell office:value-type="float" office:value="0.020217676787161">
                <text:p>0.020217676787161</text:p>
              </table:table-cell>
            </table:table-row>
            <table:table-row>
              <table:table-cell office:value-type="string">
                <text:p>162</text:p>
              </table:table-cell>
              <table:table-cell office:value-type="float" office:value="162">
                <text:p>162</text:p>
              </table:table-cell>
              <table:table-cell office:value-type="float" office:value="0.0200329599146472">
                <text:p>0.0200329599146472</text:p>
              </table:table-cell>
              <table:table-cell office:value-type="float" office:value="0.0205966316110349">
                <text:p>0.0205966316110349</text:p>
              </table:table-cell>
              <table:table-cell office:value-type="float" office:value="0.0202008992531626">
                <text:p>0.0202008992531626</text:p>
              </table:table-cell>
            </table:table-row>
            <table:table-row>
              <table:table-cell office:value-type="string">
                <text:p>163</text:p>
              </table:table-cell>
              <table:table-cell office:value-type="float" office:value="163">
                <text:p>163</text:p>
              </table:table-cell>
              <table:table-cell office:value-type="float" office:value="0.0200793405848922">
                <text:p>0.0200793405848922</text:p>
              </table:table-cell>
              <table:table-cell office:value-type="float" office:value="0.020963001994806">
                <text:p>0.020963001994806</text:p>
              </table:table-cell>
              <table:table-cell office:value-type="float" office:value="0.0203793142383981">
                <text:p>0.0203793142383981</text:p>
              </table:table-cell>
            </table:table-row>
            <table:table-row>
              <table:table-cell office:value-type="string">
                <text:p>164</text:p>
              </table:table-cell>
              <table:table-cell office:value-type="float" office:value="164">
                <text:p>164</text:p>
              </table:table-cell>
              <table:table-cell office:value-type="float" office:value="0.0200106335514575">
                <text:p>0.0200106335514575</text:p>
              </table:table-cell>
              <table:table-cell office:value-type="float" office:value="0.0207267251635931">
                <text:p>0.0207267251635931</text:p>
              </table:table-cell>
              <table:table-cell office:value-type="float" office:value="0.0202424747174301">
                <text:p>0.0202424747174301</text:p>
              </table:table-cell>
            </table:table-row>
            <table:table-row>
              <table:table-cell office:value-type="string">
                <text:p>165</text:p>
              </table:table-cell>
              <table:table-cell office:value-type="float" office:value="165">
                <text:p>165</text:p>
              </table:table-cell>
              <table:table-cell office:value-type="float" office:value="0.0201231955922865">
                <text:p>0.0201231955922865</text:p>
              </table:table-cell>
              <table:table-cell office:value-type="float" office:value="0.0206831588613407">
                <text:p>0.0206831588613407</text:p>
              </table:table-cell>
              <table:table-cell office:value-type="float" office:value="0.0202571092745638">
                <text:p>0.0202571092745638</text:p>
              </table:table-cell>
            </table:table-row>
            <table:table-row>
              <table:table-cell office:value-type="string">
                <text:p>166</text:p>
              </table:table-cell>
              <table:table-cell office:value-type="float" office:value="166">
                <text:p>166</text:p>
              </table:table-cell>
              <table:table-cell office:value-type="float" office:value="0.0200050805632167">
                <text:p>0.0200050805632167</text:p>
              </table:table-cell>
              <table:table-cell office:value-type="float" office:value="0.0206612715923937">
                <text:p>0.0206612715923937</text:p>
              </table:table-cell>
              <table:table-cell office:value-type="float" office:value="0.0201958121643199">
                <text:p>0.0201958121643199</text:p>
              </table:table-cell>
            </table:table-row>
            <table:table-row>
              <table:table-cell office:value-type="string">
                <text:p>167</text:p>
              </table:table-cell>
              <table:table-cell office:value-type="float" office:value="167">
                <text:p>167</text:p>
              </table:table-cell>
              <table:table-cell office:value-type="float" office:value="0.0200265696152605">
                <text:p>0.0200265696152605</text:p>
              </table:table-cell>
              <table:table-cell office:value-type="float" office:value="0.0207065151134856">
                <text:p>0.0207065151134856</text:p>
              </table:table-cell>
              <table:table-cell office:value-type="float" office:value="0.0202383878948689">
                <text:p>0.0202383878948689</text:p>
              </table:table-cell>
            </table:table-row>
            <table:table-row>
              <table:table-cell office:value-type="string">
                <text:p>168</text:p>
              </table:table-cell>
              <table:table-cell office:value-type="float" office:value="168">
                <text:p>168</text:p>
              </table:table-cell>
              <table:table-cell office:value-type="float" office:value="0.0200384070294785">
                <text:p>0.0200384070294785</text:p>
              </table:table-cell>
              <table:table-cell office:value-type="float" office:value="0.0204944727891156">
                <text:p>0.0204944727891156</text:p>
              </table:table-cell>
              <table:table-cell office:value-type="float" office:value="0.0201880031179138">
                <text:p>0.0201880031179138</text:p>
              </table:table-cell>
            </table:table-row>
            <table:table-row>
              <table:table-cell office:value-type="string">
                <text:p>169</text:p>
              </table:table-cell>
              <table:table-cell office:value-type="float" office:value="169">
                <text:p>169</text:p>
              </table:table-cell>
              <table:table-cell office:value-type="float" office:value="0.019983824095795">
                <text:p>0.019983824095795</text:p>
              </table:table-cell>
              <table:table-cell office:value-type="float" office:value="0.0208154126256083">
                <text:p>0.0208154126256083</text:p>
              </table:table-cell>
              <table:table-cell office:value-type="float" office:value="0.0202614404257554">
                <text:p>0.0202614404257554</text:p>
              </table:table-cell>
            </table:table-row>
            <table:table-row>
              <table:table-cell office:value-type="string">
                <text:p>170</text:p>
              </table:table-cell>
              <table:table-cell office:value-type="float" office:value="170">
                <text:p>170</text:p>
              </table:table-cell>
              <table:table-cell office:value-type="float" office:value="0.0200851211072664">
                <text:p>0.0200851211072664</text:p>
              </table:table-cell>
              <table:table-cell office:value-type="float" office:value="0.0204893079584775">
                <text:p>0.0204893079584775</text:p>
              </table:table-cell>
              <table:table-cell office:value-type="float" office:value="0.0202444359861592">
                <text:p>0.0202444359861592</text:p>
              </table:table-cell>
            </table:table-row>
            <table:table-row>
              <table:table-cell office:value-type="string">
                <text:p>171</text:p>
              </table:table-cell>
              <table:table-cell office:value-type="float" office:value="171">
                <text:p>171</text:p>
              </table:table-cell>
              <table:table-cell office:value-type="float" office:value="0.0199668615984405">
                <text:p>0.0199668615984405</text:p>
              </table:table-cell>
              <table:table-cell office:value-type="float" office:value="0.0209295851715058">
                <text:p>0.0209295851715058</text:p>
              </table:table-cell>
              <table:table-cell office:value-type="float" office:value="0.0202957354399644">
                <text:p>0.0202957354399644</text:p>
              </table:table-cell>
            </table:table-row>
            <table:table-row>
              <table:table-cell office:value-type="string">
                <text:p>172</text:p>
              </table:table-cell>
              <table:table-cell office:value-type="float" office:value="172">
                <text:p>172</text:p>
              </table:table-cell>
              <table:table-cell office:value-type="float" office:value="0.0200446525148729">
                <text:p>0.0200446525148729</text:p>
              </table:table-cell>
              <table:table-cell office:value-type="float" office:value="0.0206747566252028">
                <text:p>0.0206747566252028</text:p>
              </table:table-cell>
              <table:table-cell office:value-type="float" office:value="0.0203079772850189">
                <text:p>0.0203079772850189</text:p>
              </table:table-cell>
            </table:table-row>
            <table:table-row>
              <table:table-cell office:value-type="string">
                <text:p>173</text:p>
              </table:table-cell>
              <table:table-cell office:value-type="float" office:value="173">
                <text:p>173</text:p>
              </table:table-cell>
              <table:table-cell office:value-type="float" office:value="0.0201999064452538">
                <text:p>0.0201999064452538</text:p>
              </table:table-cell>
              <table:table-cell office:value-type="float" office:value="0.0209399579003642">
                <text:p>0.0209399579003642</text:p>
              </table:table-cell>
              <table:table-cell office:value-type="float" office:value="0.0204778776437569">
                <text:p>0.0204778776437569</text:p>
              </table:table-cell>
            </table:table-row>
            <table:table-row>
              <table:table-cell office:value-type="string">
                <text:p>174</text:p>
              </table:table-cell>
              <table:table-cell office:value-type="float" office:value="174">
                <text:p>174</text:p>
              </table:table-cell>
              <table:table-cell office:value-type="float" office:value="0.0201071806050997">
                <text:p>0.0201071806050997</text:p>
              </table:table-cell>
              <table:table-cell office:value-type="float" office:value="0.0205717730215352">
                <text:p>0.0205717730215352</text:p>
              </table:table-cell>
              <table:table-cell office:value-type="float" office:value="0.0203409565332276">
                <text:p>0.0203409565332276</text:p>
              </table:table-cell>
            </table:table-row>
            <table:table-row>
              <table:table-cell office:value-type="string">
                <text:p>175</text:p>
              </table:table-cell>
              <table:table-cell office:value-type="float" office:value="175">
                <text:p>175</text:p>
              </table:table-cell>
              <table:table-cell office:value-type="float" office:value="0.0200182857142857">
                <text:p>0.0200182857142857</text:p>
              </table:table-cell>
              <table:table-cell office:value-type="float" office:value="0.0205928489795918">
                <text:p>0.0205928489795918</text:p>
              </table:table-cell>
              <table:table-cell office:value-type="float" office:value="0.0202591346938776">
                <text:p>0.0202591346938776</text:p>
              </table:table-cell>
            </table:table-row>
            <table:table-row>
              <table:table-cell office:value-type="string">
                <text:p>176</text:p>
              </table:table-cell>
              <table:table-cell office:value-type="float" office:value="176">
                <text:p>176</text:p>
              </table:table-cell>
              <table:table-cell office:value-type="float" office:value="0.0200758006198347">
                <text:p>0.0200758006198347</text:p>
              </table:table-cell>
              <table:table-cell office:value-type="float" office:value="0.0205927815082645">
                <text:p>0.0205927815082645</text:p>
              </table:table-cell>
              <table:table-cell office:value-type="float" office:value="0.020291451446281">
                <text:p>0.020291451446281</text:p>
              </table:table-cell>
            </table:table-row>
            <table:table-row>
              <table:table-cell office:value-type="string">
                <text:p>177</text:p>
              </table:table-cell>
              <table:table-cell office:value-type="float" office:value="177">
                <text:p>177</text:p>
              </table:table-cell>
              <table:table-cell office:value-type="float" office:value="0.0200591464777044">
                <text:p>0.0200591464777044</text:p>
              </table:table-cell>
              <table:table-cell office:value-type="float" office:value="0.0207147371444987">
                <text:p>0.0207147371444987</text:p>
              </table:table-cell>
              <table:table-cell office:value-type="float" office:value="0.0203201761945801">
                <text:p>0.0203201761945801</text:p>
              </table:table-cell>
            </table:table-row>
            <table:table-row>
              <table:table-cell office:value-type="string">
                <text:p>178</text:p>
              </table:table-cell>
              <table:table-cell office:value-type="float" office:value="178">
                <text:p>178</text:p>
              </table:table-cell>
              <table:table-cell office:value-type="float" office:value="0.0200385052392375">
                <text:p>0.0200385052392375</text:p>
              </table:table-cell>
              <table:table-cell office:value-type="float" office:value="0.0205431132432774">
                <text:p>0.0205431132432774</text:p>
              </table:table-cell>
              <table:table-cell office:value-type="float" office:value="0.0202854500694357">
                <text:p>0.0202854500694357</text:p>
              </table:table-cell>
            </table:table-row>
            <table:table-row>
              <table:table-cell office:value-type="string">
                <text:p>179</text:p>
              </table:table-cell>
              <table:table-cell office:value-type="float" office:value="179">
                <text:p>179</text:p>
              </table:table-cell>
              <table:table-cell office:value-type="float" office:value="0.020003277051278">
                <text:p>0.020003277051278</text:p>
              </table:table-cell>
              <table:table-cell office:value-type="float" office:value="0.0205792266158984">
                <text:p>0.0205792266158984</text:p>
              </table:table-cell>
              <table:table-cell office:value-type="float" office:value="0.0202376455166818">
                <text:p>0.0202376455166818</text:p>
              </table:table-cell>
            </table:table-row>
            <table:table-row>
              <table:table-cell office:value-type="string">
                <text:p>180</text:p>
              </table:table-cell>
              <table:table-cell office:value-type="float" office:value="180">
                <text:p>180</text:p>
              </table:table-cell>
              <table:table-cell office:value-type="float" office:value="0.0200386728395062">
                <text:p>0.0200386728395062</text:p>
              </table:table-cell>
              <table:table-cell office:value-type="float" office:value="0.0205862037037037">
                <text:p>0.0205862037037037</text:p>
              </table:table-cell>
              <table:table-cell office:value-type="float" office:value="0.0202755061728395">
                <text:p>0.0202755061728395</text:p>
              </table:table-cell>
            </table:table-row>
            <table:table-row>
              <table:table-cell office:value-type="string">
                <text:p>181</text:p>
              </table:table-cell>
              <table:table-cell office:value-type="float" office:value="181">
                <text:p>181</text:p>
              </table:table-cell>
              <table:table-cell office:value-type="float" office:value="0.0199997863313086">
                <text:p>0.0199997863313086</text:p>
              </table:table-cell>
              <table:table-cell office:value-type="float" office:value="0.0204693690668783">
                <text:p>0.0204693690668783</text:p>
              </table:table-cell>
              <table:table-cell office:value-type="float" office:value="0.020197057476878">
                <text:p>0.020197057476878</text:p>
              </table:table-cell>
            </table:table-row>
            <table:table-row>
              <table:table-cell office:value-type="string">
                <text:p>182</text:p>
              </table:table-cell>
              <table:table-cell office:value-type="float" office:value="182">
                <text:p>182</text:p>
              </table:table-cell>
              <table:table-cell office:value-type="float" office:value="0.0200710361067504">
                <text:p>0.0200710361067504</text:p>
              </table:table-cell>
              <table:table-cell office:value-type="float" office:value="0.0203871211206376">
                <text:p>0.0203871211206376</text:p>
              </table:table-cell>
              <table:table-cell office:value-type="float" office:value="0.0201861248641468">
                <text:p>0.0201861248641468</text:p>
              </table:table-cell>
            </table:table-row>
            <table:table-row>
              <table:table-cell office:value-type="string">
                <text:p>183</text:p>
              </table:table-cell>
              <table:table-cell office:value-type="float" office:value="183">
                <text:p>183</text:p>
              </table:table-cell>
              <table:table-cell office:value-type="float" office:value="0.0199835169757234">
                <text:p>0.0199835169757234</text:p>
              </table:table-cell>
              <table:table-cell office:value-type="float" office:value="0.0204840096748186">
                <text:p>0.0204840096748186</text:p>
              </table:table-cell>
              <table:table-cell office:value-type="float" office:value="0.0201516318791245">
                <text:p>0.0201516318791245</text:p>
              </table:table-cell>
            </table:table-row>
            <table:table-row>
              <table:table-cell office:value-type="string">
                <text:p>184</text:p>
              </table:table-cell>
              <table:table-cell office:value-type="float" office:value="184">
                <text:p>184</text:p>
              </table:table-cell>
              <table:table-cell office:value-type="float" office:value="0.0200409971644612">
                <text:p>0.0200409971644612</text:p>
              </table:table-cell>
              <table:table-cell office:value-type="float" office:value="0.0204701973062382">
                <text:p>0.0204701973062382</text:p>
              </table:table-cell>
              <table:table-cell office:value-type="float" office:value="0.0201854501417769">
                <text:p>0.0201854501417769</text:p>
              </table:table-cell>
            </table:table-row>
            <table:table-row>
              <table:table-cell office:value-type="string">
                <text:p>185</text:p>
              </table:table-cell>
              <table:table-cell office:value-type="float" office:value="185">
                <text:p>185</text:p>
              </table:table-cell>
              <table:table-cell office:value-type="float" office:value="0.0199727392257122">
                <text:p>0.0199727392257122</text:p>
              </table:table-cell>
              <table:table-cell office:value-type="float" office:value="0.0205591818845873">
                <text:p>0.0205591818845873</text:p>
              </table:table-cell>
              <table:table-cell office:value-type="float" office:value="0.0201577618699781">
                <text:p>0.0201577618699781</text:p>
              </table:table-cell>
            </table:table-row>
            <table:table-row>
              <table:table-cell office:value-type="string">
                <text:p>186</text:p>
              </table:table-cell>
              <table:table-cell office:value-type="float" office:value="186">
                <text:p>186</text:p>
              </table:table-cell>
              <table:table-cell office:value-type="float" office:value="0.0200054630593132">
                <text:p>0.0200054630593132</text:p>
              </table:table-cell>
              <table:table-cell office:value-type="float" office:value="0.0205108104983235">
                <text:p>0.0205108104983235</text:p>
              </table:table-cell>
              <table:table-cell office:value-type="float" office:value="0.0201838420626662">
                <text:p>0.0201838420626662</text:p>
              </table:table-cell>
            </table:table-row>
            <table:table-row>
              <table:table-cell office:value-type="string">
                <text:p>187</text:p>
              </table:table-cell>
              <table:table-cell office:value-type="float" office:value="187">
                <text:p>187</text:p>
              </table:table-cell>
              <table:table-cell office:value-type="float" office:value="0.0200131545082788">
                <text:p>0.0200131545082788</text:p>
              </table:table-cell>
              <table:table-cell office:value-type="float" office:value="0.020527867539821">
                <text:p>0.020527867539821</text:p>
              </table:table-cell>
              <table:table-cell office:value-type="float" office:value="0.0201767965912665">
                <text:p>0.0201767965912665</text:p>
              </table:table-cell>
            </table:table-row>
            <table:table-row>
              <table:table-cell office:value-type="string">
                <text:p>188</text:p>
              </table:table-cell>
              <table:table-cell office:value-type="float" office:value="188">
                <text:p>188</text:p>
              </table:table-cell>
              <table:table-cell office:value-type="float" office:value="0.0200564169307379">
                <text:p>0.0200564169307379</text:p>
              </table:table-cell>
              <table:table-cell office:value-type="float" office:value="0.0204633035310095">
                <text:p>0.0204633035310095</text:p>
              </table:table-cell>
              <table:table-cell office:value-type="float" office:value="0.0201786385242191">
                <text:p>0.0201786385242191</text:p>
              </table:table-cell>
            </table:table-row>
            <table:table-row>
              <table:table-cell office:value-type="string">
                <text:p>189</text:p>
              </table:table-cell>
              <table:table-cell office:value-type="float" office:value="189">
                <text:p>189</text:p>
              </table:table-cell>
              <table:table-cell office:value-type="float" office:value="0.0200194843369447">
                <text:p>0.0200194843369447</text:p>
              </table:table-cell>
              <table:table-cell office:value-type="float" office:value="0.0209311889364799">
                <text:p>0.0209311889364799</text:p>
              </table:table-cell>
              <table:table-cell office:value-type="float" office:value="0.0202636824277036">
                <text:p>0.0202636824277036</text:p>
              </table:table-cell>
            </table:table-row>
            <table:table-row>
              <table:table-cell office:value-type="string">
                <text:p>190</text:p>
              </table:table-cell>
              <table:table-cell office:value-type="float" office:value="190">
                <text:p>190</text:p>
              </table:table-cell>
              <table:table-cell office:value-type="float" office:value="0.0200594736842105">
                <text:p>0.0200594736842105</text:p>
              </table:table-cell>
              <table:table-cell office:value-type="float" office:value="0.0205224653739612">
                <text:p>0.0205224653739612</text:p>
              </table:table-cell>
              <table:table-cell office:value-type="float" office:value="0.020193756232687">
                <text:p>0.020193756232687</text:p>
              </table:table-cell>
            </table:table-row>
            <table:table-row>
              <table:table-cell office:value-type="string">
                <text:p>191</text:p>
              </table:table-cell>
              <table:table-cell office:value-type="float" office:value="191">
                <text:p>191</text:p>
              </table:table-cell>
              <table:table-cell office:value-type="float" office:value="0.0199950385131987">
                <text:p>0.0199950385131987</text:p>
              </table:table-cell>
              <table:table-cell office:value-type="float" office:value="0.0205783558564732">
                <text:p>0.0205783558564732</text:p>
              </table:table-cell>
              <table:table-cell office:value-type="float" office:value="0.0201719305940078">
                <text:p>0.0201719305940078</text:p>
              </table:table-cell>
            </table:table-row>
            <table:table-row>
              <table:table-cell office:value-type="string">
                <text:p>192</text:p>
              </table:table-cell>
              <table:table-cell office:value-type="float" office:value="192">
                <text:p>192</text:p>
              </table:table-cell>
              <table:table-cell office:value-type="float" office:value="0.0200811360677083">
                <text:p>0.0200811360677083</text:p>
              </table:table-cell>
              <table:table-cell office:value-type="float" office:value="0.020395263671875">
                <text:p>0.020395263671875</text:p>
              </table:table-cell>
              <table:table-cell office:value-type="float" office:value="0.0201735894097222">
                <text:p>0.0201735894097222</text:p>
              </table:table-cell>
            </table:table-row>
            <table:table-row>
              <table:table-cell office:value-type="string">
                <text:p>193</text:p>
              </table:table-cell>
              <table:table-cell office:value-type="float" office:value="193">
                <text:p>193</text:p>
              </table:table-cell>
              <table:table-cell office:value-type="float" office:value="0.0200103358479422">
                <text:p>0.0200103358479422</text:p>
              </table:table-cell>
              <table:table-cell office:value-type="float" office:value="0.0205710488872184">
                <text:p>0.0205710488872184</text:p>
              </table:table-cell>
              <table:table-cell office:value-type="float" office:value="0.0202067491744745">
                <text:p>0.0202067491744745</text:p>
              </table:table-cell>
            </table:table-row>
            <table:table-row>
              <table:table-cell office:value-type="string">
                <text:p>194</text:p>
              </table:table-cell>
              <table:table-cell office:value-type="float" office:value="194">
                <text:p>194</text:p>
              </table:table-cell>
              <table:table-cell office:value-type="float" office:value="0.020044106706345">
                <text:p>0.020044106706345</text:p>
              </table:table-cell>
              <table:table-cell office:value-type="float" office:value="0.0204057019874588">
                <text:p>0.0204057019874588</text:p>
              </table:table-cell>
              <table:table-cell office:value-type="float" office:value="0.0201487033691147">
                <text:p>0.0201487033691147</text:p>
              </table:table-cell>
            </table:table-row>
            <table:table-row>
              <table:table-cell office:value-type="string">
                <text:p>195</text:p>
              </table:table-cell>
              <table:table-cell office:value-type="float" office:value="195">
                <text:p>195</text:p>
              </table:table-cell>
              <table:table-cell office:value-type="float" office:value="0.0200518869165023">
                <text:p>0.0200518869165023</text:p>
              </table:table-cell>
              <table:table-cell office:value-type="float" office:value="0.0206215647600263">
                <text:p>0.0206215647600263</text:p>
              </table:table-cell>
              <table:table-cell office:value-type="float" office:value="0.0202148060486522">
                <text:p>0.0202148060486522</text:p>
              </table:table-cell>
            </table:table-row>
            <table:table-row>
              <table:table-cell office:value-type="string">
                <text:p>196</text:p>
              </table:table-cell>
              <table:table-cell office:value-type="float" office:value="196">
                <text:p>196</text:p>
              </table:table-cell>
              <table:table-cell office:value-type="float" office:value="0.0200210068721366">
                <text:p>0.0200210068721366</text:p>
              </table:table-cell>
              <table:table-cell office:value-type="float" office:value="0.020510542482299">
                <text:p>0.020510542482299</text:p>
              </table:table-cell>
              <table:table-cell office:value-type="float" office:value="0.0201612973760933">
                <text:p>0.0201612973760933</text:p>
              </table:table-cell>
            </table:table-row>
            <table:table-row>
              <table:table-cell office:value-type="string">
                <text:p>197</text:p>
              </table:table-cell>
              <table:table-cell office:value-type="float" office:value="197">
                <text:p>197</text:p>
              </table:table-cell>
              <table:table-cell office:value-type="float" office:value="0.0199662449431833">
                <text:p>0.0199662449431833</text:p>
              </table:table-cell>
              <table:table-cell office:value-type="float" office:value="0.0205362415934448">
                <text:p>0.0205362415934448</text:p>
              </table:table-cell>
              <table:table-cell office:value-type="float" office:value="0.0201358550851607">
                <text:p>0.0201358550851607</text:p>
              </table:table-cell>
            </table:table-row>
            <table:table-row>
              <table:table-cell office:value-type="string">
                <text:p>198</text:p>
              </table:table-cell>
              <table:table-cell office:value-type="float" office:value="198">
                <text:p>198</text:p>
              </table:table-cell>
              <table:table-cell office:value-type="float" office:value="0.0200938169574533">
                <text:p>0.0200938169574533</text:p>
              </table:table-cell>
              <table:table-cell office:value-type="float" office:value="0.0204110294867871">
                <text:p>0.0204110294867871</text:p>
              </table:table-cell>
              <table:table-cell office:value-type="float" office:value="0.0201864554637282">
                <text:p>0.0201864554637282</text:p>
              </table:table-cell>
            </table:table-row>
            <table:table-row>
              <table:table-cell office:value-type="string">
                <text:p>199</text:p>
              </table:table-cell>
              <table:table-cell office:value-type="float" office:value="199">
                <text:p>199</text:p>
              </table:table-cell>
              <table:table-cell office:value-type="float" office:value="0.0200202267619505">
                <text:p>0.0200202267619505</text:p>
              </table:table-cell>
              <table:table-cell office:value-type="float" office:value="0.0206886442261559">
                <text:p>0.0206886442261559</text:p>
              </table:table-cell>
              <table:table-cell office:value-type="float" office:value="0.0202181510567915">
                <text:p>0.0202181510567915</text:p>
              </table:table-cell>
            </table:table-row>
            <table:table-row>
              <table:table-cell office:value-type="string">
                <text:p>200</text:p>
              </table:table-cell>
              <table:table-cell office:value-type="float" office:value="200">
                <text:p>200</text:p>
              </table:table-cell>
              <table:table-cell office:value-type="float" office:value="0.020021925">
                <text:p>0.020021925</text:p>
              </table:table-cell>
              <table:table-cell office:value-type="float" office:value="0.020504925">
                <text:p>0.020504925</text:p>
              </table:table-cell>
              <table:table-cell office:value-type="float" office:value="0.020192935">
                <text:p>0.02019293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minimum="0" chart:maximum="220"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1cm" chart:symbol-height="0.1cm">
        <chart:symbol-image xlink:href="Pictures/2000000A000000DD000000DDF1F7E11A.svm" xlink:type="simple" xlink:actuate="onLoad"/>
      </style:chart-properties>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1cm" chart:symbol-height="0.1cm">
        <chart:symbol-image xlink:href="Pictures/2000000A000000DD000000DD70DD954D.svm" xlink:type="simple" xlink:actuate="onLoad"/>
      </style:chart-properties>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1cm" chart:symbol-height="0.1cm">
        <chart:symbol-image/>
      </style:chart-properties>
      <style:graphic-properties draw:stroke="none"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223cm" svg:height="9cm" xlink:href=".." xlink:type="simple" chart:class="chart:scatter" chart:style-name="ch1">
        <chart:title svg:x="6.713cm" svg:y="0.316cm" chart:style-name="ch2">
          <text:p>Gráfico de tiempo/k.n.n</text:p>
        </chart:title>
        <chart:legend chart:legend-position="end" svg:x="13.764cm" svg:y="3.703cm" style:legend-expansion="high" chart:style-name="ch3"/>
        <chart:plot-area chart:style-name="ch4" table:cell-range-address="'n caballos'.A208:'n caballos'.D396" chart:data-source-has-labels="row" svg:x="1.375cm" svg:y="1.661cm" svg:width="11.661cm" svg:height="6.178cm">
          <chartooo:coordinate-region svg:x="2.658cm" svg:y="1.86cm" svg:width="10.378cm" svg:height="5.332cm"/>
          <chart:axis chart:dimension="x" chart:name="primary-x" chart:style-name="ch5">
            <chart:title svg:x="4.383cm" svg:y="8.019cm" chart:style-name="ch6">
              <text:p>Cantidad de filas/columnas del tablero</text:p>
            </chart:title>
          </chart:axis>
          <chart:axis chart:dimension="y" chart:name="primary-y" chart:style-name="ch7">
            <chart:title svg:x="0.451cm" svg:y="6.527cm" chart:style-name="ch8">
              <text:p>Division de tiempo/k.n.n</text:p>
            </chart:title>
            <chart:grid chart:style-name="ch9" chart:class="major"/>
          </chart:axis>
          <chart:series chart:style-name="ch10" chart:values-cell-range-address="'n caballos'.B209:'n caballos'.B396" chart:label-cell-address="'n caballos'.B208:'n caballos'.B208" chart:class="chart:scatter">
            <chart:domain table:cell-range-address="'n caballos'.A209:'n caballos'.A396"/>
            <chart:data-point chart:repeated="188"/>
          </chart:series>
          <chart:series chart:style-name="ch11" chart:values-cell-range-address="'n caballos'.C209:'n caballos'.C396" chart:label-cell-address="'n caballos'.C208:'n caballos'.C208" chart:class="chart:scatter">
            <chart:data-point chart:repeated="188"/>
          </chart:series>
          <chart:series chart:style-name="ch12" chart:values-cell-range-address="'n caballos'.D209:'n caballos'.D396" chart:label-cell-address="'n caballos'.D208:'n caballos'.D208" chart:class="chart:scatter">
            <chart:data-point chart:repeated="188"/>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A</text:p>
              </table:table-cell>
              <table:table-cell office:value-type="string">
                <text:p>Tiempo mínimo / n.n.k</text:p>
                <draw:g>
                  <svg:desc>'n caballos'.B208:'n caballos'.B208</svg:desc>
                </draw:g>
              </table:table-cell>
              <table:table-cell office:value-type="string">
                <text:p>Tiempo máximo / n.n.k</text:p>
                <draw:g>
                  <svg:desc>'n caballos'.C208:'n caballos'.C208</svg:desc>
                </draw:g>
              </table:table-cell>
              <table:table-cell office:value-type="string">
                <text:p>Tiempo promedio / n.n.k</text:p>
                <draw:g>
                  <svg:desc>'n caballos'.D208:'n caballos'.D208</svg:desc>
                </draw:g>
              </table:table-cell>
            </table:table-row>
          </table:table-header-rows>
          <table:table-rows>
            <table:table-row>
              <table:table-cell office:value-type="string">
                <text:p>1</text:p>
              </table:table-cell>
              <table:table-cell office:value-type="float" office:value="13">
                <text:p>13</text:p>
                <draw:g>
                  <svg:desc>'n caballos'.A209:'n caballos'.A396</svg:desc>
                </draw:g>
              </table:table-cell>
              <table:table-cell office:value-type="float" office:value="0.0007642239">
                <text:p>0.0007642239</text:p>
                <draw:g>
                  <svg:desc>'n caballos'.B209:'n caballos'.B396</svg:desc>
                </draw:g>
              </table:table-cell>
              <table:table-cell office:value-type="float" office:value="0.0012662722">
                <text:p>0.0012662722</text:p>
                <draw:g>
                  <svg:desc>'n caballos'.C209:'n caballos'.C396</svg:desc>
                </draw:g>
              </table:table-cell>
              <table:table-cell office:value-type="float" office:value="0.000941587">
                <text:p>0.000941587</text:p>
                <draw:g>
                  <svg:desc>'n caballos'.D209:'n caballos'.D396</svg:desc>
                </draw:g>
              </table:table-cell>
            </table:table-row>
            <table:table-row>
              <table:table-cell office:value-type="string">
                <text:p>2</text:p>
              </table:table-cell>
              <table:table-cell office:value-type="float" office:value="14">
                <text:p>14</text:p>
              </table:table-cell>
              <table:table-cell office:value-type="float" office:value="0.0007536443">
                <text:p>0.0007536443</text:p>
              </table:table-cell>
              <table:table-cell office:value-type="float" office:value="0.0007806122">
                <text:p>0.0007806122</text:p>
              </table:table-cell>
              <table:table-cell office:value-type="float" office:value="0.0007674927">
                <text:p>0.0007674927</text:p>
              </table:table-cell>
            </table:table-row>
            <table:table-row>
              <table:table-cell office:value-type="string">
                <text:p>3</text:p>
              </table:table-cell>
              <table:table-cell office:value-type="float" office:value="15">
                <text:p>15</text:p>
              </table:table-cell>
              <table:table-cell office:value-type="float" office:value="0.0007437037">
                <text:p>0.0007437037</text:p>
              </table:table-cell>
              <table:table-cell office:value-type="float" office:value="0.000784">
                <text:p>0.000784</text:p>
              </table:table-cell>
              <table:table-cell office:value-type="float" office:value="0.0007691852">
                <text:p>0.0007691852</text:p>
              </table:table-cell>
            </table:table-row>
            <table:table-row>
              <table:table-cell office:value-type="string">
                <text:p>4</text:p>
              </table:table-cell>
              <table:table-cell office:value-type="float" office:value="16">
                <text:p>16</text:p>
              </table:table-cell>
              <table:table-cell office:value-type="float" office:value="0.0007385254">
                <text:p>0.0007385254</text:p>
              </table:table-cell>
              <table:table-cell office:value-type="float" office:value="0.0008220215">
                <text:p>0.0008220215</text:p>
              </table:table-cell>
              <table:table-cell office:value-type="float" office:value="0.0007677409">
                <text:p>0.0007677409</text:p>
              </table:table-cell>
            </table:table-row>
            <table:table-row>
              <table:table-cell office:value-type="string">
                <text:p>5</text:p>
              </table:table-cell>
              <table:table-cell office:value-type="float" office:value="17">
                <text:p>17</text:p>
              </table:table-cell>
              <table:table-cell office:value-type="float" office:value="0.0007815998">
                <text:p>0.0007815998</text:p>
              </table:table-cell>
              <table:table-cell office:value-type="float" office:value="0.000831264">
                <text:p>0.000831264</text:p>
              </table:table-cell>
              <table:table-cell office:value-type="float" office:value="0.0008016148">
                <text:p>0.0008016148</text:p>
              </table:table-cell>
            </table:table-row>
            <table:table-row>
              <table:table-cell office:value-type="string">
                <text:p>6</text:p>
              </table:table-cell>
              <table:table-cell office:value-type="float" office:value="18">
                <text:p>18</text:p>
              </table:table-cell>
              <table:table-cell office:value-type="float" office:value="0.0007431413">
                <text:p>0.0007431413</text:p>
              </table:table-cell>
              <table:table-cell office:value-type="float" office:value="0.0007894376">
                <text:p>0.0007894376</text:p>
              </table:table-cell>
              <table:table-cell office:value-type="float" office:value="0.0007677183">
                <text:p>0.0007677183</text:p>
              </table:table-cell>
            </table:table-row>
            <table:table-row>
              <table:table-cell office:value-type="string">
                <text:p>7</text:p>
              </table:table-cell>
              <table:table-cell office:value-type="float" office:value="19">
                <text:p>19</text:p>
              </table:table-cell>
              <table:table-cell office:value-type="float" office:value="0.0007181805">
                <text:p>0.0007181805</text:p>
              </table:table-cell>
              <table:table-cell office:value-type="float" office:value="0.0007541916">
                <text:p>0.0007541916</text:p>
              </table:table-cell>
              <table:table-cell office:value-type="float" office:value="0.000734558">
                <text:p>0.000734558</text:p>
              </table:table-cell>
            </table:table-row>
            <table:table-row>
              <table:table-cell office:value-type="string">
                <text:p>8</text:p>
              </table:table-cell>
              <table:table-cell office:value-type="float" office:value="20">
                <text:p>20</text:p>
              </table:table-cell>
              <table:table-cell office:value-type="float" office:value="0.0007065">
                <text:p>0.0007065</text:p>
              </table:table-cell>
              <table:table-cell office:value-type="float" office:value="0.00072125">
                <text:p>0.00072125</text:p>
              </table:table-cell>
              <table:table-cell office:value-type="float" office:value="0.0007145833">
                <text:p>0.0007145833</text:p>
              </table:table-cell>
            </table:table-row>
            <table:table-row>
              <table:table-cell office:value-type="string">
                <text:p>9</text:p>
              </table:table-cell>
              <table:table-cell office:value-type="float" office:value="21">
                <text:p>21</text:p>
              </table:table-cell>
              <table:table-cell office:value-type="float" office:value="0.0007149336">
                <text:p>0.0007149336</text:p>
              </table:table-cell>
              <table:table-cell office:value-type="float" office:value="0.0007211964">
                <text:p>0.0007211964</text:p>
              </table:table-cell>
              <table:table-cell office:value-type="float" office:value="0.000718137">
                <text:p>0.000718137</text:p>
              </table:table-cell>
            </table:table-row>
            <table:table-row>
              <table:table-cell office:value-type="string">
                <text:p>10</text:p>
              </table:table-cell>
              <table:table-cell office:value-type="float" office:value="22">
                <text:p>22</text:p>
              </table:table-cell>
              <table:table-cell office:value-type="float" office:value="0.0007110255">
                <text:p>0.0007110255</text:p>
              </table:table-cell>
              <table:table-cell office:value-type="float" office:value="0.0007310293">
                <text:p>0.0007310293</text:p>
              </table:table-cell>
              <table:table-cell office:value-type="float" office:value="0.0007212622">
                <text:p>0.0007212622</text:p>
              </table:table-cell>
            </table:table-row>
            <table:table-row>
              <table:table-cell office:value-type="string">
                <text:p>11</text:p>
              </table:table-cell>
              <table:table-cell office:value-type="float" office:value="23">
                <text:p>23</text:p>
              </table:table-cell>
              <table:table-cell office:value-type="float" office:value="0.0007274595">
                <text:p>0.0007274595</text:p>
              </table:table-cell>
              <table:table-cell office:value-type="float" office:value="0.0007389661">
                <text:p>0.0007389661</text:p>
              </table:table-cell>
              <table:table-cell office:value-type="float" office:value="0.0007340073">
                <text:p>0.0007340073</text:p>
              </table:table-cell>
            </table:table-row>
            <table:table-row>
              <table:table-cell office:value-type="string">
                <text:p>12</text:p>
              </table:table-cell>
              <table:table-cell office:value-type="float" office:value="24">
                <text:p>24</text:p>
              </table:table-cell>
              <table:table-cell office:value-type="float" office:value="0.0007068142">
                <text:p>0.0007068142</text:p>
              </table:table-cell>
              <table:table-cell office:value-type="float" office:value="0.0007170139">
                <text:p>0.0007170139</text:p>
              </table:table-cell>
              <table:table-cell office:value-type="float" office:value="0.0007110822">
                <text:p>0.0007110822</text:p>
              </table:table-cell>
            </table:table-row>
            <table:table-row>
              <table:table-cell office:value-type="string">
                <text:p>13</text:p>
              </table:table-cell>
              <table:table-cell office:value-type="float" office:value="25">
                <text:p>25</text:p>
              </table:table-cell>
              <table:table-cell office:value-type="float" office:value="0.000705152">
                <text:p>0.000705152</text:p>
              </table:table-cell>
              <table:table-cell office:value-type="float" office:value="0.000726912">
                <text:p>0.000726912</text:p>
              </table:table-cell>
              <table:table-cell office:value-type="float" office:value="0.00071648">
                <text:p>0.00071648</text:p>
              </table:table-cell>
            </table:table-row>
            <table:table-row>
              <table:table-cell office:value-type="string">
                <text:p>14</text:p>
              </table:table-cell>
              <table:table-cell office:value-type="float" office:value="26">
                <text:p>26</text:p>
              </table:table-cell>
              <table:table-cell office:value-type="float" office:value="0.0007089782">
                <text:p>0.0007089782</text:p>
              </table:table-cell>
              <table:table-cell office:value-type="float" office:value="0.0007313382">
                <text:p>0.0007313382</text:p>
              </table:table-cell>
              <table:table-cell office:value-type="float" office:value="0.0007208694">
                <text:p>0.0007208694</text:p>
              </table:table-cell>
            </table:table-row>
            <table:table-row>
              <table:table-cell office:value-type="string">
                <text:p>15</text:p>
              </table:table-cell>
              <table:table-cell office:value-type="float" office:value="27">
                <text:p>27</text:p>
              </table:table-cell>
              <table:table-cell office:value-type="float" office:value="0.0007096479">
                <text:p>0.0007096479</text:p>
              </table:table-cell>
              <table:table-cell office:value-type="float" office:value="0.0007264137">
                <text:p>0.0007264137</text:p>
              </table:table-cell>
              <table:table-cell office:value-type="float" office:value="0.00071798">
                <text:p>0.00071798</text:p>
              </table:table-cell>
            </table:table-row>
            <table:table-row>
              <table:table-cell office:value-type="string">
                <text:p>16</text:p>
              </table:table-cell>
              <table:table-cell office:value-type="float" office:value="28">
                <text:p>28</text:p>
              </table:table-cell>
              <table:table-cell office:value-type="float" office:value="0.0007037172">
                <text:p>0.0007037172</text:p>
              </table:table-cell>
              <table:table-cell office:value-type="float" office:value="0.0007176567">
                <text:p>0.0007176567</text:p>
              </table:table-cell>
              <table:table-cell office:value-type="float" office:value="0.0007097911">
                <text:p>0.0007097911</text:p>
              </table:table-cell>
            </table:table-row>
            <table:table-row>
              <table:table-cell office:value-type="string">
                <text:p>17</text:p>
              </table:table-cell>
              <table:table-cell office:value-type="float" office:value="29">
                <text:p>29</text:p>
              </table:table-cell>
              <table:table-cell office:value-type="float" office:value="0.0006955185">
                <text:p>0.0006955185</text:p>
              </table:table-cell>
              <table:table-cell office:value-type="float" office:value="0.0007100742">
                <text:p>0.0007100742</text:p>
              </table:table-cell>
              <table:table-cell office:value-type="float" office:value="0.0007031859">
                <text:p>0.0007031859</text:p>
              </table:table-cell>
            </table:table-row>
            <table:table-row>
              <table:table-cell office:value-type="string">
                <text:p>18</text:p>
              </table:table-cell>
              <table:table-cell office:value-type="float" office:value="30">
                <text:p>30</text:p>
              </table:table-cell>
              <table:table-cell office:value-type="float" office:value="0.0007166667">
                <text:p>0.0007166667</text:p>
              </table:table-cell>
              <table:table-cell office:value-type="float" office:value="0.0007279259">
                <text:p>0.0007279259</text:p>
              </table:table-cell>
              <table:table-cell office:value-type="float" office:value="0.0007207901">
                <text:p>0.0007207901</text:p>
              </table:table-cell>
            </table:table-row>
            <table:table-row>
              <table:table-cell office:value-type="string">
                <text:p>19</text:p>
              </table:table-cell>
              <table:table-cell office:value-type="float" office:value="31">
                <text:p>31</text:p>
              </table:table-cell>
              <table:table-cell office:value-type="float" office:value="0.0007102816">
                <text:p>0.0007102816</text:p>
              </table:table-cell>
              <table:table-cell office:value-type="float" office:value="0.000729717">
                <text:p>0.000729717</text:p>
              </table:table-cell>
              <table:table-cell office:value-type="float" office:value="0.000721728">
                <text:p>0.000721728</text:p>
              </table:table-cell>
            </table:table-row>
            <table:table-row>
              <table:table-cell office:value-type="string">
                <text:p>20</text:p>
              </table:table-cell>
              <table:table-cell office:value-type="float" office:value="32">
                <text:p>32</text:p>
              </table:table-cell>
              <table:table-cell office:value-type="float" office:value="0.0007041321">
                <text:p>0.0007041321</text:p>
              </table:table-cell>
              <table:table-cell office:value-type="float" office:value="0.0007193909">
                <text:p>0.0007193909</text:p>
              </table:table-cell>
              <table:table-cell office:value-type="float" office:value="0.000709849">
                <text:p>0.000709849</text:p>
              </table:table-cell>
            </table:table-row>
            <table:table-row>
              <table:table-cell office:value-type="string">
                <text:p>21</text:p>
              </table:table-cell>
              <table:table-cell office:value-type="float" office:value="33">
                <text:p>33</text:p>
              </table:table-cell>
              <table:table-cell office:value-type="float" office:value="0.0006939366">
                <text:p>0.0006939366</text:p>
              </table:table-cell>
              <table:table-cell office:value-type="float" office:value="0.0007004758">
                <text:p>0.0007004758</text:p>
              </table:table-cell>
              <table:table-cell office:value-type="float" office:value="0.0006970625">
                <text:p>0.0006970625</text:p>
              </table:table-cell>
            </table:table-row>
            <table:table-row>
              <table:table-cell office:value-type="string">
                <text:p>22</text:p>
              </table:table-cell>
              <table:table-cell office:value-type="float" office:value="34">
                <text:p>34</text:p>
              </table:table-cell>
              <table:table-cell office:value-type="float" office:value="0.0007015571">
                <text:p>0.0007015571</text:p>
              </table:table-cell>
              <table:table-cell office:value-type="float" office:value="0.0007117087">
                <text:p>0.0007117087</text:p>
              </table:table-cell>
              <table:table-cell office:value-type="float" office:value="0.0007057043">
                <text:p>0.0007057043</text:p>
              </table:table-cell>
            </table:table-row>
            <table:table-row>
              <table:table-cell office:value-type="string">
                <text:p>23</text:p>
              </table:table-cell>
              <table:table-cell office:value-type="float" office:value="35">
                <text:p>35</text:p>
              </table:table-cell>
              <table:table-cell office:value-type="float" office:value="0.0006987988">
                <text:p>0.0006987988</text:p>
              </table:table-cell>
              <table:table-cell office:value-type="float" office:value="0.0007149155">
                <text:p>0.0007149155</text:p>
              </table:table-cell>
              <table:table-cell office:value-type="float" office:value="0.0007086336">
                <text:p>0.0007086336</text:p>
              </table:table-cell>
            </table:table-row>
            <table:table-row>
              <table:table-cell office:value-type="string">
                <text:p>24</text:p>
              </table:table-cell>
              <table:table-cell office:value-type="float" office:value="36">
                <text:p>36</text:p>
              </table:table-cell>
              <table:table-cell office:value-type="float" office:value="0.0006948517">
                <text:p>0.0006948517</text:p>
              </table:table-cell>
              <table:table-cell office:value-type="float" office:value="0.0007022034">
                <text:p>0.0007022034</text:p>
              </table:table-cell>
              <table:table-cell office:value-type="float" office:value="0.0006985525">
                <text:p>0.0006985525</text:p>
              </table:table-cell>
            </table:table-row>
            <table:table-row>
              <table:table-cell office:value-type="string">
                <text:p>25</text:p>
              </table:table-cell>
              <table:table-cell office:value-type="float" office:value="37">
                <text:p>37</text:p>
              </table:table-cell>
              <table:table-cell office:value-type="float" office:value="0.0006917853">
                <text:p>0.0006917853</text:p>
              </table:table-cell>
              <table:table-cell office:value-type="float" office:value="0.0007071644">
                <text:p>0.0007071644</text:p>
              </table:table-cell>
              <table:table-cell office:value-type="float" office:value="0.0007000046">
                <text:p>0.0007000046</text:p>
              </table:table-cell>
            </table:table-row>
            <table:table-row>
              <table:table-cell office:value-type="string">
                <text:p>26</text:p>
              </table:table-cell>
              <table:table-cell office:value-type="float" office:value="38">
                <text:p>38</text:p>
              </table:table-cell>
              <table:table-cell office:value-type="float" office:value="0.0006981885">
                <text:p>0.0006981885</text:p>
              </table:table-cell>
              <table:table-cell office:value-type="float" office:value="0.000702289">
                <text:p>0.000702289</text:p>
              </table:table-cell>
              <table:table-cell office:value-type="float" office:value="0.0007004544">
                <text:p>0.0007004544</text:p>
              </table:table-cell>
            </table:table-row>
            <table:table-row>
              <table:table-cell office:value-type="string">
                <text:p>27</text:p>
              </table:table-cell>
              <table:table-cell office:value-type="float" office:value="39">
                <text:p>39</text:p>
              </table:table-cell>
              <table:table-cell office:value-type="float" office:value="0.000689071">
                <text:p>0.000689071</text:p>
              </table:table-cell>
              <table:table-cell office:value-type="float" office:value="0.0007022708">
                <text:p>0.0007022708</text:p>
              </table:table-cell>
              <table:table-cell office:value-type="float" office:value="0.0006962356">
                <text:p>0.0006962356</text:p>
              </table:table-cell>
            </table:table-row>
            <table:table-row>
              <table:table-cell office:value-type="string">
                <text:p>28</text:p>
              </table:table-cell>
              <table:table-cell office:value-type="float" office:value="40">
                <text:p>40</text:p>
              </table:table-cell>
              <table:table-cell office:value-type="float" office:value="0.0006891563">
                <text:p>0.0006891563</text:p>
              </table:table-cell>
              <table:table-cell office:value-type="float" office:value="0.0007044219">
                <text:p>0.0007044219</text:p>
              </table:table-cell>
              <table:table-cell office:value-type="float" office:value="0.0006965573">
                <text:p>0.0006965573</text:p>
              </table:table-cell>
            </table:table-row>
            <table:table-row>
              <table:table-cell office:value-type="string">
                <text:p>29</text:p>
              </table:table-cell>
              <table:table-cell office:value-type="float" office:value="41">
                <text:p>41</text:p>
              </table:table-cell>
              <table:table-cell office:value-type="float" office:value="0.0006935042">
                <text:p>0.0006935042</text:p>
              </table:table-cell>
              <table:table-cell office:value-type="float" office:value="0.0007087245">
                <text:p>0.0007087245</text:p>
              </table:table-cell>
              <table:table-cell office:value-type="float" office:value="0.0007016874">
                <text:p>0.0007016874</text:p>
              </table:table-cell>
            </table:table-row>
            <table:table-row>
              <table:table-cell office:value-type="string">
                <text:p>30</text:p>
              </table:table-cell>
              <table:table-cell office:value-type="float" office:value="42">
                <text:p>42</text:p>
              </table:table-cell>
              <table:table-cell office:value-type="float" office:value="0.0006883031">
                <text:p>0.0006883031</text:p>
              </table:table-cell>
              <table:table-cell office:value-type="float" office:value="0.0006980888">
                <text:p>0.0006980888</text:p>
              </table:table-cell>
              <table:table-cell office:value-type="float" office:value="0.0006935041">
                <text:p>0.0006935041</text:p>
              </table:table-cell>
            </table:table-row>
            <table:table-row>
              <table:table-cell office:value-type="string">
                <text:p>31</text:p>
              </table:table-cell>
              <table:table-cell office:value-type="float" office:value="43">
                <text:p>43</text:p>
              </table:table-cell>
              <table:table-cell office:value-type="float" office:value="0.0006928447">
                <text:p>0.0006928447</text:p>
              </table:table-cell>
              <table:table-cell office:value-type="float" office:value="0.0007028312">
                <text:p>0.0007028312</text:p>
              </table:table-cell>
              <table:table-cell office:value-type="float" office:value="0.0006963035">
                <text:p>0.0006963035</text:p>
              </table:table-cell>
            </table:table-row>
            <table:table-row>
              <table:table-cell office:value-type="string">
                <text:p>32</text:p>
              </table:table-cell>
              <table:table-cell office:value-type="float" office:value="44">
                <text:p>44</text:p>
              </table:table-cell>
              <table:table-cell office:value-type="float" office:value="0.0006899183">
                <text:p>0.0006899183</text:p>
              </table:table-cell>
              <table:table-cell office:value-type="float" office:value="0.000699838">
                <text:p>0.000699838</text:p>
              </table:table-cell>
              <table:table-cell office:value-type="float" office:value="0.0006950405">
                <text:p>0.0006950405</text:p>
              </table:table-cell>
            </table:table-row>
            <table:table-row>
              <table:table-cell office:value-type="string">
                <text:p>33</text:p>
              </table:table-cell>
              <table:table-cell office:value-type="float" office:value="45">
                <text:p>45</text:p>
              </table:table-cell>
              <table:table-cell office:value-type="float" office:value="0.0006971084">
                <text:p>0.0006971084</text:p>
              </table:table-cell>
              <table:table-cell office:value-type="float" office:value="0.0007109575">
                <text:p>0.0007109575</text:p>
              </table:table-cell>
              <table:table-cell office:value-type="float" office:value="0.0007025295">
                <text:p>0.0007025295</text:p>
              </table:table-cell>
            </table:table-row>
            <table:table-row>
              <table:table-cell office:value-type="string">
                <text:p>34</text:p>
              </table:table-cell>
              <table:table-cell office:value-type="float" office:value="46">
                <text:p>46</text:p>
              </table:table-cell>
              <table:table-cell office:value-type="float" office:value="0.0006916763">
                <text:p>0.0006916763</text:p>
              </table:table-cell>
              <table:table-cell office:value-type="float" office:value="0.0007117716">
                <text:p>0.0007117716</text:p>
              </table:table-cell>
              <table:table-cell office:value-type="float" office:value="0.0006990048">
                <text:p>0.0006990048</text:p>
              </table:table-cell>
            </table:table-row>
            <table:table-row>
              <table:table-cell office:value-type="string">
                <text:p>35</text:p>
              </table:table-cell>
              <table:table-cell office:value-type="float" office:value="47">
                <text:p>47</text:p>
              </table:table-cell>
              <table:table-cell office:value-type="float" office:value="0.0006952409">
                <text:p>0.0006952409</text:p>
              </table:table-cell>
              <table:table-cell office:value-type="float" office:value="0.0006981208">
                <text:p>0.0006981208</text:p>
              </table:table-cell>
              <table:table-cell office:value-type="float" office:value="0.0006970678">
                <text:p>0.0006970678</text:p>
              </table:table-cell>
            </table:table-row>
            <table:table-row>
              <table:table-cell office:value-type="string">
                <text:p>36</text:p>
              </table:table-cell>
              <table:table-cell office:value-type="float" office:value="48">
                <text:p>48</text:p>
              </table:table-cell>
              <table:table-cell office:value-type="float" office:value="0.0006901765">
                <text:p>0.0006901765</text:p>
              </table:table-cell>
              <table:table-cell office:value-type="float" office:value="0.0007104402">
                <text:p>0.0007104402</text:p>
              </table:table-cell>
              <table:table-cell office:value-type="float" office:value="0.0006972174">
                <text:p>0.0006972174</text:p>
              </table:table-cell>
            </table:table-row>
            <table:table-row>
              <table:table-cell office:value-type="string">
                <text:p>37</text:p>
              </table:table-cell>
              <table:table-cell office:value-type="float" office:value="49">
                <text:p>49</text:p>
              </table:table-cell>
              <table:table-cell office:value-type="float" office:value="0.000697371">
                <text:p>0.000697371</text:p>
              </table:table-cell>
              <table:table-cell office:value-type="float" office:value="0.0007053779">
                <text:p>0.0007053779</text:p>
              </table:table-cell>
              <table:table-cell office:value-type="float" office:value="0.0007009494">
                <text:p>0.0007009494</text:p>
              </table:table-cell>
            </table:table-row>
            <table:table-row>
              <table:table-cell office:value-type="string">
                <text:p>38</text:p>
              </table:table-cell>
              <table:table-cell office:value-type="float" office:value="50">
                <text:p>50</text:p>
              </table:table-cell>
              <table:table-cell office:value-type="float" office:value="0.000708552">
                <text:p>0.000708552</text:p>
              </table:table-cell>
              <table:table-cell office:value-type="float" office:value="0.0007264">
                <text:p>0.0007264</text:p>
              </table:table-cell>
              <table:table-cell office:value-type="float" office:value="0.0007165067">
                <text:p>0.0007165067</text:p>
              </table:table-cell>
            </table:table-row>
            <table:table-row>
              <table:table-cell office:value-type="string">
                <text:p>39</text:p>
              </table:table-cell>
              <table:table-cell office:value-type="float" office:value="51">
                <text:p>51</text:p>
              </table:table-cell>
              <table:table-cell office:value-type="float" office:value="0.0006882044">
                <text:p>0.0006882044</text:p>
              </table:table-cell>
              <table:table-cell office:value-type="float" office:value="0.0007165042">
                <text:p>0.0007165042</text:p>
              </table:table-cell>
              <table:table-cell office:value-type="float" office:value="0.0007044626">
                <text:p>0.0007044626</text:p>
              </table:table-cell>
            </table:table-row>
            <table:table-row>
              <table:table-cell office:value-type="string">
                <text:p>40</text:p>
              </table:table-cell>
              <table:table-cell office:value-type="float" office:value="52">
                <text:p>52</text:p>
              </table:table-cell>
              <table:table-cell office:value-type="float" office:value="0.0006876991">
                <text:p>0.0006876991</text:p>
              </table:table-cell>
              <table:table-cell office:value-type="float" office:value="0.0007192194">
                <text:p>0.0007192194</text:p>
              </table:table-cell>
              <table:table-cell office:value-type="float" office:value="0.0007027054">
                <text:p>0.0007027054</text:p>
              </table:table-cell>
            </table:table-row>
            <table:table-row>
              <table:table-cell office:value-type="string">
                <text:p>41</text:p>
              </table:table-cell>
              <table:table-cell office:value-type="float" office:value="53">
                <text:p>53</text:p>
              </table:table-cell>
              <table:table-cell office:value-type="float" office:value="0.0006888908">
                <text:p>0.0006888908</text:p>
              </table:table-cell>
              <table:table-cell office:value-type="float" office:value="0.0007010149">
                <text:p>0.0007010149</text:p>
              </table:table-cell>
              <table:table-cell office:value-type="float" office:value="0.0006932009">
                <text:p>0.0006932009</text:p>
              </table:table-cell>
            </table:table-row>
            <table:table-row>
              <table:table-cell office:value-type="string">
                <text:p>42</text:p>
              </table:table-cell>
              <table:table-cell office:value-type="float" office:value="54">
                <text:p>54</text:p>
              </table:table-cell>
              <table:table-cell office:value-type="float" office:value="0.0006870904">
                <text:p>0.0006870904</text:p>
              </table:table-cell>
              <table:table-cell office:value-type="float" office:value="0.0007042372">
                <text:p>0.0007042372</text:p>
              </table:table-cell>
              <table:table-cell office:value-type="float" office:value="0.0006971033">
                <text:p>0.0006971033</text:p>
              </table:table-cell>
            </table:table-row>
            <table:table-row>
              <table:table-cell office:value-type="string">
                <text:p>43</text:p>
              </table:table-cell>
              <table:table-cell office:value-type="float" office:value="55">
                <text:p>55</text:p>
              </table:table-cell>
              <table:table-cell office:value-type="float" office:value="0.000680571">
                <text:p>0.000680571</text:p>
              </table:table-cell>
              <table:table-cell office:value-type="float" office:value="0.0006963666">
                <text:p>0.0006963666</text:p>
              </table:table-cell>
              <table:table-cell office:value-type="float" office:value="0.0006900456">
                <text:p>0.0006900456</text:p>
              </table:table-cell>
            </table:table-row>
            <table:table-row>
              <table:table-cell office:value-type="string">
                <text:p>44</text:p>
              </table:table-cell>
              <table:table-cell office:value-type="float" office:value="56">
                <text:p>56</text:p>
              </table:table-cell>
              <table:table-cell office:value-type="float" office:value="0.0006833033">
                <text:p>0.0006833033</text:p>
              </table:table-cell>
              <table:table-cell office:value-type="float" office:value="0.000698245">
                <text:p>0.000698245</text:p>
              </table:table-cell>
              <table:table-cell office:value-type="float" office:value="0.0006919605">
                <text:p>0.0006919605</text:p>
              </table:table-cell>
            </table:table-row>
            <table:table-row>
              <table:table-cell office:value-type="string">
                <text:p>45</text:p>
              </table:table-cell>
              <table:table-cell office:value-type="float" office:value="57">
                <text:p>57</text:p>
              </table:table-cell>
              <table:table-cell office:value-type="float" office:value="0.000682083">
                <text:p>0.000682083</text:p>
              </table:table-cell>
              <table:table-cell office:value-type="float" office:value="0.0007004692">
                <text:p>0.0007004692</text:p>
              </table:table-cell>
              <table:table-cell office:value-type="float" office:value="0.0006906021">
                <text:p>0.0006906021</text:p>
              </table:table-cell>
            </table:table-row>
            <table:table-row>
              <table:table-cell office:value-type="string">
                <text:p>46</text:p>
              </table:table-cell>
              <table:table-cell office:value-type="float" office:value="58">
                <text:p>58</text:p>
              </table:table-cell>
              <table:table-cell office:value-type="float" office:value="0.000690916">
                <text:p>0.000690916</text:p>
              </table:table-cell>
              <table:table-cell office:value-type="float" office:value="0.0006980196">
                <text:p>0.0006980196</text:p>
              </table:table-cell>
              <table:table-cell office:value-type="float" office:value="0.0006944968">
                <text:p>0.0006944968</text:p>
              </table:table-cell>
            </table:table-row>
            <table:table-row>
              <table:table-cell office:value-type="string">
                <text:p>47</text:p>
              </table:table-cell>
              <table:table-cell office:value-type="float" office:value="59">
                <text:p>59</text:p>
              </table:table-cell>
              <table:table-cell office:value-type="float" office:value="0.0007009577">
                <text:p>0.0007009577</text:p>
              </table:table-cell>
              <table:table-cell office:value-type="float" office:value="0.0007102089">
                <text:p>0.0007102089</text:p>
              </table:table-cell>
              <table:table-cell office:value-type="float" office:value="0.0007059842">
                <text:p>0.0007059842</text:p>
              </table:table-cell>
            </table:table-row>
            <table:table-row>
              <table:table-cell office:value-type="string">
                <text:p>48</text:p>
              </table:table-cell>
              <table:table-cell office:value-type="float" office:value="60">
                <text:p>60</text:p>
              </table:table-cell>
              <table:table-cell office:value-type="float" office:value="0.0006875694">
                <text:p>0.0006875694</text:p>
              </table:table-cell>
              <table:table-cell office:value-type="float" office:value="0.0006944444">
                <text:p>0.0006944444</text:p>
              </table:table-cell>
              <table:table-cell office:value-type="float" office:value="0.0006916111">
                <text:p>0.0006916111</text:p>
              </table:table-cell>
            </table:table-row>
            <table:table-row>
              <table:table-cell office:value-type="string">
                <text:p>49</text:p>
              </table:table-cell>
              <table:table-cell office:value-type="float" office:value="61">
                <text:p>61</text:p>
              </table:table-cell>
              <table:table-cell office:value-type="float" office:value="0.000681079">
                <text:p>0.000681079</text:p>
              </table:table-cell>
              <table:table-cell office:value-type="float" office:value="0.0007278098">
                <text:p>0.0007278098</text:p>
              </table:table-cell>
              <table:table-cell office:value-type="float" office:value="0.0007010337">
                <text:p>0.0007010337</text:p>
              </table:table-cell>
            </table:table-row>
            <table:table-row>
              <table:table-cell office:value-type="string">
                <text:p>50</text:p>
              </table:table-cell>
              <table:table-cell office:value-type="float" office:value="62">
                <text:p>62</text:p>
              </table:table-cell>
              <table:table-cell office:value-type="float" office:value="0.000680881">
                <text:p>0.000680881</text:p>
              </table:table-cell>
              <table:table-cell office:value-type="float" office:value="0.0006910686">
                <text:p>0.0006910686</text:p>
              </table:table-cell>
              <table:table-cell office:value-type="float" office:value="0.0006868475">
                <text:p>0.0006868475</text:p>
              </table:table-cell>
            </table:table-row>
            <table:table-row>
              <table:table-cell office:value-type="string">
                <text:p>51</text:p>
              </table:table-cell>
              <table:table-cell office:value-type="float" office:value="63">
                <text:p>63</text:p>
              </table:table-cell>
              <table:table-cell office:value-type="float" office:value="0.0006836035">
                <text:p>0.0006836035</text:p>
              </table:table-cell>
              <table:table-cell office:value-type="float" office:value="0.0006936496">
                <text:p>0.0006936496</text:p>
              </table:table-cell>
              <table:table-cell office:value-type="float" office:value="0.00068778">
                <text:p>0.00068778</text:p>
              </table:table-cell>
            </table:table-row>
            <table:table-row>
              <table:table-cell office:value-type="string">
                <text:p>52</text:p>
              </table:table-cell>
              <table:table-cell office:value-type="float" office:value="64">
                <text:p>64</text:p>
              </table:table-cell>
              <table:table-cell office:value-type="float" office:value="0.0006816368">
                <text:p>0.0006816368</text:p>
              </table:table-cell>
              <table:table-cell office:value-type="float" office:value="0.0006932297">
                <text:p>0.0006932297</text:p>
              </table:table-cell>
              <table:table-cell office:value-type="float" office:value="0.0006880239">
                <text:p>0.0006880239</text:p>
              </table:table-cell>
            </table:table-row>
            <table:table-row>
              <table:table-cell office:value-type="string">
                <text:p>53</text:p>
              </table:table-cell>
              <table:table-cell office:value-type="float" office:value="65">
                <text:p>65</text:p>
              </table:table-cell>
              <table:table-cell office:value-type="float" office:value="0.0006800546">
                <text:p>0.0006800546</text:p>
              </table:table-cell>
              <table:table-cell office:value-type="float" office:value="0.000696142">
                <text:p>0.000696142</text:p>
              </table:table-cell>
              <table:table-cell office:value-type="float" office:value="0.0006866697">
                <text:p>0.0006866697</text:p>
              </table:table-cell>
            </table:table-row>
            <table:table-row>
              <table:table-cell office:value-type="string">
                <text:p>54</text:p>
              </table:table-cell>
              <table:table-cell office:value-type="float" office:value="66">
                <text:p>66</text:p>
              </table:table-cell>
              <table:table-cell office:value-type="float" office:value="0.0006856687">
                <text:p>0.0006856687</text:p>
              </table:table-cell>
              <table:table-cell office:value-type="float" office:value="0.0006907366">
                <text:p>0.0006907366</text:p>
              </table:table-cell>
              <table:table-cell office:value-type="float" office:value="0.0006876768">
                <text:p>0.0006876768</text:p>
              </table:table-cell>
            </table:table-row>
            <table:table-row>
              <table:table-cell office:value-type="string">
                <text:p>55</text:p>
              </table:table-cell>
              <table:table-cell office:value-type="float" office:value="67">
                <text:p>67</text:p>
              </table:table-cell>
              <table:table-cell office:value-type="float" office:value="0.0006827569">
                <text:p>0.0006827569</text:p>
              </table:table-cell>
              <table:table-cell office:value-type="float" office:value="0.0006959067">
                <text:p>0.0006959067</text:p>
              </table:table-cell>
              <table:table-cell office:value-type="float" office:value="0.0006872399">
                <text:p>0.0006872399</text:p>
              </table:table-cell>
            </table:table-row>
            <table:table-row>
              <table:table-cell office:value-type="string">
                <text:p>56</text:p>
              </table:table-cell>
              <table:table-cell office:value-type="float" office:value="68">
                <text:p>68</text:p>
              </table:table-cell>
              <table:table-cell office:value-type="float" office:value="0.0006803188">
                <text:p>0.0006803188</text:p>
              </table:table-cell>
              <table:table-cell office:value-type="float" office:value="0.0006917139">
                <text:p>0.0006917139</text:p>
              </table:table-cell>
              <table:table-cell office:value-type="float" office:value="0.0006842762">
                <text:p>0.0006842762</text:p>
              </table:table-cell>
            </table:table-row>
            <table:table-row>
              <table:table-cell office:value-type="string">
                <text:p>57</text:p>
              </table:table-cell>
              <table:table-cell office:value-type="float" office:value="69">
                <text:p>69</text:p>
              </table:table-cell>
              <table:table-cell office:value-type="float" office:value="0.0006801671">
                <text:p>0.0006801671</text:p>
              </table:table-cell>
              <table:table-cell office:value-type="float" office:value="0.0006981239">
                <text:p>0.0006981239</text:p>
              </table:table-cell>
              <table:table-cell office:value-type="float" office:value="0.00068624">
                <text:p>0.00068624</text:p>
              </table:table-cell>
            </table:table-row>
            <table:table-row>
              <table:table-cell office:value-type="string">
                <text:p>58</text:p>
              </table:table-cell>
              <table:table-cell office:value-type="float" office:value="70">
                <text:p>70</text:p>
              </table:table-cell>
              <table:table-cell office:value-type="float" office:value="0.0006814344">
                <text:p>0.0006814344</text:p>
              </table:table-cell>
              <table:table-cell office:value-type="float" office:value="0.0007083499">
                <text:p>0.0007083499</text:p>
              </table:table-cell>
              <table:table-cell office:value-type="float" office:value="0.0006907745">
                <text:p>0.0006907745</text:p>
              </table:table-cell>
            </table:table-row>
            <table:table-row>
              <table:table-cell office:value-type="string">
                <text:p>59</text:p>
              </table:table-cell>
              <table:table-cell office:value-type="float" office:value="71">
                <text:p>71</text:p>
              </table:table-cell>
              <table:table-cell office:value-type="float" office:value="0.0006903532">
                <text:p>0.0006903532</text:p>
              </table:table-cell>
              <table:table-cell office:value-type="float" office:value="0.000710903">
                <text:p>0.000710903</text:p>
              </table:table-cell>
              <table:table-cell office:value-type="float" office:value="0.0006978411">
                <text:p>0.0006978411</text:p>
              </table:table-cell>
            </table:table-row>
            <table:table-row>
              <table:table-cell office:value-type="string">
                <text:p>60</text:p>
              </table:table-cell>
              <table:table-cell office:value-type="float" office:value="72">
                <text:p>72</text:p>
              </table:table-cell>
              <table:table-cell office:value-type="float" office:value="0.0006820237">
                <text:p>0.0006820237</text:p>
              </table:table-cell>
              <table:table-cell office:value-type="float" office:value="0.000703551">
                <text:p>0.000703551</text:p>
              </table:table-cell>
              <table:table-cell office:value-type="float" office:value="0.0006909669">
                <text:p>0.0006909669</text:p>
              </table:table-cell>
            </table:table-row>
            <table:table-row>
              <table:table-cell office:value-type="string">
                <text:p>61</text:p>
              </table:table-cell>
              <table:table-cell office:value-type="float" office:value="73">
                <text:p>73</text:p>
              </table:table-cell>
              <table:table-cell office:value-type="float" office:value="0.000677027">
                <text:p>0.000677027</text:p>
              </table:table-cell>
              <table:table-cell office:value-type="float" office:value="0.0006866024">
                <text:p>0.0006866024</text:p>
              </table:table-cell>
              <table:table-cell office:value-type="float" office:value="0.0006819582">
                <text:p>0.0006819582</text:p>
              </table:table-cell>
            </table:table-row>
            <table:table-row>
              <table:table-cell office:value-type="string">
                <text:p>62</text:p>
              </table:table-cell>
              <table:table-cell office:value-type="float" office:value="74">
                <text:p>74</text:p>
              </table:table-cell>
              <table:table-cell office:value-type="float" office:value="0.0006784593">
                <text:p>0.0006784593</text:p>
              </table:table-cell>
              <table:table-cell office:value-type="float" office:value="0.000709225">
                <text:p>0.000709225</text:p>
              </table:table-cell>
              <table:table-cell office:value-type="float" office:value="0.0006926432">
                <text:p>0.0006926432</text:p>
              </table:table-cell>
            </table:table-row>
            <table:table-row>
              <table:table-cell office:value-type="string">
                <text:p>63</text:p>
              </table:table-cell>
              <table:table-cell office:value-type="float" office:value="75">
                <text:p>75</text:p>
              </table:table-cell>
              <table:table-cell office:value-type="float" office:value="0.0006840154">
                <text:p>0.0006840154</text:p>
              </table:table-cell>
              <table:table-cell office:value-type="float" office:value="0.0006953719">
                <text:p>0.0006953719</text:p>
              </table:table-cell>
              <table:table-cell office:value-type="float" office:value="0.0006915484">
                <text:p>0.0006915484</text:p>
              </table:table-cell>
            </table:table-row>
            <table:table-row>
              <table:table-cell office:value-type="string">
                <text:p>64</text:p>
              </table:table-cell>
              <table:table-cell office:value-type="float" office:value="76">
                <text:p>76</text:p>
              </table:table-cell>
              <table:table-cell office:value-type="float" office:value="0.0006760028">
                <text:p>0.0006760028</text:p>
              </table:table-cell>
              <table:table-cell office:value-type="float" office:value="0.0006844247">
                <text:p>0.0006844247</text:p>
              </table:table-cell>
              <table:table-cell office:value-type="float" office:value="0.0006804989">
                <text:p>0.0006804989</text:p>
              </table:table-cell>
            </table:table-row>
            <table:table-row>
              <table:table-cell office:value-type="string">
                <text:p>65</text:p>
              </table:table-cell>
              <table:table-cell office:value-type="float" office:value="77">
                <text:p>77</text:p>
              </table:table-cell>
              <table:table-cell office:value-type="float" office:value="0.0006799881">
                <text:p>0.0006799881</text:p>
              </table:table-cell>
              <table:table-cell office:value-type="float" office:value="0.0006958752">
                <text:p>0.0006958752</text:p>
              </table:table-cell>
              <table:table-cell office:value-type="float" office:value="0.0006874129">
                <text:p>0.0006874129</text:p>
              </table:table-cell>
            </table:table-row>
            <table:table-row>
              <table:table-cell office:value-type="string">
                <text:p>66</text:p>
              </table:table-cell>
              <table:table-cell office:value-type="float" office:value="78">
                <text:p>78</text:p>
              </table:table-cell>
              <table:table-cell office:value-type="float" office:value="0.0006819358">
                <text:p>0.0006819358</text:p>
              </table:table-cell>
              <table:table-cell office:value-type="float" office:value="0.0007044665">
                <text:p>0.0007044665</text:p>
              </table:table-cell>
              <table:table-cell office:value-type="float" office:value="0.0006919769">
                <text:p>0.0006919769</text:p>
              </table:table-cell>
            </table:table-row>
            <table:table-row>
              <table:table-cell office:value-type="string">
                <text:p>67</text:p>
              </table:table-cell>
              <table:table-cell office:value-type="float" office:value="79">
                <text:p>79</text:p>
              </table:table-cell>
              <table:table-cell office:value-type="float" office:value="0.0006783601">
                <text:p>0.0006783601</text:p>
              </table:table-cell>
              <table:table-cell office:value-type="float" office:value="0.000684745">
                <text:p>0.000684745</text:p>
              </table:table-cell>
              <table:table-cell office:value-type="float" office:value="0.000681412">
                <text:p>0.000681412</text:p>
              </table:table-cell>
            </table:table-row>
            <table:table-row>
              <table:table-cell office:value-type="string">
                <text:p>68</text:p>
              </table:table-cell>
              <table:table-cell office:value-type="float" office:value="80">
                <text:p>80</text:p>
              </table:table-cell>
              <table:table-cell office:value-type="float" office:value="0.000676168">
                <text:p>0.000676168</text:p>
              </table:table-cell>
              <table:table-cell office:value-type="float" office:value="0.0006818809">
                <text:p>0.0006818809</text:p>
              </table:table-cell>
              <table:table-cell office:value-type="float" office:value="0.0006798978">
                <text:p>0.0006798978</text:p>
              </table:table-cell>
            </table:table-row>
            <table:table-row>
              <table:table-cell office:value-type="string">
                <text:p>69</text:p>
              </table:table-cell>
              <table:table-cell office:value-type="float" office:value="81">
                <text:p>81</text:p>
              </table:table-cell>
              <table:table-cell office:value-type="float" office:value="0.0006768183">
                <text:p>0.0006768183</text:p>
              </table:table-cell>
              <table:table-cell office:value-type="float" office:value="0.0006879992">
                <text:p>0.0006879992</text:p>
              </table:table-cell>
              <table:table-cell office:value-type="float" office:value="0.0006829394">
                <text:p>0.0006829394</text:p>
              </table:table-cell>
            </table:table-row>
            <table:table-row>
              <table:table-cell office:value-type="string">
                <text:p>70</text:p>
              </table:table-cell>
              <table:table-cell office:value-type="float" office:value="82">
                <text:p>82</text:p>
              </table:table-cell>
              <table:table-cell office:value-type="float" office:value="0.0006815049">
                <text:p>0.0006815049</text:p>
              </table:table-cell>
              <table:table-cell office:value-type="float" office:value="0.0006878237">
                <text:p>0.0006878237</text:p>
              </table:table-cell>
              <table:table-cell office:value-type="float" office:value="0.0006844751">
                <text:p>0.0006844751</text:p>
              </table:table-cell>
            </table:table-row>
            <table:table-row>
              <table:table-cell office:value-type="string">
                <text:p>71</text:p>
              </table:table-cell>
              <table:table-cell office:value-type="float" office:value="83">
                <text:p>83</text:p>
              </table:table-cell>
              <table:table-cell office:value-type="float" office:value="0.0006751937">
                <text:p>0.0006751937</text:p>
              </table:table-cell>
              <table:table-cell office:value-type="float" office:value="0.0006864444">
                <text:p>0.0006864444</text:p>
              </table:table-cell>
              <table:table-cell office:value-type="float" office:value="0.000681421">
                <text:p>0.000681421</text:p>
              </table:table-cell>
            </table:table-row>
            <table:table-row>
              <table:table-cell office:value-type="string">
                <text:p>72</text:p>
              </table:table-cell>
              <table:table-cell office:value-type="float" office:value="84">
                <text:p>84</text:p>
              </table:table-cell>
              <table:table-cell office:value-type="float" office:value="0.0006849608">
                <text:p>0.0006849608</text:p>
              </table:table-cell>
              <table:table-cell office:value-type="float" office:value="0.0007588189">
                <text:p>0.0007588189</text:p>
              </table:table-cell>
              <table:table-cell office:value-type="float" office:value="0.0007140405">
                <text:p>0.0007140405</text:p>
              </table:table-cell>
            </table:table-row>
            <table:table-row>
              <table:table-cell office:value-type="string">
                <text:p>73</text:p>
              </table:table-cell>
              <table:table-cell office:value-type="float" office:value="85">
                <text:p>85</text:p>
              </table:table-cell>
              <table:table-cell office:value-type="float" office:value="0.0006769208">
                <text:p>0.0006769208</text:p>
              </table:table-cell>
              <table:table-cell office:value-type="float" office:value="0.0006989782">
                <text:p>0.0006989782</text:p>
              </table:table-cell>
              <table:table-cell office:value-type="float" office:value="0.000691039">
                <text:p>0.000691039</text:p>
              </table:table-cell>
            </table:table-row>
            <table:table-row>
              <table:table-cell office:value-type="string">
                <text:p>74</text:p>
              </table:table-cell>
              <table:table-cell office:value-type="float" office:value="86">
                <text:p>86</text:p>
              </table:table-cell>
              <table:table-cell office:value-type="float" office:value="0.0006836222">
                <text:p>0.0006836222</text:p>
              </table:table-cell>
              <table:table-cell office:value-type="float" office:value="0.0006873404">
                <text:p>0.0006873404</text:p>
              </table:table-cell>
              <table:table-cell office:value-type="float" office:value="0.0006852594">
                <text:p>0.0006852594</text:p>
              </table:table-cell>
            </table:table-row>
            <table:table-row>
              <table:table-cell office:value-type="string">
                <text:p>75</text:p>
              </table:table-cell>
              <table:table-cell office:value-type="float" office:value="87">
                <text:p>87</text:p>
              </table:table-cell>
              <table:table-cell office:value-type="float" office:value="0.0006804419">
                <text:p>0.0006804419</text:p>
              </table:table-cell>
              <table:table-cell office:value-type="float" office:value="0.00069017">
                <text:p>0.00069017</text:p>
              </table:table-cell>
              <table:table-cell office:value-type="float" office:value="0.0006854284">
                <text:p>0.0006854284</text:p>
              </table:table-cell>
            </table:table-row>
            <table:table-row>
              <table:table-cell office:value-type="string">
                <text:p>76</text:p>
              </table:table-cell>
              <table:table-cell office:value-type="float" office:value="88">
                <text:p>88</text:p>
              </table:table-cell>
              <table:table-cell office:value-type="float" office:value="0.0006775744">
                <text:p>0.0006775744</text:p>
              </table:table-cell>
              <table:table-cell office:value-type="float" office:value="0.0006919727">
                <text:p>0.0006919727</text:p>
              </table:table-cell>
              <table:table-cell office:value-type="float" office:value="0.0006849663">
                <text:p>0.0006849663</text:p>
              </table:table-cell>
            </table:table-row>
            <table:table-row>
              <table:table-cell office:value-type="string">
                <text:p>77</text:p>
              </table:table-cell>
              <table:table-cell office:value-type="float" office:value="89">
                <text:p>89</text:p>
              </table:table-cell>
              <table:table-cell office:value-type="float" office:value="0.0006771915">
                <text:p>0.0006771915</text:p>
              </table:table-cell>
              <table:table-cell office:value-type="float" office:value="0.000683874">
                <text:p>0.000683874</text:p>
              </table:table-cell>
              <table:table-cell office:value-type="float" office:value="0.0006799907">
                <text:p>0.0006799907</text:p>
              </table:table-cell>
            </table:table-row>
            <table:table-row>
              <table:table-cell office:value-type="string">
                <text:p>78</text:p>
              </table:table-cell>
              <table:table-cell office:value-type="float" office:value="90">
                <text:p>90</text:p>
              </table:table-cell>
              <table:table-cell office:value-type="float" office:value="0.0006790713">
                <text:p>0.0006790713</text:p>
              </table:table-cell>
              <table:table-cell office:value-type="float" office:value="0.0006877215">
                <text:p>0.0006877215</text:p>
              </table:table-cell>
              <table:table-cell office:value-type="float" office:value="0.0006836301">
                <text:p>0.0006836301</text:p>
              </table:table-cell>
            </table:table-row>
            <table:table-row>
              <table:table-cell office:value-type="string">
                <text:p>79</text:p>
              </table:table-cell>
              <table:table-cell office:value-type="float" office:value="91">
                <text:p>91</text:p>
              </table:table-cell>
              <table:table-cell office:value-type="float" office:value="0.0006794728">
                <text:p>0.0006794728</text:p>
              </table:table-cell>
              <table:table-cell office:value-type="float" office:value="0.0007440719">
                <text:p>0.0007440719</text:p>
              </table:table-cell>
              <table:table-cell office:value-type="float" office:value="0.0007040553">
                <text:p>0.0007040553</text:p>
              </table:table-cell>
            </table:table-row>
            <table:table-row>
              <table:table-cell office:value-type="string">
                <text:p>80</text:p>
              </table:table-cell>
              <table:table-cell office:value-type="float" office:value="92">
                <text:p>92</text:p>
              </table:table-cell>
              <table:table-cell office:value-type="float" office:value="0.0006778196">
                <text:p>0.0006778196</text:p>
              </table:table-cell>
              <table:table-cell office:value-type="float" office:value="0.0007029581">
                <text:p>0.0007029581</text:p>
              </table:table-cell>
              <table:table-cell office:value-type="float" office:value="0.0006891198">
                <text:p>0.0006891198</text:p>
              </table:table-cell>
            </table:table-row>
            <table:table-row>
              <table:table-cell office:value-type="string">
                <text:p>81</text:p>
              </table:table-cell>
              <table:table-cell office:value-type="float" office:value="93">
                <text:p>93</text:p>
              </table:table-cell>
              <table:table-cell office:value-type="float" office:value="0.0006776904">
                <text:p>0.0006776904</text:p>
              </table:table-cell>
              <table:table-cell office:value-type="float" office:value="0.0006953069">
                <text:p>0.0006953069</text:p>
              </table:table-cell>
              <table:table-cell office:value-type="float" office:value="0.0006855671">
                <text:p>0.0006855671</text:p>
              </table:table-cell>
            </table:table-row>
            <table:table-row>
              <table:table-cell office:value-type="string">
                <text:p>82</text:p>
              </table:table-cell>
              <table:table-cell office:value-type="float" office:value="94">
                <text:p>94</text:p>
              </table:table-cell>
              <table:table-cell office:value-type="float" office:value="0.0006743701">
                <text:p>0.0006743701</text:p>
              </table:table-cell>
              <table:table-cell office:value-type="float" office:value="0.0007295385">
                <text:p>0.0007295385</text:p>
              </table:table-cell>
              <table:table-cell office:value-type="float" office:value="0.0006936842">
                <text:p>0.0006936842</text:p>
              </table:table-cell>
            </table:table-row>
            <table:table-row>
              <table:table-cell office:value-type="string">
                <text:p>83</text:p>
              </table:table-cell>
              <table:table-cell office:value-type="float" office:value="95">
                <text:p>95</text:p>
              </table:table-cell>
              <table:table-cell office:value-type="float" office:value="0.0006790518">
                <text:p>0.0006790518</text:p>
              </table:table-cell>
              <table:table-cell office:value-type="float" office:value="0.0006844566">
                <text:p>0.0006844566</text:p>
              </table:table-cell>
              <table:table-cell office:value-type="float" office:value="0.0006814661">
                <text:p>0.0006814661</text:p>
              </table:table-cell>
            </table:table-row>
            <table:table-row>
              <table:table-cell office:value-type="string">
                <text:p>84</text:p>
              </table:table-cell>
              <table:table-cell office:value-type="float" office:value="96">
                <text:p>96</text:p>
              </table:table-cell>
              <table:table-cell office:value-type="float" office:value="0.0006821617">
                <text:p>0.0006821617</text:p>
              </table:table-cell>
              <table:table-cell office:value-type="float" office:value="0.0006900454">
                <text:p>0.0006900454</text:p>
              </table:table-cell>
              <table:table-cell office:value-type="float" office:value="0.0006854666">
                <text:p>0.0006854666</text:p>
              </table:table-cell>
            </table:table-row>
            <table:table-row>
              <table:table-cell office:value-type="string">
                <text:p>85</text:p>
              </table:table-cell>
              <table:table-cell office:value-type="float" office:value="97">
                <text:p>97</text:p>
              </table:table-cell>
              <table:table-cell office:value-type="float" office:value="0.0006760822">
                <text:p>0.0006760822</text:p>
              </table:table-cell>
              <table:table-cell office:value-type="float" office:value="0.0006834803">
                <text:p>0.0006834803</text:p>
              </table:table-cell>
              <table:table-cell office:value-type="float" office:value="0.0006792436">
                <text:p>0.0006792436</text:p>
              </table:table-cell>
            </table:table-row>
            <table:table-row>
              <table:table-cell office:value-type="string">
                <text:p>86</text:p>
              </table:table-cell>
              <table:table-cell office:value-type="float" office:value="98">
                <text:p>98</text:p>
              </table:table-cell>
              <table:table-cell office:value-type="float" office:value="0.0006800961">
                <text:p>0.0006800961</text:p>
              </table:table-cell>
              <table:table-cell office:value-type="float" office:value="0.0006881688">
                <text:p>0.0006881688</text:p>
              </table:table-cell>
              <table:table-cell office:value-type="float" office:value="0.0006832648">
                <text:p>0.0006832648</text:p>
              </table:table-cell>
            </table:table-row>
            <table:table-row>
              <table:table-cell office:value-type="string">
                <text:p>87</text:p>
              </table:table-cell>
              <table:table-cell office:value-type="float" office:value="99">
                <text:p>99</text:p>
              </table:table-cell>
              <table:table-cell office:value-type="float" office:value="0.0006779683">
                <text:p>0.0006779683</text:p>
              </table:table-cell>
              <table:table-cell office:value-type="float" office:value="0.0006882817">
                <text:p>0.0006882817</text:p>
              </table:table-cell>
              <table:table-cell office:value-type="float" office:value="0.0006837215">
                <text:p>0.0006837215</text:p>
              </table:table-cell>
            </table:table-row>
            <table:table-row>
              <table:table-cell office:value-type="string">
                <text:p>88</text:p>
              </table:table-cell>
              <table:table-cell office:value-type="float" office:value="100">
                <text:p>100</text:p>
              </table:table-cell>
              <table:table-cell office:value-type="float" office:value="0.000680929">
                <text:p>0.000680929</text:p>
              </table:table-cell>
              <table:table-cell office:value-type="float" office:value="0.000688687">
                <text:p>0.000688687</text:p>
              </table:table-cell>
              <table:table-cell office:value-type="float" office:value="0.0006858463">
                <text:p>0.0006858463</text:p>
              </table:table-cell>
            </table:table-row>
            <table:table-row>
              <table:table-cell office:value-type="string">
                <text:p>89</text:p>
              </table:table-cell>
              <table:table-cell office:value-type="float" office:value="101">
                <text:p>101</text:p>
              </table:table-cell>
              <table:table-cell office:value-type="float" office:value="0.0006736963">
                <text:p>0.0006736963</text:p>
              </table:table-cell>
              <table:table-cell office:value-type="float" office:value="0.0006834537">
                <text:p>0.0006834537</text:p>
              </table:table-cell>
              <table:table-cell office:value-type="float" office:value="0.0006800204">
                <text:p>0.0006800204</text:p>
              </table:table-cell>
            </table:table-row>
            <table:table-row>
              <table:table-cell office:value-type="string">
                <text:p>90</text:p>
              </table:table-cell>
              <table:table-cell office:value-type="float" office:value="102">
                <text:p>102</text:p>
              </table:table-cell>
              <table:table-cell office:value-type="float" office:value="0.0006784353">
                <text:p>0.0006784353</text:p>
              </table:table-cell>
              <table:table-cell office:value-type="float" office:value="0.0006855433">
                <text:p>0.0006855433</text:p>
              </table:table-cell>
              <table:table-cell office:value-type="float" office:value="0.0006827637">
                <text:p>0.0006827637</text:p>
              </table:table-cell>
            </table:table-row>
            <table:table-row>
              <table:table-cell office:value-type="string">
                <text:p>91</text:p>
              </table:table-cell>
              <table:table-cell office:value-type="float" office:value="103">
                <text:p>103</text:p>
              </table:table-cell>
              <table:table-cell office:value-type="float" office:value="0.0006785821">
                <text:p>0.0006785821</text:p>
              </table:table-cell>
              <table:table-cell office:value-type="float" office:value="0.0006856067">
                <text:p>0.0006856067</text:p>
              </table:table-cell>
              <table:table-cell office:value-type="float" office:value="0.0006821368">
                <text:p>0.0006821368</text:p>
              </table:table-cell>
            </table:table-row>
            <table:table-row>
              <table:table-cell office:value-type="string">
                <text:p>92</text:p>
              </table:table-cell>
              <table:table-cell office:value-type="float" office:value="104">
                <text:p>104</text:p>
              </table:table-cell>
              <table:table-cell office:value-type="float" office:value="0.000677345">
                <text:p>0.000677345</text:p>
              </table:table-cell>
              <table:table-cell office:value-type="float" office:value="0.0006856633">
                <text:p>0.0006856633</text:p>
              </table:table-cell>
              <table:table-cell office:value-type="float" office:value="0.0006827314">
                <text:p>0.0006827314</text:p>
              </table:table-cell>
            </table:table-row>
            <table:table-row>
              <table:table-cell office:value-type="string">
                <text:p>93</text:p>
              </table:table-cell>
              <table:table-cell office:value-type="float" office:value="105">
                <text:p>105</text:p>
              </table:table-cell>
              <table:table-cell office:value-type="float" office:value="0.0006753741">
                <text:p>0.0006753741</text:p>
              </table:table-cell>
              <table:table-cell office:value-type="float" office:value="0.0006855614">
                <text:p>0.0006855614</text:p>
              </table:table-cell>
              <table:table-cell office:value-type="float" office:value="0.0006811734">
                <text:p>0.0006811734</text:p>
              </table:table-cell>
            </table:table-row>
            <table:table-row>
              <table:table-cell office:value-type="string">
                <text:p>94</text:p>
              </table:table-cell>
              <table:table-cell office:value-type="float" office:value="106">
                <text:p>106</text:p>
              </table:table-cell>
              <table:table-cell office:value-type="float" office:value="0.0006785341">
                <text:p>0.0006785341</text:p>
              </table:table-cell>
              <table:table-cell office:value-type="float" office:value="0.0006846079">
                <text:p>0.0006846079</text:p>
              </table:table-cell>
              <table:table-cell office:value-type="float" office:value="0.0006817482">
                <text:p>0.0006817482</text:p>
              </table:table-cell>
            </table:table-row>
            <table:table-row>
              <table:table-cell office:value-type="string">
                <text:p>95</text:p>
              </table:table-cell>
              <table:table-cell office:value-type="float" office:value="107">
                <text:p>107</text:p>
              </table:table-cell>
              <table:table-cell office:value-type="float" office:value="0.0006782284">
                <text:p>0.0006782284</text:p>
              </table:table-cell>
              <table:table-cell office:value-type="float" office:value="0.0006856706">
                <text:p>0.0006856706</text:p>
              </table:table-cell>
              <table:table-cell office:value-type="float" office:value="0.000682674">
                <text:p>0.000682674</text:p>
              </table:table-cell>
            </table:table-row>
            <table:table-row>
              <table:table-cell office:value-type="string">
                <text:p>96</text:p>
              </table:table-cell>
              <table:table-cell office:value-type="float" office:value="108">
                <text:p>108</text:p>
              </table:table-cell>
              <table:table-cell office:value-type="float" office:value="0.0006766928">
                <text:p>0.0006766928</text:p>
              </table:table-cell>
              <table:table-cell office:value-type="float" office:value="0.0006892377">
                <text:p>0.0006892377</text:p>
              </table:table-cell>
              <table:table-cell office:value-type="float" office:value="0.0006830125">
                <text:p>0.0006830125</text:p>
              </table:table-cell>
            </table:table-row>
            <table:table-row>
              <table:table-cell office:value-type="string">
                <text:p>97</text:p>
              </table:table-cell>
              <table:table-cell office:value-type="float" office:value="109">
                <text:p>109</text:p>
              </table:table-cell>
              <table:table-cell office:value-type="float" office:value="0.0006791601">
                <text:p>0.0006791601</text:p>
              </table:table-cell>
              <table:table-cell office:value-type="float" office:value="0.0006870024">
                <text:p>0.0006870024</text:p>
              </table:table-cell>
              <table:table-cell office:value-type="float" office:value="0.0006835435">
                <text:p>0.0006835435</text:p>
              </table:table-cell>
            </table:table-row>
            <table:table-row>
              <table:table-cell office:value-type="string">
                <text:p>98</text:p>
              </table:table-cell>
              <table:table-cell office:value-type="float" office:value="110">
                <text:p>110</text:p>
              </table:table-cell>
              <table:table-cell office:value-type="float" office:value="0.0006764425">
                <text:p>0.0006764425</text:p>
              </table:table-cell>
              <table:table-cell office:value-type="float" office:value="0.0006847213">
                <text:p>0.0006847213</text:p>
              </table:table-cell>
              <table:table-cell office:value-type="float" office:value="0.0006807909">
                <text:p>0.0006807909</text:p>
              </table:table-cell>
            </table:table-row>
            <table:table-row>
              <table:table-cell office:value-type="string">
                <text:p>99</text:p>
              </table:table-cell>
              <table:table-cell office:value-type="float" office:value="111">
                <text:p>111</text:p>
              </table:table-cell>
              <table:table-cell office:value-type="float" office:value="0.00067611">
                <text:p>0.00067611</text:p>
              </table:table-cell>
              <table:table-cell office:value-type="float" office:value="0.000683174">
                <text:p>0.000683174</text:p>
              </table:table-cell>
              <table:table-cell office:value-type="float" office:value="0.0006808125">
                <text:p>0.0006808125</text:p>
              </table:table-cell>
            </table:table-row>
            <table:table-row>
              <table:table-cell office:value-type="string">
                <text:p>100</text:p>
              </table:table-cell>
              <table:table-cell office:value-type="float" office:value="112">
                <text:p>112</text:p>
              </table:table-cell>
              <table:table-cell office:value-type="float" office:value="0.0006780497">
                <text:p>0.0006780497</text:p>
              </table:table-cell>
              <table:table-cell office:value-type="float" office:value="0.0006863483">
                <text:p>0.0006863483</text:p>
              </table:table-cell>
              <table:table-cell office:value-type="float" office:value="0.0006831169">
                <text:p>0.0006831169</text:p>
              </table:table-cell>
            </table:table-row>
            <table:table-row>
              <table:table-cell office:value-type="string">
                <text:p>101</text:p>
              </table:table-cell>
              <table:table-cell office:value-type="float" office:value="113">
                <text:p>113</text:p>
              </table:table-cell>
              <table:table-cell office:value-type="float" office:value="0.0006755292">
                <text:p>0.0006755292</text:p>
              </table:table-cell>
              <table:table-cell office:value-type="float" office:value="0.000687828">
                <text:p>0.000687828</text:p>
              </table:table-cell>
              <table:table-cell office:value-type="float" office:value="0.0006820563">
                <text:p>0.0006820563</text:p>
              </table:table-cell>
            </table:table-row>
            <table:table-row>
              <table:table-cell office:value-type="string">
                <text:p>102</text:p>
              </table:table-cell>
              <table:table-cell office:value-type="float" office:value="114">
                <text:p>114</text:p>
              </table:table-cell>
              <table:table-cell office:value-type="float" office:value="0.0006788796">
                <text:p>0.0006788796</text:p>
              </table:table-cell>
              <table:table-cell office:value-type="float" office:value="0.0006905499">
                <text:p>0.0006905499</text:p>
              </table:table-cell>
              <table:table-cell office:value-type="float" office:value="0.0006855033">
                <text:p>0.0006855033</text:p>
              </table:table-cell>
            </table:table-row>
            <table:table-row>
              <table:table-cell office:value-type="string">
                <text:p>103</text:p>
              </table:table-cell>
              <table:table-cell office:value-type="float" office:value="115">
                <text:p>115</text:p>
              </table:table-cell>
              <table:table-cell office:value-type="float" office:value="0.0006763935">
                <text:p>0.0006763935</text:p>
              </table:table-cell>
              <table:table-cell office:value-type="float" office:value="0.0006880316">
                <text:p>0.0006880316</text:p>
              </table:table-cell>
              <table:table-cell office:value-type="float" office:value="0.0006831966">
                <text:p>0.0006831966</text:p>
              </table:table-cell>
            </table:table-row>
            <table:table-row>
              <table:table-cell office:value-type="string">
                <text:p>104</text:p>
              </table:table-cell>
              <table:table-cell office:value-type="float" office:value="116">
                <text:p>116</text:p>
              </table:table-cell>
              <table:table-cell office:value-type="float" office:value="0.0006787512">
                <text:p>0.0006787512</text:p>
              </table:table-cell>
              <table:table-cell office:value-type="float" office:value="0.0006994124">
                <text:p>0.0006994124</text:p>
              </table:table-cell>
              <table:table-cell office:value-type="float" office:value="0.0006876093">
                <text:p>0.0006876093</text:p>
              </table:table-cell>
            </table:table-row>
            <table:table-row>
              <table:table-cell office:value-type="string">
                <text:p>105</text:p>
              </table:table-cell>
              <table:table-cell office:value-type="float" office:value="117">
                <text:p>117</text:p>
              </table:table-cell>
              <table:table-cell office:value-type="float" office:value="0.0006779416">
                <text:p>0.0006779416</text:p>
              </table:table-cell>
              <table:table-cell office:value-type="float" office:value="0.00068569">
                <text:p>0.00068569</text:p>
              </table:table-cell>
              <table:table-cell office:value-type="float" office:value="0.0006818605">
                <text:p>0.0006818605</text:p>
              </table:table-cell>
            </table:table-row>
            <table:table-row>
              <table:table-cell office:value-type="string">
                <text:p>106</text:p>
              </table:table-cell>
              <table:table-cell office:value-type="float" office:value="118">
                <text:p>118</text:p>
              </table:table-cell>
              <table:table-cell office:value-type="float" office:value="0.0006761585">
                <text:p>0.0006761585</text:p>
              </table:table-cell>
              <table:table-cell office:value-type="float" office:value="0.0006867912">
                <text:p>0.0006867912</text:p>
              </table:table-cell>
              <table:table-cell office:value-type="float" office:value="0.0006809971">
                <text:p>0.0006809971</text:p>
              </table:table-cell>
            </table:table-row>
            <table:table-row>
              <table:table-cell office:value-type="string">
                <text:p>107</text:p>
              </table:table-cell>
              <table:table-cell office:value-type="float" office:value="119">
                <text:p>119</text:p>
              </table:table-cell>
              <table:table-cell office:value-type="float" office:value="0.0006784226">
                <text:p>0.0006784226</text:p>
              </table:table-cell>
              <table:table-cell office:value-type="float" office:value="0.0006862557">
                <text:p>0.0006862557</text:p>
              </table:table-cell>
              <table:table-cell office:value-type="float" office:value="0.0006815519">
                <text:p>0.0006815519</text:p>
              </table:table-cell>
            </table:table-row>
            <table:table-row>
              <table:table-cell office:value-type="string">
                <text:p>108</text:p>
              </table:table-cell>
              <table:table-cell office:value-type="float" office:value="120">
                <text:p>120</text:p>
              </table:table-cell>
              <table:table-cell office:value-type="float" office:value="0.0006795255">
                <text:p>0.0006795255</text:p>
              </table:table-cell>
              <table:table-cell office:value-type="float" office:value="0.0006860475">
                <text:p>0.0006860475</text:p>
              </table:table-cell>
              <table:table-cell office:value-type="float" office:value="0.0006824769">
                <text:p>0.0006824769</text:p>
              </table:table-cell>
            </table:table-row>
            <table:table-row>
              <table:table-cell office:value-type="string">
                <text:p>109</text:p>
              </table:table-cell>
              <table:table-cell office:value-type="float" office:value="121">
                <text:p>121</text:p>
              </table:table-cell>
              <table:table-cell office:value-type="float" office:value="0.0006808515">
                <text:p>0.0006808515</text:p>
              </table:table-cell>
              <table:table-cell office:value-type="float" office:value="0.0006871059">
                <text:p>0.0006871059</text:p>
              </table:table-cell>
              <table:table-cell office:value-type="float" office:value="0.0006833352">
                <text:p>0.0006833352</text:p>
              </table:table-cell>
            </table:table-row>
            <table:table-row>
              <table:table-cell office:value-type="string">
                <text:p>110</text:p>
              </table:table-cell>
              <table:table-cell office:value-type="float" office:value="122">
                <text:p>122</text:p>
              </table:table-cell>
              <table:table-cell office:value-type="float" office:value="0.0006803158">
                <text:p>0.0006803158</text:p>
              </table:table-cell>
              <table:table-cell office:value-type="float" office:value="0.0006854208">
                <text:p>0.0006854208</text:p>
              </table:table-cell>
              <table:table-cell office:value-type="float" office:value="0.0006829316">
                <text:p>0.0006829316</text:p>
              </table:table-cell>
            </table:table-row>
            <table:table-row>
              <table:table-cell office:value-type="string">
                <text:p>111</text:p>
              </table:table-cell>
              <table:table-cell office:value-type="float" office:value="123">
                <text:p>123</text:p>
              </table:table-cell>
              <table:table-cell office:value-type="float" office:value="0.0006785439">
                <text:p>0.0006785439</text:p>
              </table:table-cell>
              <table:table-cell office:value-type="float" office:value="0.0006882115">
                <text:p>0.0006882115</text:p>
              </table:table-cell>
              <table:table-cell office:value-type="float" office:value="0.0006838121">
                <text:p>0.0006838121</text:p>
              </table:table-cell>
            </table:table-row>
            <table:table-row>
              <table:table-cell office:value-type="string">
                <text:p>112</text:p>
              </table:table-cell>
              <table:table-cell office:value-type="float" office:value="124">
                <text:p>124</text:p>
              </table:table-cell>
              <table:table-cell office:value-type="float" office:value="0.0006804121">
                <text:p>0.0006804121</text:p>
              </table:table-cell>
              <table:table-cell office:value-type="float" office:value="0.0006968128">
                <text:p>0.0006968128</text:p>
              </table:table-cell>
              <table:table-cell office:value-type="float" office:value="0.0006878895">
                <text:p>0.0006878895</text:p>
              </table:table-cell>
            </table:table-row>
            <table:table-row>
              <table:table-cell office:value-type="string">
                <text:p>113</text:p>
              </table:table-cell>
              <table:table-cell office:value-type="float" office:value="125">
                <text:p>125</text:p>
              </table:table-cell>
              <table:table-cell office:value-type="float" office:value="0.0006786662">
                <text:p>0.0006786662</text:p>
              </table:table-cell>
              <table:table-cell office:value-type="float" office:value="0.0007231539">
                <text:p>0.0007231539</text:p>
              </table:table-cell>
              <table:table-cell office:value-type="float" office:value="0.0006950571">
                <text:p>0.0006950571</text:p>
              </table:table-cell>
            </table:table-row>
            <table:table-row>
              <table:table-cell office:value-type="string">
                <text:p>114</text:p>
              </table:table-cell>
              <table:table-cell office:value-type="float" office:value="126">
                <text:p>126</text:p>
              </table:table-cell>
              <table:table-cell office:value-type="float" office:value="0.0006787624">
                <text:p>0.0006787624</text:p>
              </table:table-cell>
              <table:table-cell office:value-type="float" office:value="0.0007187649">
                <text:p>0.0007187649</text:p>
              </table:table-cell>
              <table:table-cell office:value-type="float" office:value="0.0006939095">
                <text:p>0.0006939095</text:p>
              </table:table-cell>
            </table:table-row>
            <table:table-row>
              <table:table-cell office:value-type="string">
                <text:p>115</text:p>
              </table:table-cell>
              <table:table-cell office:value-type="float" office:value="127">
                <text:p>127</text:p>
              </table:table-cell>
              <table:table-cell office:value-type="float" office:value="0.0006795311">
                <text:p>0.0006795311</text:p>
              </table:table-cell>
              <table:table-cell office:value-type="float" office:value="0.0006933567">
                <text:p>0.0006933567</text:p>
              </table:table-cell>
              <table:table-cell office:value-type="float" office:value="0.0006857246">
                <text:p>0.0006857246</text:p>
              </table:table-cell>
            </table:table-row>
            <table:table-row>
              <table:table-cell office:value-type="string">
                <text:p>116</text:p>
              </table:table-cell>
              <table:table-cell office:value-type="float" office:value="128">
                <text:p>128</text:p>
              </table:table-cell>
              <table:table-cell office:value-type="float" office:value="0.0006794643">
                <text:p>0.0006794643</text:p>
              </table:table-cell>
              <table:table-cell office:value-type="float" office:value="0.000690856">
                <text:p>0.000690856</text:p>
              </table:table-cell>
              <table:table-cell office:value-type="float" office:value="0.0006852452">
                <text:p>0.0006852452</text:p>
              </table:table-cell>
            </table:table-row>
            <table:table-row>
              <table:table-cell office:value-type="string">
                <text:p>117</text:p>
              </table:table-cell>
              <table:table-cell office:value-type="float" office:value="129">
                <text:p>129</text:p>
              </table:table-cell>
              <table:table-cell office:value-type="float" office:value="0.0006817709">
                <text:p>0.0006817709</text:p>
              </table:table-cell>
              <table:table-cell office:value-type="float" office:value="0.0007136106">
                <text:p>0.0007136106</text:p>
              </table:table-cell>
              <table:table-cell office:value-type="float" office:value="0.000693117">
                <text:p>0.000693117</text:p>
              </table:table-cell>
            </table:table-row>
            <table:table-row>
              <table:table-cell office:value-type="string">
                <text:p>118</text:p>
              </table:table-cell>
              <table:table-cell office:value-type="float" office:value="130">
                <text:p>130</text:p>
              </table:table-cell>
              <table:table-cell office:value-type="float" office:value="0.0006784069">
                <text:p>0.0006784069</text:p>
              </table:table-cell>
              <table:table-cell office:value-type="float" office:value="0.0006899909">
                <text:p>0.0006899909</text:p>
              </table:table-cell>
              <table:table-cell office:value-type="float" office:value="0.0006850569">
                <text:p>0.0006850569</text:p>
              </table:table-cell>
            </table:table-row>
            <table:table-row>
              <table:table-cell office:value-type="string">
                <text:p>119</text:p>
              </table:table-cell>
              <table:table-cell office:value-type="float" office:value="131">
                <text:p>131</text:p>
              </table:table-cell>
              <table:table-cell office:value-type="float" office:value="0.0006789939">
                <text:p>0.0006789939</text:p>
              </table:table-cell>
              <table:table-cell office:value-type="float" office:value="0.0006983748">
                <text:p>0.0006983748</text:p>
              </table:table-cell>
              <table:table-cell office:value-type="float" office:value="0.0006878918">
                <text:p>0.0006878918</text:p>
              </table:table-cell>
            </table:table-row>
            <table:table-row>
              <table:table-cell office:value-type="string">
                <text:p>120</text:p>
              </table:table-cell>
              <table:table-cell office:value-type="float" office:value="132">
                <text:p>132</text:p>
              </table:table-cell>
              <table:table-cell office:value-type="float" office:value="0.0006793877">
                <text:p>0.0006793877</text:p>
              </table:table-cell>
              <table:table-cell office:value-type="float" office:value="0.0007154752">
                <text:p>0.0007154752</text:p>
              </table:table-cell>
              <table:table-cell office:value-type="float" office:value="0.0006934227">
                <text:p>0.0006934227</text:p>
              </table:table-cell>
            </table:table-row>
            <table:table-row>
              <table:table-cell office:value-type="string">
                <text:p>121</text:p>
              </table:table-cell>
              <table:table-cell office:value-type="float" office:value="133">
                <text:p>133</text:p>
              </table:table-cell>
              <table:table-cell office:value-type="float" office:value="0.0006794546">
                <text:p>0.0006794546</text:p>
              </table:table-cell>
              <table:table-cell office:value-type="float" office:value="0.0006859962">
                <text:p>0.0006859962</text:p>
              </table:table-cell>
              <table:table-cell office:value-type="float" office:value="0.0006826099">
                <text:p>0.0006826099</text:p>
              </table:table-cell>
            </table:table-row>
            <table:table-row>
              <table:table-cell office:value-type="string">
                <text:p>122</text:p>
              </table:table-cell>
              <table:table-cell office:value-type="float" office:value="134">
                <text:p>134</text:p>
              </table:table-cell>
              <table:table-cell office:value-type="float" office:value="0.0006787072">
                <text:p>0.0006787072</text:p>
              </table:table-cell>
              <table:table-cell office:value-type="float" office:value="0.0006928794">
                <text:p>0.0006928794</text:p>
              </table:table-cell>
              <table:table-cell office:value-type="float" office:value="0.0006859069">
                <text:p>0.0006859069</text:p>
              </table:table-cell>
            </table:table-row>
            <table:table-row>
              <table:table-cell office:value-type="string">
                <text:p>123</text:p>
              </table:table-cell>
              <table:table-cell office:value-type="float" office:value="135">
                <text:p>135</text:p>
              </table:table-cell>
              <table:table-cell office:value-type="float" office:value="0.0006791607">
                <text:p>0.0006791607</text:p>
              </table:table-cell>
              <table:table-cell office:value-type="float" office:value="0.0007113428">
                <text:p>0.0007113428</text:p>
              </table:table-cell>
              <table:table-cell office:value-type="float" office:value="0.0006926559">
                <text:p>0.0006926559</text:p>
              </table:table-cell>
            </table:table-row>
            <table:table-row>
              <table:table-cell office:value-type="string">
                <text:p>124</text:p>
              </table:table-cell>
              <table:table-cell office:value-type="float" office:value="136">
                <text:p>136</text:p>
              </table:table-cell>
              <table:table-cell office:value-type="float" office:value="0.0006783382">
                <text:p>0.0006783382</text:p>
              </table:table-cell>
              <table:table-cell office:value-type="float" office:value="0.0006874618">
                <text:p>0.0006874618</text:p>
              </table:table-cell>
              <table:table-cell office:value-type="float" office:value="0.0006842841">
                <text:p>0.0006842841</text:p>
              </table:table-cell>
            </table:table-row>
            <table:table-row>
              <table:table-cell office:value-type="string">
                <text:p>125</text:p>
              </table:table-cell>
              <table:table-cell office:value-type="float" office:value="137">
                <text:p>137</text:p>
              </table:table-cell>
              <table:table-cell office:value-type="float" office:value="0.0006795644">
                <text:p>0.0006795644</text:p>
              </table:table-cell>
              <table:table-cell office:value-type="float" office:value="0.0006864402">
                <text:p>0.0006864402</text:p>
              </table:table-cell>
              <table:table-cell office:value-type="float" office:value="0.0006826808">
                <text:p>0.0006826808</text:p>
              </table:table-cell>
            </table:table-row>
            <table:table-row>
              <table:table-cell office:value-type="string">
                <text:p>126</text:p>
              </table:table-cell>
              <table:table-cell office:value-type="float" office:value="138">
                <text:p>138</text:p>
              </table:table-cell>
              <table:table-cell office:value-type="float" office:value="0.0006807386">
                <text:p>0.0006807386</text:p>
              </table:table-cell>
              <table:table-cell office:value-type="float" office:value="0.0006876981">
                <text:p>0.0006876981</text:p>
              </table:table-cell>
              <table:table-cell office:value-type="float" office:value="0.000684134">
                <text:p>0.000684134</text:p>
              </table:table-cell>
            </table:table-row>
            <table:table-row>
              <table:table-cell office:value-type="string">
                <text:p>127</text:p>
              </table:table-cell>
              <table:table-cell office:value-type="float" office:value="139">
                <text:p>139</text:p>
              </table:table-cell>
              <table:table-cell office:value-type="float" office:value="0.0006786592">
                <text:p>0.0006786592</text:p>
              </table:table-cell>
              <table:table-cell office:value-type="float" office:value="0.0006852461">
                <text:p>0.0006852461</text:p>
              </table:table-cell>
              <table:table-cell office:value-type="float" office:value="0.0006822834">
                <text:p>0.0006822834</text:p>
              </table:table-cell>
            </table:table-row>
            <table:table-row>
              <table:table-cell office:value-type="string">
                <text:p>128</text:p>
              </table:table-cell>
              <table:table-cell office:value-type="float" office:value="140">
                <text:p>140</text:p>
              </table:table-cell>
              <table:table-cell office:value-type="float" office:value="0.0006782398">
                <text:p>0.0006782398</text:p>
              </table:table-cell>
              <table:table-cell office:value-type="float" office:value="0.0006915452">
                <text:p>0.0006915452</text:p>
              </table:table-cell>
              <table:table-cell office:value-type="float" office:value="0.0006851931">
                <text:p>0.0006851931</text:p>
              </table:table-cell>
            </table:table-row>
            <table:table-row>
              <table:table-cell office:value-type="string">
                <text:p>129</text:p>
              </table:table-cell>
              <table:table-cell office:value-type="float" office:value="141">
                <text:p>141</text:p>
              </table:table-cell>
              <table:table-cell office:value-type="float" office:value="0.000679686">
                <text:p>0.000679686</text:p>
              </table:table-cell>
              <table:table-cell office:value-type="float" office:value="0.0006900883">
                <text:p>0.0006900883</text:p>
              </table:table-cell>
              <table:table-cell office:value-type="float" office:value="0.0006854246">
                <text:p>0.0006854246</text:p>
              </table:table-cell>
            </table:table-row>
            <table:table-row>
              <table:table-cell office:value-type="string">
                <text:p>130</text:p>
              </table:table-cell>
              <table:table-cell office:value-type="float" office:value="142">
                <text:p>142</text:p>
              </table:table-cell>
              <table:table-cell office:value-type="float" office:value="0.0006790201">
                <text:p>0.0006790201</text:p>
              </table:table-cell>
              <table:table-cell office:value-type="float" office:value="0.0006870423">
                <text:p>0.0006870423</text:p>
              </table:table-cell>
              <table:table-cell office:value-type="float" office:value="0.0006834334">
                <text:p>0.0006834334</text:p>
              </table:table-cell>
            </table:table-row>
            <table:table-row>
              <table:table-cell office:value-type="string">
                <text:p>131</text:p>
              </table:table-cell>
              <table:table-cell office:value-type="float" office:value="143">
                <text:p>143</text:p>
              </table:table-cell>
              <table:table-cell office:value-type="float" office:value="0.0006794868">
                <text:p>0.0006794868</text:p>
              </table:table-cell>
              <table:table-cell office:value-type="float" office:value="0.0006873248">
                <text:p>0.0006873248</text:p>
              </table:table-cell>
              <table:table-cell office:value-type="float" office:value="0.0006829897">
                <text:p>0.0006829897</text:p>
              </table:table-cell>
            </table:table-row>
            <table:table-row>
              <table:table-cell office:value-type="string">
                <text:p>132</text:p>
              </table:table-cell>
              <table:table-cell office:value-type="float" office:value="144">
                <text:p>144</text:p>
              </table:table-cell>
              <table:table-cell office:value-type="float" office:value="0.0006792635">
                <text:p>0.0006792635</text:p>
              </table:table-cell>
              <table:table-cell office:value-type="float" office:value="0.0006849869">
                <text:p>0.0006849869</text:p>
              </table:table-cell>
              <table:table-cell office:value-type="float" office:value="0.0006827353">
                <text:p>0.0006827353</text:p>
              </table:table-cell>
            </table:table-row>
            <table:table-row>
              <table:table-cell office:value-type="string">
                <text:p>133</text:p>
              </table:table-cell>
              <table:table-cell office:value-type="float" office:value="145">
                <text:p>145</text:p>
              </table:table-cell>
              <table:table-cell office:value-type="float" office:value="0.0006787913">
                <text:p>0.0006787913</text:p>
              </table:table-cell>
              <table:table-cell office:value-type="float" office:value="0.0007010636">
                <text:p>0.0007010636</text:p>
              </table:table-cell>
              <table:table-cell office:value-type="float" office:value="0.0006884667">
                <text:p>0.0006884667</text:p>
              </table:table-cell>
            </table:table-row>
            <table:table-row>
              <table:table-cell office:value-type="string">
                <text:p>134</text:p>
              </table:table-cell>
              <table:table-cell office:value-type="float" office:value="146">
                <text:p>146</text:p>
              </table:table-cell>
              <table:table-cell office:value-type="float" office:value="0.0006792152">
                <text:p>0.0006792152</text:p>
              </table:table-cell>
              <table:table-cell office:value-type="float" office:value="0.0007132175">
                <text:p>0.0007132175</text:p>
              </table:table-cell>
              <table:table-cell office:value-type="float" office:value="0.0006926197">
                <text:p>0.0006926197</text:p>
              </table:table-cell>
            </table:table-row>
            <table:table-row>
              <table:table-cell office:value-type="string">
                <text:p>135</text:p>
              </table:table-cell>
              <table:table-cell office:value-type="float" office:value="147">
                <text:p>147</text:p>
              </table:table-cell>
              <table:table-cell office:value-type="float" office:value="0.0006790003">
                <text:p>0.0006790003</text:p>
              </table:table-cell>
              <table:table-cell office:value-type="float" office:value="0.0006854067">
                <text:p>0.0006854067</text:p>
              </table:table-cell>
              <table:table-cell office:value-type="float" office:value="0.0006822774">
                <text:p>0.0006822774</text:p>
              </table:table-cell>
            </table:table-row>
            <table:table-row>
              <table:table-cell office:value-type="string">
                <text:p>136</text:p>
              </table:table-cell>
              <table:table-cell office:value-type="float" office:value="148">
                <text:p>148</text:p>
              </table:table-cell>
              <table:table-cell office:value-type="float" office:value="0.0006783995">
                <text:p>0.0006783995</text:p>
              </table:table-cell>
              <table:table-cell office:value-type="float" office:value="0.0006853678">
                <text:p>0.0006853678</text:p>
              </table:table-cell>
              <table:table-cell office:value-type="float" office:value="0.0006815428">
                <text:p>0.0006815428</text:p>
              </table:table-cell>
            </table:table-row>
            <table:table-row>
              <table:table-cell office:value-type="string">
                <text:p>137</text:p>
              </table:table-cell>
              <table:table-cell office:value-type="float" office:value="149">
                <text:p>149</text:p>
              </table:table-cell>
              <table:table-cell office:value-type="float" office:value="0.0006785322">
                <text:p>0.0006785322</text:p>
              </table:table-cell>
              <table:table-cell office:value-type="float" office:value="0.0006854822">
                <text:p>0.0006854822</text:p>
              </table:table-cell>
              <table:table-cell office:value-type="float" office:value="0.0006827544">
                <text:p>0.0006827544</text:p>
              </table:table-cell>
            </table:table-row>
            <table:table-row>
              <table:table-cell office:value-type="string">
                <text:p>138</text:p>
              </table:table-cell>
              <table:table-cell office:value-type="float" office:value="150">
                <text:p>150</text:p>
              </table:table-cell>
              <table:table-cell office:value-type="float" office:value="0.0006788889">
                <text:p>0.0006788889</text:p>
              </table:table-cell>
              <table:table-cell office:value-type="float" office:value="0.0006852267">
                <text:p>0.0006852267</text:p>
              </table:table-cell>
              <table:table-cell office:value-type="float" office:value="0.0006826686">
                <text:p>0.0006826686</text:p>
              </table:table-cell>
            </table:table-row>
            <table:table-row>
              <table:table-cell office:value-type="string">
                <text:p>139</text:p>
              </table:table-cell>
              <table:table-cell office:value-type="float" office:value="151">
                <text:p>151</text:p>
              </table:table-cell>
              <table:table-cell office:value-type="float" office:value="0.0006801985">
                <text:p>0.0006801985</text:p>
              </table:table-cell>
              <table:table-cell office:value-type="float" office:value="0.0006854701">
                <text:p>0.0006854701</text:p>
              </table:table-cell>
              <table:table-cell office:value-type="float" office:value="0.0006824446">
                <text:p>0.0006824446</text:p>
              </table:table-cell>
            </table:table-row>
            <table:table-row>
              <table:table-cell office:value-type="string">
                <text:p>140</text:p>
              </table:table-cell>
              <table:table-cell office:value-type="float" office:value="152">
                <text:p>152</text:p>
              </table:table-cell>
              <table:table-cell office:value-type="float" office:value="0.0006793424">
                <text:p>0.0006793424</text:p>
              </table:table-cell>
              <table:table-cell office:value-type="float" office:value="0.0006853336">
                <text:p>0.0006853336</text:p>
              </table:table-cell>
              <table:table-cell office:value-type="float" office:value="0.0006822924">
                <text:p>0.0006822924</text:p>
              </table:table-cell>
            </table:table-row>
            <table:table-row>
              <table:table-cell office:value-type="string">
                <text:p>141</text:p>
              </table:table-cell>
              <table:table-cell office:value-type="float" office:value="153">
                <text:p>153</text:p>
              </table:table-cell>
              <table:table-cell office:value-type="float" office:value="0.0006799938">
                <text:p>0.0006799938</text:p>
              </table:table-cell>
              <table:table-cell office:value-type="float" office:value="0.0007010068">
                <text:p>0.0007010068</text:p>
              </table:table-cell>
              <table:table-cell office:value-type="float" office:value="0.0006884975">
                <text:p>0.0006884975</text:p>
              </table:table-cell>
            </table:table-row>
            <table:table-row>
              <table:table-cell office:value-type="string">
                <text:p>142</text:p>
              </table:table-cell>
              <table:table-cell office:value-type="float" office:value="154">
                <text:p>154</text:p>
              </table:table-cell>
              <table:table-cell office:value-type="float" office:value="0.0006796168">
                <text:p>0.0006796168</text:p>
              </table:table-cell>
              <table:table-cell office:value-type="float" office:value="0.0006872669">
                <text:p>0.0006872669</text:p>
              </table:table-cell>
              <table:table-cell office:value-type="float" office:value="0.0006840634">
                <text:p>0.0006840634</text:p>
              </table:table-cell>
            </table:table-row>
            <table:table-row>
              <table:table-cell office:value-type="string">
                <text:p>143</text:p>
              </table:table-cell>
              <table:table-cell office:value-type="float" office:value="155">
                <text:p>155</text:p>
              </table:table-cell>
              <table:table-cell office:value-type="float" office:value="0.0006781162">
                <text:p>0.0006781162</text:p>
              </table:table-cell>
              <table:table-cell office:value-type="float" office:value="0.0006861535">
                <text:p>0.0006861535</text:p>
              </table:table-cell>
              <table:table-cell office:value-type="float" office:value="0.0006831987">
                <text:p>0.0006831987</text:p>
              </table:table-cell>
            </table:table-row>
            <table:table-row>
              <table:table-cell office:value-type="string">
                <text:p>144</text:p>
              </table:table-cell>
              <table:table-cell office:value-type="float" office:value="156">
                <text:p>156</text:p>
              </table:table-cell>
              <table:table-cell office:value-type="float" office:value="0.0006791511">
                <text:p>0.0006791511</text:p>
              </table:table-cell>
              <table:table-cell office:value-type="float" office:value="0.0006860339">
                <text:p>0.0006860339</text:p>
              </table:table-cell>
              <table:table-cell office:value-type="float" office:value="0.0006819239">
                <text:p>0.0006819239</text:p>
              </table:table-cell>
            </table:table-row>
            <table:table-row>
              <table:table-cell office:value-type="string">
                <text:p>145</text:p>
              </table:table-cell>
              <table:table-cell office:value-type="float" office:value="157">
                <text:p>157</text:p>
              </table:table-cell>
              <table:table-cell office:value-type="float" office:value="0.0006780058">
                <text:p>0.0006780058</text:p>
              </table:table-cell>
              <table:table-cell office:value-type="float" office:value="0.0006846158">
                <text:p>0.0006846158</text:p>
              </table:table-cell>
              <table:table-cell office:value-type="float" office:value="0.0006811265">
                <text:p>0.0006811265</text:p>
              </table:table-cell>
            </table:table-row>
            <table:table-row>
              <table:table-cell office:value-type="string">
                <text:p>146</text:p>
              </table:table-cell>
              <table:table-cell office:value-type="float" office:value="158">
                <text:p>158</text:p>
              </table:table-cell>
              <table:table-cell office:value-type="float" office:value="0.0006923007">
                <text:p>0.0006923007</text:p>
              </table:table-cell>
              <table:table-cell office:value-type="float" office:value="0.0006986744">
                <text:p>0.0006986744</text:p>
              </table:table-cell>
              <table:table-cell office:value-type="float" office:value="0.0006947583">
                <text:p>0.0006947583</text:p>
              </table:table-cell>
            </table:table-row>
            <table:table-row>
              <table:table-cell office:value-type="string">
                <text:p>147</text:p>
              </table:table-cell>
              <table:table-cell office:value-type="float" office:value="159">
                <text:p>159</text:p>
              </table:table-cell>
              <table:table-cell office:value-type="float" office:value="0.0006796861">
                <text:p>0.0006796861</text:p>
              </table:table-cell>
              <table:table-cell office:value-type="float" office:value="0.0006844726">
                <text:p>0.0006844726</text:p>
              </table:table-cell>
              <table:table-cell office:value-type="float" office:value="0.0006817269">
                <text:p>0.0006817269</text:p>
              </table:table-cell>
            </table:table-row>
            <table:table-row>
              <table:table-cell office:value-type="string">
                <text:p>148</text:p>
              </table:table-cell>
              <table:table-cell office:value-type="float" office:value="160">
                <text:p>160</text:p>
              </table:table-cell>
              <table:table-cell office:value-type="float" office:value="0.0006781787">
                <text:p>0.0006781787</text:p>
              </table:table-cell>
              <table:table-cell office:value-type="float" office:value="0.0006871973">
                <text:p>0.0006871973</text:p>
              </table:table-cell>
              <table:table-cell office:value-type="float" office:value="0.0006839014">
                <text:p>0.0006839014</text:p>
              </table:table-cell>
            </table:table-row>
            <table:table-row>
              <table:table-cell office:value-type="string">
                <text:p>149</text:p>
              </table:table-cell>
              <table:table-cell office:value-type="float" office:value="161">
                <text:p>161</text:p>
              </table:table-cell>
              <table:table-cell office:value-type="float" office:value="0.0006788903">
                <text:p>0.0006788903</text:p>
              </table:table-cell>
              <table:table-cell office:value-type="float" office:value="0.0006960231">
                <text:p>0.0006960231</text:p>
              </table:table-cell>
              <table:table-cell office:value-type="float" office:value="0.0006866077">
                <text:p>0.0006866077</text:p>
              </table:table-cell>
            </table:table-row>
            <table:table-row>
              <table:table-cell office:value-type="string">
                <text:p>150</text:p>
              </table:table-cell>
              <table:table-cell office:value-type="float" office:value="162">
                <text:p>162</text:p>
              </table:table-cell>
              <table:table-cell office:value-type="float" office:value="0.0006784196">
                <text:p>0.0006784196</text:p>
              </table:table-cell>
              <table:table-cell office:value-type="float" office:value="0.0007027685">
                <text:p>0.0007027685</text:p>
              </table:table-cell>
              <table:table-cell office:value-type="float" office:value="0.0006899339">
                <text:p>0.0006899339</text:p>
              </table:table-cell>
            </table:table-row>
            <table:table-row>
              <table:table-cell office:value-type="string">
                <text:p>151</text:p>
              </table:table-cell>
              <table:table-cell office:value-type="float" office:value="163">
                <text:p>163</text:p>
              </table:table-cell>
              <table:table-cell office:value-type="float" office:value="0.000680139">
                <text:p>0.000680139</text:p>
              </table:table-cell>
              <table:table-cell office:value-type="float" office:value="0.0007143779">
                <text:p>0.0007143779</text:p>
              </table:table-cell>
              <table:table-cell office:value-type="float" office:value="0.0006933592">
                <text:p>0.0006933592</text:p>
              </table:table-cell>
            </table:table-row>
            <table:table-row>
              <table:table-cell office:value-type="string">
                <text:p>152</text:p>
              </table:table-cell>
              <table:table-cell office:value-type="float" office:value="164">
                <text:p>164</text:p>
              </table:table-cell>
              <table:table-cell office:value-type="float" office:value="0.0006777892">
                <text:p>0.0006777892</text:p>
              </table:table-cell>
              <table:table-cell office:value-type="float" office:value="0.0007017251">
                <text:p>0.0007017251</text:p>
              </table:table-cell>
              <table:table-cell office:value-type="float" office:value="0.0006882094">
                <text:p>0.0006882094</text:p>
              </table:table-cell>
            </table:table-row>
            <table:table-row>
              <table:table-cell office:value-type="string">
                <text:p>153</text:p>
              </table:table-cell>
              <table:table-cell office:value-type="float" office:value="165">
                <text:p>165</text:p>
              </table:table-cell>
              <table:table-cell office:value-type="float" office:value="0.0006790929">
                <text:p>0.0006790929</text:p>
              </table:table-cell>
              <table:table-cell office:value-type="float" office:value="0.00071045">
                <text:p>0.00071045</text:p>
              </table:table-cell>
              <table:table-cell office:value-type="float" office:value="0.0006914359">
                <text:p>0.0006914359</text:p>
              </table:table-cell>
            </table:table-row>
            <table:table-row>
              <table:table-cell office:value-type="string">
                <text:p>154</text:p>
              </table:table-cell>
              <table:table-cell office:value-type="float" office:value="166">
                <text:p>166</text:p>
              </table:table-cell>
              <table:table-cell office:value-type="float" office:value="0.000678922">
                <text:p>0.000678922</text:p>
              </table:table-cell>
              <table:table-cell office:value-type="float" office:value="0.0006848966">
                <text:p>0.0006848966</text:p>
              </table:table-cell>
              <table:table-cell office:value-type="float" office:value="0.0006827287">
                <text:p>0.0006827287</text:p>
              </table:table-cell>
            </table:table-row>
            <table:table-row>
              <table:table-cell office:value-type="string">
                <text:p>155</text:p>
              </table:table-cell>
              <table:table-cell office:value-type="float" office:value="167">
                <text:p>167</text:p>
              </table:table-cell>
              <table:table-cell office:value-type="float" office:value="0.0006789061">
                <text:p>0.0006789061</text:p>
              </table:table-cell>
              <table:table-cell office:value-type="float" office:value="0.0006867451">
                <text:p>0.0006867451</text:p>
              </table:table-cell>
              <table:table-cell office:value-type="float" office:value="0.0006818913">
                <text:p>0.0006818913</text:p>
              </table:table-cell>
            </table:table-row>
            <table:table-row>
              <table:table-cell office:value-type="string">
                <text:p>156</text:p>
              </table:table-cell>
              <table:table-cell office:value-type="float" office:value="168">
                <text:p>168</text:p>
              </table:table-cell>
              <table:table-cell office:value-type="float" office:value="0.0006778257">
                <text:p>0.0006778257</text:p>
              </table:table-cell>
              <table:table-cell office:value-type="float" office:value="0.0006848064">
                <text:p>0.0006848064</text:p>
              </table:table-cell>
              <table:table-cell office:value-type="float" office:value="0.000680954">
                <text:p>0.000680954</text:p>
              </table:table-cell>
            </table:table-row>
            <table:table-row>
              <table:table-cell office:value-type="string">
                <text:p>157</text:p>
              </table:table-cell>
              <table:table-cell office:value-type="float" office:value="169">
                <text:p>169</text:p>
              </table:table-cell>
              <table:table-cell office:value-type="float" office:value="0.0006781064">
                <text:p>0.0006781064</text:p>
              </table:table-cell>
              <table:table-cell office:value-type="float" office:value="0.0006855461">
                <text:p>0.0006855461</text:p>
              </table:table-cell>
              <table:table-cell office:value-type="float" office:value="0.0006811622">
                <text:p>0.0006811622</text:p>
              </table:table-cell>
            </table:table-row>
            <table:table-row>
              <table:table-cell office:value-type="string">
                <text:p>158</text:p>
              </table:table-cell>
              <table:table-cell office:value-type="float" office:value="170">
                <text:p>170</text:p>
              </table:table-cell>
              <table:table-cell office:value-type="float" office:value="0.0006803664">
                <text:p>0.0006803664</text:p>
              </table:table-cell>
              <table:table-cell office:value-type="float" office:value="0.0006868756">
                <text:p>0.0006868756</text:p>
              </table:table-cell>
              <table:table-cell office:value-type="float" office:value="0.0006836237">
                <text:p>0.0006836237</text:p>
              </table:table-cell>
            </table:table-row>
            <table:table-row>
              <table:table-cell office:value-type="string">
                <text:p>159</text:p>
              </table:table-cell>
              <table:table-cell office:value-type="float" office:value="171">
                <text:p>171</text:p>
              </table:table-cell>
              <table:table-cell office:value-type="float" office:value="0.0006794933">
                <text:p>0.0006794933</text:p>
              </table:table-cell>
              <table:table-cell office:value-type="float" office:value="0.000686303">
                <text:p>0.000686303</text:p>
              </table:table-cell>
              <table:table-cell office:value-type="float" office:value="0.0006839891">
                <text:p>0.0006839891</text:p>
              </table:table-cell>
            </table:table-row>
            <table:table-row>
              <table:table-cell office:value-type="string">
                <text:p>160</text:p>
              </table:table-cell>
              <table:table-cell office:value-type="float" office:value="172">
                <text:p>172</text:p>
              </table:table-cell>
              <table:table-cell office:value-type="float" office:value="0.0006783837">
                <text:p>0.0006783837</text:p>
              </table:table-cell>
              <table:table-cell office:value-type="float" office:value="0.0006849849">
                <text:p>0.0006849849</text:p>
              </table:table-cell>
              <table:table-cell office:value-type="float" office:value="0.0006822892">
                <text:p>0.0006822892</text:p>
              </table:table-cell>
            </table:table-row>
            <table:table-row>
              <table:table-cell office:value-type="string">
                <text:p>161</text:p>
              </table:table-cell>
              <table:table-cell office:value-type="float" office:value="173">
                <text:p>173</text:p>
              </table:table-cell>
              <table:table-cell office:value-type="float" office:value="0.0006802786">
                <text:p>0.0006802786</text:p>
              </table:table-cell>
              <table:table-cell office:value-type="float" office:value="0.0006845411">
                <text:p>0.0006845411</text:p>
              </table:table-cell>
              <table:table-cell office:value-type="float" office:value="0.000682611">
                <text:p>0.000682611</text:p>
              </table:table-cell>
            </table:table-row>
            <table:table-row>
              <table:table-cell office:value-type="string">
                <text:p>162</text:p>
              </table:table-cell>
              <table:table-cell office:value-type="float" office:value="174">
                <text:p>174</text:p>
              </table:table-cell>
              <table:table-cell office:value-type="float" office:value="0.0006777949">
                <text:p>0.0006777949</text:p>
              </table:table-cell>
              <table:table-cell office:value-type="float" office:value="0.0006892907">
                <text:p>0.0006892907</text:p>
              </table:table-cell>
              <table:table-cell office:value-type="float" office:value="0.0006839687">
                <text:p>0.0006839687</text:p>
              </table:table-cell>
            </table:table-row>
            <table:table-row>
              <table:table-cell office:value-type="string">
                <text:p>163</text:p>
              </table:table-cell>
              <table:table-cell office:value-type="float" office:value="175">
                <text:p>175</text:p>
              </table:table-cell>
              <table:table-cell office:value-type="float" office:value="0.000679764">
                <text:p>0.000679764</text:p>
              </table:table-cell>
              <table:table-cell office:value-type="float" office:value="0.0007019195">
                <text:p>0.0007019195</text:p>
              </table:table-cell>
              <table:table-cell office:value-type="float" office:value="0.0006887271">
                <text:p>0.0006887271</text:p>
              </table:table-cell>
            </table:table-row>
            <table:table-row>
              <table:table-cell office:value-type="string">
                <text:p>164</text:p>
              </table:table-cell>
              <table:table-cell office:value-type="float" office:value="176">
                <text:p>176</text:p>
              </table:table-cell>
              <table:table-cell office:value-type="float" office:value="0.0006927266">
                <text:p>0.0006927266</text:p>
              </table:table-cell>
              <table:table-cell office:value-type="float" office:value="0.0007291881">
                <text:p>0.0007291881</text:p>
              </table:table-cell>
              <table:table-cell office:value-type="float" office:value="0.0007070913">
                <text:p>0.0007070913</text:p>
              </table:table-cell>
            </table:table-row>
            <table:table-row>
              <table:table-cell office:value-type="string">
                <text:p>165</text:p>
              </table:table-cell>
              <table:table-cell office:value-type="float" office:value="177">
                <text:p>177</text:p>
              </table:table-cell>
              <table:table-cell office:value-type="float" office:value="0.0006783502">
                <text:p>0.0006783502</text:p>
              </table:table-cell>
              <table:table-cell office:value-type="float" office:value="0.0006939456">
                <text:p>0.0006939456</text:p>
              </table:table-cell>
              <table:table-cell office:value-type="float" office:value="0.0006855227">
                <text:p>0.0006855227</text:p>
              </table:table-cell>
            </table:table-row>
            <table:table-row>
              <table:table-cell office:value-type="string">
                <text:p>166</text:p>
              </table:table-cell>
              <table:table-cell office:value-type="float" office:value="178">
                <text:p>178</text:p>
              </table:table-cell>
              <table:table-cell office:value-type="float" office:value="0.0006779447">
                <text:p>0.0006779447</text:p>
              </table:table-cell>
              <table:table-cell office:value-type="float" office:value="0.000714308">
                <text:p>0.000714308</text:p>
              </table:table-cell>
              <table:table-cell office:value-type="float" office:value="0.0006922657">
                <text:p>0.0006922657</text:p>
              </table:table-cell>
            </table:table-row>
            <table:table-row>
              <table:table-cell office:value-type="string">
                <text:p>167</text:p>
              </table:table-cell>
              <table:table-cell office:value-type="float" office:value="179">
                <text:p>179</text:p>
              </table:table-cell>
              <table:table-cell office:value-type="float" office:value="0.0006790008">
                <text:p>0.0006790008</text:p>
              </table:table-cell>
              <table:table-cell office:value-type="float" office:value="0.0007087602">
                <text:p>0.0007087602</text:p>
              </table:table-cell>
              <table:table-cell office:value-type="float" office:value="0.0006910949">
                <text:p>0.0006910949</text:p>
              </table:table-cell>
            </table:table-row>
            <table:table-row>
              <table:table-cell office:value-type="string">
                <text:p>168</text:p>
              </table:table-cell>
              <table:table-cell office:value-type="float" office:value="180">
                <text:p>180</text:p>
              </table:table-cell>
              <table:table-cell office:value-type="float" office:value="0.0006784225">
                <text:p>0.0006784225</text:p>
              </table:table-cell>
              <table:table-cell office:value-type="float" office:value="0.0006918621">
                <text:p>0.0006918621</text:p>
              </table:table-cell>
              <table:table-cell office:value-type="float" office:value="0.0006850097">
                <text:p>0.0006850097</text:p>
              </table:table-cell>
            </table:table-row>
            <table:table-row>
              <table:table-cell office:value-type="string">
                <text:p>169</text:p>
              </table:table-cell>
              <table:table-cell office:value-type="float" office:value="181">
                <text:p>181</text:p>
              </table:table-cell>
              <table:table-cell office:value-type="float" office:value="0.0006786924">
                <text:p>0.0006786924</text:p>
              </table:table-cell>
              <table:table-cell office:value-type="float" office:value="0.0007113329">
                <text:p>0.0007113329</text:p>
              </table:table-cell>
              <table:table-cell office:value-type="float" office:value="0.0006914372">
                <text:p>0.0006914372</text:p>
              </table:table-cell>
            </table:table-row>
            <table:table-row>
              <table:table-cell office:value-type="string">
                <text:p>170</text:p>
              </table:table-cell>
              <table:table-cell office:value-type="float" office:value="182">
                <text:p>182</text:p>
              </table:table-cell>
              <table:table-cell office:value-type="float" office:value="0.0006775141">
                <text:p>0.0006775141</text:p>
              </table:table-cell>
              <table:table-cell office:value-type="float" office:value="0.0007019859">
                <text:p>0.0007019859</text:p>
              </table:table-cell>
              <table:table-cell office:value-type="float" office:value="0.0006878637">
                <text:p>0.0006878637</text:p>
              </table:table-cell>
            </table:table-row>
            <table:table-row>
              <table:table-cell office:value-type="string">
                <text:p>171</text:p>
              </table:table-cell>
              <table:table-cell office:value-type="float" office:value="183">
                <text:p>183</text:p>
              </table:table-cell>
              <table:table-cell office:value-type="float" office:value="0.0006791399">
                <text:p>0.0006791399</text:p>
              </table:table-cell>
              <table:table-cell office:value-type="float" office:value="0.0006865479">
                <text:p>0.0006865479</text:p>
              </table:table-cell>
              <table:table-cell office:value-type="float" office:value="0.0006817104">
                <text:p>0.0006817104</text:p>
              </table:table-cell>
            </table:table-row>
            <table:table-row>
              <table:table-cell office:value-type="string">
                <text:p>172</text:p>
              </table:table-cell>
              <table:table-cell office:value-type="float" office:value="184">
                <text:p>184</text:p>
              </table:table-cell>
              <table:table-cell office:value-type="float" office:value="0.0006782065">
                <text:p>0.0006782065</text:p>
              </table:table-cell>
              <table:table-cell office:value-type="float" office:value="0.0006823994">
                <text:p>0.0006823994</text:p>
              </table:table-cell>
              <table:table-cell office:value-type="float" office:value="0.0006797459">
                <text:p>0.0006797459</text:p>
              </table:table-cell>
            </table:table-row>
            <table:table-row>
              <table:table-cell office:value-type="string">
                <text:p>173</text:p>
              </table:table-cell>
              <table:table-cell office:value-type="float" office:value="185">
                <text:p>185</text:p>
              </table:table-cell>
              <table:table-cell office:value-type="float" office:value="0.0006777849">
                <text:p>0.0006777849</text:p>
              </table:table-cell>
              <table:table-cell office:value-type="float" office:value="0.0006840614">
                <text:p>0.0006840614</text:p>
              </table:table-cell>
              <table:table-cell office:value-type="float" office:value="0.0006800392">
                <text:p>0.0006800392</text:p>
              </table:table-cell>
            </table:table-row>
            <table:table-row>
              <table:table-cell office:value-type="string">
                <text:p>174</text:p>
              </table:table-cell>
              <table:table-cell office:value-type="float" office:value="186">
                <text:p>186</text:p>
              </table:table-cell>
              <table:table-cell office:value-type="float" office:value="0.0006777152">
                <text:p>0.0006777152</text:p>
              </table:table-cell>
              <table:table-cell office:value-type="float" office:value="0.0006852041">
                <text:p>0.0006852041</text:p>
              </table:table-cell>
              <table:table-cell office:value-type="float" office:value="0.0006813962">
                <text:p>0.0006813962</text:p>
              </table:table-cell>
            </table:table-row>
            <table:table-row>
              <table:table-cell office:value-type="string">
                <text:p>175</text:p>
              </table:table-cell>
              <table:table-cell office:value-type="float" office:value="187">
                <text:p>187</text:p>
              </table:table-cell>
              <table:table-cell office:value-type="float" office:value="0.0006778731">
                <text:p>0.0006778731</text:p>
              </table:table-cell>
              <table:table-cell office:value-type="float" office:value="0.000684874">
                <text:p>0.000684874</text:p>
              </table:table-cell>
              <table:table-cell office:value-type="float" office:value="0.0006805146">
                <text:p>0.0006805146</text:p>
              </table:table-cell>
            </table:table-row>
            <table:table-row>
              <table:table-cell office:value-type="string">
                <text:p>176</text:p>
              </table:table-cell>
              <table:table-cell office:value-type="float" office:value="188">
                <text:p>188</text:p>
              </table:table-cell>
              <table:table-cell office:value-type="float" office:value="0.0006782607">
                <text:p>0.0006782607</text:p>
              </table:table-cell>
              <table:table-cell office:value-type="float" office:value="0.0006857855">
                <text:p>0.0006857855</text:p>
              </table:table-cell>
              <table:table-cell office:value-type="float" office:value="0.0006809902">
                <text:p>0.0006809902</text:p>
              </table:table-cell>
            </table:table-row>
            <table:table-row>
              <table:table-cell office:value-type="string">
                <text:p>177</text:p>
              </table:table-cell>
              <table:table-cell office:value-type="float" office:value="189">
                <text:p>189</text:p>
              </table:table-cell>
              <table:table-cell office:value-type="float" office:value="0.0006816718">
                <text:p>0.0006816718</text:p>
              </table:table-cell>
              <table:table-cell office:value-type="float" office:value="0.0006873197">
                <text:p>0.0006873197</text:p>
              </table:table-cell>
              <table:table-cell office:value-type="float" office:value="0.0006836572">
                <text:p>0.0006836572</text:p>
              </table:table-cell>
            </table:table-row>
            <table:table-row>
              <table:table-cell office:value-type="string">
                <text:p>178</text:p>
              </table:table-cell>
              <table:table-cell office:value-type="float" office:value="190">
                <text:p>190</text:p>
              </table:table-cell>
              <table:table-cell office:value-type="float" office:value="0.0006774749">
                <text:p>0.0006774749</text:p>
              </table:table-cell>
              <table:table-cell office:value-type="float" office:value="0.000684279">
                <text:p>0.000684279</text:p>
              </table:table-cell>
              <table:table-cell office:value-type="float" office:value="0.0006800919">
                <text:p>0.0006800919</text:p>
              </table:table-cell>
            </table:table-row>
            <table:table-row>
              <table:table-cell office:value-type="string">
                <text:p>179</text:p>
              </table:table-cell>
              <table:table-cell office:value-type="float" office:value="191">
                <text:p>191</text:p>
              </table:table-cell>
              <table:table-cell office:value-type="float" office:value="0.0006785573">
                <text:p>0.0006785573</text:p>
              </table:table-cell>
              <table:table-cell office:value-type="float" office:value="0.0006852509">
                <text:p>0.0006852509</text:p>
              </table:table-cell>
              <table:table-cell office:value-type="float" office:value="0.0006822653">
                <text:p>0.0006822653</text:p>
              </table:table-cell>
            </table:table-row>
            <table:table-row>
              <table:table-cell office:value-type="string">
                <text:p>180</text:p>
              </table:table-cell>
              <table:table-cell office:value-type="float" office:value="192">
                <text:p>192</text:p>
              </table:table-cell>
              <table:table-cell office:value-type="float" office:value="0.0006777347">
                <text:p>0.0006777347</text:p>
              </table:table-cell>
              <table:table-cell office:value-type="float" office:value="0.0006965171">
                <text:p>0.0006965171</text:p>
              </table:table-cell>
              <table:table-cell office:value-type="float" office:value="0.0006859518">
                <text:p>0.0006859518</text:p>
              </table:table-cell>
            </table:table-row>
            <table:table-row>
              <table:table-cell office:value-type="string">
                <text:p>181</text:p>
              </table:table-cell>
              <table:table-cell office:value-type="float" office:value="193">
                <text:p>193</text:p>
              </table:table-cell>
              <table:table-cell office:value-type="float" office:value="0.0006774797">
                <text:p>0.0006774797</text:p>
              </table:table-cell>
              <table:table-cell office:value-type="float" office:value="0.0006824803">
                <text:p>0.0006824803</text:p>
              </table:table-cell>
              <table:table-cell office:value-type="float" office:value="0.0006796218">
                <text:p>0.0006796218</text:p>
              </table:table-cell>
            </table:table-row>
            <table:table-row>
              <table:table-cell office:value-type="string">
                <text:p>182</text:p>
              </table:table-cell>
              <table:table-cell office:value-type="float" office:value="194">
                <text:p>194</text:p>
              </table:table-cell>
              <table:table-cell office:value-type="float" office:value="0.0006774154">
                <text:p>0.0006774154</text:p>
              </table:table-cell>
              <table:table-cell office:value-type="float" office:value="0.0006839539">
                <text:p>0.0006839539</text:p>
              </table:table-cell>
              <table:table-cell office:value-type="float" office:value="0.0006801574">
                <text:p>0.0006801574</text:p>
              </table:table-cell>
            </table:table-row>
            <table:table-row>
              <table:table-cell office:value-type="string">
                <text:p>183</text:p>
              </table:table-cell>
              <table:table-cell office:value-type="float" office:value="195">
                <text:p>195</text:p>
              </table:table-cell>
              <table:table-cell office:value-type="float" office:value="0.0006768948">
                <text:p>0.0006768948</text:p>
              </table:table-cell>
              <table:table-cell office:value-type="float" office:value="0.0006946779">
                <text:p>0.0006946779</text:p>
              </table:table-cell>
              <table:table-cell office:value-type="float" office:value="0.000683023">
                <text:p>0.000683023</text:p>
              </table:table-cell>
            </table:table-row>
            <table:table-row>
              <table:table-cell office:value-type="string">
                <text:p>184</text:p>
              </table:table-cell>
              <table:table-cell office:value-type="float" office:value="196">
                <text:p>196</text:p>
              </table:table-cell>
              <table:table-cell office:value-type="float" office:value="0.0006787218">
                <text:p>0.0006787218</text:p>
              </table:table-cell>
              <table:table-cell office:value-type="float" office:value="0.0006992357">
                <text:p>0.0006992357</text:p>
              </table:table-cell>
              <table:table-cell office:value-type="float" office:value="0.0006863008">
                <text:p>0.0006863008</text:p>
              </table:table-cell>
            </table:table-row>
            <table:table-row>
              <table:table-cell office:value-type="string">
                <text:p>185</text:p>
              </table:table-cell>
              <table:table-cell office:value-type="float" office:value="197">
                <text:p>197</text:p>
              </table:table-cell>
              <table:table-cell office:value-type="float" office:value="0.0006771913">
                <text:p>0.0006771913</text:p>
              </table:table-cell>
              <table:table-cell office:value-type="float" office:value="0.0006830759">
                <text:p>0.0006830759</text:p>
              </table:table-cell>
              <table:table-cell office:value-type="float" office:value="0.0006795875">
                <text:p>0.0006795875</text:p>
              </table:table-cell>
            </table:table-row>
            <table:table-row>
              <table:table-cell office:value-type="string">
                <text:p>186</text:p>
              </table:table-cell>
              <table:table-cell office:value-type="float" office:value="198">
                <text:p>198</text:p>
              </table:table-cell>
              <table:table-cell office:value-type="float" office:value="0.000677983">
                <text:p>0.000677983</text:p>
              </table:table-cell>
              <table:table-cell office:value-type="float" office:value="0.0006837274">
                <text:p>0.0006837274</text:p>
              </table:table-cell>
              <table:table-cell office:value-type="float" office:value="0.0006804788">
                <text:p>0.0006804788</text:p>
              </table:table-cell>
            </table:table-row>
            <table:table-row>
              <table:table-cell office:value-type="string">
                <text:p>187</text:p>
              </table:table-cell>
              <table:table-cell office:value-type="float" office:value="199">
                <text:p>199</text:p>
              </table:table-cell>
              <table:table-cell office:value-type="float" office:value="0.0006768737">
                <text:p>0.0006768737</text:p>
              </table:table-cell>
              <table:table-cell office:value-type="float" office:value="0.0006838605">
                <text:p>0.0006838605</text:p>
              </table:table-cell>
              <table:table-cell office:value-type="float" office:value="0.0006798476">
                <text:p>0.0006798476</text:p>
              </table:table-cell>
            </table:table-row>
            <table:table-row>
              <table:table-cell office:value-type="string">
                <text:p>188</text:p>
              </table:table-cell>
              <table:table-cell office:value-type="float" office:value="200">
                <text:p>200</text:p>
              </table:table-cell>
              <table:table-cell office:value-type="float" office:value="0.0006792113">
                <text:p>0.0006792113</text:p>
              </table:table-cell>
              <table:table-cell office:value-type="float" office:value="0.0006917438">
                <text:p>0.0006917438</text:p>
              </table:table-cell>
              <table:table-cell office:value-type="float" office:value="0.0006847867">
                <text:p>0.000684786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